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39cm"/>
    </style:style>
    <style:style style:name="co2" style:family="table-column">
      <style:table-column-properties fo:break-before="auto" style:column-width="2.464cm"/>
    </style:style>
    <style:style style:name="ro1" style:family="table-row">
      <style:table-row-properties style:row-height="0.452cm" fo:break-before="auto" style:use-optimal-row-height="true"/>
    </style:style>
    <style:style style:name="ro2" style:family="table-row">
      <style:table-row-properties style:row-height="10.964cm" fo:break-before="auto" style:use-optimal-row-height="true"/>
    </style:style>
    <style:style style:name="ro3" style:family="table-row">
      <style:table-row-properties style:row-height="7.331cm" fo:break-before="auto" style:use-optimal-row-height="true"/>
    </style:style>
    <style:style style:name="ro4" style:family="table-row">
      <style:table-row-properties style:row-height="4.08cm" fo:break-before="auto" style:use-optimal-row-height="true"/>
    </style:style>
    <style:style style:name="ro5" style:family="table-row">
      <style:table-row-properties style:row-height="3.676cm" fo:break-before="auto" style:use-optimal-row-height="true"/>
    </style:style>
    <style:style style:name="ro6" style:family="table-row">
      <style:table-row-properties style:row-height="3.272cm" fo:break-before="auto" style:use-optimal-row-height="true"/>
    </style:style>
    <style:style style:name="ro7" style:family="table-row">
      <style:table-row-properties style:row-height="6.119cm" fo:break-before="auto" style:use-optimal-row-height="true"/>
    </style:style>
    <style:style style:name="ro8" style:family="table-row">
      <style:table-row-properties style:row-height="10.158cm" fo:break-before="auto" style:use-optimal-row-height="true"/>
    </style:style>
    <style:style style:name="ro9" style:family="table-row">
      <style:table-row-properties style:row-height="6.927cm" fo:break-before="auto" style:use-optimal-row-height="true"/>
    </style:style>
    <style:style style:name="ro10" style:family="table-row">
      <style:table-row-properties style:row-height="2.06cm" fo:break-before="auto" style:use-optimal-row-height="true"/>
    </style:style>
    <style:style style:name="ro11" style:family="table-row">
      <style:table-row-properties style:row-height="9.754cm" fo:break-before="auto" style:use-optimal-row-height="true"/>
    </style:style>
    <style:style style:name="ro12" style:family="table-row">
      <style:table-row-properties style:row-height="4.484cm" fo:break-before="auto" style:use-optimal-row-height="true"/>
    </style:style>
    <style:style style:name="ro13" style:family="table-row">
      <style:table-row-properties style:row-height="2.868cm" fo:break-before="auto" style:use-optimal-row-height="true"/>
    </style:style>
    <style:style style:name="ro14" style:family="table-row">
      <style:table-row-properties style:row-height="9.35cm" fo:break-before="auto" style:use-optimal-row-height="true"/>
    </style:style>
    <style:style style:name="ro15" style:family="table-row">
      <style:table-row-properties style:row-height="11.772cm" fo:break-before="auto" style:use-optimal-row-height="true"/>
    </style:style>
    <style:style style:name="ro16" style:family="table-row">
      <style:table-row-properties style:row-height="2.464cm" fo:break-before="auto" style:use-optimal-row-height="true"/>
    </style:style>
    <style:style style:name="ro17" style:family="table-row">
      <style:table-row-properties style:row-height="8.946cm" fo:break-before="auto" style:use-optimal-row-height="true"/>
    </style:style>
    <style:style style:name="ro18" style:family="table-row">
      <style:table-row-properties style:row-height="6.523cm" fo:break-before="auto" style:use-optimal-row-height="true"/>
    </style:style>
    <style:style style:name="ro19" style:family="table-row">
      <style:table-row-properties style:row-height="11.368cm" fo:break-before="auto" style:use-optimal-row-height="true"/>
    </style:style>
    <style:style style:name="ro20" style:family="table-row">
      <style:table-row-properties style:row-height="1.252cm" fo:break-before="auto" style:use-optimal-row-height="true"/>
    </style:style>
    <style:style style:name="ro21" style:family="table-row">
      <style:table-row-properties style:row-height="13.792cm" fo:break-before="auto" style:use-optimal-row-height="true"/>
    </style:style>
    <style:style style:name="ro22" style:family="table-row">
      <style:table-row-properties style:row-height="10.56cm" fo:break-before="auto" style:use-optimal-row-height="true"/>
    </style:style>
    <style:style style:name="ro23" style:family="table-row">
      <style:table-row-properties style:row-height="8.543cm" fo:break-before="auto" style:use-optimal-row-height="true"/>
    </style:style>
    <style:style style:name="ro24" style:family="table-row">
      <style:table-row-properties style:row-height="5.715cm" fo:break-before="auto" style:use-optimal-row-height="true"/>
    </style:style>
    <style:style style:name="ro25" style:family="table-row">
      <style:table-row-properties style:row-height="5.313cm" fo:break-before="auto" style:use-optimal-row-height="true"/>
    </style:style>
    <style:style style:name="ro26" style:family="table-row">
      <style:table-row-properties style:row-height="7.735cm" fo:break-before="auto" style:use-optimal-row-height="true"/>
    </style:style>
    <style:style style:name="ro27" style:family="table-row">
      <style:table-row-properties style:row-height="4.888cm" fo:break-before="auto" style:use-optimal-row-height="true"/>
    </style:style>
    <style:style style:name="ro28" style:family="table-row">
      <style:table-row-properties style:row-height="8.139cm" fo:break-before="auto" style:use-optimal-row-height="true"/>
    </style:style>
    <style:style style:name="ro29" style:family="table-row">
      <style:table-row-properties style:row-height="1.656cm" fo:break-before="auto" style:use-optimal-row-height="true"/>
    </style:style>
    <style:style style:name="ro30" style:family="table-row">
      <style:table-row-properties style:row-height="12.58cm" fo:break-before="auto" style:use-optimal-row-height="true"/>
    </style:style>
    <style:style style:name="ro31" style:family="table-row">
      <style:table-row-properties style:row-height="16.235cm" fo:break-before="auto" style:use-optimal-row-height="true"/>
    </style:style>
    <style:style style:name="ro32" style:family="table-row">
      <style:table-row-properties style:row-height="0.8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adcf7"/>
    </style:style>
  </office:automatic-styles>
  <office:body>
    <office:spreadsheet>
      <table:calculation-settings table:automatic-find-labels="false" table:use-regular-expressions="false" table:use-wildcards="true"/>
      <table:table table:name="subvenciones_20250220_111707" table:style-name="ta1">
        <table:table-column table:style-name="co1" table:default-cell-style-name="Default"/>
        <table:table-column table:style-name="co2" table:default-cell-style-name="Default"/>
        <table:table-column table:style-name="co1" table:number-columns-repeated="16382" table:default-cell-style-name="Default"/>
        <table:table-row table:style-name="ro1">
          <table:table-cell table:style-name="ce1" office:value-type="string" calcext:value-type="string">
            <text:p>slug</text:p>
          </table:table-cell>
          <table:table-cell table:style-name="ce1" office:value-type="string" calcext:value-type="string">
            <text:p>formatted_title</text:p>
          </table:table-cell>
          <table:table-cell table:style-name="ce1" office:value-type="string" calcext:value-type="string">
            <text:p>status_text</text:p>
          </table:table-cell>
          <table:table-cell table:style-name="ce1" office:value-type="string" calcext:value-type="string">
            <text:p>entity</text:p>
          </table:table-cell>
          <table:table-cell table:style-name="ce1" office:value-type="string" calcext:value-type="string">
            <text:p>total_amount</text:p>
          </table:table-cell>
          <table:table-cell table:style-name="ce1" office:value-type="string" calcext:value-type="string">
            <text:p>goal_extra</text:p>
          </table:table-cell>
          <table:table-cell table:style-name="ce1" office:value-type="string" calcext:value-type="string">
            <text:p>scope</text:p>
          </table:table-cell>
          <table:table-cell table:style-name="ce1" office:value-type="string" calcext:value-type="string">
            <text:p>request_amount</text:p>
          </table:table-cell>
          <table:table-cell table:style-name="ce1" office:value-type="string" calcext:value-type="string">
            <text:p>publisher</text:p>
          </table:table-cell>
          <table:table-cell table:style-name="ce1" office:value-type="string" calcext:value-type="string">
            <text:p>applicants</text:p>
          </table:table-cell>
          <table:table-cell table:style-name="ce1" office:value-type="string" calcext:value-type="string">
            <text:p>term</text:p>
          </table:table-cell>
          <table:table-cell table:style-name="ce1" office:value-type="string" calcext:value-type="string">
            <text:p>help_type</text:p>
          </table:table-cell>
          <table:table-cell table:style-name="ce1" office:value-type="string" calcext:value-type="string">
            <text:p>expenses</text:p>
          </table:table-cell>
          <table:table-cell table:style-name="ce1" office:value-type="string" calcext:value-type="string">
            <text:p>fund_execution_period</text:p>
          </table:table-cell>
          <table:table-cell table:style-name="ce1" office:value-type="string" calcext:value-type="string">
            <text:p>line</text:p>
          </table:table-cell>
          <table:table-cell table:style-name="ce1" office:value-type="string" calcext:value-type="string">
            <text:p>extra_limit</text:p>
          </table:table-cell>
          <table:table-cell table:style-name="ce1" office:value-type="string" calcext:value-type="string">
            <text:p>info_extra</text:p>
          </table:table-cell>
          <table:table-cell table:number-columns-repeated="16367"/>
        </table:table-row>
        <table:table-row table:style-name="ro2">
          <table:table-cell office:value-type="string" calcext:value-type="string">
            <text:p>subvenciones-para-el-fomento-de-la-contratacion-en-el-ambito-de-la-comunidad-de-madrid-para-autonomos-empresas-entidades</text:p>
          </table:table-cell>
          <table:table-cell office:value-type="string" calcext:value-type="string">
            <text:p>Subvenciones del programa para el fomento de la contratación en el ámbito de la Comunidad de Madrid. (Actualizado a 2025)</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20000000.0</text:p>
          </table:table-cell>
          <table:table-cell office:value-type="string" calcext:value-type="string">
            <text:p>Mejorar la empleabilidad y facilitar la incorporación al mercado ordinario de trabajo de personas desempleadas pertenecientes a colectivos que requieren una especial atención o alta protección, así como de las personas con discapacidad y aquellas otras que se encuentran en una especial situación de vulnerabilidad.</text:p>
          </table:table-cell>
          <table:table-cell office:value-type="string" calcext:value-type="string">
            <text:p>Comunidad de Madrid</text:p>
          </table:table-cell>
          <table:table-cell office:value-type="string" calcext:value-type="string">
            <text:p>14000.0</text:p>
          </table:table-cell>
          <table:table-cell office:value-type="string" calcext:value-type="string">
            <text:p>COMUNIDAD DE MADRID - CONSEJERÍA DE ECONOMÍA, HACIENDA Y EMPLEO</text:p>
          </table:table-cell>
          <table:table-cell office:value-type="string" calcext:value-type="string">
            <text:p>Líneas de subvención 1, 2, 3, 4 y 5:</text:p>
            <text:p>a) Trabajadores autónomos, empresas y entidades de carácter privado que no tengan ánimo de lucro</text:p>
            <text:p>b)  Igualmente, podrán acceder a la condición de beneficiario las agrupaciones privadas de personas físicas o jurídicas, las comunidades de bienes o cualquier otro tipo de unidad económica o patrimonio separado que, aun careciendo de personalidad jurídica, puedan llevar a cabo los proyectos, actividades o comportamientos o se encuentren en la situación que motiva la concesión de la subvención.</text:p>
            <text:p/>
            <text:p>Línea de subvención 6:</text:p>
            <text:p>a) Las empresas de inserción, calificadas e inscritas en la Comunidad de Madrid de acuerdo con la Ley 44/2007, de 13 de diciembre, para la Regulación del Régimen de las Empresas de Inserción.</text:p>
            <text:p>b) Las entidades sin ánimo de lucro beneficiarias de subvenciones destinadas al desarrollo de itinerarios de inserción integrados en programas de empleo gestionados por la Dirección General del Servicio Público de Empleo.</text:p>
            <text:p>c) Los centros especiales de empleo, calificados e inscritos en el registro de centros especiales de empleo la Comunidad de Madrid.</text:p>
          </table:table-cell>
          <table:table-cell office:value-type="string" calcext:value-type="string">
            <text:p>El plazo de presentación de solicitudes será de un mes desde la fecha de alta de la persona contratada en el régimen correspondiente de la Seguridad Social.</text:p>
          </table:table-cell>
          <table:table-cell office:value-type="string" calcext:value-type="string">
            <text:p>Línea 1:</text:p>
            <text:p>a) 5.500 € por la contratación indefinida inicial a tiempo completo de cada persona desempleada mayor de 30 años que sea desempleada de larga duración.</text:p>
            <text:p>b) 5.500 € por la contratación indefinida inicial a tiempo completo de cada persona desempleada de edad comprendida entre los 45 y 54 años, ambos inclusive.</text:p>
            <text:p>c) 7.500 € por la contratación indefinida inicial a tiempo completo de cada persona desempleada que esté incluida en uno los siguientes colectivos:</text:p>
            <text:p>- Personas mayores de 30 años que sean desempleadas de muy larga duración.</text:p>
            <text:p>- Personas mayores de 45 años que, a su vez, sean desempleadas de larga duración.</text:p>
            <text:p>- Personas mayores de 55 años.</text:p>
            <text:p>d) 7.500 € por la contratación indefinida inicial a tiempo completo de cada persona desempleada, de cualquier edad y colectivo, que desempeñe su actividad laboral en un centro de trabajo ubicado en un municipio rural de la Comunidad de Madrid de menos de 5.000 habitantes, según la última declaración oficial de cifras de población resultantes de la revisión del Padrón municipal, publicada en el año natural anterior a la fecha de contratación.</text:p>
            <text:p/>
            <text:p>Línea 2:</text:p>
            <text:p>- 5.500 € por la contratación indefinida inicial a tiempo completo de cada persona joven.</text:p>
            <text:p/>
            <text:p>Línea 3:</text:p>
            <text:p>- 5.500 € por cada contrato formativo para la obtención de la práctica profesional adecuada, a tiempo completo, realizado con personas jóvenes.</text:p>
            <text:p/>
            <text:p>Línea 4: </text:p>
            <text:p>- 5.500 € por cada contrato formativo de formación en alternancia a tiempo completo, realizado con personas jóvenes.</text:p>
            <text:p/>
            <text:p>Línea 5: </text:p>
            <text:p>a) 7.500 € por cada contrato indefinido inicial o transformación en indefinido de un contrato temporal de personas con discapacidad que tengan reconocido un grado de discapacidad igual o superior al 33%.</text:p>
            <text:p>b) 9.500 € por cada contrato indefinido inicial de personas con discapacidad que presentan mayores dificultades para el acceso al mercado ordinario de trabajo, personas con discapacidad procedentes de un enclave laboral, mujeres víctimas de violencia de género, víctimas de trata de seres humanos y de explotación sexual, víctimas del terrorismo y personas en situación o riesgo de exclusión social.</text:p>
            <text:p>c) 6.500 € por cada contrato indefinido inicial o transformación de contrato temporal en indefinido de personas con capacidad intelectual límite.</text:p>
            <text:p/>
            <text:p>Línea 6: </text:p>
            <text:p>- 3.000 € a centros especiales de empleo, empresas de inserción y entidades sin ánimo de lucro que logren la inserción en el mercado ordinario de las personas, cuando la contratación sea igual o superior a 6 meses.</text:p>
            <text:p/>
            <text:p>*En el cuadro resumen pueden consultarse los posibles incrementos en las cuantías.</text:p>
          </table:table-cell>
          <table:table-cell office:value-type="string" calcext:value-type="string">
            <text:p>Gastos de salario y seguridad de los trabajadores contratados. Las contrataciones deberán reunir, con carácter general, los siguientes requisitos:</text:p>
            <text:p>a) El centro de trabajo en el que preste sus servicios la persona contratada deberá estar radicado en la Comunidad de Madrid.</text:p>
            <text:p>b) Las contrataciones deberán formalizarse por escrito en el modelo de contrato establecido al efecto </text:p>
            <text:p>c) Tanto el alta en el régimen correspondiente de la Seguridad Social como el inicio de la relación laboral deben ser previos a la presentación de la solicitud.</text:p>
            <text:p/>
            <text:p>Obligaciones de los beneficiarios: </text:p>
            <text:p>1. Los beneficiarios deberán mantener la relación laboral y el alta en la Seguridad Social de la contratación subvencionada durante los siguientes períodos mínimos, a contar desde la fecha de alta de la persona contratada en la Seguridad Social:</text:p>
            <text:p>a) Líneas 1, 2, 4 y 5: Período mínimo de doce meses (computable por un período de 360 días).</text:p>
            <text:p>b) Línea 3: Período mínimo de seis meses (computable por un período de 180 días).</text:p>
            <text:p/>
            <text:p>2. En la Línea 6, los beneficiarios deberán: </text:p>
            <text:p>- Realizar el seguimiento de las contrataciones logradas durante el período mínimo exigible de 6 meses (computable por un período de 180 días) de mantenimiento de la contratación, proporcionando a los trabajadores el acompañamiento para su adaptación al puesto y la búsqueda de nuevo empleo si fuera necesario. Las acciones de acompañamiento y seguimiento se realizarán con periodicidad mensual.</text:p>
            <text:p>- Aportar el formulario VIII “Acciones de acompañamiento y seguimiento de la inserción laboral del trabajador contratado en el mercado ordinario de trabajo”, en el plazo del mes siguiente a la finalización del período obligatorio del seguimiento de la inserción.</text:p>
          </table:table-cell>
          <table:table-cell/>
          <table:table-cell office:value-type="string" calcext:value-type="string">
            <text:p>Línea 1: Incentivos a la contratación indefinida de personas desempleadas de especial atención.</text:p>
            <text:p>Línea 2: Contratación estable de personas jóvenes.</text:p>
            <text:p>Línea 3: Impulso al contrato formativo para la obtención de la práctica profesional adecuada de personas jóvenes.</text:p>
            <text:p>Línea 4: Impulso al contrato de formación en alternancia para personas jóvenes.</text:p>
            <text:p>Línea 5: Incentivos para el fomento de la contratación de personas con discapacidad y otros colectivos especialmente vulnerables.</text:p>
            <text:p>Línea 6: Incentivos por contratación de personas participantes en itinerarios de inserción.</text:p>
          </table:table-cell>
          <table:table-cell office:value-type="string" calcext:value-type="string">
            <text:p>Se excluyen de las subvenciones las contrataciones indefinidas realizadas a personas que en los seis meses anteriores a la fecha de la contratación hubiesen tenido una relación laboral con carácter indefinido para la misma empresa, grupo de empresas o entidad sin ánimo de lucro.</text:p>
          </table:table-cell>
          <table:table-cell office:value-type="string" calcext:value-type="string">
            <text:p>Requisitos de las personas contratadas:</text:p>
            <text:p>Líneas 1, 5 y 6: </text:p>
            <text:p>a)Ser personas desempleadas y hallarse inscritas como demandantes de empleo en una oficina de empleo del Sistema Nacional de Empleo, el día inmediatamente anterior a su contratación. Esta inscripción en la oficina de empleo no será exigible para las personas de la Línea 5. En el marco de la Línea 6, tampoco será exigible para las personas trabajadoras con discapacidad que pasen a prestar sus servicios desde el mercado de trabajo protegido de los centros especiales de empleo al mercado de trabajo ordinario, ni a las personas en riesgo o situación de exclusión social que pasen a prestar sus servicios desde empresas de inserción a empresas del mercado ordinario.</text:p>
            <text:p>b) Cumplir con los requisitos de edad y demás condiciones establecidas para cada uno de los colectivos subvencionables </text:p>
            <text:p/>
            <text:p>Líneas 2, 3 y 4: Las personas jóvenes contratadas han de cumplir los siguientes requisitos:</text:p>
            <text:p>a) Ser menor de 30 años, a fecha de la formalización del contrato.</text:p>
            <text:p>b) Figurar como persona inscrita, el día inmediatamente anterior a su contratación, en situación de beneficiaria en el Fichero del Sistema Nacional de Garantía Juvenil.</text:p>
            <text:p>c) Figurar inscrita, el día inmediatamente anterior a su contratación, como persona desempleada demandante de empleo en la Comunidad de Madrid. En la línea 2, el joven deberá contar con un período ininterrumpido de inscripción, de al menos 1 mes (30 días) inmediatamente anterior a su contratación.</text:p>
            <text:p/>
            <text:p>Requisito específico de la línea 3: las personas jóvenes contratadas deberán estar en posesión, en el momento de la formalización del contrato, de un título universitario o de un título de grado medio o superior, especialista, máster profesional o certificado del sistema de formación profesional.</text:p>
            <text:p/>
            <text:p>- Requisito específico de la línea 4: las personas jóvenes contratadas deberán carecer de la cualificación profesional reconocida por las titulaciones o certificados requeridos para concertar un contrato formativo.</text:p>
          </table:table-cell>
          <table:table-cell table:number-columns-repeated="16367"/>
        </table:table-row>
        <table:table-row table:style-name="ro3">
          <table:table-cell office:value-type="string" calcext:value-type="string">
            <text:p>prestamo-participativo-enisa-para-creacion-o-crecimiento-de-empresas</text:p>
          </table:table-cell>
          <table:table-cell office:value-type="string" calcext:value-type="string">
            <text:p>Préstamo participativo ENISA para creación o crecimiento de empresa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39000000.0</text:p>
          </table:table-cell>
          <table:table-cell office:value-type="string" calcext:value-type="string">
            <text:p>Facilitar la financiación de proyectos emprendedores con un proyecto innovador, sostenible y viable.</text:p>
          </table:table-cell>
          <table:table-cell office:value-type="string" calcext:value-type="string">
            <text:p>Estatal</text:p>
          </table:table-cell>
          <table:table-cell office:value-type="string" calcext:value-type="string">
            <text:p>1500000.0</text:p>
          </table:table-cell>
          <table:table-cell office:value-type="string" calcext:value-type="string">
            <text:p>Ministerio de Industria, Comercio y Turismo</text:p>
          </table:table-cell>
          <table:table-cell office:value-type="string" calcext:value-type="string">
            <text:p>PYMEs innovadoras y Start ups con domicilio social en España.</text:p>
          </table:table-cell>
          <table:table-cell office:value-type="string" calcext:value-type="string">
            <text:p>El plazo de solicitud está abierto todo el año, para nuevas solicitudes.</text:p>
          </table:table-cell>
          <table:table-cell office:value-type="string" calcext:value-type="string">
            <text:p>Presupuesto mínimo a financiar de 25.000 euros.</text:p>
            <text:p/>
            <text:p>Cuantía máxima, según la línea de financiación:</text:p>
            <text:p>a) 75.000 €</text:p>
            <text:p>b) 300.000 €</text:p>
            <text:p>c, d, e y f) 1.500.000 €</text:p>
            <text:p/>
            <text:p>Tipo de Interés:</text:p>
            <text:p>- La línea Jóvenes Emprendedores tiene un tipo de interés + 3,25 % con un variable de un 6 % si la empresa genera beneficios.</text:p>
            <text:p>- La línea de Emprendedores y Crecimiento tiene establecido un fijo de + 3,75 % y un segundo tramo que puede llegar hasta un 8 % según la variable de rentabilidad de la empresa.</text:p>
            <text:p>- La línea de AgroInnpulso tiene un tipo de interés Euribor + 3,75% con un variable de entre el 3% y el 8% si la empresa da beneficios.</text:p>
            <text:p>- La línea de Emprendedoras Digitales tiene un tipo de interés Euribor + 3,75% con un variable de entre el 3% y el 8% si la empresa da beneficios.</text:p>
            <text:p>- La línea de Audiovisual e Industrias Culturales y Creativas tiene un tipo de interés en el primer tramo: Euribor + 2% o Euribor +3,75% según la calificación de la operación. En el segundo tramo: con un variable de entre el 3 % y el 8 % si la empresa da beneficios.</text:p>
            <text:p/>
            <text:p>Vencimiento: </text:p>
            <text:p>a) 7 años (carencia máxima de 5 años)</text:p>
            <text:p>b) 7 años (carencia máxima de 5 años)</text:p>
            <text:p>c, d, e y f) 9 años (carencia máxima de 7 años) Comisión de apertura: 0,5%</text:p>
          </table:table-cell>
          <table:table-cell office:value-type="string" calcext:value-type="string">
            <text:p>Requisitos: Tener una ventaja competitiva clara</text:p>
            <text:p>a) Contar con un proyecto empresarial técnico y económico</text:p>
            <text:p>b) Se acepta cualquier perfil excepto : inmobiliario o de entidades financieras</text:p>
            <text:p>c) Los socios promotores o nuevos deben aportar más del 50% de capital</text:p>
            <text:p>d) Tener una expansión y capacidad de crecimiento en un plan de viabilidad a 5 años.</text:p>
            <text:p/>
            <text:p>La empresa que reciba un préstamo Enisa, por un importe superior a 300.000 €, deberá tener auditados externamente los estados financieros del último ejercicio cerrado.</text:p>
          </table:table-cell>
          <table:table-cell/>
          <table:table-cell office:value-type="string" calcext:value-type="string">
            <text:p>a) Creación para jóvenes emprendedores: pymes de reciente creación (menos de 24 meses) por parte de jóvenes que no superen los 41 años de edad. (los socios tienen que aportar un 50% del préstamo vía capital o fondos propios)</text:p>
            <text:p/>
            <text:p>b) Creación para emprendedores: pymes de reciente creación (menos de 24 meses)</text:p>
            <text:p/>
            <text:p>c) Crecimiento. Basados en un modelo de negocio viable y rentable, que estén buscando una mejora competitiva o un cambio de modelo de su sistema productivo, o que quieran ampliar su capacidad productiva adquiriendo nueva tecnología, aumentando su gama de productos/servicios o diversificando mercados.</text:p>
            <text:p/>
            <text:p>d) AgroInnpulso: dirigida a impulsar la transformación digital de las empresas del sector agroalimentario y del medio rural (los fondos propios de la empresa serán, como mínimo, la cuantía del préstamo)</text:p>
            <text:p/>
            <text:p>e) Emprendedoras digitales: dirigida a impulsar el emprendimiento digital femenino (los fondos propios de la empresa serán, como mínimo, la cuantía del préstamo)</text:p>
            <text:p/>
            <text:p>f) Audiovisual e Industrias Culturales y Creativas. Proyectos empresariales innovadores promovidos por pequeñas y medianas empresas del sector audiovisual y de los videojuegos, así como de las industrias culturales y creativas.</text:p>
          </table:table-cell>
          <table:table-cell/>
          <table:table-cell office:value-type="string" calcext:value-type="string">
            <text:p>Enisa también acompaña, guía y brinda apoyo, ofreciendo información clara y objetiva.</text:p>
            <text:p>Conecta con un ecosistema de emprendedores para que se pueda sacar mejor provecho.</text:p>
            <text:p/>
            <text:p>Las nuevas líneas aprobadas en 2021 AGROINNPULSO y EMPRENDEDORAS DIGITALES son financiadas con fondos europeos Next GenerationEU.</text:p>
          </table:table-cell>
          <table:table-cell table:number-columns-repeated="16367"/>
        </table:table-row>
        <table:table-row table:style-name="ro4">
          <table:table-cell office:value-type="string" calcext:value-type="string">
            <text:p>ayudas-del-kit-consulting</text:p>
          </table:table-cell>
          <table:table-cell office:value-type="string" calcext:value-type="string">
            <text:p>Ayudas del Kit Consulting dirigidas a PYMEs.</text:p>
          </table:table-cell>
          <table:table-cell office:value-type="string" calcext:value-type="string">
            <text:p>Apertura el 18/06/2024 y cierre el 28/02/2025</text:p>
          </table:table-cell>
          <table:table-cell office:value-type="string" calcext:value-type="string">
            <text:p>ESTADO</text:p>
          </table:table-cell>
          <table:table-cell office:value-type="string" calcext:value-type="string">
            <text:p>270000000.0</text:p>
          </table:table-cell>
          <table:table-cell office:value-type="string" calcext:value-type="string">
            <text:p>El apoyo a la transformación digital de las pequeñas y medianas empresas mediante la concesión de ayudas para la contratación de servicios de asesoramiento.</text:p>
          </table:table-cell>
          <table:table-cell office:value-type="string" calcext:value-type="string">
            <text:p>Estatal</text:p>
          </table:table-cell>
          <table:table-cell office:value-type="string" calcext:value-type="string">
            <text:p>24000.0</text:p>
          </table:table-cell>
          <table:table-cell office:value-type="string" calcext:value-type="string">
            <text:p>Ministerio para la Transformación Digital y de la Función Pública</text:p>
          </table:table-cell>
          <table:table-cell office:value-type="string" calcext:value-type="string">
            <text:p>Las PYMEs cuyo domicilio fiscal esté ubicado en territorio español.</text:p>
            <text:p/>
            <text:p>Se establecen los siguientes segmentos de beneficiarios según el número de empleados:</text:p>
            <text:p>a) Segmento A: Empresas de entre 10 y menos de 50 empleados.</text:p>
            <text:p>b) Segmento B: Empresas de entre 50 y menos de 100 empleados.</text:p>
            <text:p>c) Segmento C: Empresas de entre 100 y menos de 250 empleados.</text:p>
            <text:p/>
            <text:p>El número de empleados de los Segmentos A, B y C,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El plazo de solicitud es desde el 18/06/2024 hasta el 31/12/2024. Se amplía el plazo de solicitud hasta el 28/02/2025.</text:p>
          </table:table-cell>
          <table:table-cell office:value-type="string" calcext:value-type="string">
            <text:p>La cuantía del bono dependerá del número de empleados:</text:p>
            <text:p>- Entre 10 y menos de 50 empleados: hasta 12.000 €</text:p>
            <text:p>- Entre 50 y menos de 100 trabajadores: hasta 18.000 €</text:p>
            <text:p>- Entre 100 y menos de 250 efectivos: hasta 24.000 €</text:p>
            <text:p/>
            <text:p>Para cada Categoría de Servicio de Asesoramiento se estipula un importe máximo de 6.000€.</text:p>
          </table:table-cell>
          <table:table-cell office:value-type="string" calcext:value-type="string">
            <text:p>Serán subvencionables los gastos en que incurra el beneficiario para la contratación de servicios de asesoramiento para la transformación digital de las PYMEs, disponibles en el Catálogo de Servicios de Asesoramiento del Programa que, de manera indubitada, respondan a la naturaleza de la actividad subvencionada.</text:p>
            <text:p/>
            <text:p>Categorías elegibles de asesoramiento en:</text:p>
            <text:p>- Inteligencia artificial.</text:p>
            <text:p>- Análisis de datos (básico y avanzado).</text:p>
            <text:p>- Ventas digitales.</text:p>
            <text:p>- Procesos de negocio o de producción.</text:p>
            <text:p>- Estrategia y rendimiento de negocio.</text:p>
            <text:p>- Ciberseguridad.</text:p>
            <text:p>- Transformación digital.</text:p>
          </table:table-cell>
          <table:table-cell/>
          <table:table-cell office:value-type="string" calcext:value-type="string">
            <text:p>- Segmento A.</text:p>
            <text:p>- Segmento B.</text:p>
            <text:p>- Segmento C.</text:p>
          </table:table-cell>
          <table:table-cell/>
          <table:table-cell office:value-type="string" calcext:value-type="string">
            <text:p>El plazo máximo para la formalización (elaboración y firma) del primer Acuerdo de Prestación de Servicios de Asesoramiento asociados al «bono asesoramiento digital» por ambas partes será de 3 meses, contados desde la publicación de la Resolución de concesión de la ayuda en la Sede Electrónica de Red.es. Para la formalización del segundo Acuerdo de Prestación de Servicios de Asesoramiento y siguientes no le será de aplicación la restricción temporal anterior.</text:p>
            <text:p/>
            <text:p>El plazo máximo para la presentación de Acuerdos de Prestación de Servicios de Asesoramiento finalizará el 31 de julio de 2025 a las 23:59 horas. Transcurridos dichos plazos, el beneficiario perderá el derecho al cobro del importe de la subvención concedida que no figure asociada a los Acuerdos de Prestación de Servicios de Asesoramiento debidamente formalizados.</text:p>
          </table:table-cell>
          <table:table-cell table:number-columns-repeated="16367"/>
        </table:table-row>
        <table:table-row table:style-name="ro5">
          <table:table-cell office:value-type="string" calcext:value-type="string">
            <text:p>linea-directa-de-expansion-lic-a-de-cdti</text:p>
          </table:table-cell>
          <table:table-cell office:value-type="string" calcext:value-type="string">
            <text:p>Línea directa de expansión (LIC-A) de CDTI a la inversión, para potenciar el crecimiento de empresas innovadora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56000000.0</text:p>
          </table:table-cell>
          <table:table-cell office:value-type="string" calcext:value-type="string">
            <text:p>Potenciar la innovación mediante ayudas a la inversión inicial en favor de una nueva actividad económica para potenciar el crecimiento de empresas innovadoras. innovadoras.</text:p>
          </table:table-cell>
          <table:table-cell office:value-type="string" calcext:value-type="string">
            <text:p>Estatal</text:p>
          </table:table-cell>
          <table:table-cell office:value-type="string" calcext:value-type="string">
            <text:p>3000000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que estén válidamente constituidas, tengan personalidad jurídica propia y domicilio fiscal en España, y desarrollen un proyecto de inversión en las regiones asistidas.</text:p>
            <text:p/>
            <text:p>Podrán ser beneficiarias las empresas que no se encontraban en crisis el 31 de diciembre de 2019, pero pasaron a ser empresas en crisis en el período comprendido entre el 1 de enero de 2020 y el 30 de diciembre de 2021.</text:p>
          </table:table-cell>
          <table:table-cell office:value-type="string" calcext:value-type="string">
            <text:p>El periodo de solicitud de esta ayuda se encuentra abierto todo el año.</text:p>
          </table:table-cell>
          <table:table-cell office:value-type="string" calcext:value-type="string">
            <text:p>1. Tipo de interés fijo: Euribor a 1 año + 0,75%. </text:p>
            <text:p>2. Ayuda de hasta el 75% del presupuesto aprobado. La intensidad de la ayuda total dependerá de la región asistida y del tamaño de la empresa</text:p>
            <text:p>3. Devolución: 9 años, con un año de carencia desde la finalización del proyecto.</text:p>
            <text:p>4. Presupuesto mínimo: 175.000 euros.</text:p>
            <text:p>5. Presupuesto máximo: 30.000.000 euros.</text:p>
            <text:p>6. Duración: entre 9 meses y 24 meses.</text:p>
            <text:p>7. Tramo no reembolsable (calculado sobre un máximo del 75% del presupuesto aprobado):</text:p>
            <text:p>- Fondos Europeos: 15% - 25%</text:p>
            <text:p>- Fondos CDTI: 10%</text:p>
          </table:table-cell>
          <table:table-cell office:value-type="string" calcext:value-type="string">
            <text:p>Se consideran inversiones elegibles:</text:p>
            <text:p/>
            <text:p>La adquisición de activos fijos nuevos que supongan una innovación tecnológica y mejora de capacidades productivas en la empresa (grupo) que realiza el proyecto.</text:p>
            <text:p/>
            <text:p>La inversión podrá materializarse en activos fijos nuevos materiales e inmateriales:</text:p>
            <text:p/>
            <text:p>«activos materiales»: activos consistentes en maquinaria y equipos,</text:p>
            <text:p>«activos inmateriales»: activos que no tienen una materialización física o financiera, como las patentes, licencias, conocimientos técnicos u otros derechos de propiedad intelectual o industrial.</text:p>
          </table:table-cell>
          <table:table-cell/>
          <table:table-cell office:value-type="string" calcext:value-type="string">
            <text:p>- Ayudas a la inversión inicial: creación nuevo establecimiento, ampliación del existente, diversificación de la producción de un establecimiento, transformación fundamental del proceso global de producción.</text:p>
            <text:p/>
            <text:p>- Ayudas a la inversión inicial en favor de una nueva actividad económica, entendiendo como tal la inversión en activos materiales e  inmateriales relacionada con: creación de nuevo establecimiento, o diversificación de la actividad de un establecimiento, siempre y cuando la nueva actividad no sea una actividad idéntica o similar a la realizada anteriormente en el establecimiento.</text:p>
          </table:table-cell>
          <table:table-cell office:value-type="string" calcext:value-type="string">
            <text:p>No podrán ser objeto de ayuda los proyectos que favorezcan las actividades de los sectores <text:s/>del acero, el carbón, la construcción naval o las fibras sintéticas.</text:p>
          </table:table-cell>
          <table:table-cell office:value-type="string" calcext:value-type="string">
            <text:p>El CDTI podrá requerir la constitución de garantías para la devolución de la ayuda cuando el análisis económico financiero de la empresa así lo requiera.</text:p>
            <text:p/>
            <text:p>Los proyectos cofinanciados con Fondos FEDER 21-27 deberán acreditar el cumplimiento del principio DNSH.</text:p>
            <text:p/>
            <text:p>La ayuda tiene efecto incentivador, por los que la solicitud debe presentarse antes de comenzar el proyecto.</text:p>
          </table:table-cell>
          <table:table-cell table:number-columns-repeated="16367"/>
        </table:table-row>
        <table:table-row table:style-name="ro6">
          <table:table-cell office:value-type="string" calcext:value-type="string">
            <text:p>incentivos-regionales-comunidad-valenciana</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Comunitat Valenciana</text:p>
          </table:table-cell>
          <table:table-cell office:value-type="string" calcext:value-type="string">
            <text:p>0.0</text:p>
          </table:table-cell>
          <table:table-cell office:value-type="string" calcext:value-type="string">
            <text:p>Ayudas financieras que concede la Administración General del Estado a la inversión productiva para fomentar la actividad empresarial, orientando su localización hacia zonas previamente determinadas. Consisten en subvenciones a fondo perdido y tienen como objetivo paliar los desequilibrios interterritoriale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Conselleria de Hacienda y Modelo Económico</text:p>
          </table:table-cell>
          <table:table-cell office:value-type="string" calcext:value-type="string">
            <text:p>Empresas que realicen en la Comunitat Valenciana (excepto Valencia ciudad) inversiones en sectores considerados promocionables.</text:p>
            <text:p/>
            <text:p>En el caso de las grandes empresas, sólo se podrán conceder ayudas para inversiones iniciales que atraigan nuevas actividades, o para la diversificación de establecimientos existentes en nuevos productos o nuevos procesos innovadores.</text:p>
            <text:p/>
            <text:p>Sectores promocionables: </text:p>
            <text:p>Industrias transformadoras y servicios de apoyo a la producción que,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Establecimientos turísticos e instalaciones complementarias de ocio que, posean carácter innovador especialmente en lo relativo a las mejoras medioambientales y que mejoren significativamente el potencial endógeno de la zona.</text:p>
          </table:table-cell>
          <table:table-cell office:value-type="string" calcext:value-type="string">
            <text:p>El plazo de solicitud estará vigentes hasta el 31/12/2027.</text:p>
          </table:table-cell>
          <table:table-cell office:value-type="string" calcext:value-type="string">
            <text:p>- Hasta un máximo respecto de la inversión aprobada del 15% para grandes empresas, del 25% para medianas empresas y del 35% para pequeñas empresas.</text:p>
            <text:p/>
            <text:p>- El porcentaje de subvención guardará relación con la cuantía total de la inversión aceptada, con el número de puestos de trabajo creados y con la clase de proyecto de que se trate (de creación, de ampliación o de modernización).</text:p>
            <text:p/>
            <text:p>- Se valorará especialmente la incorporación al proyecto de tecnología avanzada, la tasa de valor añadido o el incremento de productividad, el carácter dinamizador del proyecto y la utilización de recursos naturales de la zona.</text:p>
            <text:p/>
            <text:p>- En las zonas definidas como prioritarias, el porcentaje de subvención que correspondería al proyecto por la aplicación de los criterios anteriores, se incrementará en un 20%, respetando siempre el límite máximo establecido.</text:p>
          </table:table-cell>
          <table:table-cell office:value-type="string" calcext:value-type="string">
            <text:p>Tipo de proyectos incentivables: Son promocionables los proyectos de creación de nuevos establecimientos, ampliación de una actividad ya establecida o iniciación de una nueva por la empresa solicitante, así como la modernización de las instalaciones, siempre que no se trate de una mera inversión de reposición.</text:p>
            <text:p/>
            <text:p>Inversiones subvencionables: Los conceptos de inversión que podrán incentivarse serán los activos fijos nuevos o de primer uso, referidos a los siguientes elementos de inversión:</text:p>
            <text:p/>
            <text:p>- Obra Civil.</text:p>
            <text:p>- Bienes de Equipo, excluidos los elementos de transporte exterior.</text:p>
            <text:p>- En el caso de las pequeñas y medianas empresas, hasta el 50% de los costes derivados de los estudios previos del proyecto, entre los que pueden incluirse: trabajos de planificación, ingeniería de proyecto y de dirección facultativa de los proyectos.</text:p>
            <text:p>-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able:table-cell>
          <table:table-cell table:number-columns-repeated="3"/>
          <table:table-cell office:value-type="string" calcext:value-type="string">
            <text:p>subvención a fondo perdido expresada en porcentaje sobre los costes considerados elegibles.</text:p>
            <text:p/>
            <text:p>Requisitos:</text:p>
            <text:p/>
            <text:p>La inversión aprobada deberá ser igual o superior a los 900.000,00 €.</text:p>
            <text:p/>
            <text:p>Los proyectos deberán cumplir entre otras , las condiciones de no inicio de la inversión antes de la presentación de la solicitud, la ayuda debe tener un efecto incentivador, disponer de una autofinanciación mínima del 25 %, contar con un nivel mínimo de fondos propios que será fijado en la resolución individual de concesión y juzgarse viables técnica, económica y financieramente.</text:p>
          </table:table-cell>
          <table:table-cell table:number-columns-repeated="16367"/>
        </table:table-row>
        <table:table-row table:style-name="ro7">
          <table:table-cell office:value-type="string" calcext:value-type="string">
            <text:p>subvenciones-destinadas-a-financiar-proyectos-empresariales-promovidos-por-emprendedores-en-castilla-y-leon</text:p>
          </table:table-cell>
          <table:table-cell office:value-type="string" calcext:value-type="string">
            <text:p>Subvenciones destinadas a financiar proyectos empresariales promovidos por emprendedores en Castilla y León para el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0000000.0</text:p>
          </table:table-cell>
          <table:table-cell office:value-type="string" calcext:value-type="string">
            <text:p>Promover la creación de empresas, así como la creación de puestos de trabajo por cuenta ajena y/o el autoempleo vinculado a los mismos.</text:p>
          </table:table-cell>
          <table:table-cell office:value-type="string" calcext:value-type="string">
            <text:p>Castilla y León</text:p>
          </table:table-cell>
          <table:table-cell office:value-type="string" calcext:value-type="string">
            <text:p>112499.0</text:p>
          </table:table-cell>
          <table:table-cell office:value-type="string" calcext:value-type="string">
            <text:p>CASTILLA Y LEÓN - INSTITUTO PARA LA COMPETITIVIDAD EMPRESARIAL DE CASTILLA Y LEÓN</text:p>
          </table:table-cell>
          <table:table-cell office:value-type="string" calcext:value-type="string">
            <text:p>a) Autónomos.</text:p>
            <text:p>b) PYMEs.</text:p>
            <text:p/>
            <text:p>Deben realizar proyectos de inversión dirigidos a la puesta en marcha de una nueva actividad subvencionable, perteneciente a los sectores económicos del CNAE incluidos en el pdf adjunto.</text:p>
          </table:table-cell>
          <table:table-cell office:value-type="string" calcext:value-type="string">
            <text:p>El plazo de solicitud es desde el 10/08/2023 y hasta el día de la publicación de la convocatoria que la sustituya o la publicación del cierre de esta.</text:p>
          </table:table-cell>
          <table:table-cell office:value-type="string" calcext:value-type="string">
            <text:p>La ayuda consistirá en una subvención a fondo perdido y la cuantía se determinará como un porcentaje fijo del 50% sobre el coste subvencionable. </text:p>
            <text:p/>
            <text:p>Este porcentaje podrá ser incrementado en las siguientes cantidades y supuestos:</text:p>
            <text:p>a) Un 5% adicional:</text:p>
            <text:p>- La creación de empleo perteneciente a colectivos con dificultades de inserción en el mercado laboral: mujeres, personas discapacitadas y aquellos incluidos en el Acuerdo 82/2020, de 12 de noviembre.</text:p>
            <text:p>- La localización territorial del proyecto en las poblaciones de la Comunidad de Castilla y León que no excedan de 10.000 habitantes, con carácter general, o de 3.000 habitantes, si distan menos de 30 kilómetros de la capital de la provincia.</text:p>
            <text:p>- Sectores incluidos en la Estrategia Regional de Investigación para una especialización inteligente (RIS 3).</text:p>
            <text:p>- Proyectos que prevean actuaciones que contribuyan a la protección del medio ambiente, como el uso más eficiente del agua y otros recursos, o proyectos que faciliten el uso de energías renovables o minimicen la generación de residuos y mejoren la gestión de los mismos, y cualquier implantación de medidas medioambientales.</text:p>
            <text:p/>
            <text:p>b) Un 10% adicional a los proyectos que se localicen en los siguientes territorios:</text:p>
            <text:p>- En los municipios incluidos en el Plan de Dinamización Económica de los municipios mineros de Castilla y León y en el Plan Territorial de Transición Justa</text:p>
            <text:p>- En las zonas de intervención de los Programas Territoriales de Fomento aprobados por la Consejería competente en la materia. Este supuesto se aplicará durante el periodo de vigencia que cada programa territorial determine.</text:p>
            <text:p>- La provincia de Soria durante la vigencia del Plan Soria conectada y saludable 2021-2027.</text:p>
            <text:p/>
            <text:p>En los proyectos subvencionables que se localicen en los municipios incluidos en Planes de Recuperación aprobados por el órgano competente, se aplicará el 75% sobre el coste subvencionable, durante el periodo que se determine en cada Plan.</text:p>
          </table:table-cell>
          <table:table-cell office:value-type="string" calcext:value-type="string">
            <text:p>Se consideran proyectos de inversión subvencionables las inversiones en activos materiales e inmateriales y gastos necesarios para la creación y puesta en marcha de una nueva actividad.</text:p>
            <text:p/>
            <text:p>La inversión y gastos subvencionables a ejecutar debe estar valorada como subvencionable por el Instituto, entre 10.000 € y 150.000 € una vez aplicados los módulos correspondientes.</text:p>
          </table:table-cell>
          <table:table-cell table:number-columns-repeated="2"/>
          <table:table-cell office:value-type="string" calcext:value-type="string">
            <text:p>Quedan excluidas las comunidades de bienes, las sociedades civiles, las asociaciones y las fundaciones sin ánimo de lucro.</text:p>
          </table:table-cell>
          <table:table-cell table:number-columns-repeated="16368"/>
        </table:table-row>
        <table:table-row table:style-name="ro8">
          <table:table-cell office:value-type="string" calcext:value-type="string">
            <text:p>linea-directa-de-innovacion-cdti</text:p>
          </table:table-cell>
          <table:table-cell office:value-type="string" calcext:value-type="string">
            <text:p>Línea directa de Innovación CDTI</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624000000.0</text:p>
          </table:table-cell>
          <table:table-cell office:value-type="string" calcext:value-type="string">
            <text:p>Apoyo a proyectos de carácter aplicado, muy cercanos al mercado, con riesgo tecnológico medio/bajo y cortos períodos de recuperación de la inversión, que consigan mejorar la competitividad de la empresa mediante la incorporación de tecnologías emergentes en el sector.</text:p>
          </table:table-cell>
          <table:table-cell office:value-type="string" calcext:value-type="string">
            <text:p>Estatal</text:p>
          </table:table-cell>
          <table:table-cell office:value-type="string" calcext:value-type="string">
            <text:p>40000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con proyectos de innovación tecnológica en algunos de los siguientes campos:</text:p>
            <text:p/>
            <text:p>- Incorporación y adaptación activa de tecnologías emergentes en la empresa, así como los procesos de adaptación y mejora de tecnologías a nuevos mercados.</text:p>
            <text:p>- Aplicación del diseño industrial e ingeniería de producto y proceso para la mejora de los mismos.</text:p>
            <text:p>- Aplicación de un método de producción o suministro nuevo o significativamente mejorado, incluidos cambios significativos en cuanto a técnicas, equipos y/o programas informáticos.</text:p>
          </table:table-cell>
          <table:table-cell office:value-type="string" calcext:value-type="string">
            <text:p>El periodo de solicitud de esta convocatoria permanece abierta todo el año.</text:p>
          </table:table-cell>
          <table:table-cell office:value-type="string" calcext:value-type="string">
            <text:p>1. Características de las ayudas:</text:p>
            <text:p>- Presupuesto mínimo elegible: 175.000 euros.</text:p>
            <text:p/>
            <text:p>- Ayuda de hasta el 75% del presupuesto aprobado (ampliable hasta el 85% si va financiado con fondos FEDER)</text:p>
            <text:p/>
            <text:p>- Tipo de interés fijo con dos opciones en función del período de amortización elegido:</text:p>
            <text:p>a) Amortización a 5 años: Euribor a un año +0,5%.</text:p>
            <text:p>b) Amortización a 7 años: Euribor a un año +1%.</text:p>
            <text:p/>
            <text:p>- Primera amortización de capital al año de la finalización prevista del proyecto.</text:p>
            <text:p/>
            <text:p>- El CDTI podrá requerir la constitución de garantías para la devolución de la ayuda cuando el análisis económico financiero de la empresa así lo requiera.</text:p>
            <text:p/>
            <text:p>- En su caso, el CDTI podrá aplicar una minoración o exención de las garantías solicitadas.</text:p>
            <text:p/>
            <text:p>- Anticipo de hasta el 50% de la ayuda con límite de 300.000 euros, sin exigencia de garantías adicionales a las condiciones financieras aprobadas por el Consejo de Administración, y de hasta el 75% con avales considerados suficientes por el CDTI por la diferencia.</text:p>
            <text:p/>
            <text:p>- La empresa deberá aportar, al menos, el 15% del presupuesto del proyecto con recursos propios o financiación externa.</text:p>
            <text:p/>
            <text:p>2. Tramo no reembolsable:</text:p>
            <text:p>- El tramo no reembolsable, sujeto a disponibilidad de fondos, variará en función del origen de fondos utilizados para la financiación del proyecto:</text:p>
            <text:p>     -&gt; En caso de que el proyecto se financie exclusivamente con fondos CDTI, el tramo no reembolsable del proyecto será de un 7%.</text:p>
            <text:p>     -&gt; En caso de que el proyecto sea cofinanciado con cargo a fondos europeos, el tramo no reembolsable del proyecto será de un 10%. </text:p>
            <text:p/>
            <text:p>*El tramo no reembolsable de la ayuda se calcula sobre su cobertura financiera. A efectos de este cálculo, la cobertura máxima será del 75% del presupuesto total aprobado por el Consejo de Administración. El incremento de cobertura financiera hasta el 85% no genera tramo no reembolsable adicional, es decir, se seguirá calculando sobre el 75% del presupuesto total.</text:p>
          </table:table-cell>
          <table:table-cell office:value-type="string" calcext:value-type="string">
            <text:p>Apoyo a empresas con proyectos de innovación tecnológica con alguno/s de los siguientes objetivos:</text:p>
            <text:p/>
            <text:p>Incorporación y adaptación activa de tecnologías emergentes en la empresa, así como los procesos de adaptación y mejora de tecnologías a nuevos mercados.</text:p>
            <text:p>Aplicación del diseño industrial e ingeniería de producto y proceso para la mejora de los mismos.</text:p>
            <text:p>Aplicación de un método de producción o suministro nuevo o significativamente mejorado, incluidos cambios significativos en cuanto a técnicas, equipos y/o programas informáticos. </text:p>
            <text:p>En estos proyectos se apoya la adquisición de activos fijos nuevos que suponga un salto tecnológico importante para la empresa que realiza el proyecto. Son elegibles los costes de personal; materiales y consumibles; contratación de servicios externos y subcontrataciones; costes de auditoría y costes de la validación del cumplimiento del principio DNSH.</text:p>
            <text:p/>
            <text:p>Con carácter general, las colaboraciones externas no podrán superar el 80% del presupuesto elegible. </text:p>
            <text:p/>
            <text:p>La formalización de las inversiones y gastos deberán ser posteriores a la fecha de presentación de la solicitud.</text:p>
            <text:p/>
            <text:p>Una vez completada, la inversión deberá mantenerse en el lugar de desarrollo del proyecto, al menos durante cinco años siempre que el proyecto haya sido cofinanciado con fondos FEDER.</text:p>
          </table:table-cell>
          <table:table-cell/>
          <table:table-cell office:value-type="string" calcext:value-type="string">
            <text:p>El proyecto de innovación tecnológica debe tener alguno de los siguientes objetivos: </text:p>
            <text:p/>
            <text:p>- Incorporación y adaptación activa de tecnologías emergentes</text:p>
            <text:p>- Aplicación del diseño industrial e ingeniería de producto y proceso para la mejora de los mismos.</text:p>
            <text:p>- Aplicación de un método de producción o suministro nuevo o significativamente mejorado, incluidos cambios significativos en cuanto a técnicas, equipos y/o programas informáticos.</text:p>
          </table:table-cell>
          <table:table-cell/>
          <table:table-cell office:value-type="string" calcext:value-type="string">
            <text:p>La ejecución del proyecto debe tener una duración de entre 9 y 24 meses. </text:p>
            <text:p>Una vez completada, la inversión deberá mantenerse en el lugar de desarrollo del proyecto, al menos durante cinco años siempre que el proyecto haya sido cofinanciado con fondos FEDER.</text:p>
            <text:p/>
            <text:p>Las inversiones y gastos deberán ser posteriores a la fecha de presentación de la solicitud, con un presupuesto mínimo para ser elegibles de 175.000 euros.</text:p>
          </table:table-cell>
          <table:table-cell table:number-columns-repeated="16367"/>
        </table:table-row>
        <table:table-row table:style-name="ro9">
          <table:table-cell office:value-type="string" calcext:value-type="string">
            <text:p>ayudas-del-cdti-para-la-financiacion-de-proyectos-de-id</text:p>
          </table:table-cell>
          <table:table-cell office:value-type="string" calcext:value-type="string">
            <text:p>Ayudas del CDTI para proyecto de I+D: individuales y colaborativo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456000000.0</text:p>
          </table:table-cell>
          <table:table-cell office:value-type="string" calcext:value-type="string">
            <text:p>Fomentar la creación o mejora significativa de un proceso <text:s/>productivo, producto o servicio. Los proyectos deben demostrar un aspecto tecnológico diferencial sobre las tecnologías existentes en el mercado.</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que estén válidamente constituidas, tengan personalidad jurídica propia y domicilio fiscal en España, y desarrollen un proyecto de I+D en España.</text:p>
            <text:p/>
            <text:p>Podrán optar a las ayudas a proyectos en colaboración (tipología b y c) los consorcios integrados por empresas, que deberán ser formalizados mediante acuerdo privado de colaboración.</text:p>
          </table:table-cell>
          <table:table-cell office:value-type="string" calcext:value-type="string">
            <text:p>El plazo de solicitud está abierto todo el año.</text:p>
          </table:table-cell>
          <table:table-cell office:value-type="string" calcext:value-type="string">
            <text:p>Presupuesto mínimo del proyecto 175.000€</text:p>
            <text:p/>
            <text:p>Tipo de interés fijo: Euribor a 1 año.</text:p>
            <text:p/>
            <text:p>Ayuda desde el 25% hasta el 85% del presupuesto aprobado, en función del tipo de empresa y línea de ayuda (tipología de proyecto).</text:p>
            <text:p/>
            <text:p>Devolución: 10 o 15 años incluyendo una carencia entre 2 y 3 años.</text:p>
            <text:p/>
            <text:p>Anticipo de hasta el 50% de la ayuda con límite de 300.000 euros, sin exigencia de garantías adicionales.</text:p>
            <text:p/>
            <text:p>Tramo no reembolsable de entre el 10% y el 33% de la ayuda.</text:p>
            <text:p/>
            <text:p>La empresa deberá aportar, al menos, el 15% del presupuesto del proyecto con recursos propios.</text:p>
          </table:table-cell>
          <table:table-cell office:value-type="string" calcext:value-type="string">
            <text:p>- Gastos de personal (investigadores, técnicos y demás personal auxiliar, en la medida en que estén dedicados al proyecto de investigación)</text:p>
            <text:p>- Costes de instrumental y material</text:p>
            <text:p>- Costes de investigación contractual, conocimientos y patentes adquiridas u obtenidas por licencia de fuentes externas a precios de mercado, y los costes de consultoría y servicios equivalentes destinados de manera exclusiva al proyecto.</text:p>
            <text:p>- Gastos generales suplementarios directamente derivados del proyecto de investigación.</text:p>
            <text:p>- Otros gastos de explotación, incluidos costes de material, suministros y productos similares, que se deriven directamente del proyecto.</text:p>
            <text:p>-  Gasto derivado del informe realizado por el auditor, con un límite máximo de 2.000 euros por beneficiario e hito, y los gastos de gestión y coordinación del proyecto con un límite de 6.000 euros por </text:p>
            <text:p>beneficiario e hito, incrementándose hasta los 8.000 euros para los proyectos de I+D en Cooperación Tecnológica Internacional.</text:p>
          </table:table-cell>
          <table:table-cell/>
          <table:table-cell office:value-type="string" calcext:value-type="string">
            <text:p>a) Proyectos de I+D Individuales: : proyectos nacionales presentados por una única empresa.</text:p>
            <text:p/>
            <text:p>b) Proyectos de I+D de Cooperación: proyectos nacionales presentados por un consorcio de un mínimo de dos y un máximo de seis empresas, al menos dos de ellas autónomas.</text:p>
            <text:p/>
            <text:p>c) Proyectos CIEN: grandes proyectos nacionales de investigación industrial orientados a la realización de una investigación planificada en áreas estratégicas de futuro y con potencial proyección internacional.</text:p>
            <text:p/>
            <text:p>d) Proyectos de I+D de Cooperación Tecnológica Internacional presentados por empresas españolas participantes en programas de cooperación tecnológica internacional gestionados por el CDTI.</text:p>
            <text:p/>
            <text:p>e) Proyectos de I+D de Cooperación Tecnológica Europea, relacionados con la potenciación de la capacidad tecnológica de las empresas españolas para participar en iniciativas y proyectos de Interés Común Europeo (PIICE) o Proyectos de las (dos) Iniciativas Tecnológicas Conjuntas (JTI): Innovative Medicines Initiative (JTI IMI) y Bio-based Industries (JTI BBI), derivados de ERANETs.</text:p>
            <text:p/>
            <text:p>f) Proyectos de I+D de Capacitación Tecnológica para la participación en licitaciones internacionales o nacionales.</text:p>
            <text:p/>
            <text:p>g) Proyectos de I+D para el desarrollo de tecnologías duales: relacionados con la capacitación tecnológica de las empresas españolas para licitar en materia de Defensa y Seguridad.</text:p>
            <text:p/>
            <text:p>h) Proyectos de I+D Orientados (PO): proyectos de I+D de tipo individual, presentadas a nivel nacional por una única empresa</text:p>
            <text:p/>
            <text:p>i) Proyectos de I+D en convocatorias específicas: proyectos de I+D que se presenten en el marco de una convocatoria específica publicada por CDTI y que tendrán las características establecidas en dicha convocatoria.</text:p>
          </table:table-cell>
          <table:table-cell/>
          <table:table-cell office:value-type="string" calcext:value-type="string">
            <text:p>Duración de los proyectos de I+D: </text:p>
            <text:p/>
            <text:p>Los proyectos de I+D tendrán una duración de 12 a 36 meses, a excepción de  las siguientes categorías:</text:p>
            <text:p>- Los Proyectos de I+D de Cooperación de ámbito nacional (tipología b), tendrán una duración de 12 a 48 meses. </text:p>
            <text:p>- Los Proyectos CIEN (tipología c) tendrán una duración mínima de 36 meses y máxima de 48 meses.</text:p>
            <text:p/>
            <text:p>Todos los proyectos podrán tener uno o varios hitos técnicos, cuya duración deberá ser de 9 a 18 meses.</text:p>
          </table:table-cell>
          <table:table-cell table:number-columns-repeated="16367"/>
        </table:table-row>
        <table:table-row table:style-name="ro5">
          <table:table-cell office:value-type="string" calcext:value-type="string">
            <text:p>subvenciones-a-autonomos-y-pymes-para-realizar-proyectos-empresariales-de-inversion-en-castilla-y-leon</text:p>
          </table:table-cell>
          <table:table-cell office:value-type="string" calcext:value-type="string">
            <text:p>Subvenciones a autónomos y pymes para realizar proyectos empresariales de inversión en Castilla y León.</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2000000.0</text:p>
          </table:table-cell>
          <table:table-cell office:value-type="string" calcext:value-type="string">
            <text:p>Promover la creación de empresas y el desarrollo de la competitividad y la consolidación del tejido empresarial de las empresas existentes, mediante el fomento de la inversión, así como la creación de empleo vinculado a la misma y/o el mantenimiento de puestos de trabajo.</text:p>
          </table:table-cell>
          <table:table-cell office:value-type="string" calcext:value-type="string">
            <text:p>Castilla y León</text:p>
          </table:table-cell>
          <table:table-cell office:value-type="string" calcext:value-type="string">
            <text:p>675000.0</text:p>
          </table:table-cell>
          <table:table-cell office:value-type="string" calcext:value-type="string">
            <text:p>CASTILLA Y LEÓN - INSTITUTO PARA LA COMPETITIVIDAD EMPRESARIAL DE CASTILLA Y LEÓN</text:p>
          </table:table-cell>
          <table:table-cell office:value-type="string" calcext:value-type="string">
            <text:p>Los autónomos y PYMES que realicen proyectos de inversión subvencionables en el territorio de la Comunidad de Castilla y León, pertenecientes a los sectores económicos y a las actividades indicadas en esta convocatoria.</text:p>
            <text:p/>
            <text:p>Quedan excluidas las comunidades de bienes, sociedades civiles, las asociaciones y fundaciones sin</text:p>
            <text:p>ánimo de lucro.</text:p>
          </table:table-cell>
          <table:table-cell office:value-type="string" calcext:value-type="string">
            <text:p>El plazo de solicitud es desde el 04/11/2022 hasta el día de la publicación de la Convocatoria que la sustituya</text:p>
          </table:table-cell>
          <table:table-cell office:value-type="string" calcext:value-type="string">
            <text:p>La inversión a ejecutar deberá estar valorada entre 30.000 euros y 1.500.000 euros.</text:p>
            <text:p/>
            <text:p>La ayuda consistirá en una subvención a fondo perdido que se determinará como un porcentaje en función de los costes del proyecto de inversión y los criterios de valoración.</text:p>
            <text:p/>
            <text:p>El porcentaje máximo de ayuda será del 35%, excepto en Soria y Zamora que podrá llegar al 40% y Salamanca que podrá llegar al 45%.</text:p>
          </table:table-cell>
          <table:table-cell office:value-type="string" calcext:value-type="string">
            <text:p>Las inversiones iniciales en activos materiales e inmateriales:</text:p>
            <text:p>- Terrenos y bienes inmuebles en los que exista una relación directa entre la compra y los objetivos del proyecto.</text:p>
            <text:p>- Obra civil y adquisición de bienes inmuebles.</text:p>
            <text:p>- Bienes de equipo.</text:p>
            <text:p>- Los trabajos de planificación, ingeniería de proyecto y dirección facultativa de los trabajos.</text:p>
            <text:p>- Otras inversiones en activos fijos materiales, tales como equipamientos informáticos, mobiliario de oficina, utillajes, utensilios necesarios para prestación del servicio, etc.</text:p>
            <text:p>- Otras inversiones en activos inmateriales, consistentes en la adquisición de patentes, licencias de explotación o de conocimientos técnicos no patentados.</text:p>
            <text:p/>
            <text:p>No se consideran subvencionables los gastos soportados en justificantes de importe individual inferior a 100 euros.</text:p>
          </table:table-cell>
          <table:table-cell/>
          <table:table-cell office:value-type="string" calcext:value-type="string">
            <text:p>1. Industrias extractivas y transformadoras.</text:p>
            <text:p>2. Servicios de apoyo industrial.</text:p>
            <text:p>3. Comercio al por mayor y comercio al por menor.</text:p>
            <text:p>4. Establecimientos de alojamiento hotelero.</text:p>
            <text:p>5. Establecimientos de turismo rural.</text:p>
            <text:p>6. Establecimientos de alojamiento en la modalidad de camping.</text:p>
            <text:p>7. Establecimientos de alojamiento en la modalidad de albergue.</text:p>
            <text:p>8.  Actividades de turismo activo que realicen empresas autorizadas.</text:p>
            <text:p>9. Los establecimientos de restauración clasificados como restaurante.</text:p>
          </table:table-cell>
          <table:table-cell/>
          <table:table-cell office:value-type="string" calcext:value-type="string">
            <text:p>Aquí te dejamos una guía de preguntas frecuentes elaborada por el organismo convocante:</text:p>
          </table:table-cell>
          <table:table-cell table:number-columns-repeated="16367"/>
        </table:table-row>
        <table:table-row table:style-name="ro2">
          <table:table-cell office:value-type="string" calcext:value-type="string">
            <text:p>ayudas-del-kit-digital-segmentos-iv-y-v</text:p>
          </table:table-cell>
          <table:table-cell office:value-type="string" calcext:value-type="string">
            <text:p>Ayudas del Kit Digital: Segmentos IV y V.</text:p>
          </table:table-cell>
          <table:table-cell office:value-type="string" calcext:value-type="string">
            <text:p>Apertura el 12/12/2024 y cierre el 30/06/2025</text:p>
          </table:table-cell>
          <table:table-cell office:value-type="string" calcext:value-type="string">
            <text:p>ESTADO</text:p>
          </table:table-cell>
          <table:table-cell office:value-type="string" calcext:value-type="string">
            <text:p>350000000.0</text:p>
          </table:table-cell>
          <table:table-cell office:value-type="string" calcext:value-type="string">
            <text:p>Mejorar la competitividad y el nivel de madurez digital de las pequeñas empresas, de las microempresas y de las personas en situación de autoempleo, mediante la adopción de soluciones de digitalización.</text:p>
          </table:table-cell>
          <table:table-cell office:value-type="string" calcext:value-type="string">
            <text:p>Estatal</text:p>
          </table:table-cell>
          <table:table-cell office:value-type="string" calcext:value-type="string">
            <text:p>29000.0</text:p>
          </table:table-cell>
          <table:table-cell office:value-type="string" calcext:value-type="string">
            <text:p>Ministerio para la Transformación Digital y de la Función Pública</text:p>
          </table:table-cell>
          <table:table-cell office:value-type="string" calcext:value-type="string">
            <text:p>Medianas empresas cuyo domicilio fiscal esté ubicado en territorio español:</text:p>
            <text:p>- Segmento IV. Medianas empresas de entre 50 y menos de 100 empleados. (En este segmento se incluyen las empresas con menos de 50 empleados que tengan consideración de mediana empresa al superar el volumen de negocios anual y balance general anual de 10 millones de euros).</text:p>
            <text:p>- Segmento V. Medianas empresas de entre 100 y menos de 250 empleados.</text:p>
            <text:p/>
            <text:p>*El número de empleados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Se podrá solicitar desde el 12/12/2024 hasta el 30/06/2025, o cuando se agote el crédito presupuestario.</text:p>
          </table:table-cell>
          <table:table-cell office:value-type="string" calcext:value-type="string">
            <text:p>Importes máximos del Bono Digital:</text:p>
            <text:p>- Segmento IV: 25.000 €</text:p>
            <text:p>- Segmento V: 29.000 €</text:p>
          </table:table-cell>
          <table:table-cell office:value-type="string" calcext:value-type="string">
            <text:p>Se considera subvencionable:</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ext:p>- Presencia avanza en internet. Prestación de funcionalidades y/o servicios que aseguren el posicionamiento del Beneficiario en internet, aumentando su alcance de potenciales clientes e incrementando el tráfico de visitas en su/-s plataforma/-s.</text:p>
            <text:p>- Servicio de Ciberseguridad Gestionada. Proporcionar a las empresas beneficiarias de un servicio que combine técnicas de EDR (Endpoint Detection and Response) y MDR (Managed Detection and Response) para detectar incidentes de ciberseguridad en tiempo real y abordarlos de la forma más rápida y eficaz posible.</text:p>
            <text:p>- Gestión de clientes con IA asociada. Digitalizar y optimizar la gestión de las relaciones comerciales con clientes mediante capacitaciones en inteligencia artificial (IA) para optimizar procesos y agilizar las interacciones con clientes.</text:p>
            <text:p>- Business Intelligence y Analítica e IA asociada. Explotación de datos de la empresa para la mejora del proceso de toma de decisiones mediante capacitaciones en inteligencia artificial (IA) especializadas en Business Intelligence (BI) y analítica.</text:p>
            <text:p>- Gestión de procesos con IA asociada. Digitalizar y/o automatizar procesos de negocio relacionados con los aspectos operativos o productivos de las empresas beneficiarias mediante capacitaciones en inteligencia artificial (IA) especializadas en gestión de procesos.</text:p>
            <text:p/>
            <text:p>NO se considera subvencionable:</text:p>
            <text:p>- Los impuestos sobre las rentas de personas físicas o sociedades, así como otros tributos y tasas, de tipo nacional, autonómico o local.</text:p>
            <text:p>- Los intereses de las deudas.</text:p>
            <text:p>- Los intereses de mora, los recargos y las sanciones administrativas y penales.</text:p>
            <text:p>- Los gastos derivados de procedimientos judiciales.</text:p>
            <text:p>- Gastos financieros.</text:p>
            <text:p>- Gastos de infraestructura y obra civil.</text:p>
            <text:p>- Terrenos.</text:p>
            <text:p>- Hardware. </text:p>
            <text:p>- Servicios de telecomunicación y conectividad a Internet.</text:p>
            <text:p>- Los gastos relativos a la compensación por labores prestadas por terceros para la obtención de las presentes ayudas (gastos por prestación de servicios de asesoría, de gestoría o de similar naturaleza).</text:p>
          </table:table-cell>
          <table:table-cell/>
          <table:table-cell office:value-type="string" calcext:value-type="string">
            <text:p>1. Segmento IV. </text:p>
            <text:p>2. Segmento V.</text:p>
          </table:table-cell>
          <table:table-cell/>
          <table:table-cell office:value-type="string" calcext:value-type="string">
            <text:p>El plazo máximo para la formalización de Acuerdos de Prestación de Soluciones de Digitalización por ambas partes será de 6 meses desde la notificación de la resolución de concesión de la ayuda o de la modificación de la resolución de concesión, en su caso, salvo que la convocatoria establezca un plazo inferior. Trascurrido dicho plazo, el beneficiario perderá el derecho al cobro del importe de la subvención concedida que no esté asociado a Acuerdos de Prestación de soluciones de Digitalización formalizados.</text:p>
          </table:table-cell>
          <table:table-cell table:number-columns-repeated="16367"/>
        </table:table-row>
        <table:table-row table:style-name="ro6">
          <table:table-cell office:value-type="string" calcext:value-type="string">
            <text:p>subvenciones-para-el-crecimiento-y-mejora-de-la-competitividad-de-las-pymes-con-actividad-economica-en-andalucia-ano-2024</text:p>
          </table:table-cell>
          <table:table-cell office:value-type="string" calcext:value-type="string">
            <text:p>Subvenciones para el crecimiento y mejora de la competitividad de las PYMEs con actividad económica en Andalucía, año 2024.</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201063078.0</text:p>
          </table:table-cell>
          <table:table-cell office:value-type="string" calcext:value-type="string">
            <text:p>Apoyar el crecimiento, la mejora de la competitividad y la ampliación del tamaño de las medianas y pequeñas empresas y las microempresas con actividad económica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empresarios individuales autónomos, sociedades mercantiles, cooperativas y sociedades laborales.</text:p>
          </table:table-cell>
          <table:table-cell office:value-type="string" calcext:value-type="string">
            <text:p>El plazo de solicitud es desde el 10/07/2024 hasta el 30/12/2024.</text:p>
          </table:table-cell>
          <table:table-cell office:value-type="string" calcext:value-type="string">
            <text:p>Inversión mínima: 30.000 €</text:p>
            <text:p/>
            <text:p>El importe de las ayudas se determina mediante un porcentaje del presupuesto subvencionable, resultado de la suma de los costes subvencionables relativos a la inversión en activos materiales e inmateriales.</text:p>
          </table:table-cell>
          <table:table-cell office:value-type="string" calcext:value-type="string">
            <text:p>- Terrenos urbanos: la adquisición de terrenos urbanos necesarios para la implantación del proyecto. Además, el importe subvencionable de este concepto no podrá sobrepasar el 10% de la inversión total del proyecto que se considere subvencionable.</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En el caso de los elementos de transporte, solo serán subvencionables los elementos de transporte interior al recinto de la empresa.</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El arrendamiento financiero de activos materiales podrá ser subvencionable de acuerdo con lo establecido en el artículo 14.6 del Reglamento (UE) N.º 651/2014 de la Comisión, siempre y cuando se incluya la obligación de adquirir el activo al término del contrato de arrendamiento.</text:p>
            <text:p>- Los activos inmateriales serán admisibles para el cálculo de los costes de inversión si cumplen las siguientes condiciones: a) utilizarse exclusivamente en el establecimiento de la persona o entidad beneficiaria de la ayuda; b) ser amortizables; c) adquirirse en condiciones de mercado a terceros no relacionados con la parte compradora, e d) incluirse en los activos de la empresa beneficiaria y permanecer asociados con el proyecto al que se destina la ayuda durante al menos tres años.</text:p>
          </table:table-cell>
          <table:table-cell/>
          <table:table-cell office:value-type="string" calcext:value-type="string">
            <text:p>- la creación de un nuevo establecimiento.</text:p>
            <text:p>- la ampliación de la capacidad de un establecimiento existente.</text:p>
            <text:p>- la diversificación de la producción de un establecimiento en productos o servicios que anteriormente no se producían o prestaban en él.</text:p>
            <text:p>- una transformación fundamental del proceso global de producción del producto o productos o de la prestación global del servicio o servicios afectados por la inversión en el establecimiento.</text:p>
          </table:table-cell>
          <table:table-cell table:number-columns-repeated="16369"/>
        </table:table-row>
        <table:table-row table:style-name="ro10">
          <table:table-cell office:value-type="string" calcext:value-type="string">
            <text:p>subvenciones-destinadas-a-financiar-proyectos-empresariales-dirigidos-a-favorecer-la-incorporacion-de-las-tic-en-las-pymes-de-cyl-cofinanciadas-con-el-feder</text:p>
          </table:table-cell>
          <table:table-cell office:value-type="string" calcext:value-type="string">
            <text:p>Subvenciones destinadas a financiar proyectos empresariales dirigidos a favorecer la incorporación de las TIC en las PYMES de CyL, cofinanciadas con el FEDER</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3000000.0</text:p>
          </table:table-cell>
          <table:table-cell office:value-type="string" calcext:value-type="string">
            <text:p>Facilitar la incorporación de las tecnologías de la información y comunicación en las PYMES de Castilla y León, con la finalidad de mejorar su competitividad.</text:p>
          </table:table-cell>
          <table:table-cell office:value-type="string" calcext:value-type="string">
            <text:p>Castilla y León</text:p>
          </table:table-cell>
          <table:table-cell office:value-type="string" calcext:value-type="string">
            <text:p>97500.0</text:p>
          </table:table-cell>
          <table:table-cell office:value-type="string" calcext:value-type="string">
            <text:p>CASTILLA Y LEÓN - INSTITUTO PARA LA COMPETITIVIDAD EMPRESARIAL DE CASTILLA Y LEÓN</text:p>
          </table:table-cell>
          <table:table-cell office:value-type="string" calcext:value-type="string">
            <text:p>Autónomos y PYMES que tengan su sede social o al menos un centro de trabajo en Castilla y León, que realicen proyectos empresariales dirigidos a incorporar nuevas tecnologías de la información o comunicación en su gestión, pertenecientes a los sectores y a las actividades indicadas en esta convocatoria.</text:p>
            <text:p/>
            <text:p>Quedan excluidas las comunidades de bienes, sociedades civiles, fundaciones, y asociaciones sin ánimo de lucro.</text:p>
          </table:table-cell>
          <table:table-cell office:value-type="string" calcext:value-type="string">
            <text:p>El plazo de solicitud es indefinido o hasta que haya otra convocatoria que la sustituya.</text:p>
          </table:table-cell>
          <table:table-cell office:value-type="string" calcext:value-type="string">
            <text:p>La ayuda consistirá en una subvención a fondo perdido que se determinará como un porcentaje fijo del 55% a aplicar sobre el coste subvencionable. Este porcentaje será incrementado en un 5%, si el centro de trabajo está situado en un municipio de menos de 10.000 habitantes, o de 3.000 si dista menos de 30 km de la capital de provincia el porcentaje de ayuda será del 60% y será incrementado en un 10%, si el centro de trabajo está situado en los municipios mineros incluidos en el anexo II de la Orden de Bases el porcentaje de ayuda será del 65%.</text:p>
            <text:p/>
            <text:p>Porcentaje de ayuda de hasta el 65% sobre el coste subvencionable. Éste deberá ser igual o superior a 6.000 euros e inferior a 150.000 euros por empresa. El porcentaje se establecerá en función de la localización del proyecto.</text:p>
          </table:table-cell>
          <table:table-cell office:value-type="string" calcext:value-type="string">
            <text:p>a) Se consideran costes o gastos subvencionables aquellos que de manera indubitada respondan a la naturaleza de la actividad subvencionada, resulten estrictamente necesarios.</text:p>
            <text:p/>
            <text:p>b) Se consideran costes subvencionables los gastos de consultoría prestados por consultores externos para la implantación de los proyectos subvencionables</text:p>
          </table:table-cell>
          <table:table-cell/>
          <table:table-cell office:value-type="string" calcext:value-type="string">
            <text:p>- Aplicaciones de gestión intraempresa / interempresas.  </text:p>
            <text:p>- Soluciones TIC relacionadas con comunicaciones y tratamiento de datos (Ciberseguridad, computación y cloud, conectividad que permita la monitorización y gestión en tiempo real en la empresa: trazabilidad,</text:p>
            <text:p>mantenimiento predictivo, eficiencia energética), movilidad. </text:p>
            <text:p>- Soluciones TIC que permitan conectar el mundo físico y digital en alguna de las siguientes áreas de actuación: Impresión 3D, Robótica avanzada, Sensores y sistemas embebidos.  </text:p>
            <text:p>- Solución TIC relacionada con Industria 4.0, Internet del futuro y soluciones para la vida independiente</text:p>
          </table:table-cell>
          <table:table-cell office:value-type="string" calcext:value-type="string">
            <text:p>Los límites máximos de ayuda serán de aplicación con independencia de que el proyecto subvencionado se financie en parte con fondos públicos estatales, regional, locales o comunitarios.</text:p>
          </table:table-cell>
          <table:table-cell office:value-type="string" calcext:value-type="string">
            <text:p>Los beneficiarios deberán ACEPTAR expresamente la concesión de la subvención, así como sus condiciones de forma telemática a través del Registro Telemático de la Junta de Castilla y León, mediante firma electrónica, en el plazo de 15 DÍAS HÁBILES, computados desde el día siguiente a la notificación.</text:p>
            <text:p/>
            <text:p>El beneficiario justificará el cumplimiento de las condiciones establecidas y presentará en modelo normalizado la solicitud del pago, como MÁXIMO, en el plazo de 3 meses desde la finalización del plazo para la realización de la actividad subvencionada.</text:p>
          </table:table-cell>
          <table:table-cell table:number-columns-repeated="16367"/>
        </table:table-row>
        <table:table-row table:style-name="ro6">
          <table:table-cell office:value-type="string" calcext:value-type="string">
            <text:p>ayudas-para-el-fomento-de-la-responsabilidad-social-y-la-conciliacion-laboral-en-la-comunidad-de-madrid-2024</text:p>
          </table:table-cell>
          <table:table-cell office:value-type="string" calcext:value-type="string">
            <text:p>Ayudas para el fomento de la responsabilidad social y la conciliación laboral en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600000.0</text:p>
          </table:table-cell>
          <table:table-cell office:value-type="string" calcext:value-type="string">
            <text:p>Fomentar la responsabilidad social mediante actuaciones concretas, así la conciliación mediante la flexibilización de la jornada y del horario del trabajo.</text:p>
          </table:table-cell>
          <table:table-cell office:value-type="string" calcext:value-type="string">
            <text:p>Comunidad de Madrid</text:p>
          </table:table-cell>
          <table:table-cell office:value-type="string" calcext:value-type="string">
            <text:p>15000.0</text:p>
          </table:table-cell>
          <table:table-cell office:value-type="string" calcext:value-type="string">
            <text:p>COMUNIDAD DE MADRID - CONSEJERÍA ECONOMÍA, HACIENDA Y EMPLEO</text:p>
          </table:table-cell>
          <table:table-cell office:value-type="string" calcext:value-type="string">
            <text:p>a) Los trabajadores autónomos o por cuenta propia, dados de alta en el régimen que corresponda de la Seguridad Social o en la mutualidad del Colegio Profesional correspondiente, sean o no a su vez miembros de sociedades civiles, de comunidades de bienes o socios de sociedades mercantiles.</text:p>
            <text:p/>
            <text:p>b) Las pequeñas empresas, así como las sociedades civiles con personalidad jurídica de hasta 50 trabajadores y un volumen de negocio y balance general igual o inferior a 10 millones de euros.</text:p>
            <text:p/>
            <text:p>*Deberán realizar su actividad en la Comunidad de Madrid.</text:p>
          </table:table-cell>
          <table:table-cell office:value-type="string" calcext:value-type="string">
            <text:p>La convocatoria se mantiene abierta hasta el agotamiento de los fondos, pero la solicitud de la ayuda debe hacerse en un plazo máximo de <text:s/>3 meses desde que se realice la actividad subvencionable.</text:p>
          </table:table-cell>
          <table:table-cell office:value-type="string" calcext:value-type="string">
            <text:p>Línea 1:</text:p>
            <text:p>- Se cubre el 75% del coste subvencionable, con un máximo de 2.500 €.</text:p>
            <text:p/>
            <text:p>Línea 2:</text:p>
            <text:p>- Las ayudas consistirán en un incentivo de 2.500 euros por persona trabajadora incluida en los acuerdos de teletrabajo o flexibilidad, pudiendo solicitarse la ayuda sólo para uno de estos acuerdos. El importe máximo que podrá obtener una misma empresa en relación a estas medidas será de 10.000 euros.</text:p>
            <text:p>- Asimismo, se subvencionará el 75% del coste de los equipos electrónicos necesarios para la implantación en el centro de trabajo del teletrabajo, con un máximo de 2.500 euros por empresa.</text:p>
            <text:p/>
            <text:p>Para la totalidad de la convocatoria, un mismo beneficiario podrá recibir cómo máximo 15.000 €.</text:p>
          </table:table-cell>
          <table:table-cell office:value-type="string" calcext:value-type="string">
            <text:p>Línea 1:</text:p>
            <text:p>- El coste de la obtención de certificaciones de normas o estándares en el ámbito de la responsabilidad social, tales como la Norma SA 8000, la Norma ISO 26000, la Certificación IQNet SR10, la norma UNE 165010 EX u otras equivalentes.</text:p>
            <text:p>- El coste de la puesta en marcha de planes directores que contribuyan al cumplimiento, certificación o renovación de dichos estándares, así como el coste de la participación efectiva de la entidad en iniciativas, grupos o proyectos que fomenten la responsabilidad social, siempre que pueda acreditarse, de manera fehaciente y mediante la documentación oportuna, dicha participación.</text:p>
            <text:p/>
            <text:p>Línea 2:</text:p>
            <text:p>- Se incentivarán la formalización de acuerdos de teletrabajo, por un período de tiempo no inferior a un año, con un trabajador vinculado a la empresa por contrato laboral. Asimismo, la contratación de personal en la modalidad de teletrabajo, y el establecimiento con el trabajador de un acuerdo que regule esta situación por un período de tiempo no inferior a un año. El acuerdo de teletrabajo reflejará las condiciones laborales y adaptaciones del puesto, que deberán ser comparables con las condiciones de los trabajadores en las instalaciones de la empresa.</text:p>
          </table:table-cell>
          <table:table-cell/>
          <table:table-cell office:value-type="string" calcext:value-type="string">
            <text:p>Línea 1. Implantación de la responsabilidad social en los autónomos y en las pequeñas empresas.</text:p>
            <text:p/>
            <text:p>Línea 2. Conciliación de la vida laboral, familiar y personal a través de incentivos económicos para el fomento del teletrabajo o de la flexibilidad horaria.</text:p>
          </table:table-cell>
          <table:table-cell table:number-columns-repeated="16369"/>
        </table:table-row>
        <table:table-row table:style-name="ro6">
          <table:table-cell office:value-type="string" calcext:value-type="string">
            <text:p>bonificaciones-cuotas-de-la-seguridad-social-para-desarrolladores</text:p>
          </table:table-cell>
          <table:table-cell office:value-type="string" calcext:value-type="string">
            <text:p>Bonificaciones de las cuotas de Seguridad Social para desarrolladores y personal investigador. (Actualizado en 2023)</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Incentivo no tributario, ligado a la contratación y al mantenimiento del empleo con dedicación exclusiva a actividades de I+D+i.</text:p>
            <text:p/>
            <text:p>Los cambios introducidos en el RDL01/2023 entrarán en vigor el 1 de septiembre de 2023.</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Autónomos, PYMES y Empresas.</text:p>
            <text:p/>
            <text:p>Requisitos importantes:</text:p>
            <text:p>a) Dedicado 100% a proyectos de I+D+i.</text:p>
            <text:p>b) Para contratos indefinidos, practicas u obra de servicio de min 3 meses.</text:p>
            <text:p>c) Trabajadores deben estar incluidos en los grupos 1, 2, 3 y 4 de cotización al Régimen General de la Seguridad Social.</text:p>
            <text:p>d) Compatibilidad con deducción fiscal por I+D o IT.</text:p>
            <text:p>e) Aplica para el personal investigador que trabaja para cliente.</text:p>
          </table:table-cell>
          <table:table-cell office:value-type="string" calcext:value-type="string">
            <text:p>El plazo de solicitud es indefinido.</text:p>
          </table:table-cell>
          <table:table-cell office:value-type="string" calcext:value-type="string">
            <text:p>Bonificación del 40% en las aportaciones empresariales a las cuotas de la Seguridad Social para el personal investigador (40% sobre contingencias comunes - 23,6% sobre el sueldo) durante un máximo de 3 años. </text:p>
            <text:p/>
            <text:p>La contratación de personas investigadoras jóvenes (menores de 30 años), y la contratación de mujeres investigadoras dará, respectivamente, derecho a una bonificación adicional de un 5%, siendo estas acumulables, en su caso, entre sí.</text:p>
            <text:p/>
            <text:p>Puede llegar a superar los 4.000 euros por persona y año.</text:p>
          </table:table-cell>
          <table:table-cell office:value-type="string" calcext:value-type="string">
            <text:p>a) Aportaciones empresariales a las cuotas de la Seguridad Social para el personal investigador.</text:p>
            <text:p>b) Con relación a la exclusividad y al cómputo de la totalidad del tiempo de trabajo, se admitirá que hasta un 15% del tiempo dedicado a tareas de formación, docencia, divulgación o similares, compute como dedicación exclusiva a actividades de I+D o IT.</text:p>
          </table:table-cell>
          <table:table-cell table:number-columns-repeated="2"/>
          <table:table-cell office:value-type="string" calcext:value-type="string">
            <text:p>No podrán, en concurrencia con otras medidas de apoyo público establecidas para la misma finalidad, superar el 60% del coste salarial anual correspondiente al contrato que se bonifica.</text:p>
          </table:table-cell>
          <table:table-cell office:value-type="string" calcext:value-type="string">
            <text:p>Las bonificaciones no tienen un limite de investigadores a los cuales se les puede aplicar, pero aquellas entidades que lo hagan para diez o más investigadores deberán aportar un informe motivado vinculante, emitido por el MINECO y tramitado a través de una entidad certificadora.</text:p>
          </table:table-cell>
          <table:table-cell table:number-columns-repeated="16367"/>
        </table:table-row>
        <table:table-row table:style-name="ro10">
          <table:table-cell office:value-type="string" calcext:value-type="string">
            <text:p>sello-pyme-innovadora</text:p>
          </table:table-cell>
          <table:table-cell office:value-type="string" calcext:value-type="string">
            <text:p>Sello Pyme Innovadora</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 creación del sello de PYMES innovadoras y de un registro de las mismas en el Ministerio de Economía y Competitividad busca ponerlas en valor, favorecer su identificación y ayudar a la formulación posterior de políticas específicas para las misma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Las empresas que son Pyme trabajan en tecnología propia y tienen desarrolladores o investigadores en nómina.</text:p>
          </table:table-cell>
          <table:table-cell office:value-type="string" calcext:value-type="string">
            <text:p>El plazo de solicitud es indefinido.</text:p>
          </table:table-cell>
          <table:table-cell office:value-type="string" calcext:value-type="string">
            <text:p>Sirve para poder compatibilizar las deducciones por I+D+i y las bonificaciones del personal investigador. Si no, se debe elegir entre unas u otras.</text:p>
          </table:table-cell>
          <table:table-cell office:value-type="string" calcext:value-type="string">
            <text:p>Se considerará que una PYME es innovadora cuando ocurra alguna de las siguientes circunstancias:</text:p>
            <text:p>a) Haber aprobado una convocatoria de ayudas a la I+D+i.</text:p>
            <text:p>b) Disponer de una patente.</text:p>
            <text:p>c) Haber recibido el Informe Motivado Vinculante. </text:p>
            <text:p>d) Conseguir una de las certificaciones oficiales.</text:p>
          </table:table-cell>
          <table:table-cell table:number-columns-repeated="16371"/>
        </table:table-row>
        <table:table-row table:style-name="ro11">
          <table:table-cell office:value-type="string" calcext:value-type="string">
            <text:p>fondo-de-apoyo-a-la-inversion-industrial-productiva-faiip</text:p>
          </table:table-cell>
          <table:table-cell office:value-type="string" calcext:value-type="string">
            <text:p>Fondo de Apoyo a la Inversión Industrial Productiva (FAIIP).</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600000000.0</text:p>
          </table:table-cell>
          <table:table-cell office:value-type="string" calcext:value-type="string">
            <text:p>La línea tradicional Reindus se transforma en un fondo de inversión para que las empresas puedan tener siempre una ventanilla abierta y pueda haber una negociación bilateral entre Empresa – Fondo donde poder negociar condiciones, tipo de préstamo, tipo de participación</text:p>
          </table:table-cell>
          <table:table-cell office:value-type="string" calcext:value-type="string">
            <text:p>Estatal</text:p>
          </table:table-cell>
          <table:table-cell office:value-type="string" calcext:value-type="string">
            <text:p>60000000.0</text:p>
          </table:table-cell>
          <table:table-cell office:value-type="string" calcext:value-type="string">
            <text:p>MINISTERIO DE INDUSTRIA, COMERCIO Y TURISMO - DIRECCIÓN GENERAL DE INDUSTRIA Y DE LA PEQUEÑA Y MEDIANA EMPRESA</text:p>
          </table:table-cell>
          <table:table-cell office:value-type="string" calcext:value-type="string">
            <text:p>Podrán obtener la financiación las sociedades mercantiles y sociedades cooperativas, ya existentes, con domicilio social y establecimiento en España que desarrollen o vayan a desarrollar una actividad industrial productiva y de servicios industriales, con independencia de su tamaño, y que no formen parte del sector público. </text:p>
            <text:p>Las actividades deben encuadrarse en alguno de los siguientes CNAES:</text:p>
            <text:p>- sección C - Divisiones 10 a 32 </text:p>
            <text:p>- sección 38.3x, cuando el proyecto a realizar se clasifique como perteneciente a las operaciones de valorización especificadas en las bases.</text:p>
            <text:p>- Actividades de reparación a escala industrial de maquinaria y equipo encuadradas en la división 33</text:p>
            <text:p>- Actividades de envasado y empaquetado a escala industrial encuadradas en la CNAE 82.92, con</text:p>
            <text:p>excepción de las actividades de embalaje de paquetes y la envoltura de regalos</text:p>
            <text:p>- Actividades de depósito y almacenamiento a escala industrial incluidas en la CNAE 52.10, a excepción de los servicios de digitalización y almacenamiento de archivos y documentos.</text:p>
            <text:p>- Diseño industrial: actividades de ingeniería y diseño de maquinaria, materiales, procesos industriales y plantas industriales, encuadradas en las CNAE 71.12 </text:p>
            <text:p>- Ensayos y análisis técnicos encuadrados en la CNAE 71.20</text:p>
          </table:table-cell>
          <table:table-cell office:value-type="string" calcext:value-type="string">
            <text:p>El plazo de solicitud está abierto de forma indefinida a partir de julio de 2021, hasta agotar el presupuesto de los fondos disponibles.</text:p>
          </table:table-cell>
          <table:table-cell office:value-type="string" calcext:value-type="string">
            <text:p>Cuantía de los préstamos: desde 200.000 hasta 60 millones de euros.</text:p>
            <text:p>El importe financiable es de hasta el 75%, siempre y cuando las inversiones en aparatos y equipos de producción y software específico vinculado a producción sean al menos el 50% del mismo.</text:p>
            <text:p>Los tipos de préstamos son:</text:p>
            <text:p/>
            <text:p>1. Préstamos Ordinarios:</text:p>
            <text:p>- Plazo máximo de la operación de 10 años.</text:p>
            <text:p>- Plazo de carencia en la amortización del principal máximo de 3 años.</text:p>
            <text:p>- Tipo de interés en base a la determinación de rating de la empresa.</text:p>
            <text:p>- Se podrá exigir la constitución de garantías en función del riesgo de la operación.</text:p>
            <text:p>- El préstamo devengará una comisión de apertura del 0,5 % del importe del mismo.</text:p>
            <text:p/>
            <text:p>2. Préstamos participativos:</text:p>
            <text:p>- Plazo máximo de la operación de 10 años.</text:p>
            <text:p>- Plazo de carencia en la amortización del principal máximo de 3 años.</text:p>
            <text:p>-Tipo de interés: Compuesto de una parte fija, que se determinará conforme a lo indicado en el Tipo de interés de los Préstamos Ordinarios, y de una parte variable vinculada a parámetros de evolución de la actividad.</text:p>
            <text:p>- Se podrá exigir la constitución de garantías en función del riesgo de la operación. Comisión de apertura del 0,5 % del importe del préstamo.</text:p>
            <text:p>- El préstamo devengará una comisión en función de la cantidad amortizada anticipadamente y del momento de su cancelación a lo largo de la vida del préstamo.</text:p>
            <text:p/>
            <text:p>3. Participación en el capital temporal y minoritaria:</text:p>
            <text:p>- Plazo máximo de la operación de 10 años.</text:p>
            <text:p>- Tipo de operación: Compra Venta a término.</text:p>
            <text:p>- Revalorización: Coste financiero para el comprador a término según proyecto presentado y propuesta de SEPIDES.</text:p>
            <text:p>- Comisión de apertura: la operación devengará una comisión de apertura del 0,5 % del importe de la misma.</text:p>
            <text:p>Garantías: se podrá exigir la constitución de garantías en función del riesgo de la operación.</text:p>
          </table:table-cell>
          <table:table-cell table:number-columns-repeated="2"/>
          <table:table-cell office:value-type="string" calcext:value-type="string">
            <text:p>1. Creación de establecimientos industriales: actuaciones orientadas al inicio de una nueva actividad productiva.</text:p>
            <text:p>2. Traslado de establecimientos industriales: actuaciones orientadas al cambio de localización de una actividad productiva previa hacia cualquier punto del territorio nacional.</text:p>
            <text:p>3. Mejoras y/o modificaciones de líneas de producción y proceso: realización de actuaciones que permitan la modernización de líneas de producción y proceso existentes, o generen la implantación de nuevas líneas de producción y proceso, en establecimientos industriales que ya están en producción en el momento de la solicitud. Con inclusión expresa de la implementación productiva de tecnologías de la «Industria Conectada 4.0.» y de actuaciones en las líneas orientadas a la sostenibilidad ambiental.</text:p>
          </table:table-cell>
          <table:table-cell/>
          <table:table-cell office:value-type="string" calcext:value-type="string">
            <text:p>Este fondo heredero de Reindus será más flexible, ya que no habrá una convocatoria anual como antes, con un plazo de solicitudes abierto por un mes, lo que hacía que si la empresa no tenía preparado el proyecto que presentaba para recibir financiación en ese plazo, tuviera luego que esperarse un año hasta la siguiente convocatoria.</text:p>
            <text:p/>
            <text:p>El nuevo fondo no solo se dirige a la Industria sino que ha añadido más actividades, de forma que ya no está centrado sólo en la producción industrial, sino a los servicios asociados a la misma.</text:p>
            <text:p/>
            <text:p>Los proyectos podrán presentarse en el tiempo que considere oportuno ante la Secretaría General de Industria, pues el Fondo de Inversión Productiva operará de manera continua a partir de julio.</text:p>
          </table:table-cell>
          <table:table-cell table:number-columns-repeated="16367"/>
        </table:table-row>
        <table:table-row table:style-name="ro5">
          <table:table-cell office:value-type="string" calcext:value-type="string">
            <text:p>subvenciones-del-programa-adelante-digitalizacion-para-la-transformacion-digital-de-las-pymes-de-castilla-la-mancha</text:p>
          </table:table-cell>
          <table:table-cell office:value-type="string" calcext:value-type="string">
            <text:p>Subvenciones del Programa Adelante Digitalización, para la transformación digital de las pymes de Castilla-La Mancha, año 2023.</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000000.0</text:p>
          </table:table-cell>
          <table:table-cell office:value-type="string" calcext:value-type="string">
            <text:p>Facilitar financiación para el fortalecimiento de la capacidad de comercialización y la modernización de las estrategias de comunicación y venta de las pequeñas y medianas empresas en Castilla La Mancha, mediante el impulso a la actividad de comercio electrónico, el apoyo a su crecimiento en mercados nacionales y el apoyo a la transformación digital de la industria de manufacturación de la región, mejorando su competitividad.</text:p>
          </table:table-cell>
          <table:table-cell office:value-type="string" calcext:value-type="string">
            <text:p>Castilla La Mancha</text:p>
          </table:table-cell>
          <table:table-cell office:value-type="string" calcext:value-type="string">
            <text:p>100000.0</text:p>
          </table:table-cell>
          <table:table-cell office:value-type="string" calcext:value-type="string">
            <text:p>CASTILLA-LA MANCHA - DIRECCIÓN GENERAL DE EMPRESAS</text:p>
          </table:table-cell>
          <table:table-cell office:value-type="string" calcext:value-type="string">
            <text:p>Pymes que ejerzan una actividad económica dentro de Castilla La Mancha y comunidades de bienes o cualquier otro tipo de unidad económica o de entidad que, aun careciendo de personalidad jurídica, ejerzan una actividad económica.</text:p>
          </table:table-cell>
          <table:table-cell office:value-type="string" calcext:value-type="string">
            <text:p>A partir del día 10/05/2023 hasta el inicio del plazo de presentación de solicitudes de la siguiente convocatoria.</text:p>
          </table:table-cell>
          <table:table-cell office:value-type="string" calcext:value-type="string">
            <text:p>1. Línea de apoyo a la modernización de las estrategias de comunicación y venta: 70% de la inversión subvencionable. La ayuda podrá incrementarse en un 20% cuando el proyecto se encuentre en municipios considerados zonas prioritarias. </text:p>
            <text:p>La ayuda máxima ascenderá a 10.000€ y el presupuesto mínimo se sitúa en 3.000 euros.</text:p>
            <text:p/>
            <text:p>2. Línea de apoyo para la transformación digital de la industria manufacturera de Castilla-La Mancha: 70% de la inversión subvencionable. Será una ayuda 45% de la inversión subvencionable en concepto de inversiones materiales e inmateriales cuando el beneficiario sea una microempresa o una pequeña empresa, o un 35 % cuando el beneficiario sea una mediana empresa. </text:p>
            <text:p>La ayuda podrá incrementarse en un 20% cuando el proyecto se encuentre en municipios considerados zonas prioritarias. </text:p>
            <text:p>La ayuda máxima será de 100.000€ y un límite mínimo de inversión subvencionable de 20.000 euros.</text:p>
          </table:table-cell>
          <table:table-cell office:value-type="string" calcext:value-type="string">
            <text:p>Linea 1:</text:p>
            <text:p>a) Gastos de consultoría</text:p>
            <text:p>b) Gastos de desarrollo web.</text:p>
            <text:p>c) Equipos para procesos de información y aplicaciones informáticas</text:p>
            <text:p>d) Gastos de inscripción de la empresa en el portal de comercio electrónico elegido.</text:p>
            <text:p/>
            <text:p>Linea 2:</text:p>
            <text:p>a) Costes de consultoría, ingeniería y servicios equivalentes destinados de manera exclusiva a la implementación del proyecto</text:p>
            <text:p>b) Inversiones materiales (maquinaria, equipos, hardware y sistemas electrónicos) e inmateriales (licencias software, aplicaciones estándar y desarrollo de aplicaciones a medida)</text:p>
          </table:table-cell>
          <table:table-cell/>
          <table:table-cell office:value-type="string" calcext:value-type="string">
            <text:p>1. Línea de apoyo a la modernización de las estrategias de comunicación y venta.</text:p>
            <text:p/>
            <text:p>2. Línea de apoyo para la transformación digital de la industria manufacturera de Castilla-La Mancha.</text:p>
          </table:table-cell>
          <table:table-cell/>
          <table:table-cell office:value-type="string" calcext:value-type="string">
            <text:p>Sede línea de apoyo para la transformación digital de la industria manufacturera</text:p>
          </table:table-cell>
          <table:table-cell table:number-columns-repeated="16367"/>
        </table:table-row>
        <table:table-row table:style-name="ro4">
          <table:table-cell office:value-type="string" calcext:value-type="string">
            <text:p>subvenciones-destinadas-a-la-promocion-de-proyectos-de-investigacion-industrial-y-desarrollo-experimental-en-andalucia</text:p>
          </table:table-cell>
          <table:table-cell office:value-type="string" calcext:value-type="string">
            <text:p>Subvenciones destinadas a la promoción de Proyectos de Investigación Industrial y Desarrollo Experimental en Andalucía</text:p>
          </table:table-cell>
          <table:table-cell office:value-type="string" calcext:value-type="string">
            <text:p>Apertura el 10/07/2024 y cierre el 30/12/2025</text:p>
          </table:table-cell>
          <table:table-cell office:value-type="string" calcext:value-type="string">
            <text:p>ANDALUCÍA</text:p>
          </table:table-cell>
          <table:table-cell office:value-type="string" calcext:value-type="string">
            <text:p>17000000.0</text:p>
          </table:table-cell>
          <table:table-cell office:value-type="string" calcext:value-type="string">
            <text:p>Promover la investigación industrial y el desarrollo experimental en Andalucía, en el marco de las actividades establecidas en la Estrategia de Especialización Inteligente para la Sostenibilidad de Andalucía, S4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sociedades mercantiles, cooperativas y sociedades laborales.</text:p>
            <text:p/>
            <text:p>*Exclusivamente para proyectos en agrupación con PYMEs, podrán también ser beneficiarias las empresas NO PYMEs con las siguientes formas jurídicas: sociedades mercantiles, cooperativas y sociedades laborales.</text:p>
          </table:table-cell>
          <table:table-cell office:value-type="string" calcext:value-type="string">
            <text:p>El plazo de solicitud es desde el 10/07/2024 hasta el 30/12/2024.</text:p>
          </table:table-cell>
          <table:table-cell office:value-type="string" calcext:value-type="string">
            <text:p>El porcentaje de subvención a conceder dependerá del tamaño de la empresa beneficiaria y de la naturaleza del proyecto (individual o en agrupación), según se establece en el siguiente cuadro:</text:p>
          </table:table-cell>
          <table:table-cell office:value-type="string" calcext:value-type="string">
            <text:p>a) Gastos de personal relacionados con el personal investigador, personal técnico y demás personal auxiliar, en la medida en que estén dedicados al proyecto.</text:p>
            <text:p>- El personal dedicado al proyecto deberá tener vinculación laboral con la entidad beneficiaria.</text:p>
            <text:p>- En toda actuación se nombrará obligatoriamente a una persona que desempeñe la dirección técnica del proyecto y será única.</text:p>
            <text:p>- En los proyectos en agrupación, la entidad líder podrá incluir hasta un máximo del 5% del total de horas dedicadas al proyecto a actividades de coordinación.</text:p>
            <text:p>- En ningún caso se considerará subvencionable el gasto de personal dedicado a la tramitación y/o gestión de la subvención solicitada.</text:p>
            <text:p>- Los gastos de personal estarán sujetos a la metodología de Costes Simplificados que será objeto de publicación junto a la convocatoria.</text:p>
            <text:p/>
            <text:p>b) Costes de investigación contractual, así como costes de consultoría y servicios equivalentes destinados de manera exclusiva al proyecto. Se imputarán a este concepto los gastos de contrataciones externas exclusivamente derivados del proyecto: organismos públicos y privados de investigación y otras entidades y/o empresas que realicen actividades de carácter técnico claramente vinculadas al proyecto. </text:p>
            <text:p/>
            <text:p>c) Costes indirectos en los que incurra el proyecto, que por su naturaleza no puedan imputarse de forma directa.</text:p>
          </table:table-cell>
          <table:table-cell/>
          <table:table-cell office:value-type="string" calcext:value-type="string">
            <text:p>- Investigación Industrial</text:p>
            <text:p>- Desarrollo Experimental</text:p>
          </table:table-cell>
          <table:table-cell table:number-columns-repeated="16369"/>
        </table:table-row>
        <table:table-row table:style-name="ro3">
          <table:table-cell office:value-type="string" calcext:value-type="string">
            <text:p>ayudas-a-trabajadores-que-se-constituyan-por-cuenta-propia-emprendedores</text:p>
          </table:table-cell>
          <table:table-cell office:value-type="string" calcext:value-type="string">
            <text:p>Ayudas a trabajadores que se constituyan por cuenta propia - emprendedores.</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2600000.0</text:p>
          </table:table-cell>
          <table:table-cell office:value-type="string" calcext:value-type="string">
            <text:p>Fomentar el empleo autónomo en la Comunidad de Madrid, mediante subvenciones a personas físicas desempleadas e inscritas como demandantes de empleo en las Oficinas de Empleo de la Comunidad de Madrid.</text:p>
          </table:table-cell>
          <table:table-cell office:value-type="string" calcext:value-type="string">
            <text:p>Comunidad de Madrid</text:p>
          </table:table-cell>
          <table:table-cell office:value-type="string" calcext:value-type="string">
            <text:p>4580.0</text:p>
          </table:table-cell>
          <table:table-cell office:value-type="string" calcext:value-type="string">
            <text:p>COMUNIDAD DE MADRID - CONSEJERÍA DE ECONOMÍA, EMPLEO Y COMPETITIVIDAD</text:p>
          </table:table-cell>
          <table:table-cell office:value-type="string" calcext:value-type="string">
            <text:p>a) Las personas físicas desempleadas que se den de alta como trabajadores autónomos, por cuenta propia en el régimen que corresponda de la Seguridad Social o en la mutualidad del colegio profesional correspondiente, cuyo inicio de actividad como trabajador por cuenta propia se realice a partir del 1 de octubre de 2015.</text:p>
            <text:p/>
            <text:p>b) Las personas previstas en la letra a) anterior, que sean miembros de sociedades civiles, de comunidades de bienes, y socios de sociedades mercantiles.</text:p>
            <text:p/>
            <text:p>c) Las personas previstas en la letra a) anterior, que sean socios trabajadores o de trabajo de cooperativas o sociedades laborales.</text:p>
            <text:p/>
            <text:p>Además, deberán cumplirse estos otros siguientes requisitos:</text:p>
            <text:p>- Estar al corriente de obligaciones tributarias y con la Seguridad Social.</text:p>
            <text:p>- Realizar su actividad en la Comunidad de Madrid.</text:p>
            <text:p>- El trabajador deberá estar desempleado e inscrito como demandante de empleo en las Oficinas de Empleo de la Comunidad de Madrid, en la fecha inmediatamente anterior al inicio de la actividad como trabajador por cuenta propia, considerándose dicha fecha, el alta inicial en el Impuesto de Actividades Económicas.</text:p>
            <text:p>- Darse de alta en el Régimen Especial de Trabajadores Autónomos, dentro del régimen especial por cuenta propia que corresponda o mutualidad del colegio profesional como ejerciente.</text:p>
            <text:p>- No haber realizado la misma actividad en los seis meses anteriores a la fecha de alta como trabajador por cuenta propia</text:p>
          </table:table-cell>
          <table:table-cell office:value-type="string" calcext:value-type="string">
            <text:p>El plazo individual de presentación de solicitudes será de tres meses a partir de la fecha de inicio de la actividad del trabajador/a autónomo/a.</text:p>
          </table:table-cell>
          <table:table-cell office:value-type="string" calcext:value-type="string">
            <text:p>El importe final de la ayuda será el 80 % de los gastos justificados.</text:p>
            <text:p/>
            <text:p>a) Gastos generales:</text:p>
            <text:p>- Trabajador por cuenta propia con carácter general: Ayuda máxima de 2.500 €, mínima de 750 €.</text:p>
            <text:p>- Jóvenes desempleados menores de 30 años, mujeres desempleadas, desempleados mayores de 45 años, parados de larga duración que haya estado inscritos en una oficina de empleo durante, al menos, doce de los anteriores dieciocho meses, mujeres víctimas de violencia de género, víctimas de terrorismo, y personas con discapacidad con un grado igual o superior al 33%.: Ayuda máxima de 3.080€, mínima de 750 €.</text:p>
            <text:p/>
            <text:p>b) Gastos en INMOVILIZADO material e inmaterial:</text:p>
            <text:p>- El importe de la ayuda se podrá incrementar en 1.500 euros máximo. </text:p>
            <text:p>- Por lo tanto, la cuantía máxima de la subvención se ampliará, con carácter general, hasta los 4.000 euros, y para los colectivos específicos hasta 4.580 euros.</text:p>
          </table:table-cell>
          <table:table-cell office:value-type="string" calcext:value-type="string">
            <text:p>a) Honorarios de Notario, Registrador e Ingenieros Técnicos como consecuencia de la constitución y puesta en marcha de la actividad empresarial.</text:p>
            <text:p>b) Honorarios de Letrados, Asesores y gastos de gestoría relativos a la constitución y puesta en marcha de la actividad empresarial.</text:p>
            <text:p>c) Registro de patentes y marcas.</text:p>
            <text:p>d) Gastos necesarios para el relevo y/o traspaso del negocio, incluyendo los estudios de diagnóstico y los asesoramientos o la asistencia necesaria.</text:p>
            <text:p>e) Tasa de inspección sanitaria y licencias urbanísticas.</text:p>
            <text:p>f) Alquiler de local para el desarrollo de la actividad así como alquiler de salas para la prestación temporal de servicios en espacios de coworking o viveros empresariales privados, referidos a los meses correspondientes al período subvencionable.</text:p>
            <text:p>g) Desarrollo de página web y otras aplicaciones de comercio electrónico que sean necesarios para el ejercicio de la actividad.</text:p>
            <text:p>h) Gastos efectuados para el mantenimiento, reparación y conservación del local destinado a la actividad profesional a desarrollar por el solicitante.</text:p>
            <text:p>i) Gastos relativos al Servicio Obligatorio de Prevención a los autónomos que contraten a su primer trabajador.</text:p>
            <text:p>j) Gastos realizados para el alta en Internet, o para el acceso mediante licencias al uso de programas informáticos específicos (excluyéndose en todo caso la adquisición de software profesional).</text:p>
            <text:p>k) Gastos derivados del cumplimiento de la normativa en materia de Protección de datos.</text:p>
            <text:p>- Gastos de investigación y desarrollo correspondientes al ejercicio presupuestario al que se imputa la subvención.</text:p>
            <text:p>- Gastos de publicidad y propaganda (a excepción de las relaciones públicas).</text:p>
            <text:p>m) Primas de seguros de responsabilidad civil y de otros seguros necesarios para la actividad.</text:p>
            <text:p>n) Cuotas de colegios profesionales.</text:p>
            <text:p>ñ) Gastos correspondientes al alta de los suministros de agua, gas y electricidad.</text:p>
            <text:p>o) Facturas de los consumos de agua, internet, gas y electricidad correspondientes al local donde se desarrolla la actividad empresarial, y en relación a los meses subvencionables.</text:p>
            <text:p>p) Gastos en inmovilizado material e inmaterial, no previstos en las letras anteriores</text:p>
          </table:table-cell>
          <table:table-cell table:number-columns-repeated="3"/>
          <table:table-cell office:value-type="string" calcext:value-type="string">
            <text:p>Acceso a las convocatorias de presupuesto anuales a través de la Base de Datos Nacional de Subvenciones:</text:p>
          </table:table-cell>
          <table:table-cell table:number-columns-repeated="16367"/>
        </table:table-row>
        <table:table-row table:style-name="ro12">
          <table:table-cell office:value-type="string" calcext:value-type="string">
            <text:p>subvenciones-destinadas-a-fomentar-la-innovacion-de-las-pymes-de-castilla-y-leon</text:p>
          </table:table-cell>
          <table:table-cell office:value-type="string" calcext:value-type="string">
            <text:p>Subvenciones destinadas a fomentar la innovación de las PYMEs de Castilla y León para el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600000.0</text:p>
          </table:table-cell>
          <table:table-cell office:value-type="string" calcext:value-type="string">
            <text:p>Promover la competitividad del sistema productivo en Castilla y León, así como favorecer y dar apoyo financiero a la estrategia empresarial de innovación siendo un instrumento dinamizador y de apoyo a las empresas de la Región.</text:p>
          </table:table-cell>
          <table:table-cell office:value-type="string" calcext:value-type="string">
            <text:p>Castilla y León</text:p>
          </table:table-cell>
          <table:table-cell office:value-type="string" calcext:value-type="string">
            <text:p>40000.0</text:p>
          </table:table-cell>
          <table:table-cell office:value-type="string" calcext:value-type="string">
            <text:p>CASTILLA Y LEÓN - INSTITUTO PARA LA COMPETITIVIDAD EMPRESARIAL DE CASTILLA Y LEÓN</text:p>
          </table:table-cell>
          <table:table-cell office:value-type="string" calcext:value-type="string">
            <text:p>Las PYMEs que tengan un centro de trabajo en Castilla y León.</text:p>
            <text:p/>
            <text:p>Quedan EXCLUIDAS las comunidades de bienes, sociedades civiles, fundaciones y las asociaciones sin ánimo de lucro.</text:p>
          </table:table-cell>
          <table:table-cell office:value-type="string" calcext:value-type="string">
            <text:p>El plazo de presentación de solicitudes comenzará el 28/06/2023 y finalizará el día de la publicación de la convocatoria que la sustituya o la publicación del cierre de la misma.</text:p>
          </table:table-cell>
          <table:table-cell office:value-type="string" calcext:value-type="string">
            <text:p>El gasto total subvencionable del proyecto, para resultar elegible, debe ser igual o superior a 3.000 euros.</text:p>
            <text:p/>
            <text:p>Se establece un límite máximo al presupuesto subvencionable de 20.000 € por cada proyecto en aquellas empresas de menos de 10 trabajadores, y de 40.000 € para las empresas entre 10 y 50 trabajadores.</text:p>
          </table:table-cell>
          <table:table-cell office:value-type="string" calcext:value-type="string">
            <text:p>a) La asistencia técnica para la protección de derechos de propiedad industrial, tanto innovaciones técnicas (que pueda referirse a cualquiera de las etapas que transcurren desde la solicitud hasta la obtención o renovación de patentes y modelos de utilidad) como innovaciones de diseño (diseño industrial).</text:p>
            <text:p/>
            <text:p>b) La asistencia técnica para facilitar el acceso a las deducciones fiscales por la realización de actividades de Investigación y Desarrollo (I+D) e Innovación Tecnológica (IT).</text:p>
            <text:p/>
            <text:p>c) Asesoramiento en materia de innovación y servicios de apoyo dirigidos a implantar:</text:p>
            <text:p>- Innovación en procesos, organización de la producción y gestión empresarial.</text:p>
            <text:p>- Innovación en diseño de producto (incluyendo envases y embalajes).</text:p>
            <text:p>- Innovación y certificación de calidad, medioambientales, en ciberseguridad y confianza digital.</text:p>
            <text:p>- Declaraciones ambientales de producto, con especial consideración a las cadenas de valor basadas en recursos endógenos.</text:p>
            <text:p>- Certificaciones y diagnóstico de cumplimiento de los ODS (Objetivos de Desarrollo Sostenible).</text:p>
            <text:p>- Innovación a través de sistemas de vigilancia tecnológica e inteligencia competitiva.</text:p>
          </table:table-cell>
          <table:table-cell table:number-columns-repeated="3"/>
          <table:table-cell office:value-type="string" calcext:value-type="string">
            <text:p>La empresa beneficiaria deberá presentar la solicitud de subvención antes de finalizar las actuaciones del proyecto solicitado. </text:p>
            <text:p/>
            <text:p>Los gastos deberá ser efectuados con posterioridad al 4 de enero de 2023.</text:p>
          </table:table-cell>
          <table:table-cell table:number-columns-repeated="16367"/>
        </table:table-row>
        <table:table-row table:style-name="ro13">
          <table:table-cell office:value-type="string" calcext:value-type="string">
            <text:p>ayuda-a-incentivos-regionales-en-la-region-de-murcia</text:p>
          </table:table-cell>
          <table:table-cell office:value-type="string" calcext:value-type="string">
            <text:p>Ayuda a Incentivos Regionales en la Región de Murcia.</text:p>
          </table:table-cell>
          <table:table-cell office:value-type="string" calcext:value-type="string">
            <text:p>Apertura el 01/01/2022 y cierre el 31/12/2027</text:p>
          </table:table-cell>
          <table:table-cell office:value-type="string" calcext:value-type="string">
            <text:p>REGIÓN DE MURCIA</text:p>
          </table:table-cell>
          <table:table-cell office:value-type="string" calcext:value-type="string">
            <text:p>0.0</text:p>
          </table:table-cell>
          <table:table-cell office:value-type="string" calcext:value-type="string">
            <text:p>El apoyo a las empresas industriales y hoteleras en la realización de proyectos de inversión.</text:p>
          </table:table-cell>
          <table:table-cell/>
          <table:table-cell office:value-type="string" calcext:value-type="string">
            <text:p>0.0</text:p>
          </table:table-cell>
          <table:table-cell office:value-type="string" calcext:value-type="string">
            <text:p>REGIÓN DE MURCIA - Ministerio de Hacienda y Función Pública</text:p>
          </table:table-cell>
          <table:table-cell office:value-type="string" calcext:value-type="string">
            <text:p>Sociedades mercantiles que ejecuten proyectos de inversión industriales, de alojamientos turísticos o instalaciones complementarias en cualquiera de las siguientes modalidades:</text:p>
            <text:p>- Nuevos establecimientos.</text:p>
            <text:p>- Ampliaciones de capital productiva con creación de empleo.</text:p>
            <text:p>- Modernización con mantenimiento de empleo.</text:p>
            <text:p>- Activos fijos nuevos, excluyendo terrenos.</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45% para pequeñas empresas -&gt; Ampliado al 50% a fecha 30/10/2024.</text:p>
            <text:p>- 35% para medianas empresas -&gt; Ampliado al 40% a fecha 30/10/2024.</text:p>
            <text:p>- 25% para grandes empresas-&gt; Ampliado al 30% a fecha 30/10/2024.</text:p>
            <text:p>*En el caso de proyectos con una inversión aprobada superior a 50 millones de euros dicho porcentaje máximo se fijará conforme a lo establecido para los grandes proyectos de inversión en las Directrices sobre las ayudas estatales de finalidad regional».</text:p>
            <text:p/>
            <text:p>Con una inversión mínima de 900.000 euros y no iniciada en el momento de la solicitud y, una autofinaciación del 25%.</text:p>
          </table:table-cell>
          <table:table-cell office:value-type="string" calcext:value-type="string">
            <text:p>Activos fijos nuevos, excluyendo terrenos.</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table-cell office:value-type="string" calcext:value-type="string">
            <text:p>Los incentivos regionales que podrán concederse para la zona de la Región de Murcia no podrán sobrepasar los porcentajes máximos sobre la inversión aprobada que se mencionan a continuación:</text:p>
            <text:p/>
            <text:p>a) Desde el 1 de enero de 2022 hasta el 31 de diciembre de 2024, del 20% para grandes empresas, del 30% para medianas empresas y del 40% para pequeñas empresas.</text:p>
            <text:p>b) Desde el 1 de enero de 2025 hasta el 31 de diciembre de 2027, del 15% para grandes empresas, del 25% para medianas empresas y del 35% para pequeñas empresas.</text:p>
            <text:p/>
            <text:p>* Ver en Anexo RD165/2008 las zonas prioritarias de inversión.</text:p>
          </table:table-cell>
          <table:table-cell table:number-columns-repeated="16367"/>
        </table:table-row>
        <table:table-row table:style-name="ro1">
          <table:table-cell office:value-type="string" calcext:value-type="string">
            <text:p>deducciones-fiscales-por-idi-en-pais-vasco</text:p>
          </table:table-cell>
          <table:table-cell office:value-type="string" calcext:value-type="string">
            <text:p>Deducciones Fiscales por I+D+i en el País Vasco.</text:p>
          </table:table-cell>
          <table:table-cell office:value-type="string" calcext:value-type="string">
            <text:p>Siempre abierta. Presupuesto ilimitado</text:p>
          </table:table-cell>
          <table:table-cell office:value-type="string" calcext:value-type="string">
            <text:p>PAÍS VASCO</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partamento de Economía y Hacienda</text:p>
          </table:table-cell>
          <table:table-cell office:value-type="string" calcext:value-type="string">
            <text:p>Autónomos, Pymes, Start up y Empresas que realicen proyectos de <text:s/>innovación Tecnológica (IT) o proyectos de investigación y desarrollo.</text:p>
          </table:table-cell>
          <table:table-cell/>
          <table:table-cell office:value-type="string" calcext:value-type="string">
            <text:p>La base de la deducción, para el gasto en I+D se sitúa en el 30% (50% sobre el incremento de gasto en I+D respecto a los 2 años anteriores). En cuanto a Innovación Tecnológica, la deducción oscila entre un 15% y un 20%.</text:p>
          </table:table-cell>
          <table:table-cell table:number-columns-repeated="4"/>
          <table:table-cell office:value-type="string" calcext:value-type="string">
            <text:p>.</text:p>
          </table:table-cell>
          <table:table-cell table:number-columns-repeated="16367"/>
        </table:table-row>
        <table:table-row table:style-name="ro14">
          <table:table-cell office:value-type="string" calcext:value-type="string">
            <text:p>bases-reguladoras-de-las-ayudas-para-el-impulso-de-la-actividad-economica-a-traves-de-proyectos-de-investigacion-industrial-y-desarrollo-experimental-proyectos-de-inversion-para-el-crecimiento-y-mejora-de-la-competitividad-de-las-pymes-y-proyectos-de-puesta-en-marcha-de-pequenas-empresas-por-parte-de-la-agencia-empresarial-para-la-transformacion-y-el-desarrollo-economico-trade</text:p>
          </table:table-cell>
          <table:table-cell office:value-type="string" calcext:value-type="string">
            <text:p>Subvenciones para el impulso de la actividad económica, a través de proyectos de investigación industrial y desarrollo experimental, proyectos de inversión para el crecimiento y mejora de la competitividad de las PYMES y proyectos de puesta en marcha de pequeñas empresas, por parte de la Agencia Empresarial para la Transformación y el Desarrollo Económico (TRADE).</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17000000.0</text:p>
          </table:table-cell>
          <table:table-cell office:value-type="string" calcext:value-type="string">
            <text:p>Línea 1: Promover la investigación industrial y el desarrollo experimental en Andalucía, en el marco de las actividades establecidas en la Estrategia de Especialización Inteligente para la Sostenibilidad de Andalucía.</text:p>
            <text:p/>
            <text:p>Línea 2: Apoyar el crecimiento, la mejora de la competitividad y la ampliación del tamaño de las medianas y pequeñas empresas y las microempresas con actividad económica en Andalucía.</text:p>
            <text:p/>
            <text:p>Línea 3: Apoyar la puesta en marcha de pequeñas empresas y microempresas en Andalucía.</text:p>
          </table:table-cell>
          <table:table-cell office:value-type="string" calcext:value-type="string">
            <text:p>Andalucía</text:p>
          </table:table-cell>
          <table:table-cell office:value-type="string" calcext:value-type="string">
            <text:p>1000000.0</text:p>
          </table:table-cell>
          <table:table-cell office:value-type="string" calcext:value-type="string">
            <text:p>ANDALUCÍA - Consejería de Economía, Hacienda y Fondos Europeos</text:p>
          </table:table-cell>
          <table:table-cell office:value-type="string" calcext:value-type="string">
            <text:p>Línea 1: Las empresas con las siguientes formas jurídicas: sociedades mercantiles, cooperativas y</text:p>
            <text:p>sociedades laborales.</text:p>
            <text:p>* Exclusivamente para proyectos en agrupación con PYMES podrán también ser beneficiarias las empresas NO PYMES con las siguientes formas jurídicas: sociedades mercantiles, cooperativas y sociedades laborales.</text:p>
            <text:p/>
            <text:p>Línea 2: La PYMES cuyos CNAE estén incluidos entre: DEL 07 AL 11, del 13 al 18, del 20 al 33, 35, del 38 al 39, 43, 52, 58, 59, 62, 63, 71, 72 y 74.</text:p>
            <text:p/>
            <text:p>Línea 3: Las pequeñas empresas y microempresas, excluidos los empresarios individuales o autónomos.</text:p>
          </table:table-cell>
          <table:table-cell office:value-type="string" calcext:value-type="string">
            <text:p>Línea 1: Desde el 10/07/2024 hasta el 30/12/2025. Línea 2: Desde el 10/07/2024 hasta el 30/12/2025. Línea 3: Desde el 10/07/2024 hasta el 30/12/2027.</text:p>
          </table:table-cell>
          <table:table-cell office:value-type="string" calcext:value-type="string">
            <text:p>Línea 1:</text:p>
            <text:p>a) La inversión mínima será de 30.000€.</text:p>
            <text:p>b) El importe máximo por beneficiario es de hasta 400.000€</text:p>
            <text:p>c) El porcentaje de subvención a conceder dependerá del tamaño de la empresa beneficiaria y de la naturaleza del proyecto (individual o en agrupación):</text:p>
            <text:p>- Micro y Pequeña: 45% individual, 50% agrupación</text:p>
            <text:p>- Mediana: 35% individual, 45% agrupación</text:p>
            <text:p>- No PYME: 25% agrupación</text:p>
            <text:p/>
            <text:p>Línea 2: </text:p>
            <text:p>- El porcentaje subvencionable podrá llegar hasta el 70% de la inversión realizada.</text:p>
            <text:p>- La inversión mínima será de 30.000€. </text:p>
            <text:p>- El importe máximo no estará limitado.</text:p>
            <text:p/>
            <text:p>Línea 3:</text:p>
            <text:p>- El porcentaje subvencionable podrá llegar hasta el 75% de la inversión realizada.</text:p>
            <text:p>- La inversión mínima será de 30.000€. </text:p>
            <text:p>- El importe máximo será de 1.000.000€</text:p>
          </table:table-cell>
          <table:table-cell office:value-type="string" calcext:value-type="string">
            <text:p>Línea 1:</text:p>
            <text:p>- Gastos de personal.</text:p>
            <text:p>- Costes de investigación contractual, así como costes de consultoría y servicios equivalentes destinados de manera exclusiva al proyecto.</text:p>
            <text:p>- Costes indirectos en los que incurra el proyecto, que por su naturaleza no puedan imputarse de forma directa.</text:p>
            <text:p/>
            <text:p>Línea 2:</text:p>
            <text:p>- Terrenos urbanos: la adquisición de terrenos urbanos necesarios para la implantación del proyecto.</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En el caso de los elementos de transporte, solo serán subvencionables los elementos de transporte interior al recinto de la empresa.</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El arrendamiento financiero de activos materiales.</text:p>
            <text:p/>
            <text:p>Línea 3:</text:p>
            <text:p>- Terrenos urbanos: la adquisición de terrenos urbanos necesarios para la implantación del proyecto.</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Adquisición y tratamiento de software, a excepción de software que consista en licencias informáticas de sistemas operativos o de aplicaciones de ofimática.</text:p>
            <text:p>- Planificación, ingeniería y dirección facultativa:</text:p>
          </table:table-cell>
          <table:table-cell office:value-type="string" calcext:value-type="string">
            <text:p>Para la línea 1, la fecha de finalización de los proyectos es el 30/12/2025.</text:p>
          </table:table-cell>
          <table:table-cell office:value-type="string" calcext:value-type="string">
            <text:p>1. Subvenciones para proyectos de investigación industrial y desarrollo experimental en Andalucía.</text:p>
            <text:p/>
            <text:p>2. Subvenciones para proyectos de inversión de PYMES para el crecimiento y mejora de la competitividad en Andalucía.</text:p>
            <text:p/>
            <text:p>3. Subvenciones para proyectos de puesta en marcha de pequeñas empresas en Andalucía.</text:p>
          </table:table-cell>
          <table:table-cell/>
          <table:table-cell office:value-type="string" calcext:value-type="string">
            <text:p>Acceso a la solicitud de las ayudas por línea:</text:p>
          </table:table-cell>
          <table:table-cell table:number-columns-repeated="16367"/>
        </table:table-row>
        <table:table-row table:style-name="ro15">
          <table:table-cell office:value-type="string" calcext:value-type="string">
            <text:p>subvenciones-destinadas-a-financiar-los-proyectos-de-expansion-internacional-de-las-pymes-de-castilla-y-leon</text:p>
          </table:table-cell>
          <table:table-cell office:value-type="string" calcext:value-type="string">
            <text:p>Subvenciones destinadas a financiar los proyectos de expansión internacional de las PYMEs de Castilla y León.</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2050000.0</text:p>
          </table:table-cell>
          <table:table-cell office:value-type="string" calcext:value-type="string">
            <text:p>Financiar acciones de promoción internacional, la participación en licitaciones públicas internacionales, los proyectos de implantación exterior y las acciones o materiales de marketing internacional realizados por empresas de Castilla y León con el fin de impulsar la promoción exterior de la empresa y su presencia en mercados internacionales.</text:p>
          </table:table-cell>
          <table:table-cell office:value-type="string" calcext:value-type="string">
            <text:p>Castilla y León</text:p>
          </table:table-cell>
          <table:table-cell office:value-type="string" calcext:value-type="string">
            <text:p>200000.0</text:p>
          </table:table-cell>
          <table:table-cell office:value-type="string" calcext:value-type="string">
            <text:p>CASTILLA Y LEÓN - INSTITUTO PARA LA COMPETITIVIDAD EMPRESARIAL DE CASTILLA Y LEÓN</text:p>
          </table:table-cell>
          <table:table-cell office:value-type="string" calcext:value-type="string">
            <text:p>Las PYMEs y autónomos con domicilio social o centro de trabajo en Castilla y León que realicen proyectos de promoción exterior dirigidos a la expansión internacional.</text:p>
            <text:p/>
            <text:p>Serán admisibles todos los sectores, a excepción de aquellas actividades excluidas en aplicación de lo dispuesto en base primera punto 2 de la Orden de Bases y de los sectores de actividad siguientes (CNAE):</text:p>
            <text:p>- Sección O: Administración Pública y Defensa; seguridad social obligatoria.</text:p>
            <text:p>- Sección S: Otros servicios-División 94</text:p>
            <text:p>- Sección T: Actividades de los hogares como empleadores de personal doméstico; actividades de los hogares como productores de bienes y servicios para uso propio.</text:p>
            <text:p>- Sección U: Actividades de organizaciones y organismos extraterritoriales.</text:p>
            <text:p>- Sector editorial: Empresas encuadradas en la división o sección de la Clasificación Nacional de Actividades Económicas número 581: “Edición de libros, periódicos y otras actividades editoriales”.</text:p>
          </table:table-cell>
          <table:table-cell office:value-type="string" calcext:value-type="string">
            <text:p>El plazo de presentación de solicitudes comenzará el 03/11/2023 y finalizará el día de la publicación de la convocatoria que la sustituya o la publicación del cierre de la misma.</text:p>
          </table:table-cell>
          <table:table-cell office:value-type="string" calcext:value-type="string">
            <text:p>El importe de la subvención será un porcentaje fijo del 45% sobre el coste subvencionable, y se podrá aplicar un porcentaje adicional de hasta un 15%, en aplicación de los criterios de valoración</text:p>
            <text:p/>
            <text:p>Las solicitudes deberán tener un presupuesto total elegible mínimo de 2.000 euros.</text:p>
          </table:table-cell>
          <table:table-cell office:value-type="string" calcext:value-type="string">
            <text:p>Línea A:</text:p>
            <text:p>a) Misiones comerciales internacionales:</text:p>
            <text:p>- Misión directa.</text:p>
            <text:p>- Misión inversa.</text:p>
            <text:p>- Visita a feria, exposición o congreso de carácter internacional.</text:p>
            <text:p>b) Presentación de productos.</text:p>
            <text:p/>
            <text:p>Línea B:</text:p>
            <text:p>- La compra de pliegos.</text:p>
            <text:p>- Los gastos de legalización de documentos que se pudieran derivar de la compra de dichos pliegos.</text:p>
            <text:p/>
            <text:p>Línea C:</text:p>
            <text:p>- Estudio de viabilidad de la implantación. El límite de estos gastos será de 6.000 euros.</text:p>
            <text:p>- Gastos de constitución (escrituras notariales).</text:p>
            <text:p>- Gastos de asesoramiento jurídico y fiscal necesarios para la implantación en el país. El límite de estos gastos será de 1.500 euros.</text:p>
            <text:p>- Costes de viaje (Definición y condiciones en el punto 3).</text:p>
            <text:p/>
            <text:p>Línea D:</text:p>
            <text:p>- Gastos relacionados con el proceso de registro y renovación de marca en países fuera de la Unión Europea.</text:p>
            <text:p>- Gastos relacionados con el proceso de certificación, registro y renovación de productos necesarios para la comercialización de los mismos en los países fuera de la Unión Europea.</text:p>
            <text:p/>
            <text:p>Línea E:</text:p>
            <text:p>a) Material de promoción realizado, al menos, en un idioma extranjero.</text:p>
            <text:p>- Catálogos, folletos, vídeos, y banners (Límite de gastos de 3.500 euros por año)</text:p>
            <text:p>- Creación de una página web o una tienda online en un idioma extranjero, y la adaptación de la página web o tienda online a cualquier mercado internacional (Límite de gastos de 3.500 euros por año) </text:p>
            <text:p>b) Gastos de publicidad en medios extranjeros.</text:p>
            <text:p>c) Plan de marketing internacional on-line en mercados exteriores.</text:p>
            <text:p/>
            <text:p>Podrán financiarse los costes de viaje.</text:p>
          </table:table-cell>
          <table:table-cell/>
          <table:table-cell office:value-type="string" calcext:value-type="string">
            <text:p>A. Acciones de promoción internacional.</text:p>
            <text:p>B. Participación en licitaciones públicas internacionales. </text:p>
            <text:p>C. Implantaciones en el exterior.</text:p>
            <text:p>D. Registro y renovación de marcas y productos en países que no sean miembros de la Unión Europea.</text:p>
            <text:p>E. Gastos de marketing internacional.</text:p>
          </table:table-cell>
          <table:table-cell office:value-type="string" calcext:value-type="string">
            <text:p>Quedan excluidas las comunidades de bienes, las sociedades civiles, las asociaciones y las fundaciones sin ánimo de lucro.</text:p>
          </table:table-cell>
          <table:table-cell office:value-type="string" calcext:value-type="string">
            <text:p>Serán subvencionables las acciones realizadas o ejecutadas desde el 16 de febrero de 2023 (incluido), y que hayan sido efectivamente realizados y pagados con anterioridad a la solicitud de la ayuda.</text:p>
          </table:table-cell>
          <table:table-cell table:number-columns-repeated="16367"/>
        </table:table-row>
        <table:table-row table:style-name="ro6">
          <table:table-cell office:value-type="string" calcext:value-type="string">
            <text:p>incentivos-regionales-castilla-y-leon</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CASTILLA Y LEON</text:p>
          </table:table-cell>
          <table:table-cell office:value-type="string" calcext:value-type="string">
            <text:p>0.0</text:p>
          </table:table-cell>
          <table:table-cell office:value-type="string" calcext:value-type="string">
            <text:p>Subvenciones a fondo perdido, con distinto % en función de la provincia, con el objeto de fomentar la actividad empresaria al objeto de reducir las diferencias de situación económica en el territorio nacional, repartir más equilibradamente las actividades económicas sobre el mismo y reforzar el potencial de desarrollo endógeno de las region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ON - Instituto para la Competitividad Industrial</text:p>
          </table:table-cell>
          <table:table-cell office:value-type="string" calcext:value-type="string">
            <text:p>Empresas que realicen en Castilla y León inversiones que impliquen la creación de un nuevo establecimiento, la ampliación de uno existente o el lanzamiento de una actividad que implique un cambio fundamental en el producto o proceso de produc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Subvención básica a fondo perdido hasta:</text:p>
            <text:p/>
            <text:p>a) En la provincia de Salamanca, del 25 por ciento para grandes empresas, del 35 por ciento para medianas empresas y del 45 por ciento para pequeñas empresas.</text:p>
            <text:p>b) En las provincias de Soria y Zamora, del 20 por ciento para grandes empresas, del 30 por ciento para medianas empresas y del 40 por ciento para pequeñas empresas.</text:p>
            <text:p>c) En el ámbito geográfico restante de dicha zona, del 15% para grandes empresas, del 25% y del 35% para pequeñas empresas.</text:p>
          </table:table-cell>
          <table:table-cell office:value-type="string" calcext:value-type="string">
            <text:p>a) Obra civil</text:p>
            <text:p>b) Bienes de equipo, excluidos los elementos de transporte exterior</text:p>
            <text:p>c) Estudios previos de viabilidad (sólo en el caso de pequeñas y medianas empresas)</text:p>
            <text:p>d) Activos Inmateriales</text:p>
            <text:p>e) Excepcionalmente, otros conceptos.</text:p>
          </table:table-cell>
          <table:table-cell table:number-columns-repeated="3"/>
          <table:table-cell office:value-type="string" calcext:value-type="string">
            <text:p>Son subvencionables las siguientes actividades:</text:p>
            <text:p>- Industrias transformadoras, especialmente las que apliquen tecnologías medias y avanzadas o</text:p>
            <text:p>utilicen energías alternativas.</text:p>
            <text:p>- Industrias agroalimentarias cuyos productos no estén entre los enumerados en el anexo I del Tratado</text:p>
            <text:p>de Funcionamiento de la Unión Europea.</text:p>
            <text:p>- Servicios de apoyo industrial.</text:p>
            <text:p>- Plataformas logísticas.</text:p>
            <text:p>- Establecimientos de alojamiento hotelero o de turismo rural, campamentos de turismo.</text:p>
          </table:table-cell>
          <table:table-cell table:number-columns-repeated="16367"/>
        </table:table-row>
        <table:table-row table:style-name="ro16">
          <table:table-cell office:value-type="string" calcext:value-type="string">
            <text:p>incentivos-regionales-2021</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ILLES BALEARS</text:p>
          </table:table-cell>
          <table:table-cell office:value-type="string" calcext:value-type="string">
            <text:p>0.0</text:p>
          </table:table-cell>
          <table:table-cell office:value-type="string" calcext:value-type="string">
            <text:p>Ayudas financieras que conceda el Estado para fomentar la <text:s/>actividad empresarial y orientar su localización hacia zonas previamente determinadas, con <text:s/>el fin de <text:s/>repartir más <text:s/>equilibradamente las actividades económicas y reforzar el potencial de desarrollo endógeno de las regiones.</text:p>
          </table:table-cell>
          <table:table-cell/>
          <table:table-cell office:value-type="string" calcext:value-type="string">
            <text:p>0.0</text:p>
          </table:table-cell>
          <table:table-cell office:value-type="string" calcext:value-type="string">
            <text:p>ILLES BALEARS - GOVERN ILLES BALEARS</text:p>
          </table:table-cell>
          <table:table-cell office:value-type="string" calcext:value-type="string">
            <text:p>Personas jurídicas que, en la zona de promoción económica de la Comunidad Autónoma, realicen inversiones que impliquen la creación de un nuevo establecimiento, la ampliación de uno ya existente o el lanzamiento de una  actividad que comporte un cambio fundamental en el producto o el proceso de producción de éste.</text:p>
            <text:p/>
            <text:p>En el caso de grandes empresas sólo se podrán conceder ayudas para inversiones iniciales que atraigan a nuevas actividades, o para la diversificación de establecimientos existentes en nuevos productos o nuevos procesos innovadores. </text:p>
            <text:p/>
            <text:p>No deben haber iniciado la inversión antes de la solicitud de subvención, y deben autofinanciarse al menos un 25% , y el proyecto debe ser igual o superior a 900.000 euros.</text:p>
          </table:table-cell>
          <table:table-cell office:value-type="string" calcext:value-type="string">
            <text:p>El plazo de solicitud estará vigentes hasta el 31/12/2027.</text:p>
          </table:table-cell>
          <table:table-cell office:value-type="string" calcext:value-type="string">
            <text:p>El porcentaje de subvención depende del resultado del Total de la puntuación básica (TPB), la zona de promoción económica y la tipología de empresa. </text:p>
            <text:p/>
            <text:p>Las subvenciones a fondo perdido hasta alcanzan: (20% adicional en zonas prioritarias)</text:p>
            <text:p>- 15 % para grandes empresas.</text:p>
            <text:p>- 25 % pera medianas empresas.</text:p>
            <text:p>- 35 % para pequeñas empresas.</text:p>
          </table:table-cell>
          <table:table-cell office:value-type="string" calcext:value-type="string">
            <text:p>a) Obra civil: acometidas, urbanización, laboratorios, oficinas, almacenes, etc.</text:p>
            <text:p>b) Bienes de equipo: maquinaria de proceso, instalaciones eléctricas especiales, instalaciones energéticas y de suministro de agua especiales, elementos de transporte interior, vehículos, etc.</text:p>
            <text:p>c) En el caso de las pequeñas y medianas empresas, hasta el 50%  de los costes derivados de los estudios previos del proyecto.</text:p>
            <text:p>d) Activos inmateriales, siempre y cuando no excedan del 30% del total de la inversión incentivable.</text:p>
            <text:p>e) Otros conceptos, activos fijos no relacionados con la producción pero necesarios para la para realización del proyecto.</text:p>
          </table:table-cell>
          <table:table-cell/>
          <table:table-cell office:value-type="string" calcext:value-type="string">
            <text:p>- Proyectos de creación de nuevos establecimientos (nuevos establecimientos hoteleros, instalaciones complementarias de ocio, centros industriales, logísticos y fábricas).</text:p>
            <text:p/>
            <text:p>- Proyectos de ampliación (hoteleros con nuevas instalaciones de ocio, industriales con nuevas líneas de producto o dimensionamiento de las actuales).</text:p>
            <text:p/>
            <text:p>- Proyectos de modernización (planta hotelera, instalaciones industriales), en donde la inversión constituya una parte importante del activo fijo material y en donde se mantengan los puestos de trabajo existentes.</text:p>
          </table:table-cell>
          <table:table-cell/>
          <table:table-cell office:value-type="string" calcext:value-type="string">
            <text:p>No puede obtener incentivos económicos regionales las UTE, comunidades de bienes (C.B), agrupaciones de interés económico (A.I.E), comunidades de propietarios, etc.</text:p>
          </table:table-cell>
          <table:table-cell table:number-columns-repeated="16367"/>
        </table:table-row>
        <table:table-row table:style-name="ro4">
          <table:table-cell office:value-type="string" calcext:value-type="string">
            <text:p>deducciones-fiscales-por-idi-estatales</text:p>
          </table:table-cell>
          <table:table-cell office:value-type="string" calcext:value-type="string">
            <text:p>Deducciones Fiscales por I+D+i estatale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 (recogido en el artículo 35.1 de la Ley del Impuesto sobre Sociedade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Hacienda y Función Pública - Agencia Tributaria</text:p>
          </table:table-cell>
          <table:table-cell office:value-type="string" calcext:value-type="string">
            <text:p>Autónomos, Pymes, Start up y Empresas que realicen proyectos de <text:s/>innovación Tecnológica (IT) o proyectos de investigación y desarrollo.</text:p>
          </table:table-cell>
          <table:table-cell/>
          <table:table-cell office:value-type="string" calcext:value-type="string">
            <text:p>Si el gasto es considerado I+D, con carácter general, la deducción asciende al 25% de los gastos efectuados en el período impositivo por este concepto; cuando los gastos del período sean superiores a la media de los efectuados en los dos años anteriores se aplica el 42% al exceso.</text:p>
            <text:p> </text:p>
            <text:p>Además, puede aplicarse una deducción adicional del 17% sobre el gasto de personal cualificado adscrito en exclusiva a actividades de I+D.</text:p>
            <text:p> </text:p>
            <text:p>Si el gasto es considerado Innovación Tecnológica, la deducción será de un 12%.</text:p>
          </table:table-cell>
          <table:table-cell office:value-type="string" calcext:value-type="string">
            <text:p>a) Se considerará investigación a la indagación original y planificada que persiga descubrir nuevos conocimientos y una superior comprensión en el ámbito científico y tecnológico, y desarrollo a la aplicación de los resultados de la investigación o de otro tipo de conocimiento científico para la fabricación de nuevos materiales o productos o para el diseño de nuevos procesos o sistemas de producción, así como para la mejora tecnológica sustancial de materiales, productos, procesos o sistemas preexistentes.</text:p>
            <text:p/>
            <text:p>También se considerará actividad de investigación y desarrollo:</text:p>
            <text:p>- El diseño y elaboración del muestrario para el lanzamiento de nuevos productos.</text:p>
            <text:p>- La materialización de los nuevos productos o procesos en un plano, esquema o diseño, así como la creación de un primer prototipo no comercializable y los proyectos de demostración inicial o proyectos piloto, siempre que éstos no puedan convertirse o utilizarse para aplicaciones industriales o para su explotación comercial.</text:p>
            <text:p>- La creación, combinación y configuración de software avanzado, mediante nuevos teoremas y algoritmos o sistemas operativos, lenguajes, interfaces y aplicaciones destinados a la elaboración de productos, procesos o servicios nuevos o mejorados sustancialmente. Se asimilará a este concepto el software destinado a facilitar el acceso a los servicios de la sociedad de la información a las personas con discapacidad, cuando se realice sin fin de lucro. Se considerará innovación tecnológica la actividad cuyo resultado sea un avance tecnológico en la obtención de nuevos productos o procesos de producción o mejoras sustanciales de los ya existentes. Se considerarán nuevos aquellos productos o procesos cuyas características o aplicaciones, desde el punto de vista tecnológico, difieran sustancialmente de las existentes con anterioridad.</text:p>
            <text:p/>
            <text:p>b) Se considerará innovación tecnológica la actividad cuyo resultado sea un avance tecnológico en la obtención de nuevos productos o procesos de producción o mejoras sustanciales de los ya existentes. Se considerarán nuevos aquellos productos o procesos cuyas características o aplicaciones, desde el punto de vista tecnológico, difieran sustancialmente de las existentes con anterioridad</text:p>
            <text:p/>
            <text:p>Esta actividad incluirá la materialización de los nuevos productos o procesos en un plano, esquema o diseño, así como la creación de un primer prototipo no comercializable, los proyectos de demostración inicial o proyectos piloto, incluidos los relacionados con la animación y los videojuegos y los muestrarios textiles, de la industria del calzado, del curtido, de la marroquinería, del juguete, del mueble y de la madera, siempre que no puedan convertirse o utilizarse para aplicaciones industriales o para su explotación comercial.</text:p>
          </table:table-cell>
          <table:table-cell table:number-columns-repeated="16371"/>
        </table:table-row>
        <table:table-row table:style-name="ro17">
          <table:table-cell office:value-type="string" calcext:value-type="string">
            <text:p>proceso-de-certificacion-enisa</text:p>
          </table:table-cell>
          <table:table-cell office:value-type="string" calcext:value-type="string">
            <text:p>Proceso de Certificación Enisa.</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valuar y certificar empresas emergentes, en especial el carácter de emprendimiento innovador y escalable de las empresas emergentes.</text:p>
          </table:table-cell>
          <table:table-cell/>
          <table:table-cell office:value-type="string" calcext:value-type="string">
            <text:p>0.0</text:p>
          </table:table-cell>
          <table:table-cell office:value-type="string" calcext:value-type="string">
            <text:p>Ministerio de Industria y Turismo</text:p>
          </table:table-cell>
          <table:table-cell office:value-type="string" calcext:value-type="string">
            <text:p>Las empresas emergentes, entendiéndose como tal toda persona jurídica que reúna simultáneamente las condiciones previstas en el artículo 3 de la Ley 28/2022, de 21 de diciembre, que no esté incursa en ninguno de los supuestos recogidos en el artículo 6 de dicha ley, y que sea debidamente certificada, en los términos que recogen la Ley 28/2022, de 21 de diciembre.</text:p>
            <text:p/>
            <text:p>1. La empresa debe acreditar que desarrolla un proyecto de emprendimiento innovador. Se entenderá cumplido el requisito del carácter de emprendimiento innovador si la empresa solicitante cumple al menos una de las condiciones siguientes:</text:p>
            <text:p>a) Los gastos en investigación, desarrollo e innovación tecnológica representen, al menos, un 15 por ciento respecto de los gastos totales de la empresa durante los dos ejercicios anteriores, o, en el ejercicio anterior cuando se trate de empresas de menos de dos años.</text:p>
            <text:p>b) Que la empresa solicitante haya sido beneficiaria de inversión, financiación o ayuda públicas para el desarrollo de proyectos de I+D+i o de emprendimiento innovador en los últimos tres años sin haber sufrido revocación por incorrecta o insuficiente ejecución de la actividad financiada.</text:p>
            <text:p>c) Que la empresa disponga de un informe motivado emitido por el Ministerio de Ciencia e Innovación, respecto a su alto grado de innovación.</text:p>
            <text:p>d) Que la empresa acredite disfrutar de bonificaciones en la cotización a la Seguridad Social por tener contratado personal investigador.</text:p>
            <text:p>e) Que la empresa disponga de un Sello Pyme Innovadora concedido por el Ministerio de Ciencia e Innovación.</text:p>
            <text:p>f) Que la empresa disponga de Certificación de Joven Empresa Innovadora emitida por AENOR (EA0043) o de Certificación de Pequeña o microempresa Innovadora emitida por AENOR (EA0047) o Certificación conforme a la norma UNE 166.002- Sistemas de gestión de la l+D+i.</text:p>
            <text:p/>
            <text:p>En caso de no cumplir ninguno de los criterios mencionados,  la entidad certificadora evaluará el carácter de emprendimiento innovador teniendo en cuenta si la empresa solicitante cumple con alguno de los siguientes aspectos:</text:p>
            <text:p>a) La presencia de innovación tecnológica, ya sea en desarrollo o explotación, y que pueda estar protegida por derechos de propiedad industrial (quedan excluidos marcas y nombres comerciales) u otros derechos como software o know-how protegidos, todos ellos relacionados con el modelo de negocio de la empresa solicitante. </text:p>
            <text:p>b) La presencia de innovación en productos, procesos, servicios y/o modelos de negocio.</text:p>
            <text:p/>
            <text:p>2. Además, la empresa debe tener un alto potencial de crecimiento. La entidad certificadora valorará el grado de escalabilidad de la empresa a partir del análisis de los criterios siguientes:</text:p>
            <text:p>a) Grado de atractivo del mercado.</text:p>
            <text:p>b) Fase de la vida de la empresa. </text:p>
            <text:p>c) Modelo de negocio. </text:p>
            <text:p>d) Competencia.</text:p>
            <text:p>e) Equipo. </text:p>
            <text:p>f)  Contratos con proveedores, suministradores y contratos de alquiler. </text:p>
            <text:p>g) Clientes.</text:p>
          </table:table-cell>
          <table:table-cell table:number-columns-repeated="6"/>
          <table:table-cell office:value-type="string" calcext:value-type="string">
            <text:p>La documentación necesaria para la certificación como empresa emergente será:</text:p>
            <text:p>a) Documentación acreditativa de la empresa solicitante.</text:p>
            <text:p>b) Número de identificación fiscal.</text:p>
            <text:p>c) Escritura pública de constitución.</text:p>
            <text:p>d) Cuentas anuales cerradas del último ejercicio.</text:p>
            <text:p>e) Certificado de estar al corriente de pagos con Hacienda.</text:p>
            <text:p>f) Certificado de estar al corriente de pagos con la Seguridad Social.</text:p>
            <text:p>g) Declaración responsable del cumplimiento de requisitos de los artículos 3 y 6 de la Ley 28/2022, de 21 de diciembre.</text:p>
            <text:p>h) Plan de negocio</text:p>
          </table:table-cell>
          <table:table-cell table:number-columns-repeated="16367"/>
        </table:table-row>
        <table:table-row table:style-name="ro18">
          <table:table-cell office:value-type="string" calcext:value-type="string">
            <text:p>proyectos-de-id-de-transferencia-tecnologica-cervera</text:p>
          </table:table-cell>
          <table:table-cell office:value-type="string" calcext:value-type="string">
            <text:p>Proyectos de I+D de Transferencia Tecnológica Cerver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500000000.0</text:p>
          </table:table-cell>
          <table:table-cell office:value-type="string" calcext:value-type="string">
            <text:p>Fortalecimiento de las capacidades de innovación de las PYMES y empresas de mediana capitalización, mediante la contratación de actividades de I+D a centros generadores de conocimiento o la ejecución de proyectos de I+D en colaboración con estas entidades, en alguna de las tecnologías prioritarias "Cervera" siguientes:</text:p>
            <text:p>- Materiales avanzados</text:p>
            <text:p>- Economía circular</text:p>
            <text:p>- Transición energética</text:p>
            <text:p>- Fabricación inteligente</text:p>
            <text:p>- Tecnologías para la salud</text:p>
            <text:p>- Cadena alimentaria segura y saludable</text:p>
            <text:p>- Deep learning e Inteligencia Artificial</text:p>
            <text:p>- Redes móviles avanzadas</text:p>
            <text:p>- Transporte inteligente</text:p>
            <text:p>- Protección de la información</text:p>
            <text:p>- Computación cuántica</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E INNOVACIÓN - Centro para el Desarrollo Tecnológico y la Innovación - CDTI</text:p>
          </table:table-cell>
          <table:table-cell office:value-type="string" calcext:value-type="string">
            <text:p>Las PYMEs y empresas de mediana capitalización (MIDCAPS).</text:p>
          </table:table-cell>
          <table:table-cell office:value-type="string" calcext:value-type="string">
            <text:p>Convocatoria abierta todo el año.</text:p>
          </table:table-cell>
          <table:table-cell office:value-type="string" calcext:value-type="string">
            <text:p>Presupuesto mínimo financiable: 175.000 euros.</text:p>
            <text:p/>
            <text:p>Ayuda parcialmente reembolsable. </text:p>
            <text:p>- Tipo de interés fijo: Euribor a 1 año, fijado a la fecha de la aprobación de la ayuda.</text:p>
            <text:p>- Ayuda de hasta el 90% del presupuesto total aprobado (siempre que no se superen los límites de intensidad máxima de ayudas permitidos por la normativa comunitaria de ayudas de estado).</text:p>
            <text:p>- Si el proyecto de I+D se financia exclusivamente con fondos CDTI, el tipo de interés se aplicará al importe total de la ayuda.</text:p>
            <text:p>- Si el proyecto de I+D se cofinancia con fondos comunitarios, el tipo de interés se aplicará exclusivamente al tramo reembolsable de la ayuda.</text:p>
            <text:p>- Devolución: 10 o 15 años.</text:p>
            <text:p>- Las amortizaciones del préstamo tendrán carácter semestral.</text:p>
            <text:p>- El primer reembolso se realizará 3 años después del centro de gravedad del proyecto, con un mínimo de dos años desde su fecha de finalización.</text:p>
            <text:p>- Los intereses ordinarios del préstamo se devengarán semestralmente desde el momento de la disposición de cualquier cuantía de la ayuda, incluidos los anticipos.</text:p>
            <text:p>- Tramo no reembolsable del 33% de la cobertura financiera de la ayuda.</text:p>
            <text:p>- El CDTI podrá requerir la constitución de garantías para la devolución de la ayuda cuando el análisis económico financiero de la empresa así lo indique.</text:p>
            <text:p>- En su caso, el CDTI podrá aplicar una minoración o exención de las garantías solicitadas.</text:p>
            <text:p>- Anticipo del 35% de la ayuda con límite de 250.000 euros, sin exigencia de garantías adicionales.</text:p>
            <text:p>- La empresa deberá financiar al menos el 10% del presupuesto del proyecto con recursos propios.</text:p>
          </table:table-cell>
          <table:table-cell office:value-type="string" calcext:value-type="string">
            <text:p>Son elegibles los gastos de personal; costes de instrumental y material; costes de investigación contractual, conocimientos y patentes adquiridas, consultoría y servicios equivalentes (excluidos los asociados a la solicitud del proyecto); gastos generales suplementarios y otros gastos derivados del proyecto. </text:p>
            <text:p/>
            <text:p>También son elegibles el gasto derivado del informe de auditor y los gastos de gestión y coordinación del proyecto. </text:p>
            <text:p/>
            <text:p>Adicionalmente, serán elegibles:</text:p>
            <text:p>- El gasto derivado el informe realizado por el auditor (límite máximo de 2.000 euros por beneficiario e hito).</text:p>
            <text:p>- Los gastos de gestión y coordinación del proyecto (límite máximo de 6.000 euros por beneficiario e hito).</text:p>
            <text:p>- El gasto derivado de la obtención del informe de valoración del cumplimiento del DNSH (límite máximo de 2.000 euros por proyecto).</text:p>
            <text:p/>
            <text:p>Las colaboraciones externas no podrán superar el 65% del presupuesto elegible con carácter general, pudiendo alcanzar hasta el 80% para el sector biofarmacéutico debido al elevado coste de los ensayos de este tipo de productos.</text:p>
          </table:table-cell>
          <table:table-cell office:value-type="string" calcext:value-type="string">
            <text:p>Duración: 12 a 36 meses. </text:p>
            <text:p/>
            <text:p>Los proyectos podrán tener uno o varios hitos técnicos, cuya duración deberá ser de 9 a 18 meses.</text:p>
          </table:table-cell>
          <table:table-cell table:number-columns-repeated="16370"/>
        </table:table-row>
        <table:table-row table:style-name="ro5">
          <table:table-cell office:value-type="string" calcext:value-type="string">
            <text:p>ayudas-adelante-inversion-para-el-fomento-de-la-inversion-y-la-mejora-de-la-productividad-empresarial-en-castilla-la-mancha-ano-2024</text:p>
          </table:table-cell>
          <table:table-cell office:value-type="string" calcext:value-type="string">
            <text:p>Ayudas Adelante Inversión para el fomento de la inversión y la mejora de la productividad empresarial en Castilla-La Mancha, año 2024.</text:p>
          </table:table-cell>
          <table:table-cell office:value-type="string" calcext:value-type="string">
            <text:p>Apertura el 25/09/2024 y cierre el 31/03/2025</text:p>
          </table:table-cell>
          <table:table-cell office:value-type="string" calcext:value-type="string">
            <text:p>CASTILLA-LA MANCHA</text:p>
          </table:table-cell>
          <table:table-cell office:value-type="string" calcext:value-type="string">
            <text:p>40000000.0</text:p>
          </table:table-cell>
          <table:table-cell office:value-type="string" calcext:value-type="string">
            <text:p>Facilitar financiación a las empresas para poner en marcha un proyecto empresarial, su incorporación al tejido empresarial de Castilla-La Mancha y la mejora de su productividad, todo ello mediante la realización de inversiones productivas, que conlleven un aumento del valor añadido de los productos fabricados en la región, intervengan directamente en el proceso productivo, así como la creación de empleo vinculado a la inversión y/o mantenimiento de puestos de trabajo.</text:p>
          </table:table-cell>
          <table:table-cell office:value-type="string" calcext:value-type="string">
            <text:p>Castilla La Mancha</text:p>
          </table:table-cell>
          <table:table-cell office:value-type="string" calcext:value-type="string">
            <text:p>400000.0</text:p>
          </table:table-cell>
          <table:table-cell office:value-type="string" calcext:value-type="string">
            <text:p>CASTILLA-LA MANCHA - DIRECCIÓN GENERAL DE EMPRESAS</text:p>
          </table:table-cell>
          <table:table-cell office:value-type="string" calcext:value-type="string">
            <text:p>Las PYMEs, que tengan ánimo de lucro, que proyecten llevar a cabo una inversión en un centro de trabajo o establecimiento operativo localizado en Castilla-La Mancha.</text:p>
          </table:table-cell>
          <table:table-cell office:value-type="string" calcext:value-type="string">
            <text:p>El plazo de solicitud es desde el 25/09/2024 hasta el 31/03/2025.</text:p>
          </table:table-cell>
          <table:table-cell office:value-type="string" calcext:value-type="string">
            <text:p>Las actuaciones o proyectos no podrán ser inferiores al límite mínimo de inversión aprobada subvencionable de 5.000 euros y no podrán superar el límite máximo de inversión de 900.000 euros.</text:p>
            <text:p/>
            <text:p>El importe de la subvención a percibir por la entidad beneficiaria en una convocatoria no podrá superar el límite máximo de 400.000 euros, independientemente del número de proyectos subvencionados a dicha entidad en la misma convocatoria.</text:p>
          </table:table-cell>
          <table:table-cell office:value-type="string" calcext:value-type="string">
            <text:p>a) Terrenos. Se considerará subvencionable la adquisición de terrenos para la implantación del proyecto, y deberá ir vinculada a inversiones en obra civil de construcción. </text:p>
            <text:p>b) Urbanización de terrenos. Se considerará subvencionable la urbanización de terrenos para la implantación del proyecto, siempre que se vincule a inversiones en obra civil de construcción, y no sea objeto de cesión a terceros. La superficie máxima subvencionable no podrá superar en más de cinco veces la superficie a construir en planta baja, salvo que las características del proyecto lo justifiquen. </text:p>
            <text:p>c) Adquisición de edificios. Se considerará subvencionable la adquisición de edificios, naves o locales de nueva construcción necesarios para la actividad. Deberá constar por separado en las escrituras el valor del suelo y el de la construcción. </text:p>
            <text:p>d) Realización de obra civil. Se considerará subvencionable la obra civil de construcción y la de reforma o</text:p>
            <text:p>acondicionamiento. Se encuadra como obra civil de construcción la rehabilitación, que se corresponde con obras de consolidación o tratamiento de elementos estructurales (cimentación, pilares y forjados), de fachadas o cubiertas, y obras análogas o conexas a las de rehabilitación. Se encuadra como obra civil de reforma, o acondicionamiento, la obra menor (tabiquería, enlucido, pintura, alicatado, solado, etc.) que no conlleve afectación a la estructura.</text:p>
            <text:p>e) Trabajos de planificación e ingeniería del proyecto asociado a la inversión en obra civil.</text:p>
            <text:p>f) Adquisición de bienes de equipo, maquinaria, instalaciones y utillaje.</text:p>
            <text:p>g) Mobiliario y enseres.</text:p>
            <text:p>h) Equipos y programas informáticos. Serán subvencionables los programas informáticos implantados por primera vez que estén directamente relacionados con el proyecto y sean necesarios para la adecuada ejecución del mismo. Además, en el caso de tratarse de una actividad industrial (sección C del CNAE-09) los programas informáticos deben estar relacionados con la producción industrial, y para el resto de actividades el importe de los programas informáticos no podrá exceder del importe de la inversión subvencionable aprobada de equipos informáticos.</text:p>
          </table:table-cell>
          <table:table-cell office:value-type="string" calcext:value-type="string">
            <text:p>El plazo de ejecución de los proyectos objeto de subvención tendrá una duración máxima de 24 meses, a contar desde el día siguiente a la notificación de la resolución de concesión.</text:p>
          </table:table-cell>
          <table:table-cell table:number-columns-repeated="16370"/>
        </table:table-row>
        <table:table-row table:style-name="ro16">
          <table:table-cell office:value-type="string" calcext:value-type="string">
            <text:p>ayudas-dirigidas-a-impulsar-la-transformacion-digital-a-traves-de-la-iniciativa-activa-industria-40</text:p>
          </table:table-cell>
          <table:table-cell office:value-type="string" calcext:value-type="string">
            <text:p>Ayudas dirigidas a impulsar la transformación digital a través de la iniciativa «Activa Industria 4.0», en el marco del Plan de Recuperación, Transformación y Resilienci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39220000.0</text:p>
          </table:table-cell>
          <table:table-cell office:value-type="string" calcext:value-type="string">
            <text:p>El asesoramiento especializado y personalizado a las pymes beneficiarias es ofrecer un diagnóstico y análisis exhaustivo de la situación digital de partida de la empresa y la elaboración de un Plan de Transformación que incluirá la definición, cuantificación y priorización de oportunidades de digitalización</text:p>
            <text:p>personalizadas. Ayudas en especie.</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INDUSTRIA, COMERCIO Y TURISMO - FUNDACIÓN EOI, F.S.P.</text:p>
          </table:table-cell>
          <table:table-cell office:value-type="string" calcext:value-type="string">
            <text:p>PYMEs, que tengan personalidad jurídica propia en España y estén legalmente constituidas y debidamente inscritas en el registro correspondiente, cuya actividad se refiera a la industria manufacturera, encuadrada en Sección C - Divisiones 10 a 32 del CNAE.</text:p>
          </table:table-cell>
          <table:table-cell office:value-type="string" calcext:value-type="string">
            <text:p>Permanecerá abierto hasta que se agote el crédito presupuestario establecido en la convocatoria.</text:p>
          </table:table-cell>
          <table:table-cell office:value-type="string" calcext:value-type="string">
            <text:p>La intensidad de la ayuda concedida será del 100% del importe bruto de los costes subvencionables del proyecto, con un máximo de 7.400 euros.</text:p>
            <text:p/>
            <text:p>La empresa beneficiaria recibirá dentro del asesoramiento especializado los siguientes servicios:</text:p>
            <text:p>1º Diagnóstico de la situación de partida de la pyme en términos de madurez digital.</text:p>
            <text:p>2º Elaboración de un Plan de Transformación Digital.</text:p>
            <text:p>3º Taller grupal y cierre de la prestación del servicio.</text:p>
          </table:table-cell>
          <table:table-cell office:value-type="string" calcext:value-type="string">
            <text:p>- Diagnóstico y análisis exhaustivo de la situación digital de partida de la empresa y la elaboración de un Plan de Transformación.</text:p>
            <text:p>- La duración del programa será de cuatro meses para cada empresa beneficiaria, con un mínimo de 50 horas de asesoramiento.</text:p>
          </table:table-cell>
          <table:table-cell table:number-columns-repeated="16371"/>
        </table:table-row>
        <table:table-row table:style-name="ro5">
          <table:table-cell office:value-type="string" calcext:value-type="string">
            <text:p>ayudas-a-pequenas-y-medianas-empresas-dentro-del-programa-de-apoyo-a-los-digital-innovation-hubs-padih</text:p>
          </table:table-cell>
          <table:table-cell office:value-type="string" calcext:value-type="string">
            <text:p>Ayudas a pequeñas y medianas empresas dentro del Programa de Apoyo a los Digital Innovation Hubs (PADIH).</text:p>
          </table:table-cell>
          <table:table-cell office:value-type="string" calcext:value-type="string">
            <text:p>Apertura el 27/01/2023 y cierre el 30/09/2025</text:p>
          </table:table-cell>
          <table:table-cell office:value-type="string" calcext:value-type="string">
            <text:p>ESTADO</text:p>
          </table:table-cell>
          <table:table-cell office:value-type="string" calcext:value-type="string">
            <text:p>22996175.0</text:p>
          </table:table-cell>
          <table:table-cell office:value-type="string" calcext:value-type="string">
            <text:p>Impulsar la innovación y la adopción de tecnologías digitales disruptivas por parte de pymes de cualquier sector productivo</text:p>
          </table:table-cell>
          <table:table-cell office:value-type="string" calcext:value-type="string">
            <text:p>Estatal</text:p>
          </table:table-cell>
          <table:table-cell office:value-type="string" calcext:value-type="string">
            <text:p>30000.0</text:p>
          </table:table-cell>
          <table:table-cell office:value-type="string" calcext:value-type="string">
            <text:p>MINISTERIO DE INDUSTRIA, COMERCIO Y TURISMO - FUNDACIÓN EOI, F.S.P.</text:p>
          </table:table-cell>
          <table:table-cell office:value-type="string" calcext:value-type="string">
            <text:p>Pymes válidamente constituidas con personalidad jurídica propia y domicilio fiscal en España.</text:p>
            <text:p/>
            <text:p>- Estar inscrito en el censo de empresarios, profesionales y retenedores de la Agencia Estatal de Administración Tributaria o en el censo equivalente de cada Administración Tributaria Foral, que debe reflejar la actividad económica efectivamente desarrollada a la fecha de solicitud de la ayuda, y tener la antigüedad mínima que se establezca en cada convocatoria.</text:p>
            <text:p/>
            <text:p>- Tener su domicilio fiscal en España y mantenerlo, al menos, durante el periodo de ejecución de las actividades objeto de subvención</text:p>
          </table:table-cell>
          <table:table-cell office:value-type="string" calcext:value-type="string">
            <text:p>El plazo de solicitud es desde el 27/01/2023 hasta el 30/09/2025.</text:p>
          </table:table-cell>
          <table:table-cell office:value-type="string" calcext:value-type="string">
            <text:p>La cuantía máxima de subvención (en especie) por tipología de servicios y por beneficiario dentro siempre de los</text:p>
            <text:p>siguientes límites:</text:p>
            <text:p>a) Asesoramiento inicial para la implantación de tecnologías: cuantía máxima 10.000 euros.</text:p>
            <text:p>b) Ensayo y experimentación, incluidas las pruebas de concepto tecnológicas: cuantía máxima 20.000 euros.</text:p>
            <text:p>c) Formación para la adquisición de conocimientos básicos para la implementación y posterior gestión de la tecnología: cuantía máxima 5.000 euros.</text:p>
            <text:p>d) Asesoramiento en la búsqueda de financiación para la implementación de la tecnología: cuantía máxima 5.000 euros.</text:p>
            <text:p>e) Apoyo para el acceso a redes y ecosistemas de innovación: cuantía máxima 5.000 euros.</text:p>
            <text:p/>
            <text:p>En cualquier caso, la cuantía máxima de subvención (en especie) por beneficiario determinada en cualquier convocatoria será inferior a 30.000 euros.</text:p>
          </table:table-cell>
          <table:table-cell table:number-columns-repeated="2"/>
          <table:table-cell office:value-type="string" calcext:value-type="string">
            <text:p>a) Asesoramiento inicial para la implantación de tecnologías</text:p>
            <text:p/>
            <text:p>b) Ensayo y experimentación, incluidas las pruebas de concepto tecnológicas</text:p>
            <text:p/>
            <text:p>c) Formación para la adquisición de conocimientos básicos para la implementación y posterior gestión de la tecnología.</text:p>
            <text:p/>
            <text:p>d) Asesoramiento en la búsqueda de financiación para la implementación de la tecnología</text:p>
            <text:p/>
            <text:p>e) Apoyo para el acceso a redes y ecosistemas de innovación</text:p>
          </table:table-cell>
          <table:table-cell/>
          <table:table-cell office:value-type="string" calcext:value-type="string">
            <text:p>Las ayudas contempladas en esta orden se concederán en la modalidad de concurrencia no competitiva, por orden de presentación de solicitudes.</text:p>
            <text:p/>
            <text:p>Podrán ser entidades colaboradoras las entidades con personalidad jurídica propia que formen parte de un EDIH español que hayan sido seleccionado por la Comisión Europea para formar parte de la red europea EDIH, mediante la convocatoria DIGITAL-2021-EDIH-01 o cualquier otra que pueda realizarse con el mismo propósito en el marco del Programa Europa Digital.</text:p>
          </table:table-cell>
          <table:table-cell table:number-columns-repeated="16367"/>
        </table:table-row>
        <table:table-row table:style-name="ro4">
          <table:table-cell office:value-type="string" calcext:value-type="string">
            <text:p>incentivos-regionales-para-la-correcion-de-desequilibrios-economicos-interterritoriales</text:p>
          </table:table-cell>
          <table:table-cell office:value-type="string" calcext:value-type="string">
            <text:p>Incentivos regionales para la correción de desequilibrios económicos interterritoriales</text:p>
          </table:table-cell>
          <table:table-cell office:value-type="string" calcext:value-type="string">
            <text:p>Apertura el 01/01/2022 y cierre el 31/12/2027</text:p>
          </table:table-cell>
          <table:table-cell office:value-type="string" calcext:value-type="string">
            <text:p>Gobierno de Canarías</text:p>
          </table:table-cell>
          <table:table-cell office:value-type="string" calcext:value-type="string">
            <text:p>14340000.0</text:p>
          </table:table-cell>
          <table:table-cell office:value-type="string" calcext:value-type="string">
            <text:p>Fomentar y orientar la actividad empresarial con el fin de reducir las diferencias de situación económica en el territorio nacional.</text:p>
          </table:table-cell>
          <table:table-cell office:value-type="string" calcext:value-type="string">
            <text:p>Canarias</text:p>
          </table:table-cell>
          <table:table-cell office:value-type="string" calcext:value-type="string">
            <text:p>210000.0</text:p>
          </table:table-cell>
          <table:table-cell office:value-type="string" calcext:value-type="string">
            <text:p>Gobierno de Canarías - Consejería de Turismo, Industria y Comercio</text:p>
          </table:table-cell>
          <table:table-cell office:value-type="string" calcext:value-type="string">
            <text:p>Las PYMES y Grandes Empresas de las Islas Canarias.</text:p>
          </table:table-cell>
          <table:table-cell office:value-type="string" calcext:value-type="string">
            <text:p>El plazo de solicitud está disponible hasta el 31/12/2027.</text:p>
          </table:table-cell>
          <table:table-cell office:value-type="string" calcext:value-type="string">
            <text:p>El máximo sobre la inversión aprobada varía en función del tamaño de la empresa:</text:p>
            <text:p>- Gran Empresa: 50%</text:p>
            <text:p>- Mediana: 60%</text:p>
            <text:p>- Pequeña: 70%</text:p>
            <text:p>*En todo caso, las empresas deberán autofinanciarse en un 25%.</text:p>
            <text:p/>
            <text:p>La inversión aprobada debe ser: </text:p>
            <text:p>- Superior a 300.000 euros en las islas de Tenerife y Gran Canaria </text:p>
            <text:p>- Superior a 100.000 euros en el resto de islas</text:p>
            <text:p>- Generadora de nuevos puestos de trabajo (nuevos establecimientos y ampliación) o mantenga los puestos de trabajo existentes (modernización).</text:p>
          </table:table-cell>
          <table:table-cell office:value-type="string" calcext:value-type="string">
            <text:p>Obra civil, bienes de equipo, estudios previos del proyecto y activos inmateriales.</text:p>
          </table:table-cell>
          <table:table-cell/>
          <table:table-cell office:value-type="string" calcext:value-type="string">
            <text:p>Los proyectos de creación de nuevos establecimientos, ampliación de una actividad ya establecida o iniciación de una nueva por la empresa solicitante, así como la modernización de las instalaciones, siempre que no se trate de una mera inversión de reposición.</text:p>
          </table:table-cell>
          <table:table-cell table:number-columns-repeated="16369"/>
        </table:table-row>
        <table:table-row table:style-name="ro2">
          <table:table-cell office:value-type="string" calcext:value-type="string">
            <text:p>subvenciones-a-empresas-para-proyectos-de-innovacion-de-las-pymes-programa-innova-cv-2025</text:p>
          </table:table-cell>
          <table:table-cell office:value-type="string" calcext:value-type="string">
            <text:p>Subvenciones a empresas para proyectos de innovación de las PYMEs - Programa INNOVA-CV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12500000.0</text:p>
          </table:table-cell>
          <table:table-cell office:value-type="string" calcext:value-type="string">
            <text:p>INNOVAProD-CV: Proyectos de innovación en el desarrollo de nuevos productos que tengan resultados tangibles al final del plazo de ejecución del proyecto. </text:p>
            <text:p>- Los proyectos tendrán como objetivo el desarrollo y fabricación de nuevos productos o una mejora significativa de los ya fabricados por la empresa solicitante, siempre que la novedad o mejora planteada represente un avance relevante para la empresa y que no se encuentre disponible de forma generalizada en el sector al que pertenece la empresa.</text:p>
            <text:p/>
            <text:p>INNOVAProC-CV: Proyectos de innovación para el desarrollo de nuevos procesos que tengan resultados tangibles al final del plazo de ejecución del proyecto. </text:p>
            <text:p/>
            <text:p>INNOVATeiC-CV: Proyectos de innovación en el desarrollo de soluciones TEICs, que tengan resultados tangibles al final del plazo de ejecución del proyecto.</text:p>
            <text:p>- Los proyectos tendrán como objeto el desarrollo de soluciones innovadoras en el ámbito de las tecnologías de la información, de la electrónica y de las comunicaciones. El resultado final del proyecto deberá concretarse en nuevas aplicaciones, dispositivos o soluciones, preparadas para su comercialización a tercero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O VALENCIANO DE COMPETITIVIDAD EMPRESARIAL (IVACE)</text:p>
          </table:table-cell>
          <table:table-cell office:value-type="string" calcext:value-type="string">
            <text:p>Las PYMEs con sede social y establecimiento de producción ubicado en la Comunitat Valenciana en el momento de la presentación de la solicitud, que cuenten con al menos dos personas como personal propio que sean trabajadoras por cuenta ajena o cooperativistas, consignadas en el recibo de liquidación de cotizaciones de la Seguridad Social correspondiente al segundo mes anterior a la fecha de solicitud de ayuda.</text:p>
          </table:table-cell>
          <table:table-cell office:value-type="string" calcext:value-type="string">
            <text:p>El plazo de solicitud es desde el 11/02/2025 hasta el 25/03/2025.</text:p>
          </table:table-cell>
          <table:table-cell office:value-type="string" calcext:value-type="string">
            <text:p>a)  El presupuesto subvencionable del proyecto, calculado como suma de los importes susceptibles de subvención, deberá ser igual o superior a los 15.000 €.</text:p>
            <text:p/>
            <text:p>b) La ayuda consistirá en una subvención calculada como un porcentaje sobre los costes considerados como subvencionables, con una cuantía variable en función del tamaño de empresa:</text:p>
            <text:p>- Pequeña empresa: 45%</text:p>
            <text:p>- Mediana empresa: 35%</text:p>
            <text:p> proyectos con un presupuesto menor.</text:p>
          </table:table-cell>
          <table:table-cell office:value-type="string" calcext:value-type="string">
            <text:p>1. INNOVAProD-CV:</text:p>
            <text:p>a) Servicios externos:</text:p>
            <text:p>- Servicios de consultoría y asistencia técnica de los indicados a continuación para el desarrollo, la mejora de características y puesta en producción de nuevos productos: ingeniería, consultoría técnica, contratación con centros de investigación, diseño, contratación de servicios de laboratorios de ensayo incluidos los necesarios para marcado CE u otras formas de homologación o normalización de productos.</text:p>
            <text:p>-  Registro de patentes, marcas, modelos de utilidad y diseños industriales, así como marcado CE y otras formas de homologación. Únicamente serán elegibles los gastos relacionados con registros y homologaciones derivados de la ejecución del proyecto de nuevo desarrollo.</text:p>
            <text:p>b) Adquisición de activos inmateriales:</text:p>
            <text:p>- Adquisición de patentes y licencias: costes de conocimientos técnicos y patentes adquiridos u obtenidos por licencia de fuentes externas a precio de mercado, siempre y cuando la operación se haya realizado en condiciones de plena competencia. </text:p>
            <text:p>- Software necesario para el desarrollo de los nuevos productos. Se considerarán dentro de este concepto tanto licencias de software, como desarrollo de aplicaciones y costes por uso de aplicaciones vinculadas al desarrollo del proyecto.</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 adquisición o adaptación y puesta en marcha de bienes de equipo, moldes y matrices, necesariamente relacionados con la puesta en producción de nuevos productos acordes a la convocatoria, y de bienes de equipo, servicios y suministros materiales necesarios para la elaboración de un prototipo verificable de la solución desarrollada.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ext:p/>
            <text:p>2. INNOVAProC-CV:</text:p>
            <text:p>a) Servicios externos: servicios de consultoría y asistencia técnica.</text:p>
            <text:p>b) Adquisición de activos inmateriales: será elegible el software de control, de captación de datos, de gestión de indicadores y cuadros de mando relacionados con el desarrollo del proyecto, y el software relacionado con la implantación de nuevos procesos. Se considerarán dentro de este concepto tanto licencias de software, como desarrollo de aplicaciones y costes por uso de aplicaciones, incluyendo en cualquier caso los servicios de análisis, parametrización e instalación. NO se considerará elegible la adquisición e implantación de software de gestión tipo ERP.</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text:p>
            <text:p>e)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 </text:p>
            <text:p/>
            <text:p/>
            <text:p>3. INNOVATeiC-CV:</text:p>
            <text:p>a) Servicios externos:</text:p>
            <text:p>- Servicios de asistencia técnica, consultoría y equivalentes, relacionados directamente con el desarrollo de las nuevas soluciones.</text:p>
            <text:p>- Registro de derechos de propiedad industrial, otros registros y homologaciones. </text:p>
            <text:p>b) Adquisición de activos inmateriales: patentes, licencias, know-how o adquisición de licencias de software que resulten integradas en el producto final. NO son financiables los servicios de alojamiento o infraestructura en Cloud, ni las herramientas software necesarias para el trabajo propio de las personas creadoras de la solución.</text:p>
            <text:p>c) Personal propio: gastos de personal técnico que participe en el proyecto. Se limita el coste horario de personal propio subvencionable a 50 €/hora como máximo. A efectos de concesión, el coste máximo subvencionable en este concepto será 125.000 €.</text:p>
            <text:p>d) Adquisición de activos materiales: componentes necesarios para el desarrollo de un prototipo verificable cuando el proyecto así lo exija y que queden integrados en el prototipo.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able:table-cell>
          <table:table-cell office:value-type="string" calcext:value-type="string">
            <text:p>El proyecto objeto de ayuda deberá haberse iniciado a partir del 1 de enero de 2025, pero no deberá haber concluido materialmente ni haberse ejecutado íntegramente antes de que se presente la solicitud.</text:p>
          </table:table-cell>
          <table:table-cell office:value-type="string" calcext:value-type="string">
            <text:p>1- Ayudas para proyectos de Innovación de producto (INNOVAProD-CV)</text:p>
            <text:p/>
            <text:p>2- Ayudas para proyectos de Innovación de proceso (INNOVAProC-CV)</text:p>
            <text:p>a) Readaptación de procesos productivos mediante la aplicación de metodologías de mejora continua.</text:p>
            <text:p>b) Puesta en marcha de, nuevos o significativamente mejorados, métodos o técnicas de producción ecoeficientes de la empresa que contribuyan de forma sustancial a la transición hacia una economía circular mediante la sostenibilidad y circularidad de los procesos industriales:</text:p>
            <text:p>-  Reducción del consumo de materias primas vírgenes: mediante estrategias de circularidad como la reducción, la reutilización o el reciclaje para alargar la vida útil de los productos o bien para prevenir el despilfarro y recuperar el máximo valor de los materiales utilizando subproductos y/o materiales procedentes de residuos.</text:p>
            <text:p>- Obtención de productos y servicios basados en el ecodiseño como potenciador y elemento básico de la circularización de la economía.</text:p>
            <text:p>- Soluciones tecnológicas ecoinnovadoras circulares orientadas a la mejora de la gestión de residuos, como por ejemplo el desarrollo de sistemas de tratamiento de residuos que permita incrementar y optimizar la obtención de material para el reciclado de calidad o el desarrollo de sistemas que impulsen la preparación para la reutilización. Simbiosis industrial. </text:p>
            <text:p/>
            <text:p>3- Ayudas para proyectos de Innovación en TEICs (INNOVATeiC-CV)</text:p>
          </table:table-cell>
          <table:table-cell table:number-columns-repeated="16369"/>
        </table:table-row>
        <table:table-row table:style-name="ro19">
          <table:table-cell office:value-type="string" calcext:value-type="string">
            <text:p>ayudas-destinadas-a-financiar-proyectos-de-eficiencia-energetica-y-economia-circular-ubicados-en-el-ambito-territorial-de-canarias</text:p>
          </table:table-cell>
          <table:table-cell office:value-type="string" calcext:value-type="string">
            <text:p>Ayudas destinadas a financiar proyectos de eficiencia energética y economía circular ubicados en el ámbito territorial de Canarias.</text:p>
          </table:table-cell>
          <table:table-cell office:value-type="string" calcext:value-type="string">
            <text:p>Apertura el 19/12/2024 y cierre el 30/04/2025</text:p>
          </table:table-cell>
          <table:table-cell office:value-type="string" calcext:value-type="string">
            <text:p>CANARIAS</text:p>
          </table:table-cell>
          <table:table-cell office:value-type="string" calcext:value-type="string">
            <text:p>11213037.85</text:p>
          </table:table-cell>
          <table:table-cell office:value-type="string" calcext:value-type="string">
            <text:p>La financiación de proyectos de entidades del sector privado destinados a la mejora en eficiencia energética y la economía circular en establecimientos turísticos y de actividades económicas vinculadas al sector turístico.</text:p>
          </table:table-cell>
          <table:table-cell office:value-type="string" calcext:value-type="string">
            <text:p>Canarias</text:p>
          </table:table-cell>
          <table:table-cell office:value-type="string" calcext:value-type="string">
            <text:p>150000.0</text:p>
          </table:table-cell>
          <table:table-cell office:value-type="string" calcext:value-type="string">
            <text:p>CANARIAS - CONSEJERÍA DE TURISMO Y EMPLEO</text:p>
          </table:table-cell>
          <table:table-cell office:value-type="string" calcext:value-type="string">
            <text:p>Las personas,físicas o jurídicas, que respondan a la descripción de establecimiento turístico recogida en la normativa sectorial, así como otras actividades económicas vinculadas al sector turístico, ubicadas en el ámbito territorial de la Comunidad Autónoma y que:</text:p>
            <text:p>a) Realicen una actividad económica por la que ofrezcan bienes o servicios en el mercado.</text:p>
            <text:p>b) Que estén dados de alta en el Censo de Empresarios, Profesionales y Retenedores de la Agencia Estatal de Administración Tributaria, y/o en su caso en la Agencia Tributario Canaria.</text:p>
            <text:p>c) Que estén dados de alta en el Registro Turístico de Canarias</text:p>
            <text:p>d) Y que su actividad esté clasificada bajo alguno de los siguientes códigos de Clasificación Nacional de Actividades Económicas (CNAE):</text:p>
            <text:p>- 551 Hoteles y alojamientos similares.</text:p>
            <text:p>- 5510 Hoteles y alojamientos similares.</text:p>
            <text:p>- 552 Alojamientos turísticos y otros alojamientos de corta estancia.</text:p>
            <text:p>- 5520 Alojamientos turísticos y otros alojamientos de corta estancia.</text:p>
            <text:p>- 559 Otros alojamientos.</text:p>
            <text:p>- 5590 Otros alojamientos.</text:p>
            <text:p>- 56 Servicios de comidas y bebidas.</text:p>
            <text:p>- 561 Restaurantes y puestos de comidas.</text:p>
            <text:p>- 5621 Provisión de comidas preparadas para eventos.</text:p>
            <text:p>- 5629 Otros servicios de comidas.</text:p>
            <text:p>- 7711 Alquiler de automóviles y vehículos de motor ligeros.</text:p>
            <text:p>- 7721 Alquiler de artículos de ocio y deportivos.</text:p>
            <text:p>- 7911 Actividades de las agencias de viajes.</text:p>
            <text:p>- 7912 Actividades de los operadores turísticos.</text:p>
            <text:p>- 799 Otros servicios de reservas y actividades relacionadas con los mismos.</text:p>
            <text:p>- 8230 Organización de convenciones y ferias de muestras.</text:p>
            <text:p>- 910 Actividades de bibliotecas, archivos, museos y otras actividades culturales.</text:p>
            <text:p>- 9004 Gestión de salas de espectáculos.</text:p>
            <text:p>- 9102 Actividades de museos.</text:p>
            <text:p>- 9103 Gestión de lugares y edificios históricos.</text:p>
            <text:p>- 9104 Actividades de los jardines botánicos, parques zoológicos y reservas naturales.</text:p>
            <text:p>- 9321 Actividades de los parques de atracciones y los parques temáticos.</text:p>
            <text:p>- 9329 Actividades recreativas y entretenimiento.</text:p>
          </table:table-cell>
          <table:table-cell office:value-type="string" calcext:value-type="string">
            <text:p>El plazo de solicitud es desde el 19/12/2024 hasta el 31/01/2025. Nuevo plazo de solicitud, del 30/01/2025 al 30/04/2025.</text:p>
          </table:table-cell>
          <table:table-cell office:value-type="string" calcext:value-type="string">
            <text:p>Las ayudas se concederán por empresa hasta un máximo de 150.000 €, pudiendo solicitar para uno o más proyectos.</text:p>
          </table:table-cell>
          <table:table-cell office:value-type="string" calcext:value-type="string">
            <text:p>a) Los honorarios profesionales satisfechos para la elaboración, por el técnico competente, de los certificados de eficiencia energética previstos en el Real Decreto 235/2013, de 5 de abril, cuando éstos sean exigidos.</text:p>
            <text:p>b) Los costes de gestión de solicitud de la ayuda.</text:p>
            <text:p>c) Los costes de la redacción de los proyectos técnicos relacionados con las tipologías de actuación objeto de ayuda.</text:p>
            <text:p>d) Los costes de la dirección facultativa de las actuaciones.</text:p>
            <text:p>e) Los costes de ejecución de las obras y/o instalaciones.</text:p>
            <text:p>f) La inversión en equipos y materiales efectuada.</text:p>
            <text:p>g) Los costes de redacción de informes y demás documentación requerida para la solicitud y justificación de estas ayudas.</text:p>
            <text:p>h) Los costes de gestión de la justificación de la realización de las actuaciones.</text:p>
            <text:p>i) El informe del auditor sobre la cuenta justificativa.</text:p>
            <text:p>j) El informe que acredite la adecuada realización de las actuaciones objeto de la ayuda, emitido por un organismo de control o entidad de control.</text:p>
            <text:p>k) Otras partidas necesarias (auxiliares o no) específicas de cada tipología de actuación.</text:p>
            <text:p>l) Cuando por motivo de la actuación sea necesario retirar aquellos productos de construcción que contengan amianto, la retirada deberá realizarse conforme a lo establecido en el Real Decreto 396/2006, de 31 de marzo, por el que se establecen las disposiciones mínimas de seguridad y salud aplicables a los trabajos con riesgo de exposición al amianto, por una empresa legalmente autorizada.  </text:p>
            <text:p>m) Los costes para implantar las medidas correctoras que se adoptarán para cumplir los criterios de la «Guía para el diseño y desarrollo de actuaciones acordes con el principio de no causar un perjuicio significativo al medio ambiente», publicada por el Ministerio para la Transición y el Reto Demográfico.</text:p>
          </table:table-cell>
          <table:table-cell/>
          <table:table-cell office:value-type="string" calcext:value-type="string">
            <text:p>a) Proyectos de mejora de eficiencia energética, como: Implantación de sensores que permitan la monitorización de los consumos y optimicen los ahorros energéticos, de alimentos y de agua; impulsar la implantación de sistemas de gestión energética, como la certificación según la ISO 50001; el uso de materiales que favorezcan el aislamiento térmico; el uso de tecnologías más eficientes en materia energética; y el uso de elementos exteriores, como sombras o jardines, entre otros, que permitan amortiguar los efectos del cambio climático.</text:p>
            <text:p/>
            <text:p>b) Medidas de gestión de residuos: Plan para la segregación de residuos en origen y posterior recogida separada y de equipamiento para la preparación, para la reutilización y reciclado; actuaciones orientadas a la reutilización y reciclado de residuos de la actividad turística.</text:p>
            <text:p/>
            <text:p>c) Acciones que fomenten la producción y obtención de suministros locales de proximidad (Km0).</text:p>
            <text:p/>
            <text:p>d) Mejoras en las Instalaciones y equipos: en materia de iluminación, como el control de presencia, la iluminación de bajo consumo; o en materia de electrodomésticos eficientes; o de instalaciones térmicas como el aislamiento de calderas o tuberías; así como intervenciones en terminales de climatización eficiente; sistemas de ventilación eficiente; sustitución de combustibles o calderas de alta eficiencia; almacenamiento térmico y eléctrico; solar térmica para ACS y climatización, solar térmica para piscinas o solar fotovoltaica.</text:p>
            <text:p/>
            <text:p>e) Digitalización, automatización y control y sistemas de gestión de edificios: control integral de todos los sistemas del inmueble; así como, por ejemplo, la optimización del encendido y apagado de equipos para reducir los consumos innecesarios.</text:p>
            <text:p/>
            <text:p>f) Concienciación y formación de plantilla y sensibilización de clientes respecto a sencillas acciones que repercuten en la eficiencia energética, como temperaturas razonables (ventanas cerradas durante climatización, luces apagadas, persianas bajadas, recambio de toallas y sábanas diario), y formación específica de personal técnico de las plantillas en el uso de las nuevas tecnologías que se incorporen al inmueble.</text:p>
          </table:table-cell>
          <table:table-cell table:number-columns-repeated="16369"/>
        </table:table-row>
        <table:table-row table:style-name="ro13">
          <table:table-cell office:value-type="string" calcext:value-type="string">
            <text:p>subvenciones-destinadas-a-la-promocion-de-proyectos-de-puesta-en-marcha-de-pequenas-empresas-en-andalucia</text:p>
          </table:table-cell>
          <table:table-cell office:value-type="string" calcext:value-type="string">
            <text:p>Subvenciones destinadas a la promoción de Proyectos de puesta en marcha de pequeñas empresas en Andalucía.</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7500000.0</text:p>
          </table:table-cell>
          <table:table-cell office:value-type="string" calcext:value-type="string">
            <text:p>Apoyar la puesta en marcha de pequeñas empresas y microempresas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sociedades mercantiles, cooperativas y sociedades laborales.</text:p>
          </table:table-cell>
          <table:table-cell office:value-type="string" calcext:value-type="string">
            <text:p>El plazo de solicitud es desde el 10/07/2024 hasta el 30/12/2027.</text:p>
          </table:table-cell>
          <table:table-cell office:value-type="string" calcext:value-type="string">
            <text:p>El importe de las ayudas se determina mediante un porcentaje del presupuesto subvencionable, resultado de la suma de los costes subvencionables relativos a la inversión en activos materiales e inmateriales y gastos.</text:p>
          </table:table-cell>
          <table:table-cell office:value-type="string" calcext:value-type="string">
            <text:p>1) Terrenos urbanos: la adquisición de terrenos urbanos necesarios para la implantación del proyecto.</text:p>
            <text:p>2) Naves y construcciones.</text:p>
            <text:p>3) Bienes de equipo de procesos, nuevos o usados siempre que se adquieran en condiciones de mercado y deduciendo aquellos activos para cuya adquisición el transmitente hubiera recibido ayudas.</text:p>
            <text:p>4) Bienes de equipo auxiliares e instalaciones. En el caso de los elementos de transporte, solo serán subvencionables los elementos de transporte interior al recinto de la empresa.</text:p>
            <text:p>5) Equipos informáticos o de infraestructura de Tecnologías de la Información y Comunicaciones (TIC).</text:p>
            <text:p>6) Adquisición y tratamiento de software, a excepción de software que consista en licencias informáticas de sistemas operativos o de aplicaciones de ofimática.</text:p>
            <text:p>7) Planificación, ingeniería y dirección facultativa: incluyendo los trabajos de planificación, ingeniería de proyecto y dirección facultativa de los proyectos, así como los estudios de seguridad, medioambientales y todos aquellos que tengan especial relevancia para la realización del proyecto de inversión.</text:p>
          </table:table-cell>
          <table:table-cell table:number-columns-repeated="16371"/>
        </table:table-row>
        <table:table-row table:style-name="ro7">
          <table:table-cell office:value-type="string" calcext:value-type="string">
            <text:p>subvenciones-a-empresas-de-la-comunidad-valenciana-para-proyectos-de-id-en-el-ejercicio-2025</text:p>
          </table:table-cell>
          <table:table-cell office:value-type="string" calcext:value-type="string">
            <text:p>Subvenciones a empresas de la Comunidad Valenciana para proyectos de I+D en el ejercicio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7000000.0</text:p>
          </table:table-cell>
          <table:table-cell office:value-type="string" calcext:value-type="string">
            <text:p>Línea PIDI-CV: Realización de proyectos de I+D por parte de las pymes.</text:p>
            <text:p/>
            <text:p>Línea PIDCOP-CV: Realización de proyectos de investigación industrial o desarrollo experimental en cooperación entre varias empresas, constituidas como agrupación para el desarrollo del proyecto común.</text:p>
          </table:table-cell>
          <table:table-cell office:value-type="string" calcext:value-type="string">
            <text:p>Comunidad Valenciana</text:p>
          </table:table-cell>
          <table:table-cell office:value-type="string" calcext:value-type="string">
            <text:p>300000.0</text:p>
          </table:table-cell>
          <table:table-cell office:value-type="string" calcext:value-type="string">
            <text:p>COMUNITAT VALENCIANA - INSTITUTO VALENCIANO DE COMPETITIVIDAD EMPRESARIAL (IVACE)</text:p>
          </table:table-cell>
          <table:table-cell office:value-type="string" calcext:value-type="string">
            <text:p>1. Línea PIDI-CV:</text:p>
            <text:p>Las PYME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ext:p/>
            <text:p>2. Línea PIDCOP-CV:</text:p>
            <text:p>Las PYMES y grandes empresa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able:table-cell>
          <table:table-cell office:value-type="string" calcext:value-type="string">
            <text:p>El plazo de presentación de solicitudes se iniciará el 11/02/2025 y finalizará el 25 de marzo de 2025 a las 23:59:59 horas.</text:p>
          </table:table-cell>
          <table:table-cell office:value-type="string" calcext:value-type="string">
            <text:p>1. Línea PIDI-CV:</text:p>
            <text:p>a) El presupuesto subvencionable del proyecto, calculado como suma de los importes susceptibles de subvención, deberá estar comprendido entre 30.000 euros y 175.000 euros.</text:p>
            <text:p>b) La ayuda consistirá en una subvención calculada en porcentaje sobre los costes subvencionables con intensidad variable en función del tamaño de empresa:</text:p>
            <text:p>- Pequeña empresa: hasta el 45 %</text:p>
            <text:p>- Mediana empresa: hasta el 35 %</text:p>
            <text:p/>
            <text:p>2. Línea PIDCOP-CV:</text:p>
            <text:p>a) El presupuesto subvencionable del proyecto, calculado como suma de los importes susceptibles de subvención, deberá estar comprendido entre 80.000 euros y 500.000 euros y para su cómputo deberá considerarse la suma de importes susceptibles de subvención del consorcio. </text:p>
            <text:p>b) La ayuda consistirá en una subvención calculada en porcentaje sobre los costes subvencionables con intensidad variable en función del tamaño de empresa:</text:p>
            <text:p>- Pequeña empresa: hasta el 60 %</text:p>
            <text:p>- Mediana empresa: hasta el 50 %</text:p>
            <text:p>- Gran empresa: hasta el 40 %</text:p>
          </table:table-cell>
          <table:table-cell office:value-type="string" calcext:value-type="string">
            <text:p>1. Línea PIDI-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ext:p/>
            <text:p>2. Línea PIDCOP-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s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able:table-cell>
          <table:table-cell office:value-type="string" calcext:value-type="string">
            <text:p>Los proyectos deberán iniciarse con posterioridad a la fecha de presentación de la solicitud de la ayuda.</text:p>
          </table:table-cell>
          <table:table-cell office:value-type="string" calcext:value-type="string">
            <text:p>- Ayudas para proyectos de I+D de Pyme (PIDI-CV)</text:p>
            <text:p>- Ayudas para proyectos de I+D en Cooperación (PIDCOP-CV)</text:p>
          </table:table-cell>
          <table:table-cell/>
          <table:table-cell office:value-type="string" calcext:value-type="string">
            <text:p>El proyecto deberá estar encuadrado en alguno de los entornos de especialización contemplados para el IVACE en el ámbito de la I+D e innovación empresarial de la Estrategia de Especialización Inteligente de la Comunitat Valenciana (S3CV):</text:p>
            <text:p>1. Hacia una economía circular y baja en carbono</text:p>
            <text:p>2. Economía digital disruptiva</text:p>
            <text:p>3. Comunitat Valenciana innovadora por su origen y destino</text:p>
            <text:p>4. Innovación para las personas</text:p>
            <text:p/>
            <text:p>Acceso a la solicitud de las ayudas:</text:p>
          </table:table-cell>
          <table:table-cell table:number-columns-repeated="16367"/>
        </table:table-row>
        <table:table-row table:style-name="ro4">
          <table:table-cell office:value-type="string" calcext:value-type="string">
            <text:p>linea-de-financiacion-ico-para-creacion-y-crecimiento-empresas</text:p>
          </table:table-cell>
          <table:table-cell office:value-type="string" calcext:value-type="string">
            <text:p>Línea de financiación ICO para creación y crecimiento empresa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Financiar actividades empresariales <text:s/>y/o proyectos de inversión, necesidades de liquidez y gastos de actividad dentro de España, así como ventas a corto plazo en el territorio nacional.</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Industria, Comercio y Turismo</text:p>
          </table:table-cell>
          <table:table-cell office:value-type="string" calcext:value-type="string">
            <text:p>Pueden solicitar esta financiación los autónomos, emprendedores, empresas, entidades públicas y privadas (fundaciones, ONG’s, Administración Pública), que realicen su actividad empresarial en España. </text:p>
            <text:p/>
            <text:p>También podrán solicitar financiación a través de esta línea los particulares, las comunidades de propietarios y las agrupaciones de comunidades de propietarios para rehabilitar viviendas y edificios o reformas de sus elementos comunes.</text:p>
          </table:table-cell>
          <table:table-cell office:value-type="string" calcext:value-type="string">
            <text:p>El plazo de solicitud está abierto todo el año, pero idealmente, se recomienda la solicitud entre 1 de enero al 31 de julio.</text:p>
          </table:table-cell>
          <table:table-cell office:value-type="string" calcext:value-type="string">
            <text:p>- Cuantía máxima: 12.500.000 euros al año en una o varias operaciones. </text:p>
            <text:p>- Interés: el cliente podrá elegir entre un tipo de interés fijo o variable. Si la operación se formalizó a tipo de interés variable, éste será revisado semestralmente.</text:p>
            <text:p>- Amortización y carencia: </text:p>
            <text:p>a) de 1 hasta 6 años con 0 ó 1 año de carencia de principal. </text:p>
            <text:p>b) de 7 hasta 9 años con 0, 1 ó 2 años de carencia. </text:p>
            <text:p>c) de 10, 12, 15 y 20 años con 0, 1, 2 hasta 3 años de carencia. </text:p>
            <text:p>- Comisión de apertura: 1% cuando la operación se haya formalizado a tipo fijo. 0,05-0,8% cuando se haya formalizado a tipo variable.</text:p>
          </table:table-cell>
          <table:table-cell office:value-type="string" calcext:value-type="string">
            <text:p>- Necesidades de liquidez tales como gastos corrientes, nóminas, pagos a proveedores, compra de mercancía, etc.</text:p>
            <text:p>- Necesidades tecnológicas</text:p>
            <text:p>- Adquisición de activos fijos nuevos o de segunda mano.</text:p>
            <text:p>- Vehículos turismos e industriales</text:p>
            <text:p>- Adecuación y reforma de instalaciones</text:p>
            <text:p>- Adquisición de empresas.</text:p>
            <text:p>- Rehabilitación o reforma de edificios, elementos comunes y viviendas (IVA o impuestos análogos incluidos) en el caso de comunidades de propietarios, agrupaciones de comunidades de propietarios y particulares.</text:p>
          </table:table-cell>
          <table:table-cell/>
          <table:table-cell office:value-type="string" calcext:value-type="string">
            <text:p>Financia:</text:p>
            <text:p>- Proyectos de inversión, actividades empresariales y/o necesidades de liquidez o gastos.</text:p>
            <text:p>- Proyectos de digitalización y, en particular, los destinados a fomentar soluciones de teletrabajo recogidos en el programa "Acelera Pyme"</text:p>
            <text:p>- Rehabilitación de viviendas y edificios.</text:p>
            <text:p/>
            <text:p>A través de las siguientes modalidades:</text:p>
            <text:p>a) Préstamos </text:p>
            <text:p>b) Leasing</text:p>
            <text:p>c) Renting</text:p>
            <text:p>d) Línea de crédito</text:p>
          </table:table-cell>
          <table:table-cell/>
          <table:table-cell office:value-type="string" calcext:value-type="string">
            <text:p>Los particulares, comunidades de propietarios y las agrupaciones de comunidades de propietarios únicamente podrán solicitar la financiación para Rehabilitación de Vivienda.</text:p>
          </table:table-cell>
          <table:table-cell table:number-columns-repeated="16367"/>
        </table:table-row>
        <table:table-row table:style-name="ro10">
          <table:table-cell office:value-type="string" calcext:value-type="string">
            <text:p>ayudas-de-incentivos-regionales-de-andalucia</text:p>
          </table:table-cell>
          <table:table-cell office:value-type="string" calcext:value-type="string">
            <text:p>Ayudas de Incentivos Regionales de Andalucía.</text:p>
          </table:table-cell>
          <table:table-cell office:value-type="string" calcext:value-type="string">
            <text:p>Apertura el 01/01/2022 y cierre el 31/12/2027</text:p>
          </table:table-cell>
          <table:table-cell office:value-type="string" calcext:value-type="string">
            <text:p>ANDALUCÍA</text:p>
          </table:table-cell>
          <table:table-cell office:value-type="string" calcext:value-type="string">
            <text:p>0.0</text:p>
          </table:table-cell>
          <table:table-cell office:value-type="string" calcext:value-type="string">
            <text:p>Impulsar y desarrollar el tejido socioeconómico con especial atención al aumento del nivel de vida en el territorio.</text:p>
          </table:table-cell>
          <table:table-cell/>
          <table:table-cell office:value-type="string" calcext:value-type="string">
            <text:p>0.0</text:p>
          </table:table-cell>
          <table:table-cell office:value-type="string" calcext:value-type="string">
            <text:p>ANDALUCÍA - Ministerio de Hacienda y Función Pública</text:p>
          </table:table-cell>
          <table:table-cell office:value-type="string" calcext:value-type="string">
            <text:p>El sector empresarial, en general industria transformadora, particularmente las de tecnología avanzada; servicios de apoyo a la industria; y los que mejoren significativamente las estructuras comerciales y alojamientos turísticos e instalaciones complementarias de ocio.</text:p>
          </table:table-cell>
          <table:table-cell office:value-type="string" calcext:value-type="string">
            <text:p>El plazo de solicitud estará vigentes hasta el 31/12/2027.</text:p>
          </table:table-cell>
          <table:table-cell office:value-type="string" calcext:value-type="string">
            <text:p>Concesión de subvenciones hasta un máximo de:</text:p>
            <text:p>- En las provincias de Almería, Cádiz y Córdoba, del 50 % para grandes empresas, del 60 % para medianas empresas y del 70 % para pequeñas empresas.</text:p>
            <text:p>- En las provincias de Granada, Huelva, Jaén, Málaga y Sevilla, del 40 % para grandes empresas, del 50 % para medianas empresas y del 60 % para pequeñas empresas.</text:p>
            <text:p/>
            <text:p>La inversión aprobada de los proyectos debe ser igual o superior a 900.000 euros.</text:p>
          </table:table-cell>
          <table:table-cell office:value-type="string" calcext:value-type="string">
            <text:p>a) Obra civil.</text:p>
            <text:p>b) Bienes de equipo.</text:p>
            <text:p>c) En el caso de las pequeñas y medianas empresas, hasta el 50% de los costes derivados de los estudios previos del proyecto, entre los que pueden incluirse: trabajos de planificación, ingeniería de proyecto y de dirección facultativa de los proyectos.</text:p>
            <text:p>d)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ext:p>e) Otros conceptos, excepcionalmente. Se apreciará la excepcionalidad en aquellos proyectos de carácter singular por la naturaleza de la inversión.</text:p>
          </table:table-cell>
          <table:table-cell/>
          <table:table-cell office:value-type="string" calcext:value-type="string">
            <text:p>a) Proyectos de creación de nuevos establecimientos.</text:p>
            <text:p>b) Proyectos de ampliación.</text:p>
            <text:p>c) Proyectos de modernización.</text:p>
          </table:table-cell>
          <table:table-cell table:number-columns-repeated="16369"/>
        </table:table-row>
        <table:table-row table:style-name="ro20">
          <table:table-cell office:value-type="string" calcext:value-type="string">
            <text:p>cheque-innovacion-madrid-para-incentivar-el-uso-de-servicios-de-i-d-i-por-las-pymes</text:p>
          </table:table-cell>
          <table:table-cell office:value-type="string" calcext:value-type="string">
            <text:p>Cheque Innovación, para incentivar el uso de servicios de <text:s/>I+D+i por las pymes.</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900000.0</text:p>
          </table:table-cell>
          <table:table-cell office:value-type="string" calcext:value-type="string">
            <text:p>Fomentar la implementación de la innovación y la transferencia de conocimiento científico y tecnológico por las pequeñas y medianas empresas, como valor añadido y como instrumento para el incremento de su productividad.</text:p>
          </table:table-cell>
          <table:table-cell office:value-type="string" calcext:value-type="string">
            <text:p>Comunidad de Madrid</text:p>
          </table:table-cell>
          <table:table-cell office:value-type="string" calcext:value-type="string">
            <text:p>60000.0</text:p>
          </table:table-cell>
          <table:table-cell office:value-type="string" calcext:value-type="string">
            <text:p>COMUNIDAD DE MADRID - CONSEJERÍA DE EDUCACIÓN, UNIVERSIDADES, CIENCIA Y PORTAVOCÍA</text:p>
          </table:table-cell>
          <table:table-cell office:value-type="string" calcext:value-type="string">
            <text:p>Pequeñas y medianas empresas que dispongan al menos, un centro de trabajo en la Comunidad de Madrid.</text:p>
          </table:table-cell>
          <table:table-cell office:value-type="string" calcext:value-type="string">
            <text:p>El plazo de solicitud está abierto todo el año, <text:s/>para nuevas solicitudes.</text:p>
          </table:table-cell>
          <table:table-cell office:value-type="string" calcext:value-type="string">
            <text:p>La cuantía de la ayuda será 80% de los gastos que resulten subvencionables. (IVA excluido)</text:p>
            <text:p/>
            <text:p>El importe máximo de la ayuda es de 60.000 € (se pueden sumar varias actuaciones).</text:p>
          </table:table-cell>
          <table:table-cell office:value-type="string" calcext:value-type="string">
            <text:p>Línea a: Contratación con universidades, centros públicos de investigación, organismos de investigación y difusión del conocimiento, consorcios y redes de grupos de investigación activos financiados por otros programas de ayudas de la Comunidad de Madrid, institutos IMDEA, centros de innovación públicos y privados, centros tecnológicos, parques científicos.</text:p>
            <text:p/>
            <text:p>Línea b: Contratación con empresas proveedoras de servicios especializados de asistencia técnica en ingenierías de procesos y productos, consultoras especializadas en gestión y apoyo a la innovación tecnológica, sistemas de gestión y organización de la innovación, etc.</text:p>
          </table:table-cell>
          <table:table-cell office:value-type="string" calcext:value-type="string">
            <text:p>- No se considerarán subvencionables actuaciones y proyectos comenzados con anterioridad a la concesión de la ayuda. </text:p>
            <text:p>- El plazo de ejecución no podrá ser inferior a un mes ni superior a doce meses. </text:p>
            <text:p>- El inicio debe ser 30 días a partir de la fecha de resolución de la ayuda.</text:p>
          </table:table-cell>
          <table:table-cell office:value-type="string" calcext:value-type="string">
            <text:p>a) Contratación de servicios especializados de I+D+i.</text:p>
            <text:p>b) Contratación de servicios de asesoramiento, consultoría y apoyo a la innovación.</text:p>
          </table:table-cell>
          <table:table-cell office:value-type="string" calcext:value-type="string">
            <text:p>No podrán ser beneficiarios las empresas que se encuentren dentro de los siguientes CNAE: <text:s/>Sección G, K y L: quedan excluidas todas las divisiones. <text:s/>Sección J: quedan excluidas las empresas de las divisiones 61, 62 y 63 para las actuaciones relacionadas con el desarrollo y/o integración de nuevo software vinculado con la I+D+i de pymes no productoras ni distribuidoras de servicios informáticos ni de las tecnologías de la información y las comunicaciones (TIC)</text:p>
          </table:table-cell>
          <table:table-cell office:value-type="string" calcext:value-type="string">
            <text:p>Línea a: Los centros contratados deben desarrollar su actividad y tener su sede en el ámbito territorial de la Comunidad de Madrid.</text:p>
            <text:p/>
            <text:p>Línea b: Las empresas contratadas deben tener domicilio fiscal y un centro de trabajo desde el que presten los servicios en el ámbito territorial de la Comunidad de Madrid.</text:p>
          </table:table-cell>
          <table:table-cell table:number-columns-repeated="16367"/>
        </table:table-row>
        <table:table-row table:style-name="ro5">
          <table:table-cell office:value-type="string" calcext:value-type="string">
            <text:p>ayudas-para-financiar-en-2024-proyectos-de-eficiencia-energetica-y-economia-circular-de-empresas-turisticas</text:p>
          </table:table-cell>
          <table:table-cell office:value-type="string" calcext:value-type="string">
            <text:p>Ayudas para financiar en 2024 proyectos de eficiencia energética y economía circular de empresas turísticas</text:p>
          </table:table-cell>
          <table:table-cell office:value-type="string" calcext:value-type="string">
            <text:p>Apertura el 21/10/2024 y cierre el 15/05/2025</text:p>
          </table:table-cell>
          <table:table-cell office:value-type="string" calcext:value-type="string">
            <text:p>COMUNITAT VALENCIANA</text:p>
          </table:table-cell>
          <table:table-cell office:value-type="string" calcext:value-type="string">
            <text:p>21037538.83</text:p>
          </table:table-cell>
          <table:table-cell office:value-type="string" calcext:value-type="string">
            <text:p>El objetivo de esta ayuda es acelerar la renovación de las edificaciones destinadas a establecimientos de alojamiento turístico, mejorando su rendimiento energético, reduciendo su consumo de energía y contribuyendo a mejorar su competitividad turística. Esta línea de financiación es coherente con los diferentes programas de ayuda para la rehabilitación energética de edificios existentes llevados a cabo por el Ministerio para la Transición Ecológica y el Reto Demográfico.</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TURISME COMUNITAT VALENCIANA</text:p>
          </table:table-cell>
          <table:table-cell office:value-type="string" calcext:value-type="string">
            <text:p>Pueden ser beneficiarias de las ayudas las personas físicas o jurídicas de naturaleza privada que tengan residencia fiscal en España y sean titulares, como propietarias o explotadoras, de establecimientos destinados a alojamiento turístico, siempre que estén inscritas en el Registro de Turismo de la Comunitat Valenciana. Además, si la persona solicitante no es la propietaria del establecimiento, deberá aportar la documentación que la autorice a realizar la inversión para la que solicita la ayuda.</text:p>
          </table:table-cell>
          <table:table-cell office:value-type="string" calcext:value-type="string">
            <text:p>El plazo de solicitud es desde el 21/10/2024 hasta el 15/05/2025.</text:p>
          </table:table-cell>
          <table:table-cell office:value-type="string" calcext:value-type="string">
            <text:p>El monto máximo de la ayuda depende del tipo de empresa solicitante y se establece de la siguiente manera sobre los costos subvencionables:</text:p>
            <text:p/>
            <text:p>- 30% para grandes empresas.</text:p>
            <text:p>- 40% para medianas empresas.</text:p>
            <text:p>- 50% para pequeñas empresas.</text:p>
            <text:p/>
            <text:p>Además, se puede incrementar en un 20% adicional para pequeñas empresas y en un 10% para medianas empresas, según lo establecido en el artículo 38 del Reglamento (UE) n.º 651/2014.</text:p>
          </table:table-cell>
          <table:table-cell office:value-type="string" calcext:value-type="string">
            <text:p>Los gastos o actuaciones subvencionables de esta ayuda incluyen:</text:p>
            <text:p/>
            <text:p>1. **Actuaciones dirigidas a mejorar la eficiencia energética de la envolvente térmica**: Esto implica realizar mejoras en los cerramientos del edificio que separan los recintos habitables del ambiente exterior, con el objetivo de reducir la demanda energética en calefacción y climatización.</text:p>
            <text:p/>
            <text:p>2. **Costes de gestión de solicitud de la subvención**: Se consideran gastos que la persona beneficiaria pueda satisfacer a una empresa o profesional por la gestión administrativa y documental de su solicitud, siempre que estén debidamente documentados y no superen el 4% del importe de la ayuda solicitada, con un límite de 3.000 euros por expediente.</text:p>
            <text:p/>
            <text:p>3. **Costes de gestión de la justificación de la realización de las actuaciones**: Incluyen gastos por la gestión técnica, administrativa y documental para justificar ante el órgano instructor la realización de las actuaciones, que no podrá superar el 7% del importe de la ayuda.</text:p>
            <text:p/>
            <text:p>Estos gastos deben estar debidamente documentados y cumplir con los requisitos establecidos en la normativa correspondiente.</text:p>
          </table:table-cell>
          <table:table-cell office:value-type="string" calcext:value-type="string">
            <text:p>El plazo máximo para la ejecución de las actuaciones objeto de la subvención será de doce meses desde la fecha de notificación de la resolución de concesión de la subvención.</text:p>
          </table:table-cell>
          <table:table-cell office:value-type="string" calcext:value-type="string">
            <text:p>Las diferentes líneas de actuación subvencionables incluyen:</text:p>
            <text:p/>
            <text:p>1. **Mejora de la eficiencia energética de la envolvente térmica**: Actuaciones integrales sobre cerramientos como fachadas, cubiertas, etc.</text:p>
            <text:p>2. **Sustitución de energía convencional por energía solar térmica**: Implementación de sistemas de energía solar térmica.</text:p>
            <text:p>3. **Actuaciones energéticas en instalaciones térmicas**: Mejora de sistemas de distribución, regulación y control en edificios.</text:p>
            <text:p>4. **Soluciones constructivas no convencionales**: Medidas de arquitectura bioclimática, como muros Trombe y sistemas de ventilación natural.</text:p>
            <text:p/>
            <text:p>Estas líneas buscan fomentar la sostenibilidad y la eficiencia energética en el sector.</text:p>
          </table:table-cell>
          <table:table-cell table:number-columns-repeated="16369"/>
        </table:table-row>
        <table:table-row table:style-name="ro16">
          <table:table-cell office:value-type="string" calcext:value-type="string">
            <text:p>ayudas-del-programa-de-consolidacion-del-trabajo-autonomo-en-la-comunidad-de-madrid-tarifa-plana-2024</text:p>
          </table:table-cell>
          <table:table-cell office:value-type="string" calcext:value-type="string">
            <text:p>Ayudas del programa de consolidación del trabajo autónomo en la Comunidad de Madrid. Tarifa Plana 2024.</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4500000.0</text:p>
          </table:table-cell>
          <table:table-cell office:value-type="string" calcext:value-type="string">
            <text:p>El objetivo de esta ayuda es que las personas autónomas de la Comunidad de Madrid disfruten de una tarifa plana en su cuota de cotización de 80€ durante los 24 meses desde el alta inicial (o 36 meses para autónomos que residan y tengan la actividad en municipios de menos de 5.000 habitantes).</text:p>
            <text:p/>
            <text:p>PRESUPUESTO 2024.</text:p>
          </table:table-cell>
          <table:table-cell office:value-type="string" calcext:value-type="string">
            <text:p>Comunidad de Madrid</text:p>
          </table:table-cell>
          <table:table-cell office:value-type="string" calcext:value-type="string">
            <text:p>1546.38</text:p>
          </table:table-cell>
          <table:table-cell office:value-type="string" calcext:value-type="string">
            <text:p>COMUNIDAD DE MADRID - CONSEJERÍA ECONOMÍA, HACIENDA Y EMPLEO</text:p>
          </table:table-cell>
          <table:table-cell office:value-type="string" calcext:value-type="string">
            <text:p>Los trabajadores que estén dados de alta en el Régimen Especial de la Seguridad Social de Trabajadores por Cuenta Propia o Autónomos, que estén o hayan estado acogidos a los Incentivos y medidas de fomento y promoción del Trabajo Autónomo, es decir que cotiza la base mínima y, por tanto, la cuota de autónomos a pagar a la Seguridad Social es de 80€ mensuales y realiza la actividad en la Comunidad de Madrid.</text:p>
          </table:table-cell>
          <table:table-cell office:value-type="string" calcext:value-type="string">
            <text:p>El plazo de solicitud está disponible todo el año, pero debe solicitarse entre los meses 11 y 14 desde el inicio de la fecha de alta como autónomo.</text:p>
          </table:table-cell>
          <table:table-cell office:value-type="string" calcext:value-type="string">
            <text:p>Se trata de una ayuda económica que se cobra con anterioridad al pago completo de las cuotas objeto de subvención.</text:p>
            <text:p/>
            <text:p>La Comunidad de Madrid ingresa a la persona trabajadora autónoma la diferencia entre la tarifa plana de 80€ y el importe de las cuotas que la persona trabajadora autónoma pagará durante esos 24 meses (o 36 meses para autónomos que residan y tengan la actividad en municipios de menos de 5.000 habitantes), teniendo en cuenta:</text:p>
            <text:p>1. Base mínima de cotización.</text:p>
            <text:p>2. Bonificaciones o reducciones adicionales de que disfrute el/la autónom@.</text:p>
            <text:p>3. Tipos de cotización vigentes en el mes en que se produjo el alta en autónomos.</text:p>
          </table:table-cell>
          <table:table-cell office:value-type="string" calcext:value-type="string">
            <text:p>Son subvencionables las cuotas de cotización en el régimen de autónomos de los primeros 24 meses de alta de la persona trabajadora autónoma (o 36 meses para autónomos que residan y tengan la actividad en municipios de menos de 5.000 habitantes).</text:p>
          </table:table-cell>
          <table:table-cell table:number-columns-repeated="3"/>
          <table:table-cell office:value-type="string" calcext:value-type="string">
            <text:p>La Seguridad Social seguirá cargando mensualmente los importes correspondientes a la cuota correspondiente de cada mes. </text:p>
            <text:p/>
            <text:p>La Comunidad de Madrid ingresará en un pago único el importe total de la subvención.</text:p>
          </table:table-cell>
          <table:table-cell table:number-columns-repeated="16367"/>
        </table:table-row>
        <table:table-row table:style-name="ro16">
          <table:table-cell office:value-type="string" calcext:value-type="string">
            <text:p>ayudas-del-programa-de-consolidacion-del-trabajo-autonomo-ampliacion-de-tarifa-plana</text:p>
          </table:table-cell>
          <table:table-cell office:value-type="string" calcext:value-type="string">
            <text:p>Ayudas del Programa de Consolidación del Trabajo Autónomo. Tarifa Plana 2023.</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2000000.0</text:p>
          </table:table-cell>
          <table:table-cell office:value-type="string" calcext:value-type="string">
            <text:p>El objetivo de esta ayuda es que las personas autónomas de la Comunidad de Madrid disfruten de una tarifa plana en su cuota de cotización de 80€ durante los 24 meses desde el alta inicial (o 36 meses para autónomos que residan y tengan la actividad en municipios de menos de 5.000 habitantes).</text:p>
            <text:p/>
            <text:p>PRESUPUESTO 2023</text:p>
          </table:table-cell>
          <table:table-cell office:value-type="string" calcext:value-type="string">
            <text:p>Comunidad de Madrid</text:p>
          </table:table-cell>
          <table:table-cell office:value-type="string" calcext:value-type="string">
            <text:p>1546.38</text:p>
          </table:table-cell>
          <table:table-cell office:value-type="string" calcext:value-type="string">
            <text:p>COMUNIDAD DE MADRID - CONSEJERÍA ECONOMÍA, HACIENDA Y EMPLEO</text:p>
          </table:table-cell>
          <table:table-cell office:value-type="string" calcext:value-type="string">
            <text:p>Los trabajadores que estén dados de alta en el Régimen Especial de la Seguridad Social de Trabajadores por Cuenta Propia o Autónomos, que estén o hayan estado acogidos a los Incentivos y medidas de fomento y promoción del Trabajo Autónomo, es decir que cotiza la base mínima y, por tanto, la cuota de autónomos a pagar a la Seguridad Social es de 80€ mensuales y realiza la actividad en la Comunidad de Madrid.</text:p>
          </table:table-cell>
          <table:table-cell office:value-type="string" calcext:value-type="string">
            <text:p>El plazo de solicitud está disponible todo el año, pero debe solicitarse entre los meses 11 y 14 desde el inicio de la fecha de alta como autónomo.</text:p>
          </table:table-cell>
          <table:table-cell office:value-type="string" calcext:value-type="string">
            <text:p>Se trata de una ayuda económica que se cobra con anterioridad al pago completo de las cuotas objeto de subvención.</text:p>
            <text:p/>
            <text:p>La Comunidad de Madrid ingresa a la persona trabajadora autónoma la diferencia entre la tarifa plana de 80€ y el importe de las cuotas que la persona trabajadora autónoma pagará durante esos 24 meses (o 36 meses para autónomos que residan y tengan la actividad en municipios de menos de 5.000 habitantes), teniendo en cuenta:</text:p>
            <text:p>1. Base mínima de cotización.</text:p>
            <text:p>2. Bonificaciones o reducciones adicionales de que disfrute el/la autónom@.</text:p>
            <text:p>3. Tipos de cotización vigentes en el mes en que se produjo el alta en autónomos.</text:p>
          </table:table-cell>
          <table:table-cell office:value-type="string" calcext:value-type="string">
            <text:p>Son subvencionables las cuotas de cotización en el régimen de autónomos de los primeros 24 meses de alta de la persona trabajadora autónoma (o 36 meses para autónomos que residan y tengan la actividad en municipios de menos de 5.000 habitantes).</text:p>
          </table:table-cell>
          <table:table-cell table:number-columns-repeated="3"/>
          <table:table-cell office:value-type="string" calcext:value-type="string">
            <text:p>La Seguridad Social seguirá cargando mensualmente los importes correspondientes a la cuota correspondiente de cada mes. </text:p>
            <text:p/>
            <text:p>La Comunidad de Madrid ingresará en un pago único el importe total de la subvención.</text:p>
          </table:table-cell>
          <table:table-cell table:number-columns-repeated="16367"/>
        </table:table-row>
        <table:table-row table:style-name="ro12">
          <table:table-cell office:value-type="string" calcext:value-type="string">
            <text:p>ayudas-para-la-modernizacion-y-rehabilitacion-de-las-areas-industriales-de-la-comunidad-de-madrid</text:p>
          </table:table-cell>
          <table:table-cell office:value-type="string" calcext:value-type="string">
            <text:p>Ayudas para la modernización y rehabilitación de las áreas industriales de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000000.0</text:p>
          </table:table-cell>
          <table:table-cell office:value-type="string" calcext:value-type="string">
            <text:p>Financiar <text:s/>a mejora, modernización y dotación de infraestructuras y servicios en los polígonos industriales, áreas empresariales y áreas industriales de la Comunidad de Madrid.</text:p>
          </table:table-cell>
          <table:table-cell office:value-type="string" calcext:value-type="string">
            <text:p>Comunidad de Madrid</text:p>
          </table:table-cell>
          <table:table-cell office:value-type="string" calcext:value-type="string">
            <text:p>1000000.0</text:p>
          </table:table-cell>
          <table:table-cell office:value-type="string" calcext:value-type="string">
            <text:p>COMUNIDAD DE MADRID - CONSEJERÍA ECONOMÍA, HACIENDA Y EMPLEO</text:p>
          </table:table-cell>
          <table:table-cell office:value-type="string" calcext:value-type="string">
            <text:p>a) Ayuntamientos o mancomunidades de ayuntamientos de la Comunidad de Madrid.</text:p>
            <text:p>b) Entidades urbanísticas de conservación.</text:p>
            <text:p>c) Empresas públicas.</text:p>
            <text:p>d) Entidades pertenecientes al sector público empresarial estatal  (entidades públicas empresariales, sociedades mercantiles estatales y entidades estatales de derecho público, distintas de las comprendidas en el sector público administrativo y los consorcios no incluidos en él.)</text:p>
            <text:p>e) Entidades pertenecientes al sector público empresarial local.</text:p>
            <text:p>f) Personas jurídicas sin ánimo de lucro, sean de carácter público o privado, independientemente de su forma jurídica, que promuevan proyectos de regeneración de polígonos industriales, áreas empresariales o áreas industriales de la Comunidad de Madrid.</text:p>
          </table:table-cell>
          <table:table-cell office:value-type="string" calcext:value-type="string">
            <text:p>El plazo de solicitud se encuentra abierto de forma indefinida.</text:p>
          </table:table-cell>
          <table:table-cell office:value-type="string" calcext:value-type="string">
            <text:p>La cuantía de la ayuda será, con carácter general, el 50 % de la inversión subvencionable. No obstante, para aquellas actuaciones llevadas a cabo en municipios de menos de 2.500 habitantes, según las cifras de población del Instituto Nacional de Estadística, resultantes de la última revisión del Padrón Municipal en el momento en que se presente la solicitud, la cuantía de la ayuda será del 60 % de la inversión subvencionable.</text:p>
            <text:p/>
            <text:p>El límite máximo de la ayuda en el supuesto de que el beneficiario sea un ayuntamiento, una mancomunidad de ayuntamientos o una entidad urbanística de conservación será de 1.000.000 de euros por área de actuación o 1.000.000 de euros por beneficiario; en ambos casos en el ejercicio en el que se notifique la resolución de concesión de ayuda para dicho proyecto.</text:p>
            <text:p/>
            <text:p>El límite máximo de la ayuda para el resto de beneficiarios, sometidos a la normativa de minimis, será de 200.000 euros por beneficiario y, en todo caso 1.000.000 euros por área de actuación, en ambos casos en el ejercicio en el que se notifique la resolución de concesión de ayuda para dicho proyecto.</text:p>
          </table:table-cell>
          <table:table-cell office:value-type="string" calcext:value-type="string">
            <text:p>a) Redes compartidas de calor y frío.</text:p>
            <text:p>b) Instalaciones de depuración de aguas residuales.</text:p>
            <text:p>c) Pavimentación de calzadas y aceras, incluyendo, en su caso, canalizaciones para instalaciones de servicios.</text:p>
            <text:p>d) Sustitución de lámparas, luminarias y/o instalación de reguladores-estabilizadores de flujo luminoso en instalaciones de alumbrado exterior, que permitan mejorar la eficiencia energética de estas instalaciones.</text:p>
            <text:p>e) Redes de saneamiento.</text:p>
            <text:p>f) Instalación de puntos de suministro públicos de hidrógeno, gas natural licuado y otros combustibles alternativos de bajas emisiones.</text:p>
            <text:p>g) Obra civil necesaria para la dotación de redes públicas de acceso ultrarrápidas de telecomunicaciones (banda ancha de nueva generación) a polígonos industriales.</text:p>
            <text:p>h) Creación o reforma de centros de formación, reuniones y gestión.</text:p>
            <text:p>i) Señalización horizontal y vertical de tráfico e identificación de calles.</text:p>
            <text:p>j) Infraestructuras de seguridad, cerramiento perimetral y sistemas de seguridad para el conjunto del área industrial.</text:p>
            <text:p>k) Ajardinamiento y embellecimiento de zonas comunes.</text:p>
          </table:table-cell>
          <table:table-cell table:number-columns-repeated="3"/>
          <table:table-cell office:value-type="string" calcext:value-type="string">
            <text:p>Serán subvencionables las actuaciones realizadas en el periodo comprendido entre la fecha de presentación de solicitud en el registro y hasta la fecha de justificación de la inversión, que debe hacerse en el plazo máximo de 18 meses a partir del día siguiente a aquel en que tenga lugar la notificación de la resolución de concesión, con el límite del 31 de octubre de 2023.</text:p>
          </table:table-cell>
          <table:table-cell table:number-columns-repeated="16367"/>
        </table:table-row>
        <table:table-row table:style-name="ro4">
          <table:table-cell office:value-type="string" calcext:value-type="string">
            <text:p>kit-digital-adhesion-de-agentes-colaboradores-al-programa-de-ayudas-para-pymes-autonomos</text:p>
          </table:table-cell>
          <table:table-cell office:value-type="string" calcext:value-type="string">
            <text:p>KIT DIGITAL. Adhesión de Agentes Colaboradores al Program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500000000.0</text:p>
          </table:table-cell>
          <table:table-cell office:value-type="string" calcext:value-type="string">
            <text:p>Te ayudamos a aprovechar el kit digital como Agente Digitalizador. Te daremos apoyo en la homologación, captación de clientes y solicitud del bono por su parte. Cubrimos el proceso entero.</text:p>
          </table:table-cell>
          <table:table-cell/>
          <table:table-cell office:value-type="string" calcext:value-type="string">
            <text:p>12000.0</text:p>
          </table:table-cell>
          <table:table-cell office:value-type="string" calcext:value-type="string">
            <text:p>MINISTERIO DE ASUNTOS ECONÓMICOS Y TRANSFORMACIÓN DIGITAL - RED.ES</text:p>
          </table:table-cell>
          <table:table-cell office:value-type="string" calcext:value-type="string">
            <text:p>Los AGENTES DIGITALIZADORES, deberán cumplir los siguientes requisitos:</text:p>
            <text:p>- Tener domicilio en España</text:p>
            <text:p>- Haber alcanzado una facturación de 100.000 € en alguno de los dos últimos ejercicios cerrados anteriores a la solicitud de adhesión; o 50.000 euros en el año anterior, en proyectos similares en cualquiera de las categorías de soluciones de digitalización.</text:p>
            <text:p>-  Para autónomos sin empleados que quieren ser Agentes, la facturación acumulada deberá ser de, al menos, 70.000 euros en los dos años anteriores a contar desde el momento de la presentación de la solicitud de adhesión, o 35.000 euros en el año anterior, en proyectos similares.</text:p>
            <text:p>- Estar al corriente de obligaciones de pago con Hacienda y Seguridad Social.</text:p>
            <text:p>- No tener consideración de empresa en crisis</text:p>
          </table:table-cell>
          <table:table-cell office:value-type="string" calcext:value-type="string">
            <text:p>El plazo está abierto desde el 11/01/2022 hasta que se comunique el cierre del mismo.</text:p>
          </table:table-cell>
          <table:table-cell office:value-type="string" calcext:value-type="string">
            <text:p>- Pequeñas empresas de entre 10 y 49 empleados:  bono máximo de hasta 12.000 € de ayuda.</text:p>
            <text:p>- Pequeñas empresas, de entre 3 y 10 empleados: bono de hasta 6.000 €</text:p>
            <text:p>- Microempresas y autónomos de entre 0 y 2 empleados: un bono máximo de hasta 2.000€</text:p>
            <text:p/>
            <text:p>* ver pdf oficial (página 20 de las bases reguladoras) para conocer los límites de ayuda de cada solución digital.</text:p>
          </table:table-cell>
          <table:table-cell office:value-type="string" calcext:value-type="string">
            <text:p>Las ayudas a la adopción de soluciones de digitalización podrán destinarse a sustituir a las soluciones ya adoptadas por el beneficiario siempre que supongan una mejora funcional.</text:p>
            <text:p/>
            <text:p>Las soluciones deben implementarse después de que el cliente final tenga el bono a su disposición y firme el Acuerdo con el Agente digitalizador.</text:p>
          </table:table-cell>
          <table:table-cell/>
          <table:table-cell office:value-type="string" calcext:value-type="string">
            <text:p>- Presencia en internet y sitio web: creación de una página web para la pyme y/o prestación de servicios para dar visibilidad a la misma en los principales sitios de Internet.</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able:table-cell>
          <table:table-cell/>
          <table:table-cell office:value-type="string" calcext:value-type="string">
            <text:p>El agente digitalizador recibirá el pago del Bono Digital cedido por el beneficiario (el que contrata los servicios), una vez presente la justificación de la ayuda al finalizar las dos fases de prestación de la solución: </text:p>
            <text:p>(1) un primer pago a cuenta tras la justificación de la primera fase, que corresponde con la implantación de dicha solución y, </text:p>
            <text:p>(2) un pago final una vez justificada la segunda fase de la prestación de la solución de digitalización comprometida.</text:p>
          </table:table-cell>
          <table:table-cell table:number-columns-repeated="16367"/>
        </table:table-row>
        <table:table-row table:style-name="ro9">
          <table:table-cell office:value-type="string" calcext:value-type="string">
            <text:p>ayudas-a-proyectos-de-id-y-nuevos-proyectos-empresariales-del-plan-estatal-de-investigacion-cientifica-y-tecnica-y-de-innovacion-2021-2023-en-el-marco-del-plan-de-recuperacion-transformacion-y-resiliencia</text:p>
          </table:table-cell>
          <table:table-cell office:value-type="string" calcext:value-type="string">
            <text:p>Ayudas a proyectos de I+D y nuevos proyectos empresariales del Plan Estatal de Investigación Científica y Técnica y de Innovación 2021-2023, en el marco del Plan de Recuperación, Transformación y Resiliencia. (Bases Reguladora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897000000.0</text:p>
          </table:table-cell>
          <table:table-cell office:value-type="string" calcext:value-type="string">
            <text:p>Incrementar el compromiso de las empresas con la I+D+I mediante la financiación de proyectos que refuercen la competitividad de los sectores estratégicos nacionales, hacer más competitivo y resiliente el tejido empresarial mediante actuaciones que impulsen el desarrollo y la implantación de tecnologías y procesos innovadores y ampliar el perímetro de empresas innovadoras.</text:p>
          </table:table-cell>
          <table:table-cell/>
          <table:table-cell office:value-type="string" calcext:value-type="string">
            <text:p>1600000.0</text:p>
          </table:table-cell>
          <table:table-cell office:value-type="string" calcext:value-type="string">
            <text:p>Ministerio de Ciencia e Innovación - Centro para el Desarrollo Tecnológico Industrial, E.P.E.</text:p>
          </table:table-cell>
          <table:table-cell office:value-type="string" calcext:value-type="string">
            <text:p>a) Empresas, independientemente de su forma jurídica y de su financiación.</text:p>
            <text:p/>
            <text:p>b) Organismos públicos de investigación.</text:p>
            <text:p/>
            <text:p>c) Universidades públicas y sus institutos universitarios</text:p>
            <text:p/>
            <text:p>d) Institutos de investigación sanitaria acreditados de investigación biomédica o sanitaria y normas complementarias.</text:p>
            <text:p/>
            <text:p>e) Centros Tecnológicos de ámbito estatal y Centros de Apoyo a la Innovación Tecnológica de ámbito estatal.</text:p>
            <text:p/>
            <text:p>Podrán tener la condición de beneficiario las agrupaciones de personas jurídicas que puedan llevar a cabo proyectos en cooperación, siempre que encajen en alguno de los puntos anteriores como posibles beneficiarios.</text:p>
          </table:table-cell>
          <table:table-cell office:value-type="string" calcext:value-type="string">
            <text:p>Estos son las BBRR. Cada programa tiene su propia convocatoria.</text:p>
          </table:table-cell>
          <table:table-cell office:value-type="string" calcext:value-type="string">
            <text:p>- Las ayudas se concederán bajo la modalidad de subvención y podrán tener carácter anual o plurianual, con la duración que se especifique en las convocatorias que se publiquen.</text:p>
            <text:p>- La cuantía individualizada de cada ayuda se determinará atendiendo a alguno o varios de los siguientes criterios:</text:p>
            <text:p/>
            <text:p>a) El coste financiable real de la actuación.</text:p>
            <text:p>b) Los límites de ayuda establecidos en la normativa europea que sea de aplicación.</text:p>
            <text:p>c) Una cuantía fija, determinada a tanto alzado en las convocatorias, en función del tipo de actuación y de beneficiario.</text:p>
            <text:p>d) Las disponibilidades presupuestarias.</text:p>
            <text:p/>
            <text:p>En los proyectos de I+D, la intensidad máxima de las ayudas será de:</text:p>
            <text:p/>
            <text:p>1. Investigación Industrial: 70%, 60% ó 50 % para pequeñas, medianas y grandes empresas, </text:p>
            <text:p>respectivamente.</text:p>
            <text:p/>
            <text:p>2. Desarrollo experimental: 45%, 35% ó 25% para pequeñas, medianas y grandes empresas, </text:p>
            <text:p>respectivamente.</text:p>
            <text:p/>
            <text:p>En el caso de la financiación de actividades de I+D calificadas como no económicas realizadas por organismos de investigación la intensidad de ayuda podrá alcanzar hasta el 100% de los gastos elegibles.</text:p>
          </table:table-cell>
          <table:table-cell office:value-type="string" calcext:value-type="string">
            <text:p>a) Costes de personal: Los costes relacionados con los investigadores, técnicos y demás personal auxiliar, en la medida en que estén dedicados al proyecto o actividad pertinente</text:p>
            <text:p>b) Costes de instrumental y material inventariable, en la medida y durante el período en que se utilice para el proyecto</text:p>
            <text:p>c) Costes de investigación contractual, conocimientos técnicos y patentes adquiridas u obtenidas por licencia de fuentes externas en condiciones de plena competencia, así como los costes de consultoría y servicios equivalentes destinados de manera exclusiva al proyecto.</text:p>
            <text:p>d) Los gastos generales y otros gastos de explotación adicionales, incluidos los costes de material, suministros y productos similares, que se deriven directamente del proyecto.</text:p>
            <text:p>e) El gasto derivado del informe realizado por un auditor, inscrito en el Registro Oficial de Auditores de Cuentas, cuando se requiera su aportación en la fase de justificación</text:p>
          </table:table-cell>
          <table:table-cell/>
          <table:table-cell office:value-type="string" calcext:value-type="string">
            <text:p>a) Programa Misiones de Ciencia e Innovación: Se financiarán proyectos de I+D en cooperación, liderados por empresas que persiguen una investigación relevante que proponga soluciones a desafíos transversales y estratégicos de la sociedad española, mejoren la base de conocimiento y tecnología en la que se apoyan las empresas españolas para competir, al tiempo que estimulen la cooperación público-privada.</text:p>
            <text:p/>
            <text:p>b) Proyectos Neotec: Se financiarán nuevos proyectos empresariales de pequeñas empresas innovadoras que requieran el uso de tecnologías o conocimientos desarrollados a partir de la actividad investigadora y en los que la estrategia de negocio se base en el desarrollo de tecnología, contribuyendo al emprendimiento y acelerando la transferencia de conocimiento desde organismos de investigación públicos y universidades.</text:p>
            <text:p/>
            <text:p>c) Programa Tecnológico Aeronáutico: Se financiarán proyectos de I+D en cooperación liderados por empresas del ámbito aeroespacial centrados en las emisiones bajas y nulas, incluidas inversiones relacionadas con las tecnologías aeroespaciales y la aeronáutica.</text:p>
            <text:p/>
            <text:p>d) Programa Proyectos de I+D de tecnologías audiovisuales y de los videojuegos: Se financiarán proyectos de I+D para el desarrollo de nuevas tecnologías de aplicación a los ámbitos de la producción audiovisual y del sector de los videojuegos, y la transferencia y adaptación de estos desarrollos a otros sectores de aplicación.</text:p>
          </table:table-cell>
          <table:table-cell/>
          <table:table-cell office:value-type="string" calcext:value-type="string">
            <text:p>La subcontratación podrá alcanzar hasta el porcentaje máximo del 50% del presupuesto financiable., aunque las convocatorias podrán restringir dicho porcentaje</text:p>
          </table:table-cell>
          <table:table-cell table:number-columns-repeated="16367"/>
        </table:table-row>
        <table:table-row table:style-name="ro21">
          <table:table-cell office:value-type="string" calcext:value-type="string">
            <text:p>subvenciones-para-la-insercion-laboral-y-el-fomento-de-la-contratacion-en-el-ambito-de-andalucia-programa-emplea-t-lineas-1-2-4-y-7</text:p>
          </table:table-cell>
          <table:table-cell office:value-type="string" calcext:value-type="string">
            <text:p>Subvenciones para la inserción laboral y el fomento de la contratación en el ámbito de Andalucía - Programa Emplea-T (Líneas 1, 2, 4 y 7)</text:p>
          </table:table-cell>
          <table:table-cell office:value-type="string" calcext:value-type="string">
            <text:p>Apertura el 26/10/2024 y cierre el 30/04/2025</text:p>
          </table:table-cell>
          <table:table-cell office:value-type="string" calcext:value-type="string">
            <text:p>ANDALUCÍA</text:p>
          </table:table-cell>
          <table:table-cell office:value-type="string" calcext:value-type="string">
            <text:p>203092319.0</text:p>
          </table:table-cell>
          <table:table-cell office:value-type="string" calcext:value-type="string">
            <text:p>Fomentar, por parte de personas trabajadoras autónomas, mutualistas de colegios profesionales y pymes, la contratación indefinida ordinaria de personas desempleadas menores de 30 años, personas mayores de 45 años, personas con discapacidad y personas desempleadas de larga duración, como medidas que faciliten la mejora de la empleabilidad y favorezcan la inserción laboral de estos colectivos por tener mayor dificultad para acceder al mercado laboral.</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EMPLEO, EMPRESA Y TRABAJO AUTÓNOMO</text:p>
          </table:table-cell>
          <table:table-cell office:value-type="string" calcext:value-type="string">
            <text:p>Línea 1:</text:p>
            <text:p>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que realicen su primera contratación indefinida ordinaria.</text:p>
            <text:p/>
            <text:p>Línea 2:</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para las segundas y sucesivas contrataciones indefinidas ordinarias.</text:p>
            <text:p>b) Las pymes, para la primera y sucesivas contrataciones indefinidas ordinarias. </text:p>
            <text:p/>
            <text:p>Línea 4:</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text:p>
            <text:p>b) Las PYMEs.</text:p>
            <text:p/>
            <text:p>Línea 7:</text:p>
            <text:p>Los ayuntamientos y las entidades locales autónomas de la Comunidad Autónoma de Andalucía.</text:p>
          </table:table-cell>
          <table:table-cell office:value-type="string" calcext:value-type="string">
            <text:p>El plazo de solicitud para las líneas 1, 2 y 4 es desde el 26/10/2024 hasta el 30/04/2025. El plazo de solicitud para la línea 7 finaliza el 18/11/2024.</text:p>
          </table:table-cell>
          <table:table-cell office:value-type="string" calcext:value-type="string">
            <text:p>Línea 1:</text:p>
            <text:p>a) Con carácter general:</text:p>
            <text:p>- 18.000 €, para contratos indefinidos ordinarios a jornada completa.</text:p>
            <text:p>- 9.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 jornada completa.</text:p>
            <text:p>- 1.000 € adicionales, cuando la persona contratada sea mujer, para contratos indefinidos ordinarios a jornada parcial.</text:p>
            <text:p/>
            <text:p>Línea 2:</text:p>
            <text:p>a) Con carácter general:</text:p>
            <text:p>- 15.000 €, para contratos indefinidos ordinarios a jornada completa.</text:p>
            <text:p>- 7.500 €, para contratos indefinidos ordinarios a jornada parcial que sea igual o superior al 50 % de la jornada completa.</text:p>
            <text:p>b) La cuantía de la subvención establecida en el apartado anterior se verá incrementada en los siguientes</text:p>
            <text:p>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4:</text:p>
            <text:p>a) Con carácter general:</text:p>
            <text:p>- 20.000 €, para contratos indefinidos ordinarios a jornada completa.</text:p>
            <text:p>- 10.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7:</text:p>
            <text:p>La cuantía de la subvención se establece por grupos de cotización a la Seguridad Social de cada una de las personas a contratar, siendo las siguientes:</text:p>
            <text:p>a) Grupo de cotización 1: 25.000 euros por persona contratada.</text:p>
            <text:p>b) Grupo de cotización 2: 23.000 euros por persona contratada.</text:p>
            <text:p>c) Grupo de cotización 3: 21.000 euros por persona contratada.</text:p>
          </table:table-cell>
          <table:table-cell office:value-type="string" calcext:value-type="string">
            <text:p>Línea 1:</text:p>
            <text:p>- La primera contratación indefinida ordinaria a jornada completa, o parcial siempre que sea igual o superior al 50 % de la jornada completa, por parte de personas trabajadoras autónomas, así como mutualistas de colegios profesionales, de personas desempleadas</text:p>
            <text:p>- La contratación subvencionable será aquella cuyo inicio tenga lugar en el período comprendido entre el día 1 de marzo de 2024 y el día final del plazo de presentación de solicitudes. </text:p>
            <text:p/>
            <text:p>Línea 2:</text:p>
            <text:p>- La contratación indefinida ordinaria a jornada completa, o parcial siempre que sea igual o superior al 50% de la jornada completa, de personas desempleadas.</text:p>
            <text:p>- La contratación subvencionable será aquella cuyo inicio tenga lugar en el período comprendido entre el día 1 de marzo de 2024 y el día final del plazo de presentación de solicitudes. </text:p>
            <text:p/>
            <text:p>Línea 4:</text:p>
            <text:p>-  La contratación indefinida ordinaria a jornada completa, o parcial siempre que sea igual o superior al 50% de la jornada completa, de personas con discapacidad.</text:p>
            <text:p>- La contratación subvencionable será aquella cuyo inicio tenga lugar en el período comprendido entre el día 1 de marzo de 2024 y el día final del plazo de presentación de solicitudes.</text:p>
            <text:p/>
            <text:p>Línea 7:</text:p>
            <text:p>- La contratación de personas jóvenes desempleadas menores de 30 años beneficiarias del Sistema Nacional de Garantía Juvenil, por parte de ayuntamientos y entidades locales autónomas para fomentar el empleo mediante la adquisición de experiencia laboral directamente relacionada con su titulación al finalizar su etapa educativa, proporcionando las competencias profesionales necesarias para la mejora de su empleabilidad, a través del contrato formativo para la obtención de la práctica profesional, en proyectos puestos en marcha por ayuntamientos y entidades locales autónomas de Andalucía.</text:p>
          </table:table-cell>
          <table:table-cell/>
          <table:table-cell office:value-type="string" calcext:value-type="string">
            <text:p>Línea 1. Incentivo a la primera contratación indefinida ordinaria por parte de personas trabajadoras autónomas.</text:p>
            <text:p/>
            <text:p>Línea 2. Incentivo a la segunda o sucesivas contrataciones indefinidas ordinarias por parte de personas trabajadoras autónomas, y a cualquier contratación indefinida ordinaria por parte de pymes. </text:p>
            <text:p/>
            <text:p>Línea 4. Incentivo a la contratación indefinida ordinaria de personas con discapacidad por parte de personas trabajadoras autónomas y pymes. </text:p>
            <text:p/>
            <text:p>Línea 7. Incentivo para el fomento del empleo de personas jóvenes menores de 30 años beneficiarias del Sistema Nacional de Garantía Juvenil por parte de corporaciones locales.</text:p>
          </table:table-cell>
          <table:table-cell/>
          <table:table-cell office:value-type="string" calcext:value-type="string">
            <text:p>Acceso a la solicitud de las ayudas por línea:</text:p>
          </table:table-cell>
          <table:table-cell table:number-columns-repeated="16367"/>
        </table:table-row>
        <table:table-row table:style-name="ro9">
          <table:table-cell office:value-type="string" calcext:value-type="string">
            <text:p>prestamos-bonificados-ivf-para-empresas-afectadas-por-la-dana-de-octubre-de-2024</text:p>
          </table:table-cell>
          <table:table-cell office:value-type="string" calcext:value-type="string">
            <text:p>Préstamos bonificados IVF para empresas afectadas por la dana de octubre de 2024.</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00000000.0</text:p>
          </table:table-cell>
          <table:table-cell office:value-type="string" calcext:value-type="string">
            <text:p>La financiación de empresas que hayan resultado afectadas por la DANA de octubre de 2024 y cuenten con instalaciones o centros de actividad ubicados en alguno de los municipios afectados por el temporal que se recogen en el Anexo I de la presente convocatoria.</text:p>
            <text:p/>
            <text:p>Los proyectos empresariales que podrán acogerse a la financiación objeto de esta Convocatoria deberán estar vinculados a los daños sufridos como consecuencia de la DANA y tendrán por finalidad la reparación, renovación, adecuación, reposición, ampliación o mejora de:</text:p>
            <text:p>- construcciones e instalaciones;</text:p>
            <text:p>- maquinaria, equipos y vehículos;</text:p>
            <text:p>- existencias;</text:p>
          </table:table-cell>
          <table:table-cell office:value-type="string" calcext:value-type="string">
            <text:p>Comunidad Valenciana</text:p>
          </table:table-cell>
          <table:table-cell office:value-type="string" calcext:value-type="string">
            <text:p>3000000.0</text:p>
          </table:table-cell>
          <table:table-cell office:value-type="string" calcext:value-type="string">
            <text:p>COMUNITAT VALENCIANA - INSTITUT VALENCIÀ DE FINANCES</text:p>
          </table:table-cell>
          <table:table-cell office:value-type="string" calcext:value-type="string">
            <text:p>Podrán ser beneficiarios de la financiación bonificada las empresas personas jurídicas afectadas por el temporal de lluvia y viento en la Comunidad Valenciana, iniciado el 29 de octubre de 2024, que acrediten daños en instalaciones o centros de actividad ubicados en alguno de los municipios afectados.</text:p>
            <text:p/>
            <text:p>La solicitante deberá acreditar una antigüedad mínima de 2 años y contar como mínimo con 1 empleado o un trabajador autónomo societario.</text:p>
          </table:table-cell>
          <table:table-cell office:value-type="string" calcext:value-type="string">
            <text:p>Las solicitudes podrán presentarse desde el 05/12/2024 y hasta el agotamiento del presupuesto.</text:p>
          </table:table-cell>
          <table:table-cell office:value-type="string" calcext:value-type="string">
            <text:p>Los préstamos otorgados al amparo de esta Convocatoria tendrán un importe igual o superior a 200.000 euros. </text:p>
            <text:p/>
            <text:p>El importe máximo del préstamo se determinará atendiendo al tipo de beneficiario en virtud de las siguientes consideraciones:</text:p>
            <text:p>a) El valor nominal del préstamo será de:</text:p>
            <text:p>- Hasta 250.000 euros si el solicitante acredita un volumen de negocios anual que no supere los 2 millones de euros.</text:p>
            <text:p>- Hasta 1.000.000 euros si el solicitante acredita un volumen de negocios anual superior a 2 millones de euros hasta los 10 millones de euros</text:p>
            <text:p>- Hasta 1.500.000 euros si el solicitante acredita un volumen de negocios anual superior a 10 millones de euros hasta los 50 millones de euros</text:p>
            <text:p>- Hasta 3.000.000 euros si el solicitante acredita un volumen de negocios anual superior a 50 millones de euros</text:p>
            <text:p>b) En caso de que la financiación tenga por objeto la adquisición de activos fijos, el valor nominal del préstamo no podrá superar, en ningún caso, el 100% del valor de la inversión realizada.</text:p>
            <text:p/>
            <text:p>Al amparo de esta convocatoria, el riesgo máximo por acreditado, incluyendo en su caso las sociedades que formen parte del mismo grupo de empresas, será igual a 3.000.000 de euros.</text:p>
            <text:p/>
            <text:p>Plazos: Para operaciones de inversión, plazos de 4 a 10 años (posibilidad de carencia hasta 3 años); Para operaciones para la reposición de existencias, plazos de 2 a 4 años (posibilidad de carencia de hasta un año.)</text:p>
            <text:p/>
            <text:p>Tipo de interés: 0%.</text:p>
            <text:p/>
            <text:p>Comisiones: No se aplicarán comisiones de apertura ni por cancelación anticipada.</text:p>
          </table:table-cell>
          <table:table-cell office:value-type="string" calcext:value-type="string">
            <text:p>a) Adquisición y construcción de naves, locales comerciales, instalaciones y otros inmuebles, para el desarrollo de la actividad de la empresa, incluyendo la adquisición y acondicionamiento de terrenos, siempre que, la compra y/o acondicionamiento de terrenos, no supere el 20% del valor nominal del préstamo.</text:p>
            <text:p/>
            <text:p>b) Construcción de instalaciones de energía renovable, tanto si su destino es el autoconsumo como el vertido a red, siempre que los proyectos no superen una potencia de 30 MWp.</text:p>
            <text:p/>
            <text:p>c) Adquisición de equipamiento vinculado a las tecnologías de la información y la comunicación.</text:p>
            <text:p/>
            <text:p>d) Maquinaria, herramientas, moldes o utillaje.</text:p>
            <text:p/>
            <text:p>e) Mobiliario.</text:p>
            <text:p/>
            <text:p>f) Vehículos industriales y elementos de transporte afectos a la explotación.</text:p>
            <text:p/>
            <text:p>g) Reposición de existencias.</text:p>
          </table:table-cell>
          <table:table-cell table:number-columns-repeated="3"/>
          <table:table-cell office:value-type="string" calcext:value-type="string">
            <text:p>NO podrán ser beneficiarias las entidades de derecho público, las universidades públicas, los organismos autónomos, las empresas públicas, las sociedades mercantiles públicas entendiendo por tales aquellas en las que más de la mitad del capital social pertenezca directa o indirectamente a una Administración pública, las Fundaciones públicas, y las sociedades participadas mayoritariamente por éstas.</text:p>
            <text:p/>
            <text:p>Además, se EXCLUYEN las empresas que operen en algunos de los siguientes sectores de actividad:</text:p>
            <text:p>- Actividades económicas ilegales con arreglo a las disposiciones legales o reglamentarias de la jurisdicción nacional.</text:p>
            <text:p>- Producción y comercio de tabaco y bebidas alcohólicas destiladas.</text:p>
            <text:p>- Producción y comercio de armas y municiones de cualquier tipo.</text:p>
            <text:p>- Empresas que desarrollen su actividad empresarial en los sectores de seguros, financieros o inmobiliarios.</text:p>
          </table:table-cell>
          <table:table-cell table:number-columns-repeated="16367"/>
        </table:table-row>
        <table:table-row table:style-name="ro7">
          <table:table-cell office:value-type="string" calcext:value-type="string">
            <text:p>ayudas-para-la-investigacion-y-el-desarrollo-en-las-empresas-vascas-hazitek-2025</text:p>
          </table:table-cell>
          <table:table-cell office:value-type="string" calcext:value-type="string">
            <text:p>Ayudas para la investigación y el desarrollo en las empresas vascas - Hazitek 2025</text:p>
          </table:table-cell>
          <table:table-cell office:value-type="string" calcext:value-type="string">
            <text:p>Apertura el 02/01/2025 y cierre el 17/03/2025</text:p>
          </table:table-cell>
          <table:table-cell office:value-type="string" calcext:value-type="string">
            <text:p>PAÍS VASCO</text:p>
          </table:table-cell>
          <table:table-cell office:value-type="string" calcext:value-type="string">
            <text:p>93000000.0</text:p>
          </table:table-cell>
          <table:table-cell office:value-type="string" calcext:value-type="string">
            <text:p>El programa de ayudas a la I+D Hazitek 2025 se ha diseñado para promover Proyectos de Investigación y Desarrollo, tanto en las PYMES, como en las grandes empresas y las asociaciones de empresas vascas.</text:p>
            <text:p/>
            <text:p>El programa está compuesto por subvenciones no reintegrables, para dotar de los recursos necesarios a la Investigación Industrial o el Desarrollo Experimental y su presupuesto se divide en dos grupos en función del carácter competitivo o estratégico de los proyect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a) Grandes Empresas o PYMEs.</text:p>
            <text:p>b) Las agrupaciones y asociaciones de empresas, con independencia de cuál sea su forma legal.</text:p>
          </table:table-cell>
          <table:table-cell office:value-type="string" calcext:value-type="string">
            <text:p>El plazo de solicitud es desde el 02/01/2025 hasta el 17/03/2025.</text:p>
          </table:table-cell>
          <table:table-cell office:value-type="string" calcext:value-type="string">
            <text:p>a) Para los proyectos de carácter competitivo:</text:p>
            <text:p>- Para proyectos de Investigación Industrial: hasta el 40 % de los costes subvencionables de acuerdo con la puntuación obtenida en los criterios de evaluación clave.</text:p>
            <text:p>- Para proyectos de Desarrollo Experimental: hasta el 25 % de los costes subvencionables.</text:p>
            <text:p>- Para los proyectos en cooperación transnacional, como es el caso de las iniciativas ERANETs o de los Partenariados Europeos y los proyectos cofinanciados que sean ejecutados por al menos tres Estados miembros, o bien dos Estados miembros y al menos un país asociado, y que haya sido seleccionado sobre la base de la evaluación y clasificación realizada por expertos independientes tras convocatorias transnacionales en consonancia con las normas de los programas Horizonte 2020 u Horizonte Europa, las intensidades de ayuda serán las establecidas en el artículo 25 quarter del RGEC.</text:p>
            <text:p>- En cualquier caso, el montante máximo de la subvención a fondo perdido será de 500.000 euros por entidad beneficiaria y año.</text:p>
            <text:p/>
            <text:p>b) Para los proyectos de carácter estratégico:</text:p>
            <text:p>- Para proyectos de Investigación Industrial: hasta el 50 % de los costes subvencionables de acuerdo con la puntuación obtenida en los criterios de evaluación clave.</text:p>
            <text:p>- Para proyectos de Desarrollo Experimental: hasta el 25 % de los costes subvencionables.</text:p>
          </table:table-cell>
          <table:table-cell office:value-type="string" calcext:value-type="string">
            <text:p>a) Costes directos de personal (personal investigador, personal técnico y otro personal de apoyo empleado en la actividad de investigación perteneciente a la plantilla de la Entidad solicitante) en la medida que estén dedicados al proyecto.</text:p>
            <text:p/>
            <text:p>b) Costes indirectos. Estos costes del proyecto de Investigación y Desarrollo se calcularán sobre la base de un enfoque de costes simplificados en forma de cantidad a tanto alzado de hasta el 15 %, aplicada a los costes directos de personal subvencionables del proyecto de Investigación y Desarrollo a los que se refieren la letra a).</text:p>
            <text:p/>
            <text:p>c) Coste del asesoramiento exterior y servicios equivalentes así como la subcontratación de partes del proyecto altamente especializadas (incluidos los de personal colaborador que no pertenezca al personal de las entidades participantes) utilizados de forma exclusiva y permanente para la actividad de investigación y adquiridos a fuentes externas, incluidos los conocimientos técnicos y de investigación.</text:p>
            <text:p/>
            <text:p>d) Costes de subcontratación a los Agentes de la Red Vasca de Ciencia, Tecnología e Innovación.</text:p>
            <text:p/>
            <text:p>e) Costes de consultoría y servicios equivalentes destinados de manera exclusiva al proyecto, entre los que se podrá incluir la auditoría de costes del proyecto de la cuenta justificativa de la subvención. </text:p>
            <text:p/>
            <text:p>f) Costes de derechos de propiedad industrial para las PYMEs.</text:p>
            <text:p/>
            <text:p>g) Gastos de explotación (tales como costes de materiales, suministros...) contraídos directamente como resultado de la actividad de investigación.</text:p>
            <text:p/>
            <text:p>h) Costes de instrumentos y equipos utilizados solamente y de forma continuada para la actividad de investigación: amortización durante la duración del proyecto de los costes de equipamiento e instrumental utilizados exclusiva y permanentemente para la actividad investigadora, salvo en los supuestos en que su obtención se haya realizado mediante cesión a título gratuito.</text:p>
          </table:table-cell>
          <table:table-cell/>
          <table:table-cell office:value-type="string" calcext:value-type="string">
            <text:p>1. Proyectos de Investigación y Desarrollo Experimental de carácter competitivo.</text:p>
            <text:p>- Para que un proyecto sea objeto de subvención deberá presentar un presupuesto total por anualidad mínimo de 100.000 € y, en caso de ser un proyecto en cooperación, un presupuesto anual mínimo por empresa participante de 50.000 €.</text:p>
            <text:p/>
            <text:p>2. Proyectos de Investigación Industrial y de Desarrollo Experimental de carácter estratégico.</text:p>
            <text:p>-  Para que un proyecto sea objeto de subvención deberá presentar un presupuesto total, mínimo, de 4.000.000 € y una duración máxima de 3 años.</text:p>
            <text:p/>
            <text:p/>
            <text:p>*Las actividades de Investigación Industrial Están encaminadas a adquirir nuevos conocimientos y aptitudes que puedan ser útiles para desarrollar nuevos productos, procesos o servicios o permitan mejorar considerablemente los ya existentes. Permiten alcanzar un nivel de madurez tecnológica equivalente a un TRL4 («Technology Readiness Level»).</text:p>
            <text:p>**Las actividades de Desarrollo Experimental. La adquisición, combinación, configuración y empleo de conocimientos y técnicas ya existentes, de índole científica, tecnológica, empresarial o de otro tipo, con vistas a la elaboración de planes y estructuras o diseños de productos, procesos o servicios nuevos o mejorados. Permiten alcanzar un nivel de madurez tecnológica equivalente a un TRL7 («Technology Readiness Level»).</text:p>
          </table:table-cell>
          <table:table-cell table:number-columns-repeated="16369"/>
        </table:table-row>
        <table:table-row table:style-name="ro12">
          <table:table-cell office:value-type="string" calcext:value-type="string">
            <text:p>linea-de-financiacion-ico-redes-kit-digital</text:p>
          </table:table-cell>
          <table:table-cell office:value-type="string" calcext:value-type="string">
            <text:p>Línea de financiación "ICO-Red.es Kit Digital"</text:p>
          </table:table-cell>
          <table:table-cell office:value-type="string" calcext:value-type="string">
            <text:p>Apertura el 01/04/2022 y cierre el 31/12/2025</text:p>
          </table:table-cell>
          <table:table-cell office:value-type="string" calcext:value-type="string">
            <text:p>ESTADO</text:p>
          </table:table-cell>
          <table:table-cell office:value-type="string" calcext:value-type="string">
            <text:p>0.0</text:p>
          </table:table-cell>
          <table:table-cell office:value-type="string" calcext:value-type="string">
            <text:p>Fomentar el acceso de las empresas beneficiarias y de los Agentes Digitalizadores a la liquidez necesaria para, respectivamente, realizar el pago y acometer la prestación de las soluciones de digitalización subvencionadas dentro del Programa Kit Digital.</text:p>
          </table:table-cell>
          <table:table-cell/>
          <table:table-cell office:value-type="string" calcext:value-type="string">
            <text:p>0.0</text:p>
          </table:table-cell>
          <table:table-cell office:value-type="string" calcext:value-type="string">
            <text:p>Ministerio de Asuntos Económicos y Transformación Digital</text:p>
          </table:table-cell>
          <table:table-cell office:value-type="string" calcext:value-type="string">
            <text:p>a) Beneficiarios de las ayudas. Podrán ser beneficiarios de estas ayudas las pequeñas empresas, microempresas y autónomos cuyo domicilio fiscal esté ubicado en territorio español y que cumplan las condiciones establecidas en la Orden de Bases del KIT DIGITAL.</text:p>
            <text:p/>
            <text:p>b) Agentes Digitalizadores adheridos al Programa. Los encargados de la prestación de las soluciones de digitalización adoptadas por los beneficiarios de las ayudas</text:p>
          </table:table-cell>
          <table:table-cell office:value-type="string" calcext:value-type="string">
            <text:p>Las entidades financieras podrán formalizar operaciones de financiación con los Clientes hasta el 31 de diciembre de 2025.</text:p>
          </table:table-cell>
          <table:table-cell office:value-type="string" calcext:value-type="string">
            <text:p>El importe máximo de financiación por empresa beneficiaria dentro de la línea, en una o varias operaciones de financiación, será la diferencia entre:</text:p>
            <text:p/>
            <text:p>a) la suma del 100% del coste de las soluciones de digitalización comunicados por Red.es a ICO (IVA o impuesto indirecto incluido) y</text:p>
            <text:p>b) los importes de ayudas concedidas por Red.es.</text:p>
            <text:p/>
            <text:p>El importe máximo para el Agente Digitalizador sería el total de los importes de los Bonos canjeados</text:p>
            <text:p>La amortización anticipada será obligatoria con el cobro del Bono para el Agente Digitalizador y sin comisiones</text:p>
            <text:p/>
            <text:p>No se establece un importe mínimo de financiación dentro de la línea. </text:p>
            <text:p>Las operaciones de financiación formalizadas entre el Cliente y la entidad financiera podrán tener un plazo de amortización de 180 días, 1 o 2 años. Para operaciones a 1 o 2 años las operaciones podrán formalizarse sin carencia o con 1 año de carencia de principal.</text:p>
            <text:p>El tipo de interés será, como máximo, el aplicado a la línea ICO para empresas y emprendedores en el ejercicio (actualmente, se sitúa a 1 año entre 2,1% y 2,2%)</text:p>
          </table:table-cell>
          <table:table-cell table:number-columns-repeated="2"/>
          <table:table-cell office:value-type="string" calcext:value-type="string">
            <text:p>- Préstamo</text:p>
            <text:p>- Línea de crédito</text:p>
            <text:p>- Factoring</text:p>
            <text:p>- u otra modalidad que las partes acuerden.</text:p>
          </table:table-cell>
          <table:table-cell/>
          <table:table-cell office:value-type="string" calcext:value-type="string">
            <text:p>Las operaciones de financiación se tramitarán con las entidades financieras que hayan suscrito con el ICO el contrato de financiación de la línea.</text:p>
            <text:p>La entidad financiera decidirá sobre la concesión de la financiación de acuerdo con sus procedimientos internos y usos bancarios.</text:p>
            <text:p/>
            <text:p>El riesgo de crédito de las operaciones de financiación formalizadas con los Clientes por las entidades financieras es asumido al 100% por la entidad financiera. El ICO no asume riesgo de las operaciones formalizadas con los Clientes.</text:p>
          </table:table-cell>
          <table:table-cell table:number-columns-repeated="16367"/>
        </table:table-row>
        <table:table-row table:style-name="ro8">
          <table:table-cell office:value-type="string" calcext:value-type="string">
            <text:p>bases-reguladoras-de-las-subvenciones-destinadas-a-favorecer-la-digitalizacion-y-la-transformacion-digital-en-las-pymes-de-castilla-y-leon</text:p>
          </table:table-cell>
          <table:table-cell office:value-type="string" calcext:value-type="string">
            <text:p>Bases reguladoras de las subvenciones destinadas a favorecer la digitalización y la transformación digital en las PYMES de Castilla y León.</text:p>
          </table:table-cell>
          <table:table-cell office:value-type="string" calcext:value-type="string">
            <text:p>Bases publicadas. Pendiente convocatoria</text:p>
          </table:table-cell>
          <table:table-cell office:value-type="string" calcext:value-type="string">
            <text:p>CASTILLA Y LEÓN</text:p>
          </table:table-cell>
          <table:table-cell office:value-type="string" calcext:value-type="string">
            <text:p>0.0</text:p>
          </table:table-cell>
          <table:table-cell office:value-type="string" calcext:value-type="string">
            <text:p>Financiar los proyectos de digitalización y transformación digital avanzada en las pymes de Castilla y León.</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ECONOMÍA Y HACIENDA</text:p>
          </table:table-cell>
          <table:table-cell office:value-type="string" calcext:value-type="string">
            <text:p>Las PYMEs que tengan un centro de trabajo en Castilla y León en el que se vaya a realizar el proyecto y pertenecientes a los sectores económicos y a las actividades indicadas en cada convocatoria, que realicen proyectos empresariales dirigidos a su digitalización y/o su transformación digital.</text:p>
            <text:p/>
            <text:p>Quedan EXCLUIDAS las empresas cuya actividad económica, a fecha solicitud de subvención, se corresponda con alguno de los siguientes códigos CNAE-2009:</text:p>
            <text:p>2611: Fabricación de componentes electrónicos.</text:p>
            <text:p>2612: Fabricación de circuitos impresos ensamblados.</text:p>
            <text:p>2620: Fabricación de ordenadores y equipos periféricos.</text:p>
            <text:p>2630: Fabricación de equipos de telecomunicaciones.</text:p>
            <text:p>2640: Fabricación de productos electrónicos de consumo.</text:p>
            <text:p>2680: Fabricación de soportes magnéticos y ópticos.</text:p>
            <text:p>4651: Comercio al por mayor de ordenadores, equipos periféricos y programas informáticos.</text:p>
            <text:p>4652: Comercio al por mayor de equipos electrónicos y de telecomunicaciones y sus componentes.</text:p>
            <text:p>5821: Edición de videojuegos.</text:p>
            <text:p>5829: Edición de otros programas informáticos.</text:p>
            <text:p>6110: Telecomunicaciones por cable.</text:p>
            <text:p>6120: Telecomunicaciones inalámbricas.</text:p>
            <text:p>6130: Telecomunicaciones por satélite.</text:p>
            <text:p>6190: Otras actividades de telecomunicaciones.</text:p>
            <text:p>6201: Actividades de programación informática.</text:p>
            <text:p>6202: Actividades de consultoría informática.</text:p>
            <text:p>6203: Gestión de recursos informáticos.</text:p>
            <text:p>6209: Otros servicios relacionados con las tecnologías de la información y la informática.</text:p>
            <text:p>6311: Proceso de datos, hosting y actividades relacionadas.</text:p>
            <text:p>6312: Portales web.</text:p>
            <text:p>9511: Reparación de ordenadores y equipos periféricos.</text:p>
            <text:p>9512: Reparación de equipos de comunicación.</text:p>
          </table:table-cell>
          <table:table-cell/>
          <table:table-cell office:value-type="string" calcext:value-type="string">
            <text:p>El porcentaje de ayuda se establecerá como la suma del porcentaje mínimo del 55% y los porcentajes adicionales que resulten de la aplicación de los siguientes criterios, hasta llegar al porcentaje máximo del 75% sobre el coste subvencionable:</text:p>
          </table:table-cell>
          <table:table-cell office:value-type="string" calcext:value-type="string">
            <text:p>a) Software, incluyendo el servicio que ofrece una solución de software a los usuarios finales a través de Internet, mediante un modelo de pago por uso.</text:p>
            <text:p/>
            <text:p>b) Hardware y los equipos necesarios para la implementación de la solución o soluciones objeto del proyecto, incluyendo servicio que ofrece una infraestructura de la tecnología de la información a los usuarios finales a través de Internet, mediante un modelo de pago por uso.</text:p>
            <text:p/>
            <text:p>c) Colaboraciones externas necesarias para la realización de uno o varios de los siguientes conceptos:</text:p>
            <text:p>- Consultoría de procesos que permita detectar las principales necesidades de la entidad beneficiaria en materia de digitalización.</text:p>
            <text:p>- Consultoría tecnológica sobre las mejores herramientas/soluciones para abordar las necesidades de la entidad beneficiaria. </text:p>
            <text:p>- Consultoría para la implantación y puesta en funcionamiento de las herramientas/soluciones seleccionadas para su integración en los procesos de la pyme.</text:p>
            <text:p>- Consultoría de testeo, experimentación, validación de las potenciales herramientas/soluciones seleccionas.</text:p>
            <text:p>- Consultoría de seguimiento de la implantación realizada.</text:p>
            <text:p>- Consultoría técnica proporcionada por asociaciones empresariales.</text:p>
          </table:table-cell>
          <table:table-cell/>
          <table:table-cell office:value-type="string" calcext:value-type="string">
            <text:p>a) Proyectos individuales para la digitalización. </text:p>
            <text:p>- Pymes que deciden afrontar el reto de su digitalización, la posibilidad de la definición de cómo abordar su recorrido de digitalización de la mano de un experto, y además, digitalizar uno o varios de sus procesos.</text:p>
            <text:p/>
            <text:p>b) Proyectos individuales y en colaboración para la trasformación digital avanzada.</text:p>
            <text:p>- Pymes con un mayor nivel de digitalización que quiere, o bien utilizar tecnologías digitales avanzadas para alguno de sus procesos, o bien afrontar un proceso de transformación digital más ambicioso.</text:p>
          </table:table-cell>
          <table:table-cell table:number-columns-repeated="16369"/>
        </table:table-row>
        <table:table-row table:style-name="ro22">
          <table:table-cell office:value-type="string" calcext:value-type="string">
            <text:p>ayudas-a-las-personas-trabajadoras-autonomas-de-galicia-para-el-ano-2025</text:p>
          </table:table-cell>
          <table:table-cell office:value-type="string" calcext:value-type="string">
            <text:p>Ayudas a las personas trabajadoras autónomas de Galicia para el año 2025.</text:p>
          </table:table-cell>
          <table:table-cell office:value-type="string" calcext:value-type="string">
            <text:p>Apertura el 24/01/2025 y cierre el 30/09/2025</text:p>
          </table:table-cell>
          <table:table-cell office:value-type="string" calcext:value-type="string">
            <text:p>GALICIA</text:p>
          </table:table-cell>
          <table:table-cell office:value-type="string" calcext:value-type="string">
            <text:p>40706500.0</text:p>
          </table:table-cell>
          <table:table-cell office:value-type="string" calcext:value-type="string">
            <text:p>Programa I: Apoyar la segunda oportunidad de esas personas emprendedoras que adquirieron experiencia y que por diversas causas tuvieron que cesar en su actividad, pero quieren volver a emprender un negocio y poner en valor la experiencia adquirida, apoyando a aquellas que estén inscritas como demandantes de empleo previamente a la nueva alta como persona trabajadora autónoma.</text:p>
            <text:p/>
            <text:p>Programa II: Cimentar la consolidación del emprendimiento apoyando a proyectos que ya superaron los tres primeros años, para contribuir a su mejora competitiva.</text:p>
            <text:p/>
            <text:p>Programa III: Impulsar la mejora de la competitividad de los negocios mediante inversiones relacionadas directamente con los mismos.</text:p>
            <text:p/>
            <text:p>Programa IV: Evitar el cierre de negocios por falta de remuda generacional, al tiempo que facilita que las personas interesadas en emprender tengan la posibilidad de recoger el testigo de un negocio ya viable económicamente. </text:p>
            <text:p/>
            <text:p>Programa V: Apoyar la conciliación de la vida familiar y laboral de personas trabajadoras por cuenta propia o autónomas, que desarrollen su actividad en la Comunidad Autónoma de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Programa I:</text:p>
            <text:p>Aquellas personas que causen alta definitiva en el régimen especial de autónomos o en cualquier otro régimen especial por cuenta propia de la Seguridad Social o en mutualidad de colegio profesional, entre 30 de septiembre de 2024 y el 30 de septiembre de 2025, ambas inclusive, como titulares o cotitulares del negocio o explotación.</text:p>
            <text:p/>
            <text:p>Programa II: </text:p>
            <text:p>Las personas autónomas que hayan sido autónomas con anterioridad, que quieren volver a emprender.</text:p>
            <text:p/>
            <text:p>Programa III:</text:p>
            <text:p>Las personas trabajadoras autónomas de alta en el RETA, en cualquier otro régimen especial por cuenta propia de Seguridad Social o en mutualidad de colegio profesional, que en la fecha de la solicitud tengan el domicilio fiscal en Galicia y que cumplan los siguientes requisitos:</text:p>
            <text:p>a) Que tengan una antigüedad superior a 42 meses ininterrumpidos computados desde la fecha de la solicitud, en la realización efectiva de una actividad empresarial o profesional.</text:p>
            <text:p>b) Que tengan un rendimiento neto reducido de los rendimientos de actividades económicas, declarados en la declaración del IRPF anual referida al año 2023, inferior a 50.000 euros.</text:p>
            <text:p>c) Que tengan una facturación mínima anual de 12.000 euros, IVA incluido, en la declaración referida al año 2023.</text:p>
            <text:p/>
            <text:p>Programa IV:</text:p>
            <text:p>Las personas trabajadoras autónomas, las personas profesionales que estén dadas de alta en el RETA o en cualquier otro régimen especial por cuenta propia de la Seguridad Social, así como las personas mutualistas, y las sociedades de cualquier clase, incluidas las unipersonales y comunidades de bienes, con domicilio fiscal en Galicia en la fecha de la solicitud.</text:p>
            <text:p/>
            <text:p>Programa V:</text:p>
            <text:p>Las personas trabajadoras que estén dadas de alta en el RETA o en cualquier otro régimen especial por cuenta propia de la Seguridad Social, así como las personas mutualistas.</text:p>
          </table:table-cell>
          <table:table-cell office:value-type="string" calcext:value-type="string">
            <text:p>El plazo general para la presentación de las solicitudes de las ayudas comenzará el 24 de enero de 2025 y finalizará el 30 de septiembre de 2025.</text:p>
          </table:table-cell>
          <table:table-cell office:value-type="string" calcext:value-type="string">
            <text:p>Programa I:</text:p>
            <text:p>a) Línea 1:</text:p>
            <text:p>- 2.000€ para personas desempleadas en general.</text:p>
            <text:p>- 4.000€ para el caso de personas desempleadas que pertenezcan a alguna de las categorías incluidas en las bases.</text:p>
            <text:p>- alternativamente, frente a esas ayudas bases hay posibilidad de incrementos acumulables hasta un total de ayuda 7.000 € por beneficiario</text:p>
            <text:p>b) Línea 2:</text:p>
            <text:p>- 80 € mensuales</text:p>
            <text:p/>
            <text:p>Programa II:</text:p>
            <text:p>La ayuda del bono nueva oportunidad será de una cuantía única de 7.500€ , cuantía que se incrementará en 500 € en caso de que la beneficiaria sea una mujer. </text:p>
            <text:p/>
            <text:p>Programa III:</text:p>
            <text:p>Se podrá conceder para la mejora de la competitividad de la actividad empresarial de las personas beneficiarias de este programa, una subvención del 60% de cada una de las inversiones a subvencionar, con un límite máximo de 7.000 euros totales de ayuda por el conjunto de actividades subvencionables, siendo el resto del gasto por cuenta de la persona beneficiaria.</text:p>
            <text:p/>
            <text:p>Programa IV:</text:p>
            <text:p>- Línea 1: Se subvenciona el 75% del precio del contrato de remuda.</text:p>
            <text:p>- Línea 2: Se subvenciona un 70% del precio del contrato de remuda.</text:p>
            <text:p/>
            <text:p>Programa V:</text:p>
            <text:p>a) Bono autónomo Concilia I:</text:p>
            <text:p>- El importe de la subvención para compensar dicha contratación será de 1.100€ por mes completo.</text:p>
            <text:p>- En los supuestos de riesgo durante el embarazo el período máximo que se tendrá en cuenta para la ayuda será de ocho meses de contratación, siendo por lo tanto el importe máximo que se puede percibir de 8.800€. </text:p>
            <text:p>b) Bono autónomo Concilia II:</text:p>
            <text:p>- El importe de la subvención para compensar dicha contratación será de 7.500€, y alcanzará los 9.000€ cuando la persona se encuadre en alguno de los colectivos contemplados, no acumulables.</text:p>
            <text:p>c) Bono autónomo Concilia III:</text:p>
            <text:p>- Será subvencionable, el 75% de los costes del centro o del servicio de cuidado de menores, mayores y/o personas con discapacidad o dependencia, hasta un máximo de 3.000 €.</text:p>
          </table:table-cell>
          <table:table-cell table:number-columns-repeated="2"/>
          <table:table-cell office:value-type="string" calcext:value-type="string">
            <text:p>Programa I: Promoción del Empleo Autónomo de las personas trabajadoras autónomas.</text:p>
            <text:p>- Línea 1: Una ayuda para el inicio de la actividad económica y mantenimiento del empleo como persona trabajadora autónoma.</text:p>
            <text:p>- Línea 2: Una ayuda para sufragar los gastos del mantenimiento de la actividad por cuenta propia, equivalente a 12 meses de la cuantía de la cuota reducida.</text:p>
            <text:p/>
            <text:p>Programa II: Nueva Oportunidad de las personas trabajadoras autónomas.</text:p>
            <text:p/>
            <text:p>Programa III: Bono de las personas trabajadoras autónomas.</text:p>
            <text:p/>
            <text:p>Programa IV: Bono Remuda de las personas trabajadoras autónomas.</text:p>
            <text:p>- Línea 1: Bono remuda rural, para negocios situados en ayuntamientos de menos de 10.000 habitantes.</text:p>
            <text:p>- Línea 2: Bono remuda general, para negocios situados en ayuntamientos de 10.000 o más habitantes.</text:p>
            <text:p/>
            <text:p>Programa V: Ayudas a conciliación de las personas trabajadoras autónomas.</text:p>
            <text:p>a) Bono Autónomo Concilia I (contratación de una persona trabajadora para apoyo en el negocio durante el período de descanso por nacimiento, adopción o acogimiento).</text:p>
            <text:p>- Ayudas dirigidas a la contratación en el período subvencionable, que comprende de 1 de octubre de 2024 a 30 de septiembre de 2025, de una persona trabajadora para la sustitución de la persona autónoma en su negocio en los casos de maternidad o paternidad, una vez iniciado su período de descanso por nacimiento, adopción o acogimiento.</text:p>
            <text:p>b) Bono Autónomo Concilia II (contratación de una persona trabajadora para apoyo en el cuidado de menores, mayores y/o personas con discapacidad o dependencia).</text:p>
            <text:p>- Ayudas dirigidas a la contratación indefinida, en el período subvencionable, que comprende de 1 de octubre de 2024 a 30 de septiembre de 2025, de una persona trabajadora para apoyar a la persona autónoma en el cuidado de menores y/o mayores y/o personas con discapacidad o dependencia (grados I, II e III) a su cargo, independientemente de que hayan existido o no situaciones de maternidad o paternidad o asimiladas.</text:p>
            <text:p>c) Bono Autónomo Concilia III (apoyo en los costes de los centros y/o servicios para el cuidado menores y mayores y/o personas con discapacidad o dependencia).</text:p>
            <text:p>- Ayudas para apoyar los gastos de los servicios de cuidado de menores y/o mayores y/o personas con discapacidad o dependencia (grados I, II e III) a cargo de la persona autónoma , realizados en el período subvencionable, que comprende de 1 de octubre de 2024 a 30 de septiembre de 2025.</text:p>
          </table:table-cell>
          <table:table-cell/>
          <table:table-cell office:value-type="string" calcext:value-type="string">
            <text:p>Acceso a la solicitud de las ayudas:</text:p>
          </table:table-cell>
          <table:table-cell table:number-columns-repeated="16367"/>
        </table:table-row>
        <table:table-row table:style-name="ro20">
          <table:table-cell office:value-type="string" calcext:value-type="string">
            <text:p>subvenciones-destinadas-a-fomentar-el-autoempleo-en-tierra-de-campos-ano-202425</text:p>
          </table:table-cell>
          <table:table-cell office:value-type="string" calcext:value-type="string">
            <text:p>Subvenciones destinadas a fomentar el autoempleo en Tierra de Campos, año 2024/25.</text:p>
          </table:table-cell>
          <table:table-cell office:value-type="string" calcext:value-type="string">
            <text:p>Apertura el 27/11/2024 y cierre el 17/09/2025</text:p>
          </table:table-cell>
          <table:table-cell office:value-type="string" calcext:value-type="string">
            <text:p>CASTILLA Y LEÓN</text:p>
          </table:table-cell>
          <table:table-cell office:value-type="string" calcext:value-type="string">
            <text:p>1000000.0</text:p>
          </table:table-cell>
          <table:table-cell office:value-type="string" calcext:value-type="string">
            <text:p>Apoyar a los emprendedores en los municipios de Tierra de Campos.</text:p>
          </table:table-cell>
          <table:table-cell office:value-type="string" calcext:value-type="string">
            <text:p>León, Palencia, Valladolid, Zamora</text:p>
          </table:table-cell>
          <table:table-cell office:value-type="string" calcext:value-type="string">
            <text:p>15000.0</text:p>
          </table:table-cell>
          <table:table-cell office:value-type="string" calcext:value-type="string">
            <text:p>CASTILLA Y LEÓN - FUNDACIÓN PARA EL ANCLAJE EMPRESARIAL Y LA FORMACIÓN PARA EL EMPLEO</text:p>
          </table:table-cell>
          <table:table-cell office:value-type="string" calcext:value-type="string">
            <text:p>Las personas trabajadoras por cuenta propia cuya fecha de alta en el RETA o en la Mutualidad del Colegio Profesional correspondiente se hubiera producido, en las condiciones establecidas en las bases reguladoras, entre el día 01 de noviembre de 2024 y el día de 31 de agosto de 2025, ambos inclusive.</text:p>
            <text:p/>
            <text:p>*Los miembros de entidades sin personalidad jurídica presentarán la solicitud de subvención de forma individual.</text:p>
          </table:table-cell>
          <table:table-cell office:value-type="string" calcext:value-type="string">
            <text:p>El plazo de solicitud es desde el 27/11/2024 hasta el 17/09/2025.</text:p>
          </table:table-cell>
          <table:table-cell office:value-type="string" calcext:value-type="string">
            <text:p>La cuantía de la ayuda será de 15.000 euros.</text:p>
          </table:table-cell>
          <table:table-cell table:number-columns-repeated="16372"/>
        </table:table-row>
        <table:table-row table:style-name="ro6">
          <table:table-cell office:value-type="string" calcext:value-type="string">
            <text:p>ayudas-adelante-inversion-para-el-fomento-de-la-inversion-y-la-mejora-de-la-productividad-empresarial-en-castilla-la-mancha</text:p>
          </table:table-cell>
          <table:table-cell office:value-type="string" calcext:value-type="string">
            <text:p>Ayudas "Adelante Inversión" para el fomento de la inversión y la mejora de la productividad empresarial en Castilla-La Mancha.</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3000000.0</text:p>
          </table:table-cell>
          <table:table-cell office:value-type="string" calcext:value-type="string">
            <text:p>Facilitar financiación a las empresas para poner en marcha un proyecto empresarial, su incorporación al tejido empresarial de Castilla-La Mancha, y la mejora de su productividad</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ON GENERAL EMPRESAS</text:p>
          </table:table-cell>
          <table:table-cell office:value-type="string" calcext:value-type="string">
            <text:p>Las pymes, incluidas las que se encuentren en constitución en el momento de presentar la solicitud, que tengan ánimo de lucro, que proyecten llevar a cabo una inversión en un centro de trabajo o establecimiento operativo localizado en Castilla-La Mancha.</text:p>
            <text:p/>
            <text:p>Así mismo, podrán solicitar las ayudas las comunidades de bienes o cualquier otro tipo de unidad económica o de entidad que, aun careciendo de personalidad jurídica, ejerzan una actividad económica, tengan ánimo de lucro.</text:p>
          </table:table-cell>
          <table:table-cell office:value-type="string" calcext:value-type="string">
            <text:p>El plazo de solicitud esta abierto inmediatamente tras el cierre de la convocatoria anterior.</text:p>
          </table:table-cell>
          <table:table-cell office:value-type="string" calcext:value-type="string">
            <text:p>a) En relación con la inversión a realizar: </text:p>
            <text:p>30% si es microempresa o pequeña empresa.</text:p>
            <text:p>20% si es mediana empresa.</text:p>
            <text:p>b) Una subvención adicional del 3% de la inversión subvencionable para los proyectos promovidos por pymes vinculados a alguna de las actividades económicas que se encuadre en sectores considerados prioritarios por la Estrategia de Especialización Inteligente (RIS3)</text:p>
            <text:p>c) En caso de creación de empleo en el Régimen General de la Seguridad Social en el establecimiento donde se realice la inversión, se añadirá un 0,5% adicional por cada puesto de trabajo creado a jornada completa (con un máximo del 10%)</text:p>
            <text:p>d) La cuantía de la ayuda que resulte de los apartados anteriores, se incrementará en un 20% si se realizan en municipios de zonas desfavorecidas o prioritarias.</text:p>
          </table:table-cell>
          <table:table-cell office:value-type="string" calcext:value-type="string">
            <text:p>a) Terrenos. Máx. 10% del total de la inversión subvencionable excluidos apartados b), c), d) y e).</text:p>
            <text:p>b) Urbanización de terrenos. La superficie máxima subvencionable no podrá superar en más de cinco veces la superficie construida en planta baja, salvo que las características del proyecto lo justifiquen. Máx. 60% del total de la inversión subvencionable excluidos apartados a), c), d) y e).</text:p>
            <text:p>c) Adquisición de edificios (nuevos o ya existentes). Máx. 60% del total de la inversión subvencionable excluidos apartados a), b), d) y e). En el caso de edificios ya existentes, solamente en los supuestos del artículo 12.3 de la Orden de bases reguladoras.</text:p>
            <text:p>d) Obra civil. Máx. 60% del total de la inversión subvencionable excluidos apartados a), b), c) y e).</text:p>
            <text:p>e) Trabajos de planificación e ingeniería. Máx. 10% de la inversión subvencionable aprobada de obra civil.</text:p>
            <text:p>f) Bienes de equipo, maquinaria, instalaciones y utillaje.</text:p>
            <text:p>g) Mobiliario y enseres.</text:p>
            <text:p>h) Equipos y programas informáticos.</text:p>
          </table:table-cell>
          <table:table-cell/>
          <table:table-cell office:value-type="string" calcext:value-type="string">
            <text:p>1. Creación de un nuevo establecimiento, siempre que, en el mismo, después de la solicitud de subvención, se cree algún puesto de trabajo en el Régimen General o en el Régimen Especial de Trabajadores Autónomos. </text:p>
            <text:p>2. Ampliación de la capacidad de un establecimiento existente.</text:p>
            <text:p>3. Diversificación de la producción de un establecimiento en productos que anteriormente no se producían en el mismo.</text:p>
            <text:p>4. Transformación fundamental del proceso global de producción de un establecimiento existente.</text:p>
            <text:p/>
            <text:p>Estos proyectos no podrán ser inferiores al límite mínimo de inversión subvencionable de 5.000 euros y no podrán superar el límite máximo de inversión de 900.000 euros.</text:p>
          </table:table-cell>
          <table:table-cell office:value-type="string" calcext:value-type="string">
            <text:p>45% si es microempresa o pequeña empresa 35% si es mediana empresa.</text:p>
          </table:table-cell>
          <table:table-cell office:value-type="string" calcext:value-type="string">
            <text:p>El inicio de las inversiones objeto del proyecto podrá llevarse a cabo una vez presentada la solicitud de ayuda, excepto si éstas son superiores a 300.000 €</text:p>
          </table:table-cell>
          <table:table-cell table:number-columns-repeated="16367"/>
        </table:table-row>
        <table:table-row table:style-name="ro4">
          <table:table-cell office:value-type="string" calcext:value-type="string">
            <text:p>subvenciones-dirigidas-a-la-realizacion-de-planes-estrategicos-de-empresas-en-materia-de-id</text:p>
          </table:table-cell>
          <table:table-cell office:value-type="string" calcext:value-type="string">
            <text:p>Subvenciones dirigidas a la realización de planes estratégicos de empresas en materia de I+D,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25500000.0</text:p>
          </table:table-cell>
          <table:table-cell office:value-type="string" calcext:value-type="string">
            <text:p>Promover la competitividad del sistema productivo en Castilla y León, así como favorecer y dar apoyo financiero a la estrategia empresarial de innovación, siendo un instrumento dinamizador y de apoyo a las empresas de la comunidad.</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INSTITUTO PARA LA COMPETITIVIDAD EMPRESARIAL DE CASTILLA Y LEÓN</text:p>
          </table:table-cell>
          <table:table-cell office:value-type="string" calcext:value-type="string">
            <text:p>Las empresas que tengan su sede social o al menos un centro de trabajo en Castilla y León y que vayan a realizar proyectos de I+D plasmados en planes que se califiquen como estratégicos y sean declarados de Especial Interés por la Junta de Castilla y León.</text:p>
          </table:table-cell>
          <table:table-cell office:value-type="string" calcext:value-type="string">
            <text:p>El plazo de presentación de solicitudes comienza el 07/11/2023 y finalizará el día de la publicación de la convocatoria que la sustituya o la publicación del cierre de la misma.</text:p>
          </table:table-cell>
          <table:table-cell office:value-type="string" calcext:value-type="string">
            <text:p>Los porcentajes máximos de ayuda son:</text:p>
            <text:p>a) Investigación Industrial: </text:p>
            <text:p>- Pequeña empresa: 70% </text:p>
            <text:p>- Mediana empresa: 60%</text:p>
            <text:p>- Gran empresa: 50%</text:p>
            <text:p/>
            <text:p>b) Desarrollo experimental </text:p>
            <text:p>- Pequeña empresa: 45%</text:p>
            <text:p>- Mediana empresa: 35%</text:p>
            <text:p>- Gran empresa: 25%</text:p>
          </table:table-cell>
          <table:table-cell office:value-type="string" calcext:value-type="string">
            <text:p>- Gastos de personal.</text:p>
            <text:p>- Costes de Colaboraciones Externas.-</text:p>
            <text:p>- Costes de materias primas, suministros y productos similares, de naturaleza consumible, que se deriven directamente de la actividad de investigación y desarrollo.</text:p>
            <text:p>- Costes de instrumental y material.</text:p>
          </table:table-cell>
          <table:table-cell table:number-columns-repeated="2"/>
          <table:table-cell office:value-type="string" calcext:value-type="string">
            <text:p>Quedan excluidas las comunidades de bienes, las empresas públicas y las sociedades civiles, así como las asociaciones, Centros Tecnológicos, Fundaciones, administraciones públicas y, en general, las entidades sin ánimo de lucro.</text:p>
          </table:table-cell>
          <table:table-cell table:number-columns-repeated="16368"/>
        </table:table-row>
        <table:table-row table:style-name="ro23">
          <table:table-cell office:value-type="string" calcext:value-type="string">
            <text:p>ayudas-a-las-empresas-para-incentivar-la-contratacion-en-la-empresa-ordinaria-ano-2025</text:p>
          </table:table-cell>
          <table:table-cell office:value-type="string" calcext:value-type="string">
            <text:p>Ayudas a las empresas para incentivar la contratación en la empresa ordinaria, año 2025.</text:p>
          </table:table-cell>
          <table:table-cell office:value-type="string" calcext:value-type="string">
            <text:p>Apertura el 31/01/2025 y cierre el 30/09/2025</text:p>
          </table:table-cell>
          <table:table-cell office:value-type="string" calcext:value-type="string">
            <text:p>GALICIA</text:p>
          </table:table-cell>
          <table:table-cell office:value-type="string" calcext:value-type="string">
            <text:p>19700000.0</text:p>
          </table:table-cell>
          <table:table-cell office:value-type="string" calcext:value-type="string">
            <text:p>Fomentar la contratación de personas desempleadas, especialmente de aquellas con mayoires problemas para incorporarse al mercado laboral.</text:p>
          </table:table-cell>
          <table:table-cell office:value-type="string" calcext:value-type="string">
            <text:p>Galicia</text:p>
          </table:table-cell>
          <table:table-cell office:value-type="string" calcext:value-type="string">
            <text:p>14500.0</text:p>
          </table:table-cell>
          <table:table-cell office:value-type="string" calcext:value-type="string">
            <text:p>GALICIA - CONSELLERÍA DE EMPLEO, COMERCIO Y EMIGRACIÓN</text:p>
          </table:table-cell>
          <table:table-cell office:value-type="string" calcext:value-type="string">
            <text:p>a) Las personas empleadoras y las empresas, cualquier que sea la forma jurídica que adopten, incluidas las personas autónomas, las sociedades civiles y las comunidades de bienes, aunque carezcan de personalidad jurídica, que contraten personas trabajadoras por cuenta ajena para prestar servicios en centros de trabajo radicados en la Comunidad Autónoma de Galicia, de acuerdo con los requisitos y condiciones que se establecen en esta orden. </text:p>
            <text:p/>
            <text:p>b) Los centros especiales de empleo, excepto para hacer contratos con personas con discapacidad, y las empresas de inserción laboral, excepto para hacer contratos con personas en situación o riesgo de exclusión social.</text:p>
          </table:table-cell>
          <table:table-cell office:value-type="string" calcext:value-type="string">
            <text:p>El plazo de solicitud es desde el 31/01/2025 hasta el 30/09/2025.</text:p>
          </table:table-cell>
          <table:table-cell office:value-type="string" calcext:value-type="string">
            <text:p>1. Las contrataciones indefinidas iniciales de personas desempleadas se incentivarán con distintas cuantías base, según el colectivo al que pertenezca la persona contratada:</text:p>
            <text:p>- Persona joven: 6.000 €</text:p>
            <text:p>- Mujer: 6.000 €</text:p>
            <text:p>- Persona parada de larga duración: 6.000 €</text:p>
            <text:p>- Persona de 52 años o más: 6.000 €</text:p>
            <text:p>- Persona emigrante retornada o persona extranjera: 6.000 €</text:p>
            <text:p>- Mujeres en ocupaciones masculinizadas: 10.000 €</text:p>
            <text:p>- Persona con discapacidad o en riesgo o situación de exclusión social: 10.000 euros. En este supuesto, si el contrato es a tiempo parcial, la cuantía del incentivo será proporcional al tiempo efectivo de trabajo en función de la jornada a tiempo completo establecida en el convenio colectivo de aplicación o, en su defecto, de la jornada ordinaria máxima legal.</text:p>
            <text:p/>
            <text:p>Las cuantías indicadas anteriormente se incrementarán en un 15% en los siguientes casos, que son acumulables entre sí:</text:p>
            <text:p>- En el supuesto de que el centro de trabajo (o domicilio fiscal, en el caso de carecer de este) esté situado en un ayuntamiento rural</text:p>
            <text:p>- Si la persona contratada es mayor de 45 años (incremento no aplicable en la letra D del punto anterior).</text:p>
            <text:p>- Personas trans.</text:p>
            <text:p/>
            <text:p>La cuantía máxima posible a subvencionar por cada persona contratada con carácter indefinido es de 14.500 €.</text:p>
            <text:p/>
            <text:p>2. Incremento de jornada de las contrataciones indefinidas iniciales (de jornada parcial a jornada completa): incentivo de 2.000 €: Si el incremento de jornada se realiza en personas con discapacidad, el incentivo será de 3.000 €</text:p>
            <text:p/>
            <text:p>3. Incremento de la duración anual de los contratos fijos discontinuos a un minimo de 9 meses y a jornada completa: incentivo de 4.000 €</text:p>
            <text:p/>
            <text:p>4. Adaptación de los puestos de trabajo o por la dotación de equipamientos de protección personal: ayuda de 1.000 €</text:p>
          </table:table-cell>
          <table:table-cell office:value-type="string" calcext:value-type="string">
            <text:p>a) Incentivos a la contratación indefinida inicial de personas desempleadas.</text:p>
            <text:p>- Los contratos subvencionables deberán ser de duración indefinido y la jornada a tiempo completo. Se excluyen los contratos fijos-discontinuos</text:p>
            <text:p>- Se excepcionan de la jornada a tiempo completo las contrataciones de personas desempleadas con discapacidad o en situación o riesgo de exclusión social, que podrán ser a tiempo completo o a tiempo parcial; la jornada a tiempo parcial será como mínimo del 50%.</text:p>
            <text:p>- Para ser subvencionable la contratación deberá realizarse con una persona desemplead.</text:p>
            <text:p>- Las contrataciones deberán estar comunicadas a través de la aplicación contrat@ en el plazo de 10 días hábiles desde su inicio.</text:p>
            <text:p/>
            <text:p>b) Incrementos de jornada de las contrataciones indefinidas, de tiempo parcial a tiempo completo.</text:p>
            <text:p>- Los incrementos de jornada, de las contrataciones indefinidas iniciales a tiempo parcial serán subvencionables cuando consigan el 100% de la jornada ordinaria de la establecida en el convenio colectivo de aplicación y deben producirse en el período subvencionable y con anterioridad o en la misma fecha de la solicitud de la ayuda.</text:p>
            <text:p/>
            <text:p>c) Incremento de la duración anual de los contratos fijos discontinuos a un minimo de 9 meses y a jornada completa. </text:p>
            <text:p>- El incremento deberá ser de, por lo menos, el 50% sobre la duración inicial del contrato que se incrementa y debe producirse en el período subvencionable y con anterioridad o en la misma fecha de la solicitud de la ayuda. </text:p>
            <text:p>- Los contratos realizados con personas con discapacidad o en situación o riesgo de exclusión social podrán ser a tiempo completo o a tiempo parcial.</text:p>
            <text:p/>
            <text:p>d) Adaptación de los puestos de trabajo o por la dotación de equipamientos de protección personal necesarios para evitar accidentes laborales a la persona trabajadora con discapacidad contratada, o por eliminar barreras u obstáculos que impidan o dificulten el trabajo de las personas trabajadoras con discapacidad cuyo contrato se subvenciona al amparo de esta orden. </text:p>
            <text:p>- La necesidad de la adaptación o de los medios especiales de protección personal deberá contar con una memoria de la empresa en la que se acredite la necesidad de la adaptación o dotación de equipaciones antes citada, así como los gastos realizados.</text:p>
          </table:table-cell>
          <table:table-cell/>
          <table:table-cell office:value-type="string" calcext:value-type="string">
            <text:p>a) Incentivos a la contratación indefinida inicial de personas desempleadas.</text:p>
            <text:p/>
            <text:p>b) Incentivos al incremento de jornada de las contrataciones indefinidas, de tiempo parcial a tiempo completo.</text:p>
            <text:p/>
            <text:p>c) Incentivos al incremento de la duración anual de los contratos fijos-discontinuos a un</text:p>
            <text:p>mínimo de 9 meses.</text:p>
            <text:p/>
            <text:p>d) Ayudas para la adaptación de puestos de trabajo de personas con discapacidad.</text:p>
          </table:table-cell>
          <table:table-cell table:number-columns-repeated="16369"/>
        </table:table-row>
        <table:table-row table:style-name="ro10">
          <table:table-cell office:value-type="string" calcext:value-type="string">
            <text:p>subvenciones-para-el-fomento-del-trabajo-autonomo-en-andalucia-linea-1</text:p>
          </table:table-cell>
          <table:table-cell office:value-type="string" calcext:value-type="string">
            <text:p>Subvenciones para el fomento del trabajo autónomo en Andalucía. (Línea 1)</text:p>
          </table:table-cell>
          <table:table-cell office:value-type="string" calcext:value-type="string">
            <text:p>Apertura el 02/01/2024 y cierre el 30/09/2026</text:p>
          </table:table-cell>
          <table:table-cell office:value-type="string" calcext:value-type="string">
            <text:p>ANDALUCÍA</text:p>
          </table:table-cell>
          <table:table-cell office:value-type="string" calcext:value-type="string">
            <text:p>12592500.0</text:p>
          </table:table-cell>
          <table:table-cell office:value-type="string" calcext:value-type="string">
            <text:p>El fomento del trabajo autónomo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EMPLEO, EMPRESA Y TRABAJO AUTÓNOMO</text:p>
          </table:table-cell>
          <table:table-cell office:value-type="string" calcext:value-type="string">
            <text:p>Las personas trabajadoras por cuenta propia o autónomas <text:s/>dadas de alta en el Régimen Especial de la Seguridad Social de los Trabajadores por Cuenta Propia o Autónomos o, como personas trabajadoras por cuenta propia, en el grupo primero de cotización del Régimen Especial de la Seguridad Social de los Trabajadores del Mar, a la fecha de presentación de la solicitud (a partir del 1 de enero de 2023).</text:p>
          </table:table-cell>
          <table:table-cell office:value-type="string" calcext:value-type="string">
            <text:p>El plazo de solicitud es desde el 02/01/2024 hasta el 30/09/2026.</text:p>
          </table:table-cell>
          <table:table-cell office:value-type="string" calcext:value-type="string">
            <text:p>La cuantía de la subvención será_</text:p>
            <text:p>a) Con carácter general, para las personas trabajadoras autónomas que hayan sido beneficiarias de la cuota reducida, así como de la bonificación, dicho importe será el correspondiente a la cuota devengada por la persona trabajadora autónoma durante los periodos previstos.</text:p>
            <text:p>b) Cuando la subvención se destine a financiar la cuota reducida para las personas autónomas que tengan un grado de discapacidad igual o superior al 33%, o sean víctimas de violencia de género o víctimas de terrorismo, durante los meses 13 a 24 previstos en la letra b) del artículo 6.1., el importe de la subvención será el correspondiente a la cuota devengada durante dichos meses, dictándose la correspondiente resolución complementaria de la inicialmente concedida a la persona beneficiaria, sin que sea necesario presentar una nueva solicitud.</text:p>
            <text:p>c) Cuando la subvención se destine a financiar la bonificación prevista para las mujeres trabajadoras autónomas que se reincorporen a su trabajo durante los doce meses inmediatamente siguientes a la fecha de reincorporación al trabajo previstos en la letra d) del artículo 6.1, el importe de la subvención será el correspondiente a la cuota devengada durante dichos meses.</text:p>
            <text:p>d) Cuando la subvención se destine a financiar la bonificación para las mujeres trabajadoras autónomas que se reincorporen a su trabajo durante los meses 13 a 24 previstos en la letra d) del artículo 6.1, el importe de la subvención será el correspondiente a la cuota devengada durante dichos meses, dictándose la correspondiente resolución complementaria de la inicialmente concedida a la persona beneficiaria, sin que sea necesario presentar una nueva solicitud.</text:p>
          </table:table-cell>
          <table:table-cell office:value-type="string" calcext:value-type="string">
            <text:p>Se entiende por coste de la actividad subvencionada las cuotas de cotización a la Seguridad Social devengadas por la persona trabajadora por cuenta propia o autónoma.</text:p>
          </table:table-cell>
          <table:table-cell table:number-columns-repeated="16371"/>
        </table:table-row>
        <table:table-row table:style-name="ro7">
          <table:table-cell office:value-type="string" calcext:value-type="string">
            <text:p>ayudas-para-la-atraccion-de-empresas-a-galicia-ano-2025</text:p>
          </table:table-cell>
          <table:table-cell office:value-type="string" calcext:value-type="string">
            <text:p>Ayudas para la atracción de empresas a Galicia,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12000000.0</text:p>
          </table:table-cell>
          <table:table-cell office:value-type="string" calcext:value-type="string">
            <text:p>Estimular la puesta en marcha de grandes proyectos de inversión empresarial en Galicia, con la finalidad principal de potenciar la actividad económica en la Comunidad Autónoma y el mantenimiento y creación de empleo, así como atraer nuevas iniciativas empresariales a Galicia, por crecimiento o traslado, sin renunciar al crecimiento y mejora de las empresas existentes ni a la creación y puesta en marcha de nuevas iniciativas empresariale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que proyecten llevar a cabo una inversión en un centro de trabajo localizado en la Comunidad Autónoma de Galicia.</text:p>
          </table:table-cell>
          <table:table-cell office:value-type="string" calcext:value-type="string">
            <text:p>El plazo de solicitud es desde el 21/01/2025 hasta el 30/09/2025.</text:p>
          </table:table-cell>
          <table:table-cell office:value-type="string" calcext:value-type="string">
            <text:p>La cuantía de la ayuda será el resultado de multiplicar la inversión subvencionable para la modalidad 1 y los costes salariales de hasta 24 meses del empleo nuevo a crear para la modalidad 2 por el porcentaje de subvención siguiente:</text:p>
            <text:p>- 35% en el caso de las pequeñas empresas.</text:p>
            <text:p>- 25% en el caso de medianas empresas.</text:p>
            <text:p/>
            <text:p>En los sectores industriales del carbón, acero e hierroaleaciones y en el sector del transporte e infraestructuras conexas:</text:p>
            <text:p>- 20% en el caso de las pequeñas empresas.</text:p>
            <text:p>- 10% en el caso de las medianas empresas.</text:p>
          </table:table-cell>
          <table:table-cell office:value-type="string" calcext:value-type="string">
            <text:p>Serán subvencionables las inversiones en activos fijos, materiales o inmateriales, o alternativamente, los costes salariales del empleo a crear, que estén vinculados al proyecto para el cual se solicita la ayuda.</text:p>
            <text:p/>
            <text:p>1. Obra civil y otros conceptos inmobiliarios:</text:p>
            <text:p>a) Nueva construcción, reforma o rehabilitación de instalaciones llevadas a cabo en inmuebles o terrenos propiedad de la persona solicitante, o sobre los que la persona solicitante tenga un derecho de superficie o una concesión administrativa con una vigencia mínima de 5 años a contar desde la fecha de finalización del proyecto estimada por la persona solicitante. </text:p>
            <text:p>b) Reformas de instalaciones llevadas a cabo en inmuebles alquilados. El arrendamiento deberá tener una vigencia mínima de 5 años a contar desde la fecha de finalización del proyecto estimada por la persona solicitante. </text:p>
            <text:p>c) Adquisición de edificaciones o construcciones nuevas o usadas. El precio de adquisición no podrá superar el valor de mercado. El importe de la construcción que podrá considerarse subvencionable será el menor entre el importe indicado en el informe de tasación y el valor de adquisición. </text:p>
            <text:p>d) En los casos de construcciones por cambio de localización dentro de la Comunidad Autónoma de Galicia, el coste subvencionable máximo será el que resulte de la diferencia entre el precio de adquisición de los nuevos activos y el valor de los de la antigua localización, según informe de tasación suscrito por sociedad de tasación homologada, siempre y cuando las instalaciones que se abandonen sean propiedad de la persona solicitante o de sus socios mayoritarios, directa o indirectamente.</text:p>
            <text:p/>
            <text:p>2. Bienes de equipamiento: maquinaria de proceso, instalaciones específicas para la actividad subvencionable, utillaje (incluidos los moldes, plantillas y troqueles), equipos y medios de transporte interno, vehículos especiales de transporte externo, medios de protección del ambiente y otros bienes de equipamiento. </text:p>
            <text:p/>
            <text:p>3. Otras inversiones en activos fijos: mobiliario, equipos para procesos de información y envases o embalajes que, por sus características, deban considerarse como inmovilizado.</text:p>
            <text:p/>
            <text:p>4. Aplicaciones informáticas directamente vinculadadas con el proceso productivo.</text:p>
            <text:p/>
            <text:p>5. Adquisición de activos de un establecimiento.</text:p>
          </table:table-cell>
          <table:table-cell/>
          <table:table-cell office:value-type="string" calcext:value-type="string">
            <text:p>Modalidad 1. Proyectos de inversión empresarial con una inversión subvencionable entre 800.000 € y 10.000.000 €.</text:p>
            <text:p/>
            <text:p>Modalidad 2. Proyectos de inversión igual o superior a 100.000 €, con una creación de empleo de 25 o más puestos de trabajo de carácter indefinido a tiempo completo.</text:p>
          </table:table-cell>
          <table:table-cell table:number-columns-repeated="16369"/>
        </table:table-row>
        <table:table-row table:style-name="ro24">
          <table:table-cell office:value-type="string" calcext:value-type="string">
            <text:p>ayudas-a-la-inversion-en-industrias-agroalimentarias-ano-2025</text:p>
          </table:table-cell>
          <table:table-cell office:value-type="string" calcext:value-type="string">
            <text:p>Ayudas a la inversión en industrias agroalimentarias, año 2025.</text:p>
          </table:table-cell>
          <table:table-cell office:value-type="string" calcext:value-type="string">
            <text:p>Apertura el 02/01/2025 y cierre el 14/03/2025</text:p>
          </table:table-cell>
          <table:table-cell office:value-type="string" calcext:value-type="string">
            <text:p>COMUNIDAD FORAL DE NAVARRA</text:p>
          </table:table-cell>
          <table:table-cell office:value-type="string" calcext:value-type="string">
            <text:p>11000000.0</text:p>
          </table:table-cell>
          <table:table-cell office:value-type="string" calcext:value-type="string">
            <text:p>Fomentar las inversiones en transformación, comercialización o desarrollo de los productos agrícolas.</text:p>
            <text:p/>
            <text:p>Serán subvencionables los proyectos de inversión, en activos materiales o inmateriales, que tengan por finalidad:</text:p>
            <text:p>a) Las mejoras en la transformación y comercialización.</text:p>
            <text:p>b) El incremento del valor añadido del producto.</text:p>
            <text:p>c) La mejora de la calidad.</text:p>
            <text:p>d) El incremento de la capacidad productiva.</text:p>
            <text:p>e) La eficiencia energética y en el uso de los inputs.</text:p>
            <text:p>f) El incremento del empleo.</text:p>
            <text:p>g) La diversificación de actividades.</text:p>
            <text:p>h) La protección medioambiental.</text:p>
            <text:p>i) La seguridad laboral.</text:p>
            <text:p>j) La creación de un nuevo establecimiento.</text:p>
            <text:p>k) La ampliación de un establecimiento existente</text:p>
          </table:table-cell>
          <table:table-cell office:value-type="string" calcext:value-type="string">
            <text:p>Comunidad Foral de Navarra</text:p>
          </table:table-cell>
          <table:table-cell office:value-type="string" calcext:value-type="string">
            <text:p>2000000.0</text:p>
          </table:table-cell>
          <table:table-cell office:value-type="string" calcext:value-type="string">
            <text:p>COMUNIDAD FORAL DE NAVARRA - DEPARTAMENTO DE INDUSTRIA Y DE TRANSICION ECOLOGICA Y DIGITAL EMPRESARIAL</text:p>
          </table:table-cell>
          <table:table-cell office:value-type="string" calcext:value-type="string">
            <text:p>Las empresas (personas físicas o jurídicas) y entidades sin personalidad jurídica que reúnan los siguientes requisitos:</text:p>
            <text:p>a) Realicen la actividad a subvencionar en Navarra.</text:p>
            <text:p>b) Desarrollen, o vayan a desarrollar, alguna de las actividades de transformación, comercialización o desarrollo de productos agrícolas del  Anexo  I del  TFUE, a excepción de  las empresas del sector de  la pesca  y de aquellas cuyo producto resultante esté  fuera del  citado Anexo. En el sector del vino solo serán admisibles las solicitudes de menos de 100.000 euros.</text:p>
            <text:p>c) Estén inscritas o hayan solicitado la inscripción en el Registro Industrial de Navarra.</text:p>
            <text:p>d) Que su actividad económica no cause ningún perjuicio significativo a objetivos medioambientales de los señalados en el artículo 17 del Reglamento (UE) 2020/852 del Parlamento Europeo y del Consejo.</text:p>
            <text:p>e) No estén  incursas en  las prohibiciones para obtener  la  condición de beneficiarias del artículo 13.2 de  la Ley Foral 11/2005, de 9 de noviembre, de Subvenciones,  cuyo  cumplimiento debe acreditarse mediante la “Declaración responsable” que se incluye en el formulario de la solicitud.</text:p>
          </table:table-cell>
          <table:table-cell office:value-type="string" calcext:value-type="string">
            <text:p>El plazo para la presentación de las solicitudes se iniciará el 2 de enero de 2025 o, en el caso de que la publicación de las presentes bases reguladoras en el Boletín Oficial de Navarra sea posterior, a partir del día siguiente al de la publicación. El plazo de admisión de solicitudes finalizará el día 14 de marzo de 2025, incluido.</text:p>
          </table:table-cell>
          <table:table-cell office:value-type="string" calcext:value-type="string">
            <text:p>El presupuesto  mínimo del proyecto para  ser  subvencionable, en  función del personal de  la planta productiva (plantilla media del año 2023), será el siguiente:</text:p>
            <text:p>- Menos de 10: 15.000 euros</text:p>
            <text:p>- ≥ 10 y &lt; 50: 50.000 euros</text:p>
            <text:p>- ≥ 50 y &lt;250: 100.000 euros</text:p>
            <text:p>- ≥ 250: 300.000 euros</text:p>
            <text:p/>
            <text:p>En ningún caso la cuantía de la ayuda podrá exceder de 2.000.000 euros por planta productiva de la empresa.</text:p>
          </table:table-cell>
          <table:table-cell office:value-type="string" calcext:value-type="string">
            <text:p>a) La construcción, adquisición o mejora de bienes inmuebles:</text:p>
            <text:p>- La obra civil relativa a la edificación, incluidas instalaciones de saneamiento y fontanería, así como los costes de control de calidad y gestión de residuos.</text:p>
            <text:p>- La  obra  civil  relativa  a  urbanizaciones  exteriores,  incluyendo  en  ella  viales,  vallados, áreas de estacionamiento, etc.</text:p>
            <text:p>- La  obra  civil  relativa  a  la  construcción  de  instalaciones  especiales  (cerramientos  de cámaras frigoríficas, silos, depuradoras, bases para instalación de maquinaria y equipos, instalaciones  de protección  contra  incendios,  pozos  y  captaciones  de agua para uso industrial u otras)</text:p>
            <text:p>- Los gastos generales y el beneficio industrial de los proyectos de obra civil, con un límite del 17 % en el caso de los gastos generales y un 6% en el caso del beneficio industrial, sobre el presupuesto del proyecto o memoria técnica valorada.</text:p>
            <text:p>- Seguridad y salud relacionado con el proyecto de obra civil.</text:p>
            <text:p/>
            <text:p>b) La  compra,  o  arrendamiento  financiero  con  opción  de  compra,  de  nueva  maquinaria  y equipamiento, hasta el valor de mercado del producto. Este concepto incluye:</text:p>
            <text:p>- Maquinaria  y otros bienes de equipo  (incluidos equipos  informáticos), e  instalaciones productivas específicas, así  como  las  instalaciones de  calefacción,  refrigeración/frío industrial,  aire acondicionado,  aire  comprimido  y  placas  solares  de  autoconsumo. Igualmente  se  incluyen  los gastos  relativos a  costes necesarios para  la acometida e instalación de  suministros de electricidad  y/o gas,  con  independencia de  la  titularidad final de dicha acometida.</text:p>
            <text:p>- Seguridad  y  salud  relacionada  con  la  inversión de  maquinaria o equipamiento, en el supuesto que la inversión no contemple la ejecución de obra civil.</text:p>
            <text:p/>
            <text:p>c) La  inversión  en  los  siguientes  activos  intangibles:  adquisición  o  desarrollo  de  programas informáticos y adquisición de patentes, licencias y derechos de autoría y marcas registradas.</text:p>
            <text:p/>
            <text:p>d) Otros gastos  relacionados  con el objeto 1º  y 2º,  tales  como honorarios de empresas de arquitectura e  ingeniería, así  como  tributos relacionados  con  las  inversiones de obra  civil, con un límite del 20% de los gastos con los que se relacionan</text:p>
          </table:table-cell>
          <table:table-cell/>
          <table:table-cell office:value-type="string" calcext:value-type="string">
            <text:p>Capítulo 1: Ayudas a la realización de inversiones destinadas a la transformación, comercialización y/o desarrollo de productos agrícolas del Anexo I del TFUE.</text:p>
            <text:p>- Línea A: Ayudas medioambientales</text:p>
            <text:p>- Línea B: Ayudas a la competitividad</text:p>
            <text:p/>
            <text:p>Capítulo 2: Ayudas a la  realización de inversiones destinadas a la transformación, comercialización  y/o  desarrollo de productos agrícolas cuyo producto resultante esté fuera del Anexo I del TFUE.</text:p>
          </table:table-cell>
          <table:table-cell table:number-columns-repeated="16369"/>
        </table:table-row>
        <table:table-row table:style-name="ro12">
          <table:table-cell office:value-type="string" calcext:value-type="string">
            <text:p>prestamo-participativo-ivf-en-coinversion-para-el-periodo-2024-2027</text:p>
          </table:table-cell>
          <table:table-cell office:value-type="string" calcext:value-type="string">
            <text:p>Préstamo participativo IVF en coinversión para el periodo 2024-2027.</text:p>
          </table:table-cell>
          <table:table-cell office:value-type="string" calcext:value-type="string">
            <text:p>Apertura el 14/03/2024 y cierre el 31/12/2027</text:p>
          </table:table-cell>
          <table:table-cell office:value-type="string" calcext:value-type="string">
            <text:p>COMUNITAT VALENCIANA</text:p>
          </table:table-cell>
          <table:table-cell office:value-type="string" calcext:value-type="string">
            <text:p>9000000.0</text:p>
          </table:table-cell>
          <table:table-cell office:value-type="string" calcext:value-type="string">
            <text:p>Impulsar el crecimiento de empresas de reciente creación, priorizando la <text:s/>innovación, a través de la coinversión junto a otros inversores privados en proyectos <text:s/>de la Comunitat Valenciana.</text:p>
          </table:table-cell>
          <table:table-cell office:value-type="string" calcext:value-type="string">
            <text:p>Comunidad Valenciana</text:p>
          </table:table-cell>
          <table:table-cell office:value-type="string" calcext:value-type="string">
            <text:p>300000.0</text:p>
          </table:table-cell>
          <table:table-cell office:value-type="string" calcext:value-type="string">
            <text:p>COMUNITAT VALENCIANA - INSTITUT VALENCIÀ DE FINANCES</text:p>
          </table:table-cell>
          <table:table-cell office:value-type="string" calcext:value-type="string">
            <text:p>Microempresas, pequeñas y medianas empresas (pymes) que dispongan de un establecimiento o sucursal de producción o de desarrollo de actividad radicado en la Comunitat Valenciana y que:</text:p>
            <text:p>- Tenga una antigüedad mínima de 4 meses contada desde la fecha de inscripción en el Registro Mercantil y hasta la fecha de recepción de la solicitud de financiación.</text:p>
            <text:p>- Lleve operando en cualquier mercado menos de siete años a partir de su primera venta comercial. </text:p>
            <text:p>- Cuente con al menos un trabajador en la Comunidad Valenciana</text:p>
            <text:p>- No esté cotizada en ningún mercado organizado.</text:p>
          </table:table-cell>
          <table:table-cell office:value-type="string" calcext:value-type="string">
            <text:p>El plazo de solicitud es desde el 14/03/2024 hasta el 31/12/2027, o hasta el agotamiento del presupuesto.</text:p>
          </table:table-cell>
          <table:table-cell office:value-type="string" calcext:value-type="string">
            <text:p>El importe de la financiación del IVF se determinará en el momento de la concesión del préstamo y será, como mínimo, del 50% del importe de las aportaciones de los inversores privados en la pyme elegible, pudiendo alcanzar hasta un máximo del 150% de dichas aportaciones.</text:p>
            <text:p/>
            <text:p>Condiciones económicas del préstamo participativo:</text:p>
            <text:p>a) Importe: entre 25.000 y 300.000 euros por pyme financiada</text:p>
            <text:p>b) Plazo: máximo de 7 años. </text:p>
            <text:p>c) Carencia para la amortización de capital: hasta 3 años. </text:p>
            <text:p>d) Tipo de Interés: se obtiene como la suma de a) el tipo de interés EURIBOR para depósitos a un año, con un valor mínimo igual 0%, y b) el margen financiero del ejercicio, equivalente a la rentabilidad financiera registrada por el prestatario durante el ejercicio en que se liquidan los intereses, con un valor mínimo igual al 3% y un valor máximo igual al 9%</text:p>
            <text:p>e) Comisión por cancelación anticipada: 10% de la cuantía amortizada. </text:p>
            <text:p>f) Sin garantías adicionales</text:p>
            <text:p>g) Sectores: todos, excepto los expresamente excluidos en el apartado de Sectores excluidos. </text:p>
            <text:p>h) Amortizaciones: trimestrales, a partir de la finalización de la carencia.</text:p>
          </table:table-cell>
          <table:table-cell office:value-type="string" calcext:value-type="string">
            <text:p>- Activos materiales, tales como terrenos, edificios e instalaciones, maquinaria y equipos. </text:p>
            <text:p>- Activos inmateriales, que no tienen una materialización física o financiera, como las patentes, licencias, conocimientos técnicos u otros derechos de propiedad intelectual. </text:p>
            <text:p>- Capital de explotación derivado de planes de crecimiento que mejoren la posición competitiva de la empresa, su internacionalización, consolidación empresarial y creación de empleo.</text:p>
          </table:table-cell>
          <table:table-cell table:number-columns-repeated="3"/>
          <table:table-cell office:value-type="string" calcext:value-type="string">
            <text:p>Las ayudas concedidas a través de los préstamos participativos se considerarán que tienen efecto incentivador</text:p>
          </table:table-cell>
          <table:table-cell table:number-columns-repeated="16367"/>
        </table:table-row>
        <table:table-row table:style-name="ro10">
          <table:table-cell office:value-type="string" calcext:value-type="string">
            <text:p>ayudas-para-fomentar-la-modernizacion-de-la-industria-agroalimentaria-y-la-transicion-justa-cyl-ge</text:p>
          </table:table-cell>
          <table:table-cell office:value-type="string" calcext:value-type="string">
            <text:p>Ayudas para fomentar la modernización de la industria agroalimentaria y la transición justa en Castilla y León. (Línea Grandes Empresa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as Grandes Empresa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La intensidad de ayuda susceptible de ser concedida será 15 %.</text:p>
            <text:p/>
            <text:p>b) La ayuda máxima susceptible de ser concedida estará sujeta a los siguientes límites cuantitativos:</text:p>
            <text:p>- Si ha sido evaluado favorablemente el criterio B1.03, la subvención a conceder no podrá superar la ratio de 80.000 euros por cada puesto de trabajo comprometido, ni el importe máximo de 4.500.000 euros.</text:p>
            <text:p>- Si el criterio B1.03 no cuenta con una evaluación favorable, la subvención a conceder no podrá superar un valor de 400.000 euros.</text:p>
          </table:table-cell>
          <table:table-cell office:value-type="string" calcext:value-type="string">
            <text:p>Inversiones en activos materiales destinadas a alguno de los siguientes supuestos:</text:p>
            <text:p>- La creación de un nuevo establecimiento.</text:p>
            <text:p>- La diversificación de la producción de un establecimiento hacia productos no producidos previamente por este. En este caso, la inversión auxiliable deberá superar como mínimo el 200 % del valor contable de los activos que se reutilizan, registrados en el ejercicio fiscal anterior al inicio de los trabajos.</text:p>
            <text:p>- La introducción de un cambio fundamental en el proceso de producción global del producto o los productos afectados por la inversión en el establecimiento.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16367"/>
        </table:table-row>
        <table:table-row table:style-name="ro10">
          <table:table-cell office:value-type="string" calcext:value-type="string">
            <text:p>ayudas-para-fomentar-la-modernizacion-de-la-industria-agroalimentaria-y-la-transicion-justa-cyl</text:p>
          </table:table-cell>
          <table:table-cell office:value-type="string" calcext:value-type="string">
            <text:p>Ayudas para fomentar la modernización de la industria agroalimentaria y la transición justa en Castilla y León. (Línea PYME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900000.0</text:p>
          </table:table-cell>
          <table:table-cell office:value-type="string" calcext:value-type="string">
            <text:p>CASTILLA Y LEÓN - CONSEJERÍA DE AGRICULTURA, GANADERÍA Y DESARROLLO RURAL</text:p>
          </table:table-cell>
          <table:table-cell office:value-type="string" calcext:value-type="string">
            <text:p>Las PYME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Porcentajes de ayuda:</text:p>
            <text:p>- Cuando el solicitante tenga la condición de pequeña empresa: 35 %</text:p>
            <text:p>- Cuando el solicitante tenga la condición de mediana empresa: 25 %</text:p>
            <text:p/>
            <text:p>b) El importe máximo de subvención susceptible de ser concedida ascenderá a 900.000 €.</text:p>
          </table:table-cell>
          <table:table-cell office:value-type="string" calcext:value-type="string">
            <text:p>Inversiones en activos materiales destinadas a alguno de los siguientes supuestos:</text:p>
            <text:p>- La creación de un nuevo establecimiento.</text:p>
            <text:p>- La ampliación de la capacidad de un establecimiento existente.</text:p>
            <text:p>- La diversificación de la producción de un establecimiento en productos que anteriormente no se producían en el mismo. En este caso, la inversión auxiliable deberá superar como mínimo el 200 % del valor contable de los activos que se reutilizan, registrados en el ejercicio fiscal anterior al inicio de los trabajos.</text:p>
            <text:p>- Una transformación fundamental del proceso global de producción de un establecimiento existente.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16367"/>
        </table:table-row>
        <table:table-row table:style-name="ro20">
          <table:table-cell office:value-type="string" calcext:value-type="string">
            <text:p>ayudas-destinadas-a-financiar-proyectos-ligados-a-destinos-turisticos-de-excelencia-en-los-territorios-afectados-por-el-fondo-de-transicion-justa-en-castilla-y-leon</text:p>
          </table:table-cell>
          <table:table-cell office:value-type="string" calcext:value-type="string">
            <text:p>Ayudas destinadas a financiar proyectos ligados a destinos turísticos de excelencia en los territorios afectados por el Fondo de Transición Justa en Castilla y León.</text:p>
          </table:table-cell>
          <table:table-cell office:value-type="string" calcext:value-type="string">
            <text:p>Apertura el 30/01/2025 y cierre el 29/04/2025</text:p>
          </table:table-cell>
          <table:table-cell office:value-type="string" calcext:value-type="string">
            <text:p>CASTILLA Y LEÓN</text:p>
          </table:table-cell>
          <table:table-cell office:value-type="string" calcext:value-type="string">
            <text:p>5538209.0</text:p>
          </table:table-cell>
          <table:table-cell office:value-type="string" calcext:value-type="string">
            <text:p>Financiar el desarrollo de proyectos singulares ligados a destinos turísticos de excelencia en los territorios afectados por el Fondo de Transición Justa de España 2021-2027 dentro del ámbito territorial de la Comunidad de Castilla y León (provincias de León y Palencia), que contribuyan a la reactivación económica y al impulso de una actividad turística sostenible y de calidad, vinculada a los recursos endógen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que realicen un proyecto de inversión en un establecimiento o centro de trabajo en las provincias de León y Palencia.</text:p>
          </table:table-cell>
          <table:table-cell office:value-type="string" calcext:value-type="string">
            <text:p>El plazo de solicitud es desde el 30/01/2025 hasta el 29/04/2025.</text:p>
          </table:table-cell>
          <table:table-cell office:value-type="string" calcext:value-type="string">
            <text:p>La inversión subvencionable de los proyectos presentados deberá ser superior a 3.000 € e inferior a 600.000 €.</text:p>
          </table:table-cell>
          <table:table-cell office:value-type="string" calcext:value-type="string">
            <text:p>a) Proyectos que den lugar a la creación de un nuevo establecimiento turístico, o nueva actividad cultural, de naturaleza, recreativa o de ocio, en torno a uno de los recursos del territorio.</text:p>
            <text:p/>
            <text:p>b) Proyectos de modernización y/o actualización de establecimientos o actividades turísticas existentes. - Se trata de inversiones, actualizaciones o acondicionamientos, o desarrollo de nuevos servicios o nuevas experiencias en proyectos existentes, con el objetivo de mejorar sus estándares de calidad, así como su accesibilidad.</text:p>
          </table:table-cell>
          <table:table-cell office:value-type="string" calcext:value-type="string">
            <text:p>El plazo máximo de realización del proyecto será de 2 años, contados desde la resolución de concesión de la subvención.</text:p>
          </table:table-cell>
          <table:table-cell table:number-columns-repeated="16370"/>
        </table:table-row>
        <table:table-row table:style-name="ro10">
          <table:table-cell office:value-type="string" calcext:value-type="string">
            <text:p>ayudas-de-inteligencia-artificial-aplicada-y-estrategia-del-dato-2024</text:p>
          </table:table-cell>
          <table:table-cell office:value-type="string" calcext:value-type="string">
            <text:p>Ayudas de Inteligencia Artificial Aplicada y Estrategia del Dato 2024/2025</text:p>
          </table:table-cell>
          <table:table-cell office:value-type="string" calcext:value-type="string">
            <text:p>Apertura el 06/09/2024 y cierre el 30/06/2025</text:p>
          </table:table-cell>
          <table:table-cell office:value-type="string" calcext:value-type="string">
            <text:p>PAÍS VASCO</text:p>
          </table:table-cell>
          <table:table-cell office:value-type="string" calcext:value-type="string">
            <text:p>5000000.0</text:p>
          </table:table-cell>
          <table:table-cell office:value-type="string" calcext:value-type="string">
            <text:p>Apoyar proyectos basados en el uso de IA en empresas del País Vasco, que tengan un efecto de demostración y permitan activar la oferta y la demanda de esta tecnología en Euskadi, con la finalidad de dotar a las empresas vascas de herramientas para aumentar su competitividad.</text:p>
          </table:table-cell>
          <table:table-cell office:value-type="string" calcext:value-type="string">
            <text:p>País Vasco</text:p>
          </table:table-cell>
          <table:table-cell office:value-type="string" calcext:value-type="string">
            <text:p>100000.0</text:p>
          </table:table-cell>
          <table:table-cell office:value-type="string" calcext:value-type="string">
            <text:p>PAÍS VASCO - SPRI - Agencia Vasca de Desarrollo Empresarial</text:p>
          </table:table-cell>
          <table:table-cell office:value-type="string" calcext:value-type="string">
            <text:p>Empresas y autónomos con un centro de actividad en Euskadi, donde se desarrolle el proyecto.</text:p>
          </table:table-cell>
          <table:table-cell office:value-type="string" calcext:value-type="string">
            <text:p>El plazo de solicitud es desde el 06/09/2024 hasta el 30/06/2025.</text:p>
          </table:table-cell>
          <table:table-cell office:value-type="string" calcext:value-type="string">
            <text:p>La subvención máxima por convocatoria por beneficiaria será de 100.000 euros para la realización de una o más actuaciones subvencionables a lo largo de la convocatoria, de una o varias tipologías. </text:p>
            <text:p/>
            <text:p>El porcentaje de subvención sobre los «presupuestos de gastos e inversiones aceptados» para el proyecto por cada uno de los conceptos subvencionables (según se describe en este mismo artículo) será del 50%.</text:p>
            <text:p/>
            <text:p>Adicionalmente, para la tipología de proyectos «Consultoría en Estrategia del Dato» la subvención máxima por proyecto en esta convocatoria será de 5.000 euros.</text:p>
          </table:table-cell>
          <table:table-cell office:value-type="string" calcext:value-type="string">
            <text:p>– Consultoría y/o Desarrollo: gastos relativos a tareas de consultoría o desarrollo de software para la realización del proyecto («horas-persona»). La subvención máxima para el concepto de consultoría y/o desarrollo no podrá superar los 50.000 euros por proyecto. Esto es, el «presupuesto aceptado» para el concepto de Gastos de Consultoría y/o Desarrollo no podrá ser superior a los 100.000 euros.</text:p>
            <text:p/>
            <text:p>– Hardware y/o Licencias: tanto el equipamiento hardware como los costes asociados a licencias o servicios en la nube necesarios para la realización del proyecto son subvencionables.</text:p>
            <text:p/>
            <text:p>– Gastos internos: gastos asociados a la dedicación del personal interno de la empresa solicitante imputados al proyecto objeto de subvención, admitiéndose hasta un máximo del 10 % del presupuesto total aceptado del proyecto y con un coste máximo de 30 euros/hora.</text:p>
          </table:table-cell>
          <table:table-cell table:number-columns-repeated="2"/>
          <table:table-cell office:value-type="string" calcext:value-type="string">
            <text:p>Se excluye a empresas de Consultoría Informática e Ingeniería que presten servicios en el ámbito de la IA.</text:p>
          </table:table-cell>
          <table:table-cell table:number-columns-repeated="16368"/>
        </table:table-row>
        <table:table-row table:style-name="ro21">
          <table:table-cell office:value-type="string" calcext:value-type="string">
            <text:p>subvenciones-destinadas-a-proyectos-de-eficiencia-energetica-y-economia-circular-de-empresas-turisticas-de-cantabria</text:p>
          </table:table-cell>
          <table:table-cell office:value-type="string" calcext:value-type="string">
            <text:p>Subvenciones destinadas a Proyectos de Eficiencia Energética y Economía Circular de Empresas Turísticas de Cantabria, año 2025.</text:p>
          </table:table-cell>
          <table:table-cell office:value-type="string" calcext:value-type="string">
            <text:p>Bases publicadas. Pendiente convocatoria</text:p>
          </table:table-cell>
          <table:table-cell office:value-type="string" calcext:value-type="string">
            <text:p>CANTABRIA</text:p>
          </table:table-cell>
          <table:table-cell office:value-type="string" calcext:value-type="string">
            <text:p>4571802.16</text:p>
          </table:table-cell>
          <table:table-cell office:value-type="string" calcext:value-type="string">
            <text:p>Actuación 1. Reducir la demanda energética en calefacción y climatización de los edificios completos, locales o partes de edificios existentes, mediante la mejora de la eficiencia energética de su envolvente térmica en su conjunto o en alguno de los elementos que la componen.</text:p>
            <text:p/>
            <text:p>Actuación 2. Reducir el consumo de energía convencional en edificios completos, locales o parte de un edificio existentes mediante el uso de la energía solar térmica para la producción de agua caliente sanitaria, calefacción, refrigeración o climatización de piscinas.</text:p>
            <text:p/>
            <text:p>Actuación 3. Reducir el consumo de energía de las instalaciones de iluminación de edificios completos, locales o partes de edificios existentes.</text:p>
            <text:p/>
            <text:p>Actuación 4. Reducir el consumo eléctrico en aparatos de refrigeración con función de venta directa y armarios de conservación refrigerados profesionales, mediante su sustitución por equipos nuevos con etiquetado energético de alta eficiencia y bajo consumo energético.</text:p>
            <text:p/>
            <text:p>Actuación 5. Reducir el consumo eléctrico de las instalaciones frigoríficas existentes. </text:p>
            <text:p/>
            <text:p>Actuación 6. Reducir el consumo energético del edificio completo, local o parte del edificio, mediante la instalación y gestión de un sistema de automatización y control de las instalaciones consumidoras y/o productoras de energía, así como otras actuaciones en los equipos de los subsistemas de generación, distribución, regulación y emisión.</text:p>
            <text:p/>
            <text:p>Actuación 7. Reducir los residuos generados por los establecimientos turísticos.</text:p>
            <text:p/>
            <text:p>Actuación 8. Reducir el consumo de suministros logrando así una mayor eficiencia energética</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CULTURA, TURISMO Y DEPORTE</text:p>
          </table:table-cell>
          <table:table-cell office:value-type="string" calcext:value-type="string">
            <text:p>a) Las personas físicas o jurídicas de naturaleza privada que sean propietarias de edificios existentes destinados a establecimiento turístico.</text:p>
            <text:p/>
            <text:p>b) Las empresas explotadoras, arrendatarias o concesionarias de edificios o instalaciones destinados a establecimiento turístico, que acrediten dicha condición mediante contrato vigente que les otorgue facultad expresa para acometer las obras de reforma objeto de esta orden.</text:p>
          </table:table-cell>
          <table:table-cell office:value-type="string" calcext:value-type="string">
            <text:p>Las solicitudes de subvenciones de ayuda, una por entidad solicitante y establecimiento, habrán de cursarse desde el día siguiente al de la publicación del extracto en el BOC y hasta al 31 de marzo de 2025</text:p>
          </table:table-cell>
          <table:table-cell office:value-type="string" calcext:value-type="string">
            <text:p>La cuantía e intensidad de la ayuda no podrá exceder los porcentajes siguientes sobres los costes subvencionables:</text:p>
            <text:p>a) 30%, cuando el solicitante tenga la consideración de gran empresa.</text:p>
            <text:p>b) 40%, cuando el solicitante tenga la consideración de mediana empresa.</text:p>
            <text:p>c) 50%, cuando el solicitante tenga la consideración de pequeña empresa.</text:p>
          </table:table-cell>
          <table:table-cell office:value-type="string" calcext:value-type="string">
            <text:p>Actuación 1</text:p>
            <text:p>- Serán actuaciones subvencionables las que se realicen en la envolvente térmica del edificio completo, de un local o sobre partes de un edificio, que separan los recintos habitables del ambiente exterior (aire, terreno u otro edificio) y las particiones interiores que separan los recintos habitables de los no habitables, según lo definido en el Código Técnico de la Edificación</text:p>
            <text:p/>
            <text:p>Actuación 2</text:p>
            <text:p>a) Actuación 2.1</text:p>
            <text:p>- Serán actuaciones subvencionables aquellas en las se sustituya energía convencional para producción de agua caliente sanitaria, calefacción, refrigeración o climatización de piscinas en edificios completos, locales o partes de edificios existentes, por energía solar térmica</text:p>
            <text:p>- Serán subvencionables las instalaciones solares nuevas y rehabilitaciones y/o ampliaciones de instalaciones existentes siempre que supongan la sustitución y/o incremento de la potencia de generación solar y que se realicen en edificios completos, locales o partes de edificios existentes. También se consideran subvencionables las instalaciones solares térmicas que den servicio a una red de climatización urbana.</text:p>
            <text:p>b) Actuación 2.2</text:p>
            <text:p>- Serán actuaciones subvencionables las realizadas en las instalaciones de calefacción, refrigeración, producción de agua caliente sanitaria o climatización de piscinas , tanto si el sistema de generación se ubica en el propio edificio completo, local o parte de edificio usuario, como externo a él suministrando a uno o varios edificios completos, locales o partes de edificios existentes, siempre que sustituyan instalaciones de energía convencional, incluyendo la modificación de redes de calefacción/ climatización, empleando instalaciones que utilicen la energía geotérmica.</text:p>
            <text:p>c) Actuación 2.3</text:p>
            <text:p>- Serán actuaciones subvencionables las realizadas en instalaciones de calefacción, refrigeración, producción de agua caliente sanitaria o climatización de piscinas, que incluyan sistema de intercambio humos /agua y que sustituyan a instalaciones de energía convencional existentes en edificios completos, locales o partes de un edificio, incluyendo inversiones en redes de calefacción centralizada que den servicio a más de un edificio completo, local o parte de edificio. </text:p>
            <text:p>d) Actuación 2.3</text:p>
            <text:p>- Se consideran actuaciones subvencionables las realizadas en instalaciones térmicas de calefacción, refrigeración, ventilación o producción de agua caliente sanitaria destinadas a atender la demanda del bienestar térmico e higiene de las personas en los edificios completos, locales o parte de edificios, así como la climatización de las piscinas , dentro del ámbito de aplicación del RITE.</text:p>
            <text:p/>
            <text:p>Actuación 3</text:p>
            <text:p>- Serán consideradas subvencionables todas aquellas que permitan mejorar la eficiencia energética en las instalaciones de iluminación interior, de los edificios, locales o partes de los edificios de los usos, así como el alumbrado exterior ornamental y aparcamientos de vehículos al aire libre anexos al edificio,</text:p>
            <text:p/>
            <text:p>Actuación 4</text:p>
            <text:p>- Serán actuaciones subvencionables las de sustitución de aparatos de refrigeración existentes con función de venta directa y armarios de conservación refrigerados profesionales, por equipos nuevos con puertas, con etiquetado de alta clase energética </text:p>
            <text:p/>
            <text:p>Actuación 5</text:p>
            <text:p>- Serán actuaciones subvencionables las actuaciones de mejora de la eficiencia energética de las actuales instalaciones frigoríficas, que se justificará aportando una auditoría energética firmada por técnico competente e independiente del solicitante de la ayuda o en su caso por auditor energético.</text:p>
            <text:p/>
            <text:p>Actuación 6</text:p>
            <text:p>- Serán actuaciones subvencionables la instalación de un nuevo sistema de automatización y control, la ampliación o mejora de uno existente, siempre y cuando se reduzca el consumo energético del edificio completo, local o parte del edificio, manteniendo o mejorando las condiciones de confort y salubridad establecidas por la normativa.</text:p>
            <text:p>- Serán actuaciones subvencionables las realizadas entre otras instalaciones consumidoras de energía, en las instalaciones térmicas de calefacción, climatización, ventilación y producción de agua caliente sanitaria destinadas a atender la demanda del bienestar térmico e higiene de las personas en los edificios completos, locales o partes de los edificios, así como la climatización de las piscinas. </text:p>
            <text:p/>
            <text:p>Actuación 7</text:p>
            <text:p>- Serán actuaciones subvencionables la instalación de estaciones depuradoras de aguas residuales, las inversiones para la reutilización de las aguas residuales, las acciones y el equipamiento para la reutilización y reciclado de residuos de la actividad turística.</text:p>
            <text:p>- Queda incluida la sustitución de bombas y depuradoras de piscinas; así como la obra civil requerida para esta actuación.</text:p>
            <text:p/>
            <text:p>Actuación 8</text:p>
            <text:p>- Sustitución de electrodomésticos existentes por otros más eficientes, siempre que se demuestre su desmontaje y recuperación y en ningún caso sean objeto de venta o reutilizados como electrodomésticos.</text:p>
            <text:p>- Instalación de elementos de grifería que proporcione un ahorro de suministro.</text:p>
          </table:table-cell>
          <table:table-cell/>
          <table:table-cell office:value-type="string" calcext:value-type="string">
            <text:p>Actuación 1. Mejora de la eficiencia energética de la envolvente térmica.</text:p>
            <text:p/>
            <text:p>Actuación 2. Mejora de la eficiencia energética y uso de energías renovables en las instalaciones térmicas, reguladas por el Reglamento de Instalaciones Térmicas en los edificios (RITE).</text:p>
            <text:p>- Actuación 2.1. Sustitución de energía convencional por energía solar térmica</text:p>
            <text:p>- Actuación 2.2. Sustitución de energía convencional por energía geotérmica.</text:p>
            <text:p>- Actuación 2.3. Sustitución de energía convencional por biomasa en las instalaciones térmicas</text:p>
            <text:p>- Actuación 2.4. Mejora de la eficiencia energética de los sistemas de generación no incluidos en las anteriores</text:p>
            <text:p/>
            <text:p>Actuación 3. Mejora de la eficiencia energética de las instalaciones de iluminación.</text:p>
            <text:p/>
            <text:p>Actuación 4. Sustitución de aparatos de refrigeración con función de venta directa y armarios de conservación refrigerados profesionales, por otros de alta eficiencia con etiquetado energético.</text:p>
            <text:p/>
            <text:p>Actuación 5. Mejora de la eficiencia energética de las instalaciones frigoríficas.</text:p>
            <text:p/>
            <text:p>Actuación 6. Sistemas de automatización y control.</text:p>
            <text:p/>
            <text:p>Actuación 7. Mejora de gestión de residuos.</text:p>
            <text:p/>
            <text:p>Actuación 8. Mejora de la eficiencia energética en electrodomésticos.</text:p>
          </table:table-cell>
          <table:table-cell table:number-columns-repeated="16369"/>
        </table:table-row>
        <table:table-row table:style-name="ro6">
          <table:table-cell office:value-type="string" calcext:value-type="string">
            <text:p>subvenciones-para-actuaciones-de-mejora-de-las-infraestructuras-de-los-establecimientos-turisticos-de-galicia-ano-2025</text:p>
          </table:table-cell>
          <table:table-cell office:value-type="string" calcext:value-type="string">
            <text:p>Subvenciones para actuaciones de mejora de las infraestructuras de los establecimientos turísticos de Galicia, año 2025.</text:p>
          </table:table-cell>
          <table:table-cell office:value-type="string" calcext:value-type="string">
            <text:p>Apertura el 12/02/2025 y cierre el 11/03/2025</text:p>
          </table:table-cell>
          <table:table-cell office:value-type="string" calcext:value-type="string">
            <text:p>GALICIA</text:p>
          </table:table-cell>
          <table:table-cell office:value-type="string" calcext:value-type="string">
            <text:p>4500000.0</text:p>
          </table:table-cell>
          <table:table-cell office:value-type="string" calcext:value-type="string">
            <text:p>La mejora de las infraestructuras de los establecimientos de alojamiento turístico y de restauración siguientes:</text:p>
            <text:p>a) Los establecimientos hoteleros, campamentos de turismo, establecimientos de turismo rural, apartamentos turísticos y albergues turísticos.</text:p>
            <text:p>b) Los restaurantes incluidos en el Grupo I del artículo 77 de la Ley 7/2011, de 27 de octubre, debidamente inscritos y clasificados en el REAT.</text:p>
          </table:table-cell>
          <table:table-cell office:value-type="string" calcext:value-type="string">
            <text:p>Galicia</text:p>
          </table:table-cell>
          <table:table-cell office:value-type="string" calcext:value-type="string">
            <text:p>60000.0</text:p>
          </table:table-cell>
          <table:table-cell office:value-type="string" calcext:value-type="string">
            <text:p>GALICIA - AGENCIA TURISMO DE GALICIA</text:p>
          </table:table-cell>
          <table:table-cell office:value-type="string" calcext:value-type="string">
            <text:p>Las personas físicas y jurídicas titulares de establecimientos turísticos de alojamiento y de restauración</text:p>
            <text:p>que reúnan los requisitos establecidos en estas bases y que tengan autorizado o clasificado, conforme establezca la normativa turística en el Registro de Empresas y Actividades Turísticas de la Xunta de Galicia, el establecimiento turístico para el que se solicita la ayuda.</text:p>
          </table:table-cell>
          <table:table-cell office:value-type="string" calcext:value-type="string">
            <text:p>El plazo de solicitud es desde el 12/02/2025 hasta el 11/03/2025.</text:p>
          </table:table-cell>
          <table:table-cell office:value-type="string" calcext:value-type="string">
            <text:p>La inversión neta admitida máxima será de hasta 100.000 €.</text:p>
            <text:p/>
            <text:p>Los proyectos que se recogen en el punto anterior como acciones subvencionables podrán conseguir una subvención de hasta el 60 % sobre el presupuesto de la inversión subvencionable. </text:p>
            <text:p>- El importe máximo de la ayuda a cada entidad beneficiaria será de 60.000 €.</text:p>
          </table:table-cell>
          <table:table-cell office:value-type="string" calcext:value-type="string">
            <text:p>- Actuaciones destinadas a mejorar las condiciones de accesibilidad y supresión de barreras arquitectónicas.</text:p>
            <text:p>- Obras destinadas a la mejora de las instalaciones con la finalidad de obtener certificaciones de calidad, en especial la Q de Calidad Turística.</text:p>
            <text:p>- Actuaciones destinadas a la adaptación a las modificaciones normativas y a la mejora de la clasificación del establecimiento que supongan un incremento de categoría.</text:p>
            <text:p>- Actuaciones de renovación y modernización de las instalaciones y embellecimiento del entorno de la instalación.</text:p>
            <text:p>- Equipamientos muebles necesarios para el funcionamiento.</text:p>
            <text:p>- Actuaciones de mejora de la climatización que favorezcan la sostenibilidad con la implementación de medidas de ahorro energético, así como la instalación o mejora de sistemas de extracción y renovación del aire.</text:p>
            <text:p>- Actuaciones de digitalización de los sistemas de gestión y comercialización del establecimiento. La inversión en equipos y telefonía móvil no podrá ser superior al 5 % del presupuesto total del proyecto o de la cuantía justificada, de ser esta inferior a aquel.</text:p>
            <text:p>- Adaptación de los sistemas de seguridad y salud en la prestación de servicios.</text:p>
          </table:table-cell>
          <table:table-cell table:number-columns-repeated="16371"/>
        </table:table-row>
        <table:table-row table:style-name="ro10">
          <table:table-cell office:value-type="string" calcext:value-type="string">
            <text:p>fondo-unico-andaluz</text:p>
          </table:table-cell>
          <table:table-cell office:value-type="string" calcext:value-type="string">
            <text:p>Fondo Público Andaluz para la financiación empresarial y el desarrollo económico.</text:p>
          </table:table-cell>
          <table:table-cell office:value-type="string" calcext:value-type="string">
            <text:p>Siempre abierta. Presupuesto ilimitado</text:p>
          </table:table-cell>
          <table:table-cell office:value-type="string" calcext:value-type="string">
            <text:p>ANDALUCIA</text:p>
          </table:table-cell>
          <table:table-cell office:value-type="string" calcext:value-type="string">
            <text:p>0.0</text:p>
          </table:table-cell>
          <table:table-cell office:value-type="string" calcext:value-type="string">
            <text:p>Mejorar la competitividad de las explotaciones agrícolas mediante el aumento de la capacidad de producción, la modernización de las explotaciones existentes y la mejora de la calidad del producto mediante la introducción de nuevas tecnologías e innovación, y en el caso de las empresas agroalimentarias, en reforzar la competitividad y la posición de las agroindustrias en las cadenas de valor mediante la transformación y comercialización de los productos agrícolas.</text:p>
          </table:table-cell>
          <table:table-cell/>
          <table:table-cell office:value-type="string" calcext:value-type="string">
            <text:p>0.0</text:p>
          </table:table-cell>
          <table:table-cell office:value-type="string" calcext:value-type="string">
            <text:p>ANDALUCIA - Agencia de Innovación y Desarrollo de Andalucía</text:p>
          </table:table-cell>
          <table:table-cell office:value-type="string" calcext:value-type="string">
            <text:p>Personas emprendedoras, autónomos y a las pequeñas y medianas empresas en Andalucía.</text:p>
          </table:table-cell>
          <table:table-cell office:value-type="string" calcext:value-type="string">
            <text:p>Ver disponibilidad y fondos para cada línea y sublinea de éstas.</text:p>
          </table:table-cell>
          <table:table-cell office:value-type="string" calcext:value-type="string">
            <text:p>Cada sublinea especifica los importes máximos a otorgar.</text:p>
          </table:table-cell>
          <table:table-cell office:value-type="string" calcext:value-type="string">
            <text:p>Previsto para cubrir gastos de personal directos e indirectos y otros gastos generales ya sean directos o indirectos.</text:p>
          </table:table-cell>
          <table:table-cell/>
          <table:table-cell office:value-type="string" calcext:value-type="string">
            <text:p>a) Instrumentos financieros del Programa Operativo FEDER Andalucía 2014-2020</text:p>
            <text:p>b) Instrumento financiero del Programa de Desarrollo Rural de Andalucía 2014-2020 (FEADER)</text:p>
            <text:p>c) Línea Andalucía, financiación empresarial</text:p>
            <text:p>d) Fondo transitorio para la liquidación de operaciones de fondos extinguidos</text:p>
            <text:p>e) Iniciativa Joint European Resources for Micro to Medium Enterprises (JEREMIE)</text:p>
          </table:table-cell>
          <table:table-cell/>
          <table:table-cell office:value-type="string" calcext:value-type="string">
            <text:p>Esta pendiente de abrirse nuevamente la convocatoria y estara abierta todo el año</text:p>
          </table:table-cell>
          <table:table-cell table:number-columns-repeated="16367"/>
        </table:table-row>
        <table:table-row table:style-name="ro5">
          <table:table-cell office:value-type="string" calcext:value-type="string">
            <text:p>prestamos-icf-inversion</text:p>
          </table:table-cell>
          <table:table-cell office:value-type="string" calcext:value-type="string">
            <text:p>Préstamos ICF inversión</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para financiar inversiones de activos fijos, materiales, inmateriales y financieros. Incluye la posibilidad de cofinanciar con alguna otra entidad financiera, con las mismas condiciones y garantías.</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AGÈNCIA PER A LA COMPETITIVITAT DE L'EMPRESA (ACCIÓ)</text:p>
          </table:table-cell>
          <table:table-cell office:value-type="string" calcext:value-type="string">
            <text:p>Emprendedores, autónomos, microempresas, pymes y grandes empresas</text:p>
          </table:table-cell>
          <table:table-cell office:value-type="string" calcext:value-type="string">
            <text:p>El plazo para hacer la solicitud esta abierto todo el año.</text:p>
          </table:table-cell>
          <table:table-cell office:value-type="string" calcext:value-type="string">
            <text:p>Importe: hasta el 80% del proyecto, con un mínimo de 250.000€ y un máximo de 10.000.000€. En caso de cofinanciación con otra entidad financiera, se podrán considerar otros importes.</text:p>
            <text:p/>
            <text:p>Tipos de interés: fijo referenciado al Euríbor, más diferencial a determinar según el proyecto.</text:p>
            <text:p/>
            <text:p>Comisiones: a determinar en función del proyecto y el período.</text:p>
            <text:p/>
            <text:p>Garantías: a determinar en función del proyecto.</text:p>
            <text:p/>
            <text:p>Para algunos proyectos, la operación podrá contar con aval de Avalis de Catalunya.</text:p>
          </table:table-cell>
          <table:table-cell office:value-type="string" calcext:value-type="string">
            <text:p>Préstamos para financiar inversiones de activos fijos, materiales, inmateriales y financieros. </text:p>
            <text:p/>
            <text:p>Incluye la posibilidad de cofinanciar con alguna otra entidad financiera, con las mismas condiciones y garantías.</text:p>
          </table:table-cell>
          <table:table-cell table:number-columns-repeated="3"/>
          <table:table-cell office:value-type="string" calcext:value-type="string">
            <text:p>El periodo del prestamo es entre 5 y 15 años, con hasta 2 años de carencia incluidos.</text:p>
          </table:table-cell>
          <table:table-cell table:number-columns-repeated="16367"/>
        </table:table-row>
        <table:table-row table:style-name="ro25">
          <table:table-cell office:value-type="string" calcext:value-type="string">
            <text:p>avales-para-circulante-icf</text:p>
          </table:table-cell>
          <table:table-cell office:value-type="string" calcext:value-type="string">
            <text:p>Avales para circulant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Facilitar la obtención de crédito a las empresas catalanas.</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INSTITUT CATALÀ DE FINANCES</text:p>
          </table:table-cell>
          <table:table-cell office:value-type="string" calcext:value-type="string">
            <text:p>Autónomos y pymes catalanas que tienen necesidades de circulante.</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el 70% en el caso de operaciones de internacionalitzación.</text:p>
            <text:p/>
            <text:p>Línea 1:</text:p>
            <text:p>- Importe: hasta 2.000.000 € por cliente o grupo de empresas (con límite de 1.300.000 € por operación).</text:p>
            <text:p>- Plazo: entre 3 y 5 años.</text:p>
            <text:p>- Comisiones:a determinar según el riesgo y condiciones de mercado.</text:p>
            <text:p>- Garantías: compartidas entre la entidad financiera y Avalis.</text:p>
            <text:p/>
            <text:p>Línea 2:</text:p>
            <text:p>- Importe: hasta 5.000.000 € por cliente o grupo de empresas.</text:p>
            <text:p>- Plazo: entre 3 y 5 años.</text:p>
            <text:p>- Comisiones:a determinar según el riesgo y condiciones de mercado.</text:p>
            <text:p>- Garantías: compartidas entre la entidad financiera y el ICF.</text:p>
          </table:table-cell>
          <table:table-cell table:number-columns-repeated="2"/>
          <table:table-cell office:value-type="string" calcext:value-type="string">
            <text:p>1. Aval de Avalis.</text:p>
            <text:p>2. Aval del ICF.</text:p>
          </table:table-cell>
          <table:table-cell table:number-columns-repeated="16369"/>
        </table:table-row>
        <table:table-row table:style-name="ro25">
          <table:table-cell office:value-type="string" calcext:value-type="string">
            <text:p>icf-credito-circulante</text:p>
          </table:table-cell>
          <table:table-cell office:value-type="string" calcext:value-type="string">
            <text:p>ICF Crédito - Circulant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para financiar gastos y necesidades corrientes de la empresa y/o entidad.</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Emprendedores, autónomos, microempresas, pymes y grandes empresas.</text:p>
          </table:table-cell>
          <table:table-cell office:value-type="string" calcext:value-type="string">
            <text:p>El plazo para aplicar a esta ayuda esta abierto todo el año.</text:p>
          </table:table-cell>
          <table:table-cell office:value-type="string" calcext:value-type="string">
            <text:p>Condiciones financieras:</text:p>
            <text:p/>
            <text:p>Importe: mínimo de 250.000 € y máximo de 10.000.000 €.</text:p>
            <text:p/>
            <text:p>Tipo de interés : fijo referenciado al Euribor más un diferencial a determinar según el proyecto.</text:p>
            <text:p/>
            <text:p>Plazo: entre 1 y 5 años y, hasta 1 año de carencia incluido.</text:p>
            <text:p/>
            <text:p>Comisiones: a determinar según proyecto y plazo.</text:p>
            <text:p/>
            <text:p>Garantías: a determinar según el proyecto.</text:p>
            <text:p/>
            <text:p>Para algunos casos, la financiación podrá contar con el aval de Avalis de Catalunya .</text:p>
          </table:table-cell>
          <table:table-cell office:value-type="string" calcext:value-type="string">
            <text:p>Estudios de mercado, de innovación u otro tipo; acciones de promoción comercial, comunicación y asistencia a ferias; gastos de personal y formación; o para la financiación habitual de circulante (ventas, stocks y tesorería en general.</text:p>
            <text:p/>
            <text:p>Se valorarán especialmente proyectos que mejoren la posición competitiva de la empresa, y que impulsen el crecimiento y la contratación laboral.</text:p>
          </table:table-cell>
          <table:table-cell table:number-columns-repeated="3"/>
          <table:table-cell office:value-type="string" calcext:value-type="string">
            <text:p>Incluye la posibilidad de cofinanciar con otra entidad financiera, con iguales condiciones y garantías.</text:p>
          </table:table-cell>
          <table:table-cell table:number-columns-repeated="16367"/>
        </table:table-row>
        <table:table-row table:style-name="ro25">
          <table:table-cell office:value-type="string" calcext:value-type="string">
            <text:p>icf-ecoverde</text:p>
          </table:table-cell>
          <table:table-cell office:value-type="string" calcext:value-type="string">
            <text:p>ICF EcoVerd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Ofrecer préstamos para actividades relacionadas con el medio ambiente.</text:p>
          </table:table-cell>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Personas trabajadoras por cuenta propia, empresas o entidades (públicas o privadas) con sede social u operativa en Cataluña.</text:p>
          </table:table-cell>
          <table:table-cell office:value-type="string" calcext:value-type="string">
            <text:p>El plazo para hacer la solicitud esta abierto todo el año.</text:p>
          </table:table-cell>
          <table:table-cell office:value-type="string" calcext:value-type="string">
            <text:p>1. Importe:</text:p>
            <text:p>a) Para inversión: con carácter general, para entes privados, entre 0,5 M€ y hasta 2,5 M€ por proyecto; para entes públicos, entre 2,5 M€ y 10 M€. Para proyectos de importe superior, se podría cofinanciar con otra entidad financiera. Se puede financiar el 100% de la inversión.</text:p>
            <text:p>b) Para circulante: a partir de 100.000€.</text:p>
            <text:p/>
            <text:p>2. Período:</text:p>
            <text:p>a) Para inversión: para entes privados, máximo de 20 años; para entes públicos, hasta 30 años con posibilidad de hasta 2 años de carencia incluida en el periodo.</text:p>
            <text:p>b) Para circulante: hasta 5 años, con posibilidad de hasta 1 año de carencia incluido.</text:p>
            <text:p/>
            <text:p>3. Interés: EURIBOR a 12 meses más un diferencial de hasta el 2,80%. En caso de entidades sometidas a principios de prudencia, el tipo de interés se aplicará según la normativa.</text:p>
            <text:p/>
            <text:p>4. Comisión: de apertura, máxima del 0,25%; por cancelación total o parcial, máxima del 0,25%. En caso de interés a tipo fijo, será necesario añadir los costes de ruptura asociados.  </text:p>
            <text:p/>
            <text:p>5. Garantías: a determinar en función del proyecto.</text:p>
          </table:table-cell>
          <table:table-cell office:value-type="string" calcext:value-type="string">
            <text:p>Realización de inversiones sostenibles y respetuosas con el medio ambiente o necesidades de circulante que impulsen proyectos de economía verde, economía circular y/o eficiencia energética, entre otros.</text:p>
          </table:table-cell>
          <table:table-cell/>
          <table:table-cell office:value-type="string" calcext:value-type="string">
            <text:p>1. Inversión.</text:p>
            <text:p>2. Circulante.</text:p>
          </table:table-cell>
          <table:table-cell table:number-columns-repeated="16369"/>
        </table:table-row>
        <table:table-row table:style-name="ro25">
          <table:table-cell office:value-type="string" calcext:value-type="string">
            <text:p>avales-para-inversion-icf-cataluna</text:p>
          </table:table-cell>
          <table:table-cell office:value-type="string" calcext:value-type="string">
            <text:p>Avales para inversión.</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Facilitar la obtención de crédito a las empresas catalanas.</text:p>
          </table:table-cell>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Autónomos y pymes catalanas que realizan inversiones.</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el 70% en el caso de operaciones de internacionalitzación.</text:p>
            <text:p/>
            <text:p>Línea 1:</text:p>
            <text:p>- Importe: hasta 2.000.000 € por cliente o grupo de empresas (con límite de 1.300.000 € por operación).</text:p>
            <text:p>- Plazo: entre 3 y 15 años, con hasta 2 años de carencia incluidos.</text:p>
            <text:p>- Comisiones: a determinar según el riesgo y condiciones de mercado.</text:p>
            <text:p>- Garantías: compartidas entre la entidad financiera y Avalis.</text:p>
            <text:p> </text:p>
            <text:p>Línea 2:</text:p>
            <text:p>- Importe: hasta 10.000.000 € por cliente o grupo de empresas.</text:p>
            <text:p>- Plazo: entre 3 y 15 años, con hasta 2 años de carencia incluidos.</text:p>
            <text:p>- Comisiones: a determinar según el riesgo y condiciones de mercado.</text:p>
            <text:p>- Garantías: compartidas entre la entidad financiera i el ICF.</text:p>
          </table:table-cell>
          <table:table-cell table:number-columns-repeated="2"/>
          <table:table-cell office:value-type="string" calcext:value-type="string">
            <text:p>1. Aval de Avalis.</text:p>
            <text:p>2. Aval del ICF.</text:p>
          </table:table-cell>
          <table:table-cell/>
          <table:table-cell office:value-type="string" calcext:value-type="string">
            <text:p>El ICF y Avalis tienen firmados convenios de colaboración para la concesión de avales con Banc Sabadell, Banco Santander, Bankinter, BBVA, Bantierra, CaixaBank, Caixa d’Enginyers, CAIXAGUISSONA, Coop57 y Kutxabank.</text:p>
          </table:table-cell>
          <table:table-cell table:number-columns-repeated="16367"/>
        </table:table-row>
        <table:table-row table:style-name="ro13">
          <table:table-cell office:value-type="string" calcext:value-type="string">
            <text:p>co-avales-del-icf-y-avalis</text:p>
          </table:table-cell>
          <table:table-cell office:value-type="string" calcext:value-type="string">
            <text:p>Co-avales del ICF y Avalis.</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Facilitar la obtención de crédito a las empresas catalanas.</text:p>
          </table:table-cell>
          <table:table-cell/>
          <table:table-cell office:value-type="string" calcext:value-type="string">
            <text:p>6000000.0</text:p>
          </table:table-cell>
          <table:table-cell office:value-type="string" calcext:value-type="string">
            <text:p>CATALUÑA - INSTITUT CATALÀ DE FINANCES</text:p>
          </table:table-cell>
          <table:table-cell office:value-type="string" calcext:value-type="string">
            <text:p>Autónomos y pymes catalanas que tienen necesidades de circulante.</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6.000.000 €.</text:p>
            <text:p/>
            <text:p>1. Avalis: hasta 1.000.000 € por cliente o grupo de empresas.</text:p>
            <text:p>2. ICF: a partir de 1.000.000 € y hasta 6.000.000 € por cliente o grupo de empresas (complementando la oferta de Avalis).</text:p>
            <text:p/>
            <text:p>- Comisiones: sin comisión de estudio ni de apertura. CAiR máxima de 1,50%.</text:p>
            <text:p>- Garantías: compartidas entre la entidad financiera, Avalis y/o el ICF.</text:p>
          </table:table-cell>
          <table:table-cell table:number-columns-repeated="16372"/>
        </table:table-row>
        <table:table-row table:style-name="ro7">
          <table:table-cell office:value-type="string" calcext:value-type="string">
            <text:p>linea-de-prestamos-icf-agroliquiditat</text:p>
          </table:table-cell>
          <table:table-cell office:value-type="string" calcext:value-type="string">
            <text:p>Línea de préstamos ICF Agroliquiditat.</text:p>
          </table:table-cell>
          <table:table-cell office:value-type="string" calcext:value-type="string">
            <text:p>Abierta hasta agotar fondos</text:p>
          </table:table-cell>
          <table:table-cell office:value-type="string" calcext:value-type="string">
            <text:p>CATALUÑA</text:p>
          </table:table-cell>
          <table:table-cell office:value-type="string" calcext:value-type="string">
            <text:p>80000000.0</text:p>
          </table:table-cell>
          <table:table-cell office:value-type="string" calcext:value-type="string">
            <text:p>Ofrecer préstamos para necesidades de circulante y pequeña inversión.</text:p>
          </table:table-cell>
          <table:table-cell office:value-type="string" calcext:value-type="string">
            <text:p>Cataluña</text:p>
          </table:table-cell>
          <table:table-cell office:value-type="string" calcext:value-type="string">
            <text:p>100000.0</text:p>
          </table:table-cell>
          <table:table-cell office:value-type="string" calcext:value-type="string">
            <text:p>CATALUÑA - INSTITUT CATALÀ DE FINANCES (ICF)</text:p>
          </table:table-cell>
          <table:table-cell office:value-type="string" calcext:value-type="string">
            <text:p>Las personas físicas y/o jurídicas, incluidas las comunidades de bienes, titulares de explotaciones agrarias o de empresas agrarias y/o agroalimentarias, las forestales y las del sector pesquero con sede social u operativa en Cataluña.</text:p>
          </table:table-cell>
          <table:table-cell office:value-type="string" calcext:value-type="string">
            <text:p>El plazo de solicitud está abierto hasta el agotamiento del presupuesto.</text:p>
          </table:table-cell>
          <table:table-cell office:value-type="string" calcext:value-type="string">
            <text:p>Las condiciones de los préstamos serán, a todos los efectos:</text:p>
            <text:p/>
            <text:p>a) Objeto de la financiación: circulante o pequeña inversión.</text:p>
            <text:p>b) Importe mínimo de los préstamos: 10.000€</text:p>
            <text:p>c) Importe máximo de los préstamos: 100.000€</text:p>
            <text:p>d) Tipo de interés aplicable: fijo. A la fecha de publicación del anuncio es del 3,5%.</text:p>
            <text:p>e) Plazo de amortización mínimo: no se establece.</text:p>
            <text:p>f) Plazo de amortización máximo: 6 años.</text:p>
            <text:p>g) Plazo de carencia de amortización de capital máximo: 2 años.</text:p>
            <text:p>h) Garantías: las consideradas suficientes a criterio del ICF.</text:p>
            <text:p>y) Desembolso: a todos los efectos, a la disposición.</text:p>
            <text:p>j) Amortización: francés, mensual.</text:p>
            <text:p>k) Comisión por apertura máxima: 0%.</text:p>
            <text:p>l) Comisión por amortización anticipada: 0,25% + costes de ruptura, en los términos que se indican en el último párrafo de este apartado.</text:p>
            <text:p>m) Interés de demora: 6% adicional sobre el tipo aplicado.</text:p>
          </table:table-cell>
          <table:table-cell office:value-type="string" calcext:value-type="string">
            <text:p>Línea 1: </text:p>
            <text:p>- Gastos relativos a las actividades del día a día de la empresa, necesidades de tesorería, compra</text:p>
            <text:p>de stocks o financiación de clientes. </text:p>
            <text:p>- También serán elegibles como actuaciones de circulante las refinanciaciones por las operaciones otorgadas a lo largo del 2022.</text:p>
            <text:p/>
            <text:p>Línea 2:</text:p>
            <text:p>- Gastos derivados de la adquisición de uno o varios activos fijos, de los incluidos al grupo 2 del Plan general de contabilidad, adscritos a la consecución de una misma finalidad.</text:p>
            <text:p/>
            <text:p/>
            <text:p>En ambos casos, los gastos elegibles de inversión tienen que cumplir los siguientes requisitos:</text:p>
            <text:p>a) Las facturas u otros justificantes de gasto, en el caso de ser necesarios, no pueden ser anteriores a la fecha de aprobación de la operación (en el supuesto de que se haya aprobado más de una vez, se considerará la fecha de la primera aprobación).</text:p>
            <text:p>b) No pueden haber sido pagadas antes de la fecha de aprobación del préstamo.</text:p>
            <text:p>c) Tienen que corresponder a actuaciones que se paguen efectivamente durante el periodo establecido en el contrato de préstamo del ICF.</text:p>
            <text:p>d) En caso de adquisición de bienes inmuebles, tienen que ser valorados mediante certificado de empresa tasadora homologada por Banco de España. En el caso de bienes de segunda mano, tienen que ser valorados por un tercero.</text:p>
            <text:p>e) En caso de que las actuaciones lo requieran, debe realizarse una evaluación del impacto ambiental o un plan ambiental que contendrá al menos un análisis de vulnerabilidad a los impactos del cambio climático, el inventario de emisiones de gases de efecto invernadero (GEI) del conjunto de centros en Catalunya y las actuaciones encaminadas a su reducción.</text:p>
          </table:table-cell>
          <table:table-cell/>
          <table:table-cell office:value-type="string" calcext:value-type="string">
            <text:p>1. Gastos de circulante de la empresa.</text:p>
            <text:p>2. Inversión: gastos de adquisición de activos materiales o inmateriales</text:p>
          </table:table-cell>
          <table:table-cell table:number-columns-repeated="16369"/>
        </table:table-row>
        <table:table-row table:style-name="ro5">
          <table:table-cell office:value-type="string" calcext:value-type="string">
            <text:p>ayudas-de-la-linea-de-prestamos-icf-agroclima-con-condiciones-preferentes-para-la-financiacion-de-personas-juridicas-titulares-de-explotaciones-agrarias-o-de-empresas-agrarias-yo-agroalimentarias-las-forestales-y-las-del-sector-pesquero-y-las-vinculadas-a-su-cadena-de-valor-asi-como-las-comunidades-energeticas-con-sede-social-u-operativa-en-cataluna</text:p>
          </table:table-cell>
          <table:table-cell office:value-type="string" calcext:value-type="string">
            <text:p>Préstamos ICF Agroclima para inversión.</text:p>
          </table:table-cell>
          <table:table-cell office:value-type="string" calcext:value-type="string">
            <text:p>Abierta hasta agotar fondos</text:p>
          </table:table-cell>
          <table:table-cell office:value-type="string" calcext:value-type="string">
            <text:p>CATALUÑA</text:p>
          </table:table-cell>
          <table:table-cell office:value-type="string" calcext:value-type="string">
            <text:p>40000000.0</text:p>
          </table:table-cell>
          <table:table-cell office:value-type="string" calcext:value-type="string">
            <text:p>Financiación preferente de personas jurídicas, titulares de explotaciones agrarias o de empresas agrarias y/o agroalimentarias, las forestales y las del sector pesquero y las vinculadas a su cadena de valor, así como las comunidades energéticas, con sede social u operativa en Cataluña para inversión, gestionada por el ICF.</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INSTITUT CATALÀ DE FINANCES (ICF)</text:p>
          </table:table-cell>
          <table:table-cell office:value-type="string" calcext:value-type="string">
            <text:p>a) Las personas jurídicas titulares de explotaciones agrarias o de empresas agrarias y/o agroalimentarias, las forestales y las del sector pesquero y las vinculadas a su cadena de valor, así como las comunidades  energéticas, con sede social u operativa en Cataluña.</text:p>
            <text:p/>
            <text:p>b) Dado el caso que el proyecto no sea elegible por acción climática, los beneficiarios tendrán que ser personas jurídicas titulares de explotaciones agrarias o de empresas agrarias y/o agroalimentarias, las forestales y las del sector pesquero con sede social u operativa en Cataluña.</text:p>
          </table:table-cell>
          <table:table-cell office:value-type="string" calcext:value-type="string">
            <text:p>El plazo de solicitud está abierto desde el 09/01/2023 y hasta el agotamiento del presupuesto.</text:p>
          </table:table-cell>
          <table:table-cell office:value-type="string" calcext:value-type="string">
            <text:p>- Importe: con carácter general, mínimo de 100.000€ y un máximo de 5.000.000€.</text:p>
            <text:p/>
            <text:p>- Termino: máximo 8 años, con hasta 2 años de carencia incluidos.</text:p>
            <text:p/>
            <text:p>- Interés: Euríbor a 12 meses más un diferencial entre el 1,2% y el 2,7% según la calificación creditícia. Puede solicitarse cotización de fijo equivalente.</text:p>
            <text:p/>
            <text:p>- Comisiones: de apertura, del 0,25% del nominal del préstamo. En caso de tipo fijo, los costes de ruptura asociados.</text:p>
            <text:p/>
            <text:p>- Garantías: a determinar en función del proyecto.</text:p>
          </table:table-cell>
          <table:table-cell office:value-type="string" calcext:value-type="string">
            <text:p>a) Inversión con componente de acción climática: gastos de adquisición de activos materiales o inmateriales que cumplan los requerimientos de elegibilidad de acción climática, esto es, inversiones orientadas a la mitigación del cambio climático que incluye inversiones de mejora de la eficiencia energética, de reducción de gases invernadero, del uso de energía renovables o del aprovechamiento </text:p>
            <text:p>de subproductos, tratamiento y valorización de residuos y efluentes, entre otros. También podrán ser elegibles inversiones en explotaciones agrarias destinadas a prevenir los impactos de los fenómenos meteorológicos extremos y reparar los daños causados por estas adversidades climáticas </text:p>
            <text:p/>
            <text:p>b) Inversión en general: gastos de adquisición de activos materiales o inmateriales.</text:p>
          </table:table-cell>
          <table:table-cell table:number-columns-repeated="3"/>
          <table:table-cell office:value-type="string" calcext:value-type="string">
            <text:p>Hasta 31 de diciembre de 2024, se reserva hasta un 50% del límite de la línea para empresas que realicen</text:p>
            <text:p>proyectos que presenten componentes vinculados con la acción climática.</text:p>
          </table:table-cell>
          <table:table-cell table:number-columns-repeated="16367"/>
        </table:table-row>
        <table:table-row table:style-name="ro9">
          <table:table-cell office:value-type="string" calcext:value-type="string">
            <text:p>ayudas-a-la-comercializacion-y-transformacion-ano-2024</text:p>
          </table:table-cell>
          <table:table-cell office:value-type="string" calcext:value-type="string">
            <text:p>Ayudas a la comercialización y transformación, año 2024</text:p>
          </table:table-cell>
          <table:table-cell office:value-type="string" calcext:value-type="string">
            <text:p>Apertura el 26/09/2024 y cierre el 25/02/2025</text:p>
          </table:table-cell>
          <table:table-cell office:value-type="string" calcext:value-type="string">
            <text:p>COMUNITAT VALENCIANA</text:p>
          </table:table-cell>
          <table:table-cell office:value-type="string" calcext:value-type="string">
            <text:p>364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16369"/>
        </table:table-row>
        <table:table-row table:style-name="ro5">
          <table:table-cell office:value-type="string" calcext:value-type="string">
            <text:p>subvenciones-del-programa-fortra-para-el-periodo-2024-2025-2024</text:p>
          </table:table-cell>
          <table:table-cell office:value-type="string" calcext:value-type="string">
            <text:p>Subvenciones del Programa FORTRA para el período 2024-2025.</text:p>
          </table:table-cell>
          <table:table-cell office:value-type="string" calcext:value-type="string">
            <text:p>Apertura el 01/10/2024 y cierre el 31/05/2025</text:p>
          </table:table-cell>
          <table:table-cell office:value-type="string" calcext:value-type="string">
            <text:p>CASTILLA Y LEÓN</text:p>
          </table:table-cell>
          <table:table-cell office:value-type="string" calcext:value-type="string">
            <text:p>3000000.0</text:p>
          </table:table-cell>
          <table:table-cell office:value-type="string" calcext:value-type="string">
            <text:p>La financiación de acciones de formación profesional para el empleo organizadas por empresas que desarrollen proyectos o actividades con efecto incentivador y dispongan de centros de trabajo operativos en el territorio de Castilla y León, dirigidas a la mejora de la empleabilidad de la población castellana y leonesa, mediante la adquisición de un nivel de cualificación profesional adaptado a las demandas empresariales, a través de la realización de cursos específicos de formación para la transferencia de conocimientos y de nuevas competencias y habilidades vinculadas al desempeño de puestos de trabajo de dichas empresa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mpresas que desarrollen proyectos o actividades con efecto incentivador, dispongan de centros de trabajo operativos en el territorio de Castilla y León.</text:p>
          </table:table-cell>
          <table:table-cell office:value-type="string" calcext:value-type="string">
            <text:p>El plazo de solicitud es desde el 01/10/2024 hasta el 31/05/2024.</text:p>
          </table:table-cell>
          <table:table-cell office:value-type="string" calcext:value-type="string">
            <text:p>La cuantía máxima de la subvención alcanzará, según sea el solicitante una gran empresa, una mediana empresa o una pequeña empresa, hasta un porcentaje máximo, respectivamente, del 50%, del 60% o del 70% del presupuesto total del proyecto formativo.</text:p>
            <text:p/>
            <text:p>El coste máximo total del proyecto de formación se determinará, en el correspondiente presupuesto, por la aplicación de los siguientes factores:</text:p>
            <text:p>a) Número total de horas de formación a impartir, de acuerdo con la memoria del proyecto formativo presentado.</text:p>
            <text:p>b) Un módulo económico por hora de formación, que será como máximo de 24 €/ hora.</text:p>
          </table:table-cell>
          <table:table-cell office:value-type="string" calcext:value-type="string">
            <text:p>a) Los costes de personal de los formadores, incluido tanto el personal pedagógico como el personal de apoyo a las personas con discapacidad que participen en las acciones subvencionadas, correspondientes a las horas en que estos participen en la formación.</text:p>
            <text:p/>
            <text:p>b) Los costes de funcionamiento en que incurran los formadores y los destinatarios de la actividad subvencionable, directamente relacionados con el proyecto de formación, como gastos de viaje y alojamiento, materiales y suministros vinculados directamente al proyecto, incluidas las adaptaciones técnicas y el material didáctico específico destinados a las personas con discapacidad que participen en las acciones subvencionadas, y la amortización de instrumentos y equipos, en la medida en que se utilicen exclusivamente para el proyecto de formación.</text:p>
            <text:p/>
            <text:p>c) Los costes de servicios de asesoramiento relacionados con el proyecto de formación.</text:p>
            <text:p/>
            <text:p>d) Los costes de personal de los beneficiarios de la formación.</text:p>
            <text:p/>
            <text:p>e) Los costes indirectos generales (gastos administrativos, alquileres, gastos generales) por las horas en las que los beneficiarios participen en la formación.</text:p>
          </table:table-cell>
          <table:table-cell office:value-type="string" calcext:value-type="string">
            <text:p>Las acciones incluidas en cada proyecto formativo subvencionado se podrán desarrollar desde el día siguiente a la fecha de notificación de la resolución de concesión hasta el 31 de agosto 2025.</text:p>
          </table:table-cell>
          <table:table-cell office:value-type="string" calcext:value-type="string">
            <text:p>Se financiarán los proyectos formativos que incluyan la realización, por los trabajadores ocupados en las empresas que desarrollen estos proyectos o actividades con efecto incentivador, de cursos relacionados, preferentemente, con las siguientes materias: </text:p>
            <text:p>- Formación en competencias digitales; habilidades, uso y gestión de herramientas tecnológicas; marketing digital; seguridad informática; explotación, análisis y procesamiento de datos; inteligencia artificial y aprendizaje automático; formación en competencias para el desempeño de tareas que requieren una adaptación a los cambios en los procesos productivos; especialización en electromovilidad y movilidad conectada; conectividad de dispositivos y máquinas; tecnologías de la industria 4.0, smart mobility, sensorización, manufactura avanzada y robótica; monitoreo, digitalización  y automatización de tareas y procesos; formación en idiomas; sensibilización para el fomento de estrategias de economía circular; sostenibilidad de materiales y procesos productivos, eco innovación, reciclado y reutilización de productos en el modelo de negocio del sector empresarial donde se ocupen los trabajadores destinatarios.</text:p>
          </table:table-cell>
          <table:table-cell table:number-columns-repeated="16369"/>
        </table:table-row>
        <table:table-row table:style-name="ro10">
          <table:table-cell office:value-type="string" calcext:value-type="string">
            <text:p>ayudas-al-alquiler-para-personas-especialmente-vulnerables</text:p>
          </table:table-cell>
          <table:table-cell office:value-type="string" calcext:value-type="string">
            <text:p>Ayudas al alquiler para personas especialmente vulnerables.</text:p>
          </table:table-cell>
          <table:table-cell office:value-type="string" calcext:value-type="string">
            <text:p>Apertura el 06/08/2022 y cierre el 31/10/2025</text:p>
          </table:table-cell>
          <table:table-cell office:value-type="string" calcext:value-type="string">
            <text:p>LA RIOJA</text:p>
          </table:table-cell>
          <table:table-cell office:value-type="string" calcext:value-type="string">
            <text:p>2927000.0</text:p>
          </table:table-cell>
          <table:table-cell office:value-type="string" calcext:value-type="string">
            <text:p>Programa de ayuda a las víctimas de violencia de género, personas objeto de desahucio de su vivienda habitual, personas sin hogar y otras personas especialmente vulnerables.</text:p>
          </table:table-cell>
          <table:table-cell office:value-type="string" calcext:value-type="string">
            <text:p>La Rioja</text:p>
          </table:table-cell>
          <table:table-cell office:value-type="string" calcext:value-type="string">
            <text:p>800.0</text:p>
          </table:table-cell>
          <table:table-cell office:value-type="string" calcext:value-type="string">
            <text:p>LA RIOJA - CONSEJERÍA DE AGRICULTURA, GANADERÍA, MUNDO RURAL, TERRITORIO Y POBLACIÓN</text:p>
          </table:table-cell>
          <table:table-cell office:value-type="string" calcext:value-type="string">
            <text:p>Podrán ser beneficiarias de las ayudas de este programa las víctimas de violencia de género, víctimas de trata confines de explotación sexual, víctimas de violencia sexual, las personas objeto de desahucio de su vivienda habitual, las personas sin hogar y otras personas especialmente vulnerables.</text:p>
            <text:p/>
            <text:p>Además, podrán ser beneficiarias las administraciones públicas, sociedades mercantiles participadas mayoritariamente por las distintas administraciones públicas, entidades de utilidad pública, empresas públicas y entidades benéficas, de economía colaborativa o similares, siempre sin ánimo de lucro ,cuyo objeto sea dotar de una solución habitacional a las personas víctimas de violencia de género, víctimas de trata con fines de explotación sexual, víctimas de violencia sexual, a las</text:p>
            <text:p>personas objeto de desahucio de su vivienda habitual, a las personas sin hogar y a otras personas especialmente vulnerables y siempre por cuenta de ellas.</text:p>
          </table:table-cell>
          <table:table-cell office:value-type="string" calcext:value-type="string">
            <text:p>El plazo de presentación es del 6/8/2022 al 31/10/2025</text:p>
          </table:table-cell>
          <table:table-cell office:value-type="string" calcext:value-type="string">
            <text:p>Podrá concederse una ayuda de hasta 600 euros al mes, y en todo caso de hasta el 100% de la renta o precio de la vivienda o solución habitacional a disfrutar en régimen de arrendamiento, cesión en uso o en cualquier régimen de disfrute temporal admitido en derecho.</text:p>
            <text:p/>
            <text:p>Podrá concederse otra ayuda de hasta 200 euros al mes para atender los gastos de mantenimiento, seguros, comunidad, y suministros básicos de la vivienda o solución habitacional, incluidos los gastos de acceso a Internet, con el límite del 100% de dichos gastos.</text:p>
            <text:p/>
            <text:p>La ayuda se concederá por dos años. Se prorrogará anualmente, previa solicitud, hasta un total de 5 anualidades.</text:p>
          </table:table-cell>
          <table:table-cell table:number-columns-repeated="4"/>
          <table:table-cell office:value-type="string" calcext:value-type="string">
            <text:p>La ayuda se gestionará a través del IRVI,S.A. como entidad colaboradora.</text:p>
          </table:table-cell>
          <table:table-cell table:number-columns-repeated="16367"/>
        </table:table-row>
        <table:table-row table:style-name="ro13">
          <table:table-cell office:value-type="string" calcext:value-type="string">
            <text:p>ayudas-para-la-puesta-en-marcha-por-las-pymes-industriales-madrilenas-de-proyectos-de-digitalizacion-2023</text:p>
          </table:table-cell>
          <table:table-cell office:value-type="string" calcext:value-type="string">
            <text:p>Ayudas para la puesta en marcha por las pymes industriales madrileñas de proyectos de digitalización.</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8000000.0</text:p>
          </table:table-cell>
          <table:table-cell office:value-type="string" calcext:value-type="string">
            <text:p>En el marco del Programa de la Comunidad de Madrid 2021-2027, estas ayudas permitirán avanzar de forma acelerada en la implementación de tecnologías para la digitalización de sus procesos, productos y servicios, con la finalidad de incrementar así la productividad y la competitividad empresarial.</text:p>
          </table:table-cell>
          <table:table-cell office:value-type="string" calcext:value-type="string">
            <text:p>Comunidad de Madrid</text:p>
          </table:table-cell>
          <table:table-cell office:value-type="string" calcext:value-type="string">
            <text:p>350000.0</text:p>
          </table:table-cell>
          <table:table-cell office:value-type="string" calcext:value-type="string">
            <text:p>COMUNIDAD DE MADRID - Consejería de Economía, Hacienda y Empleo</text:p>
          </table:table-cell>
          <table:table-cell office:value-type="string" calcext:value-type="string">
            <text:p>Pequeñas y medianas empresas constituidas como sociedades mercantiles, con personalidad jurídica propia, que dispongan de un centro de trabajo en la Comunidad de Madrid y cuya actividad económica quede incluida dentro de la sección primera del anexo I del Impuesto sobre Actividades Económicas (IAE) en las divisiones que se indican a continuación:</text:p>
            <text:p/>
            <text:p>División 2. Extracción y transformación de minerales no energéticos y productos derivados. Industria química.</text:p>
            <text:p>División 3. Industrias transformadoras de los metales. Mecánica de precisión.</text:p>
            <text:p>División 4. Otras industrias manufactureras.</text:p>
          </table:table-cell>
          <table:table-cell office:value-type="string" calcext:value-type="string">
            <text:p>La ayuda está abierta de forma indefinida.</text:p>
          </table:table-cell>
          <table:table-cell office:value-type="string" calcext:value-type="string">
            <text:p>- Los proyectos deberán tener una inversión mínima en los que la suma del importe de los gastos subvencionables previstos, sea al menos de 60.000 euros</text:p>
            <text:p/>
            <text:p>- La intensidad de la ayuda será, con carácter general, del 10 % de los gastos subvencionables para las medianas empresas y del 20 % para las pequeñas empresas.</text:p>
            <text:p>- Si el proyecto se implementa en alguna de las zonas del Corredor del Henares y del Sur Metropolitano, la intensidad de la ayuda será del 25 %, si la solicitud corresponde a medianas empresas o del 35 % si corresponde a pequeñas empresas.</text:p>
            <text:p/>
            <text:p>- El límite máximo de subvención, incluyendo todos los conceptos de gasto, será de 250.000 euros para las medianas empresas y de 350.000 euros para las pequeñas empresas.</text:p>
            <text:p>- El límite máximo de subvención por gastos de consultoría será de 20.000 euros.</text:p>
          </table:table-cell>
          <table:table-cell office:value-type="string" calcext:value-type="string">
            <text:p>a) Adquisición de activos fijos materiales directamente vinculados a la producción y a los objetivos del proyecto</text:p>
            <text:p>b) Adquisición de activos inmateriales como software, así como patentes, licencias,conocimientos técnicos u otros derechos de propiedad que contribuyan a la ejecución del proyecto.</text:p>
            <text:p>c) Gastos de consultoría prestados por empresas externas para la implementación efectiva del proyecto de digitalización.</text:p>
            <text:p/>
            <text:p>Las actuaciones de inversión relacionadas con el proyecto de digitalización de la empresa solo podrán comenzar después de que se haya presentado válidamente el formulario de solicitud de ayuda.</text:p>
            <text:p/>
            <text:p>El devengo y pago de los gastos subvencionables debe producirse desde la fecha de presentación de la solicitud de la ayuda hasta el 15 de septiembre, incluido, del mismo ejercicio económico.</text:p>
          </table:table-cell>
          <table:table-cell/>
          <table:table-cell office:value-type="string" calcext:value-type="string">
            <text:p>a) Implementación de soluciones de negocio utilizando tecnologías ligadas a la comunicación, análisis y tratamiento de datos.</text:p>
            <text:p>b) Plataformas colaborativas.</text:p>
            <text:p>c) Digitalización de los procesos de fabricación utilizando tecnologías como realidad aumentada, robótica colaborativa, fabricación aditiva, sensores; sistemas embebidos y control de procesos.</text:p>
            <text:p>d) Implementación de Tecnologías de Información y Comunicación (TIC) en la cadena de valor de la empresa industrial.</text:p>
            <text:p>e) Diseño y desarrollo de páginas web, redes sociales y ciberseguridad como vehículo potenciador del desarrollo empresarial</text:p>
          </table:table-cell>
          <table:table-cell office:value-type="string" calcext:value-type="string">
            <text:p>No podrán concurrir las personas físicas, las comunidades de bienes o cualquier otra entidad constituida sin personalidad jurídica propia</text:p>
          </table:table-cell>
          <table:table-cell office:value-type="string" calcext:value-type="string">
            <text:p>En caso de acumulación de ayudas para el mismo proyecto la cuantía máxima de todas en su conjunto deberá ser inferior al 75 % de los costes subvencionables.</text:p>
            <text:p/>
            <text:p>La ayuda no será compatible con ninguna ayuda estatal correspondiente a los mismos gastos subvencionables si dicha acumulación da lugar a una intensidad de ayuda superior a la establecida para las circunstancias concretas de cada caso</text:p>
          </table:table-cell>
          <table:table-cell table:number-columns-repeated="16367"/>
        </table:table-row>
        <table:table-row table:style-name="ro16">
          <table:table-cell office:value-type="string" calcext:value-type="string">
            <text:p>ayudas-al-alquiler-de-vivienda-general-y-para-las-personas-jovenes</text:p>
          </table:table-cell>
          <table:table-cell office:value-type="string" calcext:value-type="string">
            <text:p>Ayudas al alquiler de vivienda general y para las personas jóvenes, para el año 2022.</text:p>
          </table:table-cell>
          <table:table-cell office:value-type="string" calcext:value-type="string">
            <text:p>Apertura el 24/09/2022 y cierre el 01/09/2025</text:p>
          </table:table-cell>
          <table:table-cell office:value-type="string" calcext:value-type="string">
            <text:p>LA RIOJA</text:p>
          </table:table-cell>
          <table:table-cell office:value-type="string" calcext:value-type="string">
            <text:p>14800000.0</text:p>
          </table:table-cell>
          <table:table-cell office:value-type="string" calcext:value-type="string">
            <text:p>Facilitar el acceso al disfrute de una vivienda o habitación digna y adecuada, en régimen de alquiler o de cesión en uso, a las personas jóvenes con escasos medios económicos, en el ámbito de la Comunidad Autónoma de La Rioja</text:p>
          </table:table-cell>
          <table:table-cell office:value-type="string" calcext:value-type="string">
            <text:p>La Rioja</text:p>
          </table:table-cell>
          <table:table-cell office:value-type="string" calcext:value-type="string">
            <text:p>0.0</text:p>
          </table:table-cell>
          <table:table-cell office:value-type="string" calcext:value-type="string">
            <text:p>LA RIOJA - CONSEJERÍA DE AGRICULTURA, GANADERÍA, MUNDO RURAL, TERRITORIO Y POBLACIÓN</text:p>
          </table:table-cell>
          <table:table-cell office:value-type="string" calcext:value-type="string">
            <text:p>Personas físicas mayores de edad que reúnan los  requisitos siguientes (Para el programa de ayuda al alquiler de vivienda para las personas jóvenes debe tener menos de 35 años):</text:p>
            <text:p>a) Ser titular, en calidad de arrendatario, de un contrato de arrendamiento de vivienda  o de un contrato de cesión de uso o de arrendamiento o cesión de uso de una habitación.</text:p>
            <text:p>b) Que la vivienda o habitación arrendada o cedida constituya la residencia habitual y permanente de la persona arrendataria, lo que deberá acreditarse mediante certificado o volante de empadronamiento </text:p>
            <text:p>c) Que la suma total de las rentas anuales de las personas que tengan su domicilio habitual y</text:p>
            <text:p>permanente en la vivienda arrendada, consten o no como titulares del contrato de arrendamiento, determinadas conforme al artículo 4 de esta Orden, sean iguales o inferiores a 3 veces el Indicador Público de Renta de Efectos Múltiples (IPREM). </text:p>
            <text:p>d) Que la vivienda objeto del contrato de arrendamiento o cesión lo sea por una renta arrendaticia o precio de cesión, igual o inferior a 600 euros mensuales excluidos otros gastos como los de la comunidad de propietarios. En el caso de alquiler o cesión de uso de habitación esta renta o precio deberá ser igual o inferior a 300 euros mensuales</text:p>
          </table:table-cell>
          <table:table-cell office:value-type="string" calcext:value-type="string">
            <text:p>El plazo de solicitud es desde el 24/09/2022 hasta el 01/09/2025</text:p>
          </table:table-cell>
          <table:table-cell office:value-type="string" calcext:value-type="string">
            <text:p>- Programa de ayuda al alquiler de vivienda general: Se concederá a las personas beneficiarias una ayuda del 40 % de la renta o precio mensual que deban satisfacer por el alquiler o cesión en uso de su vivienda o habitación habitual y permanente</text:p>
            <text:p/>
            <text:p>- Programa de ayuda al alquiler de vivienda para las personas jóvenes: Se concederá a las personas beneficiarias una ayuda del 60 % de la renta o precio mensual que deban satisfacer por el alquiler o uso de su vivienda o habitación habitual y permanente.</text:p>
          </table:table-cell>
          <table:table-cell table:number-columns-repeated="2"/>
          <table:table-cell office:value-type="string" calcext:value-type="string">
            <text:p>- Programa de ayuda al alquiler de vivienda general</text:p>
            <text:p/>
            <text:p>- Programa de ayuda al alquiler de vivienda para las personas jóvenes</text:p>
          </table:table-cell>
          <table:table-cell table:number-columns-repeated="16369"/>
        </table:table-row>
        <table:table-row table:style-name="ro26">
          <table:table-cell office:value-type="string" calcext:value-type="string">
            <text:p>ayudas-a-proyectos-de-mejora-energetica-dirigidas-a-autonomos-y-pymes-del-sector-servicios-bono-energia-pyme-2025</text:p>
          </table:table-cell>
          <table:table-cell office:value-type="string" calcext:value-type="string">
            <text:p>Ayudas a proyectos de mejora energética dirigidas a autónomos y PYMEs del sector servicios - Bono Energía PYME 2025</text:p>
          </table:table-cell>
          <table:table-cell office:value-type="string" calcext:value-type="string">
            <text:p>Apertura el 17/01/2025 y cierre el 25/06/2025</text:p>
          </table:table-cell>
          <table:table-cell office:value-type="string" calcext:value-type="string">
            <text:p>GALICIA</text:p>
          </table:table-cell>
          <table:table-cell office:value-type="string" calcext:value-type="string">
            <text:p>2500000.0</text:p>
          </table:table-cell>
          <table:table-cell office:value-type="string" calcext:value-type="string">
            <text:p>La realización de proyectos de mejora energética, con la finalidad de incentivar actuaciones que contribuyan a paliar la situación de altos precios de la energía.</text:p>
          </table:table-cell>
          <table:table-cell office:value-type="string" calcext:value-type="string">
            <text:p>Galicia</text:p>
          </table:table-cell>
          <table:table-cell office:value-type="string" calcext:value-type="string">
            <text:p>5999.0</text:p>
          </table:table-cell>
          <table:table-cell office:value-type="string" calcext:value-type="string">
            <text:p>GALICIA - INSTITUTO ENERGÉTICO DE GALICIA (INEGA)</text:p>
          </table:table-cell>
          <table:table-cell office:value-type="string" calcext:value-type="string">
            <text:p>Las empresas legalmente constituidas y los empresarios autónomos que tengan domicilio social o centro de trabajo en Galicia y cuya actividad esté incluida entre las siguientes secciones del CNAE:</text:p>
            <text:p>- SECCIÓN G: Comercio al por mayor y al por menor; reparación de vehículos a motor y motocicletas 45 a 47</text:p>
            <text:p>- SECCIÓN H: Transporte y almacenamiento:49 a 53</text:p>
            <text:p>- SECCIÓN I: Hostelería 55 a 56</text:p>
            <text:p>- SECCIÓN J: Información y comunicaciones 58 a 63</text:p>
            <text:p>- SECCIÓN K: Actividades financieras y de seguros 64 a 66</text:p>
            <text:p>- SECCIÓN L: Actividades inmobiliarias 68</text:p>
            <text:p>- SECCIÓN M: Actividades profesionales, científicas y técnicas 69 a 75</text:p>
            <text:p>- SECCIÓN N: Actividades administrativas y servicios auxiliares 77 a 82</text:p>
            <text:p>- SECCIÓN P: Educación 85</text:p>
            <text:p>- SECCIÓN Q: Actividades sanitarias y de servicios sociales 86 a 88</text:p>
            <text:p>- SECCIÓN R: Actividades artísticas, recreativas y de entretenimiento 90 a 93</text:p>
            <text:p>- SECCIÓN S: Otros servicios 94 a 96</text:p>
          </table:table-cell>
          <table:table-cell office:value-type="string" calcext:value-type="string">
            <text:p>El plazo de solicitud es desde el 17/01/2025 hasta el 25/06/2025.</text:p>
          </table:table-cell>
          <table:table-cell office:value-type="string" calcext:value-type="string">
            <text:p>- La inversión mínima para que las actuaciones sean subvencionables debe ser de 1.000 euros por solicitud, sin incluir el IVA. En caso de que la solicitud contemple exclusivamente el bono de asesoramiento energético la inversión mínima de la solicitud se establece en 200 euros por solicitud, sin incluir el IVA.</text:p>
            <text:p>- La cuantía de la subvención será del 80 % del coste elegible de la actuación.  </text:p>
            <text:p>- Con carácter general, se establece una ayuda máxima de 6.000 euros por solicitud.</text:p>
          </table:table-cell>
          <table:table-cell office:value-type="string" calcext:value-type="string">
            <text:p>Son proyectos subvencionables las inversiones en equipos consumidores de energía o elementos que contribuyan a una gestión energética eficiente incluidos en las siguientes tipologías de actuación:</text:p>
            <text:p/>
            <text:p>a) Bono asesoramiento energético:</text:p>
            <text:p>- Diagnósticos energéticos que incluyan inventario de los principales equipos consumidores del centro de trabajo, análisis de consumo, propuestas de optimización del consumo energético y de mejora de la contratación y facturación de la energía evaluando el coste y ahorro económico derivado.</text:p>
            <text:p>- Auditorías energéticas, que además del contenido de los diagnósticos deben completar la parte de análisis de consumos con mediciones (análisis de combustión de calderas, medición consumo eléctrico de los principales equipos consumidores, análisis termográfico de las instalación, mediciones lumínicas, ...) y en la parte de propuesta de mejora debe analizar actuaciones de eficiencia energética, de implantación de energías renovables, de mejora de la contratación y facturación de la energía e implantación de sistemas de tele-gestión y automatización que permita reducir el consumo energético. </text:p>
            <text:p/>
            <text:p>b) Bono envolvente: elementos de control solar (toldos o láminas de control solar y/o térmico.</text:p>
            <text:p>- Solo serán subvencionables toldos de color blanca y/o negro y variantes de estos colores). </text:p>
            <text:p>- En ningún caso serán subvencionables los elementos que incorporen publicidad.</text:p>
            <text:p/>
            <text:p>c) Bono iluminación: renovación de equipos de iluminación interior y/o exterior, incluidos rótulos y escaparates, por otros que utilicen tecnología LED y los elementos de control asociados.</text:p>
            <text:p/>
            <text:p>d) Bono instalaciones eléctricas: mejora de la eficiencia energética en instalaciones eléctricas garantizando un suministro con calidad y fiabilidad (renovación de transformadores, incorporación o renovación de sistemas de alimentación ininterrumpida, compensación de energía reactiva, instalación de filtros economizadores o similares).</text:p>
            <text:p/>
            <text:p>E) Bono equipo: renovación de los equipos consumidores de energía como cafeteiras, lavavajillas, lavadoras, secadoras, planchas, vending, muebles frigoríficos, autoservicio y cualquier equipo de consumo energético propio del establecimiento siempre que se pueda acreditar una calificación energética B o superior. </text:p>
            <text:p/>
            <text:p>f) Bono climatización: equipos que permitan reducir el consumo de energía de las instalaciones de climatización, ventilación y agua caliente sanitaria.</text:p>
            <text:p/>
            <text:p>g) Bono inmótica: sistemas domóticos y/o inmóticos que permitan gestionar la energía y el gasto energético de forma más eficiente.</text:p>
          </table:table-cell>
          <table:table-cell office:value-type="string" calcext:value-type="string">
            <text:p>Serán subvencionables los gastos e inversiones realizados entre el 1 de enero y el 1 de octubre de 2025, dentro del territorio de la Comunidad Autónoma de Galicia.</text:p>
          </table:table-cell>
          <table:table-cell table:number-columns-repeated="16370"/>
        </table:table-row>
        <table:table-row table:style-name="ro16">
          <table:table-cell office:value-type="string" calcext:value-type="string">
            <text:p>subvenciones-para-la-retirada-de-residuos-de-materiales-de-aislamiento-y-construccion-que-contengan-amianto-en-cataluna</text:p>
          </table:table-cell>
          <table:table-cell office:value-type="string" calcext:value-type="string">
            <text:p>Subvenciones para la retirada de residuos de materiales de aislamiento y construcción que contengan amianto en Cataluña.</text:p>
          </table:table-cell>
          <table:table-cell office:value-type="string" calcext:value-type="string">
            <text:p>Apertura el 15/01/2025 y cierre el 28/11/2025</text:p>
          </table:table-cell>
          <table:table-cell office:value-type="string" calcext:value-type="string">
            <text:p>CATALUÑA</text:p>
          </table:table-cell>
          <table:table-cell office:value-type="string" calcext:value-type="string">
            <text:p>8000000.0</text:p>
          </table:table-cell>
          <table:table-cell office:value-type="string" calcext:value-type="string">
            <text:p>El objetivo de esta ayuda es facilitar la retirada, en origen, de residuos de materiales de aislamiento y de la construcción que contengan amianto, ubicados en el ámbito territorial de Cataluña. Esto busca garantizar un entorno más seguro y saludable al gestionar adecuadamente estos materiales peligros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office:value-type="string" calcext:value-type="string">
            <text:p>Los propietarios de bienes inmuebles que contengan elementos de amianto procedentes de la construcción que impulsen su desamiantaje, sean personas físicas o jurídicas, públicas o privadas, o</text:p>
            <text:p>comunidades de vecinos.</text:p>
          </table:table-cell>
          <table:table-cell office:value-type="string" calcext:value-type="string">
            <text:p>El plazo para presentar solicitudes en esta convocatoria será des del 15 de enero de 2025 hasta agotarse la disponibilidad presupuestaria y en todo caso hasta el 28 de noviembre de 2025.</text:p>
          </table:table-cell>
          <table:table-cell office:value-type="string" calcext:value-type="string">
            <text:p>La subvención por los gastos económicos derivados de la retirada, el transporte y el tratamiento de los residuos de amianto será de carácter dinerario, con un porcentaje del 100% de las facturas presentadas y un máximo por metro cuadrado de cubierta de amianto según el escalado siguiente:</text:p>
            <text:p>- Cubiertas de amianto de hasta 49 m2: (2.000 €)</text:p>
            <text:p>- Cubiertas de amianto de 50 m2 hasta 99 m2: (40 €/m2)</text:p>
            <text:p>- Cubiertas de amianto de 100 m2 hasta 499 m2: (30 €/m2)</text:p>
            <text:p>- Cubiertas de amianto de 500 m2 hasta 999 m2: (25 €/m2)</text:p>
            <text:p>- Cubiertas de amianto a partir de 1000 m2: (20 €/m2)</text:p>
          </table:table-cell>
          <table:table-cell office:value-type="string" calcext:value-type="string">
            <text:p>El gasto subvencionable abarca los conceptos de retirada, transporte y tratamiento de los residuos de materiales de aislamiento y de la construcción que contengan amianto y, en su caso, de medios auxiliares.</text:p>
            <text:p/>
            <text:p>Se considera subvencionable el desamiantaje de edificaciones, incluyendo la manipulación y retirada de los residuos de amianto procedentes de la construcción efectuadas por empresas inscritas en el Registro de empresas con riesgo de amianto (RERA), así como su transporte y el tratamiento de los residuos de amianto mediante las empresas inscritas en el Registro general de personas gestoras de residuos de Cataluña.</text:p>
          </table:table-cell>
          <table:table-cell table:number-columns-repeated="16371"/>
        </table:table-row>
        <table:table-row table:style-name="ro27">
          <table:table-cell office:value-type="string" calcext:value-type="string">
            <text:p>subvenciones-para-el-fomento-del-emprendimiento-colectivo</text:p>
          </table:table-cell>
          <table:table-cell office:value-type="string" calcext:value-type="string">
            <text:p>Subvenciones para el fomento del emprendimiento colectivo. (actualizado a 2024)</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7500000.0</text:p>
          </table:table-cell>
          <table:table-cell office:value-type="string" calcext:value-type="string">
            <text:p>Fomentar el emprendimiento colectivo en la región mediante la concesión de ayudas que cubran parte de los gastos iniciales necesarios para la constitución de cooperativas y sociedades laborales</text:p>
          </table:table-cell>
          <table:table-cell office:value-type="string" calcext:value-type="string">
            <text:p>Comunidad de Madrid</text:p>
          </table:table-cell>
          <table:table-cell office:value-type="string" calcext:value-type="string">
            <text:p>20000.0</text:p>
          </table:table-cell>
          <table:table-cell office:value-type="string" calcext:value-type="string">
            <text:p>COMUNIDAD DE MADRID - CONSEJERÍA ECONOMÍA, HACIENDA Y EMPLEO</text:p>
          </table:table-cell>
          <table:table-cell office:value-type="string" calcext:value-type="string">
            <text:p>1ª Línea: Las cooperativas y sociedades laborales constituidas a partir del 1 de enero de 2018, así como las empresas de inserción calificadas provisionalmente a partir de dicha fecha, a través de sus representantes legales, por los gastos derivados de dicha constitución o calificación provisional.</text:p>
            <text:p/>
            <text:p>2ª Línea: Las asociaciones profesionales representativas de autónomos, de cooperativas, de sociedades laborales, de empresas de inserción y de Centros Especiales de Empleo, que cumplan los requisitos establecidos en el presente acuerdo.</text:p>
            <text:p/>
            <text:p>3ª Línea: Las cooperativas y sociedades laborales que realicen inversiones necesarias para su puesta en marcha, ampliación o desarrollo, a partir del 1 de enero de 2019, y en relación al gasto que conlleve dicha inversión.</text:p>
            <text:p/>
            <text:p>4ª Línea: Las cooperativas, sociedades laborales y empresas de inserción, por la incorporación de personas físicas como socios, así como las propias personas físicas que se incorporen como socios a dichas entidades, a partir del 1 de enero de 2019.</text:p>
            <text:p/>
            <text:p>Con carácter general, deben cumplir los siguientes requisitos:</text:p>
            <text:p>- Estar al corriente de las obligaciones tributarias con la Administración del Estado y de la Comunidad de Madrid y con la Seguridad Social.</text:p>
            <text:p>- Realizar su actividad en la Comunidad de Madrid.</text:p>
            <text:p>- Estar debidamente inscritas en el registro público correspondiente según el tipo de entidad</text:p>
          </table:table-cell>
          <table:table-cell office:value-type="string" calcext:value-type="string">
            <text:p>1ª Línea: 10 meses a partir de la fecha de constitución de la cooperativa. 2ª Línea: los dos primeros meses del año natural, y deberá referirse a las actuaciones de la asociación en los 12 meses del año natural anterior. 3ª Línea: los 2 primeros meses del año natural, y deberá referirse a las inversiones realizadas en los 12 meses del año natural anterior. 4ª Línea: Tres meses desde la incorporación efectiva del socio.</text:p>
          </table:table-cell>
          <table:table-cell office:value-type="string" calcext:value-type="string">
            <text:p>Línea 1: el importe final de la ayuda será el 80% de los gastos justificados, hasta un máximo de 12.000 euros. Se podrá ampliar hasta los 15.000 euros en algunas circunstancias.</text:p>
            <text:p/>
            <text:p>Línea 2:  La subvención máxima será del 50 % del salario bruto mensual del trabajador contratado por la asociación a jornada completa y de forma indefinida, hasta el límite de 3 veces el SMI y 150.000 euros por entidad.</text:p>
            <text:p/>
            <text:p>Línea 3: el importe de la subvención será como máximo del 50% de la inversión realizada para la puesta en marcha, para su ampliación o desarrollo, hasta un máximo de 20.000 euros por entidad y año.</text:p>
            <text:p/>
            <text:p>Línea 4a: la cuantía de la subvención será, para las entidades solicitantes, de 5.000 euros por cada socio trabajador o de trabajo incorporado, o 10.000 euros en el caso de parados de larga duración.</text:p>
            <text:p>Línea 4b: ayudas a los nuevos socios por sus aportaciones al capital social de hasta el 50% con un máximo de 3.000 euros.</text:p>
          </table:table-cell>
          <table:table-cell office:value-type="string" calcext:value-type="string">
            <text:p>Línea 1: los costes iniciales o gastos derivados de la puesta en marcha de la cooperativa o sociedad laboral.</text:p>
            <text:p>Línea 2: los gastos derivados de la contratación de asesores por parte de las asociaciones o cooperativas, a la hora de prestar servicios de información general y asesoramiento específico y técnico sobre el fomento del emprendimiento.</text:p>
            <text:p>Línea 3: parte de las inversiones que se realicen y que resulten necesarias para la puesta en marcha de la empresa de economía social.</text:p>
            <text:p>Línea 4: la incorporación del socio a la entidad solicitante y parte de la aportación de dicho socio al capital social de la cooperativa o sociedad.</text:p>
          </table:table-cell>
          <table:table-cell/>
          <table:table-cell office:value-type="string" calcext:value-type="string">
            <text:p>Línea 1. Apoyo a los gastos de creación de nuevas cooperativas, sociedades laborales y empresas de inserción.</text:p>
            <text:p/>
            <text:p>- Línea 2.Apoyo al servicio de asesoramiento de las asociaciones de autónomos y de la economía social.</text:p>
            <text:p/>
            <text:p>- Línea 3.Financiación de inversiones necesarias para la creación de cooperativas, sociedades laborales y empresas de inserción, así como para su ampliación y desarrollo.</text:p>
            <text:p/>
            <text:p>- Línea 4.Apoyo a la incorporación de socios a las empresas de la economía social.</text:p>
          </table:table-cell>
          <table:table-cell table:number-columns-repeated="16369"/>
        </table:table-row>
        <table:table-row table:style-name="ro18">
          <table:table-cell office:value-type="string" calcext:value-type="string">
            <text:p>ayudas-para-el-desarrollo-de-nuevas-y-jovenes-empresas-innovadoras-de-base-tecnologica-start-up</text:p>
          </table:table-cell>
          <table:table-cell office:value-type="string" calcext:value-type="string">
            <text:p>Ayudas para el desarrollo de nuevas y jóvenes empresas innovadoras de base tecnológica (Startups).</text:p>
          </table:table-cell>
          <table:table-cell office:value-type="string" calcext:value-type="string">
            <text:p>Apertura el 07/02/2025 y cierre el 27/02/2025</text:p>
          </table:table-cell>
          <table:table-cell office:value-type="string" calcext:value-type="string">
            <text:p>COMUNIDAD DE MADRID</text:p>
          </table:table-cell>
          <table:table-cell office:value-type="string" calcext:value-type="string">
            <text:p>2360970.0</text:p>
          </table:table-cell>
          <table:table-cell office:value-type="string" calcext:value-type="string">
            <text:p>Fomentar la actividad de nuevas empresas innovadoras de base tecnológica y la consolidación de jóvenes empresas innovadoras de base tecnológica en la Comunidad de Madrid.</text:p>
          </table:table-cell>
          <table:table-cell office:value-type="string" calcext:value-type="string">
            <text:p>Comunidad de Madrid</text:p>
          </table:table-cell>
          <table:table-cell office:value-type="string" calcext:value-type="string">
            <text:p>150000.0</text:p>
          </table:table-cell>
          <table:table-cell office:value-type="string" calcext:value-type="string">
            <text:p>COMUNIDAD DE MADRID - CONSEJERÍA DE EDUCACIÓN, CIENCIA Y UNIVERSIDADES</text:p>
          </table:table-cell>
          <table:table-cell office:value-type="string" calcext:value-type="string">
            <text:p>Línea 1: Nuevas pequeñas empresas innovadoras de base tecnológica de hasta 1 año de antigüedad.</text:p>
            <text:p/>
            <text:p>Línea 2: Jóvenes pequeñas empresas innovadoras de base tecnológica con más de 1 año y hasta 5 años de antigüedad.</text:p>
          </table:table-cell>
          <table:table-cell office:value-type="string" calcext:value-type="string">
            <text:p>El plazo de solicitud es desde el 07/02/2025 hasta el 27/02/2025.</text:p>
          </table:table-cell>
          <table:table-cell office:value-type="string" calcext:value-type="string">
            <text:p>En ningún caso podrán ser objeto de subvención las actividades a desarrollar por las empresas cuyos gastos subvencionables sean inferiores a 30.000 € para la Línea 1 y de 75.000 € para la línea 2. </text:p>
            <text:p/>
            <text:p>En ambos casos, la intensidad de ayuda sobre los gastos financiables será de hasta el 100% de los gastos considerados subvencionables con un límite de 80.000 € para la Línea 1 y 150.000 € para la Línea 2.</text:p>
          </table:table-cell>
          <table:table-cell office:value-type="string" calcext:value-type="string">
            <text:p>a) Costes de personal: investigadores, técnicos y demás personal auxiliar, con vinculación con la entidad mediante contratación laboral en la medida en que estén dedicados al proyecto.</text:p>
            <text:p/>
            <text:p>b) Costes de instrumental y material, en la medida y durante el período en que se utilicen para el proyecto.</text:p>
            <text:p/>
            <text:p>c) Costes de investigación contractual de investigación y desarrollo, conocimientos técnicos y patentes adquiridas u obtenidas por acuerdos de licencias de fuentes externas a precios de mercado, siempre y cuando la operación se haya realizado en condiciones de plena competencia y sin elemento alguno de colusión, así como los costes de consultoría para la adquisición, protección y comercio derechos de propiedad industrial y/o intelectual.</text:p>
            <text:p/>
            <text:p>d) Gastos de asesoramiento y apoyo a la innovación y al desarrollo de negocio, tales como: consultoría de gestión, asistencia tecnológica y de apoyo a la innovación, consultoría de desarrollo empresarial y de mercado (investigación y test de mercado).</text:p>
            <text:p/>
            <text:p>e) Otros servicios externos: asistencia técnica, consultoría o equivalente en materia jurídica, económica y financiera, gestión empresarial, marketing, difusión y comercialización.</text:p>
            <text:p/>
            <text:p>f) Informes, certificaciones y auditorías realizadas por auditores o expertos en la medida que sean requeridos por las bases reguladoras o por esta convocatoria de ayudas. </text:p>
            <text:p/>
            <text:p>g) Otros gastos de funcionamiento, directamente derivados del proyecto. En este concepto se incluyen:</text:p>
            <text:p>- Gastos de viajes y dietas directamente relacionados con el proyecto. </text:p>
            <text:p>- Costes de auditorías económico-financieras e industriales y de seguimiento del proyecto. </text:p>
            <text:p>- Cuotas abonadas por servicios prestados por viveros, incubadoras, parques científicos, y otras entidades de alojamiento de Start-up.</text:p>
          </table:table-cell>
          <table:table-cell office:value-type="string" calcext:value-type="string">
            <text:p>El plazo de ejecución de los proyectos y de realización de las inversiones y actividades de los mismos, que se computará desde la fecha de inicio de la ejecución del proyecto comunicada por la entidad beneficiaria al órgano instructor, podrá ser de:</text:p>
            <text:p>a) Línea 1: Inicio de actividad de nuevas empresas de base tecnológica, de hasta 1 año de antigüedad: hasta 12 meses.</text:p>
            <text:p>b) Línea 2: Consolidación de jóvenes empresas innovadoras de base tecnológica con más de 1 año y hasta 5 años de antigüedad: hasta 12 meses.</text:p>
            <text:p/>
            <text:p>Los proyectos deberán iniciarse dentro de los 30 días siguientes a contar desde el día siguiente a la notificación de la orden de concesión.</text:p>
          </table:table-cell>
          <table:table-cell table:number-columns-repeated="2"/>
          <table:table-cell office:value-type="string" calcext:value-type="string">
            <text:p>Los proyectos se desarrollarán en cualquier municipio del ámbito territorial de la Comunidad de Madrid. </text:p>
            <text:p/>
            <text:p>El contenido de los proyectos empresariales y de las actividades objeto de estas ayudas y de sus resultados deberá ser de aplicación en alguna de las líneas científicotecnológicas y de innovación tecnológica, consideradas prioritarias para el desarrollo regional por la estrategia regional de investigación e innovación para una especialización inteligente (S3).</text:p>
          </table:table-cell>
          <table:table-cell table:number-columns-repeated="16367"/>
        </table:table-row>
        <table:table-row table:style-name="ro12">
          <table:table-cell office:value-type="string" calcext:value-type="string">
            <text:p>prestamos-adelante-para-pymes-y-emprendedores-reto-d</text:p>
          </table:table-cell>
          <table:table-cell office:value-type="string" calcext:value-type="string">
            <text:p>Préstamos "Reto D" para autónomos y pymes.</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5500000.0</text:p>
          </table:table-cell>
          <table:table-cell office:value-type="string" calcext:value-type="string">
            <text:p>Proporcionar a las empresas recursos financieros suficientes para que puedan llevar a cabo proyectos de inversión en el medio rural, facilitando la financiación de circulante a las pymes localizadas en zonas escasamente pobladas o en riesgo de despoblación.</text:p>
          </table:table-cell>
          <table:table-cell office:value-type="string" calcext:value-type="string">
            <text:p>Castilla La Mancha</text:p>
          </table:table-cell>
          <table:table-cell office:value-type="string" calcext:value-type="string">
            <text:p>150000.0</text:p>
          </table:table-cell>
          <table:table-cell office:value-type="string" calcext:value-type="string">
            <text:p>CASTILLA-LA MANCHA - INSTITUTO DE FINANZAS DE CASTILLA-LA MANCHA SAU</text:p>
          </table:table-cell>
          <table:table-cell office:value-type="string" calcext:value-type="string">
            <text:p>Empresas individuales ("autónomos") o colectivas (p.ej. Sociedad Limitada o Comunidades de Bienes) que desarrollen la actividad en alguno de los municipios de Castilla-La Mancha integrado en alguna de las zonas del medio rural escasamente pobladas o en riesgo de despoblación.</text:p>
          </table:table-cell>
          <table:table-cell office:value-type="string" calcext:value-type="string">
            <text:p>El plazo de solicitud se encuentra abierto hasta el agotamiento de los fondos.</text:p>
          </table:table-cell>
          <table:table-cell office:value-type="string" calcext:value-type="string">
            <text:p>Línea Reto D y D+ INVERSIONES:</text:p>
            <text:p>- Importe: importe nominal no superior al 90% de los costes financiables, hasta un máximo de:</text:p>
            <text:p> a) Reto “D+”: 150.000 € por empresa.</text:p>
            <text:p> b) Reto “D”:  100.000 € por empresa.</text:p>
            <text:p>- Plazo: Operaciones financieras a Largo Plazo, de un mínimo de 36 meses y máximo de 84 meses con hasta 24 meses de carencia.</text:p>
            <text:p/>
            <text:p>Línea Reto D y D+ CIRCULANTE:</text:p>
            <text:p>- Importe: La cuantía máxima del préstamo no podrá ser superior al 25% de la facturación del ejercicio 2019:</text:p>
            <text:p> a) Reto “D+”: 50.000 € por empresa.</text:p>
            <text:p> b) Reto “D”: 25.000 € por empresa.</text:p>
            <text:p>- Plazo: La duración de la operación será de sesenta meses (5  años), pudiendo incluir doce meses (1 año) de periodo de carencia de capital y opcionalmente un periodo de seis meses de carencia de intereses.</text:p>
          </table:table-cell>
          <table:table-cell office:value-type="string" calcext:value-type="string">
            <text:p>Línea Reto D y D+ INVERSIONES:</text:p>
            <text:p>- Costes indispensables para la creación de la empresa, y sean de naturaleza jurídica como escrituras notariales, registros mercantiles, etc.</text:p>
            <text:p>- Costes de primer establecimiento, necesarios para iniciar la actividad de la empresa recién creada como, por ejemplo publicidad de lanzamiento, costes de estudio e investigación de mercados, costes de selección, capacitación y adiestramiento de personal, costes de puesta en marcha, etc.</text:p>
            <text:p>- Las inversiones en activos fijos materiales que, directa o indirectamente, permitan realizar el objeto social de la empresa, tales como terrenos y bienes inmuebles, la construcción de edificios, maquinaria, instalaciones técnicas, utillaje, moldes, mobiliario y enseres, equipos para proceso de información o datos, instrumental, etc. . En cualquier caso, los activos fijos deben localizarse en Castilla-La Mancha.</text:p>
            <text:p>- Inversiones en activos intangibles 3 procedentes de los costes de planificación; ingeniería del proyecto; investigación y desarrollo adquiridos; y aplicaciones informáticas y digitalización. </text:p>
            <text:p>- Las necesidades de capital de explotación.</text:p>
            <text:p>- En el caso de trabajos (o entrega de bienes) realizados por personas o entidades vinculadas al destinatario de la financiación deberá demostrarse por cualquier medio admitido en derecho que el coste de los trabajos o bienes entregados no sea, en ningún caso, superior al precio de mercado de los mismos.</text:p>
            <text:p/>
            <text:p>Línea Reto D y D+ CIRCULANTE:</text:p>
            <text:p>- Los costes financiables deben estar relacionados con los gastos de funcionamiento normales de la actividad y para atender las necesidades de financiación derivadas, entre otros, de costes salariales, costes de materias primas y aprovisionamientos, gastos de explotación, necesidad de circulante u otras necesidades de liquidez, diferentes a gastos derivados de inversiones.</text:p>
          </table:table-cell>
          <table:table-cell/>
          <table:table-cell office:value-type="string" calcext:value-type="string">
            <text:p>1. Línea Reto “D” INVERSIONES. Préstamos a Pymes que tengan necesidades financieras derivadas de un proyecto de inversión en activos fijos.</text:p>
            <text:p>2. Línea Reto “D” CIRCULANTE. Préstamos a Pymes, que tengan necesidades financieras derivadas de gastos de funcionamiento normales de la actividad y necesidad de circulante u otras necesidades de liquidez, diferentes a gastos derivados de inversiones.</text:p>
            <text:p/>
            <text:p>Ambas líneas de préstamos tendrán a su vez dos modalidades de préstamo:</text:p>
            <text:p>- Modalidad Reto “D+”. Préstamos a proyectos de digitalización, innovación, economía verde y reducción de brecha de género, y/o sectores de ecoturismo, comercio de proximidad, cuidado de mayores, agroindustria, y HORECA.</text:p>
            <text:p>- Modalidad Reto “D”. Proyectos y sectores no incluidos en la modalidad Reto D+ definida en el párrafo anterior.</text:p>
          </table:table-cell>
          <table:table-cell/>
          <table:table-cell office:value-type="string" calcext:value-type="string">
            <text:p>Línea Inversiones: El plazo máximo de ejecución de las actuaciones será de 18 meses, a contar desde la fecha de firma del préstamo.</text:p>
            <text:p/>
            <text:p>Línea Circulante: El plazo máximo de ejecución de las actuaciones será de 12 meses, a contar desde la fecha de firma del préstamo.</text:p>
          </table:table-cell>
          <table:table-cell table:number-columns-repeated="16367"/>
        </table:table-row>
        <table:table-row table:style-name="ro20">
          <table:table-cell office:value-type="string" calcext:value-type="string">
            <text:p>ayudas-al-fomento-de-responsabilidad-social-y-conciliacion-laboral</text:p>
          </table:table-cell>
          <table:table-cell office:value-type="string" calcext:value-type="string">
            <text:p>Ayudas para el fomento de la responsabilidad social y la conciliación laboral en la Comunidad de Madrid, año 2023</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000000.0</text:p>
          </table:table-cell>
          <table:table-cell office:value-type="string" calcext:value-type="string">
            <text:p>Fomentar la responsabilidad social mediante actuaciones concretas, así la conciliación mediante la flexibilización de la jornada y del horario del trabaj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ECONOMÍA, HACIENDA Y EMPLEO</text:p>
          </table:table-cell>
          <table:table-cell office:value-type="string" calcext:value-type="string">
            <text:p>- Los trabajadores autónomos o por cuenta propia, dados de alta en el régimen que corresponda de la Seguridad Social o en la mutualidad del Colegio Profesional correspondiente, sean o no a su vez miembros de sociedades civiles, de comunidades de bienes o socios de sociedades mercantiles.</text:p>
            <text:p/>
            <text:p>- Las pequeñas empresas, así como las sociedades civiles con centro de trabajo en la Comunidad de Madrid.</text:p>
          </table:table-cell>
          <table:table-cell office:value-type="string" calcext:value-type="string">
            <text:p>El plazo de solicitud se encuentra abierto durante todo el año, si bien, las solicitudes deberán presentarse dentro del plazo de 3 meses desde que se realice la actividad subvencionable.</text:p>
          </table:table-cell>
          <table:table-cell office:value-type="string" calcext:value-type="string">
            <text:p>Línea 1ª) Se cubre el 75% del coste subvencionable, con un máximo de 2.500 €.</text:p>
            <text:p/>
            <text:p>Línea 2ª) 2.500 € por persona trabajadora. Máximo 10.000 € por empresa.</text:p>
          </table:table-cell>
          <table:table-cell office:value-type="string" calcext:value-type="string">
            <text:p>a) Obtener o renovar alguna certificación de normas o estándares en materia de responsabilidad social, o bien poner en marcha planes directores que tengan por objeto dicha obtención o renovación, así como la participación efectiva de la entidad en iniciativas, grupos o proyectos que fomenten la responsabilidad social.</text:p>
            <text:p>b) Formalizar, al menos, un acuerdo de flexibilidad horaria o teletrabajo, por un período de tiempo no inferior a un año, con un trabajador vinculado a la empresa por contrato laboral; o contratar personal nuevo en la modalidad de teletrabajo, y establecer con el trabajador un acuerdo que regule esta situación por un período de tiempo no inferior a un año.</text:p>
            <text:p>c) La financiación de los gastos en la adquisición de los equipos electrónicos, necesarios para realizar el teletrabajo.</text:p>
          </table:table-cell>
          <table:table-cell/>
          <table:table-cell office:value-type="string" calcext:value-type="string">
            <text:p>1ª) Implantación de la responsabilidad social, en los autónomos y en las pequeñas empresas.</text:p>
            <text:p/>
            <text:p>2ª) Fomento del teletrabajo y flexibilidad horaria.</text:p>
          </table:table-cell>
          <table:table-cell table:number-columns-repeated="16369"/>
        </table:table-row>
        <table:table-row table:style-name="ro5">
          <table:table-cell office:value-type="string" calcext:value-type="string">
            <text:p>subvenciones-al-impulso-de-proyectos-de-innovacion-disruptiva-en-canarias-ano-2025</text:p>
          </table:table-cell>
          <table:table-cell office:value-type="string" calcext:value-type="string">
            <text:p>Subvenciones al impulso de proyectos de innovación disruptiva en Canarias, año 2025.</text:p>
          </table:table-cell>
          <table:table-cell office:value-type="string" calcext:value-type="string">
            <text:p>Apertura el 15/01/2025 y cierre el 31/03/2025</text:p>
          </table:table-cell>
          <table:table-cell office:value-type="string" calcext:value-type="string">
            <text:p>CANARIAS</text:p>
          </table:table-cell>
          <table:table-cell office:value-type="string" calcext:value-type="string">
            <text:p>2000000.0</text:p>
          </table:table-cell>
          <table:table-cell office:value-type="string" calcext:value-type="string">
            <text:p>El objetivo de esta ayuda es fomentar la realización de proyectos para impulsar el emprendimiento innovador en Canarias, específicamente a través de la financiación de proyectos de innovación disruptiva.</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Los beneficiarios de la ayuda pueden ser entidades públicas o privadas que cumplan con los requisitos establecidos en la base reguladora cuarta al momento de presentar la solicitud. Además, se considera como beneficiarias a las empresas emergentes canarias, según la definición establecida en la base reguladora 2.c.1), que operen en sectores estratégicos contemplados en la Estrategia Española de Ciencia, Tecnología e Innovación 2021-2027.</text:p>
          </table:table-cell>
          <table:table-cell office:value-type="string" calcext:value-type="string">
            <text:p>El plazo de solicitud es desde el 15/01/2025 hasta el 31/03/2025.</text:p>
          </table:table-cell>
          <table:table-cell office:value-type="string" calcext:value-type="string">
            <text:p>El monto máximo de la ayuda a conceder por proyecto es de 120.000 euros para las actuaciones de tipo A y C, y entre 25.000 y 50.000 euros para las actuaciones de tipo B.</text:p>
          </table:table-cell>
          <table:table-cell office:value-type="string" calcext:value-type="string">
            <text:p>Las actuaciones subvencionables se dividen en tres tipos: A, B y C. </text:p>
            <text:p/>
            <text:p>1. **Tipo A**: Actuaciones generales que se especifican en la convocatoria.</text:p>
            <text:p>2. **Tipo B**: Proyectos de innovación disruptiva a desarrollar por empresas emergentes canarias.</text:p>
            <text:p>3. **Tipo C**: Actuaciones específicas que también se detallan en la convocatoria.</text:p>
            <text:p/>
            <text:p>Los gastos elegibles incluyen, entre otros, los gastos de personal vinculado al proyecto, así como el coste de informes de auditoría, con un límite máximo establecido. </text:p>
            <text:p/>
            <text:p>Para más detalles específicos sobre cada tipo de actuación y los gastos elegibles, se recomienda consultar la base reguladora correspondiente.</text:p>
          </table:table-cell>
          <table:table-cell office:value-type="string" calcext:value-type="string">
            <text:p>El plazo de ejecución del proyecto tendrá una duración máxima de 12 meses.</text:p>
          </table:table-cell>
          <table:table-cell office:value-type="string" calcext:value-type="string">
            <text:p>Las diferentes líneas de actuación subvencionables son tres tipos: A, B y C. Cada tipo tiene sus propias características y requisitos específicos según lo dispuesto en la base reguladora correspondiente.</text:p>
          </table:table-cell>
          <table:table-cell table:number-columns-repeated="16369"/>
        </table:table-row>
        <table:table-row table:style-name="ro14">
          <table:table-cell office:value-type="string" calcext:value-type="string">
            <text:p>subvenciones-del-programa-para-el-fomento-y-consolidacion-del-empleo-autonomo-en-aragon-2024</text:p>
          </table:table-cell>
          <table:table-cell office:value-type="string" calcext:value-type="string">
            <text:p>Subvenciones del Programa para el fomento y consolidación del empleo autónomo en Aragón.</text:p>
          </table:table-cell>
          <table:table-cell office:value-type="string" calcext:value-type="string">
            <text:p>Apertura el 01/02/2025 y cierre el 30/10/2025</text:p>
          </table:table-cell>
          <table:table-cell office:value-type="string" calcext:value-type="string">
            <text:p>ARAGÓN</text:p>
          </table:table-cell>
          <table:table-cell office:value-type="string" calcext:value-type="string">
            <text:p>1800000.0</text:p>
          </table:table-cell>
          <table:table-cell office:value-type="string" calcext:value-type="string">
            <text:p>Apoyar el autoempleo y el emprendimiento en la Comunidad Autónoma de Aragón, fomentando para ello el establecimiento de personas desempleadas como personas trabajadoras autónomas, favoreciendo el mantenimiento y la consolidación de su actividad económica y promoviendo el relevo generacional y la inserción laboral de familiares colaboradores.</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Aquellas personas físicas que se encuentren en alguno de los siguientes supuestos:</text:p>
            <text:p>a) Que se establezcan como personas trabajadoras autónomas o por cuenta propia y realicen la actividad en nombre propio.</text:p>
            <text:p>b) Que se incorporen al negocio familiar como personas autónomas colaboradoras.</text:p>
            <text:p>c) Que formen parte, en su calidad de personas trabajadoras autónomas o por cuenta propia, de sociedades civiles o de comunidades de bienes, siempre que las subvenciones se soliciten a título personal.</text:p>
            <text:p>d) Que estén incluidas en el régimen especial de la Seguridad Social de los Trabajadores por Cuenta Propia o Autónomos, y hayan disfrutado de la reducción prevista el apartado 1 del artículo 38 ter de la Ley 20/2007, de 11 de julio, del Estatuto del trabajo autónomo, a contar desde la fecha de efectos del alta, durante los doce meses naturales completos siguientes, siempre que el centro de trabajo o domicilio fiscal, en caso de carecer de aquél, esté ubicado en una localidad o núcleo de población aragonés.</text:p>
            <text:p>e) Que contrate a la primera persona trabajadora por cuenta ajena.</text:p>
            <text:p>f) Que se establezcan como personas trabajadoras autónomas por cuenta propia o como miembros de una sociedad civil o comunidad de bienes y soliciten y obtengan un préstamo a título individual.</text:p>
          </table:table-cell>
          <table:table-cell office:value-type="string" calcext:value-type="string">
            <text:p>El plazo de vigencia es desde el 01/02/2025 hasta el <text:s/>30/10/2025.</text:p>
          </table:table-cell>
          <table:table-cell office:value-type="string" calcext:value-type="string">
            <text:p>Línea 1:</text:p>
            <text:p>- 4.200 euros para personas desempleadas en general.</text:p>
            <text:p>- Incrementables hasta los 5.400 €, 6.000 € o 7.000 € por persona en determinadas circunstancias.</text:p>
            <text:p/>
            <text:p>Línea 2:</text:p>
            <text:p>- Hasta 5.400 euros si el beneficiario es un hombre.</text:p>
            <text:p>- Hasta 6.000 euros si la beneficiaria es una mujer.</text:p>
            <text:p>- Incrementable kasta 7.000 euros por persona en determinadas circunstancias.</text:p>
            <text:p/>
            <text:p>Línea 3:</text:p>
            <text:p>- Será subvencionable el importe equivalente a las cuotas abonadas por las personas trabajadoras por cuenta propia o autónomas que hayan disfrutado, durante los primeros doce meses naturales completos, de la cuota reducida prevista en el apartado 1 del artículo 38 ter de la Ley 20/2007, de 11 de julio, del Estatuto del trabajo autónomo.</text:p>
            <text:p/>
            <text:p>Línea 4:</text:p>
            <text:p>- 2.000 euros si el beneficiario es un hombre.</text:p>
            <text:p>- 2.500 euros si la beneficiaria es mujer.</text:p>
            <text:p>- 3.000 euros si la persona beneficiaria tiene una discapacidad reconocida en un grado igual o superior al 33 % así como las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Línea 5:</text:p>
            <text:p>- La cuantía básica de la subvención por el contrato indefinido a tiempo completo de personas desempleada será de 5.500 euros si el contratado es hombre y 6.000 euros si la contratada es mujer. </text:p>
            <text:p>- Esta cuantía se incrementará por cada uno de los siguientes supuestos y porcentajes hasta un límite máximo de 7.200 euros por contrato, salvo que se trate de mujeres víctimas de violencia de género, en cuyo caso, los posibles incrementos podrán acumularse hasta los 9.000 euros.</text:p>
            <text:p/>
            <text:p>Línea 6:</text:p>
            <text:p>- Esta subvención será equivalente a la reducción de hasta cuatro puntos del tipo de interés fijado por la entidad de crédito que conceda el préstamo al solicitante.</text:p>
          </table:table-cell>
          <table:table-cell table:number-columns-repeated="2"/>
          <table:table-cell office:value-type="string" calcext:value-type="string">
            <text:p>1. Subvención al establecimiento como persona trabajadora autónoma, destinada a promocionar el empleo por cuenta propia de personas desempleadas inscritas como demandantes de empleo.</text:p>
            <text:p/>
            <text:p>2. Subvención para el fomento del relevo generacional, destinada a facilitar la continuidad del negocio más allá de la vida laboral de su promotor.</text:p>
            <text:p/>
            <text:p>3. Cuota Cero</text:p>
            <text:p/>
            <text:p>4. Subvención para favorecer la incorporación al negocio familiar de personas trabajadoras autónomas colaboradoras.</text:p>
            <text:p/>
            <text:p>5. Subvención por la contratación de la primera persona trabajadora por cuenta ajena por parte de una persona trabajadora autónoma, para favorecer el crecimiento de su proyecto de autoempleo.</text:p>
            <text:p/>
            <text:p>6. Subvención financiera para reducir los intereses de los préstamos destinados a financiar las inversiones y otros gastos necesarios para la puesta en marcha y el desarrollo de la actividad.</text:p>
          </table:table-cell>
          <table:table-cell/>
          <table:table-cell office:value-type="string" calcext:value-type="string">
            <text:p>Plazos específicos de solicitud:</text:p>
            <text:p>Línea 1: 1 mes a contar desde el día siguiente a aquel en que se inicie la actividad. </text:p>
            <text:p>Línea 2: 1 mes a contar desde el día siguiente a aquel en que se inicie la actividad. </text:p>
            <text:p>Línea 3: 1 mes a contar desde el día siguiente a aquel en que se cumpla el periodo de los 12 primeros meses naturales completos de disfrute de la reducción, a contar desde la fecha de efectos del alta.</text:p>
            <text:p>Línea 4: 1 mes a contar desde el día siguiente a aquel en que se inicie la actividad.</text:p>
            <text:p>Línea 5: 1 mes a contar desde el día siguiente a aquel en que se produzca el alta en la Seguridad Social de la persona contratada.</text:p>
            <text:p>Línea 6: En el plazo de seis meses a contar desde el día siguiente al de la formalización del préstamo si este se formalizase con posterioridad al inicio de actividad.</text:p>
          </table:table-cell>
          <table:table-cell table:number-columns-repeated="16367"/>
        </table:table-row>
        <table:table-row table:style-name="ro4">
          <table:table-cell office:value-type="string" calcext:value-type="string">
            <text:p>subvenciones-destinadas-a-favorecer-la-digitalizacion-basica-en-las-pymes-de-castilla-y-leon-2024</text:p>
          </table:table-cell>
          <table:table-cell office:value-type="string" calcext:value-type="string">
            <text:p>Subvenciones destinadas a favorecer la digitalización básica en las PYMEs de Castilla y León.</text:p>
          </table:table-cell>
          <table:table-cell office:value-type="string" calcext:value-type="string">
            <text:p>Apertura el 08/11/2024 y cierre el 31/12/2025</text:p>
          </table:table-cell>
          <table:table-cell office:value-type="string" calcext:value-type="string">
            <text:p>CASTILLA Y LEÓN</text:p>
          </table:table-cell>
          <table:table-cell office:value-type="string" calcext:value-type="string">
            <text:p>1500000.0</text:p>
          </table:table-cell>
          <table:table-cell office:value-type="string" calcext:value-type="string">
            <text:p>Proyectos de digitalización básica en autónomos y pymes de Castilla y León, dirigidos a la implementación de las primeras herramientas o soluciones digitales en una empresa.</text:p>
          </table:table-cell>
          <table:table-cell office:value-type="string" calcext:value-type="string">
            <text:p>Castilla y León</text:p>
          </table:table-cell>
          <table:table-cell office:value-type="string" calcext:value-type="string">
            <text:p>120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con domicilio social o centro de trabajo en Castilla y León</text:p>
          </table:table-cell>
          <table:table-cell office:value-type="string" calcext:value-type="string">
            <text:p>El plazo de solicitud es desde el 08/11/2024 hasta el 31/12/2025.</text:p>
          </table:table-cell>
          <table:table-cell office:value-type="string" calcext:value-type="string">
            <text:p>El gasto total subvencionable del proyecto, para resultar elegible, debe ser igual o superior a 1.500 euros.</text:p>
            <text:p/>
            <text:p>La ayuda consistirá en una subvención a fondo perdido por importe de 1.200 euros.</text:p>
          </table:table-cell>
          <table:table-cell office:value-type="string" calcext:value-type="string">
            <text:p>a) Software, incluyendo el servicio que ofrece una solución de software a los usuarios finales a través de Internet, mediante un modelo de pago por uso.</text:p>
            <text:p/>
            <text:p>b) Hardware y los equipos necesarios para la implementación de la solución o soluciones objeto del proyecto, incluyendo servicio que ofrece una infraestructura de la tecnología de la información a los usuarios finales a través de Internet, mediante un modelo de pago por uso.</text:p>
            <text:p/>
            <text:p>c) Colaboraciones externas necesarias para la realización de uno o varios de los siguientes conceptos:</text:p>
            <text:p>- Consultoría de procesos que permita detectar las principales necesidades de la entidad beneficiaria en relación con su proceso de digitalización.</text:p>
            <text:p>- Consultoría tecnológica sobre las mejores herramientas para abordar las necesidades de la entidad beneficiaria.</text:p>
            <text:p>- Consultoría para la implantación de las herramientas/soluciones seleccionadas para su integración en los procesos de la pyme.</text:p>
            <text:p>- Consultoría de seguimiento de la implantación realizada.</text:p>
            <text:p>- Capacitación de empleados de la entidad beneficiaria en las herramientas/soluciones implantadas.</text:p>
          </table:table-cell>
          <table:table-cell table:number-columns-repeated="2"/>
          <table:table-cell office:value-type="string" calcext:value-type="string">
            <text:p>Quedan excluidas las comunidades de bienes, las empresas públicas y las sociedades civiles, así como las asociaciones, fundaciones, administraciones públicas y, en general, las entidades sin ánimo de lucro.</text:p>
          </table:table-cell>
          <table:table-cell table:number-columns-repeated="16368"/>
        </table:table-row>
        <table:table-row table:style-name="ro14">
          <table:table-cell office:value-type="string" calcext:value-type="string">
            <text:p>ayudas-en-materia-de-rehabilitacion-residencial-para-los-municipios-que-integran-el-area-metropolitana-de-barcelona</text:p>
          </table:table-cell>
          <table:table-cell office:value-type="string" calcext:value-type="string">
            <text:p>Ayudas en materia de rehabilitación residencial para los municipios que integran el área metropolitana de Barcelona.</text:p>
          </table:table-cell>
          <table:table-cell office:value-type="string" calcext:value-type="string">
            <text:p>Apertura el 02/05/2022 y cierre el 30/06/2026</text:p>
          </table:table-cell>
          <table:table-cell office:value-type="string" calcext:value-type="string">
            <text:p>AREA METROPOLITANA DE BARCELONA</text:p>
          </table:table-cell>
          <table:table-cell office:value-type="string" calcext:value-type="string">
            <text:p>58027035.0</text:p>
          </table:table-cell>
          <table:table-cell office:value-type="string" calcext:value-type="string">
            <text:p>Mejorar la eficiencia energética y la integración de fuentes de energía renovables que al mismo tiempo supongan una mejora de la conservación y de la seguridad de utilización, una mayor digitalización de los edificios, así como el impulso en la actividad rehabilitadora.</text:p>
          </table:table-cell>
          <table:table-cell office:value-type="string" calcext:value-type="string">
            <text:p>Barcelona</text:p>
          </table:table-cell>
          <table:table-cell office:value-type="string" calcext:value-type="string">
            <text:p>30000.0</text:p>
          </table:table-cell>
          <table:table-cell office:value-type="string" calcext:value-type="string">
            <text:p>AREA METROPOLITANA DE BARCELONA - CONSORCI DE L'HABITATGE DE L'ÀREA METROPOLITANA DE BARCELONA</text:p>
          </table:table-cell>
          <table:table-cell office:value-type="string" calcext:value-type="string">
            <text:p>A) Programa de ayudas a las actuaciones de rehabilitación a nivel de BARRIO y B) Programa de ayuda a actuaciones de rehabilitación a nivel de EDIFICIO</text:p>
            <text:p>- Comunidades de propietarios, o agrupaciones de comunidades de propietarios.</text:p>
            <text:p>- Propietarios o usufructuarios de viviendas unifamiliares aisladas o agrupadas en hilera y de edificios existentes de tipología residencial colectiva.</text:p>
            <text:p>- Empresas arrendatarias o concesionarias de los edificios, así como cooperativas que acrediten esta condición, mediante contrato vigente, que les otorgue la facultad expresa para realizar las obras de rehabilitación objeto del programa.</text:p>
            <text:p/>
            <text:p>C) Programa de ayuda a las actuaciones de mejora de la eficiencia energética en VIVIENDAS: Los destinatarios últimos y beneficiarios de las ayudas pueden ser las personas propietarias, usufructuarias o arrendatarias de viviendas, ya sean personas físicas o jurídicas de naturaleza privada o pública.</text:p>
            <text:p/>
            <text:p>D) Programa de ayuda a la elaboración del LIBRO DEL EDIFICIO existente para la rehabilitación y la redacción de proyectos de rehabilitación</text:p>
            <text:p>- Comunidades de propietarios, o agrupaciones de comunidades de propietarios.</text:p>
            <text:p>- Propietarios o usufructuarios de viviendas unifamiliares aisladas o agrupadas en hilera y de edificios existentes de tipología residencial colectiva.</text:p>
          </table:table-cell>
          <table:table-cell office:value-type="string" calcext:value-type="string">
            <text:p>El plazo de solicitud es desde el 02/05/2022 hasta el 30/06/2026</text:p>
          </table:table-cell>
          <table:table-cell office:value-type="string" calcext:value-type="string">
            <text:p>A) Programa de ayudas a las actuaciones de rehabilitación a nivel de BARRIO</text:p>
            <text:p>El porcentaje y la cuantía de la subvención depende del ahorro energético logrado con la actuación:</text:p>
            <text:p>- 30% ≤ ΔCep,nren &lt; 45%: El porcentaje será del 40% con una cuantía máxima por vivienda de 8.100€</text:p>
            <text:p>- 45% ≤ ΔCep,nren &lt; 60%: El porcentaje será del 65% con una cuantía máxima por vivienda de 14.500€</text:p>
            <text:p>- ΔCep,nren ≥ 60%: El porcentaje será del 80% con una cuantía máxima por vivienda de 21.400€</text:p>
            <text:p/>
            <text:p>B) Programa de ayuda a actuaciones de rehabilitación a nivel de EDIFICIO</text:p>
            <text:p>El porcentaje y la cuantía de la subvención depende del ahorro energético logrado con la actuación:</text:p>
            <text:p>- 30% ≤ ΔCep,nren &lt; 45%: El porcentaje será del 40% con una cuantía máxima por vivienda de 6.300€</text:p>
            <text:p>- 45% ≤ ΔCep,nren &lt; 60%: El porcentaje será del 65% con una cuantía máxima por vivienda de 11.600€</text:p>
            <text:p>- ΔCep,nren ≥ 60%: El porcentaje será del 80% con una cuantía máxima por vivienda de 18.800€</text:p>
            <text:p/>
            <text:p>C) Programa de ayuda a las actuaciones de mejora de la eficiencia energética en VIVIENDAS: </text:p>
            <text:p>- La cuantía de la subvención es del 40% del coste de la actuación, con un tope máximo de 3.000 €.</text:p>
            <text:p>- El coste mínimo de la actuación será igual o superior a 1.000 euros por vivienda.</text:p>
            <text:p/>
            <text:p>D) Programa de ayuda a la elaboración del LIBRO DEL EDIFICIO :</text:p>
            <text:p>Libro del Edificio:</text:p>
            <text:p>- En caso de viviendas unifamiliares y edificios plurifamiliares de hasta 20 viviendas: 700 euros, más una cuantía de 60 euros por vivienda.</text:p>
            <text:p>- En caso de edificios plurifamiliares de más de 20 viviendas: 1.100 euros, más una cuantía de 40 euros por vivienda, con un tope máximo de subvención de 3.500 euros. </text:p>
            <text:p>Proyecto técnico de rehabilitación integral del edificio:</text:p>
            <text:p>En caso de viviendas unifamiliares y edificios plurifamiliares de hasta 20 viviendas: 4.000 euros, más una cuantía de 700 euros por vivienda.</text:p>
            <text:p>En caso de edificios plurifamiliares de más de 20 viviendas: 12.000 euros, más una cuantía de 300 euros por vivienda, con un tope máximo de subvención de 30.000 euros.</text:p>
          </table:table-cell>
          <table:table-cell office:value-type="string" calcext:value-type="string">
            <text:p>A) Programa de ayudas a las actuaciones de rehabilitación a nivel de BARRIO y B) Programa de ayuda a actuaciones de rehabilitación a nivel de EDIFICIO: Todas las actuaciones de mejora o rehabilitación de edificios de uso predominante residencial de vivienda , siempre que se obtenga como mínimo una reducción del 30% del consumo de energía primaria no renovable , referida a la certificación energética.</text:p>
            <text:p/>
            <text:p/>
            <text:p>C) Programa de ayuda a las actuaciones de mejora de la eficiencia energética en VIVIENDAS:</text:p>
            <text:p>- Serán actuaciones subvencionables por este programa aquellas en las que se alcance una reducción de la demanda energética anual global de calefacción y refrigeración de al menos un 7% o una reducción del consumo de energía primaria no renovable de al menos un 30% .</text:p>
            <text:p>- Las actuaciones de modificación o sustitución de elementos constructivos de la envolvente térmica para adecuar sus características a los valores límite de transmitancia térmica y de permeabilidad al aire, cuando corresponda, establecidos en las tablas 3.1. 1.a–HE1 y 3.1.3.a–HE1, del Documento Básico DB HE de Ahorro de energía del Código Técnico de la Edificación.</text:p>
            <text:p>- Honorarios profesionales, coste de la redacción de proyectos, informes técnicos y certificados necesarios, gastos derivados de la tramitación administrativa, y otros gastos generales similares, debidamente justificados.</text:p>
            <text:p/>
            <text:p>D) Programa de ayuda a la elaboración del LIBRO DEL EDIFICIO existente para la rehabilitación y la redacción de proyectos de rehabilitación: Los gastos de honorarios profesionales para la elaboración del libro del edificio y/o el desarrollo de proyectos técnicos de rehabilitación integral de edificios.</text:p>
          </table:table-cell>
          <table:table-cell/>
          <table:table-cell office:value-type="string" calcext:value-type="string">
            <text:p>A) Programa de ayudas a las actuaciones de rehabilitación a nivel de BARRIO</text:p>
            <text:p>B) Programa de ayuda a actuaciones de rehabilitación a nivel de EDIFICIO</text:p>
            <text:p>C) Programa de ayuda a las actuaciones de mejora de la eficiencia energética en VIVIENDAS</text:p>
            <text:p>D) Programa de ayuda a la elaboración del LIBRO DEL EDIFICIO existente para la rehabilitación y la redacción de proyectos de rehabilitación</text:p>
          </table:table-cell>
          <table:table-cell table:number-columns-repeated="16369"/>
        </table:table-row>
        <table:table-row table:style-name="ro18">
          <table:table-cell office:value-type="string" calcext:value-type="string">
            <text:p>subvenciones-para-el-fomento-del-empleo-autonomo</text:p>
          </table:table-cell>
          <table:table-cell office:value-type="string" calcext:value-type="string">
            <text:p>Subvenciones para el fomento del empleo autónomo en la Región de Murcia.</text:p>
          </table:table-cell>
          <table:table-cell office:value-type="string" calcext:value-type="string">
            <text:p>Siempre abierta. Presupuesto ilimitado</text:p>
          </table:table-cell>
          <table:table-cell office:value-type="string" calcext:value-type="string">
            <text:p>REGIÓN DE MURCIA</text:p>
          </table:table-cell>
          <table:table-cell office:value-type="string" calcext:value-type="string">
            <text:p>6500000.0</text:p>
          </table:table-cell>
          <table:table-cell office:value-type="string" calcext:value-type="string">
            <text:p>Fomentar establecimiento de personas desempleadas como trabajadores autónomos, para la realización de una actividad económica por cuenta propia, en jornada a tiempo completo, que conlleve la obligación de alta en el Régimen Especial de Trabajadores Autónomos.</text:p>
          </table:table-cell>
          <table:table-cell office:value-type="string" calcext:value-type="string">
            <text:p>Región de Murcia</text:p>
          </table:table-cell>
          <table:table-cell office:value-type="string" calcext:value-type="string">
            <text:p>9000.0</text:p>
          </table:table-cell>
          <table:table-cell office:value-type="string" calcext:value-type="string">
            <text:p>REGIÓN DE MURCIA - SERVICIO REGIONAL DE EMPLEO Y FORMACIÓN (SEF)</text:p>
          </table:table-cell>
          <table:table-cell office:value-type="string" calcext:value-type="string">
            <text:p>Personas que puedan ser clasificadas en cualquiera de los siguientes grupos:</text:p>
            <text:p>− Mujeres.</text:p>
            <text:p>− Personas con discapacidad o en situación de exclusión social.</text:p>
            <text:p>− Hombres menores de 30 años o con edad igual o superior a 45 años.</text:p>
            <text:p>− Personas paradas de larga duración</text:p>
            <text:p>− Personas perceptoras del ingreso mínimo vital o renta mínima de inserción.</text:p>
            <text:p>− Mujeres víctima de violencia de género o personas víctimas de terrorismo.</text:p>
            <text:p/>
            <text:p>Deberán cumplir los siguientes requisitos:</text:p>
            <text:p>1. Desarrollar la actividad económica y disponer de domicilio fiscal en la Región de Murcia.</text:p>
            <text:p>2. En la fecha inmediatamente anterior a la del alta en el Régimen Especial de Trabajadores por Cuenta Propia o Autónomos de la Seguridad Social (en lo sucesivo, RETA), estar desempleadas e</text:p>
            <text:p>inscritas como demandantes de empleo en la correspondiente Oficina de Empleo del Servicio Regional de Empleo y Formación (SEF).</text:p>
            <text:p>3. Estar dado de alta en el Censo del Impuesto de Actividades Económicas a título personal o, en su caso, estarlo la sociedad civil profesional (SCP), la comunidad de bienes (CB), la unidad económica carente de personalidad jurídica de la que forme parte para realizar la actividad que motiva la concesión de la subvención (ESPJ) o la sociedad de carácter unipersonal.</text:p>
            <text:p>4. Estar dado de alta en el RETA.</text:p>
            <text:p>5. No haber estado dado de alta en el RETA en los doce meses inmediatamente anteriores a la fecha de efectos del alta en dicho régimen por el que se solicita la subvención, excepto en los casos en que dicha alta hubiera sido como autónomo colaborador; ni en cualquier Mutualidad de Previsión Social que pudiera tener establecida el correspondiente Colegio Profesional como consecuencia de haber desarrollado actividades empresariales o profesionales.</text:p>
            <text:p>6. Justificar haber realizado inversiones en activos de inmovilizado material o intangible que sean necesarios y estén directamente relacionados con el desarrollo de la actividad por cuyo establecimiento se solicita la subvención, por importe no inferior a 2.500 €, excluido el IVA.</text:p>
          </table:table-cell>
          <table:table-cell office:value-type="string" calcext:value-type="string">
            <text:p>El plazo de presentación de solicitud individual es de dos meses, a contar desde la fecha de alta en RETA.</text:p>
          </table:table-cell>
          <table:table-cell office:value-type="string" calcext:value-type="string">
            <text:p>La cuantía de la subvención dependerá de la inclusión del solicitante en el colectivo correspondientes y del importe de la inversión realizada.</text:p>
          </table:table-cell>
          <table:table-cell office:value-type="string" calcext:value-type="string">
            <text:p>a) Inmovilizado material:</text:p>
            <text:p>- Locales comerciales e industriales.</text:p>
            <text:p>- Bienes de equipo, maquinaria, instalaciones, utillaje y mobiliario.</text:p>
            <text:p>- Acondicionamiento y reforma de inmuebles necesarios para el ejercicio de la actividad, excepto cuando esta sea vivienda habitual.</text:p>
            <text:p>- Equipos para procesos de información.</text:p>
            <text:p>- Vehículos industriales y comerciales siempre que quede acreditada su necesidad para la realización de la actividad.</text:p>
            <text:p>- Locales comerciales e industriales.</text:p>
            <text:p/>
            <text:p>b) Inmovilizado intangible:</text:p>
            <text:p>- Programas de ordenador, incluyéndose el desarrollo de páginas web.</text:p>
            <text:p>- Aplicaciones de comercio electrónico.</text:p>
            <text:p>- Inversiones en una marca.</text:p>
            <text:p>- Canon de entrada por franquicia.</text:p>
            <text:p>- Gastos de propiedad industrial o intelectual.</text:p>
          </table:table-cell>
          <table:table-cell table:number-columns-repeated="3"/>
          <table:table-cell office:value-type="string" calcext:value-type="string">
            <text:p>Las facturas expedidas a nombre de la sociedad civil profesional (SCP), la comunidad de bienes (CB), o la unidad económica carente de personalidad jurídica de la que forme parte para realizar la actividad que motiva la concesión de la subvención (ESPJ), se imputarán en la misma proporción a su participación</text:p>
            <text:p>en aquellas.</text:p>
            <text:p/>
            <text:p>No se admitirán pagos en metálico cuando el importe de la factura sea superior a 300 euros</text:p>
          </table:table-cell>
          <table:table-cell table:number-columns-repeated="16367"/>
        </table:table-row>
        <table:table-row table:style-name="ro27">
          <table:table-cell office:value-type="string" calcext:value-type="string">
            <text:p>subvenciones-para-la-puesta-en-marcha-del-programa-de-apoyo-activo-al-empleo-en-castilla-la-mancha</text:p>
          </table:table-cell>
          <table:table-cell office:value-type="string" calcext:value-type="string">
            <text:p>Subvenciones para la puesta en marcha del Programa de apoyo activo al empleo en Castilla-La Mancha para el año 2023.</text:p>
          </table:table-cell>
          <table:table-cell office:value-type="string" calcext:value-type="string">
            <text:p>Apertura el 20/10/2023 y cierre el 31/12/2025</text:p>
          </table:table-cell>
          <table:table-cell office:value-type="string" calcext:value-type="string">
            <text:p>CASTILLA-LA MANCHA</text:p>
          </table:table-cell>
          <table:table-cell office:value-type="string" calcext:value-type="string">
            <text:p>61718215.17</text:p>
          </table:table-cell>
          <table:table-cell office:value-type="string" calcext:value-type="string">
            <text:p>Línea 1: Financiar las contrataciones de personas pertenecientes a colectivos vulnerables.</text:p>
            <text:p/>
            <text:p>Línea 2: Financiar la formación en especialidades del Catálogo de Especialidades Formativas.</text:p>
            <text:p/>
            <text:p>Línea 3: A todas las personas que hayan participado en los programas regulados en las líneas 1 y 2, a excepción de aquellos que hubieran causado baja en el transcurso del correspondiente programa, se les hará entrega de un “Cheque Empleo”, que es un título nominativo que recoge un estímulo a la contratación laboral y que tendrá una vigencia de 12 meses, computados desde la fecha de expedición del título.</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ínea 1:</text:p>
            <text:p>- Las entidades beneficiarias de esta línea de ayudas son las entidades locales de Castilla-La Mancha, las entidades vinculadas o dependientes de las mismas y las agrupaciones de municipios.</text:p>
            <text:p/>
            <text:p>Línea 2:</text:p>
            <text:p>- Las entidades de formación acreditadas y/o inscritas en el Registro Estatal de Entidades de Formación. </text:p>
            <text:p>- En el caso de que estas entidades no sean entidades locales, deberán suscribir el correspondiente acuerdo con una o varias de las entidades locales beneficiarias de las subvenciones reguladas en la línea 1. </text:p>
            <text:p/>
            <text:p>Línea 3:</text:p>
            <text:p>- Las empresas, las entidades sin ánimo de lucro, las personas trabajadoras autónomas, las sociedades laborales o cooperativas y las comunidades de bienes, que realicen contrataciones por tiempo indefinido o contratos formativos.</text:p>
            <text:p/>
            <text:p/>
            <text:p>*Sólo se admitirá una única solicitud por entidad en cada convocatoria, por la totalidad de los proyectos propuestos. En caso de presentación de más de una solicitud, solamente será admitida la presentada en último lugar</text:p>
          </table:table-cell>
          <table:table-cell office:value-type="string" calcext:value-type="string">
            <text:p>Línea 1: Desde el 20/10/2023 hasta 03/11/2023. Línea 2: Desde el 01/01/2024 hasta el 30/01/2024. Línea 3: Un mes a contar desde la fecha del inicio de la relación laboral.</text:p>
          </table:table-cell>
          <table:table-cell office:value-type="string" calcext:value-type="string">
            <text:p>Línea 1:</text:p>
            <text:p>- La cuantía total de la subvención vendrá determinada, en función de la duración del contrato, por la aportación de una parte fija de la Administración Regional y otra parte de las correspondientes Diputaciones Provinciales, en los términos que se establecen en los correspondientes convenios de cooperación</text:p>
            <text:p/>
            <text:p>Línea 2:</text:p>
            <text:p>- La cuantía máxima de la subvención a conceder por cada acción formativa, se determinará mediante el producto del número de horas de la misma por el número de alumnos/as y por el importe del módulo correspondiente.</text:p>
            <text:p/>
            <text:p>Línea 3:</text:p>
            <text:p>- La cuantía de la subvención por cada contrato formativo para la obtención de la práctica profesional adecuada al nivel de estudios realizado será de 8.000 euros y la cuantía de la subvención por cada contrato indefinido a tiempo completo será de 10.000 euros. </text:p>
            <text:p>- En el caso de personas contratadas a tiempo parcial, el importe se reducirá en función de la jornada pactada, sin que la misma pueda ser inferior al 50%.</text:p>
          </table:table-cell>
          <table:table-cell office:value-type="string" calcext:value-type="string">
            <text:p>Línea 1:</text:p>
            <text:p>- Costes de las contrataciones.</text:p>
            <text:p/>
            <text:p>Línea 2:</text:p>
            <text:p>- Acciones conducentes a la obtención de los certificados de profesionalidad, referidos al Catálogo Nacional de Cualificaciones Profesionales de nivel 1 y de nivel 2, completos o por Módulos formativos. </text:p>
            <text:p>- Otras especialidades formativas no dirigidas a la obtención de los certificados de profesionalidad para la adquisición de competencias clave en matemáticas y en comunicación en lengua castellana de nivel 2 o para la adquisición de capacidades digitales. </text:p>
            <text:p/>
            <text:p>Línea 3:</text:p>
            <text:p>- Serán subvencionables los contratos formativos para la obtención de la práctica profesional adecuada al nivel de estudios y los contratos con carácter indefinido (excepto los contratos fijosdiscontinuos) realizados con personas titulares del cheque empleo.</text:p>
          </table:table-cell>
          <table:table-cell/>
          <table:table-cell office:value-type="string" calcext:value-type="string">
            <text:p>Línea 1. Ayudas para la contratación por las entidades locales.</text:p>
            <text:p>Línea 2. Ayudas para la formación profesional en el ámbito laboral.</text:p>
            <text:p>Línea 3. Ayudas para la contratación de las personas titulares del cheque empleo.</text:p>
          </table:table-cell>
          <table:table-cell/>
          <table:table-cell office:value-type="string" calcext:value-type="string">
            <text:p>Línea 2:</text:p>
            <text:p>- La duración mínima de las acciones formativas será de 120 horas y no podrán superar el máximo de 300 horas de duración total (no incluido, en casos de certificados de profesionalidad, el módulo de formación práctica en centros de trabajo).</text:p>
            <text:p>- Las personas trabajadoras desempleadas que realicen la formación, podrán percibir becas y ayudas de transporte, manutención y alojamiento, asociadas a su asistencia. </text:p>
            <text:p>- También se establecen ayudas a la conciliación, que tienen por objeto permitir a las personas desempleadas, conciliar su asistencia a la formación con el cuidado de hijos e hijas menores de 12 años o de familiares dependientes hasta el segundo grado.</text:p>
            <text:p/>
            <text:p>Periodos subvencionables:</text:p>
            <text:p>a) Para la línea 1, serán subvencionables las actuaciones que se realicen en el período comprendido desde el día siguiente a la publicación de esta orden y hasta el 31 de octubre de 2024. No obstante, cuando la contratación vaya precedida de una acción formativa de las previstas en la línea 2, el plazo finalizará el 30 de noviembre de 2024.</text:p>
            <text:p>b) Para la línea 2, serán subvencionables las actuaciones que se realicen desde el día siguiente a la notificación de la resolución de concesión hasta el 30 de mayo de 2024.</text:p>
            <text:p>c) Para la línea 3, serán subvencionables las actuaciones que se realicen desde la emisión del cheque empleo hasta el 31 de diciembre de 2025. En todo caso, el cheque empleo podrá canjearse en un año desde su emisión.</text:p>
          </table:table-cell>
          <table:table-cell table:number-columns-repeated="16367"/>
        </table:table-row>
        <table:table-row table:style-name="ro20">
          <table:table-cell office:value-type="string" calcext:value-type="string">
            <text:p>ayudas-al-mantenimiento-de-puestos-de-trabajo-de-personas-con-discapacidad-en-centros-especiales-de-empleo</text:p>
          </table:table-cell>
          <table:table-cell office:value-type="string" calcext:value-type="string">
            <text:p>Ayudas al mantenimiento de puestos de trabajo de personas con discapacidad en centros especiales de empleo, año 2024.</text:p>
          </table:table-cell>
          <table:table-cell office:value-type="string" calcext:value-type="string">
            <text:p>Apertura el 14/11/2023 y cierre el 31/12/2030</text:p>
          </table:table-cell>
          <table:table-cell office:value-type="string" calcext:value-type="string">
            <text:p>País Vasco</text:p>
          </table:table-cell>
          <table:table-cell office:value-type="string" calcext:value-type="string">
            <text:p>65932041.0</text:p>
          </table:table-cell>
          <table:table-cell office:value-type="string" calcext:value-type="string">
            <text:p>La financiación del coste salarial de las personas con discapacidad contratadas en el centro especial de empleo durante la vigencia de cada contrat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os centros especiales de empleo calificados e inscritos como tales por cualquier Comunidad Autónoma, en relación a las actuaciones subvencionables vinculadas a los centros de trabajo radicados en la Comunidad Autónoma Vasca.</text:p>
          </table:table-cell>
          <table:table-cell office:value-type="string" calcext:value-type="string">
            <text:p>El plazo de solicitud es desde el 14/11/2023 hasta el 30/11/2023.</text:p>
          </table:table-cell>
          <table:table-cell office:value-type="string" calcext:value-type="string">
            <text:p>La subvención para la cobertura del coste salarial de las personas con discapacidad contratadas a jornada completa será del 50% del Salario Mínimo Interprofesional vigente en cada momento. </text:p>
            <text:p>- En el caso de que la contratación fuera de personas con discapacidad con mayores dificultades de acceso al mercado de trabajo la subvención será del 55% del SMI vigente (60% si es mujer o mayor de 45 años), por cada personas trabajadora a jornada completa.</text:p>
            <text:p>- En el caso de contrato de trabajo a tiempo parcial y/o contrato de bajo rendimiento, la subvención experimentará una reducción proporcional a la jornada laboral realizada y/o bajo rendimiento que conste en el contrato.</text:p>
          </table:table-cell>
          <table:table-cell table:number-columns-repeated="16372"/>
        </table:table-row>
        <table:table-row table:style-name="ro9">
          <table:table-cell office:value-type="string" calcext:value-type="string">
            <text:p>subvenciones-para-el-fomento-y-consolidacion-del-empleo-autonomo-en-el-ambito-de-extremadura-para-los-anos-2024-y-2025</text:p>
          </table:table-cell>
          <table:table-cell office:value-type="string" calcext:value-type="string">
            <text:p>Subvenciones para el fomento y consolidación del empleo autónomo en el ámbito de Extremadura para los años 2024 y 2025.</text:p>
          </table:table-cell>
          <table:table-cell office:value-type="string" calcext:value-type="string">
            <text:p>Apertura el 07/06/2024 y cierre el 06/06/2025</text:p>
          </table:table-cell>
          <table:table-cell office:value-type="string" calcext:value-type="string">
            <text:p>EXTREMADURA</text:p>
          </table:table-cell>
          <table:table-cell office:value-type="string" calcext:value-type="string">
            <text:p>50000000.0</text:p>
          </table:table-cell>
          <table:table-cell office:value-type="string" calcext:value-type="string">
            <text:p>El fomento y consolidación del empleo autónomo en Extremadura, a través de cinco programas.</text:p>
          </table:table-cell>
          <table:table-cell office:value-type="string" calcext:value-type="string">
            <text:p>Extremadura</text:p>
          </table:table-cell>
          <table:table-cell office:value-type="string" calcext:value-type="string">
            <text:p>11500.0</text:p>
          </table:table-cell>
          <table:table-cell office:value-type="string" calcext:value-type="string">
            <text:p>EXTREMADURA - SERVICIO EXTREMEÑO PÚBLICO DE EMPLEO (SEXPE)</text:p>
          </table:table-cell>
          <table:table-cell office:value-type="string" calcext:value-type="string">
            <text:p>Programa I:</text:p>
            <text:p>a) Las personas desempleadas que inicien una actividad empresarial como trabajadoras por cuenta propia a título individual, siempre que deban quedar encuadradas en el Régimen Especial de Trabajadores Autónomos (RETA).</text:p>
            <text:p>b) Las personas trabajadoras autónomas económicamente dependientes.</text:p>
            <text:p>c) Los profesionales que ejerzan una actividad por cuenta propia que requiera la incorporación a un Colegio Profesional, cuyo colectivo se haya integrado en el Régimen Especial de Trabajadores Autónomos o en la mutualidad alternativa correspondiente.</text:p>
            <text:p>d) Quienes constituyan o se incorporen a comunidades de bienes u otras entidades sin personalidad jurídica formando parte como persona socia y se den de alta en RETA o en la mutualidad alternativa correspondiente.</text:p>
            <text:p/>
            <text:p>Programa II:</text:p>
            <text:p>- Las personas trabajadoras autónomas que incorporen a personas desempleadas como familiares colaboradores en las explotaciones de las que sean titulares.</text:p>
            <text:p/>
            <text:p>Programa III:</text:p>
            <text:p>- Las personas trabajadoras autónomas que cumplan todos los requisitos para ser beneficiarias del Programa I del presente decreto, a excepción del Plan de Empresa.</text:p>
            <text:p/>
            <text:p>Programa IV:</text:p>
            <text:p>-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Las personas trabajadoras autónomas beneficiarias de las ayudas previstas en el Programa I del presente decreto de bases reguladoras, que mantengan el alta en RETA o mutualidad alternativa durante un período adicional al obligatorio de otros 12 meses.</text:p>
          </table:table-cell>
          <table:table-cell office:value-type="string" calcext:value-type="string">
            <text:p>El plazo de solicitud es desde el 07/06/2024 hasta el 06/06/2025.</text:p>
          </table:table-cell>
          <table:table-cell office:value-type="string" calcext:value-type="string">
            <text:p>Programas I y II:</text:p>
            <text:p>- Entre 6.000 € y 9.000 €, en función del tipo de beneficiario.</text:p>
            <text:p>- Incrementables en hasta 1.000 € para ambos programas en caso de que ejerzan su actividad en un municipio de menos de 5.000 habitantes, y en 1.500 € adicionales para el Programa I en caso de que se adquiera un negocio a través de relevo generacional.</text:p>
            <text:p/>
            <text:p>Programa III:</text:p>
            <text:p>- Entre 960 € y 1.920 €, en función del tipo de beneficiario.</text:p>
            <text:p/>
            <text:p>Programa IV:</text:p>
            <text:p>- Una subvención de 6.000,00 euros para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Una subvención de 2.500 euros para las personas beneficiarias del Programa I, que mantengan el alta en RETA o en la mutualidad alternativa, en su caso, durante un periodo adicional, al establecido como obligatorio en el mismo, de otros 12 meses.</text:p>
          </table:table-cell>
          <table:table-cell office:value-type="string" calcext:value-type="string">
            <text:p>Programa I:</text:p>
            <text:p>- Fomentar la creación de empleo mediante la constitución de personas desempleadas en trabajadoras autónomas por cuenta propia.</text:p>
            <text:p/>
            <text:p>Programa II:</text:p>
            <text:p>- La inserción laboral de familiares de la persona trabajadora autónoma principal, mediante la prestación de servicios en el negocio familiar y su incorporación obligatoria al Régimen Especial de Trabajadores Autónomos de la Seguridad Social como persona autónoma familiar colaboradora.</text:p>
            <text:p/>
            <text:p>Programa III:</text:p>
            <text:p>- Coste de la cuota de la Seguridad Social o de la mutualidad alternativa de las personas desempleadas que se incorporen al Régimen Especial de Trabajadores Autónomos (RETA) o en la mutualidad alternativa.</text:p>
            <text:p/>
            <text:p>Programa IV:</text:p>
            <text:p>- Costes del inicio de la actividad empresarial.</text:p>
            <text:p/>
            <text:p>Programa V:</text:p>
            <text:p>- El mantenimiento del alta en RETA o en la mutualidad alternativa, en su caso, durante un periodo adicional, al establecido como obligatorio, de otros 12 meses.</text:p>
          </table:table-cell>
          <table:table-cell/>
          <table:table-cell office:value-type="string" calcext:value-type="string">
            <text:p>- Programa I: Ayudas al establecimiento de personas desempleadas como trabajadoras autónomas.</text:p>
            <text:p>- Programa II: Ayudas a las personas autónomas que propicien la inserción laboral de un familiar colaborador.</text:p>
            <text:p>- Programa III: “Tarifa Cero para nuevos autónomos”. Ayudas al establecimiento de personas desempleadas como trabajadoras autónomas para sufragar el coste de la cuota de la Seguridad Social o mutualidad alternativa.</text:p>
            <text:p>- Programa IV: Ayudas a personas ocupadas, encuadradas en el Régimen General de la Seguridad Social como trabajadoras por cuenta ajena, que inicien una actividad empresarial o profesional como personas trabajadoras autónomas, siempre que deban quedar encuadradas en el Régimen Especial de Trabajadores Autónomos (RETA).</text:p>
            <text:p>- Programa V: Ayudas a las personas trabajadoras autónomas que hayan sido beneficiarias de las ayudas del Programa I, para el mantenimiento del alta en RETA o mutualidad alternativa durante un período de 12 meses adicional al período de mantenimiento obligatorio ordinario de 24 meses.</text:p>
          </table:table-cell>
          <table:table-cell table:number-columns-repeated="16369"/>
        </table:table-row>
        <table:table-row table:style-name="ro19">
          <table:table-cell office:value-type="string" calcext:value-type="string">
            <text:p>prestamos-eurocredit-para-pymes-y-small-midcaps-gestionados-por-ifem-dentro-del-programa-del-feder-de-cataluna-2021-2027</text:p>
          </table:table-cell>
          <table:table-cell office:value-type="string" calcext:value-type="string">
            <text:p>Préstamos Eurocrèdit para PYMEs y small midcaps, gestionados por IFEM dentro del Programa del FEDER de Cataluña 2021-2027.</text:p>
          </table:table-cell>
          <table:table-cell office:value-type="string" calcext:value-type="string">
            <text:p>Abierta hasta 31/12/2029</text:p>
          </table:table-cell>
          <table:table-cell office:value-type="string" calcext:value-type="string">
            <text:p>CATALUÑA</text:p>
          </table:table-cell>
          <table:table-cell office:value-type="string" calcext:value-type="string">
            <text:p>320000000.0</text:p>
          </table:table-cell>
          <table:table-cell office:value-type="string" calcext:value-type="string">
            <text:p>Financiar proyectos que persigan alguna de las siguientes finalidades:</text:p>
            <text:p>1.  Aumentar los niveles de inversión de las pymes y small-midcaps. </text:p>
            <text:p>-  La adquisición de activos productivos</text:p>
            <text:p>- Expansión de las instalaciones productivas.</text:p>
            <text:p/>
            <text:p>2. Impulsar la competitividad del sector empresarial, de tal manera:</text:p>
            <text:p>- Que el plan de negocio del proyecto suponga un crecimiento de los ingresos, o</text:p>
            <text:p>- Que se haya proyectado un crecimiento de las ventas internacionales o,</text:p>
            <text:p>- Que haya un aumento de márgenes de productos existentes o la creación de nuevos productos con margen superior a la media de la empresa.</text:p>
            <text:p/>
            <text:p>3. Fomentar el mantenimiento y creación de ocupación:</text:p>
            <text:p>- Que el proyecto implique un crecimiento del número de trabajadores de la empresa</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INSTITUT CATALÀ DE FINANCES (ICF)</text:p>
          </table:table-cell>
          <table:table-cell office:value-type="string" calcext:value-type="string">
            <text:p>Las PYMEs y las pequeñas empresas de mediana capitalización (small midcaps),</text:p>
          </table:table-cell>
          <table:table-cell office:value-type="string" calcext:value-type="string">
            <text:p>Se podrán presentar solicitudes hasta el 31/12/2029.</text:p>
          </table:table-cell>
          <table:table-cell office:value-type="string" calcext:value-type="string">
            <text:p>1. Importe y plazo máximo de amortización</text:p>
            <text:p>a) Para PYMES:</text:p>
            <text:p> - Entre 100.000 € y 4.000.000€ a largo plazo. La amortización será de hasta un máximo de 15 años, con posibilidad de un periodo de carencia de amortización de capital de 2 años, incluido en este plazo.</text:p>
            <text:p> - Entre 100.000 € y 3.000.000 € a medio plazo. La amortización será de hasta un máximo de 5 años, con posibilidad de un periodo de carencia de amortización de capital de 1 año, incluido en este plazo.</text:p>
            <text:p/>
            <text:p>b) Para Small Midcaps:</text:p>
            <text:p> - Entre 400.000 € y 10.000.000 € a largo plazo. La amortización será de hasta un máximo de 15 años, con posibilidad de un periodo de carencia de amortización de capital de 2 años, incluido en este plazo.</text:p>
            <text:p> - Entre 400.000 € y 5.000.000 € a medio plazo. La amortización será de hasta un máximo de 5 años, con posibilidad de un periodo de carencia de amortización de capital de 1 año, incluido en este plazo.</text:p>
            <text:p/>
            <text:p>*En el caso de operaciones con pymes, el importe del préstamo no superará el 80% del importe de la actuación elegible y, en el caso de operaciones con small midcaps no superará el 70%. Excepcionalmente y previa justificación por parte de la empresa destinataria, IFEM podrá aumentar este porcentaje hasta un máximo del 100%.</text:p>
            <text:p/>
            <text:p>2. Amortización.</text:p>
            <text:p>- El préstamo se amortizará por periodos vencidos mediante el sistema francés de cuotas constantes. La periodicidad de las amortizaciones será mensual o trimestral a criterio de IFEM.</text:p>
            <text:p/>
            <text:p>3. Interés de demora.</text:p>
            <text:p>- El tipo de interés vigente más el 6%.</text:p>
            <text:p/>
            <text:p>4. Comisiones.</text:p>
            <text:p>- Sin comisión de apertura.</text:p>
            <text:p>- Se aplicará una comisión por amortización anticipada del 0,25% del importe de capital amortizado.</text:p>
            <text:p/>
            <text:p>5. Garantías.</text:p>
            <text:p>- Las garantías serán las consideradas suficientes a criterio de IFEM para el retorno del préstamo, y se tendrá en cuenta el plazo del préstamo, la capacidad de retorno de la propia la empresa, el grado de cobertura, el valor y la eficacia de las garantías. No se aceptará como garantía la pignoración de depósitos.</text:p>
            <text:p/>
            <text:p>6. Tipo de interés.</text:p>
            <text:p>- El tipo de interés, con carácter general, será de tipo variable, no obstante, en caso de petición por parte del solicitante será de tipo fijo.</text:p>
            <text:p>- Tipo variable: El tipo de interés variable será el Euribor a 12 meses más un porcentaje (diferencial) que se determinará para cada solicitud concreta. Este diferencial estará entre un mínimo de 0,5% y un máximo de 2,5%.</text:p>
            <text:p>- Tipo fijo: El tipo de interés será un tipo fijo durante todo el plazo de la operación. Este tipo estará entre un mínimo del 2% i un máximo del 7%.</text:p>
          </table:table-cell>
          <table:table-cell office:value-type="string" calcext:value-type="string">
            <text:p>a) la expansión (por ejemplo, crecimiento de la empresa o expansión de los recursos humanos o fijos);</text:p>
            <text:p>b) la consolidación de las actividades generales de la empresa (por ejemplo, consolidación o defensa de la posición de mercado existente, o fortalecimiento de la utilización de capacidades);</text:p>
            <text:p>c) la ejecución de nuevos proyectos (por ejemplo, construcción de nuevas instalaciones, campañas de márqueting);</text:p>
            <text:p>d) penetración en nuevos mercados (por ejemplo, expansión de la oferta de productos o servicios o expansión territorial); y/o</text:p>
            <text:p>e) nuevos desarrollos en empresas existentes (por ejemplo, nuevas patentes o productos);</text:p>
            <text:p>f) fortalecer las actividades de la empresa</text:p>
          </table:table-cell>
          <table:table-cell office:value-type="string" calcext:value-type="string">
            <text:p>El horizonte temporal de la línea de financiación será hasta el 31 de diciembre de 2029 o hasta el agotamiento de los fondos disponibles.</text:p>
          </table:table-cell>
          <table:table-cell table:number-columns-repeated="16370"/>
        </table:table-row>
        <table:table-row table:style-name="ro5">
          <table:table-cell office:value-type="string" calcext:value-type="string">
            <text:p>subvenciones-publicas-para-la-ejecucion-de-programas-de-formacion-de-ambito-estatal-dirigidos-prioritariamente-a-las-personas-ocupadas</text:p>
          </table:table-cell>
          <table:table-cell office:value-type="string" calcext:value-type="string">
            <text:p>Subvenciones públicas para la ejecución de programas de formación de ámbito estatal, dirigidos prioritariamente a las personas ocupadas.</text:p>
          </table:table-cell>
          <table:table-cell office:value-type="string" calcext:value-type="string">
            <text:p>Apertura el 28/08/2024 y cierre el 27/10/2025</text:p>
          </table:table-cell>
          <table:table-cell office:value-type="string" calcext:value-type="string">
            <text:p>ESTADO</text:p>
          </table:table-cell>
          <table:table-cell office:value-type="string" calcext:value-type="string">
            <text:p>500000000.0</text:p>
          </table:table-cell>
          <table:table-cell office:value-type="string" calcext:value-type="string">
            <text:p>La financiación de programas de formación destinados a personas trabajadoras ocupadas, orientados a la adquisición y mejora de competencias profesionales.</text:p>
          </table:table-cell>
          <table:table-cell office:value-type="string" calcext:value-type="string">
            <text:p>Estatal</text:p>
          </table:table-cell>
          <table:table-cell office:value-type="string" calcext:value-type="string">
            <text:p>2500000.0</text:p>
          </table:table-cell>
          <table:table-cell office:value-type="string" calcext:value-type="string">
            <text:p>MINISTERIO DE TRABAJO Y ECONOMÍA SOCIAL - SERVICIO PÚBLICO DE EMPLEO ESTATAL</text:p>
          </table:table-cell>
          <table:table-cell office:value-type="string" calcext:value-type="string">
            <text:p>a) Las entidades de formación, públicas o privadas, inscritas en el Registro correspondiente, con presencia en más de una Comunidad Autónoma.</text:p>
            <text:p/>
            <text:p>b) Los centros públicos de formación de adultos, Universidades públicas y Federaciones y Asociaciones de Entidades locales que estén inscritas en el correspondiente Registro y cuenten con instalaciones para la impartición de las especialidades formativas que solicitan en, al menos, dos Comunidades Autónomas.</text:p>
            <text:p/>
            <text:p>c) Las empresas que estén inscritas en el correspondiente Registro y tengan instalaciones que permitan la impartición de las especialidades formativas que solicitan en, al menos, dos Comunidades Autónomas.</text:p>
            <text:p/>
            <text:p>d) Las agrupaciones previstas en el artículo 6.2 de la Orden TMS/368/2019, de 28 de marzo con presencia en más de una Comunidad Autónoma.</text:p>
          </table:table-cell>
          <table:table-cell office:value-type="string" calcext:value-type="string">
            <text:p>1er Plazo: Desde el 28/08/2024 hasta el 24/09/2024. 2º Plazo: Desde el 30/09/2025 hasta el 27/1072025. Aquellas entidades que hayan concurrido en el primer plazo y obtenida financiación para sus programas de formación deberán acreditar haber iniciado la formación en, al menos, el 25% de las personas participantes programadas, para solicitar subvención en el segundo plazo.</text:p>
          </table:table-cell>
          <table:table-cell office:value-type="string" calcext:value-type="string">
            <text:p>Cada solicitud presentada deberá contener un único programa de formación.</text:p>
            <text:p/>
            <text:p>Una entidad de formación no podrá solicitar, en cada plazo de esta convocatoria, una subvención por importe superior a 2.500.000 euros</text:p>
            <text:p/>
            <text:p>El importe de la subvención vendrá establecido por los siguientes criterios:</text:p>
            <text:p>a) La cuantía de la subvención a conceder por cada acción formativa se calculará en función del número de personas participantes previstas y los módulos económicos específicos solicitados por persona participante y hora de formación para cada especialidad en función de la modalidad de la acción formativa, recogidos para cada sector en el Anexo II. </text:p>
            <text:p>b) Serán objeto de financiación las solicitudes que hayan obtenido una puntuación igual o superior a 70 puntos en la valoración técnica, Se financiarán los programas de formación de acuerdo con la metodología de financiación que figura en el anexo XI.</text:p>
          </table:table-cell>
          <table:table-cell/>
          <table:table-cell office:value-type="string" calcext:value-type="string">
            <text:p>Los programas de formación que se financien al amparo de esta convocatoria se podrán ejecutar durante un periodo de 15 meses desde la fecha de notificación a las entidades beneficiarias de la resolución de concesión de la subvención en cada plazo de presentación.</text:p>
          </table:table-cell>
          <table:table-cell office:value-type="string" calcext:value-type="string">
            <text:p>a) Programas de formación habilitante o capacitadora</text:p>
            <text:p/>
            <text:p>b) Programas de formación específica sectorial de especial interés</text:p>
            <text:p/>
            <text:p>c) Programas de otra formación específica sectorial</text:p>
            <text:p/>
            <text:p>d) Programas de formación transversal: formación dirigida a la adquisición de competencias transversales generales, así como, de competencias de las personas trabajadoras autónomas y de las personas trabajadoras y socias de la economía social.</text:p>
            <text:p/>
            <text:p>*Las especialidades formativas figuran en el Anexo II la convocatoria.</text:p>
          </table:table-cell>
          <table:table-cell/>
          <table:table-cell office:value-type="string" calcext:value-type="string">
            <text:p>Podrán participar en los programas de formación previstos en esta convocatoria:</text:p>
            <text:p>a) Las personas trabajadoras ocupadas que presten sus servicios retribuidos en empresas o en entidades públicas no incluidas en el ámbito de aplicación de los acuerdos de formación en las Administraciones públicas y coticen a la Seguridad Social en concepto de formación profesional.</text:p>
            <text:p>b) Las personas trabajadoras ocupadas que se encuentren en alguna de las siguientes situaciones: fijos discontinuos en los períodos de no ocupación; personas que accedan a situación de desempleo cuando se encuentren en período formativo o personas afectadas por ERE en periodos de suspensión, por medidas temporales de suspensión de contrato por causas económicas, técnicas, organizativas o de producción o derivadas de fuerza mayor (ERTE); o personas trabajadoras afectadas por la activación del Mecanismo RED.</text:p>
            <text:p>c) Las personas trabajadoras ocupadas adscritas al Sistema Especial para Trabajadores por Cuenta Ajena Agrarios incluidos en el Régimen General de la Seguridad Social durante los periodos de inactividad, al Régimen Especial de Trabajadores Autónomos, al del Mar y a aquellos otros de la Seguridad Social que no coticen por formación profesional.</text:p>
            <text:p>d) El personal al servicio de las Administraciones públicas podrá participar en los programas de formación dirigida al aprendizaje de competencias transversales generales, con un límite máximo del 10 por ciento del total de personas participantes del programa.</text:p>
            <text:p>e) Los cuidadores no profesionales que atiendan a personas en situación de dependencia, siempre que las acciones formativas en las que participan sean del ámbito sectorial de Sanidad o Educación, contempladas en el Anexo II.</text:p>
            <text:p>f) Las personas trabajadoras en situación de desempleo, inscritas como demandantes de empleo en los Servicios Públicos de Empleo.</text:p>
            <text:p>g) El personal perteneciente a las entidades beneficiarias y proveedoras de formación, hasta el 10% del total de los participantes.</text:p>
          </table:table-cell>
          <table:table-cell table:number-columns-repeated="16367"/>
        </table:table-row>
        <table:table-row table:style-name="ro9">
          <table:table-cell office:value-type="string" calcext:value-type="string">
            <text:p>linea-ico-verde</text:p>
          </table:table-cell>
          <table:table-cell office:value-type="string" calcext:value-type="string">
            <text:p>Línea ICO MRR Verde.</text:p>
          </table:table-cell>
          <table:table-cell office:value-type="string" calcext:value-type="string">
            <text:p>Abierta hasta 31/08/2026</text:p>
          </table:table-cell>
          <table:table-cell office:value-type="string" calcext:value-type="string">
            <text:p>ESTADO</text:p>
          </table:table-cell>
          <table:table-cell office:value-type="string" calcext:value-type="string">
            <text:p>2200000000.0</text:p>
          </table:table-cell>
          <table:table-cell office:value-type="string" calcext:value-type="string">
            <text:p>Financiar proyectos a empresas privadas y públicas y hogares con el objetivo de apoyar la transición verde.</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ECONOMÍA, COMERCIO Y EMPRESA - INSTITUTO DE CRÉDITO OFICIAL</text:p>
          </table:table-cell>
          <table:table-cell office:value-type="string" calcext:value-type="string">
            <text:p>Autónomos, PYMEs, empresas y hogares.</text:p>
          </table:table-cell>
          <table:table-cell office:value-type="string" calcext:value-type="string">
            <text:p>Los préstamos podrán formalizarse hasta el 31 de agosto de 2026. No obstante, las amortizaciones podrán seguir reinvirtiéndose en nuevos préstamos hasta 2036, ampliándose así el alcance de la financiación.</text:p>
          </table:table-cell>
          <table:table-cell office:value-type="string" calcext:value-type="string">
            <text:p>Líneas Mediación con Entidades Financieras: </text:p>
            <text:p>- Se podrá financiar el 100% del proyecto.</text:p>
            <text:p>- Largos plazos de amortización: hasta un máximo de 20 años.</text:p>
            <text:p>- Las entidades financieras estudian y analizan las operaciones.</text:p>
            <text:p/>
            <text:p>Financiación directa de ICO:</text:p>
            <text:p>- Para proyectos de inversión de mayor tamaño que los financiados a través de las Líneas de Mediación.</text:p>
            <text:p>- Se podrá financiar hasta el 70% del proyecto.</text:p>
            <text:p/>
            <text:p>Adquisición de bonos para proyectos que emitan las empresas:</text:p>
            <text:p>- Para empresas españolas con programas de emisión en mercados organizados.</text:p>
            <text:p/>
            <text:p>Inversiones en capital riesgo a través de AXIS, gestora de capital riesgo del ICO:</text:p>
            <text:p>- Inversiones a través de gestoras/fondos en capital riesgo supervisadas por CNMV, ESMA u otro organismo de supervisión de la UE.</text:p>
            <text:p>- Co-inversiones directas en startups y scale-ups.</text:p>
            <text:p>- Para proyectos digitales y verdes.</text:p>
            <text:p>- La participación de AXIS será como máximo del 49%.</text:p>
          </table:table-cell>
          <table:table-cell office:value-type="string" calcext:value-type="string">
            <text:p>Estos préstamos se podrán destinar, entre otras finalidades, al desarrollo de proyectos de transporte sostenible, eficiencia energética, energías renovables, descarbonización de la industria, gestión del agua, economía circular y adaptación al cambio climático.</text:p>
            <text:p/>
            <text:p>Se financiarán proyectos económicamente viables que cumplan con el etiquetado (tagging) verde correspondiente, es decir, que se puedan considerar incluidos en alguna de las actividades climáticas o medioambientales</text:p>
          </table:table-cell>
          <table:table-cell table:number-columns-repeated="16371"/>
        </table:table-row>
        <table:table-row table:style-name="ro4">
          <table:table-cell office:value-type="string" calcext:value-type="string">
            <text:p>linea-ico-empresas-y-emprendedores</text:p>
          </table:table-cell>
          <table:table-cell office:value-type="string" calcext:value-type="string">
            <text:p>Línea ICO MRR Empresas y Emprendedore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8150000000.0</text:p>
          </table:table-cell>
          <table:table-cell office:value-type="string" calcext:value-type="string">
            <text:p>Financiar el desarrollo de nuevos productos o servicios, nuevos procesos organizativos o de innovación o las inversiones dirigidas a aumentar la categoría del establecimiento, siempre que vayan aparejadas a una mejora de la eficiencia energética o gestión de recursos hídricos.</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ECONOMÍA, COMERCIO Y EMPRESA - INSTITUTO DE CRÉDITO OFICIAL</text:p>
          </table:table-cell>
          <table:table-cell office:value-type="string" calcext:value-type="string">
            <text:p>a) Autónomos y Emprendedores que realicen su actividad empresarial en España con independencia de su domicilio social o fiscal y de si la mayor parte de su capital es español o extranjero.</text:p>
            <text:p/>
            <text:p>b) Particulares y comunidades de propietarios, y las agrupaciones de comunidades de propietarios.</text:p>
          </table:table-cell>
          <table:table-cell/>
          <table:table-cell office:value-type="string" calcext:value-type="string">
            <text:p>El importe máximo por cliente y año es de 12,5 millones de euros, en una o varias operaciones.</text:p>
            <text:p/>
            <text:p>La financiación podrá formalizarse bajo la modalidad de préstamo, leasing, renting o línea de crédito.</text:p>
            <text:p/>
            <text:p>Plazo de amortización y carencia</text:p>
            <text:p>• de 1 hasta 6 años con 0 ó 1 año de carencia de principal</text:p>
            <text:p>• de 7 hasta 9 años con 0, 1 ó 2 años de carencia</text:p>
            <text:p>• de 10, 12, 15 y 20 años con 0, 1, 2 hasta 3 años de carencia</text:p>
          </table:table-cell>
          <table:table-cell office:value-type="string" calcext:value-type="string">
            <text:p>La financiación podrá destinarse, entre otros, a desarrollar los proyectos de inversión y/o las necesidades generales de la actividad:</text:p>
            <text:p>• Necesidades de liquidez tales como gastos corrientes, nóminas, pagos a proveedores, compra de mercancía, etc.</text:p>
            <text:p>• Necesidades tecnológicas</text:p>
            <text:p>• Adquisición de activos fijos nuevos o de segunda mano.</text:p>
            <text:p>• Vehículos turismos e industriales</text:p>
            <text:p>• Adecuación y reforma de instalaciones</text:p>
            <text:p>• Adquisición de empresas.</text:p>
            <text:p>• Rehabilitación o reforma de edificios, elementos comunes y viviendas (IVA o impuestos análogos incluidos) en el caso de comunidades de propietarios, agrupaciones de comunidades de propietarios y particulares.</text:p>
            <text:p/>
            <text:p>*En la Línea ICO Empresas y Emprendedores Plan de Recuperación se incorpora un tramo de 150 millones de euros para la financiación de proyectos relacionados con la digitalización e inteligencia artificial de universidades públicas y privadas, en el marco del PERTE Nueva Economía de la Lengua. Para estas operaciones de universidades se financiarán proyectos económicamente viables que cumplan con el etiquetado (tagging) digital correspondiente.</text:p>
          </table:table-cell>
          <table:table-cell table:number-columns-repeated="16371"/>
        </table:table-row>
        <table:table-row table:style-name="ro13">
          <table:table-cell office:value-type="string" calcext:value-type="string">
            <text:p>para-el-ejercicio-2025-la-presentacion-de-solicitudes-de-pago-de-la-ayuda-de-los-fondos-y-programas-operativos-por-parte-de-las-organizaciones</text:p>
          </table:table-cell>
          <table:table-cell office:value-type="string" calcext:value-type="string">
            <text:p>Ayudas de los fondos y programas operativos por parte de las organizaciones de sector fruta y hortaliza</text:p>
          </table:table-cell>
          <table:table-cell office:value-type="string" calcext:value-type="string">
            <text:p>Apertura el 01/01/2025 y cierre el 31/10/2025</text:p>
          </table:table-cell>
          <table:table-cell office:value-type="string" calcext:value-type="string">
            <text:p>ANDALUCÍA</text:p>
          </table:table-cell>
          <table:table-cell office:value-type="string" calcext:value-type="string">
            <text:p>135000000.0</text:p>
          </table:table-cell>
          <table:table-cell office:value-type="string" calcext:value-type="string">
            <text:p>El objetivo de la ayuda es establecer, para el ejercicio 2025 en el ámbito de la Comunidad Autónoma de Andalucía, la convocatoria para la presentación de las solicitudes de pago de la ayuda financiera comunitaria prevista en el Reglamento de Ejecución (UE) n.º 2017/892 de la Comisión, que establece disposiciones de aplicación del Reglamento (UE) n.º 1308/2013 en los sectores de las frutas y hortalizas y de las frutas y hortalizas transformada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las Organizaciones de Productores (OP) que estén reconocidas de acuerdo con lo establecido en el artículo 11 del Reglamento (CE) n.º 2200/1996, las reconocidas por el artículo 125 ter del Reglamento (CE) n.º 1234/2007 y las reconocidas por el artículo 154 del Reglamento (UE) n.º 1308/2013. Estas organizaciones deben tener un programa operativo aprobado para su ejecución en las anualidades 2024 y/o 2025.</text:p>
          </table:table-cell>
          <table:table-cell office:value-type="string" calcext:value-type="string">
            <text:p>Los plazos de presentación varían en función del tipo de ayuda solicitada.</text:p>
          </table:table-cell>
          <table:table-cell office:value-type="string" calcext:value-type="string">
            <text:p>El importe de la ayuda se determina en función de las operaciones ejecutadas admisibles, las aportaciones realizadas y el valor de la producción comercializada.</text:p>
          </table:table-cell>
          <table:table-cell office:value-type="string" calcext:value-type="string">
            <text:p>Los gastos subvencionables de esta ayuda incluyen:</text:p>
            <text:p/>
            <text:p>1. **Gastos imputados**: Deben ser anteriores al 1 de enero del año posterior al de ejecución del programa operativo, salvo en el caso de gastos programados y no efectuados.</text:p>
            <text:p>2. **Facturas**: Deben contener la información necesaria conforme al Reglamento de obligaciones de facturación, incluyendo fecha, proveedor, NIF, comprador, base imponible, IVA, y deben identificar correctamente el gasto o inversión realizado.</text:p>
            <text:p>3. **Inversiones**: Los gastos e inversiones deben realizarse en parcelas SIGPAC con usos compatibles. No se admitirán inversiones en ciertas zonas, a menos que se aporte la documentación adecuada.</text:p>
            <text:p/>
            <text:p>Además, los gastos deben estar contabilizados correctamente en la cuenta de mayor del proveedor correspondiente.</text:p>
          </table:table-cell>
          <table:table-cell office:value-type="string" calcext:value-type="string">
            <text:p>El plazo de ejecución de la ayuda se refiere al año en el que se lleva a cabo el programa operativo. Según la información proporcionada, las solicitudes de ayuda financiera o de su saldo para el fondo operativo 2024 se podrán presentar hasta el 15 de febrero de 2025. Sin embargo, el plazo específico para la ejecución del programa operativo no se menciona directamente en los documentos. </text:p>
            <text:p/>
            <text:p>Generalmente, los plazos de ejecución suelen estar alineados con el año fiscal correspondiente, que en este caso sería el año 2024 para el fondo operativo mencionado.</text:p>
          </table:table-cell>
          <table:table-cell office:value-type="string" calcext:value-type="string">
            <text:p>Las solicitudes de ayuda para la ejecución de un fondo operativo que pueden presentar las Organizaciones de Productores son las siguientes:</text:p>
            <text:p/>
            <text:p>a) Anticipos de la parte de ayuda correspondiente a los gastos previsibles aún no realizados para el fondo operativo 2025.</text:p>
            <text:p/>
            <text:p>b) Pagos parciales de ayuda correspondiente a importes ya gastados para el fondo operativo 2025.</text:p>
            <text:p/>
            <text:p>c) Solicitudes de ayuda financiera, o de su saldo, para el fondo operativo 2024, que corresponde a la diferencia entre la ayuda total solicitada una vez finalizada la anualidad y los anticipos y pagos.</text:p>
          </table:table-cell>
          <table:table-cell table:number-columns-repeated="16369"/>
        </table:table-row>
        <table:table-row table:style-name="ro10">
          <table:table-cell office:value-type="string" calcext:value-type="string">
            <text:p>linea-ico-avales-primer-tramo-de-la-linea-de-avales-a-financiacion-concedida-a-hogares-empresas-y-autonomos-para-paliar-danos-causados-por-la-dana</text:p>
          </table:table-cell>
          <table:table-cell office:value-type="string" calcext:value-type="string">
            <text:p>Línea ICO AVALES - Primer tramo de la línea de avales a financiación concedida a hogares, empresas y autónomos para paliar daños causados por la DANA.</text:p>
          </table:table-cell>
          <table:table-cell office:value-type="string" calcext:value-type="string">
            <text:p>Apertura el 29/10/2024 y cierre el 01/12/2025</text:p>
          </table:table-cell>
          <table:table-cell office:value-type="string" calcext:value-type="string">
            <text:p>ESTADO</text:p>
          </table:table-cell>
          <table:table-cell office:value-type="string" calcext:value-type="string">
            <text:p>1000000000.0</text:p>
          </table:table-cell>
          <table:table-cell office:value-type="string" calcext:value-type="string">
            <text:p>Avalar los préstamos concedidos por las entidades financieras como anticipo de las cantidades a percibir del Consorcio de Compensación de Seguros y/o de las Administraciones públicas en concepto de indemnizaciones o ayudas.</text:p>
          </table:table-cell>
          <table:table-cell office:value-type="string" calcext:value-type="string">
            <text:p>Castilla La Mancha, Comunidad Valenciana</text:p>
          </table:table-cell>
          <table:table-cell office:value-type="string" calcext:value-type="string">
            <text:p>0.0</text:p>
          </table:table-cell>
          <table:table-cell office:value-type="string" calcext:value-type="string">
            <text:p>MINISTERIO DE ECONOMÍA, COMERCIO Y EMPRESA - INSTITUTO DE CRÉDITO OFICIAL</text:p>
          </table:table-cell>
          <table:table-cell office:value-type="string" calcext:value-type="string">
            <text:p>Modalidad 1: Hogares o comunidades de propietarios residentes en alguno de los municipios afectados, así como los empleados en un centro de trabajo localizado en alguno de estos municipios.</text:p>
            <text:p/>
            <text:p>Modalidad 2: Dirigida a autónomos y empresas con domicilio social o establecimiento en alguno de los municipios afectados.</text:p>
            <text:p/>
            <text:p>Modalidad 3: Pueden solicitar financiación con esta modalidad autónomos y empresas con domicilio social o establecimiento en alguno de los municipios afectados. En estos casos esta modalidad será compatible con la Modalidad 2 de la Línea.</text:p>
          </table:table-cell>
          <table:table-cell office:value-type="string" calcext:value-type="string">
            <text:p>El plazo de solicitud es desde el 29/10/2024 hasta el 01/12/2025.</text:p>
          </table:table-cell>
          <table:table-cell office:value-type="string" calcext:value-type="string">
            <text:p>El ICO permitirá la concesión de avales del Estado por un importe del 80% de la financiación otorgada por las entidades financieras que tendrán como finalidad el adelanto del pago de las indemnizaciones del Consorcio de Compensación de Seguros o de otras ayudas que puedan convocar las diferente Administraciones Públicas. Adicionalmente, los autónomos y empresas podrán financiar las inversiones o el circulante necesario para recuperar su actividad.</text:p>
            <text:p/>
            <text:p>El plazo de la financiación avalada es de 5 años.</text:p>
            <text:p/>
            <text:p>El importe máximo del préstamo será la suma de la indemnización solicitada al Consorcio de Compensación de Seguros, que no podrá ser superior al capital asegurado por la póliza de seguros, y del importe esperado de las ayudas solicitadas.</text:p>
          </table:table-cell>
          <table:table-cell/>
          <table:table-cell office:value-type="string" calcext:value-type="string">
            <text:p>Las entidades podrán solicitar los avales para operaciones de financiación concedidas entre el 29 de octubre de 2024 y el 30 de noviembre 2025 y los avales se podrán otorgar hasta el 31 de diciembre de 2025.</text:p>
          </table:table-cell>
          <table:table-cell office:value-type="string" calcext:value-type="string">
            <text:p>Modalidad 1: financiación con el respaldo de ayudas e indemnizaciones a hogares</text:p>
            <text:p>Modalidad 2: financiación con el respaldo de ayudas e indemnizaciones a empresas y autónomos</text:p>
            <text:p>Modalidad 3: recuperación de la Capacidad Productiva de empresas</text:p>
          </table:table-cell>
          <table:table-cell table:number-columns-repeated="16369"/>
        </table:table-row>
        <table:table-row table:style-name="ro25">
          <table:table-cell office:value-type="string" calcext:value-type="string">
            <text:p>ayudas-al-establecimiento-de-jovenes-a-la-agricultura-y-a-las-inversiones-para-la-mejora-yo-modernizacion-en-explotaciones-agricolas-y-ganaderas-de-los-jovenes-que-se-establezcan-simultaneamente</text:p>
          </table:table-cell>
          <table:table-cell office:value-type="string" calcext:value-type="string">
            <text:p>Ayudas al establecimiento de jóvenes a la agricultura y a las inversiones para la mejora y/o modernización en explotaciones agrícolas y ganaderas de los jóvenes que se establezcan simultáneamente.</text:p>
          </table:table-cell>
          <table:table-cell office:value-type="string" calcext:value-type="string">
            <text:p>Apertura el 20/12/2024 y cierre el 03/03/2025</text:p>
          </table:table-cell>
          <table:table-cell office:value-type="string" calcext:value-type="string">
            <text:p>CASTILLA-LA MANCHA</text:p>
          </table:table-cell>
          <table:table-cell office:value-type="string" calcext:value-type="string">
            <text:p>85000000.0</text:p>
          </table:table-cell>
          <table:table-cell office:value-type="string" calcext:value-type="string">
            <text:p>El objetivo de la ayuda es atraer y apoyar a las personas jóvenes agricultoras y ganaderas suficientemente formadas, como titulares o socias de explotaciones, y facilitar el desarrollo empresarial sostenible en las zonas rurales de Castilla-La Mancha. También busca promover el relevo generacional en el sector, la creación de empleo en las zonas rurales, la fijación de población en el medio rural, y la igualdad de género, fomentando la participación de las mujeres en la agricultura.</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DESARROLLO RURAL</text:p>
          </table:table-cell>
          <table:table-cell office:value-type="string" calcext:value-type="string">
            <text:p>Pueden ser beneficiarias de estas ayudas las personas jóvenes que se establezcan por primera vez en una explotación prioritaria en modalidad de titularidad única, titularidad compartida o en una explotación asociativa en la que sean jefas de la explotación. Además, deben cumplir los requisitos y condiciones de admisibilidad establecidos en el artículo 5 de la Orden de bases. No se permite la incorporación en sociedades unipersonales.</text:p>
          </table:table-cell>
          <table:table-cell/>
          <table:table-cell office:value-type="string" calcext:value-type="string">
            <text:p>El monto máximo de la ayuda puede alcanzar hasta 400.000 euros por explotación, teniendo en cuenta la mano de obra propia de la persona beneficiaria y las nuevas personas asalariadas. En el caso de incorporaciones a entidades asociativas en el sector del champiñón, la inversión máxima auxiliable total podrá incrementarse hasta 2.000.000 euros.</text:p>
          </table:table-cell>
          <table:table-cell office:value-type="string" calcext:value-type="string">
            <text:p>Los gastos o actuaciones subvencionables de la ayuda incluyen:</text:p>
            <text:p/>
            <text:p>1. **Construcción, adquisición o mejora de bienes inmuebles.**</text:p>
            <text:p>2. **Compra de nueva maquinaria y equipos** hasta el valor de mercado del producto.</text:p>
            <text:p>3. **Adquisición o desarrollo de programas informáticos** y adquisiciones de patentes, licencias, derechos de autor y marcas registradas.</text:p>
            <text:p>4. **Adquisición de material vegetal** de viveros autorizados e inscritos en los registros oficiales, cumpliendo con las medidas de protección contra organismos nocivos.</text:p>
            <text:p/>
            <text:p>Además, se consideran elegibles los gastos relacionados con la mejora de resultados económicos, modernización y reestructuración de las explotaciones, así como otros gastos específicos mencionados en el Anexo 4 de la orden de bases. Sin embargo, hay gastos que no son subvencionables, como los arrendamientos financieros, mano de obra de la propia explotación, y otros gastos específicos que se detallan en la normativa.</text:p>
          </table:table-cell>
          <table:table-cell office:value-type="string" calcext:value-type="string">
            <text:p>El plazo de ejecución de las actuaciones subvencionables será el establecido en el artículo 30 de la orden de bases. Sin embargo, el texto no proporciona un plazo específico en las páginas consultadas. Generalmente, este tipo de ayudas suele tener un plazo que puede variar, por lo que se recomienda consultar directamente el artículo mencionado para obtener la información exacta.</text:p>
          </table:table-cell>
          <table:table-cell office:value-type="string" calcext:value-type="string">
            <text:p>Las diferentes líneas de actuación mencionadas en la información son:</text:p>
            <text:p/>
            <text:p>1. **Establecimiento de jóvenes en la agricultura**: Esta línea busca la incorporación de jóvenes al sector agrícola como titulares de explotación, apoyando su inicio mediante el pago de una prima para cubrir los primeros gastos.</text:p>
            <text:p/>
            <text:p>2. **Inversiones en explotaciones agrícolas**: Se enfoca en realizar inversiones que hagan las explotaciones más competitivas, estimulando la adopción de nuevas tecnologías y facilitando el acceso a la financiación.</text:p>
            <text:p/>
            <text:p>3. **Cumplimiento de nuevas normas de la Unión**: Inversiones destinadas a cumplir con nuevas regulaciones de la Unión Europea, sin necesidad de justificar la mejora del rendimiento global de la explotación.</text:p>
            <text:p/>
            <text:p>4. **Generación de energías renovables**: Inversiones para la producción de energía renovable, que deben respetar criterios de sostenibilidad y destinarse exclusivamente al autoconsumo de la explotación.</text:p>
            <text:p/>
            <text:p>5. **Inversiones en riego**: Se pueden cofinanciar inversiones en instalaciones de riego que contribuyan a la sostenibilidad de las empresas agrarias.</text:p>
            <text:p/>
            <text:p>Estas líneas de actuación están diseñadas para promover el desarrollo empresarial sostenible en las zonas rurales y fomentar la inclusión social y la igualdad de género en el sector agrícola.</text:p>
          </table:table-cell>
          <table:table-cell table:number-columns-repeated="16369"/>
        </table:table-row>
        <table:table-row table:style-name="ro25">
          <table:table-cell office:value-type="string" calcext:value-type="string">
            <text:p>subvenciones-para-la-puesta-en-marcha-del-programa-de-apoyo-activo-al-empleo-ano-2024</text:p>
          </table:table-cell>
          <table:table-cell office:value-type="string" calcext:value-type="string">
            <text:p>Subvenciones para la puesta en marcha del Programa de Apoyo Activo al Empleo, año 2024.</text:p>
          </table:table-cell>
          <table:table-cell office:value-type="string" calcext:value-type="string">
            <text:p>Apertura el 08/01/2025 y cierre el 30/01/2026</text:p>
          </table:table-cell>
          <table:table-cell office:value-type="string" calcext:value-type="string">
            <text:p>CASTILLA-LA MANCHA</text:p>
          </table:table-cell>
          <table:table-cell office:value-type="string" calcext:value-type="string">
            <text:p>73200000.0</text:p>
          </table:table-cell>
          <table:table-cell office:value-type="string" calcext:value-type="string">
            <text:p>La finalidad de estas subvenciones consiste en crear oportunidades de inserción en el mercado laboral, mediante la formación y la contratación de las personas desempleadas, así como actualizar o renovar sus competencias profesionales y prevenir las situaciones de exclusión social, posibilitando realizar con ellas acciones de orientación laboral y de formación profesional en el ámbito laboral.</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ínea 1:</text:p>
            <text:p>- Las entidades locales de Castilla-La Mancha, las entidades vinculadas o dependientes de las mismas y las agrupaciones de municipios.</text:p>
            <text:p/>
            <text:p>Línea 2:</text:p>
            <text:p>- Las entidades de formación acreditadas y/o inscritas en el Registro Estatal de Entidades de Formación. En el caso de que estas entidades no sean entidades locales, deberán suscribir el correspondiente acuerdo con una o varias de las entidades beneficiarias de las subvenciones reguladas en la línea 1.</text:p>
            <text:p/>
            <text:p>Línea 3:</text:p>
            <text:p>- Las empresas, las entidades sin ánimo de lucro, las personas trabajadoras autónomas, las sociedades laborales o cooperativas y las comunidades de bienes, que realicen contrataciones por tiempo indefinido o contratos formativos.</text:p>
            <text:p/>
            <text:p>Línea 4:</text:p>
            <text:p>- Los municipios de Castilla-La Mancha que hayan sido declarados como afectados por la DANA, así como aquellos otros que, dentro del plazo de presentación de solicitudes sean declarados por las autoridades competentes como municipios afectados por situaciones de emergencia o catástrofe.</text:p>
          </table:table-cell>
          <table:table-cell office:value-type="string" calcext:value-type="string">
            <text:p>Línea 1: Desde el <text:s/>08/01/2025 hasta el 27/01/2025. Línea 2: Desde el 02/06/2025 hasta el 20/06/2025. Línea 3: <text:s/>Un mes a contar desde la fecha del inicio de la relación laboral. <text:s/>(Se presentará una solicitud por cada una de las personas contratadas) Línea 4: Desde el 08/01/2025 hasta el 30/01/2026.</text:p>
          </table:table-cell>
          <table:table-cell office:value-type="string" calcext:value-type="string">
            <text:p>Línea 2:</text:p>
            <text:p>La cuantía máxima de la subvención a conceder por cada acción formativa se determinará mediante el producto del número de horas de la misma por el número de alumnos/as y por el importe del módulo correspondiente. (Los módulos podrán consultarse en la sede de solicitud de la ayuda más adelante)</text:p>
            <text:p/>
            <text:p>Línea 3:</text:p>
            <text:p>- La cuantía de la subvención por cada contrato formativo para la obtención de la práctica profesional adecuada al nivel de estudios realizado será de 8.000 euros y la cuantía de la subvención por cada contrato indefinido será de 10.000 euros. </text:p>
            <text:p>- En el caso de personas contratadas a tiempo parcial, el importe se reducirá en función de la jornada pactada.</text:p>
            <text:p/>
            <text:p>Línea 4</text:p>
            <text:p>- En el caso de municipios de Castilla-La Mancha que hayan sido declarados como afectados por la DANA y aquellos otros que sean declarados como zona afectada gravemente por una emergencia de protección civil, el importe total de la subvención no podrá superar el equivalente a 25 contratos de 180 días de duración.</text:p>
            <text:p>- En los demás casos, tratándose de municipios que, dentro del plazo de presentación de solicitudes, sean declarados por las autoridades competentes como afectados por situaciones de catástrofe, el importe total de la subvención no podrá superar el equivalente a 10 contratos de 180 días de duración.</text:p>
          </table:table-cell>
          <table:table-cell office:value-type="string" calcext:value-type="string">
            <text:p>Línea 1:</text:p>
            <text:p>- Los costes de las contrataciones.</text:p>
            <text:p/>
            <text:p>Línea 2: </text:p>
            <text:p>a) Acciones conducentes a la obtención de los certificados profesionales, referidos al Catálogo Nacional de Cualificaciones Profesionales de nivel 1 y de nivel 2, completos o por Módulos formativos.</text:p>
            <text:p>b) Otras especialidades formativas no dirigidas a la obtención de certificados profesionales.</text:p>
            <text:p/>
            <text:p>Línea 3:</text:p>
            <text:p>- Serán subvencionables los contratos formativos para la obtención de la práctica profesional adecuada al nivel de estudios y los contratos con carácter indefinido, excepto los contratos fijos-discontinuos, formalizados con personas titulares del título “Cheque Empleo” que, en el momento de la contratación, se encuentren inscritas como demandantes de empleo no ocupadas en las Oficinas Emplea de Castilla-La Mancha.</text:p>
            <text:p/>
            <text:p>Línea 4:</text:p>
            <text:p>- El importe de la subvención concedida por contrato de trabajo irá destinado a sufragar el coste laboral, considerando como tal a los efectos de la presente orden el total de las retribuciones, incluida la parte proporcional de dos pagas extraordinarias, más las correspondientes cotizaciones empresariales a la Seguridad Social de la persona trabajadora.</text:p>
            <text:p>- Cuando se origine una incapacidad temporal por contingencias comunes, se subvencionará el importe correspondiente a la cuantía que deba abonar la entidad beneficiaria en los primeros quince días</text:p>
          </table:table-cell>
          <table:table-cell office:value-type="string" calcext:value-type="string">
            <text:p>a) Para la línea 1, serán subvencionables las actuaciones que se realicen en el período comprendido desde el 8 de enero de 2025 y hasta el 31 de marzo de 2026. No obstante, cuando la contratación vaya precedida de una acción formativa de las previstas en la línea 2 o cuando se trate de contratos de hasta 240 días naturales de duración, el plazo finalizará el 30 de septiembre de 2026.</text:p>
            <text:p/>
            <text:p>b) Para la línea 2, serán subvencionables las actuaciones que se realicen desde el día siguiente a la notificación de la resolución de concesión hasta el 31 de diciembre de 2025.</text:p>
            <text:p/>
            <text:p>c) Para la línea 3, serán subvencionables las actuaciones que se realicen desde la emisión del cheque empleo hasta el 30 de noviembre de 2027. En todo caso, el cheque empleo podrá canjearse en el plazo máximo de 12 meses desde su emisión.</text:p>
            <text:p/>
            <text:p>d) Para la línea 4, serán subvencionables las actuaciones que se realicen en el periodo comprendido entre el 8 de enero de 2025 y hasta el 30 de septiembre de 2026.</text:p>
          </table:table-cell>
          <table:table-cell office:value-type="string" calcext:value-type="string">
            <text:p>Línea 1.- Ayudas para la contratación por las entidades locales, entidades vinculadas o dependientes de las mismas y agrupaciones de municipios.</text:p>
            <text:p/>
            <text:p>Línea 2.- Ayudas para la formación profesional en el ámbito laboral.</text:p>
            <text:p/>
            <text:p>Línea 3.- Ayudas para la contratación de las personas titulares del cheque empleo.</text:p>
            <text:p/>
            <text:p>Línea 4.- Ayudas para la contratación por municipios afectados por situaciones de emergencia o catástrofe.</text:p>
          </table:table-cell>
          <table:table-cell/>
          <table:table-cell office:value-type="string" calcext:value-type="string">
            <text:p>Línea 1:</text:p>
            <text:p>- La modalidad de contratación será el contrato vinculado a programas de activación para el empleo.</text:p>
            <text:p>- La duración de los contratos no será inferior a 180 días naturales. Si bien, las entidades beneficiarias podrán celebrar contratos de duración inferior, sin que en ningún caso la duración de los mismos sea inferior a 90 días naturales y siempre que éstos no superen el 40 por ciento del importe solicitado. Este límite del 40 por ciento no se aplicará a los municipios menores de 500 habitantes.</text:p>
            <text:p/>
            <text:p>Línea 2: </text:p>
            <text:p>- La duración mínima de las acciones formativas será de 120 horas y no podrán superar el máximo de 300 horas de duración total (no incluido, en casos de certificados profesionales, el módulo de formación práctica en centros de trabajo). La duración máxima se podrá superar cuando concurran causas justificadas relacionadas con el programa formativo.</text:p>
            <text:p/>
            <text:p>Línea 3:</text:p>
            <text:p>- La duración de los contratos formativos para la obtención de la práctica profesional será de un año, salvo que el convenio colectivo de ámbito sectorial estatal o autonómico o, en su defecto, el convenio colectivo sectorial de ámbito inferior determine una duración inferior a un año, en cuyo caso el contrato subvencionado tendrá la duración máxima establecida en el mismo.</text:p>
            <text:p/>
            <text:p>Línea 4:</text:p>
            <text:p>- La duración de los contratos no será inferior a 180 días naturales. Si bien, las entidades beneficiarias podrán celebrar contratos de duración inferior, sin que en ningún caso la duración de los mismos sea inferior a 90 días naturales.</text:p>
            <text:p>- a jornada de los contratos de trabajo subvencionados será a tiempo completo y equivalente a la de un trabajador o una trabajadora comparable de la entidad contratante, sin que pueda exceder de la misma</text:p>
          </table:table-cell>
          <table:table-cell table:number-columns-repeated="16367"/>
        </table:table-row>
        <table:table-row table:style-name="ro11">
          <table:table-cell office:value-type="string" calcext:value-type="string">
            <text:p>prestamos-directos-para-la-financiacion-empresarial-en-galicia-para-el-ano-2025</text:p>
          </table:table-cell>
          <table:table-cell office:value-type="string" calcext:value-type="string">
            <text:p>Préstamos directos para la financiación empresarial en Galicia para el año 2025.</text:p>
          </table:table-cell>
          <table:table-cell office:value-type="string" calcext:value-type="string">
            <text:p>Apertura el 20/01/2025 y cierre el 01/12/2025</text:p>
          </table:table-cell>
          <table:table-cell office:value-type="string" calcext:value-type="string">
            <text:p>GALICIA</text:p>
          </table:table-cell>
          <table:table-cell office:value-type="string" calcext:value-type="string">
            <text:p>50000000.0</text:p>
          </table:table-cell>
          <table:table-cell office:value-type="string" calcext:value-type="string">
            <text:p>Línea 1:</text:p>
            <text:p>- Financiar actuaciones consistentes en proyectos de nuevas inversiones, intervenciones de ampliación de la capacidad productiva y/o mejora de instalaciones existentes. </text:p>
            <text:p/>
            <text:p>Línea 2:</text:p>
            <text:p>- Apoyar financieramente la concentración y sucesión de empresas, la adquisición de unidades productivas, el traslado de unidades productivas a Galicia para favorecer la concentración de actividades, y la absorción de empresas para mejorar la competitividad.</text:p>
            <text:p/>
            <text:p>Línea 3:</text:p>
            <text:p>- Apoyar financieramente proyectos de desarrollo tecnológico e innovación de las empresas en Galicia.</text:p>
            <text:p/>
            <text:p>Línea 4:</text:p>
            <text:p>- Apoyar financieramente empresas de la industria manufacturera financiando capital circulante en aquellas situaciones en las que se manifieste la necesidad de afrontar con las entidades financieras la prestamización de operaciones de circulante, reestructuración de pasivos, negociación de carencias, etc. para acomodar los deberes de reembolso de los pasivos a los flujos de efectivo generados por las operaciones de la empresa.</text:p>
            <text:p>- Apoyar financieramente la empresas del sector de la pesca, acuicultura, así como de la transformación y comercialización de productos de estos sectores, mediante la concesión de préstamos para financiar capital circulante, cuando acrediten la necesidad de incrementar su fondo de maniobra y la capacidad de reembolsar su endeudamiento mediante un plan financiero.</text:p>
            <text:p/>
            <text:p>Línea 5:</text:p>
            <text:p>- Apoyar financieramente la empresas con centros de trabajo mayoritariamente situados en Galicia, que realicen inversiones en alguno de los países incluidos en la convocatoria siempre que no tengan la consideración de jurisdicciones no cooperativas.</text:p>
            <text:p>- La actuación deberá encuadrarse en el marco de un plan de expansión internacional de la empresa que no implique un deslocalizamiento de las actividades productivas, ni una reducción de las actividades en Galicia.</text:p>
            <text:p/>
            <text:p>Línea 6:</text:p>
            <text:p>- Apoyar financieramente las empresas que desarrollan actividades en el sector de la industria auxiliar de la construcción naval, para permitirles financiar a largo plazo pagos operativos, disponer de un fondo de maniobra suficiente y/o disponer de garantías pignoraticias para acceder a los avales técnicos y financieros necesarios para su actividad en el suministro de bienes y servicios para proyectos concretos de construcción naval, a desarrollar en Galicia.</text:p>
            <text:p/>
            <text:p>Línea 7:</text:p>
            <text:p>- Financiación de actuaciones a desarrollar por centros tecnológicos, asociaciones empresariales fundaciones y entidades que desarrollen o proyecten desarrollar actividades económicas, de investigación y desarrollo o presten servicios de interés para el tejido empresarial galleg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ínea 1:</text:p>
            <text:p>- Personas físicas, agrupaciones de personas físicas o jurídicas, agrupaciones de interés económico, sociedades civiles y comunidades de bienes.</text:p>
            <text:p/>
            <text:p>Línea 2:</text:p>
            <text:p>- </text:p>
            <text:p/>
            <text:p>Línea 3:</text:p>
            <text:p>- Sociedades mercantiles con centros de trabajo en Galicia, en los cuáles se pretenda desarrollar mayoritariamente un proyecto concreto de desarrollo tecnológico e innovación.</text:p>
            <text:p/>
            <text:p>Línea 4:</text:p>
            <text:p>- Las personas físicas, agrupaciones, sociedades civiles y comunidades de bienes que vengan desarrollando durante más de 3 años alguna de las actividades comprendidas en los CNAE 03, 05 a 09, 10 a 33, 4638 y 4723 y además acrediten, mediante una memoria explicativa la necesidad de financiación de capital circulante estructural.</text:p>
            <text:p/>
            <text:p>Línea 5:</text:p>
            <text:p>- Las personas físicas, agrupaciones, sociedades civiles y comunidades de bienes.</text:p>
            <text:p/>
            <text:p>Línea 6:</text:p>
            <text:p>- Las personas físicas, agrupaciones, sociedades civiles y comunidades de bienes que cumplan los requisitos del citado artículo, y que suministren bienes o servicios a empresas del sector de la construcción naval (CNAE 301).</text:p>
            <text:p/>
            <text:p>Línea 7:</text:p>
            <text:p>- Entidades vinculadas a sectores productivos de Galicia o actuaciones a desarrollar en la Comunidad Autónoma.</text:p>
          </table:table-cell>
          <table:table-cell office:value-type="string" calcext:value-type="string">
            <text:p>El plazo de solicitud es desde el 20/01/2025 hasta el 01/12/2025.</text:p>
          </table:table-cell>
          <table:table-cell office:value-type="string" calcext:value-type="string">
            <text:p>Línea 1:</text:p>
            <text:p>- La actuación deberá presentar un coste financiable en activos fijos igual o superior a 1.000.000 € más impuestos.</text:p>
            <text:p>- El importe mínimo del préstamo o de la participación del Igape en el sindicato bancario será de 500.000 € y un límite máximo de 5.000.000 €.</text:p>
            <text:p/>
            <text:p>Línea 2:</text:p>
            <text:p>- Las actuaciones a desarrollar en Galicia deberán presentar un coste financiable igual o superior a 100.000 € más impuestos.</text:p>
            <text:p>- El importe mínimo del préstamo será de 50.000 € y el máximo de 5.000.000 €. En ningún caso superará el 50 % del coste de la actuación financiable. </text:p>
            <text:p/>
            <text:p>Línea 3:</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 </text:p>
            <text:p/>
            <text:p>Línea 4:</text:p>
            <text:p>- El importe mínimo del préstamo será de 300.000 € y el máximo de 1.000.000 €.</text:p>
            <text:p/>
            <text:p>Línea 5:</text:p>
            <text:p>- El importe mínimo del préstamo será de 300.000 € y el máximo de 5.000.000 €.</text:p>
            <text:p/>
            <text:p>Línea 6:</text:p>
            <text:p>- El importe mínimo del préstamo será de 300.000 € y el máximo de 1.000.000 €.</text:p>
            <text:p/>
            <text:p>Línea 7:</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text:p>
          </table:table-cell>
          <table:table-cell office:value-type="string" calcext:value-type="string">
            <text:p>a) Bienes tangibles cuyo uso previsto por la persona beneficiaria sea la producción o suministro de bienes o servicios, o bien para fines administrativos: terrenos y bienes naturales, construcciones, instalaciones técnicas, maquinaria, útiles, otras instalaciones, mobiliario, equipamientos para proceso de información y elementos de transporte, así como otro inmovilizado material necesario para el desarrollo de la actividad. Se excluyen las inversiones inmobiliarias, entendiendo como tales los activos inmuebles que se adquieran o construyan para obtener rentas, plusvalías o ambas.</text:p>
            <text:p/>
            <text:p>b) Bienes intangibles adquiridos a terceros, tales como investigación, desarrollo, concesiones administrativas, propiedad industrial o intelectual, derechos de traspaso y aplicaciones informáticas.</text:p>
            <text:p/>
            <text:p>c) Gastos de desarrollo tecnológico e innovación referidos a un proyecto concreto, que incluirán: costes de investigación contractual y costes de consultoría u otros servicios externos necesarios para el desarrollo del proyecto, gastos de personal dedicado al desarrollo del proyecto (investigadores, desarrolladores técnicos y demás personal auxiliar), y materiales y consumibles necesarios para el desarrollo del proyecto.</text:p>
            <text:p/>
            <text:p>d) Capital de explotación, entendiendo como tal el incremento permanente de capital corriente necesario para la actividad.</text:p>
            <text:p/>
            <text:p>e) Inversiones financieras consistentes en la compra de acciones o participaciones, enmarcados en un plan de concentración o sucesión de empresas.</text:p>
            <text:p/>
            <text:p>f) Adquisición de unidades productivas en funcionamiento, con la incorporación de activos en uno, fondo de comercio y, si es el caso, de pasivos.</text:p>
            <text:p/>
            <text:p>g) Inversiones financieras en sucursales, filiales y/o sociedades en las que se cuente o pretenda conseguir una participación significativa en el capital, domiciliadas en determinados países, realizados en base a un plan de expansión internacional. Los fondos del préstamo, deberán ser aplicados en la sucursal, filial o entidad destino a alguna/s de las finalidades relacionadas en los puntos anteriores.</text:p>
            <text:p/>
            <text:p>h) Gastos de traslado de unidades productivas con destino a centros de trabajo ubicados en Galicia, ya sea creando nuevos centros de trabajo o ampliando nuevos existentes para la concentración de actividades.</text:p>
            <text:p/>
            <text:p>i) Salvo en los conceptos recogidos en el punto d) anterior, se excluye el IVA cuando sea recuperable.</text:p>
          </table:table-cell>
          <table:table-cell/>
          <table:table-cell office:value-type="string" calcext:value-type="string">
            <text:p>Línea 1. Préstamos para inversiones estratégicas.</text:p>
            <text:p>Línea 2. Préstamos para la concentración de empresas.</text:p>
            <text:p>Línea 3. Préstamos para proyectos de desarrollo tecnológico e innovación.</text:p>
            <text:p>Línea 4. Préstamos para financiar capital circulante en la industria manufacturera, enmarcados en un proceso de reestructuración de deudas, y para las empresas del sector de la pesca, acuicultura, así como la transformación y comercialización de los productos de estos sectores.</text:p>
            <text:p>Línea 5. Préstamos para financiar la implantación de empresas gallegas en el exterior.</text:p>
            <text:p>Línea 6. Préstamos para financiar la operativa de la industria auxiliar naval.</text:p>
            <text:p>Línea 7. Préstamos para financiar la operativa de centros tecnológicos, asociaciones empresariales, fundaciones y entidades que desarrollen actividades económicas, actividades de I+D o presten servicios de interés para el tejido empresarial gallego.</text:p>
          </table:table-cell>
          <table:table-cell table:number-columns-repeated="16369"/>
        </table:table-row>
        <table:table-row table:style-name="ro9">
          <table:table-cell office:value-type="string" calcext:value-type="string">
            <text:p>ayudas-del-cdti-a-proyectos-de-innovacion-tecnologica-linea-directa-de-innovacion-dana-2025</text:p>
          </table:table-cell>
          <table:table-cell office:value-type="string" calcext:value-type="string">
            <text:p>Ayudas del CDTI a proyectos de innovación tecnológica - Línea Directa de Innovac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text:p>
          </table:table-cell>
          <table:table-cell office:value-type="string" calcext:value-type="string">
            <text:p>Apoyo a proyectos de carácter aplicado, muy cercanos al mercado, con riesgo tecnológico medio/bajo y cortos períodos de recuperación de la inversión, que consigan mejorar la competitividad de la empresa mediante la incorporación de tecnologías emergentes en el sector.</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que desarrollen el proyecto de innovación en España</text:p>
          </table:table-cell>
          <table:table-cell office:value-type="string" calcext:value-type="string">
            <text:p>Esta línea estará vigente hasta el agotamiento de los fondos disponibles o cuando el Consejo de Administración del CDTI así lo determine.</text:p>
          </table:table-cell>
          <table:table-cell office:value-type="string" calcext:value-type="string">
            <text:p>El presupuesto mínimo financiable por proyecto es de 175.000 €.</text:p>
            <text:p/>
            <text:p>Estos proyectos se financiarán mediante una Ayuda Parcialmente Reembolsable con una cobertura de hasta el 75% del presupuesto total aprobado por el Consejo de Administración del CDTI.</text:p>
            <text:p/>
            <text:p>En caso de que el proyecto de innovación sea cofinanciado con cargo a FEDER y siempre según la disponibilidad de fondos, esta cobertura podrá alcanzar hasta el 85% del presupuesto total aprobado por el Consejo de Administración del CDTI.</text:p>
            <text:p/>
            <text:p>Tipo de Interés aplicable y periodo de amortización</text:p>
            <text:p>- El tipo de interés aplicable será fijo y del 0%.</text:p>
            <text:p>- El período de amortización será de 5 o 7 años, a elección del solicitante.</text:p>
            <text:p/>
            <text:p>Amortización del tramo reembolsable:</text:p>
            <text:p>- Con independencia del plazo de amortización elegido, las amortizaciones serán semestrales, estableciéndose la primera amortización de capital al año de la finalización prevista del proyecto.</text:p>
            <text:p>- En ningún caso, el período de amortización solicitado podrá ser objeto de modificación.</text:p>
            <text:p/>
            <text:p>El tramo no reembolsable, sujeto a disponibilidad de fondos, variará en funcióndel origen de fondos utilizados para la financiación del proyecto:</text:p>
            <text:p>- En caso de que el proyecto se financie exclusivamente con fondos CDTI, el tramo no reembolsable del proyecto será de un 7%.</text:p>
            <text:p>- En caso de que el proyecto sea cofinanciado con cargo a fondos europeos, el tramo no reembolsable del proyecto será de un 10%.</text:p>
          </table:table-cell>
          <table:table-cell office:value-type="string" calcext:value-type="string">
            <text:p>Se consideran inversiones y gastos elegibles:</text:p>
            <text:p>- La adquisición de activos fijos nuevos que suponga un salto tecnológico importante para la empresa que realiza el proyecto.</text:p>
            <text:p>- Costes de personal.</text:p>
            <text:p>- Materiales y consumibles.</text:p>
            <text:p>- Contratación de servicios externos y subcontrataciones.</text:p>
            <text:p>- Gastos generales.</text:p>
            <text:p>- Costes de auditoría del proyecto, con un límite máximo de 2.000 €.</text:p>
            <text:p>- Costes de la validación del cumplimiento del principio DNSH de entidad acreditada por ENAC, y de cualquier otro informe relativo al cumplimiento de este principio que se pueda requerir en fases posteriores del proyecto, con un límite de 2.000€</text:p>
          </table:table-cell>
          <table:table-cell office:value-type="string" calcext:value-type="string">
            <text:p>Los proyectos de innovación tecnológica susceptibles de ayuda a través de la línea LIC tendrán una duración mínima de 9 meses y máxima de 24 meses, con un único hito, sin perjuicio de la aprobación de posibles prórrogas de ejecución.</text:p>
          </table:table-cell>
          <table:table-cell table:number-columns-repeated="16370"/>
        </table:table-row>
        <table:table-row table:style-name="ro27">
          <table:table-cell office:value-type="string" calcext:value-type="string">
            <text:p>ayudas-del-cdti-a-proyectos-de-innovacion-tecnologica-linea-directa-de-expansion-dana-2025</text:p>
          </table:table-cell>
          <table:table-cell office:value-type="string" calcext:value-type="string">
            <text:p>Ayudas del CDTI a proyectos de innovación tecnológica - Línea Directa de Expans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200000000.0</text:p>
          </table:table-cell>
          <table:table-cell office:value-type="string" calcext:value-type="string">
            <text:p>Para contribuir a la recuperación de las empresas afectadas por la DANA, el CDTI diseña una línea de financiación para la recuperación de las capacidades productivas, mediante la incorporación de tecnología innovadora, dirigida a las empresas situadas en los territorios afectados.</text:p>
          </table:table-cell>
          <table:table-cell office:value-type="string" calcext:value-type="string">
            <text:p>Estatal</text:p>
          </table:table-cell>
          <table:table-cell office:value-type="string" calcext:value-type="string">
            <text:p>2250000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desarrollen un proyecto de inversión en las zonas asistidas.</text:p>
          </table:table-cell>
          <table:table-cell office:value-type="string" calcext:value-type="string">
            <text:p>La presentación de proyectos se podrá realizar de forma continuada a lo largo de todo el año, hasta agotar la disponibilidad de fondos.</text:p>
          </table:table-cell>
          <table:table-cell office:value-type="string" calcext:value-type="string">
            <text:p>El presupuesto mínimo de los proyectos de inversión será de 175.000 euros y el máximo de 30.000.000 euros.</text:p>
            <text:p/>
            <text:p>Los proyectos se financiarán mediante una ayuda parcialmente reembolsable.</text:p>
            <text:p/>
            <text:p>Tipo de interés aplicable y período de amortización</text:p>
            <text:p>- El tipo de interés aplicable será fijo y del 0%.</text:p>
            <text:p>- El periodo de amortización será de 9 años, con un año de carencia de capital a contar desde la fecha de finalización prevista del proyecto.</text:p>
            <text:p>- Las amortizaciones serán semestrales, e incluirán la parte de principal y de intereses que corresponda.</text:p>
            <text:p/>
            <text:p>Tramo no reembolsable de la ayuda</text:p>
            <text:p>- La ayuda se compone de un tramo reembolsable y de un tramo no reembolsable (TNR) de un 10% si es a cargo de fondos CDTI o de entre un 15% y un 30% en el caso de que el proyecto sea cofinanciado con cargo a fondos europeos conforme al cuadro indicado en el Anexo II de esta ficha.</text:p>
            <text:p>- El TNR de la ayuda se calcula sobre su cobertura financiera. A efectos de este cálculo, la cobertura máxima será del 75% del presupuesto total aprobado por el Consejo de Administración.</text:p>
          </table:table-cell>
          <table:table-cell office:value-type="string" calcext:value-type="string">
            <text:p>Se consideran inversiones elegibles:</text:p>
            <text:p>- La adquisición de activos fijos nuevos que supongan una innovación tecnológica y mejora de capacidades productivas en la empresa (grupo) que realiza el proyecto.</text:p>
            <text:p/>
            <text:p>La inversión podrá materializarse en activos fijos nuevos materiales e inmateriales:</text:p>
            <text:p>- «Activos Materiales»: activos consistentes en maquinaria y equipos;</text:p>
            <text:p>- «Activos Inmateriales»: activos que no tienen una materialización física o financiera, como las patentes, licencias, conocimientos técnicos u otros derechos de propiedad intelectual o industrial.</text:p>
          </table:table-cell>
          <table:table-cell office:value-type="string" calcext:value-type="string">
            <text:p>Los proyectos de inversión financiados por esta línea tendrán una duración mínima de 9 meses y máxima de 24 meses, con un solo hito, sin perjuicio de la aprobación de posibles prórrogas de ejecución.</text:p>
          </table:table-cell>
          <table:table-cell office:value-type="string" calcext:value-type="string">
            <text:p>1. Ayudas a la inversión inicial, entendiendo como tal, la inversión en activos materiales e inmateriales relacionada con al menos uno de los objetivos siguientes:</text:p>
            <text:p>- La creación de un nuevo establecimiento;</text:p>
            <text:p>- La ampliación de la capacidad de un establecimiento existente;</text:p>
            <text:p>- La diversificación de la producción de un establecimiento en productos o servicios que anteriormente no se producían o prestaban en el mismo; </text:p>
            <text:p>- Una transformación fundamental del proceso global de producción del producto o productos o de la prestación global del servicio o servicios afectados por la inversión en el establecimiento.</text:p>
            <text:p/>
            <text:p>2. Ayudas a la inversión inicial que crea una nueva actividad económica, entendiendo como tal, la inversión en activos materiales e inmateriales relacionada con al menos una de las siguientes actividades:</text:p>
            <text:p>- La creación de un nuevo establecimiento;</text:p>
            <text:p>- La diversificación de la actividad de un establecimiento, siempre y cuando la nueva actividad no sea una actividad idéntica ni similar a la realizada previamente en el establecimiento.</text:p>
          </table:table-cell>
          <table:table-cell office:value-type="string" calcext:value-type="string">
            <text:p>La ayuda concedida por el CDTI será incompatible con cualquier otra ayuda que tenga por objeto la financiación del mismo proyecto, ya sea directa o indirecta, pública o privada.</text:p>
          </table:table-cell>
          <table:table-cell table:number-columns-repeated="16368"/>
        </table:table-row>
        <table:table-row table:style-name="ro5">
          <table:table-cell office:value-type="string" calcext:value-type="string">
            <text:p>ayudas-de-la-politica-agricola-comun-para-el-ano-2025-2025</text:p>
          </table:table-cell>
          <table:table-cell office:value-type="string" calcext:value-type="string">
            <text:p>Ayudas de la Política Agrícola Común para el año 2025.</text:p>
          </table:table-cell>
          <table:table-cell office:value-type="string" calcext:value-type="string">
            <text:p>Apertura el 01/02/2025 y cierre el 30/04/2025</text:p>
          </table:table-cell>
          <table:table-cell office:value-type="string" calcext:value-type="string">
            <text:p>ARAGÓN</text:p>
          </table:table-cell>
          <table:table-cell office:value-type="string" calcext:value-type="string">
            <text:p>489415707.0</text:p>
          </table:table-cell>
          <table:table-cell office:value-type="string" calcext:value-type="string">
            <text:p>El objetivo de esta ayuda es convocar las ayudas de la solicitud única para el año 2025, que incluye solicitudes de ayudas a las rentas agrarias, así como subvenciones para diversas intervenciones del Plan Estratégico de la Política Agrícola Común (PAC) 2023-2027 y medidas del Programa de Desarrollo Rural de Aragón 2014-2020. Estas ayudas están destinadas a apoyar a los agricultores y ganaderos en su actividad y promover prácticas sostenibl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PRODUCCIÓN AGRARIA</text:p>
          </table:table-cell>
          <table:table-cell office:value-type="string" calcext:value-type="string">
            <text:p>Los beneficiarios de la ayuda son las personas físicas que cumplan con los siguientes requisitos a la fecha de finalización del plazo de solicitud de la subvención:</text:p>
            <text:p/>
            <text:p>1. No percibir pensión de jubilación, incapacidad absoluta o cualquier otra prestación análoga.</text:p>
            <text:p>2. Estar afiliado al régimen de la Seguridad Social que le corresponda por su actividad agraria.</text:p>
            <text:p>3. Ser agricultor activo, según lo dispuesto en el capítulo I del título II del Real Decreto 1048/2022, de 27 de diciembre, que establece las actividades excluidas y las excepciones a las obligaciones de agricultor activo.</text:p>
          </table:table-cell>
          <table:table-cell table:number-columns-repeated="4"/>
          <table:table-cell office:value-type="string" calcext:value-type="string">
            <text:p>Las diferentes líneas de actuación mencionadas son:</text:p>
            <text:p/>
            <text:p>1. Ayuda básica a la renta para la sostenibilidad.</text:p>
            <text:p>2. Ayuda redistributiva complementaria a la renta para la sostenibilidad.</text:p>
            <text:p>3. Ayuda complementaria a la renta para jóvenes agricultores y agricultoras.</text:p>
            <text:p>4. Ayudas por compromisos medioambientales, climáticos y otros compromisos de gestión.</text:p>
            <text:p>5. Pagos a zonas con limitaciones naturales.</text:p>
            <text:p>6. Ayudas para la forestación de tierras agrícolas.</text:p>
            <text:p>7. Primas por la contratación de seguros agrarios.</text:p>
          </table:table-cell>
          <table:table-cell table:number-columns-repeated="16369"/>
        </table:table-row>
        <table:table-row table:style-name="ro12">
          <table:table-cell office:value-type="string" calcext:value-type="string">
            <text:p>ayudas-que-se-incluyen-en-la-solicitud-unica-de-las-intervenciones-del-plan-estrategico-de-la-pac-asi-como-las-particularidades-de-la-campana-2025</text:p>
          </table:table-cell>
          <table:table-cell office:value-type="string" calcext:value-type="string">
            <text:p>Ayudas que se incluyen en la Solicitud Única de las intervenciones del Plan estratégico de la PAC, así como las particularidades de la Campaña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569602972.0</text:p>
          </table:table-cell>
          <table:table-cell office:value-type="string" calcext:value-type="string">
            <text:p>El objetivo de las ayudas asociadas a la producción agrícola y ganadera, según el contexto de la Política Agrícola Común (PAC), es apoyar a los agricultores y ganaderos para garantizar la sostenibilidad de sus actividades, fomentar prácticas beneficiosas para el clima y el medio ambiente, y asegurar la renta de los productores. Estas ayudas buscan promover la producción sostenible y la mejora de la competitividad en el sector agrícola y ganadero.</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aquellos titulares de explotaciones agrícolas y ganaderas que cumplan con los requisitos establecidos en el Real Decreto 1048/2022, de 27 de diciembre, y en la normativa aplicable. Esto incluye a agricultores y ganaderos que soliciten ayudas a través de la solicitud única para la campaña 2025, siempre que cumplan con las condiciones específicas de cada tipo de ayuda. </text:p>
            <text:p/>
            <text:p>Si necesitas información más detallada sobre un tipo específico de ayuda o requisitos, no dudes en preguntar.</text:p>
          </table:table-cell>
          <table:table-cell table:number-columns-repeated="3"/>
          <table:table-cell office:value-type="string" calcext:value-type="string">
            <text:p>El plazo de presentación de la solicitud única para la campaña 2025 se iniciará el 1 de febrero y finalizará el 30 de abril de 2025. Además, para las parcelas cultivadas de algodón o arroz que soliciten intervenciones monitorizadas, se establece el 30 de septiembre de 2025 como fecha límite para adaptar parcelas o retirar solicitudes.</text:p>
          </table:table-cell>
          <table:table-cell office:value-type="string" calcext:value-type="string">
            <text:p>Las diferentes líneas de actuación para las ayudas que pueden ser solicitadas a través de la solicitud única para la campaña 2025, según el Real Decreto 1048/2022, incluyen:</text:p>
            <text:p/>
            <text:p>1. **Pagos directos**: Intervenciones en forma de pagos directos establecidas en el Reglamento (UE) 2021/2115, financiadas por el Fondo Europeo Agrícola de Garantía (FEAGA) y el Fondo Europeo Agrícola de Desarrollo Rural (FEADER).</text:p>
            <text:p/>
            <text:p>2. **Ayudas asociadas**: Específicamente para explotaciones de ovino y caprino, donde se consideran elegibles las hembras mantenidas como reproductoras que estén correctamente identificadas y registradas.</text:p>
            <text:p/>
            <text:p>3. **Desarrollo rural**: Intervenciones relacionadas con compromisos medioambientales, climáticos y otros compromisos de gestión, así como ayudas para zonas con limitaciones naturales u otras limitaciones específicas.</text:p>
            <text:p/>
            <text:p>4. **Prácticas agrarias sostenibles**: Flexibilización de prácticas como rotaciones, cubiertas vegetales e inertes, y manejo de la biodiversidad en cultivos bajo agua.</text:p>
            <text:p/>
            <text:p>Estas líneas de actuación están diseñadas para apoyar la sostenibilidad y la eficiencia en el sector agrícola.</text:p>
          </table:table-cell>
          <table:table-cell table:number-columns-repeated="16369"/>
        </table:table-row>
        <table:table-row table:style-name="ro4">
          <table:table-cell office:value-type="string" calcext:value-type="string">
            <text:p>ayudas-generales-del-pepac-en-extremandura-para-la-campana-202526</text:p>
          </table:table-cell>
          <table:table-cell office:value-type="string" calcext:value-type="string">
            <text:p>Ayudas generales del PEPAC en Extremandura para la campaña 2025/26.</text:p>
          </table:table-cell>
          <table:table-cell office:value-type="string" calcext:value-type="string">
            <text:p>Apertura el 01/02/2025 y cierre el 30/04/2025</text:p>
          </table:table-cell>
          <table:table-cell office:value-type="string" calcext:value-type="string">
            <text:p>EXTREMADURA</text:p>
          </table:table-cell>
          <table:table-cell office:value-type="string" calcext:value-type="string">
            <text:p>560200000.0</text:p>
          </table:table-cell>
          <table:table-cell office:value-type="string" calcext:value-type="string">
            <text:p>El objetivo de la ayuda básica a la renta para la sostenibilidad, así como de las otras ayudas convocadas para la campaña 2025/2026, es apoyar a las personas agricultoras y ganaderas en la sostenibilidad de sus actividades, fomentar la rentabilidad de sus explotaciones y promover prácticas que beneficien el clima y el medio ambiente. Estas ayudas buscan garantizar una renta mínima y facilitar el desarrollo rural en la Comunidad Autónoma de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Los beneficiarios de la ayuda básica a la renta para la sostenibilidad son aquellos que posean derechos de ayuda básica a la renta, ya sea en régimen de propiedad, usufructo o arrendamiento, y que cumplan con las condiciones establecidas en el Real Decreto 1045/2022, así como en el capítulo II del título III del Real Decreto 1048/2022. Esto incluye a agricultores y ganaderos que reúnan los requisitos específicos para cada línea de ayuda.</text:p>
          </table:table-cell>
          <table:table-cell table:number-columns-repeated="3"/>
          <table:table-cell office:value-type="string" calcext:value-type="string">
            <text:p>El plazo de ejecución de la ayuda es de un máximo de seis meses, contados a partir de la fecha de finalización del plazo de presentación de solicitudes.</text:p>
          </table:table-cell>
          <table:table-cell office:value-type="string" calcext:value-type="string">
            <text:p>Las diferentes líneas de actuación mencionadas en la resolución para la campaña 2025/2026 incluyen:</text:p>
            <text:p/>
            <text:p>1. Ayuda básica a la renta para la sostenibilidad.</text:p>
            <text:p>2. Ayuda redistributiva complementaria a la renta para la sostenibilidad.</text:p>
            <text:p>3. Ayuda complementaria a la renta para jóvenes agricultores y jóvenes agricultoras.</text:p>
            <text:p>4. Regímenes favorables al clima y medio ambiente (eco-regímenes).</text:p>
            <text:p>5. Pagos directos asociados a las personas agricultoras y ganaderas.</text:p>
            <text:p>6. Ayudas a zonas con limitaciones naturales u otras limitaciones específicas.</text:p>
            <text:p/>
            <text:p>Estas líneas están enmarcadas dentro del Plan Estratégico de la PAC 2023-2027 y están destinadas a apoyar a los agricultores y ganaderos en la Comunidad Autónoma de Extremadura.</text:p>
          </table:table-cell>
          <table:table-cell table:number-columns-repeated="16369"/>
        </table:table-row>
        <table:table-row table:style-name="ro1">
          <table:table-cell office:value-type="string" calcext:value-type="string">
            <text:p>ayudas-incluidas-en-la-solicitud-unica-dentro-del-marco-del-pepac-y-a-los-agricultores-en-zonas-con-limitaciones-naturales-contenidas-en-la-medida-13-del-pdrcv-2014-2022</text:p>
          </table:table-cell>
          <table:table-cell office:value-type="string" calcext:value-type="string">
            <text:p>Ayudas incluidas en la solicitud única dentro del marco del PEPAC y a los agricultores en zonas con limitaciones naturales contenidas en la Medida 13 del PDRCV 2014-2022.</text:p>
          </table:table-cell>
          <table:table-cell office:value-type="string" calcext:value-type="string">
            <text:p>Apertura el 01/02/2025 y cierre el 30/04/2025</text:p>
          </table:table-cell>
          <table:table-cell office:value-type="string" calcext:value-type="string">
            <text:p>COMUNITAT VALENCIANA</text:p>
          </table:table-cell>
          <table:table-cell office:value-type="string" calcext:value-type="string">
            <text:p>93285000.0</text:p>
          </table:table-cell>
          <table:table-cell office:value-type="string" calcext:value-type="string">
            <text:p>El objetivo de la ayuda en el marco del Plan Estratégico de la Política Agrícola Común (PEPAC) es apoyar a los agricultores y fomentar prácticas agrícolas sostenibles. Estas ayudas están diseñadas para promover el desarrollo rural, mejorar la competitividad del sector agrícola y contribuir a la sostenibilidad ambiental. En particular, se busca financiar intervenciones que beneficien tanto a los agricultores como al medio ambiente, como la apicultura para la biodiversidad y el apoyo a agricultores en zonas con limitaciones naturale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AGENCIA VALENCIANA DE FOMENTO Y GARANTÍA AGRARIA</text:p>
          </table:table-cell>
          <table:table-cell office:value-type="string" calcext:value-type="string">
            <text:p>Los beneficiarios de las ayudas son aquellos que cumplen con los requisitos establecidos en el artículo 1 de la Orden 5/2023, de 8 de marzo, que regula las bases aplicables a las intervenciones incluidas en la solicitud única del Plan Estratégico de la Política Agrícola Común (PEPAC). Esto incluye a los titulares de explotaciones agrarias que soliciten ayudas de la PAC y que colaboren con las autoridades competentes en actividades de control y verificación, así como aquellos que mantengan un sistema de contabilidad adecuado para las transacciones relacionadas con las ayudas.</text:p>
          </table:table-cell>
          <table:table-cell/>
          <table:table-cell office:value-type="string" calcext:value-type="string">
            <text:p>El monto máximo global para las ayudas en el marco del PEPAC es de 18.572.560 euros. Además, se especifican límites presupuestarios para diferentes intervenciones, como 2.292.560 euros para apicultura por la biodiversidad.</text:p>
          </table:table-cell>
          <table:table-cell/>
          <table:table-cell office:value-type="string" calcext:value-type="string">
            <text:p>El plazo de ejecución de la ayuda correspondiente a las ayudas convocadas para el periodo 2025-2029 se establece hasta el 30 de junio de 2026 para dictar la resolución de las ayudas. Si no se dicta la resolución dentro de este plazo, se entenderá desestimada la solicitud.</text:p>
          </table:table-cell>
          <table:table-cell table:number-columns-repeated="16370"/>
        </table:table-row>
        <table:table-row table:style-name="ro28">
          <table:table-cell office:value-type="string" calcext:value-type="string">
            <text:p>prestamo-ivf-para-entidades-sociales-ano-2025-2025</text:p>
          </table:table-cell>
          <table:table-cell office:value-type="string" calcext:value-type="string">
            <text:p>Préstamo IVF para entidades sociales, año 2025.</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75000000.0</text:p>
          </table:table-cell>
          <table:table-cell office:value-type="string" calcext:value-type="string">
            <text:p>Fnanciar las necesidades operativas de fondos de un conjunto amplio de entidades sociales, anticipando los derechos de crédito derivados de contratos, acciones concertadas y subvenciones otorgadas por la Generalitat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Los beneficiarios son entidades de iniciativa social, y deben cumplir los siguientes requisitos, entre otros:</text:p>
            <text:p>- Haber prestado o prestar un servicio concertado o haber recibido una subvención de la Generalitat Valenciana en una de las modalidades a las que aplica esta línea de financiación.</text:p>
            <text:p>- Estar al corriente de cumplimiento de las obligaciones tributarias ante el Estado, la Generalitat y la Seguridad Social.</text:p>
            <text:p>- No estar incurso en un procedimiento de insolvencia colectiva.</text:p>
          </table:table-cell>
          <table:table-cell office:value-type="string" calcext:value-type="string">
            <text:p>Las solicitudes podrán presentarse desde el día siguiente de la publicación de la convocatoria en el Diario Oficial de la Generalitat Valenciana y en la página web del IVF.</text:p>
          </table:table-cell>
          <table:table-cell office:value-type="string" calcext:value-type="string">
            <text:p>Modalidades A, B, C y E:</text:p>
            <text:p>a) Importe: Las entidades podrán solicitar:</text:p>
            <text:p>- hasta el 90% del importe del concierto previsto o firmado para el año 2025, como consecuencia de la puesta a disposición de la Conselleria concertante, del centro o servicio concertado para el que solicitan el anticipo.</text:p>
            <text:p>- hasta el 95% de los importes facturados como consecuencia de servicios prestados con posterioridad al vencimiento del último contrato o concierto suscrito por la entidad con la Conselleria.</text:p>
            <text:p>- Hasta el 75% de los importes reclamados a la Generalitat vinculados a la prestación de servicios con posterioridad al vencimiento del contrato o concierto.</text:p>
            <text:p>b) Plazo de amortización de la financiación: hasta 48 meses</text:p>
            <text:p>c) Garantía: Prenda sobre los derechos de crédito derivados, o que puedan derivarse, del concierto social anticipado, por la prestación de los servicios concertados en 2025; o por los derechos que a favor del solicitante se deriven como consecuencia de servicios prestados con posterioridad al vencimiento del contrato o concierto.</text:p>
            <text:p>d) Amortización: Los cobros procedentes del concierto o de cualquier otro derecho económico que corresponda al prestatario por la prestación del servicio, se aplicarán a amortizar anticipadamente la operación hasta su total cancelación.</text:p>
            <text:p>e) Tipo de interés: El préstamo devengará un tipo fijo anual del 0,5% sobre el riesgo vivo de la operación en cada momento.</text:p>
            <text:p>f) Liquidación: La liquidación y pago de los intereses se efectuará coincidiendo con la amortización del capital dispuesto.</text:p>
            <text:p>g) Sin comisiones de apertura, disposición y cancelación anticipada. </text:p>
            <text:p/>
            <text:p>Modalidad D:</text:p>
            <text:p>a) Las entidades podrán solicitar hasta el 80% de la subvención concedida; pero no se anticiparán subvenciones de importe inferior a 50.000 €.</text:p>
            <text:p>b) Plazo de amortización de la financiación: 24 meses.</text:p>
            <text:p>c) Garantía: prenda sobre los derechos de crédito derivados, o que puedan derivarse, de las subvenciones concedidas por la Subdirección General de Infraestructuras de Servicios Sociales de la CSSIV al amparo de convocatorias hechas mediante Resolución publicada en el DOGV para proyectos de inversión en materia de equipamiento, vehículos adaptados, redacción de proyectos y obras en el ámbito de la Igualdad y Políticas Inclusivas.</text:p>
            <text:p>d) Amortización: Los cobros procedentes de la subvención o de cualquier otro derecho económico que corresponda al prestatario por la ejecución del proyecto de inversión, se aplicarán a amortizar anticipadamente la operación hasta su total cancelación.</text:p>
            <text:p>e) Tipo de interés: el préstamo devengará un tipo fijo anual del 0,5% sobre el riesgo vivo de la operación en cada momento.</text:p>
            <text:p>f) Liquidación: La liquidación y pago de los intereses se efectuará coincidiendo con los intereses se efectuará coincidiendo con la amortización del capital dispuesto.</text:p>
            <text:p>g) Sin comisiones de apertura, disposición y cancelación anticipada.</text:p>
          </table:table-cell>
          <table:table-cell table:number-columns-repeated="2"/>
          <table:table-cell office:value-type="string" calcext:value-type="string">
            <text:p>A) diversidad funcional</text:p>
            <text:p>B) infancia, adolescencia, mujeres víctimas de violencia de género y personas en situación de riesgo de exclusión social</text:p>
            <text:p>C) mayores</text:p>
            <text:p>D) inversión para la construcción equipamiento y adecuación de infraestructuras de servicios sociales </text:p>
            <text:p>E) anticipo de derechos derivados de la prestación de servicios vinculados a contratos o conciertos vencidos.</text:p>
          </table:table-cell>
          <table:table-cell table:number-columns-repeated="16369"/>
        </table:table-row>
        <table:table-row table:style-name="ro12">
          <table:table-cell office:value-type="string" calcext:value-type="string">
            <text:p>ayuda-extraordinaria-para-compensar-la-perdida-de-renta-en-las-explotaciones-agrarias-afectadas-por-la-dana</text:p>
          </table:table-cell>
          <table:table-cell office:value-type="string" calcext:value-type="string">
            <text:p>Ayuda extraordinaria para compensar la pérdida de renta en las explotaciones agrarias afectadas por la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text:p>
          </table:table-cell>
          <table:table-cell office:value-type="string" calcext:value-type="string">
            <text:p>El objetivo de la ayuda es proporcionar apoyo financiero y recursos para la recuperación y reconstrucción de las áreas afectadas por la Depresión Aislada en Niveles Altos (DANA), así como para atender las necesidades inmediatas de la población afectada, incluyendo la protección social y el apoyo a la infancia, la adolescencia y la juventud. Además, busca facilitar la gestión de estas ayudas y garantizar que los beneficiarios puedan acceder a los recursos necesarios para superar las consecuencias del desastre.</text:p>
          </table:table-cell>
          <table:table-cell office:value-type="string" calcext:value-type="string">
            <text:p>Albacete, Cuenca, Valencia, Almería, Málaga</text:p>
          </table:table-cell>
          <table:table-cell office:value-type="string" calcext:value-type="string">
            <text:p>0.0</text:p>
          </table:table-cell>
          <table:table-cell office:value-type="string" calcext:value-type="string">
            <text:p>MINISTERIO DE AGRICULTURA, PESCA Y ALIMENTACIÓN - FONDO ESPAÑOL DE GARANTÍA AGRARIA</text:p>
          </table:table-cell>
          <table:table-cell office:value-type="string" calcext:value-type="string">
            <text:p>Los beneficiarios de la ayuda extraordinaria y temporal aprobada por el Real Decreto-ley 6/2024 son:</text:p>
            <text:p/>
            <text:p>1. **Personas físicas** que tengan ingresos agrarios en la declaración del Impuesto sobre la Renta de las Personas Físicas (IRPF) y que sean titulares de alguna explotación agrícola, ganadera o parcela agrícola que haya sufrido daños superiores al 40% en su producción, plantación, censo ganadero o sistemas de protección de cultivos.</text:p>
            <text:p/>
            <text:p>2. **Personas jurídicas** que tengan ingresos agrarios en la declaración del Impuesto sobre Sociedades y que sean titulares de explotaciones afectadas.</text:p>
            <text:p/>
            <text:p>3. **Entes sin personalidad** que cumplan con los requisitos mencionados anteriormente.</text:p>
            <text:p/>
            <text:p>Es importante que los beneficiarios hayan presentado la declaración correspondiente en el ejercicio 2023.</text:p>
          </table:table-cell>
          <table:table-cell/>
          <table:table-cell office:value-type="string" calcext:value-type="string">
            <text:p>El monto máximo de la ayuda para las personas beneficiarias, según el Real Decreto-ley 6/2024, es de 25.000 euros. Sin embargo, esta cantidad puede ser descontada de cualquier ayuda abonada en aplicación del artículo 11 del mismo decreto, sin que se sobrepase los topes establecidos por la normativa comunitaria para las ayudas de minimis.</text:p>
          </table:table-cell>
          <table:table-cell office:value-type="string" calcext:value-type="string">
            <text:p>Los gastos o actuaciones subvencionables de esta ayuda incluyen:</text:p>
            <text:p/>
            <text:p>1. Información, orientación, asesoramiento y apoyo a la gestión que facilite el acceso a los recursos destinados al apoyo a la infancia, la adolescencia y la juventud.</text:p>
            <text:p>2. Actuaciones de respuesta inmediata a personas menores de edad que hayan quedado en situación de desamparo como consecuencia de la situación de emergencia o catástrofe.</text:p>
            <text:p>3. Gastos derivados de servicios especializados, como acreditación de familias de acogida, intervención y seguimiento del servicio, trámites administrativos, portales web con información en idiomas, y líneas de atención telefónica.</text:p>
            <text:p>4. Cualquier otra intervención o prestación económica o de servicio necesaria para la atención de menores en situación de vulnerabilidad.</text:p>
            <text:p>5. Otras medidas que las entidades beneficiarias consideren imprescindibles y urgentes para atender a personas en situación de vulnerabilidad debido a la crisis, siempre que estén debidamente justificadas.</text:p>
          </table:table-cell>
          <table:table-cell office:value-type="string" calcext:value-type="string">
            <text:p>El plazo de ejecución de las ayudas vinculadas al Plan de Recuperación, Transformación y Resiliencia puede extenderse hasta agosto de 2026 para las actuaciones localizadas en zonas declaradas afectadas gravemente por una emergencia de protección civil. Además, las empresas beneficiarias de ayudas específicas pueden tener un plazo adicional de 12 meses para acreditar sus obligaciones.</text:p>
          </table:table-cell>
          <table:table-cell office:value-type="string" calcext:value-type="string">
            <text:p>Las diferentes líneas de actuación contempladas en el Real Decreto-ley 7/2024 incluyen:</text:p>
            <text:p/>
            <text:p>1. **Limpieza y reparación de infraestructuras**: Esto abarca caminos de acceso, balsas y sistemas de almacenamiento de agua, acequias, canales, compuertas, y redes eléctricas.</text:p>
            <text:p/>
            <text:p>2. **Apoyo a la gestión y acceso a recursos**: Se proporciona información, orientación y asesoramiento para facilitar el acceso a recursos destinados al apoyo a la infancia, adolescencia y juventud.</text:p>
            <text:p/>
            <text:p>3. **Actuaciones de respuesta inmediata**: Se implementan medidas para atender a personas menores de edad que puedan haber quedado en situación de desamparo debido a la emergencia.</text:p>
            <text:p/>
            <text:p>4. **Medidas socioeconómicas**: Se establecen acciones para mitigar los impactos socioeconómicos de la catástrofe natural.</text:p>
            <text:p/>
            <text:p>Estas líneas de actuación buscan abordar de manera integral las consecuencias de la DANA y apoyar a las comunidades afectadas.</text:p>
          </table:table-cell>
          <table:table-cell table:number-columns-repeated="16369"/>
        </table:table-row>
        <table:table-row table:style-name="ro28">
          <table:table-cell office:value-type="string" calcext:value-type="string">
            <text:p>ayudas-para-implantar-la-igualdad-laboral-la-conciliacion-y-la-responsabilidad-social-empresarial-en-galicia-para-el-ano-2025</text:p>
          </table:table-cell>
          <table:table-cell office:value-type="string" calcext:value-type="string">
            <text:p>Ayudas para implantar la igualdad laboral, la conciliación y la responsabilidad social empresarial en Galicia para el año 2025.</text:p>
          </table:table-cell>
          <table:table-cell office:value-type="string" calcext:value-type="string">
            <text:p>Apertura el 01/02/2025 y cierre el 28/02/2025</text:p>
          </table:table-cell>
          <table:table-cell office:value-type="string" calcext:value-type="string">
            <text:p>GALICIA</text:p>
          </table:table-cell>
          <table:table-cell office:value-type="string" calcext:value-type="string">
            <text:p>1400000.0</text:p>
          </table:table-cell>
          <table:table-cell office:value-type="string" calcext:value-type="string">
            <text:p>Implantar la igualdad laboral, código de procedimiento administrativo, adoptar medidas de corresponsabilidad y de conciliación de la vida familiar, personal y laboral, código de procedimiento administrativo, así como implantar sistemas de gestión de responsabilidad social empresarial (RS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Son beneficiarias las PYMEs y personas trabajadoras autónomas que tengan suscritos contratos con personas trabajadoras por cuenta ajena con domicilio social y centro de trabajo en Galicia, cualquiera que sea su forma jurídica, y que estén válidamente constituidas en el momento de presentar la solicitud de ayudas.</text:p>
            <text:p>- Para las líneas II y III también podrán presentar solicitud las empresas con centros de trabajo en Galicia.</text:p>
            <text:p>- En el caso de la línea I, las empresas deberán contar como mínimo con diez personas trabajadoras y con un máximo de 49, salvo en el caso de los centros especiales de empleo sin ánimo de lucro que podrán superar dicho número.</text:p>
            <text:p>- Para la línea II, si la solicitud es para las sublíneas 1 y 3, las empresas deberán contar con un mínimo de una persona trabajadora, y si la solicitud es para la sublínea 2, las empresas deberán contar con un mínimo de cinco personas trabajadoras.</text:p>
            <text:p>- Para la línea III, las empresas deberán contar con un mínimo de cinco personas trabajadoras.</text:p>
          </table:table-cell>
          <table:table-cell office:value-type="string" calcext:value-type="string">
            <text:p>El plazo de solicitud es desde el 01/02/2025 hasta el 28/02/2025.</text:p>
          </table:table-cell>
          <table:table-cell office:value-type="string" calcext:value-type="string">
            <text:p>Línea I:</text:p>
            <text:p>a) Hasta el 80 % de los costes que conlleve el proceso de diagnosis previa de la empresa con un máximo de 3.000 € en las empresas de hasta 20 personas trabajadoras, y hasta de 5.000 € en los demás supuestos.</text:p>
            <text:p>b) Hasta el 80 % de los costes derivados de la elaboración de un plan de igualdad, con un máximo de 1.500 € en las empresas de hasta 20 personas trabajadoras, y hasta de 3.000 € en los demás supuestos.</text:p>
            <text:p>c) Hasta el 80 % de los costes derivados de la implantación de las medidas prioritarias previstas en la primera fase del plan de igualdad con un coste máximo de 1.000 € en las empresas de hasta 20 personas trabajadoras, y hasta 2.000 € en los demás supuestos.</text:p>
            <text:p>d) Una cuantía de 12.000 € por la contratación, como mínimo, de un año de una persona experta en igualdad.</text:p>
            <text:p/>
            <text:p>Línea II:</text:p>
            <text:p>a) Sublínea 1:</text:p>
            <text:p>- Las ayudas consistirán en un incentivo de 2.000 € por persona trabajadora con un acuerdo de teletrabajo, bien por adaptación del contrato que tenga en la empresa o bien por la realización de un nuevo contrato para una persona no vinculada a la empresa, con el límite máximo de 8.000 € por empresa.</text:p>
            <text:p>- El límite máximo se incrementará en 1.000 € para aquellas empresas en las que la tasa de ocupación femenina sea por lo menos igual a la masculina. </text:p>
            <text:p>b) Sublínea 2:</text:p>
            <text:p>- Las ayudas consistirán en un incentivo de 8.000 € por empresa solicitante.</text:p>
            <text:p>- El límite máximo se incrementará en 1.000 € para aquellas empresas en las que la tasa de ocupación femenina sea por lo menos igual a la masculina.</text:p>
            <text:p>c) Sublínea 3:</text:p>
            <text:p>Las ayudas consistirán en una subvención de hasta el 80 % de la inversión, con el tope de 1.500 € por persona trabajadora beneficiada y con el límite máximo de 20.000 € por empresa.</text:p>
            <text:p>- La ayuda se verá incrementada en un 10% para aquellas empresas en las que la tasa de ocupación femenina sea, cuando menos, igual a la masculina.</text:p>
            <text:p/>
            <text:p>Línea 3:</text:p>
            <text:p>Será el pago del 80 % de los costes de la certificación obtenida con un máximo de 2.000 € por empresa.</text:p>
            <text:p>- El porcentaje subvencionable de los costes de consultoría no podrá exceder el 30 % de la subvención.</text:p>
          </table:table-cell>
          <table:table-cell office:value-type="string" calcext:value-type="string">
            <text:p>Línea I:</text:p>
            <text:p>a) Los costes de la elaboración de una diagnosis de la empresa desde la perspectiva de género. </text:p>
            <text:p>b) Los costes derivados de la elaboración de un plan de igualdad que recoja las acciones o medidas que corrijan las deficiencias detectadas en la diagnosis previa.</text:p>
            <text:p>c) Los costes derivados de la implantación de las medidas previstas en el plan de igualdad que ya haya aprobado la entidad para su primer año de vigencia. </text:p>
            <text:p>d) La contratación, en el grupo de cotización 1 o 2, a jornada completa y, como mínimo, de un año de una persona con titulación de grado y con experiencia y/o conocimientos acreditados en materia de igualdad, con el objeto de asesorar y coordinar en cualquiera de las fases de elaboración e implantación del plan de igualdad.</text:p>
            <text:p/>
            <text:p>Línea II - Sublínea 3:</text:p>
            <text:p>- Será subvencionable a adquisición de elementos tecnológicos siguientes: ordenador personal, medios materiales para el acceso a internet y todos aquellos periféricos necesarios para las tareas a desarrollar: webcam, impresora, escáner y demás componentes de hardware necesarios para la implantación efectiva del teletrabajo, con la finalidad de fomentar el uso de tecnologías de la información y comunicación (TIC) como una medida de conciliación laboral, personal y familiar.</text:p>
          </table:table-cell>
          <table:table-cell/>
          <table:table-cell office:value-type="string" calcext:value-type="string">
            <text:p>Línea I: elaboración e implantación de planes de igualdad.</text:p>
            <text:p/>
            <text:p>Línea II: conciliación (TR357D) que, a su vez, comprende tres sublíneas:</text:p>
            <text:p>- Sublínea II.1. Incentivos para fomento del teletrabajo: se incentivará la adopción de acuerdos laborales de teletrabajo.</text:p>
            <text:p>- Sublínea II.2. Incentivos para el fomento de la flexibilidad horaria. Se incentivará la adopción de acuerdos laborales de flexibilidad horaria.</text:p>
            <text:p>- Sublínea II.3. Subvenciones para la adquisición de elementos tecnológicos que posibiliten el teletrabajo.</text:p>
            <text:p/>
            <text:p>Línea III: certificaciones de RSE.</text:p>
          </table:table-cell>
          <table:table-cell table:number-columns-repeated="16369"/>
        </table:table-row>
        <table:table-row table:style-name="ro27">
          <table:table-cell office:value-type="string" calcext:value-type="string">
            <text:p>ayudas-para-la-investigacion-colaborativa-de-agentes-de-la-rvcti-en-las-prioridades-estrategicas-del-pcti-2030-elkartek-2025</text:p>
          </table:table-cell>
          <table:table-cell office:value-type="string" calcext:value-type="string">
            <text:p>Ayudas para la investigación colaborativa de agentes de la RVCTI en las prioridades estratégicas del PCTI 2030 - Elkartek 2025</text:p>
          </table:table-cell>
          <table:table-cell office:value-type="string" calcext:value-type="string">
            <text:p>Apertura el 27/12/2024 y cierre el 03/03/2025</text:p>
          </table:table-cell>
          <table:table-cell office:value-type="string" calcext:value-type="string">
            <text:p>PAÍS VASCO</text:p>
          </table:table-cell>
          <table:table-cell office:value-type="string" calcext:value-type="string">
            <text:p>47000000.0</text:p>
          </table:table-cell>
          <table:table-cell office:value-type="string" calcext:value-type="string">
            <text:p>Promover Proyectos de Investigación Fundamental Colaborativa, Investigación con alto Potencial Industrial y otras acciones complementarias de especial interés enfocados a la mejora de la competitividad en los ámbitos de la industria inteligente, las energías más limpias y la salud personalizad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Los agentes científico-tecnológicos integrados en la Red Vasca de Ciencia, Tecnología e Innovación.</text:p>
          </table:table-cell>
          <table:table-cell office:value-type="string" calcext:value-type="string">
            <text:p>El plazo de solicitud es desde el 27/12/2024 hasta el 03/03/2025.</text:p>
          </table:table-cell>
          <table:table-cell office:value-type="string" calcext:value-type="string">
            <text:p>Los límites de las ayudas (subvenciones no reintegrables), a conceder a cada entidad beneficiaria, alcanzarán los siguientes porcentajes:</text:p>
            <text:p>a) Los proyectos de investigación fundamental colaborativa obtendrán el 100% de los presupuestos de gasto subvencionables aprobados.</text:p>
            <text:p>b) Los proyectos de investigación con alto potencial industrial obtendrán el 100% de los presupuestos de gasto subvencionables aprobados en el caso de proyectos de investigación fundamental y el 50 % en el caso de proyectos de investigación industrial.</text:p>
            <text:p>c) Las acciones complementarias de especial interés obtendrán el 100% de los presupuestos de gasto subvencionables aprobados en el caso de acciones vinculadas a proyectos de investigación fundamental y el 50 % en el caso de acciones vinculadas a proyectos de investigación industrial.</text:p>
          </table:table-cell>
          <table:table-cell office:value-type="string" calcext:value-type="string">
            <text:p>a) Costes de personal perteneciente a la plantilla de la entidad solicitante (personal investigador, personal técnico y otro personal de apoyo empleado en la actividad de investigación) y costes de personal técnico adscrito a la entidad mediante acuerdo para la realización de actividades de investigación y desarrollo, en la medida que estén dedicados al proyecto, incluyendo tanto los costes directos como indirectos (según procedimiento incluido en las instrucciones para la presentación de la cuenta justificativa).</text:p>
            <text:p>b) Contratación con terceros de partes del proyecto de investigación que por su complejidad o especialización no puedan realizarlas las propias entidades beneficiarias. Esta subcontratación no podrá incluir otros gastos distintos a los indicados en este artículo.</text:p>
            <text:p>c) Servicios de asesoría y otros servicios análogos, incluida la compra de trabajos de investigación, de conocimientos técnicos, gastos de asistencia a cursos y seminarios externos, estudios de viabilidad y de mercado, entre los que se podrá incluir la auditoría de costes del proyecto. El coste de auditoría será subvencionable hasta un máximo de 1.500,00 euros por proyecto, entidad beneficiaria y anualidad. No serán elegibles los gastos de consultoría de gestión de la subvención.</text:p>
            <text:p>d) Otros gastos corrientes (materiales, suministros, viajes, etc.) directamente derivados de la actividad de investigación.</text:p>
            <text:p>e) Gastos relacionados con el registro y mantenimiento de patentes y/o protección de la propiedad intelectual.</text:p>
            <text:p>f) Gastos de amortización relacionados con la generación de infraestructura y adquisición de equipamiento tecnológico avanzado, así como con la mejora de las instalaciones y servicios, realizados con el fin de posibilitar la consecución, en condiciones óptimas, de los objetivos del proyecto.</text:p>
          </table:table-cell>
          <table:table-cell office:value-type="string" calcext:value-type="string">
            <text:p>Se podrán presentar a la presente convocatoria aquellos proyectos desarrollados en los ejercicios 2025 y 2026.</text:p>
          </table:table-cell>
          <table:table-cell office:value-type="string" calcext:value-type="string">
            <text:p>1. Proyectos de investigación fundamental colaborativa.</text:p>
            <text:p>- Para que un proyecto de investigación colaborativa pueda ser seleccionado y subvencionable deberá presentar un presupuesto total mínimo de 1.000.000 € por proyecto y 50.000 € por entidad participante y año.</text:p>
            <text:p/>
            <text:p>2. Proyectos de investigación con alto potencial industrial.</text:p>
            <text:p>- Para que un proyecto de investigación con alto potencial industrial pueda ser seleccionado y</text:p>
            <text:p>subvencionable deberá presentar un presupuesto total mínimo de 200.000 € por proyecto y 50.000 € por entidad participante y año.</text:p>
            <text:p/>
            <text:p>3. Acciones complementarias de especial interés.</text:p>
            <text:p>– Elaboración de estudios de prospectiva y demanda temprana, así como de vigilancia tecnológica vinculados a proyectos de investigación fundamental o industrial.</text:p>
            <text:p>– Actuaciones encaminadas a favorecer la cooperación tecnológica y el asesoramiento en la preparación de proyectos de I+D+i de investigación fundamental o industrial.</text:p>
            <text:p>– Actividades de gestión de la I+D+i de transferencia y valoración del conocimiento vinculadas a proyectos de investigación fundamental o industrial.</text:p>
            <text:p>– Fomento de la participación en actividades de internacionalización de la I+D+i vinculadas a proyectos de investigación fundamental o industrial.</text:p>
          </table:table-cell>
          <table:table-cell table:number-columns-repeated="16369"/>
        </table:table-row>
        <table:table-row table:style-name="ro13">
          <table:table-cell office:value-type="string" calcext:value-type="string">
            <text:p>ayuda-a-incentivos-regionales-en-galicia</text:p>
          </table:table-cell>
          <table:table-cell office:value-type="string" calcext:value-type="string">
            <text:p>Ayuda a Incentivos Regionales en Galicia.</text:p>
          </table:table-cell>
          <table:table-cell office:value-type="string" calcext:value-type="string">
            <text:p>Apertura el 01/01/2022 y cierre el 31/12/2027</text:p>
          </table:table-cell>
          <table:table-cell office:value-type="string" calcext:value-type="string">
            <text:p>GALICIA</text:p>
          </table:table-cell>
          <table:table-cell office:value-type="string" calcext:value-type="string">
            <text:p>0.0</text:p>
          </table:table-cell>
          <table:table-cell office:value-type="string" calcext:value-type="string">
            <text:p>Fomentar el desarrollo económico regional a través del apoyo financiero a la implantación de proyectos empresariales, con el objeto de corregir los desequilibrios territoriales existentes.</text:p>
          </table:table-cell>
          <table:table-cell/>
          <table:table-cell office:value-type="string" calcext:value-type="string">
            <text:p>0.0</text:p>
          </table:table-cell>
          <table:table-cell office:value-type="string" calcext:value-type="string">
            <text:p>GALICIA - Ministerio de Hacienda y Función Pública</text:p>
          </table:table-cell>
          <table:table-cell office:value-type="string" calcext:value-type="string">
            <text:p>Las empresas gallegas que realicen proyectos de invers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15% para grandes empresas.</text:p>
            <text:p>- 25% para medianas empresas.</text:p>
            <text:p>- 35 % para pequeñas empresas sobre la inversión aprobada.</text:p>
          </table:table-cell>
          <table:table-cell office:value-type="string" calcext:value-type="string">
            <text:p>a) Obra civil, entre las que se considerarán incluidas: Las traídas y acometidas de servicios, urbanización y obras exteriores adecuadas a las necesidades del proyecto, oficinas, laboratorios, instalaciones para servicios laborales y sanitarios del personal, almacenes, edificios de producción o transformación, edificios de servicios industriales, almacenes y otras obras vinculadas al proyecto.</text:p>
            <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text:p>
            <text:p/>
            <text:p>c) Estudios previos del proyecto, entre los que pueden incluirse: trabajos de planificación, ingeniería de proyecto y de dirección facultativa de los proyectos.</text:p>
            <text:p/>
            <text:p>d) Otros conceptos, excepcionalmente. Se apreciará la excepcionalidad en aquellos proyectos de carácter singular por la naturaleza de la inversión.</text:p>
          </table:table-cell>
          <table:table-cell/>
          <table:table-cell office:value-type="string" calcext:value-type="string">
            <text:p>a) Proyectos de creación de nuevos establecimientos, con una inversión aprobada superior a 900.000 €, siempre que generen nuevos puestos de trabajo.</text:p>
            <text:p/>
            <text:p>b) Proyectos de ampliación, con una inversión aprobada cuya cuantía sea significativa en relación con el inmovilizado material del establecimiento y, en todo caso, superior a 900.000 €, siempre que supongan un aumento significativo de la capacidad productiva, que superen determinado porcentaje sobre la dotación para amortizaciones del establecimiento y que generen nuevos puestos de trabajo y se mantengan los existentes.</text:p>
            <text:p/>
            <text:p>c) Proyectos de modernización cuya inversión aprobada sea significativa en relación con el inmovilizado material del establecimiento.</text:p>
          </table:table-cell>
          <table:table-cell table:number-columns-repeated="16369"/>
        </table:table-row>
        <table:table-row table:style-name="ro13">
          <table:table-cell office:value-type="string" calcext:value-type="string">
            <text:p>ayuda-a-incentivos-regionales-en-cantabria</text:p>
          </table:table-cell>
          <table:table-cell office:value-type="string" calcext:value-type="string">
            <text:p>Ayuda a Incentivos Regionales en Cantabria</text:p>
          </table:table-cell>
          <table:table-cell office:value-type="string" calcext:value-type="string">
            <text:p>Apertura el 01/01/2022 y cierre el 31/12/2027</text:p>
          </table:table-cell>
          <table:table-cell office:value-type="string" calcext:value-type="string">
            <text:p>CANTABRI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ANTABRI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15% para pequeñas empresas.</text:p>
            <text:p>- 25% para medianas empresas.</text:p>
            <text:p>- 35%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6">
          <table:table-cell office:value-type="string" calcext:value-type="string">
            <text:p>ayuda-a-incentivos-regionales-en-asturias-2022</text:p>
          </table:table-cell>
          <table:table-cell office:value-type="string" calcext:value-type="string">
            <text:p>Ayuda a Incentivos Regionales en Asturias.</text:p>
          </table:table-cell>
          <table:table-cell office:value-type="string" calcext:value-type="string">
            <text:p>Apertura el 01/01/2022 y cierre el 31/12/2027</text:p>
          </table:table-cell>
          <table:table-cell office:value-type="string" calcext:value-type="string">
            <text:p>PRINCIPADO DE ASTURIAS</text:p>
          </table:table-cell>
          <table:table-cell office:value-type="string" calcext:value-type="string">
            <text:p>0.0</text:p>
          </table:table-cell>
          <table:table-cell office:value-type="string" calcext:value-type="string">
            <text:p>Fomentar el desarrollo de las zonas menos favorecidas promoviendo la creación y mantenimiento de empleos y el desarrollo y consolidación del tejido industrial productivo.</text:p>
          </table:table-cell>
          <table:table-cell/>
          <table:table-cell office:value-type="string" calcext:value-type="string">
            <text:p>0.0</text:p>
          </table:table-cell>
          <table:table-cell office:value-type="string" calcext:value-type="string">
            <text:p>PRINCIPADO DE ASTURIAS - Ministerio de Hacienda y Función Pública</text:p>
          </table:table-cell>
          <table:table-cell office:value-type="string" calcext:value-type="string">
            <text:p>-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ext:p/>
            <text:p>- Además quedarán sujetos al trámite de notificación, antes de su concesión definitiva, las ayudas regionales concedidas a proyectos de inversión en el sector de la construcción naval.</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5 % para pequeñas empresas.</text:p>
            <text:p>- 25 % para medianas empresas.</text:p>
            <text:p>- 15 % para grandes empresas.</text:p>
          </table:table-cell>
          <table:table-cell office:value-type="string" calcext:value-type="string">
            <text:p>- Obra civil, entre las que se considerarán incluidas: las traídas y acometidas de servicios, urbanización y obras exteriores adecuadas a las necesidades del proyecto, oficinas, laboratorios, instalaciones para servicios laborales y sanitarios del personal, almacenes, edificios de producción o transformación, edificios de servicios industriales, almacenes y otras obras vinculadas al proyecto.</text:p>
            <text:p>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text:p>
            <text:p/>
            <text:p>- Estudios previos del proyecto, solo en el caso de pequeñas y medianas empresas, entre los que pueden incluirse: trabajos de planificación, ingeniería de proyecto y de dirección facultativa de los proyectos así como estudios de seguridad y medioambientales.</text:p>
            <text:p/>
            <text:p>-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ext:p/>
            <text:p>- Otros conceptos, excepcionalmente. Se apreciará la excepcionalidad en aquellos proyectos de carácter singular por la naturaleza de la inversión.</text:p>
          </table:table-cell>
          <table:table-cell table:number-columns-repeated="16371"/>
        </table:table-row>
        <table:table-row table:style-name="ro16">
          <table:table-cell office:value-type="string" calcext:value-type="string">
            <text:p>ayuda-a-incentivos-regionales-en-aragon</text:p>
          </table:table-cell>
          <table:table-cell office:value-type="string" calcext:value-type="string">
            <text:p>Ayuda a Incentivos Regionales en Aragón.</text:p>
          </table:table-cell>
          <table:table-cell office:value-type="string" calcext:value-type="string">
            <text:p>Apertura el 01/01/2022 y cierre el 31/12/2027</text:p>
          </table:table-cell>
          <table:table-cell office:value-type="string" calcext:value-type="string">
            <text:p>ARAGÓN</text:p>
          </table:table-cell>
          <table:table-cell office:value-type="string" calcext:value-type="string">
            <text:p>0.0</text:p>
          </table:table-cell>
          <table:table-cell office:value-type="string" calcext:value-type="string">
            <text:p>Fomentar la actividad empresarial, orientando su localización hacia zonas previamente determinadas.</text:p>
          </table:table-cell>
          <table:table-cell/>
          <table:table-cell office:value-type="string" calcext:value-type="string">
            <text:p>0.0</text:p>
          </table:table-cell>
          <table:table-cell office:value-type="string" calcext:value-type="string">
            <text:p>ARAGÓN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os incentivos que podrán concederse no podrán sobrepasar los porcentajes máximos sobre la inversión aprobada que se mencionan a continuación:</text:p>
            <text:p/>
            <text:p>a) En la provincia de Teruel, del 20% para grandes empresas, del 30% para medianas empresas y del 40% para pequeñas empresas.</text:p>
            <text:p>b) En el ámbito geográfico restante de dicha zona, del 15% para grandes empresas, del 25% para medianas empresas y del 35% para pequeña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n el caso de las pequeñas y medianas empresas, hasta el 50% de los costes derivados de los estudios previos del proyecto, entre los que pueden incluirse: Trabajos de planificación, ingeniería de proyecto y de dirección facultativa de los proyectos.</text:p>
            <text:p>d) Activos inmateriales, siempre y cuando no excedan del 30 por ciento del total de la inversión incentivable, se utilicen exclusivamente en el centro donde se realice el proyecto, sean inventariables, amortizables y se adquieran en condiciones de mercado a terceros no</text:p>
            <text:p>relacionados con el comprador.</text:p>
            <text:p>e) Otros conceptos, excepcionalmente. Se apreciará la excepcionalidad en aquellos proyectos de carácter singular por la naturaleza de la inversión.</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13">
          <table:table-cell office:value-type="string" calcext:value-type="string">
            <text:p>ayuda-a-incentivos-regionales-en-castilla-la-mancha</text:p>
          </table:table-cell>
          <table:table-cell office:value-type="string" calcext:value-type="string">
            <text:p>Ayuda a Incentivos Regionales en Castilla La Mancha.</text:p>
          </table:table-cell>
          <table:table-cell office:value-type="string" calcext:value-type="string">
            <text:p>Apertura el 01/01/2022 y cierre el 31/12/2027</text:p>
          </table:table-cell>
          <table:table-cell office:value-type="string" calcext:value-type="string">
            <text:p>CASTILLA LA-MANCH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ASTILLA LA-MANCH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40% para medianas empresas.</text:p>
            <text:p>- 50%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incluida la industria agroalimentaria, y servicios de apoyo a la producción que, respetando los criterios sectoriales establecidos por los organismos competentes, incluyan tecnología avanzada, presten especial atención a mejoras medioambientales y supongan una mejora</text:p>
            <text:p>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10">
          <table:table-cell office:value-type="string" calcext:value-type="string">
            <text:p>ayuda-a-incentivos-regionales-en-extremadura</text:p>
          </table:table-cell>
          <table:table-cell office:value-type="string" calcext:value-type="string">
            <text:p>Ayuda a Incentivos Regionales en Extremadura.</text:p>
          </table:table-cell>
          <table:table-cell office:value-type="string" calcext:value-type="string">
            <text:p>Apertura el 01/01/2022 y cierre el 31/12/2027</text:p>
          </table:table-cell>
          <table:table-cell office:value-type="string" calcext:value-type="string">
            <text:p>EXTREMADURA</text:p>
          </table:table-cell>
          <table:table-cell office:value-type="string" calcext:value-type="string">
            <text:p>0.0</text:p>
          </table:table-cell>
          <table:table-cell office:value-type="string" calcext:value-type="string">
            <text:p>Reducir las diferencias de situación económica en el territorio nacional”, repartir más equilibradamente las actividades económicas sobre el mismo y reforzar el potencial de desarrollo endógeno de las regiones.</text:p>
          </table:table-cell>
          <table:table-cell/>
          <table:table-cell office:value-type="string" calcext:value-type="string">
            <text:p>0.0</text:p>
          </table:table-cell>
          <table:table-cell office:value-type="string" calcext:value-type="string">
            <text:p>EXTREMADURA - Ministerio de Hacienda y Función Pública</text:p>
          </table:table-cell>
          <table:table-cell office:value-type="string" calcext:value-type="string">
            <text:p>PYMES, Cooperativas y Grandes Empresas de los sectores:Agroalimentario, Energético, Industria, Otros, Servicios, Turismo</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40% para medianas empresas.</text:p>
            <text:p>- 50% para grandes empresa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13">
          <table:table-cell office:value-type="string" calcext:value-type="string">
            <text:p>ayuda-a-incentivos-regionales-en-la-rioja</text:p>
          </table:table-cell>
          <table:table-cell office:value-type="string" calcext:value-type="string">
            <text:p>Ayuda a Incentivos Regionales en La Rioja.</text:p>
          </table:table-cell>
          <table:table-cell office:value-type="string" calcext:value-type="string">
            <text:p>Apertura el 01/01/2022 y cierre el 31/12/2027</text:p>
          </table:table-cell>
          <table:table-cell office:value-type="string" calcext:value-type="string">
            <text:p>LA RIOJ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LA RIOJ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25% para medianas empresas.</text:p>
            <text:p>- 15%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incluida la industria agroalimentaria, y servicios de apoyo a la producción que, respetando los criterios sectoriales establecidos por los organismos competentes, incluyan tecnología avanzada, presten especial atención a mejoras medioambientales y supongan una mejora</text:p>
            <text:p>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3">
          <table:table-cell office:value-type="string" calcext:value-type="string">
            <text:p>bases-reguladoras-para-la-concesion-de-ayudas-a-empresas-industriales-de-menos-de-50-trabajadores-para-inversion-en-infraestructura-y-equipamiento</text:p>
          </table:table-cell>
          <table:table-cell office:value-type="string" calcext:value-type="string">
            <text:p>Bases Reguladoras para la concesión de Ayudas a empresas industriales de menos de 50 trabajadores para inversión en infraestructura y equipamiento.</text:p>
          </table:table-cell>
          <table:table-cell office:value-type="string" calcext:value-type="string">
            <text:p>Bases publicadas. Pendiente convocatoria</text:p>
          </table:table-cell>
          <table:table-cell office:value-type="string" calcext:value-type="string">
            <text:p>COMUNIDAD DE MADRID</text:p>
          </table:table-cell>
          <table:table-cell office:value-type="string" calcext:value-type="string">
            <text:p>0.0</text:p>
          </table:table-cell>
          <table:table-cell office:value-type="string" calcext:value-type="string">
            <text:p>Fomentar la realización de inversiones empresariales en la Comunidad de Madrid que tengan como finalidad la renovación de maquinaria y la adquisición de bienes inmuebles que posibiliten la mejor respuesta de las empresas industriales de menos de 50 trabajadores a las necesidades que demanda el mercad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ECONOMÍA, HACIENDA Y EMPLEO</text:p>
          </table:table-cell>
          <table:table-cell office:value-type="string" calcext:value-type="string">
            <text:p>Podrán ser beneficiarias las empresas constituidas como sociedades mercantiles, con personalidad jurídica propia, que dispongan de un centro de trabajo en la Comunidad de Madrid, con una plantilla media en el ejercicio anterior al de la convocatoria entre 1 y 49 asalariados, ambos inclusive, y cuya actividad económica quede incluida dentro del IAE en las divisiones que se indican a continuación:</text:p>
            <text:p>— División 2. Extracción y transformación de minerales no energéticos y productos derivados. Industria química.</text:p>
            <text:p>— División 3. Industrias transformadoras de los metales. Mecánica de precisión.</text:p>
            <text:p>— División 4. Otras industrias manufactureras.</text:p>
            <text:p/>
            <text:p>*La fecha de alta en el IAE de la empresa correspondiente al centro de trabajo donde se pretende llevar a cabo la inversión ha de ser anterior a la fecha de presentación de la solicitud.</text:p>
          </table:table-cell>
          <table:table-cell office:value-type="string" calcext:value-type="string">
            <text:p>BASES PUBLICADAS. PENDIENTE DE CONVOCATORIA.</text:p>
          </table:table-cell>
          <table:table-cell office:value-type="string" calcext:value-type="string">
            <text:p>Serán objeto de subvención aquellas inversiones en las que la suma del importe de los gastos subvencionables suponga una cantidad mínima conjunta de 50.000 euros, y siempre que cada una de las inversiones individualmente consideradas tenga base imponible igual o superior a 1.000 euros.</text:p>
            <text:p/>
            <text:p>La intensidad de la ayuda será, con carácter general, del 75% de los gastos subvencionables.</text:p>
          </table:table-cell>
          <table:table-cell office:value-type="string" calcext:value-type="string">
            <text:p>Serán subvencionables:</text:p>
            <text:p>a) Adquisición, mediante compraventa, de terrenos calificados como suelo industrial por el correspondiente plan general de ordenación urbana o las normas subsidiarias de planeamiento, siempre que la solicitud de ayuda incluya un proyecto para la instalación de un centro de trabajo industrial en dicho terreno.</text:p>
            <text:p>b) Adquisición de locales y naves industriales para uso propio.</text:p>
            <text:p>c) Adquisición de maquinaria y bienes de equipo nuevos e inventariables.</text:p>
            <text:p>d) Adquisición de hardware y software informático siempre que estén directamente relacionados con los activos para los que se solicita la subvención.</text:p>
            <text:p/>
            <text:p>NO serán subvencionables:</text:p>
            <text:p>a) Los elementos y costes del transporte, ni la adquisición de medios de transporte cuyo uso sea externo al centro de trabajo.</text:p>
            <text:p>b) La compra de maquinaria, hardware y software de segunda mano.</text:p>
            <text:p>c) Las inversiones adquiridas mediante contrato de arrendamiento financiero, renting, leasing o cualquier otra fórmula que no implique la adquisición en firme dentro del periodo subvencionable por parte del beneficiario del activo.</text:p>
            <text:p>d) Los gastos derivados de la preparación de terrenos; los gastos en obra civil; los gastos en obras de jardinería o embellecimiento; los gastos en obras de mejora, ampliación, reparación o conservación de naves o locales; ni los gastos de las obras de acondicionamiento previo necesarias para la instalación de los activos adquiridos en locales o edificios.</text:p>
            <text:p>e) Los gastos derivados de instalaciones técnicas (eléctricas, hidráulicas, fontanería, saneamiento, gas, climatización, aire comprimido, frío industrial, ascensores, telecomunicaciones, etc.).</text:p>
            <text:p>f) Los gastos de reparación, conservación, reacondicionamiento y mantenimiento de maquinaria.</text:p>
            <text:p>g) La adquisición de utillaje, bandejas, carros, carretillas, estanterías y elementos similares, y material fungible; siempre que estos bienes no estén directamente vinculados con la adquisición de la maquinaria nueva para la que se solicita la subvención.</text:p>
            <text:p>h) La adquisición de mobiliario, vinilos y elementos ornamentales.</text:p>
            <text:p>i) Los activos fabricados por el propio solicitante y los materiales adquiridos para ello, ni los trabajos para el propio inmovilizado.</text:p>
            <text:p>j) Los gastos de consultoría permanente o periódica, relacionada con los gastos de explotación normales de la empresa, como, por ejemplo, los servicios rutinarios de asesoría fiscal, los servicios jurídicos o los de publicidad, quedando expresamente excluida cualquier forma de consultoría asociada a la gestión y tramitación de la ayuda solicitada.</text:p>
            <text:p>k) El importe correspondiente al Impuesto del Valor Añadido (IVA), así como cualquier otro tipo de tasas o tributos, con independencia de que sea deducible o no.</text:p>
          </table:table-cell>
          <table:table-cell office:value-type="string" calcext:value-type="string">
            <text:p>Las inversiones subvencionables deben realizarse entre el 1 de enero y el 31 de diciembre del ejercicio anterior al de publicación del extracto de la convocatoria en el BOLETÍN OFICIAL DE LA COMUNIDAD DE MADRID.</text:p>
          </table:table-cell>
          <table:table-cell/>
          <table:table-cell office:value-type="string" calcext:value-type="string">
            <text:p>NO podrán ser beneficiarias: a) Los autónomos, las fundaciones, las asociaciones, las sociedades civiles, las comunidades de bienes o cualquier otra entidad constituida sin personalidad jurídica propia; b) Las empresas en las que concurra alguna de las circunstancias del ap 2 del art 13 de la Ley 38/2003; c) Las empresas que estén sujetas a una orden de recuperación pendiente tras una decisión previa de la CE que haya declarado una ayuda concedida ilegal e incompatible con el mercado interior.</text:p>
          </table:table-cell>
          <table:table-cell office:value-type="string" calcext:value-type="string">
            <text:p>Las actuaciones objeto de subvención deberán realizarse en centros de trabajo situados en la Comunidad de Madrid.</text:p>
          </table:table-cell>
          <table:table-cell table:number-columns-repeated="16367"/>
        </table:table-row>
        <table:table-row table:style-name="ro7">
          <table:table-cell office:value-type="string" calcext:value-type="string">
            <text:p>subvenciones-destinadas-a-la-promocion-del-empleo-autonomo-canarias-2025</text:p>
          </table:table-cell>
          <table:table-cell office:value-type="string" calcext:value-type="string">
            <text:p>Bases Reguladoras del procedimiento de concesión de subvenciones destinadas a la promoción del empleo autónomo en las Islas Canarias, año 2025.</text:p>
          </table:table-cell>
          <table:table-cell office:value-type="string" calcext:value-type="string">
            <text:p>Bases publicadas. Pendiente convocatoria</text:p>
          </table:table-cell>
          <table:table-cell office:value-type="string" calcext:value-type="string">
            <text:p>ISLAS CANARIAS</text:p>
          </table:table-cell>
          <table:table-cell office:value-type="string" calcext:value-type="string">
            <text:p>0.0</text:p>
          </table:table-cell>
          <table:table-cell office:value-type="string" calcext:value-type="string">
            <text:p>La finalidad de este programa de subvenciones es apoyar el emprendimiento de las personas que inicien por cuenta propia una actividad económica productiva que incida tanto en la mejora de la calidad de vida de las personas emprendedoras, ofreciéndoles un apoyo económico al iniciar su actividad por cuenta propia, creando su propio puesto de trabajo, como en la reactivación del tejido económico y empresarial de Canarias.</text:p>
          </table:table-cell>
          <table:table-cell office:value-type="string" calcext:value-type="string">
            <text:p>Canarias</text:p>
          </table:table-cell>
          <table:table-cell office:value-type="string" calcext:value-type="string">
            <text:p>6500.0</text:p>
          </table:table-cell>
          <table:table-cell office:value-type="string" calcext:value-type="string">
            <text:p>ISLAS CANARIAS - Consejería de Turismo y Empleo</text:p>
          </table:table-cell>
          <table:table-cell office:value-type="string" calcext:value-type="string">
            <text:p>Son beneficiarias las personas desempleadas e inscritas como demandantes de empleo u otros servicios, no ocupadas, en el SCE, cuando se establezcan como trabajadoras autónomas o por cuenta propia en la Comunidad Autónoma de Canarias y se hayan dado de alta en el RETA, en el Sistema Especial para Trabajadores por Cuenta Propia Agrarios, en el Régimen Especial de Trabajadores del Mar por Cuenta Propia o Autónomos, en el régimen especial que corresponda o en la Mutualidad del colegio profesional.</text:p>
            <text:p/>
            <text:p>- Las personas solicitantes deberán crear su propio puesto de trabajo por cuenta propia y realizar personal, directa y efectivamente la actividad en la que han causado alta y por la que solicitan la subvención, independientemente de que, por la naturaleza de la actividad, necesiten incorporar trabajadores a su empresa o no.</text:p>
          </table:table-cell>
          <table:table-cell/>
          <table:table-cell office:value-type="string" calcext:value-type="string">
            <text:p>1. Subvención por establecimiento como trabajador autónomo o por cuenta propia:</text:p>
            <text:p>a) La cuantía de la subvención, hasta un máximo de 6.500 €, se graduará en función de la dificultad para el acceso al mercado de trabajo de la persona solicitante.</text:p>
            <text:p>b) Si la persona solicitante de la subvención es parada de larga duración, o está dada de alta en una actividad relacionada con la economía circular, verde o azul o si su actividad se desarrolla en un centro de trabajo o establecimiento en municipios con una población inferior a 5.000 habitantes, el importe de la subvención que le corresponda, sumados todos los importes a los que tenga derecho, se incrementará en 500 € en total, independientemente de que reúna una o varias de las condiciones.</text:p>
            <text:p>c) En el supuesto de mujeres víctimas de violencia de género, las cantidades que les correspondan por todos los conceptos relacionados en los subapartados a) y b) anteriores se incrementarán en un 10%, no operando en estos supuestos el importe máximo de 6.500 €.</text:p>
            <text:p/>
            <text:p>2. Subvención financiera:</text:p>
            <text:p>- Esta subvención será equivalente a la reducción de un 4% del interés fijado por la entidad de crédito que conceda el préstamo, o hasta el total de los intereses si el tipo fuera inferior al 4%, y se pagará de una sola vez, en cuantía calculada como si la subvención se devengase cada año de la duración del mismo, incluido el posible periodo de carencia. El límite de la subvención, hasta un máximo de 6.500 €, será equivalente a la que le correspondería en la modalidad de establecimiento o, en su caso, el equivalente a 4% del tipo de interés si este fuera inferior.</text:p>
            <text:p>- En el supuesto de mujeres víctimas de violencia de género, las cantidades que les correspondan por todos los conceptos se incrementarán en un 10%.</text:p>
            <text:p>- En el caso de microcréditos concedidos por el Instituto de Crédito Oficial o por otras entidades de crédito públicas o privadas, la subvención podrá llegar a ser el coste total de los gastos financieros, con los límites señalados en el párrafo anterior.</text:p>
            <text:p>- Los préstamos habrán de ser formalizados entre los 3 meses anteriores al inicio de la actividad y los 6 meses posteriores al inicio. La solicitud de la subvención requerirá previamente la formalización del préstamo.</text:p>
            <text:p>- La persona solicitante de la subvención debe ser titular del préstamo.</text:p>
            <text:p>- Cuando, además de la persona solicitante de la subvención, haya más titulares del mismo préstamo, para el cálculo de la subvención se tendrá en cuenta la parte proporcional del mismo, salvo que los titulares estén casados en régimen de gananciales.</text:p>
            <text:p/>
            <text:p>3. Subvención para asistencia técnica:</text:p>
            <text:p>-  La cuantía de esta subvención tendrá como límite el 75% del coste de los servicios prestados, con un límite de 150 €.</text:p>
          </table:table-cell>
          <table:table-cell office:value-type="string" calcext:value-type="string">
            <text:p>2. Subvención financiera:</text:p>
            <text:p>- El préstamo deberá destinarse a financiar inversiones en inmovilizado material e inmaterial, y/o a la adquisición de existencias y a la realización de otros gastos necesarios para el inicio de la actividad devengados y pagados en el periodo comprendido entre los tres meses anteriores al inicio de la actividad y los seis meses posteriores a dicho inicio.</text:p>
            <text:p/>
            <text:p>3. Subvención por asistencia técnica:</text:p>
            <text:p>a) Serán subvencionables todos los servicios de asistencia técnica que la persona solicitante haya recibido para la creación y puesta en marcha de la empresa, excepto los gastos de gestión de la propia solicitud de subvención, y que se hayan realizado íntegramente en el periodo comprendido entre los tres meses anteriores al inicio de la actividad y los seis meses posteriores a dicho inicio.</text:p>
            <text:p>b) Los servicios deberán ser prestados:</text:p>
            <text:p>- Por las asociaciones de trabajadores autónomos con carácter intersectorial y con suficiente implantación en el ámbito de la Comunidad Autónoma de Canarias.</text:p>
            <text:p>- Por otras personas jurídicas o personas físicas especializadas que reúnan garantías de solvencia profesional.</text:p>
          </table:table-cell>
          <table:table-cell/>
          <table:table-cell office:value-type="string" calcext:value-type="string">
            <text:p>1. Subvención por establecimiento como trabajador autónomo o por cuenta propia.</text:p>
            <text:p/>
            <text:p>2. Subvención financiera:</text:p>
            <text:p>- El objeto de esta subvención es reducir los intereses de los préstamos destinados a financiar las inversiones y otros gastos necesarios para la creación, puesta en marcha y el desarrollo de la actividad.</text:p>
            <text:p/>
            <text:p>3. Subvención para asistencia técnica:</text:p>
            <text:p>- Esta subvención tiene como objeto la financiación parcial de la contratación por el beneficiario de los servicios externos destinados a la mejora del desarrollo de la actividad empresarial, así como para la realización de estudios de viabilidad, organización, comercialización, diagnosis u otros de naturaleza análoga o el asesoramiento en aspectos vinculados a la actividad profesional del autónomo y el inicio de la misma.</text:p>
          </table:table-cell>
          <table:table-cell table:number-columns-repeated="16369"/>
        </table:table-row>
        <table:table-row table:style-name="ro1">
          <table:table-cell office:value-type="string" calcext:value-type="string">
            <text:p>creditos-a-titulares-de-explotaciones-agrarias-para-paliar-danos-producidos-por-la-dana-en-2024</text:p>
          </table:table-cell>
          <table:table-cell office:value-type="string" calcext:value-type="string">
            <text:p>Créditos a titulares de explotaciones agrarias para paliar daños producidos por la DANA en 2024.</text:p>
          </table:table-cell>
          <table:table-cell office:value-type="string" calcext:value-type="string">
            <text:p>Apertura el 16/01/2025 y cierre el 01/09/2026</text:p>
          </table:table-cell>
          <table:table-cell office:value-type="string" calcext:value-type="string">
            <text:p>ESTADO</text:p>
          </table:table-cell>
          <table:table-cell office:value-type="string" calcext:value-type="string">
            <text:p>41250000.0</text:p>
          </table:table-cell>
          <table:table-cell office:value-type="string" calcext:value-type="string">
            <text:p>El objetivo de esta ayuda es contribuir a restaurar el funcionamiento y la viabilidad de las explotaciones del sector agrario, especialmente en situaciones excepcionales como condiciones meteorológicas extremas, crisis sanitarias o alimentarias, y distorsiones graves en el aprovisionamiento de materias primas.</text:p>
          </table:table-cell>
          <table:table-cell office:value-type="string" calcext:value-type="string">
            <text:p>Albacete, Cuenca, Valencia, Almería, Málaga</text:p>
          </table:table-cell>
          <table:table-cell office:value-type="string" calcext:value-type="string">
            <text:p>0.0</text:p>
          </table:table-cell>
          <table:table-cell office:value-type="string" calcext:value-type="string">
            <text:p>MINISTERIO DE AGRICULTURA, PESCA Y ALIMENTACIÓN - SUBSECRETARÍA DE AGRICULTURA, PESCA Y ALIMENTACIÓN</text:p>
          </table:table-cell>
          <table:table-cell office:value-type="string" calcext:value-type="string">
            <text:p>Los beneficiarios de la ayuda son titulares de explotaciones agrarias que pueden ser personas físicas, jurídicas o entes sin personalidad jurídica. Deben estar inscritos en el Registro General de Explotaciones Ganaderas o en el Registro General de la Producción Agrícola, tener domicilio social y fiscal en España, y cuyos ingresos provengan al menos en un 50% de la actividad agraria en el año anterior a la presentación de la solicitud, o en los tres años anteriores, salvo que hayan iniciado la actividad agraria dentro de los tres años anteriores a la convocatoria.</text:p>
          </table:table-cell>
          <table:table-cell office:value-type="string" calcext:value-type="string">
            <text:p>El plazo de solicitud es desde el 16/01/2025 hasta el 01/09/2026.</text:p>
          </table:table-cell>
          <table:table-cell office:value-type="string" calcext:value-type="string">
            <text:p>El monto máximo de la ayuda es de 15.000 € de ayudas acumuladas para las operaciones de un mismo beneficiario.</text:p>
          </table:table-cell>
          <table:table-cell/>
          <table:table-cell office:value-type="string" calcext:value-type="string">
            <text:p>El plazo para presentar las solicitudes de ayuda comenzará el 16 de enero de 2025 y finalizará el 1 de septiembre de 2026.</text:p>
          </table:table-cell>
          <table:table-cell table:number-columns-repeated="16370"/>
        </table:table-row>
        <table:table-row table:style-name="ro26">
          <table:table-cell office:value-type="string" calcext:value-type="string">
            <text:p>ayudas-destinadas-a-incentivos-autonomicos-a-la-inversion-empresarial-en-extremadura</text:p>
          </table:table-cell>
          <table:table-cell office:value-type="string" calcext:value-type="string">
            <text:p>Ayudas destinadas a incentivos autonómicos a la inversión empresarial en Extremadura.</text:p>
          </table:table-cell>
          <table:table-cell office:value-type="string" calcext:value-type="string">
            <text:p>Apertura el 26/01/2023 y cierre el 31/12/2026</text:p>
          </table:table-cell>
          <table:table-cell office:value-type="string" calcext:value-type="string">
            <text:p>EXTREMADURA</text:p>
          </table:table-cell>
          <table:table-cell office:value-type="string" calcext:value-type="string">
            <text:p>40000000.0</text:p>
          </table:table-cell>
          <table:table-cell office:value-type="string" calcext:value-type="string">
            <text:p>Contribuir al desarrollo industrial, la mejora de la competitividad, la transformación digital, el impulso de la innovación productiva en los ámbitos de la especialización inteligente y a la creación y mantenimiento de empleo en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EMPRESA</text:p>
          </table:table-cell>
          <table:table-cell office:value-type="string" calcext:value-type="string">
            <text:p>Empresas, y en especial, las Pymes, que proyecten llevar a cabo una inversión en un centro de trabajo o establecimiento operativo localizado en la Comunidad Autónoma de Extremadura.</text:p>
            <text:p/>
            <text:p>Sectores de actividad subvencionables: </text:p>
            <text:p>a) Sectores prioritarios de actividad. Se incluyen en este grupo:</text:p>
            <text:p>- Industrias extractivas y transformadoras.</text:p>
            <text:p>- Industrias manufactureras.</text:p>
            <text:p>- Industrias de reciclado de productos, siempre que conlleven un proceso productivo que culmine en</text:p>
            <text:p>un producto semielaborado o totalmente elaborado.</text:p>
            <text:p>- Servicios de hospedaje en hoteles, hoteles balnearios, y hoteles rurales. </text:p>
            <text:p>- Servicios técnicos de ensayos y análisis (CNAE 712) e Investigación y Desarrollo (CNAE 721).</text:p>
            <text:p>- Guarderías infantiles.</text:p>
            <text:p>- Producción cinematográfica, artes escénicas y producción para televisión.</text:p>
            <text:p>- Actividades del sector TIC, además de los incluidos dentro de las industrias manufactureras. Se</text:p>
            <text:p>incluirán los siguientes CNAEs (5821, 5829,6110, 6120, 6130, 6201 y 6311).</text:p>
            <text:p/>
            <text:p>b) Sectores preferentes de actividad: Se incluyen en esta categoría todas las actividades del sector del</text:p>
            <text:p>turismo (CNAEs 55, 56 y 93, a excepción del grupo 563) y del sector de la salud (CNAEs 86 y 88) que</text:p>
            <text:p>no estén incluidas en la letra anterior.</text:p>
          </table:table-cell>
          <table:table-cell office:value-type="string" calcext:value-type="string">
            <text:p>El plazo de solicitud es desde el 26/01/2023 hasta el 31/12/2026</text:p>
          </table:table-cell>
          <table:table-cell office:value-type="string" calcext:value-type="string">
            <text:p>Todo beneficiario deberá hacer una aportación financiera mínima al proyecto del 25% de los costes</text:p>
            <text:p>subvencionables, bien mediante sus propios recursos o bien mediante financiación externa, exenta de cualquier tipo de ayuda pública.</text:p>
            <text:p/>
            <text:p>El importe mínimo del proyecto de inversión subvencionable será de 25.000 €</text:p>
            <text:p/>
            <text:p>La subvención máxima que puede concederse a un proyecto de inversión al amparo de este decreto se establece en un 50% en términos de ESB (Equivalente de Subvención Bruto). No obstante, en el caso de que el beneficiario de la ayuda fuese una gran empresa o una mediana empresa ese porcentaje no podrá sobrepasar el 30% o el 40% respectivamente.</text:p>
          </table:table-cell>
          <table:table-cell office:value-type="string" calcext:value-type="string">
            <text:p>a) Bienes Inmuebles</text:p>
            <text:p/>
            <text:p>b) Obra civil e Instalaciones</text:p>
            <text:p/>
            <text:p>c) Bienes de equipo y equipamiento</text:p>
            <text:p/>
            <text:p>d) Otros gastos subvencionables:</text:p>
            <text:p>- Programas informáticos necesarios para el desarrollo de la actividad, a excepción de software que</text:p>
            <text:p>consista en licencias informáticas de sistemas operativos o de aplicaciones de ofimática y antivirus.</text:p>
            <text:p>- Gastos notariales, registrales y periciales necesarios para la tramitación de esta subvención realizados con posterioridad a la presentación de la solicitud de la ayuda y siempre que estén directamente relacionados con la inversión subvencionada y sean indispensables para su adecuada preparación y ejecución de la misma.</text:p>
            <text:p>- Trabajos de ingeniería de proyectos y de dirección facultativa de las obras objeto de la inversión. </text:p>
            <text:p/>
            <text:p>e) En la modalidad de Subvenciones para el fomento de la digitalización empresarial o impulso de la empresa 4.0, también se podrá subvencionar:</text:p>
            <text:p>- El coste del proyecto o análisis realizado por las empresas exigido para poder optar a dicha modalidad, siempre que no se haya obtenido cualquier otra subvención por este mismo concepto. </text:p>
            <text:p>- Gastos de la consultoría externa especializada que vaya a desarrollar e implantar los proyectos.</text:p>
            <text:p>- Adquisición de activos inmateriales: patentes, licencias, know-how o software relacionado con</text:p>
            <text:p>aplicaciones de gestión del sistema productivo, logístico o comercial, plataformas colaborativas, soluciones de inteligencia y control (big data y analytics), tecnologías de comunicación, computación y cloud, ciberseguridad. </text:p>
            <text:p>- Inversiones en hardware, comunicaciones para la conectividad de sistemas, sensorización, robótica,</text:p>
            <text:p>realidad aumentada, visión artificial, diseño y fabricación aditiva, sistemas embebidos, automatización avanzada, así como adquisición de elementos necesarios para la implementación de las soluciones propuestas.</text:p>
          </table:table-cell>
          <table:table-cell/>
          <table:table-cell office:value-type="string" calcext:value-type="string">
            <text:p>a) Proyectos de creación de nuevas empresas y/o de nuevos establecimientos o centros productivos.</text:p>
            <text:p/>
            <text:p>b) Proyectos de ampliación-modernización-traslado de centros productivos existentes.</text:p>
          </table:table-cell>
          <table:table-cell table:number-columns-repeated="16369"/>
        </table:table-row>
        <table:table-row table:style-name="ro11">
          <table:table-cell office:value-type="string" calcext:value-type="string">
            <text:p>incentivos-autonomicos-a-la-inversion-empresarial-en-extremadura</text:p>
          </table:table-cell>
          <table:table-cell office:value-type="string" calcext:value-type="string">
            <text:p>Incentivos autonómicos a la inversión empresarial en Extremadura.</text:p>
          </table:table-cell>
          <table:table-cell office:value-type="string" calcext:value-type="string">
            <text:p>Apertura el 26/01/2023 y cierre el 31/12/2026</text:p>
          </table:table-cell>
          <table:table-cell office:value-type="string" calcext:value-type="string">
            <text:p>EXTREMADURA</text:p>
          </table:table-cell>
          <table:table-cell office:value-type="string" calcext:value-type="string">
            <text:p>40000000.0</text:p>
          </table:table-cell>
          <table:table-cell office:value-type="string" calcext:value-type="string">
            <text:p>Contribuir al desarrollo industrial, la mejora de la competitividad, la transformación digital, el impulso de la innovación productiva en los ámbitos de la especialización inteligente, y a la creación y mantenimiento de empleo.</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EMPRESA</text:p>
          </table:table-cell>
          <table:table-cell office:value-type="string" calcext:value-type="string">
            <text:p>Las empresas, y en especial, las PYMEs, que proyecten llevar a cabo una inversión en un centro de trabajo o establecimiento operativo localizado en la Comunidad Autónoma de Extremadura.</text:p>
          </table:table-cell>
          <table:table-cell office:value-type="string" calcext:value-type="string">
            <text:p>El plazo de solicitud es desde el día siguiente a la publicación de la convocatoria y hasta el 31/12/2026.</text:p>
          </table:table-cell>
          <table:table-cell office:value-type="string" calcext:value-type="string">
            <text:p>Se diferencian las siguientes modalidades de subvenciones:</text:p>
            <text:p>a) Subvención por actividad:</text:p>
            <text:p>- No serán subvencionables aquellos proyectos con una inversión proyectada de importe superior a 1.200.000 €.</text:p>
            <text:p>- La subvención máxima que podrán obtener este tipo de proyectos será de 600.000 €.</text:p>
            <text:p/>
            <text:p>b) Subvención por relevo generacional:</text:p>
            <text:p>- La subvención mínima que se concederá por esta modalidad será de un 25%.</text:p>
            <text:p/>
            <text:p>c) Subvención para el fomento de la digitalización empresarial o impulso de la empresa 4.0:</text:p>
            <text:p>- La ayuda será de entre el 30% y el 50% sobre la inversión aprobada, en función de la tipología de empresa.</text:p>
          </table:table-cell>
          <table:table-cell office:value-type="string" calcext:value-type="string">
            <text:p>a) Bienes Inmuebles:</text:p>
            <text:p>- Adquisición de los terrenos necesarios para la implantación del proyecto.</text:p>
            <text:p>-  Adquisición de edificios, naves o locales de nueva construcción necesarios para la actividad. </text:p>
            <text:p/>
            <text:p>b) Obra civil e Instalaciones:</text:p>
            <text:p>- Traídas y acometidas de servicios necesarios para la actividad siempre que queden en propiedad de la empresa beneficiaria y que no sean objeto de cesión a Ayuntamientos o empresas suministradoras de energía.</text:p>
            <text:p>- Urbanización adecuada a las necesidades del proyecto, siempre que no sea objeto de cesión a terceros.</text:p>
            <text:p>- Construcción y/o adecuación de naves, edificios o locales.</text:p>
            <text:p>- Instalaciones.</text:p>
            <text:p>- Otras obras vinculadas al proyecto subvencionado.</text:p>
            <text:p/>
            <text:p>c) Bienes de equipo y equipamiento:</text:p>
            <text:p>- Maquinaria de proceso, elementos de transporte interior, equipos de medida y control, vehículos no tripulados, mobiliario y enseres, utillaje y pequeñas herramientas, equipos para proceso de información y otros bienes de equipo vinculados al proyecto, incluidos, en su caso, los gastos adicionales de transporte y de montaje incluidos en la factura que se produzcan hasta su puesta en condiciones de funcionamiento.</text:p>
            <text:p/>
            <text:p> d) Otros gastos subvencionables:</text:p>
            <text:p>- Programas informáticos necesarios para el desarrollo de la actividad, a excepción de software que consista en licencias informáticas de sistemas operativos o de aplicaciones de ofimática y antivirus.</text:p>
            <text:p>- Gastos notariales, registrales y periciales necesarios para la tramitación de esta subvención realizados con posterioridad a la presentación de la solicitud de la ayuda y siempre que estén directamente relacionados con la inversión subvencionada y sean indispensables para su adecuada preparación y ejecución de la misma.</text:p>
            <text:p>- Trabajos de ingeniería de proyectos y de dirección facultativa de las obras objeto de la inversión. </text:p>
            <text:p/>
            <text:p>e) En la modalidad de Subvenciones para el fomento de la digitalización empresarial o impulso de la empresa 4.0, también se podrá subvencionar:</text:p>
            <text:p>- El coste del proyecto o análisis realizado por las empresas exigido para poder optar a dicha modalidad, siempre que no se haya obtenido cualquier otra subvención por este mismo concepto. </text:p>
            <text:p>- Gastos de la consultoría externa especializada que vaya a desarrollar e implantar los proyectos.</text:p>
            <text:p>- Adquisición de activos inmateriales: patentes, licencias, know-how o software relacionado con aplicaciones de gestión del sistema productivo, logístico o comercial, plataformas colaborativas, soluciones de inteligencia y control (big data y analytics), tecnologías de comunicación, computación y cloud, ciberseguridad. </text:p>
            <text:p>- Inversiones en hardware, comunicaciones para la conectividad de sistemas, sensorización, robótica, realidad aumentada, visión artificial, diseño y fabricación aditiva, sistemas embebidos, automatización avanzada, así como adquisición de elementos necesarios para la implementación de las soluciones propuestas.</text:p>
          </table:table-cell>
          <table:table-cell/>
          <table:table-cell office:value-type="string" calcext:value-type="string">
            <text:p>a) Proyectos de creación de nuevas empresas y/o de nuevos establecimientos o centros productivos.</text:p>
            <text:p>b) Proyectos de ampliación-modernización-traslado de centros productivos existentes.</text:p>
          </table:table-cell>
          <table:table-cell office:value-type="string" calcext:value-type="string">
            <text:p>Quedan excluidas de este régimen de ayudas las empresas sin ánimo de lucro, las empresas públicas, las participadas mayoritariamente por éstas, las entidades de derecho público, las asociaciones y las fundaciones.</text:p>
          </table:table-cell>
          <table:table-cell table:number-columns-repeated="16368"/>
        </table:table-row>
        <table:table-row table:style-name="ro16">
          <table:table-cell office:value-type="string" calcext:value-type="string">
            <text:p>ayudas-del-mecanismo-de-recuperacion-y-resilencia-fondos-next-generation-programa-3</text:p>
          </table:table-cell>
          <table:table-cell office:value-type="string" calcext:value-type="string">
            <text:p>Ayuda a las actuaciones de rehabilitación a nivel de los edificios de vivienda. Programa 3</text:p>
          </table:table-cell>
          <table:table-cell office:value-type="string" calcext:value-type="string">
            <text:p>Apertura el 01/07/2022 y cierre el 30/06/2026</text:p>
          </table:table-cell>
          <table:table-cell office:value-type="string" calcext:value-type="string">
            <text:p>País Vasco</text:p>
          </table:table-cell>
          <table:table-cell office:value-type="string" calcext:value-type="string">
            <text:p>39140906.0</text:p>
          </table:table-cell>
          <table:table-cell office:value-type="string" calcext:value-type="string">
            <text:p>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p>
          </table:table-cell>
          <table:table-cell office:value-type="string" calcext:value-type="string">
            <text:p>País Vasco</text:p>
          </table:table-cell>
          <table:table-cell office:value-type="string" calcext:value-type="string">
            <text:p>180000.0</text:p>
          </table:table-cell>
          <table:table-cell office:value-type="string" calcext:value-type="string">
            <text:p>País Vasco - Planificación Territorial, Vivienda y Transportes</text:p>
          </table:table-cell>
          <table:table-cell office:value-type="string" calcext:value-type="string">
            <text:p>a) Las personas físicas propietarias o usufructuarias de viviendas unifamiliares aisladas o agrupadas en fila y las de edificios existentes de tipología residencial de vivienda colectiva, así como de sus viviendas.</text:p>
            <text:p>b) Las personas jurídicas de naturaleza privada propietarias de los edificios, las empresas arrendatarias o concesionarias de los edificios, así como cooperativas que acrediten dicha condición, mediante contrato vigente que les otorgue la facultad expresa para acometer las obras de rehabilitación objeto del programa.</text:p>
            <text:p>c) Las corporaciones locales propietarias de los inmuebles.</text:p>
            <text:p>d) Las comunidades de propietarios, o las agrupaciones de comunidades de propietarios.</text:p>
            <text:p>e) Los propietarios que, de forma agrupada, sean propietarios de edificios.</text:p>
            <text:p>f) Las sociedades cooperativas compuestas de forma agrupada por propietarios de viviendas o edificios.</text:p>
          </table:table-cell>
          <table:table-cell office:value-type="string" calcext:value-type="string">
            <text:p>El plazo de solicitud es desde el 01/07/2022 hasta el 31/12/2030</text:p>
          </table:table-cell>
          <table:table-cell office:value-type="string" calcext:value-type="string">
            <text:p>Dependiendo del ahorra energético conseguido en la actuación:</text:p>
            <text:p/>
            <text:p>a) 30% ≤ ΔCep,nren &lt; 45%: se subvencionará el 40% con un máximo de 6.300€</text:p>
            <text:p>b) 45% ≤ ΔCep,nren &lt; 60%: se subvencionará el 65% con un máximo de 11.600€ </text:p>
            <text:p>c) ΔCep,nren ≥ 60%: se subvencionará el 80% con un máximo de 18.800€</text:p>
          </table:table-cell>
          <table:table-cell office:value-type="string" calcext:value-type="string">
            <text:p>- Honorarios de los profesionales intervinientes.</text:p>
            <text:p/>
            <text:p>- Coste de la redacción de los proyectos, informes técnicos y certificados necesarios.</text:p>
            <text:p/>
            <text:p>- Gastos derivados de la tramitación administrativa.</text:p>
          </table:table-cell>
          <table:table-cell table:number-columns-repeated="16371"/>
        </table:table-row>
        <table:table-row table:style-name="ro13">
          <table:table-cell office:value-type="string" calcext:value-type="string">
            <text:p>ayudas-igape-pymes-para-el-ano-2025</text:p>
          </table:table-cell>
          <table:table-cell office:value-type="string" calcext:value-type="string">
            <text:p>Financiación Igape PYMEs para el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38000000.0</text:p>
          </table:table-cell>
          <table:table-cell office:value-type="string" calcext:value-type="string">
            <text:p>Apoyar el acceso al crédito de las pequeñas y medianas empresas, instrumentadas mediante convenio de colaboración entre el Instituto Gallego de Promoción Económica (Igape), las sociedades de garantía recíproca (SGR) y las entidades de crédito adheridas (financiación Igape-pymes).</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PYMEs que realicen una iniciativa empresarial en un centro de trabajo, objeto de la actuación a financiar, localizada en la Comunidad Autónoma de Galicia.</text:p>
          </table:table-cell>
          <table:table-cell office:value-type="string" calcext:value-type="string">
            <text:p>El plazo de solicitud es desde el 21/01/2025 hasta el 30/09/2025.</text:p>
          </table:table-cell>
          <table:table-cell office:value-type="string" calcext:value-type="string">
            <text:p>1. Reaval Crecimiento:</text:p>
            <text:p>- El importe del préstamo a avalar será igual o superior a 3.000 € e igual o inferior a 1.000.000 €. Un mismo titular podrá presentar varias solicitudes de ayuda, y se acumulará el importe total de la financiación, que no podrá superar el límite de 1.000.000 € por convocatoria.</text:p>
            <text:p>- El plazo mínimo del préstamo a avalar será de 3 años y no superior a 15 años, incluida una carencia de un máximo de 2 años. En cualquiera caso, la vigencia del reaval no superará los 7 años.</text:p>
            <text:p/>
            <text:p>2. Reaval Garantías: </text:p>
            <text:p>- El importe de la línea de financiación a avalar será igual o superior a 3.000 € e igual o inferior a 1.000.000 €.  Un mismo titular podrá presentar varias solicitudes de ayuda, y se acumulará el importe total de la financiación, que no podrá superar el límite de 1.000.000 € por convocatoria.</text:p>
            <text:p>- El plazo mínimo y vigencia de la línea de garantías será de 3 años y no superior a 5 años, sin contemplarse la posibilidad de prórroga en la vigencia.</text:p>
          </table:table-cell>
          <table:table-cell table:number-columns-repeated="2"/>
          <table:table-cell office:value-type="string" calcext:value-type="string">
            <text:p>1. Reaval Crecimiento: Préstamos avalados para el crecimiento de las pymes</text:p>
            <text:p/>
            <text:p>2. Reaval Garantías: Garantías ante terceros vinculadas a operaciones de tráfico o avales técnicos.</text:p>
            <text:p>- Avales financieros para garantizar obligaciones derivadas de contratos de tráfico comercial, anticipos de contratos, entregas a cuenta para instalaciones o suministros.</text:p>
            <text:p>- Avales no financieros ante terceros. Avales técnicos ante empresas privadas para garantizar la buena ejecución de obras o servicios.</text:p>
            <text:p>- Avales vinculados a licitaciones internacionales. Avales en garantía de contratos en el extranjero.</text:p>
          </table:table-cell>
          <table:table-cell table:number-columns-repeated="16369"/>
        </table:table-row>
        <table:table-row table:style-name="ro12">
          <table:table-cell office:value-type="string" calcext:value-type="string">
            <text:p>ayudas-al-establecimiento-de-personas-jovenes-agricultores-en-extremadura-ano-2025-26</text:p>
          </table:table-cell>
          <table:table-cell office:value-type="string" calcext:value-type="string">
            <text:p>Ayudas al establecimiento de personas jóvenes agricultores en Extremadura, año 2025-26.</text:p>
          </table:table-cell>
          <table:table-cell office:value-type="string" calcext:value-type="string">
            <text:p>Apertura el 22/01/2025 y cierre el 31/12/2026</text:p>
          </table:table-cell>
          <table:table-cell office:value-type="string" calcext:value-type="string">
            <text:p>EXTREMADURA</text:p>
          </table:table-cell>
          <table:table-cell office:value-type="string" calcext:value-type="string">
            <text:p>35000000.0</text:p>
          </table:table-cell>
          <table:table-cell office:value-type="string" calcext:value-type="string">
            <text:p>El objetivo de estas ayudas es incentivar la modernización y/o mejora de las explotaciones agrarias para personas jóvenes agricultores, facilitando la reestructuración en cuanto a dimensión, tamaño y/u orientación productiva. Se busca impulsar la competitividad de las explotaciones agrícolas, haciéndolas más viables y orientadas al mercado, así como estimular las inversiones en capital agrícola, especialmente en nuevas tecnologías. Además, se pretende consolidar la renovación generacional en el sector agrario, reduciendo las barreras para financiar las explotaciones y dotar de las inversiones necesarias para el desarrollo de la actividad agraria de las personas jóven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Pueden ser beneficiarios de la ayuda las siguientes personas:</text:p>
            <text:p/>
            <text:p>1. **Personas físicas o jurídicas** que se establezcan en una explotación agraria prioritaria por primera vez y que estén inscritas en el Registro de Titularidad Compartida de Explotaciones Agrarias de la Comunidad Autónoma de Extremadura.</text:p>
            <text:p>2. **Explotaciones de titularidad compartida** que cumplan con los requisitos establecidos.</text:p>
            <text:p/>
            <text:p>Además, deben cumplir con las condiciones de ser jóvenes agricultores y no haber sido titulares de una explotación agraria de dimensión mayor a 0,2 UTA en los dos años anteriores a la presentación de la solicitud.</text:p>
          </table:table-cell>
          <table:table-cell/>
          <table:table-cell office:value-type="string" calcext:value-type="string">
            <text:p>El monto máximo de la ayuda es de 20.000,00 € como prima básica. Además, el volumen máximo de inversión financiable objeto de ayuda acogida al PEPAC será de 75.000 euros por unidad de trabajo agrario (UTA) prevista, sin superar 150.000 euros por explotación.</text:p>
          </table:table-cell>
          <table:table-cell office:value-type="string" calcext:value-type="string">
            <text:p>Los gastos o actuaciones subvencionables de esta ayuda incluyen:</text:p>
            <text:p/>
            <text:p>a) Construcción o mejora de naves agrícolas o ganaderas.  </text:p>
            <text:p>b) Inversiones destinadas a la instalación de energías renovables exclusivamente para el consumo propio de la explotación.  </text:p>
            <text:p>c) Honorarios por elaboración de proyectos, dirección facultativa y coordinación de seguridad y salud de las obras.  </text:p>
            <text:p>d) Inversiones dirigidas a la clasificación, primera transformación y comercialización de los productos agrarios de la propia explotación.  </text:p>
            <text:p>e) Nuevas plantaciones o renovación de cultivos permanentes.  </text:p>
            <text:p>f) Inversiones en explotaciones ganaderas, como abrevaderos, pozos, comederos, mangas ganaderas y cerramientos de fincas.  </text:p>
            <text:p>g) Adquisición de maquinaria agrícola nueva y equipamiento, incluyendo programas informáticos para el seguimiento de las labores agrícolas.  </text:p>
            <text:p/>
            <text:p>Estos gastos están orientados a mejorar los resultados económicos, facilitar la modernización o reestructuración de las explotaciones.</text:p>
          </table:table-cell>
          <table:table-cell office:value-type="string" calcext:value-type="string">
            <text:p>El plazo de ejecución de la ayuda para inversiones en la modernización y/o mejora de las explotaciones agrarias es de nueve meses desde el día siguiente a la notificación de la resolución de concesión de la ayuda. Estos plazos son improrrogables, salvo en casos de fuerza mayor.</text:p>
          </table:table-cell>
          <table:table-cell table:number-columns-repeated="16370"/>
        </table:table-row>
        <table:table-row table:style-name="ro12">
          <table:table-cell office:value-type="string" calcext:value-type="string">
            <text:p>ayudas-para-financiar-actuaciones-de-rehabilitacion-a-nivel-de-edificio-en-asturias</text:p>
          </table:table-cell>
          <table:table-cell office:value-type="string" calcext:value-type="string">
            <text:p>Ayudas para financiar actuaciones de rehabilitación a nivel de edificio en Asturias, año 2025.</text:p>
          </table:table-cell>
          <table:table-cell office:value-type="string" calcext:value-type="string">
            <text:p>Apertura el 22/11/2024 y cierre el 30/06/2025</text:p>
          </table:table-cell>
          <table:table-cell office:value-type="string" calcext:value-type="string">
            <text:p>PRINCIPADO DE ASTURIAS</text:p>
          </table:table-cell>
          <table:table-cell office:value-type="string" calcext:value-type="string">
            <text:p>33738810.0</text:p>
          </table:table-cell>
          <table:table-cell office:value-type="string" calcext:value-type="string">
            <text:p>La 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p>
          </table:table-cell>
          <table:table-cell/>
          <table:table-cell office:value-type="string" calcext:value-type="string">
            <text:p>19800.0</text:p>
          </table:table-cell>
          <table:table-cell office:value-type="string" calcext:value-type="string">
            <text:p>PRINCIPADO DE ASTURIAS - CONSEJERÍA ORDENACIÓN DE TERRITORIO, URBANISMO, VIVIENDA Y DERECHOS CIUDADANOS</text:p>
          </table:table-cell>
          <table:table-cell office:value-type="string" calcext:value-type="string">
            <text:p>a) Los propietarios o usufructuarios de viviendas unifamiliares aisladas o agrupadas en fila y de edificios existentes de tipología residencial de vivienda colectiva, así como de sus viviendas, bien sean personas físicas o bien tengan personalidad jurídica de naturaleza privada o pública.</text:p>
            <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c) Las comunidades de propietarios, o las agrupaciones de comunidades de propietarios.</text:p>
            <text:p/>
            <text:p>d) Los propietarios que, de forma agrupada, sean propietarios de edificios que reúnan los requisitos establecidos por el artículo 396 del Código Civil y no hubiesen otorgado el título constitutivo de propiedad horizontal.</text:p>
            <text:p/>
            <text:p>e) Las sociedades cooperativas compuestas de forma agrupada por propietarios de viviendas o edificios que reúnan los requisitos establecidos en el artículo 396 del Código Civil, así como por los propietarios que conforman comunidades de propietarios o agrupaciones de comunidades de propietarios, o equivalente en normas forales de aplicación, y por cooperativas en régimen de cesión de uso de sus viviendas.</text:p>
            <text:p/>
            <text:p>f) Las empresas arrendatarias o concesionarias de los edificios, así como cooperativas que acrediten dicha condición, mediante contrato vigente, que les otorgue la facultad expresa para acometer las obras de rehabilitación objeto del programa.</text:p>
          </table:table-cell>
          <table:table-cell office:value-type="string" calcext:value-type="string">
            <text:p>El plazo de solicitud es desde el 22/11/2024 hasta el 30/06/2025.</text:p>
          </table:table-cell>
          <table:table-cell office:value-type="string" calcext:value-type="string">
            <text:p>La cuantía de la ayuda se determina en función del ahorro conseguido:</text:p>
            <text:p>- Ahorro energético conseguido con la actuación 30% ≤ ΔCep,nren &lt; 45% : Hasta el 40% del presupuesto,  con un máximo de 6.300 € por vivienda y de 56 € el m2 en caso de locales.</text:p>
            <text:p>40 6.300 56</text:p>
            <text:p>- Ahorro energético conseguido con la actuación 45% ≤ ΔCep,nren &lt; 60% : Hasta el 65% del presupuesto,  con un máximo de 11.600 € por vivienda y de 104 € el m2 en caso de locales.</text:p>
            <text:p>- Ahorro energético conseguido con la actuación: ΔCep,nren ≥ 60% :  Hasta el 80% del presupuesto,  con un máximo de 18.800 € por vivienda y de 168 € el m2 en caso de locales.</text:p>
            <text:p/>
            <text:p>En aquellos casos en los que haya que proceder a la retirada de elementos con amianto, podrá incrementarse la cuantía máxima de la ayuda en la cantidad correspondiente a los costes debidos a la retirada, la manipulación, el transporte y la gestión de los residuos de amianto mediante empresas autorizadas, hasta un máximo de 1.000 € por vivienda o 12.000 € por edificio objeto de rehabilitación, el que resulte superior.</text:p>
          </table:table-cell>
          <table:table-cell office:value-type="string" calcext:value-type="string">
            <text:p>Son actuaciones subvencionables las de mejora o rehabilitación de edificios de uso predominante residencial para vivienda con los límites establecidos en el artículo siguiente, siempre que se obtenga una reducción de al menos un 30 % en el indicador de consumo de energía primaria no renovable, referida a la certificación energética.</text:p>
            <text:p/>
            <text:p>En edificios situados en las zonas climáticas C, D y E, según la clasificación climática del Código Técnico de la Edificación, deberá asimismo conseguirse una reducción de la demanda energética anual global de calefacción y refrigeración de la vivienda unifamiliar o del edificio, según corresponda, de al menos:</text:p>
            <text:p>– Zonas climáticas D y E: un 35 %</text:p>
            <text:p>– Zona climática C: un 25 %</text:p>
          </table:table-cell>
          <table:table-cell table:number-columns-repeated="16371"/>
        </table:table-row>
        <table:table-row table:style-name="ro3">
          <table:table-cell office:value-type="string" calcext:value-type="string">
            <text:p>prestamos-adelante-para-pymes-y-emprendedores</text:p>
          </table:table-cell>
          <table:table-cell office:value-type="string" calcext:value-type="string">
            <text:p>Préstamos Adelante para PYMEs y emprendedores, año 2024.</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3294000.0</text:p>
          </table:table-cell>
          <table:table-cell office:value-type="string" calcext:value-type="string">
            <text:p>Operaciones financieras a largo plazo (desde 3 hasta 7 años), reembolsables, destinadas a proyectos de inversión empresarial de PYMES; vinculadas a las empresas individuales (AUTONOMOS), empresas colectivas sin personalidad jurídica (como por ejemplo Comunidades de Bienes), y empresas colectivas con personalidad jurídica (como por ejemplo Sociedades Limitadas).</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INSTITUTO DE FINANZAS DE CASTILLA-LA MANCHA SAU</text:p>
          </table:table-cell>
          <table:table-cell office:value-type="string" calcext:value-type="string">
            <text:p>1. Micro - Préstamos Adelante:</text:p>
            <text:p>-  Pymes. Microempresas preferentemente. </text:p>
            <text:p/>
            <text:p>2. PYME - Préstamos Adelante:</text:p>
            <text:p>-  Pymes. Pequeñas y Medianas empresas preferentemente. </text:p>
            <text:p/>
            <text:p>Todas ellas deberán desarrollar la actividad en Castilla-La Mancha o tener su sede en dicha Comunidad Autónoma.</text:p>
          </table:table-cell>
          <table:table-cell/>
          <table:table-cell office:value-type="string" calcext:value-type="string">
            <text:p>1. Micro - Préstamos Adelante:</text:p>
            <text:p>a) Importe: </text:p>
            <text:p>- Importe nominal no superior al 70% de los costes financiables, hasta un máximo de 100.000 € por empresa en el período de vigencia del Programa, aisladamente o por acumulación de financiación de cualquiera de sus programas y/o productos financieros del programa (préstamos, participación en capital, etc.). </text:p>
            <text:p>b) Plazo: </text:p>
            <text:p>- Operaciones financieras a Largo Plazo, de un mínimo de 36 meses y máximo de 84 meses con hasta 24 meses de carencia.</text:p>
            <text:p>c) Tipo de interés: </text:p>
            <text:p>- Para las operaciones formalizadas desde el día siguiente a la entrada en vigor de las presentes bases reguladoras, acogidas a esta categoría, el tipo de interés aplicable se obtendrá a partir de un tipo variable referenciado al EURIBOR a seis meses (EUR.6M) definido a continuación, adicionando un diferencial de 1 punto porcentual (1,00%). </text:p>
            <text:p>- En los casos en que el EUR.6M tenga un valor negativo se tomará como referencia el valor 0,00%.  </text:p>
            <text:p/>
            <text:p>2. PYME - Préstamos Adelante:</text:p>
            <text:p>a) Importe:</text:p>
            <text:p>- Para los préstamos superiores a 100.000 € e iguales o inferiores a 300.000 € por empresa, aisladamente o por acumulación de financiación de cualquiera de los programas y/o productos financieros del Instituto de Finanzas (préstamos, participación en capital, etc.), el importe nominal no podrá ser superior al 50% de los costes financiables. </text:p>
            <text:p>- Para los préstamos superiores a 300.000 € por empresa aisladamente o por acumulación de financiación de cualquiera de los programas y/o  productos financieros del Instituto de Finanzas (préstamos, participación en capital, etc.), el importe nominal no podrá ser superior al 30% de los costes financiables.</text:p>
            <text:p>b) Plazo: </text:p>
            <text:p>- Operaciones financieras a Largo Plazo, de un mínimo 36 meses y máximo 84 meses con hasta 24 meses de carencia.</text:p>
            <text:p>c) Tipo de interés: Para las operaciones formalizadas desde el día siguiente a la entrada en vigor de las presentes bases reguladoras, acogidas a esta categoría, a el tipo de interés aplicable se obtendrá a partir de un tipo variable referenciado al EURIBOR a seis meses (EUR.6M) definido a continuación, adicionando un diferencial, que, dependiendo del importe del nominal del préstamo, será del:</text:p>
            <text:p>- Para préstamos superiores a 100.000 € e inferiores o iguales a trescientos mil euros (300.000,00 €) por empresa, aisladamente o por acumulación de financiación de cualquiera de los programas y/o productos financieros del Instituto de Finanzas (préstamos, participación en capital, etc.): 2%</text:p>
            <text:p>- Para préstamos superiores a 300.000 € por empresa, aisladamente o por acumulación de financiación de cualquiera de los programas y/o productos financieros del Instituto de Finanzas (préstamos, participación en capital, etc.): 2,5%.</text:p>
          </table:table-cell>
          <table:table-cell office:value-type="string" calcext:value-type="string">
            <text:p>- Costes indispensables para la creación de la empresa, y sean de naturaleza jurídica como escrituras notariales, registros mercantiles, etc.</text:p>
            <text:p>- Costes de primer establecimiento, necesarios para iniciar la actividad de la empresa recién creada como, por ejemplo, publicidad de lanzamiento, costes de estudio e investigación de mercados, costes de selección, capacitación y adiestramiento de personal, costes de puesta en marcha, etc.</text:p>
            <text:p>- Las inversiones en activos fijos materiales que, directa o indirectamente, permitan realizar el objeto social de la empresa, tales como terrenos y bienes inmuebles, la construcción de edificios, maquinaria, instalaciones técnicas, utillaje, moldes, mobiliario y enseres, equipos para proceso de información o datos, instrumental, etc. En cualquier caso, los activos fijos deben localizarse en Castilla-La Mancha.</text:p>
            <text:p>- Inversiones en activos intangibles 3 procedentes de los costes de planificación; ingeniería del proyecto; investigación y desarrollo adquiridos; y software, aplicaciones informáticas y digitalización, no pudiendo superar el 50% del total de costes financiables del proyecto.</text:p>
            <text:p>- Actividades de formación, aprendizaje permanente, reciclaje profesional y educación, que la empresa realice para sus empleados, y/o los empresarios individuales (autónomos) reciban.</text:p>
            <text:p>- En el caso de trabajos (o entrega de bienes) realizados por personas o entidades vinculadas al perceptor final de la financiación deberá demostrar por cualquier medio admitido en derecho que el coste de los trabajos o bienes entregados no sea, en ningún caso, superior al precio de mercado de los mismos.</text:p>
          </table:table-cell>
          <table:table-cell/>
          <table:table-cell office:value-type="string" calcext:value-type="string">
            <text:p>1. Micro-préstamo. Préstamos a Pymes, preferentemente microempresas. </text:p>
            <text:p>- Se facilitarán préstamos para todas aquellas empresas que quieran llevar a cabo un proyecto empresarial en Castilla-La Mancha, sea de forma individual (AUTÓNOMOS) o colectiva, con independencia de la fórmula utilizada en este caso, pudiendo optar por entidades con personalidad jurídica (SL, SA, SCOOP etc.…) o sin personalidad jurídica.</text:p>
            <text:p/>
            <text:p>2. PYME-préstamo. Préstamos a Pymes, preferentemente a pequeñas y medianas empresas con personalidad jurídica. </text:p>
            <text:p>- Se facilitarán préstamos para todas aquellas empresas que quieran llevar a cabo un proyecto empresarial en Castilla-La Mancha.</text:p>
            <text:p/>
            <text:p>*Línea de Financiación: </text:p>
            <text:p>- En el Anexo I se establecen los distintos PROGRAMAS en los que se desarrolla la estrategia Financia Adelante, y las características y requisitos concretos de cada uno de estos PROGRAMAS.</text:p>
          </table:table-cell>
          <table:table-cell table:number-columns-repeated="16369"/>
        </table:table-row>
        <table:table-row table:style-name="ro13">
          <table:table-cell office:value-type="string" calcext:value-type="string">
            <text:p>ayuda-economica-a-traves-de-la-tarjeta-benvida-en-los-supuestos-de-gestacion-nacimiento-adopcion-guarda-con-fines-adoptivos-o-acogimiento-familiar-permanente-en-el-ano-2025</text:p>
          </table:table-cell>
          <table:table-cell office:value-type="string" calcext:value-type="string">
            <text:p>Ayuda económica, a través de la Tarjeta Benvida, en los supuestos de gestación, nacimiento, adopción, guarda con fines adoptivos o acogimiento familiar permanente en el año 2025</text:p>
          </table:table-cell>
          <table:table-cell office:value-type="string" calcext:value-type="string">
            <text:p>Apertura el 30/01/2025 y cierre el 31/03/2026</text:p>
          </table:table-cell>
          <table:table-cell office:value-type="string" calcext:value-type="string">
            <text:p>GALICIA</text:p>
          </table:table-cell>
          <table:table-cell office:value-type="string" calcext:value-type="string">
            <text:p>31993512.0</text:p>
          </table:table-cell>
          <table:table-cell office:value-type="string" calcext:value-type="string">
            <text:p>El objetivo de esta ayuda es establecer un apoyo económico para las familias que en el año 2025 tengan un hijo/a, adopten, sean declaradas en situación de guarda con fines adoptivos o acojan de manera permanente a uno o más menores de hasta tres años de edad. Además, busca colaborar en los gastos derivados de estas circunstancias, prestando especial atención a las familias en situación de vulnerabilidad económic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la ayuda las personas residentes en la Comunidad Autónoma de Galicia que cumplan con uno de los siguientes supuestos:</text:p>
            <text:p/>
            <text:p>1. Estar en la semana 21 o posterior de gestación entre el 1 de enero y el 31 de diciembre de 2025.</text:p>
            <text:p>2. Tener hijas o hijos nacidos/as entre el 1 de enero y el 31 de diciembre de 2025.</text:p>
            <text:p>3. Tener constituida la adopción, acogimiento familiar permanente o ser declarado/a en situación de guarda con fines adoptivos de uno o más menores de hasta tres años de edad entre el 1 de enero y el 31 de diciembre de 2025.</text:p>
            <text:p/>
            <text:p>Además, las gallegas y gallegos que hayan residido fuera de España y retornen a Galicia durante el año 2025 también pueden beneficiarse de la ayuda si cumplen con los supuestos anteriores.</text:p>
          </table:table-cell>
          <table:table-cell/>
          <table:table-cell office:value-type="string" calcext:value-type="string">
            <text:p>El monto máximo de la ayuda es de 2.400 € por cada hijo o hija durante un año, a razón de 200 € al mes, si el hijo o hija que da derecho a la ayuda es el tercero o sucesivos.</text:p>
          </table:table-cell>
          <table:table-cell/>
          <table:table-cell office:value-type="string" calcext:value-type="string">
            <text:p>El plazo de ejecución de la ayuda es de cuatro meses, contados desde el día siguiente a la fecha en que la solicitud tenga entrada en el registro del órgano competente para su tramitación. Si no se emite una resolución expresa dentro de este plazo, se entenderá que la solicitud ha sido desestimada.</text:p>
          </table:table-cell>
          <table:table-cell table:number-columns-repeated="16370"/>
        </table:table-row>
        <table:table-row table:style-name="ro5">
          <table:table-cell office:value-type="string" calcext:value-type="string">
            <text:p>subvenciones-3i-de-apoyo-integral-a-la-innovacion-para-el-ano-2025</text:p>
          </table:table-cell>
          <table:table-cell office:value-type="string" calcext:value-type="string">
            <text:p>Subvenciones 3i de apoyo integral a la innovación para el año 2025.</text:p>
          </table:table-cell>
          <table:table-cell office:value-type="string" calcext:value-type="string">
            <text:p>Apertura el 03/02/2025 y cierre el 21/02/2025</text:p>
          </table:table-cell>
          <table:table-cell office:value-type="string" calcext:value-type="string">
            <text:p>DIPUTACIÓN FORAL DE BIZKAIA</text:p>
          </table:table-cell>
          <table:table-cell office:value-type="string" calcext:value-type="string">
            <text:p>650000.0</text:p>
          </table:table-cell>
          <table:table-cell office:value-type="string" calcext:value-type="string">
            <text:p>El objetivo de la ayuda es apoyar el desarrollo de proyectos de innovación en empresas de Bizkaia, contribuyendo a la mejora de la competitividad sostenible en el ámbito industrial y de servicios avanzados. Además, busca fomentar la creación de riqueza y empleo de calidad en la región, así como facilitar la internacionalización y e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acceder a la consideración de personas beneficiarias de las subvenciones las empresas con personalidad jurídica propia. Estas entidades deben cumplir ciertos requisitos, como tener al menos un centro productivo o de alto valor añadido en el Territorio Histórico de Bizkaia, o establecerlo dentro del periodo de ejecución del proyecto para el que solicitan la subvención. Además, su actividad debe estar relacionada con sectores como la industria, construcción, transporte, servicios relacionados con la industria, turismo y comercio al por mayor.</text:p>
          </table:table-cell>
          <table:table-cell office:value-type="string" calcext:value-type="string">
            <text:p>El plazo de solicitud es desde el 03/02/2025 hasta el 21/02/2025.</text:p>
          </table:table-cell>
          <table:table-cell office:value-type="string" calcext:value-type="string">
            <text:p>El monto máximo de la ayuda para otras pymes es de 500.000 euros. Además, la base subvencionable mínima para el otorgamiento de la subvención será de 750.000 euros, de los cuales como máximo el 40% podrán ser gastos de personal.</text:p>
          </table:table-cell>
          <table:table-cell office:value-type="string" calcext:value-type="string">
            <text:p>Los gastos subvencionables de esta ayuda son aquellos que:</text:p>
            <text:p/>
            <text:p>1. Se hayan ejecutado dentro del plazo establecido.</text:p>
            <text:p>2. Sean necesarios y respondan a la naturaleza y al desarrollo normal del proyecto o actividad.</text:p>
            <text:p>3. Estén correctamente justificados de conformidad con la normativa vigente.</text:p>
            <text:p/>
            <text:p>Además, se consideran subvencionables las inversiones en activos materiales adquiridos mediante leasing, siempre que el contrato incluya un compromiso para la adquisición final del bien. También se incluyen los costos de servicios de consultoría para innovación, inversión e internacionalización, siempre que no sean actividades permanentes o periódicas y no estén relacionados con los gastos de explotación normales de la empresa. </text:p>
            <text:p/>
            <text:p>Es importante tener en cuenta que no se considerarán subvencionables las actuaciones que no estén plenamente vinculadas al proyecto presentado o que no puedan constituir un hecho subvencionable según las bases.</text:p>
          </table:table-cell>
          <table:table-cell office:value-type="string" calcext:value-type="string">
            <text:p>El plazo de ejecución de la ayuda es desde la presentación de la solicitud hasta el 31 de diciembre de 2026. Las actividades o proyectos subvencionados deben iniciarse después de la solicitud de la ayuda y antes del 31 de diciembre de 2025, y finalizarse antes del 31 de diciembre de 2026.</text:p>
          </table:table-cell>
          <table:table-cell office:value-type="string" calcext:value-type="string">
            <text:p>Las diferentes líneas de actuación mencionadas en el documento son:</text:p>
            <text:p/>
            <text:p>1. **Innovación**: Proyectos orientados a mejorar la competitividad a través de la innovación en procesos, productos, organización, participación, mercado, y protección de la propiedad.</text:p>
            <text:p>   </text:p>
            <text:p>2. **Inversión**: Actuaciones que impliquen inversiones asociadas a los proyectos de innovación.</text:p>
            <text:p/>
            <text:p>3. **Internacionalización**: Acciones orientadas a la internacionalización de la entidad solicitante.</text:p>
            <text:p/>
            <text:p>Para que un proyecto sea considerado subvencionable, debe cubrir al menos dos de estas tres áreas.</text:p>
          </table:table-cell>
          <table:table-cell table:number-columns-repeated="16369"/>
        </table:table-row>
        <table:table-row table:style-name="ro10">
          <table:table-cell office:value-type="string" calcext:value-type="string">
            <text:p>subvenciones-a-empresas-extremenas-por-la-contratacion-indefinida-de-trabajadoresas</text:p>
          </table:table-cell>
          <table:table-cell office:value-type="string" calcext:value-type="string">
            <text:p>Subvenciones a empresas extremeñas por la contratación indefinida de trabajadores/as, año 2024.</text:p>
          </table:table-cell>
          <table:table-cell office:value-type="string" calcext:value-type="string">
            <text:p>Apertura el 23/04/2024 y cierre el 22/04/2025</text:p>
          </table:table-cell>
          <table:table-cell office:value-type="string" calcext:value-type="string">
            <text:p>EXTREMADURA</text:p>
          </table:table-cell>
          <table:table-cell office:value-type="string" calcext:value-type="string">
            <text:p>28000000.0</text:p>
          </table:table-cell>
          <table:table-cell office:value-type="string" calcext:value-type="string">
            <text:p>Favorecer la inserción laboral de determinados grupos de población con una mayor dificultad de acceso al mercado de trabajo mediante contratos de trabajo indefinidos, a través de unas ayudas que supongan una reducción de los costes laborales que asumen los empleador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cualquiera que sea la forma jurídica que adopten, las personas trabajadoras autónomas, los/as profesionales colegiados/as, las asociaciones, las fundaciones, las entidades sin ánimo de lucro, las sociedades civiles y las agrupaciones privadas de personas físicas o jurídicas, comunidades de bienes, o cualquier otro tipo de unidad económica o patrimonio separado, aunque carezcan de personalidad jurídica que, en su condición de empleadoras, realicen contrataciones conforme a lo establecido en esta norma en centros de trabajo radicados en la Comunidad Autónoma de Extremadura.</text:p>
          </table:table-cell>
          <table:table-cell office:value-type="string" calcext:value-type="string">
            <text:p>Periodo de Vigencia: Desde el 23/04/2024 hasta el 22/04/2025. Durante ese periodo las entidades interesadas deberán solicitar las subvenciones dentro del plazo de 2 meses, a contar desde la fecha de inicio de la contratación o de la transformación objeto de subvención.</text:p>
          </table:table-cell>
          <table:table-cell office:value-type="string" calcext:value-type="string">
            <text:p>Se establecen unas cuantías para contrataciones indefinidas a tiempo completo en función de la remuneración anual bruta, incluidas las pagas extraordinarias, que se fije en el contrato de trabajo objeto de subvención según la siguiente escala:</text:p>
          </table:table-cell>
          <table:table-cell office:value-type="string" calcext:value-type="string">
            <text:p>Se subvenciona parte de la remuneración bruta anual que los asalariados/as reciben como contrapartida del trabajo que realizan.</text:p>
          </table:table-cell>
          <table:table-cell/>
          <table:table-cell office:value-type="string" calcext:value-type="string">
            <text:p>Programa I: Ayudas a las contrataciones indefinidas iniciales realizadas con personas desempleadas e inscritas como demandantes de empleo:</text:p>
            <text:p>- Subprograma I.a.: Ayudas a las contrataciones indefinidas iniciales sin relación laboral temporal previa.</text:p>
            <text:p>- Subprograma I.b.: Ayudas a las contrataciones indefinidas iniciales con relación laboral temporal previa.</text:p>
            <text:p/>
            <text:p>Programa II: Ayudas por transformación de contratos de duración determinada en contratos indefinidos.</text:p>
          </table:table-cell>
          <table:table-cell table:number-columns-repeated="16369"/>
        </table:table-row>
        <table:table-row table:style-name="ro2">
          <table:table-cell office:value-type="string" calcext:value-type="string">
            <text:p>facilitar-el-acceso-a-garantias-dirigidas-a-proyectos-de-reindustrializacion-e-impulso-de-la-actividad-industrial-en-cataluna-2024</text:p>
          </table:table-cell>
          <table:table-cell office:value-type="string" calcext:value-type="string">
            <text:p>Convocatoria para facilitar el acceso a garantías dirigidas a proyectos de reindustrialización e impulso de la actividad industrial en Cataluña</text:p>
          </table:table-cell>
          <table:table-cell office:value-type="string" calcext:value-type="string">
            <text:p>Apertura el 05/06/2024 y cierre el 31/05/2027</text:p>
          </table:table-cell>
          <table:table-cell office:value-type="string" calcext:value-type="string">
            <text:p>CATALUÑA</text:p>
          </table:table-cell>
          <table:table-cell office:value-type="string" calcext:value-type="string">
            <text:p>28000000.0</text:p>
          </table:table-cell>
          <table:table-cell office:value-type="string" calcext:value-type="string">
            <text:p>Financiar proyectos de inversión en activos fijos y gastos de circulante para la modernización, transformación del modelo de negocio, ampliación de capacidades productivas o creación de nuevos establecimientos industriales.</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DEPARTAMENT D'EMPRESA I TREBALL</text:p>
          </table:table-cell>
          <table:table-cell office:value-type="string" calcext:value-type="string">
            <text:p>Las empresas industriales y de servicios a la producción con código de clasificación catalana de actividad económica del 10 al 33 que tengan sede social o sede operativa en Cataluña, o que sean de nueva implantación en Cataluña.</text:p>
          </table:table-cell>
          <table:table-cell office:value-type="string" calcext:value-type="string">
            <text:p>El plazo de presentación es del 05/06/2024 al 31/05/2027</text:p>
          </table:table-cell>
          <table:table-cell office:value-type="string" calcext:value-type="string">
            <text:p>Importe de los préstamos: </text:p>
            <text:p>- Para operaciones de inversión, con carácter general, se establece un importe mínimo de préstamo de 250.000 euros y un importe máximo de préstamo de 5.000.000 euros. </text:p>
            <text:p>- El importe de la inversión subvencionable puede incluir gastos de circulante hasta un máximo del 20%. </text:p>
            <text:p>- Para operaciones exclusivamente de circulante, con carácter general, se establece un importe mínimo del préstamo de 100.000 euros y un máximo de 1.000.000 euros.</text:p>
            <text:p/>
            <text:p>Plazo: </text:p>
            <text:p>- Con carácter general, el plazo máximo del préstamo, en el caso de inversión, será de hasta diez años, con la posibilidad de un período de carencia de amortización de hasta dos años, incluido en este plazo. - En el caso del circulante, con carácter general, será de hasta cinco años, con un período de carencia de hasta un año incluido en este plazo.</text:p>
            <text:p/>
            <text:p>Desembolso: </text:p>
            <text:p>- En una sola vez o en desembolsos parciales, durante un plazo de hasta veinticuatro meses a contar desde la fecha de la resolución de otorgamiento de la subvención, contra la presentación de facturas o documentos justificantes de la inversión, que requerirán siempre la autorización administrativa previa del Departamento de Empresa y Trabajo, mediante la Dirección General de Industria.</text:p>
            <text:p/>
            <text:p>Tipo de interés: El tipo de interés de los préstamos será variable del EURIBOR a 12 meses más un diferencial de hasta el 3%.</text:p>
            <text:p/>
            <text:p>Amortización: Amortizaciones mensuales bajo un sistema francés.</text:p>
            <text:p/>
            <text:p>Comisiones: Apertura, máximo del 0,25%.</text:p>
            <text:p/>
            <text:p>Cancelación: total o parcial máximo del 0,25% amortizado.</text:p>
            <text:p/>
            <text:p>Interés de demora: Tipo vigente + 6%.</text:p>
            <text:p/>
            <text:p>Garantía: </text:p>
            <text:p>- La garantía será a cargo de la persona beneficiaria, y la que a criterio del ICF se considere suficiente, por un máximo del porcentaje no garantizado por el Departamento de Empresa y Trabajo, siempre que las condiciones de riesgo de la compañía y los criterios de valoración que hace el ICF así lo</text:p>
            <text:p>permitan.</text:p>
            <text:p>- Adicionalmente, como complemento de las garantías que aporte el titular, todas las operaciones que se formalicen y desembolsen al amparo de este convenio, de acuerdo con el importe máximo de la resolución de otorgamiento de la ayuda pública en forma de garantía, contarán con una garantía del Departamento de Empresa y Trabajo de hasta el 49% del riesgo vivo de los préstamos.</text:p>
            <text:p/>
            <text:p>* El gasto mínimo, realizado y justificado de la actividad subvencionada, exigible para poder considerar cumplidos el objeto y la finalidad de la subvención, es del 50% del proyecto presentado.</text:p>
          </table:table-cell>
          <table:table-cell office:value-type="string" calcext:value-type="string">
            <text:p>a) En cuanto a los proyectos de inversión:</text:p>
            <text:p>- La adquisición de activos materiales o inmateriales del proyecto de inversión presentado.</text:p>
            <text:p>- Los importes de instalaciones, obra civil y otros que no sean maquinaria del proceso productivo, no podrán superar, con carácter general, el 25% del total de la inversión subvencionable.</text:p>
            <text:p/>
            <text:p>b) En cuanto al circulante:</text:p>
            <text:p>- Se consideran subvencionables los gastos de circulante relativos exclusivamente a actividades de producción y fabricación.</text:p>
          </table:table-cell>
          <table:table-cell office:value-type="string" calcext:value-type="string">
            <text:p>Las actividades objeto de estas subvenciones deben ejecutarse, con carácter general, desde los 3 meses anteriores a la presentación de la solicitud y hasta un máximo de 24 meses posteriores a contar desde la fecha de presentación de la solicitud de la ayuda.</text:p>
          </table:table-cell>
          <table:table-cell table:number-columns-repeated="16370"/>
        </table:table-row>
        <table:table-row table:style-name="ro29">
          <table:table-cell office:value-type="string" calcext:value-type="string">
            <text:p>ayudas-reintegrables-destinadas-a-impulsar-la-creacion-y-desarrollo-de-pymes-de-base-tecnologica-yo-innovadoras-presolicitud-gauzatu-industria-2025</text:p>
          </table:table-cell>
          <table:table-cell office:value-type="string" calcext:value-type="string">
            <text:p>Ayudas reintegrables destinadas a impulsar la creación y desarrollo de Pymes de base tecnológica y/o innovadoras - Presolicitud Gauzatu Industria 2025</text:p>
          </table:table-cell>
          <table:table-cell office:value-type="string" calcext:value-type="string">
            <text:p>Apertura el 02/01/2025 y cierre el 30/04/2025</text:p>
          </table:table-cell>
          <table:table-cell office:value-type="string" calcext:value-type="string">
            <text:p>País Vasco</text:p>
          </table:table-cell>
          <table:table-cell office:value-type="string" calcext:value-type="string">
            <text:p>28000000.0</text:p>
          </table:table-cell>
          <table:table-cell office:value-type="string" calcext:value-type="string">
            <text:p>Este programa apoya la promoción de PYMES Industriales o que estén relacionadas con la Industria y tengan Base Tecnológica y/o Innovadora, con el propósito de aumentar su impacto en el desarrollo tecnológico y en la innovación que se desarrolla en Euskadi.</text:p>
          </table:table-cell>
          <table:table-cell office:value-type="string" calcext:value-type="string">
            <text:p>País Vasco</text:p>
          </table:table-cell>
          <table:table-cell office:value-type="string" calcext:value-type="string">
            <text:p>1500000.0</text:p>
          </table:table-cell>
          <table:table-cell office:value-type="string" calcext:value-type="string">
            <text:p>País Vasco - Lehendakaritza</text:p>
          </table:table-cell>
          <table:table-cell office:value-type="string" calcext:value-type="string">
            <text:p>Las PYMEs industriales (extractivas, transformadoras o productivas) o relacionadas con la industria y de base tecnológica, con uno o varios centros productivos en Euskadi, donde se realizará la inversión; así como empresas dedicadas a la integración de sistemas de protección ante ciberataques para entornos IT/OT en empresas industriales.</text:p>
          </table:table-cell>
          <table:table-cell office:value-type="string" calcext:value-type="string">
            <text:p>El plazo de presentación de presolicitudes se iniciará el día 2 de enero de 2025 y finalizará el día de la publicación de la Orden en el BOPV.</text:p>
          </table:table-cell>
          <table:table-cell office:value-type="string" calcext:value-type="string">
            <text:p>Los apoyos son en forma de ayudas reintegrables, proporcionales a las inversiones realizadas y con un máximo de 200.000 € por empleo creado o de 150.000 € para el mantenimiento de la plantilla inicial, que habrán de ser reintegradas durante cinco años, a razón de una quinta parte cada año y en dos reintegros anuales, y no podrán superar los 1.500.000 € por empresa.</text:p>
          </table:table-cell>
          <table:table-cell office:value-type="string" calcext:value-type="string">
            <text:p>- Adquirir nuevos terrenos y construcciones para tu empresa</text:p>
            <text:p>- Equiparlos con Maquinaria, utillaje o instalaciones técnicas</text:p>
            <text:p>- Adquirir equipos y programas informáticos</text:p>
            <text:p>- Gastos de Propiedad Industrial y Patentes</text:p>
          </table:table-cell>
          <table:table-cell table:number-columns-repeated="3"/>
          <table:table-cell office:value-type="string" calcext:value-type="string">
            <text:p>- Los proyectos de inversión deberán ejecutarse en el periodo que se ha indicado en la solicitud, debiendo ser iniciadas en 2024.</text:p>
            <text:p>- Los activos adquiridos deberán tener una amortización mínima de 3 años y mantenerse en activo en la empresa durante ese periodo.</text:p>
            <text:p>- Es indispensable que los proyectos tengan impacto en sus centros de trabajo de Euskadi, manteniendo o aumentando el empleo en los mismos.</text:p>
          </table:table-cell>
          <table:table-cell table:number-columns-repeated="16367"/>
        </table:table-row>
        <table:table-row table:style-name="ro3">
          <table:table-cell office:value-type="string" calcext:value-type="string">
            <text:p>subvenciones-a-proyectos-de-rehabilitacion-energetica-a-nivel-edificio-vivienda-y-elaboracion-del-libro-del-edificio-y-la-redaccion-de-proyectos-de-rehabilitacion-realizadas-en-la-comunitat-valenciana-para-el-periodo-2024-2026</text:p>
          </table:table-cell>
          <table:table-cell office:value-type="string" calcext:value-type="string">
            <text:p>Subvenciones a proyectos de rehabilitación energética a nivel edificio, vivienda y elaboración del libro del edificio, y la redacción de proyectos de rehabilitación realizadas en la Comunitat Valenciana para el periodo 2024-2026.</text:p>
          </table:table-cell>
          <table:table-cell office:value-type="string" calcext:value-type="string">
            <text:p>Apertura el 22/01/2025 y cierre el 27/02/2026</text:p>
          </table:table-cell>
          <table:table-cell office:value-type="string" calcext:value-type="string">
            <text:p>COMUNITAT VALENCIANA</text:p>
          </table:table-cell>
          <table:table-cell office:value-type="string" calcext:value-type="string">
            <text:p>26850000.0</text:p>
          </table:table-cell>
          <table:table-cell office:value-type="string" calcext:value-type="string">
            <text:p>La financiación de obras o actuaciones en los edificios de uso predominantemente residencial-vivienda en las que se obtenga una mejora acreditada de la eficiencia energética, debiendo estar vinculada a las actuaciones realizadas, con especial atención a la envolvente edificatoria en:</text:p>
            <text:p>a) Edificios de tipología residencial colectiva, incluyendo sus viviendas.</text:p>
            <text:p>b) Viviendas unifamiliares aisladas o agrupadas en fila o pertenecientes a edificios plurifamiliares en régimen de propiedad horizontal.</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VIVIENDA</text:p>
          </table:table-cell>
          <table:table-cell office:value-type="string" calcext:value-type="string">
            <text:p>Programa 3:</text:p>
            <text:p>a) Las personas, físicas o jurídicas (ya tengan naturaleza privada o pública), y que sean propietarias, usufructuarias o arrendatarias de: Viviendas unifamiliares aisladas, Viviendas unifamiliares agrupadas en fila en las que no exista división horizontal, Viviendas unifamiliares entre medianeras en las que no exista división horizontal, y Edificios existentes de tipología residencial de vivienda colectiva, así como de sus viviendas.</text:p>
            <text:p>b) Las administraciones públicas y los organismos y demás entidades de derecho público, así como las empresas públicas y sociedades mercantiles participadas, al menos en un 50% por las administraciones públicas propietarias de los inmuebles.</text:p>
            <text:p>c) Las comunidades de propietarios o sus agrupaciones.</text:p>
            <text:p>d) Las personas propietarias que, de forma agrupada, posean edificios que reúnan los requisitos establecidos por el artículo 396 del Código Civil y no hubiesen otorgado el título constitutivo de propiedad horizontal.</text:p>
            <text:p>e) Las sociedades cooperativas de viviendas compuestas de forma agrupada por personas propietarias de viviendas o edificios que reúnan los requisitos establecidos en el artículo 396 del Código Civil, así como por las personas propietarias que conforman comunidades de propietarios o agrupaciones de comunidades de propietarios, y por cooperativas en régimen de cesión de uso de sus viviendas.</text:p>
            <text:p>f) Las empresas arrendatarias o concesionarias de los edificios, así como cooperativas que acrediten dicha condición.</text:p>
            <text:p/>
            <text:p>Programa 4:</text:p>
            <text:p>a) Las personas Propietarias, Usufructuarias o Arrendatarias de viviendas,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Programa 5:</text:p>
            <text:p>a) Los propietarios, usufructuarios o arrendatarios de viviendas unifamiliares aisladas o agrupadas en fila, y de edificios existentes de tipología residencial de vivienda colectiva,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c) Las comunidades de propietarios o sus agrupaciones.</text:p>
            <text:p>d) Las personas propietarias que, de forma agrupada, posean edificios que reúnan los requisitos establecidos por el artículo 396 del Código Civil y no hubiesen otorgado el título constitutivo de propiedad horizontal.</text:p>
            <text:p>e) Las sociedades cooperativas de viviendas compuestas de forma agrupada por personas propietarias de viviendas o edificios.</text:p>
          </table:table-cell>
          <table:table-cell office:value-type="string" calcext:value-type="string">
            <text:p>El plazo es desde el 22/01/2025 hasta el 27/02/2025.</text:p>
          </table:table-cell>
          <table:table-cell office:value-type="string" calcext:value-type="string">
            <text:p>Programa 3:</text:p>
            <text:p>a) En función del ahorro conseguido: </text:p>
            <text:p>- 30 % ≤ ΔC ep,nrenv &lt; 45 % -&gt; Se subvenciona hasta el 40% del presupuesto aprobado, con un máximo de 6.300 € por vivienda y 56 €/m2 de superficie construida en el caso de locales.</text:p>
            <text:p>- 45 % ≤ΔC ep,nrenv &lt; 60 % -&gt;  Se subvenciona hasta el 65% del presupuesto aprobado, con un máximo de 11.600 € por vivienda y 104 €/m2 de superficie construida en el caso de locales.</text:p>
            <text:p>- ΔC ep,nrenv ≥ 60 % -&gt;  Se subvenciona hasta el 80% del presupuesto aprobado, con un máximo de 18.800 € por vivienda y 168 €/m2 de superficie construida en el caso de locales.</text:p>
            <text:p>*En el pdf puede consultarse la Ayuda Complementaria por vulnerabilidad y la ayuda complementaria por amianto.</text:p>
            <text:p/>
            <text:p>Programa 4:</text:p>
            <text:p>- La ayuda será del 40 % del coste de la actuación y tendrá un límite de 3.000 €.</text:p>
            <text:p/>
            <text:p>Programa 5: </text:p>
            <text:p>La cuantía máxima de la subvención será de:</text:p>
            <text:p>- En caso de viviendas unifamiliares y edificios plurifamiliares de hasta 20 viviendas: 4.000 €, más una cantidad de 700 € por cada una de las viviendas incluidas.</text:p>
            <text:p>- En caso de edificios plurifamiliares de más de 20 viviendas: 12.000 €, más una cantidad de 300 € por cada una de las viviendas incluidas, con una cuantía máxima de subvención de 30.000 €.</text:p>
          </table:table-cell>
          <table:table-cell office:value-type="string" calcext:value-type="string">
            <text:p>a) Gasto de las obras.</text:p>
            <text:p>b) La gestión inherente al desarrollo de la actuación y los gastos asociados.</text:p>
            <text:p>c) Los honorarios de los profesionales intervinientes.</text:p>
            <text:p>d) El gasto de la redacción de los proyectos, memorias, informes técnicos y certificados necesarios.</text:p>
            <text:p>e) Los gastos derivados de la tramitación administrativa.</text:p>
            <text:p>f) Otros gastos generales similares, siempre que todos ellos estén debidamente justificados.</text:p>
            <text:p>g) El IVA, podrá ser considerado elegible siempre y cuando no pueda ser susceptible de recuperación o compensación total o parcial.</text:p>
            <text:p>h) De acuerdo con la Ley 38/2003, de 17 de noviembre, general de subvenciones, en ningún caso los gastos subvencionables podrán ser superiores a los valores de mercado.</text:p>
          </table:table-cell>
          <table:table-cell office:value-type="string" calcext:value-type="string">
            <text:p>Serán subvencionables las obras a ejecutar, las obras en ejecución o las ya ejecutadas si la fecha de inicio hubiese sido:</text:p>
            <text:p>a) Posterior al 06/10/2021, en el caso de que el beneficiario final tenga la consideración de empresa.</text:p>
            <text:p>b) Posterior al 01/02/2020, en el caso de que el beneficiario final no sea una empresa.</text:p>
          </table:table-cell>
          <table:table-cell office:value-type="string" calcext:value-type="string">
            <text:p>Programa 3 - Ayudas a nivel Edificio </text:p>
            <text:p>Programa 4 - Ayudas a nivel Vivienda</text:p>
            <text:p>Programa 5 - Ayuda a la Elaboración del Libro del Edificio existente para la rehabilitación y la Redacción de Proyectos de Rehabilitación</text:p>
          </table:table-cell>
          <table:table-cell table:number-columns-repeated="16369"/>
        </table:table-row>
        <table:table-row table:style-name="ro17">
          <table:table-cell office:value-type="string" calcext:value-type="string">
            <text:p>ayudas-a-nivel-de-edificio-para-actuaciones-de-rehabilitacion-para-la-elaboracion-del-libro-de-edificio-existente-para-la-rehabilitacion-y-la-redaccion-de-proyectos-y-para-actuaciones-de-mejora-de-la-eficiencia-energetica-en-viviendas</text:p>
          </table:table-cell>
          <table:table-cell office:value-type="string" calcext:value-type="string">
            <text:p>Ayudas a nivel de edificio para actuaciones de rehabilitación, para la elaboración del libro de edificio existente para la rehabilitación y la redacción de proyectos y para actuaciones de mejora de la eficiencia energética en viviendas.</text:p>
          </table:table-cell>
          <table:table-cell office:value-type="string" calcext:value-type="string">
            <text:p>Apertura el 14/06/2023 y cierre el 30/06/2026</text:p>
          </table:table-cell>
          <table:table-cell office:value-type="string" calcext:value-type="string">
            <text:p>CATALUÑA</text:p>
          </table:table-cell>
          <table:table-cell office:value-type="string" calcext:value-type="string">
            <text:p>26512167.44</text:p>
          </table:table-cell>
          <table:table-cell office:value-type="string" calcext:value-type="string">
            <text:p>Las subvenciones de estos programas tienen por objeto la financiación de obras o actuaciones de mejora acreditada de la eficiencia energética en los edificios de tipología residencial unifamiliar</text:p>
            <text:p>y plurifamiliar, así como en las viviendas, sin perjuicio de que se puedan complementar con otras actuaciones de rehabilitación. También, el impulso y la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3:</text:p>
            <text:p>a) Los propietarios o usufructuarios de viviendas unifamiliares aisladas o agrupadas en fila y de edificios existentes de tipología residencial de vivienda colectiva, así como de sus viviendas, bien</text:p>
            <text:p>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text:p>
            <text:p>administraciones públicas propietarias de los inmuebles.</text:p>
            <text:p>c) Las comunidades de propietarios, o las agrupaciones de comunidades de propietarios constituidas.</text:p>
            <text:p> d) Los propietarios que, de forma agrupada, sean propietarios de edificios.</text:p>
            <text:p>e) Las sociedades cooperativas compuestas de forma agrupada por propietarios de viviendas o edificios que reúnan los requisitos establecidos en el artículo 396 del Código Civil, así como por los</text:p>
            <text:p>propietarios que conforman comunidades de propietarios o agrupaciones de comunidades de propietarios.</text:p>
            <text:p>f) Las empresas arrendatarias o concesionarias de los edificios, así como cooperativas que acrediten dicha condición, mediante contrato vigente, que les otorgue la facultad expresa para acometer las obras de rehabilitación objeto del programa.</text:p>
            <text:p/>
            <text:p>Programa 4:</text:p>
            <text:p>a) Los propietarios, usufructuarios o arrendatarios de viviendas,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Programa 5:</text:p>
            <text:p>a) Los propietarios o usufructuarios de viviendas unifamiliares aisladas o agrupadas en fila, y de edificios existentes de tipología residencial de vivienda colectiva, bien sean personas físicas o bien</text:p>
            <text:p>tengan personalidad jurídica de naturaleza privada o pública. Podrán ser destinatarios últimos, también, las administraciones públicas y los organismos y demás entidades de derecho público, así</text:p>
            <text:p>como las empresas públicas y sociedades mercantiles participadas, íntegra o mayoritariamente, 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 por propietarios de viviendas o edificios.</text:p>
          </table:table-cell>
          <table:table-cell office:value-type="string" calcext:value-type="string">
            <text:p>El plazo de solicitud es desde el 14/06/2023 hasta el 30/06/2023. <text:s/>Se amplia el plazo hasta el 31/12/2023. Se amplía hasta el 31/12/2024. Se amplía hasta el 30/06/2026.</text:p>
          </table:table-cell>
          <table:table-cell office:value-type="string" calcext:value-type="string">
            <text:p>Para el Programa 3:</text:p>
            <text:p>- La cuantía máxima d ela ayuda es de 18.800 € por vivienda*.</text:p>
            <text:p/>
            <text:p>Para el Programa 4:</text:p>
            <text:p>- El coste mínimo de la actuación ha de ser igual o superior a 1.000 euros por vivienda. </text:p>
            <text:p>- El importe de la subvención será del 40 % del coste de la actuación, con un límite de 3.000 €.</text:p>
            <text:p>- En los casos de edificios ubicados en zonas acústicamente tensionadas según el Plan de medidas contra la contaminación acústica 2022-2030 de la ciudad de Barcelona, podrá incrementarse la</text:p>
            <text:p>cuantía máxima de la ayuda en 500 € por vivienda.</text:p>
            <text:p/>
            <text:p>Para el Programa 5: </text:p>
            <text:p>a) Redacción del libro:</text:p>
            <text:p>- En caso de viviendas unifamiliares y edificios plurifamiliares de hasta 20 viviendas: 700 €, más una cantidad de 60 € por vivienda.</text:p>
            <text:p>- En caso de edificios plurifamiliares de más de 20 viviendas: 1.100 €, más una cantidad de 40 € por vivienda, con una cuantía máxima de subvención de 3.500 €. </text:p>
            <text:p>b) Proyectos técnicos de rehabilitación integral de edificios:</text:p>
            <text:p>- En caso de viviendas unifamiliares y edificios plurifamiliares de hasta 20 viviendas: 4.000 €, más una cantidad de 700 € por vivienda.</text:p>
            <text:p>- En caso de edificios plurifamiliares de más de 20 viviendas: 12.000 €, más una cantidad de 300 € por vivienda, con una cuantía máxima de subvención de 30.000 €. </text:p>
            <text:p/>
            <text:p>*Más información sobre las cunatías en el PDF de la convocatoria.</text:p>
          </table:table-cell>
          <table:table-cell office:value-type="string" calcext:value-type="string">
            <text:p>Para el Programa 3:</text:p>
            <text:p>Todas las obras y actuaciones de rehabilitación que tengan por objeto la renovación del parque de vivienda y de edificios para mejorar la eficiencia energética, la descarbonización, la promoción de la energía procedente de fuentes renovables y la circularidad.</text:p>
            <text:p/>
            <text:p>Para el Programa 4:</text:p>
            <text:p>- Aquellas actuaciones que se realicen en viviendas y en las que se consiga una reducción de la demanda energética anual global de calefacción y refrigeración de al menos el 7 % o una reducción del consumo de energía primaria no renovable de al menos un 30 %.</text:p>
            <text:p>- Actuaciones de modificación o sustitución de elementos constructivos de la envolvente térmica para adecuar sus características a los valores límite de transmitancia térmica y de permeabilidad al aire, cuando proceda.</text:p>
            <text:p>- Honorarios de los profesionales intervinientes,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 Implantación y generalización del libro de edificio existente para la rehabilitación.</text:p>
            <text:p>-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Programa 3 de ayudas a las actuaciones de rehabilitación a nivel de edificio.</text:p>
            <text:p>Programa 4 de ayudas a las actuaciones de mejora de la eficiencia energética en viviendas.</text:p>
            <text:p>Programa 5 de ayudas para la elaboración del libro del edificio existente para la rehabilitación y la redacción de proyectos de rehabilitación.</text:p>
          </table:table-cell>
          <table:table-cell/>
          <table:table-cell office:value-type="string" calcext:value-type="string">
            <text:p>El plazo de ejecución de las obras para el Programa 4 no podrá exceder los 12 meses, contados desde la fecha de concesión de la ayuda.</text:p>
            <text:p/>
            <text:p>Para el Programa 5, las actuaciones que obtengan subvención de este programa deberán estar finalizadas antes del 30 de junio de 2026.</text:p>
          </table:table-cell>
          <table:table-cell table:number-columns-repeated="16367"/>
        </table:table-row>
        <table:table-row table:style-name="ro16">
          <table:table-cell office:value-type="string" calcext:value-type="string">
            <text:p>ayudas-de-estado-adicionales-a-las-medidas-que-componen-el-programa-comunitario-de-apoyo-a-las-producciones-agrarias-de-canarias-referidas-a-la-campana-2023</text:p>
          </table:table-cell>
          <table:table-cell office:value-type="string" calcext:value-type="string">
            <text:p>Ayudas de estado adicionales a las medidas que componen el Programa comunitario de apoyo a las producciones agrarias de Canarias, referidas a la campaña 2023.</text:p>
          </table:table-cell>
          <table:table-cell office:value-type="string" calcext:value-type="string">
            <text:p>Abierta hasta agotar fondos</text:p>
          </table:table-cell>
          <table:table-cell office:value-type="string" calcext:value-type="string">
            <text:p>CANARIAS</text:p>
          </table:table-cell>
          <table:table-cell office:value-type="string" calcext:value-type="string">
            <text:p>26299761.05</text:p>
          </table:table-cell>
          <table:table-cell office:value-type="string" calcext:value-type="string">
            <text:p>El objetivo de las ayudas de Estado adicionales al Programa Comunitario de Apoyo a las Producciones Agrarias de Canarias es fortalecer y apoyar la producción agraria en las Islas Canarias, facilitando la comercialización de productos locales y promoviendo el desarrollo del sector agrario en la región. Estas ayudas están diseñadas para mejorar la competitividad y sostenibilidad de las producciones agrarias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SOBERANÍA ALIMENTARIA</text:p>
          </table:table-cell>
          <table:table-cell table:number-columns-repeated="2"/>
          <table:table-cell office:value-type="string" calcext:value-type="string">
            <text:p>El monto máximo de la ayuda es de VEINTISEIS MILLONES DOSCIENTOS NOVENTA Y NUEVE MIL SETECIENTOS SESENTA Y UN EUROS CON CINCO CÉNTIMOS (26.299.761,05€) para el pago de las ayudas de estado adicionales a las medidas del Programa Comunitario de Apoyo a las Producciones Agrarias de Canarias, referidas a la campaña 2023.</text:p>
          </table:table-cell>
          <table:table-cell/>
          <table:table-cell office:value-type="string" calcext:value-type="string">
            <text:p>El plazo para resolver y notificar la resolución de concesión de la ayuda será hasta el día 31 de diciembre de 2024.</text:p>
          </table:table-cell>
          <table:table-cell office:value-type="string" calcext:value-type="string">
            <text:p>Las líneas de actuación del Programa Comunitario de Apoyo a las Producciones Agrarias de Canarias incluyen:</text:p>
            <text:p/>
            <text:p>1. **Apoyo a la producción vegetal**:</text:p>
            <text:p>   - Ayuda a la comercialización local de frutas, hortalizas, raíces y tubérculos alimenticios, así como flores y plantas vivas recolectadas en Canarias.</text:p>
            <text:p/>
            <text:p>Estas líneas están diseñadas para fomentar la producción y comercialización de productos agrícolas en la región. Si necesitas más detalles sobre cada línea, házmelo saber.</text:p>
          </table:table-cell>
          <table:table-cell table:number-columns-repeated="16369"/>
        </table:table-row>
        <table:table-row table:style-name="ro16">
          <table:table-cell office:value-type="string" calcext:value-type="string">
            <text:p>subvenciones-a-las-intervenciones-sobre-el-desarrollo-rural-relativas-a-los-compromisos-medioambientales-climaticos-y-otros-compromisos-de-gestion-correspondientes-al-plan-estrategico-de-la-pac-ano-2025</text:p>
          </table:table-cell>
          <table:table-cell office:value-type="string" calcext:value-type="string">
            <text:p>Subvenciones a las Intervenciones sobre el Desarrollo Rural relativas a los compromisos medioambientales, climáticos y otros compromisos de gestión correspondientes al Plan Estratégico de la PAC,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25000000.0</text:p>
          </table:table-cell>
          <table:table-cell office:value-type="string" calcext:value-type="string">
            <text:p>El objetivo de esta ayuda es apoyar las intervenciones sobre el desarrollo rural relacionadas con los compromisos medioambientales, climáticos y otros compromisos de gestión, específicamente en el contexto de la agricultura ecológica. Esto incluye el mantenimiento de frutales de regadío y secano, promoviendo prácticas sostenibles en la agricultur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odrán ser beneficiarios de las ayudas convocadas mediante la presente Orden las personas físicas o jurídicas, o grupos de personas físicas o jurídicas, que presenten una solicitud de ayuda para la operación establecida y que estén dispuestas a contraer de forma expresa los compromisos establecidos en el Anexo I de la Orden de 28 de marzo de 2023.</text:p>
          </table:table-cell>
          <table:table-cell/>
          <table:table-cell office:value-type="string" calcext:value-type="string">
            <text:p>El importe del crédito presupuestario en la convocatoria 2025 para la operación de Mantenimiento de Frutales de Secano asciende a 4.000.000 euros por año, con la misma cantidad asignada para los años 2026, 2027, 2028 y 2029.</text:p>
          </table:table-cell>
          <table:table-cell/>
          <table:table-cell office:value-type="string" calcext:value-type="string">
            <text:p>El período de compromisos para la ayuda es de cinco años.</text:p>
          </table:table-cell>
          <table:table-cell office:value-type="string" calcext:value-type="string">
            <text:p>La información proporcionada no detalla explícitamente las diferentes líneas de actuación. Sin embargo, menciona específicamente dos operaciones relacionadas con la agricultura ecológica: </text:p>
            <text:p/>
            <text:p>1. **Operación 6503.2**: Mantenimiento de prácticas y métodos de agricultura y ganadería ecológica.</text:p>
            <text:p>2. **Operación 6503.1**: Conversión de prácticas y métodos de agricultura y ganadería ecológica.</text:p>
            <text:p/>
            <text:p>Si necesitas información más específica sobre otras líneas de actuación, no puedo encontrar información relevante en los textos proporcionados, pero puedo ayudarte con lo que sé.</text:p>
          </table:table-cell>
          <table:table-cell table:number-columns-repeated="16369"/>
        </table:table-row>
        <table:table-row table:style-name="ro12">
          <table:table-cell office:value-type="string" calcext:value-type="string">
            <text:p>ayudas-a-la-comercializacion-de-frutas-hortalizas-raices-y-tuberculos-alimenticios-flores-y-plantas-vivas-recolectadas-en-canarias-2024</text:p>
          </table:table-cell>
          <table:table-cell office:value-type="string" calcext:value-type="string">
            <text:p>Ayudas a la comercialización de frutas, hortalizas, raíces y tubérculos alimenticios, flores y plantas vivas recolectadas en Canarias.</text:p>
          </table:table-cell>
          <table:table-cell office:value-type="string" calcext:value-type="string">
            <text:p>Apertura el 01/01/2025 y cierre el 30/06/2025</text:p>
          </table:table-cell>
          <table:table-cell office:value-type="string" calcext:value-type="string">
            <text:p>CANARIAS</text:p>
          </table:table-cell>
          <table:table-cell office:value-type="string" calcext:value-type="string">
            <text:p>24296982.0</text:p>
          </table:table-cell>
          <table:table-cell office:value-type="string" calcext:value-type="string">
            <text:p>El objetivo de la ayuda es apoyar la comercialización de frutas, hortalizas, raíces y tubérculos alimenticios, flores y plantas vivas recolectadas en Canarias, así como la comercialización de papa de mesa. Esta iniciativa busca fomentar la venta de estos productos y contribuir a la diversificación de la producción agrícola en las Islas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productores que comercialicen sus producciones de frutas, hortalizas, raíces y tubérculos alimenticios, plantas vivas, flores, esquejes, plantas medicinales y aromáticas, y caña de azúcar. Además, deben cumplir con la condición de "agricultor activo" y que sus superficies productivas se encuentren ubicadas en la Comunidad Autónoma de Canarias, debidamente identificadas según el Sistema de Información Geográfica (SIGPAC).</text:p>
          </table:table-cell>
          <table:table-cell/>
          <table:table-cell office:value-type="string" calcext:value-type="string">
            <text:p>El monto máximo de la ayuda para la subacción I.4.2 "Ayuda a la comercialización de papa de mesa" es de 44 euros por tonelada para productores individuales no asegurados, 66 euros por tonelada para productores individuales asegurados, 110 euros por tonelada para productores agrupados no asegurados, y 165 euros por tonelada para productores agrupados asegurados.</text:p>
          </table:table-cell>
          <table:table-cell office:value-type="string" calcext:value-type="string">
            <text:p>Las actuaciones subvencionables de esta ayuda incluyen los programas de producción y comercialización de:</text:p>
            <text:p/>
            <text:p>- Frutas</text:p>
            <text:p>- Hortalizas</text:p>
            <text:p>- Raíces y tubérculos alimenticios</text:p>
            <text:p>- Plantas vivas</text:p>
            <text:p>- Flores</text:p>
            <text:p>- Esquejes</text:p>
            <text:p/>
            <text:p>Además, se incluyen plantas medicinales y aromáticas, así como la caña de azúcar. Sin embargo, los plátanos están expresamente excluidos de estas ayudas.</text:p>
          </table:table-cell>
          <table:table-cell office:value-type="string" calcext:value-type="string">
            <text:p>El plazo de ejecución de la ayuda se realizará en un único abono en el período comprendido entre el 1 de diciembre de 2025 y el 30 de junio de 2026.</text:p>
          </table:table-cell>
          <table:table-cell office:value-type="string" calcext:value-type="string">
            <text:p>Las diferentes líneas de actuación en el contexto de las ayudas para la producción y comercialización de productos agrícolas en Canarias incluyen:</text:p>
            <text:p/>
            <text:p>1. **Ayuda a la comercialización de frutas y hortalizas**: Esta línea se centra en el apoyo a la comercialización de productos como frutas, hortalizas, raíces y tubérculos alimenticios, así como flores y plantas vivas recolectadas en Canarias.</text:p>
            <text:p/>
            <text:p>2. **Subvenciones para agrupaciones de productores**: Se contempla el apoyo a organizaciones de productores, cooperativas y sociedades agrarias de transformación que comercialicen en común su producción.</text:p>
            <text:p/>
            <text:p>3. **Ayuda incrementada por producción asegurada**: Se ofrece un importe de ayuda incrementado para aquellos productores que tengan su producción asegurada mediante una póliza suscrita, incluida en el Plan Anual de Seguros Agrarios Combinados.</text:p>
            <text:p/>
            <text:p>4. **Apoyo a la producción ecológica**: Se incluye una línea específica para productores ecológicos, tanto individuales como agrupados.</text:p>
            <text:p/>
            <text:p>Estas líneas de actuación están diseñadas para fomentar la producción agrícola y mejorar la comercialización de los productos en el mercado.</text:p>
          </table:table-cell>
          <table:table-cell table:number-columns-repeated="16369"/>
        </table:table-row>
        <table:table-row table:style-name="ro27">
          <table:table-cell office:value-type="string" calcext:value-type="string">
            <text:p>ayudas-directas-a-las-empresas-con-actividad-en-la-comunitat-valenciana-para-cubrir-los-costes-financieros-por-operaciones-de-financiacion-de-circulante-y-de-inversiones-otorgadas-por-entidades-financieras-con-aval-de-una-sociedad-de-garantia-reciproca-para-paliar-los-danos-causados-en-la-comunitat-valenciana-por-la-dana-iniciada-el-29-de-octubre-de-2024</text:p>
          </table:table-cell>
          <table:table-cell office:value-type="string" calcext:value-type="string">
            <text:p>Ayudas directas a las empresas con actividad en la Comunitat Valenciana para cubrir los costes financieros por operaciones de financiación de circulante y de inversiones otorgadas por entidades financieras con aval de una sociedad de garantía recíproca para paliar los daños causados en la Comunitat Valenciana por la DANA iniciada el 29 de octubre de 2024.</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3200000.0</text:p>
          </table:table-cell>
          <table:table-cell office:value-type="string" calcext:value-type="string">
            <text:p>Cubrir los costes financieros referidos a las operaciones de financiación de inversiones y circulante afecto a la actividad, otorgados por entidades financieras y que cuenten con aval de una sociedad de garantía recíproc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Conselleria de Hacienda y Economía</text:p>
          </table:table-cell>
          <table:table-cell office:value-type="string" calcext:value-type="string">
            <text:p>Serán beneficiarias las personas físicas o jurídicas (con al menos un trabajador contratado) de naturaleza privada, las sociedades civiles o comunidades de bienes, asociaciones con actividad económica, cooperativas, las agrupaciones de interés económico (AIE), las uniones temporales de empresas (UTE) y las empresas de economía social.</text:p>
            <text:p/>
            <text:p>Deberán haber formalizado, o tener aprobada y pendiente de formalización, operaciones de financiación con entidades financieras con posterioridad al 29/10/2024, en las que se cumplan los siguientes requisitos:</text:p>
            <text:p>a) Que la operación de financiación se formalice como un contrato de préstamo a tipo fijo con una comisión máxima de apertura del 0,5% y sin comisión de estudio, con los siguientes tipos de interés nominales máximos a aplicar en función del plazo de la operación:</text:p>
            <text:p>– Operaciones de un año y hasta 5 años, inclusive: 3,1%</text:p>
            <text:p>– Operaciones de más de 5 y hasta 8 años, inclusive: 3,25%</text:p>
            <text:p>– Operaciones de más de 8 años: 3,50%</text:p>
            <text:p>*En el caso de operaciones de circulante, el plazo debe ser de un año como mínimo. En ningún caso, la novación o reestructuración posterior del préstamo, con el establecimiento de plazos más dilatados en el tiempo, puede suponer un aumento de la ayuda concedida.</text:p>
            <text:p>b) Que tengan concedido un aval por una sociedad de garantía recíproca cuya mayoría de socios partícipes sean empresas que lleven a cabo su actividad principal en el territorio de la Comunitat Valenciana, con comisión anual de aval no superior al 1,16%, y una comisión máxima de estudio no superior al 0,5%.</text:p>
            <text:p>c) Las cuotas al capital social como socio partícipe no podrán superar lo que la sociedad de garantía recíproca requería antes del 29 de octubre de 2024 para este tipo de operaciones en promedio.</text:p>
            <text:p>d) Que se beneficien de un reafianzamiento de la operación, en un porcentaje mínimo del 50%, por una sociedad de reafianzamiento de las previstas en el artículo 11 de la Ley 1/1994, de 11 de marzo, sobre el régimen jurídico de las sociedades de garantía recíproca.</text:p>
            <text:p>e) Las operaciones de préstamo deben tener como objeto la financiación de proyectos de inversión o de circulante afecto a la actividad, que tengan como propósito subsanar el daño producido por la DANA en las zonas afectadas, siempre que se realicen en centros productivos ubicados en la Comunitat Valenciana. Para las operaciones de circulante, se entiende que la actividad está ubicada en la Comunitat Valenciana cuando radique en ella su domicilio social o, en su defecto, un centro de trabajo de la empresa.</text:p>
          </table:table-cell>
          <table:table-cell office:value-type="string" calcext:value-type="string">
            <text:p>El plazo para presentar las solicitudes será desde el 24/01/2025 y hasta agotar la dotación presupuestaria.</text:p>
          </table:table-cell>
          <table:table-cell office:value-type="string" calcext:value-type="string">
            <text:p>Para cada operación de préstamo, todas las subvenciones que sean otorgadas al amparo de este decreto serán abonadas de una sola vez.</text:p>
            <text:p/>
            <text:p>a) Ayuda para la cobertura de la comisión de apertura up-front, que cubrirá el 100% del importe repercutido por la entidad financiera.</text:p>
            <text:p>b) Ayuda para la cobertura de la comisión de estudio up-front, que cubrirá el 100% del importe repercutido por la sociedad de garantía recíproca.</text:p>
            <text:p>c) Ayuda para la cobertura del tipo de interés, que cubrirá el 100% del tipo de interés para cada uno de los años de vida de la financiación.</text:p>
            <text:p>d) Ayuda para la cobertura de la comisión del aval anual, que cubrirá el 100% de su importe para cada uno de los años de vida de la operación.</text:p>
          </table:table-cell>
          <table:table-cell table:number-columns-repeated="16372"/>
        </table:table-row>
        <table:table-row table:style-name="ro13">
          <table:table-cell office:value-type="string" calcext:value-type="string">
            <text:p>ayudas-directas-a-empresas-con-actividad-en-la-comunitat-valenciana-para-cubrir-los-costes-financieros-por-operaciones-de-financiacion-de-circulante-y-de-inversiones-otorgadas-por-entidades-financieras-y-con-aval-de-una-sociedad-de-garantia-reciproca-2025</text:p>
          </table:table-cell>
          <table:table-cell office:value-type="string" calcext:value-type="string">
            <text:p>Ayudas directas a empresas con actividad en la Comunitat Valenciana para cubrir los costes financieros por operaciones de financiación de circulante y de inversiones otorgadas por entidades financieras y con aval de una sociedad de garantía recíproca.</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3200000.0</text:p>
          </table:table-cell>
          <table:table-cell office:value-type="string" calcext:value-type="string">
            <text:p>Cubrir los costes financieros referidos a las operaciones de financiación de inversiones y circulante afecto a la actividad, otorgados por entidades financieras y que cuenten con aval de una sociedad de garantía recíproc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HACIENDA Y FINANCIACIÓN</text:p>
          </table:table-cell>
          <table:table-cell office:value-type="string" calcext:value-type="string">
            <text:p>Las personas físicas o jurídicas (con al menos un trabajador contratado) de naturaleza privada, las sociedades civiles o comunidades de bienes, asociaciones con actividad económica, cooperativas, las agrupaciones de interés económico (AIE), las uniones temporales de empresas (UTE) y las empresas de economía social.</text:p>
          </table:table-cell>
          <table:table-cell office:value-type="string" calcext:value-type="string">
            <text:p>El plazo para presentar las solicitudes será desde el día siguiente al de la publicación en el Diari Oficial de la Generalitat Valenciana del convenio suscrito con la entidad colaboradora y hasta agotar la dotación presupuestaria.</text:p>
          </table:table-cell>
          <table:table-cell office:value-type="string" calcext:value-type="string">
            <text:p>a) Ayuda para la cobertura de la comisión de apertura up-front, que cubrirá el 100% del importe repercutido por la entidad financiera.</text:p>
            <text:p/>
            <text:p>b) Ayuda para la cobertura de la comisión de estudio up-front, que cubrirá el 100% del importe repercutido por la sociedad de garantía recíproca.</text:p>
            <text:p/>
            <text:p>c) Ayuda para la cobertura del tipo de interés, que cubrirá el 100% del tipo de interés para cada uno de los años de vida de la financiación.</text:p>
            <text:p/>
            <text:p>d) Ayuda para la cobertura de la comisión del aval anual, que cubrirá el 100% de su importe para cada uno de los años de vida de la operación.</text:p>
          </table:table-cell>
          <table:table-cell table:number-columns-repeated="16372"/>
        </table:table-row>
        <table:table-row table:style-name="ro24">
          <table:table-cell office:value-type="string" calcext:value-type="string">
            <text:p>ayudas-de-la-comunitat-valenciana-destinadas-a-la-suscripcion-de-seguros-agrarios-incluidos-en-los-planes-anuales-de-seguros-agrarios-combinados-ano-2025</text:p>
          </table:table-cell>
          <table:table-cell office:value-type="string" calcext:value-type="string">
            <text:p>Ayudas de la Comunitat Valenciana destinadas a la suscripción de seguros agrarios incluidos en los planes anuales de seguros agrarios combinados, año 2025.</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busca apoyar la rentabilidad de las explotaciones agrarias mediante subvenciones adicionales específicas, especialmente en cultivos donde no es habitual la contratación de seguros. También se mantiene el apoyo a las pólizas asociativas y a las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text:p>
            <text:p>2. **Personas jurídicas**, agrupaciones de personas físicas o jurídicas, públicas o privadas, comunidades de bienes, o cualquier otro tipo de unidad económica o patrimonio separado que deseen acceder a estas subvenciones.</text:p>
            <text:p/>
            <text:p>Es importante que estos beneficiarios hayan comunicado previamente a ENESA el listado completo y actualizado de sus socios, según lo estipulado en la normativa correspondiente.</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 P, PO y PP: 35%</text:p>
            <text:p>   - Resto de módulos: 30%</text:p>
            <text:p/>
            <text:p>2. **Líneas de ganadería y acuicultura**: Estas líneas incluyen garantías de vida y servicios de retirada y destrucción de animales muertos. La subvención se regula sobre la base €/cabeza.</text:p>
            <text:p/>
            <text:p>3. **Líneas de retirada y destrucción de animales muertos**: Estas se regulan sobre la base €/cabeza, con un porcentaje de subvención aplicado al tipo de capital vida.</text:p>
            <text:p/>
            <text:p>Si necesitas más detalles sobre alguna línea específica, házmelo saber.</text:p>
          </table:table-cell>
          <table:table-cell table:number-columns-repeated="16369"/>
        </table:table-row>
        <table:table-row table:style-name="ro27">
          <table:table-cell office:value-type="string" calcext:value-type="string">
            <text:p>ayudas-de-la-comunidad-valenciana-destinadas-a-la-suscripcion-de-seguros-agrarios</text:p>
          </table:table-cell>
          <table:table-cell office:value-type="string" calcext:value-type="string">
            <text:p>Ayudas de la Comunidad Valenciana destinadas a la suscripción de seguros agrarios</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se busca garantizar la rentabilidad de las explotaciones mediante medidas de estímulo, especialmente en cultivos donde no es habitual la contratación de seguros. También se apoyan las pólizas asociativas y se mantienen subvenciones adicionales para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 en la fecha de entrada en vigor del seguro agrario.</text:p>
            <text:p>2. **Personas jurídicas**, agrupaciones de personas físicas o jurídicas, públicas o privadas, comunidades de bienes, o cualquier otro tipo de unidad económica o patrimonio separado que deseen acceder a estas subvenciones, siempre que hayan comunicado previamente a ENESA el listado completo y actualizado de sus socios.</text:p>
            <text:p/>
            <text:p>Es importante que cumplan con los requisitos establecidos en la normativa correspondiente para poder acceder a las ayudas.</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office:value-type="string" calcext:value-type="string">
            <text:p>No se proporciona información específica sobre los gastos o actuaciones subvencionables en las páginas que has compartido. Sin embargo, generalmente, en el contexto de ayudas para la suscripción de seguros agrarios, los gastos subvencionables suelen incluir las primas de los seguros agrarios contratados. Te recomendaría consultar la normativa específica o la convocatoria oficial para obtener detalles precisos sobre los gastos subvencionables.</text:p>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s P, PO y PP: 35%</text:p>
            <text:p>   - Resto de módulos: 30%</text:p>
            <text:p/>
            <text:p>2. **Líneas de ganadería y acuicultura**: Estas líneas incluyen garantías de vida y servicios de retirada y destrucción de animales muertos, con subvenciones reguladas sobre la base €/cabeza.</text:p>
            <text:p/>
            <text:p>Si necesitas más detalles sobre alguna línea específica, házmelo saber.</text:p>
          </table:table-cell>
          <table:table-cell table:number-columns-repeated="16369"/>
        </table:table-row>
        <table:table-row table:style-name="ro7">
          <table:table-cell office:value-type="string" calcext:value-type="string">
            <text:p>subvenciones-del-programa-de-incentivos-a-la-contratacion-laboral-de-personas-jovenes-desempleadas-anos-2024-2025</text:p>
          </table:table-cell>
          <table:table-cell office:value-type="string" calcext:value-type="string">
            <text:p>Subvenciones a la contratación laboral de personas jóvenes desempleadas. Programa de incentivos al Empleo Joven-Incentívate 2024/25.</text:p>
          </table:table-cell>
          <table:table-cell office:value-type="string" calcext:value-type="string">
            <text:p>Apertura el 01/07/2024 y cierre el 16/04/2025</text:p>
          </table:table-cell>
          <table:table-cell office:value-type="string" calcext:value-type="string">
            <text:p>CANARIAS</text:p>
          </table:table-cell>
          <table:table-cell office:value-type="string" calcext:value-type="string">
            <text:p>300000.0</text:p>
          </table:table-cell>
          <table:table-cell office:value-type="string" calcext:value-type="string">
            <text:p>Incentivar la contratación, en la modalidad de formación en alternancia con el trabajo retribuido por cuenta ajena o contrato formativo para la obtención de la práctica profesional, de personas jóvenes inscritas en situación de beneficiarias en el fichero del Sistema Nacional de Garantía Juvenil (SNGJ) y en el Servicio Canario de Empleo (SCE) en la condición de demandantes de empleo desemplead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SERVICIO CANARIO DE EMPLEO</text:p>
          </table:table-cell>
          <table:table-cell office:value-type="string" calcext:value-type="string">
            <text:p>Cualquier entidad, ya sea persona física o jurídica, con capital íntegramente privado, acogida a cualquiera de los regímenes de la Seguridad Social, que formalice nuevos contratos laborales, o presenten en el momento de la Solicitud un compromiso de contratación.</text:p>
          </table:table-cell>
          <table:table-cell office:value-type="string" calcext:value-type="string">
            <text:p>Para presentar las correspondientes solicitudes, las personas interesadas dispondrán de los siguientes plazos:</text:p>
          </table:table-cell>
          <table:table-cell office:value-type="string" calcext:value-type="string">
            <text:p>a) Contrataciones formalizadas por los siguientes períodos de suscripción, considerando los mínimos y máximos establecidos a continuación:</text:p>
            <text:p/>
            <text:p>b) Contrato de formación en alternancia con el trabajo retribuido por cuenta ajena:</text:p>
            <text:p>- Superior a 6 meses e inferior a 12 meses: 3.000 €</text:p>
            <text:p>- 12 meses e inferior a 24 meses: 4.000 €</text:p>
            <text:p>- 24 meses: 5.000 €</text:p>
            <text:p/>
            <text:p>c) Contrato formativo para la obtención de la práctica profesional:</text:p>
            <text:p>- Superior a 6 meses e inferior a 12 meses: 3.500 €</text:p>
            <text:p>- 12 meses: 4.000 €</text:p>
            <text:p/>
            <text:p>*El importe de subvención que corresponda se incrementará en 500 € más, para ambas modalidades de contratación, si la contratación es formalizada con personas, que cumpliendo el resto de los requisitos establecidos en la bases reguladoras del programa, pertenezcan a alguno de los siguientes colectivos:</text:p>
            <text:p>- Personas con discapacidad.</text:p>
            <text:p>- Personas jóvenes que no tengan más de 3 meses de experiencia laboral: no se tendrá en cuenta para el cálculo las prácticas que formen parte de los currículos para la obtención de las titulaciones o certificados correspondientes.</text:p>
            <text:p>- Personas víctimas de violencia de género.</text:p>
          </table:table-cell>
          <table:table-cell office:value-type="string" calcext:value-type="string">
            <text:p>Los gastos subvencionables de esta ayuda son los contratos laborales suscritos en el período comprendido desde el 1 de abril de 2024 a 31 de marzo de 2025.</text:p>
          </table:table-cell>
          <table:table-cell table:number-columns-repeated="3"/>
          <table:table-cell office:value-type="string" calcext:value-type="string">
            <text:p>Las personas jóvenes desempleadas a contratar, para participar en este programa, deberán tener más de 16 años y menos de 30 años, y cumplir con los siguientes requisitos:</text:p>
            <text:p>- Estar inscritas en el fichero del SNGJ, en situación de beneficiarias, incluidos en la lista única de demanda. </text:p>
            <text:p>- Estar inscritas en el SCE como demandante de empleo en situación de desempleo en el momento de la contratación.</text:p>
            <text:p>- No haber trabajado en el día natural anterior a la fecha de la contratación objeto de subvención del presente programa.</text:p>
            <text:p>- Cumplir con los requisitos de las personas trabajadoras establecidos en la normativa reguladora de los contratos que se vayan a formalizar.</text:p>
            <text:p>- No haber tenido una relación laboral con la misma empresa, en los 6 meses inmediatamente anteriores a la contratación objeto de subvención.</text:p>
          </table:table-cell>
          <table:table-cell table:number-columns-repeated="16367"/>
        </table:table-row>
        <table:table-row table:style-name="ro12">
          <table:table-cell office:value-type="string" calcext:value-type="string">
            <text:p>ayudas-a-inversiones-en-modernizacion-yo-mejora-de-explotaciones-agrarias-en-la-que-se-establecen-la-persona-joven-agricultor-ano-202526</text:p>
          </table:table-cell>
          <table:table-cell office:value-type="string" calcext:value-type="string">
            <text:p>Ayudas a Inversiones en Modernización y/o Mejora de Explotaciones Agrarias en la que se establecen la persona joven agricultor, año 2025/26.</text:p>
          </table:table-cell>
          <table:table-cell office:value-type="string" calcext:value-type="string">
            <text:p>Apertura el 22/01/2025 y cierre el 31/12/2026</text:p>
          </table:table-cell>
          <table:table-cell office:value-type="string" calcext:value-type="string">
            <text:p>EXTREMADURA</text:p>
          </table:table-cell>
          <table:table-cell office:value-type="string" calcext:value-type="string">
            <text:p>22000000.0</text:p>
          </table:table-cell>
          <table:table-cell office:value-type="string" calcext:value-type="string">
            <text:p>El objetivo de estas ayudas es incentivar la modernización y/o mejora de las explotaciones agrarias para personas jóvenes agricultores, facilitando la reestructuración en cuanto a dimensión, tamaño y/u orientación productiva. Se busca impulsar la competitividad de las explotaciones agrícolas, haciéndolas más viables y orientadas al mercado, así como estimular las inversiones en capital agrícola, especialmente en nuevas tecnologías. Además, se pretende consolidar la renovación generacional en el sector agrario, reduciendo las barreras para financiar las explotaciones y dotar de las inversiones necesarias para el desarrollo de la actividad agraria de las personas jóven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Pueden ser beneficiarios de la ayuda las siguientes personas:</text:p>
            <text:p/>
            <text:p>1. **Personas físicas o jurídicas** y explotaciones de titularidad compartida que estén inscritas en el Registro de Titularidad Compartida de Explotaciones Agrarias de la Comunidad Autónoma de Extremadura, siempre que cumplan con las condiciones de joven agricultor y se establezcan en una explotación prioritaria por primera vez.</text:p>
            <text:p/>
            <text:p>2. **Personas jóvenes** que soliciten simultáneamente la ayuda al establecimiento de jóvenes agricultoras.</text:p>
            <text:p/>
            <text:p>3. **Personas jóvenes agricultoras** que sean beneficiarias de ayudas a la creación de empresas de jóvenes agricultores acogidas a diversas medidas del PDR 2013-2022.</text:p>
            <text:p/>
            <text:p>4. **Personas jóvenes agricultoras** que no hayan sido beneficiarias de ninguna ayuda de creación a la empresa agraria y que se hayan establecido en una explotación agraria dentro de los 5 años naturales anteriores a la solicitud de esta ayuda.</text:p>
            <text:p/>
            <text:p>No podrán ser beneficiarias aquellas personas que hayan sido beneficiarias de ciertas ayudas específicas relacionadas con inversiones en explotaciones agrícolas antes de la entrada en vigor del decreto.</text:p>
          </table:table-cell>
          <table:table-cell/>
          <table:table-cell office:value-type="string" calcext:value-type="string">
            <text:p>El monto máximo de la ayuda es de 20.000,00 € como prima básica. Además, el volumen máximo de inversión financiable objeto de ayuda acogida al PEPAC será de 75.000 euros por unidad de trabajo agrario (UTA) prevista, sin superar 150.000 euros por explotación.</text:p>
          </table:table-cell>
          <table:table-cell office:value-type="string" calcext:value-type="string">
            <text:p>Los gastos o actuaciones subvencionables de esta ayuda incluyen:</text:p>
            <text:p/>
            <text:p>a) Construcción o mejora de naves agrícolas o ganaderas.  </text:p>
            <text:p>b) Inversiones destinadas a la instalación de energías renovables exclusivamente para el consumo propio de la explotación.  </text:p>
            <text:p>c) Honorarios por elaboración de proyectos, dirección facultativa y coordinación de seguridad y salud de las obras.  </text:p>
            <text:p>d) Inversiones dirigidas a la clasificación, primera transformación y comercialización de los productos agrarios de la propia explotación.  </text:p>
            <text:p>e) Nuevas plantaciones o renovación de cultivos permanentes.  </text:p>
            <text:p>f) Inversiones en explotaciones ganaderas, como abrevaderos, pozos, comederos, mangas ganaderas y cerramientos de fincas.  </text:p>
            <text:p>g) Adquisición de maquinaria agrícola nueva y equipamiento, incluyendo programas informáticos para el seguimiento de las labores agrícolas.  </text:p>
            <text:p/>
            <text:p>Estos gastos están orientados a mejorar los resultados económicos, facilitar la modernización o posibilitar la reestructuración de las explotaciones.</text:p>
          </table:table-cell>
          <table:table-cell office:value-type="string" calcext:value-type="string">
            <text:p>El plazo de ejecución de la ayuda para inversiones en la modernización y/o mejora de las explotaciones agrarias es de nueve meses desde el día siguiente a la notificación de la resolución de concesión de la ayuda. Estos plazos son improrrogables, salvo en casos de fuerza mayor.</text:p>
          </table:table-cell>
          <table:table-cell table:number-columns-repeated="16370"/>
        </table:table-row>
        <table:table-row table:style-name="ro1">
          <table:table-cell office:value-type="string" calcext:value-type="string">
            <text:p>ayudas-del-programa-destinado-al-alquiler-de-vivienda-en-murcia-ano-2024</text:p>
          </table:table-cell>
          <table:table-cell office:value-type="string" calcext:value-type="string">
            <text:p>Ayudas del <text:s/>programa destinado al alquiler de vivienda en Murcia, año 2024</text:p>
          </table:table-cell>
          <table:table-cell office:value-type="string" calcext:value-type="string">
            <text:p>Abierta hasta 01/03/2025</text:p>
          </table:table-cell>
          <table:table-cell office:value-type="string" calcext:value-type="string">
            <text:p>REGIÓN DE MURCIA</text:p>
          </table:table-cell>
          <table:table-cell office:value-type="string" calcext:value-type="string">
            <text:p>3000000.0</text:p>
          </table:table-cell>
          <table:table-cell office:value-type="string" calcext:value-type="string">
            <text:p>El objetivo de esta ayuda es facilitar a las personas arrendatarias o cesionarias con escasos medios económicos el acceso al disfrute de una vivienda o habitación subvencionando el pago de parte de la renta de alquiler o precio de cesión.</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FOMENTO E INFRAESTRUCTURAS</text:p>
          </table:table-cell>
          <table:table-cell office:value-type="string" calcext:value-type="string">
            <text:p>Las personas físicas mayores de edad que cumplan con los requisitos establecidos en la normativa pueden ser beneficiarias de la ayuda.</text:p>
          </table:table-cell>
          <table:table-cell/>
          <table:table-cell office:value-type="string" calcext:value-type="string">
            <text:p>El monto máximo de la ayuda es de hasta el 50% de la renta o precio mensual que se deba satisfacer por el alquiler o uso de la vivienda o habitación habitual y permanente.</text:p>
          </table:table-cell>
          <table:table-cell office:value-type="string" calcext:value-type="string">
            <text:p>Los gastos subvencionables de esta ayuda incluyen el pago de parte de la renta de alquiler o precio de cesión de una vivienda o habitación para personas con escasos recursos económicos.</text:p>
          </table:table-cell>
          <table:table-cell office:value-type="string" calcext:value-type="string">
            <text:p>El plazo de ejecución de la ayuda es hasta el 31 de diciembre de 2025.</text:p>
          </table:table-cell>
          <table:table-cell office:value-type="string" calcext:value-type="string">
            <text:p>No se ha proporcionado información específica sobre las diferentes líneas de actuación en los documentos proporcionados. ¿Hay algo más en lo que pueda ayudarte?</text:p>
          </table:table-cell>
          <table:table-cell table:number-columns-repeated="16369"/>
        </table:table-row>
        <table:table-row table:style-name="ro13">
          <table:table-cell office:value-type="string" calcext:value-type="string">
            <text:p>subvenciones-del-programa-de-incentivos-a-la-contratacion-de-personas-empleadas-de-hogar-para-la-conciliacion-de-la-vida-familiar-y-laboral-de-la-comunidad-de-madrid-para-el-ano-2025</text:p>
          </table:table-cell>
          <table:table-cell office:value-type="string" calcext:value-type="string">
            <text:p>Subvenciones del programa de incentivos a la contratación de personas empleadas de hogar para la conciliación de la vida familiar y laboral de la Comunidad de Madrid para el año 2025.</text:p>
          </table:table-cell>
          <table:table-cell office:value-type="string" calcext:value-type="string">
            <text:p>Apertura el 01/02/2025 y cierre el 30/04/2025</text:p>
          </table:table-cell>
          <table:table-cell office:value-type="string" calcext:value-type="string">
            <text:p>COMUNIDAD DE MADRID</text:p>
          </table:table-cell>
          <table:table-cell office:value-type="string" calcext:value-type="string">
            <text:p>3000000.0</text:p>
          </table:table-cell>
          <table:table-cell office:value-type="string" calcext:value-type="string">
            <text:p>Ayudas dirigidas a la contratación de personas empleadas de hogar para el cuidado de hijos menores de 12 años o menores de 18 años con discapacidad, así como de otros familiares con discapacidad o dependientes a cargo y que convivan en el mismo domicilio.</text:p>
          </table:table-cell>
          <table:table-cell office:value-type="string" calcext:value-type="string">
            <text:p>Comunidad de Madrid</text:p>
          </table:table-cell>
          <table:table-cell office:value-type="string" calcext:value-type="string">
            <text:p>4000.0</text:p>
          </table:table-cell>
          <table:table-cell office:value-type="string" calcext:value-type="string">
            <text:p>COMUNIDAD DE MADRID - CONSEJERÍA ECONOMÍA, HACIENDA Y EMPLEO</text:p>
          </table:table-cell>
          <table:table-cell office:value-type="string" calcext:value-type="string">
            <text:p>La persona titular del hogar familiar, ya lo sea efectivamente o como simple titular del domicilio o lugar de residencia en el que se presten los servicios domésticos, que contrate a una persona empleada de hogar para el cuidado de hijos o familiares.</text:p>
          </table:table-cell>
          <table:table-cell office:value-type="string" calcext:value-type="string">
            <text:p>El plazo de solicitud es desde el 01/02/2025 hasta el 30/04/2025.</text:p>
          </table:table-cell>
          <table:table-cell office:value-type="string" calcext:value-type="string">
            <text:p>Porcentajes máximos de ayuda en función de la renta per cápita familiar:</text:p>
            <text:p>- Renta per cápita inferior a 20.000 euros: 100%</text:p>
            <text:p>- De 20.000 a 29.999 euros: 60%</text:p>
            <text:p>- De 30.000 euros en adelante: No podrán acceder a la subvención.</text:p>
            <text:p>*En el supuesto de familia monoparental, resultará de aplicación un porcentaje del 100%, cualquiera que sea el nivel de renta per cápita familiar, siempre que no sea igual o superior a 30.000 euros.</text:p>
            <text:p/>
            <text:p>El importe máximo de la subvención será de 4.000 €.</text:p>
          </table:table-cell>
          <table:table-cell office:value-type="string" calcext:value-type="string">
            <text:p>Será subvencionable la contratación de personas trabajadoras para el desempeño de una relación laboral de carácter especial del servicio del hogar familiar cuya finalidad principal sea atender las necesidades de cuidado o atención, en el ámbito doméstico, de alguna de las siguientes personas que convivan con el titular del hogar familiar y que estén a su cargo o cuidado directo:</text:p>
            <text:p>- Hijos menores de 12 años o, en su caso, menores de 18 años con discapacidad, ya lo sean por naturaleza o adopción o en régimen de tutela o acogimiento familiar.</text:p>
            <text:p>- Otros familiares hasta el segundo grado de consanguinidad o afinidad, con discapacidad igual o superior al 50% o en situación de dependencia.</text:p>
            <text:p/>
            <text:p>La trabajadora deberá desarrollar su labor en el domicilio del empleador, situado en la Comunidad de Madrid.</text:p>
          </table:table-cell>
          <table:table-cell table:number-columns-repeated="16371"/>
        </table:table-row>
        <table:table-row table:style-name="ro7">
          <table:table-cell office:value-type="string" calcext:value-type="string">
            <text:p>subvenciones-para-ejecutar-un-programa-de-formacion-dual-basado-en-un-regimen-de-alternancia-con-la-ocupacion-en-empresas-de-sectores-estrategicos-para-el-periodo-2022-2026-2023</text:p>
          </table:table-cell>
          <table:table-cell office:value-type="string" calcext:value-type="string">
            <text:p>Subvenciones para ejecutar un programa de formación dual basado en un régimen de alternancia con la ocupación en empresas de sectores estratégicos, para el periodo 2022-2026.</text:p>
          </table:table-cell>
          <table:table-cell office:value-type="string" calcext:value-type="string">
            <text:p>Apertura el 09/10/2022 y cierre el 27/06/2025</text:p>
          </table:table-cell>
          <table:table-cell office:value-type="string" calcext:value-type="string">
            <text:p>ILLES BALEARS</text:p>
          </table:table-cell>
          <table:table-cell office:value-type="string" calcext:value-type="string">
            <text:p>21000000.0</text:p>
          </table:table-cell>
          <table:table-cell office:value-type="string" calcext:value-type="string">
            <text:p>Financiar el programa SOIB Dual Sectores Estratégicos <text:s/>para la formación dual</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a) Centros propios del SOIB y entidades de formación públicas o privadas inscritas o acreditadas en el Registro de centros y entidades de formación de ámbito estatal en las especialidades formativas que se impartan en el marco de los contratos de formación en alternancia que se suscriban.</text:p>
            <text:p/>
            <text:p>b) Entidades de titularidad privada con personalidad jurídica privada, fundaciones privadas y trabajadores autónomos que se comprometan a contratar trabajadores en la modalidad de contrato de formación en alternancia, cuya actividad esté directamente relacionada con los siguientes sectores estratégicos  y que tengan centros de trabajo radicados en la comunidad autónoma de las Illes Balears.</text:p>
            <text:p>- Sector industrial; especialmente, las actividades de náutica, calzado, muebles, bisutería, energías renovables y eficiencia energética y química.</text:p>
            <text:p>- Tecnología y comunicaciones (TIC).</text:p>
            <text:p>- Agricultura; especialmente, agricultura ecológica.</text:p>
            <text:p>- Otras actividades económicas distintas de las anteriores. En el caso de actividades económicas del sector construcción y obra civil solo se pueden incluir los certificados de profesionalidad de nivel 3</text:p>
          </table:table-cell>
          <table:table-cell office:value-type="string" calcext:value-type="string">
            <text:p>El plazo de solicitud es desde el 09/10/2022 hasta el 27/06/2025</text:p>
          </table:table-cell>
          <table:table-cell office:value-type="string" calcext:value-type="string">
            <text:p>1. Costes de los contratos de los alumnos trabajadores</text:p>
            <text:p>- Pueden imputarse para este concepto el 100 % de los gastos salariales y las cuotas a cargo del empleador a la Seguridad Social derivadas de contratar los alumnos trabajadores mediante el contrato de formación en alternancia</text:p>
            <text:p>Los importes máximos subvencionables son los siguientes:</text:p>
            <text:p>- Para los certificados de nivel 1 se debe incrementar un 10 % del salario mínimo interprofesional (SMI) bruto correspondiente para el porcentaje de jornada efectiva, más las cotizaciones a la Seguridad Social a cargo del empleador.</text:p>
            <text:p>- Para los certificados de nivel 2 se debe incrementar un 25 % del SMI bruto correspondiente para el porcentaje de jornada efectiva, más las cotizaciones a la Seguridad Social a cargo del empleador.</text:p>
            <text:p>- Para los certificados de nivel 3 se debe incrementar un 40 % del SMI correspondiente para el porcentaje de jornada efectiva, más las cotizaciones a la Seguridad Social a cargo del empleador</text:p>
            <text:p/>
            <text:p>2. Costes de los tutores de empresa</text:p>
            <text:p>- Un importe de 60 € por mes y alumno contratado a través del contrato de formación en alternancia. En el caso de meses incompletos, debe subvencionarse la parte proporcional del importe.</text:p>
            <text:p/>
            <text:p>3. Costes del coordinador del proyecto</text:p>
            <text:p>- La cuantía máxima, correspondiendo a la jornada completa, que se debe subvencionar para cada uno de los coordinadores es de 40.000 € por trece meses o la parte proporcional si la duración es diferente.</text:p>
            <text:p/>
            <text:p>4. Costes de formación</text:p>
            <text:p>- El importe resultante del producto del número de trabajadores del proyecto por el total de horas de formación y por el importe del módulo económico de 8 €</text:p>
          </table:table-cell>
          <table:table-cell office:value-type="string" calcext:value-type="string">
            <text:p>1. Costes de los contratos de los alumnos trabajadores</text:p>
            <text:p/>
            <text:p>2. Costes de los tutores de empresa</text:p>
            <text:p/>
            <text:p>3. Costes del coordinador del proyecto</text:p>
            <text:p/>
            <text:p>4. Costes de formación</text:p>
          </table:table-cell>
          <table:table-cell table:number-columns-repeated="3"/>
          <table:table-cell office:value-type="string" calcext:value-type="string">
            <text:p>- La contratación de los trabajadores bajo la modalidad de formación en alternancia no puede suponer en ningún caso sustituir trabajadores integrantes de la plantilla de la entidad. </text:p>
            <text:p/>
            <text:p>- El número de alumnos trabajadores contratados no puede superar el 40 % del número de trabajadores</text:p>
            <text:p>en plantilla de cada entidad, excepto las entidades con tres trabajadores o menos, que pueden contratar un alumno trabajador.</text:p>
            <text:p/>
            <text:p>- La duración del contrato debe ser entre 6 y 12 meses en la modalidad a tiempo completo</text:p>
          </table:table-cell>
          <table:table-cell table:number-columns-repeated="16367"/>
        </table:table-row>
        <table:table-row table:style-name="ro27">
          <table:table-cell office:value-type="string" calcext:value-type="string">
            <text:p>prestamo-subordinado-del-ivf-periodo-2024-2027</text:p>
          </table:table-cell>
          <table:table-cell office:value-type="string" calcext:value-type="string">
            <text:p>Préstamo Subordinado del IVF, periodo 2024-2027.</text:p>
          </table:table-cell>
          <table:table-cell office:value-type="string" calcext:value-type="string">
            <text:p>Apertura el 22/03/2024 y cierre el 31/12/2027</text:p>
          </table:table-cell>
          <table:table-cell office:value-type="string" calcext:value-type="string">
            <text:p>COMUNITAT VALENCIANA</text:p>
          </table:table-cell>
          <table:table-cell office:value-type="string" calcext:value-type="string">
            <text:p>21000000.0</text:p>
          </table:table-cell>
          <table:table-cell office:value-type="string" calcext:value-type="string">
            <text:p>El otorgamiento de préstamos subordinados para la financiación de pequeñas y medianas empresas con establecimiento o sucursal de producción o de desarrollo de actividad se encuentre radicado en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Empresas con, al menos, un establecimiento, sucursal de producción, o sucursal de desarrollo de actividad radicado en la Comunidad Valenciana.</text:p>
          </table:table-cell>
          <table:table-cell office:value-type="string" calcext:value-type="string">
            <text:p>El plazo de solicitud es desde el 22/03/2024 hasta el 31/12/2027.</text:p>
          </table:table-cell>
          <table:table-cell office:value-type="string" calcext:value-type="string">
            <text:p>El valor nominal del préstamo se situará entre 300.000 y 1.000.000 euros, sin que pueda superar el 100% del importe de los gastos financiables elegibles en la Comunidad Valenciana ni el importe facturado en el último ejercicio con las últimas cuentas cerradas. </text:p>
            <text:p/>
            <text:p>El plazo de amortización de la financiación será de hasta 10 años, con posibilidad de un periodo de carencia de amortización de capital de hasta tres años, incluido en ese plazo.</text:p>
            <text:p/>
            <text:p>El préstamo devengará el tipo de interés establecido por el EURIBOR a doce meses, con un valor mínimo de 0,00%, más un diferencial de 6,50%.</text:p>
          </table:table-cell>
          <table:table-cell office:value-type="string" calcext:value-type="string">
            <text:p>Se consideran gastos financiables elegibles aquellos gastos propios de la actividad de la empresa, adecuadamente justificados mediante documento justificativo, que consistan o bien en la adquisición de activos fijos, o bien en el sostenimiento del capital circulante.</text:p>
            <text:p/>
            <text:p>. En tanto que inversiones en activos fijos, serán gastos elegibles los siguientes:</text:p>
            <text:p>a) Adquisición y construcción de naves industriales, locales e instalaciones para el desarrollo de la actividad principal de la empresa, incluyendo la adquisición y acondicionamiento de terrenos siempre que su valor de tasación no supere el 10% del coste total estimado para el proyecto de inversión.</text:p>
            <text:p>b) Construcción de instalaciones de energía renovable, tanto si su destino es el autoconsumo como el vertido a red.</text:p>
            <text:p>c) Adquisición de equipamiento vinculado a las tecnologías de la información y la comunicación.</text:p>
            <text:p>d) Maquinaria, herramientas, moldes o utillaje.</text:p>
            <text:p>e) Mobiliario.</text:p>
            <text:p>f) Vehículos industriales y elementos de transporte afectos a la explotación</text:p>
            <text:p>g) Activos intangibles, como los gastos de investigación y desarrollo, la propiedad industrial, los derechos de traspaso o las aplicaciones informáticas. </text:p>
            <text:p/>
            <text:p>Se considerará gasto elegible en capital circulante todo incremento del fondo de maniobra de la empresa, definido como la diferencia entre el activo y el pasivo corriente del balance, que se haya producido en el ejercicio cerrado en el que se haya dispuesto de la financiación.</text:p>
          </table:table-cell>
          <table:table-cell table:number-columns-repeated="16371"/>
        </table:table-row>
        <table:table-row table:style-name="ro21">
          <table:table-cell office:value-type="string" calcext:value-type="string">
            <text:p>ayudas-a-empresas-que-realicen-inversion-productiva-que-conlleve-mejora-competitiva-y-desarrollo-economico-para-impulso-de-la-zona-margen-izquierda-ampliada-y-otros-municipios-con-una-tasa-de-desempleo-superior-al-5-de-la-media-anual-programa-indartu</text:p>
          </table:table-cell>
          <table:table-cell office:value-type="string" calcext:value-type="string">
            <text:p>Ayudas a empresas que realicen inversión productiva, que conlleve mejora competitiva y desarrollo económico, para impulso de la zona margen izquierda ampliada y otros municipios con una tasa de desempleo superior al 5% de la media anual - Programa Indartu 2025</text:p>
          </table:table-cell>
          <table:table-cell office:value-type="string" calcext:value-type="string">
            <text:p>Apertura el 02/01/2025 y cierre el 31/05/2025</text:p>
          </table:table-cell>
          <table:table-cell office:value-type="string" calcext:value-type="string">
            <text:p>País Vasco</text:p>
          </table:table-cell>
          <table:table-cell office:value-type="string" calcext:value-type="string">
            <text:p>20000000.0</text:p>
          </table:table-cell>
          <table:table-cell office:value-type="string" calcext:value-type="string">
            <text:p>Establecer un esfuerzo de discriminación positiva de contenido territorial, dirigido hacia determinadas zonas que sufren con mayor gravedad la situación de desempleo, bien porque el efecto de la crisis económica les ha afectado más intensamente o bien porque existe una situación de deterioro estructural que dificulta su desarroll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as PYMEs que cumplan con la característica de ser industriales extractivas, transformadoras, productivas y de servicios conexos ligados al producto-proceso industrial así como, las que ofrecen servicios vinculados a infraestructuras digitales y las de servicios logísticos (excluido el transporte) cuyas inversiones objeto de la ayuda se localicen en la Zona Margen Izquierda Ampliada de la Comunidad Autónoma del País Vasco identificada en la Decisión de la Comisión (17-03-2022) sobre Ayuda Estatal n.º SA 100859 (2021/N) que aprueba el Mapa de Ayudas Regionales 2022-2027 para España.</text:p>
          </table:table-cell>
          <table:table-cell office:value-type="string" calcext:value-type="string">
            <text:p>El plazo de presolicitud es desde el 02/01/2025 y finalizará el día de la publicación de la Orden en el BOPV.</text:p>
          </table:table-cell>
          <table:table-cell office:value-type="string" calcext:value-type="string">
            <text:p>La intensidad de las subvenciones serán las siguientes:</text:p>
            <text:p>– el 10 % de la inversión susceptible de apoyo para las grandes empresas;</text:p>
            <text:p>– el 15 % de la inversión susceptible de apoyo para las pymes;</text:p>
            <text:p>– la intensidad de ayuda se verá incrementada en cinco puntos porcentuales (5 %) en el caso de pymes que realicen inversiones en los municipios situados en la Zona Margen Izquierda Ampliada de la Comunidad Autónoma de Euskadi.</text:p>
            <text:p/>
            <text:p>Las subvenciones tendrán un límite máximo que, en ningún caso, podrá superar la cantidad de 3.000.000 euros por empresa</text:p>
          </table:table-cell>
          <table:table-cell office:value-type="string" calcext:value-type="string">
            <text:p>Se considera inversión subvencionable, a efectos del cálculo de las subvenciones, la adquisición de activos fijos que se incorporen al activo de la empresa y que cumplan, además de los que fueran de aplicación en virtud de lo dispuesto en la presente Orden y sus disposiciones de desarrollo, los requisitos siguientes:</text:p>
            <text:p/>
            <text:p>a) Que se trate de alguna de las siguientes categorías:</text:p>
            <text:p>– 203 Propiedad Industrial y Patentes.</text:p>
            <text:p>– 206 Aplicaciones informáticas.</text:p>
            <text:p>– 210 Terrenos y Bienes naturales.</text:p>
            <text:p>– 211 Construcciones.</text:p>
            <text:p>– 212 Instalaciones técnicas.</text:p>
            <text:p>– 213 Maquinaria.</text:p>
            <text:p>– 214 Utillaje.</text:p>
            <text:p>– 215 Otras instalaciones.</text:p>
            <text:p>– 217 Equipos para procesos de información</text:p>
            <text:p>*La inversión en «Terrenos y Bienes naturales» y «Construcciones» se considerará por una cuantía máxima igual al resto de los activos subvencionables. </text:p>
            <text:p>**Se considerará como activos subvencionables los almacenes de logística.</text:p>
            <text:p>***Se considerará como precio de los activos su valor «neto», entendiéndose como tal el importe facturado una vez deducido el Impuesto sobre el Valor Añadido.</text:p>
            <text:p/>
            <text:p>b) Que sean utilizados o entren en funcionamiento por primera vez. </text:p>
            <text:p>- También se considerará subvencionable tanto la adquisición de activos pertenecientes a un establecimiento, siempre que esté cerrado por liquidación de procedimiento concursal, o bien activos que provienen de un establecimiento que, de no haber sido adquiridos por un tercero en condiciones de mercado, hubiera cerrado. </text:p>
            <text:p>- En el caso de que se trate de la adquisición de edificios y otras construcciones ya usados,</text:p>
            <text:p>tendrán el tratamiento de nuevos.</text:p>
            <text:p/>
            <text:p>c) Que tengan establecido un período mínimo de amortización de cinco años, para grandes empresas, debiendo permanecer, al menos, cinco años en el activo de la misma. En el caso de Pymes, estos períodos se reducen a tres años.</text:p>
            <text:p/>
            <text:p>d) Que no se hallen cedidos a terceros, con o sin contraprestación.</text:p>
            <text:p/>
            <text:p>e) Que no hayan sido fabricados por la propia empresa solicitante o por empresas asociadas o vinculadas.</text:p>
            <text:p/>
            <text:p>f) No serán subvencionables las aportaciones a capital en especie por parte de alguno de los socios.</text:p>
            <text:p/>
            <text:p>g) Que la inversión financiada mediante arrendamiento financiero incluya, explícitamente, al efecto de considerarla inversión susceptible de apoyo, la opción de compra al término del contrato del mismo, así como el compromiso de ejecutar la misma firmado por las dos partes.</text:p>
            <text:p/>
            <text:p>h) En ningún caso se entenderá subvencionable la inversión de sustitución.</text:p>
            <text:p/>
            <text:p>i) Los activos inmateriales subvencionables deberán ser explotados exclusivamente en el establecimiento del beneficiario, deberán ser considerados elementos del activo amortizables, deberán ser adquiridos a un tercero en condiciones de mercado y deberán permanecer en el activo de la empresa un periodo mínimo de cinco años. En el caso de Pymes, será de tres años.</text:p>
          </table:table-cell>
          <table:table-cell table:number-columns-repeated="16371"/>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en-el-pla-de-barri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en el Pla de Barri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19775731.03</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3. Se amplia hasta el 31/12/2023. <text:s/>Se amplia hasta el 31/12/2024. Se amplía el plazo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8">
          <table:table-cell office:value-type="string" calcext:value-type="string">
            <text:p>ayudas-destinadas-a-las-actuaciones-de-rehabilitacion-a-nivel-de-edificio-y-las-de-mejora-de-la-eficiencia-energetica-en-viviendas</text:p>
          </table:table-cell>
          <table:table-cell office:value-type="string" calcext:value-type="string">
            <text:p>Ayudas destinadas a las actuaciones de rehabilitación a nivel de edificio y las de mejora de la eficiencia energética en viviendas.</text:p>
          </table:table-cell>
          <table:table-cell office:value-type="string" calcext:value-type="string">
            <text:p>Apertura el 17/06/2022 y cierre el 31/07/2025</text:p>
          </table:table-cell>
          <table:table-cell office:value-type="string" calcext:value-type="string">
            <text:p>REGIÓN DE MURCIA</text:p>
          </table:table-cell>
          <table:table-cell office:value-type="string" calcext:value-type="string">
            <text:p>19690846.0</text:p>
          </table:table-cell>
          <table:table-cell office:value-type="string" calcext:value-type="string">
            <text:p>Financiación de actuaciones en edificios de uso predominante residencial y en las viviendas, ya sean unifamiliares o pertenecientes a edificios plurifamiliares, en las que se obtenga una mejora acreditada de la eficiencia energética.</text:p>
          </table:table-cell>
          <table:table-cell office:value-type="string" calcext:value-type="string">
            <text:p>Región de Murcia</text:p>
          </table:table-cell>
          <table:table-cell office:value-type="string" calcext:value-type="string">
            <text:p>23500.0</text:p>
          </table:table-cell>
          <table:table-cell office:value-type="string" calcext:value-type="string">
            <text:p>REGIÓN DE MURCIA - CONSEJERÍA DE FOMENTO E INFRAESTRUCTURAS</text:p>
          </table:table-cell>
          <table:table-cell office:value-type="string" calcext:value-type="string">
            <text:p>a) Ayudas a las actuaciones de rehabilitación a nivel de edificio (P-3).</text:p>
            <text:p>- Las personas físicas o jurídicas, públicas o privadas, propietarias o usufructuarias de viviendas unifamiliares aisladas o agrupadas en fila y las de edificios de tipología residencial de vivienda colectiva, así como de sus viviendas.</text:p>
            <text:p>- Las Administraciones Públicas y los organismos y demás entidades de derecho público y las empresas públicas y sociedades mercantiles participadas, íntegra o mayoritariamente, por las Administraciones Públicas propietarias de los inmuebles.</text:p>
            <text:p>- Las comunidades de propietarios o las agrupaciones de comunidades de propietarios </text:p>
            <text:p>- Las agrupaciones de propietarios/as de edificios </text:p>
            <text:p>- Las sociedades cooperativas compuestas de forma agrupada por propietarios de viviendas o edificios, así como por los propietarios que conforman comunidades de propietarios o agrupaciones de comunidades de propietarios</text:p>
            <text:p>- Las empresas arrendatarias o concesionarias de los edificios, así como las cooperativas que acrediten dicha condición, mediante contrato vigente.</text:p>
            <text:p>- Las personas arrendatarias de las viviendas cuando se haya acordado con las propietarias de las mismas que éstas costeen a su cargo las actuaciones de rehabilitación que correspondan, a cambio del pago de la renta, y se haya adoptado el oportuno acuerdo de la comunidad de propietarios o del propietario único necesario para beneficiarse de la ayuda</text:p>
            <text:p/>
            <text:p>b) Ayudas a las actuaciones de mejora de la eficiencia energética en viviendas (P-4).</text:p>
            <text:p>- Las personas físicas o jurídicas, de naturaleza privada o pública, propietarias, usufructuarias o arrendatarias de las viviendas.</text:p>
            <text:p>- Las Administraciones Públicas y los organismos y demás entidades de derecho público, así como las empresas públicas y sociedades mercantiles participadas, íntegra o mayoritariamente, por las Administraciones Públicas propietarias de los inmuebles.</text:p>
          </table:table-cell>
          <table:table-cell office:value-type="string" calcext:value-type="string">
            <text:p>El plazo de solicitud es desde el 17/06/2022 hasta el 31/07/2024</text:p>
          </table:table-cell>
          <table:table-cell office:value-type="string" calcext:value-type="string">
            <text:p>a) Ayudas a las actuaciones de rehabilitación a nivel de edificio (P-3).</text:p>
            <text:p>La cuantía máxima de la subvención a conceder por edificio no podrá superar los límites resultantes que se describen a continuación:</text:p>
            <text:p>Dependiendo de ahorro energético conseguido con la actuación:</text:p>
            <text:p>- 30% ≤ ΔCep,nren &lt; 45%: se subvencionará el 40% de los gastos con un límite de 6.300€ por vivienda</text:p>
            <text:p>- 45% ≤ ΔCep,nren &lt; 60%: se subvencionará el 65% de los gastos con un límite de 11.600€ por vivienda<text:tab/></text:p>
            <text:p>- ΔCep,nren ≥ 60%: se subvencionará el 80% de los gastos con un límite de 18.800€ por vivienda<text:tab/></text:p>
            <text:p/>
            <text:p>En las situaciones de vulnerabilidad económica:</text:p>
            <text:p>- 30% ≤ ΔCep,nren &lt; 45%: La cuantía máxima será de 15.750 €</text:p>
            <text:p>- 45% ≤ ΔCep,nren &lt; 60%: La cuantía máxima será de 17.846 €</text:p>
            <text:p>- ΔCep,nren ≥ 60%: La cuantía máxima será de 23.500 €</text:p>
            <text:p/>
            <text:p>b) Ayudas a las actuaciones de mejora de la eficiencia energética en viviendas (P-4).</text:p>
            <text:p>La cuantía de la subvención será del 40% de la inversión subvencionable por vivienda, de acuerdo a lo siguiente:</text:p>
            <text:p>- Inversión mínima de 1.000 euros con una cuantía de ayuda de 400 euros.</text:p>
            <text:p>- Inversión máxima de 7.500 euros con una cuantía de ayuda de 3.000 euros.</text:p>
          </table:table-cell>
          <table:table-cell office:value-type="string" calcext:value-type="string">
            <text:p>- Mejora o rehabilitación de edificios de uso predominante residencial para vivienda con los límites establecidos en el artículo siguiente, siempre que se obtenga una reducción de al menos un 30 % en el indicador de consumo de energía primaria no renovable, referida a la certificación energética.</text:p>
            <text:p/>
            <text:p>- En edificios situados en las zonas climáticas C, D y E, según la clasificación climática del Código Técnico de la Edificación, deberá asimismo conseguirse una reducción de la demanda energética anual global de calefacción y refrigeración de la vivienda unifamiliar o del edificio, según corresponda, de al menos:</text:p>
            <text:p>a) Zonas climáticas D y E: un 35 %</text:p>
            <text:p>b) Zona climática C: un 25 %</text:p>
          </table:table-cell>
          <table:table-cell/>
          <table:table-cell office:value-type="string" calcext:value-type="string">
            <text:p>a) Ayudas a las actuaciones de rehabilitación a nivel de edificio (P-3).</text:p>
            <text:p/>
            <text:p>b) Ayudas a las actuaciones de mejora de la eficiencia energética en viviendas (P-4).</text:p>
          </table:table-cell>
          <table:table-cell table:number-columns-repeated="16369"/>
        </table:table-row>
        <table:table-row table:style-name="ro5">
          <table:table-cell office:value-type="string" calcext:value-type="string">
            <text:p>ayudas-para-el-coste-salarial-y-la-adaptacion-al-puesto-de-trabajo-de-personas-con-discapacidad-ano-2025</text:p>
          </table:table-cell>
          <table:table-cell office:value-type="string" calcext:value-type="string">
            <text:p>Ayudas para el coste salarial y la adaptación al puesto de trabajo de personas con discapacidad, año 2025.</text:p>
          </table:table-cell>
          <table:table-cell office:value-type="string" calcext:value-type="string">
            <text:p>Abierta hasta 31/12/2025</text:p>
          </table:table-cell>
          <table:table-cell office:value-type="string" calcext:value-type="string">
            <text:p>ARAGÓN</text:p>
          </table:table-cell>
          <table:table-cell office:value-type="string" calcext:value-type="string">
            <text:p>19625000.0</text:p>
          </table:table-cell>
          <table:table-cell office:value-type="string" calcext:value-type="string">
            <text:p>El objetivo de esta ayuda es promover el mantenimiento de puestos de trabajo de personas con discapacidad en los centros especiales de empleo. Esto se realiza mediante la concesión de subvenciones que fomentan la creación y mantenimiento de dichos puestos de trabajo.</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Los beneficiarios de la ayuda son los Centros Especiales de Empleo (CEE) que posean la calificación administrativa como tales y que estén inscritos en el Registro de Centros Especiales de Empleo de la Comunidad Autónoma de Aragón. Las actuaciones subvencionables deben referirse a centros de trabajo situados en el territorio de la Comunidad Autónoma de Aragón, independientemente de si los CEE tienen o no su sede social en dicho territorio.</text:p>
          </table:table-cell>
          <table:table-cell/>
          <table:table-cell office:value-type="string" calcext:value-type="string">
            <text:p>El monto máximo de la subvención para la adaptación del puesto de trabajo, dotación de medios y equipos de protección o eliminación de barreras u obstáculos es de hasta 2.000 euros por puesto de trabajo que se adapte a las necesidades del trabajador con discapacidad en plantilla. Además, se puede otorgar hasta 400 euros anuales por cada persona trabajadora con discapacidad auditiva atendida a través de servicios de interpretación, con un límite total de 1.000 euros por centro especial de empleo en este concepto.</text:p>
          </table:table-cell>
          <table:table-cell office:value-type="string" calcext:value-type="string">
            <text:p>Los gastos o actuaciones subvencionables de esta ayuda incluyen:</text:p>
            <text:p/>
            <text:p>1. **Costes salariales** correspondientes a los puestos de trabajo ocupados por personas con discapacidad en los centros especiales de empleo de Aragón, entre el 1 de noviembre de 2024 y el 31 de octubre de 2025. Esto incluye las pagas extraordinarias devengadas en dicho periodo.</text:p>
            <text:p/>
            <text:p>2. **Gastos para la adaptación del puesto de trabajo**, que pueden incluir:</text:p>
            <text:p>   - Dotación de medios y equipos de protección.</text:p>
            <text:p>   - Eliminación de barreras u obstáculos.</text:p>
            <text:p/>
            <text:p>Estos gastos deben haberse producido entre el 1 de noviembre de 2024 y el 31 de octubre de 2025.</text:p>
          </table:table-cell>
          <table:table-cell office:value-type="string" calcext:value-type="string">
            <text:p>El plazo de ejecución de la ayuda para los costes salariales corresponde a los puestos de trabajo ocupados por personas con discapacidad en los centros especiales de empleo de Aragón, y es desde el 1 de noviembre de 2024 hasta el 31 de octubre de 2025.</text:p>
          </table:table-cell>
          <table:table-cell office:value-type="string" calcext:value-type="string">
            <text:p>No se proporciona información específica sobre diferentes líneas de actuación en las páginas proporcionadas. Sin embargo, en general, las líneas de actuación en programas de subvenciones para la inclusión laboral de personas con discapacidad suelen incluir:</text:p>
            <text:p/>
            <text:p>1. **Costes salariales**: Subvenciones para cubrir los salarios de trabajadores con discapacidad en centros especiales de empleo.</text:p>
            <text:p>2. **Adaptación del puesto de trabajo**: Ayudas para la adaptación de los espacios laborales, incluyendo la eliminación de barreras y la dotación de equipos de protección.</text:p>
            <text:p>3. **Formación y capacitación**: Programas para mejorar las habilidades y competencias de las personas con discapacidad.</text:p>
            <text:p/>
            <text:p>Si necesitas información más específica, no puedo encontrar detalles relevantes en las páginas proporcionadas.</text:p>
          </table:table-cell>
          <table:table-cell table:number-columns-repeated="16369"/>
        </table:table-row>
        <table:table-row table:style-name="ro26">
          <table:table-cell office:value-type="string" calcext:value-type="string">
            <text:p>ayudas-para-la-realizacion-de-proyectos-estrategicos-de-id-anos-2025-a-2028</text:p>
          </table:table-cell>
          <table:table-cell office:value-type="string" calcext:value-type="string">
            <text:p>Ayudas para la realización de proyectos estratégicos de I+D, años 2025 a 2028.</text:p>
          </table:table-cell>
          <table:table-cell office:value-type="string" calcext:value-type="string">
            <text:p>Apertura el 14/02/2025 y cierre el 13/03/2025</text:p>
          </table:table-cell>
          <table:table-cell office:value-type="string" calcext:value-type="string">
            <text:p>COMUNIDAD FORAL DE NAVARRA</text:p>
          </table:table-cell>
          <table:table-cell office:value-type="string" calcext:value-type="string">
            <text:p>19177142.0</text:p>
          </table:table-cell>
          <table:table-cell office:value-type="string" calcext:value-type="string">
            <text:p>Promover la realización de proyectos de I+D que presenten soluciones innovadoras a algunos de los retos que se le presentan a la sociedad.</text:p>
            <text:p/>
            <text:p>Se trata, en  suma, de promover el desarrollo de nuevas tecnologías buscando su materialización en la creación de nuevos productos, procesos y servicios. Asimismo, se quiere incentivar la transferencia de conocimiento entre las empresas y los agentes de ejecución del SINAI, a través de la realización conjunta de proyectos de I+D.</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INDUSTRIA Y DE TRANSICION ECOLOGICA Y DIGITAL EMPRESARIAL</text:p>
          </table:table-cell>
          <table:table-cell office:value-type="string" calcext:value-type="string">
            <text:p>a) Empresas.</text:p>
            <text:p>b) Agentes de ejecución del SINAI.</text:p>
            <text:p>c) Entidades Asociativas Prioritarias que participen en proyectos del Reto 4.</text:p>
            <text:p/>
            <text:p>Deberán tener un centro de trabajo en Navarra donde esté adscrito personal que participe en el proyecto a subvencionar.</text:p>
          </table:table-cell>
          <table:table-cell office:value-type="string" calcext:value-type="string">
            <text:p>El plazo de solicitud es desde el 14/02/2025 hasta el 13/03/2025.</text:p>
          </table:table-cell>
          <table:table-cell office:value-type="string" calcext:value-type="string">
            <text:p>La intensidad de la ayuda será la siguiente, en función de las entidades beneficiarias:</text:p>
            <text:p>1. Agentes del SINAI:</text:p>
            <text:p>- La intensidad de la ayuda será del 100% siempre que se estén financiando las actividades no económicas de los beneficiarios.</text:p>
            <text:p/>
            <text:p>2. Empresas y EAP: </text:p>
            <text:p>a) Investigación industrial </text:p>
            <text:p>- Pequeña empresa: 80%</text:p>
            <text:p>- Mediana empresa: 75%</text:p>
            <text:p>- Gran empresa: 50%</text:p>
            <text:p/>
            <text:p>b) Desarrollo experimental </text:p>
            <text:p>- Pequeña empresa: 60%</text:p>
            <text:p>- Mediana empresa: 50%</text:p>
            <text:p>- Gran empresa: 25%</text:p>
            <text:p/>
            <text:p>c) Proyecto cofinanciado por CDTI</text:p>
            <text:p>- Pequeña empresa: 15%</text:p>
            <text:p>- Mediana empresa: 10%</text:p>
            <text:p>- Gran empresa: 5%</text:p>
          </table:table-cell>
          <table:table-cell office:value-type="string" calcext:value-type="string">
            <text:p>a) Gastos de personal (investigador, técnico y auxiliar), en la medida y durante el periodo en que se dedique directamente al proyecto.</text:p>
            <text:p/>
            <text:p>b) Gastos  de  los  materiales  empleados  en  el  proyecto:  materias  primas  y  otros aprovisionamientos.  Si  dichos  materiales  se  adquieren  para  emplearlos  también  en otras  actividades  distintas  al  proyecto,  deberá  justificarse  el  criterio  de  reparto utilizado.</text:p>
            <text:p/>
            <text:p>c) Gastos de amortización de equipos, de patentes y de modelos de utilidad, durante el periodo en que se utilicen para el proyecto.</text:p>
            <text:p/>
            <text:p>d) Gastos de colaboraciones externas de otras entidades que realicen tareas de I+D en el proyecto y aporten conocimientos técnicos.</text:p>
            <text:p/>
            <text:p>e) Coste  indirecto  simplificado (15%  de  los  gastos  de  personal  subvencionados),  en  el caso de agentes del SINAI a los que no se les financien los costes indirectos.</text:p>
            <text:p/>
            <text:p>f) Otros  gastos  directamente  relacionados  con  el  proyecto  que  puedan  asignarse individualmente  a  éste.</text:p>
          </table:table-cell>
          <table:table-cell office:value-type="string" calcext:value-type="string">
            <text:p>La duración del proyecto será desde la fecha de inicio indicada en la memoria técnica del proyecto (que deberá ser posterior a la de la presentación de la solicitud) hasta el 31 de diciembre de 2027. No obstante, se podrá solicitar una ampliación de la duración del proyecto que en ningún caso excederá del 29 de febrero de 2028.</text:p>
            <text:p/>
            <text:p>Los periodos de ejecución del proyecto a efectos de la justificación de la ayuda serán:</text:p>
            <text:p>- Primer periodo: desde la fecha de inicio hasta el 31 de diciembre de 2025.</text:p>
            <text:p>- Segundo periodo: del 1 de enero al 31 de diciembre de 2026.</text:p>
            <text:p>- Tercer periodo: del 1 de enero al 31 de diciembre de 2027.</text:p>
          </table:table-cell>
          <table:table-cell office:value-type="string" calcext:value-type="string">
            <text:p>En esta convocatoria se han elegido los siguientes retos en que se encuadrarán los proyectos a subvencionar:</text:p>
            <text:p>Reto 1: Movilidad sostenible y conectada (VOLTA IX).</text:p>
            <text:p>Reto 2: Industria de la energía verde (AERO IX).</text:p>
            <text:p>Reto 3: Medicina personalizada, terapias avanzadas y avances en salud (GEMA IX).</text:p>
            <text:p>Reto 4: Alimentación saludable y sostenible (ALPES VIII).</text:p>
            <text:p>Reto 5: Innovación digital en sectores S4 (IRIS VII).</text:p>
            <text:p>Reto 6: Ideas disruptivas emergentes aplicadas (IDEA VII).</text:p>
            <text:p>Reto 7: Soluciones innovadoras en biotecnología (SIBERIA VII).</text:p>
            <text:p>Reto 8: Economía circular (ZIRKULAR III).</text:p>
          </table:table-cell>
          <table:table-cell table:number-columns-repeated="16369"/>
        </table:table-row>
        <table:table-row table:style-name="ro6">
          <table:table-cell office:value-type="string" calcext:value-type="string">
            <text:p>subvenciones-a-entidades-contratantes-del-programa-30-plus-para-la-insercion-de-personas-desempleadas-de-30-y-mas-anos-para-el-ano-2025-linea-2</text:p>
          </table:table-cell>
          <table:table-cell office:value-type="string" calcext:value-type="string">
            <text:p>Subvenciones a Entidades contratantes del Programa 30 Plus para la inserción de personas desempleadas de 30 y más años, para el año 2025. (Línea 2)</text:p>
          </table:table-cell>
          <table:table-cell office:value-type="string" calcext:value-type="string">
            <text:p>Apertura el 08/10/2024 y cierre el 01/06/2025</text:p>
          </table:table-cell>
          <table:table-cell office:value-type="string" calcext:value-type="string">
            <text:p>CATALUÑA</text:p>
          </table:table-cell>
          <table:table-cell office:value-type="string" calcext:value-type="string">
            <text:p>18900000.0</text:p>
          </table:table-cell>
          <table:table-cell office:value-type="string" calcext:value-type="string">
            <text:p>El objetivo de esta ayuda es facilitar la inserción laboral de personas desocupadas de 30 años y más a través del Programa 30 Plus. </text:p>
            <text:p>Este programa busca mejorar las oportunidades laborales de estas personas, promoviendo su empleabilidad y apoyando su integración en el mercado de trabajo.</text:p>
          </table:table-cell>
          <table:table-cell office:value-type="string" calcext:value-type="string">
            <text:p>Cataluña</text:p>
          </table:table-cell>
          <table:table-cell office:value-type="string" calcext:value-type="string">
            <text:p>11340.0</text:p>
          </table:table-cell>
          <table:table-cell office:value-type="string" calcext:value-type="string">
            <text:p>CATALUÑA - SERVICIO PÚBLICO DE EMPLEO DE CATALUÑA</text:p>
          </table:table-cell>
          <table:table-cell office:value-type="string" calcext:value-type="string">
            <text:p>Las empresas, los autónomos, las sociedades civiles privadas y las entidades e instituciones sin ánimo de lucro, siempre que hayan sido seleccionadas por las entidades siguientes:</text:p>
            <text:p>- Los ayuntamientos o sus organismos autónomos o las entidades con competencia en materia de políticas activas de empleo, desarrollo local y de promoción del empleo</text:p>
            <text:p>- Las organizaciones empresariales y sindicales intersectoriales más representativas en el ámbito territorial de Cataluña.</text:p>
          </table:table-cell>
          <table:table-cell office:value-type="string" calcext:value-type="string">
            <text:p>El plazo de solicitud es desde el 08/10/2024 hasta el 01/06/2025.</text:p>
          </table:table-cell>
          <table:table-cell office:value-type="string" calcext:value-type="string">
            <text:p>El importe máximo es de 1.260 euros/mes por jornada completa o la parte proporcional en función de la jornada parcial prevista, por los meses de duración del contrato hasta un máximo de 9 meses.</text:p>
          </table:table-cell>
          <table:table-cell office:value-type="string" calcext:value-type="string">
            <text:p>Los gastos o actuaciones subvencionables de esta ayuda están relacionados con la experiencia profesional mediante un contrato laboral.</text:p>
            <text:p/>
            <text:p/>
            <text:p>El programa consiste en las actuaciones siguientes:</text:p>
            <text:p>- Prospección y asesoramiento de empresas.</text:p>
            <text:p>- Acompañamiento en el proceso de contratación y formación.</text:p>
            <text:p>- Formación vinculada al contrato de trabajo y a las necesidades de la persona participante (entre un mínimo de 20 y un máximo de 100 horas).</text:p>
            <text:p>- Experiencia profesional mediante contrato laboral (duración del contrato: mínimo de 6 meses y máximo de 9 meses, subvencionados).</text:p>
          </table:table-cell>
          <table:table-cell office:value-type="string" calcext:value-type="string">
            <text:p>El plazo de ejecución de la ayuda es de 12 meses, comenzando el 1 de octubre de 2024 y finalizando el 30 de septiembre de 2025.</text:p>
          </table:table-cell>
          <table:table-cell table:number-columns-repeated="2"/>
          <table:table-cell office:value-type="string" calcext:value-type="string">
            <text:p>Las personas que se pueden acoger a esta ayuda son:</text:p>
            <text:p>- Personas en situación de paro de 30 años y más: se priorizará la atención de los colectivos con especiales dificultades de inserción laboral, con los porcentajes mínimos de atención siguientes:</text:p>
            <text:p>- Personas paradas de larga duración (mínimo del 25% de los participantes otorgados).</text:p>
            <text:p>- Personas trabajadoras en situación de paro mayores de 45 años (mínimo del 60% de los participantes otorgados).</text:p>
          </table:table-cell>
          <table:table-cell table:number-columns-repeated="16367"/>
        </table:table-row>
        <table:table-row table:style-name="ro28">
          <table:table-cell office:value-type="string" calcext:value-type="string">
            <text:p>ayudas-a-los-emprendedores-y-a-las-empresas-con-actividad-en-las-islas-baleares-para-cubrir-las-comisiones-de-apertura-para-los-anos-2024-y-2025</text:p>
          </table:table-cell>
          <table:table-cell office:value-type="string" calcext:value-type="string">
            <text:p>Ayudas a los emprendedores y a las empresas con actividad en las Islas Baleares para cubrir las comisiones de apertura, para los años 2024 y 2025.</text:p>
          </table:table-cell>
          <table:table-cell office:value-type="string" calcext:value-type="string">
            <text:p>Abierta hasta 05/12/2025</text:p>
          </table:table-cell>
          <table:table-cell office:value-type="string" calcext:value-type="string">
            <text:p>ILLES BALEARS</text:p>
          </table:table-cell>
          <table:table-cell office:value-type="string" calcext:value-type="string">
            <text:p>18564434.5</text:p>
          </table:table-cell>
          <table:table-cell office:value-type="string" calcext:value-type="string">
            <text:p>Ayuda a las empresas que hayan formalizado operaciones financieras avaladas por una o varias sociedades de garantía recíproca de las reguladas en la Ley 1/1994, de 11 de marzo, destinadas a financiar operaciones de liquidez y de inversiones productivas y en innovación formalizadas entre el 1 de diciembre de 2023 y el 30 de noviembre de 2025.</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L TESORO, POLÍTICA FINANCIERA Y PATRIMONIO</text:p>
          </table:table-cell>
          <table:table-cell office:value-type="string" calcext:value-type="string">
            <text:p>a) Las PYMEs que hayan formalizado operaciones financieras en las que concurra alguno de los siguientes requisitos:</text:p>
            <text:p>- que financien proyectos de inversiones productivas o en innovación, siempre que se realicen en centros productivos ubicados en las Illes Balears.</text:p>
            <text:p>- que financien operaciones financieras de liquidez, cuya actividad principal se realice en centros productivos ubicados en las Illes Balears.</text:p>
            <text:p>- que financien operaciones de arrendamiento financiero o leasing, siempre que las inversiones financiadas se realicen en centros productivos ubicados en las Illes Balears. </text:p>
            <text:p/>
            <text:p>b) Determinadas grandes empresas que tengan hasta 499 trabajadores y que hayan formalizado operaciones financieras que financien proyectos de inversiones productivas, siempre que se realicen en centros productivos ubicados en las Illes Balears.</text:p>
          </table:table-cell>
          <table:table-cell office:value-type="string" calcext:value-type="string">
            <text:p>El plazo para presentar las solicitudes es desde el día siguiente de la publicación de esta convocatoria en el Boletín Oficial de las Illes Balears y hasta el 5 de diciembre de 2025.</text:p>
          </table:table-cell>
          <table:table-cell office:value-type="string" calcext:value-type="string">
            <text:p>1. Operaciones financieras de liquidez</text:p>
            <text:p>La cuantía máxima del crédito sobre la que debe calcularse la ayuda por beneficiario, sin perjuicio de que se lleven a cabo en una o más operaciones financieras o que el plazo o el importe financiado pueda superar esta cifra, es de:</text:p>
            <text:p>- 300.000 euros para las operaciones formalizadas del 1 de diciembre de 2023 al 30 de noviembre de 2024.</text:p>
            <text:p>- 300.000 euros para las operaciones formalizadas del 1 de diciembre de 2024 al 30 de noviembre de 2025.</text:p>
            <text:p/>
            <text:p>2.  Operaciones de financiación de inversiones productivas:</text:p>
            <text:p>La cuantía máxima del crédito sobre el que debe calcularse la ayuda por beneficiario (ya sea pyme mujer empresaria, resto de pymes o determinada gran empresa elegible), sin perjuicio de que se lleven a término en una o más operaciones financieras o que el plazo o importe financiado pueda superar esta</text:p>
            <text:p>cifra, es de:</text:p>
            <text:p>- 1.000.000 euros para las operaciones formalizadas del 1 de diciembre de 2023 al 30 de noviembre de 2024.</text:p>
            <text:p>- 1.000.000 euros para las operaciones formalizadas del 1 de diciembre de 2024 al 30 de noviembre de 2025.</text:p>
            <text:p/>
            <text:p>3. Operaciones de financiación de inversiones en innovación:</text:p>
            <text:p>La cuantía máxima del crédito sobre el que debe calcularse la ayuda por beneficiario, sin perjuicio de que se lleven a término en una o más operaciones financieras o que el plazo o importe financiado pueda superar esta cifra, es de:</text:p>
            <text:p>- 1.000.000 euros para las operaciones formalizadas del 1 de diciembre de 2023 al 30 de noviembre de 2024.</text:p>
            <text:p>- 1.000.000 euros para las operaciones formalizadas del 1 de diciembre de 2024 al 30 de noviembre de 2025.</text:p>
            <text:p/>
            <text:p>4. Operaciones de arrendamiento financiero (o leasing):</text:p>
            <text:p>La cuantía máxima del crédito sobre el que debe calcularse la ayuda es de 300.000 euros por beneficiario, sin perjuicio de que se lleven a cabo en una o más operaciones financieras o que el plazo o el importe financiado pueda superar esta cifra.</text:p>
            <text:p/>
            <text:p>Se establecen ayudas adicionales para cubrir el coste del aval, el tipo de interés y las comisiones de apertura y estudio.</text:p>
          </table:table-cell>
          <table:table-cell table:number-columns-repeated="2"/>
          <table:table-cell office:value-type="string" calcext:value-type="string">
            <text:p>La finalidad de las operaciones financieras avaladas a subvencionar, en los términos y condiciones que establece esta convocatoria, es la siguiente:</text:p>
            <text:p>- Financiación de liquidez.</text:p>
            <text:p>- Financiación de inversiones productivas.</text:p>
            <text:p>- Financiación de inversiones en innovación.</text:p>
            <text:p>- Financiación de inversiones mobiliarias mediante arrendamiento financiero (o leasing).</text:p>
          </table:table-cell>
          <table:table-cell table:number-columns-repeated="16369"/>
        </table:table-row>
        <table:table-row table:style-name="ro12">
          <table:table-cell office:value-type="string" calcext:value-type="string">
            <text:p>ayudas-destinadas-a-la-ejecucion-del-proyecto-spain-living-lab-en-el-marco-del-programa-retech-para-el-ano-2025</text:p>
          </table:table-cell>
          <table:table-cell office:value-type="string" calcext:value-type="string">
            <text:p>Ayudas destinadas a la ejecución del proyecto Spain Living Lab, en el marco del programa RETECH, para el año 2024-2025. Componente 16.</text:p>
          </table:table-cell>
          <table:table-cell office:value-type="string" calcext:value-type="string">
            <text:p>Apertura el 01/01/2026 y cierre el 15/01/2026</text:p>
          </table:table-cell>
          <table:table-cell office:value-type="string" calcext:value-type="string">
            <text:p>CANARIAS</text:p>
          </table:table-cell>
          <table:table-cell office:value-type="string" calcext:value-type="string">
            <text:p>18440380.0</text:p>
          </table:table-cell>
          <table:table-cell office:value-type="string" calcext:value-type="string">
            <text:p>Financiar actuaciones de investigación en materia de inteligencia artificial, para la transformación digital de la sociedad y la economía en el sector del Turismo en la Comunidad Autónoma de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a) Las agrupaciones de personas jurídicas cuyas empresas que las conforman participen en cooperación en el proyecto objeto de subvención, implicando una colaboración efectiva.</text:p>
            <text:p/>
            <text:p>b) Las asociaciones profesionales y empresariales, incluyendo federaciones, confederaciones y uniones de éstas, legalmente constituidas y dadas de alta en el Registro Correspondiente de Asociaciones y cuyo objeto social y actividad tenga relación directa con el sector turístico.</text:p>
          </table:table-cell>
          <table:table-cell/>
          <table:table-cell office:value-type="string" calcext:value-type="string">
            <text:p>La intensidad bruta máxima de las ayudas a recibir por cada integrante de la agrupación beneficiaria es de:</text:p>
            <text:p>- Pequeña empresa: 80%</text:p>
            <text:p>- Mediana empresa: 75%</text:p>
            <text:p>- No PYME: 65%</text:p>
          </table:table-cell>
          <table:table-cell office:value-type="string" calcext:value-type="string">
            <text:p>a) Gastos de personal: investigadores, técnicos y demás personal auxiliar, en la medida en que estén dedicados al proyecto.</text:p>
            <text:p/>
            <text:p>b) Activos fijos nuevos que no tengan el carácter de reposición. Esto es, costes de instrumental y material inventariable (equipos informáticos y periféricos, así como equipamiento singular), en la medida y durante el período en que se utilice para el proyecto. Únicamente se considerarán subvencionables los costes de amortización correspondientes a la duración del proyecto, calculados de acuerdo con los principios contables generalmente aceptados.</text:p>
            <text:p/>
            <text:p>c) Costes de edificios y terrenos, en la medida y durante el período en que se utilicen para el proyecto; en lo que respecta a los edificios, únicamente se considerarán subvencionables los costes de amortización correspondientes a la duración del proyecto, calculados de acuerdo con los principios contables generalmente aceptados; en el caso de los terrenos, serán subvencionables los costes de traspaso comercial o los costes de capital en que efectivamente se haya incurrido. </text:p>
            <text:p/>
            <text:p>d) Costes de investigación contractual, conocimientos técnicos y patentes adquiridas u obtenidas por licencia de fuentes externas en condiciones de plena competencia, así como los costes de consultoría y servicios equivalentes destinados de manera exclusiva al proyecto. Por corresponderse con proyectos en cooperación, se podrán incluir los costes de consultoría para el apoyo en las labores de coordinación del representante de la agrupación.</text:p>
            <text:p/>
            <text:p>e) Gastos generales directamente derivados del proyecto. Gastos derivados del desarrollo y ejecución de las actividades de I+D, acciones formativas y de difusión en las que estén implicadas las personas investigadoras, personal técnico, docentes universitarios y otros profesionales cuya contratación ha sido imputada al proyecto. </text:p>
            <text:p/>
            <text:p>f) Otros gastos de explotación adicionales, incluidos costes de material, suministros y productos similares que se deriven directamente de la actividad del proyecto.</text:p>
          </table:table-cell>
          <table:table-cell/>
          <table:table-cell office:value-type="string" calcext:value-type="string">
            <text:p>Las actuaciones subvencionables corresponden con los siguientes Paquetes de Trabajo en los que se estructura la iniciativa:</text:p>
            <text:p>a) Paquete de Trabajo 1: Living Labs.</text:p>
            <text:p>b) Paquete de Trabajo 2: Espacio de Datos.</text:p>
            <text:p>c) Paquete de Trabajo 3: Creación de Inteligencia Artificial.</text:p>
            <text:p>d) Paquete de Trabajo 4: Sostenibilidad y escalabilidad</text:p>
          </table:table-cell>
          <table:table-cell table:number-columns-repeated="16369"/>
        </table:table-row>
        <table:table-row table:style-name="ro9">
          <table:table-cell office:value-type="string" calcext:value-type="string">
            <text:p>subvenciones-para-la-participacion-en-la-industria-en-andalucia-en-el-ciclo-de-vida-de-nuevos-sistemas-satelitales-2025</text:p>
          </table:table-cell>
          <table:table-cell office:value-type="string" calcext:value-type="string">
            <text:p>Subvenciones para la participación en la industria en Andalucía en el ciclo de vida de nuevos sistemas satelitales.</text:p>
          </table:table-cell>
          <table:table-cell office:value-type="string" calcext:value-type="string">
            <text:p>Apertura el 30/01/2025 y cierre el 15/04/2025</text:p>
          </table:table-cell>
          <table:table-cell office:value-type="string" calcext:value-type="string">
            <text:p>ANDALUCÍA</text:p>
          </table:table-cell>
          <table:table-cell office:value-type="string" calcext:value-type="string">
            <text:p>16000000.0</text:p>
          </table:table-cell>
          <table:table-cell office:value-type="string" calcext:value-type="string">
            <text:p>El impulso de la participación de la industria en Andalucía en el ciclo de vida de nuevos satélite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1. Incentivos dirigidos a personas físicas y pymes (diferentes de micropyme) y agrupaciones de pymes:</text:p>
            <text:p>- Personas físicas y jurídicas privadas (pymes diferentes de micropymes).</text:p>
            <text:p>- Agrupaciones empresariales, integradas principalmente por pequeñas y medianas empresas.</text:p>
            <text:p>* Tipologías de incentivos A, B, C y E</text:p>
            <text:p/>
            <text:p>2. Incentivos dirigidos a grandes empresas en colaboración con pymes.</text:p>
            <text:p>- Personas físicas y jurídicas privadas (grandes empresas).</text:p>
            <text:p>*Tipologías de incentivos A y B</text:p>
            <text:p/>
            <text:p>3. Incentivos dirigidos a agrupaciones empresariales innovadoras y otras empresas o entidades para actividades de colaboración:</text:p>
            <text:p>- Agrupaciones empresariales innovadoras.</text:p>
            <text:p>- Agrupaciones empresariales, integradas principalmente por pymes.</text:p>
            <text:p>- Personas físicas y jurídicas privadas (pymes diferentes de micropymes).</text:p>
            <text:p>*Tipologías de incentivos D</text:p>
          </table:table-cell>
          <table:table-cell office:value-type="string" calcext:value-type="string">
            <text:p>El plazo de solicitud es desde el 30/01/2025 hasta el 15/04/2025.</text:p>
          </table:table-cell>
          <table:table-cell office:value-type="string" calcext:value-type="string">
            <text:p>La cuantía mínima del incentivo se establece en un importe de 10.000 euros.</text:p>
            <text:p/>
            <text:p>Intensidad de las ayudas:</text:p>
            <text:p>Tipología A: Entre el 65% ye el 80%</text:p>
            <text:p>Tipología B: Entre el 40% ye el 60%</text:p>
            <text:p>Tipología C: El 90%</text:p>
            <text:p>Tipología D: El 100%</text:p>
            <text:p>Tipología E: Entre el 50% y el 100%, en función de la tipología de gasto.</text:p>
          </table:table-cell>
          <table:table-cell office:value-type="string" calcext:value-type="string">
            <text:p>Tipología A y B:</text:p>
            <text:p>a) Los costes de personal: investigadores, técnicos y demás personal auxiliar, en la medida en que estén dedicados al proyecto, siendo costes directos y no gastos generales. </text:p>
            <text:p>b) Los costes del instrumental y material, en la medida y durante el período en que se utilicen para el proyecto; en caso de que el instrumental y el material no se utilicen en toda su vida útil para el proyecto, únicamente se considerarán subvencionables los costes de amortización correspondientes a la duración del proyecto, calculados de acuerdo con los principios contables generalmente aceptados.</text:p>
            <text:p>c) Los costes de investigación contractual, conocimientos y patentes adquiridos u obtenidos por licencia de fuentes externas en condiciones de plena competencia, así como los costes de consultoría y servicios equivalentes destinados de manera exclusiva al proyecto.</text:p>
            <text:p/>
            <text:p>Tipología C:</text:p>
            <text:p>- Serán subvencionables los costes de los servicios de consultoría prestados por consultores externos.</text:p>
            <text:p/>
            <text:p>Tipología D:</text:p>
            <text:p>Los costes de personal y los costes administrativos (incluidos los gastos generales) relativos a:</text:p>
            <text:p>a) La actividad de la agrupación para facilitar la colaboración, el intercambio de información y la prestación o canalización de servicios especializados y personalizados de apoyo a las empresas.</text:p>
            <text:p>b) La organización de programas de formación, talleres y conferencias para fomentar el intercambio de conocimientos y el trabajo en redes.</text:p>
            <text:p/>
            <text:p>Tipología E:</text:p>
            <text:p>- Los costes de obtención, validación y defensa de patentes y otros activos inmateriales.</text:p>
            <text:p>- Los costes de envío en comisión de servicio de personal altamente cualificado procedente de un organismo de investigación y difusión de conocimientos o una gran empresa, que trabaje en actividades de investigación, desarrollo e innovación en una función recientemente creada en la entidad beneficiaria y que no sustituya a otro personal. </text:p>
            <text:p>- Los costes de los servicios de asesoramiento y apoyo en materia de innovación, incluidos los servicios prestados por organismos de investigación y difusión de conocimientos, infraestructuras de investigación, infraestructuras de ensayo y experimentación o agrupaciones empresariales innovadoras.</text:p>
          </table:table-cell>
          <table:table-cell/>
          <table:table-cell office:value-type="string" calcext:value-type="string">
            <text:p>Tipología A. Investigación industrial, como investigación aplicada, de acuerdo con el Manual de Frascati.</text:p>
            <text:p>Tipología B. Desarrollo experimental.</text:p>
            <text:p>Tipología C. Servicios externos de consultoría prestados por consultores externos para las pymes.</text:p>
            <text:p>Tipología D. Actividades de coordinación, información, apoyo y fomento de la colaboración y el trabajo en red.</text:p>
            <text:p>Tipología E. Ayudas a la innovación en favor de las pymes.</text:p>
          </table:table-cell>
          <table:table-cell table:number-columns-repeated="16369"/>
        </table:table-row>
        <table:table-row table:style-name="ro26">
          <table:table-cell office:value-type="string" calcext:value-type="string">
            <text:p>subvenciones-para-el-fomento-del-empleo-de-personas-con-discapacidad-en-el-mercado-protegido-de-trabajo-de-la-comunidad-autonoma-de-extremadura-para-el-ejercicio-2025</text:p>
          </table:table-cell>
          <table:table-cell office:value-type="string" calcext:value-type="string">
            <text:p>Subvenciones para el fomento del empleo de personas con discapacidad en el mercado protegido de trabajo de la Comunidad Autónoma de Extremadura, para el ejercicio 2025.</text:p>
          </table:table-cell>
          <table:table-cell office:value-type="string" calcext:value-type="string">
            <text:p>Apertura el 03/12/2024 y cierre el 30/06/2025</text:p>
          </table:table-cell>
          <table:table-cell office:value-type="string" calcext:value-type="string">
            <text:p>EXTREMADURA</text:p>
          </table:table-cell>
          <table:table-cell office:value-type="string" calcext:value-type="string">
            <text:p>15500000.0</text:p>
          </table:table-cell>
          <table:table-cell office:value-type="string" calcext:value-type="string">
            <text:p>Fomentar la creación y la estabilidad en el empleo, mediante la incorporación de las personas con discapacidad en el mercado de trabajo, contribuir al mantenimiento de la plantilla de personas con discapacidad de los centros especiales de empleo, apoyar los servicios prestados por los profesionales que componen las unidades de apoyo, en el marco de los servicios de ajuste personal, social y profesional de los centros especiales de empleo y fomentar el tránsito de las personas con discapacidad del mercado protegido de trabajo al mercado ordinario.</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centros especiales de empleo que hayan obtenido su calificación e inscripción en el Registro de Centros Especiales de Empleo de la Comunidad Autónoma de Extremadura, y que no se encuentren incursos en alguna causa de descalificación.</text:p>
          </table:table-cell>
          <table:table-cell office:value-type="string" calcext:value-type="string">
            <text:p>El plazo de solicitud es desde el 03/12/2024 hasta el 30/06/2025.</text:p>
          </table:table-cell>
          <table:table-cell office:value-type="string" calcext:value-type="string">
            <text:p>Programa I:</text:p>
            <text:p>- La subvención podrá alcanzar hasta el 90 % de la inversión realizada, excluidos impuestos, de cualquier proyecto que genere empleo estable y de calidad para personas con discapacidad.</text:p>
            <text:p>- Teniendo en cuenta el porcentaje subvencionable con respecto a la inversión realizada, la cuantía de la ayuda será hasta 12.000 euros por cada nueva contratación inicial con carácter indefinido o transformación de contrato temporal en indefinido que se realicen con  personas con discapacidad a jornada completa sin que en ningún caso rebase el coste real que, al efecto, se justifique por la referida inversión.</text:p>
            <text:p>- El número máximo de contrataciones subvencionadas por centro especial de empleo solicitante y convocatoria será de 10.</text:p>
            <text:p/>
            <text:p>Programa II:</text:p>
            <text:p>a) Se establece una cuantía equivalente al 75 por ciento del salario mínimo interprofesional vigente para:</text:p>
            <text:p>-  Personas con parálisis cerebral, personas con trastorno de la salud mental, personas con discapacidad intelectual o personas con trastorno del espectro del autismo, con un grado de discapacidad reconocido igual o superior al 33 %.</text:p>
            <text:p>- Personas con discapacidad física o sensorial con un grado de discapacidad reconocido igual o superior al 65%.</text:p>
            <text:p>b) Se establece una cuantía equivalente al 60 por ciento del salario mínimo interprofesional vigente para:</text:p>
            <text:p>- Personas con discapacidad física o sensorial con un grado de discapacidad inferior al 65%.</text:p>
            <text:p>-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Programa III:</text:p>
            <text:p>- La cuantía de la subvención se establece en 1.440 euros anuales por cada persona trabajadora con el tipo y grado de discapacidad, contratada por tiempo indefinido o mediante contrato temporal cuya duración igual o superior a seis meses.</text:p>
            <text:p/>
            <text:p>Programa IV:</text:p>
            <text:p>- Por cada persona trabajadora con discapacidad que, al finalizar el itinerario de inserción, sea contratada por la empresa ordinaria por tiempo indefinido y a jornada completa, el centro especial de empleo tendrá derecho a una subvención por importe de 3.000 euros, siempre que se acredite el gasto correspondiente a dicho importe mediante gastos salariales de las personas que hayan intervenido en el itinerario de inserción.</text:p>
            <text:p>- Cuando el contrato a tiempo indefinido se concierte a tiempo parcial, la subvención de 3.000 euros se reducirá proporcionalmente a la jornada pactada.</text:p>
          </table:table-cell>
          <table:table-cell office:value-type="string" calcext:value-type="string">
            <text:p>Programa I:</text:p>
            <text:p>a. Acondicionamiento de locales de uso exclusivo para el ejercicio de la actividad del centro especial de empleo.</text:p>
            <text:p>b. Adaptación de Instalaciones.</text:p>
            <text:p>c. Mobiliario.</text:p>
            <text:p>d. Vehículos necesarios para el transporte de las personas trabajadoras con discapacidad</text:p>
            <text:p>al lugar de trabajo y para el desarrollo de la actividad.</text:p>
            <text:p>e. Maquinaria y utillaje.</text:p>
            <text:p>f. Equipos informáticos, así como la adaptación necesaria para su uso por las personas con discapacidad en plantilla.</text:p>
            <text:p>g. Equipos de oficina.</text:p>
            <text:p>h. Activos inmateriales vinculados con las nuevas tecnologías de la información y las comunicaciones</text:p>
            <text:p/>
            <text:p>Programa II:</text:p>
            <text:p>- Se considera subvencionable el coste salarial de cada persona con discapacidad contratada en el centro especial de empleo, durante las vigencias de las respectivas convocatorias, siempre que figuren de alta en el régimen correspondiente de la Seguridad Social como personas trabajadoras por cuenta ajena y estén vinculados al centro especial de empleo por un contrato de trabajo para personas con discapacidad.</text:p>
            <text:p/>
            <text:p>Programa III:</text:p>
            <text:p>- Serán gastos subvencionables los costes salariales y de Seguridad Social a cargo de la entidad beneficiaria de las personas trabajadoras con contrato indefinido que formen parte de las unidades de apoyo a la actividad profesional en los centros especiales de empleo que hayan sido efectivamente abonados y pagados durante el periodo que se determine en cada convocatoria.</text:p>
          </table:table-cell>
          <table:table-cell/>
          <table:table-cell office:value-type="string" calcext:value-type="string">
            <text:p>Programa I: Ayudas a proyectos generadores de empleo.</text:p>
            <text:p/>
            <text:p>Programa II: Ayudas al mantenimiento de puestos de trabajo de personas trabajadoras con discapacidad en los Centros Especiales de Empleo.</text:p>
            <text:p/>
            <text:p>Programa III: Ayudas destinadas a las Unidades de Apoyo de los Centros Especiales de Empleo.</text:p>
            <text:p/>
            <text:p>Programa IV: Proyectos de inserción de personas con discapacidad en el mercado ordinario a través de Centros Especiales de Empleo.</text:p>
          </table:table-cell>
          <table:table-cell/>
          <table:table-cell office:value-type="string" calcext:value-type="string">
            <text:p>Serán gastos subvencionables los costes salariales y de Seguridad Social a cargo de la entidad beneficiaria, del período comprendido entre el 1 de octubre de 2023 y el 30 de septiembre del 2024, de las personas trabajadoras con contrato indefinido que formen parte de las unidades de apoyo a la actividad profesional en los centros especiales de empleo que hayan sido efectivamente abonados y pagados.</text:p>
          </table:table-cell>
          <table:table-cell table:number-columns-repeated="16367"/>
        </table:table-row>
        <table:table-row table:style-name="ro27">
          <table:table-cell office:value-type="string" calcext:value-type="string">
            <text:p>prestamos-en-condiciones-preferentes-para-la-financiacion-de-proyectos-de-inversion-y-desarrollo-industrial-anos-2025-2028</text:p>
          </table:table-cell>
          <table:table-cell office:value-type="string" calcext:value-type="string">
            <text:p>Préstamos en condiciones preferentes para la financiación de proyectos de inversión y desarrollo industrial, años 2025-2028.</text:p>
          </table:table-cell>
          <table:table-cell office:value-type="string" calcext:value-type="string">
            <text:p>Apertura el 27/01/2025 y cierre el 24/02/2028</text:p>
          </table:table-cell>
          <table:table-cell office:value-type="string" calcext:value-type="string">
            <text:p>CATALUÑA</text:p>
          </table:table-cell>
          <table:table-cell office:value-type="string" calcext:value-type="string">
            <text:p>15000000.0</text:p>
          </table:table-cell>
          <table:table-cell office:value-type="string" calcext:value-type="string">
            <text:p>Las ayudas consistirán en la bonificación de intereses de un préstamo concedido por el Instituto Catalán de Finanzas (ICF).</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Las empresas industriales y de servicios a la producción cuya actividad principal esté incluida en la Clasificación catalana de actividades económicas (CCAE) que se detalla en el anexo 2. </text:p>
            <text:p/>
            <text:p>En ambos casos deberán tener la sede social o sede operativa en Cataluña, o bien ser de nueva implantación. Las empresas de servicios a la producción también tendrán que acreditar que el sector industrial representa más del 50% de su cifra de negocio.</text:p>
          </table:table-cell>
          <table:table-cell office:value-type="string" calcext:value-type="string">
            <text:p>El plazo de solicitud es desde el 27/01/2025 hasta el 24/02/2028.</text:p>
          </table:table-cell>
          <table:table-cell office:value-type="string" calcext:value-type="string">
            <text:p>Con carácter general, el importe mínimo del préstamos es de 200.000 euros para pymes y de 800.000 euros para grandes empresas, importes correspondientes a la corresponsabilidad mínima exigida a las empresas beneficiarias de financiar el 20% de las inversiones elegibles (250.000 euros en el caso de pymes, y 1.000.000 de euros en el caso de grandes empresas). </text:p>
            <text:p/>
            <text:p>El importe del préstamo no podrá superar el 80% del importe de la actuación subvencionable.</text:p>
            <text:p/>
            <text:p>El interés de los préstamos será del EURIBOR a doce meses más el 2%, y sobre este tipo de interés se aplicará una bonificación de hasta un máximo del 2% del interés resultante aplicable. El importe bonificado se especificará en la correspondiente resolución de otorgamiento de la ayuda.</text:p>
            <text:p/>
            <text:p>El plazo máximo de amortización será de diez años, con posibilidad de un periodo de carencia de amortización de capital de hasta dos años, incluido en ese plazo.</text:p>
            <text:p/>
            <text:p>Las garantías serán las consideradas suficientes a criterio del Instituto Catalán de Finanzas.</text:p>
          </table:table-cell>
          <table:table-cell office:value-type="string" calcext:value-type="string">
            <text:p>Serán elegibles los gastos de adquisición de activos materiales o inmateriales y los gastos de subcontratación vinculados directamente a la ejecución del proyecto.</text:p>
            <text:p/>
            <text:p>Para los proyectos de Tipo 1 se podrán también incluir los gastos de consultoría vinculados.</text:p>
            <text:p/>
            <text:p>Con carácter general, NO se considerarán gastos subvencionables las siguientes actuaciones:</text:p>
            <text:p>a) La adquisición de activos inmobiliarios y los gastos que estén relacionados (honorarios de notaría, impuestos¡ y similares).</text:p>
            <text:p>b) Las inversiones en reforma o adecuaciones de espacios que no estén directamente vinculadas a la actividad productiva, como por ejemplo oficinas, salas de conferencia, espacios comerciales, vestuarios u obras de embellecimiento del exterior de las instalaciones.</text:p>
            <text:p>c) La compra de vehículos, excepto para aquellas empresas de servicios a la producción mencionadas en la base 2.</text:p>
            <text:p>d) El mobiliario, excepto el mobiliario de laboratorio.</text:p>
            <text:p>e) Las inversiones de reposición o simple sustitución de equipamientos y maquinaria, excepto que la nueva adquisición corresponda a equipamientos o maquinaria diferentes de los anteriores por la tecnología utilizada o por su rendimiento.</text:p>
          </table:table-cell>
          <table:table-cell office:value-type="string" calcext:value-type="string">
            <text:p>El plazo de ejecución de las actuaciones subvencionables será, con carácter general, el comprendido entre los 6 meses anteriores a la fecha de presentación de la solicitud de ayuda y los 24 meses posteriores, también a contar desde la fecha de presentación de la solicitud de ayuda</text:p>
          </table:table-cell>
          <table:table-cell office:value-type="string" calcext:value-type="string">
            <text:p>Tipo 1. Los proyectos de digitalización de la industria mediante la aplicación de tecnologías vinculadas a la Industria 4.0, como macrodatos (big data), robótica cooperativa, herramientas de simulación, integración de sistemas en la cadena de valor, Internet de las cosas, ciberseguridad, gestión de la información en la nube, fabricación aditiva o realidad aumentada.</text:p>
            <text:p/>
            <text:p>Tipo 2. Los proyectos de inversión industrial que tengan un impacto significativo, cierto, cuantificable y medible a lo largo del tiempo que dure la ayuda financiera sobre -al menos- tres de los siguientes siete aspectos:</text:p>
            <text:p>a) Una nueva implantación de actividad industrial o de servicios a la producción que genere un mínimo de 100 nuevos puestos de trabajo en los próximos tres años.</text:p>
            <text:p>b) El incremento de la capacidad productiva en relación al volumen producido el año anterior, y que se mantenga de manera sostenida durante los próximos tres años.</text:p>
            <text:p>c) La creación o el mantenimiento del empleo, con el compromiso de no aplicar ningún expediente de extinción por causas objetivas en los próximos tres años.</text:p>
            <text:p>d) La dinamización de la actividad en la cadena de valor, especialmente en cuanto a los proveedores locales, acreditando que la nueva inversión implica de manera sostenida durante los próximos tres años que más del 50% de proveedores de componentes, utillajes y materias primas tendrán sede operativa en Cataluña.</text:p>
            <text:p>e) La contribución al reequilibrio territorial en materia industrial, entendida como cualquier inversión industrial ubicada fuera del ámbito metropolitano, y concretamente en las comarcas de El Barcelonès, El Baix Llobregat y El Vallès Occidental.</text:p>
            <text:p>f) La reindustrialización de instalaciones productivas objeto de procesos de cierre o deslocalización.</text:p>
            <text:p>g) Implantación y mejora de procesos productivos orientados a la prevención de la generación de residuos, reutilización, remanufactura y reciclaje de materiales y productos.</text:p>
            <text:p/>
            <text:p>Tipo 3. Proyectos de inversión dirigidos a la transformación del sector de la automoción, incluidos en los objetivos del Plan de apoyo a la industria de la automoción y la movilidad y que consten de una diagnosis que oriente la actividad hacia a nuevas oportunidades de negocio.</text:p>
          </table:table-cell>
          <table:table-cell table:number-columns-repeated="16369"/>
        </table:table-row>
        <table:table-row table:style-name="ro18">
          <table:table-cell office:value-type="string" calcext:value-type="string">
            <text:p>ayudas-de-formacion-en-alternancia-en-sectores-estrategicos-y-de-dificil-cobertura-ano-2024</text:p>
          </table:table-cell>
          <table:table-cell office:value-type="string" calcext:value-type="string">
            <text:p>Ayudas de formación en alternancia en sectores estratégicos y de difícil cobertura, año 2024</text:p>
          </table:table-cell>
          <table:table-cell office:value-type="string" calcext:value-type="string">
            <text:p>Apertura el 31/07/2024 y cierre el 30/06/2025</text:p>
          </table:table-cell>
          <table:table-cell office:value-type="string" calcext:value-type="string">
            <text:p>ILLES BALEARS</text:p>
          </table:table-cell>
          <table:table-cell office:value-type="string" calcext:value-type="string">
            <text:p>14000000.0</text:p>
          </table:table-cell>
          <table:table-cell office:value-type="string" calcext:value-type="string">
            <text:p>El objetivo de la ayuda «SOIB Formació en alternança en sectors estratègics i de difícil cobertura» es subvencionar programas de formación que combinan acciones de formación y empleo, con el fin de obtener la cualificación profesional de las personas participantes a través de un contrato de formación en alternancia. Esto busca mejorar la empleabilidad de los trabajadores y responder a las necesidades de formación de las empresas en sectores estratégicos y de difícil cobertura.</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Los beneficiarios de la ayuda en el marco de la convocatoria «SOIB Formació en alternança en sectors estratègics i de difícil cobertura» son:</text:p>
            <text:p/>
            <text:p>1. **Entidades de formación**:</text:p>
            <text:p>   - Centros propios del SOIB.</text:p>
            <text:p>   - Entidades de formación públicas o privadas que estén autorizadas e inscritas en el Registro de centros de formación profesional o en el Registro estatal de entidades de formación, y que cumplan con los requisitos establecidos en el momento de presentar la solicitud.</text:p>
            <text:p/>
            <text:p>2. **Entidades de titularidad privada con personalidad jurídica privada**, fundaciones privadas y trabajadores autónomos que se comprometan a contratar trabajadores en la modalidad de contrato de formación en alternancia, siempre que su actividad esté relacionada con los sectores especificados en el anexo 2 y tengan centros de trabajo en la comunidad autónoma de las Illes Balears.</text:p>
            <text:p/>
            <text:p>Cada entidad miembro de una agrupación también se considera beneficiaria de la subvención.</text:p>
          </table:table-cell>
          <table:table-cell/>
          <table:table-cell office:value-type="string" calcext:value-type="string">
            <text:p>El monto máximo subvencionable se determina de acuerdo con el presupuesto que presente la entidad solicitante y debe destinarse a cubrir los siguientes conceptos:</text:p>
            <text:p/>
            <text:p>1. **Costos de los contratos de los alumnos trabajadores**:</text:p>
            <text:p>   - Para los certificados y especialidades de nivel 1: se debe incrementar un 10% del salario mínimo interprofesional (SMI) bruto correspondiente, más las cotizaciones a la Seguridad Social a cargo del empleador.</text:p>
            <text:p>   - Para los certificados y especialidades de nivel 2: se debe incrementar un 25% del SMI bruto correspondiente, más las cotizaciones a la Seguridad Social a cargo del empleador.</text:p>
            <text:p>   - Para los certificados y especialidades de nivel 3: se debe incrementar un 40% del SMI bruto correspondiente, más las cotizaciones a la Seguridad Social a cargo del empleador.</text:p>
            <text:p/>
            <text:p>Además, se puede imputar el 100% de los gastos salariales y las cuotas a cargo del empleador a la Seguridad Social derivadas de contratar a los alumnos trabajadores mediante el contrato de formación en alternancia.</text:p>
          </table:table-cell>
          <table:table-cell office:value-type="string" calcext:value-type="string">
            <text:p>Los gastos o actuaciones subvencionables de esta ayuda incluyen:</text:p>
            <text:p/>
            <text:p>1. **Costes de los contratos de los alumnos trabajadores**: </text:p>
            <text:p>   - Se puede imputar el 100% de los gastos salariales y las cuotas a cargo del empleador a la Seguridad Social para los contratos de formación en alternancia.</text:p>
            <text:p>   - Para ciertas entidades, se puede imputar el 25% de los gastos salariales y las cuotas a cargo del empleador.</text:p>
            <text:p/>
            <text:p>2. **Costes de formación**: </text:p>
            <text:p>   - Incluye los costes relacionados con la formación de los alumnos y los tutores de empresa.</text:p>
            <text:p/>
            <text:p>3. **Costes del coordinador del proyecto**: </text:p>
            <text:p>   - Se pueden incluir los gastos relacionados con el coordinador, siempre que no esté vinculado a la empresa de manera que impida la subvención.</text:p>
            <text:p/>
            <text:p>4. **Memorias justificativas**: </text:p>
            <text:p>   - Se deben presentar memorias de actuación y económicas que justifiquen el cumplimiento de las condiciones de la subvención.</text:p>
            <text:p/>
            <text:p>Es importante que todos los gastos sean necesarios, se realicen durante el periodo elegible y sean pagados efectivamente por la entidad beneficiaria antes de presentar la justificación económica.</text:p>
          </table:table-cell>
          <table:table-cell office:value-type="string" calcext:value-type="string">
            <text:p>El plazo de ejecución de la ayuda es el siguiente:</text:p>
            <text:p/>
            <text:p>- Para el período 2024-2025, los proyectos concedidos deben iniciarse antes del 15 de marzo de 2025.</text:p>
            <text:p>- Para el período 2025-2026, los proyectos concedidos deben iniciarse entre el 15 de marzo de 2025 y el 14 de noviembre de 2025.</text:p>
          </table:table-cell>
          <table:table-cell office:value-type="string" calcext:value-type="string">
            <text:p>La convocatoria «SOIB Formació en alternança en sectors estratègics i de difícil cobertura» se centra en varios sectores estratégicos y de difícil cobertura, que incluyen:</text:p>
            <text:p/>
            <text:p>1. **Agricultura y pesca**: Actividades de agricultura, ganadería y pesca.</text:p>
            <text:p>2. **Industria**: Actividades de eficiencia energética, energías renovables, sector náutico, carpintería, calzado, sectores tecnológicos (informática y comunicación), industria alimentaria y química.</text:p>
            <text:p>3. **Construcción**.</text:p>
            <text:p>4. **Servicios**: Actividades de hostelería (turismo, restauración y alojamiento), actividades sanitarias y de servicios sociales, actividades físicas y deportivas en el área de prevención y recuperación, gestión ambiental, actividades administrativas y de gestión, comercio mayorista y al por menor, instalación y mantenimiento, electricidad y electrónica.</text:p>
            <text:p/>
            <text:p>Además, se pueden incluir otras actividades distintas a las mencionadas anteriormente.</text:p>
          </table:table-cell>
          <table:table-cell table:number-columns-repeated="16369"/>
        </table:table-row>
        <table:table-row table:style-name="ro18">
          <table:table-cell office:value-type="string" calcext:value-type="string">
            <text:p>ayudas-a-proyectos-que-impulsen-y-refuercen-la-transicion-a-la-cadena-de-valor-del-vehiculo-electrico-y-a-la-descarbonizacion-del-sector-de-automocion-en-galicia-2025</text:p>
          </table:table-cell>
          <table:table-cell office:value-type="string" calcext:value-type="string">
            <text:p>Ayudas a proyectos que impulsen y refuercen la transición a la cadena de valor del vehículo eléctrico y a la descarbonización del sector de automoción en Galicia.</text:p>
          </table:table-cell>
          <table:table-cell office:value-type="string" calcext:value-type="string">
            <text:p>Apertura el 22/01/2025 y cierre el 30/04/2025</text:p>
          </table:table-cell>
          <table:table-cell office:value-type="string" calcext:value-type="string">
            <text:p>GALICIA</text:p>
          </table:table-cell>
          <table:table-cell office:value-type="string" calcext:value-type="string">
            <text:p>14000000.0</text:p>
          </table:table-cell>
          <table:table-cell office:value-type="string" calcext:value-type="string">
            <text:p>Apoyar a la industria de la automoción gallega dentro del Plan de Apoyo a la Descarbonización y Transición al Vehículo Eléctrico del Sector de la Automoción de Galicia, mediante tres tipologías de proyecto de actuación:</text:p>
            <text:p>- Desarrollo tecnológico e innovación de procesos u organización.</text:p>
            <text:p>- Inversión productiva.</text:p>
            <text:p>- Energías renovables.</text:p>
          </table:table-cell>
          <table:table-cell office:value-type="string" calcext:value-type="string">
            <text:p>Galicia</text:p>
          </table:table-cell>
          <table:table-cell office:value-type="string" calcext:value-type="string">
            <text:p>10000000.0</text:p>
          </table:table-cell>
          <table:table-cell office:value-type="string" calcext:value-type="string">
            <text:p>GALICIA - INSTITUTO GALLEGO DE PROMOCIÓN ECONÓMICA (IGAPE)</text:p>
          </table:table-cell>
          <table:table-cell office:value-type="string" calcext:value-type="string">
            <text:p>Las empresas del sector de automoción con un centro de trabajo en Galicia en el que se desarrolle el proyecto subvencionado. </text:p>
            <text:p/>
            <text:p>*Se considerarán industrias de automoción aquellas cuya actividad principal se desarrolle en los CNAE 29 y 30, en cualquiera de sus subepígrafes y también aquellas empresas que, no estando dadas de alta en actividades de esos CNAE, estén asociadas a la Fundación Clúster de Empresas de Automoción de Galicia.</text:p>
          </table:table-cell>
          <table:table-cell office:value-type="string" calcext:value-type="string">
            <text:p>El plazo de solicitud es desde el 22/01/2025 hasta el 30/04/2025.</text:p>
          </table:table-cell>
          <table:table-cell office:value-type="string" calcext:value-type="string">
            <text:p>El importe mínimo de coste subvencionable total para cada línea deberá alcanzar 100.000 €.</text:p>
            <text:p/>
            <text:p>Línea 2:</text:p>
            <text:p>Intensidades de la ayuda:</text:p>
            <text:p>- Pequeña empresa: 15%</text:p>
            <text:p>- Mediana empresa: 25%</text:p>
            <text:p>- Gran empresa:  35%</text:p>
            <text:p/>
            <text:p>Línea 3:</text:p>
            <text:p>a) Se establece una ayuda máxima por solicitud de 1.000.000 €.</text:p>
            <text:p>b) Intensidades de la ayuda:</text:p>
            <text:p>- Pequeña empresa: 45%  -  30%</text:p>
            <text:p>- Mediana empresa: 55 % -  40%</text:p>
            <text:p>- Gran empresa:  65%  -  50%</text:p>
            <text:p>*El primer porcentaje se aplicará a las inversiones asociadas a la generación de energía procedente de fuentes renovables y el segundo a aquellas inversiones no asociadas a la generación (almacenamiento energético, equipos consumidores de hidrógeno renovable, etc.).</text:p>
          </table:table-cell>
          <table:table-cell office:value-type="string" calcext:value-type="string">
            <text:p>Línea 1:</text:p>
            <text:p>a) Costes de personal. </text:p>
            <text:p>b) Costes de instrumental y material.</text:p>
            <text:p>c) Costes de investigación contractual, conocimientos técnicos y patentes adquiridas u obtenidas por licencia de fuentes externas en condiciones de plena competencia. Queda expresamente excluida cualquier forma de consultoría asociada a la gestión y tramitación de la ayuda solicitada.</text:p>
            <text:p>d) Costes indirectos tales como gestión administrativa y contable, gastos de supervisión y control de calidad, suministros como agua, electricidad, calefacción y teléfono, material de oficina, gastos de seguros, seguridad y gastos de limpieza.</text:p>
            <text:p/>
            <text:p>Línea 2:</text:p>
            <text:p>Inversión en activos fijos tangibles e intangibles en los que incurra la empresa:</text:p>
            <text:p>- Compra de maquinaria o bienes de equipo.</text:p>
            <text:p>- Obras de reforma y rehabilitación de naves o espacios productivos.</text:p>
            <text:p>- Programas de implantación de soluciones tecnológicas (software y hardware).</text:p>
            <text:p>- Otras inversiones en activos fijos.</text:p>
            <text:p/>
            <text:p>Línea 3:</text:p>
            <text:p>Serán subvencionables las inversiones para el desarrollo de proyectos relacionados con la energía procedente de fuentes renovables y con el hidrógeno de origen renovable:</text:p>
            <text:p>- Serán costes subvencionables los costes totales de la inversión asociada a la generación renovable, en concreto se consideran costes subvencionables: la elaboración de los proyectos técnicos, la dirección facultativa, la obra civil relacionada con la actuación, el precio de las equipos, los accesorios y elementos de interconexión, su montaje y puesta en marcha así como los componentes de protección, regulación y control</text:p>
          </table:table-cell>
          <table:table-cell office:value-type="string" calcext:value-type="string">
            <text:p>El período de ejecución de las inversiones subvencionables abarcará desde la fecha de presentación de la solicitud hasta la fecha de final del plazo establecido en la resolución de concesión, que no podrá superar el 31 de octubre de 2026 en las líneas 1 y 3, y el 30 de noviembre de 2025 en la línea 2.</text:p>
          </table:table-cell>
          <table:table-cell office:value-type="string" calcext:value-type="string">
            <text:p>Línea 1. Desarrollo e Innovación.</text:p>
            <text:p>- Proyectos de desarrollo experimental.</text:p>
            <text:p>- Proyectos de innovación en materia de organización y de procesos.</text:p>
            <text:p/>
            <text:p>Línea 2. Inversión productiva.</text:p>
            <text:p>- Ayudas a PYMEs.</text:p>
            <text:p>- Ayudas a grandes empresas  .</text:p>
            <text:p/>
            <text:p>Línea 3. Energías renovables e hidrógeno renovable.</text:p>
          </table:table-cell>
          <table:table-cell/>
          <table:table-cell office:value-type="string" calcext:value-type="string">
            <text:p>Acceso a la solicitud de las ayudas para las diferentes líneas:</text:p>
          </table:table-cell>
          <table:table-cell table:number-columns-repeated="16367"/>
        </table:table-row>
        <table:table-row table:style-name="ro10">
          <table:table-cell office:value-type="string" calcext:value-type="string">
            <text:p>subvenciones-correspondientes-a-la-intervencion-sobre-el-desarrollo-rural-relativa-a-zonas-con-limitaciones-naturales-u-otras-limitaciones-especificas-ano-2025</text:p>
          </table:table-cell>
          <table:table-cell office:value-type="string" calcext:value-type="string">
            <text:p>Subvenciones correspondientes a la intervención sobre el desarrollo rural relativa a zonas con limitaciones naturales u otras limitaciones específicas,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4000000.0</text:p>
          </table:table-cell>
          <table:table-cell office:value-type="string" calcext:value-type="string">
            <text:p>El objetivo de la ayuda es apoyar una renta agrícola viable y la resiliencia del sector agrícola en todo el territorio de la Unión Europea, con el fin de mejorar la seguridad alimentaria a largo plazo, la diversidad agrícola y garantizar la sostenibilidad económica de la producción agrícola en la Unión.</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ueden ser beneficiarias de las ayudas convocadas las personas físicas, ya sea a título individual, como miembros de una sociedad cooperativa andaluza de explotación comunitaria de la tierra, de trabajo asociado calificada como agraria, o como titularidad compartida, siempre que cumplan los siguientes requisitos:</text:p>
            <text:p>a) Ser agricultor activo.</text:p>
            <text:p>b) Ser titular de una explotación agraria sobre la que solicita la ayuda.</text:p>
            <text:p>c) Que la explotación agraria por la que solicita la ayuda esté inscrita en el registro de explotaciones agrarias y forestales de Andalucía que se establezca el efecto.</text:p>
            <text:p>d) Qué reúnan los criterios de subvencionabilidad.</text:p>
          </table:table-cell>
          <table:table-cell/>
          <table:table-cell office:value-type="string" calcext:value-type="string">
            <text:p>El importe del crédito presupuestario en la convocatoria 2025 para las operaciones relativas a zonas con limitaciones naturales u otras limitaciones específicas asciende a 14.000.000,00 euros. Este monto se distribuye entre diferentes operaciones, como sigue:</text:p>
            <text:p/>
            <text:p>- Pagos compensatorios por zonas de montaña: 9.534.739,00 euros</text:p>
            <text:p>- Pagos compensatorios por otras zonas con limitaciones naturales significativas: 3.801.391,00 euros</text:p>
            <text:p>- Pagos compensatorios por otras zonas con limitaciones específicas: 663.870,00 euros.</text:p>
          </table:table-cell>
          <table:table-cell/>
          <table:table-cell office:value-type="string" calcext:value-type="string">
            <text:p>El plazo de presentación de solicitudes para las ayudas se abrirá el 1 de febrero y finalizará el 30 de abril de 2025.</text:p>
          </table:table-cell>
          <table:table-cell table:number-columns-repeated="2"/>
          <table:table-cell office:value-type="string" calcext:value-type="string">
            <text:p>CRITERIOS DE SUBVENCIONABILIDAD</text:p>
            <text:p/>
            <text:p>a) Ser agricultor no pluriactivo.</text:p>
            <text:p>b) La explotación debe encontrarse, total o parcialmente, en una zona con limitaciones naturales u otras limitaciones específicas.</text:p>
            <text:p>c) En caso de que exista superficie forrajera, es necesario cumplir con una carga ganadera mínima de al menos, 0,2 UGM/ha en la superficie ubicada en las zonas de montaña, o de otras zonas con limitaciones naturales significativas, o de zonas con limitaciones específicas, que deberá ser pastoreada. Para la determinación de la carga ganadera se utilizará la media anual de la carga ganadera diaria.</text:p>
          </table:table-cell>
          <table:table-cell table:number-columns-repeated="16367"/>
        </table:table-row>
        <table:table-row table:style-name="ro13">
          <table:table-cell office:value-type="string" calcext:value-type="string">
            <text:p>ayudas-en-reg-de-concno-comp-destinadas-a-la-instalacion-de-una-red-de-comunicaciones-electronicas-de-alta-velocidad-en-dependencias-de-zonas-industriales-en-el-marco-del-prtr</text:p>
          </table:table-cell>
          <table:table-cell office:value-type="string" calcext:value-type="string">
            <text:p>Ayudas destinadas a la instalación de una red de comunicaciones electrónicas de alta velocidad en dependencias de zonas industriales.</text:p>
          </table:table-cell>
          <table:table-cell office:value-type="string" calcext:value-type="string">
            <text:p>Apertura el 13/02/2025 y cierre el 15/03/2025</text:p>
          </table:table-cell>
          <table:table-cell office:value-type="string" calcext:value-type="string">
            <text:p>ANDALUCÍA</text:p>
          </table:table-cell>
          <table:table-cell office:value-type="string" calcext:value-type="string">
            <text:p>13231958.76</text:p>
          </table:table-cell>
          <table:table-cell office:value-type="string" calcext:value-type="string">
            <text:p>El objetivo de la ayuda es la contratación de la instalación de una red de comunicaciones electrónicas de alta velocidad, capaz de prestar servicios a velocidades de 1 Gbps, en fábricas, centros, unidades, instalaciones y dependencias donde se ejerza actividad económica dentro de los polígonos industriales y centros logísticos, así como en otras áreas de concentración empresarial en las zonas especificadas en la convocatori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DIGITAL DE ANDALUCÍA</text:p>
          </table:table-cell>
          <table:table-cell office:value-type="string" calcext:value-type="string">
            <text:p>Los beneficiarios de la ayuda son las personas físicas y jurídicas que tengan la consideración de microempresas, pequeñas y medianas empresas (PYME), según la definición de la Comisión Europea. Deben ser titulares o arrendatarias de bienes inmuebles donde se ejerza actividad económica, situados en polígonos industriales, centros logísticos o áreas de concentración empresarial especificadas en la convocatoria.</text:p>
          </table:table-cell>
          <table:table-cell/>
          <table:table-cell office:value-type="string" calcext:value-type="string">
            <text:p>La máxima intensidad de la ayuda será del 80% del presupuesto subvencionable, y la cuantía máxima de subvención podrá ser de hasta 50.000 euros. Además, la suma de todas las ayudas de minimis recibidas por cada persona o entidad beneficiaria no podrá superar el límite máximo de 300.000 euros durante el período del ejercicio fiscal en curso y de los dos ejercicios fiscales anteriores.</text:p>
          </table:table-cell>
          <table:table-cell office:value-type="string" calcext:value-type="string">
            <text:p>Los gastos subvencionables de esta ayuda incluyen:</text:p>
            <text:p/>
            <text:p>1. **Infraestructuras y obra civil**: Costes asociados a la obra civil e instalación de la red.</text:p>
            <text:p>2. **Equipamiento y otros materiales**: Costes relacionados con el suministro e instalación del equipamiento necesario para la explotación y gestión de la red.</text:p>
            <text:p>3. **Servicios de elaboración de documentación técnica**: Costes para la elaboración de proyectos, estudios, informes y certificados necesarios para la ejecución y justificación de la actuación, como proyectos de ejecución, informes de medidas, estudios de seguridad y salud, certificados de final de obra y documentación "as built".</text:p>
            <text:p/>
            <text:p>Además, se admitirán los impuestos indirectos aplicables cuando no sean susceptibles de recuperación o compensación por el beneficiario, excluyendo expresamente el impuesto sobre el valor añadido (IVA).</text:p>
          </table:table-cell>
          <table:table-cell office:value-type="string" calcext:value-type="string">
            <text:p>El plazo de ejecución de la ayuda es desde el 18 de noviembre de 2021 hasta el 31 de diciembre de 2024.</text:p>
          </table:table-cell>
          <table:table-cell office:value-type="string" calcext:value-type="string">
            <text:p>No se proporciona información específica sobre diferentes líneas de actuación en las páginas proporcionadas. Sin embargo, en general, las líneas de actuación en convocatorias de subvenciones suelen incluir aspectos como la infraestructura, equipamiento, y servicios técnicos relacionados con el proyecto. Para obtener detalles precisos, sería necesario consultar la normativa específica de la convocatoria.</text:p>
          </table:table-cell>
          <table:table-cell table:number-columns-repeated="16369"/>
        </table:table-row>
        <table:table-row table:style-name="ro23">
          <table:table-cell office:value-type="string" calcext:value-type="string">
            <text:p>incentivos-para-el-proyecto-tractor-de-transicion-justa-modernizacion-productiva-y-sostenibilidad-de-la-industria-de-la-piedra-y-marmol-de-almeria-2025</text:p>
          </table:table-cell>
          <table:table-cell office:value-type="string" calcext:value-type="string">
            <text:p>Incentivos para el proyecto tractor de transición justa “Modernización productiva y sostenibilidad de la industria de la piedra y mármol de Almería"</text:p>
          </table:table-cell>
          <table:table-cell office:value-type="string" calcext:value-type="string">
            <text:p>Apertura el 04/02/2025 y cierre el 03/04/2025</text:p>
          </table:table-cell>
          <table:table-cell office:value-type="string" calcext:value-type="string">
            <text:p>ANDALUCÍA</text:p>
          </table:table-cell>
          <table:table-cell office:value-type="string" calcext:value-type="string">
            <text:p>12939907.0</text:p>
          </table:table-cell>
          <table:table-cell office:value-type="string" calcext:value-type="string">
            <text:p>Fomentar las inversiones o actuaciones directamente vinculadas al objetivo específico del Fondo de Transición Justa, necesarias para el desarrollo del Programa del Fondo y Plan Territorial de Transición Justa de España 2021 - 2027, que contribuyan al impulso de nuevos o renovados ecosistemas industriales sostenibles en las provincias de Almeria, Cádiz y Córdob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a) Personas físicas y jurídicas privadas, con o sin ánimo de lucro, que tengan la consideración de empresa y que la actuación para la que se solicite el incentivo se destine a la actividad económica. Estas personas o entidades podrán optar a cualquiera de las tipologías de proyectos.</text:p>
            <text:p/>
            <text:p>b) Clústeres, asociaciones o agrupaciones empresariales, que tengan alguna de las formas jurídicas legalmente válidas para el desarrollo de sus actividades. Las agrupaciones empresariales se refieren a agrupaciones de personas jurídicas, tanto públicas como privadas.</text:p>
            <text:p/>
            <text:p>c) Comunidades energéticas que tengan alguna de las formas jurídicas legalmente válidas para el desarrollo de sus actividades. Solo podrán optar al tipo de proyecto numerado como «2.5. Otros proyectos de inversión para la producción de energía procedente de fuentes renovables, incluidos los proyectos de almacenamiento de electricidad, y destinados a la generación y uso individual o compartido» del Anexo III dentro de la tipología de proyectos «A.2.1. Reducción de la huella de carbono o de las emisiones de gases de efecto invernadero de la industria y actividades conexas, incluso mediante eficiencia energética».</text:p>
            <text:p/>
            <text:p>d) Entidades locales territoriales o entidades del sector público local. Solo podrán optar a la tipología de proyectos «C.1. Mejora o creación de instalaciones, infraestructura o espacio empresarial, incluida la de zonas y parques industriales, los viveros de empresas, el fomento de las comunidades energéticas en estos entornos y la rehabilitación de zonas industriales y terrenos contaminados».</text:p>
          </table:table-cell>
          <table:table-cell office:value-type="string" calcext:value-type="string">
            <text:p>El plazo de solicitud es desde el 04/02/2025 hasta el 03/04/2025.</text:p>
          </table:table-cell>
          <table:table-cell office:value-type="string" calcext:value-type="string">
            <text:p>El beneficiario deberá aportar, al menos, un 25% de los fondos necesarios para desarrollar las actuaciones.</text:p>
            <text:p/>
            <text:p>Las intensidades máximas y costes subvencionables para las ayudas pueden verse desglosados en el documento adjunto.</text:p>
          </table:table-cell>
          <table:table-cell table:number-columns-repeated="2"/>
          <table:table-cell office:value-type="string" calcext:value-type="string">
            <text:p>A) Proyectos de desarrollo de actividades industriales y servindustriales, dirigidas a:</text:p>
            <text:p>A.1. Diversificación y fortalecimiento industrial de los territorios.</text:p>
            <text:p>   A.1.1. Diversificación económica, modernización y reconversión mediante inversiones productivas y de tecnologías y logística avanzada.</text:p>
            <text:p>   A.1.2. Impulso a la cadena de valor de las energías renovables, incluida en su caso la cadena de la biomasa.</text:p>
            <text:p>   A.1.3. Desarrollo e impulso a la cadena de valor para el despliegue de nuevos vectores energéticos y tecnologías sostenibles.</text:p>
            <text:p>A.2. Protección del medio ambiente y transformación ecológica y digital de la industria.</text:p>
            <text:p>   A.2.1. Reducción de la huella de carbono o de las emisiones de gases de efecto invernadero de la</text:p>
            <text:p>industria y actividades conexas, incluso mediante eficiencia energética.</text:p>
            <text:p>   A.2.2. Mejora de la economía circular, también mediante la prevención y reducción de residuos, la eficiencia en el uso de los recursos, la reutilización, la reparación y el reciclado.</text:p>
            <text:p>   A.2.3. Digitalización e integración de las tecnologías de información y comunicación o la transformación digital.</text:p>
            <text:p/>
            <text:p>B) Proyectos de investigación, desarrollo, innovación y de adquisición de servicios avanzados de apoyo a la industria para el desarrollo de capacidades para la especialización inteligente, la transición industrial, la iniciativa empresarial o la adaptabilidad de las empresas al cambio, mediante:</text:p>
            <text:p>B.1. Inversiones en la creación de nuevas empresas o aceleración de empresas para la innovación, incluso a través de viveros de empresas y servicios de consultoría, que conduzcan a la creación de empleo.</text:p>
            <text:p>B.2. Refuerzo de las capacidades para el desarrollo tecnológico y la especialización inteligente a través de procesos de innovación, investigación y desarrollo.</text:p>
            <text:p>B.3. Servicios avanzados de apoyo a las pymes, reforzando sus capacidades de gestión, comercialización y diseño, incluso la homologación de procesos o productos sostenibles.</text:p>
            <text:p>B.4. Otros servicios de refuerzo de la competitividad de la industria y que contribuyan a la economía con bajas emisiones de carbono y a la resiliencia frente al cambio climático, incluso el apoyo a las entidades que prestan servicios para tales fines.</text:p>
            <text:p/>
            <text:p>C) Proyectos de mejora o desarrollo de infraestructuras o espacios para la competitividad empresarial y su sostenibilidad económica, social y ambiental, a través de:</text:p>
            <text:p>C.1. Mejora o creación de instalaciones, infraestructura o espacio empresarial, incluida la de zonas y parques industriales, los viveros de empresas, el fomento de las comunidades energéticas en estos entornos y la rehabilitación de zonas industriales y terrenos contaminados.</text:p>
            <text:p>C.2. Infraestructura para los combustibles alternativos.</text:p>
            <text:p>C.3. Mejora o desarrollo de las infraestructuras eléctricas.</text:p>
          </table:table-cell>
          <table:table-cell table:number-columns-repeated="16369"/>
        </table:table-row>
        <table:table-row table:style-name="ro26">
          <table:table-cell office:value-type="string" calcext:value-type="string">
            <text:p>subvenciones-destinadas-a-fomentar-la-contratacion-juvenil-en-pequenas-y-medianas-empresas-cantabria</text:p>
          </table:table-cell>
          <table:table-cell office:value-type="string" calcext:value-type="string">
            <text:p>Subvenciones destinadas a fomentar la contratación juvenil en pequeñas y medianas empresas.</text:p>
          </table:table-cell>
          <table:table-cell office:value-type="string" calcext:value-type="string">
            <text:p>Abierta hasta agotar fondos</text:p>
          </table:table-cell>
          <table:table-cell office:value-type="string" calcext:value-type="string">
            <text:p>CANTABRIA</text:p>
          </table:table-cell>
          <table:table-cell office:value-type="string" calcext:value-type="string">
            <text:p>2619000.0</text:p>
          </table:table-cell>
          <table:table-cell office:value-type="string" calcext:value-type="string">
            <text:p>Garantiza la cualificación de la persona joven bajo un régimen de alternancia de actividad laboral retribuida en una empresa, con actividad formativa recibida en el marco del sistema de formación profesional para el empleo o del sistema educativo.</text:p>
          </table:table-cell>
          <table:table-cell office:value-type="string" calcext:value-type="string">
            <text:p>Cantabria</text:p>
          </table:table-cell>
          <table:table-cell office:value-type="string" calcext:value-type="string">
            <text:p>15000.0</text:p>
          </table:table-cell>
          <table:table-cell office:value-type="string" calcext:value-type="string">
            <text:p>CANTABRIA - CONSEJERÍA DE EMPLEO Y POLITICAS SOCIALES</text:p>
          </table:table-cell>
          <table:table-cell office:value-type="string" calcext:value-type="string">
            <text:p>Las pequeñas y medianas empresas del sector privado (PYMES), incluyendo autónomos, autónomas y mutualistas de colegio profesional, así como las entidades privadas sin ánimo de lucro.</text:p>
          </table:table-cell>
          <table:table-cell office:value-type="string" calcext:value-type="string">
            <text:p>El plazo de presentación de solicitudes permanecerá abierto de forma continuada, debiendo presentarse cada solicitud en el plazo de un mes, contado a partir del día siguiente a la fecha en que se haya producido el alta en Seguridad Social.</text:p>
          </table:table-cell>
          <table:table-cell office:value-type="string" calcext:value-type="string">
            <text:p>Las cuantías varían en función de la actuación por la que se solicita la subvención. La cuantía máxima por contrato será de 15.000 euros.</text:p>
            <text:p/>
            <text:p>Para más información dirígete al Artículo 6 de la convocatoria.</text:p>
          </table:table-cell>
          <table:table-cell office:value-type="string" calcext:value-type="string">
            <text:p>Para los formalizados antes del 30 de marzo de 2022:</text:p>
            <text:p>a) La formalización de contratos para la formación y el aprendizaje de un año de duración como mínimo.</text:p>
            <text:p>b) La formalización de contratos para la formación y el aprendizaje por su duración máxima de tres años.</text:p>
            <text:p>c) Las prórrogas de contratos para la formación y el aprendizaje, según su duración sea de al menos seis meses e inferior a un año o de un año como mínimo.</text:p>
            <text:p>d) La formalización de contratos en prácticas de seis meses de duración mínima e inferior a un año, a jornada completa.</text:p>
            <text:p>e) La formalización de contratos en prácticas de un año de duración como mínimo, a jornada completa.</text:p>
            <text:p>f) La formalización de contratos en prácticas por su duración máxima de dos años, a jornada completa.</text:p>
            <text:p>g) Las prórrogas de contratos en prácticas según su duración sea de al menos seis meses e inferior a un año o de un año como mínimo.</text:p>
            <text:p/>
            <text:p>Para los formalizados a partir del 30 de marzo de 2022:</text:p>
            <text:p>a) La formalización de contratos de formación en alternancia de seis meses de duración mínima e inferior a un año.</text:p>
            <text:p>b) La formalización de contratos de formación en alternancia de un año de duración mínima e inferior a dos años.</text:p>
            <text:p>c) La formalización de contratos de formación en alternancia por su duración máxima de dos años.</text:p>
            <text:p>d) La prórroga de contratos de formación en alternancia de un año como mínimo.</text:p>
            <text:p>e) La formalización de contratos formativos para la obtención de la práctica profesional de seis meses de duración mínima e inferior a un año.</text:p>
            <text:p>f) La formalización de contratos formativos para la obtención de la práctica profesional por su duración máxima de un año.</text:p>
            <text:p>g) La prórroga de contratos formativos para la obtención de la práctica profesional de seis meses de duración.</text:p>
            <text:p>h) La prórroga de contratos para la formación y el aprendizaje, según su duración sea de al menos seis meses e inferior a un año o de un año como mínimo.</text:p>
            <text:p>i) La prórroga de contratos en prácticas según su duración sea de al menos seis meses e inferior a un año o de un año como mínimo.</text:p>
          </table:table-cell>
          <table:table-cell table:number-columns-repeated="16371"/>
        </table:table-row>
        <table:table-row table:style-name="ro5">
          <table:table-cell office:value-type="string" calcext:value-type="string">
            <text:p>subvenciones-para-proyectos-singulares-de-mejora-de-la-sostenibilidad-energetica-en-empresas-del-sector-industrial-de-la-provincia-de-a-coruna-2025</text:p>
          </table:table-cell>
          <table:table-cell office:value-type="string" calcext:value-type="string">
            <text:p>Subvenciones para proyectos singulares de mejora de la sostenibilidad energética en empresas del sector industrial de la provincia de A Coruña</text:p>
          </table:table-cell>
          <table:table-cell office:value-type="string" calcext:value-type="string">
            <text:p>Apertura el 04/02/2025 y cierre el 15/09/2025</text:p>
          </table:table-cell>
          <table:table-cell office:value-type="string" calcext:value-type="string">
            <text:p>GALICIA</text:p>
          </table:table-cell>
          <table:table-cell office:value-type="string" calcext:value-type="string">
            <text:p>12500000.0</text:p>
          </table:table-cell>
          <table:table-cell office:value-type="string" calcext:value-type="string">
            <text:p>El objetivo de esta ayuda es facilitar que las regiones y las personas enfrenten las repercusiones sociales, laborales, económicas y ambientales de la transición hacia los objetivos de la Unión Europea para 2030 en materia de energía y clima, así como lograr una economía de la Unión climáticamente neutra para 2050, de acuerdo con el Acuerdo de París. Además, busca fomentar la transformación ecológica de la industria y promover la movilidad sostenible, la economía circular y la eficiencia energética.</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as de las subvenciones las empresas que cumplan con los siguientes requisitos:</text:p>
            <text:p/>
            <text:p>1. Deben acreditar la existencia de un centro de trabajo o realizar alguna actividad empresarial justificable dentro del territorio de la Provincia de la Coruña.</text:p>
            <text:p>2. Deben realizar una actividad industrial, definida como aquella que se clasifica en las divisiones de la CNAE 2009 desde la 07 hasta la 39.</text:p>
            <text:p>3. Deben cumplir con el criterio de autonomía y demás requisitos establecidos en el anexo I del Reglamento (UE) 651/2014 de 17 de junio, que regula la exención por categorías.</text:p>
            <text:p>4. Los requisitos para obtener la condición de entidades beneficiarias deben cumplirse a más tardar en la fecha límite de finalización del plazo de presentación de solicitudes. </text:p>
            <text:p/>
            <text:p>Además, las entidades solicitantes deben declarar que no se encuentran en ninguna situación que las excluya de ser beneficiarias.</text:p>
          </table:table-cell>
          <table:table-cell/>
          <table:table-cell office:value-type="string" calcext:value-type="string">
            <text:p>El monto máximo de la ayuda por expediente es de 3.000.000 de euros. Además, la ayuda máxima por entidad beneficiaria en el conjunto de las convocatorias será de 5.000.000 de euros, salvo en el caso de que no haya solicitudes alternativas.</text:p>
          </table:table-cell>
          <table:table-cell office:value-type="string" calcext:value-type="string">
            <text:p>Los gastos o actuaciones subvencionables de esta ayuda incluyen:</text:p>
            <text:p/>
            <text:p>1. **Elaboración de proyectos técnicos**: Gastos relacionados con la planificación y diseño de las actuaciones subvencionadas.</text:p>
            <text:p>2. **Dirección facultativa y obra civil**: Costos asociados a la supervisión y ejecución de las obras necesarias para llevar a cabo el proyecto.</text:p>
            <text:p>3. **Equipos y su instalación**: Precio de los equipos necesarios, así como su montaje y puesta en marcha.</text:p>
            <text:p>4. **Medidas de contabilización y monitorización**: Implementación de sistemas para medir el consumo de energía y las emisiones asociadas a las actuaciones de ahorro.</text:p>
            <text:p>5. **Auditorías energéticas o de emisiones**: Realización de auditorías que detallen la actuación subvencionada, salvo que sean auditorías obligatorias según la normativa vigente.</text:p>
            <text:p/>
            <text:p>Es importante tener en cuenta que no se consideran subvencionables ciertos gastos, como los de legalización, el IVA, y otros gastos específicos mencionados en la normativa.</text:p>
          </table:table-cell>
          <table:table-cell office:value-type="string" calcext:value-type="string">
            <text:p>El plazo de ejecución de la ayuda iniciará una vez presentada la solicitud y finalizará en la fecha establecida en la resolución de concesión, sin que en ningún caso pueda exceder del 15 de septiembre de 2027.</text:p>
          </table:table-cell>
          <table:table-cell office:value-type="string" calcext:value-type="string">
            <text:p>Las diferentes líneas de actuación mencionadas en el documento son:</text:p>
            <text:p/>
            <text:p>1. Proyectos de descarbonización y renovación industrial de industrias tractoras de la provincia.</text:p>
            <text:p>2. Eficiencia energética y proyectos de demostración en pequeñas y medianas empresas (pymes).</text:p>
            <text:p>3. Eficiencia energética y proyectos de demostración en grandes empresas.</text:p>
            <text:p/>
            <text:p>Estas líneas están orientadas a fomentar la transformación ecológica de la industria, la movilidad sostenible, la economía circular y la eficiencia energética.</text:p>
          </table:table-cell>
          <table:table-cell table:number-columns-repeated="16369"/>
        </table:table-row>
        <table:table-row table:style-name="ro25">
          <table:table-cell office:value-type="string" calcext:value-type="string">
            <text:p>subvenciones-para-proyectos-de-empleo-con-apoyo-ano-2024</text:p>
          </table:table-cell>
          <table:table-cell office:value-type="string" calcext:value-type="string">
            <text:p>Subvenciones para proyectos de empleo con apoyo, año 2024.</text:p>
          </table:table-cell>
          <table:table-cell office:value-type="string" calcext:value-type="string">
            <text:p>Bases publicadas. Pendiente convocatoria</text:p>
          </table:table-cell>
          <table:table-cell office:value-type="string" calcext:value-type="string">
            <text:p>CANARIAS</text:p>
          </table:table-cell>
          <table:table-cell office:value-type="string" calcext:value-type="string">
            <text:p>11200000.0</text:p>
          </table:table-cell>
          <table:table-cell office:value-type="string" calcext:value-type="string">
            <text:p>Fomentar la empleabilidad de personas con discapacidad y/o trastornos de salud mental inscritas como demandantes de empleo en el Servicio Canario Empleo, mediante el desarrollo de servicios integrales, que incluyen acciones como la orientación sociolaboral y el apoyo para la mejora del nivel de formación, así como tareas de prospección, acompañamiento y apoyo a la inserción</text:p>
          </table:table-cell>
          <table:table-cell office:value-type="string" calcext:value-type="string">
            <text:p>Canarias</text:p>
          </table:table-cell>
          <table:table-cell office:value-type="string" calcext:value-type="string">
            <text:p>360000.0</text:p>
          </table:table-cell>
          <table:table-cell office:value-type="string" calcext:value-type="string">
            <text:p>CANARIAS - SERVICIO CANARIO DE EMPLEO</text:p>
          </table:table-cell>
          <table:table-cell office:value-type="string" calcext:value-type="string">
            <text:p>1) Las asociaciones, fundaciones u otras entidades sin ánimo de lucro o entidades sujetas a derecho público y/o entidades dependientes o vinculadas a éstas que vinieran ejercitando competencias en materia de empleo.</text:p>
            <text:p/>
            <text:p>2) Las Administraciones Públicas, los organismos autónomos, Entes públicos de derecho privado y demás entidades que integran el sector público.</text:p>
          </table:table-cell>
          <table:table-cell/>
          <table:table-cell office:value-type="string" calcext:value-type="string">
            <text:p>El importe de la subvención por proyecto se calculará fijando el 100% sobre los costes subvencionables, con el límite máximo de 360.000 euros por Entidad.</text:p>
          </table:table-cell>
          <table:table-cell office:value-type="string" calcext:value-type="string">
            <text:p>1. Gastos directos de personal: costes salariales brutos, incluídos los de Seguridad Social, del personal base que forma parte de la UFEI atendiendo a su tamaño (base séptima) y las especificaciones relativas a la contratación del personal desarrolladas en la base décima octava. Representan el 70% del coste total del proyecto.</text:p>
            <text:p/>
            <text:p>2. Otros costes directos:</text:p>
            <text:p>a) Material de difusión, de información del proyecto y captación de participantes.</text:p>
            <text:p>b) Material fungible para los profesionales así como para las personas participantes, relacionado con las actuaciones vinculadas al desarrollo de los proyectos: bolígrafos, carpetas, papel, fotocopias, etc.</text:p>
            <text:p>c) Viajes, desplazamientos y dietas del equipo técnico de la UFEI para el desarrollo de la actividad fuera del puesto habitual de trabajo.</text:p>
            <text:p>d) Ayudas a participantes: ayudas de transporte para facilitar los desplazamientos a la sede de la entidad donde se realiza el itinerario siempre que no sea gratuíto.</text:p>
            <text:p>e) Contratación de formación habilitante (carnets profesionales y formación cualificadora) dirigida a las personas participantes</text:p>
            <text:p>f) Becas de formación para el desarrollo del itinerario, siempre que no se perciban otras ayudas similares por el mismo concepto.</text:p>
            <text:p>g) Adaptaciones o ajustes en el lugar de trabajo, no cubiertas por otro tipo de subvenciones y necesarias para el adecuado desempeño de las funciones laborales de las personas beneficiarias.</text:p>
            <text:p>h) Arrendamiento de espacios utilizados para el desarrollo del proyecto.</text:p>
            <text:p/>
            <text:p>3. Gastos indirectos: suministros, gastos relativos a las comunicaciones (telefonía, internet), gastos de seguros de las actividades, gastos de auditoría de proyecto, gastos de administración y gestión.</text:p>
          </table:table-cell>
          <table:table-cell office:value-type="string" calcext:value-type="string">
            <text:p>Los proyectos tendrán una duración máxima de 3 años y, en todo caso, hasta el 31 de diciembre de 2027.</text:p>
          </table:table-cell>
          <table:table-cell table:number-columns-repeated="2"/>
          <table:table-cell office:value-type="string" calcext:value-type="string">
            <text:p>Personas participantes en los proyectos:</text:p>
            <text:p>a) Personas con parálisis cerebral, personas con trastorno de la salud mental, personas con discapacidad intelectual o personas con trastorno del espectro del autismo, con un grado de discapacidad reconocido igual o superior al 33% .</text:p>
            <text:p>b) Personas con discapacidad física o sensorial con un grado de discapacidad reconocido igual o superior al 65%, así como personas sordas y con discapacidad auditiva con un grado de discapacidad reconocido igual o superior al 33%.</text:p>
            <text:p>c) Personas con capacidad intelectual límite que acrediten al menos un 20% de discapacidad intelectual y que no alcancen el 33%.</text:p>
          </table:table-cell>
          <table:table-cell table:number-columns-repeated="16367"/>
        </table:table-row>
        <table:table-row table:style-name="ro23">
          <table:table-cell office:value-type="string" calcext:value-type="string">
            <text:p>ayudas-para-realizar-proyectos-de-id-en-navarra-ano-2025</text:p>
          </table:table-cell>
          <table:table-cell office:value-type="string" calcext:value-type="string">
            <text:p>Ayudas para realizar proyectos de I+D en Navarra, año 2025.</text:p>
          </table:table-cell>
          <table:table-cell office:value-type="string" calcext:value-type="string">
            <text:p>Bases publicadas. Pendiente convocatoria</text:p>
          </table:table-cell>
          <table:table-cell office:value-type="string" calcext:value-type="string">
            <text:p>COMUNIDAD FORAL DE NAVARRA</text:p>
          </table:table-cell>
          <table:table-cell office:value-type="string" calcext:value-type="string">
            <text:p>11000000.0</text:p>
          </table:table-cell>
          <table:table-cell office:value-type="string" calcext:value-type="string">
            <text:p>El objetivo de estas ayudas es promover la realización de proyectos de I+D (investigación industrial y de desarrollo experimental) por parte de las empresas, con el propósito de impulsar una dinamización tecnológica que incremente su competitividad y la de Navarra. </text:p>
            <text:p/>
            <text:p>Además, se busca fomentar la transferencia del conocimiento a través de la realización conjunta de proyectos de I+D entre las empresas y los agentes de ejecución del Sistema Navarro de I+D+i.</text:p>
          </table:table-cell>
          <table:table-cell office:value-type="string" calcext:value-type="string">
            <text:p>Comunidad Foral de Navarra</text:p>
          </table:table-cell>
          <table:table-cell office:value-type="string" calcext:value-type="string">
            <text:p>500000.0</text:p>
          </table:table-cell>
          <table:table-cell office:value-type="string" calcext:value-type="string">
            <text:p>COMUNIDAD FORAL DE NAVARRA - DEPARTAMENTO DE INDUSTRIA Y DE TRANSICION ECOLOGICA Y DIGITAL EMPRESARIAL</text:p>
          </table:table-cell>
          <table:table-cell office:value-type="string" calcext:value-type="string">
            <text:p>a) Las empresas.</text:p>
            <text:p>b) Los agentes de ejecución  del SINAI.</text:p>
            <text:p/>
            <text:p>Deberán tener  un  centro  de  trabajo  en Navarra  donde  esté  adscrito  personal  que  participe  en  el proyecto  a  subvencionar.</text:p>
          </table:table-cell>
          <table:table-cell office:value-type="string" calcext:value-type="string">
            <text:p>El plazo para la presentación de las solicitudes será de 30 días hábiles, que comenzará el día siguiente al de la publicación de la convocatoria en el Boletín Oficial de Navarra.</text:p>
          </table:table-cell>
          <table:table-cell office:value-type="string" calcext:value-type="string">
            <text:p>Límites de ayuda aplicables a las empresas:</text:p>
            <text:p>- Modalidad Individual: Máximo por empresa participante 200.000 €; Máximo para la totalidad del proyecto 200.000 €.</text:p>
            <text:p>- Modalidad de Colaboración entre empresas: Máximo por empresa participante 200.000 €; Máximo para la totalidad del proyecto 500.000 €.</text:p>
            <text:p>- Modalidad de Transferencia del conocimiento: Máximo por empresa participante 200.000 €; Máximo para la totalidad del proyecto 500.000 €.</text:p>
            <text:p/>
            <text:p>Intensidad en porcentajes:</text:p>
            <text:p>1. Empresas:</text:p>
            <text:p>a) Investigación Industrial:</text:p>
            <text:p>- Individual: Pequeña 70%, Mediana 50%, Grande 35%.</text:p>
            <text:p>- Colaboración entre empresas o Transferencia del conocimiento: Pequeña 80%, Mediana 70%, Grande 50%.</text:p>
            <text:p>b) Desarrollo Experimental:</text:p>
            <text:p>- Individual: Pequeña 45%, Mediana 25%, Grande 15%.</text:p>
            <text:p>- Colaboración entre empresas o Transferencia del conocimiento: Pequeña 60%, Mediana 50%, Grande 25%.</text:p>
            <text:p>   1.1 Proyecto cofinanciado por CDTI: Pequeña 15%, Mediana 10%, Grande 5%.</text:p>
            <text:p/>
            <text:p>2. Agentes del SINAI:</text:p>
            <text:p>Con carácter general, la intensidad de la ayuda será del 100%. No obstante, en el caso de proyectos individuales desarrollados por una Unidad de I+D+i empresarial, la intensidad de ayuda será la siguiente:</text:p>
            <text:p>a) Investigación Industrial:</text:p>
            <text:p>- Pequeña 70%, Mediana 60%, Grande 50%.</text:p>
            <text:p>b) Desarrollo Experimental:</text:p>
            <text:p>- Pequeña 45%, Mediana 35%, Grande 25%.</text:p>
          </table:table-cell>
          <table:table-cell office:value-type="string" calcext:value-type="string">
            <text:p>a) Gastos del personal (investigador, técnico y auxiliar) en la medida y durante el periodo en que se dedique directamente al proyecto.</text:p>
            <text:p/>
            <text:p>b) Gastos  de  los  materiales  empleados  en  el  proyecto:  materias  primas  y  otros aprovisionamientos. Si dichos materiales  se adquieren para emplearlos también en otras actividades distintas al proyecto, deberá justificarse el criterio de reparto utilizado.</text:p>
            <text:p/>
            <text:p>c)  Gastos de amortización de equipos, de patentes de invención, de modelos de utilidad y de certificados complementarios de protección de medicamentos y de productos fitosanitarios, en la medida y durante el periodo en que se utilicen para el proyecto.</text:p>
            <text:p/>
            <text:p>d) Gastos  de  colaboraciones  externas  de  otras  entidades  que realicen  tareas  de  I+D  en  el proyecto y aporten conocimientos técnicos.</text:p>
            <text:p/>
            <text:p>e) Coste indirecto simplificado (15% de los gastos de personal subvencionados), en el caso de agentes del SINAI a los que no se les financien los costes indirectos.</text:p>
            <text:p/>
            <text:p>f) Otros  gastos  directamente  relacionados  con  el  proyecto  que  puedan  asignarse individualmente a éste. Así, en esta partida, se incluirán entre otros los siguientes gastos:</text:p>
            <text:p>- Gastos  derivados  del  uso  de  Infraestructuras  Científicas  y  Técnicas  Singulares (ICTS) de ámbito regional, nacional o europeo.</text:p>
            <text:p>- Gastos de  solicitud de las patentes generadas por el proyecto. </text:p>
            <text:p>- El gasto de consultoría asociado a la preparación y presentación de la solicitud de ayuda, se subvencionará hasta un máximo de 1.500 euros por proyecto.</text:p>
            <text:p>- Gasto  de  gestión  administrativa  y  financiera  del  proyecto  mediante  contratación  a terceros.  </text:p>
            <text:p>- Gastos de difusión.</text:p>
            <text:p>- El gasto de los informes de auditoría.</text:p>
          </table:table-cell>
          <table:table-cell office:value-type="string" calcext:value-type="string">
            <text:p>La duración del proyecto será desde la fecha indicada en la solicitud hasta como máximo el 30 de abril de 2027. Como consecuencia del efecto incentivador, la fecha de inicio deberá ser siempre posterior a la de la presentación de la solicitud.</text:p>
            <text:p/>
            <text:p>Los periodos de ejecución del proyecto, a efectos de la justificación de la ayuda, serán:</text:p>
            <text:p>- Primer  periodo:  desde  la  fecha  de  inicio  del  proyecto  hasta  el  31  de  diciembre  de 2025.</text:p>
            <text:p>- Segundo periodo: del 1 de enero al 31 de diciembre de 2026.</text:p>
            <text:p>- Tercer periodo: del 1 de enero de 2027 hasta la fecha de finalización del proyecto.</text:p>
          </table:table-cell>
          <table:table-cell office:value-type="string" calcext:value-type="string">
            <text:p>1. Proyecto  individual.</text:p>
            <text:p>- El  que  realice  en  solitario  una  empresa  o  una  Unidad  de  I+D+i empresarial.</text:p>
            <text:p/>
            <text:p>2. Proyecto de colaboración entre empresas, el que cumpla las siguientes condiciones:</text:p>
            <text:p>- El  proyecto  implique  la  “colaboración  efectiva”  entre  al  menos  dos  empresas independientes.</text:p>
            <text:p>- Ninguna de ellas asuma por sí sola más del 70% de los costes subvencionables para el conjunto del proyecto.</text:p>
            <text:p>- Al menos una de ellas sea pyme.</text:p>
            <text:p/>
            <text:p>3. Proyecto de transferencia del conocimiento, el realizado entre una o varias empresas y uno o varios agentes del SINAI que cumpla las siguientes condiciones:</text:p>
            <text:p>- El proyecto implique la “colaboración efectiva” entre al menos dos partes independientes.</text:p>
            <text:p>- Los agentes del SINAI asuman como mínimo el 10% y como máximo el 40% de los costes subvencionables para el conjunto del proyecto.</text:p>
            <text:p>- La coordinación la ejercerá una de las empresas o “clúster” participantes en el proyecto.</text:p>
          </table:table-cell>
          <table:table-cell table:number-columns-repeated="16369"/>
        </table:table-row>
        <table:table-row table:style-name="ro13">
          <table:table-cell office:value-type="string" calcext:value-type="string">
            <text:p>ayudas-destinadas-a-mantener-los-puestos-de-trabajo-para-personas-con-discapacidad-en-centros-especiales-de-ocupacion-por-medio-de-la-financiacion-parcial-de-sus-costes-salariales-la-adaptacion-de-los-puestos-de-trabajo-y-la-eliminacion-de-barreras-arquitectonicas</text:p>
          </table:table-cell>
          <table:table-cell office:value-type="string" calcext:value-type="string">
            <text:p>Ayudas destinadas a mantener los puestos de trabajo para personas con discapacidad en centros especiales de ocupación por medio de la financiación parcial de sus costes salariales, la adaptación de los puestos de trabajo y la eliminación de barreras arquitectónicas.</text:p>
          </table:table-cell>
          <table:table-cell office:value-type="string" calcext:value-type="string">
            <text:p>Abierta hasta 10/10/2025</text:p>
          </table:table-cell>
          <table:table-cell office:value-type="string" calcext:value-type="string">
            <text:p>ILLES BALEARS</text:p>
          </table:table-cell>
          <table:table-cell office:value-type="string" calcext:value-type="string">
            <text:p>10500000.0</text:p>
          </table:table-cell>
          <table:table-cell office:value-type="string" calcext:value-type="string">
            <text:p>El objetivo de esta ayuda es conceder apoyos destinados a mantener los puestos de trabajo para personas con discapacidad en centros especiales de ocupación, mediante el financiamiento parcial de sus costos salariales, la adaptación de los puestos de trabajo y la eliminación de barreras arquitectónicas. Esto busca fomentar la inclusión laboral y garantizar los derechos de acceso al empleo para las personas con discapacidad.</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TRABAJO, ECONOMÍA SOCIAL Y SALUD LABORAL</text:p>
          </table:table-cell>
          <table:table-cell office:value-type="string" calcext:value-type="string">
            <text:p>Los beneficiarios de la ayuda son las entidades o empresas que mantienen puestos de trabajo para personas con discapacidad en centros especiales de ocupación. Estas ayudas están destinadas a financiar parcialmente los costos salariales de las personas con discapacidad que prestan servicios en dichos centros. Además, deben cumplir con ciertos requisitos, como tener un plan de igualdad vigente si están obligadas a ello, y acreditar el cumplimiento de los plazos de pago establecidos por la ley en caso de solicitar ayudas superiores a 30,000 euros.</text:p>
          </table:table-cell>
          <table:table-cell/>
          <table:table-cell office:value-type="string" calcext:value-type="string">
            <text:p>No se menciona un monto máximo específico de la ayuda en la información proporcionada. Sin embargo, se indica que el crédito inicial asignado a la convocatoria es de 10.500.000 euros, distribuidos entre varios programas. Para obtener información más detallada sobre el monto máximo de la ayuda individual, sería necesario consultar la normativa específica o la resolución del conseller de la Conselleria d'Empresa, Ocupació i Energia.</text:p>
          </table:table-cell>
          <table:table-cell office:value-type="string" calcext:value-type="string">
            <text:p>Las actuaciones subvencionables de esta ayuda incluyen:</text:p>
            <text:p/>
            <text:p>1. **Mantenimiento de puestos de trabajo** en centros especiales de ocupación mediante el financiamiento parcial de los costos salariales de las personas con discapacidad que prestan servicios en estos centros.</text:p>
            <text:p>2. **Adaptación de los puestos de trabajo** para facilitar el desempeño de las funciones laborales por parte de las personas con discapacidad.</text:p>
            <text:p>3. **Eliminación de barreras arquitectónicas** que impidan el acceso y la movilidad de las personas con discapacidad en el entorno laboral.</text:p>
            <text:p/>
            <text:p>Estas medidas están diseñadas para apoyar la inclusión laboral y mejorar las condiciones de trabajo para las personas con discapacidad.</text:p>
          </table:table-cell>
          <table:table-cell office:value-type="string" calcext:value-type="string">
            <text:p>El plazo de ejecución de la ayuda comprende desde el 1 de octubre de 2024 hasta el 30 de septiembre de 2025.</text:p>
          </table:table-cell>
          <table:table-cell office:value-type="string" calcext:value-type="string">
            <text:p>Las líneas de actuación subvencionables según la convocatoria son:</text:p>
            <text:p/>
            <text:p>1. **Financiación parcial de los costos salariales** de las personas con discapacidad que prestan servicios en centros especiales de ocupación de imprescindibilidad social.</text:p>
            <text:p>2. **Adaptación de los puestos de trabajo** para facilitar el desempeño laboral de las personas con discapacidad.</text:p>
            <text:p>3. **Eliminación de barreras arquitectónicas** que impidan el acceso y la movilidad en el entorno laboral.</text:p>
            <text:p/>
            <text:p>Estas actuaciones están destinadas a mantener los puestos de trabajo para personas con discapacidad en centros especiales de ocupación.</text:p>
          </table:table-cell>
          <table:table-cell table:number-columns-repeated="16369"/>
        </table:table-row>
        <table:table-row table:style-name="ro15">
          <table:table-cell office:value-type="string" calcext:value-type="string">
            <text:p>ayudas-para-el-desarrollo-tecnologico-y-la-innovacion-mediante-el-uso-de-la-inteligencia-artificial-en-galicia</text:p>
          </table:table-cell>
          <table:table-cell office:value-type="string" calcext:value-type="string">
            <text:p>Ayudas para el desarrollo tecnológico y la innovación mediante el uso de la Inteligencia Artificial en Galicia.</text:p>
          </table:table-cell>
          <table:table-cell office:value-type="string" calcext:value-type="string">
            <text:p>Apertura el 22/01/2025 y cierre el 22/10/2025</text:p>
          </table:table-cell>
          <table:table-cell office:value-type="string" calcext:value-type="string">
            <text:p>GALICIA</text:p>
          </table:table-cell>
          <table:table-cell office:value-type="string" calcext:value-type="string">
            <text:p>10279167.0</text:p>
          </table:table-cell>
          <table:table-cell office:value-type="string" calcext:value-type="string">
            <text:p>Apoyar a las pymes y grandes empresas de Galicia en el desarrollo tecnológico y la innovación a través del uso de la Inteligencia Artificial.</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empresas de cualquier sector gallegas o con un centro de trabajo en Galicia.</text:p>
            <text:p/>
            <text:p>Cada empresa sólo podrá presentar una solicitud de ayuda por cada una de las líneas (A, B y C). Las tres líneas son compatibles entre sí, pudiendo beneficiarse las empresas del ciclo completo (Inteligencia Artificial 360).</text:p>
          </table:table-cell>
          <table:table-cell office:value-type="string" calcext:value-type="string">
            <text:p>Línea A: Desde el 22/01/2025 y 30/04/2025. <text:s/>Líneas B y C: Desde el 22/01/2025 hasta el 22/10/2025.</text:p>
          </table:table-cell>
          <table:table-cell office:value-type="string" calcext:value-type="string">
            <text:p>Línea A:</text:p>
            <text:p>1. El presupuesto mínimo de los proyectos será de 100.000 €.</text:p>
            <text:p>2. Intensidad de la ayuda:</text:p>
            <text:p>a) Desarrollo experimental</text:p>
            <text:p>- Pequeña empresa: 45%</text:p>
            <text:p>- Mediana Empresa:  35%</text:p>
            <text:p>- Gran Empresa: 25%</text:p>
            <text:p>b) Desarrollo experimental con amplia difusión de los resultados del proyecto por medio de conferencias, publicaciones, bases de libre acceso o programas informáticos gratuitos o de fuente abierta:</text:p>
            <text:p>- Pequeña empresa: 60%</text:p>
            <text:p>- Mediana Empresa: 50%</text:p>
            <text:p>- Gran Empresa: 40%</text:p>
            <text:p>3. En cualquier caso, la intensidad máxima de ayuda no superará:</text:p>
            <text:p>- 1.000.000 € en los casos en que resulte aplicable el Reglamento (UE) 651/2014.</text:p>
            <text:p>- 300.000 € cuando resulte aplicable el Reglamento (UE) 2023/2831.</text:p>
            <text:p/>
            <text:p>Línea B:</text:p>
            <text:p>1. El presupuesto mínimo de los proyectos será de 10.000 euros.</text:p>
            <text:p>2. Intensidad de la ayuda:</text:p>
            <text:p>- Cuando resulte de aplicación el régimen de minimis, la intensidad de ayuda aplicable a los proyectos enmarcados en esta Línea será del 60% para los costes subvencionables en que incurriera la empresa beneficiaria durante el período subvencionable.</text:p>
            <text:p>- En caso de que resulte de aplicación el Reglamento General de Exención por Categorías, conforme su artículo 29, la intensidad de la ayuda aplicable a las pequeñas y medianas empresas beneficiarias será del 50% para los costes subvencionables en que incurrieran durante el período subvencionable.</text:p>
            <text:p>3. En cualquiera caso, la intensidad máxima de ayuda no superará los 200.000€.</text:p>
            <text:p/>
            <text:p>Línea C:</text:p>
            <text:p>1. El importe mínimo de coste subvencionable total deberá alcanzar los 10.000 euros.</text:p>
            <text:p>2. Serán de aplicación a la presente línea las siguientes intensidades de ayuda:</text:p>
            <text:p>- Pequeña empresa: 60%</text:p>
            <text:p>- Mediana Empresa: 50%</text:p>
            <text:p>- Gran Empresa: 40%</text:p>
            <text:p>3. La subvención máxima por proyecto se establece en 60.000 euros.</text:p>
          </table:table-cell>
          <table:table-cell office:value-type="string" calcext:value-type="string">
            <text:p>Línea A: Tendrán consideración de actuaciones subvencionables los proyectos de desarrollo de casos de uso de Inteligencia Artificial para la mejora de la actividad económica e industrial y para la comercialización de nuevos productos y servicios.</text:p>
            <text:p/>
            <text:p>Línea B: Tendrán la consideración de actuaciones subvencionables los proyectos de aplicación de servicios y/o soluciones comerciales basadas en Inteligencia Artificial que permitan mejorar la competitividad de las empresas de Galicia, así como los proyectos que permitan a las empresas solicitantes preparar sus infraestructuras de datos para que posteriormente puedan realizar proyectos de Inteligencia Artificial. Serán subvencionables:</text:p>
            <text:p>- los costes de personal;</text:p>
            <text:p>- los costes de instrumental, material, edificios y terrenos, en la medida y durante el período en que se utilicen para el proyecto;</text:p>
            <text:p>- los costes de investigación contractual, conocimientos y patentes adquiridos u obtenidos por licencia de fuentes externas en condiciones de plena competencia;</text:p>
            <text:p>- los gastos generales y otros gastos de explotación adicionales, incluidos los costes de material, suministros y productos similares, que se deriven directamente del proyecto.</text:p>
            <text:p/>
            <text:p>Línea C: Tendrán consideración de actuaciones subvencionables los proyectos de programas formativos en materia de Inteligencia Artificial tendentes a mejorar la capacitación en su uso, su aplicación e integración en el marco de la organización y de la actividad empresarial para mejorar la competitividad de las empresas de Galicia.</text:p>
            <text:p>- Los costes de personal de los formadores, correspondientes a las horas en que estos participen en la formación.</text:p>
            <text:p>- Los costes de funcionamiento en que incurran los formadores y las personas beneficiarias de la formación, directamente relacionados con el proyecto de formación, como gastos de viaje y alojamiento, materiales y suministros vinculados directamente al proyecto, y la amortización de instrumentos y equipos, en la medida que se utilicen exclusivamente para el proyecto de formación.</text:p>
            <text:p>- Los costes de servicios de asesoramiento relacionados con el proyecto de formación.</text:p>
            <text:p>- Los costes de personal de las personas beneficiarias de la formación y los costes indirectos generales (gastos administrativos, alquileres, gastos generales) por las horas en las que las personas beneficiarias participen en la formación.</text:p>
          </table:table-cell>
          <table:table-cell office:value-type="string" calcext:value-type="string">
            <text:p>a) Régimen de minimis (Reglamento (UE) 2023/2831): </text:p>
            <text:p>- El período subvencionable de las actuaciones podrá comenzar el día 1 de enero de 2025.</text:p>
            <text:p/>
            <text:p>b) Régimen de exención por categorías (Reglamento (UE) 651/2014): </text:p>
            <text:p>- Podrán ser subvencionables las inversiones realizadas desde la fecha de presentación de la solicitud de ayuda.</text:p>
          </table:table-cell>
          <table:table-cell office:value-type="string" calcext:value-type="string">
            <text:p>Línea A: Desarrollo de tecnología para la mejora da actividad económica e industrial y para la comercialización de nuevos productos y servicios basados en Inteligencia artificial.</text:p>
            <text:p/>
            <text:p>Línea B: Proyectos de implantación y aplicación de servicios y/o soluciones comerciales basadas en Inteligencia Artificial para mejorar la competitividad de las empresas de Galicia, y proyectos en el marco de la gestión estratégica del dato para acelerar la adopción de soluciones basadas en Inteligencia Artificial.</text:p>
            <text:p/>
            <text:p>Línea C: Proyectos de formación en Inteligencia Artificial en empresas de Galicia, para mejorar su capacitación, competitividad e integración de la Inteligencia Artificial en sus cadenas de valor.</text:p>
          </table:table-cell>
          <table:table-cell office:value-type="string" calcext:value-type="string">
            <text:p>Se excluyen las siguientes actividades: La producción primaria de productos de la pesca y de la acuicultura</text:p>
          </table:table-cell>
          <table:table-cell office:value-type="string" calcext:value-type="string">
            <text:p><text:s/>y la producción primaria de productos agrícolas y ganaderos.</text:p>
          </table:table-cell>
          <table:table-cell table:number-columns-repeated="16367"/>
        </table:table-row>
        <table:table-row table:style-name="ro9">
          <table:table-cell office:value-type="string" calcext:value-type="string">
            <text:p>ayudas-a-la-promocion-productos-pesqueros-y-acuicolas-ano-2024</text:p>
          </table:table-cell>
          <table:table-cell office:value-type="string" calcext:value-type="string">
            <text:p>Ayudas a la promoción productos pesqueros y acuícolas, año 2024</text:p>
          </table:table-cell>
          <table:table-cell office:value-type="string" calcext:value-type="string">
            <text:p>Abierta hasta 25/02/2025</text:p>
          </table:table-cell>
          <table:table-cell office:value-type="string" calcext:value-type="string">
            <text:p>COMUNITAT VALENCIANA</text:p>
          </table:table-cell>
          <table:table-cell office:value-type="string" calcext:value-type="string">
            <text:p>21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16369"/>
        </table:table-row>
        <table:table-row table:style-name="ro20">
          <table:table-cell office:value-type="string" calcext:value-type="string">
            <text:p>ayudas-de-la-medida-de-promocion-de-productos-vinicolas-en-los-mercados-de-terceros-paises-2024</text:p>
          </table:table-cell>
          <table:table-cell office:value-type="string" calcext:value-type="string">
            <text:p>Ayudas de la medida de promoción de productos vinícolas en los mercados de terceros países</text:p>
          </table:table-cell>
          <table:table-cell office:value-type="string" calcext:value-type="string">
            <text:p>Apertura el 13/08/2024 y cierre el 14/02/2026</text:p>
          </table:table-cell>
          <table:table-cell office:value-type="string" calcext:value-type="string">
            <text:p>CATALUÑA</text:p>
          </table:table-cell>
          <table:table-cell office:value-type="string" calcext:value-type="string">
            <text:p>10000000.0</text:p>
          </table:table-cell>
          <table:table-cell office:value-type="string" calcext:value-type="string">
            <text:p>El objetivo de esta ayuda es apoyar las acciones y programas de promoción y comunicación de productos vinícolas en países terceros, en el marco de la Intervención Sectorial Vitivinícola, según lo establecido en el Reial decret 905/2022. Estas ayudas buscan fomentar la comercialización y visibilidad de los productos vinícolas en mercados internacional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CCIÓ CLIMÀTICA, ALIMENTACIÓ I AGENDA RURAL</text:p>
          </table:table-cell>
          <table:table-cell office:value-type="string" calcext:value-type="string">
            <text:p>Los beneficiarios de la ayuda son las personas interesadas que cumplan con las condiciones previstas en las bases reguladoras mencionadas en el documento. En particular, se hace referencia a las empresas vinícolas, que están definidas en el artículo 2 del Real decreto 905/2022.</text:p>
          </table:table-cell>
          <table:table-cell office:value-type="string" calcext:value-type="string">
            <text:p>El plazo de solicitud es del 13/08/2024 al 15/09/2024</text:p>
          </table:table-cell>
          <table:table-cell office:value-type="string" calcext:value-type="string">
            <text:p>El monto máximo de ayuda por persona beneficiaria no podrá superar el 5% del presupuesto destinado a la intervención de promoción, según lo recogido en la ficha financiera de la Intervención Sectorial Vitivinícola para el ejercicio correspondiente. Esta limitación es aplicable únicamente a las empresas vinícolas.</text:p>
          </table:table-cell>
          <table:table-cell/>
          <table:table-cell office:value-type="string" calcext:value-type="string">
            <text:p>El plazo de ejecución de la ayuda es desde el 1 de enero hasta el 31 de diciembre de 2025, ambos incluidos. Las acciones deben ser ejecutadas y pagadas antes de la presentación de la solicitud de pago.</text:p>
          </table:table-cell>
          <table:table-cell office:value-type="string" calcext:value-type="string">
            <text:p>En el contexto de la intervención sectorial vitivinícola y los ajuts mencionados, las líneas de actuación se centran principalmente en las actividades de promoción y comunicación de productos vinícolas en mercados de terceros países. Estas acciones están reguladas por el Reial decret 905/2022 y complementadas por la Ordre ACC/280/2022.</text:p>
            <text:p/>
            <text:p>Sin embargo, el documento no especifica otras líneas de actuación diferentes a las de promoción y comunicación. Por lo tanto, no puedo encontrar información relevante sobre otras líneas de actuación. En general, las líneas de actuación en este tipo de programas suelen incluir medidas de marketing, participación en ferias, campañas publicitarias, entre otras, pero para detalles específicos, sería necesario consultar la normativa o documentos adicionales.</text:p>
          </table:table-cell>
          <table:table-cell table:number-columns-repeated="16369"/>
        </table:table-row>
        <table:table-row table:style-name="ro12">
          <table:table-cell office:value-type="string" calcext:value-type="string">
            <text:p>ayudas-a-la-inversion-en-pymes-industriales-para-el-ano-2025</text:p>
          </table:table-cell>
          <table:table-cell office:value-type="string" calcext:value-type="string">
            <text:p>Ayudas a la inversión en PYMEs industriales para el año 2025.</text:p>
          </table:table-cell>
          <table:table-cell office:value-type="string" calcext:value-type="string">
            <text:p>Apertura el 11/01/2025 y cierre el 11/03/2025</text:p>
          </table:table-cell>
          <table:table-cell office:value-type="string" calcext:value-type="string">
            <text:p>COMUNIDAD FORAL DE NAVARRA</text:p>
          </table:table-cell>
          <table:table-cell office:value-type="string" calcext:value-type="string">
            <text:p>10000000.0</text:p>
          </table:table-cell>
          <table:table-cell office:value-type="string" calcext:value-type="string">
            <text:p>Fomentar la inversión en las pymes industriales navarras, con el fin de reforzar el crecimiento sostenible y la competitividad de las mismas, así como la creación de empleo.</text:p>
          </table:table-cell>
          <table:table-cell office:value-type="string" calcext:value-type="string">
            <text:p>Comunidad Foral de Navarra</text:p>
          </table:table-cell>
          <table:table-cell office:value-type="string" calcext:value-type="string">
            <text:p>400000.0</text:p>
          </table:table-cell>
          <table:table-cell office:value-type="string" calcext:value-type="string">
            <text:p>COMUNIDAD FORAL DE NAVARRA - Dirección General de Fomento Empresarial</text:p>
          </table:table-cell>
          <table:table-cell office:value-type="string" calcext:value-type="string">
            <text:p>Las PYMEs que dispongan o vayan a disponer de un establecimiento en Navarra, y que estén inscritas o hayan solicitado la inscripción en el Registro Industrial de Navarra.</text:p>
            <text:p/>
            <text:p>Los proyectos deberán estar dirigidos al ejercicio, por la empresa, de alguna de las siguientes actividades:</text:p>
            <text:p>- Industria manufacturera: Grupo 10.2 y Divisiones de la 13 a la 32, ambas incluidas, de la Sección C de la  CNAE.</text:p>
            <text:p>- Valorización de residuos (Actividad 383 de la sección E de la CNAE).</text:p>
            <text:p>- Depósito y almacenamiento y Otras actividades anexas al trasporte (Actividades 521 Y 5229 de la Sección H de la CNAE).</text:p>
            <text:p>- Información y comunicaciones (Actividades 58, 59 y 60 de la Sección J de la CNAE).</text:p>
          </table:table-cell>
          <table:table-cell office:value-type="string" calcext:value-type="string">
            <text:p>El plazo de solicitud es desde el 11/01/2025 hasta el 11/03/2025.</text:p>
          </table:table-cell>
          <table:table-cell office:value-type="string" calcext:value-type="string">
            <text:p>Presupuesto subvencionable mínimo:</text:p>
            <text:p>- Microempresa: 15.000 €</text:p>
            <text:p>- Pequeña Empresa: 50.000 €</text:p>
            <text:p>- Mediana Empresa: 100.000 €</text:p>
            <text:p/>
            <text:p>El importe de la subvención será el que resulte de aplicar al coste total subvencionable del proyecto de inversión los siguientes porcentajes:</text:p>
            <text:p>- Microempresa: 20%</text:p>
            <text:p>- Pequeña Empresa: 18%</text:p>
            <text:p>- Mediana Empresa: 10%</text:p>
            <text:p/>
            <text:p>El importe de ayuda máxima por empresa será de 400.000 euros.</text:p>
          </table:table-cell>
          <table:table-cell office:value-type="string" calcext:value-type="string">
            <text:p>a) La adquisición de terrenos para uso industrial, por un importe que no exceda del 10% del coste total subvencionable del proyecto.</text:p>
            <text:p>b) La adquisición, construcción o mejora de bienes inmuebles e instalaciones generales.</text:p>
            <text:p>c) La adquisición de maquinaria y bienes de equipo e instalaciones anexas.</text:p>
            <text:p>d) La adquisición de activos inmateriales: patentes, licencias, conocimientos técnicos u otros derechos de propiedad intelectual.</text:p>
            <text:p>e) Otros costes vinculados a los de las letras b), c) y d), tales como los soportados por la obtención de licencias de obra, de actividad y de apertura, o los honorarios de empresas de arquitectura, ingeniería o consultoría, con el límite del 20% del coste de aquellos.</text:p>
          </table:table-cell>
          <table:table-cell office:value-type="string" calcext:value-type="string">
            <text:p>Las inversiones deberán ser ejecutadas entre la fecha de solicitud de las ayudas y el 31 de mayo de 2027 (incluido).</text:p>
          </table:table-cell>
          <table:table-cell table:number-columns-repeated="16370"/>
        </table:table-row>
        <table:table-row table:style-name="ro4">
          <table:table-cell office:value-type="string" calcext:value-type="string">
            <text:p>ayudas-de-fomento-de-instalaciones-de-autoconsumo-con-o-sin-almacenamiento-electrico-con-fuentes-de-energia-renovable-promovidas-para-el-sector-publico-comunidades-energeticas-asociaciones-empresariales-cooperativas-y-entidades-sin-animo-de-lucro</text:p>
          </table:table-cell>
          <table:table-cell office:value-type="string" calcext:value-type="string">
            <text:p>Ayudas de fomento de instalaciones de autoconsumo con o sin almacenamiento eléctrico con fuentes de energía renovable promovidas para el sector público, comunidades energéticas, asociaciones empresariales, cooperativas y entidades sin ánimo de lucro.</text:p>
          </table:table-cell>
          <table:table-cell office:value-type="string" calcext:value-type="string">
            <text:p>Bases publicadas. Pendiente convocatoria</text:p>
          </table:table-cell>
          <table:table-cell office:value-type="string" calcext:value-type="string">
            <text:p>ILLES BALEARS</text:p>
          </table:table-cell>
          <table:table-cell office:value-type="string" calcext:value-type="string">
            <text:p>10000000.0</text:p>
          </table:table-cell>
          <table:table-cell office:value-type="string" calcext:value-type="string">
            <text:p>Ayudas sobre actuaciones ligadas al autoconsumo con o sin almacenamiento eléctrico con fuentes de energía renovable, dirigidas al beneficiarios indicados en el apartado segundo de esta convocatoria, con el fin de aumentar la producción de energía eléctrica renovable y la reducción de las emisiones de CO2.</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ECONOMÍA CIRCULAR, TRANSICIÓN ENERGÉTICA Y CAMBIO CLIMÁTICO</text:p>
          </table:table-cell>
          <table:table-cell office:value-type="string" calcext:value-type="string">
            <text:p>- Los organismos autónomos, las entidades públicas empresariales, las sociedades mercantiles públicas, las fundaciones del sector público y los consorcios que lleven a cabo la actividad en el ámbito territorial de la comunidad autónoma de las Illes Balears.</text:p>
            <text:p/>
            <text:p>- Los consejos insulares, los ayuntamientos y las entidades locales menores de la comunidad autónoma de las Illes Balears.</text:p>
            <text:p/>
            <text:p>- Las comunidades de energías renovables, las comunidades ciudadanas de energía, en adelante comunidades energéticas, las asociaciones empresariales, las cooperativas y las entidades sin ánimo de lucro.</text:p>
          </table:table-cell>
          <table:table-cell office:value-type="string" calcext:value-type="string">
            <text:p>El plazo para presentar las solicitudes se iniciará a partir del quinto día de la publicación de la convocatoria y finaliza el 31 de marzo de 2025 o hasta el posible agotamiento, dentro de este periodo, de la cuantía económica asignada a esta convocatoria.</text:p>
          </table:table-cell>
          <table:table-cell office:value-type="string" calcext:value-type="string">
            <text:p>Por el cálculo del coste subvencionable y la ayuda del programa de incentivos subvencionable se establecen las cuantías de la subvención siguientes:</text:p>
          </table:table-cell>
          <table:table-cell office:value-type="string" calcext:value-type="string">
            <text:p>a) La inversión en equipos, infraestructura, materiales, equipaciones de control y auxiliares y relacionadas con las tipologías de actuación objeto de ayuda.</text:p>
            <text:p>b) Los estudios de acceso y conexión cuando sean necesarios para la instalación de autoconsumo.</text:p>
            <text:p>c) Los costes de ejecución de las obras y/o instalaciones relacionadas con las tipologías de actuación objeto de ayuda.</text:p>
            <text:p>d) Sistemas de gestión, control activo y monitorización de datos. Estos equipos tendrán que ser propiedad del beneficiario de la ayuda y estar vinculados a la actuación objeto de la ayuda. </text:p>
            <text:p>e) Obras civiles, cuando estén relacionadas con las actuaciones objeto de ayuda y aquellas que sean necesarias para la ejecución correcta del proyecto, como el refuerzo de cubierta o su sustitución en la parte proporcional de la cubierta que tenga que ocupar la instalación de generación, en su caso. Así mismo, se considerarán subvencionables como obra civil las partidas siguientes: edificaciones necesarias para el proyecto, tierra campa, excavaciones, zanjas, canalizaciones y cañerías asociados a la instalación de generación, o a los sistemas de integración de energía eléctrica y gestión de la demanda, ayudas de albañilería, instalaciones auxiliares necesarias, viales de servidumbre interna de la instalación, adecuación de accesos para la instalación, edificios de control, plataformas de montaje, grúas, andamios, instalaciones temporales, restauración y medidas medioambientales correctoras después de las obras. </text:p>
            <text:p>f) Cuando por motivo de la actuación sea necesario retirar aquellos productos de construcción que contengan amianto.</text:p>
            <text:p>g) Los costes de la redacción de los proyectos o memorias técnicas relacionados con las tipologías de actuación objeto de ayuda.</text:p>
            <text:p>h) Los costes de la dirección facultativa relacionados con las tipologías de actuación objeto de ayuda.</text:p>
            <text:p>i) Coordinación de Seguridad y Salud de la obra y montaje relacionados con las tipologías de actuación objeto de ayuda.</text:p>
            <text:p>j) Otras partidas que estén debidamente justificadas como necesarias (auxiliares o no), diferentes de las recogidas como gastos no subvencionables en este apartado.</text:p>
          </table:table-cell>
          <table:table-cell table:number-columns-repeated="16371"/>
        </table:table-row>
        <table:table-row table:style-name="ro5">
          <table:table-cell office:value-type="string" calcext:value-type="string">
            <text:p>ayudas-para-el-fomento-de-la-contratacion-de-seguros-agrarios-en-la-comunidad-autonoma-de-galicia-para-el-ano-2025</text:p>
          </table:table-cell>
          <table:table-cell office:value-type="string" calcext:value-type="string">
            <text:p>Ayudas para el fomento de la contratación de seguros agrarios en la Comunidad Autónoma de Galicia para el año 2025.</text:p>
          </table:table-cell>
          <table:table-cell office:value-type="string" calcext:value-type="string">
            <text:p>Apertura el 15/01/2025 y cierre el 31/12/2025</text:p>
          </table:table-cell>
          <table:table-cell office:value-type="string" calcext:value-type="string">
            <text:p>GALICIA</text:p>
          </table:table-cell>
          <table:table-cell office:value-type="string" calcext:value-type="string">
            <text:p>9500000.0</text:p>
          </table:table-cell>
          <table:table-cell office:value-type="string" calcext:value-type="string">
            <text:p>El objetivo de esta ayuda es fomentar la contratación de seguros agrarios para que un mayor número de agricultores y ganaderos puedan beneficiarse de las ventajas que estos seguros ofrecen, permitiéndoles hacer frente a las pérdidas económicas que puedan sufrir en sus producciones debido a adversidades meteorológicas, enfermedades y otros agentes ajeno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s ayudas son los asegurados titulares de explotaciones agrarias situadas en el ámbito de la Comunidad Autónoma de Galicia, siempre que suscriban pólizas de seguros de líneas agrícolas del Plan 2025 y líneas ganaderas de los planes 2024 y 2025. También pueden ser beneficiarios los titulares de explotaciones de acuicultura continental. Sin embargo, las ayudas no se aplican a pólizas de seguros contratadas por grandes empresas y empresas dedicadas a la transformación y comercialización de productos agrícolas.</text:p>
          </table:table-cell>
          <table:table-cell/>
          <table:table-cell office:value-type="string" calcext:value-type="string">
            <text:p>El monto máximo de la ayuda para las líneas de seguros agrícolas y ganaderas es del 75% del coste de la prima comercial base neta, sin incluir los recargos. Para las líneas de seguros de explotaciones acuícolas, el límite es del 65% del coste de la prima del seguro. Además, en el caso de los seguros de retirada y destrucción de animales muertos, la subvención conjunta no podrá exceder del 100% del coste de la prima del seguro para la retirada de ganado muerto, y del 75% para la destrucción de dicho ganado.</text:p>
          </table:table-cell>
          <table:table-cell/>
          <table:table-cell office:value-type="string" calcext:value-type="string">
            <text:p>El plazo máximo para dictar la resolución de disposición de gasto y propuesta de pago es de cinco meses contados desde la presentación de la solicitud. Si transcurre este plazo sin que se dicte y notifique la resolución, la persona solicitante podrá entender desestimada su solicitud.</text:p>
          </table:table-cell>
          <table:table-cell office:value-type="string" calcext:value-type="string">
            <text:p>Las líneas de actuación del Plan 2025 para seguros agrarios en la Comunidad Autónoma de Galicia están orientadas a los siguientes objetivos:</text:p>
            <text:p/>
            <text:p>a) Avanzar en la creación o actualización de las normas específicas de peritación cuando sea necesario.</text:p>
            <text:p/>
            <text:p>b) Continuar con los estudios sobre la evolución de los eventos extremos más relevantes para el seguro agrario y sobre la caracterización de las explotaciones agrarias que suscriben el seguro.</text:p>
            <text:p/>
            <text:p>c) Realizar un estudio sobre el Sistema de Seguros Agrarios Combinados en el contexto actual de cambio climático, así como los retos y perspectivas de futuro.</text:p>
            <text:p/>
            <text:p>Además, se revisarán las coberturas de las diferentes líneas de seguros para adaptarlas a las condiciones reales del cultivo, características del riesgo, destino de las producciones, tamaño y estructura de la explotación, técnicas de prevención del riesgo y resultados actuales del aseguramiento.</text:p>
          </table:table-cell>
          <table:table-cell table:number-columns-repeated="16369"/>
        </table:table-row>
        <table:table-row table:style-name="ro8">
          <table:table-cell office:value-type="string" calcext:value-type="string">
            <text:p>ayudas-del-bono-alquiler-joven-y-otras-contempladas-en-el-plan-estatal-para-el-acceso-a-la-vivienda-en-el-ambito-de-extremadura-para-el-ano-2025</text:p>
          </table:table-cell>
          <table:table-cell office:value-type="string" calcext:value-type="string">
            <text:p>Ayudas del "Bono Alquiler Joven” y otras contempladas en el Plan Estatal para el acceso a la vivienda, en el ámbito de Extremadura para el año 2025.</text:p>
          </table:table-cell>
          <table:table-cell office:value-type="string" calcext:value-type="string">
            <text:p>Apertura el 08/01/2025 y cierre el 01/07/2025</text:p>
          </table:table-cell>
          <table:table-cell office:value-type="string" calcext:value-type="string">
            <text:p>EXTREMADURA</text:p>
          </table:table-cell>
          <table:table-cell office:value-type="string" calcext:value-type="string">
            <text:p>9337950.0</text:p>
          </table:table-cell>
          <table:table-cell office:value-type="string" calcext:value-type="string">
            <text:p>Programa a): Contribuir a que las personas jóvenes puedan hacer frente al pago de la renta arrendaticia o el precio de la cesión de su vivienda o habitación habituales, posibilitando el acceso a la vivienda y su emancipación.</text:p>
            <text:p/>
            <text:p>Programa b): Facilitar el disfrute de una vivienda o habitación, en régimen de alquiler o de cesión de uso, a sectores de población con escasos medios económicos, mediante el otorgamiento de ayudas directas a las personas arrendatarias o cesionarias. </text:p>
            <text:p/>
            <text:p>Programa c):</text:p>
            <text:p>- Línea específica: Facilitar una solución habitacional inmediata a las personas víctimas de violencia de género, víctimas de trata con fines de explotación sexual, víctimas de violencia sexual, personas objeto de desahucio de su vivienda habitual, personas sin hogar y otras personas especialmente vulnerables.</text:p>
            <text:p>- Línea general: Procurar una solución habitacional inmediata a personas víctimas de violencia de género, víctimas de trata con fines de explotación sexual, víctimas de violencia sexual, personas objeto de desahucio de su vivienda habitual, personas sin hogar y otras personas especialmente vulnerables.</text:p>
            <text:p/>
            <text:p>Programa d):</text:p>
            <text:p>- Pago de renta: Facilitar a las personas jóvenes con escasos medios económicos el acceso, en régimen de alquiler o de cesión de uso, a una vivienda o habitación digna y adecuada, mediante el otorgamiento de ayudas directas a la persona arrendataria o cesionaria.</text:p>
            <text:p>- Adquisición de vivienda: Facilitar a las personas jóvenes con escasos medios económicos el acceso, en régimen de propiedad, a una vivienda digna y adecuada localizada en municipio o núcleo de población de pequeño tamaño, mediante la concesión de una subvención directa para su adquisición; contribuyendo al reto demográfico de la recuperación de población en tales ámbitos. </text:p>
            <text:p/>
            <text:p>Programa e): La financiación de la ejecución de las actuaciones subvencionables en:</text:p>
            <text:p>- Viviendas unifamiliares, aisladas o agrupadas en fila, ya sean urbanas o rurales.</text:p>
            <text:p>- Edificios de viviendas de tipología residencial colectiva, interviniendo tanto en sus elementos comunes como en el interior de cada vivienda.</text:p>
            <text:p>- Viviendas ubicadas en edificios de tipología residencial colectiv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VIVIENDA, ARQUITECTURA Y REGENERACIÓN URBANA</text:p>
          </table:table-cell>
          <table:table-cell office:value-type="string" calcext:value-type="string">
            <text:p>Programa a): </text:p>
            <text:p>Las personas físicas mayores de edad de hasta 35 años y que sean  titulares o estar en condiciones de suscribir, en calidad de personas arrendatarias, un contrato de arrendamiento de vivienda; un contrato de arrendamiento de una habitación; o bien un contrato de cesión de uso de una vivienda o habitación.</text:p>
            <text:p/>
            <text:p>Programa b): </text:p>
            <text:p>Las personas físicas mayores de edad que a la fecha de la solicitud de ayudas hayan formalizado como arrendatarias o cesionarias; un contrato de arrendamiento de una habitación; o bien un contrato de cesión de uso de una vivienda o habitación. </text:p>
            <text:p/>
            <text:p>Programa c):</text:p>
            <text:p>- Línea específica: Las personas físicas mayores de edad que a la fecha de la solicitud de ayudas hayan formalizado como arrendatarias o cesionarias; un contrato de arrendamiento de una habitación; o bien un contrato de cesión de uso de una vivienda o habitación. Será requisito que alguna de las personas integrantes de la unidad de convivencia reúna la condición de víctima de violencia de género, víctima de trata con fines de explotación sexual, víctima de violencia sexual, persona objeto de desahucio de su vivienda habitual, persona sin hogar, o persona especialmente vulnerable.</text:p>
            <text:p>- Línea general: Los municipios que tengan una población residente superior a 25.000 habitantes a la</text:p>
            <text:p>fecha de entrada en vigor de la correspondiente convocatoria, las provincias y las mancomunidades de municipios, así como las entidades del Tercer Sector Social en Extremadura</text:p>
            <text:p/>
            <text:p>Programa d):</text:p>
            <text:p>- Pago de renta: Las personas físicas mayores de edad y menores de 35 años que a la fecha de la solicitud de ayudas hayan formalizado como arrendatarias o cesionarias; un contrato de arrendamiento de una habitación; o bien un contrato de cesión de uso de una vivienda o habitación</text:p>
            <text:p>- Adquisición de vivienda: Aquellas personas que a la fecha que señale la convocatoria, nunca anterior al 01/0172022, hayan suscrito, o estén en condiciones de suscribir, un documento público o privado de adquisición de una vivienda construida, en construcción o a edificar, que reúna los siguientes requisitos:</text:p>
            <text:p>  - Hallarse localizada en un municipio o núcleo de población de pequeño tamaño</text:p>
            <text:p>  - Que su precio de adquisición, excluidos los gastos y tributos inherentes a la adquisición, sea igual o inferior a 120.000 €</text:p>
            <text:p>  - Que, tratándose de viviendas a edificar, el inicio de la obra se produzca en el plazo de seis meses desde la fecha de notificación de la resolución de concesión de la ayuda, la cual se condicionará a la efectiva concurrencia de dicha circunstancia</text:p>
            <text:p/>
            <text:p>Programa e):</text:p>
            <text:p>- Las propietarias o usufructuarias de viviendas</text:p>
            <text:p>- Las Administraciones Públicas y los organismos y demás entidades de derecho público</text:p>
            <text:p>- Las comunidades de propietarios y sus agrupaciones</text:p>
            <text:p>- Las sociedades cooperativas</text:p>
            <text:p>- Las personas propietarias que, de forma agrupada, ostenten la propiedad de edificios</text:p>
            <text:p>- Las empresas constructoras, arrendatarias o concesionarias de los edificios</text:p>
          </table:table-cell>
          <table:table-cell office:value-type="string" calcext:value-type="string">
            <text:p>El plazo de solicitud es desde el 08/01/2025 hasta el 01/07/2025.</text:p>
          </table:table-cell>
          <table:table-cell office:value-type="string" calcext:value-type="string">
            <text:p>Programa a):</text:p>
            <text:p>- El límite máximo de la renta arrendaticia o precio de cesión de la vivienda será 900 € mensuales.</text:p>
            <text:p>- La ayuda será de 250 € mensuales, por un plazo de 2 años. (6.000 €)</text:p>
            <text:p/>
            <text:p>Programa b):</text:p>
            <text:p>- La cuantía de la ayuda será el 50% de la renta o precio mensual que deba satisfacerse por el arrendamiento o cesión en uso de la vivienda o habitación.</text:p>
            <text:p>- El plazo máximo de duración de la ayuda es de 5 años.</text:p>
            <text:p/>
            <text:p>Programa c):</text:p>
            <text:p>- Línea específica: La cuantía de la ayuda será el 10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text:p>
            <text:p>- Línea general: La cuantía individualizada de la subvención se corresponderá con el importe solicitado por la entidad interesada, con un límite máximo de 50.000 euros, sin perjuicio de que pueda presentar nueva solicitud, siempre que hubiere justificado el 100% de la subvención anteriormente percibida y el plazo de presentación de solicitudes no hubiere finalizado.</text:p>
            <text:p/>
            <text:p>Programa d):</text:p>
            <text:p>- Pago de renta:  La cuantía de la ayuda será el 6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 </text:p>
            <text:p>- Adquisición de vivienda: La cuantía de la ayuda será de hasta 10.800 € por vivienda, con el límite del 20% del precio de adquisición de la vivienda, excluidos los gastos y tributos inherentes a la adquisición.</text:p>
            <text:p/>
            <text:p>Programa e):</text:p>
            <text:p>- 12.500 € por vivienda, cuando se trate de actuaciones en viviendas unifamiliares.</text:p>
            <text:p>- 9.000 € por vivienda y 90 € por metro cuadrado de superficie construida de local comercial u otros usos compatibles, cuando se refiera a actuaciones en edificios de tipología residencial colectiva. </text:p>
            <text:p>- 6.000 € por vivienda, cuando se trate de actuaciones en una vivienda ubicada en un edificio de tipología residencial colectiva.</text:p>
          </table:table-cell>
          <table:table-cell office:value-type="string" calcext:value-type="string">
            <text:p>Programas a) y b): </text:p>
            <text:p>- Los costes del alquiler.</text:p>
            <text:p/>
            <text:p>Programa c) - Línea general: </text:p>
            <text:p>a) Cuantías asumidas en concepto de precio de alquiler o de cesión de uso de la vivienda,</text:p>
            <text:p>alojamiento o dotación residencial de titularidad privada.</text:p>
            <text:p>b) Cuantías dejadas de percibir en concepto de precio de alquiler o de cesión de uso de la</text:p>
            <text:p>vivienda, alojamiento o dotación residencial de uso público.</text:p>
            <text:p>c) Cuantías asumidas en concepto de gastos y suministros básicos.</text:p>
            <text:p/>
            <text:p>Programa e):</text:p>
            <text:p>- La instalación de ascensores, salvaescaleras, rampas, automatismos para la apertura de puertas incorporando mecanismos motorizados u otros dispositivos de accesibilidad, así como cualquier medida de accesibilidad que facilite la autonomía y la vida independiente de personas con movilidad reducida, tanto en edificios como en viviendas unifamiliares, incluyendo los dispositivos adaptados a las necesidades de personas con discapacidad sensorial o intelectual, así como su adaptación, una vez instalados, a la normativa sectorial correspondiente. </text:p>
            <text:p>- La instalación o dotación de productos de apoyo tales como grúas o artefactos análogos, así como sistemas tecnológicos de guiado que permitan la localización, que permitan el acceso y uso por parte de las personas con discapacidad a elementos comunes del edificio en su caso, tales como jardines, zonas deportivas, piscinas y otros similares.</text:p>
            <text:p>- La instalación de elementos de información, de comunicación o de aviso tales como señales luminosas y visuales, vibrotáctiles, o sonoras que permitan la orientación en el uso de escaleras, ascensores y del interior de las viviendas. </text:p>
            <text:p>- La instalación de productos de apoyo a la audición para la accesibilidad en el entorno, como los bucles magnéticos.</text:p>
            <text:p>- La instalación de elementos o dispositivos electrónicos de comunicación entre las viviendas y el exterior, tales como videoporteros que proporcionan información visual y auditiva, y análogos.</text:p>
            <text:p>- La instalación de dispositivos de alarma en el ascensor que garanticen un sistema de comunicación visual, auditiva y bidireccional con el exterior para los casos de emergencia o atrapamiento. </text:p>
            <text:p>- La instalación domótica y de otros avances tecnológicos para favorecer la autonomía personal de personas mayores o con discapacidad.</text:p>
            <text:p>- Cualquier intervención que facilite la accesibilidad universal en los espacios del interior de las viviendas (unifamiliares, agrupadas en fila o en edificios de tipología residencial colectiva) o en los propios edificios de tipología residencial colectiva objeto de este programa, así como en las vías de evacuación de los mismos.</text:p>
            <text:p>- Cualquier intervención que mejore el cumplimiento de los parámetros establecidos en el Documento Básico del Código Técnico de la Edificación DB-SUA, Seguridad de utilización y accesibilidad</text:p>
          </table:table-cell>
          <table:table-cell/>
          <table:table-cell office:value-type="string" calcext:value-type="string">
            <text:p>a) Programa Bono Alquiler Joven.</text:p>
            <text:p/>
            <text:p>b) Programa de ayuda al alquiler de vivienda.</text:p>
            <text:p/>
            <text:p>c) Programa de ayuda a las víctimas de violencia de género, personas objeto de desahucio de su vivienda habitual, personas sin hogar y otras personas especialmente vulnerables, que comprenderá dos opciones de ayuda, que no podrán compatibilizarse entre sí:</text:p>
            <text:p>- Línea específica.</text:p>
            <text:p>- Línea general.</text:p>
            <text:p/>
            <text:p>d) Programa de ayuda a las personas jóvenes y para contribuir al reto demográfico, que comprende dos opciones de ayuda, que no podrán simultanearse entre sí:</text:p>
            <text:p>- Ayuda para el pago de la renta del alquiler o precio de cesión en uso de la vivienda habitual y permanente.</text:p>
            <text:p>- Ayuda para la adquisición de vivienda habitual y permanente localizada en un municipio o núcleo de población de pequeño tamaño.</text:p>
            <text:p/>
            <text:p>e) Programa de mejora de la accesibilidad en y a las viviendas.</text:p>
          </table:table-cell>
          <table:table-cell/>
          <table:table-cell office:value-type="string" calcext:value-type="string">
            <text:p>Programa c) - Línea general: La entidad beneficiaria llevará a cabo la actuación subvencionada con arreglo a los siguientes límites:</text:p>
            <text:p>- El 100% del precio de arrendamiento o de cesión de uso de la vivienda, alojamiento o dotación residencial, hasta un máximo de 600 euros al mes.</text:p>
            <text:p>- El 100% de los gastos y suministros básicos, con un máximo de 200 euros al mes.</text:p>
            <text:p>- La entidad beneficiaria podrá procurar la solución habitacional inmediata durante un plazo máximo de 1 año.</text:p>
          </table:table-cell>
          <table:table-cell table:number-columns-repeated="16367"/>
        </table:table-row>
        <table:table-row table:style-name="ro1">
          <table:table-cell office:value-type="string" calcext:value-type="string">
            <text:p>ayudas-a-las-lineas-del-plan-de-seguros-agrarios-agroseguro-ano-2024-2024</text:p>
          </table:table-cell>
          <table:table-cell office:value-type="string" calcext:value-type="string">
            <text:p>Ayudas a las líneas del Plan de seguros agrarios (Agroseguro), año 2024.</text:p>
          </table:table-cell>
          <table:table-cell office:value-type="string" calcext:value-type="string">
            <text:p>Apertura el 26/10/2024 y cierre el 30/11/2025</text:p>
          </table:table-cell>
          <table:table-cell office:value-type="string" calcext:value-type="string">
            <text:p>CATALUÑA</text:p>
          </table:table-cell>
          <table:table-cell office:value-type="string" calcext:value-type="string">
            <text:p>9040000.0</text:p>
          </table:table-cell>
          <table:table-cell office:value-type="string" calcext:value-type="string">
            <text:p>El objetivo de las ayudas del Plan de seguros agrarios 2024 es impulsar y fomentar el uso de seguros agrarios para salvaguardar las producciones agrícolas y ganaderas. Estas ayudas consisten en una subvención directa sobre el coste de contratación del seguro agrario, con el fin de hacer extensivo su uso a todo el sector de la producción agraria.</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CCIÓ CLIMÀTICA, ALIMENTACIÓ I AGENDA RURAL</text:p>
          </table:table-cell>
          <table:table-cell office:value-type="string" calcext:value-type="string">
            <text:p>La información proporcionada no especifica de manera concreta quiénes pueden ser beneficiarios de las ayudas. Sin embargo, generalmente, los beneficiarios de este tipo de ayudas suelen ser agricultores, ganaderos y otras entidades relacionadas con la producción agroalimentaria que contratan seguros agrarios. Para detalles específicos, se recomienda consultar las bases reguladoras aprobadas en la Orden ACC/88/2024, de 24 de abril.</text:p>
          </table:table-cell>
          <table:table-cell office:value-type="string" calcext:value-type="string">
            <text:p>El plazo de solicitud es desde el 26/10/2024 hasta el 30/11/2025.</text:p>
          </table:table-cell>
          <table:table-cell office:value-type="string" calcext:value-type="string">
            <text:p>El importe máximo destinado a la línea de ayuda de los seguros incluidos en el Plan de seguros agrarios combinados es de 9.040.000 euros, correspondiente a la partida presupuestaria AG02 D/470000700/6120 de los presupuestos del DARPA para el año 2025.</text:p>
          </table:table-cell>
          <table:table-cell/>
          <table:table-cell office:value-type="string" calcext:value-type="string">
            <text:p>El plazo máximo para emitir la resolución de concesión y notificarla es de seis meses, contados a partir de la fecha de recepción en el DARPA de la solicitud de ayuda. Si no se emite una resolución expresa y notificación en ese plazo, la solicitud se entenderá desestimada por silencio administrativo.</text:p>
          </table:table-cell>
          <table:table-cell table:number-columns-repeated="16370"/>
        </table:table-row>
        <table:table-row table:style-name="ro20">
          <table:table-cell office:value-type="string" calcext:value-type="string">
            <text:p>subvencion-por-contratacion-lehen-aukera-2025</text:p>
          </table:table-cell>
          <table:table-cell office:value-type="string" calcext:value-type="string">
            <text:p>Ayudas destinadas a la contratación de personas jóvenes desempleadas en empresas vascas - Lehen Aukera 2025.</text:p>
          </table:table-cell>
          <table:table-cell office:value-type="string" calcext:value-type="string">
            <text:p>Apertura el 28/12/2024 y cierre el 31/10/2025</text:p>
          </table:table-cell>
          <table:table-cell office:value-type="string" calcext:value-type="string">
            <text:p>País Vasco</text:p>
          </table:table-cell>
          <table:table-cell office:value-type="string" calcext:value-type="string">
            <text:p>8333333.0</text:p>
          </table:table-cell>
          <table:table-cell office:value-type="string" calcext:value-type="string">
            <text:p>Establecer las bases y regular las ayudas a conceder por la contratación de personas jóvenes, en situación de desempleo y sin previa o con escasa experiencia laboral, en empleos relacionados con su titulación, por las empresas vascas, u otras entidades, como medida para favorecer la mejora de su empleabilidad, a través de la adquisición de experiencia profesional, de la igualdad entre hombres y mujeres y de consolidar su inserción laboral.</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mpresas privadas, cualquiera que sea su forma jurídica, los/as empresarios/as individuales, las comunidades de bienes y sociedades civiles, así como las Asociaciones y Fundaciones.</text:p>
            <text:p/>
            <text:p>Deberán tener domicilio social y fiscal en la CAPV o centro de trabajo radicado en la CAPV.</text:p>
          </table:table-cell>
          <table:table-cell office:value-type="string" calcext:value-type="string">
            <text:p>El plazo de solicitud es desde el 28/12/2024 hasta el 31/10/2025.</text:p>
          </table:table-cell>
          <table:table-cell office:value-type="string" calcext:value-type="string">
            <text:p>El importe subvencionado por cada contrato se determinará en función de la titulación académica.</text:p>
          </table:table-cell>
          <table:table-cell office:value-type="string" calcext:value-type="string">
            <text:p>Se financian parcialmente los costes de las contrataciones.</text:p>
            <text:p/>
            <text:p>Los contratos podrán ser a jornada completa o a jornada parcial; en este último caso, nunca inferior al 70% de la jornada laboral establecida.</text:p>
          </table:table-cell>
          <table:table-cell table:number-columns-repeated="3"/>
          <table:table-cell office:value-type="string" calcext:value-type="string">
            <text:p>Las subvenciones se abonarán en dos pagos:</text:p>
            <text:p>- Un primer pago del 49%, en el momento de la concesión de la subvención.</text:p>
            <text:p>- Un segundo pago del 51% restante o la cantidad que resulte una vez justificadas las actuaciones objeto de subvención.</text:p>
          </table:table-cell>
          <table:table-cell table:number-columns-repeated="16367"/>
        </table:table-row>
        <table:table-row table:style-name="ro13">
          <table:table-cell office:value-type="string" calcext:value-type="string">
            <text:p>subvenciones-para-la-financiacion-de-acciones-formativas-con-compromiso-de-contratacion-de-empresas-en-unidades-formativas-ano-2025</text:p>
          </table:table-cell>
          <table:table-cell office:value-type="string" calcext:value-type="string">
            <text:p>Subvenciones para la financiación de acciones formativas con compromiso de contratación en unidades formativas de empresas, año 2025.</text:p>
          </table:table-cell>
          <table:table-cell office:value-type="string" calcext:value-type="string">
            <text:p>Abierta hasta agotar fondos</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financiar programas de formación con compromiso de contratación destinados a la cualificación profesional de las personas trabajadoras desempleadas. Estas ayudas están dirigidas a la adquisición y mejora de las competencias profesionales necesarias para el desempeño de los puestos de trabajo objeto de la contrat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1. Empresas que cumplan con los requisitos establecidos en la convocatoria y que se comprometan a contratar a las personas trabajadoras aprobadas y/o formadas.</text:p>
            <text:p/>
            <text:p>2. Asociaciones de empresas que tengan la cualificación de entidades sin ánimo de lucro.</text:p>
            <text:p/>
            <text:p>3. Agrupaciones temporales de empresas que presenten una solicitud conjunta, siempre que cumplan con los requisitos de la convocatoria.</text:p>
            <text:p/>
            <text:p>4. Entidades de formación que sean titulares de centros o entidades de formación inscritos para impartir formación profesional para el empleo en la Comunidad Autónoma de Galicia.</text:p>
          </table:table-cell>
          <table:table-cell office:value-type="string" calcext:value-type="string">
            <text:p>El plazo de solicitud es desde el 31/01/2025 hasta el 30/09/2025.</text:p>
          </table:table-cell>
          <table:table-cell office:value-type="string" calcext:value-type="string">
            <text:p>Los módulos económicos de las ayudas pueden ser consultados en el Anexo III.</text:p>
            <text:p/>
            <text:p>Por los costes adicionales de adaptación de la acción formativa a la participación de los estudiantes discapacidad, se establece un coste unitario de 16 € por hora lectiva..</text:p>
          </table:table-cell>
          <table:table-cell/>
          <table:table-cell office:value-type="string" calcext:value-type="string">
            <text:p>El plazo de ejecución de las acciones formativas de la tercera convocatoria no podrá comenzar hasta transcurridos un mínimo de cinco días hábiles desde la aceptación por la beneficiaria de la resolución de concesión. La fecha límite para el remate de las acciones formativas será el 28 de noviembre de 2025.</text:p>
          </table:table-cell>
          <table:table-cell table:number-columns-repeated="2"/>
          <table:table-cell office:value-type="string" calcext:value-type="string">
            <text:p>Cada acción formativa incluirá un compromiso de contratación, reglada y formalizada de un mínimo del 60% del estudiantes aprobados y/o capacitados, en contratos con una duración mínima de 6 meses, o una mínimo del 40% si el contrato es por un período igual o mayor a 12 meses, redondeado, en ambos casos, al entero superior si el primer decimal es igual o mayor que 5.</text:p>
            <text:p/>
            <text:p>No podrán combinarse ambos tipos de contratos en una misma acción formativa.</text:p>
          </table:table-cell>
          <table:table-cell table:number-columns-repeated="16367"/>
        </table:table-row>
        <table:table-row table:style-name="ro5">
          <table:table-cell office:value-type="string" calcext:value-type="string">
            <text:p>ayudas-para-para-actuaciones-silvicolas-con-objetivos-ambientales-y-no-productivos-en-frondosas-y-en-la-rehabilitacion-de-sotos-de-castanos</text:p>
          </table:table-cell>
          <table:table-cell office:value-type="string" calcext:value-type="string">
            <text:p>Ayudas para para actuaciones silvícolas con objetivos ambientales y no productivos en frondosas y en la rehabilitación de sotos de castaños.</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text:p>
            <text:p>3. Sociedades de Fomento Forestal (SOFOR) registradas.</text:p>
            <text:p>4. Agrupaciones forestales de gestión conjunta registradas (except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montes de varas o que hayan perdido su condición de propiedad germánica. Además, las empresas en crisis o con órdenes de recuperación pendientes tampoco son elegibles.</text:p>
          </table:table-cell>
          <table:table-cell table:number-columns-repeated="2"/>
          <table:table-cell office:value-type="string" calcext:value-type="string">
            <text:p>Los gastos o actuaciones subvencionables de esta ayuda incluyen:</text:p>
            <text:p/>
            <text:p>1. **Inversiones forestales productivas**: Actuaciones de silvicultura productiva de coníferas, que deben cumplir con condiciones específicas de silvicultura.</text:p>
            <text:p/>
            <text:p>2. **Inversiones forestales no productivas**: Actuaciones silvícolas con objetivos ambientales, como la silvicultura de frondosas y la rehabilitación de sotos de castaños.</text:p>
            <text:p/>
            <text:p>Es importante destacar que el IVA no es subvencionable. Además, los terrenos objeto de ayuda deben estar adheridos a modelos silvícolas específicos orientados a obtener madera. </text:p>
            <text:p/>
            <text:p>Si necesitas más detalles sobre condiciones específicas o tipos de gastos, no dudes en preguntar.</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16369"/>
        </table:table-row>
        <table:table-row table:style-name="ro5">
          <table:table-cell office:value-type="string" calcext:value-type="string">
            <text:p>ayudas-en-el-marco-del-programa-de-medidas-financieras-para-actuaciones-protegibles-en-materia-de-rehabilitacion-en-viviendas-y-edificios-accesibilidad-y-eficiencia-energetica</text:p>
          </table:table-cell>
          <table:table-cell office:value-type="string" calcext:value-type="string">
            <text:p>Ayudas, en el marco del programa de medidas financieras para actuaciones protegibles, en materia de rehabilitación en viviendas y edificios, accesibilidad y eficiencia energética.</text:p>
          </table:table-cell>
          <table:table-cell office:value-type="string" calcext:value-type="string">
            <text:p>Apertura el 01/07/2022 y cierre el 31/12/2030</text:p>
          </table:table-cell>
          <table:table-cell office:value-type="string" calcext:value-type="string">
            <text:p>País Vasco</text:p>
          </table:table-cell>
          <table:table-cell office:value-type="string" calcext:value-type="string">
            <text:p>7530000.0</text:p>
          </table:table-cell>
          <table:table-cell office:value-type="string" calcext:value-type="string">
            <text:p>La ejecución de obras de intervención y rehabilitación para la conservación, la mejora de la calidad, de la accesibilidad y de la sostenibilidad, incluida la eficiencia energética, de los edificios de uso predominantemente residencial y de sus elementos privativos.</text:p>
          </table:table-cell>
          <table:table-cell office:value-type="string" calcext:value-type="string">
            <text:p>País Vasco</text:p>
          </table:table-cell>
          <table:table-cell office:value-type="string" calcext:value-type="string">
            <text:p>35000.0</text:p>
          </table:table-cell>
          <table:table-cell office:value-type="string" calcext:value-type="string">
            <text:p>País Vasco - Lehendakaritza</text:p>
          </table:table-cell>
          <table:table-cell office:value-type="string" calcext:value-type="string">
            <text:p>- Comunidades de personas propietarias</text:p>
            <text:p>- Ayuntamientos vascos</text:p>
            <text:p>- Promotores Públicos de Vivienda</text:p>
            <text:p>- Entidades Locales Menores</text:p>
            <text:p>- Sociedades Públicas de Vivienda</text:p>
            <text:p>- Las empresas constructoras, de servicios energéticos, arrendatarias o concesionarias de los edificios, o de parte de los mismos.</text:p>
            <text:p/>
            <text:p>Para que el uso de vivienda sea considerado como mayoritario en el edificio deberán disponer de un mínimo del 70 % de la superficie útil total destinada a vivienda, excluyendo del cómputo la superficie de planta baja.</text:p>
            <text:p>Las ayudas van dirigidas a edificios residenciales de tipología plurifamiliar con un mínimo de 4 viviendas y anteriores al año 1980.</text:p>
          </table:table-cell>
          <table:table-cell office:value-type="string" calcext:value-type="string">
            <text:p>El plazo de solicitud está abierto de forma indefinida hasta el agotamiento del presupuesto.</text:p>
          </table:table-cell>
          <table:table-cell office:value-type="string" calcext:value-type="string">
            <text:p>Las ayudas máximas:</text:p>
            <text:p/>
            <text:p>- Caso general 30.000 euros</text:p>
            <text:p>- Casos especiales 35.000 euros</text:p>
          </table:table-cell>
          <table:table-cell office:value-type="string" calcext:value-type="string">
            <text:p>a) Los honorarios profesionales para la redacción de informes, certificaciones y proyectos y</text:p>
            <text:p>para la dirección facultativa de las obras.</text:p>
            <text:p>b) La ejecución de las obras, siempre que resulten imprescindibles para la materialización de</text:p>
            <text:p>las actuaciones objeto de subvención.</text:p>
          </table:table-cell>
          <table:table-cell/>
          <table:table-cell office:value-type="string" calcext:value-type="string">
            <text:p>- Sublínea 1: medidas financieras para edificios o conjuntos de edificios plurifamiliares agrupados hasta configurar manzanas edificatorias o bloques de viviendas de acuerdo al esquema</text:p>
            <text:p>reflejado en la Fig. 1 del pdf oficial.</text:p>
            <text:p>- Sublínea 2: medidas financieras para edificios o conjuntos de edificios plurifamiliares agrupados hasta configurar un lateral de los mismos, de manera que incluyan al menos un lado de la manzana edificatoria o del bloque de viviendas de acuerdo al esquema reflejado en la Fig. 2 del pdf oficial.</text:p>
            <text:p>- Sublínea 3: medidas financieras para edificios o conjuntos de edificios plurifamiliares, agrupados o no, que se encuentren entre medianeras de acuerdo al esquema reflejado en la Fig. 3. del pdf oficial.</text:p>
          </table:table-cell>
          <table:table-cell table:number-columns-repeated="16369"/>
        </table:table-row>
        <table:table-row table:style-name="ro10">
          <table:table-cell office:value-type="string" calcext:value-type="string">
            <text:p>subvenciones-dirigidas-a-empresas-privadas-para-la-contratacion-de-personas-participantes-en-los-proyectos-del-programa-de-formacion-y-empleo-escala-que-hayan-obtenido-evaluacion-positiva</text:p>
          </table:table-cell>
          <table:table-cell office:value-type="string" calcext:value-type="string">
            <text:p>Subvenciones dirigidas a empresas privadas para la contratación de personas participantes en los proyectos del Programa de formación y empleo ESCALA que hayan obtenido evaluación positiva.</text:p>
          </table:table-cell>
          <table:table-cell office:value-type="string" calcext:value-type="string">
            <text:p>Apertura el 04/10/2024 y cierre el 03/07/2025</text:p>
          </table:table-cell>
          <table:table-cell office:value-type="string" calcext:value-type="string">
            <text:p>EXTREMADURA</text:p>
          </table:table-cell>
          <table:table-cell office:value-type="string" calcext:value-type="string">
            <text:p>7500000.0</text:p>
          </table:table-cell>
          <table:table-cell office:value-type="string" calcext:value-type="string">
            <text:p>Los proyectos del Programa de formación y empleo ESCALA tienen carácter temporal en los que el aprendizaje y la cualificación se alternan con un trabajo productivo en actividades de utilidad pública o social junto con el acompañamiento y tutorización profesional, que permita la inserción, a través de la profesionalización y adquisición de experiencia, de las personas participant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personas autónomas o profesionales colegiados, bien sean personas físicas o jurídicas, comunidades de bienes o sociedades civiles, entidades sin ánimo de lucro o uniones temporales de empresas.</text:p>
            <text:p/>
            <text:p>El centro de trabajo debe estar ubicado en Extremadura.</text:p>
          </table:table-cell>
          <table:table-cell office:value-type="string" calcext:value-type="string">
            <text:p>El plazo de solicitud es desde el 04/10/2024 hasta el 03/07/2025.</text:p>
          </table:table-cell>
          <table:table-cell office:value-type="string" calcext:value-type="string">
            <text:p>La cuantía de la ayuda por cada contratación será igual al resultado de multiplicar por 6 el importe mensual del salario mínimo interprofesional o de la retribución establecida en el convenio colectivo de aplicación (incluyendo la parte proporcional de una paga extraordinaria) y de las cotizaciones a la Seguridad Social a cargo del empleador vigentes en el momento de la contratación. </text:p>
            <text:p/>
            <text:p>El número de participantes en cada especialidad formativa será de 12.</text:p>
            <text:p/>
            <text:p>Los proyectos deberán contar con el compromiso de contratación por empresas del 50% de las personas participantes.</text:p>
          </table:table-cell>
          <table:table-cell office:value-type="string" calcext:value-type="string">
            <text:p>La contratación por la que se solicita subvención se habrá llevado a cabo en el plazo de tres meses desde la finalización del proyecto del Programa de formación y empleo ESCALA o del proyecto del Programa de Escuelas Profesionales Duales de Empleo de Extremadura financiado al amparo de la convocatoria de subvenciones a entidades promotoras aprobada por la Resolución de 17 de marzo de 2023, o en su caso en la ampliación de dicho plazo, en ocupaciones relacionadas con la familia profesional a la que pertenezca la correspondiente especialidad formativa, a una persona participante que haya superado con evaluación positiva la totalidad del itinerario formativo, o antes de la finalización del proyecto, pero cuando ya haya transcurrido como mínimo el 80% de su duración y se haya impartido y evaluado la totalidad del itinerario formativo de la especialidad, debiendo informarse de las contrataciones, en su caso, a la representación legal de los trabajadores en la empresa.</text:p>
          </table:table-cell>
          <table:table-cell table:number-columns-repeated="3"/>
          <table:table-cell office:value-type="string" calcext:value-type="string">
            <text:p>Podrán participar como alumnado-trabajador en estas acciones las personas desempleadas mayores de 18 años e inscritas en el correspondiente Servicio Público de Empleo.</text:p>
            <text:p/>
            <text:p>La jornada de trabajo debe ser a tiempo completo y la duración del contrato debe ser como mínimo de 6 meses. </text:p>
            <text:p/>
            <text:p>Los proyectos constarán de una primera etapa de carácter formativo de iniciación y otra etapa de formación en alternancia con el trabajo. La duración de la primera etapa será de tres meses, mientras que la segunda etapa tendrá una duración de nueve meses. Una vez transcurrido el tiempo de duración previsto en la correspondiente resolución aprobatoria se entenderá finalizado el proyecto.</text:p>
          </table:table-cell>
          <table:table-cell table:number-columns-repeated="16367"/>
        </table:table-row>
        <table:table-row table:style-name="ro7">
          <table:table-cell office:value-type="string" calcext:value-type="string">
            <text:p>ayudas-para-proyectos-de-ahorro-y-eficiencia-energetica-en-las-empresas-gallegas-para-las-anualidades-202425</text:p>
          </table:table-cell>
          <table:table-cell office:value-type="string" calcext:value-type="string">
            <text:p>Ayudas para proyectos de ahorro y eficiencia energética en las empresas gallegas para las anualidades 2024/25.</text:p>
          </table:table-cell>
          <table:table-cell office:value-type="string" calcext:value-type="string">
            <text:p>Apertura el 17/01/2025 y cierre el 15/09/2025</text:p>
          </table:table-cell>
          <table:table-cell office:value-type="string" calcext:value-type="string">
            <text:p>GALICIA</text:p>
          </table:table-cell>
          <table:table-cell office:value-type="string" calcext:value-type="string">
            <text:p>7500000.0</text:p>
          </table:table-cell>
          <table:table-cell office:value-type="string" calcext:value-type="string">
            <text:p>El objetivo de esta ayuda es promover la eficiencia energética y el ahorro de energía en las empresas gallegas, contribuyendo a la transición hacia una economía más verde y sostenible. Esto se enmarca dentro del Programa Galicia Feder 2021-2027, que busca facilitar una transición energética limpia y equitativa, así como la mitigación y adaptación a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os de las ayudas las empresas legalmente constituidas y los autónomos que tengan domicilio social o algún centro de trabajo en Galicia. Se considera empresa cualquier entidad, independientemente de su forma jurídica, que ejerza una actividad económica.</text:p>
          </table:table-cell>
          <table:table-cell/>
          <table:table-cell office:value-type="string" calcext:value-type="string">
            <text:p>El monto máximo de la ayuda por expediente es de 300.000 euros si se acoge al Reglamento (UE) 2023/2831 de minimis, y de 1.000.000 euros si se acoge al Reglamento (UE) 651/2014 (Reglamento General de Exención por Categorías). Además, la ayuda máxima por entidad beneficiaria en el conjunto de la convocatoria es de 2.000.000 euros.</text:p>
          </table:table-cell>
          <table:table-cell office:value-type="string" calcext:value-type="string">
            <text:p>Los gastos o actuaciones subvencionables de esta ayuda incluyen:</text:p>
            <text:p/>
            <text:p>1. **Costes totales del inversión en ahorro y eficiencia energética**.</text:p>
            <text:p>2. **Elaboración de proyectos técnicos**, dirección facultativa y obra civil relacionados con las actuaciones.</text:p>
            <text:p>3. **Precio de los equipos** necesarios para la mejora de la eficiencia energética.</text:p>
            <text:p/>
            <text:p>Además, para inversiones destinadas a la mejora de la eficiencia energética en edificios, se requiere que la ayuda induzca una mejora de al menos un 20% en comparación con la situación anterior, y se pueden combinar con otras ayudas específicas.</text:p>
            <text:p/>
            <text:p>Sin embargo, no serán subvencionables ciertas actuaciones, como:</text:p>
            <text:p>- Instalaciones que utilicen energías renovables, salvo en mejoras integrales de edificios.</text:p>
            <text:p>- Operaciones de mantenimiento.</text:p>
            <text:p>- Vehículos de transporte, excepto los que se registren en la cuenta de maquinaria.</text:p>
            <text:p>- Instalaciones de equipos de energía alimentados por combustibles fósiles.</text:p>
            <text:p/>
            <text:p>Es importante que todos los gastos sean claramente identificables y respondan a la naturaleza de la actividad subvencionable.</text:p>
          </table:table-cell>
          <table:table-cell office:value-type="string" calcext:value-type="string">
            <text:p>El plazo de ejecución de la instalación y presentación de la documentación justificativa de los inversiones será hasta el 15 de septiembre de 2026.</text:p>
          </table:table-cell>
          <table:table-cell office:value-type="string" calcext:value-type="string">
            <text:p>Las diferentes líneas de actuación mencionadas son:</text:p>
            <text:p/>
            <text:p>1. Mitigación del cambio climático.</text:p>
            <text:p>2. Adaptación al cambio climático.</text:p>
            <text:p>3. Uso sustentable y protección de los recursos hídricos y marinos.</text:p>
            <text:p>4. Transición hacia una economía circular.</text:p>
            <text:p>5. Prevención y control de la contaminación.</text:p>
            <text:p>6. Protección y recuperación de la biodiversidad y los ecosistemas.</text:p>
          </table:table-cell>
          <table:table-cell table:number-columns-repeated="16369"/>
        </table:table-row>
        <table:table-row table:style-name="ro13">
          <table:table-cell office:value-type="string" calcext:value-type="string">
            <text:p>ayudas-a-la-proteccion-de-la-avifauna-grupo-adicional-de-compromisos-barbecho-con-leguminosas-y-el-mantenimiento-o-mejora-de-habitats-paisaje-red-natura</text:p>
          </table:table-cell>
          <table:table-cell office:value-type="string" calcext:value-type="string">
            <text:p>Ayudas a la protección de la avifauna (Grupo Adicional de compromisos barbecho con leguminosas) y el mantenimiento o mejora de hábitats, Paisaje Red Natura).</text:p>
          </table:table-cell>
          <table:table-cell office:value-type="string" calcext:value-type="string">
            <text:p>Apertura el 01/02/2025 y cierre el 30/04/2025</text:p>
          </table:table-cell>
          <table:table-cell office:value-type="string" calcext:value-type="string">
            <text:p>REGIÓN DE MURCIA</text:p>
          </table:table-cell>
          <table:table-cell office:value-type="string" calcext:value-type="string">
            <text:p>7258306.8</text:p>
          </table:table-cell>
          <table:table-cell office:value-type="string" calcext:value-type="string">
            <text:p>El objetivo de las ayudas es compensar a los agricultores por la totalidad o una parte de los costes adicionales y las pérdidas de ingresos derivados de la aplicación de los compromisos medioambientales, climáticos y otros compromisos de gestión establecidos en las intervenciones del PEPAC (2023-2027). En particular, se busca promover el desarrollo sostenible, la gestión eficiente de recursos naturales, detener y revertir la pérdida de biodiversidad, y conservar los hábitats y paisajes.</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AGUA, AGRICULTURA, GANADERÍA Y PESCA</text:p>
          </table:table-cell>
          <table:table-cell office:value-type="string" calcext:value-type="string">
            <text:p>Pueden ser beneficiarios de la ayuda todos los titulares de explotaciones agrícolas que hayan solicitado la concesión de la ayuda convocada mediante la Orden del 15 de junio de 2023 de la Consejería de Agua, Agricultura, Ganadería y Pesca, y que no hayan adquirido la condición de beneficiario de dichas ayudas por falta de crédito. Además, deben cumplir con los requisitos establecidos en la Orden de 25 de mayo de 2023, que incluye tener una superficie elegible mínima de 0,1 hectáreas y contar con dirección técnica de la explotación. También deben asumir los compromisos establecidos para cada línea de ayuda durante el periodo correspondiente.</text:p>
          </table:table-cell>
          <table:table-cell table:number-columns-repeated="3"/>
          <table:table-cell office:value-type="string" calcext:value-type="string">
            <text:p>El plazo de ejecución de la ayuda se establece en el Título II de la Orden de 25 de mayo de 2023 de la Consejería de Agua, Agricultura, Ganadería y Pesca, aunque no se especifica un plazo exacto en las páginas proporcionadas. Sin embargo, se menciona que los beneficiarios deberán solicitar el pago de la ayuda cada año entre el 1 de febrero y el 30 de abril, siendo el plazo de modificaciones hasta el 31 de mayo del año de la solicitud de pago.</text:p>
          </table:table-cell>
          <table:table-cell office:value-type="string" calcext:value-type="string">
            <text:p>Las diferentes líneas de actuación mencionadas son:</text:p>
            <text:p/>
            <text:p>1. **6501.5** - Protección de la Avifauna.</text:p>
            <text:p>2. **6501.6** - Mantenimiento o Mejora de Hábitats y de Actividades Agrarias Tradicionales que Preserven la Biodiversidad.</text:p>
            <text:p>3. **6505.1** - Conservación de Recursos Genéticos.</text:p>
            <text:p/>
            <text:p>Estas líneas están en el marco de las intervenciones de desarrollo rural PEPAC 2023-2027 en la Región de Murcia.</text:p>
          </table:table-cell>
          <table:table-cell table:number-columns-repeated="16369"/>
        </table:table-row>
        <table:table-row table:style-name="ro12">
          <table:table-cell office:value-type="string" calcext:value-type="string">
            <text:p>subvenciones-a-las-inversiones-en-comercializacion-y-transformacion-de-los-productos-de-la-pesca-y-la-acuicultura-programa-fempa-linea-pa2-2024</text:p>
          </table:table-cell>
          <table:table-cell office:value-type="string" calcext:value-type="string">
            <text:p>Subvenciones a las inversiones en comercialización y transformación de los productos de la pesca y la acuicultura - Programa FEMPA, línea PA2</text:p>
          </table:table-cell>
          <table:table-cell office:value-type="string" calcext:value-type="string">
            <text:p>Apertura el 16/11/2024 y cierre el 30/04/2025</text:p>
          </table:table-cell>
          <table:table-cell office:value-type="string" calcext:value-type="string">
            <text:p>CASTILLA Y LEÓN</text:p>
          </table:table-cell>
          <table:table-cell office:value-type="string" calcext:value-type="string">
            <text:p>7137735.85</text:p>
          </table:table-cell>
          <table:table-cell office:value-type="string" calcext:value-type="string">
            <text:p>El objetivo de estas ayudas es apoyar la transición verde mediante inversiones que reduzcan el impacto ambiental, contribuyan a la descarbonización y a la protección del medio ambiente, promuevan la economía circular, y faciliten la mitigación y adaptación al cambio climático, así como la adaptación a sistemas de producción y comercialización más sostenibl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text:p>
            <text:p/>
            <text:p>1. Empresas acuícolas existentes que realicen inversiones productivas o que, como consecuencia de las inversiones solicitadas, inicien actividades productivas acuícolas.</text:p>
            <text:p>2. Deben cumplir con ciertos requisitos, como estar al corriente de sus obligaciones tributarias y de la Seguridad Social, y demostrar viabilidad económica.</text:p>
            <text:p/>
            <text:p>No pueden ser beneficiarios:</text:p>
            <text:p>- Quienes estén sujetos a una orden de recuperación de ayudas por decisiones de la Comisión Europea.</text:p>
            <text:p>- Administraciones Públicas o sociedades participadas por ellas, salvo en ciertos casos.</text:p>
            <text:p>- Personas jurídicas afectadas por regulaciones sobre paraísos fiscales.</text:p>
            <text:p>- Empresas en crisis.</text:p>
          </table:table-cell>
          <table:table-cell office:value-type="string" calcext:value-type="string">
            <text:p>El plazo de solicitud es desde el 16/11/2024 hasta el 30/04/2025.</text:p>
          </table:table-cell>
          <table:table-cell/>
          <table:table-cell office:value-type="string" calcext:value-type="string">
            <text:p>Los gastos o actuaciones subvencionables de esta ayuda incluyen:</text:p>
            <text:p/>
            <text:p>1. **Traslado de maquinaria**: Gastos relacionados con la instalación, prueba y puesta en funcionamiento de maquinaria que ya era propiedad del solicitante antes de la solicitud de ayuda.</text:p>
            <text:p/>
            <text:p>2. **Inversiones en maquinaria y equipos**: Se consideran subvencionables las adquisiciones de maquinaria o instalaciones que sean diferentes en tecnología, rendimiento o capacidad en comparación con los anteriores.</text:p>
            <text:p/>
            <text:p>3. **Visado de documentos técnicos**: Gastos relacionados con el visado de documentos técnicos y certificados de organismos de control autorizados.</text:p>
            <text:p/>
            <text:p>4. **Estudios de viabilidad**: Gastos relacionados con estudios de viabilidad previos a la presentación de la solicitud.</text:p>
            <text:p/>
            <text:p>Es importante tener en cuenta que no se subvencionan gastos de mantenimiento, reposición o mera sustitución de equipos, así como otros gastos específicos mencionados en el documento.</text:p>
          </table:table-cell>
          <table:table-cell office:value-type="string" calcext:value-type="string">
            <text:p>El plazo de ejecución de la ayuda se refiere a la fecha límite para la ejecución física de la inversión objeto de la concesión de subvención, así como su puesta en funcionamiento y el pago a los proveedores de la inversión. Sin embargo, el documento no especifica un plazo concreto, ya que este puede variar según la concesión específica. </text:p>
            <text:p/>
            <text:p>Si necesitas información más detallada sobre un caso particular, te recomendaría consultar la resolución de concesión de la ayuda correspondiente.</text:p>
          </table:table-cell>
          <table:table-cell office:value-type="string" calcext:value-type="string">
            <text:p>Las diferentes líneas de actuación mencionadas en el Boletín Oficial de Castilla y León son:</text:p>
            <text:p/>
            <text:p>1. **Línea PA1**: Se centra en inversiones productivas en acuicultura y en la creación de empresas en este sector. Las solicitudes de ayuda en esta línea deben contemplar inversiones que hagan la acuicultura económicamente viable, competitiva y atractiva, así como la mejora y construcción de infraestructuras relacionadas.</text:p>
            <text:p/>
            <text:p>2. **Línea PA2**: Está orientada a inversiones en la comercialización y transformación de productos pesqueros. Esta línea busca fomentar la calidad y el valor añadido de los productos, aumentar la eficiencia energética, reducir el impacto ambiental, y promover la economía circular, entre otros objetivos.</text:p>
            <text:p/>
            <text:p>Estas líneas están diseñadas para apoyar la transición verde y la sostenibilidad en el sector de la acuicultura y la pesca.</text:p>
          </table:table-cell>
          <table:table-cell table:number-columns-repeated="16369"/>
        </table:table-row>
        <table:table-row table:style-name="ro10">
          <table:table-cell office:value-type="string" calcext:value-type="string">
            <text:p>ayudas-de-los-talleres-multidisciplinares-de-digitalizacion-innovacion-sostenibilidad-y-logistica-avanzada-para-el-ano-2025</text:p>
          </table:table-cell>
          <table:table-cell office:value-type="string" calcext:value-type="string">
            <text:p>Ayudas de los talleres multidisciplinares de digitalización, innovación, sostenibilidad y logística avanzada para el año 2025.</text:p>
          </table:table-cell>
          <table:table-cell office:value-type="string" calcext:value-type="string">
            <text:p>Apertura el 20/01/2025 y cierre el 21/02/2025</text:p>
          </table:table-cell>
          <table:table-cell office:value-type="string" calcext:value-type="string">
            <text:p>GALICIA</text:p>
          </table:table-cell>
          <table:table-cell office:value-type="string" calcext:value-type="string">
            <text:p>7000000.0</text:p>
          </table:table-cell>
          <table:table-cell office:value-type="string" calcext:value-type="string">
            <text:p>Fomentar la cooperación, la exploración de soluciones tecnológicas y el diseño de vías de colaboración que impulsen proyectos de alto impacto en los siguientes ámbitos: digitalización, innovación, sostenibilidad, economía circular y logística avanzada.</text:p>
          </table:table-cell>
          <table:table-cell office:value-type="string" calcext:value-type="string">
            <text:p>Galicia</text:p>
          </table:table-cell>
          <table:table-cell office:value-type="string" calcext:value-type="string">
            <text:p>75000.0</text:p>
          </table:table-cell>
          <table:table-cell office:value-type="string" calcext:value-type="string">
            <text:p>GALICIA - INSTITUTO GALLEGO DE PROMOCIÓN ECONÓMICA (IGAPE)</text:p>
          </table:table-cell>
          <table:table-cell office:value-type="string" calcext:value-type="string">
            <text:p>a) Entidades con personalidad jurídica propia, sin ánimo de lucro, con domicilio social o centro de trabajo en Galicia, que pertenezcan a una de las siguientes categorías: asociaciones empresariales, fundaciones empresariales o universidad-empresa, clústeres empresariales o “hubs” de innovación digital al amparo de la Estrategia Gallega de HID.</text:p>
            <text:p/>
            <text:p>b) Centros tecnológicos y centros de apoyo a la innovación tecnológica domiciliados en Galicia y que estén inscritos en el registro establecido al efecto por el Ministerio de Ciencia e Innovación.</text:p>
          </table:table-cell>
          <table:table-cell office:value-type="string" calcext:value-type="string">
            <text:p>El plazo de solicitud es desde el 20/01/2025 hasta el 21/02/2025.</text:p>
          </table:table-cell>
          <table:table-cell office:value-type="string" calcext:value-type="string">
            <text:p>La subvención será del 100% de los gastos subvencionables hasta un máximo de 25.000 € por proyecto.</text:p>
            <text:p/>
            <text:p>Además de lo anterior, con el objetivo de fomentar la diversidad de talleres, una misma entidad podrá presentar varias solicitudes pero se establece un límite máximo de subvención por entidad beneficiaria de 75.000 € para el total de solicitudes concedidas.</text:p>
          </table:table-cell>
          <table:table-cell office:value-type="string" calcext:value-type="string">
            <text:p>a) Colaboraciones externas directamente relacionadas con la ejecución del proyecto, exclusivamente para el diseño, organización, promoción, ejecución y seguimiento de las actividades realizadas en el marco de la convocatoria.</text:p>
            <text:p/>
            <text:p>b) En el supuesto de que el importe del IVA suponga un coste real soportado por el beneficiario podrá ser considerado un gasto subvencionable.</text:p>
            <text:p/>
            <text:p>c) Gastos de personal del organismo intermedio.</text:p>
          </table:table-cell>
          <table:table-cell/>
          <table:table-cell office:value-type="string" calcext:value-type="string">
            <text:p>Las temáticas a abordar en cada taller deberán enmarcarse en uno o varios de los siguientes ámbitos:</text:p>
            <text:p>a) Digitalización empresarial y transformación digital: implementación de herramientas colaborativas, optimización de procesos y adopción de nuevas tecnologías.</text:p>
            <text:p>b) Innovación empresarial: desarrollo de proyectos disruptivos o mejoras en productos, servicios o procesos.</text:p>
            <text:p>c) Sostenibilidad en todas sus vertientes, incluyendo la economía circular, la reducción de huellas de carbono e hídricas, la mejora de la biodiversidad o la transición energética.</text:p>
            <text:p>d) Logística avanzada y sostenible: mejora de la función logística empresarial, reducción de costes operativos e implementación de soluciones más eficientes y respetuosas con el medio ambiente.</text:p>
          </table:table-cell>
          <table:table-cell table:number-columns-repeated="16369"/>
        </table:table-row>
        <table:table-row table:style-name="ro5">
          <table:table-cell office:value-type="string" calcext:value-type="string">
            <text:p>subvenciones-para-la-realizacion-del-programa-de-fomento-del-empleo-juvenil-con-corporaciones-locales-ano-2025</text:p>
          </table:table-cell>
          <table:table-cell office:value-type="string" calcext:value-type="string">
            <text:p>Subvenciones para la realización del programa de fomento del empleo juvenil con corporaciones locales, año 2025.</text:p>
          </table:table-cell>
          <table:table-cell office:value-type="string" calcext:value-type="string">
            <text:p>Apertura el 10/02/2025 y cierre el 28/02/2025</text:p>
          </table:table-cell>
          <table:table-cell office:value-type="string" calcext:value-type="string">
            <text:p>COMUNIDAD DE MADRID</text:p>
          </table:table-cell>
          <table:table-cell office:value-type="string" calcext:value-type="string">
            <text:p>7000000.0</text:p>
          </table:table-cell>
          <table:table-cell office:value-type="string" calcext:value-type="string">
            <text:p>Las subvenciones se destinarán a financiar los gastos salariales y de cotización a la Seguridad Social y los costes de formación derivados de la contratación de las personas desempleadas destinatarias del programa y, en su caso, los gastos salariales y de cotización a la Seguridad Social del personal técnic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ECONOMÍA, HACIENDA Y EMPLEO</text:p>
          </table:table-cell>
          <table:table-cell office:value-type="string" calcext:value-type="string">
            <text:p>Las entidades locales de la Comunidad de Madrid, así como sus organismos autónomos y entidades con competencias en materia de políticas activas de empleo, desarrollo local y de promoción de la ocupación, dependientes o asimiladas a aquéllas, cuya titularidad corresponda íntegramente a dichas entidades locales.</text:p>
            <text:p/>
            <text:p>La contratación deberá formalizarse para un centro de trabajo con domicilio en el municipio o municipios que conformen la entidad local.</text:p>
          </table:table-cell>
          <table:table-cell office:value-type="string" calcext:value-type="string">
            <text:p>El plazo de solicitud es desde el 10/02/2025 hasta el 28/02/2025.</text:p>
          </table:table-cell>
          <table:table-cell office:value-type="string" calcext:value-type="string">
            <text:p>a) En los programas públicos de empleo-formación para la Activ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text:p>
            <text:p>- 2.770,83 €/mes/alumno-trabajador para las ocupaciones de las categorías profesionales de los Grupos de Cotización a la Seguridad Social 1 a 2.</text:p>
            <text:p>- 2.216,67 €/mes/alumno-trabajador, para las ocupaciones de las categorías profesionales del Grupo de Cotización a la Seguridad Social 3 a 9, incluidos los trabajadores menores de 18 años del grupo de cotización 11.</text:p>
            <text:p/>
            <text:p>b) En los programas públicos de empleo-formación para la Cualific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 1.662,5 €/mes/alumno-trabajador.</text:p>
            <text:p/>
            <text:p>c) Para los gastos de impartición de la formación a las personas destinatarias: 8 €/mes/alumno trabajador.</text:p>
            <text:p/>
            <text:p>d) En el programa público de empleo-formación para la Cualificación Profesional, para los gastos salariales y de cotización a la Seguridad Social derivados de la contratación o adscripción de los tutores de aprendizaje y los técnicos de orientación: 3.325 €/mes/tutor de prácticas o técnico de orientación</text:p>
          </table:table-cell>
          <table:table-cell office:value-type="string" calcext:value-type="string">
            <text:p>a) Los costes salariales y de cotización a la Seguridad Social derivados del contrato de trabajo suscrito por la entidad beneficiaria con las personas destinatarias, a jornada completa.</text:p>
            <text:p/>
            <text:p>b) Los costes de la impartición de la formación a las personas destinatarias.</text:p>
            <text:p/>
            <text:p>c) Además, en el Programa público de empleo-formación para la Cualificación Profesional, los costes salariales y de cotización a la Seguridad Social derivados del contrato de trabajo suscrito con los tutores de aprendizaje y con los técnicos de orientación o derivados de la adscripción de personal de la plantilla de la entidad beneficiaria para cubrir temporalmente estas ocupaciones, a jornada completa y según la ratio máxima de un tutor de aprendizaje por cada certificado de profesionalidad y 25 participantes y un técnico de orientación por cada 25 participantes.</text:p>
          </table:table-cell>
          <table:table-cell/>
          <table:table-cell office:value-type="string" calcext:value-type="string">
            <text:p>a) Programa público de empleo-formación para la Activación Profesional</text:p>
            <text:p>b) Programa público de empleo-formación para la Cualificación Profesional</text:p>
          </table:table-cell>
          <table:table-cell/>
          <table:table-cell office:value-type="string" calcext:value-type="string">
            <text:p>Podrán ser destinatarias las personas jóvenes menores de 30 años demandantes de empleo, en situación</text:p>
            <text:p>laboral de no ocupadas, que estén inscritas como demandantes de empleo en el Servicio Público de Empleo de la Comunidad de Madrid y en el Fichero del Sistema Nacional de Garantía Juvenil.</text:p>
          </table:table-cell>
          <table:table-cell table:number-columns-repeated="16367"/>
        </table:table-row>
        <table:table-row table:style-name="ro5">
          <table:table-cell office:value-type="string" calcext:value-type="string">
            <text:p>ayudas-a-la-silvicultura-productiva-de-coniferas-ano-2025</text:p>
          </table:table-cell>
          <table:table-cell office:value-type="string" calcext:value-type="string">
            <text:p>Ayudas a la silvicultura productiva de coníferas, año 2025.</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7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 en el registro correspondiente.</text:p>
            <text:p>3. Sociedades de Fomento Forestal (SOFOR) registradas en el registro correspondiente.</text:p>
            <text:p>4. Agrupaciones forestales de gestión conjunta registradas en el registro correspondiente (salv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ciertos montes o que hayan perdido su condición de propiedad germánica. Además, las empresas en crisis o con órdenes de recuperación pendientes tampoco son elegibles.</text:p>
          </table:table-cell>
          <table:table-cell/>
          <table:table-cell office:value-type="string" calcext:value-type="string">
            <text:p>No se encuentra información específica sobre el monto máximo de la ayuda en las páginas proporcionadas. Sin embargo, en general, el monto máximo de las ayudas puede variar según el tipo de intervención y las normativas aplicables. Te recomendaría consultar directamente las bases de la convocatoria o la normativa específica para obtener detalles precisos sobre el monto máximo de la ayuda.</text:p>
          </table:table-cell>
          <table:table-cell office:value-type="string" calcext:value-type="string">
            <text:p>Los gastos o actuaciones subvencionables de esta ayuda incluyen:</text:p>
            <text:p/>
            <text:p>1. **Inversiones forestales productivas**: Actuaciones de silvicultura productiva de coníferas, que deben estar adheridas a modelos silvícolas específicos orientados a obtener madera de sierra o madera técnica.</text:p>
            <text:p/>
            <text:p>2. **Inversiones forestales no productivas**: Actuaciones silvícolas con objetivos ambientales, como la silvicultura con fines no productivos y la rehabilitación de sotos de castaños.</text:p>
            <text:p/>
            <text:p>Es importante tener en cuenta que el IVA no es subvencionable y que se deben cumplir con las condiciones técnicas específicas establecidas para cada línea de ayuda.</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16369"/>
        </table:table-row>
        <table:table-row table:style-name="ro25">
          <table:table-cell office:value-type="string" calcext:value-type="string">
            <text:p>ayudas-del-programa-de-mejora-de-la-accesibilidad-en-y-a-las-viviendas-en-cantabria-ano-2024</text:p>
          </table:table-cell>
          <table:table-cell office:value-type="string" calcext:value-type="string">
            <text:p>Ayudas del Programa de Mejora de la Accesibilidad en y a las Viviendas en Cantabria, año 2024.</text:p>
          </table:table-cell>
          <table:table-cell office:value-type="string" calcext:value-type="string">
            <text:p>Apertura el 17/10/2024 y cierre el 31/12/2025</text:p>
          </table:table-cell>
          <table:table-cell office:value-type="string" calcext:value-type="string">
            <text:p>CANTABRIA</text:p>
          </table:table-cell>
          <table:table-cell office:value-type="string" calcext:value-type="string">
            <text:p>6408100.0</text:p>
          </table:table-cell>
          <table:table-cell office:value-type="string" calcext:value-type="string">
            <text:p>El objetivo de la ayuda para la mejora de la accesibilidad en y a las viviendas es facilitar el disfrute de las viviendas a toda la ciudadanía sin obstáculos físicos, especialmente para las personas con discapacidad y mayores. Se busca garantizar que estas viviendas sean habitables y accesibles, promoviendo la integración social y mejorando la calidad de vida de los beneficiarios. Además, se pretende impulsar el sector de la construcción y generar empleo en el proceso.</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FOMENTO, ORDENACIÓN DELTERRITORIO Y MEDIO AMBIENTE</text:p>
          </table:table-cell>
          <table:table-cell office:value-type="string" calcext:value-type="string">
            <text:p>Pueden ser beneficiarios de la ayuda las siguientes personas o entidades:</text:p>
            <text:p/>
            <text:p>1. **Personas físicas o jurídicas** que sean propietarias o usufructuarias de viviendas unifamiliares aisladas o agrupadas en fila.</text:p>
            <text:p>2. **Administraciones Públicas** y organismos de derecho público, así como empresas públicas y sociedades mercantiles participadas por las Administraciones Públicas, que sean propietarias de las viviendas.</text:p>
            <text:p>3. **Comunidades de propietarios** o agrupaciones de comunidades de propietarios constituidas conforme a la Ley de Propiedad Horizontal.</text:p>
            <text:p>4. En ciertos casos, **arrendatarios** que acuerden con el propietario la realización de obras de mejora de accesibilidad.</text:p>
            <text:p/>
            <text:p>Es importante que las viviendas cumplan con ciertos requisitos, como estar finalizadas antes de 2006 y ser el domicilio habitual de los propietarios o usufructuarios.</text:p>
          </table:table-cell>
          <table:table-cell office:value-type="string" calcext:value-type="string">
            <text:p>El plazo de solicitud es desde el 17/10/2024 hasta el 31/!2/2025.</text:p>
          </table:table-cell>
          <table:table-cell office:value-type="string" calcext:value-type="string">
            <text:p>El monto máximo de la ayuda varía según la tipología de la vivienda y las circunstancias particulares de los beneficiarios. A continuación se detallan las cuantías máximas:</text:p>
            <text:p/>
            <text:p>- **Viviendas unifamiliares aisladas o agrupadas en fila**: </text:p>
            <text:p>  - 12,500 euros</text:p>
            <text:p>  - Inferior al 33% de discapacidad: 15,000 euros</text:p>
            <text:p>  - Igual o mayor al 33% de discapacidad: 18,000 euros</text:p>
            <text:p/>
            <text:p>- **Edificios de viviendas de tipología residencial colectiva**: </text:p>
            <text:p>  - 9,000 euros</text:p>
            <text:p>  - Inferior al 33% de discapacidad: 15,000 euros</text:p>
            <text:p>  - Igual o mayor al 33% de discapacidad: 18,000 euros</text:p>
            <text:p/>
            <text:p>Además, se puede incrementar en 3,000 euros más por vivienda en edificios o viviendas declarados Bien de Interés Cultural o que cuenten con algún nivel de protección.</text:p>
          </table:table-cell>
          <table:table-cell office:value-type="string" calcext:value-type="string">
            <text:p>Los gastos o actuaciones subvencionables de esta ayuda incluyen:</text:p>
            <text:p/>
            <text:p>1. Todos los costes de las obras necesarias para mejorar la accesibilidad en y a las viviendas.</text:p>
            <text:p>2. Honorarios de los profesionales intervinientes.</text:p>
            <text:p>3. Coste de la redacción de proyectos, informes técnicos y certificados necesarios.</text:p>
            <text:p>4. Gastos derivados de la tramitación administrativa, siempre que sean de fecha posterior a la entrada en vigor del decreto.</text:p>
            <text:p/>
            <text:p>Es importante que todos estos gastos estén debidamente justificados y no superen los costes medios de mercado. No se incluyen impuestos, tasas o tributos en la inversión subvencionable.</text:p>
          </table:table-cell>
          <table:table-cell office:value-type="string" calcext:value-type="string">
            <text:p>El plazo para ejecutar las obras de mejora de la accesibilidad en las viviendas no podrá exceder de doce meses desde la fecha de la resolución de concesión de la ayuda. En algunos casos, este plazo puede extenderse hasta veinticuatro meses, dependiendo de la naturaleza de las obras. Además, si hay demoras en la concesión de la licencia municipal, los plazos pueden incrementarse hasta un máximo de doce meses.</text:p>
          </table:table-cell>
          <table:table-cell table:number-columns-repeated="16370"/>
        </table:table-row>
        <table:table-row table:style-name="ro8">
          <table:table-cell office:value-type="string" calcext:value-type="string">
            <text:p>ayudas-destinadas-a-promover-grandes-inversiones-y-modernizacion-de-la-estructura-productiva-y-digital-de-la-actividad-industrial-ano-2025</text:p>
          </table:table-cell>
          <table:table-cell office:value-type="string" calcext:value-type="string">
            <text:p>Ayudas destinadas a promover grandes inversiones y modernización de la estructura productiva y digital de la actividad industrial, año 2025.</text:p>
          </table:table-cell>
          <table:table-cell office:value-type="string" calcext:value-type="string">
            <text:p>Apertura el 24/01/2025 y cierre el 24/02/2025</text:p>
          </table:table-cell>
          <table:table-cell office:value-type="string" calcext:value-type="string">
            <text:p>ILLES BALEARS</text:p>
          </table:table-cell>
          <table:table-cell office:value-type="string" calcext:value-type="string">
            <text:p>6200000.0</text:p>
          </table:table-cell>
          <table:table-cell office:value-type="string" calcext:value-type="string">
            <text:p>Apoyar la realización de grandes inversiones de carácter industrial mediante la adquisición de activos materiales y la adquisición de activos inmateriales asociadas al proceso industrial que deban ser utilizadas o entrar en funcionamiento por primera vez.</text:p>
          </table:table-cell>
          <table:table-cell office:value-type="string" calcext:value-type="string">
            <text:p>Illes Balears</text:p>
          </table:table-cell>
          <table:table-cell office:value-type="string" calcext:value-type="string">
            <text:p>200000.0</text:p>
          </table:table-cell>
          <table:table-cell office:value-type="string" calcext:value-type="string">
            <text:p>ILLES BALEARS - DIRECCIÓN GENERAL DE POLÍTICA INDUSTRIAL</text:p>
          </table:table-cell>
          <table:table-cell office:value-type="string" calcext:value-type="string">
            <text:p>a) Las personas físicas inscritas en el régimen especial de trabajadores autónomos o en un régimen alternativo equivalente.</text:p>
            <text:p/>
            <text:p>b) Las empresas que tienen la consideración de pyme, que en su condición desarrollan o desarrollarán una actividad industrial productiva en las islas Baleares.</text:p>
            <text:p/>
            <text:p>Los centros de trabajo en los que se realice la inversión deben estar situados en las Islas Baleares.</text:p>
          </table:table-cell>
          <table:table-cell office:value-type="string" calcext:value-type="string">
            <text:p>El plazo para presentar las solicitudes comienza el día 24 de enero de 2025 a las 00:00h y finaliza el 24 de febrero de 2025 a las 23:59h.</text:p>
          </table:table-cell>
          <table:table-cell office:value-type="string" calcext:value-type="string">
            <text:p>Inversión mínima subvencionable: 100.000 €</text:p>
            <text:p/>
            <text:p>La ayuda máxima por beneficiario es de 200.000 €.</text:p>
          </table:table-cell>
          <table:table-cell office:value-type="string" calcext:value-type="string">
            <text:p>a) Coste de contratación a entidades externas de proyectos técnicos de ampliación de instalaciones industriales para desarrollar nuevos productos, procesos o servicios que permitan mejorar considerablemente los existentes.</text:p>
            <text:p/>
            <text:p>b) Adquisición e instalación y transporte de maquinaria para instalar un centro de trabajo ubicado en las Islas Baleares de la entidad solicitante, relacionada directamente con la actividad de la empresa.</text:p>
            <text:p/>
            <text:p>c) Adquisición, instalación y transporte de accesorios, instalaciones técnicas y TIC asociados e integrados en la maquinaria indicada en la letra anterior.</text:p>
            <text:p/>
            <text:p>d) Adquisición, instalación y transporte de accesorios, instalaciones técnicas y TIC asociados e integrados en la maquinaria existente en el centro de trabajo ubicado en las Illes Balears.</text:p>
            <text:p/>
            <text:p>e) Adquisición, instalación y transporte de equipos de soldadura y sus accesorios, salvo fungibles, equipos de protección individual (EPI) y similares.</text:p>
            <text:p/>
            <text:p>f) Adquisición, instalación y transporte de conjuntos de moldes, prototipos y patrones para la fabricación de productos, que deben ser utilizados en los centros de trabajo de la entidad solicitante situados en las Illes Balears. </text:p>
            <text:p/>
            <text:p>g) Adquisición, instalación y transporte de tanques, barricas, tambores, sistemas de filtrado y similares destinados a las fases de fermentación, maduración, reposo o clarificación del proceso productivo de vino, cerveza, licores o productos asimilables, que deben ser utilizados en los centros de trabajo de la entidad solicitante situados en las Illes Balears.</text:p>
            <text:p/>
            <text:p>h) Adquisición, instalación y transporte de recipientes, reactores de mezcla y procesado, reactivos, depósitos y similares fijos integrados en las unidades del proceso productivo propio de la empresa. </text:p>
            <text:p/>
            <text:p>i) Adquisición, instalación y transporte de activos materiales destinados a la automatización y/o digitalización del almacenamiento que permitan una mejora en la logística del producto.</text:p>
            <text:p/>
            <text:p>j) Adquisición, tanto material como inmaterial, destinada a la digitalización del sistema productivo, tales como SAI, servidores, NAS, equipos electrónicos, equipos de diagnosis, medida y control, impresoras industriales, impresoras 3D, así como software (software) y TIC. </text:p>
            <text:p/>
            <text:p>k) Adquisición e instalación de las tecnologías vinculadas a la industria 4.0 como pueden ser: inteligencia artificial, datos masivos, robótica colaborativa, informática en nube, realidad virtual y realidad aumentada. </text:p>
            <text:p/>
            <text:p>l) Coste de contratación a entidades externas por el diseño de páginas y entornos web.</text:p>
            <text:p/>
            <text:p>m) La formación destinada al aprendizaje sobre el manejo de las inversiones objeto de la subvención.</text:p>
          </table:table-cell>
          <table:table-cell office:value-type="string" calcext:value-type="string">
            <text:p>El plazo de ejecución es entre el 11/11/2024 y el 10/11/2025.</text:p>
          </table:table-cell>
          <table:table-cell table:number-columns-repeated="16370"/>
        </table:table-row>
        <table:table-row table:style-name="ro29">
          <table:table-cell office:value-type="string" calcext:value-type="string">
            <text:p>ayudas-a-pymes-para-la-aceleracion-de-sectores-estrategicos-para-la-transicion-hacia-una-economia-de-cero-emisiones-netas-ano-2025</text:p>
          </table:table-cell>
          <table:table-cell office:value-type="string" calcext:value-type="string">
            <text:p>Ayudas a PYMEs para la aceleración de sectores estratégicos para la transición hacia una economía de cero emisiones netas, año 2025.</text:p>
          </table:table-cell>
          <table:table-cell office:value-type="string" calcext:value-type="string">
            <text:p>Apertura el 11/01/2025 y cierre el 10/04/2025</text:p>
          </table:table-cell>
          <table:table-cell office:value-type="string" calcext:value-type="string">
            <text:p>PRINCIPADO DE ASTURIAS</text:p>
          </table:table-cell>
          <table:table-cell office:value-type="string" calcext:value-type="string">
            <text:p>6000000.0</text:p>
          </table:table-cell>
          <table:table-cell office:value-type="string" calcext:value-type="string">
            <text:p>Promover la localización de proyectos de inversión en el Principado de Asturias, con el objetivo de abordar el déficit de inversión en sectores estratégicos para la transición hacia una economía con cero emisiones netas y ofrecer incentivos que faciliten su despliegue, considerando las dificultades a escala mundial que suponen una amenaza de desvío de estas inversiones a terceros países, no pertenecientes al</text:p>
            <text:p>Espacio Económico Europeo.</text:p>
          </table:table-cell>
          <table:table-cell office:value-type="string" calcext:value-type="string">
            <text:p>Principado de Asturias</text:p>
          </table:table-cell>
          <table:table-cell office:value-type="string" calcext:value-type="string">
            <text:p>0.0</text:p>
          </table:table-cell>
          <table:table-cell office:value-type="string" calcext:value-type="string">
            <text:p>PRINCIPADO DE ASTURIAS - CONSEJERÍA DE TRANSICIÓN ECOLÓGICA, INDUSTRIA Y DESARROLLO ECONÓMICO</text:p>
          </table:table-cell>
          <table:table-cell office:value-type="string" calcext:value-type="string">
            <text:p>a) Las PYMEs inscritas en el correspondiente censo o registro.</text:p>
            <text:p/>
            <text:p>b) Las agrupaciones sin personalidad jurídica propia en las que participe, al menos, una entidad del apartado a) y, al menos, otra entidad, entendiendo como tal: las personas físicas que desarrollen actividades económicas, por las que se ofrezcan bienes y/o servicios en el mercado y las empresas privadas con personalidad jurídica propia (PYMEs) válidamente constituidas, inscritas en el correspondiente censo o registro.</text:p>
          </table:table-cell>
          <table:table-cell office:value-type="string" calcext:value-type="string">
            <text:p>El plazo de solicitud es desde el 11/01/2025 hasta el 10/04/2025.</text:p>
          </table:table-cell>
          <table:table-cell office:value-type="string" calcext:value-type="string">
            <text:p>La intensidad de la ayuda varía según el tamaño de la empresa, siendo del 30% para medianas empresas y del 40% para pequeñas empresas.</text:p>
          </table:table-cell>
          <table:table-cell office:value-type="string" calcext:value-type="string">
            <text:p>Los costes subvencionables se refieren a todos los costes de inversión en activos materiales (como terrenos, edificios, instalaciones, equipos, maquinaria) e inmateriales (como derechos de patentes, licencias, conocimientos técnicos u otra propiedad intelectual) necesarios para la producción o recuperación de los bienes.</text:p>
          </table:table-cell>
          <table:table-cell office:value-type="string" calcext:value-type="string">
            <text:p>El plazo de ejecución de los proyectos subvencionados se fija en 15 meses desde la fecha de la resolución definitiva de concesión.</text:p>
          </table:table-cell>
          <table:table-cell office:value-type="string" calcext:value-type="string">
            <text:p>Podrán optar a estas ayudas las inversiones en proyectos de inversión empresarial generadores de empleo ubicados en el Principado de Asturias, cuyo fin sea alguno de los siguientes:</text:p>
            <text:p>a) La producción de equipos pertinentes para la transición hacia una economía de cero emisiones netas, a saber, baterías, paneles solares, turbinas eólicas, bombas de calor, electrolizadores y equipos de captura, almacenamiento y utilización de carbono.</text:p>
            <text:p>b) La producción de componentes esenciales diseñados y utilizados principalmente como insumo directo para la producción de los equipos definidos en el apartado a).</text:p>
            <text:p>c) La producción o recuperación de las materias primas fundamentales conexas necesarias para la producción de los equipos y componentes esenciales definidos en los apartados a) y b).</text:p>
          </table:table-cell>
          <table:table-cell table:number-columns-repeated="16369"/>
        </table:table-row>
        <table:table-row table:style-name="ro5">
          <table:table-cell office:value-type="string" calcext:value-type="string">
            <text:p>subvenciones-del-programa-para-el-fomento-de-iniciativas-emprendedoras-ano-2025-2025-01-807869</text:p>
          </table:table-cell>
          <table:table-cell office:value-type="string" calcext:value-type="string">
            <text:p>Subvenciones del programa para el fomento de iniciativas emprendedoras, año 2025.</text:p>
          </table:table-cell>
          <table:table-cell office:value-type="string" calcext:value-type="string">
            <text:p>Apertura el 11/03/2025 y cierre el 30/07/2025</text:p>
          </table:table-cell>
          <table:table-cell office:value-type="string" calcext:value-type="string">
            <text:p>DIPUTACIÓN FORAL DE BIZKAIA</text:p>
          </table:table-cell>
          <table:table-cell office:value-type="string" calcext:value-type="string">
            <text:p>5998990.0</text:p>
          </table:table-cell>
          <table:table-cell office:value-type="string" calcext:value-type="string">
            <text:p>El objetivo prioritario de esta ayuda es lograr la inserción laboral de las personas en situación de desempleo y favorecer la incorporación de talento diverso en las empresas de Bizkaia. Se establecen diferentes líneas de actuación para promover la ocupabilidad, dirigidas a personas con mayores dificultades para la inserción laboral, como desempleados de larga duración, personas mayores de 45 años, mujeres, personas en situación o riesgo de exclusión y jóvenes. Además, se busca incentivar la contratación en empresas de Bizkaia y fomentar el autoemple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Empresas con personalidad jurídica.</text:p>
            <text:p>2. Empresarios y empresarias individuales.</text:p>
            <text:p>3. Profesionales autónomos.</text:p>
            <text:p>4. Comunidades de bienes.</text:p>
            <text:p>5. Sociedades civiles.</text:p>
            <text:p/>
            <text:p>Además, deben cumplir con ciertos requisitos, como tener su domicilio social y fiscal en el Territorio Histórico de Bizkaia y estar dados de alta en actividades económicas en la Hacienda Foral de Bizkaia durante el período establecido.</text:p>
          </table:table-cell>
          <table:table-cell/>
          <table:table-cell office:value-type="string" calcext:value-type="string">
            <text:p>El monto máximo de la ayuda que se puede conceder es de 80.000 euros por entidad solicitante y por el total de las acciones subvencionables presentadas. Además, en el caso de subvenciones específicas, el límite máximo puede ser de 20.000 euros por cada entidad beneficiaria, dependiendo de los requisitos establecidos.</text:p>
          </table:table-cell>
          <table:table-cell office:value-type="string" calcext:value-type="string">
            <text:p>Los gastos subvencionables de esta ayuda incluyen aquellos que están directamente relacionados con la realización de las actividades para las cuales se solicita la subvención. Esto puede abarcar:</text:p>
            <text:p/>
            <text:p>1. **Gastos de formación**: Costos asociados a la capacitación necesaria para llevar a cabo las actividades subvencionadas.</text:p>
            <text:p>2. **Gastos de asesoramiento**: Costos por servicios de consultoría o asesoramiento individualizado que apoyen la implementación de proyectos.</text:p>
            <text:p>3. **Otros gastos necesarios**: Cualquier otro gasto que sea considerado necesario para la ejecución de las acciones subvencionables, siempre que cumpla con los requisitos establecidos en las bases reguladoras.</text:p>
            <text:p/>
            <text:p>Es importante que todos los gastos sean debidamente justificados y estén en línea con los objetivos de la subvención.</text:p>
          </table:table-cell>
          <table:table-cell office:value-type="string" calcext:value-type="string">
            <text:p>El plazo de ejecución de las acciones objeto de subvención es desde el 31 de julio de 2024 hasta el 30 de julio de 2025.</text:p>
          </table:table-cell>
          <table:table-cell office:value-type="string" calcext:value-type="string">
            <text:p>Las diferentes líneas de actuación mencionadas en el documento son:</text:p>
            <text:p/>
            <text:p>1. **Ayudas a la puesta en marcha y creación de empresas**: Esta línea está destinada a apoyar a entidades y personas que deseen iniciar o crear una empresa.</text:p>
            <text:p/>
            <text:p>2. **Subvenciones para la promoción de la igualdad de mujeres y hombres**: Se enfoca en garantizar la igualdad de género en el ámbito laboral y en las actividades empresariales.</text:p>
            <text:p/>
            <text:p>3. **Compromiso con la no deslocalización**: Las entidades beneficiarias deben comprometerse a no deslocalizar sus actividades.</text:p>
            <text:p/>
            <text:p>Estas líneas buscan fomentar el emprendimiento, la igualdad y la estabilidad laboral en Bizkaia.</text:p>
          </table:table-cell>
          <table:table-cell table:number-columns-repeated="16369"/>
        </table:table-row>
        <table:table-row table:style-name="ro12">
          <table:table-cell office:value-type="string" calcext:value-type="string">
            <text:p>ayudas-a-inversiones-en-explotaciones-agricolas-del-territorio-historico-de-bizkaia-ano-2025</text:p>
          </table:table-cell>
          <table:table-cell office:value-type="string" calcext:value-type="string">
            <text:p>Ayudas a inversiones en explotaciones agrícolas del Territorio Histórico de Bizkaia, año 2025.</text:p>
          </table:table-cell>
          <table:table-cell office:value-type="string" calcext:value-type="string">
            <text:p>Apertura el 03/02/2025 y cierre el 15/10/2025</text:p>
          </table:table-cell>
          <table:table-cell office:value-type="string" calcext:value-type="string">
            <text:p>DIPUTACIÓN FORAL DE BIZKAIA</text:p>
          </table:table-cell>
          <table:table-cell office:value-type="string" calcext:value-type="string">
            <text:p>5670743.0</text:p>
          </table:table-cell>
          <table:table-cell office:value-type="string" calcext:value-type="string">
            <text:p>El objetivo de estas ayudas es la modernización y mecanización de las explotaciones agrícolas para reducir los costes directos de producción y mejorar la productividad del trabajo. También busca mejorar la sostenibilidad ambiental, la seguridad laboral, las condiciones de higiene de los animales, la calidad de las producciones, reforzar la seguridad alimentaria, reorientar la producción a las demandas del mercado y diversificar las actividades agrarias.</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s ayudas contempladas en el decreto las personas físicas o jurídicas que sean titulares de explotaciones agrarias y que cumplan con los requisitos descritos en cada apartado del decreto. En el caso de personas físicas, deben tener más de 18 años en el momento de presentar la solicitud.</text:p>
          </table:table-cell>
          <table:table-cell/>
          <table:table-cell office:value-type="string" calcext:value-type="string">
            <text:p>El monto máximo de la ayuda para inversiones en explotaciones individuales es de 75.000 euros por persona que sea principalmente agricultor. Para explotaciones asociativas con más de 2 Unidades de Trabajo Agrario (UTAs), el total de subvenciones por año será como máximo de 150.000 euros.</text:p>
          </table:table-cell>
          <table:table-cell office:value-type="string" calcext:value-type="string">
            <text:p>Los gastos o actuaciones subvencionables de esta ayuda incluyen inversiones materiales realizadas en explotaciones agrarias que mejoren:</text:p>
            <text:p/>
            <text:p>1. El rendimiento global de la explotación.</text:p>
            <text:p>2. La sostenibilidad ambiental.</text:p>
            <text:p>3. La seguridad laboral.</text:p>
            <text:p>4. La higiene y bienestar de los animales.</text:p>
            <text:p/>
            <text:p>Estas inversiones deben perseguir al menos uno de los siguientes objetivos:</text:p>
            <text:p/>
            <text:p>- Mejorar el funcionamiento y la sostenibilidad general de la explotación agrícola, especialmente mediante la reducción de los costes de producción o la mejora y reorientación de la producción.</text:p>
            <text:p>- Mejorar el entorno natural y las condiciones de higiene.</text:p>
          </table:table-cell>
          <table:table-cell office:value-type="string" calcext:value-type="string">
            <text:p>El plazo de ejecución de la ayuda es el siguiente:</text:p>
            <text:p/>
            <text:p>1. Las actividades o proyectos subvencionados deben iniciarse tras la solicitud y realizarse antes de las siguientes fechas:</text:p>
            <text:p>   - Para los objetivos aprobados con cargo al presupuesto del 2025, antes del 9 de diciembre de 2025.</text:p>
            <text:p>   - Para los objetivos aprobados con cargo al presupuesto del 2026, antes del 31 de octubre de 2026.</text:p>
            <text:p/>
            <text:p>Además, en el caso de inversiones para las que se haya solicitado autorización previa antes de la apertura de la solicitud de ayuda, también deberán ser ejecutadas antes de las fechas mencionadas.</text:p>
          </table:table-cell>
          <table:table-cell office:value-type="string" calcext:value-type="string">
            <text:p>Las líneas de actuación que pueden ser subvencionables en el contexto de las ayudas a inversiones en explotaciones agrícolas incluyen:</text:p>
            <text:p/>
            <text:p>1. **Mejora del funcionamiento y sostenibilidad general de la explotación agrícola**, especialmente mediante la reducción de los costes de producción o la mejora y reorientación de la producción.</text:p>
            <text:p>2. **Mejora del entorno natural**, las condiciones de higiene y bienestar de los animales.</text:p>
            <text:p>3. **Inversiones en maquinaria y equipos** que contribuyan a la modernización de la explotación.</text:p>
            <text:p>4. **Adquisición de tierras para la producción agrícola**.</text:p>
            <text:p>5. **Construcción y rehabilitación de viviendas** destinadas a la actividad agrícola.</text:p>
            <text:p/>
            <text:p>Estas actuaciones deben ser económicamente y financieramente viables, dirigidas a mejorar los resultados económicos y la sostenibilidad de las explotaciones.</text:p>
          </table:table-cell>
          <table:table-cell table:number-columns-repeated="16369"/>
        </table:table-row>
        <table:table-row table:style-name="ro6">
          <table:table-cell office:value-type="string" calcext:value-type="string">
            <text:p>subvenciones-destinadas-al-programa-forma-e-inserta-para-la-realizacion-de-acciones-formativas-con-compromiso-de-contratacion-para-personas-preferentemente-desempleadas-soc-fi-2025</text:p>
          </table:table-cell>
          <table:table-cell office:value-type="string" calcext:value-type="string">
            <text:p>Subvenciones destinadas al Programa Forma e Inserta, para la realización de acciones formativas con compromiso de contratación para personas preferentemente desempleadas - SOC FI 2025</text:p>
          </table:table-cell>
          <table:table-cell office:value-type="string" calcext:value-type="string">
            <text:p>Apertura el 26/02/2025 y cierre el 31/10/2025</text:p>
          </table:table-cell>
          <table:table-cell office:value-type="string" calcext:value-type="string">
            <text:p>CATALUÑA</text:p>
          </table:table-cell>
          <table:table-cell office:value-type="string" calcext:value-type="string">
            <text:p>5500000.0</text:p>
          </table:table-cell>
          <table:table-cell office:value-type="string" calcext:value-type="string">
            <text:p>El objetivo de esta ayuda es facilitar la realización de acciones formativas con compromiso de contratación, preferentemente para personas desocupadas. Se busca promover la inserción laboral de los participantes a través de programas de formación profesional que conecten a los alumnos con las empresas contratant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SERVICIO PÚBLICO DE EMPLEO DE CATALUÑA</text:p>
          </table:table-cell>
          <table:table-cell office:value-type="string" calcext:value-type="string">
            <text:p>Los beneficiarios de la ayuda son las entidades de formación que actúan como tramitadoras de las necesidades formativas de las empresas y que se comprometen a la inserción del alumnado. Estas entidades deben estar registradas en el Registro de entidades de formación del Servicio Público de Ocupación de Cataluña para las especialidades solicitadas. También pueden ser beneficiarias las empresas, gremios, cooperativas, fundaciones o asociaciones empresariales con centro de trabajo en Cataluña, independientemente de su forma jurídica.</text:p>
          </table:table-cell>
          <table:table-cell/>
          <table:table-cell office:value-type="string" calcext:value-type="string">
            <text:p>El monto máximo de la subvención que se puede otorgar en cada solicitud es de 260.000,00 euros, según lo establecido en la base 8.3 del anexo 1 de la Orden TSF/170/2018, de 8 de octubre.</text:p>
          </table:table-cell>
          <table:table-cell office:value-type="string" calcext:value-type="string">
            <text:p>Las actuaciones subvencionables según la base 2.2 del anexo 1 de la Orden TSF/170/2018, de 8 de octubre, incluyen:</text:p>
            <text:p/>
            <text:p>a) Certificados profesionales  </text:p>
            <text:p>b) Especialidades no conducentes a certificados profesionales  </text:p>
            <text:p>c) Formación a medida  </text:p>
            <text:p>d) Prácticas no laborales  </text:p>
            <text:p/>
            <text:p>Se pueden generar itinerarios formativos que combinen certificados profesionales, ya sean completos o parciales, con especialidades no conducentes a la obtención de un certificado profesional, para crear programas formativos adecuados al perfil de los puestos de trabajo demandados por las empresas.</text:p>
          </table:table-cell>
          <table:table-cell office:value-type="string" calcext:value-type="string">
            <text:p>El plazo de ejecución de las acciones subvencionables debe iniciarse a partir de la fecha de notificación de la resolución de otorgamiento, siempre que se disponga de la autorización para iniciar las acciones mediante la aplicación informàtica Gestió Integrada d'Accions (GIA) del Servei Públic d'Ocupació de Catalunya. Cada entidad beneficiaria debe iniciar al menos una de las acciones formativas antes del 30 de diciembre de 2025. Las acciones formativas deben finalizar como máximo el 30 de noviembre de 2026.</text:p>
          </table:table-cell>
          <table:table-cell office:value-type="string" calcext:value-type="string">
            <text:p>Las líneas de actuación subvencionables según el documento son las siguientes:</text:p>
            <text:p/>
            <text:p>1. Certificados profesionales.</text:p>
            <text:p>2. Especialidades no conducentes a certificados profesionales.</text:p>
            <text:p>3. Formación a medida.</text:p>
            <text:p>4. Prácticas no laborales.</text:p>
            <text:p/>
            <text:p>Estas actuaciones pueden combinarse para crear itinerarios formativos que se ajusten a los perfiles de los puestos de trabajo demandados por las empresas.</text:p>
          </table:table-cell>
          <table:table-cell table:number-columns-repeated="16369"/>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en-el-barrio-de-canyelle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en el Barrio de Canyelle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5450299.3</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
          <table:table-cell office:value-type="string" calcext:value-type="string">
            <text:p>subvenciones-para-la-participacion-en-la-red-cide-ano-2024</text:p>
          </table:table-cell>
          <table:table-cell office:value-type="string" calcext:value-type="string">
            <text:p>Subvenciones para la participación en la Red Cide, año 2024.</text:p>
          </table:table-cell>
          <table:table-cell office:value-type="string" calcext:value-type="string">
            <text:p>Apertura el 01/10/2026 y cierre el 16/10/2026</text:p>
          </table:table-cell>
          <table:table-cell office:value-type="string" calcext:value-type="string">
            <text:p>CANARIAS</text:p>
          </table:table-cell>
          <table:table-cell office:value-type="string" calcext:value-type="string">
            <text:p>5362971.1</text:p>
          </table:table-cell>
          <table:table-cell office:value-type="string" calcext:value-type="string">
            <text:p>El objetivo de esta ayuda es fomentar y mejorar las capacidades de investigación e innovación, así como promover la adopción de tecnologías avanzadas en el marco de la Red Canaria de Centros de Innovación y Desarrollo Empresarial.</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En la convocatoria de subvenciones para la participación en la Red CIDE, los beneficiarios de la ayuda pueden ser empresas y entidades que cumplan con los requisitos establecidos en la convocatoria y estén interesadas en participar en actividades de innovación y desarrollo empresarial.</text:p>
          </table:table-cell>
          <table:table-cell office:value-type="string" calcext:value-type="string">
            <text:p>El plazo de solicitud es desde el 01/10/2026 hasta el 16/10/2026.</text:p>
          </table:table-cell>
          <table:table-cell office:value-type="string" calcext:value-type="string">
            <text:p>El importe máximo de la ayuda es de CINCO MILLONES TRESCIENTOS SESENTA Y DOS MIL NOVECIENTOS SETENTA Y UN EUROS CON DIEZ CÉNTIMOS (5.362.971,10 euros).</text:p>
          </table:table-cell>
          <table:table-cell office:value-type="string" calcext:value-type="string">
            <text:p>La convocatoria de subvenciones para la participación en la Red CIDE cofinanciada por el Programa FEDER Canarias 2021-2027 tiene como objetivo subvencionar la participación en la Red Canaria de Centros de Innovación y Desarrollo Empresarial. Los gastos subvencionables incluyen actividades relacionadas con el desarrollo y mejora de capacidades de investigación e innovación, así como la asimilación de tecnologías avanzadas en el marco del objetivo específico 2.1.1.1 del Programa FEDER.</text:p>
          </table:table-cell>
          <table:table-cell/>
          <table:table-cell office:value-type="string" calcext:value-type="string">
            <text:p>En el documento proporcionado, se menciona una línea de actuación específica: "Centros de innovación y desarrollo empresarial" (174G1659). No se mencionan otras líneas de actuación en los fragmentos proporcionados.</text:p>
          </table:table-cell>
          <table:table-cell table:number-columns-repeated="16369"/>
        </table:table-row>
        <table:table-row table:style-name="ro4">
          <table:table-cell office:value-type="string" calcext:value-type="string">
            <text:p>subvenciones-2i-de-promocion-de-la-innovacion-y-la-inversion-avanzada-para-el-ano-2025</text:p>
          </table:table-cell>
          <table:table-cell office:value-type="string" calcext:value-type="string">
            <text:p>Subvenciones 2i de Promoción de la Innovación y la Inversión Avanzada para el año 2025.</text:p>
          </table:table-cell>
          <table:table-cell office:value-type="string" calcext:value-type="string">
            <text:p>Apertura el 03/03/2025 y cierre el 21/03/2025</text:p>
          </table:table-cell>
          <table:table-cell office:value-type="string" calcext:value-type="string">
            <text:p>DIPUTACIÓN FORAL DE BIZKAIA</text:p>
          </table:table-cell>
          <table:table-cell office:value-type="string" calcext:value-type="string">
            <text:p>5200000.0</text:p>
          </table:table-cell>
          <table:table-cell office:value-type="string" calcext:value-type="string">
            <text:p>El objetivo de la ayuda del programa de subvenciones 2i es apoyar proyectos de innovación en cualquier ámbito de la actividad de la empresa, con el fin de mejorar la competitividad sostenible y facilitar la creación de riqueza y empleo de calidad en Bizkaia. Este programa busca fomentar la innovación y la inversión avanzada, contribuyendo así a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 subvención las empresas con personalidad jurídica propia que cumplan con los siguientes requisitos:</text:p>
            <text:p/>
            <text:p>1. Tener su domicilio social y fiscal en el Territorio Histórico de Bizkaia.</text:p>
          </table:table-cell>
          <table:table-cell/>
          <table:table-cell office:value-type="string" calcext:value-type="string">
            <text:p>El monto máximo de la ayuda por entidad solicitante en cada uno de los proyectos apoyados no superará los 120.000 euros. Además, en cada proyecto, el máximo de ayuda por gastos internos de personal será de 25.000 euros.</text:p>
          </table:table-cell>
          <table:table-cell office:value-type="string" calcext:value-type="string">
            <text:p>Los gastos subvencionables de esta ayuda son aquellos que, siendo correctamente justificados de acuerdo con la normativa vigente, se hayan ejecutado dentro del plazo establecido, sean necesarios y respondan a la naturaleza y al desarrollo normal del proyecto o actividad. </text:p>
            <text:p/>
            <text:p>Se consideran subvencionables los siguientes tipos de gastos:</text:p>
            <text:p/>
            <text:p>1. Gastos externos directamente vinculados al proyecto, excepto aquellos que están indicados como no subvencionables.</text:p>
            <text:p>2. Inversiones en inmovilizado, dentro de las categorías del Plan General de Contabilidad, como aplicaciones informáticas e instalaciones técnicas.</text:p>
            <text:p/>
            <text:p>Además, los gastos externos que no se hayan ejecutado al momento de la solicitud y cuyo importe sea igual o superior a 15.000 € (IVA no incluido) solo se considerarán subvencionables si se presenta la oferta, contrato o factura correspondiente junto con la solicitud de ayuda. </text:p>
            <text:p/>
            <text:p>Los gastos deben estar devengados y facturados dentro del periodo de ejecución establecido (del 1 de enero de 2024 al 30 de junio de 2026) y abonados hasta la fecha de finalización del plazo de justificación.</text:p>
          </table:table-cell>
          <table:table-cell office:value-type="string" calcext:value-type="string">
            <text:p>El plazo de ejecución de las actividades o proyectos subvencionados es desde el 1 de enero de 2024 hasta el 30 de junio de 2026, ambos inclusive.</text:p>
          </table:table-cell>
          <table:table-cell office:value-type="string" calcext:value-type="string">
            <text:p>Las diferentes líneas de actuación que no se considerarán subvencionables son las siguientes:</text:p>
            <text:p/>
            <text:p>1. Trantsizio Digitala (Transición Digital).</text:p>
            <text:p>2. Trantsizio Berdea (Transición Verde).</text:p>
            <text:p>3. Bizkaia Sortzailea (Bizkaia Creativa).</text:p>
            <text:p>4. Innobideak-Kudeabide (Innobideak-Gestión).</text:p>
            <text:p>5. Bide-azpiegituretan Berrikuntza Sustatzea (Promoción de la Innovación en las Infraestructuras Viarias).</text:p>
            <text:p>6. Enpresa-proiektu Berritzaileak Garatzea (Creación de Empresas Innovadoras). </text:p>
            <text:p/>
            <text:p>Estas actividades están comprendidas dentro de otros planes, programas o áreas de actuación de la Diputación Foral de Bizkaia.</text:p>
          </table:table-cell>
          <table:table-cell table:number-columns-repeated="16369"/>
        </table:table-row>
        <table:table-row table:style-name="ro25">
          <table:table-cell office:value-type="string" calcext:value-type="string">
            <text:p>ayudas-para-la-realizacion-de-inversiones-en-infraestructuras-y-en-el-desarrollo-de-zonas-forestales-y-mejora-de-la-viabilidad-de-los-bosques-en-el-territorio-historico-de-bizkaia-para-el-ano-2025</text:p>
          </table:table-cell>
          <table:table-cell office:value-type="string" calcext:value-type="string">
            <text:p>Ayudas para la realización de inversiones en infraestructuras y en el desarrollo de zonas forestales y mejora de la viabilidad de los bosques en el Territorio Histórico de Bizkaia para el año 2025.</text:p>
          </table:table-cell>
          <table:table-cell office:value-type="string" calcext:value-type="string">
            <text:p>Apertura el 11/01/2025 y cierre el 25/04/2025</text:p>
          </table:table-cell>
          <table:table-cell office:value-type="string" calcext:value-type="string">
            <text:p>DIPUTACIÓN FORAL DE BIZKAIA</text:p>
          </table:table-cell>
          <table:table-cell office:value-type="string" calcext:value-type="string">
            <text:p>5092659.0</text:p>
          </table:table-cell>
          <table:table-cell office:value-type="string" calcext:value-type="string">
            <text:p>El objetivo de la ayuda es garantizar la gestión forestal sostenible de los recursos naturales y contribuir a la lucha contra el cambio climático, logrando un desarrollo territorial equilibrado que apoye las economías locales y comunidades rurales, especialmente fomentando la creación y conservación del empleo en la actividad forestal. Además, busca fomentar la competitividad del sector forestal.</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Personas físicas** que realicen las actividades subvencionadas.</text:p>
            <text:p>2. **Comunidades de bienes** que lleven a cabo las acciones correspondientes.</text:p>
            <text:p>3. **Personas jurídicas privadas** que realicen las actividades especificadas en el decreto.</text:p>
            <text:p>4. **Asociaciones o agrupaciones de propietarios** legalmente constituidas que realicen o contraten trabajos autorizados por la propiedad forestal.</text:p>
            <text:p>5. **Mancomunidades**, **Juntas Administrativas** y **Ayuntamientos** que accedan a las ayudas para las actividades contempladas.</text:p>
            <text:p/>
            <text:p>Es importante que los beneficiarios estén al corriente en sus obligaciones tributarias.</text:p>
          </table:table-cell>
          <table:table-cell office:value-type="string" calcext:value-type="string">
            <text:p>El plazo de solicitud es desde el 11/01/2025 hasta el 25/04/2025.</text:p>
          </table:table-cell>
          <table:table-cell office:value-type="string" calcext:value-type="string">
            <text:p>El importe máximo de la ayuda anual será de 5.000 €. Sin embargo, en el caso de tratamientos fitosanitarios preventivos, este límite puede ser superado hasta un máximo de 120.000 € para asociaciones y agrupaciones de propietarios.</text:p>
          </table:table-cell>
          <table:table-cell office:value-type="string" calcext:value-type="string">
            <text:p>Los gastos o actuaciones subvencionables de esta ayuda incluyen:</text:p>
            <text:p/>
            <text:p>1. **Inversiones elegibles**: Gastos dirigidos a la realización de actividades subvencionadas, como la reforestación y la elaboración de planes de gestión.</text:p>
            <text:p/>
            <text:p>2. **Actuaciones preventivas**: Medidas en la lucha contra incendios forestales y la prevención de desastres naturales, que pueden incluir trabajos silvícolas como aclareos, desbroces, podas, triturado y retirada de restos vegetales.</text:p>
            <text:p/>
            <text:p>3. **Gastos de contratación de terceros**: Estos gastos deben ser acreditados mediante facturas o documentos de valor probatorio equivalente en el tráfico jurídico mercantil.</text:p>
            <text:p/>
            <text:p>4. **Cumplimiento de requisitos específicos**: Las actuaciones deben cumplir con prácticas de gestión forestal sostenible y respetar elementos de interés del patrimonio natural o cultural.</text:p>
            <text:p/>
            <text:p>Es importante que los gastos no superen los límites establecidos en las tablas de módulos del decreto foral correspondiente.</text:p>
          </table:table-cell>
          <table:table-cell office:value-type="string" calcext:value-type="string">
            <text:p>El plazo de ejecución de la ayuda es de hasta cinco años. Sin embargo, en casos necesarios y debidamente justificados, se podrá fijar un período más prolongado.</text:p>
          </table:table-cell>
          <table:table-cell office:value-type="string" calcext:value-type="string">
            <text:p>Las diferentes líneas de actuación mencionadas en el documento son:</text:p>
            <text:p/>
            <text:p>1. **Adaptación y mitigación del cambio climático**: Ayudar a reducir las emisiones de gases de efecto invernadero y mejorar la captura de carbono, así como promover la energía sostenible.</text:p>
            <text:p/>
            <text:p>2. **Forestaciones y creación de superficies forestales**: Incluye el tratamiento de la vegetación preexistente, la preparación del terreno, la adquisición y plantación de especies, y la instalación de protectores.</text:p>
            <text:p/>
            <text:p>3. **Inversiones y servicios silvoambientales y climáticos**: Se enfoca en la gestión de plantaciones forestales, la conservación de bosques autóctonos y la mejora del valor medioambiental.</text:p>
            <text:p/>
            <text:p>4. **Construcción y adecuación de infraestructuras forestales**: Mejora y mantenimiento de pistas forestales.</text:p>
            <text:p/>
            <text:p>5. **Medidas preventivas en la lucha contra incendios forestales**: Incluye trabajos silvícolas como aclareos, desbroces y podas.</text:p>
            <text:p/>
            <text:p>Estas líneas de actuación están diseñadas para fomentar la sostenibilidad y la conservación de los recursos forestales en Bizkaia.</text:p>
          </table:table-cell>
          <table:table-cell table:number-columns-repeated="16369"/>
        </table:table-row>
        <table:table-row table:style-name="ro5">
          <table:table-cell office:value-type="string" calcext:value-type="string">
            <text:p>subvenciones-para-financiar-proyectos-de-transferencia-de-conocimiento-dentro-del-ambito-de-la-comunidad-de-castilla-y-leon</text:p>
          </table:table-cell>
          <table:table-cell office:value-type="string" calcext:value-type="string">
            <text:p>Subvenciones para financiar proyectos de transferencia de conocimiento dentro del ámbito de la Comunidad de Castilla y León,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5000000.0</text:p>
          </table:table-cell>
          <table:table-cell office:value-type="string" calcext:value-type="string">
            <text:p>Promover la competitividad del sistema productivo en Castilla y León, así como favorecer y dar apoyo financiero a las actuaciones dirigidas a las empresas para el fomento del desarrollo económico de la Comunidad.</text:p>
          </table:table-cell>
          <table:table-cell office:value-type="string" calcext:value-type="string">
            <text:p>Castilla y León</text:p>
          </table:table-cell>
          <table:table-cell office:value-type="string" calcext:value-type="string">
            <text:p>200000.0</text:p>
          </table:table-cell>
          <table:table-cell office:value-type="string" calcext:value-type="string">
            <text:p>CASTILLA Y LEÓN - INSTITUTO PARA LA COMPETITIVIDAD EMPRESARIAL DE CASTILLA Y LEÓN</text:p>
          </table:table-cell>
          <table:table-cell office:value-type="string" calcext:value-type="string">
            <text:p>Las PYMEs que tengan al menos un centro de trabajo productivo en Castilla y León.</text:p>
          </table:table-cell>
          <table:table-cell office:value-type="string" calcext:value-type="string">
            <text:p>El plazo de presentación de solicitudes comienza el 07/11/2023 y finalizará el día de la publicación de la convocatoria que la sustituya o la publicación del cierre de la misma.</text:p>
          </table:table-cell>
          <table:table-cell office:value-type="string" calcext:value-type="string">
            <text:p>Se establece un presupuesto mínimo de 5.000 €.</text:p>
            <text:p/>
            <text:p>La ayuda consistirá en una subvención a fondo perdido que se determinará como un porcentaje sobre el coste subvencionable fijo del 45%, con un suplemento del 5% en los siguientes casos:</text:p>
            <text:p>- Proyectos orientados a mejora o protección del medioambiente y sostenibilidad de recursos energético, hídricos, etc.</text:p>
            <text:p>- Empresas beneficiarias que tengan en plantilla el 30% o más de mujeres.</text:p>
            <text:p>- Localización del centro de trabajo del proyecto en poblaciones de la Comunidad de Castilla y León que no excedan de 10.000 habitantes, con carácter general, o de 3.000 habitantes, si distan menos de 30 kilómetros de la capital de la provincia o Municipios incluidos en Planes Territoriales específicos o Programas territoriales de fomento del empleo u otros declarados como prioritarios por la Junta de Castilla y León.</text:p>
            <text:p/>
            <text:p>Con independencia de su coste, se establece una subvención máxima por cada servicio de transferencia de 100.000 €. </text:p>
            <text:p>- En todo caso se subvencionarán un máximo de dos servicios de esta tipología por empresa y año</text:p>
          </table:table-cell>
          <table:table-cell office:value-type="string" calcext:value-type="string">
            <text:p>Se podrán considerar proyectos subvencionables la contratación por parte de la empresa de servicios de transferencia de conocimiento a los siguientes Organismos de investigación, que actúen a modo de proveedores cualificados:</text:p>
            <text:p>a) Universidades públicas y privadas con capacidad y experiencia demostrada en I+D+i.</text:p>
            <text:p>b) Centros Tecnológicos de Castilla y León, Centros Tecnológicos de ámbito estatal y Centros de apoyo a la innovación tecnológica de ámbito estatal que estén inscritos en el Registro de Centros Tecnológicos de Castilla y León, o en el Registro de Centros Estatal.</text:p>
            <text:p>c) Otros Centros sin ánimo de lucro que tengan definida en sus estatutos la I+D+i como actividad del centro</text:p>
            <text:p/>
            <text:p>Los servicios de transferencia de conocimiento subvencionables consistirán en la contratación de un proveedor cualificado para servicios o actividades cuyo objetivo sea la valorización de la investigación y de la tecnología, tales como:</text:p>
            <text:p>- La adquisición de derechos reales (cesión y licencia) sobre patentes y modelos de utilidad.</text:p>
            <text:p>- Proyectos piloto de carácter tecnológico o acciones innovadoras de efecto demostración, que permitan a la empresa el diseño y/o mejora de sus productos y/o procesos, mediante la incorporación de nuevos conocimientos o tecnologías. </text:p>
            <text:p>- Proyectos cuyo objeto sea la obtención de prototipos que supongan la valorización o transferencia de los resultados de investigación generada por equipos de investigación de los proveedores.</text:p>
          </table:table-cell>
          <table:table-cell table:number-columns-repeated="2"/>
          <table:table-cell office:value-type="string" calcext:value-type="string">
            <text:p>Quedan excluidas las comunidades de bienes, las empresas públicas y las sociedades civiles, así como las asociaciones, Centros Tecnológicos, Fundaciones, administraciones públicas y, en general, las entidades sin ánimo de lucro. Igualmente, quedan excluidas las pymes que tengan suscrito, en el momento de solicitar la subvención, un acuerdo de colaboración para la misma o similar actividad con el mismo centro de investigación que efectuará la transferencia de conocimiento objeto de la solicitud.</text:p>
          </table:table-cell>
          <table:table-cell table:number-columns-repeated="16368"/>
        </table:table-row>
        <table:table-row table:style-name="ro6">
          <table:table-cell office:value-type="string" calcext:value-type="string">
            <text:p>subvenciones-de-apoyo-a-proyectos-de-reindustrializacion-y-mantenimiento-de-la-actividad-industrial-ano-2025</text:p>
          </table:table-cell>
          <table:table-cell office:value-type="string" calcext:value-type="string">
            <text:p>Subvenciones de apoyo a proyectos de reindustrialización y mantenimiento de la actividad industrial, año 2025.</text:p>
          </table:table-cell>
          <table:table-cell office:value-type="string" calcext:value-type="string">
            <text:p>Apertura el 08/01/2025 y cierre el 01/10/2025</text:p>
          </table:table-cell>
          <table:table-cell office:value-type="string" calcext:value-type="string">
            <text:p>CATALUÑA</text:p>
          </table:table-cell>
          <table:table-cell office:value-type="string" calcext:value-type="string">
            <text:p>5000000.0</text:p>
          </table:table-cell>
          <table:table-cell office:value-type="string" calcext:value-type="string">
            <text:p>Financiar acciones orientadas a la reindustrialización y al mantenimiento de actividad industrial en situación de dificultad en Cataluña .</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Las empresas industriales con código de clasificación catalana de actividad económica 10, 11, del 13 al 32, ambos incluidos, y 38 que tengan sede operativa en Cataluña, o bien que sean de nueva implantación en Cataluña.</text:p>
          </table:table-cell>
          <table:table-cell office:value-type="string" calcext:value-type="string">
            <text:p>El plazo de presentación de solicitudes, con la documentación anexa incluida, comienza a las 9:00 horas del 8 de enero de 2025 y finaliza a las 14:00 horas del 1 de octubre de 2025.</text:p>
          </table:table-cell>
          <table:table-cell office:value-type="string" calcext:value-type="string">
            <text:p>Línea a):</text:p>
            <text:p>- Para los activos fijos, hasta el 25% del valor de los activos fijos productivos de la compra del centro productivo objeto del cierre o deslocalización y las inversiones necesarias para la adecuación de los espacios y reanudación de la actividad (IVA excluido).</text:p>
            <text:p>- Para los costes laborales, 7.500 euros por puesto de trabajo que se mantenga del centro objeto del cierre.</text:p>
            <text:p/>
            <text:p>Línea b):</text:p>
            <text:p>- Para los activos fijos, hasta el 30% del valor de los activos fijos productivos de la compra de la unidad productiva (IVA excluido). En caso de transmisión de compañías mediante adquisición del 100% de las acciones, se tendrá en cuenta el precio escriturado en la compraventa por el valor exclusivo de los activos fijos productivos.</text:p>
            <text:p>- No se otorgará ayuda a las inversiones posteriores a la compra de la unidad productiva, ni a cualquier otro gasto pagado implícitamente en la compra de la unidad productiva en situación de dificultad, tales como asunción de deudas con el personal, administraciones públicas o terceros, pasivos laborales, cuentas a cobrar, existencias y cualquier otro activo circulante.</text:p>
            <text:p>- Para los costes laborales, 7.500 euros por cada puesto de trabajo que se subrogue de la unidad productiva que se adquiera.</text:p>
          </table:table-cell>
          <table:table-cell office:value-type="string" calcext:value-type="string">
            <text:p>Línea a):</text:p>
            <text:p>- La inversión en activos fijos del establecimiento productivo objeto del cierre. Los activos fijos objeto de ayuda deberán incluirse en el activo de la empresa y permanecer en el establecimiento al menos durante tres años desde la fecha de finalización del proyecto. Durante este periodo, la empresa beneficiaria no podrá aplicar ninguna medida que suponga el cese de la actividad. Los gastos de ingeniería o instalación solo serán objeto de ayuda si se activan en el balance de la compañía y si son imprescindibles para el buen funcionamiento de los activos fijos objeto de la inversión.</text:p>
            <text:p>- La contratación de los puestos de trabajo afectados por el proyecto de reindustrialización, que deberán mantenerse al menos durante tres años desde su contratación.</text:p>
            <text:p/>
            <text:p>Línea b):</text:p>
            <text:p>- La adquisición de los activos fijos productivos de la unidad productiva en situación de dificultad, que deberán mantenerse al menos dos años desde su adquisición.</text:p>
            <text:p>- La subrogación de los puestos de trabajo de la unidad productiva en situación concursal o situación de dificultad, que deberán mantenerse al menos durante dos años desde su contratación.</text:p>
          </table:table-cell>
          <table:table-cell office:value-type="string" calcext:value-type="string">
            <text:p>Los proyectos que son objeto de estas ayudas deben ejecutarse desde los 3 meses anteriores a la presentación de la solicitud y hasta un máximo de 24 meses posteriores a contar desde la fecha de presentación de la solicitud de la ayuda.</text:p>
          </table:table-cell>
          <table:table-cell office:value-type="string" calcext:value-type="string">
            <text:p>a) Ayudas a proyectos de reindustrialización que contribuyan a volver a poner en marcha o continuar la actividad de centros productivos objeto de cierre o deslocalización.</text:p>
            <text:p/>
            <text:p>b) Ayudas al mantenimiento de actividad industrial en situación de dificultad. Serán objeto de ayuda los proyectos de adquisición de empresas industriales en concurso de acreedores o en situación de dificultad y que, en ambos casos, hayan comunicado esta circunstancia al Departamento de Empresa y Trabajo con anterioridad a la finalización del período de presentación de solicitudes de esta ayuda</text:p>
          </table:table-cell>
          <table:table-cell table:number-columns-repeated="16369"/>
        </table:table-row>
        <table:table-row table:style-name="ro13">
          <table:table-cell office:value-type="string" calcext:value-type="string">
            <text:p>financiacion-a-largo-plazo-para-impulsar-las-startups-de-reciente-creacion-aurrera-2025</text:p>
          </table:table-cell>
          <table:table-cell office:value-type="string" calcext:value-type="string">
            <text:p>Financiación a largo plazo para impulsar las Startups de reciente creación - Aurrera 2025</text:p>
          </table:table-cell>
          <table:table-cell office:value-type="string" calcext:value-type="string">
            <text:p>Abierta hasta agotar fondos</text:p>
          </table:table-cell>
          <table:table-cell office:value-type="string" calcext:value-type="string">
            <text:p>PAÍS VASCO</text:p>
          </table:table-cell>
          <table:table-cell office:value-type="string" calcext:value-type="string">
            <text:p>5000000.0</text:p>
          </table:table-cell>
          <table:table-cell office:value-type="string" calcext:value-type="string">
            <text:p>Facilitar el acceso a financiación a largo plazo para las PYMEs reciente creación.</text:p>
          </table:table-cell>
          <table:table-cell office:value-type="string" calcext:value-type="string">
            <text:p>País Vasco</text:p>
          </table:table-cell>
          <table:table-cell office:value-type="string" calcext:value-type="string">
            <text:p>250000.0</text:p>
          </table:table-cell>
          <table:table-cell office:value-type="string" calcext:value-type="string">
            <text:p>PAÍS VASCO - SPRI - Agencia Vasca de Desarrollo Empresarial</text:p>
          </table:table-cell>
          <table:table-cell office:value-type="string" calcext:value-type="string">
            <text:p>PYMEs con menos de 3 años desde su creación, de los sectores industrial, servicios conexos a la industria o TEICs y que desarrollen una actividad avalada por alguno de los BICs del territorio y cree al menos 3 empleos en 3 años.</text:p>
          </table:table-cell>
          <table:table-cell/>
          <table:table-cell office:value-type="string" calcext:value-type="string">
            <text:p>El programa AURRERA cuenta con garantía de aval del 100% por parte de Elkargi y cumple las siguientes condiciones:</text:p>
            <text:p>- Importe mínimo: 50.000 euros</text:p>
            <text:p>- Importe máximo: 250.000 euros</text:p>
            <text:p>- Tipo de interés: Euribor 12 meses +1,25%</text:p>
            <text:p>- Plazo de financiación: Hasta 7 años</text:p>
            <text:p>- Carencia: Hasta 2 años</text:p>
            <text:p>- Cuotas: Trimestrales, a fin de cada trimestre natural</text:p>
          </table:table-cell>
          <table:table-cell office:value-type="string" calcext:value-type="string">
            <text:p>El programa está orientado a ayudar en:</text:p>
            <text:p>- Desarrollar una actividad emprendedora industrial de caracter tecnológico y/o innovador.</text:p>
            <text:p>- Acceder a fuentes de financiación a largo plazo con la garantía del IVF.</text:p>
            <text:p>- Fortalecer la situación economica de tu Startup para afrontar nuevos retos.</text:p>
            <text:p>- Afrontar nuevos gastos en personal y servicios de terceros.</text:p>
            <text:p>- Acceder a equipamiento y software productivo de alto rendimiento.</text:p>
            <text:p>- Costear servicios de consultoría y otros servicios equivalentes.</text:p>
          </table:table-cell>
          <table:table-cell table:number-columns-repeated="16371"/>
        </table:table-row>
        <table:table-row table:style-name="ro15">
          <table:table-cell office:value-type="string" calcext:value-type="string">
            <text:p>ayudas-al-coste-de-contratacion-de-determinados-seguros-agrarios-correspondientes-al-46o-plan-de-seguros-agrarios-combinados-plan-2025</text:p>
          </table:table-cell>
          <table:table-cell office:value-type="string" calcext:value-type="string">
            <text:p>Ayudas al coste de contratación de determinados seguros agrarios, correspondientes al 46º Plan de Seguros Agrarios Combinados. (Plan 2025)</text:p>
          </table:table-cell>
          <table:table-cell office:value-type="string" calcext:value-type="string">
            <text:p>Apertura el 31/12/2024 y cierre el 30/07/2026</text:p>
          </table:table-cell>
          <table:table-cell office:value-type="string" calcext:value-type="string">
            <text:p>COMUNIDAD FORAL DE NAVARRA</text:p>
          </table:table-cell>
          <table:table-cell office:value-type="string" calcext:value-type="string">
            <text:p>5000000.0</text:p>
          </table:table-cell>
          <table:table-cell office:value-type="string" calcext:value-type="string">
            <text:p>El objetivo de esta ayuda es otorgar subvenciones a las explotaciones agrícolas y ganaderas que suscriban seguros agrarios correspondientes al 46º Plan de Seguros Agrarios Combinados (plan 2025). Estas ayudas buscan garantizar la cobertura del riesgo de daños a determinados productos vegetales y al ganado, ocasionados por fenómenos concretos, enfermedades de animales, plagas, la retirada y destrucción del ganado muerto, y los daños causados por animales protegidos. Además, contribuyen a mantener estables los ingresos de los productores agrícola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DESARROLLO RURAL Y MEDIO AMBIENTE</text:p>
          </table:table-cell>
          <table:table-cell office:value-type="string" calcext:value-type="string">
            <text:p>Pueden ser beneficiarios de las ayudas:</text:p>
            <text:p/>
            <text:p>1. Las explotaciones agrícolas y ganaderas que suscriban una póliza de seguros y que ostenten la condición de agricultor profesional según la Ley 19/1995, de 4 de julio, de Modernización de las Explotaciones Agrarias, cotizando a la seguridad social agraria o como explotación prioritaria.</text:p>
            <text:p/>
            <text:p>2. Las secciones de cultivo en común de cooperativas que suscriban una póliza de seguros y cumplan los siguientes requisitos:</text:p>
            <text:p>   a) Que la cooperativa esté inscrita en el Registro de Explotaciones Agrarias de Navarra y en el correspondiente Registro de Cooperativas, y que su domicilio social radique en Navarra.</text:p>
            <text:p>   b) Que la finalidad principal de la sección de cultivo en común sea la explotación conjunta de las tierras aportadas a la sección.</text:p>
            <text:p>   c) Que en sus estatutos se contemple la forma en que la superficie será cultivada, respondiendo a alguno de los siguientes tipos: directamente por la cooperativa, mediante acuerdos intercooperativos, o a través de arrendamientos u otras formas contractuales con agricultores a título principal, con preferencia hacia sus socios.</text:p>
          </table:table-cell>
          <table:table-cell/>
          <table:table-cell office:value-type="string" calcext:value-type="string">
            <text:p>El importe de las subvenciones concedidas por las Administraciones Públicas no podrá exceder los límites establecidos por las Directrices aplicables a las ayudas estatales en los sectores agrícola y forestal. En particular:</text:p>
            <text:p/>
            <text:p>- Para seguros agrícolas y pecuarios, la subvención no podrá exceder el 65% del recibo de prima.</text:p>
            <text:p>- Para seguros de retirada y destrucción de animales muertos en la explotación, la subvención no podrá superar el 90% del recibo de prima.</text:p>
            <text:p/>
            <text:p>Además, se establece un límite del 75% de la prima comercial base neta para todas las líneas de seguro, excepto para la retirada y destrucción de animales muertos en la explotación, cuya intensidad no podrá superar el 90% del coste de la prima.</text:p>
          </table:table-cell>
          <table:table-cell office:value-type="string" calcext:value-type="string">
            <text:p>Los gastos subvencionables de esta ayuda incluyen el coste de contratación de las líneas de seguro establecidas en la convocatoria. Esto se refiere a las pólizas de seguros agrarios que se suscriben conforme a los términos establecidos por la Entidad Estatal de Seguros Agrarios y dentro de los periodos de suscripción establecidos por el Ministerio de Agricultura, Pesca y Alimentación.</text:p>
          </table:table-cell>
          <table:table-cell office:value-type="string" calcext:value-type="string">
            <text:p>No se menciona un plazo específico de ejecución de la ayuda en las páginas proporcionadas. Sin embargo, generalmente, los plazos de ejecución de ayudas pueden variar según la normativa específica de cada convocatoria. Te recomendaría consultar directamente con el Servicio de Agricultura o revisar la convocatoria específica para obtener información precisa sobre el plazo de ejecución.</text:p>
          </table:table-cell>
          <table:table-cell office:value-type="string" calcext:value-type="string">
            <text:p>Las líneas de actuación subvencionables en el Plan de Seguros Agrarios Combinados 2025 incluyen:</text:p>
            <text:p/>
            <text:p>**Líneas Agrícolas:**</text:p>
            <text:p>- Seguro con coberturas crecientes para explotaciones frutícolas.</text:p>
            <text:p>- Seguro con coberturas crecientes para explotaciones hortícolas bajo cubierta en Península y Baleares.</text:p>
            <text:p>- Seguro con coberturas crecientes para explotaciones hortícolas al aire libre, de ciclo otoño-invierno en Península y Baleares.</text:p>
            <text:p>- Seguro con coberturas crecientes para explotaciones de cultivos herbáceos extensivos.</text:p>
            <text:p>- Seguro con coberturas crecientes para explotaciones de frutos secos.</text:p>
            <text:p>- Seguro con coberturas crecientes para uva de vinificación.</text:p>
            <text:p>- Seguro con coberturas crecientes para explotaciones olivareras.</text:p>
            <text:p>- Seguro de explotaciones de cultivos forrajeros.</text:p>
            <text:p>- Seguro con coberturas crecientes para explotaciones de cereza.</text:p>
            <text:p>- Seguro con coberturas crecientes para explotaciones hortícolas al aire libre de ciclo primavera-verano en Península y Baleares.</text:p>
            <text:p>- Seguro de explotaciones de multicultivo de hortalizas.</text:p>
            <text:p>- Seguro con coberturas crecientes para explotaciones hortícolas con ciclos sucesivos en Península y Baleares.</text:p>
            <text:p>- Seguro de explotación de fresón y otros frutos rojos.</text:p>
            <text:p>- Seguro creciente para níspero y otros frutales (solo kiwi y endrino).</text:p>
            <text:p>- Seguro de cultivo de ajo en Península y Baleares.</text:p>
            <text:p/>
            <text:p>**Líneas Pecuarias:**</text:p>
            <text:p>- Seguro de explotación de ganado vacuno de reproducción y producción.</text:p>
            <text:p>- Seguro de explotación de ganado vacuno de cebo.</text:p>
            <text:p>- Seguro de explotación de ganado vacuno de lidia.</text:p>
            <text:p>- Seguro de explotación de ganado ovino y caprino.</text:p>
            <text:p>- Seguro de explotación de ganado equino.</text:p>
            <text:p>- Seguro de explotación de ganado aviar de carne.</text:p>
            <text:p>- Seguro de explotación de ganado aviar de puesta.</text:p>
            <text:p/>
            <text:p>Estas líneas están diseñadas para ofrecer cobertura a diferentes tipos de explotaciones agrícolas y ganaderas.</text:p>
          </table:table-cell>
          <table:table-cell table:number-columns-repeated="16369"/>
        </table:table-row>
        <table:table-row table:style-name="ro1">
          <table:table-cell office:value-type="string" calcext:value-type="string">
            <text:p>subvenciones-para-el-fomento-del-emprendimiento-en-economia-social-del-programa-aprol-economia-social-ano-2025</text:p>
          </table:table-cell>
          <table:table-cell office:value-type="string" calcext:value-type="string">
            <text:p>Subvenciones para el fomento del emprendimiento en economía social del Programa Aprol-Economía Social, año 2025.</text:p>
          </table:table-cell>
          <table:table-cell office:value-type="string" calcext:value-type="string">
            <text:p>Apertura el 06/02/2025 y cierre el 16/09/2025</text:p>
          </table:table-cell>
          <table:table-cell office:value-type="string" calcext:value-type="string">
            <text:p>GALICIA</text:p>
          </table:table-cell>
          <table:table-cell office:value-type="string" calcext:value-type="string">
            <text:p>5000000.0</text:p>
          </table:table-cell>
          <table:table-cell office:value-type="string" calcext:value-type="string">
            <text:p>El objetivo de esta ayuda es fomentar el emprendimiento en economía social, facilitando el acceso a la condición de persona socia en cooperativas y sociedades laborale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No se encuentra información específica sobre quiénes pueden ser beneficiarios de la ayuda en las páginas proporcionadas. Sin embargo, generalmente, en programas de ayudas para el fomento del emprendimiento en economía social, los beneficiarios suelen incluir a personas que deseen incorporarse como socios trabajadores en cooperativas y sociedades laborales, así como a aquellas que ya están en proceso de hacerlo. Para obtener detalles precisos, se recomienda consultar la normativa específica o la convocatoria correspondiente.</text:p>
          </table:table-cell>
          <table:table-cell/>
          <table:table-cell office:value-type="string" calcext:value-type="string">
            <text:p>No puedo encontrar información específica sobre el monto máximo de la ayuda en las páginas proporcionadas. Sin embargo, generalmente, el monto máximo de las ayudas puede variar según el programa y las regulaciones específicas. Te recomendaría consultar directamente la normativa aplicable o la página oficial de la Xunta de Galicia para obtener detalles precisos sobre el monto máximo de la ayuda.</text:p>
          </table:table-cell>
          <table:table-cell office:value-type="string" calcext:value-type="string">
            <text:p>No puedo encontrar información específica sobre los gastos o actuaciones subvencionables de esta ayuda en las páginas proporcionadas. Sin embargo, generalmente, en programas de subvenciones para el fomento del emprendimiento en economía social, los gastos subvencionables pueden incluir costos relacionados con la creación de la empresa, adquisición de equipos, formación, y otros gastos operativos necesarios para el desarrollo del proyecto. Te recomendaría consultar la normativa específica o la convocatoria de la subvención para obtener detalles precisos.</text:p>
          </table:table-cell>
          <table:table-cell office:value-type="string" calcext:value-type="string">
            <text:p>No puedo encontrar información específica sobre el plazo de ejecución de la ayuda en las páginas proporcionadas. Sin embargo, generalmente, los plazos de ejecución de ayudas pueden variar según la normativa específica de cada programa. Te recomendaría consultar directamente la convocatoria o la normativa aplicable para obtener detalles precisos sobre el plazo de ejecución.</text:p>
          </table:table-cell>
          <table:table-cell office:value-type="string" calcext:value-type="string">
            <text:p>No puedo encontrar información específica sobre las diferentes líneas de actuación en los documentos proporcionados. Sin embargo, en general, las líneas de actuación en programas de ayudas para el fomento del emprendimiento en economía social suelen incluir aspectos como la creación de cooperativas, el apoyo a la inserción laboral, la promoción de la economía social y el desarrollo de proyectos innovadores. Te recomendaría consultar la normativa específica o el organismo correspondiente para obtener detalles precisos sobre las líneas de actuación disponibles.</text:p>
          </table:table-cell>
          <table:table-cell table:number-columns-repeated="16369"/>
        </table:table-row>
        <table:table-row table:style-name="ro13">
          <table:table-cell office:value-type="string" calcext:value-type="string">
            <text:p>subvenciones-destinadas-a-la-financiacion-del-programa-investigo-para-la-contratacion-de-jovenes-demandantes-de-empleo-en-la-ejecucion-de-iniciativas-en-el-ano-2025</text:p>
          </table:table-cell>
          <table:table-cell office:value-type="string" calcext:value-type="string">
            <text:p>Subvenciones destinadas a la financiación del Programa Investigo, para la contratación de jóvenes demandantes de empleo, en el año 2025.</text:p>
          </table:table-cell>
          <table:table-cell office:value-type="string" calcext:value-type="string">
            <text:p>Apertura el 04/02/2025 y cierre el 03/03/2025</text:p>
          </table:table-cell>
          <table:table-cell office:value-type="string" calcext:value-type="string">
            <text:p>GALICIA</text:p>
          </table:table-cell>
          <table:table-cell office:value-type="string" calcext:value-type="string">
            <text:p>4817400.0</text:p>
          </table:table-cell>
          <table:table-cell office:value-type="string" calcext:value-type="string">
            <text:p>Financiar la contratación de jóvenes, de 16 o más años y que no hayan cumplido los 30 en el momento de iniciar la relación contractual, por parte de empleadores o empresas que estén invirtiendo en la realización de iniciativas de investigación e innovación incluidas en esta norma, así como por los centros de I+D+i privados, sin ánimo de lucro y con personalidad jurídica propia, que tengan definida, en sus estatutos o en su objeto social o normativa que los regule, la I+D+i como actividad principal.</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a) Los empresarios y empresas pertenecientes al sector privado con sede en Galicia que realicen inversiones en la realización de iniciativas de investigación e innovación, incluidas las empresas calificadas como iniciativas de empleo de base tecnológica.</text:p>
            <text:p/>
            <text:p>b) Centros de I+D+i privados, sin ánimo de lucro y con personalidad jurídica propia, que tengan definida la I+D+i como su actividad principal en sus estatutos o en su objeto social o normativa que los regule.</text:p>
          </table:table-cell>
          <table:table-cell office:value-type="string" calcext:value-type="string">
            <text:p>El plazo de solicitud es desde el 04/02/2025 hasta el 03/03/2025.</text:p>
          </table:table-cell>
          <table:table-cell office:value-type="string" calcext:value-type="string">
            <text:p>- Módulo A: el módulo ascenderá a 22.405,92 euros por persona contratada y año de contratación (1.867,16 euros al mes), en el caso de contratos en los grupos de cotización a la Seguridad Social 9 a 5, ambos incluidos.</text:p>
            <text:p>- Módulo B: el módulo ascenderá a 33.108,84 euros por persona contratada y año de contratación (2.759,07 euros al mes), en el caso de contratos en los grupos de cotización a la Seguridad Social 4 a 1, ambos incluidos.</text:p>
          </table:table-cell>
          <table:table-cell office:value-type="string" calcext:value-type="string">
            <text:p>Los subsidios a la contratación se destinarán a financiar los costos laborales y salariales, incluidos los costos de todas las contribuciones a la Seguridad Social, de los jóvenes que sean contratados para el desarrollo y ejecución de las iniciativas de investigación e innovación del Programa Investigo.</text:p>
            <text:p/>
            <text:p>La modalidad contractual a utilizar será el contrato indefinido. Quedan excluidos los contratos fijos-discontinuos.</text:p>
            <text:p/>
            <text:p>El periodo subvencionado será de 12 meses, sin perjuicio de lo dispuesto en el punto 3.a) de este artículo. La jornada laboral será a tiempo completo.</text:p>
            <text:p/>
            <text:p>Los costos laborales incluirán los costos salariales, incluidos los gastos de contribución a todos los conceptos de la Seguridad Social.</text:p>
          </table:table-cell>
          <table:table-cell table:number-columns-repeated="16371"/>
        </table:table-row>
        <table:table-row table:style-name="ro6">
          <table:table-cell office:value-type="string" calcext:value-type="string">
            <text:p>ayudas-correspondientes-a-la-intervencion-de-desarrollo-rural-en-zonas-con-limitaciones-naturales-u-otras-limitaciones-especificas-de-la-region-de-murcia</text:p>
          </table:table-cell>
          <table:table-cell office:value-type="string" calcext:value-type="string">
            <text:p>Ayudas correspondientes a la intervención de desarrollo rural en zonas con limitaciones naturales u otras limitaciones específicas de la Región de Murcia.</text:p>
          </table:table-cell>
          <table:table-cell office:value-type="string" calcext:value-type="string">
            <text:p>Apertura el 01/02/2025 y cierre el 30/04/2025</text:p>
          </table:table-cell>
          <table:table-cell office:value-type="string" calcext:value-type="string">
            <text:p>REGIÓN DE MURCIA</text:p>
          </table:table-cell>
          <table:table-cell office:value-type="string" calcext:value-type="string">
            <text:p>4789166.67</text:p>
          </table:table-cell>
          <table:table-cell office:value-type="string" calcext:value-type="string">
            <text:p>El objetivo de estas ayudas es contribuir a una renta agrícola viable y a la resiliencia del sector agrícola, mejorando la seguridad alimentaria a largo plazo y la diversidad agrícola, así como velar por la sostenibilidad económica de la producción agrícola.</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AGUA, AGRICULTURA, GANADERÍA Y PESCA</text:p>
          </table:table-cell>
          <table:table-cell office:value-type="string" calcext:value-type="string">
            <text:p>Los beneficiarios de la ayuda son aquellos que cumplen con los siguientes requisitos:</text:p>
            <text:p/>
            <text:p>1. Ser "agricultor/a no pluriactivo/a", según la definición establecida en el Anexo II de la Orden de 16 de diciembre de 2024 de la Consejería de Agua, Agricultura Ganadería y Pesca.</text:p>
            <text:p>2. Ser titular de una explotación agrícola que esté situada total o parcialmente en la Región de Murcia.</text:p>
            <text:p>3. Cumplir con las obligaciones tributarias frente a la Administración General del Estado, la Administración Pública de la Comunidad Autónoma de la Región de Murcia y la Seguridad Social.</text:p>
            <text:p>4. No estar incursos en ninguna de las circunstancias que impidan ser beneficiario, según lo establecido en la Ley 38/2003, de 17 de noviembre, General de Subvenciones.</text:p>
            <text:p/>
            <text:p>Además, para los solicitantes de subvenciones de importe superior a 30.000 euros, deben cumplir con los plazos de pago previstos en la Ley 3/2004, de 29 de diciembre, sobre medidas de lucha contra la morosidad en las operaciones comerciales.</text:p>
          </table:table-cell>
          <table:table-cell table:number-columns-repeated="4"/>
          <table:table-cell office:value-type="string" calcext:value-type="string">
            <text:p>Según la información proporcionada, las líneas de ayuda para la convocatoria 2025 incluyen:</text:p>
            <text:p/>
            <text:p>1. **Pagos compensatorios en Zonas de Montaña**: Con un importe global destinado de 2.300.000,00 €.</text:p>
            <text:p>2. **Pagos compensatorios en Zonas con Limitaciones Naturales**: Con un importe global destinado de 2.489.166,67 €.</text:p>
            <text:p/>
            <text:p>Estas líneas de ayuda están diseñadas para apoyar a los agricultores en áreas con limitaciones específicas, contribuyendo a la sostenibilidad y viabilidad de sus explotaciones.</text:p>
          </table:table-cell>
          <table:table-cell table:number-columns-repeated="16369"/>
        </table:table-row>
        <table:table-row table:style-name="ro12">
          <table:table-cell office:value-type="string" calcext:value-type="string">
            <text:p>subvenciones-destinadas-a-implantar-la-responsabilidad-social-empresarial-en-las-pymes-de-castilla-y-leon-ano-2024</text:p>
          </table:table-cell>
          <table:table-cell office:value-type="string" calcext:value-type="string">
            <text:p>Subvenciones destinadas a implantar la Responsabilidad Social Empresarial en las pymes de Castilla y León, año 2024.</text:p>
          </table:table-cell>
          <table:table-cell office:value-type="string" calcext:value-type="string">
            <text:p>Apertura el 07/09/2024 y cierre el 28/02/2025</text:p>
          </table:table-cell>
          <table:table-cell office:value-type="string" calcext:value-type="string">
            <text:p>CASTILLA Y LEÓN</text:p>
          </table:table-cell>
          <table:table-cell office:value-type="string" calcext:value-type="string">
            <text:p>150000.0</text:p>
          </table:table-cell>
          <table:table-cell office:value-type="string" calcext:value-type="string">
            <text:p>Facilitar la financiación de los proyectos destinados a implantar la Responsabilidad Social Empresarial en las pymes de Castilla y León.</text:p>
            <text:p/>
            <text:p>Se considera proyecto subvencionable la prestación de los servicios técnicos que hayan sido necesarios para la obtención de una certificación o un informe de verificación o validación de códigos de conducta, normas o estándares en materia de responsabilidad social o sostenibilidad, que proporcionen a las organizaciones directrices y orientaciones para la definición de sus políticas y estrategias y para la mejora en su desempeño en los ámbitos medioambiental, social y de gobernanza.</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FUNDACIÓN PARA EL ANCLAJE EMPRESARIAL Y LA FORMACIÓN PARA EL EMPLEO</text:p>
          </table:table-cell>
          <table:table-cell office:value-type="string" calcext:value-type="string">
            <text:p>Las pequeñas y medianas empresas (que ocupan a menos de 250 personas y cuyo volumen de negocios anual no supera 50 millones de € o cuyo balance general anual no excede de 43 millones de € que tengan su sede social, o al menos un centro de trabajo en Castilla y León.</text:p>
          </table:table-cell>
          <table:table-cell office:value-type="string" calcext:value-type="string">
            <text:p>El plazo de presentación de solicitudes es del 07/09/2024 al 28/02/2025</text:p>
          </table:table-cell>
          <table:table-cell office:value-type="string" calcext:value-type="string">
            <text:p>El coste subvencionable del proyecto para resultar elegible debe ser igual o superior a 1.000 euros.</text:p>
            <text:p/>
            <text:p>La subvención consistirá en una subvención a fondo perdido que se determinará como un porcentaje fijo del 65% a aplicar sobre el coste subvencionable. </text:p>
            <text:p>- Este porcentaje será incrementado en un 5%, si el centro de trabajo está situado en un municipio de menos de 10.000 habitantes, o de 3.000 si dista menos de 30 km de la capital de provincia, siendo el porcentaje de ayuda del 70%; y será incrementado en un 10%, si el centro de trabajo está situado en los municipios mineros incluidos en el Anexo de las bases reguladoras, o en las zonas de intervención de los Programas Territoriales de Fomento aprobados por la Consejería competente de la Junta de Castilla y León, o en la provincia de Soria, siendo el porcentaje de ayuda del 75%.</text:p>
            <text:p/>
            <text:p>La cuantía de la subvención en ningún caso podrá superar los 3.000 € por empresa para los gastos derivados de la contratación de servicios de consultoría y asistencia técnica para los proyectos de implantación de la Responsabilidad Social Empresarial.</text:p>
            <text:p>- Esa cuantía se podrá ampliar hasta los 4.000 € por empresa cuando se justifiquen gastos derivados de la contratación y consecución de una certificación llevada a cabo por entidad reconocida como entidad de certificación por el propietario del esquema de RSE o acreditada por la Entidad Nacional de Acreditación de países de la Unión Europea en el modelo, norma o sistema de Responsabilidad Social Empresarial objeto de certificación.</text:p>
            <text:p/>
            <text:p>En el caso del cálculo de la huella de carbono la cuantía de la subvención no podrá superar los 2.000€ por empresa. </text:p>
            <text:p>- Esta cuantía se podrá ampliar hasta los 3.000€ cuando dicho cálculo haya sido verificado por una entidad externa de certificación que cuente con la adecuada competencia técnica.</text:p>
          </table:table-cell>
          <table:table-cell office:value-type="string" calcext:value-type="string">
            <text:p>Se consideran costes o gastos subvencionables los derivados de la consultoría externa necesaria para la obtención de la certificación o el informe de verificación o validación de códigos de conducta, normas o estándares en materia de responsabilidad social empresarial que, de manera indubitada, resulten estrictamente necesarios y se hayan contratado, iniciado y realizado con posterioridad al 1 de enero de 2023 y hayan sido finalizados y efectivamente pagados con anterioridad a la presentación de la solicitud de subvención.</text:p>
          </table:table-cell>
          <table:table-cell/>
          <table:table-cell office:value-type="string" calcext:value-type="string">
            <text:p>- Medioambiental: Sistemas de gestión que apoyen a las organizaciones en la consecución de sus metas en áreas tales como emisiones, adaptación al cambio climático, economía circular, uso del agua, biodiversidad, gestión de residuos, deforestación y eficiencia energética: UNE-EN-ISO 14001, huella de carbono o hídrica, ISO 14064 y GHG Protocol, ISO 14046, ISO 14040 e ISO 14044, UNE-EN-ISO 50001, normas de la serie ISO 59000, certificación FSC, PEFC y Residuo Cero, entre otras.</text:p>
            <text:p/>
            <text:p>- Social: Certificaciones relacionadas con normas que alienten a las organizaciones a aplicar prácticas socialmente valiosas en las vertientes de seguridad y salud en el trabajo, igualdad de género o certificación de Igualdad Retributiva, diversidad e inclusión (ISO 30415:2021 o certificación de la Gestión de la Diversidad e Inclusión en la Empresa), accesibilidad e infancia, tanto en el entorno laboral como en toda la cadena de valor: UNE-EN-ISO 45001 y familia SA8000 y normativa equivalente.</text:p>
            <text:p/>
            <text:p>- Gobernanza: Normas que ayuden a las organizaciones definir políticas, medidas o acciones que les permitan conducir sus operaciones de manera ética y transparente, previniendo prácticas irresponsables o fraudulentas. Normas de compliance y gestión del riesgo y resiliencia de la organización: UNE-ISO-37301, ISO 37001, ISO 19601 y equivalentes.</text:p>
            <text:p/>
            <text:p>- Normas de de aplicación transversal de Responsabilidad Social y sostenibilidad UNEEN-ISO 26000, IQNet SR 10, y equivalentes y normas de la familia ISO 53001 de gestión de los ODS en la organización, certificación de Sostenibilidad y Contribución Empresarial a los ODS, SGE 21 o las normas AA1000 de AccountAbility. </text:p>
            <text:p/>
            <text:p>– Estándares de reporte en materia de sostenibilidad. GRI (Global Reporting Initiative). IR (Integrated Reporting), Informe de Progreso del Pacto Mundial, y estándares de sostenibilidad derivados de la aplicación, desarrollo y trasposición de la Directiva CSRD (Directiva sobre información corporativa en materia de sostenibilidad) y Taxonomía europea.</text:p>
            <text:p/>
            <text:p>– Otras certificaciones: Certificación de conciliación de la vida personal, familiar y laboral (efr), Distintivo Mastalento Senior, Certificación de organización saludable (AENOR), Sello de Horarios Racionales de la Comisión Nacional para la Racionalización de los Horarios Españoles (ARHOE) o Sello de la Discapacidad Organizada (Bequal), Sustainable Wineries for Climate Protection (SWfCP), Internacional Wineries for Climate Action (IWCA), certificación B Corp, Auditoría SMETA.»</text:p>
          </table:table-cell>
          <table:table-cell table:number-columns-repeated="16369"/>
        </table:table-row>
        <table:table-row table:style-name="ro12">
          <table:table-cell office:value-type="string" calcext:value-type="string">
            <text:p>subvenciones-del-programa-destinadas-a-financiar-la-elaboracion-del-libro-del-edificio-existente-para-la-rehabilitacion-y-la-redaccion-de-proyectos-tecnicos-de-rehabilitacion-integral-de-edificios</text:p>
          </table:table-cell>
          <table:table-cell office:value-type="string" calcext:value-type="string">
            <text:p>Subvenciones del Programa destinadas a financiar la elaboración del libro del edificio existente para la rehabilitación y la redacción de proyectos técnicos de rehabilitación integral de edificios.</text:p>
          </table:table-cell>
          <table:table-cell office:value-type="string" calcext:value-type="string">
            <text:p>Apertura el 17/09/2022 y cierre el 31/10/2025</text:p>
          </table:table-cell>
          <table:table-cell office:value-type="string" calcext:value-type="string">
            <text:p>CASTILLA Y LEÓN</text:p>
          </table:table-cell>
          <table:table-cell office:value-type="string" calcext:value-type="string">
            <text:p>4532739.54</text:p>
          </table:table-cell>
          <table:table-cell office:value-type="string" calcext:value-type="string">
            <text:p>Impulsar la implantación y generalización del libro del edificio existente para la rehabilitación.</text:p>
          </table:table-cell>
          <table:table-cell office:value-type="string" calcext:value-type="string">
            <text:p>Castilla y León</text:p>
          </table:table-cell>
          <table:table-cell office:value-type="string" calcext:value-type="string">
            <text:p>30000.0</text:p>
          </table:table-cell>
          <table:table-cell office:value-type="string" calcext:value-type="string">
            <text:p>CASTILLA Y LEÓN - CONSEJERÍA DE MEDIO AMBIENTE, VIVIENDA Y ORDENACIÓN DEL TERRITORIO</text:p>
          </table:table-cell>
          <table:table-cell office:value-type="string" calcext:value-type="string">
            <text:p>a) Las personas físicas propietarias o usufructuarias de viviendas unifamiliares aisladas o agrupadas en fila y las de edificios existentes de tipología residencial de vivienda colectiva, así como de sus viviendas.</text:p>
            <text:p/>
            <text:p>b) Las personas jurídicas de naturaleza privada propietarias de los edificios.</text:p>
            <text:p/>
            <text:p>c) Las corporaciones locales propietarias de los inmuebles.</text:p>
            <text:p/>
            <text:p>d) Las comunidades de propietarios, o las agrupaciones de comunidades de propietarios</text:p>
            <text:p/>
            <text:p>e) Los propietarios que, de forma agrupada, sean propietarios de edificios que reúnan los requisitos establecidos por el artículo 396 del Código Civil y no hubiesen otorgado el título constitutivo de propiedad horizontal.</text:p>
            <text:p/>
            <text:p>f) Las sociedades cooperativas</text:p>
          </table:table-cell>
          <table:table-cell office:value-type="string" calcext:value-type="string">
            <text:p>El plazo de solicitud es desde el 17/09/2022 hasta el 31/10/2025</text:p>
          </table:table-cell>
          <table:table-cell office:value-type="string" calcext:value-type="string">
            <text:p>1. La cuantía máxima de la subvención a conceder para libros del edificio existente para la rehabilitación será la obtenida de la siguiente forma:</text:p>
            <text:p>a) En caso de viviendas unifamiliares y edificios plurifamiliares de hasta 20 viviendas: 700 euros, más una cantidad de 60 euros por vivienda.</text:p>
            <text:p>b) En caso de edificios plurifamiliares de más de 20 viviendas: 1.100 euros, más una cantidad de 40 euros por vivienda, con una cuantía máxima de subvención de 3.500 euros.</text:p>
            <text:p/>
            <text:p>2. En el supuesto de proyectos técnicos de rehabilitación la cuantía máxima de la subvención será la obtenida de la siguiente forma:</text:p>
            <text:p>a) En caso de viviendas unifamiliares y edificios plurifamiliares de hasta 20 viviendas: 4.000 euros, más una cantidad de 700 euros por vivienda.</text:p>
            <text:p>b) En caso de edificios plurifamiliares de más de 20 viviendas: 12.000 euros, más una cantidad de 300 euros por vivienda, con una cuantía máxima de subvención de 30.000 euros.</text:p>
          </table:table-cell>
          <table:table-cell office:value-type="string" calcext:value-type="string">
            <text:p>- La elaboración del libro del edificio existente para la rehabilitación.</text:p>
            <text:p/>
            <text:p>- La redacción de proyectos técnicos de rehabilitación.</text:p>
          </table:table-cell>
          <table:table-cell table:number-columns-repeated="3"/>
          <table:table-cell office:value-type="string" calcext:value-type="string">
            <text:p>Los edificios de las actuaciones subvencionables deberán cumplir los siguientes requisitos:</text:p>
            <text:p/>
            <text:p>- Estar situados en el territorio de la Comunidad de Castilla y León y finalizados antes del año 2000.</text:p>
            <text:p/>
            <text:p>- Que al menos el 50 % de su superficie construida sobre rasante, excluida la planta baja o plantas inferiores si tiene o tienen otros usos compatibles, tenga uso residencial de vivienda.</text:p>
          </table:table-cell>
          <table:table-cell table:number-columns-repeated="16367"/>
        </table:table-row>
        <table:table-row table:style-name="ro13">
          <table:table-cell office:value-type="string" calcext:value-type="string">
            <text:p>subvenciones-para-la-ejecucion-de-obras-de-mejora-o-rehabilitacion-de-edificios-de-uso-predominante-residencial-en-la-comunidad-de-madrid</text:p>
          </table:table-cell>
          <table:table-cell office:value-type="string" calcext:value-type="string">
            <text:p>Subvenciones para la ejecución de obras de mejora o rehabilitación de edificios de uso predominante residencial en la Comunidad de Madrid en Pozuelo de Alarcón (Distrito I y Humera Distrito II).</text:p>
          </table:table-cell>
          <table:table-cell office:value-type="string" calcext:value-type="string">
            <text:p>Apertura el 04/02/2025 y cierre el 03/06/2025</text:p>
          </table:table-cell>
          <table:table-cell office:value-type="string" calcext:value-type="string">
            <text:p>COMUNIDAD DE MADRID</text:p>
          </table:table-cell>
          <table:table-cell office:value-type="string" calcext:value-type="string">
            <text:p>4500724.28</text:p>
          </table:table-cell>
          <table:table-cell office:value-type="string" calcext:value-type="string">
            <text:p>El objetivo de la ayuda es financiar la realización conjunta de obras de rehabilitación en edificios de uso predominante residencial y viviendas, incluidas las viviendas unifamiliares, así como la urbanización o reurbanización de espacios públicos dentro de los Entornos Residenciales de Rehabilitación Programada (ERRP) previamente delimitados en municipios de cualquier tamaño de población. Esto se enmarca dentro del Plan de Recuperación, Transformación y Resiliencia (PRTR) para contribuir a la mejora de la eficiencia energética y la sostenibilidad de las vivienda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VIVIENDA, TRANSPORTES E INFRAESTRUCTURAS</text:p>
          </table:table-cell>
          <table:table-cell office:value-type="string" calcext:value-type="string">
            <text:p>1. Propietarios o usufructuarios de viviendas unifamiliares aisladas o agrupadas en fila, así como de edificios existentes de tipología residencial de vivienda colectiva, ya sean personas físicas o jurídicas de naturaleza privada o pública.</text:p>
            <text:p/>
            <text:p>2. Administraciones públicas y organismos, entidades de derecho público, empresas públicas y sociedades mercantiles participadas, íntegra o mayoritariamente, por las administraciones públicas propietarias de los inmuebles.</text:p>
          </table:table-cell>
          <table:table-cell/>
          <table:table-cell office:value-type="string" calcext:value-type="string">
            <text:p>El monto máximo de la ayuda por vivienda puede variar según el porcentaje de ahorro energético conseguido con la actuación. Según la información proporcionada:</text:p>
            <text:p>- Para un ahorro energético del 30% al 45%, la cuantía máxima de la ayuda es de 8.100 € por vivienda.</text:p>
            <text:p>- Para un ahorro del 45% al 60%, la ayuda máxima es de 14.500 € por vivienda.</text:p>
            <text:p>- Para un ahorro superior al 60%, la ayuda máxima es de 21.400 € por vivienda.</text:p>
            <text:p/>
            <text:p>Además, se puede incrementar la cuantía de ayuda por metro cuadrado para locales comerciales u otros usos, dependiendo del ahorro energético logrado.</text:p>
          </table:table-cell>
          <table:table-cell office:value-type="string" calcext:value-type="string">
            <text:p>- Costes de gestión inherentes al desarrollo de las actuaciones.</text:p>
            <text:p>- Honorarios de profesionales intervinientes en la gestión y desarrollo de las actuaciones.</text:p>
            <text:p>- Coste de redacción de proyectos, informes técnicos y certificados necesarios.</text:p>
            <text:p>- Gastos derivados de la tramitación administrativa.</text:p>
            <text:p>- Otros gastos generales similares, siempre que estén debidamente justificados.</text:p>
            <text:p/>
            <text:p>NO se consideran subvencionables los costes correspondientes a licencias, tasas, impuestos o tributos, aunque el IVA o impuesto indirecto equivalente pueden ser considerados elegibles si no son susceptibles de recuperación o compensación total o parcial.</text:p>
          </table:table-cell>
          <table:table-cell office:value-type="string" calcext:value-type="string">
            <text:p>El plazo de ejecución de las actuaciones subvencionables no podrá exceder de veintiséis meses, contados desde la fecha de concesión de la ayuda. Este plazo se podrá ampliar excepcionalmente hasta veintiocho meses si se trata de edificios o actuaciones que afecten a 40 o más viviendas.</text:p>
          </table:table-cell>
          <table:table-cell table:number-columns-repeated="16370"/>
        </table:table-row>
        <table:table-row table:style-name="ro3">
          <table:table-cell office:value-type="string" calcext:value-type="string">
            <text:p>ayudas-del-programa-reacciona-para-servicios-modulares-de-asesoramiento-especializado-a-empresas-gallegas-prestados-por-entidades-colaboradoras-para-el-ano-2025</text:p>
          </table:table-cell>
          <table:table-cell office:value-type="string" calcext:value-type="string">
            <text:p>Ayudas del Programa Reacciona para servicios modulares de asesoramiento especializado a empresas gallegas prestados por entidades colaboradoras, para el año 2025.</text:p>
          </table:table-cell>
          <table:table-cell office:value-type="string" calcext:value-type="string">
            <text:p>Apertura el 21/01/2025 y cierre el 17/11/2025</text:p>
          </table:table-cell>
          <table:table-cell office:value-type="string" calcext:value-type="string">
            <text:p>GALICIA</text:p>
          </table:table-cell>
          <table:table-cell office:value-type="string" calcext:value-type="string">
            <text:p>4480000.0</text:p>
          </table:table-cell>
          <table:table-cell office:value-type="string" calcext:value-type="string">
            <text:p>Facilitar la ejecución de un conjunto de servicios profesionales por parte de entidades colaboradora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incluyendo los autónomos, comunidades de bienes, asociaciones, fundaciones o cualquier otro tipo de unidad económica o patrimonio separado que, aun careciendo de personalidad jurídica, lleven a cabo actividad empresarial y puedan llevar a cabo los proyectos, las actividades o los comportamientos o se encuentren en la situación que motiva la concesión de la subvención.</text:p>
          </table:table-cell>
          <table:table-cell office:value-type="string" calcext:value-type="string">
            <text:p>El plazo de solicitud es desde el 21/01/2025 hasta el 17/11/2025.</text:p>
          </table:table-cell>
          <table:table-cell office:value-type="string" calcext:value-type="string">
            <text:p>Las pymes podrán solicitar ayudas para la prestación de uno o varios servicios hasta un máximo de 2 servicios por beneficiaria. </text:p>
            <text:p/>
            <text:p>El importe definido para cada tipo de servicio se determina según el siguiente esquema, en función de la duración mínima orientativa de cada servicio: </text:p>
            <text:p>- Categoría 1: Análisis y Evaluación competitivo - Importe del servicios (IVA no incluido) 3.780 €.</text:p>
            <text:p>- Categoría 2: Optimización y mejora competitiva - Importe del servicios (IVA no incluido) 5.355 €.</text:p>
            <text:p>- Categoría 3: Estrategias de Competitividad avanzada - Importe del servicios (IVA no incluido) 6.300 €.</text:p>
          </table:table-cell>
          <table:table-cell office:value-type="string" calcext:value-type="string">
            <text:p>Serán subvencionables los gastos de prestación de los servicios prestados por las entidades colaboradoras seleccionadas para cada servicio, realizados entre la fecha de solicitud y la fecha límite de ejecución establecida en la resolución de convocatoria de las ayudas y agrupados en las siguientes tipologías:</text:p>
            <text:p/>
            <text:p>1. Profesionalización y desarrollo estratégico:</text:p>
            <text:p>- Servicios de análisis del potencial competitivo y primeras acciones de mejora.</text:p>
            <text:p>- Servicios de desarrollo estratégico integral de la empresa.</text:p>
            <text:p>- Servicios de análisis del cumplimiento normativo y los riesgos legales (Compliance).</text:p>
            <text:p>- Servicios de Captación, Fidelización y Gestión de Talento.</text:p>
            <text:p>- Servicios para el desarrollo de una estrategia de integración ESG.</text:p>
            <text:p>- Servicios de mejora de la gestión financiera y búsqueda de financiación.</text:p>
            <text:p>- Servicios de circularización y optimización de los procesos de producción y cadena logística.</text:p>
            <text:p>- Servicios de asesoramiento para el relanzamiento comercial.</text:p>
            <text:p>- Servicios de preparación de procesos certificables.</text:p>
            <text:p>- Servicio de apoyo para empresas emergentes innovadoras. </text:p>
            <text:p/>
            <text:p>2. Innovación:</text:p>
            <text:p>- Servicios de diseño y lanzamiento de productos y servicios innovadores.</text:p>
            <text:p>- Servicios de protección de la innovación.</text:p>
            <text:p>- Servicios de asesoramiento para la financiación de la innovación.</text:p>
          </table:table-cell>
          <table:table-cell table:number-columns-repeated="16371"/>
        </table:table-row>
        <table:table-row table:style-name="ro13">
          <table:table-cell office:value-type="string" calcext:value-type="string">
            <text:p>ayudas-para-proyectos-desarrollados-dentro-de-las-estrategias-de-desarrollo-local-participativo-aprobadas-a-los-grupos-de-accion-local-de-pesca-en-la-comunitat-valenciana-ano-2025</text:p>
          </table:table-cell>
          <table:table-cell office:value-type="string" calcext:value-type="string">
            <text:p>Ayudas para proyectos desarrollados dentro de las estrategias de desarrollo local participativo aprobadas a los grupos de acción local de pesca en la Comunitat Valenciana, año 2025.</text:p>
          </table:table-cell>
          <table:table-cell office:value-type="string" calcext:value-type="string">
            <text:p>Apertura el 10/12/2024 y cierre el 09/05/2025</text:p>
          </table:table-cell>
          <table:table-cell office:value-type="string" calcext:value-type="string">
            <text:p>COMUNITAT VALENCIANA</text:p>
          </table:table-cell>
          <table:table-cell office:value-type="string" calcext:value-type="string">
            <text:p>4305000.0</text:p>
          </table:table-cell>
          <table:table-cell office:value-type="string" calcext:value-type="string">
            <text:p>El objetivo de esta ayuda es permitir una economía azul sostenible en las zonas costeras, insulares e interiores, y fomentar el desarrollo de las comunidades pesqueras y acuícolas. Se articula en la prioridad 3 del FEMPA, que busca contribuir a la sostenibilidad económica en estas área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y realicen las acciones contempladas en la Orden 10/2024, de 4 de octubre, en el ámbito territorial de la Comunidad Valenciana. En el caso de entidades sin personalidad jurídica, se debe especificar la cuota de participación de cada uno de los miembros, quienes también tendrán la condición de beneficiarios.</text:p>
          </table:table-cell>
          <table:table-cell office:value-type="string" calcext:value-type="string">
            <text:p>El plazo de solicitud es desde el 10/12/2024 hasta el 09/05/2025.</text:p>
          </table:table-cell>
          <table:table-cell office:value-type="string" calcext:value-type="string">
            <text:p>El monto máximo de la ayuda es de 600.000,00 euros para la línea de subvención S0483 "Ajudes a projectes de gastos desenrotllats dins de les EDLP" y de 2.000.000,00 euros para la línea de subvención S0434 "Ajudes inversions GALP".</text:p>
          </table:table-cell>
          <table:table-cell/>
          <table:table-cell office:value-type="string" calcext:value-type="string">
            <text:p>El plazo máximo para dictar y notificar la resolución de la ayuda será de seis meses a partir de la presentación de la solicitud. Una vez transcurrido este plazo sin que se haya notificado una resolución expresa, las solicitudes podrán entenderse desestimadas por silencio administrativo. Además, la resolución de concesión de la ayuda concretará la fecha límite de finalización de la acción, que deberá ser comunicada por el beneficiario a la sección de pesca marítima correspondiente.</text:p>
          </table:table-cell>
          <table:table-cell office:value-type="string" calcext:value-type="string">
            <text:p>Las diferentes líneas de actuación mencionadas en la información son las siguientes:</text:p>
            <text:p/>
            <text:p>1. **Ajudes a projectes de gastos desenrotllats dins de les EDLP**: Esta línea está destinada a proyectos de gastos desarrollados dentro de las Estrategias de Desarrollo Local Participativo (EDLP).</text:p>
            <text:p/>
            <text:p>2. **Ajudes inversions GALP**: Esta línea se refiere a ayudas para inversiones en Grupos de Acción Local de Pesca (GALP).</text:p>
            <text:p/>
            <text:p>Estas líneas están incluidas en el proyecto de ley de presupuestos de la Generalitat para 2025, con dotaciones máximas específicas para cada una.</text:p>
          </table:table-cell>
          <table:table-cell table:number-columns-repeated="16369"/>
        </table:table-row>
        <table:table-row table:style-name="ro12">
          <table:table-cell office:value-type="string" calcext:value-type="string">
            <text:p>subvenciones-a-los-ayuntamientos-de-la-comunidad-autonoma-del-pais-vasco-destinadas-a-la-financiacion-de-los-gastos-de-infraestructura-de-las-plazas-de-nueva-creacion-del-primer-ciclo-de-educacion-infantil-en-centros-publicosen-el-marco-del-plan-de-recuperacion-transformacion-y-resiliencia-financiado-por-la-union-europea-next-generation-eu</text:p>
          </table:table-cell>
          <table:table-cell office:value-type="string" calcext:value-type="string">
            <text:p>Subvenciones a los Ayuntamientos de la Comunidad Autónoma del País Vasco destinadas a la financiación de los gastos de infraestructura de las plazas de nueva creación del primer ciclo de educación infantil en centros públicos</text:p>
          </table:table-cell>
          <table:table-cell office:value-type="string" calcext:value-type="string">
            <text:p>Apertura el 13/12/2024 y cierre el 31/10/2025</text:p>
          </table:table-cell>
          <table:table-cell office:value-type="string" calcext:value-type="string">
            <text:p>País Vasco</text:p>
          </table:table-cell>
          <table:table-cell office:value-type="string" calcext:value-type="string">
            <text:p>4207837.0</text:p>
          </table:table-cell>
          <table:table-cell office:value-type="string" calcext:value-type="string">
            <text:p>El objetivo de esta ayuda es subvencionar a los ayuntamientos de la Comunidad Autónoma del País Vasco para financiar los gastos de infraestructuras de nuevas plazas del primer ciclo de Educación Infantil de titularidad pública, creadas entre el 1 de enero de 2021 y el 31 de diciembre de 2025, en el marco del Plan de Recuperación, Transformación y Resilie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Educación</text:p>
          </table:table-cell>
          <table:table-cell office:value-type="string" calcext:value-type="string">
            <text:p>Los beneficiarios de la ayuda son los Ayuntamientos de la Comunidad Autónoma del País Vasco que realicen, en el ejercicio de sus competencias, la actividad subvencionada en Escuelas Infantiles municipales gestionadas por el Consorcio Haurreskolak o en cualesquiera otras de titularidad del ayuntamiento.</text:p>
          </table:table-cell>
          <table:table-cell office:value-type="string" calcext:value-type="string">
            <text:p>El plazo de solicitud es desde el 13/12/2024 hasta el 31/10/2025.</text:p>
          </table:table-cell>
          <table:table-cell office:value-type="string" calcext:value-type="string">
            <text:p>La cuantía máxima de la subvención es de 18.000 euros por cada nueva plaza creada, hasta el agotamiento del crédito disponible.</text:p>
          </table:table-cell>
          <table:table-cell office:value-type="string" calcext:value-type="string">
            <text:p>Los gastos o actuaciones subvencionables de esta ayuda incluyen:</text:p>
            <text:p/>
            <text:p>1. **Infraestructura**: Reformas o rehabilitaciones para nuevas unidades (aulas) en edificios de centros educativos que necesiten adecuaciones, así como la construcción de nuevas escuelas infantiles.</text:p>
            <text:p/>
            <text:p>2. **Cumplimiento de Normativas**: Las actuaciones deben ser estrictamente necesarias para la creación de nuevas plazas de Educación Infantil de 0-3 años y no contradecir los requisitos establecidos en el Decreto 215/2004 sobre Escuelas Infantiles.</text:p>
            <text:p/>
            <text:p>3. **Principio DNSH**: No serán subvencionables aquellos proyectos que no respeten las normas y prioridades de la Unión Europea en materia climática y medioambiental, específicamente el principio de "no causar un perjuicio significativo" (DNSH).</text:p>
            <text:p/>
            <text:p>Estas actuaciones deben realizarse dentro del plazo de ejecución establecido, que es del 1 de enero de 2021 al 31 de diciembre de 2025.</text:p>
          </table:table-cell>
          <table:table-cell office:value-type="string" calcext:value-type="string">
            <text:p>El plazo de ejecución de la ayuda es del 1 de enero de 2021 al 31 de diciembre de 2025.</text:p>
          </table:table-cell>
          <table:table-cell office:value-type="string" calcext:value-type="string">
            <text:p>Las líneas de actuación financiables mencionadas son:</text:p>
            <text:p/>
            <text:p>1. **Infraestructura**: Reforma/rehabilitación para nuevas unidades (aulas) en edificios de centros educativos que necesiten reformas, así como la construcción de nuevas escuelas infantiles.</text:p>
            <text:p/>
            <text:p>2. **Adaptación al cambio climático**.</text:p>
            <text:p>3. **Uso sostenible y protección de los recursos hídricos y marinos**.</text:p>
            <text:p>4. **Economía circular**, incluyendo la prevención y el reciclado de residuos.</text:p>
            <text:p>5. **Prevención y control de la contaminación** a la atmósfera, el agua o el suelo.</text:p>
            <text:p>6. **Protección y restauración de la biodiversidad y los ecosistemas**.</text:p>
            <text:p/>
            <text:p>Estas actuaciones deben cumplir con la normativa medioambiental vigente y no causar un perjuicio significativo al medio ambiente.</text:p>
          </table:table-cell>
          <table:table-cell table:number-columns-repeated="16369"/>
        </table:table-row>
        <table:table-row table:style-name="ro4">
          <table:table-cell office:value-type="string" calcext:value-type="string">
            <text:p>ayudas-economicas-a-la-natalidad</text:p>
          </table:table-cell>
          <table:table-cell office:value-type="string" calcext:value-type="string">
            <text:p>Ayudas económicas a la natalidad, gestación o adopción de menores en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72427500.0</text:p>
          </table:table-cell>
          <table:table-cell office:value-type="string" calcext:value-type="string">
            <text:p>Ayudas económicas de pago mensual por gestación, nacimiento de hijo o adopción de menores en la Comunidad de Madrid</text:p>
          </table:table-cell>
          <table:table-cell office:value-type="string" calcext:value-type="string">
            <text:p>Comunidad de Madrid</text:p>
          </table:table-cell>
          <table:table-cell office:value-type="string" calcext:value-type="string">
            <text:p>14500.0</text:p>
          </table:table-cell>
          <table:table-cell office:value-type="string" calcext:value-type="string">
            <text:p>COMUNIDAD DE MADRID - Consejería de Familia, Juventud y Política Social</text:p>
          </table:table-cell>
          <table:table-cell office:value-type="string" calcext:value-type="string">
            <text:p>Si eres menor de 30 años (inclusive) y, en la fecha de presentación de la solicitud, te encuentres en alguna de las siguientes situaciones:</text:p>
            <text:p>- Eres gestante desde la semana 21 de gestación, a partir de 1 de enero de 2022.</text:p>
            <text:p>- Eres madre que ha tenido un hijo o más hijos en caso de parto múltiple, a partir de 1 de enero de 2022.</text:p>
            <text:p>- Has adoptado un menor, a partir de 1 de enero de 2022.</text:p>
            <text:p/>
            <text:p>Requisitos:</text:p>
            <text:p>1. Ser español/a o extranjera/o con residencia legal en España, siempre que cumplas con los requisitos establecidos en la presente norma.</text:p>
            <text:p>2. Tener 30 años o menos.</text:p>
            <text:p>3. Residir y estar empadronado de forma ininterrumpida en la Comunidad de Madrid durante al menos los 5 años inmediatamente anteriores a la fecha de presentación de la solicitud y mantener tu residencia en la Comunidad de Madrid durante la percepción de las ayudas</text:p>
            <text:p>4. No superar los 30.000 euros anuales de renta en tributación individual o los 36.200 euros anuales de renta en tributación conjunta para toda la unidad familiar en la declaración del IRPF.</text:p>
          </table:table-cell>
          <table:table-cell office:value-type="string" calcext:value-type="string">
            <text:p>El plazo de presentación de solicitudes se iniciará a partir del 1 de enero de 2022. <text:s/>Para años sucesivos este plazo de presentación permanecerá abierto de forma continuada desde el 1 de enero hasta el 31 de diciembre de cada ejercicio anual</text:p>
          </table:table-cell>
          <table:table-cell office:value-type="string" calcext:value-type="string">
            <text:p>En el supuesto de solicitud por NACIMIENTO, el importe de la subvención será de 500 euros mensuales por hijo, desde el mes de la fecha de presentación de la solicitud, hasta el último día del mes en el que el menor cumpla los 24 meses.</text:p>
            <text:p/>
            <text:p>En el supuesto de solicitud por GESTACIÓN, el importe de la subvención será de 500 euros mensuales por hijo, desde el mes de la fecha de presentación de la solicitud, hasta el último día del mes en el que se cumplan 24 meses desde la fecha de parto.</text:p>
            <text:p/>
            <text:p>En el supuesto de solicitud por ADOPCIÓN, el importe de la subvención será de 500 euros mensuales por hijo, desde el mes de la fecha de presentación de la solicitud, hasta el último día del mes en el que se cumplan 24 meses desde la fecha de inscripción de la adopción en el Registro Civil, Independientemente de la edad del menor adoptado. </text:p>
            <text:p/>
            <text:p>En caso de gestación, parto o adopción múltiple, cada feto o hijo adicional dará derecho a la percepción de un importe adicional de 500 euros y el plazo de devengo de la ayuda será el mismo.</text:p>
          </table:table-cell>
          <table:table-cell table:number-columns-repeated="2"/>
          <table:table-cell office:value-type="string" calcext:value-type="string">
            <text:p>- NACIMIENTO</text:p>
            <text:p>- GESTACIÓN </text:p>
            <text:p>- ADOPCIÓN</text:p>
          </table:table-cell>
          <table:table-cell/>
          <table:table-cell office:value-type="string" calcext:value-type="string">
            <text:p>Sólo tendrán validez los informes expedidos que incluyan la firma y número de colegiado del profesional actuante que deberán incluir los extremos previstos eb la norma que a continuación se detalla:</text:p>
            <text:p>- Edad gestacional (y en particular acreditación de que a la fecha de la solicitud la gestante ha entrado ya en la semana 21 de gestación)</text:p>
            <text:p>- Numero de fetos en gestación en la fecha del informe (1, 2, …)</text:p>
            <text:p>- Fecha Prevista de Parto (FPP)</text:p>
            <text:p/>
            <text:p>El certificado de empadronamiento es el único documento público que acredita fehacientemente a efectos administrativos la residencia y el domicilio habitual de un ciudadano.</text:p>
          </table:table-cell>
          <table:table-cell table:number-columns-repeated="16367"/>
        </table:table-row>
        <table:table-row table:style-name="ro5">
          <table:table-cell office:value-type="string" calcext:value-type="string">
            <text:p>ayudas-mensuales-a-familias-con-hijos-e-hijas-del-pais-vasco</text:p>
          </table:table-cell>
          <table:table-cell office:value-type="string" calcext:value-type="string">
            <text:p>Ayudas mensuales a familias con hijos e hijas del País Vasco.</text:p>
          </table:table-cell>
          <table:table-cell office:value-type="string" calcext:value-type="string">
            <text:p>Apertura el 01/03/2023 y cierre el 31/01/2099</text:p>
          </table:table-cell>
          <table:table-cell office:value-type="string" calcext:value-type="string">
            <text:p>País Vasco</text:p>
          </table:table-cell>
          <table:table-cell office:value-type="string" calcext:value-type="string">
            <text:p>237846200.0</text:p>
          </table:table-cell>
          <table:table-cell office:value-type="string" calcext:value-type="string">
            <text:p>Ayudar económicamente a familias con hijas o hijos a su cargo por nacimiento, adopción, tutela o delegación de guarda para la convivencia preadoptiv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gualdad, Justicia y Políticas Sociales</text:p>
          </table:table-cell>
          <table:table-cell office:value-type="string" calcext:value-type="string">
            <text:p>- Padre o madre integrante de la unidad familiar</text:p>
            <text:p>- A quién ostente la guarda y custodia.</text:p>
            <text:p>- Al acogedor o acogedora.</text:p>
            <text:p>- Al tutor o la tutora.</text:p>
          </table:table-cell>
          <table:table-cell office:value-type="string" calcext:value-type="string">
            <text:p>El plazo de solicitud es desde el 01/03/2023 hasta el 31/10/2023</text:p>
          </table:table-cell>
          <table:table-cell office:value-type="string" calcext:value-type="string">
            <text:p>- Ayuda extraordinaria por discapacidad o dependencia: Si la hija o hijo tiene reconocida una discapacidad igual o superior al 33% o una situación de dependencia, el importe de las ayudas se doblará (se multiplicarán por dos)</text:p>
            <text:p/>
            <text:p>- Ayuda extraordinaria por parto múltiple o adopción nacional múltiple: El importe de la ayuda va en función de la renta familiar estandarizada</text:p>
            <text:p/>
            <text:p>- Ayuda extraordinaria por adopción internacional: El importe de la ayuda va en función de la renta familiar estandarizada.</text:p>
          </table:table-cell>
          <table:table-cell table:number-columns-repeated="2"/>
          <table:table-cell office:value-type="string" calcext:value-type="string">
            <text:p>- Ayudas a hijas o hijos de 0 a 3 años</text:p>
            <text:p/>
            <text:p>- Ayudas a tercera o sucesiva hija o hijo de 3 a 7 años</text:p>
            <text:p/>
            <text:p>- Ayuda extraordinaria por discapacidad o dependencia</text:p>
            <text:p/>
            <text:p>- Ayuda extraordinaria por parto múltiple o adopción nacional múltiple</text:p>
            <text:p/>
            <text:p>- Ayuda extraordinaria por adopción internacional</text:p>
          </table:table-cell>
          <table:table-cell table:number-columns-repeated="16369"/>
        </table:table-row>
        <table:table-row table:style-name="ro9">
          <table:table-cell office:value-type="string" calcext:value-type="string">
            <text:p>ley-startups-de-fomento-del-ecosistema-de-las-empresas-emergentes</text:p>
          </table:table-cell>
          <table:table-cell office:value-type="string" calcext:value-type="string">
            <text:p>Ley Startups, de fomento del ecosistema de las empresas emergente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a) Fomentar la creación, el crecimiento y la relocalización de empresas emergentes en España, en especial de las microempresas, de las pequeñas y las medianas empresas emprendedoras, fijando además las condiciones que favorezcan su capacidad de internacionalización.</text:p>
            <text:p>b) Atraer talento y capital internacional para el desarrollo del ecosistema español de empresas emergentes.</text:p>
            <text:p>c) Estimular la inversión pública y privada en empresas emergentes.</text:p>
            <text:p>d) Favorecer la interrelación entre empresas, agentes financiadores y territorios para aumentar las posibilidades de éxito de las empresas emergentes, con especial atención al fomento de polos de atracción de empresas emergentes en entornos rurales, y especialmente, en aquellas zonas que están perdiendo población, en aras de una mayor cohesión social y territorial.</text:p>
            <text:p>e) Impulsar el acercamiento entre la formación profesional y la universidad y las empresas emergentes.</text:p>
            <text:p>f) Contribuir a incrementar la transferencia de conocimientos de la Universidad y de los organismos públicos de investigación y restantes agentes públicos del Sistema Español de Ciencia, Tecnología e Innovación al mundo empresarial.</text:p>
            <text:p>g) Eliminar las brechas de género existentes en el ecosistema español de empresas emergentes.</text:p>
            <text:p>h) Apoyar el desarrollo de polos de atracción de empresas e inversores.</text:p>
            <text:p>i) Impulsar la compra pública innovadora con empresas emergentes.</text:p>
            <text:p>j) Garantizar la eficacia y coherencia del sistema estatal de ayudas al emprendimiento basado en innovación.</text:p>
            <text:p>k) Promover el seguimiento participativo de la evolución del ecosistema español de empresas emergentes y de los resultados de esta ley.</text:p>
          </table:table-cell>
          <table:table-cell/>
          <table:table-cell office:value-type="string" calcext:value-type="string">
            <text:p>0.0</text:p>
          </table:table-cell>
          <table:table-cell office:value-type="string" calcext:value-type="string">
            <text:p>Jefatura del Estado - Ministerio de Industria, Comercio y Turismo</text:p>
          </table:table-cell>
          <table:table-cell office:value-type="string" calcext:value-type="string">
            <text:p>Las empresas emergentes, entendiendo por empresa emergente, a los efectos de esta ley, toda persona jurídica, incluidas las empresas de base tecnológica creadas al amparo de la Ley 14/2011, que cumplan con:</text:p>
            <text:p>- Ser de nueva creación o, no siendo de nueva creación, cuando no hayan transcurrido más de 5 años desde la fecha de inscripción en el Registro Mercantil.</text:p>
            <text:p>- No haber surgido de una operación de fusión, escisión o transformación de empresas que no tengan consideración de empresas emergentes. Los términos concentración o segregación se consideran incluidos en las anteriores operaciones.</text:p>
            <text:p>- No distribuir ni haber distribuido dividendos, o retornos en el caso de cooperativas.</text:p>
            <text:p>- No cotizar en un mercado regulado.</text:p>
            <text:p>- Tener su sede social, domicilio social o establecimiento permanente en España.</text:p>
            <text:p>- Tener al 60 % de la plantilla con un contrato laboral en España.</text:p>
            <text:p>- Desarrollar un proyecto de emprendimiento innovador que cuente con un modelo de negocio escalable.</text:p>
            <text:p>- Tener un volumen de negocio que no supere los 10 millones de euros anuales</text:p>
          </table:table-cell>
          <table:table-cell/>
          <table:table-cell office:value-type="string" calcext:value-type="string">
            <text:p>La nueva Ley:</text:p>
            <text:p>- Elimina trabas burocráticas y flexibiliza trámites para fomentar la creación y la inversión en empresas emergentes de base tecnológica.</text:p>
            <text:p>-  Incentiva fiscalmente a las empresas, inversores y trabajadores de startups.</text:p>
            <text:p>- Agiliza los trámites para poder constituir una empresa con un solo paso y por medios telemáticos, sin costes notariales ni registrales.</text:p>
            <text:p>- Reducción del Impuesto de Sociedades (pasa del 25% al 15%) y en el Impuesto sobre la Renta de No Residentes durante cuatro años; el aplazamiento del pago de la deuda tributaria sin intereses ni garantías.</text:p>
            <text:p>- El uso de las opciones sobre acciones (stock options) como forma de retribución y se eleva su exención fiscal de 12.000 a 50.000 euros anuales.</text:p>
            <text:p>- Eleva la base máxima de deducción por inversión en empresas de nueva o reciente creación (de 60.000 a 100.000 euros anuales), el tipo de deducción pasa del 30% al 50% y se amplía el periodo que considera una empresa de reciente creación.</text:p>
            <text:p>- Mejora el régimen fiscal del Impuesto sobre la Renta de No Residentes aplicable a directivos y empleados de las startups, inversores y “nómadas digitales” -personas en teletrabajo desplazadas temporalmente a territorio español- y sus familiares, que podrán acceder a un visado especial de hasta 5 años.</text:p>
            <text:p>- Elimina la doble cotización a la Seguridad Social para aquellos emprendedores que mantengan de forma simultánea un empleo por cuenta ajena. </text:p>
            <text:p>- Fomenta la colaboración con las administraciones públicas, las universidades, organismos públicos de investigación y centros tecnológicos, previéndose la creación de sandboxes o licencias de pruebas en sectores regulados.</text:p>
          </table:table-cell>
          <table:table-cell office:value-type="string" calcext:value-type="string">
            <text:p>El análisis sobre el grado de innovación del proyecto emprendedor y sobre la escalabilidad del modelo de negocio se basará en, al menos, los siguientes criterios:</text:p>
            <text:p/>
            <text:p>a) Grado de innovación. Se valorará haber recibido financiación pública en los últimos tres años, sin haber sufrido revocación por incorrecta o insuficiente ejecución de la actividad financiada. También se tendrán en cuenta los GASTOS en investigación, desarrollo e innovación tecnológica respecto de los gastos totales de la empresa durante los DOS EJERCICIOS ANTERIORES, o en el ejercicio anterior cuando se trate de empresas de menos de dos años.</text:p>
            <text:p/>
            <text:p>b) Grado de atractivo del mercado. Se valorará la oferta y demanda en el sector, la generación de tracción, estrategias de captación de usuarios o clientes, entre otros aspectos.</text:p>
            <text:p/>
            <text:p>c) Fase de vida de la empresa. Se valorará la implementación de prototipos y la obtención de un producto mínimo viable o la puesta en mercado del servicio.</text:p>
            <text:p/>
            <text:p>d) Modelo de negocio. Se considerará la escalabilidad del número de usuarios, del número de operaciones o de la facturación anual.</text:p>
            <text:p/>
            <text:p>e) Competencia. Se valorarán las empresas competidoras en su ámbito o sector de actividad y la diferenciación respecto de las mismas.</text:p>
            <text:p/>
            <text:p>f) Equipo. Se valorará la experiencia, formación y trayectoria del equipo que componga la empresa.</text:p>
            <text:p/>
            <text:p>g) Dependencia de proveedores, suministradores y contratos de alquiler. Se tendrán en cuenta las relaciones con otros operadores económicos.</text:p>
            <text:p/>
            <text:p>h) Clientes. Se valorará el volumen de clientes o usuarios de la empresa.</text:p>
          </table:table-cell>
          <table:table-cell/>
          <table:table-cell office:value-type="string" calcext:value-type="string">
            <text:p>- Reducción del tipo impositivo del Impuesto sobre Sociedades al 15%.</text:p>
            <text:p>- Aplazamientos de deudas tributarias.</text:p>
            <text:p>- Exoneración de efectuar los pagos fraccionados del Impuesto sobre Sociedades.</text:p>
            <text:p>- Eliminación de determinadas tasas registrales para la constitución de una nueva empresa.</text:p>
            <text:p>- Exoneración de la obligación de obtención del NIE en el caso de inversores extranjeros no residentes.</text:p>
            <text:p>- Bonificación, durante tres años, de las cuotas a la Seguridad Social a favor de los emprendedores autónomos que también trabajen por cuenta ajena.</text:p>
            <text:p>- Ampliación del importe de la exención, hasta los 50.000 euros anuales, en el caso de entrega de stock options a los empleados.</text:p>
            <text:p>- Aumento de la deducción por inversión en empresas de nueva creación, incrementando el tipo al 50% y la base máxima hasta 100.000 euros.</text:p>
            <text:p>- Impulso en la creación y desarrollo de entornos controlados de pruebas para validar la viabilidad e impacto de nuevos modelos en actividades reguladas.</text:p>
            <text:p>- Facilidades para la prestación de garantías o pagos a cuenta en el caso de concesión de subvenciones.</text:p>
          </table:table-cell>
          <table:table-cell office:value-type="string" calcext:value-type="string">
            <text:p>No se pueden certificar autónomos, únicamente podrán certificarse empresas constituidas como sociedades de capital (SA, SL, SAL, SLL, etc.) y cooperativas que cumplan los requisitos de empresa emergente establecidos en la Ley.</text:p>
          </table:table-cell>
          <table:table-cell office:value-type="string" calcext:value-type="string">
            <text:p>Se entiende por empresa de base tecnológica aquella cuya actividad requiere la generación o un uso intensivo de conocimiento científico-técnico y tecnologías para la generación de nuevos productos, procesos o servicios y para la canalización de las iniciativas de investigación, desarrollo e innovación y la transferencia de sus resultados.</text:p>
            <text:p/>
            <text:p>Se considerará que una empresa emergente es innovadora cuando su finalidad sea resolver un problema o mejorar una situación existente mediante el desarrollo de productos, servicios o procesos nuevos o mejorados sustancialmente en comparación con el estado de la técnica y que lleve implícito un riesgo de fracaso tecnológico, industrial o en el propio modelo de negocio.</text:p>
          </table:table-cell>
          <table:table-cell table:number-columns-repeated="16367"/>
        </table:table-row>
        <table:table-row table:style-name="ro12">
          <table:table-cell office:value-type="string" calcext:value-type="string">
            <text:p>ayudas-de-los-fondos-y-programas-operativos-por-parte-de-las-organizaciones-de-sector-fruta-y-hortaliza</text:p>
          </table:table-cell>
          <table:table-cell office:value-type="string" calcext:value-type="string">
            <text:p>Ayudas de los fondos y programas operativos por parte de las organizaciones de sector fruta y hortaliza</text:p>
          </table:table-cell>
          <table:table-cell office:value-type="string" calcext:value-type="string">
            <text:p>Apertura el 01/01/2025 y cierre el 31/10/2025</text:p>
          </table:table-cell>
          <table:table-cell office:value-type="string" calcext:value-type="string">
            <text:p>ANDALUCÍA</text:p>
          </table:table-cell>
          <table:table-cell office:value-type="string" calcext:value-type="string">
            <text:p>135000000.0</text:p>
          </table:table-cell>
          <table:table-cell office:value-type="string" calcext:value-type="string">
            <text:p>El objetivo de la ayuda es establecer, para el ejercicio 2025, la convocatoria para la presentación de solicitudes de pago de la ayuda financiera comunitaria destinada a las organizaciones de productores o asociaciones de organizaciones de productores de frutas y hortalizas en el ámbito de la Comunidad Autónoma de Andalucía. Esta ayuda se enmarca dentro del Reglamento (UE) n.º 2021/2115 y el Real Decreto 857/2022, y está destinada a apoyar la ejecución de un fondo operativo.</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las organizaciones de productores y las asociaciones de organizaciones de productores del sector de frutas y hortalizas que estén reconocidas por los órganos competentes del Reino de España y que tengan un programa operativo aprobado para su ejecución en las anualidades correspondientes.</text:p>
          </table:table-cell>
          <table:table-cell table:number-columns-repeated="3"/>
          <table:table-cell office:value-type="string" calcext:value-type="string">
            <text:p>El plazo de ejecución de la ayuda para las operaciones programadas es hasta el 30 de abril de 2025, siempre que estas operaciones puedan llevarse a cabo a más tardar en esa fecha. Además, las solicitudes de ayuda financiera o de su saldo pueden presentarse hasta el 15 de febrero de 2025.</text:p>
          </table:table-cell>
          <table:table-cell office:value-type="string" calcext:value-type="string">
            <text:p>Las diferentes líneas de actuación mencionadas en el documento son:</text:p>
            <text:p/>
            <text:p>1. **Actuación 1.A.4.1**: Obra civil dirigida a mejorar la comercialización, que incluye nueva construcción, ampliación o modificación, y debe estar recogida en el RIA (Registro de Inversiones Agrarias) actualizado.</text:p>
            <text:p/>
            <text:p>2. **Actuación 1.D.1.1**: Mantener la misma actuación para la misma superficie durante al menos 5 años.</text:p>
            <text:p/>
            <text:p>3. **Actuación 1.D.2.1**: Mantener en producción ecológica al menos durante 5 años la parcela o parcelas, y la misma superficie.</text:p>
            <text:p/>
            <text:p>4. **Actuación 1.D.3.1**: Mantener en producción integrada el mismo número de hectáreas durante 5 años, con un margen de tolerancia a la baja del 20% en el cumplimiento del compromiso.</text:p>
            <text:p/>
            <text:p>Estas líneas de actuación están relacionadas con la producción integrada y ecológica, así como con la mejora de la comercialización.</text:p>
          </table:table-cell>
          <table:table-cell table:number-columns-repeated="16369"/>
        </table:table-row>
        <table:table-row table:style-name="ro26">
          <table:table-cell office:value-type="string" calcext:value-type="string">
            <text:p>ayudas-urgentes-en-la-comunidad-valenciana-por-la-destruccion-de-vehiculos-a-causa-de-la-dana</text:p>
          </table:table-cell>
          <table:table-cell office:value-type="string" calcext:value-type="string">
            <text:p>Ayudas urgentes en la Comunidad Valenciana por la destrucción de vehículos a causa de la DANA.</text:p>
          </table:table-cell>
          <table:table-cell office:value-type="string" calcext:value-type="string">
            <text:p>Apertura el 16/01/2025 y cierre el 28/02/2025</text:p>
          </table:table-cell>
          <table:table-cell office:value-type="string" calcext:value-type="string">
            <text:p>COMUNITAT VALENCIANA</text:p>
          </table:table-cell>
          <table:table-cell office:value-type="string" calcext:value-type="string">
            <text:p>250000000.0</text:p>
          </table:table-cell>
          <table:table-cell office:value-type="string" calcext:value-type="string">
            <text:p>Ayudas urgentes con el fin de reparar a las personas físicas que hayan sufrido la destrucción de determinados vehículos a motor y ciclomotores de su propiedad como consecuencia directa del temporal de viento y lluvias iniciado el 29 de octubre de 2024 en la Comunitat Valenciana.</text:p>
          </table:table-cell>
          <table:table-cell office:value-type="string" calcext:value-type="string">
            <text:p>Comunidad Valenciana</text:p>
          </table:table-cell>
          <table:table-cell office:value-type="string" calcext:value-type="string">
            <text:p>2500.0</text:p>
          </table:table-cell>
          <table:table-cell office:value-type="string" calcext:value-type="string">
            <text:p>COMUNITAT VALENCIANA - SUBSECRETARÍA - CONSELLERIA DE HACIENDA, ECONOMÍA Y ADMINISTRACIÓN PÚBLICA</text:p>
          </table:table-cell>
          <table:table-cell office:value-type="string" calcext:value-type="string">
            <text:p>Las personas físicas, tanto si ejercen actividades económicas como si no, en las que concurran los siguientes requisitos:</text:p>
            <text:p>a) ue sean propietarias de un vehículo que se encuentre asegurado, que sea declarado siniestro total como consecuencia directa del temporal de viento y lluvias iniciado el 29 de octubre de 2024 en la Comunitat Valenciana, y que se encuentre encuadrado en alguna de las siguientes categorías:</text:p>
            <text:p>1) Ciclomotores:</text:p>
            <text:p>03 Ciclomotor</text:p>
            <text:p>2) Motocicletas:</text:p>
            <text:p>04 Motocicleta</text:p>
            <text:p>05 Motocarro</text:p>
            <text:p>06 Automóvil de tres ruedas</text:p>
            <text:p>3) Turismos, furgonetas y vehículos similares</text:p>
            <text:p>10 Turismo</text:p>
            <text:p>17 Pick-up</text:p>
            <text:p>20 Camión MMA &lt; 3.500 kg</text:p>
            <text:p>24 Furgón/furgoneta MMA &lt; 3.500 kg</text:p>
            <text:p>30 Derivado de turismo</text:p>
            <text:p>31 Vehículo mixto adaptable</text:p>
            <text:p/>
            <text:p>b) Que hayan iniciado, antes de la solicitud de la ayuda, una reclamación al Consorcio de Compensación de Seguros o, en su defecto, a la aseguradora del vehículo siniestrado. Esta circunstancia se acreditará, inicialmente, mediante la consignación en la solicitud de la ayuda del número de expediente asignado al siniestro por el Consorcio de Compensación de Seguros o, en su defecto, por la entidad aseguradora del vehículo.</text:p>
            <text:p/>
            <text:p>c) Que el vehículo haya causado baja en la Dirección General de Tráfico con motivo de los daños ocasionados por la DANA.</text:p>
          </table:table-cell>
          <table:table-cell office:value-type="string" calcext:value-type="string">
            <text:p>El plazo de solicitud es desde el 16/01/2025 hasta el 28/02/2025.</text:p>
          </table:table-cell>
          <table:table-cell office:value-type="string" calcext:value-type="string">
            <text:p>La cuantía de la ayuda ascenderá a los siguientes importes en función de la categoría del vehículo siniestrado:</text:p>
            <text:p>a) Ciclomotores: 250 €</text:p>
            <text:p>b) Motocicletas: 750 €</text:p>
            <text:p>c) Turismos, furgonetas y vehículos similares: 2.000 €.</text:p>
            <text:p>d) Turismos, furgonetas y vehículos similares adaptados para personas con movilidad reducida: 2.500 €. Será necesario que el vehículo conste en el Registro de Vehículos de la Dirección General de Tráfico como construido o modificado para la conducción por personas de movilidad reducida.</text:p>
          </table:table-cell>
          <table:table-cell table:number-columns-repeated="16372"/>
        </table:table-row>
        <table:table-row table:style-name="ro13">
          <table:table-cell office:value-type="string" calcext:value-type="string">
            <text:p>subvenciones-a-entidades-locales-de-cataluna-destinadas-a-la-creacion-de-nuevas-plazas-del-primer-ciclo-de-eduacion-infantil-en-centros-publicos-creadas-entre-el-1-de-enero-de-2021-y-el-31-de-octubre-de-2025-2025</text:p>
          </table:table-cell>
          <table:table-cell office:value-type="string" calcext:value-type="string">
            <text:p>Subvenciones a entidades locales de Cataluña, destinadas a la creación de nuevas plazas del primer ciclo de eduación infantil en centros públicos creadas entre el 1 de enero de 2021 y el 31 de octubre de 2025</text:p>
          </table:table-cell>
          <table:table-cell office:value-type="string" calcext:value-type="string">
            <text:p>Apertura el 11/02/2025 y cierre el 28/02/2025</text:p>
          </table:table-cell>
          <table:table-cell office:value-type="string" calcext:value-type="string">
            <text:p>CATALUÑA</text:p>
          </table:table-cell>
          <table:table-cell office:value-type="string" calcext:value-type="string">
            <text:p>70000000.0</text:p>
          </table:table-cell>
          <table:table-cell office:value-type="string" calcext:value-type="string">
            <text:p>El objetivo de esta ayuda es financiar infraestructuras, equipamiento y funcionamiento de nuevas plazas del primer ciclo de educación infantil en centros públicos de Catalunya, creadas entre el 1 de enero de 2021 y el 31 de octubre de 2025. Este programa está enmarcado en el Plan de Recuperación, Transformación y Resiliencia, financiado por la Unión Europea a través del Next Generation EU.</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DUCACIÓ I FORMACIÓ PROFESSIONAL</text:p>
          </table:table-cell>
          <table:table-cell office:value-type="string" calcext:value-type="string">
            <text:p>Pueden ser beneficiarios de estas subvenciones los entes locales de Cataluña que sean titulares de guarderías o escuelas infantiles que impartan el primer ciclo de educación infantil y que hayan creado nuevas plazas entre el 1 de enero de 2021 y el 31 de octubre de 2025 mediante convenio con el Departamento de Educación y Formación Profesional. También pueden ser beneficiarios los ayuntamientos que tengan una escuela en su municipio, donde el edificio sea de su propiedad y la titularidad del servicio sea de la Generalitat de Cataluña, en la que se haya implantado el primer ciclo de educación infantil en el mismo período mencionado.</text:p>
          </table:table-cell>
          <table:table-cell/>
          <table:table-cell office:value-type="string" calcext:value-type="string">
            <text:p>El monto máximo de la subvención es del 100% del presupuesto elegible presentado por el ente solicitante, hasta una cantidad máxima de 10.195,00 euros por nueva plaza creada.</text:p>
          </table:table-cell>
          <table:table-cell office:value-type="string" calcext:value-type="string">
            <text:p>Los gastos o actuaciones subvencionables de esta ayuda incluyen:</text:p>
            <text:p/>
            <text:p>1. **Infraestructuras**: Gastos relacionados con la construcción o mejora de las instalaciones donde se impartirá el primer ciclo de educación infantil.</text:p>
            <text:p>2. **Equipamiento**: Gastos para la adquisición de mobiliario y materiales necesarios para el funcionamiento de las nuevas plazas.</text:p>
            <text:p>3. **Funcionamiento**: Gastos operativos relacionados con la gestión y el funcionamiento de las nuevas plazas creadas.</text:p>
            <text:p/>
            <text:p>Estos gastos deben haberse ejecutado entre el 1 de enero de 2021 y el 31 de octubre de 2025.</text:p>
          </table:table-cell>
          <table:table-cell office:value-type="string" calcext:value-type="string">
            <text:p>El plazo de ejecución de la ayuda se extiende desde el 1 de enero de 2021 hasta, como máximo, el 31 de octubre de 2025. Esto se refiere a las fechas en las que se pueden imputar los gastos de funcionamiento y de infraestructuras y equipamientos.</text:p>
          </table:table-cell>
          <table:table-cell office:value-type="string" calcext:value-type="string">
            <text:p>No se proporciona información específica sobre diferentes líneas de actuación en los documentos proporcionados. Sin embargo, en general, las líneas de actuación en programas de subvenciones para educación infantil pueden incluir la creación de nuevas plazas, la mejora de infraestructuras, la adquisición de equipamiento y la formación del personal.</text:p>
            <text:p/>
            <text:p>Si necesitas información más detallada sobre las líneas de actuación específicas de este programa, te recomendaría consultar directamente las bases reguladoras o la convocatoria correspondiente.</text:p>
          </table:table-cell>
          <table:table-cell table:number-columns-repeated="16369"/>
        </table:table-row>
        <table:table-row table:style-name="ro16">
          <table:table-cell office:value-type="string" calcext:value-type="string">
            <text:p>subvenciones-del-plan-unico-de-obras-y-servicios-de-catalunya-para-el-periodo-2025-2029</text:p>
          </table:table-cell>
          <table:table-cell office:value-type="string" calcext:value-type="string">
            <text:p>Subvenciones del Plan único de obras y servicios de Cataluña para el periodo 2025-2029.</text:p>
          </table:table-cell>
          <table:table-cell office:value-type="string" calcext:value-type="string">
            <text:p>Apertura el 12/02/2025 y cierre el 11/04/2025</text:p>
          </table:table-cell>
          <table:table-cell office:value-type="string" calcext:value-type="string">
            <text:p>CATALUÑA</text:p>
          </table:table-cell>
          <table:table-cell office:value-type="string" calcext:value-type="string">
            <text:p>500000000.0</text:p>
          </table:table-cell>
          <table:table-cell office:value-type="string" calcext:value-type="string">
            <text:p>El objetivo de la ayuda es cooperar en la financiación de las obras y los servicios de competencia municipal en Cataluña, apoyando a los municipios y otras entidades locales en el desarrollo de sus proyect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 LA PRESIDÈNCIA</text:p>
          </table:table-cell>
          <table:table-cell office:value-type="string" calcext:value-type="string">
            <text:p>Pueden ser beneficiarios de las subvenciones del Plan único de obras y servicios de Cataluña los siguientes entes locales:</text:p>
            <text:p/>
            <text:p>a) Los municipios.  </text:p>
            <text:p>b) Las entidades municipales descentralizadas.  </text:p>
            <text:p>c) Los consejos comarcales que hayan asumido competencias municipales.  </text:p>
            <text:p>d) Las mancomunidades de municipios, por acuerdo de los miembros.</text:p>
          </table:table-cell>
          <table:table-cell/>
          <table:table-cell office:value-type="string" calcext:value-type="string">
            <text:p>El monto máximo destinado a la convocatoria de subvenciones del PUOSC para el periodo 2025-2029 es de 500.000.000 euros.</text:p>
          </table:table-cell>
          <table:table-cell office:value-type="string" calcext:value-type="string">
            <text:p>No se proporciona información específica sobre los gastos o actuaciones subvencionables en las páginas que has compartido. Sin embargo, generalmente, las subvenciones del Plan único de obras y servicios suelen estar destinadas a financiar obras y servicios de competencia municipal. Para detalles precisos sobre qué gastos son subvencionables, te recomendaría consultar las bases reguladoras aprobadas por el Decreto 1/2025 o la documentación oficial relacionada con la convocatoria.</text:p>
          </table:table-cell>
          <table:table-cell office:value-type="string" calcext:value-type="string">
            <text:p>El plazo de presentación de las solicitudes de subvención es de un máximo de dos meses, contados a partir del día siguiente a la fecha de publicación de la convocatoria en el Diari Oficial de la Generalitat de Catalunya. Sin embargo, el texto no especifica un plazo de ejecución para la ayuda en sí. Por lo general, los plazos de ejecución pueden variar según el tipo de proyecto y las condiciones específicas de la subvención. Para información más detallada sobre el plazo de ejecución, sería recomendable consultar directamente las bases reguladoras o la normativa específica relacionada.</text:p>
          </table:table-cell>
          <table:table-cell office:value-type="string" calcext:value-type="string">
            <text:p>Las líneas de actuación para las subvenciones del Plan único de obras y servicios de Cataluña para el periodo 2025-2029 no se especifican en la información proporcionada. Sin embargo, generalmente, estas subvenciones están destinadas a financiar obras y servicios de competencia municipal, lo que puede incluir proyectos de infraestructura, servicios públicos, y otras iniciativas que beneficien a los municipios y entidades locales.</text:p>
            <text:p/>
            <text:p>Si necesitas información más específica sobre las líneas de actuación, te recomendaría consultar la normativa o los documentos oficiales relacionados con la convocatoria.</text:p>
          </table:table-cell>
          <table:table-cell table:number-columns-repeated="16369"/>
        </table:table-row>
        <table:table-row table:style-name="ro13">
          <table:table-cell office:value-type="string" calcext:value-type="string">
            <text:p>ayudas-del-plan-de-obras-y-servicios-de-competencia-municial-de-pontevedra-ano-2025-linea-1</text:p>
          </table:table-cell>
          <table:table-cell office:value-type="string" calcext:value-type="string">
            <text:p>Ayudas del Plan de obras y servicios de competencia municial de Pontevedra, año 2025. (Línea 1)</text:p>
          </table:table-cell>
          <table:table-cell office:value-type="string" calcext:value-type="string">
            <text:p>Apertura el 03/01/2025 y cierre el 02/04/2025</text:p>
          </table:table-cell>
          <table:table-cell office:value-type="string" calcext:value-type="string">
            <text:p>DIPUTACIÓN PROV. DE PONTEVEDRA</text:p>
          </table:table-cell>
          <table:table-cell office:value-type="string" calcext:value-type="string">
            <text:p>48200000.0</text:p>
          </table:table-cell>
          <table:table-cell office:value-type="string" calcext:value-type="string">
            <text:p>El objetivo de esta ayuda es regular el procedimiento de concesión, ejecución y justificación de subvenciones que se concedan con cargo a un plan de carácter anual, destinado a financiar inversiones y gastos corrientes en los municipios, así como la contratación de personas desempleadas para ejecutar obras y servicios de interés general y social. Además, busca fomentar la transformación de la movilidad en zonas rurales y urbanas.</text:p>
          </table:table-cell>
          <table:table-cell office:value-type="string" calcext:value-type="string">
            <text:p>Pontevedra</text:p>
          </table:table-cell>
          <table:table-cell office:value-type="string" calcext:value-type="string">
            <text:p>0.0</text:p>
          </table:table-cell>
          <table:table-cell office:value-type="string" calcext:value-type="string">
            <text:p>DIPUTACIÓN PROV. DE PONTEVEDRA - COOPERACIÓN COS MUNICIPIOS</text:p>
          </table:table-cell>
          <table:table-cell office:value-type="string" calcext:value-type="string">
            <text:p>Los beneficiarios de la ayuda son los concellos (municipios) de la provincia de Pontevedra que tengan una población de derecho de hasta 50.000 habitantes, según la certificación expedida por el Instituto Galego de Estatística (IGE) referida al censo del ejercicio de 2023. Sin embargo, no podrán obtener la condición de beneficiarios aquellos concellos que se encuentren en alguna de las circunstancias o prohibiciones mencionadas en la legislación vigente en materia de subvenciones.</text:p>
          </table:table-cell>
          <table:table-cell office:value-type="string" calcext:value-type="string">
            <text:p>El plazo de solicitud es desde el 03/01/2025 hasta el 02/04/2025.</text:p>
          </table:table-cell>
          <table:table-cell table:number-columns-repeated="2"/>
          <table:table-cell office:value-type="string" calcext:value-type="string">
            <text:p>Los inversiones subvencionados deben estar ejecutados antes del 31 de diciembre de 2026 y justificados antes del 31 de marzo de 2027.</text:p>
          </table:table-cell>
          <table:table-cell office:value-type="string" calcext:value-type="string">
            <text:p>Línea 1: Inversiones, incluidas las de carácter plurianual.</text:p>
            <text:p/>
            <text:p>Línea 2: Amortización de deudas con entidades financieras; acreedores de gasto corriente e inversiones, financiación de gastos corrientes derivados de la prestación de servicios municipales, incluidos los contratos de servicios que se estimen necesarios para desarrollar dichas prestaciones; obras puntuales que no tengan la consideración de inversiones y gastos derivados de la programación cultural, deportiva o social, entre otras, del Ayuntamiento.</text:p>
            <text:p/>
            <text:p>Línea 3: Activación del empleo 2025.</text:p>
            <text:p/>
            <text:p>Línea 4: Redacción de proyectos para la transformación de la movilidad en zonas rurales y urbanas.</text:p>
          </table:table-cell>
          <table:table-cell table:number-columns-repeated="16369"/>
        </table:table-row>
        <table:table-row table:style-name="ro16">
          <table:table-cell office:value-type="string" calcext:value-type="string">
            <text:p>ayudas-a-la-investigacion-colaborativa-en-areas-estrategicas-2024</text:p>
          </table:table-cell>
          <table:table-cell office:value-type="string" calcext:value-type="string">
            <text:p>Ayudas a la Investigación Colaborativa en áreas estratégicas.</text:p>
          </table:table-cell>
          <table:table-cell office:value-type="string" calcext:value-type="string">
            <text:p>Apertura el 27/12/2024 y cierre el 03/03/2025</text:p>
          </table:table-cell>
          <table:table-cell office:value-type="string" calcext:value-type="string">
            <text:p>País Vasco</text:p>
          </table:table-cell>
          <table:table-cell office:value-type="string" calcext:value-type="string">
            <text:p>47000000.0</text:p>
          </table:table-cell>
          <table:table-cell office:value-type="string" calcext:value-type="string">
            <text:p>Apoyar la realización de Investigación Colaborativa, llevada a cabo por las Entidades de Investigación, Desarrollo e Innovación integradas en la Red Vasca de Ciencia, Tecnología e Innovación de Euskadi, en los ámbitos de especialización enmarcados en el Plan de Ciencia, Tecnología e Innovación Euskadi 2030.</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ndustria, Transición Energética y Sostenibilidad</text:p>
          </table:table-cell>
          <table:table-cell office:value-type="string" calcext:value-type="string">
            <text:p>Agentes científico-tecnológicos integrados en la Red Vasca de Ciencia, Tecnología e Innovación y acreditados a tal efecto.</text:p>
          </table:table-cell>
          <table:table-cell table:number-columns-repeated="4"/>
          <table:table-cell office:value-type="string" calcext:value-type="string">
            <text:p>Proyectos subvencionables.</text:p>
            <text:p/>
            <text:p>1.- Proyectos de Investigación Fundamental Colaborativa:</text:p>
            <text:p>2.- Proyectos de Investigación con alto Potencial Industrial</text:p>
            <text:p>3.– Acciones complementarias de especial interés:</text:p>
          </table:table-cell>
          <table:table-cell/>
          <table:table-cell office:value-type="string" calcext:value-type="string">
            <text:p>1.- Proyectos de Investigación Fundamental Colaborativa:</text:p>
            <text:p>Presupuesto total mínimo de 1.000.000,00 de euros por proyecto y 50.000,00 euros por entidad </text:p>
            <text:p>participante y año.</text:p>
            <text:p/>
            <text:p>2.- Proyectos de Investigación con alto Potencial Industrial</text:p>
            <text:p>Para que un proyecto de investigación con alto potencial industrial pueda ser seleccionado y subvencionable deberá presentar un presupuesto total mínimo de 200.000,00 euros por proyecto y 50.000,00 euros por entidad participante y año.</text:p>
          </table:table-cell>
          <table:table-cell table:number-columns-repeated="16367"/>
        </table:table-row>
        <table:table-row table:style-name="ro10">
          <table:table-cell office:value-type="string" calcext:value-type="string">
            <text:p>ayudas-a-la-contratacion-de-personas-trabajadoras-para-el-cuidado-de-hijas-e-hijos-menores-de-14-anos</text:p>
          </table:table-cell>
          <table:table-cell office:value-type="string" calcext:value-type="string">
            <text:p>Ayudas a la contratación de personas trabajadoras para el cuidado de hijas e hijos menores de 14 años.</text:p>
          </table:table-cell>
          <table:table-cell office:value-type="string" calcext:value-type="string">
            <text:p>Apertura el 01/10/2022 y cierre el 31/12/2099</text:p>
          </table:table-cell>
          <table:table-cell office:value-type="string" calcext:value-type="string">
            <text:p>País Vasco</text:p>
          </table:table-cell>
          <table:table-cell office:value-type="string" calcext:value-type="string">
            <text:p>4000000.0</text:p>
          </table:table-cell>
          <table:table-cell office:value-type="string" calcext:value-type="string">
            <text:p>Favorecer la conciliación entre la vida familiar y laboral promoviendo la creación y legalización de empleo en el sector de empleadas/os del hogar.</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gualdad, Justicia y Políticas Sociales</text:p>
          </table:table-cell>
          <table:table-cell office:value-type="string" calcext:value-type="string">
            <text:p>Madre o padre integrantes de la unidad familiar que figure como titular del hogar familiar en el documento de cotización a la Seguridad Social de la persona empleada de hogar contratada para el cuidado de la hija o del hijo menor de 14 años.</text:p>
          </table:table-cell>
          <table:table-cell office:value-type="string" calcext:value-type="string">
            <text:p>El plazo de solicitud es desde el 01/10/2022 hasta el 31/12/2022</text:p>
          </table:table-cell>
          <table:table-cell office:value-type="string" calcext:value-type="string">
            <text:p>A una renta familiar estandarizada que resulte igual o inferior a 20.000 euros se le subvencionará el 100% de la cantidad que la persona empleadora abona al Sistema Especial para Empleados de Hogar establecido en el Régimen General de la Seguridad Social por la contratación de la persona cuidadora.</text:p>
            <text:p/>
            <text:p>A una renta familiar estandarizada que resulte superior a 20.000 euros e igual o inferior a 50.000 euros se le subvencionará el 75% de la cantidad que la persona empleadora abona  al Sistema Especial para Empleados de Hogar establecido en el Régimen  General de la Seguridad Social por la contratación de la persona  cuidadora.</text:p>
            <text:p/>
            <text:p>A una renta familiar estandarizada que resulte superior a 50.000 euros se le subvencionará el 25% de la cantidad que la persona empleadora abona al Sistema Especial para Empleados de Hogar establecido en el Régimen General de la Seguridad Social por la  contratación de la persona cuidadora.</text:p>
          </table:table-cell>
          <table:table-cell office:value-type="string" calcext:value-type="string">
            <text:p>Se subvencionarán las cuotas ingresadas por la persona empleadora al Sistema Especial para Empleados de Hogar establecido en el Régimen General de la Seguridad Social con carácter retroactivo desde el 1 de julio de 2021.</text:p>
          </table:table-cell>
          <table:table-cell table:number-columns-repeated="16371"/>
        </table:table-row>
        <table:table-row table:style-name="ro30">
          <table:table-cell office:value-type="string" calcext:value-type="string">
            <text:p>subvenciones-para-la-consolidacion-y-el-crecimiento-sostenible-de-la-ocupacion-autonoma-en-las-islas-baleares-ano-2024-2027</text:p>
          </table:table-cell>
          <table:table-cell office:value-type="string" calcext:value-type="string">
            <text:p>Subvenciones para la consolidación y el crecimiento sostenible de la ocupación autónoma en las Islas Baleares, año 2024-2027.</text:p>
          </table:table-cell>
          <table:table-cell office:value-type="string" calcext:value-type="string">
            <text:p>Apertura el 05/07/2024 y cierre el 31/03/2027</text:p>
          </table:table-cell>
          <table:table-cell office:value-type="string" calcext:value-type="string">
            <text:p>ISLAS BALEARES</text:p>
          </table:table-cell>
          <table:table-cell office:value-type="string" calcext:value-type="string">
            <text:p>4000000.0</text:p>
          </table:table-cell>
          <table:table-cell office:value-type="string" calcext:value-type="string">
            <text:p>Programa I: Incluye la adaptación constante, la innovación en productos y servicios, y la integración de tecnologías digitales.</text:p>
            <text:p/>
            <text:p>Programa II: Engloba la planificación estratégica, la gestión financiera eficiente y la comprensión del mercado.</text:p>
            <text:p/>
            <text:p>Programa III: Alcanza prácticas sostenibles y un enfoque en la responsabilidad social empresarial.</text:p>
            <text:p/>
            <text:p>Programa IV: Incluye la inversión en equipo de trabajo y la reforma del lugar de trabajo.</text:p>
          </table:table-cell>
          <table:table-cell office:value-type="string" calcext:value-type="string">
            <text:p>Illes Balears</text:p>
          </table:table-cell>
          <table:table-cell office:value-type="string" calcext:value-type="string">
            <text:p>0.0</text:p>
          </table:table-cell>
          <table:table-cell office:value-type="string" calcext:value-type="string">
            <text:p>ISLAS BALEARES - ADMINISTRACIÓN DE LA COMUNIDAD AUTÓNOMA CONSEJERÍA DE EMPRESA, EMPLEO Y ENERGIA</text:p>
          </table:table-cell>
          <table:table-cell office:value-type="string" calcext:value-type="string">
            <text:p>Las personas dadas de alta en el Régimen Especial de Trabajadores Autónomos de la Seguridad Social y en el correspondiente epígrafe del Impuesto de Actividades Económicas, por primera vez o después de un periodo de inactividad como autónomo de como mínimo los dos años anteriores, dentro de los siguientes plazos:</text:p>
            <text:p>- Para el año 2024, entre el 1 de enero de 2020 y el 31 de diciembre de 2020.</text:p>
            <text:p>- Para el año 2025, entre el 1 de enero de 2021 y el 31 de diciembre de 2021.</text:p>
            <text:p>- Para el año 2026, entre el 1 de enero de 2022 y el 31 de diciembre de 2022.</text:p>
            <text:p>- Para el año 2027, entre el 1 de enero de 2023 y el 31 de diciembre de 2023.</text:p>
            <text:p/>
            <text:p>La persona solicitante debe estar empadronada en alguno de los municipios de las Islas Baleares y debe llevar a cabo su actividad empresarial y tener su centro de trabajo en el ámbito de esta misma comunidad autónoma.</text:p>
          </table:table-cell>
          <table:table-cell office:value-type="string" calcext:value-type="string">
            <text:p>Año 2024: Desde el 05/07/2024 hasta el 30/09/2024. <text:s text:c="2"/>Año 2025: Desde el 01/01/2024 hasta el 31/03/2024. <text:s text:c="2"/>Año 2026: Desde el 01/01/2026 hasta el 31/03/2026. <text:s text:c="2"/>Año 2027: Desde el 01/01/2027 hasta el 31/03/2027.</text:p>
          </table:table-cell>
          <table:table-cell office:value-type="string" calcext:value-type="string">
            <text:p>Se establecen los siguientes límites por cada tipología de acción subvencionable:</text:p>
          </table:table-cell>
          <table:table-cell office:value-type="string" calcext:value-type="string">
            <text:p>Programa I:</text:p>
            <text:p>- Actualizar regularmente el sitio web y optimizarlo para móviles.</text:p>
            <text:p>- Utilizar herramientas de análisis web para entender el comportamiento de los clientes. </text:p>
            <text:p>- Implementar un sistema de gestión de relaciones con clientes (CRM). </text:p>
            <text:p>- Automatizar procesos administrativos mediante software.</text:p>
            <text:p>- Ofrecer formaciones sobre nuevas tecnologías al equipo.</text:p>
            <text:p>- Desarrollar una estrategia de marketing digital. </text:p>
            <text:p>- Usar plataformas de redes sociales para promocionar productos o servicios. </text:p>
            <text:p>- Explorar y aplicar soluciones de comercio electrónico. </text:p>
            <text:p>- Adoptar sistemas de pago en línea. </text:p>
            <text:p>- Realizar investigaciones para innovar en productos o servicios</text:p>
            <text:p/>
            <text:p>Programa II:</text:p>
            <text:p>- Establecer y seguir un presupuesto empresarial.</text:p>
            <text:p>- Monitorizar el flujo de caja regularmente</text:p>
            <text:p>- Buscar asesoramiento financiero profesional.</text:p>
            <text:p>- Invertir en software de contabilidad. </text:p>
            <text:p>- Estudiar y aplicar para financiamiento adicional o líneas de crédito</text:p>
            <text:p/>
            <text:p>Programa III:</text:p>
            <text:p>-  Implementar políticas de reciclaje y reducción de residuos</text:p>
            <text:p>- Utilizar energías renovables o prácticas de ahorro energético. </text:p>
            <text:p>- Involucrarse en proyectos de responsabilidad social corporativa. </text:p>
            <text:p>- Promover la consciencia ambiental y social entre los empleados y clientes. </text:p>
            <text:p/>
            <text:p>Programa IV:</text:p>
            <text:p>- Invertir en formación y desarrollo profesional del equipo.</text:p>
            <text:p>- Maquinaria y equipamiento de lugar de trabajo </text:p>
            <text:p>- Utillaje y herramientas de trabajo</text:p>
            <text:p>- Rótulos y imagen de marca</text:p>
            <text:p>- Reforma del local de negocio.</text:p>
          </table:table-cell>
          <table:table-cell/>
          <table:table-cell office:value-type="string" calcext:value-type="string">
            <text:p>Programa I. Innovación y Digitalización.</text:p>
            <text:p/>
            <text:p>Programa II. Gestión Estratégica y Financiera.</text:p>
            <text:p/>
            <text:p>Programa III. Sostenibilidad y Responsabilidad Social.</text:p>
            <text:p/>
            <text:p>Programa IV. Inversiones para la mejora de la competitividad.</text:p>
          </table:table-cell>
          <table:table-cell table:number-columns-repeated="16369"/>
        </table:table-row>
        <table:table-row table:style-name="ro6">
          <table:table-cell office:value-type="string" calcext:value-type="string">
            <text:p>ayudas-para-la-mejora-de-la-capacidad-de-la-innovacion-de-las-empresas-en-galicia-a-traves-de-la-financiacion-de-las-actividades-integradas-en-planes-de-diseno-e-innovacion-programa-igape-innova-2025</text:p>
          </table:table-cell>
          <table:table-cell office:value-type="string" calcext:value-type="string">
            <text:p>Ayudas para la mejora de la capacidad de la innovación de las empresas en Galicia, a través de la financiación de las actividades integradas en planes de diseño e innovación - Programa Igape Innova 2025</text:p>
          </table:table-cell>
          <table:table-cell office:value-type="string" calcext:value-type="string">
            <text:p>Apertura el 22/01/2025 y cierre el 24/02/2025</text:p>
          </table:table-cell>
          <table:table-cell office:value-type="string" calcext:value-type="string">
            <text:p>GALICIA</text:p>
          </table:table-cell>
          <table:table-cell office:value-type="string" calcext:value-type="string">
            <text:p>4000000.0</text:p>
          </table:table-cell>
          <table:table-cell office:value-type="string" calcext:value-type="string">
            <text:p>Incrementar la capacidad innovadora de las mismas, mediante la introducción de innovaciones significativas que incrementen su competitividad, a través de la aplicación del diseño, de la generación e incorporación de conocimientos, tecnologías e innovaciones destinadas a la mejora de procesos y a la creación de productos y servicios tecnológicamente avanzados y de mayor valor añadido.</text:p>
          </table:table-cell>
          <table:table-cell office:value-type="string" calcext:value-type="string">
            <text:p>Galicia</text:p>
          </table:table-cell>
          <table:table-cell office:value-type="string" calcext:value-type="string">
            <text:p>125000.0</text:p>
          </table:table-cell>
          <table:table-cell office:value-type="string" calcext:value-type="string">
            <text:p>GALICIA - INSTITUTO GALLEGO DE PROMOCIÓN ECONÓMICA (IGAPE)</text:p>
          </table:table-cell>
          <table:table-cell office:value-type="string" calcext:value-type="string">
            <text:p>Las PYMEs gallegas o con un centro de trabajo en Galicia para las líneas 1 y 2, y las grandes empresas gallegas o con un centro de trabajo en Galicia para la línea 2</text:p>
          </table:table-cell>
          <table:table-cell office:value-type="string" calcext:value-type="string">
            <text:p>El plazo de solicitud es desde el 22/01/2025 hasta el 24/02/2025.</text:p>
          </table:table-cell>
          <table:table-cell office:value-type="string" calcext:value-type="string">
            <text:p>La cuantía máxima de la ayuda que puede ser concedida a cada empresa beneficiaria se determinará sobre la inversión total que se subvenciona y será conforme los límites de intensidad siguientes:</text:p>
          </table:table-cell>
          <table:table-cell office:value-type="string" calcext:value-type="string">
            <text:p>a) Costes de personal, propio o de nueva contratación.</text:p>
            <text:p>b) Subcontrataciones.</text:p>
            <text:p>c) Costes de material, suministros y productos similares.</text:p>
            <text:p>d) Costes de obtención, validación y defensa de patentes y otros activos inmateriales, así como la obtención de certificaciones. </text:p>
            <text:p>e) Costes de servicios de asesoramiento en materia de diseño y/o innovación empresarial: consultoría, y asistencia en los ámbitos de la transferencia de conocimiento, la adquisición, protección y explotación de activos inmateriales, y el uso de normas y reglamentos que los incorporan, así como la consultoría y la asistencia sobre la introducción o la utilización de tecnologías y soluciones innovadoras (incluidas las tecnologías y las soluciones digitales).</text:p>
            <text:p>f) Costes de servicios de apoyo en materia de innovación: el suministro o accesos a bases de datos, bibliotecas, estudio de investigación de mercados, laboratorios, etiquetado de calidad, ensayo, experimentación y certificación u otros servicios relacionados –incluidos los servicios prestados por organizaciones de difusión de investigación y conocimientos, infraestructuras de investigación e infraestructuras de ensayo y experimentación u otras agrupaciones empresariales innovadoras, con el fin de desarrollar productos, procesos o servicios más eficaces o tecnológicamente avanzados, incluida la aplicación de tecnologías y soluciones innovadoras (incluidas las tecnologías y las soluciones digitales).</text:p>
            <text:p>g) Costes de adquisición de propiedad industrial: corresponden exclusivamente a la adquisición de licencias de propiedad industrial, que deberán ser adquiridas u obtenidas de fuentes externas, siempre y cuando la operación se realice en condiciones de plena competencia y sin elemento ninguno de colusión.</text:p>
            <text:p>h) Costes de equipamiento y material instrumental inventariables, de nueva adquisición.</text:p>
          </table:table-cell>
          <table:table-cell/>
          <table:table-cell office:value-type="string" calcext:value-type="string">
            <text:p>Línea 1. Planes de innovación en procesos y organización.</text:p>
            <text:p>Línea 2. Planes de diseño para la innovación y la sostenibilidad.</text:p>
          </table:table-cell>
          <table:table-cell/>
          <table:table-cell office:value-type="string" calcext:value-type="string">
            <text:p>Los planes reunirán, necesariamente, las siguientes características:</text:p>
            <text:p>a) Constituirán un conjunto completo y coherente de actividades para cada una de las líneas, incluidas en las respectivas memorias descriptivas de la solicitud, y permitirán implementar y/o incrementar las capacidades innovadoras y de diseño de la empresa solicitante.</text:p>
            <text:p>b) El presupuesto subvencionable para cada plan será de un mínimo de 50.000 euros y de un máximo de 250.000 euros por plan. La presentación de un plan con un presupuesto fuera del rango establecido será causa de inadmisión de la solicitud de ayuda.</text:p>
            <text:p>c) La duración máxima de cada plan será hasta el 30 de octubre de 2026; la presentación de un plan con una duración fuera del rango establecido será causa de inadmisión de la solicitud de ayuda.</text:p>
          </table:table-cell>
          <table:table-cell table:number-columns-repeated="16367"/>
        </table:table-row>
        <table:table-row table:style-name="ro5">
          <table:table-cell office:value-type="string" calcext:value-type="string">
            <text:p>bases-reguladoras-para-la-concesion-de-subvenciones-del-programa-innova-invest-ano-2025</text:p>
          </table:table-cell>
          <table:table-cell office:value-type="string" calcext:value-type="string">
            <text:p>Subvenciones del "Programa Innova Invest" de ICEX España Exportación e Inversiones, año 2025.</text:p>
          </table:table-cell>
          <table:table-cell office:value-type="string" calcext:value-type="string">
            <text:p>Apertura el 11/02/2025 y cierre el 08/04/2025</text:p>
          </table:table-cell>
          <table:table-cell office:value-type="string" calcext:value-type="string">
            <text:p>ESTADO</text:p>
          </table:table-cell>
          <table:table-cell office:value-type="string" calcext:value-type="string">
            <text:p>4000000.0</text:p>
          </table:table-cell>
          <table:table-cell office:value-type="string" calcext:value-type="string">
            <text:p>La finalidad de esta línea de ayudas incluidas en el programa INNOVA INVEST es promocionar inversiones en España de empresas extranjeras con un alto componente innovador, favoreciendo su integración con el tejido productivo e investigador nacional, y que supongan una contribución a la mejora de la competitividad y productividad de la economía española.</text:p>
          </table:table-cell>
          <table:table-cell office:value-type="string" calcext:value-type="string">
            <text:p>Estatal</text:p>
          </table:table-cell>
          <table:table-cell office:value-type="string" calcext:value-type="string">
            <text:p>800000.0</text:p>
          </table:table-cell>
          <table:table-cell office:value-type="string" calcext:value-type="string">
            <text:p>Ministerio de Economía, Comercio y Empresa</text:p>
          </table:table-cell>
          <table:table-cell office:value-type="string" calcext:value-type="string">
            <text:p>Las PYMEs con una participación extranjera de, al menos, el 50 % de su capital social.</text:p>
          </table:table-cell>
          <table:table-cell office:value-type="string" calcext:value-type="string">
            <text:p>El plazo de solicitud es desde el 11/02/2025 hasta el 08/04/2025.</text:p>
          </table:table-cell>
          <table:table-cell office:value-type="string" calcext:value-type="string">
            <text:p>El importe mínimo del conjunto de los conceptos subvencionables incluidos en cada solicitud deberá ser, al menos, de 500.000 € elegibles.</text:p>
            <text:p/>
            <text:p>El límite máximo de ayuda por beneficiario no podrá ser superior a 800.000 €.</text:p>
          </table:table-cell>
          <table:table-cell office:value-type="string" calcext:value-type="string">
            <text:p>a) Los costes de personal: investigadores, técnicos y demás personal auxiliar, en la medida en que estén dedicados al proyecto. Los beneficiarios deberán confeccionar partes horarios firmados por los empleados;</text:p>
            <text:p/>
            <text:p>b)Los costes del instrumental y material, en la medida y durante el período en que se utilicen para el proyecto; en caso de que el instrumental y el material no se utilicen en toda su vida útil para el proyecto, únicamente se considerarán subvencionables los costes de amortización correspondientes a la duración del proyecto, calculados de acuerdo con los principios contables generalmente aceptados;</text:p>
            <text:p/>
            <text:p>c) Los costes de edificios y terrenos, en la medida y durante el período en que se utilicen para el proyecto; en lo que respecta a los edificios, únicamente se considerarán subvencionables los costes de amortización correspondientes a la duración del proyecto, calculados de acuerdo con los principios contables generalmente aceptados; en el caso de los terrenos, serán subvencionables los costes de traspaso comercial o los costes de capital en que efectivamente se haya incurrido;</text:p>
            <text:p/>
            <text:p>d) Los costes de investigación contractual, conocimientos y patentes adquiridos u obtenidos por licencia de fuentes externas en condiciones de plena competencia, así como los costes de consultoría y servicios equivalentes destinados de manera exclusiva al proyecto;</text:p>
            <text:p/>
            <text:p>e) Los gastos generales y otros gastos de explotación adicionales, incluidos los costes de material, suministros y productos similares, que se deriven directamente del proyecto.</text:p>
          </table:table-cell>
          <table:table-cell office:value-type="string" calcext:value-type="string">
            <text:p>El proyecto subvencionable en el marco de esta línea de ayudas tendrá una duración máxima de 24 meses, estableciéndose su duración concreta en cada convocatoria.</text:p>
          </table:table-cell>
          <table:table-cell table:number-columns-repeated="2"/>
          <table:table-cell office:value-type="string" calcext:value-type="string">
            <text:p>Las actividades objeto de subvención deberán realizarse en una o varias de las Comunidades Autónomas que, atendiendo a las categorías establecidas en la reglamentación comunitaria, se indican a continuación:</text:p>
            <text:p>a) De la categoría de regiones «menos desarrolladas»: Andalucía; Castilla la Mancha; Ceuta; Extremadura; y Melilla.</text:p>
            <text:p>b) De la categoría de regiones «en transición»: Asturias; Baleares; Canarias; Cantabria; Castilla y León; C. Valenciana; Galicia; La Rioja; y Murcia.</text:p>
            <text:p>c) De la categoría de regiones «más desarrolladas»: Aragón; Cataluña; Madrid; Navarra; y País Vasco.</text:p>
          </table:table-cell>
          <table:table-cell table:number-columns-repeated="16367"/>
        </table:table-row>
        <table:table-row table:style-name="ro4">
          <table:table-cell office:value-type="string" calcext:value-type="string">
            <text:p>subvenciones-del-programa-de-ayudas-economicas-individuales-para-personas-residentes-en-el-exterior-en-el-2025-codigo-de</text:p>
          </table:table-cell>
          <table:table-cell office:value-type="string" calcext:value-type="string">
            <text:p>Ayudas económicas individuales para personas residentes en el exterior en el 2025</text:p>
          </table:table-cell>
          <table:table-cell office:value-type="string" calcext:value-type="string">
            <text:p>Apertura el 12/02/2025 y cierre el 31/03/2025</text:p>
          </table:table-cell>
          <table:table-cell office:value-type="string" calcext:value-type="string">
            <text:p>GALICIA</text:p>
          </table:table-cell>
          <table:table-cell office:value-type="string" calcext:value-type="string">
            <text:p>3946630.0</text:p>
          </table:table-cell>
          <table:table-cell office:value-type="string" calcext:value-type="string">
            <text:p>No puedo encontrar información relevante en las páginas proporcionadas sobre el objetivo de esta ayuda. Sin embargo, puedo decirte que el objetivo de una ayuda como esta generalmente es proporcionar asistencia y respuestas a preguntas que los usuarios puedan tener, facilitando el acceso a la información y mejorando la comprensión de diversos tema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No puedo encontrar información relevante en las páginas proporcionadas sobre quién puede ser beneficiario de la ayuda. Sin embargo, generalmente, los beneficiarios de ayudas pueden incluir individuos, familias, organizaciones sin fines de lucro, o empresas, dependiendo del tipo de ayuda y su propósito. Te recomendaría consultar la fuente específica de la ayuda para obtener detalles precisos.</text:p>
          </table:table-cell>
          <table:table-cell/>
          <table:table-cell office:value-type="string" calcext:value-type="string">
            <text:p>No puedo encontrar información relevante sobre el monto máximo de la ayuda en las páginas proporcionadas. Sin embargo, en general, el monto máximo de ayuda puede variar dependiendo del programa específico y la región. Te recomendaría consultar la fuente oficial o el sitio web del programa de ayuda para obtener información precisa.</text:p>
          </table:table-cell>
          <table:table-cell office:value-type="string" calcext:value-type="string">
            <text:p>No puedo encontrar información relevante sobre los gastos o actuaciones subvencionables de esta ayuda en las páginas proporcionadas. Sin embargo, generalmente, los gastos subvencionables pueden incluir costos como materiales, mano de obra, servicios externos, y otros gastos directamente relacionados con el proyecto o actividad que se está financiando. Te recomendaría consultar la convocatoria específica de la ayuda para obtener detalles precisos.</text:p>
          </table:table-cell>
          <table:table-cell office:value-type="string" calcext:value-type="string">
            <text:p>No puedo encontrar información relevante sobre el plazo de ejecución de la ayuda en las páginas proporcionadas. Sin embargo, generalmente, el plazo de ejecución de ayudas puede variar dependiendo del tipo de programa o subvención. Te recomendaría consultar la documentación específica de la ayuda en cuestión o contactar a la entidad que la otorga para obtener detalles precisos.</text:p>
          </table:table-cell>
          <table:table-cell office:value-type="string" calcext:value-type="string">
            <text:p>No puedo encontrar información relevante en las páginas proporcionadas sobre líneas de actuación. Sin embargo, en general, las líneas de actuación pueden variar según el contexto, pero comúnmente incluyen áreas como:</text:p>
            <text:p/>
            <text:p>1. **Estrategia**: Definición de objetivos y metas a largo plazo.</text:p>
            <text:p>2. **Operaciones**: Mejora de procesos y eficiencia en la ejecución.</text:p>
            <text:p>3. **Marketing**: Estrategias para promover productos o servicios.</text:p>
            <text:p>4. **Finanzas**: Gestión de recursos económicos y presupuestos.</text:p>
            <text:p>5. **Recursos Humanos**: Desarrollo y gestión del talento humano.</text:p>
            <text:p>6. **Responsabilidad Social**: Iniciativas para contribuir al bienestar social y ambiental.</text:p>
            <text:p/>
            <text:p>Si necesitas información más específica, por favor proporciona más detalles.</text:p>
          </table:table-cell>
          <table:table-cell table:number-columns-repeated="16369"/>
        </table:table-row>
        <table:table-row table:style-name="ro24">
          <table:table-cell office:value-type="string" calcext:value-type="string">
            <text:p>convocatoria-de-proyectos-sociales-aragon-2025</text:p>
          </table:table-cell>
          <table:table-cell office:value-type="string" calcext:value-type="string">
            <text:p>Convocatoria de Proyectos Sociales - Aragón 2025</text:p>
          </table:table-cell>
          <table:table-cell office:value-type="string" calcext:value-type="string">
            <text:p>Apertura el 11/02/2025 y cierre el 13/03/2025</text:p>
          </table:table-cell>
          <table:table-cell office:value-type="string" calcext:value-type="string">
            <text:p>FUNDACIÓN LA CAIXA</text:p>
          </table:table-cell>
          <table:table-cell office:value-type="string" calcext:value-type="string">
            <text:p>0.0</text:p>
          </table:table-cell>
          <table:table-cell office:value-type="string" calcext:value-type="string">
            <text:p>Colaborar con entidades sociales que desarrollan sus proyectos en Aragón para impulsar iniciativas dirigidas especialmente a personas que se encuentran en situación de vulnerabilidad social y cuyo objetivo es mejorar su calidad de vida y fomentar la igualdad de oportunidades.</text:p>
          </table:table-cell>
          <table:table-cell office:value-type="string" calcext:value-type="string">
            <text:p>Aragón</text:p>
          </table:table-cell>
          <table:table-cell office:value-type="string" calcext:value-type="string">
            <text:p>0.0</text:p>
          </table:table-cell>
          <table:table-cell office:value-type="string" calcext:value-type="string">
            <text:p>FUNDACIÓN LA CAIXA - FUNDACIÓN LA CAIXA</text:p>
          </table:table-cell>
          <table:table-cell office:value-type="string" calcext:value-type="string">
            <text:p>a) Entidades sin ánimo de lucro.</text:p>
            <text:p/>
            <text:p>b) Entidades de la economía social que, tengan o no ánimo de lucro, entre las finalidades indicadas en sus estatutos conste explícitamente como su principal objetivo principal objetivo la cohesión social o el interés social y/o cultural.</text:p>
            <text:p/>
            <text:p>c) Entidades culturales sin ánimo de lucro que, entre las finalidades indicadas en sus estatutos, conste explícitamente como su principal objetivo la cohesión social o el interés social y/o cultural.</text:p>
          </table:table-cell>
          <table:table-cell office:value-type="string" calcext:value-type="string">
            <text:p>El plazo de solicitud es desde el 11/02/2025 hasta el 13/03/2025.</text:p>
          </table:table-cell>
          <table:table-cell table:number-columns-repeated="3"/>
          <table:table-cell office:value-type="string" calcext:value-type="string">
            <text:p>1. Ámbitos de actuación</text:p>
            <text:p>- Personas mayores</text:p>
            <text:p>- Discapacidad, trastorno mental o enfermedad</text:p>
            <text:p>- Pobreza e inclusión social</text:p>
            <text:p/>
            <text:p> 2.Líneas de actuación transversales</text:p>
            <text:p>Entendidas todas ellas como actuaciones de acción social que pueden aplicarse de manera transversal a los distintos ámbitos de actuación, con adaptación a cada uno de ellos.</text:p>
            <text:p>- Inserción sociolaboral</text:p>
            <text:p>- Acceso a recursos residenciales temporales</text:p>
            <text:p>- Convivencia intercultural</text:p>
            <text:p>- Promoción de hábitos saludables y gestión emocional</text:p>
            <text:p>- Prevención de las violencias y las adicciones</text:p>
            <text:p>- Cultura como herramienta para la inclusión social</text:p>
            <text:p>- Inclusión digital</text:p>
          </table:table-cell>
          <table:table-cell office:value-type="string" calcext:value-type="string">
            <text:p>Quedan excluidas de esta convocatoria las administraciones públicas.</text:p>
          </table:table-cell>
          <table:table-cell table:number-columns-repeated="16368"/>
        </table:table-row>
        <table:table-row table:style-name="ro9">
          <table:table-cell office:value-type="string" calcext:value-type="string">
            <text:p>ayudas-destinadas-a-promover-grandes-actuaciones-de-inversion-para-la-modernizacion-de-la-estructura-productiva-y-digital-de-la-actividad-industrial-en-el-ambito-territorial-de-las-islas-baleares-para-el-ano-2025</text:p>
          </table:table-cell>
          <table:table-cell office:value-type="string" calcext:value-type="string">
            <text:p>Ayudas destinadas a promover grandes actuaciones de inversión para la modernización de la estructura productiva y digital de la actividad industrial en el ámbito territorial de las Islas Baleares para el año 2025.</text:p>
          </table:table-cell>
          <table:table-cell office:value-type="string" calcext:value-type="string">
            <text:p>Apertura el 24/01/2025 y cierre el 24/02/2025</text:p>
          </table:table-cell>
          <table:table-cell office:value-type="string" calcext:value-type="string">
            <text:p>ILLES BALEARS</text:p>
          </table:table-cell>
          <table:table-cell office:value-type="string" calcext:value-type="string">
            <text:p>3880000.0</text:p>
          </table:table-cell>
          <table:table-cell office:value-type="string" calcext:value-type="string">
            <text:p>Apoyar la realización de grandes inversiones de carácter industrial mediante la adquisición de activos materiales y la adquisición de activos inmateriales asociadas al proceso industrial que deban ser utilizadas o entrar en funcionamiento por primera vez.</text:p>
          </table:table-cell>
          <table:table-cell office:value-type="string" calcext:value-type="string">
            <text:p>Illes Balears</text:p>
          </table:table-cell>
          <table:table-cell office:value-type="string" calcext:value-type="string">
            <text:p>200000.0</text:p>
          </table:table-cell>
          <table:table-cell office:value-type="string" calcext:value-type="string">
            <text:p>ILLES BALEARS - DIRECCIÓN GENERAL DE POLÍTICA INDUSTRIAL</text:p>
          </table:table-cell>
          <table:table-cell office:value-type="string" calcext:value-type="string">
            <text:p>a) Las personas físicas inscritas en el régimen especial de trabajadores autónomos o en un régimen alternativo equivalente.</text:p>
            <text:p/>
            <text:p>b) Las PYMEs que en su condición desarrollan o desarrollarán una actividad industrial productiva en las Illes Balears siempre que sus actividades estén incluidas dentro de los epígrafes sobre actividades económicas (IAE) en las divisiones 2, 3, 4 y 691.2 de la sección primera correspondiente a actividades empresariales, y que estén inscritas en la división A correspondiente a establecimientos y actividades industriales del Registro Integrado Industrial, o en el Registro Minero de las Illes Balears de la Consejería de Empresa, Empleo y Energía.</text:p>
            <text:p>- También son beneficiarias las empresas incluidas en el grupo 504 del IAE de la sección primera correspondiente a actividades empresariales, y que estén inscritas en la división B correspondiente a las empresas de servicios relativas a la actividad industrial del Registro Integrado Industrial, en este último caso, el grupo 504 declarado debe coincidir exactamente con la división B en la que se encuentra inscrito.</text:p>
            <text:p/>
            <text:p>*Los centros de trabajo en los que se realice la inversión deben estar situados en la comunidad autónoma de las Illes Balears.</text:p>
          </table:table-cell>
          <table:table-cell office:value-type="string" calcext:value-type="string">
            <text:p>El plazo para presentar las solicitudes comienza el día 24 de enero de 2025 a las 00:00h y finaliza el 24 de febrero de 2025 a las 23:59h.</text:p>
          </table:table-cell>
          <table:table-cell office:value-type="string" calcext:value-type="string">
            <text:p>Inversión mínima: 100.000 €.</text:p>
            <text:p/>
            <text:p>Las ayudas que se regulan revisten la modalidad de entrega dineraria sin contraprestación y deben instrumentarse en forma de subvenciones del 50% del importe de la factura (IVA excluido) de los gastos de adquisición de los activos, documentación técnica e inversiones.</text:p>
            <text:p>- El importe máximo subvencionable del conjunto de este programa será de 200.000 € por beneficiario.</text:p>
          </table:table-cell>
          <table:table-cell office:value-type="string" calcext:value-type="string">
            <text:p>Son susceptibles de subvención las actuaciones de inversión para la implantación de nuevos centros de trabajo, así como para la ampliación, mejora o modernización de los existentes. </text:p>
            <text:p>- Las actuaciones subvencionables deben estar directamente relacionadas con la actividad de la entidad solicitante definida en su IAE y Registro Integrado Industrial.</text:p>
            <text:p/>
            <text:p>Tienen la consideración de inversiones o gastos subvencionables los siguientes:</text:p>
            <text:p>a) Coste de contratación a entidades externas de proyectos técnicos de ampliación de instalaciones industriales para desarrollar nuevos productos, procesos o servicios que permitan mejorar considerablemente los existentes.</text:p>
            <text:p>b) Adquisición e instalación y transporte de maquinaria para instalar en un centro de trabajo ubicado en las Illes Balears de la entidad solicitante, relacionada directamente con la actividad de la empresa.</text:p>
            <text:p>c) Adquisición, instalación y transporte de accesorios, instalaciones técnicas y TIC asociados e integrados en la maquinaria indicada en la letra anterior. </text:p>
            <text:p>d) Adquisición, instalación y transporte de accesorios, instalaciones técnicas y TIC asociados e integrados en la maquinaria existente en el centro de trabajo ubicado en las Illes Balears.</text:p>
            <text:p>e) Adquisición, instalación y transporte de equipos de soldadura y sus accesorios, salvo fungibles, equipos de protección individual (EPI) y similares.</text:p>
            <text:p>f) Adquisición, instalación y transporte de conjuntos de moldes, prototipos y patrones para la fabricación de productos, que deben ser utilizados en los centros de trabajo de la entidad solicitante situados en las Illes Balears.</text:p>
            <text:p>g) Adquisición, instalación y transporte de tanques, barricas, tambores, sistemas de filtrado y similares destinados a las fases de fermentación, maduración, reposo o clarificación del proceso productivo de vino, cerveza, licores o productos asimilables, que deben ser utilizados en los centros de trabajo de la entidad solicitante situados en las Illes Balears.</text:p>
            <text:p>h) Adquisición, instalación y transporte de recipientes, reactores de mezcla y procesado, reactivos, depósitos y similares fijos integrados en las unidades del proceso productivo propio de la empresa.</text:p>
            <text:p>i) Adquisición, instalación y transporte de activos materiales destinados a la automatización y/o digitalización del almacenamiento que permitan una mejora en la logística del producto.</text:p>
            <text:p>j) Adquisición, tanto material como inmaterial, destinada a la digitalización del sistema productivo, tales como SAI, servidores, NAS, equipos electrónicos, equipos de diagnosis, medida y control, impresoras industriales, impresoras 3D, así como software ( software ) y TIC.</text:p>
            <text:p>k) Adquisición e instalación de las tecnologías vinculadas a la industria 4.0 como pueden ser: inteligencia artificial, datos masivos, robótica colaborativa, informática en nube, realidad virtual y realidad aumentada.</text:p>
            <text:p>l) Coste de contratación a entidades externas por el diseño de páginas y entornos web.</text:p>
            <text:p>m) La formación destinada al aprendizaje sobre el manejo de las inversiones objeto de la subvención.</text:p>
          </table:table-cell>
          <table:table-cell office:value-type="string" calcext:value-type="string">
            <text:p>Se consideran subvencionables las inversiones instaladas, en funcionamiento, facturadas y pagadas dentro del período comprendido entre el 11 de noviembre de 2024 y el 10 de noviembre de 2025, ambos incluidos.</text:p>
          </table:table-cell>
          <table:table-cell table:number-columns-repeated="16370"/>
        </table:table-row>
        <table:table-row table:style-name="ro12">
          <table:table-cell office:value-type="string" calcext:value-type="string">
            <text:p>subvenciones-a-las-inversiones-productivas-y-creacion-de-empresas-en-la-acuicultura-ano-2024</text:p>
          </table:table-cell>
          <table:table-cell office:value-type="string" calcext:value-type="string">
            <text:p>Subvenciones a las inversiones productivas y creación de empresas en la acuicultura, año 2024.</text:p>
          </table:table-cell>
          <table:table-cell office:value-type="string" calcext:value-type="string">
            <text:p>Apertura el 16/11/2024 y cierre el 30/04/2025</text:p>
          </table:table-cell>
          <table:table-cell office:value-type="string" calcext:value-type="string">
            <text:p>CASTILLA Y LEÓN</text:p>
          </table:table-cell>
          <table:table-cell office:value-type="string" calcext:value-type="string">
            <text:p>3843396.23</text:p>
          </table:table-cell>
          <table:table-cell office:value-type="string" calcext:value-type="string">
            <text:p>El objetivo de estas ayudas es apoyar la transición verde mediante inversiones que reduzcan el impacto ambiental, contribuyan a la descarbonización y a la protección del medio ambiente, promuevan la economía circular, y faciliten la mitigación y adaptación al cambio climático, así como la adaptación a sistemas de producción y comercialización más sostenibl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text:p>
            <text:p/>
            <text:p>1. Empresas acuícolas existentes que realicen inversiones productivas o que inicien el desarrollo de actividades productivas acuícolas como resultado de las inversiones solicitadas.</text:p>
            <text:p>2. Deben cumplir con ciertos requisitos, como estar al corriente de sus obligaciones tributarias y de la Seguridad Social, y demostrar viabilidad económica.</text:p>
            <text:p/>
            <text:p>Además, no podrán ser beneficiarios quienes estén sujetos a una orden de recuperación de ayudas, las Administraciones Públicas, empresas en crisis, y otras entidades específicas mencionadas en las bases reguladoras.</text:p>
          </table:table-cell>
          <table:table-cell office:value-type="string" calcext:value-type="string">
            <text:p>El plazo de solicitud es desde el 16/11/2024 hasta el 30/04/2025.</text:p>
          </table:table-cell>
          <table:table-cell/>
          <table:table-cell office:value-type="string" calcext:value-type="string">
            <text:p>Los gastos o actuaciones subvencionables de esta ayuda incluyen:</text:p>
            <text:p/>
            <text:p>1. **Traslado de maquinaria**: Gastos relacionados con la instalación, prueba y puesta en funcionamiento de maquinaria que ya era propiedad del solicitante antes de la solicitud de ayuda.</text:p>
            <text:p/>
            <text:p>2. **Inversiones en maquinaria y equipos**: Se consideran subvencionables las adquisiciones de maquinaria o instalaciones que sean diferentes en tecnología, rendimiento o prestaciones a las anteriores, o que supongan una ampliación de capacidad.</text:p>
            <text:p/>
            <text:p>3. **Visado de documentos técnicos**: Inversiones relacionadas con el visado de documentos técnicos y certificados de organismos de control autorizados.</text:p>
            <text:p/>
            <text:p>4. **Costes de asesoramiento técnico**: Estos son subvencionables siempre que se acredite la naturaleza del asesoramiento, la idoneidad del asesor, la necesidad en relación con el proyecto de inversión, el número de horas de asesoramiento y los resultados obtenidos.</text:p>
            <text:p/>
            <text:p>Es importante tener en cuenta que hay gastos que no son subvencionables, como los de mantenimiento, reparación, o mera sustitución de equipos, así como aquellos gastos pagados en efectivo o que no cumplan con ciertos requisitos.</text:p>
          </table:table-cell>
          <table:table-cell office:value-type="string" calcext:value-type="string">
            <text:p>El plazo de ejecución de la ayuda se refiere a la fecha límite para la ejecución física de la inversión objeto de la concesión de subvención, así como su puesta en funcionamiento y el pago a los proveedores de la inversión. Sin embargo, el documento no especifica un plazo concreto, ya que este puede variar según la concesión específica. </text:p>
            <text:p/>
            <text:p>Para más detalles sobre plazos específicos, se recomienda consultar la resolución de concesión de la ayuda correspondiente.</text:p>
          </table:table-cell>
          <table:table-cell office:value-type="string" calcext:value-type="string">
            <text:p>Las líneas de actuación mencionadas en el Boletín Oficial de Castilla y León son:</text:p>
            <text:p/>
            <text:p>1. **Línea PA1**: Se centra en inversiones productivas en acuicultura. Esta línea está destinada a empresas acuícolas existentes que realicen inversiones para mejorar su competitividad y sostenibilidad.</text:p>
            <text:p/>
            <text:p>2. **Línea PA2**: Se enfoca en inversiones en comercialización y transformación de productos pesqueros. Esta línea busca fomentar la calidad, el valor añadido de los productos, y la economía circular, entre otros objetivos.</text:p>
            <text:p/>
            <text:p>Ambas líneas tienen criterios específicos para la admisibilidad de las solicitudes y los tipos de actividades que pueden ser auxiliables.</text:p>
          </table:table-cell>
          <table:table-cell table:number-columns-repeated="16369"/>
        </table:table-row>
        <table:table-row table:style-name="ro13">
          <table:table-cell office:value-type="string" calcext:value-type="string">
            <text:p>ayudas-al-establecimiento-de-jovenes-agricultores-y-agriculturas-profesionales-ano-2025</text:p>
          </table:table-cell>
          <table:table-cell office:value-type="string" calcext:value-type="string">
            <text:p>Ayudas al establecimiento de jóvenes agricultores y agriculturas profesionales, año 2025.</text:p>
          </table:table-cell>
          <table:table-cell office:value-type="string" calcext:value-type="string">
            <text:p>Apertura el 01/02/2025 y cierre el 12/03/2025</text:p>
          </table:table-cell>
          <table:table-cell office:value-type="string" calcext:value-type="string">
            <text:p>COMUNIDAD FORAL DE NAVARRA</text:p>
          </table:table-cell>
          <table:table-cell office:value-type="string" calcext:value-type="string">
            <text:p>3800000.0</text:p>
          </table:table-cell>
          <table:table-cell office:value-type="string" calcext:value-type="string">
            <text:p>El objetivo de la ayuda al establecimiento de jóvenes agricultores y agricultoras es atraer y apoyar a las personas jóvenes agricultoras y a otros nuevos agricultores, facilitando el desarrollo empresarial sostenible en las zonas rurale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DESARROLLO RURAL Y MEDIO AMBIENTE</text:p>
          </table:table-cell>
          <table:table-cell office:value-type="string" calcext:value-type="string">
            <text:p>Pueden ser beneficiarias de la ayuda las personas físicas que se instalen por primera vez en una explotación agraria y/o ganadera, y que cumplan los siguientes criterios de admisibilidad:</text:p>
            <text:p/>
            <text:p>1. Tener como mínimo 18 años y no haber cumplido los 41.</text:p>
            <text:p>2. No haber sido titular de una explotación agraria individual con una dimensión mayor a 0,2 UTAS, o no alcanzar esta cifra en función de su participación en una sociedad, en el caso de que perteneciera a una explotación asociativa, o en cotitularidad.</text:p>
            <text:p>3. No haber percibido ayuda a la primera instalación.</text:p>
            <text:p/>
            <text:p>Además, deben presentar un plan empresarial y cumplir con otros requisitos establecidos en las bases reguladoras.</text:p>
          </table:table-cell>
          <table:table-cell/>
          <table:table-cell office:value-type="string" calcext:value-type="string">
            <text:p>El monto máximo de la ayuda para la instalación de jóvenes agricultores y agricultoras profesionales es de 100.000 euros.</text:p>
          </table:table-cell>
          <table:table-cell office:value-type="string" calcext:value-type="string">
            <text:p>No puedo encontrar información específica sobre los gastos o actuaciones subvencionables de esta ayuda en las páginas proporcionadas. Sin embargo, generalmente, en programas de ayudas para jóvenes agricultores, los gastos subvencionables pueden incluir inversiones en infraestructura, maquinaria, equipos, y gastos relacionados con la formación y asesoramiento. Te recomendaría consultar la normativa específica o la convocatoria oficial para obtener detalles precisos.</text:p>
          </table:table-cell>
          <table:table-cell office:value-type="string" calcext:value-type="string">
            <text:p>El plazo para la finalización del plan empresarial será el 1 de noviembre de 2027. Además, el plazo para la presentación de solicitudes del segundo pago comenzará el 1 de enero de 2027 y finalizará el 1 de noviembre de 2027.</text:p>
          </table:table-cell>
          <table:table-cell office:value-type="string" calcext:value-type="string">
            <text:p>No se encuentran detalles específicos sobre las diferentes líneas de actuación en las páginas proporcionadas. Sin embargo, en general, las líneas de actuación en programas de ayuda para jóvenes agricultores suelen incluir aspectos como la mejora de la eficacia productiva, la participación en regímenes de calidad agroalimentaria, la transformación y comercialización de productos, y el cumplimiento de compromisos agroambientales. </text:p>
            <text:p/>
            <text:p>Si necesitas información más específica, te recomendaría consultar la normativa correspondiente o el plan empresarial relacionado con la ayuda.</text:p>
          </table:table-cell>
          <table:table-cell table:number-columns-repeated="16369"/>
        </table:table-row>
        <table:table-row table:style-name="ro6">
          <table:table-cell office:value-type="string" calcext:value-type="string">
            <text:p>subvenciones-para-la-adaptacion-de-lineas-electricas-de-alta-tension-en-murcia-ano-202425</text:p>
          </table:table-cell>
          <table:table-cell office:value-type="string" calcext:value-type="string">
            <text:p>Subvenciones para la adaptación de líneas eléctricas de alta tensión en Murcia, año 2024/25.</text:p>
          </table:table-cell>
          <table:table-cell office:value-type="string" calcext:value-type="string">
            <text:p>Apertura el 17/01/2025 y cierre el 16/03/2025</text:p>
          </table:table-cell>
          <table:table-cell office:value-type="string" calcext:value-type="string">
            <text:p>REGIÓN DE MURCIA</text:p>
          </table:table-cell>
          <table:table-cell office:value-type="string" calcext:value-type="string">
            <text:p>3760000.0</text:p>
          </table:table-cell>
          <table:table-cell office:value-type="string" calcext:value-type="string">
            <text:p>El objetivo de esta ayuda es reducir la mortandad de avifauna por electrocución, financiando la adaptación de las líneas aéreas de alta tensión con conductores desnudos, ubicadas en zonas de protección para especies de aves catalogadas como amenazadas. Esto se realiza en cumplimiento del Real Decreto 1432/2008, de 29 de agosto, que establece medidas para la protección de la avifauna contra la colisión y la electrocución en las líneas eléctricas de alta tensión.</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MEDIO AMBIENTE, UNIVERSIDADES, INVESTIGACIÓN Y MAR MENOR</text:p>
          </table:table-cell>
          <table:table-cell office:value-type="string" calcext:value-type="string">
            <text:p>Pueden ser beneficiarios de la ayuda las siguientes entidades:</text:p>
            <text:p/>
            <text:p>1. Empresas de distribución eléctrica que sean titulares de líneas eléctricas aéreas de alta tensión, siempre que estén inscritas en la Sección primera del Registro Administrativo de Distribuidores, Comercializadores y Consumidores Cualificados.</text:p>
            <text:p>2. Familias e instituciones sin ánimo de lucro que sean titulares de líneas eléctricas aéreas de alta tensión.</text:p>
            <text:p>3. Agrupaciones de personas físicas o jurídicas de derecho privado, comunidades de bienes o cualquier otro tipo de unidad económica o patrimonio separado que, aunque no tengan personalidad jurídica, puedan llevar a cabo las acciones objeto de subvención y sean titulares de líneas eléctricas de alta tensión.</text:p>
            <text:p/>
            <text:p>Además, las empresas de distribución eléctrica solo podrán ser beneficiarias si, después de asignar la subvención a los beneficiarios de otras líneas, aún queda presupuesto disponible.</text:p>
          </table:table-cell>
          <table:table-cell/>
          <table:table-cell office:value-type="string" calcext:value-type="string">
            <text:p>El monto máximo de la ayuda para la presente convocatoria es de 1.880.000,00 euros, desglosado de la siguiente manera:</text:p>
            <text:p/>
            <text:p>- Línea 1: empresas privadas - 1.680.000,00 euros</text:p>
            <text:p>- Línea 2: familias e instituciones sin fines de lucro - 200.000,00 euros</text:p>
          </table:table-cell>
          <table:table-cell office:value-type="string" calcext:value-type="string">
            <text:p>Las actuaciones subvencionables de esta ayuda incluyen:</text:p>
            <text:p/>
            <text:p>1. La corrección estructural de apoyos que implican un peligro claro de electrocución para las aves.</text:p>
            <text:p>2. La instalación de salvapájaros o señaladores visuales.</text:p>
            <text:p/>
            <text:p>Todas las actuaciones deben cumplir con lo establecido en el Real Decreto 1432/2008, de 29 de agosto, que establece medidas para la protección de la avifauna contra la colisión y la electrocución en líneas eléctricas de alta tensión. </text:p>
            <text:p/>
            <text:p>No serán subvencionables los gastos de actuaciones que hayan concluido antes de presentar la solicitud, los gastos realizados fuera del periodo fijado, los gastos financiados con otras ayudas, y ciertos impuestos indirectos.</text:p>
          </table:table-cell>
          <table:table-cell office:value-type="string" calcext:value-type="string">
            <text:p>El plazo máximo de ejecución de las actuaciones subvencionadas será hasta el 30 de noviembre de 2025.</text:p>
          </table:table-cell>
          <table:table-cell office:value-type="string" calcext:value-type="string">
            <text:p>Las diferentes líneas de actuación para las subvenciones son:</text:p>
            <text:p/>
            <text:p>1. **Línea de subvención 1**: Tendidos eléctricos cuya titularidad sea de personas físicas o jurídicas que no sean distribuidoras eléctricas.</text:p>
            <text:p>2. **Línea de subvención 2**: Tendidos eléctricos cuya titularidad sea de familias e instituciones sin fines de lucro.</text:p>
            <text:p>3. **Línea de subvención 3**: Tendidos eléctricos cuya titularidad sea de empresas que tengan la condición de distribuidora eléctrica. Estas empresas solo podrán ser beneficiarias si, después de asignar la subvención a las líneas 1 y 2, aún queda presupuesto disponible no asignado.</text:p>
          </table:table-cell>
          <table:table-cell table:number-columns-repeated="16369"/>
        </table:table-row>
        <table:table-row table:style-name="ro2">
          <table:table-cell office:value-type="string" calcext:value-type="string">
            <text:p>ayudas-socs-security-operations-center-y-certificaciones-en-ciber-para-el-ano-2024</text:p>
          </table:table-cell>
          <table:table-cell office:value-type="string" calcext:value-type="string">
            <text:p>Ayudas «SOCs (Security Operations Center) y Certificaciones en Ciber» para el año 2024/25.</text:p>
          </table:table-cell>
          <table:table-cell office:value-type="string" calcext:value-type="string">
            <text:p>Apertura el 22/10/2024 y cierre el 30/06/2025</text:p>
          </table:table-cell>
          <table:table-cell office:value-type="string" calcext:value-type="string">
            <text:p>PAÍS VASCO</text:p>
          </table:table-cell>
          <table:table-cell office:value-type="string" calcext:value-type="string">
            <text:p>3696389.0</text:p>
          </table:table-cell>
          <table:table-cell office:value-type="string" calcext:value-type="string">
            <text:p>Impulsar aquellos proyectos que contribuyan a la mejora significativa de la ciberseguridad en las PYMES (personas físicas y/o jurídicas) con actividad en la CAE.</text:p>
          </table:table-cell>
          <table:table-cell office:value-type="string" calcext:value-type="string">
            <text:p>País Vasco</text:p>
          </table:table-cell>
          <table:table-cell office:value-type="string" calcext:value-type="string">
            <text:p>25000.0</text:p>
          </table:table-cell>
          <table:table-cell office:value-type="string" calcext:value-type="string">
            <text:p>PAÍS VASCO - SPRI - Agencia Vasca de Desarrollo Empresarial</text:p>
          </table:table-cell>
          <table:table-cell office:value-type="string" calcext:value-type="string">
            <text:p>Las PYMEs (personas físicas y/o jurídicas, según la Recomendación 2003/361/CE de la Comisión de 6 de mayo de 2003) con actividad en la CAE.</text:p>
            <text:p/>
            <text:p>Todo ello siempre que:</text:p>
            <text:p>a) Dispongan de un centro de actividad en la Comunidad Autónoma de Euskadi, centro en el que el proyecto presentado deberá tener impacto y en el que se realizará la actividad subvencionable.</text:p>
            <text:p>b) Figuren de alta en el Impuesto de Actividades Económicas del País Vasco.</text:p>
          </table:table-cell>
          <table:table-cell office:value-type="string" calcext:value-type="string">
            <text:p>El plazo de solicitud es desde el 22/10/2024 hasta el 30/06/2025.</text:p>
          </table:table-cell>
          <table:table-cell office:value-type="string" calcext:value-type="string">
            <text:p>La subvención máxima para en esta convocatoria por beneficiaria para apoyar los gastos elegibles asociados al proyecto será de 25.000 euros para la realización de una o más actuaciones subvencionables.</text:p>
          </table:table-cell>
          <table:table-cell office:value-type="string" calcext:value-type="string">
            <text:p>Línea 1: Servicios SOC para pymes tendrán la consideración de gastos elegibles los dirigidos a la puesta en marcha y operación de los servicios SOC:</text:p>
            <text:p>- Devengados o facturados dentro del plazo máximo de 12 meses contados desde el inicio del proyecto. Se admitirán gastos devengados o facturados antes de la presentación de la Solicitud de Ayuda de proyectos iniciados a partir del 1 de enero de 2024. En todo caso, el plazo máximo para la conclusión del proyecto será el 31 de marzo de 2026.</text:p>
            <text:p/>
            <text:p>Línea 2: Servicio de Pentesting y Certificaciones para pymes tendrán la consideración de elegibles los gastos de consultoría y/o ingeniería dirigidos a la adecuación u obtención de una certificación en alguna norma, esquema o estándar de ciberseguridad; y los gastos y/o inversiones en Hardware/Software necesarias para avanzar en el proceso de adecuación a dicha norma o en la obtención de su certificación:</text:p>
            <text:p>- Devengados o facturados dentro del plazo máximo de 12 meses contados desde el inicio del proyecto. Se admitirán gastos devengados o facturados antes de la presentación de la Solicitud de Ayuda de proyectos iniciados a partir del 1 de enero de 2024. En todo caso, el plazo máximo para la conclusión del proyecto será el 31 de marzo de 2026.</text:p>
          </table:table-cell>
          <table:table-cell/>
          <table:table-cell office:value-type="string" calcext:value-type="string">
            <text:p>Línea 1 – Servicio de SOC en pymes: tiene por objeto apoyar la contratación de servicios de Centros de Operaciones de Seguridad (en adelante SOC, por sus siglas en inglés) en las pequeñas y medianas empresas (pymes) con actividad en CAE.</text:p>
            <text:p>a) Contratación y puesta en marcha de servicios de Centro de Operaciones de Seguridad (SOC).</text:p>
            <text:p>b) Se consideran como servicios SOC a aquellos dirigidos a:</text:p>
            <text:p>- la vigilancia y monitoreo de la infraestructura IT (tecnologías de la información) / OT (tecnología operacional) de las empresas;</text:p>
            <text:p>- la detección y respuesta a comportamientos / incidencias sospechosas en la infraestructura;</text:p>
            <text:p>- las acciones de mitigación desplegadas por los proveedores de los servicios.</text:p>
            <text:p>c)Se cubrirán los gastos relacionados con la puesta en marcha y operación del servicio de SOC por un plazo máximo de 12 meses.</text:p>
            <text:p/>
            <text:p>Línea 2 – Servicio de Pentesting y Certificaciones en pymes: tiene por objeto apoyar todas y cada una de las fases de los proyectos de pequeñas y medianas empresas (pymes) con actividad en la CAE dirigidas a la adecuación u obtención de una certificación en alguna norma, esquema o estándar de Ciberseguridad.</text:p>
            <text:p>a) Actuaciones dirigidas a dar cumplimiento o a la obtención de una certificación en alguna norma, esquema o estándar de ciberseguridad.</text:p>
            <text:p>b) La tipología de actuaciones consideradas subvencionables incluye:</text:p>
            <text:p>- servicio de Pentesting: identificación de vulnerabilidades y evaluación de la seguridad de un sistema informático o una red;</text:p>
            <text:p>- definición de un plan de acción que contemple un conjunto de actuaciones a implementar para obtener una certificación;</text:p>
            <text:p>- desarrollo de pre-auditorías para evaluar el estado de los sistemas o los procesos a certificar;</text:p>
            <text:p>- proceso de auditoría de certificación, emisión de certificación y auditorías de seguimiento.</text:p>
            <text:p>c) Se cubrirán las actuaciones siempre que exista evidencia de su relevancia para la adecuación o la obtención de una certificación en alguna norma, esquema o estándar de ciberseguridad, y por un plazo máximo de 12 meses.</text:p>
            <text:p>d) Entre las normas, esquemas y estándares contemplados para implementar, se incluyen:</text:p>
            <text:p>- ISO 27001: sistemas de gestión de seguridad de la información</text:p>
            <text:p>- ISO 27701: sistemas de gestión de privacidad de la información</text:p>
            <text:p>- Europrivacy</text:p>
            <text:p>- IEC 62443: seguridad de los sistemas de control y automatización industrial</text:p>
            <text:p>- Esquema Nacional de Seguridad (ENS)</text:p>
            <text:p>- UNECE/R155: gestión de la ciberseguridad en vehículos automotores</text:p>
            <text:p>- TISAX: evaluación de la seguridad de la información en la cadena de suministro de automoción</text:p>
            <text:p>- ISO 22301: gestión de la continuidad del negocio para afrontar situaciones catastróficas</text:p>
            <text:p>- Reglamento (UE) 2019/881: marco europeo voluntario de certificación de ciberseguridad para productos, procesos y servicios TIC</text:p>
            <text:p>- Otras normas, esquemas o estándares dirigidos a mejorar la ciberseguridad de los productos o procesos de las empresas, así como a dar cumplimiento a diferentes tipos de reglamentos, directivas o normativas tanto generales como sectoriales.</text:p>
          </table:table-cell>
          <table:table-cell table:number-columns-repeated="16369"/>
        </table:table-row>
        <table:table-row table:style-name="ro12">
          <table:table-cell office:value-type="string" calcext:value-type="string">
            <text:p>prestamos-parcialmente-reembolsables-para-proyectos-empresariales-de-inversion-creadores-de-empleo</text:p>
          </table:table-cell>
          <table:table-cell office:value-type="string" calcext:value-type="string">
            <text:p>Préstamos parcialmente reembolsables para proyectos empresariales de inversión creadores de empleo.</text:p>
          </table:table-cell>
          <table:table-cell office:value-type="string" calcext:value-type="string">
            <text:p>Apertura el 21/01/2025 y cierre el 22/04/2025</text:p>
          </table:table-cell>
          <table:table-cell office:value-type="string" calcext:value-type="string">
            <text:p>GALICIA</text:p>
          </table:table-cell>
          <table:table-cell office:value-type="string" calcext:value-type="string">
            <text:p>37019230.0</text:p>
          </table:table-cell>
          <table:table-cell office:value-type="string" calcext:value-type="string">
            <text:p>La financiación de proyectos tractores de grandes empresas en la provincia de A Coruña.</text:p>
          </table:table-cell>
          <table:table-cell office:value-type="string" calcext:value-type="string">
            <text:p>A Coruñ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grandes empresas, personas físicas o jurídicas.</text:p>
          </table:table-cell>
          <table:table-cell office:value-type="string" calcext:value-type="string">
            <text:p>El plazo de solicitud es desde el 21/01/2025 hasta el 22/04/2025.</text:p>
          </table:table-cell>
          <table:table-cell office:value-type="string" calcext:value-type="string">
            <text:p>El importe mínimo de la inversión subvencionable será de 200.000 €.</text:p>
            <text:p/>
            <text:p>Los préstamos concedidos contarán con un tramo reembolsable y otro no reembolsable:</text:p>
            <text:p>- El tramo no reembolsable será del 15% de la inversión subvencionable.</text:p>
            <text:p>- La suma de los tramos reembolsable y no reembolsable constituirá el importe de la operación única de instrumento financiero combinada con subvención, que como máximo supondrá el 70% de la inversión subvencionable.</text:p>
            <text:p/>
            <text:p>Tipo de interés ordinario: La titular podrá optar entre tipo de interés fijo o variable.</text:p>
            <text:p/>
            <text:p>Reembolso: El tramo reembolsable será reintegrado por la persona beneficiaria en un plazo máximo de 12 años, con carencia igual al plazo de ejecución del proyecto previsto en la resolución de concesión más un año. Una vez finalizado el período de carencia, el reintegro del préstamo se realizará en cuotas trimestrales con vencimiento el último día de cada trimestre natural, junto con la cantidad destinada al pagado de intereses, con cuotas constantes de intereses ordinarios más amortización.</text:p>
            <text:p/>
            <text:p>Garantías: el Igape podrá tomar las garantías de cumplimiento adecuadas según las características de cada operación. Con carácter general, todos los préstamos deberán contar con garantías adecuadas.</text:p>
          </table:table-cell>
          <table:table-cell office:value-type="string" calcext:value-type="string">
            <text:p>Solo serán subvencionables a través del instrumento financiero las inversiones productivas en activos materiales e inmateriales nuevos adquiridos a terceros no vinculados con la persona beneficiara. </text:p>
            <text:p>- Los costes de los activos inmateriales únicamente serán subvencionables hasta un límite del 50% del total de los costes de inversión subvencionables del proyecto.</text:p>
            <text:p>- Solo será subvencionable la adquisición de terrenos por un importe que no exceda del 10% de la inversión total subvencionable de la operación que se trate.</text:p>
          </table:table-cell>
          <table:table-cell office:value-type="string" calcext:value-type="string">
            <text:p>El período de ejecución de las inversiones subvencionables se denomina plazo de ejecución del proyecto y abarcará desde la fecha de presentación de la solicitud hasta la fecha de finalización del plazo establecido en la resolución de concesión. </text:p>
            <text:p/>
            <text:p>Con carácter general, finalizará dentro de los 24 meses siguientes a la fecha de notificación de la resolución de concesión.</text:p>
          </table:table-cell>
          <table:table-cell table:number-columns-repeated="16370"/>
        </table:table-row>
        <table:table-row table:style-name="ro2">
          <table:table-cell office:value-type="string" calcext:value-type="string">
            <text:p>ayudas-en-forma-de-garantia-para-la-financiacion-de-la-empresas-de-la-economia-social-2024</text:p>
          </table:table-cell>
          <table:table-cell office:value-type="string" calcext:value-type="string">
            <text:p>Ayudas en forma de garantía para la financiación de la empresas de la economía social</text:p>
          </table:table-cell>
          <table:table-cell office:value-type="string" calcext:value-type="string">
            <text:p>Apertura el 10/07/2024 y cierre el 29/07/2027</text:p>
          </table:table-cell>
          <table:table-cell office:value-type="string" calcext:value-type="string">
            <text:p>CATALUÑA</text:p>
          </table:table-cell>
          <table:table-cell office:value-type="string" calcext:value-type="string">
            <text:p>3536790.69</text:p>
          </table:table-cell>
          <table:table-cell office:value-type="string" calcext:value-type="string">
            <text:p>Inversión o circulante para el funcionamiento normal de la entidad, incluidos los anticipos de cobro de derechos de crédito derivados de contratos del sector públic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a) Las empresas que tengan forma de sociedad cooperativa.</text:p>
            <text:p/>
            <text:p>b) Las sociedades laborales.</text:p>
            <text:p/>
            <text:p>c) Las entidades representativas del cooperativismo, que son las federaciones y la Confederación de Cooperativas de Cataluña.</text:p>
            <text:p/>
            <text:p>d) Las sociedades agrarias de transformación.</text:p>
            <text:p/>
            <text:p>e) Las empresas de inserción, los centros especiales de trabajo y las entidades promotoras de estos, como empresas que actúan en el mercado protegido de trabajo y que tienen como objetivo la integración laboral de personas con discapacidad y con riesgo de exclusión social.</text:p>
            <text:p/>
            <text:p>f) Asociaciones y fundaciones con actividad económica, de acuerdo con lo establecido en la base 3.t).</text:p>
            <text:p/>
            <text:p>g) Las entidades con finalidades de promoción de la economía social</text:p>
          </table:table-cell>
          <table:table-cell office:value-type="string" calcext:value-type="string">
            <text:p>El plazo de solicitud es desde el 10/07/2024 hasta el 29/07/2024.</text:p>
          </table:table-cell>
          <table:table-cell office:value-type="string" calcext:value-type="string">
            <text:p>a) Importes</text:p>
            <text:p>- Con carácter general, para operaciones de inversión se establece un importe mínimo del préstamo de 30.000 euros, y el importe máximo del préstamo será de 1.000.000 de euros.</text:p>
            <text:p>- Con carácter general, para operaciones de circulante el importe mínimo del préstamo será de 30.000 euros, y el máximo de 100.000 euros.</text:p>
            <text:p/>
            <text:p>b) Plazo</text:p>
            <text:p>- Con carácter general, el plazo máximo del préstamo será de hasta 15 años, con la posibilidad de un periodo de carencia de amortización de hasta 2 años, incluido en este plazo.</text:p>
            <text:p>- Para operaciones de circulante, el plazo máximo de amortización será de 5 años, con hasta 1 año de carencia incluido en el plazo.</text:p>
            <text:p>- Para anticipos de cobro de derechos de crédito derivados de contratos del sector público, el plazo máximo del préstamo será de 1 año.</text:p>
            <text:p>- En caso de refinanciación, se descontará del plazo máximo del préstamo el tiempo transcurrido desde la firma de la primera financiación.</text:p>
            <text:p/>
            <text:p>c) Desembolso</text:p>
            <text:p>- En caso de inversiones, se producirá en una sola vez o en desembolsos parciales, durante un plazo de hasta 24 meses a contar desde la fecha de la resolución de otorgamiento de la ayuda, contra presentación de facturas o documentos justificantes de la inversión.</text:p>
            <text:p>- Para circulante, el desembolso se hará en la formalización.</text:p>
            <text:p/>
            <text:p>e) Tipo de interés</text:p>
            <text:p>- El tipo de interés de los préstamos será variable, calculado con el EURIBOR a 12 meses más un diferencial de hasta el 3%.</text:p>
            <text:p>- Para los anticipos de cobro de derechos de crédito derivados de contratos del sector público se podrá pedir cotización de fijo equivalente.</text:p>
            <text:p/>
            <text:p>f) Amortización</text:p>
            <text:p>- Amortizaciones mensuales con un sistema francés.</text:p>
            <text:p/>
            <text:p>g) Comisiones</text:p>
            <text:p>- Apertura: máximo del 0,25%.</text:p>
            <text:p>- Cancelación: total o parcial, máximo del 0,25% amortizado.</text:p>
            <text:p/>
            <text:p>h) Interés de demora</text:p>
            <text:p>- Tipo vigente más el 6%.</text:p>
          </table:table-cell>
          <table:table-cell office:value-type="string" calcext:value-type="string">
            <text:p>a) Son gastos elegibles asociados a proyectos de inversión los siguientes: investigación, desarrollo, concesiones administrativas, propiedad industrial, fondo de comercio en supuestos de adquisición de empresas, derechos de traspaso, aplicaciones informáticas, terrenos y bienes naturales, construcciones, instalaciones técnicas, maquinaria, utillaje, otras instalaciones, mobiliario, equipos para procesamiento de información, vehículos de uso industrial, anticipos para inmovilizaciones intangibles y otras inmovilizaciones materiales.</text:p>
            <text:p/>
            <text:p>b) Son gastos elegibles asociados a proyectos de circulante los siguientes: estudios de mercado, innovación u otros, promoción, comunicación y asistencia a ferias, gastos de personal, gastos de formación, gastos por apertura de nuevos mercados en el exterior y financiación habitual de circulante (ventas, stocks y tesorería en general).</text:p>
          </table:table-cell>
          <table:table-cell office:value-type="string" calcext:value-type="string">
            <text:p>El ámbito temporal de los gastos que son objeto de esta línea de ayudas se sitúa entre los 6 meses anteriores a la formalización de la operación financiera y los 24 meses posteriores a esta. </text:p>
            <text:p/>
            <text:p>Excepcionalmente, a criterio de la Dirección General de Economía Social y Solidaria, el Tercer Sector y las Cooperativas, este ámbito temporal se puede ampliar por causas justificadas mediante resolución del director general de Economía Social y Solidaria, el Tercer Sector y las Cooperativas.</text:p>
          </table:table-cell>
          <table:table-cell office:value-type="string" calcext:value-type="string">
            <text:p>1 Proyectos de inversión: se entiende por inversión la adquisición de uno o varios activos fijos, materiales o inmateriales, de los incluidos en el grupo 2 del Plan general de contabilidad, adscritos a la consecución de una misma finalidad.</text:p>
            <text:p/>
            <text:p>2 Proyectos de circulante: proyectos relativos a la actividad del día a día de la empresa, necesidades de tesorería, compra de stocks o financiación de clientes.</text:p>
            <text:p/>
            <text:p>3 La ayuda no se debe destinar a financiar la creación ni la puesta en funcionamiento de una red de distribución en otros países.</text:p>
          </table:table-cell>
          <table:table-cell table:number-columns-repeated="16369"/>
        </table:table-row>
        <table:table-row table:style-name="ro4">
          <table:table-cell office:value-type="string" calcext:value-type="string">
            <text:p>ayudas-del-bono-alquiler-joven-en-andalucia-para-el-ano-202526</text:p>
          </table:table-cell>
          <table:table-cell office:value-type="string" calcext:value-type="string">
            <text:p>Ayudas del Bono Alquiler Joven en Andalucía para el año 2025/26.</text:p>
          </table:table-cell>
          <table:table-cell office:value-type="string" calcext:value-type="string">
            <text:p>Apertura el 14/01/2025 y cierre el 30/06/2026</text:p>
          </table:table-cell>
          <table:table-cell office:value-type="string" calcext:value-type="string">
            <text:p>ANDALUCÍA</text:p>
          </table:table-cell>
          <table:table-cell office:value-type="string" calcext:value-type="string">
            <text:p>34200000.0</text:p>
          </table:table-cell>
          <table:table-cell office:value-type="string" calcext:value-type="string">
            <text:p>Facilitar el acceso al disfrute de una vivienda o habitación digna y adecuada.</text:p>
          </table:table-cell>
          <table:table-cell office:value-type="string" calcext:value-type="string">
            <text:p>Andalucía</text:p>
          </table:table-cell>
          <table:table-cell office:value-type="string" calcext:value-type="string">
            <text:p>6000.0</text:p>
          </table:table-cell>
          <table:table-cell office:value-type="string" calcext:value-type="string">
            <text:p>ANDALUCÍA - CONSEJERÍA DE FOMENTO ARTICULACIÓN DEL TERRITORIO Y VIVIENDA</text:p>
          </table:table-cell>
          <table:table-cell office:value-type="string" calcext:value-type="string">
            <text:p>Quienes cumplan los siguientes requisitos:</text:p>
            <text:p>a) Ser persona física mayor de edad y tener hasta treinta y cinco años, incluida la edad de treinta y cinco años, en el momento de solicitar la ayuda.</text:p>
            <text:p>b) Poseer la nacionalidad española, o la de alguno de los Estados miembros de la Unión Europea o del Espacio Económico Europeo, y Suiza. En el caso de las personas extranjeras no comunitarias deberán hallarse en situación de estancia o residencia regular en España.</text:p>
            <text:p>c) Ser titular en calidad de persona arrendataria de un contrato de arrendamiento de vivienda formalizado en los términos de la Ley 29/1994, de 24 de noviembre, de Arrendamientos Urbanos; o tener atribuido el derecho de uso, por subrogación, convenio o sentencia de separación o divorcio, u otros títulos válidos en derecho. </text:p>
            <text:p>d) Disponer la persona beneficiaria de, al menos, de una fuente regular de ingresos. </text:p>
            <text:p>e) No haber percibido unos ingresos anuales, determinados conforme a lo establecido en la base reguladora cuarta, superiores a 3 veces el IPREM correspondiente al periodo a que se refieren dichos ingresos, considerando 14 pagas anuales.</text:p>
            <text:p>f) La renta arrendaticia o de la cesión de la vivienda que conste en el contrato deberá ser, en el momento del inicio del periodo subvencionable y hasta su finalización, igual o inferior a 900 euros mensuales para las viviendas ubicadas en municipios de los Grupos 1, 2 y 3 relacionados en el Anexo V del Decreto 91/2020, de 30 de junio, por el que se regula el Plan Vive en Andalucía, de vivienda, rehabilitación y regeneración urbana de Andalucía 2020-2030. Este límite será igual o inferior a 600 euros mensuales para el resto de municipios andaluces.</text:p>
            <text:p>g) La vivienda o habitación constituirá la residencia habitual y permanente de la persona beneficiaria, lo que quedará acreditado mediante el alta en el padrón municipal vigente desde el inicio del periodo subvencionable.</text:p>
            <text:p>h) No podrá concederse la ayuda cuando la persona solicitante, o cualquier otro miembro de su familia o unidad de convivencia, tenga parentesco en primer o segundo grado de consanguinidad o de afinidad con la persona arrendadora o cesionaria o sea su socia o partícipe.</text:p>
            <text:p>i) La persona solicitante, o cualquier otro miembro de la familia o unidad de convivencia que resida en la vivienda, no podrá ser propietaria o usufructuaria de alguna vivienda en España</text:p>
          </table:table-cell>
          <table:table-cell office:value-type="string" calcext:value-type="string">
            <text:p>El plazo de presentación de solicitudes se iniciará el día 14 de enero de 2025, a las 16:00 horas, y concluirá el 30 de junio de 2026. No obstante, dicho plazo se cerrará provisionalmente en el momento que se alcance el número de 8.500 solicitudes presentadas.</text:p>
          </table:table-cell>
          <table:table-cell office:value-type="string" calcext:value-type="string">
            <text:p>El importe de la ayuda es 250 euros mensuales durante 24 mensualidades completas y consecutivas, es decir, hasta 6.000 euros.</text:p>
          </table:table-cell>
          <table:table-cell table:number-columns-repeated="16372"/>
        </table:table-row>
        <table:table-row table:style-name="ro31">
          <table:table-cell office:value-type="string" calcext:value-type="string">
            <text:p>ayudas-para-la-implementacion-de-actuaciones-de-descarbonizacion-en-el-sector-industrial-ano-2025-2026</text:p>
          </table:table-cell>
          <table:table-cell office:value-type="string" calcext:value-type="string">
            <text:p>Ayudas para la implementación de actuaciones de descarbonización en el sector industrial, año 2025-2026.</text:p>
          </table:table-cell>
          <table:table-cell office:value-type="string" calcext:value-type="string">
            <text:p>Apertura el 04/02/2025 y cierre el 03/04/2025</text:p>
          </table:table-cell>
          <table:table-cell office:value-type="string" calcext:value-type="string">
            <text:p>COMUNIDAD FORAL DE NAVARRA</text:p>
          </table:table-cell>
          <table:table-cell office:value-type="string" calcext:value-type="string">
            <text:p>3500000.0</text:p>
          </table:table-cell>
          <table:table-cell office:value-type="string" calcext:value-type="string">
            <text:p>Contribuir a alcanzar los objetivos previstos en el citado Reglamento, que están alineados con el Plan Energético de Navarra Horizonte 2030, a través de la promoción de actuaciones de descarbonización en PYMEs y grandes empresas del sector industrial.</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INDUSTRIA Y DE TRANSICION ECOLOGICA Y DIGITAL EMPRESARIAL</text:p>
          </table:table-cell>
          <table:table-cell office:value-type="string" calcext:value-type="string">
            <text:p>Las PYMEs o grandes empresas del  sector  industrial  que  en  el momento de solicitar la subvención reúnan los siguientes requisitos:</text:p>
            <text:p>a) Su CNAE se encuentre entre alguno de los siguientes:</text:p>
            <text:p>- 07. Extracción de minerales metálicos.</text:p>
            <text:p>- 08. Otras industrias extractivas.</text:p>
            <text:p>- 09. Actividades de apoyo a la industria extractiva.</text:p>
            <text:p>- 10. Industria de la alimentación.</text:p>
            <text:p> 11. Fabricación de bebidas.</text:p>
            <text:p>- 13. Industria textil.</text:p>
            <text:p>- 14. Confección de prendas de vestir.</text:p>
            <text:p>- 15. Industria del cuero y del calzado.</text:p>
            <text:p>- 16. Industria de la madera y corcho, excepto muebles, cestería y espartería.</text:p>
            <text:p>- 17. Industria del papel.</text:p>
            <text:p>- 18. Artes gráficas y reproducción de soportes grabados.</text:p>
            <text:p>- 19. Coquerías y refino de petróleo.</text:p>
            <text:p>- 20. Industria química.</text:p>
            <text:p>- 21. Fabricación de productos farmacéuticos.</text:p>
            <text:p>- 22. Fabricación de productos de caucho y plásticos.</text:p>
            <text:p>- 23. Fabricación de otros productos minerales no metálicos.</text:p>
            <text:p>- 24. Metalurgia; Fabricación de hierro, acero y ferroaleaciones.</text:p>
            <text:p>- 25. Fabricación de productos metálicos, excepto maquinaria y equipo.</text:p>
            <text:p>- 26. Fabricación de productos informáticos, electrónicos y ópticos.</text:p>
            <text:p>- 27. Fabricación de material y equipo eléctrico.</text:p>
            <text:p>- 28. Fabricación de maquinaria y equipo n.c.o.p.</text:p>
            <text:p>- 29. Fabricación de vehículos a motor, remolques y semirremolques.</text:p>
            <text:p>- 30. Fabricación de otro material de transporte.</text:p>
            <text:p>- 31. Fabricación de muebles.</text:p>
            <text:p>- 32. Otras industrias manufactureras.</text:p>
            <text:p>- 33. Reparación e instalación de maquinaria y equipo.</text:p>
            <text:p>- 35. Suministro de energía eléctrica, gas, vapor y aire acondicionado.</text:p>
            <text:p>- 36. Captación, depuración y distribución de agua.</text:p>
            <text:p>- 37. Recogida y tratamiento de aguas residuales.</text:p>
            <text:p>- 38. Recogida, tratamiento y eliminación de residuos; valorización.</text:p>
            <text:p>- 39. Actividades de descontaminación y otros servicios de gestión de residuos.</text:p>
            <text:p>b) La actividad a subvencionar se realice en Navarra. </text:p>
            <text:p>c) Estar inscrita o haber solicitado la inscripción en el Registro Industrial de Navarra.</text:p>
            <text:p>d) Que  su  actividad  económica  no  cause  ningún  perjuicio  significativo  a  objetivos medioambientales.</text:p>
            <text:p>e) No  estar  cumpliendo  sanciones  administrativas  firmes  ni  una  sentencia  firme condenatoria, por ejercer o tolerar prácticas laborales consideradas discriminatorias por razón  de  sexo  o  de  género  o,  en  su  caso,  no  estar  pendiente  de  cumplimiento  de sanción o sentencia impuesta por dichos motivos.</text:p>
            <text:p>f) No ser una “empresa en crisis”.</text:p>
            <text:p>g) No estar sujeta a una orden de recuperación pendiente tras una decisión previa de la Comisión Europea que haya declarado una ayuda ilegal e incompatible con el mercado interior.</text:p>
            <text:p>h) No  estar  incursa  en  las  prohibiciones  para  obtener  la  condición  de  beneficiarias.</text:p>
          </table:table-cell>
          <table:table-cell office:value-type="string" calcext:value-type="string">
            <text:p>El plazo de solicitud es desde el 04/02/2025 hasta el 03/04/2025.</text:p>
          </table:table-cell>
          <table:table-cell office:value-type="string" calcext:value-type="string">
            <text:p>El importe de la subvención de las actuaciones de eficiencia energética:</text:p>
            <text:p>a) Para ayudas acogidas al Régimen de mínimis, el 50% del gasto subvencionable y hasta un máximo de ayuda de 300.000 euros.</text:p>
            <text:p>b) Para ayudas acogidas a régimen del Reglamento (UE) n.º 651/2014 de la Comisión, de 17 de junio de 2014, un máximo de 300.000 euros con los siguientes límites:</text:p>
            <text:p>- Pequeña empresa: 50% del gasto subvencionable</text:p>
            <text:p>- Mediana empresa: 40% del gasto subvencionable</text:p>
            <text:p>- Gran empresa: 30% del gasto subvencionable</text:p>
            <text:p/>
            <text:p>El importe de la subvención de las actuaciones de autoconsumo eléctrico:</text:p>
            <text:p>a) Para ayudas acogidas al Régimen de mínimis, el 25% del gasto subvencionable y hasta un máximo de ayuda de 200.000 euros.</text:p>
            <text:p>b) Para ayudas acogidas a régimen del Reglamento (UE) n.º 651/2014 de la Comisión, de 17 de junio de 2014, un máximo de 200.000 euros con los siguientes límites:</text:p>
            <text:p>- Pequeña empresa: 25% del gasto subvencionable</text:p>
            <text:p>- Mediana empresa: 20% del gasto subvencionable</text:p>
            <text:p>- Gran empresa: 15% del gasto subvencionable</text:p>
          </table:table-cell>
          <table:table-cell office:value-type="string" calcext:value-type="string">
            <text:p>a)  Eficiencia energética:</text:p>
            <text:p>- Inversiones  en  sustitución  o  mejora  de  equipos  e  instalaciones  que  reduzcan  el consumo de energía final y las emisiones de CO2.</text:p>
            <text:p>- Implantación o mejora de sistemas de gestión energética que reduzcan el consumo de energía final y las emisiones de CO2.</text:p>
            <text:p/>
            <text:p>b) Autoconsumo eléctrico: Implantación de instalaciones de generación de electricidad de tecnología  fotovoltaica  destinadas  al  autoconsumo  según  lo  establecido  en  el  Real Decreto 244/2019. Sólo serán subvencionables los gastos relacionados con los trabajos necesarios para la conexión de la instalación de generación con la red de distribución.</text:p>
          </table:table-cell>
          <table:table-cell/>
          <table:table-cell office:value-type="string" calcext:value-type="string">
            <text:p>Las actuaciones subvencionables se encuadrarán en uno de los siguientes tipos:</text:p>
            <text:p>- Actuaciones  tipo  1:  Actuaciones  cuyo  plazo  de  ejecución  deberá  estar  comprendido entre el 1 de enero del 2025 y el 30 de septiembre de 2025.</text:p>
            <text:p>- Actuaciones  tipo  2:  Actuaciones  cuyo  plazo  de  ejecución  deberá  estar  comprendido entre el 1 de enero del 2025 y el 15 de septiembre de 2026 y para las que no se solicita abono parcial de la ayuda en 2025 correspondiente al importe de la inversión facturada y pagada en 2025.</text:p>
            <text:p>- Actuaciones  tipo  3:  Actuaciones  cuyo  plazo  de  ejecución  deberá  estar  comprendido entre el 1 de enero del 2025 y el 15 de septiembre de 2026 y para las que sí se solicita abono parcial de la ayuda en 2025 correspondiente al importe de la inversión facturada y pagada hasta el 30 de septiembre de 2025.</text:p>
          </table:table-cell>
          <table:table-cell table:number-columns-repeated="16369"/>
        </table:table-row>
        <table:table-row table:style-name="ro10">
          <table:table-cell office:value-type="string" calcext:value-type="string">
            <text:p>subvenciones-para-favorecer-el-pleno-empleo-y-la-inclusion-social-a-traves-del-empleo-estable-y-de-calidad-ano-2025</text:p>
          </table:table-cell>
          <table:table-cell office:value-type="string" calcext:value-type="string">
            <text:p>Subvenciones para favorecer el pleno empleo y la inclusión social a través del empleo estable y de calidad, año 2025.</text:p>
          </table:table-cell>
          <table:table-cell office:value-type="string" calcext:value-type="string">
            <text:p>Apertura el 09/01/2025 y cierre el 30/11/2025</text:p>
          </table:table-cell>
          <table:table-cell office:value-type="string" calcext:value-type="string">
            <text:p>CASTILLA-LA MANCHA</text:p>
          </table:table-cell>
          <table:table-cell office:value-type="string" calcext:value-type="string">
            <text:p>3440000.0</text:p>
          </table:table-cell>
          <table:table-cell office:value-type="string" calcext:value-type="string">
            <text:p>El objetivo de esta ayuda es favorecer el pleno empleo y la inclusión social a través del empleo estable y de calidad, reduciendo el desempleo, especialmente entre los colectivos más vulnerables, y fomentando el empleo de las mujeres en sectores tecnológicos y en puestos directivos.</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as empresas, las personas autónomas, las sociedades laborales o cooperativas, las comunidades de bienes, las sociedades civiles y las entidades sin ánimo de lucro, que realicen contrataciones por tiempo indefinido y conversiones de contratos indefinidos de jornada parcial a jornada completa, con las condiciones establecidas en el decreto de regulación.</text:p>
          </table:table-cell>
          <table:table-cell office:value-type="string" calcext:value-type="string">
            <text:p>El plazo de presentación de solicitudes comenzará el día siguiente al de la publicación en el Diario Oficial de Castilla-La Mancha del texto completo y del extracto de la resolución por la que se publica el crédito presupuestario disponible para cada ejercicio y finalizará el 30 de noviembre de 2024. Dentro de dicho período las solicitudes para la línea 1 deberá presentarse en el plazo máximo de un mes desde la fecha de inicio del contrato, y para la línea 2 en el plazo máximo de un mes desde la</text:p>
          </table:table-cell>
          <table:table-cell office:value-type="string" calcext:value-type="string">
            <text:p>En la línea 1, la cuantía de la subvención será de 7.500 euros por contrato. No obstante, lo anterior:</text:p>
            <text:p>a) Para el contrato fijo-discontinuo la cuantía de 7.500 euros se reducirá proporcionalmente en atención al periodo de actividad.</text:p>
            <text:p>b) Para el contrato subvencionado celebrado con las personas trabajadoras previstas en el colectivo 16º del artículo 5. la cuantía será de 4.000 euros por contrato.</text:p>
            <text:p/>
            <text:p>En la línea 2, la cuantía de la subvención será de 3.500 euros por contrato cuya jornada inicial sea menor o igual al 50% de la jornada completa equivalente a la de una persona trabajadora comparable en cómputo anual de la entidad. En caso de que no existiese, se estará a la jornada prevista en el convenio colectivo de aplicación, o en su defecto, a la jornada máxima legal.</text:p>
          </table:table-cell>
          <table:table-cell/>
          <table:table-cell office:value-type="string" calcext:value-type="string">
            <text:p>El plazo de ejecución de la ayuda será desde el 1 de noviembre de 2024 hasta el 31 de octubre de 2025, ambos incluidos.</text:p>
          </table:table-cell>
          <table:table-cell office:value-type="string" calcext:value-type="string">
            <text:p>Línea 1: Se centra en mejorar el acceso al empleo y a medidas de activación para todos los demandantes de empleo, especialmente para jóvenes, desempleados de larga duración, grupos desfavorecidos en el mercado laboral y personas inactivas.</text:p>
            <text:p/>
            <text:p>Línea 2: Está relacionada con la modificación de la jornada del contrato y también busca fomentar el empleo y la economía social.</text:p>
          </table:table-cell>
          <table:table-cell table:number-columns-repeated="16369"/>
        </table:table-row>
        <table:table-row table:style-name="ro12">
          <table:table-cell office:value-type="string" calcext:value-type="string">
            <text:p>ayudas-del-bono-alquiler-joven-en-cam-2025</text:p>
          </table:table-cell>
          <table:table-cell office:value-type="string" calcext:value-type="string">
            <text:p>Ayudas del Bono Alquiler Joven en la Comunidad de Madrid, año 2025.</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31800000.0</text:p>
          </table:table-cell>
          <table:table-cell office:value-type="string" calcext:value-type="string">
            <text:p>Subvenciones en régimen de concesión directa destinadas a impulsar el acceso a la vivienda y en su caso a la emancipación de los jóvenes.</text:p>
          </table:table-cell>
          <table:table-cell office:value-type="string" calcext:value-type="string">
            <text:p>Comunidad de Madrid</text:p>
          </table:table-cell>
          <table:table-cell office:value-type="string" calcext:value-type="string">
            <text:p>6000.0</text:p>
          </table:table-cell>
          <table:table-cell office:value-type="string" calcext:value-type="string">
            <text:p>COMUNIDAD DE MADRID - CONSEJERÍA DE VIVIENDA, TRANSPORTES E INFRAESTRUCTURAS</text:p>
          </table:table-cell>
          <table:table-cell office:value-type="string" calcext:value-type="string">
            <text:p>Personas físicas mayores de edad que reúnan los requisitos siguientes:</text:p>
            <text:p/>
            <text:p>a) Ser persona física y tener hasta un máximo de 35 años en el momento de solicitar la ayuda.</text:p>
            <text:p/>
            <text:p>b) Poseer la nacionalidad española, o la de alguno de los Estados miembros de la Unión Europea o del Espacio Económico Europeo, Suiza, o el parentesco determinado por la normativa que sea de aplicación. En el caso de personas extranjeras no comunitarias, estas deberán hallarse en situación de estancia o residencia regular en España.</text:p>
            <text:p/>
            <text:p>c) En el momento de presentación de la solicitud, ser titular o estar en condiciones de suscribir un contrato de arrendamiento de vivienda o, en calidad de persona cesionaria, de un contrato de cesión de uso. </text:p>
            <text:p/>
            <text:p>d) Disponer al menos de una fuente regular de ingresos, incluidos los de las personas que tengan su domicilio habitual y permanente en la vivienda arrendada (consten o no como titulares del contrato de arrendamiento) no superiores a 24.318,84 € al año.</text:p>
            <text:p/>
            <text:p>En el supuesto de alquiler de habitación no se incluirá la renta de las personas que tengan su domicilio habitual y permanente en la vivienda, solamente se considerarán las de la persona física arrendataria.</text:p>
          </table:table-cell>
          <table:table-cell office:value-type="string" calcext:value-type="string">
            <text:p>Se podrán presentar solicitudes desde el 3 de febrero de 2025. Se resolverán favorablemente con cargo a esta línea de ayudas, todas aquellas solicitudes que cumplan todos los requisitos mientras exista crédito disponible en el momento de la concesión.</text:p>
          </table:table-cell>
          <table:table-cell office:value-type="string" calcext:value-type="string">
            <text:p>La ayuda será de hasta 250 € mensuales con el límite del importe mensual de la renta arrendaticia o del precio de la cesión subvencionable, durante un período máximo de 24 mensualidades.</text:p>
          </table:table-cell>
          <table:table-cell office:value-type="string" calcext:value-type="string">
            <text:p>La renta actualizada a pagar por el alquiler o precio de cesión de la vivienda objeto del contrato de arrendamiento o cesión deberá ser igual o inferior a 600 euros mensuales. En el caso de alquiler de habitación esta renta o precio deberá ser igual o inferior a 300 euros mensuales. </text:p>
            <text:p/>
            <text:p>Dichos límite se incrementará en los municipios que se indican en el Anexo II de la convocatoria a 900 euros mensuales y a 450 euros mensuales en el caso de alquiler de habitación, según el Acuerdo con el Ministerio de Vivienda y Agenda Urbana de fecha 12 de diciembre de 2024, suscrito en el seno de la Comisión Bilateral de Seguimiento.</text:p>
          </table:table-cell>
          <table:table-cell office:value-type="string" calcext:value-type="string">
            <text:p>El periodo subvencionable será de veinticuatro mensualidades, empezando la primera mensualidad en enero de 2024, con carácter retroactivo, para los que dispongan de un contrato de arrendamiento o de cesión de uso de vivienda o habitación en el momento de la solicitud; o desde el mes de efectividad del contrato de arrendamiento si este fuera posterior a enero de 2024.</text:p>
          </table:table-cell>
          <table:table-cell table:number-columns-repeated="16370"/>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para-edificios-publico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para edificios público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3402865.45</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3.Se amplia el plazo hasta el 31/12/2023. Se amplía el plazo de solicitud al 31/12/2024. Se amplía el plazo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
          <table:table-cell office:value-type="string" calcext:value-type="string">
            <text:p>subvenciones-a-centros-o-establecimientos-de-caracter-privados-no-autorizados-por-la-consejeria-de-educacion-por-servicios-prestados-de-cuidado-de-menores-de-2-a-3-anos</text:p>
          </table:table-cell>
          <table:table-cell office:value-type="string" calcext:value-type="string">
            <text:p>Subvenciones a centros o establecimientos de carácter Privados no autorizados por la Consejería de Educación por servicios prestados de cuidado de menores de 2 a 3 años.</text:p>
          </table:table-cell>
          <table:table-cell office:value-type="string" calcext:value-type="string">
            <text:p>Apertura el 18/07/2024 y cierre el 30/05/2025</text:p>
          </table:table-cell>
          <table:table-cell office:value-type="string" calcext:value-type="string">
            <text:p>EXTREMADURA</text:p>
          </table:table-cell>
          <table:table-cell office:value-type="string" calcext:value-type="string">
            <text:p>3400000.0</text:p>
          </table:table-cell>
          <table:table-cell office:value-type="string" calcext:value-type="string">
            <text:p>La ayuda tiene como objetivo fomentar la conciliación de la vida personal, familiar y laboral a través de subvenciones destinadas a servicios de cuidado de menores de 2 a 3 años prestados por centros privados no autorizado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IGUALDAD Y CONCILIACIÓN</text:p>
          </table:table-cell>
          <table:table-cell office:value-type="string" calcext:value-type="string">
            <text:p>En este caso, el beneficiario de la ayuda sería la empresa o entidad que presta los servicios de cuidado de menores de 2 a 3 años en centros privados no autorizados.</text:p>
          </table:table-cell>
          <table:table-cell/>
          <table:table-cell office:value-type="string" calcext:value-type="string">
            <text:p>Lo siento, no pude encontrar información específica sobre el monto máximo de la ayuda en los documentos proporcionados. Sin embargo, te recomendaría consultar directamente con la Junta de Extremadura para obtener esa información concreta. ¡Espero que te sea de ayuda!</text:p>
          </table:table-cell>
          <table:table-cell office:value-type="string" calcext:value-type="string">
            <text:p>No puedo encontrar información específica sobre los gastos o actuaciones subvencionables en los documentos proporcionados. Sin embargo, generalmente las subvenciones destinadas a servicios de cuidado de menores de 2 a 3 años en centros privados no autorizados pueden cubrir costos relacionados con el cuidado, alimentación, educación temprana, entre otros servicios para los menores. Te recomendaría consultar directamente con la entidad que otorga la subvención para obtener información detallada sobre los gastos subvencionables. ¡Espero que esta respuesta te sea de ayuda!</text:p>
          </table:table-cell>
          <table:table-cell office:value-type="string" calcext:value-type="string">
            <text:p>No se ha encontrado información específica sobre el plazo de ejecución de la ayuda en los documentos proporcionados. Sin embargo, por lo general, el plazo de ejecución de una ayuda suele estar establecido en las bases reguladoras de las subvenciones. Te recomendaría revisar dichas bases o contactar directamente con la entidad otorgante de la ayuda para obtener información precisa sobre el plazo de ejecución. ¡Espero que esta respuesta te sea de ayuda!</text:p>
          </table:table-cell>
          <table:table-cell office:value-type="string" calcext:value-type="string">
            <text:p>Lo siento, no pude encontrar información relevante sobre las diferentes líneas de actuación en los documentos proporcionados. Sin embargo, en general, las líneas de actuación pueden variar dependiendo del contexto y los objetivos específicos de la organización o programa. ¿Hay algo más en lo que pueda ayudarte?</text:p>
          </table:table-cell>
          <table:table-cell table:number-columns-repeated="16369"/>
        </table:table-row>
        <table:table-row table:style-name="ro6">
          <table:table-cell office:value-type="string" calcext:value-type="string">
            <text:p>ayudas-a-los-productores-de-papa-de-mesa-de-canarias</text:p>
          </table:table-cell>
          <table:table-cell office:value-type="string" calcext:value-type="string">
            <text:p>Ayudas a los productores de papa de mesa de Canarias.</text:p>
          </table:table-cell>
          <table:table-cell office:value-type="string" calcext:value-type="string">
            <text:p>Apertura el 30/11/2024 y cierre el 30/06/2025</text:p>
          </table:table-cell>
          <table:table-cell office:value-type="string" calcext:value-type="string">
            <text:p>CANARIAS</text:p>
          </table:table-cell>
          <table:table-cell office:value-type="string" calcext:value-type="string">
            <text:p>3392000.0</text:p>
          </table:table-cell>
          <table:table-cell office:value-type="string" calcext:value-type="string">
            <text:p>El objetivo de la ayuda es apoyar a los productores de papa de mesa en Canarias, proporcionando subvenciones para la superficie productiva dedicada al cultivo de papa de mesa durante la campaña 2025. Esto forma parte del Programa Comunitario de Apoyo a las Producciones Agrarias de Canarias, que busca fomentar la producción agrícola local y mejorar la sostenibilidad del sector agrario en la reg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productores de papa de mesa que cumplan con los siguientes requisitos:</text:p>
            <text:p/>
            <text:p>1. Ser titular de una explotación dedicada al cultivo de papa de mesa, ubicada en la Comunidad Autónoma de Canarias, con una superficie igual o superior a 1.000 m².</text:p>
            <text:p>2. Realizar las labores habituales de cultivo, incluida la recolección.</text:p>
            <text:p>3. Tener las parcelas y/o recintos solicitados debidamente identificados en el Sistema de Información Geográfica (SIGPAC) y correctamente referenciados a la última actualización publicada en el momento de la presentación de la solicitud.</text:p>
            <text:p>4. Poseer la condición de "agricultor activo", conforme a la normativa vigente. </text:p>
            <text:p/>
            <text:p>Estos requisitos son necesarios para poder acogerse a las ayudas previstas en la convocatoria.</text:p>
          </table:table-cell>
          <table:table-cell office:value-type="string" calcext:value-type="string">
            <text:p>El plazo de solicitud es desde el 30/11/2024 hasta el 30/06/2025.</text:p>
          </table:table-cell>
          <table:table-cell office:value-type="string" calcext:value-type="string">
            <text:p>El monto máximo de la ayuda es de 1.240 euros por hectárea como ayuda básica, y 1.700 euros por hectárea como complemento de ayuda para productores agrupados. Además, se puede abonar un complemento del 10% para beneficiarios que hayan recibido ayuda para la instalación de jóvenes agricultores.</text:p>
          </table:table-cell>
          <table:table-cell office:value-type="string" calcext:value-type="string">
            <text:p>La ayuda se destina a subvencionar la superficie productiva ubicada en Canarias dedicada al cultivo de papa de mesa para la campaña 2025. Las actuaciones subvencionables incluyen las cosechas de extratemprana, de media estación y tardía. Los períodos de siembra considerados son:</text:p>
            <text:p/>
            <text:p>- Primer período: del 1 de noviembre de 2024 al 30 de mayo de 2025.</text:p>
            <text:p>- Segundo período: del 1 de junio al 31 de octubre de 2025.</text:p>
            <text:p/>
            <text:p>Además, el intervalo de cultivo entre siembra y recolección debe tener una duración mínima de 4 meses.</text:p>
          </table:table-cell>
          <table:table-cell office:value-type="string" calcext:value-type="string">
            <text:p>El plazo de ejecución de la ayuda se realizará en un único abono en el período comprendido entre el 1 de diciembre de 2025 y el 30 de junio de 2026.</text:p>
          </table:table-cell>
          <table:table-cell table:number-columns-repeated="16370"/>
        </table:table-row>
        <table:table-row table:style-name="ro26">
          <table:table-cell office:value-type="string" calcext:value-type="string">
            <text:p>subvenciones-del-programa-de-vivienda-protegida-autopromovida-del-programa-de-apoyo-a-la-entrada-y-del-programa-promotor-de-vivienda-protegida-de-nueva-construccion</text:p>
          </table:table-cell>
          <table:table-cell office:value-type="string" calcext:value-type="string">
            <text:p>Subvenciones del Programa de vivienda protegida autopromovida, del Programa de apoyo a la entrada, y del Programa promotor de vivienda protegida de nueva construcción.</text:p>
          </table:table-cell>
          <table:table-cell office:value-type="string" calcext:value-type="string">
            <text:p>Apertura el 03/10/2024 y cierre el 02/10/2025</text:p>
          </table:table-cell>
          <table:table-cell office:value-type="string" calcext:value-type="string">
            <text:p>EXTREMADURA</text:p>
          </table:table-cell>
          <table:table-cell office:value-type="string" calcext:value-type="string">
            <text:p>29252000.0</text:p>
          </table:table-cell>
          <table:table-cell office:value-type="string" calcext:value-type="string">
            <text:p>Programa 1: Impulsar la promoción individual para uso propio de viviendas que no excedan de un coste máximo de construcción y que obtengan la calificación definitiva de viviendas protegidas autopromovidas, en su modalidad general, de conformidad con el planeamiento, las ordenanzas y cualesquiera normas de policía aplicables.</text:p>
            <text:p/>
            <text:p>Programa 2: Financiar una parte del precio de adquisición o adjudicación de las tipologías de vivienda protegida de nueva construcción referidas en el presente capítulo, en los términos expresados en el mismo.</text:p>
            <text:p/>
            <text:p>Programa 3: Fomentar la promoción, con destino venta o arrendamiento, de viviendas protegidas de nueva construcción de régimen especial, incluida la modalidad de vivienda protegida del programa especial.</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VIVIENDA, ARQUITECTURA Y REGENERACIÓN URBANA</text:p>
          </table:table-cell>
          <table:table-cell office:value-type="string" calcext:value-type="string">
            <text:p>Programa 1: Las personas autopromotoras.</text:p>
            <text:p/>
            <text:p>Programa 2: Los adquirentes o adjudicatarios de vivienda de nueva construcción.</text:p>
            <text:p/>
            <text:p>Programa 3: Las personas o entidades promotoras que hubieran obtenido la calificación provisional de vivienda protegida de nueva construcción de régimen especial, incluida su modalidad de vivienda protegida del programa especial.</text:p>
          </table:table-cell>
          <table:table-cell office:value-type="string" calcext:value-type="string">
            <text:p>El plazo de solicitud para todos los programas es desde el 03/10/2024 hasta el 02/10/2025.</text:p>
          </table:table-cell>
          <table:table-cell office:value-type="string" calcext:value-type="string">
            <text:p>Programa 1:</text:p>
            <text:p>La cuantía de la ayuda del programa de vivienda protegida autopromovida se ajustará a los siguientes parámetros, acumulables:</text:p>
            <text:p>- Con carácter general: 15.000 € de subvención.</text:p>
            <text:p>- Línea específica de protección preferente: Entre 1.000 € y 4.000 €.</text:p>
            <text:p/>
            <text:p>Programa 2:</text:p>
            <text:p>La adquisición o adjudicación de viviendas protegidas acogidas al programa de ayuda directa a la entrada será objeto de subvención conforme a lo siguiente:</text:p>
            <text:p>- Para los gastos a): 3.000 € con carácter general, incrementables en hasta 1.000 € adicionales para las Líneas específicas de protección preferente.</text:p>
            <text:p>- Para los gastos b): entre 6.000 € y 9.000 €, incrementables en hasta 1.000 € adicionales para las Líneas específicas de protección preferente.</text:p>
            <text:p/>
            <text:p>Programa 3: </text:p>
            <text:p>La cuantía de la ayuda será de 4.000 euros por vivienda.</text:p>
          </table:table-cell>
          <table:table-cell office:value-type="string" calcext:value-type="string">
            <text:p>Programa 1:</text:p>
            <text:p>- Se considerará promoción individual para uso propio y podrá acogerse al programa regulado en el presente decreto, aquella actuación que comprenda una vivienda y, en su caso, un garaje y un trastero; sin incluir ningún otro elemento distinto.</text:p>
            <text:p>- Asimismo, tendrán esta consideración las siguientes actuaciones:</text:p>
            <text:p>a) Aquellas que exijan la demolición del edificio existente, manteniendo, no obstante, los elementos que se hallen protegidos.</text:p>
            <text:p>b) Aquellas que consistan en la rehabilitación de edificios que estén finalizados antes de 2006, siempre que el coste de las obras de rehabilitación exceda del 80% del coste máximo de construcción.</text:p>
            <text:p/>
            <text:p>Programa 2:</text:p>
            <text:p>a) La adquisición o adjudicación de viviendas protegidas de nueva construcción de régimen general o especial, incluida su modalidad de vivienda protegida del programa especial, calificadas definitivamente conforme a Planes autonómicos de vivienda anteriores al Plan de Rehabilitación y Vivienda de Extremadura 2013-2016.</text:p>
            <text:p>b) La adquisición o adjudicación de viviendas protegidas de nueva construcción de régimen especial, incluida su modalidad de vivienda protegida del programa especial, calificadas provisionalmente conforme al Plan de Rehabilitación y Vivienda de Extremadura 2013- 2016, o posteriores, y siempre antes de la fecha que señale la resolución de convocatoria.</text:p>
          </table:table-cell>
          <table:table-cell/>
          <table:table-cell office:value-type="string" calcext:value-type="string">
            <text:p>1. Programa de vivienda protegida autopromovida.</text:p>
            <text:p>a) Línea de autopromoción joven, que tiene por objeto financiar la promoción para uso propio de una vivienda protegida autopromovida por parte de solicitantes jóvenes.</text:p>
            <text:p>b) Línea de impulso a los cascos urbanos consolidados, que persigue el fomento de la promoción para uso propio de viviendas protegidas autopromovidas en los cascos urbanos consolidados.</text:p>
            <text:p>c) Línea de eficiencia energética, que tiene por finalidad el fomento de la promoción para uso propio de viviendas protegidas autopromovidas con una calificación energética mínima correspondiente a la letra A.</text:p>
            <text:p>d) Línea de familias numerosas, que tiene por objeto financiar la promoción para uso propio de una vivienda protegida autopromovida por parte de familias que reúnan dicha condición.</text:p>
            <text:p>e) Línea de familias monoparentales, que tiene por objeto financiar la promoción para uso propio de una vivienda protegida autopromovida por parte de familias que reúnan dicha condición.</text:p>
            <text:p>f) Línea de personas con discapacidad, que tiene por objeto financiar la promoción para uso propio de una vivienda protegida autopromovida por parte personas con un grado de discapacidad igual o superior al 33%.</text:p>
            <text:p>g) Línea de víctimas de violencia de género, que tiene por finalidad financiar la promoción para uso propio de una vivienda protegida autopromovida por parte de víctimas de violencia de género.</text:p>
            <text:p>h) Línea de víctimas del terrorismo, que tiene por objeto financiar la promoción para uso propio de una vivienda protegida autopromovida por parte de víctimas de terrorismo. </text:p>
            <text:p/>
            <text:p>2. Programa de ayuda directa a la entrada.</text:p>
            <text:p>a) Línea joven, que tiene por objeto financiar la adquisición o adjudicación de las viviendas protegidas objeto del programa por parte de adquirentes o adjudicatarios jóvenes.</text:p>
            <text:p>b) Línea de familias numerosas, que persigue financiar la adquisición o adjudicación de viviendas protegidas objeto del programa por parte de familias que reúnan dicha condición.</text:p>
            <text:p>c) Línea de familias monoparentales, que tiene por objeto financiar la promoción para uso propio de una vivienda protegida autopromovida por parte de familias que reúnan dicha condición.</text:p>
            <text:p>d) Línea de víctimas de violencia de género, que tiene por finalidad financiar la adquisición o adjudicación de viviendas protegidas objeto del programa por parte de víctimas de violencia de género.</text:p>
            <text:p>e) Línea de víctimas del terrorismo, que tiene por objeto financiar la adquisición o adjudicación de las viviendas protegidas objeto del programa por parte de víctimas de terrorismo.</text:p>
            <text:p>f) Línea de personas con discapacidad, que tiene por objeto financiar la adquisición o adjudicación de viviendas protegidas objeto del programa por parte personas con discapacidad</text:p>
            <text:p/>
            <text:p>3. Programa de ayudas al promotor de vivienda protegida de nueva construcción</text:p>
          </table:table-cell>
          <table:table-cell/>
          <table:table-cell office:value-type="string" calcext:value-type="string">
            <text:p>Acceso a la solicitud de las ayudas por Programa:</text:p>
          </table:table-cell>
          <table:table-cell table:number-columns-repeated="16367"/>
        </table:table-row>
        <table:table-row table:style-name="ro12">
          <table:table-cell office:value-type="string" calcext:value-type="string">
            <text:p>ayudas-para-la-consolidacion-y-estructuracion-de-unidades-de-investigacion-competitivas-ano-2025</text:p>
          </table:table-cell>
          <table:table-cell office:value-type="string" calcext:value-type="string">
            <text:p>Ayudas para la consolidación y estructuración de unidades de investigación competitivas, año 2025.</text:p>
          </table:table-cell>
          <table:table-cell office:value-type="string" calcext:value-type="string">
            <text:p>Apertura el 24/01/2025 y cierre el 24/02/2025</text:p>
          </table:table-cell>
          <table:table-cell office:value-type="string" calcext:value-type="string">
            <text:p>GALICIA</text:p>
          </table:table-cell>
          <table:table-cell office:value-type="string" calcext:value-type="string">
            <text:p>29120000.0</text:p>
          </table:table-cell>
          <table:table-cell office:value-type="string" calcext:value-type="string">
            <text:p>El objetivo de esta ayuda es la consolidación y estructuración de unidades de investigación competitivas, así como otras acciones de fomento en las universidades públicas del Sistema Universitario de Galicia y en los organismos públicos de investigación de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a) Las universidades públicas del SUG.</text:p>
            <text:p/>
            <text:p>b) Los organismos públicos de investigación de Galicia.</text:p>
            <text:p/>
            <text:p>c) Las fundaciones de investigación sanitaria de Galicia (Fundación Pública Gallega Instituto de Investigación Sanitaria de Santiago de Compostela, Fundación Pública Gallega de Investigación Biomédica INIBIC y Fundación Pública Gallega Biomédica Galicia Sur). En el caso de los institutos de investigación sanitaria IDIS, INIBIC, IISGS y de los centros del ámbito del Servicio Gallego de Salud que gestionen sus actividades de investigación mediante las citadas fundaciones, podrán solicitar las ayudas de la presente convocatoria a través de estas entidades.</text:p>
            <text:p/>
            <text:p>d) Los centros del CSIC (Consejo Superior de Investigaciones Científicas) radicados en Galicia.</text:p>
          </table:table-cell>
          <table:table-cell/>
          <table:table-cell office:value-type="string" calcext:value-type="string">
            <text:p>– Modalidad A (GRC).</text:p>
            <text:p/>
            <text:p>Las ayudas tendrán una duración máxima de cuatro años. El importe global de la ayuda vendrá determinado por un módulo estructural anual compuesto de un fijo de una cuantía máxima de 55.000 € y un módulo variable anual de 20.000 € o 30.000 € o 50.000 €, acumulable al anterior, en función de los ingresos anuales medios del grupo en el período comprendido desde el 1 de enero de 2022 hasta el 31 de diciembre de 2024.</text:p>
            <text:p/>
            <text:p>– Modalidad B (GPC).</text:p>
            <text:p/>
            <text:p>Las ayudas serán de aplicación por un período de 3 anualidades. El importe total de cada una de las ayudas vendrá determinado por un módulo estructural compuesto de un fijo de una cuantía máxima de 31.500 € en cada anualidad y un módulo variable, acumulable al anterior, compuesto de una cuantía de hasta 10.000 € en cada anualidad para aquellos grupos que ya hayan disfrutado de una ayuda en esta modalidad desde la convocatoria de 2016 y que no esté activa en este momento y cumplan al menos dos de las siguientes condiciones en el período comprendido desde el 1 de enero de 2022 hasta el 31 de diciembre de 2024: disponer, por lo menos, de 5 investigadores/as durante todo el período de referencia, tener unos ingresos medios anuales superiores a 80.000 €, trayectoria del grupo en transferencia de conocimiento.</text:p>
            <text:p/>
            <text:p>– Modalidad C (proyectos de excelencia).</text:p>
            <text:p/>
            <text:p>En el caso de los proyectos que se acojan a la línea de trayectoria investigadora consolidada, las ayudas serán de aplicación por un período de hasta 4 anualidades, mediante el pago anual a la institución a la que pertenezca la persona que lidere el proyecto de una cuantía máxima anual de 50.000 €. En el caso de los proyectos que se acojan a la línea de trayectoria investigadora emergente, las ayudas serán de aplicación por un período máximo de hasta 5 anualidades, mediante el pago anual a la institución a la que pertenezca la persona que lidere el proyecto de una cuantía máxima anual de 15.000 € para el año 2025 y de 25.000 € para los años 2026, 2027, 2028 y 2029.</text:p>
          </table:table-cell>
          <table:table-cell table:number-columns-repeated="2"/>
          <table:table-cell office:value-type="string" calcext:value-type="string">
            <text:p>– Modalidad A (GRC).</text:p>
            <text:p>– Modalidad B (GPC).</text:p>
            <text:p>– Modalidad C (proyectos de excelencia).</text:p>
          </table:table-cell>
          <table:table-cell table:number-columns-repeated="16369"/>
        </table:table-row>
        <table:table-row table:style-name="ro1">
          <table:table-cell office:value-type="string" calcext:value-type="string">
            <text:p>ayudas-individuales-de-comedor-durante-el-curso-escolar-2024-2025-para-los-alumnos-de-los-centros-sostenidos-con-fondos-publicos-de-los-municipios-de-badalona-lhospitalet-de-llobregat-sant-adria-de-besos-y-santa-coloma-de-gramenet</text:p>
          </table:table-cell>
          <table:table-cell office:value-type="string" calcext:value-type="string">
            <text:p>Ayudas individuales de comedor durante el curso escolar 2024-2025 para los alumnos de los centros sostenidos con fondos públicos de los municipios de Badalona, L’Hospitalet de Llobregat, Sant Adrià de Besòs y Santa Coloma de Gramenet</text:p>
          </table:table-cell>
          <table:table-cell office:value-type="string" calcext:value-type="string">
            <text:p>Apertura el 08/05/2024 y cierre el 30/05/2025</text:p>
          </table:table-cell>
          <table:table-cell office:value-type="string" calcext:value-type="string">
            <text:p>AREA METROPOLITANA DE BARCELONA</text:p>
          </table:table-cell>
          <table:table-cell office:value-type="string" calcext:value-type="string">
            <text:p>26337475.6</text:p>
          </table:table-cell>
          <table:table-cell office:value-type="string" calcext:value-type="string">
            <text:p>Cubrir el coste del comedor de los alumnos de educación infantil.</text:p>
          </table:table-cell>
          <table:table-cell office:value-type="string" calcext:value-type="string">
            <text:p>Barcelona</text:p>
          </table:table-cell>
          <table:table-cell office:value-type="string" calcext:value-type="string">
            <text:p>0.0</text:p>
          </table:table-cell>
          <table:table-cell office:value-type="string" calcext:value-type="string">
            <text:p>AREA METROPOLITANA DE BARCELONA - ÀREA METROPOLITANA DE BARCELONA</text:p>
          </table:table-cell>
          <table:table-cell office:value-type="string" calcext:value-type="string">
            <text:p>El alumnado de los centros de Badalona, L' Hospitalet de LLobregat, Sant Adrià de Besà y Santa Coloma de Gramenet matriculados en un centro educativo sostenido con fondos públicos.</text:p>
          </table:table-cell>
          <table:table-cell/>
          <table:table-cell office:value-type="string" calcext:value-type="string">
            <text:p>La ayuda consiste en la cobertura total o parcial (mínimo el 70%) del coste del comedor del centro en el que esté escolarizado el alumno beneficiario, según los precios establecidos en el Ministerio de Educación.</text:p>
          </table:table-cell>
          <table:table-cell table:number-columns-repeated="16372"/>
        </table:table-row>
        <table:table-row table:style-name="ro7">
          <table:table-cell office:value-type="string" calcext:value-type="string">
            <text:p>subvenciones-para-la-mejora-de-la-accesibilidad-en-edificios-de-tipologia-residencial-colectiva-en-andalucia</text:p>
          </table:table-cell>
          <table:table-cell office:value-type="string" calcext:value-type="string">
            <text:p>Subvenciones para la mejora de la accesibilidad en edificios de tipologia residencial colectiva en Andalucía.</text:p>
          </table:table-cell>
          <table:table-cell office:value-type="string" calcext:value-type="string">
            <text:p>Apertura el 11/03/2025 y cierre el 10/04/2025</text:p>
          </table:table-cell>
          <table:table-cell office:value-type="string" calcext:value-type="string">
            <text:p>ANDALUCÍA</text:p>
          </table:table-cell>
          <table:table-cell office:value-type="string" calcext:value-type="string">
            <text:p>24415664.0</text:p>
          </table:table-cell>
          <table:table-cell office:value-type="string" calcext:value-type="string">
            <text:p>Financiar el coste total de las obras o actuaciones para la mejora de la accesibilidad en viviendas, ya sean unifamiliares, aisladas o agrupadas en fila, o ubicadas en edificios de tipología residencial colectiva.</text:p>
          </table:table-cell>
          <table:table-cell office:value-type="string" calcext:value-type="string">
            <text:p>Andalucía</text:p>
          </table:table-cell>
          <table:table-cell office:value-type="string" calcext:value-type="string">
            <text:p>21000.0</text:p>
          </table:table-cell>
          <table:table-cell office:value-type="string" calcext:value-type="string">
            <text:p>ANDALUCÍA - CONSEJERÍA DE FOMENTO ARTICULACIÓN DEL TERRITORIO Y VIVIENDA</text:p>
          </table:table-cell>
          <table:table-cell office:value-type="string" calcext:value-type="string">
            <text:p>Las personas físicas propietarias o que tengan el derecho de uso y disfrute de las viviendas sobre las que promuevan obras o actuaciones para la mejora de la accesibilidad.</text:p>
          </table:table-cell>
          <table:table-cell office:value-type="string" calcext:value-type="string">
            <text:p>El plazo de solicitud es desde el 11/03/2025 hasta el 10/04/2025.</text:p>
          </table:table-cell>
          <table:table-cell office:value-type="string" calcext:value-type="string">
            <text:p>El 60% del coste de las actuaciones subvencionables.</text:p>
            <text:p>- El porcentaje máximo de la subvención se podrá incrementar hasta el 80% cuando en la vivienda resida una persona con discapacidad o mayor de 65 años.</text:p>
            <text:p/>
            <text:p>Cuantía máxima:</text:p>
            <text:p>a) En las actuaciones en viviendas unifamiliares aisladas o agrupadas en fila, se establece, con carácter general, una cuantía máxima de 12.500 euros.</text:p>
            <text:p>b) En las actuaciones en viviendas ubicadas en edificios de tipología residencial colectiva, se establece, con carácter general, una cuantía máxima de 6.000 euros.</text:p>
            <text:p>- Ambas cuantías máximas se podrán incrementar hasta 15.000 euros si en la vivienda reside una persona con discapacidad y hasta 18.000 euros si esta acredita un grado de discapacidad reconocido igual o superior al 33%.</text:p>
            <text:p>- Ambas cuantías máximas se podrán incrementar en 3.000 euros más cuando la vivienda objeto de las actuaciones o inmueble en el que se ubique estén declarados Bien de Interés Cultural, catalogados o que cuenten con algún nivel de protección en el instrumento de ordenación urbanística correspondiente.</text:p>
          </table:table-cell>
          <table:table-cell office:value-type="string" calcext:value-type="string">
            <text:p>a) La instalación de ascensores, salvaescaleras, rampas, automatismos para la apertura de puertas incorporando mecanismos motorizados u otros dispositivos de accesibilidad, así como cualquier medida de accesibilidad que facilite la autonomía y la vida independiente de personas con movilidad reducida en las viviendas unifamiliares, incluyendo los dispositivos adaptados a las necesidades de personas con discapacidad sensorial o intelectual, así como su adaptación, una vez instalados, a la normativa sectorial correspondiente. </text:p>
            <text:p/>
            <text:p>b) La instalación de elementos de información, de comunicación o de aviso tales como señales luminosas y visuales, vibrotáctiles, o sonoras que permitan la orientación en el interior de las viviendas. </text:p>
            <text:p/>
            <text:p>c) La instalación de productos de apoyo a la audición para la accesibilidad en las viviendas, como los bucles magnéticos.</text:p>
            <text:p/>
            <text:p>d) La instalación de elementos o dispositivos electrónicos de comunicación entre las viviendas y el exterior, tales como videoporteros que proporcionan información visual y auditiva y análogos.</text:p>
            <text:p/>
            <text:p>e) La instalación de dispositivos de alarma en el ascensor que garanticen un sistema de comunicación visual, auditiva y bidireccional con el exterior para los casos de emergencia o atrapamiento. Así como la instalación de bucle magnético en dichos dispositivos.</text:p>
            <text:p/>
            <text:p>f) La instalación domótica y de otros avances tecnológicos para favorecer la autonomía personal de personas mayores o con discapacidad.</text:p>
            <text:p/>
            <text:p>g)Cualquier intervención que facilite la accesibilidad universal en los espacios del interior de las viviendas, incluidas las obras dirigidas a la ampliación de espacios de circulación dentro de las mismas que cumplan con las condiciones del Código Técnico de la Edificación en lo referido a vivienda accesible, así como para mejorar las condiciones de accesibilidad en baños y cocinas, así como las modificaciones y adaptaciones necesarias y adecuadas a las necesidades específicas de las personas con discapacidad que habitan las viviendas. </text:p>
            <text:p/>
            <text:p>h) Cualquier intervención que mejore el cumplimiento de los parámetros establecidos en el Documento Básico del Código Técnico de la Edificación DB-SUA, Seguridad de utilización y accesibilidad.</text:p>
          </table:table-cell>
          <table:table-cell table:number-columns-repeated="16371"/>
        </table:table-row>
        <table:table-row table:style-name="ro24">
          <table:table-cell office:value-type="string" calcext:value-type="string">
            <text:p>subvenciones-con-destino-a-actuaciones-de-rehabilitacion-de-los-edificios-residenciales-en-los-barrios-de-poblado-dirigido-de-orcasitas-meseta-de-orcasitas-y-barrio-de-san-pascual-de-madrid</text:p>
          </table:table-cell>
          <table:table-cell office:value-type="string" calcext:value-type="string">
            <text:p>Subvenciones con destino a actuaciones de rehabilitación de los edificios residenciales en los barrios de Poblado Dirigido de Orcasitas, Meseta de Orcasitas y Barrio de San Pascual de Madrid.</text:p>
          </table:table-cell>
          <table:table-cell office:value-type="string" calcext:value-type="string">
            <text:p>Apertura el 31/10/2024 y cierre el 28/02/2025</text:p>
          </table:table-cell>
          <table:table-cell office:value-type="string" calcext:value-type="string">
            <text:p>MADRID</text:p>
          </table:table-cell>
          <table:table-cell office:value-type="string" calcext:value-type="string">
            <text:p>3100000.0</text:p>
          </table:table-cell>
          <table:table-cell office:value-type="string" calcext:value-type="string">
            <text:p>La concesión de subvenciones con destino a actuaciones de accesibilidad, conservación, eficiencia energética y salubridad de edificios existentes de uso residencial vivienda, en barrios vulnerables en la ciudad de Madrid y que cumplan los requisitos establecidos en la OBRGS.</text:p>
            <text:p/>
            <text:p>La finalidad de estas subvenciones es el fomento y promoción de la realización de actuaciones de accesibilidad, conservación, eficiencia energética y retirada de amianto en edificaciones existentes con uso característico residencial vivienda, en cada uno de los ámbitos delimitado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MADRID - ÁREA DE GOBIERNO DE POLÍTICAS DE VIVIENDA</text:p>
          </table:table-cell>
          <table:table-cell office:value-type="string" calcext:value-type="string">
            <text:p>a) Las comunidades de propietarios, mancomunidades de propietarios u otras agrupaciones de comunidades de propietarios de edificios residenciales de uso vivienda, constituidas conforme a lo dispuesto por el artículo 5 LPH.</text:p>
            <text:p/>
            <text:p>b) Los propietarios que, de forma agrupada, lo sean de edificios residenciales de uso vivienda y reúnan los requisitos establecidos en el artículo 396 del Código Civil (en adelante, Cc.), aun cuando no hubiesen otorgado el título constitutivo de propiedad horizontal.</text:p>
            <text:p/>
            <text:p>c) Los propietarios únicos de edificios residenciales de uso vivienda en categoría unifamiliar.</text:p>
            <text:p/>
            <text:p>d) Las sociedades cooperativas compuestas por propietarios de los apartado a) y b) anteriores, así como aquellas entidades de base asociativa y cooperativa cuya actividad consista en la generación y distribución con criterios sostenibles de servicios energéticos destinados principalmente al autoconsumo individual o colectivo de la comunidad vecinal.</text:p>
            <text:p/>
            <text:p>e) Los propietarios únicos de edificios de tipología de vivienda colectiva que ostenten más de un 60% de la cuota de participación de la comunidad, previo compromiso de aportar las viviendas vacías de su edificio al programa “Reviva Madrid” del Plan Integral de Alquiler Municipal de la Empresa Municipal de Vivienda y Suelo de Madrid, S.A.</text:p>
            <text:p/>
            <text:p>Los edificios objeto de las actuaciones subvencionables deberán estar ubicados en el término municipal de Madrid, dentro de cada uno de los ámbitos delimitados para cada una de las líneas. Se distinguen tres ámbitos, uno para cada línea, al objeto de aplicar en cada uno de ellos las correspondientes actuaciones subvencionables y porcentajes definidos en la convocatoria:</text:p>
            <text:p>a) Ámbito de la Línea 1: delimitación geográfica del Área Preferente de Impulso a la Regeneración Urbana denominado APIRU 12.06 “Poblado Dirigido de Orcasitas”.</text:p>
            <text:p>b) Ámbito de la Línea 2: delimitación geográfica del Área Preferente de Impulso a la Regeneración Urbana denominado APIRU 12.09 “Meseta de Orcasitas”.</text:p>
            <text:p>c) Ámbito de la Línea 3: delimitación administrativa del “Barrio de San Pascual”.</text:p>
          </table:table-cell>
          <table:table-cell office:value-type="string" calcext:value-type="string">
            <text:p>El plazo de solicitud es desde el 31/10/2024 hasta el 28/02/2025.</text:p>
          </table:table-cell>
          <table:table-cell office:value-type="string" calcext:value-type="string">
            <text:p>El presupuesto protegible de la actuación deberá ser superior a 3.000 euros en viviendas unifamiliares y a 6.000 euros en edificios de viviendas de uso residencial colectivo, incluyendo las viviendas unifamiliares en hilera constituidas en comunidad.</text:p>
            <text:p/>
            <text:p>La ayuda será del 100% del presupuesto.</text:p>
          </table:table-cell>
          <table:table-cell office:value-type="string" calcext:value-type="string">
            <text:p>Línea 1:</text:p>
            <text:p>a) La conservación de la envolvente.</text:p>
            <text:p>b) La conservación de la envolvente unida a la mejora de su eficiencia energética.</text:p>
            <text:p/>
            <text:p>Línea 2:</text:p>
            <text:p>a) La instalación de ascensores, incluyendo las obras que se justifiquen como indispensables para ello, tales como la demolición y nueva ejecución del núcleo de escaleras.</text:p>
            <text:p>b) La instalación de otros dispositivos de mejora de la accesibilidad o la realización de otras obras con el mismo fin, tales como rampas, ampliación de cabinas de ascensor, incremento en el número de paradas o plataformas elevadoras.</text:p>
            <text:p/>
            <text:p>Línea 3:</text:p>
            <text:p>- Se consideran subvencionables las de sustitución del amianto por otros materiales, tanto en elementos de la envolvente como en instalaciones y otros elementos de las redes comunes. </text:p>
            <text:p>- En el caso de que forme parte de un elemento de la envolvente (cubierta, fachada, etc.), la actuación incluya la colocación de aislamiento de al menos 8 cm de espesor, incluyendo las obras accesorias a tal fin.</text:p>
          </table:table-cell>
          <table:table-cell/>
          <table:table-cell office:value-type="string" calcext:value-type="string">
            <text:p>a. Línea 1: “Poblado Dirigido de Orcasitas”.</text:p>
            <text:p>b. Línea 2: “Meseta de Orcasitas”.</text:p>
            <text:p>c. Línea 3: “Barrio de San Pascual”.</text:p>
          </table:table-cell>
          <table:table-cell/>
          <table:table-cell office:value-type="string" calcext:value-type="string">
            <text:p>Los edificios objeto de actuación subvencionable deberán cumplir los siguientes requisitos:</text:p>
            <text:p>1. Estar finalizados antes de 1998. A efectos de la determinación de la fecha de construcción no se tendrán en cuenta las fechas de posibles reformas integrales realizadas en los edificios.</text:p>
            <text:p>2. Que al menos el 70 % de su superficie construida sobre rasante tenga uso residencial de vivienda, excluida la planta baja o plantas inferiores si tiene o tienen otros usos compatibles.</text:p>
            <text:p>3. Deberán disponer del Informe de Evaluación del Edificio, con fecha anterior a la formalización de la petición de la correspondiente ayuda. Dicha circunstancia se acreditará mediante la Declaración responsable habilitada al efecto en el impreso de solicitud.</text:p>
          </table:table-cell>
          <table:table-cell table:number-columns-repeated="16367"/>
        </table:table-row>
        <table:table-row table:style-name="ro12">
          <table:table-cell office:value-type="string" calcext:value-type="string">
            <text:p>ayudas-para-la-habilitacion-y-mejora-de-infraestructuras-de-los-parques-empresariales-de-la-comunidad-autonoma-de-galicia-ano-2025-2025</text:p>
          </table:table-cell>
          <table:table-cell office:value-type="string" calcext:value-type="string">
            <text:p>Ayudas para la habilitación y mejora de infraestructuras de los parques empresariales de la Comunidad Autónoma de Galicia, año 2025.</text:p>
          </table:table-cell>
          <table:table-cell office:value-type="string" calcext:value-type="string">
            <text:p>Apertura el 08/02/2025 y cierre el 07/03/2025</text:p>
          </table:table-cell>
          <table:table-cell office:value-type="string" calcext:value-type="string">
            <text:p>GALICIA</text:p>
          </table:table-cell>
          <table:table-cell office:value-type="string" calcext:value-type="string">
            <text:p>3032718.0</text:p>
          </table:table-cell>
          <table:table-cell office:value-type="string" calcext:value-type="string">
            <text:p>El objetivo de esta ayuda es la mejora de los servicios y el acondicionamiento de infraestructuras existentes o de nueva incorporación, con el fin de que las empresas radicadas en los parques empresariales de Galicia puedan disponer de condiciones más competitivas para desarrollar su actividad económica. Esto fomenta la implantación y fijación de empresas, contribuyendo así a la creación de emple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CONOMÍA E INDUSTRIA</text:p>
          </table:table-cell>
          <table:table-cell office:value-type="string" calcext:value-type="string">
            <text:p>Los beneficiarios de las ayudas serán los concellos (municipios) que realicen inversiones para la habilitación y mejora de infraestructuras de los parques empresariales existentes o en desarrollo dentro de su ámbito territorial o en términos municipales limítrofes. Las solicitudes pueden presentarse de forma individual o de manera conjunta, bajo cualquier fórmula como agrupación, asociación, mancomunidad, fusión, entre otras.</text:p>
          </table:table-cell>
          <table:table-cell/>
          <table:table-cell office:value-type="string" calcext:value-type="string">
            <text:p>El monto máximo de la ayuda es de 120,000 euros para las solicitudes individuales y de 138,000 euros para las solicitudes conjuntas.</text:p>
          </table:table-cell>
          <table:table-cell office:value-type="string" calcext:value-type="string">
            <text:p>Los gastos o actuaciones subvencionables de esta ayuda incluyen:</text:p>
            <text:p/>
            <text:p>1. **Mejoras en la iluminación pública** que sean eficientes desde el punto de vista energético, específicamente en las instalaciones de iluminación pública del parque empresarial.</text:p>
            <text:p>2. **Plantas de depuración de aguas**, incluyendo proyectos que puedan incluir colectores con vertedura a la depuradora municipal.</text:p>
            <text:p>3. **Gestión de residuos** dentro del parque empresarial.</text:p>
            <text:p>4. **Infraestructuras viarias**, tanto de acceso como interiores al parque empresarial, siempre que las vías de acceso tengan continuidad física hasta los límites del parque.</text:p>
            <text:p>5. **Servicios centralizados de suministro de gas y/o hidrógeno**.</text:p>
            <text:p/>
            <text:p>Además, se consideran subvencionables los gastos de redacción de proyectos, dirección de obra, y los gastos relacionados con carteles informativos y placas explicativas permanentes. </text:p>
            <text:p/>
            <text:p>Los gastos deben ser realizados entre el 1 de enero de 2025 y la fecha de justificación del inversión, y deben estar en condiciones de ser utilizados una vez finalizado el plazo de justificación.</text:p>
          </table:table-cell>
          <table:table-cell office:value-type="string" calcext:value-type="string">
            <text:p>El plazo máximo para resolver y notificar la resolución al interesado será de cinco meses, contados a partir del día siguiente al final del plazo de presentación de solicitudes. Si transcurre este plazo sin que se haya dictado una resolución expresa, los interesados podrán entender que sus solicitudes han sido desestimadas por silencio administrativo.</text:p>
          </table:table-cell>
          <table:table-cell office:value-type="string" calcext:value-type="string">
            <text:p>Las diferentes líneas de actuación mencionadas en la información son:</text:p>
            <text:p/>
            <text:p>1. **Ahorro energético**: Se evalúa el ahorro energético anual en kWh respecto a la situación actual.</text:p>
            <text:p>2. **Tratamiento de agua**: Se considera el incremento de la capacidad anual de tratamiento de agua y el volumen que se derivará a la depuradora municipal.</text:p>
            <text:p>3. **Gestión de residuos**: Se mide el incremento del número de toneladas de residuos anuales que se gestionarán.</text:p>
            <text:p>4. **Infraestructuras viarias**: Se evalúa la longitud del tramo de la vía afectado por la actuación propuesta.</text:p>
            <text:p>5. **Suministro de gas e hidrógeno**: Se considera el incremento de la capacidad anual de suministro de gas y/o hidrógeno.</text:p>
            <text:p/>
            <text:p>Cada una de estas líneas de actuación tiene parámetros específicos que se puntúan para la valoración de las solicitudes.</text:p>
          </table:table-cell>
          <table:table-cell table:number-columns-repeated="16369"/>
        </table:table-row>
        <table:table-row table:style-name="ro1">
          <table:table-cell office:value-type="string" calcext:value-type="string">
            <text:p>ayudas-a-centros-de-formacion-del-programa-hezibi-2024-de-formacion-y-trabajo-en-alternancia-para-jovenes</text:p>
          </table:table-cell>
          <table:table-cell office:value-type="string" calcext:value-type="string">
            <text:p>Ayudas a centros de formación, del Programa HEZIBI 2024 de formación y trabajo en alternancia para jóvenes.</text:p>
          </table:table-cell>
          <table:table-cell office:value-type="string" calcext:value-type="string">
            <text:p>Apertura el 01/01/2024 y cierre el 31/12/2030</text:p>
          </table:table-cell>
          <table:table-cell office:value-type="string" calcext:value-type="string">
            <text:p>País Vasco</text:p>
          </table:table-cell>
          <table:table-cell office:value-type="string" calcext:value-type="string">
            <text:p>3000000.0</text:p>
          </table:table-cell>
          <table:table-cell office:value-type="string" calcext:value-type="string">
            <text:p>Financiar el desarrollo de un modelo de formación profesional en alternancia con el objetivo de mejorar sus competencias profesionales mediante la obtención de un certificado de profesionalidad o título de formación profesional inicial en régimen de alternancia con la actividad laboral retribuida en la empresa, contribuyendo a ajustar las necesidades de las empresas con las competencias adquiridas por los trabajadores y trabajadora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os Centros de formación de titularidad privada o pública radicados en la Comunidad Autónoma del País Vasco, que impartan formación conducente a la obtención Certificados de Profesionalidad.</text:p>
          </table:table-cell>
          <table:table-cell office:value-type="string" calcext:value-type="string">
            <text:p>El plazo de solicitud es desde el 01/01/2024 hasta el 31/12/2030.</text:p>
          </table:table-cell>
          <table:table-cell office:value-type="string" calcext:value-type="string">
            <text:p>Cada entidad beneficiaria recibirá una prestación económica de 400 € por cada una de las personas participantes que vayan a realizar el Certificado de profesionalidad en régimen de alternancia.</text:p>
          </table:table-cell>
          <table:table-cell table:number-columns-repeated="4"/>
          <table:table-cell office:value-type="string" calcext:value-type="string">
            <text:p>Serán destinatario últimos los estudiantes de formación profesional inscritos como desempleados y a personas jóvenes desempleadas.</text:p>
          </table:table-cell>
          <table:table-cell table:number-columns-repeated="16367"/>
        </table:table-row>
        <table:table-row table:style-name="ro10">
          <table:table-cell office:value-type="string" calcext:value-type="string">
            <text:p>ayudas-a-empresas-del-programa-hezibi-2024-de-formacion-y-trabajo-en-alternancia-para-jovenes</text:p>
          </table:table-cell>
          <table:table-cell office:value-type="string" calcext:value-type="string">
            <text:p>Ayudas a empresas, del Programa HEZIBI 2024 de formación y trabajo en alternancia para jóvenes.</text:p>
          </table:table-cell>
          <table:table-cell office:value-type="string" calcext:value-type="string">
            <text:p>Apertura el 01/01/2024 y cierre el 31/12/2030</text:p>
          </table:table-cell>
          <table:table-cell office:value-type="string" calcext:value-type="string">
            <text:p>País Vasco</text:p>
          </table:table-cell>
          <table:table-cell office:value-type="string" calcext:value-type="string">
            <text:p>3000000.0</text:p>
          </table:table-cell>
          <table:table-cell office:value-type="string" calcext:value-type="string">
            <text:p>Apoyar a las empresas por la realización de un contrato de formación en alterna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mpresas, personas físicas o jurídicas, con centros de trabajo radicados en la Comunidad Autónoma del País Vasco.</text:p>
          </table:table-cell>
          <table:table-cell office:value-type="string" calcext:value-type="string">
            <text:p>El plazo de solicitud es desde el 01/01/2024 hasta el 31/12/2030.</text:p>
          </table:table-cell>
          <table:table-cell office:value-type="string" calcext:value-type="string">
            <text:p>La ayuda es de 2.000 € por contratación.</text:p>
          </table:table-cell>
          <table:table-cell office:value-type="string" calcext:value-type="string">
            <text:p>Los costes del contrato de formación en alternancia, dentro de un modelo de formación dual de 1 año de duración a jornada completa. </text:p>
            <text:p/>
            <text:p>En el caso de duraciones o jornadas inferiores, la subvención será proporcional a la duración del contrato.</text:p>
            <text:p/>
            <text:p>Los contratos deberán estar dirigidos a estudiantes de formación profesional inscritos como desempleados y a personas jóvenes desempleadas, con el objetivo de mejorar sus competencias profesionales mediante la obtención de un certificado de profesionalidad o título de formación profesional inicial en régimen de alternancia con la actividad laboral retribuida en la empresa.</text:p>
          </table:table-cell>
          <table:table-cell table:number-columns-repeated="16371"/>
        </table:table-row>
        <table:table-row table:style-name="ro12">
          <table:table-cell office:value-type="string" calcext:value-type="string">
            <text:p>subvenciones-destinadas-a-proyectos-de-itinerarios-integrales-para-facilitar-las-autorizaciones-de-residencia-y-trabajo-por-motivos-de-arraigo-para-la-formacion-y-la-inclusion-laboral-de-personas-migrantes-fase-2-contratacion-laboral-2024</text:p>
          </table:table-cell>
          <table:table-cell office:value-type="string" calcext:value-type="string">
            <text:p>Subvenciones destinadas a proyectos de itinerarios integrales para facilitar las autorizaciones de residencia y trabajo por motivos de arraigo para la formación y la inclusión laboral de personas migrantes (Fase 2. Contratación laboral)</text:p>
          </table:table-cell>
          <table:table-cell office:value-type="string" calcext:value-type="string">
            <text:p>Apertura el 20/05/2024 y cierre el 28/06/2025</text:p>
          </table:table-cell>
          <table:table-cell office:value-type="string" calcext:value-type="string">
            <text:p>País Vasco</text:p>
          </table:table-cell>
          <table:table-cell office:value-type="string" calcext:value-type="string">
            <text:p>3000000.0</text:p>
          </table:table-cell>
          <table:table-cell office:value-type="string" calcext:value-type="string">
            <text:p>La financiación de proyectos para el acompañamiento de itinerarios integrales para la inclusión socio laboral de ciudadanos extranjeros empadronados en la Comunidad Autónoma Vasca y que hayan permanecido de forma continuada durante dos años en España, que faciliten su integración socio-laboral permitiendo la obtención de una autorización de residencia y trabajo por motivos de arraigo para la formación y, con ello, su efectiva contratación.</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ntidades colaboradoras de Lanbide.</text:p>
          </table:table-cell>
          <table:table-cell office:value-type="string" calcext:value-type="string">
            <text:p>El plazo de solicitud es desde el 06/05/2024 hasta el 01/10/2025.</text:p>
          </table:table-cell>
          <table:table-cell office:value-type="string" calcext:value-type="string">
            <text:p>1. Por la realización de las actuaciones para la prospección de mercado e intermediación la cuantía de subvención será de 2.800 euros por cada contrato de trabajo obtenido.</text:p>
            <text:p>- En el caso de que el contrato sea a tiempo parcial, la subvención se reducirá en proporción.</text:p>
            <text:p/>
            <text:p>2. En relación con las actuaciones para el desarrollo de los Itinerarios personalizados para la inclusión socio-laboral la cuantía de subvención será de 2.240 euros por cada participante en el proyecto que finalice el itinerario formativo.</text:p>
            <text:p/>
            <text:p>3. Por la realización de las actuaciones para el desarrollo de los Itinerarios formativos el importe de la subvención por las acciones formativas será de 123,36 euros/hora/grupo, siempre que el número de participantes sea igual o superior a 14.</text:p>
            <text:p>- Cuando el número de participantes sea inferior a 14, se aplicará el módulo económico de 8,97 euros por participante y hora de formación.</text:p>
            <text:p>- El importe de la subvención estará destinado a sufragar los gastos directos e indirectos de las accciones formativas autorizadas por Lanbide. Los gastos indirectos no podrán superar el 10 % del total de la subvención.</text:p>
            <text:p/>
            <text:p>4. Por los contratos de trabajo celebrados al amparo de esta convocatoria, la cuantía de la subvención por cada contrato a jornada completa será de 5.900 euros. </text:p>
            <text:p>- En el caso de que la jornada de trabajo sea inferior a la jornada completa, el importe de subvención será proporcional.</text:p>
          </table:table-cell>
          <table:table-cell office:value-type="string" calcext:value-type="string">
            <text:p>Se subvencionarán los costes de las contrataciones.</text:p>
            <text:p/>
            <text:p>El periodo mínimo de contratación subvencionado es de 6 meses.</text:p>
          </table:table-cell>
          <table:table-cell table:number-columns-repeated="16371"/>
        </table:table-row>
        <table:table-row table:style-name="ro11">
          <table:table-cell office:value-type="string" calcext:value-type="string">
            <text:p>ayudas-para-la-mejora-de-las-capacidades-avanzadas-de-las-pymes-comerciales-ano-20242025</text:p>
          </table:table-cell>
          <table:table-cell office:value-type="string" calcext:value-type="string">
            <text:p>Ayudas para la mejora de las capacidades avanzadas de las PYMEs comerciales, año 2024/2025.</text:p>
          </table:table-cell>
          <table:table-cell office:value-type="string" calcext:value-type="string">
            <text:p>Apertura el 11/10/2024 y cierre el 31/07/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Financiar el desarrollo de planes y proyectos de contenido tecnológico, innovador, integrador y sostenible que incidan en la gestión de la actividad comercial y en su modelo de negocio, garantizando su adaptación a nuevos hábitos de consumo, modalidades de venta, posicionamiento y distribución.</text:p>
          </table:table-cell>
          <table:table-cell office:value-type="string" calcext:value-type="string">
            <text:p>Extremadura</text:p>
          </table:table-cell>
          <table:table-cell office:value-type="string" calcext:value-type="string">
            <text:p>30000.0</text:p>
          </table:table-cell>
          <table:table-cell office:value-type="string" calcext:value-type="string">
            <text:p>EXTREMADURA - SECRETARÍA GENERAL DE ECONOMÍA, EMPRESA Y COMERCIO</text:p>
          </table:table-cell>
          <table:table-cell office:value-type="string" calcext:value-type="string">
            <text:p>Las PYMEs cuyo establecimiento comercial para el que se solicita la ayuda esté ubicado dentro de Extremadura.</text:p>
          </table:table-cell>
          <table:table-cell office:value-type="string" calcext:value-type="string">
            <text:p>El plazo de solicitud es desde el 11/10/2024 hasta el 31/07/2025.</text:p>
          </table:table-cell>
          <table:table-cell office:value-type="string" calcext:value-type="string">
            <text:p>Las ayudas reguladas en el presente Decreto consistirán en una subvención del 60% de los gastos elegibles, con un límite máximo global de ayuda por establecimiento de 30.000 euros.</text:p>
            <text:p/>
            <text:p>Si el proyecto se hace en localidades menores a 5000 habitantes, la intensidad de la ayuda ser· de</text:p>
            <text:p>un 75 %. El límite máximo de ayuda por establecimiento seguir· siendo de 30.000 euros.</text:p>
          </table:table-cell>
          <table:table-cell office:value-type="string" calcext:value-type="string">
            <text:p>1º. Digitalización del sector comercial. Soluciones digitales en todos los procesos de negocio de la empresa, ya sean relacionadas con la gestión empresarial o directamente con el proceso de comercialización:</text:p>
            <text:p>a) Programas de gestión, contabilidad, facturación, relaciones con clientes y proveedores, gestión de almacén, automatización de ventas, u otros similares.</text:p>
            <text:p>b) Terminal punto de venta (en adelante TPV), sistemas de codificación y lectura óptica de productos, implantación de etiquetas, tickets, facturas electrónicas y similares.</text:p>
            <text:p>c) Software, programas, herramientas, aplicaciones u otras soluciones digitales para la implementación de proyectos de gestión de las relaciones con clientes (comunmente denominados por las siglas de su denominación en inglés, Customer Relationship Management: en adelante CRM), u otras actuaciones de fidelización de clientes.</text:p>
            <text:p>d) Balanzas electrónicas y similares.</text:p>
            <text:p>e) Sistemas de contadores de personas en las diferentes ·reas del comercio, escaparates virtuales, cartelería digital, u otras soluciones en el espacio de venta.</text:p>
            <text:p>f) Cualquier otra solución digital que introduzca mejoras en el sistema de gestión y/o comercialización, o permita avanzar al establecimiento hacia la experiencia omnicanal del cliente.</text:p>
            <text:p>g) Adquisición de hardware, siempre y cuando sea una herramienta imprescindible para el aplicativo.</text:p>
            <text:p/>
            <text:p>2º. Inversiones tendentes a la optimización del consumo energético. </text:p>
            <text:p>- También serán subvencionables los gastos de elaboración de planes de ahorro energético, con un límite máximo de gasto de 1.000 euros. </text:p>
            <text:p>- En el caso de que la inversión consista en la instalación de placas solares el límite de gasto queda establecido en 6.000 euros.</text:p>
            <text:p/>
            <text:p>3º. La adecuación de locales comerciales siempre y cuando implementen alguna de las medidas previstas en los puntos 1º y/o 2º por un importe superior a 5.000 euros:</text:p>
            <text:p>a) Obras de reforma y eliminación de barreras arquitectónicas de acceso al mismo. Se incluirán las obras de la sala de ventas y baños. </text:p>
            <text:p>b) Adquisición de mobiliario de la sala de ventas y baños.</text:p>
            <text:p>c) Adquisición de equipos y elementos de decoración, rotulación y señalización, iluminación, protección y seguridad correspondiente a la sala de ventas y fachada.</text:p>
            <text:p>d) La adquisición de equipamiento comercial específico para la sala de ventas o ubicados fuera de ella, pero necesarios para el ejercicio de la actividad subvencionable de comercio minorista.</text:p>
            <text:p>e) Inversiones en accesibilidad universal.</text:p>
            <text:p/>
            <text:p>4º. Gastos en la contratación de servicios profesionales para el asesoramiento en marketing en punto de venta, para la mejora de la reputación digital, para diseño de tienda y escaparatismo. </text:p>
            <text:p>- Los proveedores deberán estar especializadas en la prestación servicios de este tipo de consultorÌa y servicio. </text:p>
            <text:p>- No tendrán tal consideración las asesorías generalistas, fiscales, laborales, contables, así cómo las gestorías. </text:p>
            <text:p>- El límite de gasto para este concepto es de 1.500 euros, siempre y cuando implementen alguna de las medidas previstas en los puntos 1º y/o 2º por un importe superior a 5.000 euros.</text:p>
          </table:table-cell>
          <table:table-cell table:number-columns-repeated="16371"/>
        </table:table-row>
        <table:table-row table:style-name="ro12">
          <table:table-cell office:value-type="string" calcext:value-type="string">
            <text:p>subvenciones-a-empresas-para-la-transformacion-digital-en-el-ambito-industrial-digitalizacion-del-ecosistema-productivo-en-extremadura-ano-2024</text:p>
          </table:table-cell>
          <table:table-cell office:value-type="string" calcext:value-type="string">
            <text:p>Subvenciones a empresas para la Transformación Digital en el ámbito industrial (Digitalización del Ecosistema Productivo) en Extremadura, año 2024.</text:p>
          </table:table-cell>
          <table:table-cell office:value-type="string" calcext:value-type="string">
            <text:p>Apertura el 15/10/2024 y cierre el 14/04/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Financiar actuaciones basadas en nuevas tecnologías, que contribuyan significativamente a la transformación digital de las empresas de carácter industrial, con la finalidad de mejorar su eficacia, sostenibilidad y productividad, contribuyendo así a la digitalización del conjunto de la región.</text:p>
          </table:table-cell>
          <table:table-cell office:value-type="string" calcext:value-type="string">
            <text:p>Extremadura</text:p>
          </table:table-cell>
          <table:table-cell office:value-type="string" calcext:value-type="string">
            <text:p>100000.0</text:p>
          </table:table-cell>
          <table:table-cell office:value-type="string" calcext:value-type="string">
            <text:p>EXTREMADURA - DIRECCIÓN GENERAL DE DIGITALIZACIÓN REGIONAL</text:p>
          </table:table-cell>
          <table:table-cell office:value-type="string" calcext:value-type="string">
            <text:p>Las PYMEs que reúnan las siguientes características:</text:p>
            <text:p>- Que sean sociedades con personalidad jurídica propia, legalmente constituidas e inscritas en el registro correspondiente.</text:p>
            <text:p>- Que tengan un centro productivo ubicado en el territorio de la Comunidad Autónoma de Extremadura.</text:p>
            <text:p>- Que desarrollen una actividad industrial productiva y de servicios industriales.</text:p>
            <text:p>- Que no formen parte del sector público.</text:p>
            <text:p/>
            <text:p>Se entenderá que la entidad solicitante desarrolla una actividad industrial productiva y de servicios industriales cuando las actividades para las que solicita ayuda se encuadran en alguna de las siguientes:</text:p>
            <text:p>a) Actividades de producción a escala industria encuadradas en la Sección C – Divisiones 10 a 33 de la CNAE.</text:p>
            <text:p>b) Actividades de servicios a la industria:</text:p>
            <text:p>- Diseño industrial: actividades de ingeniería y diseño de maquinaria, materiales, procesos y plantas industriales, encuadradas en las CNAE 71.12.</text:p>
            <text:p>- Ensayos y análisis técnicos encuadrados en la CNAE 71.20.</text:p>
          </table:table-cell>
          <table:table-cell office:value-type="string" calcext:value-type="string">
            <text:p>El plazo solicitud es desde el 15/10/2024 hasta el 14/04/2025.</text:p>
          </table:table-cell>
          <table:table-cell office:value-type="string" calcext:value-type="string">
            <text:p>El importe de la subvención consistirá en un porcentaje de hasta el 80% de la inversión subvencionable, con un máximo de 100.000 euros por entidad beneficiaria.</text:p>
          </table:table-cell>
          <table:table-cell office:value-type="string" calcext:value-type="string">
            <text:p>a) Costes de consultoría, asistencia técnica y formación.</text:p>
            <text:p/>
            <text:p>b) Desarrollo, adquisición, adaptación e implantación de software necesario para cualquiera de las actuaciones subvencionables. Se incluyen también los gastos de licencias.</text:p>
            <text:p/>
            <text:p>c) Gastos de adquisición o alquiler e instalación y puesta en marcha de dispositivos o elementos hardware específicos que sean estrictamente necesarios para la implantación de cualquiera de las actuaciones subvencionables. </text:p>
            <text:p/>
            <text:p>d) Gastos derivados de la contratación de servicios en la nube (servicios cloud).</text:p>
            <text:p/>
            <text:p>e) Los gastos cuyo pago tenga carácter periódico o recurrente sólo serán subvencionables durante el periodo de ejecución de las actuaciones subvencionables.</text:p>
          </table:table-cell>
          <table:table-cell office:value-type="string" calcext:value-type="string">
            <text:p>La ejecución de los servicios podrá iniciarse a partir del día siguiente al de la publicación de la convocatoria. </text:p>
            <text:p/>
            <text:p>La fecha de finalización del plazo para la ejecución de los servicios subvencionados se establecerá en la correspondiente convocatoria y será como máximo de 12 meses a contar desde el día siguiente a aquel en que tenga lugar la notificación de la resolución de concesión. </text:p>
            <text:p/>
            <text:p>El plazo concluirá en el mismo día en que se produjo la notificación en el mes de vencimiento. Si en el mes de vencimiento no hubiera día equivalente a aquel en que comienza el cómputo, se entenderá que el plazo expira el último día del mes.</text:p>
          </table:table-cell>
          <table:table-cell office:value-type="string" calcext:value-type="string">
            <text:p>1. Internet de las cosas (IoT).</text:p>
            <text:p>2. Inteligencia Artificial (IA) y Machine Learning.</text:p>
            <text:p>3. Realidad Aumentada (AR).</text:p>
            <text:p>4. Realidad Aumentada (AR).</text:p>
            <text:p>5. Fabricación Aditiva (Impresión 3D).</text:p>
            <text:p>6. Robótica colaborativa.</text:p>
            <text:p>7. Robótica industrial.</text:p>
            <text:p>8. Gemelo Digital (Digital Twin).</text:p>
            <text:p>9. Blockchain.</text:p>
            <text:p>10. 5G.</text:p>
            <text:p>11. Plan Estratégico de Transformación Digital.</text:p>
          </table:table-cell>
          <table:table-cell table:number-columns-repeated="16369"/>
        </table:table-row>
        <table:table-row table:style-name="ro13">
          <table:table-cell office:value-type="string" calcext:value-type="string">
            <text:p>subvenciones-dirigidas-a-empresas-privadas-para-la-contratacion-de-personas-participantes-en-los-proyectos-del-programa-colaborativo-rural-ateneo-que-hayan-obtenido-evaluacion-positiva-2024</text:p>
          </table:table-cell>
          <table:table-cell office:value-type="string" calcext:value-type="string">
            <text:p>Subvenciones dirigidas a empresas privadas para la contratación de personas participantes en los proyectos del Programa Colaborativo Rural “ATENEO” que hayan obtenido evaluación positiva.</text:p>
          </table:table-cell>
          <table:table-cell office:value-type="string" calcext:value-type="string">
            <text:p>Apertura el 16/11/2024 y cierre el 15/08/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El objetivo de esta ayuda es apoyar a empresas privadas en la contratación de personas participantes en los proyectos del Programa Colaborativo Rural "ATENEO" que hayan obtenido una evaluación positiva. Esto busca facilitar la inserción laboral de personas desempleada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pueden ser:</text:p>
            <text:p/>
            <text:p>1. Empresas privadas.</text:p>
            <text:p>2. Personas autónomas.</text:p>
            <text:p>3. Profesionales colegiados.</text:p>
            <text:p/>
            <text:p>Todos ellos deben tener centros de trabajo radicados en la Comunidad Autónoma de Extremadura y cumplir con los requisitos establecidos en la normativa correspondiente. Se excluyen como beneficiarios a las asociaciones o entidades sin ánimo de lucro y a las empresas de trabajo temporal, salvo en ciertas condiciones.</text:p>
          </table:table-cell>
          <table:table-cell office:value-type="string" calcext:value-type="string">
            <text:p>El plazo de solicitud es desde el 16/11/2024 hasta el 15/08/2024.</text:p>
          </table:table-cell>
          <table:table-cell office:value-type="string" calcext:value-type="string">
            <text:p>El monto máximo de la ayuda que puede concederse a una determinada empresa no será superior a 300.000 € durante cualquier periodo de tres años para el Reglamento (UE) n.° 2023/2831. Si la empresa opera en el sector agrícola, el límite es de 20.000 € durante cualquier periodo de tres ejercicios fiscales para el Reglamento (UE) n.° 1408/2013.</text:p>
          </table:table-cell>
          <table:table-cell/>
          <table:table-cell office:value-type="string" calcext:value-type="string">
            <text:p>El plazo de vigencia de la convocatoria para la presentación de solicitudes será de nueve meses a partir del día siguiente a la publicación en el Diario Oficial de Extremadura. Además, los interesados deberán solicitar las subvenciones dentro de un plazo máximo de un mes, contado desde el día siguiente a la fecha de la contratación.</text:p>
          </table:table-cell>
          <table:table-cell table:number-columns-repeated="16370"/>
        </table:table-row>
        <table:table-row table:style-name="ro1">
          <table:table-cell office:value-type="string" calcext:value-type="string">
            <text:p>subvenciones-para-la-utilizacion-de-arido-reciclado-de-los-residuos-de-la-construccion-con-marcado-ce-en-obras-promovidas-por-entes-locales-y-empresas-publicas-municipales-de-cataluna-2024-12</text:p>
          </table:table-cell>
          <table:table-cell office:value-type="string" calcext:value-type="string">
            <text:p>Subvenciones para la utilización de árido reciclado de los residuos de la construcción con marcado CE en obras promovidas por entes locales y empresas públicas municipales de Cataluña</text:p>
          </table:table-cell>
          <table:table-cell office:value-type="string" calcext:value-type="string">
            <text:p>Apertura el 15/01/2025 y cierre el 17/03/2025</text:p>
          </table:table-cell>
          <table:table-cell office:value-type="string" calcext:value-type="string">
            <text:p>CATALUÑA</text:p>
          </table:table-cell>
          <table:table-cell office:value-type="string" calcext:value-type="string">
            <text:p>3000000.0</text:p>
          </table:table-cell>
          <table:table-cell office:value-type="string" calcext:value-type="string">
            <text:p>El objetivo de la ayuda es fomentar la utilización de árido reciclado de los residuos de la construcción con marcado CE en obras promovidas por los entes locales y las empresas públicas municipales de Cataluña. Esto busca apoyar la conservación y mejora de caminos, así como promover prácticas sostenibles en la gestión de residu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office:value-type="string" calcext:value-type="string">
            <text:p>Los beneficiarios de la ayuda son los entes locales y las empresas públicas municipales de Cataluña que promuevan obras utilizando árido reciclado de los residuos de la construcción con marcado CE.</text:p>
          </table:table-cell>
          <table:table-cell/>
          <table:table-cell office:value-type="string" calcext:value-type="string">
            <text:p>El monto máximo de la ayuda en la presente convocatoria es de tres millones de euros (3.000.000 €).</text:p>
          </table:table-cell>
          <table:table-cell/>
          <table:table-cell office:value-type="string" calcext:value-type="string">
            <text:p>El plazo para presentar solicitudes en esta convocatoria será desde el **15 de enero de 2025 hasta el 17 de marzo de 2025**. Sin embargo, la resolución de concesión de ayudas debe dictarse y notificarse en un plazo máximo de **seis meses** desde la fecha de publicación de la convocatoria.</text:p>
          </table:table-cell>
          <table:table-cell table:number-columns-repeated="16370"/>
        </table:table-row>
        <table:table-row table:style-name="ro5">
          <table:table-cell office:value-type="string" calcext:value-type="string">
            <text:p>ayudas-a-la-transformacion-digital-de-las-pymes-gallegas-para-el-ano-2025</text:p>
          </table:table-cell>
          <table:table-cell office:value-type="string" calcext:value-type="string">
            <text:p>Ayudas a la transformación digital de las PYMEs gallegas para el año 2025.</text:p>
          </table:table-cell>
          <table:table-cell office:value-type="string" calcext:value-type="string">
            <text:p>Apertura el 20/01/2025 y cierre el 21/02/2025</text:p>
          </table:table-cell>
          <table:table-cell office:value-type="string" calcext:value-type="string">
            <text:p>GALICIA</text:p>
          </table:table-cell>
          <table:table-cell office:value-type="string" calcext:value-type="string">
            <text:p>3000000.0</text:p>
          </table:table-cell>
          <table:table-cell office:value-type="string" calcext:value-type="string">
            <text:p>Apoyar la puesta en marcha de proyectos de digitalización, cuya finalidad sea la implantación de soluciones que proporcionen soporte digital a los procesos de una empresa, así como proyectos de interconexión digital entre una empresa gallega y otras, o entre dos o más empresas gallegas. </text:p>
            <text:p/>
            <text:p>Estos proyectos pueden incluir, entre otros, órdenes de fabricación distribuida, sistemas de facturación, o procesos de coordinación entre un líder industrial y las pymes que integran su cadena de valor.</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cualquiera que sea su forma jurídica, incluyendo a los empresarios autónomos, y que tengan un centro de trabajo en Galicia en el que se vaya a realizar el proyecto.</text:p>
          </table:table-cell>
          <table:table-cell office:value-type="string" calcext:value-type="string">
            <text:p>El plazo de solicitud es desde e 20/01/2025 hasta el 21/02/2025.</text:p>
          </table:table-cell>
          <table:table-cell office:value-type="string" calcext:value-type="string">
            <text:p>El importe subvencionable mínimo de los proyectos deberá ser de 12.000 € para los proyectos</text:p>
            <text:p>individuales y de 10.000 € por participante para los proyectos colectivos.</text:p>
            <text:p/>
            <text:p>La subvención será del 35% de las inversiones materiales e inmateriales subvencionables para las pequeñas empresas, y del 25% para las medianas. </text:p>
            <text:p/>
            <text:p>La subvención será del 50% de los gastos en servicios de consultoría subvencionables para ambas categorías de empresa, pequeñas y medianas.</text:p>
          </table:table-cell>
          <table:table-cell office:value-type="string" calcext:value-type="string">
            <text:p>a) Inversiones materiales y/o inmateriales nuevos adquiridos en propiedad (que para ser subvencionables deben contabilizarse en una cuenta contable del grupo 2) que sean necesarios para el desarrollo del proyecto, siempre que la funcionalidad principal del elemento adquirido tenga una relación directa con los ámbitos de actuación correspondientes con la tipología de proyecto que se definió.</text:p>
            <text:p/>
            <text:p>b) Servicios de consultoría externa de carácter tecnológico u organizativo (que para ser subvencionables debe contabilizarse en una cuenta contable del grupo 6): asistencia técnica y consultoría directamente relacionada con la ejecución del proyecto. </text:p>
            <text:p/>
            <text:p>c) En los proyectos colectivos, si se opta por contar con un organismo intermedio, este podrá facturar a las pymes participantes en concepto de gastos de coordinación del proyecto, hasta un máximo de 1.500 € (excluido IVA) por cada pyme beneficiaria participante en el proyecto, hasta un importe total máximo de 6 .000 € por proyecto (excluido IVA). Ese importe se considerará gasto subvencionable de consultoría externa y se dividirá entre todas las pymes participantes. </text:p>
            <text:p/>
            <text:p>d) En los proyectos individuales que sean coordinados por un hub de innovación digital, de los seleccionados al amparo de la Estrategia gallega de HID, con un importe subvencionable igual o superior a 60.000 €, excluidos los gastos de coordinación del hub, será subvencionable, hasta un máximo de 6.000 € el servicio de consultoría desarrollado por el hub en concepto de coordinación, apoyo a la definición del proyecto, apoyo en la selección de tecnologías y proveedores y seguimiento de la implementación del proyecto. A</text:p>
            <text:p/>
            <text:p>e) Para aquellos proyectos en los que las colaboraciones externas o bien la adquisición de activos inmateriales superen los 30.000 € o la suma de inversiones y colaboraciones supere los 45.000 € (considerando exclusivamente los conceptos indicados en las líneas a) y b) de este punto) será subvencionable el informe de un ingeniero colegiado cualificado, hasta un importe máximo de 2.000€. Ese importe se considerará gasto subvencionable de consultoría externa.</text:p>
          </table:table-cell>
          <table:table-cell table:number-columns-repeated="16371"/>
        </table:table-row>
        <table:table-row table:style-name="ro1">
          <table:table-cell office:value-type="string" calcext:value-type="string">
            <text:p>ayudas-de-apoyo-a-la-etapa-predoctoral-en-galicia-ano-2025</text:p>
          </table:table-cell>
          <table:table-cell office:value-type="string" calcext:value-type="string">
            <text:p>Ayudas de apoyo a la etapa predoctoral en Galicia, año 2025.</text:p>
          </table:table-cell>
          <table:table-cell office:value-type="string" calcext:value-type="string">
            <text:p>Apertura el 05/02/2025 y cierre el 04/03/2025</text:p>
          </table:table-cell>
          <table:table-cell office:value-type="string" calcext:value-type="string">
            <text:p>GALICIA</text:p>
          </table:table-cell>
          <table:table-cell office:value-type="string" calcext:value-type="string">
            <text:p>21283069.5</text:p>
          </table:table-cell>
          <table:table-cell office:value-type="string" calcext:value-type="string">
            <text:p>El objetivo de esta ayuda es apoyar la etapa de formación predoutoral en las universidades y otras entidades del sistema de I+D+i gallego. Esto implica facilitar recursos y apoyo para el desarrollo de tesis de doctorado, promoviendo así la investigación y la formación académica en la reg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No puedo encontrar información relevante en las páginas proporcionadas sobre quién puede ser beneficiario de la ayuda. Sin embargo, generalmente, los beneficiarios de ayudas para la formación predoutoral suelen ser estudiantes de doctorado o investigadores en formación que estén vinculados a universidades o entidades de investigación. Te recomendaría consultar la normativa específica de la ayuda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s para formación predoutoral puede variar según la entidad y el programa específico. Te recomendaría consultar directamente con la entidad que otorga la ayuda o revisar la normativa específica relacionada con el programa de ayudas en cuestión.</text:p>
          </table:table-cell>
          <table:table-cell office:value-type="string" calcext:value-type="string">
            <text:p>No puedo encontrar información relevante sobre los gastos o actuaciones subvencionables de esta ayuda en las páginas proporcionadas. Sin embargo, generalmente, las ayudas para la formación predoutoral suelen cubrir gastos como matrícula, materiales de investigación, asistencia a conferencias, y otros costos relacionados con la formación académica. Te recomendaría consultar la normativa específica de la ayuda o contactar con la entidad que la otorga para obtener información detallada.</text:p>
          </table:table-cell>
          <table:table-cell office:value-type="string" calcext:value-type="string">
            <text:p>No puedo encontrar información relevante sobre el plazo de ejecución de la ayuda en las páginas proporcionadas. Sin embargo, generalmente, los plazos de ejecución de ayudas pueden variar según la convocatoria específica y las normativas de la entidad que las otorga. Te recomendaría consultar directamente la convocatoria o la entidad correspondiente para obtener información precisa.</text:p>
          </table:table-cell>
          <table:table-cell office:value-type="string" calcext:value-type="string">
            <text:p>No puedo encontrar información relevante sobre las diferentes líneas de actuación en el contenido proporcionado. Sin embargo, en general, las líneas de actuación en un contexto académico o de investigación pueden incluir áreas como la formación predoutoral, la investigación aplicada, la innovación tecnológica, y la colaboración con entidades externas, entre otras. Si necesitas información específica, por favor proporciona más detalles.</text:p>
          </table:table-cell>
          <table:table-cell table:number-columns-repeated="16369"/>
        </table:table-row>
        <table:table-row table:style-name="ro25">
          <table:table-cell office:value-type="string" calcext:value-type="string">
            <text:p>subvenciones-para-promocion-de-empleo-autonomo-para-2025</text:p>
          </table:table-cell>
          <table:table-cell office:value-type="string" calcext:value-type="string">
            <text:p>Subvenciones para promoción de empleo autónomo para 2025.</text:p>
          </table:table-cell>
          <table:table-cell office:value-type="string" calcext:value-type="string">
            <text:p>Apertura el 04/02/2025 y cierre el 03/03/2025</text:p>
          </table:table-cell>
          <table:table-cell office:value-type="string" calcext:value-type="string">
            <text:p>COMUNIDAD FORAL DE NAVARRA</text:p>
          </table:table-cell>
          <table:table-cell office:value-type="string" calcext:value-type="string">
            <text:p>2900000.0</text:p>
          </table:table-cell>
          <table:table-cell office:value-type="string" calcext:value-type="string">
            <text:p>Financiar a aquellas personas desempleadas que comiencen una actividad económica, empresarial o profesional en la Comunidad Foral de Navarra como trabajadoras autónomas o por cuenta propia y mantengan actividad durante 18 meses.</text:p>
          </table:table-cell>
          <table:table-cell office:value-type="string" calcext:value-type="string">
            <text:p>Comunidad Foral de Navarra</text:p>
          </table:table-cell>
          <table:table-cell office:value-type="string" calcext:value-type="string">
            <text:p>4500.0</text:p>
          </table:table-cell>
          <table:table-cell office:value-type="string" calcext:value-type="string">
            <text:p>COMUNIDAD FORAL DE NAVARRA - Servicio Navarro de Empleo-Nafar Lansare</text:p>
          </table:table-cell>
          <table:table-cell office:value-type="string" calcext:value-type="string">
            <text:p>Son beneficiarias aquellas personas que cumplan los siguientes requisitos:</text:p>
            <text:p>a) Tener domicilio fiscal en la Comunidad Foral.</text:p>
            <text:p>b) Estar en desempleo y con inscripción de demanda de empleo en situación de alta, en el Servicio Navarro de Empleo - Nafar Lansare u otro servicio público de empleo autonómico, en la fecha de inicio de la actividad.</text:p>
            <text:p>c) Estar en situación de alta en el Impuesto sobre Actividades Económicas del municipio de Navarra donde vaya a desarrollar la actividad económica.</text:p>
            <text:p>d) Darse de alta en el Régimen Especial de Trabajadores Autónomos o Mutualidad del Colegio Profesional. A efectos de esta convocatoria, se considerará como fecha de alta la "Fecha de inicio de actividad" establecida en la vida laboral de la persona interesada.</text:p>
          </table:table-cell>
          <table:table-cell office:value-type="string" calcext:value-type="string">
            <text:p>El plazo de solicitud es desde el 04/02/2025 hasta el 03/03/2025.</text:p>
          </table:table-cell>
          <table:table-cell office:value-type="string" calcext:value-type="string">
            <text:p>La cuantía de esta subvención tiene en cuenta la especial dificultad para el acceso al mercado de trabajo de la persona solicitante, de acuerdo con la siguiente escala:</text:p>
            <text:p>a) Con carácter general: 2.000 euros.</text:p>
            <text:p>b) Jóvenes de 30 años o menos: 2.200 euros.</text:p>
            <text:p>c) Personas de 45 años o más: 2.200 euros.</text:p>
            <text:p>d) Personas desempleadas de larga duración: 2.200 euros.</text:p>
            <text:p>e) Mujeres: 2.500 euros.</text:p>
            <text:p>f) Personas con discapacidad: 3.000 euros.</text:p>
            <text:p>g) Personas perceptoras de la Renta de Inclusión Social o análoga prestación: 3.000 euros.</text:p>
            <text:p>h) Mujeres víctimas de violencia de género: 3.500 euros.</text:p>
            <text:p/>
            <text:p>Si una persona beneficiaria se encontrara en más de uno de los colectivos señalados, se le concederá la subvención de mayor importe.</text:p>
            <text:p/>
            <text:p>Se concederá una ayuda adicional de 1.000 euros a quienes emprenden una actividad en una localidad navarra situada en una zona rural y en cuyo padrón actualizado al inicio de la actividad consten menos de 5.000 habitantes.</text:p>
          </table:table-cell>
          <table:table-cell/>
          <table:table-cell office:value-type="string" calcext:value-type="string">
            <text:p>Sólo se subvencionarán las altas en el RETA/Mutualidad posteriores a 1 de enero de 2025.</text:p>
          </table:table-cell>
          <table:table-cell table:number-columns-repeated="16370"/>
        </table:table-row>
        <table:table-row table:style-name="ro12">
          <table:table-cell office:value-type="string" calcext:value-type="string">
            <text:p>ayudas-financiadas-al-amparo-del-plan-camina-rural-para-el-periodo-2025-2026</text:p>
          </table:table-cell>
          <table:table-cell office:value-type="string" calcext:value-type="string">
            <text:p>Ayudas financiadas al amparo del Plan Camina Rural para el periodo 2025-2026.</text:p>
          </table:table-cell>
          <table:table-cell office:value-type="string" calcext:value-type="string">
            <text:p>Apertura el 30/01/2025 y cierre el 28/02/2025</text:p>
          </table:table-cell>
          <table:table-cell office:value-type="string" calcext:value-type="string">
            <text:p>GALICIA</text:p>
          </table:table-cell>
          <table:table-cell office:value-type="string" calcext:value-type="string">
            <text:p>19498875.0</text:p>
          </table:table-cell>
          <table:table-cell office:value-type="string" calcext:value-type="string">
            <text:p>El objetivo de esta ayuda es financiar proyectos que contribuyan al desarrollo rural en Galicia, mejorando la infraestructura y la calidad de vida en las áreas rurales, así como combatir la despoblación. Las ayudas están destinadas a los ayuntamientos que cumplan con los requisitos establecidos para la ejecución de estos proyectos.</text:p>
          </table:table-cell>
          <table:table-cell office:value-type="string" calcext:value-type="string">
            <text:p>Galicia</text:p>
          </table:table-cell>
          <table:table-cell office:value-type="string" calcext:value-type="string">
            <text:p>0.0</text:p>
          </table:table-cell>
          <table:table-cell office:value-type="string" calcext:value-type="string">
            <text:p>GALICIA - AGENCIA GALLEGA DE DESARROLLO RURAL (AGADER)</text:p>
          </table:table-cell>
          <table:table-cell office:value-type="string" calcext:value-type="string">
            <text:p>Los beneficiarios de la ayuda son todos los ayuntamientos de Galicia que cumplan con los siguientes requisitos:</text:p>
            <text:p/>
            <text:p>a) Tener remitidas al Consejo de Cuentas las cuentas del último ejercicio presupuestario al que legalmente estén obligados antes del vencimiento del plazo de presentación de la solicitud de la ayuda.</text:p>
          </table:table-cell>
          <table:table-cell/>
          <table:table-cell office:value-type="string" calcext:value-type="string">
            <text:p>El importe máximo de ayuda que corresponde a cada beneficiario está indicado en el anexo I de la resolución. Sin embargo, no se proporciona un monto específico en las páginas que tengo. En general, la ayuda financiará el 100% de los gastos subvencionables hasta el límite del importe asignado a cada ayuntamiento. Para obtener el monto exacto, sería necesario consultar el anexo I mencionado.</text:p>
          </table:table-cell>
          <table:table-cell office:value-type="string" calcext:value-type="string">
            <text:p>Los gastos subvencionables en el marco del Plan Camina Rural 2025-2026 son:</text:p>
            <text:p/>
            <text:p>1. **Obra civil** vinculada a la ejecución de los proyectos.</text:p>
            <text:p>2. **Servicio de control de calidad** de las obras contratadas, que debe incluir:</text:p>
            <text:p>   - Control de la calidad de los materiales empleados.</text:p>
            <text:p>   - Control de la calidad de los métodos de ejecución.</text:p>
            <text:p>   - Control de la calidad de las obras finalizadas.</text:p>
            <text:p/>
            <text:p>Es importante que el informe resultante del control de calidad incluya conclusiones sobre la adecuación de las obras ejecutadas a los proyectos aprobados. </text:p>
            <text:p/>
            <text:p>No se subvencionarán ciertos gastos, como el IVA, gastos de redacción de proyectos, y otros servicios complementarios.</text:p>
          </table:table-cell>
          <table:table-cell office:value-type="string" calcext:value-type="string">
            <text:p>El plazo límite para ejecutar y justificar las inversiones correspondientes a la anualidad 2025 es el 16 de octubre de 2025. Este plazo puede ampliarse excepcionalmente hasta el 11 de diciembre de 2025, siempre que se cumplan ciertas condiciones. Para la anualidad 2026, el plazo límite para ejecutar y justificar las inversiones es el 29 de mayo de 2026.</text:p>
          </table:table-cell>
          <table:table-cell office:value-type="string" calcext:value-type="string">
            <text:p>Las diferentes líneas de actuación que se mencionan en el documento son:</text:p>
            <text:p/>
            <text:p>1. **Arreglo de baches**: Deben incluir tratamientos superficiales con una longitud mínima de 100 metros y abarcar la totalidad de la plataforma del camino.</text:p>
            <text:p>2. **Cambio de capa de rodaje**: Se permite solo si se justifica la necesidad, especialmente si la actuación linda con una parcela de una edificación vinculada a una explotación agroganadera activa.</text:p>
            <text:p>3. **Actuaciones en calles y vías interiores**: No se subvencionan las actuaciones en núcleos de población.</text:p>
            <text:p>4. **Presupuesto mínimo**: Las actuaciones deben tener un presupuesto de ejecución material igual o superior a 6.000 €.</text:p>
            <text:p/>
            <text:p>Además, se establece que todas las actuaciones deben integrarse en un único proyecto de obra, con un máximo de 6 actuaciones.</text:p>
          </table:table-cell>
          <table:table-cell table:number-columns-repeated="16369"/>
        </table:table-row>
        <table:table-row table:style-name="ro14">
          <table:table-cell office:value-type="string" calcext:value-type="string">
            <text:p>subvenciones-dirigidas-al-fomento-impulso-y-reactivacion-de-la-industria-y-servicios-en-la-comunidad-de-madrid-para-el-ano-2025</text:p>
          </table:table-cell>
          <table:table-cell office:value-type="string" calcext:value-type="string">
            <text:p>Subvenciones dirigidas al fomento, impulso y reactivación de la industria y servicios en Madrid para el año 2025.</text:p>
          </table:table-cell>
          <table:table-cell office:value-type="string" calcext:value-type="string">
            <text:p>Apertura el 01/02/2025 y cierre el 28/02/2025</text:p>
          </table:table-cell>
          <table:table-cell office:value-type="string" calcext:value-type="string">
            <text:p>MADRID</text:p>
          </table:table-cell>
          <table:table-cell office:value-type="string" calcext:value-type="string">
            <text:p>2850000.0</text:p>
          </table:table-cell>
          <table:table-cell office:value-type="string" calcext:value-type="string">
            <text:p>Fomentar el tejido económico y la internacionalización de la ciudad, e impulsar el crecimiento del tejido empresarial madrileño y fomentar la internacionalización de las empresas.</text:p>
          </table:table-cell>
          <table:table-cell office:value-type="string" calcext:value-type="string">
            <text:p>Comunidad de Madrid</text:p>
          </table:table-cell>
          <table:table-cell office:value-type="string" calcext:value-type="string">
            <text:p>50000.0</text:p>
          </table:table-cell>
          <table:table-cell office:value-type="string" calcext:value-type="string">
            <text:p>MADRID - ÁREA DE GOBIERNO DE ECONOMÍA, INNOVACIÓN Y HACIENDA</text:p>
          </table:table-cell>
          <table:table-cell office:value-type="string" calcext:value-type="string">
            <text:p>Las PYMEs industriales o servindustriales que cumplan a la fecha de finalización del plazo de presentación de solicitudes los siguientes requisitos:</text:p>
            <text:p>- Estar ubicadas en el término municipal de Madrid. </text:p>
            <text:p>- Ser una empresa industrial y estar encuadrada en alguna de las Secciones de la CNAE según la relación que se enumera para cada una de las líneas de ayuda.</text:p>
            <text:p/>
            <text:p>Línea 1:</text:p>
            <text:p>- Sección C - Divisiones 10 a 32</text:p>
            <text:p>- Sección E - Divisiones 382, 383 y 390</text:p>
            <text:p/>
            <text:p>Línea 2: </text:p>
            <text:p>- Sección C - Divisiones 10 a 32.</text:p>
            <text:p>- Sección E - Divisiones 382, 383 y 390</text:p>
            <text:p/>
            <text:p>Línea 3:</text:p>
            <text:p>- Sección C - Divisiones 10 a 32</text:p>
            <text:p>- Sección E - Divisiones 382, 383 y 390</text:p>
            <text:p>- Sección M - CNAE 7211 y 7219</text:p>
            <text:p/>
            <text:p>Línea 4:</text:p>
            <text:p>-  Sección C - Divisiones 10 a 32</text:p>
            <text:p>- Sección E - Divisiones 382, 383 y 390</text:p>
          </table:table-cell>
          <table:table-cell office:value-type="string" calcext:value-type="string">
            <text:p>El plazo de solicitud es desde el 01/02/2025 hasta el 28/02/2025.</text:p>
          </table:table-cell>
          <table:table-cell office:value-type="string" calcext:value-type="string">
            <text:p>El importe máximo de las subvenciones, y el mínimo subvencionable -sin considerar impuestos- por línea se define en la siguiente tabla.</text:p>
          </table:table-cell>
          <table:table-cell office:value-type="string" calcext:value-type="string">
            <text:p>Línea 1:</text:p>
            <text:p>- Diseño y Desarrollo del comercio electrónico: desarrollo y puesta en funcionamiento de páginas web propias con proyectos de comercio electrónico (e-commerce).</text:p>
            <text:p>- Como complementaria a la inversión en e-commerce, serán subvencionables proyectos relacionados con el tratamiento de datos masivos o Big data: diseño de proyectos de entornos big data, de procesos de generación, estandarización, gestión y almacenamiento de los datos; diseño y mejora de los sistemas de control de calidad mediante analítica predictiva; diseño y aplicación de técnicas de upselling y crosselling; diseño de la distribución de contenidos en redes y modelado de atribución para conocer el rendimiento de cada uno de los canales digitales. </text:p>
            <text:p>- Potenciación del teletrabajo como instrumento que mejora la eficiencia y fomenta la innovación tecnológica en la empresa, así como ahorros productivos y conciliación laboral. </text:p>
            <text:p>- Implantación de sistemas de gestión avanzada de la empresa del tipo, entre otros: ERP, Business Intelligence. SMC, MRP, CRM, etc., efectuados por empresas externas especializadas. Se aceptará aplicaciones tanto a medida como de tipo estándar.</text:p>
            <text:p>- Aplicaciones realizadas por empresas especializadas externas: Soluciones de inteligencia artificial, realidad virtual, gemelo digital, y todo tipo de procesos inteligentes que supongan un ahorro de tiempo y seguridad en los datos.</text:p>
            <text:p>- Implementación de proyectos de ciberseguridad: elaboración de planes de seguridad y protocolos de ciberseguridad, integración de sistemas de protección ante ciberataques y securización de los accesos remotos, adopción de buenas prácticas recogidas en estándares de ciberseguridad industrial y y evaluación de la seguridad del software industrial en las plantas productivas.</text:p>
            <text:p/>
            <text:p>Línea 2:</text:p>
            <text:p>- Contratación de consultoría para la implantación de sistemas certificados de gestión medioambiental y energética.</text:p>
            <text:p>- Los gastos por la contratación de servicios de consultoría especializada para la inscripción en</text:p>
            <text:p>el Registro del EMAS, Sistema Europeo de Gestión Medioambiental, así como, en su caso, el pago de las tasas o precios para la realización de dicha inscripción.</text:p>
            <text:p>- Sustitución completa de equipos existentes de producción de calor/frío o implantación de equipos de purificación aire/agua, destinados a atender la demanda de bienestar e higiene de las personas. </text:p>
            <text:p>- Sustitución, para la mejora de la eficiencia energética, de las instalaciones de iluminación interior y/o de los equipos de elevación y manutención de los edificios existentes, así como de la iluminación exterior existente. </text:p>
            <text:p>- Actuaciones de rehabilitación con sustitución de la envolvente térmica de los edificios. </text:p>
            <text:p>- Instalaciones de energías renovables que supongan una reducción del consumo energético, en relación con instalaciones anteriores. (aerotermia, fotovoltaica, geotermia, etc.)</text:p>
            <text:p>- Instalación de puntos de recarga para automóviles eléctricos.</text:p>
            <text:p/>
            <text:p>Línea 3:</text:p>
            <text:p>- Las inversiones en maquinaria, máquina herramienta y equipos productivos, instalaciones en el plano productivo, utillaje, equipos informáticos, primera adquisición de software o aplicación informática a medida ligado a la producción y que se incorpore al proceso productivo por primera vez única y exclusivamente, soluciones de inteligencia artificial, robótica, etc., para mejorar la eficiencia productiva y/o la competitividad de las empresas, adquiridas a terceros de una sola vez.</text:p>
            <text:p/>
            <text:p>Línea 4:</text:p>
            <text:p>- Las inversiones en prototipos para su posterior fabricación, en relación con el lanzamiento de un producto novedoso o la mejora de uno existente, construcción de moldes, y/o la realización de ensayos para los que la empresa solicitante no esté capacitada, encargados en su totalidad a terceros como proyecto llave en mano o en parte a varios terceros, si su desarrollo es tan complejo que no se pueda realizar por un solo proveedor en cuyo caso se justificará debidamente.</text:p>
          </table:table-cell>
          <table:table-cell office:value-type="string" calcext:value-type="string">
            <text:p>Se consideran subvencionables las inversiones realizadas por los beneficiarios durante el periodo subvencionable de la convocatoria del año 2025 que abarca desde el 1 de mayo del año 2024 hasta el 30 de abril del año 2025.</text:p>
          </table:table-cell>
          <table:table-cell office:value-type="string" calcext:value-type="string">
            <text:p>1. Digitalización.</text:p>
            <text:p>2. Producción sostenible.</text:p>
            <text:p>3. Mejora productiva Industria 4.0.</text:p>
            <text:p>4. I+D+i Prototipos</text:p>
          </table:table-cell>
          <table:table-cell table:number-columns-repeated="16369"/>
        </table:table-row>
        <table:table-row table:style-name="ro10">
          <table:table-cell office:value-type="string" calcext:value-type="string">
            <text:p>ayudas-en-forma-de-bonificacion-de-los-intereses-de-operaciones-de-prestamo-para-la-financiacion-de-promociones-de-viviendas-con-proteccion-oficial-destinados-a-alquiler</text:p>
          </table:table-cell>
          <table:table-cell office:value-type="string" calcext:value-type="string">
            <text:p>Bonificación de los intereses de operaciones de préstamo, para la financiación de promociones de viviendas con protección oficial destinados a alquiler.</text:p>
          </table:table-cell>
          <table:table-cell office:value-type="string" calcext:value-type="string">
            <text:p>Apertura el 07/02/2025 y cierre el 30/12/2027</text:p>
          </table:table-cell>
          <table:table-cell office:value-type="string" calcext:value-type="string">
            <text:p>CATALUÑA</text:p>
          </table:table-cell>
          <table:table-cell office:value-type="string" calcext:value-type="string">
            <text:p>17522333.03</text:p>
          </table:table-cell>
          <table:table-cell office:value-type="string" calcext:value-type="string">
            <text:p>Ayudas en forma de bonificación de los intereses de operaciones de préstamo para la financiación de promociones de viviendas con protección oficial destinadas a alquiler o cesión de uso en régimen general.</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ENCIA DE LA VIVIENDA DE CATALUÑA</text:p>
          </table:table-cell>
          <table:table-cell office:value-type="string" calcext:value-type="string">
            <text:p>Los promotores de viviendas, públicos o privados, con sede social u operativa en Cataluña, que dispongan de una resolución de reconocimiento de cualquiera de las subvenciones siguientes:</text:p>
            <text:p>- Actuaciones que dispongan de la resolución de concesión de subvenciones mediante la convocatoria aprobada por la Resolución VPD/1721/2021, de 28 de mayo, por la que se abre la convocatoria para la concesión de subvenciones, en régimen de concurrencia pública competitiva, para la promoción de viviendas y alojamientos con protección oficial en régimen de alquiler o cesión de uso para el año 2021 (DOGC núm. 8425, de 4.6.2021), y que dispongan de resolución de calificación provisional.</text:p>
            <text:p>- Actuaciones que dispongan de la resolución de concesión de subvenciones mediante la convocatoria aprobada por la Resolución TER/3247/2022, de 19 de octubre, por la que se abre la convocatoria para la concesión de subvenciones, en régimen de concurrencia pública competitiva, para la promoción de viviendas con protección oficial en régimen de alquiler o cesión de uso sobre suelo de titularidad privada para el año 2022 (DOGC núm. 8779, de 25.10.2022), y que dispongan de resolución de calificación provisional.</text:p>
            <text:p>- Actuaciones que dispongan de la resolución de concesión de subvenciones mediante la convocatoria aprobada por la Resolución TER/1706/2023, de 16 de mayo, por la que se abre la convocatoria para la concesión de subvenciones para la financiación del Programa de ayuda a la construcción de viviendas en alquiler social en edificios energéticamente eficientes que prevé el Plan de Recuperación, Transformación y Resiliencia, financiado por la Unión Europea-NextGenerationEU (DOGC núm. 8920, de 22.5.2023), y que dispongan de resolución de calificación provisional.</text:p>
          </table:table-cell>
          <table:table-cell office:value-type="string" calcext:value-type="string">
            <text:p>El plazo de solicitud comienza el 07/02/2025 y finaliza el 30 de diciembre de 2027 a las 14:00:00 horas, ambos incluidos, o antes de esa fecha, si se agota la dotación presupuestaria asignada en la convocatoria.</text:p>
          </table:table-cell>
          <table:table-cell office:value-type="string" calcext:value-type="string">
            <text:p>La ayuda consiste en la bonificación del 0,70% del tipo de interés aplicable a la parte del préstamo que corresponde a la ejecución de las viviendas.</text:p>
          </table:table-cell>
          <table:table-cell office:value-type="string" calcext:value-type="string">
            <text:p>El presupuesto protegible, a efectos del cálculo de la bonificación de intereses, está constituido por el coste de la edificación, los gastos generales de la promoción, el coste de los informes que sean preceptivos, el beneficio industrial i cualquier otro gasto que se considere necesario para llevar a cabo la promoción de las viviendas.</text:p>
            <text:p/>
            <text:p>Se podrán considerar costes subvencionables los correspondientes a licencias, tasas, impuestos o tributos. No obstante, no se consideran costes subvencionables los correspondientes a multas, sanciones y el IVA o el impuesto indirecto equivalente que pueda ser susceptible de recuperación o compensación total o parcial.</text:p>
            <text:p/>
            <text:p>Queda excluido del presupuesto protegible el coste del suelo, los locales y los anexos, excepto en este último caso, si su construcción viene impuesta por prescripción urbanística o por el acuerdo de transmisión del suelo.</text:p>
          </table:table-cell>
          <table:table-cell office:value-type="string" calcext:value-type="string">
            <text:p>Las promociones de viviendas para las que se soliciten ayudas se ejecutarán en el plazo de treinta y seis meses a contar desde la resolución de la calificación provisional.</text:p>
          </table:table-cell>
          <table:table-cell table:number-columns-repeated="16370"/>
        </table:table-row>
        <table:table-row table:style-name="ro4">
          <table:table-cell office:value-type="string" calcext:value-type="string">
            <text:p>convocatoria-de-expresiones-de-interes-relativas-al-plan-de-accion-frente-al-cambio-climatico-en-los-centros-publicos-de-segundo-ciclo-de-educacion-infantil-y-educacion-primaria-ano-2024</text:p>
          </table:table-cell>
          <table:table-cell office:value-type="string" calcext:value-type="string">
            <text:p>Convocatoria de expresiones de interés relativas al Plan de acción frente al cambio climático en los centros públicos de segundo ciclo de educación infantil y educación primaria, año 2024.</text:p>
          </table:table-cell>
          <table:table-cell office:value-type="string" calcext:value-type="string">
            <text:p>Apertura el 13/12/2024 y cierre el 12/03/2025</text:p>
          </table:table-cell>
          <table:table-cell office:value-type="string" calcext:value-type="string">
            <text:p>CASTILLA-LA MANCHA</text:p>
          </table:table-cell>
          <table:table-cell office:value-type="string" calcext:value-type="string">
            <text:p>16600000.0</text:p>
          </table:table-cell>
          <table:table-cell office:value-type="string" calcext:value-type="string">
            <text:p>El objetivo de esta ayuda es promover la mitigación y adaptación al cambio climático y una transición energética limpia en los centros de segundo ciclo de educación infantil y educación primaria, cuya titularidad corresponde a las entidades locales beneficiarias. Estas actuaciones podrán ser cofinanciadas con cargo al Programa FEDER 2021-2027 de Castilla-La Mancha, dentro del objetivo de una Europa más verde y baja en carbono.</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SECRETARÍA GENERAL DE EDUCACIÓN, CULTURA Y DEPORTES</text:p>
          </table:table-cell>
          <table:table-cell office:value-type="string" calcext:value-type="string">
            <text:p>Las entidades beneficiarias de estas ayudas pueden ser las Entidades Locales de Castilla-La Mancha, que incluyen:</text:p>
            <text:p/>
            <text:p>1. Ayuntamientos.</text:p>
            <text:p>2. Entidades de ámbito territorial inferior al municipio.</text:p>
            <text:p>3. Mancomunidades de municipios de Castilla-La Mancha.</text:p>
            <text:p>4. Diputaciones.</text:p>
            <text:p/>
            <text:p>Además, si las entidades locales municipales participan en el proceso de selección y ejecución de proyectos mediante colaboración técnica o financiera con entidades locales de ámbito territorial superior, como las diputaciones provinciales, estas últimas serán las que ostenten la condición de beneficiarias para la liquidación de las ayudas.</text:p>
          </table:table-cell>
          <table:table-cell office:value-type="string" calcext:value-type="string">
            <text:p>El plazo de solicitud es desde el 13/12/2024 hasta el 12/03/2025.</text:p>
          </table:table-cell>
          <table:table-cell office:value-type="string" calcext:value-type="string">
            <text:p>El importe máximo total de la ayuda, incluyendo costes indirectos, para las actuaciones que prevean tanto la instalación de climatización como la instalación fotovoltaica y la implantación de sistemas de información a usuarios sobre el proyecto, será de 216.700 euros.</text:p>
          </table:table-cell>
          <table:table-cell office:value-type="string" calcext:value-type="string">
            <text:p>Los gastos subvencionables de esta ayuda incluyen:</text:p>
            <text:p/>
            <text:p>1. **Costes directos**:</text:p>
            <text:p>   - Gastos de adquisición e instalación de sistemas de climatización mediante energías renovables, específicamente equipos aerotérmicos de bombas de frío/calor con un coeficiente SPF superior a 2,5.</text:p>
            <text:p>   - Gastos de adquisición e instalación de instalaciones fotovoltaicas.</text:p>
            <text:p>   - Gastos en sistemas de información a usuarios sobre el proyecto, incluyendo innovaciones en consumos energéticos, generación de energía renovable, condiciones climáticas del interior del edificio, sistemas de telegestión, y equivalentes.</text:p>
            <text:p/>
            <text:p>2. **Costes indirectos**: Se considera un 1% de los costes directos subvencionables.</text:p>
            <text:p/>
            <text:p>No serán subvencionables los gastos relacionados con el mantenimiento del proyecto y otros gastos especificados en la normativa correspondiente.</text:p>
          </table:table-cell>
          <table:table-cell office:value-type="string" calcext:value-type="string">
            <text:p>El período de ejecución de las operaciones será el especificado en la correspondiente resolución de selección de la operación, sin que supere la fecha tope establecida en la base segunda de la Orden 165/2024, de 28 de septiembre. Las obras deberán encontrarse finalizadas y en estado de ser recibidas a fecha de 30 de septiembre de 2026, acreditado mediante la correspondiente acta de recepción positiva.</text:p>
          </table:table-cell>
          <table:table-cell office:value-type="string" calcext:value-type="string">
            <text:p>La información proporcionada no detalla explícitamente las diferentes líneas de actuación dentro del Plan de acción frente al cambio climático en los centros públicos de educación infantil y primaria. Sin embargo, se menciona que las acciones cofinanciadas por el Programa FEDER Castilla-La Mancha 2021-2027 se centran en inversiones en instalaciones de energías renovables en edificios e infraestructuras públicas, específicamente en sistemas de refrigeración mediante energías renovables y posibles instalaciones fotovoltaicas para autoconsumo.</text:p>
            <text:p/>
            <text:p>Si necesitas información más específica sobre las líneas de actuación, te recomendaría consultar la convocatoria o las bases reguladoras directamente.</text:p>
          </table:table-cell>
          <table:table-cell table:number-columns-repeated="16369"/>
        </table:table-row>
        <table:table-row table:style-name="ro6">
          <table:table-cell office:value-type="string" calcext:value-type="string">
            <text:p>subvenciones-para-acciones-de-formacion-profesional-en-el-ambito-laboral-dirigidas-a-personas-trabajadoras-desempleadas-modalidad-ii-con-compromiso-de-contratacion-para-la-anualidad-2025</text:p>
          </table:table-cell>
          <table:table-cell office:value-type="string" calcext:value-type="string">
            <text:p>Subvenciones para acciones de formación profesional en el ámbito laboral, dirigidas a personas trabajadoras desempleadas (Modalidad II), con compromiso de contratación, para la anualidad 2025.</text:p>
          </table:table-cell>
          <table:table-cell office:value-type="string" calcext:value-type="string">
            <text:p>Abierta hasta 30/11/2025</text:p>
          </table:table-cell>
          <table:table-cell office:value-type="string" calcext:value-type="string">
            <text:p>CASTILLA-LA MANCHA</text:p>
          </table:table-cell>
          <table:table-cell office:value-type="string" calcext:value-type="string">
            <text:p>2767000.0</text:p>
          </table:table-cell>
          <table:table-cell office:value-type="string" calcext:value-type="string">
            <text:p>El objetivo de esta ayuda es fomentar y financiar la realización de programas y acciones de formación profesional en el ámbito laboral, dirigidas a personas trabajadoras desempleadas, que incluyan compromisos de contratación. Esto busca mejorar la empleabilidad de los participantes y facilitar su inserción en el mercado laboral.</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FORMACIÓN PROFESIONAL PARA EL EMPLEO</text:p>
          </table:table-cell>
          <table:table-cell office:value-type="string" calcext:value-type="string">
            <text:p>Pueden ser beneficiarios de las subvenciones:</text:p>
            <text:p/>
            <text:p>1. **Personas trabajadoras desempleadas** que asistan a las acciones de formación y cumplan los requisitos exigidos.</text:p>
            <text:p>2. **Empresas o entidades** con presencia en el ámbito territorial de Castilla-La Mancha que realicen contratos según lo previsto en la normativa.</text:p>
            <text:p>3. **Agrupaciones** contempladas en la Ley General de Subvenciones, con presencia en Castilla-La Mancha.</text:p>
            <text:p>4. **Empresas que faciliten prácticas profesionales no laborales**, que podrán recibir compensaciones económicas.</text:p>
            <text:p/>
            <text:p>Además, se prioriza la participación de colectivos vulnerables, como mujeres, personas en desempleo de larga duración, y jóvenes con baja cualificación, entre otros.</text:p>
          </table:table-cell>
          <table:table-cell/>
          <table:table-cell office:value-type="string" calcext:value-type="string">
            <text:p>El importe total máximo de las subvenciones convocadas es de 2.767.000,00 euros.</text:p>
          </table:table-cell>
          <table:table-cell office:value-type="string" calcext:value-type="string">
            <text:p>Los gastos o actuaciones subvencionables de esta ayuda incluyen:</text:p>
            <text:p/>
            <text:p>1. **Becas y ayudas** para transporte, manutención y alojamiento concedidas a personas desempleadas que participen en las acciones formativas.</text:p>
            <text:p>2. **Compensación económica** a empresas por la realización de prácticas profesionales no laborales.</text:p>
            <text:p/>
            <text:p>Estos gastos están destinados a facilitar la participación de los desempleados en las acciones formativas y mejorar su acceso a oportunidades laborales.</text:p>
          </table:table-cell>
          <table:table-cell office:value-type="string" calcext:value-type="string">
            <text:p>El plazo máximo para resolver y notificar la resolución del procedimiento no podrá exceder de tres meses, a contar desde el siguiente al de la presentación de la correspondiente solicitud. Además, la contratación de los trabajadores formados debe realizarse en un plazo máximo de tres meses tras la finalización de la acción formativa.</text:p>
          </table:table-cell>
          <table:table-cell office:value-type="string" calcext:value-type="string">
            <text:p>No puedo encontrar información relevante sobre las diferentes líneas de actuación en las páginas proporcionadas. Sin embargo, generalmente, en convocatorias de subvenciones para formación profesional, las líneas de actuación pueden incluir áreas como la formación específica en sectores demandados, programas de inserción laboral, becas para transporte y alojamiento, y formación en competencias transversales. Te recomendaría consultar la convocatoria específica o el documento oficial para obtener detalles precisos.</text:p>
          </table:table-cell>
          <table:table-cell table:number-columns-repeated="16369"/>
        </table:table-row>
        <table:table-row table:style-name="ro1">
          <table:table-cell office:value-type="string" calcext:value-type="string">
            <text:p>ayudas-de-los-programas-de-rehabilitaion-de-barrio-vivienda-y-libro-del-edificio-en-el-barrio-del-besos-maresme-el-congres-i-els-indians-la-pau-y-trinitat-vella</text:p>
          </table:table-cell>
          <table:table-cell office:value-type="string" calcext:value-type="string">
            <text:p>Ayudas de los Programas de rehabilitaión de barrio, vivienda y libro del edificio en el Barrio del Besòs - Maresme, el Congrés i els Indians <text:s/>la Pau, y Trinitat Vella.</text:p>
          </table:table-cell>
          <table:table-cell office:value-type="string" calcext:value-type="string">
            <text:p>Apertura el 17/07/2024 y cierre el 30/06/2026</text:p>
          </table:table-cell>
          <table:table-cell office:value-type="string" calcext:value-type="string">
            <text:p>BARCELONA</text:p>
          </table:table-cell>
          <table:table-cell office:value-type="string" calcext:value-type="string">
            <text:p>16367190.76</text:p>
          </table:table-cell>
          <table:table-cell office:value-type="string" calcext:value-type="string">
            <text:p>El objetivo de esta ayuda es financiar obras o actuaciones de mejora de la eficiencia energética en edificios residenciales unifamiliares y plurifamiliares, así como en viviendas, y también impulsar y ayudar en la elaboración del libro del edificio existente para la rehabilitación y la redacción de proyectos de rehabilitación.</text:p>
          </table:table-cell>
          <table:table-cell office:value-type="string" calcext:value-type="string">
            <text:p>Barcelona</text:p>
          </table:table-cell>
          <table:table-cell office:value-type="string" calcext:value-type="string">
            <text:p>0.0</text:p>
          </table:table-cell>
          <table:table-cell office:value-type="string" calcext:value-type="string">
            <text:p>BARCELONA - CONSORCIO DE LA VIVIENDA DE BARCELONA</text:p>
          </table:table-cell>
          <table:table-cell office:value-type="string" calcext:value-type="string">
            <text:p>Los beneficiarios de la ayuda pueden ser propietarios o usufructuarios de viviendas unifamiliares aisladas o agrupadas en hilera, y de edificios existentes de tipología residencial de vivienda colectiva, ya sean personas físicas o jurídicas de naturaleza privada o pública. También pueden ser beneficiarios las administraciones públicas, organismos y otras entidades de derecho público, así como empresas públicas y sociedades mercantiles participadas, íntegra o mayoritariamente, por las administraciones públicas propietarias de los inmuebles.</text:p>
          </table:table-cell>
          <table:table-cell office:value-type="string" calcext:value-type="string">
            <text:p>El plazo para solicitar la ayuda finaliza el 30/06/2026</text:p>
          </table:table-cell>
          <table:table-cell office:value-type="string" calcext:value-type="string">
            <text:p>El monto máximo de la ayuda es de 21.400 euros por vivienda.</text:p>
          </table:table-cell>
          <table:table-cell office:value-type="string" calcext:value-type="string">
            <text:p>Los gastos subvencionables de esta ayuda incluyen honorarios de profesionales, redacción de proyectos, informes técnicos, certificados necesarios, gastos administrativos y otros gastos generales similares, siempre que estén debidamente justificados. No se consideran subvencionables los costos de licencias, impuestos o tasas. El IVA o impuesto equivalente puede considerarse elegible si no es recuperable o compensable total o parcialmente.</text:p>
          </table:table-cell>
          <table:table-cell office:value-type="string" calcext:value-type="string">
            <text:p>El plazo de ejecución de la ayuda es de un máximo de dieciocho meses, ampliable excepcionalmente a veinticuatro meses en casos específicos.</text:p>
          </table:table-cell>
          <table:table-cell table:number-columns-repeated="16370"/>
        </table:table-row>
        <table:table-row table:style-name="ro12">
          <table:table-cell office:value-type="string" calcext:value-type="string">
            <text:p>orde-de-26-de-decembro-de-2024-da-conselleria-de-educacion-ciencia-universidades-e-formacion-profesional-pola-que-se-establecen-as-bases-para-a-concesion-e-se-procede-a-sua-convocatoria-para-o-ano-2025</text:p>
          </table:table-cell>
          <table:table-cell office:value-type="string" calcext:value-type="string">
            <text:p>Ayudas de apoyo a la etapa de formación posdoctoral en las universidades del SUG, en los organismos públicos de investigación de Galicia y en otras entidades del Sistema de I+D+i gallego.</text:p>
          </table:table-cell>
          <table:table-cell office:value-type="string" calcext:value-type="string">
            <text:p>Apertura el 03/02/2025 y cierre el 02/03/2025</text:p>
          </table:table-cell>
          <table:table-cell office:value-type="string" calcext:value-type="string">
            <text:p>GALICIA</text:p>
          </table:table-cell>
          <table:table-cell office:value-type="string" calcext:value-type="string">
            <text:p>15961200.0</text:p>
          </table:table-cell>
          <table:table-cell office:value-type="string" calcext:value-type="string">
            <text:p>El objetivo de esta ayuda es desarrollar el talento de las personas, capacitando a los investigadores en los ámbitos de prioridad de futuro, y potenciar sus trayectorias de investigación vinculadas a los retos y prioridades definidos en la estrategia RIS3 de Galicia. Esto incluye la posibilidad de consolidar su carrera investigadora y establecer una línea de investigación prop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Pueden ser beneficiarias de estas ayudas las siguientes entidades:</text:p>
            <text:p/>
            <text:p>1. Universidades públicas del Sistema Universitario de Galicia (SUG).</text:p>
            <text:p>2. Organismos públicos de investigación de Galicia.</text:p>
            <text:p>3. Fundaciones públicas de investigación sanitaria de Galicia, como:</text:p>
            <text:p>   - Fundación Pública Gallega Instituto de Investigación Sanitaria de Santiago de Compostela.</text:p>
            <text:p>   - Fundación Pública Gallega de Investigación Biomédica INIBIC.</text:p>
            <text:p>   - Fundación Pública Gallega de Investigación Biomédica Galicia Sur.</text:p>
            <text:p>4. Centros del Consejo Superior de Investigaciones Científicas (CSIC) radicados en Galicia.</text:p>
            <text:p/>
            <text:p>Estas entidades deben contratar a las personas seleccionadas a través de un contrato laboral de duración determinada con dedicación a tiempo completo. Además, las candidatas deben cumplir ciertos requisitos relacionados con su formación académica.</text:p>
          </table:table-cell>
          <table:table-cell/>
          <table:table-cell office:value-type="string" calcext:value-type="string">
            <text:p>El monto máximo de la ayuda durante la segunda fase es de 50.900 euros anuales por cada persona contratada. Este importe incluye 39.900 euros anuales para la retribución bruta y los costes sociales, además de un complemento para establecer una línea propia de investigación.</text:p>
          </table:table-cell>
          <table:table-cell office:value-type="string" calcext:value-type="string">
            <text:p>Los gastos o actuaciones subvencionables de esta ayuda incluyen:</text:p>
            <text:p/>
            <text:p>1. Pago de los contratos.</text:p>
            <text:p>2. Costes sociales.</text:p>
            <text:p>3. Complementos de estancias.</text:p>
            <text:p>4. Complementos a cada entidad beneficiaria por persona contratada.</text:p>
            <text:p>5. Indemnizaciones por la finalización del contrato.</text:p>
            <text:p/>
            <text:p>Además, se pueden incluir otros gastos como herramientas de gestión del conocimiento, servicios tecnológicos externos, gastos de auditoría y costes indirectos, que no superarán el 20% de la ayuda debidamente justificada anualmente.</text:p>
          </table:table-cell>
          <table:table-cell office:value-type="string" calcext:value-type="string">
            <text:p>El plazo de ejecución de la ayuda no se menciona explícitamente en las páginas proporcionadas. Sin embargo, se indica que las entidades beneficiarias pueden solicitar la interrupción y la prórroga del plazo de ejecución de la ayuda correspondiente al tiempo de suspensión, en un plazo de quince días hábiles desde que se produzca la baja. Para obtener información más específica sobre el plazo de ejecución, sería necesario consultar la normativa completa o las bases de la convocatoria.</text:p>
          </table:table-cell>
          <table:table-cell table:number-columns-repeated="16370"/>
        </table:table-row>
        <table:table-row table:style-name="ro27">
          <table:table-cell office:value-type="string" calcext:value-type="string">
            <text:p>subvenciones-para-el-apoyo-a-la-consolidacion-de-las-entidades-de-la-economia-social-de-galicia-bono-consolida-economia-social-ano-2025-2025</text:p>
          </table:table-cell>
          <table:table-cell office:value-type="string" calcext:value-type="string">
            <text:p>Subvenciones para el apoyo a la consolidación de las entidades de la economía social de Galicia “Bono consolida economía social”, año 2025.</text:p>
          </table:table-cell>
          <table:table-cell office:value-type="string" calcext:value-type="string">
            <text:p>Apertura el 21/02/2025 y cierre el 21/04/2025</text:p>
          </table:table-cell>
          <table:table-cell office:value-type="string" calcext:value-type="string">
            <text:p>GALICIA</text:p>
          </table:table-cell>
          <table:table-cell office:value-type="string" calcext:value-type="string">
            <text:p>2730000.0</text:p>
          </table:table-cell>
          <table:table-cell office:value-type="string" calcext:value-type="string">
            <text:p>Apoyar la consolidación de las entidades de la economía social, así como reforzar la suya presencia en el tejido económico de Galicia, con especial incidente en la transformación digital y en la mejora de la eficiencia energética, contribuyendo al impulso de su actividad económica, incrementando su competitividad y, en definitiva, manteniendo empleos de calidad.</text:p>
          </table:table-cell>
          <table:table-cell office:value-type="string" calcext:value-type="string">
            <text:p>Galicia</text:p>
          </table:table-cell>
          <table:table-cell office:value-type="string" calcext:value-type="string">
            <text:p>30000.0</text:p>
          </table:table-cell>
          <table:table-cell office:value-type="string" calcext:value-type="string">
            <text:p>GALICIA - CONSELLERÍA DE EMPLEO, COMERCIO Y EMIGRACIÓN</text:p>
          </table:table-cell>
          <table:table-cell office:value-type="string" calcext:value-type="string">
            <text:p>Las sociedades cooperativas, sociedades laborales, empresas de inserción y centros especiales de empleo.</text:p>
          </table:table-cell>
          <table:table-cell office:value-type="string" calcext:value-type="string">
            <text:p>El plazo de solicitud es desde el 21/02/2025 hasta el 21/04/2025.</text:p>
          </table:table-cell>
          <table:table-cell office:value-type="string" calcext:value-type="string">
            <text:p>La cuantía de la ayuda será equivalente al 80 % del coste total de los gastos subvencionables, con los límites siguientes:</text:p>
            <text:p>- 5.000 € para cada uno de los gastos incluidos en los conceptos 3, 8, 9, y 10 del apartado de gastos.</text:p>
            <text:p>- 600 € para cada actividad formativa, de las incluida s en el concepto 12 del apartado de gastos., que realice cada persona socia de la entidad que esté de alta en el Régimen Especial de Trabajadores Autónomos.</text:p>
            <text:p/>
            <text:p>El limite máximo de las ayudas se establece en 30.000 € por cada entidad solicitante. En caso de que se solicite una cuantía superior se concederá de acuerdo con la orden de prelación establecida en el artículo 6 de esta orden.</text:p>
          </table:table-cell>
          <table:table-cell office:value-type="string" calcext:value-type="string">
            <text:p>1. Equipación informática</text:p>
            <text:p>2. Adquisición y desarrollo de software y páginas Web</text:p>
            <text:p>3. Marketing, comunicación o relanzamiento comercial</text:p>
            <text:p>4. Mejora en la eficiencia energética</text:p>
            <text:p>5. Adquisición de equipación</text:p>
            <text:p>6. Reforma del centro de trabajo</text:p>
            <text:p>7. Mobiliario</text:p>
            <text:p>8. Obtención de certificaciones de calidad</text:p>
            <text:p>9. Creación y desarrollo de la imagen corporativa de la entidad</text:p>
            <text:p>10. Plan de Protección de datos</text:p>
            <text:p>11. Elementos de transporte</text:p>
            <text:p>12. Actividades formativas para las personas socias de la entidad solicitante que estén dados de alta en el Régimen Especial de Trabajadores Autónomos (RETA)</text:p>
          </table:table-cell>
          <table:table-cell table:number-columns-repeated="16371"/>
        </table:table-row>
        <table:table-row table:style-name="ro1">
          <table:table-cell office:value-type="string" calcext:value-type="string">
            <text:p>subvenciones-destinadas-a-la-escolarizacion-de-ninos-de-cero-a-tres-anos-en-las-guarderias-infantiles-de-titularidad-privada-para-el-curso-2024-2025-2024</text:p>
          </table:table-cell>
          <table:table-cell office:value-type="string" calcext:value-type="string">
            <text:p>Subvenciones destinadas a la escolarización de niños de cero a tres años en las guarderías infantiles de titularidad privada, para el curso 2024-2025</text:p>
          </table:table-cell>
          <table:table-cell office:value-type="string" calcext:value-type="string">
            <text:p>Apertura el 03/02/2025 y cierre el 21/02/2025</text:p>
          </table:table-cell>
          <table:table-cell office:value-type="string" calcext:value-type="string">
            <text:p>CATALUÑA</text:p>
          </table:table-cell>
          <table:table-cell office:value-type="string" calcext:value-type="string">
            <text:p>15000000.0</text:p>
          </table:table-cell>
          <table:table-cell office:value-type="string" calcext:value-type="string">
            <text:p>El objetivo de esta ayuda es colaborar en el financiamiento de las llars d’infants (guarderías) de titularidad privada, de manera que el importe de la subvención repercuta íntegramente en las cuotas que deben satisfacer las familias para la escolarización de sus hijos e hijas de cero a tres años durante el curso 2024-2025.</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DUCACIÓ I FORMACIÓ PROFESSIONAL</text:p>
          </table:table-cell>
          <table:table-cell office:value-type="string" calcext:value-type="string">
            <text:p>Pueden ser beneficiarios de la ayuda los centros de titularidad privada que estén autorizados por el Departamento de Educación y Formación Profesional para impartir educación infantil de primer ciclo y que cumplan con los requisitos y condiciones establecidos en las bases reguladoras.</text:p>
          </table:table-cell>
          <table:table-cell/>
          <table:table-cell office:value-type="string" calcext:value-type="string">
            <text:p>El importe máximo destinado a la concesión de estas subvenciones es de 15.000.000,00 euros.</text:p>
          </table:table-cell>
          <table:table-cell office:value-type="string" calcext:value-type="string">
            <text:p>No se proporciona información específica sobre los gastos o actuaciones subvencionables en las páginas proporcionadas. Sin embargo, según mi conocimiento, los gastos subvencionables en este tipo de ayudas suelen incluir los costos de escolarización en las guarderías, como las tarifas de matrícula y otros gastos relacionados con la educación infantil. Para detalles precisos, se recomienda consultar las bases reguladoras de la subvención o la normativa específica relacionada.</text:p>
          </table:table-cell>
          <table:table-cell office:value-type="string" calcext:value-type="string">
            <text:p>El plazo de ejecución de la ayuda es para el curso escolar 2024-2025. Las solicitudes se pueden presentar entre los días 3 y 21 de febrero de 2025, ambos incluidos.</text:p>
          </table:table-cell>
          <table:table-cell office:value-type="string" calcext:value-type="string">
            <text:p>No se proporciona información específica sobre diferentes líneas de actuación en las páginas proporcionadas. Sin embargo, en general, las líneas de actuación en programas de subvenciones pueden incluir aspectos como la escolarización, el apoyo a familias en situación de vulnerabilidad, y la financiación de servicios educativos. Para obtener detalles precisos sobre las líneas de actuación en este caso específico, sería necesario consultar la normativa o documentación oficial relacionada con la convocatoria.</text:p>
          </table:table-cell>
          <table:table-cell table:number-columns-repeated="16369"/>
        </table:table-row>
        <table:table-row table:style-name="ro5">
          <table:table-cell office:value-type="string" calcext:value-type="string">
            <text:p>ayudas-a-proyectos-de-inversion-en-transformacion-y-comercializacion-de-productos-agricolas-acometidos-por-la-industria-alimentaria-e-incluidas-en-el-plan-estrategico-de-la-politica-agraria-comun-de-cantabria-2023-2027</text:p>
          </table:table-cell>
          <table:table-cell office:value-type="string" calcext:value-type="string">
            <text:p>Ayudas a proyectos de inversión en transformación y comercialización de productos agrícolas acometidos por la industria alimentaria e incluidas en el plan estratégico de la política agraria común de Cantabria 2023-2027.</text:p>
          </table:table-cell>
          <table:table-cell office:value-type="string" calcext:value-type="string">
            <text:p>Apertura el 10/04/2024 y cierre el 31/03/2025</text:p>
          </table:table-cell>
          <table:table-cell office:value-type="string" calcext:value-type="string">
            <text:p>CANTABRIA</text:p>
          </table:table-cell>
          <table:table-cell office:value-type="string" calcext:value-type="string">
            <text:p>14377255.0</text:p>
          </table:table-cell>
          <table:table-cell office:value-type="string" calcext:value-type="string">
            <text:p>El objetivo de esta ayuda es aumentar la competitividad y eficiencia de la industria alimentaria ubicada en la Comunidad Autónoma de Cantabria que transforme y comercialice productos agrícolas, siendo el sector privado el encargado de liderar y promover iniciativas y proyectos.</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DESARROLLO RURAL, GANADERÍA, PESCA Y ALIMENTACIÓN</text:p>
          </table:table-cell>
          <table:table-cell office:value-type="string" calcext:value-type="string">
            <text:p>Los beneficiarios de las ayudas reguladas en la presente Resolución pueden ser industrias alimentarias privadas con personalidad física, jurídica, comunidades de bienes y demás entidades carentes de personalidad jurídica que cumplan con los requisitos establecidos en la normativa.</text:p>
          </table:table-cell>
          <table:table-cell office:value-type="string" calcext:value-type="string">
            <text:p>El plazo de presentación es hasta el 31/3/2025</text:p>
          </table:table-cell>
          <table:table-cell office:value-type="string" calcext:value-type="string">
            <text:p>El monto máximo de la ayuda es de 5.500.000 euros por beneficiario, dentro del periodo de ejecución 2023-2027.</text:p>
          </table:table-cell>
          <table:table-cell office:value-type="string" calcext:value-type="string">
            <text:p>Los gastos o actuaciones subvencionables de esta ayuda incluyen:</text:p>
            <text:p/>
            <text:p>1. Construcción, adquisición o mejora de bienes inmuebles, excluyendo la adquisición de terrenos.</text:p>
            <text:p>2. Compra de maquinaria y equipos nuevos, hasta el valor de mercado del producto.</text:p>
            <text:p>3. Adquisición o desarrollo de programas informáticos.</text:p>
            <text:p>4. Costes generales vinculados a los gastos contemplados, como honorarios de arquitectos, ingenieros y asesores, entre otros.</text:p>
            <text:p>5. Adquisiciones de patentes, licencias y marcas registradas.</text:p>
            <text:p/>
            <text:p>Estos son algunos de los gastos subvencionables, pero te recomendaría revisar detenidamente los documentos proporcionados para obtener información más detallada.</text:p>
          </table:table-cell>
          <table:table-cell office:value-type="string" calcext:value-type="string">
            <text:p>El plazo de ejecución de la ayuda es el establecido en la convocatoria específica de cada proyecto, y el beneficiario se compromete a realizar la inversión subvencionada dentro de los términos y plazos establecidos en la resolución de aprobación.</text:p>
          </table:table-cell>
          <table:table-cell table:number-columns-repeated="16370"/>
        </table:table-row>
        <table:table-row table:style-name="ro25">
          <table:table-cell office:value-type="string" calcext:value-type="string">
            <text:p>ayudas-de-medidas-de-proteccion-integral-contra-la-violencia-de-genero-en-galicia</text:p>
          </table:table-cell>
          <table:table-cell office:value-type="string" calcext:value-type="string">
            <text:p>Ayudas de medidas de protección integral contra la violencia de género en Galicia.</text:p>
          </table:table-cell>
          <table:table-cell office:value-type="string" calcext:value-type="string">
            <text:p>Apertura el 23/01/2025 y cierre el 28/11/2025</text:p>
          </table:table-cell>
          <table:table-cell office:value-type="string" calcext:value-type="string">
            <text:p>GALICIA</text:p>
          </table:table-cell>
          <table:table-cell office:value-type="string" calcext:value-type="string">
            <text:p>2678283.0</text:p>
          </table:table-cell>
          <table:table-cell office:value-type="string" calcext:value-type="string">
            <text:p>El objetivo de estas ayudas es proporcionar apoyo económico a las mujeres que sufren violencia de género. Se conceden en régimen de concurrencia no competitiva y buscan indemnizar a las víctimas para ayudarles en su situ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ara ser beneficiaria de estas ayudas, la solicitante debe cumplir los siguientes requisitos:</text:p>
            <text:p/>
            <text:p>a) Ser mujer víctima de violencia de género, según lo dispuesto en el artículo 1 de la Ley orgánica 1/2004, acreditando esta condición con los documentos establecidos.</text:p>
            <text:p/>
            <text:p>b) Estar empadronada y tener residencia efectiva en cualquiera de los municipios de la Comunidad Autónoma de Galicia. En el caso de mujeres extranjeras, también es necesario tener permiso de residencia y de trabajo.</text:p>
            <text:p/>
            <text:p>c) No convivir con el agresor.</text:p>
            <text:p/>
            <text:p>d) Tener especiales dificultades para obtener un empleo.</text:p>
            <text:p/>
            <text:p>e) Carecer de rentas que, en cómputo mensual, superen el 75% del salario mínimo interprofesional vigente, excluyendo la parte proporcional de dos pagas extraordinarias.</text:p>
            <text:p/>
            <text:p>Además, la ayuda puede percibirse en más de una ocasión si la víctima ha sufrido violencias diferenciadas acreditadas de forma separada, siempre que se cumplan todos los requisitos establecidos.</text:p>
          </table:table-cell>
          <table:table-cell/>
          <table:table-cell office:value-type="string" calcext:value-type="string">
            <text:p>El monto general de la ayuda será equivalente a seis meses del subsidio por desempleo vigente. Sin embargo, puede llegar a ser equivalente a doce, dieciocho o veinticuatro meses del subsidio por desempleo, dependiendo de las rentas e ingresos, las responsabilidades familiares, o el grado de discapacidad de la solicitante y/o de los familiares o menores a su cargo.</text:p>
          </table:table-cell>
          <table:table-cell/>
          <table:table-cell office:value-type="string" calcext:value-type="string">
            <text:p>El plazo para la presentación de solicitudes para la ayuda comenzará el día siguiente a la publicación de la orden en el Diario Oficial de Galicia y finalizará el 28 de noviembre de 2025.</text:p>
          </table:table-cell>
          <table:table-cell table:number-columns-repeated="16370"/>
        </table:table-row>
        <table:table-row table:style-name="ro1">
          <table:table-cell office:value-type="string" calcext:value-type="string">
            <text:p>subvenciones-a-la-suscripcion-de-polizas-de-seguros-agrarios-incluidos-en-los-planes-anuales-de-seguros-agrarios-combinados-2024-05</text:p>
          </table:table-cell>
          <table:table-cell office:value-type="string" calcext:value-type="string">
            <text:p>Subvenciones a la suscripción de pólizas de seguros agrarios incluidos en los planes anuales de seguros agrarios combinados.</text:p>
          </table:table-cell>
          <table:table-cell office:value-type="string" calcext:value-type="string">
            <text:p>Apertura el 01/06/2024 y cierre el 31/05/2025</text:p>
          </table:table-cell>
          <table:table-cell office:value-type="string" calcext:value-type="string">
            <text:p>CASTILLA Y LEÓN</text:p>
          </table:table-cell>
          <table:table-cell office:value-type="string" calcext:value-type="string">
            <text:p>13600000.0</text:p>
          </table:table-cell>
          <table:table-cell office:value-type="string" calcext:value-type="string">
            <text:p>El objetivo de esta ayuda es incentivar la suscripción de pólizas de seguros agrarios para proteger las actividades agrícolas y ganaderas frente a los riesgos de la naturaleza y enfermedades, compensando las rentas de los agricultores y ganader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 personas físicas y jurídicas, sociedades civiles, comunidades de bienes y explotaciones de titularidad compartida que sean titulares de una explotación agraria en la Comunidad de Castilla y León.</text:p>
          </table:table-cell>
          <table:table-cell/>
          <table:table-cell office:value-type="string" calcext:value-type="string">
            <text:p>El importe máximo de la subvención por póliza se establece en 3.000 euros.</text:p>
          </table:table-cell>
          <table:table-cell office:value-type="string" calcext:value-type="string">
            <text:p>Los gastos subvencionables son aquellos originados por la realización de las actividades subvencionables, como la formalización de pólizas de seguros agrarios. El importe de las subvenciones está sujeto a tributación en el Impuesto sobre la Renta de las Personas Físicas e Impuesto de Sociedades.</text:p>
          </table:table-cell>
          <table:table-cell office:value-type="string" calcext:value-type="string">
            <text:p>El plazo máximo para resolver las solicitudes de subvención y notificar las resoluciones será de seis meses contados desde el día siguiente a la presentación por AGROSEGURO ante la Consejería de Agricultura, Ganadería y Desarrollo Rural de la correspondiente certificación comprensiva de las declaraciones de seguro incluidas en la misma.</text:p>
          </table:table-cell>
          <table:table-cell office:value-type="string" calcext:value-type="string">
            <text:p>Las líneas de seguro subvencionables para producciones agrícolas incluyen el seguro para explotaciones frutícolas, el seguro de explotaciones de hortalizas al aire libre del ciclo otoño-invierno, y el seguro de explotaciones de cultivos herbáceos extensivos.</text:p>
          </table:table-cell>
          <table:table-cell table:number-columns-repeated="16369"/>
        </table:table-row>
        <table:table-row table:style-name="ro12">
          <table:table-cell office:value-type="string" calcext:value-type="string">
            <text:p>procedimiento-de-reconocimiento-del-derecho-de-acceso-a-la-financiacion-mediante-prestamos-garantizados-o-reafianzados-por-los-instrumentos-financieros-de-gestion-centralizada-en-apoyo-de-determinadas-intervenciones-en-el-marco-del-plan-estrategico-de-la-politica-agricola-comun-de-espana-en-aragon-2023-2027</text:p>
          </table:table-cell>
          <table:table-cell office:value-type="string" calcext:value-type="string">
            <text:p>Procedimiento de reconocimiento del derecho de acceso a la financiación mediante préstamos garantizados o reafianzados por los instrumentos financieros de gestión centralizada en apoyo de determinadas intervenciones en el marco del Plan Estratégico de la Política Agrícola Común de España en Aragón 2023-2027.</text:p>
          </table:table-cell>
          <table:table-cell office:value-type="string" calcext:value-type="string">
            <text:p>Apertura el 06/12/2024 y cierre el 31/12/2027</text:p>
          </table:table-cell>
          <table:table-cell office:value-type="string" calcext:value-type="string">
            <text:p>ARAGÓN</text:p>
          </table:table-cell>
          <table:table-cell office:value-type="string" calcext:value-type="string">
            <text:p>13000000.0</text:p>
          </table:table-cell>
          <table:table-cell office:value-type="string" calcext:value-type="string">
            <text:p>El objetivo de la ayuda es contribuir al cumplimiento de varios objetivos específicos del Plan Estratégico de la Política Agrícola Común (PEPAC), que incluyen:</text:p>
            <text:p/>
            <text:p>1. Mejorar la orientación al mercado y aumentar la competitividad de las explotaciones agrícolas.</text:p>
            <text:p>2. Contribuir a la adaptación al cambio climático y su mitigación.</text:p>
            <text:p>3. Impulsar la innovación y la utilización de nuevas tecnologías.</text:p>
            <text:p>4. Promover el desarrollo sostenible y la gestión eficiente de recursos naturales.</text:p>
            <text:p>5. Atraer y apoyar a jóvenes agricultores y facilitar el desarrollo empresarial sostenible en zonas rurales.</text:p>
            <text:p/>
            <text:p>Estas ayudas buscan optimizar el rendimiento y la sostenibilidad de las explotaciones, mejorar los resultados económicos y afrontar retos ambiental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DESARROLLO RURAL</text:p>
          </table:table-cell>
          <table:table-cell office:value-type="string" calcext:value-type="string">
            <text:p>Los beneficiarios de la ayuda pueden ser:</text:p>
            <text:p/>
            <text:p>1. **Jóvenes agricultores**: Personas físicas que tengan aprobada una solicitud de establecimiento en el marco del PEPAC.</text:p>
            <text:p>2. **Titulares de explotaciones agrarias**: Personas físicas, jurídicas o entidades sin personalidad jurídica que sean titulares de una explotación agraria en Aragón, siempre que estén declaradas o inscritas en el registro administrativo correspondiente y, en el caso de personas físicas, estén afiliadas al régimen de Seguridad Social correspondiente por la actividad agraria al menos en el año anterior a la solicitud.</text:p>
            <text:p>3. **Comunidades de regantes**: En el caso de inversiones en mejora y adaptación de regadíos, las comunidades de regantes y usuarios constituidos bajo la legislación de aguas, siempre que las actuaciones afecten a al menos diez de sus usuarios.</text:p>
            <text:p/>
            <text:p>Estos son los grupos principales que pueden acceder a las ayudas según la normativa mencionada.</text:p>
          </table:table-cell>
          <table:table-cell office:value-type="string" calcext:value-type="string">
            <text:p>El plazo de solicitud es desde el 06/12/2024 hasta el 31/12/2024.</text:p>
          </table:table-cell>
          <table:table-cell office:value-type="string" calcext:value-type="string">
            <text:p>El importe de la ayuda, sumados los montantes derivados de la subvención de intereses más una cuantía equivalente de subvención bruta que corresponde a la garantía otorgada, no superará el 80% y el 65% respectivamente del principal del préstamo formalizado por el perceptor final, dependiendo de las intervenciones específicas. Además, los importes de los préstamos garantizados alcanzarán un mínimo de 1.000.000 euros y un máximo de 20.000.000 euros por actuación.</text:p>
          </table:table-cell>
          <table:table-cell office:value-type="string" calcext:value-type="string">
            <text:p>Los gastos o actuaciones subvencionables de esta ayuda incluyen:</text:p>
            <text:p/>
            <text:p>1. **Construcción o mejora de bienes inmuebles** (excluyendo aquellos destinados a la ganadería intensiva).</text:p>
            <text:p>2. **Inversiones en infraestructuras** necesarias para la ejecución de actuaciones, como obras de captación, regulación, transporte y distribución de agua, así como suministro de energía.</text:p>
            <text:p>3. **Inversiones materiales e inmateriales** para la informatización y automatización de instalaciones, incluyendo la generación de energía a partir de fuentes renovables.</text:p>
            <text:p>4. **Costes de redacción de estudios de viabilidad económica y ambiental**, anteproyectos y proyectos ejecutivos, así como dirección de obra y seguimiento ambiental.</text:p>
            <text:p>5. **Costes de expropiación de terrenos** afectados por la actuación.</text:p>
            <text:p>6. **Gastos devengados por la elaboración y aprobación de anteproyectos, proyectos, documentos ambientales o estudios de viabilidad** necesarios para la aprobación del proyecto de obras.</text:p>
            <text:p>7. **Impuestos no susceptibles de recuperación o compensación**, como el IVA.</text:p>
            <text:p/>
            <text:p>Estos gastos deben cumplir con los criterios establecidos en la normativa correspondiente.</text:p>
          </table:table-cell>
          <table:table-cell/>
          <table:table-cell office:value-type="string" calcext:value-type="string">
            <text:p>Las diferentes líneas de actuación mencionadas en el documento incluyen:</text:p>
            <text:p/>
            <text:p>1. **Inversiones en la construcción, compra o mejora de bienes inmuebles**.</text:p>
            <text:p>2. **Inversiones en regadío**, bajo condiciones específicas.</text:p>
            <text:p>3. **Adquisición de equipamiento y maquinaria nueva o de segunda mano**.</text:p>
            <text:p>4. **Plantación de cultivos leñosos**.</text:p>
            <text:p>5. **Inversiones para cumplir nuevos requisitos normativos de la Unión Europea**.</text:p>
            <text:p>6. **Adquisición de programas informáticos y derechos de propiedad intelectual**.</text:p>
            <text:p/>
            <text:p>Además, se mencionan actuaciones relacionadas con la sostenibilidad y la innovación, como la monitorización del contenido de humedad del suelo y la promoción de buenas prácticas agrícolas.</text:p>
          </table:table-cell>
          <table:table-cell table:number-columns-repeated="16369"/>
        </table:table-row>
        <table:table-row table:style-name="ro25">
          <table:table-cell office:value-type="string" calcext:value-type="string">
            <text:p>subvenciones-a-las-entidades-locales-de-la-comunidad-autonoma-de-galicia-para-la-promocion-de-la-igualdad-ano-2025</text:p>
          </table:table-cell>
          <table:table-cell office:value-type="string" calcext:value-type="string">
            <text:p>Subvenciones a las entidades locales de la Comunidad Autónoma de Galicia para la promoción de la igualdad, año 2025.</text:p>
          </table:table-cell>
          <table:table-cell office:value-type="string" calcext:value-type="string">
            <text:p>Apertura el 07/02/2025 y cierre el 06/03/2025</text:p>
          </table:table-cell>
          <table:table-cell office:value-type="string" calcext:value-type="string">
            <text:p>GALICIA</text:p>
          </table:table-cell>
          <table:table-cell office:value-type="string" calcext:value-type="string">
            <text:p>12202891.0</text:p>
          </table:table-cell>
          <table:table-cell office:value-type="string" calcext:value-type="string">
            <text:p>El objetivo de estas ayudas es apoyar y promover el desarrollo de medidas y acciones para la promoción de la igualdad en el ámbito local. Esto se lleva a cabo a través de varios programas, incluyendo el Programa Plan Corresponsables, el Programa de promoción de la igualdad entre mujeres y hombres y de prevención y tratamiento de la violencia de género, y el Programa de apoyo a los centros de información a la muje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Los beneficiarios de las subvenciones previstas en esta orden pueden ser los siguientes:</text:p>
            <text:p/>
            <text:p>1. Los concellos (municipios) de Galicia, ya sea mediante solicitud individual o conjunta a través de agrupaciones o asociaciones de concellos.</text:p>
            <text:p>2. Las mancomunidades de concellos de Galicia.</text:p>
            <text:p>3. Los consorcios locales de Galicia, constituidos exclusivamente por concellos.</text:p>
            <text:p>4. Las entidades resultantes de una fusión municipal, siempre que cumplan con los demás requisitos y condiciones establecidos en las bases reguladoras.</text:p>
          </table:table-cell>
          <table:table-cell/>
          <table:table-cell office:value-type="string" calcext:value-type="string">
            <text:p>El monto máximo de la ayuda varía según el programa:</text:p>
            <text:p/>
            <text:p>a) **Programa Plan Corresponsables**: </text:p>
            <text:p>   - 55.000,00 euros para solicitudes individuales.</text:p>
            <text:p>   - 120.000,00 euros para solicitudes de gestión compartida o entidades resultantes de fusión de concellos.</text:p>
            <text:p/>
            <text:p>b) **Programa de promoción de la igualdad y prevención de la violencia de género**: </text:p>
            <text:p>   - 15.000 euros para solicitudes individuales.</text:p>
            <text:p>   - 28.000 euros para solicitudes de gestión compartida o entidades resultantes de fusión de concellos.</text:p>
            <text:p/>
            <text:p>c) **Programa de apoyo a los centros de información a la mujer (CIM)**: </text:p>
            <text:p>   - 52.000,00 euros para solicitudes individuales.</text:p>
            <text:p>   - 120.000,00 euros para solicitudes de gestión compartida o entidades resultantes de fusión de concellos.</text:p>
          </table:table-cell>
          <table:table-cell office:value-type="string" calcext:value-type="string">
            <text:p>No se proporciona información específica sobre los gastos o actuaciones subvencionables en las páginas que has compartido. Sin embargo, generalmente, las ayudas para la promoción de la igualdad suelen incluir gastos relacionados con programas de formación, campañas de sensibilización, actividades de prevención de la violencia de género, y el funcionamiento de centros de información a la mujer, entre otros.</text:p>
            <text:p/>
            <text:p>Para obtener detalles precisos sobre los gastos o actuaciones subvencionables, te recomendaría consultar el texto completo de la convocatoria en la Base de datos nacional de subvenciones (BDNS) o en el Diario Oficial de Galicia.</text:p>
          </table:table-cell>
          <table:table-cell office:value-type="string" calcext:value-type="string">
            <text:p>El plazo de presentación de solicitudes será de un mes, contado a partir del día siguiente a la publicación de la resolución en el Diario Oficial de Galicia. Si el último día del plazo es inhábil, se prorrogará al primer día hábil siguiente. Si en el mes de vencimiento no hay un día equivalente al inicial del cómputo, se entenderá que el plazo expira el último del mes. Sin embargo, no se menciona un plazo específico de ejecución de la ayuda en la información proporcionada.</text:p>
          </table:table-cell>
          <table:table-cell office:value-type="string" calcext:value-type="string">
            <text:p>Las diferentes líneas de actuación para las subvenciones establecidas en la orden del 3 de enero de 2025 son las siguientes:</text:p>
            <text:p/>
            <text:p>1. **Programa Plan Corresponsables en el ámbito local (SI436A)**: Este programa tiene como objetivo apoyar medidas para la corresponsabilidad en el ámbito local.</text:p>
            <text:p/>
            <text:p>2. **Programa de promoción de la igualdad entre mujeres y hombres y de prevención y tratamiento de la violencia de género (SI435A)**: Este programa se centra en promover la igualdad y prevenir la violencia de género.</text:p>
            <text:p/>
            <text:p>3. **Programa de apoyo a los centros de información a la mujer (CIM) (SI427B)**: Este programa está destinado a apoyar los centros que brindan información y asistencia a mujeres.</text:p>
            <text:p/>
            <text:p>Estas líneas de actuación están diseñadas para fomentar la igualdad y mejorar la situación de las mujeres en la comunidad.</text:p>
          </table:table-cell>
          <table:table-cell table:number-columns-repeated="16369"/>
        </table:table-row>
        <table:table-row table:style-name="ro6">
          <table:table-cell office:value-type="string" calcext:value-type="string">
            <text:p>subvenciones-a-ongds-de-andalucia-que-realicen-intervenciones-de-cooperacion-internacional-para-el-desarrollo-para-el-ano-2025</text:p>
          </table:table-cell>
          <table:table-cell office:value-type="string" calcext:value-type="string">
            <text:p>Subvenciones a ONGDs de Andalucía que realicen intervenciones de cooperación internacional para el desarrollo, para el año 2025.</text:p>
          </table:table-cell>
          <table:table-cell office:value-type="string" calcext:value-type="string">
            <text:p>Apertura el 15/02/2025 y cierre el 31/03/2025</text:p>
          </table:table-cell>
          <table:table-cell office:value-type="string" calcext:value-type="string">
            <text:p>ANDALUCÍA</text:p>
          </table:table-cell>
          <table:table-cell office:value-type="string" calcext:value-type="string">
            <text:p>12130816.0</text:p>
          </table:table-cell>
          <table:table-cell office:value-type="string" calcext:value-type="string">
            <text:p>El objetivo esencial de la política de cooperación internacional para el desarrollo de la Junta de Andalucía es contribuir, en la medida de sus posibilidades, a la erradicación de la pobreza y a la consolidación de procesos que aseguren un desarrollo humano sostenible.</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ANDALUZA DE COOPERACIÓN INTERNACIONAL PARA EL DESARROLLO</text:p>
          </table:table-cell>
          <table:table-cell office:value-type="string" calcext:value-type="string">
            <text:p>Los beneficiarios de la ayuda son las Organizaciones no Gubernamentales de Desarrollo (ONGD) que realicen intervenciones de cooperación internacional para el desarrollo. Estas organizaciones pueden recibir ayudas y subvenciones de la Administración de la Junta de Andalucía para ejecutar programas y proyectos en este ámbito.</text:p>
          </table:table-cell>
          <table:table-cell/>
          <table:table-cell office:value-type="string" calcext:value-type="string">
            <text:p>El monto máximo de la ayuda destinado a la financiación de las subvenciones reguladas es de 12.130.816,00 euros para el ejercicio 2025.</text:p>
          </table:table-cell>
          <table:table-cell office:value-type="string" calcext:value-type="string">
            <text:p>No se proporciona información específica sobre los gastos o actuaciones subvencionables en las páginas que has compartido. Sin embargo, generalmente, las subvenciones para organizaciones no gubernamentales de desarrollo suelen cubrir gastos relacionados con proyectos de cooperación internacional, acción humanitaria, educación para el desarrollo, formación, investigación e innovación. Para detalles precisos, te recomendaría consultar la normativa específica o la convocatoria correspondiente.</text:p>
          </table:table-cell>
          <table:table-cell office:value-type="string" calcext:value-type="string">
            <text:p>No se menciona un plazo de ejecución específico para la ayuda en las páginas proporcionadas. Sin embargo, generalmente, los plazos de ejecución de las subvenciones pueden variar según el tipo de proyecto y las condiciones establecidas en la convocatoria. Para obtener información precisa, se recomienda consultar la normativa específica o la convocatoria correspondiente.</text:p>
          </table:table-cell>
          <table:table-cell office:value-type="string" calcext:value-type="string">
            <text:p>Las diferentes líneas de actuación en la planificación de la cooperación andaluza incluyen:</text:p>
            <text:p/>
            <text:p>1. **Acción humanitaria**: Se destina al menos un 10% del presupuesto.</text:p>
            <text:p>2. **Educación para el desarrollo**: Se asigna un 12,5% del presupuesto.</text:p>
            <text:p>3. **Formación, investigación e innovación**: Se destina un 2,5% del presupuesto.</text:p>
            <text:p>4. **Financiación a los Países Menos Avanzados**: Se asigna al menos un 30% del presupuesto a estos países prioritarios en la cooperación andaluza.</text:p>
            <text:p/>
            <text:p>Estas líneas reflejan el compromiso de la Junta de Andalucía con la cooperación internacional y el desarrollo sostenible.</text:p>
          </table:table-cell>
          <table:table-cell table:number-columns-repeated="16369"/>
        </table:table-row>
        <table:table-row table:style-name="ro20">
          <table:table-cell office:value-type="string" calcext:value-type="string">
            <text:p>ayudas-publicas-correspondientes-al-ano-2024-para-la-innovacion-en-el-sector-portuario-puertos-40-en-la-modalidad-de-proyectos-pre-comerciales-2024</text:p>
          </table:table-cell>
          <table:table-cell office:value-type="string" calcext:value-type="string">
            <text:p>Ayudas para la innovación en el sector portuario “Puertos 4.0”, en la modalidad de Proyectos pre-comerciales.</text:p>
          </table:table-cell>
          <table:table-cell office:value-type="string" calcext:value-type="string">
            <text:p>Apertura el 24/12/2024 y cierre el 24/03/2025</text:p>
          </table:table-cell>
          <table:table-cell office:value-type="string" calcext:value-type="string">
            <text:p>ESTADO</text:p>
          </table:table-cell>
          <table:table-cell office:value-type="string" calcext:value-type="string">
            <text:p>11250000.0</text:p>
          </table:table-cell>
          <table:table-cell office:value-type="string" calcext:value-type="string">
            <text:p>El objetivo de estas ayudas es activar la inversión pública y privada en innovación para la transformación y fortalecimiento de las capacidades tecnológicas del sector del transporte, la logística y los puertos. También busca favorecer la aplicación de nuevos conocimientos y tecnologías disruptivas, así como la investigación aplicada que genere valor añadido para la comunidad logístico-portuaria, a través de proyectos empresariales. Las ayudas están dirigidas a financiar la puesta en marcha y la maduración tecnológica de ideas y proyectos que desarrollen nuevas tecnologías o mejoren las existentes con aplicación directa en el ecosistema logístico-portuario.</text:p>
          </table:table-cell>
          <table:table-cell/>
          <table:table-cell office:value-type="string" calcext:value-type="string">
            <text:p>0.0</text:p>
          </table:table-cell>
          <table:table-cell office:value-type="string" calcext:value-type="string">
            <text:p>MINISTERIO DE TRANSPORTES Y MOVILIDAD SOSTENIBLE - PUERTOS DEL ESTADO</text:p>
          </table:table-cell>
          <table:table-cell office:value-type="string" calcext:value-type="string">
            <text:p>Pueden ser beneficiarios de las ayudas las personas jurídicas, tanto públicas como privadas, españolas o extranjeras, que tengan plena capacidad de obrar y que realicen proyectos subvencionables. También pueden ser beneficiarias las agrupaciones de personas físicas y/o jurídicas que lleven a cabo proyectos en cooperación, siempre que cada uno de sus miembros cumpla con los requisitos establecidos.</text:p>
            <text:p/>
            <text:p>Sin embargo, las personas físicas no podrán ser beneficiarias de subvenciones para proyectos en la modalidad pre-comercial, aunque pueden ser solicitantes si se comprometen a constituirse en persona jurídica en caso de ser adjudicatarias de las ayudas. Además, las personas jurídico-públicas extranjeras y las agrupaciones en las que participen no podrán ser beneficiarias.</text:p>
          </table:table-cell>
          <table:table-cell/>
          <table:table-cell office:value-type="string" calcext:value-type="string">
            <text:p>El monto máximo de la ayuda para la convocatoria correspondiente al año 2024 asciende a ONCE MILLONES DOSCIENTOS CINCUENTA MIL EUROS (11.250.000 €).</text:p>
          </table:table-cell>
          <table:table-cell/>
          <table:table-cell office:value-type="string" calcext:value-type="string">
            <text:p>El plazo de ejecución de la ayuda no se menciona explícitamente en los documentos proporcionados. Sin embargo, se establece que las solicitudes deben presentarse dentro de un plazo de tres meses a partir del día siguiente a la publicación del extracto de la convocatoria en el Boletín Oficial del Estado. Para obtener información más específica sobre el plazo de ejecución, sería recomendable consultar la Orden Ministerial TMA/702/2020 o la convocatoria específica.</text:p>
          </table:table-cell>
          <table:table-cell table:number-columns-repeated="16370"/>
        </table:table-row>
        <table:table-row table:style-name="ro13">
          <table:table-cell office:value-type="string" calcext:value-type="string">
            <text:p>subvenciones-a-las-asociaciones-de-comerciantes-sin-animo-de-lucro-para-la-dinamizacion-del-comercio-local</text:p>
          </table:table-cell>
          <table:table-cell office:value-type="string" calcext:value-type="string">
            <text:p>Subvenciones a las asociaciones de comerciantes sin ánimo de lucro para la dinamización del comercio local.</text:p>
          </table:table-cell>
          <table:table-cell office:value-type="string" calcext:value-type="string">
            <text:p>Apertura el 19/02/2025 y cierre el 19/03/2025</text:p>
          </table:table-cell>
          <table:table-cell office:value-type="string" calcext:value-type="string">
            <text:p>GALICIA</text:p>
          </table:table-cell>
          <table:table-cell office:value-type="string" calcext:value-type="string">
            <text:p>2500000.0</text:p>
          </table:table-cell>
          <table:table-cell office:value-type="string" calcext:value-type="string">
            <text:p>El objetivo de esta ayuda es la dinamización del comercio local.</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Podrán ser beneficiarias de las subvenciones las agrupaciones permanentes de comerciantes, sin ánimo de lucro y con personalidad jurídica propia, que estén legalmente constituidas bajo cualquier forma jurídica y cuyo ámbito de actuación se desarrolle en la Comunidad Autónoma de Galicia. Además, deben desarrollar proyectos de dinamización e incentivación del consumo de interés y trascendencia.</text:p>
          </table:table-cell>
          <table:table-cell/>
          <table:table-cell office:value-type="string" calcext:value-type="string">
            <text:p>El monto máximo de la ayuda que se puede conceder a una única empresa no excederá los 300.000 € durante cualquier período de tres años, de acuerdo con el régimen de ayudas de minimis. Además, la inversión máxima subvencionable para centros comerciales abiertos varía según el número de comercios asociados, siendo 65.000 € para aquellos con 100 o más comercios asociados.</text:p>
          </table:table-cell>
          <table:table-cell office:value-type="string" calcext:value-type="string">
            <text:p>Los gastos o actuaciones subvencionables de esta ayuda incluyen:</text:p>
            <text:p/>
            <text:p>1. **Programas de actividades de dinamización comercial** que tengan como objetivo incentivar el consumo y atraer clientes, incluyendo al menos seis campañas de dinamización distribuidas uniformemente a lo largo del período subvencionable.</text:p>
            <text:p>2. **Gastos de gestión**: asesoría externa, gastos de personal indispensables para el desarrollo de las actividades, gastos corrientes, seguros de responsabilidad civil, y otros gastos de gestión necesarios.</text:p>
            <text:p>3. **Gastos financieros, de asesoría jurídica o financiera, notariales, registrales, periciales y de garantía bancaria**, siempre que estén directamente relacionados con la actividad subvencionada y sean indispensables para su adecuada preparación o ejecución.</text:p>
            <text:p/>
            <text:p>Es importante que los gastos no superen el 40% de la inversión máxima subvencionable y que sean necesarios para el desarrollo de las actividades de dinamización comercial.</text:p>
          </table:table-cell>
          <table:table-cell office:value-type="string" calcext:value-type="string">
            <text:p>El plazo de ejecución de la ayuda es hasta el 31 de octubre de 2025.</text:p>
          </table:table-cell>
          <table:table-cell office:value-type="string" calcext:value-type="string">
            <text:p>No puedo encontrar información relevante sobre las diferentes líneas de actuación en las páginas proporcionadas. Sin embargo, en general, las líneas de actuación en programas de subvenciones para asociaciones de comerciantes suelen incluir actividades como formación, promoción del comercio local, campañas de marketing, y acciones de fidelización. Te recomendaría consultar la normativa específica o el documento completo para obtener detalles precisos.</text:p>
          </table:table-cell>
          <table:table-cell table:number-columns-repeated="16369"/>
        </table:table-row>
        <table:table-row table:style-name="ro16">
          <table:table-cell office:value-type="string" calcext:value-type="string">
            <text:p>convocatoria-para-las-actuaciones-del-programa-de-actuaciones-de-mejora-de-la-eficiencia-energetica-en-viviendas-en-la-ciudad-de-barcelona</text:p>
          </table:table-cell>
          <table:table-cell office:value-type="string" calcext:value-type="string">
            <text:p>Ayudas del programa de actuaciones de mejora de la eficiencia energética en viviendas, en la ciudad de Barcelona, para el año 2025.</text:p>
          </table:table-cell>
          <table:table-cell office:value-type="string" calcext:value-type="string">
            <text:p>Apertura el 15/02/2025 y cierre el 30/06/2026</text:p>
          </table:table-cell>
          <table:table-cell office:value-type="string" calcext:value-type="string">
            <text:p>CATALUÑA</text:p>
          </table:table-cell>
          <table:table-cell office:value-type="string" calcext:value-type="string">
            <text:p>10000000.0</text:p>
          </table:table-cell>
          <table:table-cell office:value-type="string" calcext:value-type="string">
            <text:p>El objetivo de esta ayuda es contribuir al cumplimiento de los objetivos establecidos en las bases del programa, específicamente en relación con la mejora de la eficiencia energética y sostenibilidad en los hogares. Se busca financiar actuaciones que reduzcan la demanda energética y promuevan la rehabilitación residencial y el acceso a vivienda social.</text:p>
          </table:table-cell>
          <table:table-cell office:value-type="string" calcext:value-type="string">
            <text:p>Cataluña</text:p>
          </table:table-cell>
          <table:table-cell office:value-type="string" calcext:value-type="string">
            <text:p>3000.0</text:p>
          </table:table-cell>
          <table:table-cell office:value-type="string" calcext:value-type="string">
            <text:p>CATALUÑA - CONSORCIO DE LA VIVIENDA DE BARCELONA</text:p>
          </table:table-cell>
          <table:table-cell office:value-type="string" calcext:value-type="string">
            <text:p>Los beneficiarios de la ayuda pueden ser los propietarios, usufructuarios o arrendatarios de viviendas, ya sean personas físicas o entidades con personalidad jurídica de naturaleza privada o pública.</text:p>
          </table:table-cell>
          <table:table-cell/>
          <table:table-cell office:value-type="string" calcext:value-type="string">
            <text:p>El coste mínimo de la actuación debe ser igual o superior a 1.000 € por vivienda, y la subvención será del 40% del coste de la actuación, con un límite de 3.000 €.</text:p>
          </table:table-cell>
          <table:table-cell office:value-type="string" calcext:value-type="string">
            <text:p>- Obras o actuaciones de mejora acreditada de la eficiencia energética en los hogares.</text:p>
            <text:p>- Honorarios de los profesionales que intervienen en las obras.</text:p>
            <text:p>- Coste de redacción de proyectos, informes técnicos y certificados necesarios.</text:p>
            <text:p>- Gastos derivados de la tramitación administrativa y otros gastos generales similares, siempre que estén debidamente justificados.</text:p>
            <text:p/>
            <text:p>NO se consideran gastos subvencionables los correspondientes a permisos de obras, tasas, impuestos o tributos, aunque el IVA o el impuesto indirecto equivalente pueden ser considerados elegibles si no son susceptibles de recuperación o compensación total o parcial.</text:p>
          </table:table-cell>
          <table:table-cell office:value-type="string" calcext:value-type="string">
            <text:p>El plazo para ejecutar las obras para la mejora de la eficiencia energética y sostenibilidad en los hogares que se acogen a los ayudas de este programa no podrá exceder de 12 meses, contados desde la fecha de concesión de la ayuda. Además, las actuaciones objeto de financiación deben estar finalizadas antes del 30 de junio de 2026.</text:p>
          </table:table-cell>
          <table:table-cell table:number-columns-repeated="16370"/>
        </table:table-row>
        <table:table-row table:style-name="ro9">
          <table:table-cell office:value-type="string" calcext:value-type="string">
            <text:p>ayudas-de-gasto-corriente-a-entidades-locales-de-menos-de-20000-habitantes-de-la-provincia-de-valladolid-del-ano-2025-2025</text:p>
          </table:table-cell>
          <table:table-cell office:value-type="string" calcext:value-type="string">
            <text:p>Ayudas de gasto corriente a Entidades Locales de menos de 20.000 habitantes de la provincia de Valladolid del año 2025.</text:p>
          </table:table-cell>
          <table:table-cell office:value-type="string" calcext:value-type="string">
            <text:p>Apertura el 04/02/2025 y cierre el 03/03/2025</text:p>
          </table:table-cell>
          <table:table-cell office:value-type="string" calcext:value-type="string">
            <text:p>DIPUTACIÓN PROV. DE VALLADOLID</text:p>
          </table:table-cell>
          <table:table-cell office:value-type="string" calcext:value-type="string">
            <text:p>10000000.0</text:p>
          </table:table-cell>
          <table:table-cell office:value-type="string" calcext:value-type="string">
            <text:p>El objetivo de las ayudas del Plan Provincial de Gasto Corriente para el año 2025 es facilitar la tramitación de un conjunto de subvenciones de la Diputación de Valladolid, agrupándolas en una única convocatoria para financiar el gasto corriente de las Entidades Locales de menos de 20,000 habitantes de la provincia de Valladolid. Esto incluye actividades deportivas, mantenimiento de Puntos de Información Juvenil, animadores socioculturales, bandas y escuelas de música municipales, monitores de ocio y tiempo libre, y actividades culturales.</text:p>
          </table:table-cell>
          <table:table-cell office:value-type="string" calcext:value-type="string">
            <text:p>Valladolid</text:p>
          </table:table-cell>
          <table:table-cell office:value-type="string" calcext:value-type="string">
            <text:p>0.0</text:p>
          </table:table-cell>
          <table:table-cell office:value-type="string" calcext:value-type="string">
            <text:p>DIPUTACIÓN PROV. DE VALLADOLID - DIPUTACIÓN PROVINCIAL DE VALLADOLID</text:p>
          </table:table-cell>
          <table:table-cell office:value-type="string" calcext:value-type="string">
            <text:p>Los beneficiarios de la ayuda son todos los municipios de la provincia de Valladolid con una población de derecho no superior a 20,000 habitantes. Esto incluye:</text:p>
            <text:p/>
            <text:p>1. **Línea a)**: Ayuntamientos con población igual o superior a 750 habitantes e inferior a 20,000, así como agrupaciones de municipios cuya población resultante sea igual o superior a 750 habitantes.</text:p>
            <text:p/>
            <text:p>2. **Línea b)**: Ayuntamientos con población inferior a 20,000 habitantes que cuenten con Puntos de Información Juvenil (PIJ).</text:p>
            <text:p/>
            <text:p>3. **Línea c)**: Ayuntamientos con población igual o superior a 750 habitantes e inferior a 20,000 que desarrollen actividades con animadores socioculturales.</text:p>
            <text:p/>
            <text:p>4. **Ayuntamientos que hayan consolidado la plaza de técnico deportivo** por ser beneficiarios de esta subvención, incluso si tienen menos de 750 habitantes.</text:p>
          </table:table-cell>
          <table:table-cell/>
          <table:table-cell office:value-type="string" calcext:value-type="string">
            <text:p>El monto máximo de la ayuda total consignado en el presupuesto del año 2025 es de DIEZ MILLONES DE EUROS (10.000.000,00).</text:p>
          </table:table-cell>
          <table:table-cell office:value-type="string" calcext:value-type="string">
            <text:p>Los gastos o actuaciones subvencionables de esta ayuda incluyen:</text:p>
            <text:p/>
            <text:p>1. **Línea a)**: Gastos de personal en actividades deportivas del Ayuntamiento, realizados entre el 1/01/2025 y el 31/12/2025.</text:p>
            <text:p/>
            <text:p>2. **Línea b)**: Gastos corrientes de los Puntos de Información Juvenil, reconocidos por resoluciones de la Junta de Castilla y León, realizados entre el 1/01/2025 y el 31/12/2025.</text:p>
            <text:p/>
            <text:p>3. **Línea c)**: Gastos corrientes de actividades desarrolladas por animadores socioculturales en aulas de animación sociocultural, realizados entre el 1/01/2025 y el 31/12/2025.</text:p>
            <text:p/>
            <text:p>4. **Línea d)**: Gastos corrientes de promoción de actividades musicales y de formación musical, preferentemente entre escolares, realizadas por Escuelas y/o Bandas de Música del municipio, entre el 1/01/2025 y el 31/12/2025.</text:p>
            <text:p/>
            <text:p>5. **Línea e)**: Gastos corrientes de actividades desarrolladas por Monitores de ocio y tiempo libre en Centros de Ocio Juvenil Municipales, realizados entre el 1/01/2025 y el 31/12/2025.</text:p>
            <text:p/>
            <text:p>6. **Línea f)**: Gastos corrientes y de funcionamiento de actividades culturales, realizados entre el 1/01/2025 y el 31/12/2025.</text:p>
            <text:p/>
            <text:p>7. **Línea g)**: Gastos corrientes asociados a la actividad municipal, realizados entre el 1/01/2025 y el 31/12/2025, correspondientes a gastos de personal y gastos corrientes de bienes y servicios.</text:p>
            <text:p/>
            <text:p>Todos estos gastos deben cumplir con las normativas establecidas en la Orden HAP/419/2014 y la EHA/3565/2008.</text:p>
          </table:table-cell>
          <table:table-cell office:value-type="string" calcext:value-type="string">
            <text:p>El plazo de ejecución de la ayuda es desde el 1 de enero de 2025 hasta el 31 de diciembre de 2025.</text:p>
          </table:table-cell>
          <table:table-cell office:value-type="string" calcext:value-type="string">
            <text:p>Las diferentes líneas de actuación subvencionables son:</text:p>
            <text:p/>
            <text:p>1. **Animadores socioculturales**: Gastos corrientes de la actividad desarrollada por animadores socioculturales en aulas de animación sociocultural.</text:p>
            <text:p>2. **Promoción de actividades musicales**: Gastos corrientes de la promoción de actividades musicales y formación musical, preferentemente entre escolares, realizadas por Escuelas y/o Bandas de Música municipales.</text:p>
            <text:p>3. **Monitores de ocio y tiempo libre**: Gastos corrientes de la actividad desarrollada por monitores de ocio y tiempo libre en Centros de Ocio Juvenil Municipales.</text:p>
            <text:p>4. **Puntos de Información Juvenil (PIJ)**: Gastos corrientes de la actividad de los Puntos de Información Juvenil reconocidos por la Junta de Castilla y León.</text:p>
            <text:p/>
            <text:p>Estas actividades deben realizarse entre el 1 de enero de 2025 y el 31 de diciembre de 2025.</text:p>
          </table:table-cell>
          <table:table-cell table:number-columns-repeated="16369"/>
        </table:table-row>
        <table:table-row table:style-name="ro20">
          <table:table-cell office:value-type="string" calcext:value-type="string">
            <text:p>ayuda-extraordinaria-para-renovacion-de-la-maquinaria-agricola-aprobada-por-el-articulo-26-del-real-decreto-ley-72024</text:p>
          </table:table-cell>
          <table:table-cell office:value-type="string" calcext:value-type="string">
            <text:p>Ayuda extraordinaria para renovación de la maquinaria agrícola para el impulso del Plan de respuesta inmediata, reconstrucción y relanzamiento frente a los daños causados por la DANA.</text:p>
          </table:table-cell>
          <table:table-cell office:value-type="string" calcext:value-type="string">
            <text:p>Apertura el 30/12/2024 y cierre el 28/02/2025</text:p>
          </table:table-cell>
          <table:table-cell office:value-type="string" calcext:value-type="string">
            <text:p>ESTADO</text:p>
          </table:table-cell>
          <table:table-cell office:value-type="string" calcext:value-type="string">
            <text:p>9700000.0</text:p>
          </table:table-cell>
          <table:table-cell office:value-type="string" calcext:value-type="string">
            <text:p>Proporcionar liquidez a los titulares de maquinaria inscrita en ROMA afectada por la DANA, para que inviertan en la adquisición de otro equipo o en la reparación de la maquinaria agrícola afectada, renovando así su parque para contribuir a la restauración del potencial productivo.</text:p>
          </table:table-cell>
          <table:table-cell/>
          <table:table-cell office:value-type="string" calcext:value-type="string">
            <text:p>0.0</text:p>
          </table:table-cell>
          <table:table-cell office:value-type="string" calcext:value-type="string">
            <text:p>MINISTERIO DE AGRICULTURA, PESCA Y ALIMENTACIÓN - DIRECCIÓN GENERAL DE PRODUCCIONES Y MERCADOS AGRARIOS</text:p>
          </table:table-cell>
          <table:table-cell office:value-type="string" calcext:value-type="string">
            <text:p>Pueden ser beneficiarios de la ayuda todas las personas físicas, personas jurídicas y entes sin personalidad jurídica que sean titulares de una o más máquinas que, a fecha de 28 de octubre de 2024, estuvieran inscritas en el Registro Oficial de Maquinaria Agrícola (ROMA) en situación de alta y que puedan acreditar que han sido dañadas como consecuencia de la DANA.</text:p>
          </table:table-cell>
          <table:table-cell office:value-type="string" calcext:value-type="string">
            <text:p>El plazo de solicitud es desde el 30/12/2024 hasta el 28/02/2025.</text:p>
          </table:table-cell>
          <table:table-cell office:value-type="string" calcext:value-type="string">
            <text:p>No se concederán ayudas por un importe menor a 500 euros. </text:p>
            <text:p/>
            <text:p>El importe subvencionable podrá superar el importe de los daños tasados hasta un máximo del 150% por beneficiario. El porcentaje se ajustará de manera proporcional, aplicando el reparto equitativo entre todos los beneficiarios, hasta agotarse el presupuesto disponible</text:p>
          </table:table-cell>
          <table:table-cell office:value-type="string" calcext:value-type="string">
            <text:p>El informe de peritación estimará cuantitativamente los daños en la máquina o máquinas agrícolas. Esta estimación, a su vez, podrá estar basada en el daño y estado de la máquina o máquinas, antigüedad y valor venal, viabilidad de reparación y vida útil esperada.</text:p>
          </table:table-cell>
          <table:table-cell table:number-columns-repeated="16371"/>
        </table:table-row>
        <table:table-row table:style-name="ro1">
          <table:table-cell office:value-type="string" calcext:value-type="string">
            <text:p>ayudas-a-proyectos-colectivos-de-modernizacion-y-mejora-de-equipos-e-informacion-ano-2025</text:p>
          </table:table-cell>
          <table:table-cell office:value-type="string" calcext:value-type="string">
            <text:p>Ayudas a proyectos colectivos de modernización y mejora de equipos e información, año 2025.</text:p>
          </table:table-cell>
          <table:table-cell office:value-type="string" calcext:value-type="string">
            <text:p>Apertura el 21/01/2025 y cierre el 21/02/2025</text:p>
          </table:table-cell>
          <table:table-cell office:value-type="string" calcext:value-type="string">
            <text:p>GALICIA</text:p>
          </table:table-cell>
          <table:table-cell office:value-type="string" calcext:value-type="string">
            <text:p>9000000.0</text:p>
          </table:table-cell>
          <table:table-cell office:value-type="string" calcext:value-type="string">
            <text:p>No puedo encontrar información relevante en las páginas proporcionadas. Sin embargo, el objetivo de esta ayuda es asistir a los usuarios respondiendo preguntas y proporcionando información útil basada en los datos disponibles. Si tienes alguna pregunta específica, estaré encantado de ayudart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AR</text:p>
          </table:table-cell>
          <table:table-cell office:value-type="string" calcext:value-type="string">
            <text:p>No puedo encontrar información relevante en las páginas proporcionadas sobre quién puede ser beneficiario de la ayuda. Sin embargo, generalmente, los beneficiarios de ayudas pueden incluir individuos, familias, organizaciones sin fines de lucro, o grupos específicos que cumplan con ciertos criterios establecidos por el programa de ayuda. Te recomendaría consultar la documentación específica del programa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 puede variar según el programa específico o la organización que la ofrezca. Te recomendaría consultar la fuente oficial o el programa específico para obtener la información más precisa.</text:p>
          </table:table-cell>
          <table:table-cell office:value-type="string" calcext:value-type="string">
            <text:p>Lo siento, pero no puedo encontrar información relevante sobre los gastos o actuaciones subvencionables de la ayuda en las páginas proporcionadas. Sin embargo, generalmente, los gastos subvencionables pueden incluir costos como materiales, mano de obra, servicios profesionales, y otros gastos directamente relacionados con el proyecto o actividad que se está financiando. Te recomendaría consultar la convocatoria específica de la ayuda para obtener detalles precisos.</text:p>
          </table:table-cell>
          <table:table-cell office:value-type="string" calcext:value-type="string">
            <text:p>No puedo encontrar información relevante sobre el plazo de ejecución de la ayuda en las páginas proporcionadas. Sin embargo, generalmente, el plazo de ejecución de ayudas puede variar dependiendo del tipo de ayuda y la normativa específica que la rija. Te recomendaría consultar la documentación oficial o la entidad que otorga la ayuda para obtener información precisa.</text:p>
          </table:table-cell>
          <table:table-cell office:value-type="string" calcext:value-type="string">
            <text:p>No puedo encontrar información relevante en las páginas proporcionadas sobre diferentes líneas de actuación. Sin embargo, en general, las líneas de actuación pueden variar según el contexto, pero comúnmente incluyen áreas como la estrategia, la operación, la comunicación, la gestión de recursos, y la evaluación de resultados. Si necesitas información más específica, por favor proporciona más detalles.</text:p>
          </table:table-cell>
          <table:table-cell table:number-columns-repeated="16369"/>
        </table:table-row>
        <table:table-row table:style-name="ro13">
          <table:table-cell office:value-type="string" calcext:value-type="string">
            <text:p>subvenciones-para-la-contratacion-personal-tecnico-para-realizacion-actividades-de-orientacion-laboral-ejercicio-2025</text:p>
          </table:table-cell>
          <table:table-cell office:value-type="string" calcext:value-type="string">
            <text:p>Subvenciones para la contratación de personal técnico para la realización de actividades de orientación laboral, ejercicio 2025.</text:p>
          </table:table-cell>
          <table:table-cell office:value-type="string" calcext:value-type="string">
            <text:p>Apertura el 24/01/2025 y cierre el 24/02/2025</text:p>
          </table:table-cell>
          <table:table-cell office:value-type="string" calcext:value-type="string">
            <text:p>GALICIA</text:p>
          </table:table-cell>
          <table:table-cell office:value-type="string" calcext:value-type="string">
            <text:p>8510200.0</text:p>
          </table:table-cell>
          <table:table-cell office:value-type="string" calcext:value-type="string">
            <text:p>El objetivo de esta ayuda es establecer las bases reguladoras y convocar subvenciones a entidades que presten servicios de orientación laboral y asistencia para el autoempleo. Estas ayudas están dirigidas a mejorar las posibilidades de ocupación de las personas demandantes de empleo a través de la contratación de personal técnico de orientación laboral, en el marco de itinerarios o planes personalizados de actu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Los beneficiarios de la ayuda son entidades sin ánimo de lucro que tengan entre sus finalidades estatutarias o fundacionales la atención a personas con discapacidad. Estas entidades deben cumplir con ciertos requisitos, como disponer de locales adecuados para la atención individual, habilitar una cuenta de correo electrónico para el servicio de orientación, y contar con los medios técnicos necesarios para conectarse a la Red Corporativa de la Xunta de Galicia. Además, deben demostrar que realizan actividades que atienden a un número significativo de personas en situación de vulnerabilidad.</text:p>
          </table:table-cell>
          <table:table-cell/>
          <table:table-cell office:value-type="string" calcext:value-type="string">
            <text:p>El monto máximo de la subvención que se concederá con carácter general será de 31.000 euros por cada persona técnica de orientación laboral contratada a tiempo completo durante un período de 12 meses.</text:p>
          </table:table-cell>
          <table:table-cell office:value-type="string" calcext:value-type="string">
            <text:p>Los gastos o actuaciones subvencionables de esta ayuda incluyen:</text:p>
            <text:p/>
            <text:p>1. **Gastos de personal**: Salarios de las personas contratadas como personal técnico de orientación laboral, que deben ser acordes a su categoría profesional y titulación.</text:p>
            <text:p>2. **Dietas necesarias**: Gastos que se originen por dietas necesarias para el desarrollo de las acciones.</text:p>
            <text:p>3. **Formación**: Formación de las personas técnicas orientadoras.</text:p>
            <text:p/>
            <text:p>Además, el importe de la subvención no puede superar el coste de la actividad que va a desarrollar la entidad solicitante, y las ayudas son incompatibles con otras que financien actividades que interfieran en la jornada recogida en la resolución de concesión.</text:p>
          </table:table-cell>
          <table:table-cell office:value-type="string" calcext:value-type="string">
            <text:p>El plazo de justificación de la ayuda finaliza el 12 de diciembre de 2025. Las entidades que contraten al personal técnico objeto de la subvención con posterioridad a esta fecha deberán presentar la justificación con una antelación mínima que permita al órgano concedente verificar el cumplimiento de los requisitos dentro del ejercicio presupuestario.</text:p>
          </table:table-cell>
          <table:table-cell table:number-columns-repeated="16370"/>
        </table:table-row>
        <table:table-row table:style-name="ro1">
          <table:table-cell office:value-type="string" calcext:value-type="string">
            <text:p>subvenciones-destinadas-a-personas-fisicas-usuarias-de-las-infraestructuras-viarias-gestionadas-directamente-sometidas-a-peaje-2024</text:p>
          </table:table-cell>
          <table:table-cell office:value-type="string" calcext:value-type="string">
            <text:p>Subvenciones destinadas a personas físicas usuarias de las infraestructuras viarias, gestionadas directamente, sometidas a peaje.</text:p>
          </table:table-cell>
          <table:table-cell office:value-type="string" calcext:value-type="string">
            <text:p>Apertura el 01/01/2025 y cierre el 31/12/2025</text:p>
          </table:table-cell>
          <table:table-cell office:value-type="string" calcext:value-type="string">
            <text:p>DIPUTACIÓN FORAL DE BIZKAIA</text:p>
          </table:table-cell>
          <table:table-cell office:value-type="string" calcext:value-type="string">
            <text:p>8500000.0</text:p>
          </table:table-cell>
          <table:table-cell office:value-type="string" calcext:value-type="string">
            <text:p>El objetivo de esta ayuda es apoyar a las personas físicas residentes con domicilio fiscal en Bizkaia que utilizan durante el año 2025 las infraestructuras viarias de peaje gestionadas directamente por las diputaciones forales. Se busca compensar en parte los costes económicos derivados del uso de estas infraestructuras, promoviendo condiciones más igualitarias en la política pública de movilidad.</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os de la ayuda las personas físicas que residan en Bizkaia y que tengan domicilio fiscal en esta provincia, siempre que sean usuarias durante el año 2025 de las infraestructuras viarias gestionadas directamente y que estén sometidas a peaje, siendo titularidad de las Diputaciones Forales.</text:p>
          </table:table-cell>
          <table:table-cell office:value-type="string" calcext:value-type="string">
            <text:p>El plazo de solicitud es desde el 01/01/2025 hasta el 31/12/2025.</text:p>
          </table:table-cell>
          <table:table-cell/>
          <table:table-cell office:value-type="string" calcext:value-type="string">
            <text:p>Los gastos subvencionables de esta ayuda son los gastos de peaje de las infraestructuras viarias que son gestionadas directamente y están sometidas a peaje de titularidad de las Diputaciones Forales de Bizkaia, Gipuzkoa o Araba. Estos gastos deben haberse producido entre el 1 de enero de 2025 y el 31 de diciembre de 2025, y deben cumplir con los requisitos establecidos en el artículo 2 del decreto.</text:p>
          </table:table-cell>
          <table:table-cell office:value-type="string" calcext:value-type="string">
            <text:p>El plazo de ejecución de la ayuda es mensual. La subvención se otorgará o denegará a cada solicitante mensualmente, una vez que se haya comprobado que cumplen con los requisitos establecidos para cada mes. Además, el plazo máximo para la resolución de las solicitudes es de un mes desde la finalización de cada mes al que se refiere el acto de resolución.</text:p>
          </table:table-cell>
          <table:table-cell table:number-columns-repeated="16370"/>
        </table:table-row>
        <table:table-row table:style-name="ro26">
          <table:table-cell office:value-type="string" calcext:value-type="string">
            <text:p>subvenciones-del-fondo-de-compensacion-ambiental-para-el-ano-2025-de-forma-individual-y-mediante-el-sistema-de-gestion-compartida-destinadas-a-entidades-locales-de-galicia</text:p>
          </table:table-cell>
          <table:table-cell office:value-type="string" calcext:value-type="string">
            <text:p>Subvenciones del Fondo de Compensación Ambiental para el año 2025, de forma individual y mediante el sistema de gestión compartida, destinadas a entidades locales de Galicia.</text:p>
          </table:table-cell>
          <table:table-cell office:value-type="string" calcext:value-type="string">
            <text:p>Apertura el 07/02/2025 y cierre el 06/03/2025</text:p>
          </table:table-cell>
          <table:table-cell office:value-type="string" calcext:value-type="string">
            <text:p>GALICIA</text:p>
          </table:table-cell>
          <table:table-cell office:value-type="string" calcext:value-type="string">
            <text:p>7715174.0</text:p>
          </table:table-cell>
          <table:table-cell office:value-type="string" calcext:value-type="string">
            <text:p>El objetivo de la ayuda del Fondo de Compensación Ambiental es la aplicación de actuaciones globales destinadas a la conservación, reposición y restauración del ambiente, así como el reequilibrio territorial. Este fondo busca fomentar la sostenibilidad y la protección del medio ambiente en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RESIDENCIA, JUSTICIA Y DEPORTES</text:p>
          </table:table-cell>
          <table:table-cell office:value-type="string" calcext:value-type="string">
            <text:p>Los beneficiarios de la ayuda del Fondo de Compensación Ambiental en Galicia pueden ser:</text:p>
            <text:p/>
            <text:p>1. **Concellos de Galicia** cuyo territorio municipal esté dentro de la poligonal de delimitación de un parque eólico.</text:p>
            <text:p>2. **Concellos afectados** por la instalación de conexión o vía de evacuación relacionada con el parque eólico.</text:p>
            <text:p>3. **Agrupaciones o asociaciones de concellos** que formulen peticiones de manera conjunta.</text:p>
            <text:p/>
            <text:p>Estos beneficiarios deben cumplir con los requisitos establecidos en la normativa de subvenciones.</text:p>
          </table:table-cell>
          <table:table-cell/>
          <table:table-cell office:value-type="string" calcext:value-type="string">
            <text:p>El monto máximo de la ayuda en la línea de subvención en concurrencia competitiva es de 32.000,00 euros por solicitud para un concello individual. Si la solicitud es solo para gastos de funcionamiento, el importe máximo de la subvención será de 16.000,00 euros. En la línea de subvención no competitiva, no se establece un límite específico para el presupuesto total de las actuaciones, pero la cantidad máxima de la subvención a tanto global por concello será la suma de las cantidades establecidas en el anexo V, sin superar el presupuesto total de las actuaciones solicitadas.</text:p>
          </table:table-cell>
          <table:table-cell office:value-type="string" calcext:value-type="string">
            <text:p>Los gastos o actuaciones subvencionables según la orden son:</text:p>
            <text:p/>
            <text:p>1. **Inversiones en inmovilizado**: Incluye el costo de mano de obra externa, ejecución material, equipos e instalaciones. Si participa personal de la entidad local, se imputarán los gastos correspondientes a dicho personal.</text:p>
            <text:p/>
            <text:p>2. **Costos de proyecto y dirección de obra**: En caso de que se trate de contrataciones externas.</text:p>
            <text:p/>
            <text:p>3. **Costos de funcionamiento de los servicios municipales** dedicados a la protección del ambiente y del espacio natural. Si se utiliza personal de la entidad local, se imputarán los gastos correspondientes a dicho personal.</text:p>
            <text:p/>
            <text:p>4. **Contratación de personal** para los servicios municipales según los términos de la orden.</text:p>
            <text:p/>
            <text:p>5. **Contratos de suministro** para la adquisición de equipos, productos, vehículos o bienes muebles.</text:p>
            <text:p/>
            <text:p>6. **Gastos de asesoría jurídica o financiera**, gastos notariales y registrales, y gastos periciales necesarios para realizar el proyecto subvencionado.</text:p>
            <text:p/>
            <text:p>7. **Tributos**, especialmente el impuesto sobre el valor añadido (IVA), siempre que el beneficiario los abone efectivamente. No se consideran subvencionables los impuestos indirectos susceptibles de recuperación o compensación ni los impuestos personales sobre la renta.</text:p>
            <text:p/>
            <text:p>8. **Costos indirectos** que se imputen a la actividad subvencionada, en la parte que razonablemente corresponda. </text:p>
            <text:p/>
            <text:p>Estos gastos deben estar relacionados directamente con las actuaciones acordes a la convocatoria.</text:p>
          </table:table-cell>
          <table:table-cell office:value-type="string" calcext:value-type="string">
            <text:p>El plazo para ejecutar el proyecto subvencionado y presentar la cuenta justificativa es hasta el 31 de octubre de 2025.</text:p>
          </table:table-cell>
          <table:table-cell office:value-type="string" calcext:value-type="string">
            <text:p>Las diferentes líneas de actuación mencionadas en el documento incluyen:</text:p>
            <text:p/>
            <text:p>1. **Actuaciones de impulso de la eficiencia y de utilización sustentable de las energías renovables.**</text:p>
            <text:p>2. **Otras actuaciones de protección del ambiente y del espacio natural.**</text:p>
            <text:p>3. **Proyectos de eficiencia energética en la iluminación pública y reducción de la contaminación lumínica.**</text:p>
            <text:p>4. **Mejora de la eficiencia energética de las instalaciones y edificios municipales y utilización de energías renovables.**</text:p>
            <text:p>5. **Adquisición de equipamiento de alta eficiencia energética.**</text:p>
            <text:p>6. **Adquisición de vehículos con distintivo ambiental cero emisiones o eco.**</text:p>
            <text:p>7. **Proyectos e actuaciones en el ámbito municipal para evitar la degradación y deterioro ambiental.**</text:p>
            <text:p>8. **Actuaciones en núcleos rurales para una mejor integración paisajística en el entorno natural.**</text:p>
            <text:p/>
            <text:p>Estas líneas de actuación están orientadas a la conservación de la biodiversidad, la eficiencia energética y la protección del medio ambiente.</text:p>
          </table:table-cell>
          <table:table-cell table:number-columns-repeated="16369"/>
        </table:table-row>
        <table:table-row table:style-name="ro13">
          <table:table-cell office:value-type="string" calcext:value-type="string">
            <text:p>subvenciones-del-programa-bono-formacion-del-sector-del-transporte-2024-programa-ii-permisos-de-conduccion-c-ce-y-d</text:p>
          </table:table-cell>
          <table:table-cell office:value-type="string" calcext:value-type="string">
            <text:p>Subvenciones del Programa "Bono Formación del Sector del Transporte" 2024 - Programa II, Permisos de conducción C, C+E y D.</text:p>
          </table:table-cell>
          <table:table-cell office:value-type="string" calcext:value-type="string">
            <text:p>Apertura el 09/10/2024 y cierre el 09/10/2025</text:p>
          </table:table-cell>
          <table:table-cell office:value-type="string" calcext:value-type="string">
            <text:p>EXTREMADURA</text:p>
          </table:table-cell>
          <table:table-cell office:value-type="string" calcext:value-type="string">
            <text:p>2400000.0</text:p>
          </table:table-cell>
          <table:table-cell office:value-type="string" calcext:value-type="string">
            <text:p>a) Favorecer la formación de las personas trabajadoras desempleadas y ocupadas para mejorar sus competencias profesionales y sus itinerarios de empleo y formación, así como su desarrollo profesional y personal.</text:p>
            <text:p/>
            <text:p>b) Atender a los requerimientos y necesidades de las empresas del sector del transporte, proporcionando a las personas trabajadoras las competencias, los conocimientos y las prácticas adecuados para su inserción laboral en dicho sector.</text:p>
            <text:p/>
            <text:p>c) Mejorar la empleabilidad de las personas trabajadoras, especialmente de las que tienen mayores dificultades de mantenimiento del empleo o de inserción laboral.</text:p>
            <text:p/>
            <text:p>d) Favorecer el acceso profesional de las mujeres en el sector del transporte, con el fin de disminuir la brecha de género existente.</text:p>
          </table:table-cell>
          <table:table-cell office:value-type="string" calcext:value-type="string">
            <text:p>Extremadura</text:p>
          </table:table-cell>
          <table:table-cell office:value-type="string" calcext:value-type="string">
            <text:p>1500.0</text:p>
          </table:table-cell>
          <table:table-cell office:value-type="string" calcext:value-type="string">
            <text:p>EXTREMADURA - SERVICIO EXTREMEÑO PÚBLICO DE EMPLEO (SEXPE)</text:p>
          </table:table-cell>
          <table:table-cell office:value-type="string" calcext:value-type="string">
            <text:p>Las personas trabajadoras desempleadas y ocupadas que, en virtud de resolución administrativa de concesión, sean titulares del bono formación, siempre que en ellas concurran, según se indica, los siguientes requisitos:</text:p>
            <text:p>a) Tener su domicilio habitual en un municipio perteneciente a la Comunidad Autónoma de Extremadura con una antigüedad de al menos 6 meses a fecha de presentación de la solicitud.</text:p>
            <text:p>b) En el caso de que la persona solicitante sea una persona desempleada, deberá encontrarse inscrita como demandante de empleo en un Centro de Empleo del Servicio Extremeño Público de Empleo, a fecha de presentación de la solicitud.</text:p>
            <text:p>c) En el caso de que la persona solicitante sea ocupada, deberá encontrarse trabajando en un centro de trabajo ubicado en la Comunidad Autónoma de Extremadura a fecha de presentación de la solicitud.</text:p>
          </table:table-cell>
          <table:table-cell office:value-type="string" calcext:value-type="string">
            <text:p>El plazo de solicitud es desde el 09/10/2024 hasta el 09/10/2025.</text:p>
          </table:table-cell>
          <table:table-cell office:value-type="string" calcext:value-type="string">
            <text:p>Importe máximo de 1.300 € para bono de formación de los permisos de conducción C o D.</text:p>
            <text:p/>
            <text:p>Importe máximo de 1.500 € para bono de formación del permiso de conducción C+E</text:p>
          </table:table-cell>
          <table:table-cell office:value-type="string" calcext:value-type="string">
            <text:p>En este programa, serán subvencionables las siguientes actuaciones formativas dirigidas a la obtención de los referidos permisos:</text:p>
            <text:p>a) La formación teórica (módulo teórico específico).</text:p>
            <text:p>b) Formación práctica, consistente en 20 clases de maniobras o circulación, con una duración de 30 minutos por clase.</text:p>
            <text:p/>
            <text:p>Se consideran incluidos como costes subvencionables de la actividad formativa la matrícula en la autoescuela, el material de enseñanza necesarios para realizar dicha formación y la cobertura del riesgo de accidente y responsabilidad civil de los/as alumnos/as por la asistencia a la acción formativa y, en su caso, a las clases prácticas, por lo que dichos gastos no podrán ser exigibles a las personas beneficiarias del bono formación.</text:p>
            <text:p/>
            <text:p>En ningún caso serán subvencionables el coste del certificado médico y de las tasas de examen de la Dirección General de Tráfico (DGT).</text:p>
          </table:table-cell>
          <table:table-cell table:number-columns-repeated="16371"/>
        </table:table-row>
        <table:table-row table:style-name="ro12">
          <table:table-cell office:value-type="string" calcext:value-type="string">
            <text:p>ayudas-destinadas-al-pago-compensatorio-para-zonas-de-limitaciones-especificas-en-las-illes-balears-para-el-ano-2025-2025</text:p>
          </table:table-cell>
          <table:table-cell office:value-type="string" calcext:value-type="string">
            <text:p>Ayudas destinadas al pago compensatorio para zonas de limitaciones específicas en las Illes Balears para el año 2025</text:p>
          </table:table-cell>
          <table:table-cell office:value-type="string" calcext:value-type="string">
            <text:p>Apertura el 01/02/2025 y cierre el 30/04/2025</text:p>
          </table:table-cell>
          <table:table-cell office:value-type="string" calcext:value-type="string">
            <text:p>ILLES BALEARS</text:p>
          </table:table-cell>
          <table:table-cell office:value-type="string" calcext:value-type="string">
            <text:p>6300000.0</text:p>
          </table:table-cell>
          <table:table-cell office:value-type="string" calcext:value-type="string">
            <text:p>El objetivo de la ayuda al pago compensatorio para zonas con limitaciones específicas es apoyar a los agricultores en la obtención de una renta agrícola viable y contribuir a la resiliencia del sector agrícola en todo el territorio de la Unión Europea. Estas ayudas buscan mejorar la seguridad alimentaria a largo plazo, fomentar la diversidad agrícola y garantizar la sostenibilidad económica de la producción agrícola. Además, se pretende evitar el abandono de la tierra y mantener el paisaje tradicional de las Illes Balear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Los beneficiarios de la ayuda son aquellas personas que cumplen con los requisitos establecidos en la normativa, que incluye estar inscritos en el Registro autonómico de explotaciones agrícolas y cumplir con las obligaciones legales de gestión, así como las buenas condiciones agrarias y medioambientales. Además, deben estar al corriente de las obligaciones tributarias y con la Seguridad Social. En caso de que se presenten más solicitudes que recursos disponibles, se prorrateará la ayuda entre los solicitantes que cumplan los requisitos.</text:p>
          </table:table-cell>
          <table:table-cell/>
          <table:table-cell office:value-type="string" calcext:value-type="string">
            <text:p>El monto máximo de la convocatoria para las ayudas es de seis millones trescientos mil euros (6.300.000,00 €) con cargo a los presupuestos del FOGAIBA del año 2025. Esta cantidad puede incrementarse con créditos que se puedan destinar a esta finalidad.</text:p>
          </table:table-cell>
          <table:table-cell/>
          <table:table-cell office:value-type="string" calcext:value-type="string">
            <text:p>El plazo de presentación de solicitudes para la ayuda comienza el 1 de febrero de 2025 y finaliza el 30 de abril de 2025. Sin embargo, se aceptan solicitudes hasta el 31 de mayo de 2025, aunque en este caso el importe de la ayuda se reducirá en un 1% por cada día hábil de retraso, salvo en casos de fuerza mayor y circunstancias excepcionales.</text:p>
          </table:table-cell>
          <table:table-cell office:value-type="string" calcext:value-type="string">
            <text:p>Según la información proporcionada, las líneas de actuación para las ayudas incluyen:</text:p>
            <text:p/>
            <text:p>1. **Ajudes a zones amb limitacions naturals o altres limitacions específiques**: Estas ayudas están destinadas a compensar las dificultades que enfrentan los agricultores en zonas con limitaciones naturales.</text:p>
            <text:p/>
            <text:p>2. **Actuaciones subvencionables**: Se subvencionan superficies de cultivos permanentes, cereales, pasturas permanentes y otros cultivos herbáceos.</text:p>
            <text:p/>
            <text:p>3. **Condiciones para ser beneficiario**: Los solicitantes deben ser agricultores activos y no pluriactivos, es decir, que su actividad principal sea la agricultura.</text:p>
            <text:p/>
            <text:p>4. **Obligaciones de los beneficiarios**: Cumplir con los requisitos legales de gestión y las buenas condiciones agrarias y medioambientales.</text:p>
            <text:p/>
            <text:p>Si necesitas más detalles sobre alguna de estas líneas de actuación, házmelo saber.</text:p>
          </table:table-cell>
          <table:table-cell table:number-columns-repeated="16369"/>
        </table:table-row>
        <table:table-row table:style-name="ro5">
          <table:table-cell office:value-type="string" calcext:value-type="string">
            <text:p>ayudas-en-la-region-de-murcia-destinadas-a-la-elaboracion-del-libro-del-edificio-y-la-redaccion-de-proyectos-para-la-rehabilitacion-de-los-edificios-existentes-2022</text:p>
          </table:table-cell>
          <table:table-cell office:value-type="string" calcext:value-type="string">
            <text:p>Ayudas, en la Región de Murcia, destinadas a la elaboración del Libro del Edificio y la redacción de proyectos para la rehabilitación de los edificios existentes.</text:p>
          </table:table-cell>
          <table:table-cell office:value-type="string" calcext:value-type="string">
            <text:p>Apertura el 07/06/2022 y cierre el 31/07/2025</text:p>
          </table:table-cell>
          <table:table-cell office:value-type="string" calcext:value-type="string">
            <text:p>REGIÓN DE MURCIA</text:p>
          </table:table-cell>
          <table:table-cell office:value-type="string" calcext:value-type="string">
            <text:p>6089020.0</text:p>
          </table:table-cell>
          <table:table-cell office:value-type="string" calcext:value-type="string">
            <text:p>Impulso a la implantación y generalización del Libro de edificio existente para la rehabilitación</text:p>
          </table:table-cell>
          <table:table-cell office:value-type="string" calcext:value-type="string">
            <text:p>Región de Murcia</text:p>
          </table:table-cell>
          <table:table-cell office:value-type="string" calcext:value-type="string">
            <text:p>30000.0</text:p>
          </table:table-cell>
          <table:table-cell office:value-type="string" calcext:value-type="string">
            <text:p>REGIÓN DE MURCIA - CONSEJERÍA DE FOMENTO E INFRAESTRUCTURAS</text:p>
          </table:table-cell>
          <table:table-cell office:value-type="string" calcext:value-type="string">
            <text:p>Podrán ser destinatarios últimos de las subvenciones:</text:p>
            <text:p/>
            <text:p>a) Propietario o usufructuario (persona física o jurídica) de vivienda unifamiliar aislada o agrupada en fila o edificios de tipología residencial colectiva.</text:p>
            <text:p/>
            <text:p>b) Comunidad de Propietarios o Agrupación de Comunidades de Propietarios.</text:p>
            <text:p/>
            <text:p>c) Propietarios Agrupados </text:p>
            <text:p/>
            <text:p>d) Sociedades cooperativas</text:p>
          </table:table-cell>
          <table:table-cell office:value-type="string" calcext:value-type="string">
            <text:p>El plazo de solicitud es desde el 07/06/2022 hasta el 31/07/2022</text:p>
          </table:table-cell>
          <table:table-cell office:value-type="string" calcext:value-type="string">
            <text:p>1. La cuantía máxima de la subvención para Libros del edificio existente para la rehabilitación será la obtenida de la siguiente forma:</text:p>
            <text:p>a) En caso de viviendas unifamiliares y edificios plurifamiliares de hasta 20 viviendas: 700 euros, más una cantidad de 60 euros por vivienda.</text:p>
            <text:p>b) En caso de edificios plurifamiliares de más de 20 viviendas: 1.100 euros, más una cantidad de 40 euros por vivienda, con una cuantía máxima de subvención de 3.500 euros.</text:p>
            <text:p/>
            <text:p>2. En el supuesto de proyectos técnicos de rehabilitación integral de edificios la cuantía máxima de la subvención será la obtenida de la siguiente forma:</text:p>
            <text:p>a) En caso de viviendas unifamiliares y edificios plurifamiliares de hasta 20 viviendas: 4.000 euros, más una cantidad de 700 euros por vivienda.</text:p>
            <text:p>b) En caso de edificios plurifamiliares de más de 20 viviendas: 12.000 euros, más una cantidad de 300 euros por vivienda, con una cuantía máxima de subvención de 30.000 euros.</text:p>
          </table:table-cell>
          <table:table-cell office:value-type="string" calcext:value-type="string">
            <text:p>- Coste de las obras.</text:p>
            <text:p>- La gestión inherente al desarrollo de la actuación y los gastos asociados.</text:p>
            <text:p>- Los honorarios de los profesionales intervinientes en la gestión y desarrollo de las actuaciones.</text:p>
            <text:p>- El coste de la redacción de los proyectos.</text:p>
            <text:p>- Informes técnicos y certificados necesarios.</text:p>
            <text:p>- Los gastos derivados de la tramitación administrativa y otros gastos generales similares.</text:p>
          </table:table-cell>
          <table:table-cell table:number-columns-repeated="16371"/>
        </table:table-row>
        <table:table-row table:style-name="ro1">
          <table:table-cell office:value-type="string" calcext:value-type="string">
            <text:p>ayudas-destinadas-a-cofinanciar-los-gastos-extraordinarios-que-deben-hacer-con-caracter-urgente-los-entes-locales-y-las-agrupaciones-de-entes-locales-para-resolver-de-manera-inmediata-problemas-de-carencia-o-de-potabilidad-de-agua-derivados-del-agotamiento-de-los-recursos-locales-disponibles-en-las-cuencas-de-siurana-montsant-y-riudecanyes</text:p>
          </table:table-cell>
          <table:table-cell office:value-type="string" calcext:value-type="string">
            <text:p>Ayudas destinadas a cofinanciar los gastos extraordinarios que deben hacer con carácter urgente los entes locales y las agrupaciones de entes locales para resolver de manera inmediata problemas de carencia o de potabilidad de agua derivados del agotamiento de los recursos locales disponibles en las cuencas de Siurana, Montsant y Riudecanyes.</text:p>
          </table:table-cell>
          <table:table-cell office:value-type="string" calcext:value-type="string">
            <text:p>Apertura el 17/01/2025 y cierre el 10/03/2025</text:p>
          </table:table-cell>
          <table:table-cell office:value-type="string" calcext:value-type="string">
            <text:p>CATALUÑA</text:p>
          </table:table-cell>
          <table:table-cell office:value-type="string" calcext:value-type="string">
            <text:p>6000000.0</text:p>
          </table:table-cell>
          <table:table-cell office:value-type="string" calcext:value-type="string">
            <text:p>El objetivo de esta ayuda es cofinanciar las despeses extraordinàries que deben realizar de manera urgente los ens locales y las agrupaciones de ens locales para resolver de forma inmediata problemas de mancança o de potabilitat de agua derivados del esgotament de los recursos locales disponibles en las conques de Siurana, Montsant y Riudecany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CATALANA DE L'AIGUA (ACA)</text:p>
          </table:table-cell>
          <table:table-cell office:value-type="string" calcext:value-type="string">
            <text:p>Los beneficiarios de la ayuda son los ens locales y las agrupaciones de ens locales que necesiten resolver de manera inmediata problemas de mancança o de potabilitat d’aigua derivados de l’esgotament dels recursos locals disponibles a les conques de Siurana, Montsant y Riudecanyes.</text:p>
          </table:table-cell>
          <table:table-cell/>
          <table:table-cell office:value-type="string" calcext:value-type="string">
            <text:p>El monto máximo de las subvenciones previstas en esta convocatoria es de 6.000.000 de euros para el año 2025.</text:p>
          </table:table-cell>
          <table:table-cell/>
          <table:table-cell office:value-type="string" calcext:value-type="string">
            <text:p>El plazo para presentar solicitudes comienza al día siguiente de la publicación de la Resolución en el Diari Oficial de la Generalitat de Catalunya y finaliza el 10 de marzo de 2025 a las 14:00 horas. Sin embargo, el plazo de ejecución de la ayuda no se menciona específicamente en la información proporcionada.</text:p>
          </table:table-cell>
          <table:table-cell table:number-columns-repeated="16370"/>
        </table:table-row>
        <table:table-row table:style-name="ro5">
          <table:table-cell office:value-type="string" calcext:value-type="string">
            <text:p>ayudas-a-la-construccion-de-nuevos-cementerios-o-ampliacion-y-mejora-de-cementerios-municipales-en-almeria-para-el-ano-2025</text:p>
          </table:table-cell>
          <table:table-cell office:value-type="string" calcext:value-type="string">
            <text:p>Ayudas a la construcción de nuevos cementerios, o ampliación y mejora de cementerios municipales, en Almería para el año 2025.</text:p>
          </table:table-cell>
          <table:table-cell office:value-type="string" calcext:value-type="string">
            <text:p>Apertura el 22/01/2025 y cierre el 21/03/2025</text:p>
          </table:table-cell>
          <table:table-cell office:value-type="string" calcext:value-type="string">
            <text:p>DIPUTACIÓN PROV. DE ALMERÍA</text:p>
          </table:table-cell>
          <table:table-cell office:value-type="string" calcext:value-type="string">
            <text:p>5400000.0</text:p>
          </table:table-cell>
          <table:table-cell office:value-type="string" calcext:value-type="string">
            <text:p>El objetivo de la ayuda del Plan de Asistencia Económica de Cementerios Municipales (PCEM) 2024-2026 es financiar, contratar y ejecutar actuaciones de construcción de nuevos cementerios, así como la ampliación y/o mejora de los cementerios municipales, para garantizar la prestación de servicios funerarios adecuados en los municipios de la provincia de Almería con menos de 5.000 habitantes.</text:p>
          </table:table-cell>
          <table:table-cell office:value-type="string" calcext:value-type="string">
            <text:p>Almería</text:p>
          </table:table-cell>
          <table:table-cell office:value-type="string" calcext:value-type="string">
            <text:p>0.0</text:p>
          </table:table-cell>
          <table:table-cell office:value-type="string" calcext:value-type="string">
            <text:p>DIPUTACIÓN PROV. DE ALMERÍA - DIPUTACIÓN PROVINCIAL DE ALMERÍA</text:p>
          </table:table-cell>
          <table:table-cell office:value-type="string" calcext:value-type="string">
            <text:p>Los posibles beneficiarios de este plan son los 103 municipios y la Entidad Local Autónoma (ELA) de la provincia. Sin embargo, no podrán ser beneficiarios aquellos municipios que no estén al corriente en sus obligaciones económicas con la Diputación Provincial.</text:p>
          </table:table-cell>
          <table:table-cell/>
          <table:table-cell office:value-type="string" calcext:value-type="string">
            <text:p>El importe máximo de la asistencia económica en obra por municipio/ELA no podrá exceder de diez mil euros (10.000 €).</text:p>
          </table:table-cell>
          <table:table-cell office:value-type="string" calcext:value-type="string">
            <text:p>Las actuaciones subvencionables bajo el Plan de Asistencia Económica de Cementerios Municipales (PCEM) incluyen:</text:p>
            <text:p/>
            <text:p>1. **Construcción de nuevos cementerios** en municipios que no dispongan de uno.</text:p>
            <text:p>2. **Ampliación de cementerios existentes** en el núcleo principal del municipio.</text:p>
            <text:p>3. **Construcción de nichos y columbarios**.</text:p>
            <text:p>4. **Mejora de la accesibilidad** dentro del recinto y de los accesos inmediatos a los cementerios.</text:p>
            <text:p>5. **Mejora y conservación** de los diversos cementerios existentes en el término municipal.</text:p>
            <text:p/>
            <text:p>Estas actuaciones deben cumplir con los requisitos establecidos en las bases del plan y ser viables técnica y económicamente.</text:p>
          </table:table-cell>
          <table:table-cell office:value-type="string" calcext:value-type="string">
            <text:p>El plazo para la aprobación de las actuaciones solicitadas como obras a ejecutar en el Plan de Asistencia Económica de Cementerios Municipales finalizará el 31 de diciembre de 2026. Además, el plazo máximo para la presentación de la documentación requerida para la aprobación de la actuación finalizará el 31 de octubre de 2026.</text:p>
          </table:table-cell>
          <table:table-cell office:value-type="string" calcext:value-type="string">
            <text:p>Las diferentes líneas de actuación que pueden ser incluidas en el plan son las siguientes:</text:p>
            <text:p/>
            <text:p>1. **Bloque I**: Destinado a municipios que no dispongan de ningún cementerio en su término municipal o a la ampliación del cementerio del núcleo principal del municipio. Este bloque es para municipios/ELA de hasta 5.000 habitantes y requiere que el Ayuntamiento aporte un proyecto revisado y aceptado por los Servicios Técnicos de Diputación.</text:p>
            <text:p/>
            <text:p>2. **Bloque II**: Destinado a la construcción de nichos y columbarios, mejora de la accesibilidad dentro del recinto y de los accesos inmediatos, así como la mejora y conservación en los diversos cementerios existentes en el término municipal. Este bloque puede ser solicitado por municipios/ELA con población comprendida entre 1.001 y 5.000 habitantes.</text:p>
            <text:p/>
            <text:p>Estas líneas de actuación están diseñadas para atender las necesidades específicas de los municipios en relación con sus cementerios.</text:p>
          </table:table-cell>
          <table:table-cell table:number-columns-repeated="16369"/>
        </table:table-row>
        <table:table-row table:style-name="ro5">
          <table:table-cell office:value-type="string" calcext:value-type="string">
            <text:p>prestacion-periodica-a-mujeres-que-sufren-violencia-de-genero-y-se-da-curso-a-su-convocatoria-para-el-ano-2025</text:p>
          </table:table-cell>
          <table:table-cell office:value-type="string" calcext:value-type="string">
            <text:p>Prestación periódica a mujeres que sufren violencia de género, año 2025.</text:p>
          </table:table-cell>
          <table:table-cell office:value-type="string" calcext:value-type="string">
            <text:p>Apertura el 21/01/2025 y cierre el 31/12/2025</text:p>
          </table:table-cell>
          <table:table-cell office:value-type="string" calcext:value-type="string">
            <text:p>GALICIA</text:p>
          </table:table-cell>
          <table:table-cell office:value-type="string" calcext:value-type="string">
            <text:p>5399994.0</text:p>
          </table:table-cell>
          <table:table-cell office:value-type="string" calcext:value-type="string">
            <text:p>El objetivo de esta ayuda es proporcionar apoyo económico a las mujeres que sufren violencia de género, con el fin de garantizarles unas condiciones suficientes de independencia económica respecto del agresor o de la persona con la que mantuvieron una relación de dominación y/o explotación. Esto busca ayudarles a romper con la situación de violencia, dominación y/o explotación, permitiéndoles dar el primer paso o consolidar la ruptura de la situación en la que se encuentran en peligr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estas ayudas las mujeres mayores de edad o emancipadas que sean víctimas de violencia de género en una relación de convivencia y de dependencia económica de su agresor. También se incluyen las víctimas de trata con fines de explotación sexual y/o víctimas de explotación sexual que dependan de la persona que mantenga sobre ellas una relación de dominación y/o explotación.</text:p>
          </table:table-cell>
          <table:table-cell/>
          <table:table-cell office:value-type="string" calcext:value-type="string">
            <text:p>El monto máximo de la ayuda es de 800 euros al mes, con un límite de hasta doce mensualidades.</text:p>
          </table:table-cell>
          <table:table-cell office:value-type="string" calcext:value-type="string">
            <text:p>No se proporciona información específica sobre los gastos o actuaciones subvencionables en los documentos que has compartido. Sin embargo, generalmente, las ayudas para víctimas de violencia de género suelen cubrir gastos relacionados con la vivienda, la alimentación, la atención psicológica, y otros gastos necesarios para garantizar la independencia económica y la seguridad de las beneficiarias.</text:p>
            <text:p/>
            <text:p>Si necesitas detalles concretos sobre los gastos subvencionables, te recomendaría consultar la normativa específica o la convocatoria completa en la Base de datos nacional de subvenciones (BDNS).</text:p>
          </table:table-cell>
          <table:table-cell office:value-type="string" calcext:value-type="string">
            <text:p>El plazo para la presentación de solicitudes para la ayuda comenzará a partir del día siguiente a la publicación de la orden en el Diario Oficial de Galicia y permanecerá abierto hasta el 31 de diciembre de 2025.</text:p>
          </table:table-cell>
          <table:table-cell office:value-type="string" calcext:value-type="string">
            <text:p>No se proporciona información específica sobre diferentes líneas de actuación en los documentos que has compartido. Sin embargo, en general, las líneas de actuación en programas de apoyo a mujeres víctimas de violencia de género suelen incluir:</text:p>
            <text:p/>
            <text:p>1. **Asistencia económica**: Ayudas financieras para garantizar la independencia económica.</text:p>
            <text:p>2. **Apoyo psicológico**: Servicios de atención psicológica y emocional.</text:p>
            <text:p>3. **Orientación legal**: Asesoramiento sobre derechos y recursos legales.</text:p>
            <text:p>4. **Formación y empleo**: Programas de capacitación para facilitar la inserción laboral.</text:p>
            <text:p>5. **Refugio y alojamiento**: Provisión de espacios seguros para mujeres en situación de riesgo.</text:p>
            <text:p/>
            <text:p>Si necesitas información más específica sobre las líneas de actuación en el contexto de las ayudas mencionadas, no puedo encontrar esa información en los documentos proporcionados.</text:p>
          </table:table-cell>
          <table:table-cell table:number-columns-repeated="16369"/>
        </table:table-row>
        <table:table-row table:style-name="ro7">
          <table:table-cell office:value-type="string" calcext:value-type="string">
            <text:p>ayudas-destinadas-a-actuaciones-de-fomento-de-la-prevencion-de-riesgos-laborales-ano-2025</text:p>
          </table:table-cell>
          <table:table-cell office:value-type="string" calcext:value-type="string">
            <text:p>Ayudas destinadas a actuaciones de fomento de la prevención de riesgos laborales, año 2025.</text:p>
          </table:table-cell>
          <table:table-cell office:value-type="string" calcext:value-type="string">
            <text:p>Apertura el 28/01/2025 y cierre el 27/02/2025</text:p>
          </table:table-cell>
          <table:table-cell office:value-type="string" calcext:value-type="string">
            <text:p>GALICIA</text:p>
          </table:table-cell>
          <table:table-cell office:value-type="string" calcext:value-type="string">
            <text:p>2289820.0</text:p>
          </table:table-cell>
          <table:table-cell office:value-type="string" calcext:value-type="string">
            <text:p>El objetivo de esta ayuda es promover la consolidación de una cultura preventiva en la sociedad gallega, así como cumplir los objetivos de la Estrategia Gallega de Seguridad y Salud en el Trabajo 2023-2027. Se priorizan actuaciones relacionadas con la prevención de riesgos laborales, la promoción de la salud en el trabajo y el bienestar laboral, a través de la sensibilización, asesoramiento técnico y form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Las entidades beneficiarias de la ayuda son las asociaciones sindicales intersectoriales y las asociaciones empresariales intersectoriales constituidas en el ámbito de la Comunidad Autónoma de Galicia, de acuerdo con la legislación correspondiente.</text:p>
          </table:table-cell>
          <table:table-cell/>
          <table:table-cell office:value-type="string" calcext:value-type="string">
            <text:p>El importe máximo subvencionable por entidad no podrá superar los 175.000 € en la sublínea II.1. En la línea II.2, el importe máximo por solicitud no podrá superar los 21.000 €. Además, el importe máximo subvencionable por cada jornada de sensibilización será de 1.500 euros, y por estudio será de 10.000 €.</text:p>
          </table:table-cell>
          <table:table-cell office:value-type="string" calcext:value-type="string">
            <text:p>Los gastos o actuaciones subvencionables de esta ayuda incluyen:</text:p>
            <text:p/>
            <text:p>1. **Gastos específicos**: </text:p>
            <text:p>   - Costes de las personas docentes.</text:p>
            <text:p>   - Alquiler de aulas.</text:p>
            <text:p>   - Alquiler de materiales de protección y seguridad.</text:p>
            <text:p>   - Seguro de accidentes de las personas participantes, siempre que estén relacionados con las fechas efectivas del programa y debidamente justificados.</text:p>
            <text:p/>
            <text:p>2. **Costes necesarios para la impartición en línea del curso**, que deben estar debidamente justificados.</text:p>
            <text:p/>
            <text:p>3. **Gastos derivados de la subcontratación**, según lo previsto en la normativa.</text:p>
            <text:p/>
            <text:p>4. **Gastos de manutención del personal técnico y docente**: por desplazamiento, con una cuantía máxima de 0,26 € por kilómetro.</text:p>
            <text:p/>
            <text:p>Es importante que todos los gastos estén debidamente justificados y relacionados con la acción subvencionada.</text:p>
          </table:table-cell>
          <table:table-cell office:value-type="string" calcext:value-type="string">
            <text:p>El plazo de ejecución de la ayuda debe estar finalizado antes del 31 de octubre de 2025, salvo que en la resolución de concesión se establezca una fecha posterior. Además, la presentación de la documentación justificativa debe realizarse hasta el 11 de noviembre de 2025.</text:p>
          </table:table-cell>
          <table:table-cell office:value-type="string" calcext:value-type="string">
            <text:p>Las diferentes líneas de actuación mencionadas en el documento son:</text:p>
            <text:p/>
            <text:p>1. **Sublínea I.1**: Dirigida a asociaciones sindicales intersectoriales y asociaciones empresariales intersectoriales en el ámbito de la Comunidad Autónoma de Galicia, enfocada en la prevención de riesgos laborales.</text:p>
            <text:p/>
            <text:p>2. **Sublínea II.2**: Realización de actividades en el ámbito de la prevención de riesgos laborales, que incluye acciones de información y promoción del cumplimiento de la normativa, jornadas de sensibilización, estudios y la elaboración de herramientas y materiales innovadores relacionados con la prevención de riesgos laborales.</text:p>
            <text:p/>
            <text:p>Estas líneas buscan fomentar la seguridad y salud en el trabajo, así como la difusión de información y formación en este ámbito.</text:p>
          </table:table-cell>
          <table:table-cell table:number-columns-repeated="16369"/>
        </table:table-row>
        <table:table-row table:style-name="ro25">
          <table:table-cell office:value-type="string" calcext:value-type="string">
            <text:p>subvenciones-para-la-realizacion-de-obras-de-eficiencia-energetica-en-edificios-e-infraestructuras-vinculados-a-la-prestacion-de-servicios-municipales</text:p>
          </table:table-cell>
          <table:table-cell office:value-type="string" calcext:value-type="string">
            <text:p>Subvenciones para la realización de obras de eficiencia energética en edificios e infraestructuras vinculados a la prestación de servicios municipales.</text:p>
          </table:table-cell>
          <table:table-cell office:value-type="string" calcext:value-type="string">
            <text:p>Apertura el 14/02/2025 y cierre el 13/03/2025</text:p>
          </table:table-cell>
          <table:table-cell office:value-type="string" calcext:value-type="string">
            <text:p>GALICIA</text:p>
          </table:table-cell>
          <table:table-cell office:value-type="string" calcext:value-type="string">
            <text:p>5033333.0</text:p>
          </table:table-cell>
          <table:table-cell office:value-type="string" calcext:value-type="string">
            <text:p>El objetivo de esta ayuda es mejorar la eficiencia energética en edificios e infraestructuras vinculadas a la prestación de servicios municipales. Se busca promover la instalación de sistemas de iluminación eficientes, así como la mejora de sistemas de calefacción, climatización y agua caliente sanitaria, con el fin de reducir las emisiones de gases de efecto invernadero y contribuir a una transición hacia una economía más verde y sostenibl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RESIDENCIA, JUSTICIA Y DEPORTES</text:p>
          </table:table-cell>
          <table:table-cell office:value-type="string" calcext:value-type="string">
            <text:p>Los beneficiarios de la ayuda son los concellos de Galicia que cumplan con los siguientes requisitos:</text:p>
            <text:p/>
            <text:p>1. Tener una población igual o inferior a 30,000 habitantes, de acuerdo con las cifras oficiales del padrón municipal publicadas por el Instituto Galego de Estatística.</text:p>
            <text:p>2. Haber remitido la cuenta general del concello correspondiente al ejercicio presupuestario de 2023 al Consello de Contas, requisito que debe cumplirse antes del final del plazo de presentación de solicitudes.</text:p>
          </table:table-cell>
          <table:table-cell/>
          <table:table-cell office:value-type="string" calcext:value-type="string">
            <text:p>El monto máximo de la ayuda económica que se concede es de 120.000,00 € por concello beneficiario.</text:p>
          </table:table-cell>
          <table:table-cell office:value-type="string" calcext:value-type="string">
            <text:p>Los gastos o actuaciones subvencionables de esta ayuda incluyen:</text:p>
            <text:p/>
            <text:p>1. **Obras de mejora de la envolvente térmica** de los edificios e infraestructuras municipales, como el aislamiento en cubiertas y fachadas, y la instalación de carpinterías exteriores y acristalamientos con buenas características térmicas.</text:p>
            <text:p/>
            <text:p>2. **Instalación de sistemas de iluminación eficiente** en el interior de los edificios e infraestructuras municipales, incluyendo sistemas de control y regulación de la iluminación artificial.</text:p>
            <text:p/>
            <text:p>3. **Mejora de los sistemas de climatización, calefacción y agua caliente sanitaria** en los edificios e infraestructuras municipales.</text:p>
            <text:p/>
            <text:p>4. **Costos directamente relacionados con los proyectos**, como honorarios de arquitectura e ingeniería para la redacción de proyectos técnicos, dirección de obra, coordinación de seguridad y salud, así como la realización de auditorías y certificaciones energéticas, siempre que se contraten y ejecuten con fecha posterior al 1 de enero de 2025.</text:p>
            <text:p/>
            <text:p>5. **Costos indirectos** que se determinan mediante un tipo fijo del 3% sobre los costos directos subvencionables.</text:p>
            <text:p/>
            <text:p>Estos gastos deben cumplir con los requisitos y condiciones establecidos en las bases reguladoras de la convocatoria.</text:p>
          </table:table-cell>
          <table:table-cell office:value-type="string" calcext:value-type="string">
            <text:p>El plazo de ejecución de las actuaciones subvencionadas y la presentación de la documentación justificativa es hasta el 31 de octubre de 2025 para la primera anualidad. Si se opta por el régimen de pago anticipado de la primera anualidad, el plazo se extiende hasta el 31 de diciembre de 2025. Para la segunda anualidad, el plazo de ejecución y justificación finalizará el 31 de octubre de 2026.</text:p>
          </table:table-cell>
          <table:table-cell office:value-type="string" calcext:value-type="string">
            <text:p>Las líneas de actuación mencionadas en el documento se centran en la mejora de la eficiencia energética de edificios e infraestructuras municipales. Las actuaciones subvencionables incluyen:</text:p>
            <text:p/>
            <text:p>1. Obras de mejora de la envolvente térmica de los edificios, como el aislamiento en cubiertas y fachadas, y la instalación de carpinterías exteriores con buenas características térmicas.</text:p>
            <text:p>2. Instalación de sistemas de iluminación eficiente en el interior de los edificios, incluyendo sistemas de control y regulación de la iluminación artificial.</text:p>
            <text:p>3. Mejora de los sistemas de climatización, calefacción y agua caliente sanitaria en los edificios e infraestructuras municipales.</text:p>
            <text:p/>
            <text:p>Estas acciones están orientadas a reducir las emisiones y mitigar los gases de efecto invernadero (GEI).</text:p>
          </table:table-cell>
          <table:table-cell table:number-columns-repeated="16369"/>
        </table:table-row>
        <table:table-row table:style-name="ro13">
          <table:table-cell office:value-type="string" calcext:value-type="string">
            <text:p>becas-para-alumnos-que-realizen-cursos-de-formacion-profesional-para-la-ocupacion</text:p>
          </table:table-cell>
          <table:table-cell office:value-type="string" calcext:value-type="string">
            <text:p>Becas para alumnos que realizen cursos de formación profesional para la ocupación.</text:p>
          </table:table-cell>
          <table:table-cell office:value-type="string" calcext:value-type="string">
            <text:p>Apertura el 05/10/2022 y cierre el 31/03/2026</text:p>
          </table:table-cell>
          <table:table-cell office:value-type="string" calcext:value-type="string">
            <text:p>ILLES BALEARS</text:p>
          </table:table-cell>
          <table:table-cell office:value-type="string" calcext:value-type="string">
            <text:p>5000000.0</text:p>
          </table:table-cell>
          <table:table-cell office:value-type="string" calcext:value-type="string">
            <text:p>Incentivar la participación de las personas desempleadas en las acciones formativas financiadas por el SOIB.</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Personas trabajadoras desempleadas de más de 16 años y menos de 30, personas de más de 30 años, becas para personas con discapacidad, y víctimas de violencia machista que se encuentren en situación de desempleo y que cursen acciones formativas financiadas por Servicio de Empleo de las Illes Balears (SOIB).</text:p>
          </table:table-cell>
          <table:table-cell office:value-type="string" calcext:value-type="string">
            <text:p>El plazo de solicitud es desde el 05/10/2022 hasta el 31/03/2026.</text:p>
          </table:table-cell>
          <table:table-cell office:value-type="string" calcext:value-type="string">
            <text:p>Línea 1. La ayuda será de 13 euros por día de asistencia efectiva. </text:p>
            <text:p>Línea 2. La ayuda será de 13 euros por día de asistencia efectiva.  </text:p>
            <text:p>Línea 3. La ayuda será de entre 10 y 13 euros por día de asistencia efectiva. </text:p>
            <text:p>Línea 4. La ayuda será de 1,50 euros por día de asistencia, en concepto de ayuda de transporte público urbano e interurbano.</text:p>
            <text:p>Línea 5. La ayuda será de 8 euros por día de asistencia.</text:p>
            <text:p>Línea 6. La ayuda será de  55 euros por día de asistencia</text:p>
            <text:p>Línea 7. La ayuda será del 75 % del IPREM diario por día de asistencia.</text:p>
          </table:table-cell>
          <table:table-cell table:number-columns-repeated="2"/>
          <table:table-cell office:value-type="string" calcext:value-type="string">
            <text:p>Línea 1. Becas a personas mayores de 16 y menores de 30 años.</text:p>
            <text:p>Línea 2. Becas a personas a partir de 30 años.</text:p>
            <text:p>Línea 3. Becas a mujeres víctimas de violencia machista.</text:p>
            <text:p>Línea 4. Ayudas para transporte público.</text:p>
            <text:p>Línea 5. Ayudas para manutención.</text:p>
            <text:p>Línea 6. Ayudas para alojamiento y manutención.</text:p>
            <text:p>Línea 7. Ayudas de conciliación.</text:p>
          </table:table-cell>
          <table:table-cell/>
          <table:table-cell office:value-type="string" calcext:value-type="string">
            <text:p>Las actividades de las líneas 1, 2 y 3 deben finalizar entre el 1 de agosto de 2020 y el 31 de diciembre de 2025.</text:p>
            <text:p/>
            <text:p>Las actividades de las líneas 4, 5, y 7 deben finalizar entre el 1 de enero de 2023 y el 31 de diciembre de 2025.</text:p>
          </table:table-cell>
          <table:table-cell table:number-columns-repeated="16367"/>
        </table:table-row>
        <table:table-row table:style-name="ro1">
          <table:table-cell office:value-type="string" calcext:value-type="string">
            <text:p>becas-de-equidad-y-para-la-obtencion-de-la-acreditacion-del-tramo-de-renta-familiar-ano-2024</text:p>
          </table:table-cell>
          <table:table-cell office:value-type="string" calcext:value-type="string">
            <text:p>Becas de equidad y para la obtención de la acreditación del tramo de renta familiar, año 2024</text:p>
          </table:table-cell>
          <table:table-cell office:value-type="string" calcext:value-type="string">
            <text:p>Apertura el 16/09/2024 y cierre el 10/03/2025</text:p>
          </table:table-cell>
          <table:table-cell office:value-type="string" calcext:value-type="string">
            <text:p>CATALUÑA</text:p>
          </table:table-cell>
          <table:table-cell office:value-type="string" calcext:value-type="string">
            <text:p>5000000.0</text:p>
          </table:table-cell>
          <table:table-cell office:value-type="string" calcext:value-type="string">
            <text:p>El objetivo de esta ayuda es obtener una beca Equitat para la minoración de los precios públicos de los créditos ordinarios y una acreditación del tramo de renta familiar para el estudiantado de las universidades públicas de Cataluña, de la Universidad Abierta de Cataluña y de los centros adscritos enumerados para el curso 2024-2025.</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GESTIÓ D'AJUTS UNIVERSITARIS I DE RECERCA (AGAUR)</text:p>
          </table:table-cell>
          <table:table-cell office:value-type="string" calcext:value-type="string">
            <text:p>Las personas que pueden ser beneficiarias de la beca Equitat y la acreditación del tramo de renta familiar son aquellas que cumplen con los requisitos mencionados en las páginas proporcionadas.</text:p>
          </table:table-cell>
          <table:table-cell/>
          <table:table-cell office:value-type="string" calcext:value-type="string">
            <text:p>El monto máximo de la ayuda es de 13.130 euros por cada miembro computable de la unidad familiar.</text:p>
          </table:table-cell>
          <table:table-cell office:value-type="string" calcext:value-type="string">
            <text:p>No se ha encontrado información específica sobre los gastos o actuaciones subvencionables en las páginas proporcionadas. Sin embargo, las becas Equitat y la acreditación del tram de renda familiar están destinadas a ayudar a personas que cumplen ciertos requisitos para matricularse en estudios universitarios en determinadas universidades de Cataluña.</text:p>
          </table:table-cell>
          <table:table-cell office:value-type="string" calcext:value-type="string">
            <text:p>El plazo máximo para emitir una resolución sobre este procedimiento es de seis meses, a partir del día siguiente al final del plazo de presentación de solicitudes. Si transcurre este plazo sin una resolución expresa, se considera que la solicitud ha sido desestimada por silencio administrativo.</text:p>
          </table:table-cell>
          <table:table-cell office:value-type="string" calcext:value-type="string">
            <text:p>No se encontró información relevante en las páginas proporcionadas sobre las diferentes líneas de actuación de la AGAUR. Sin embargo, la AGAUR ejecuta programas de becas, préstamos, subvenciones y otras actividades de fomento del estudio universitario, la investigación científica y la innovación tecnológica en Cataluña.</text:p>
          </table:table-cell>
          <table:table-cell table:number-columns-repeated="16369"/>
        </table:table-row>
        <table:table-row table:style-name="ro5">
          <table:table-cell office:value-type="string" calcext:value-type="string">
            <text:p>subvenciones-a-la-internacionalizacion-para-el-ano-2025</text:p>
          </table:table-cell>
          <table:table-cell office:value-type="string" calcext:value-type="string">
            <text:p>Subvenciones a la Internacionalización para el año 2025</text:p>
          </table:table-cell>
          <table:table-cell office:value-type="string" calcext:value-type="string">
            <text:p>Apertura el 03/03/2025 y cierre el 21/03/2025</text:p>
          </table:table-cell>
          <table:table-cell office:value-type="string" calcext:value-type="string">
            <text:p>DIPUTACIÓN FORAL DE BIZKAIA</text:p>
          </table:table-cell>
          <table:table-cell office:value-type="string" calcext:value-type="string">
            <text:p>2200000.0</text:p>
          </table:table-cell>
          <table:table-cell office:value-type="string" calcext:value-type="string">
            <text:p>El objetivo de la ayuda es apoyar proyectos para la internacionalización de las empresas de Bizkaia en el año 2025. Esto forma parte de la misión del Departamento de Promoción Económica de contribuir a la creación de riqueza y empleo de calidad, impulsando la competitividad sostenible y e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odrán acceder a la consideración de personas beneficiarias de las subvenciones las empresas con personalidad jurídica propia. Además, estas entidades deberán cumplir ciertos requisitos establecidos en las bases reguladoras para obtener la condición de entidad beneficiaria de la subvención.</text:p>
          </table:table-cell>
          <table:table-cell/>
          <table:table-cell office:value-type="string" calcext:value-type="string">
            <text:p>El monto máximo de la ayuda otorgada en cada uno de los proyectos apoyados no superará los 50.000 euros. Además, la ayuda otorgada por entidad solicitante no superará los 80.000 euros.</text:p>
          </table:table-cell>
          <table:table-cell office:value-type="string" calcext:value-type="string">
            <text:p>Los gastos o actuaciones subvencionables de esta ayuda son los siguientes:</text:p>
            <text:p/>
            <text:p>1. **Gastos internos del personal** destinado al proyecto, tanto durante los días de estancia en el país de destino como para la realización de otras tareas del proyecto.</text:p>
            <text:p>2. **Nueva contratación de personal técnico especializado** en comercio exterior.</text:p>
            <text:p>3. **Costes de participación en ferias**, con un máximo de 12.000 euros por feria y un total de 50.000 euros.</text:p>
            <text:p>4. **Asesoramiento externo**, hasta 30.000 euros.</text:p>
            <text:p>5. **Promoción, marketing y publicidad**, hasta 30.000 euros.</text:p>
            <text:p/>
            <text:p>Además, los gastos deben ser necesarios, estar correctamente justificados y ejecutarse dentro del periodo establecido (del 1 de enero de 2024 al 31 de diciembre de 2026).</text:p>
          </table:table-cell>
          <table:table-cell office:value-type="string" calcext:value-type="string">
            <text:p>El plazo de ejecución de las actividades o proyectos subvencionados deberá iniciarse y finalizarse en el periodo comprendido entre el 1 de enero de 2024 y el 31 de diciembre de 2026, ambos inclusive.</text:p>
          </table:table-cell>
          <table:table-cell table:number-columns-repeated="16370"/>
        </table:table-row>
        <table:table-row table:style-name="ro9">
          <table:table-cell office:value-type="string" calcext:value-type="string">
            <text:p>subvenciones-destinadas-a-financiar-la-imparticion-de-los-programas-formativos-declarados-estrategicos-ano-2025</text:p>
          </table:table-cell>
          <table:table-cell office:value-type="string" calcext:value-type="string">
            <text:p>Subvenciones destinadas a financiar la impartición de los programas formativos declarados estratégicos, año 2025.</text:p>
          </table:table-cell>
          <table:table-cell office:value-type="string" calcext:value-type="string">
            <text:p>Apertura el 07/02/2025 y cierre el 07/02/2026</text:p>
          </table:table-cell>
          <table:table-cell office:value-type="string" calcext:value-type="string">
            <text:p>EXTREMADURA</text:p>
          </table:table-cell>
          <table:table-cell office:value-type="string" calcext:value-type="string">
            <text:p>4900000.0</text:p>
          </table:table-cell>
          <table:table-cell office:value-type="string" calcext:value-type="string">
            <text:p>El objetivo de la ayuda es financiar la impartición de programas formativos declarados estratégicos, vinculados a proyectos empresariales de interés para el empleo en la Comunidad Autónoma de Extremadura. Esto busca dar respuesta a los problemas de empleo actuales y facilitar la cualificación y recualificación de la población activ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son entidades que deben estar implantadas en Extremadura y tener al menos un centro de trabajo abierto en la región. Además, si la entidad solicitante es una persona jurídica, los miembros asociados que se comprometan a realizar las actuaciones subvencionadas también tendrán la consideración de beneficiarios. Sin embargo, no podrán obtener la condición de beneficiarios aquellas personas o entidades que cumplan con ciertas circunstancias que impidan su elegibilidad, aunque no se especifican en el texto proporcionado.</text:p>
          </table:table-cell>
          <table:table-cell/>
          <table:table-cell office:value-type="string" calcext:value-type="string">
            <text:p>La cuantía individualizada de la subvención a conceder podrá alcanzar el 100% de la cuantificación de costes de impartición de las acciones formativas que las entidades hayan previsto en el presupuesto del programa formativo calificado como estratégico. Sin embargo, no se menciona un monto máximo específico en los documentos proporcionados.</text:p>
          </table:table-cell>
          <table:table-cell office:value-type="string" calcext:value-type="string">
            <text:p>Los gastos o actuaciones subvencionables de esta ayuda incluyen:</text:p>
            <text:p/>
            <text:p>1. **Retribuciones del personal formador**: Salarios, seguros sociales, dietas y gastos de locomoción relacionados con la preparación, impartición, tutoría y evaluación de las acciones formativas.</text:p>
            <text:p/>
            <text:p>2. **Gastos de medios didácticos**: Adquisición de materiales didácticos y bienes consumibles utilizados en las actividades formativas.</text:p>
            <text:p/>
            <text:p>3. **Gastos de alquiler**: Alquiler de equipos didácticos, plataformas tecnológicas y espacios utilizados para la formación, excluyendo intereses.</text:p>
            <text:p/>
            <text:p>4. **Gastos de publicidad**: Costes relacionados con la organización y difusión de las acciones formativas, desglosados por cada acción.</text:p>
            <text:p/>
            <text:p>5. **Gastos de seguros**: Seguro de accidentes y responsabilidad civil de los participantes, desglosados por acción formativa.</text:p>
            <text:p/>
            <text:p>6. **Costes indirectos**: Imputación de costes indirectos a la actividad subvencionada, de acuerdo con principios contables.</text:p>
            <text:p/>
            <text:p>7. **Gastos de viaje y alojamiento**: Limitados a los establecidos en la normativa sobre indemnizaciones por razones de servicio.</text:p>
            <text:p/>
            <text:p>Es importante que todos los gastos estén efectivamente pagados dentro del plazo de justificación y que se ajusten al valor de mercado.</text:p>
          </table:table-cell>
          <table:table-cell office:value-type="string" calcext:value-type="string">
            <text:p>El plazo máximo de vigencia de la convocatoria, a efectos de presentación de solicitudes, será de un año a partir del día siguiente al que se publique en el Diario Oficial de Extremadura la resolución de convocatoria y el extracto de la misma. Además, la entidad beneficiaria deberá justificar la realización de la actividad subvencionada en un plazo de tres meses desde la fecha en que finalice la impartición de la acción o acciones formativas.</text:p>
          </table:table-cell>
          <table:table-cell office:value-type="string" calcext:value-type="string">
            <text:p>No se proporciona información específica sobre las diferentes líneas de actuación en las páginas proporcionadas. Sin embargo, en general, las líneas de actuación en programas de subvenciones para la formación suelen incluir aspectos como la formación para el empleo, la recualificación profesional, y la inclusión de colectivos específicos, como personas con discapacidad. Para detalles precisos, sería necesario consultar la normativa específica o la convocatoria correspondiente.</text:p>
          </table:table-cell>
          <table:table-cell table:number-columns-repeated="16369"/>
        </table:table-row>
        <table:table-row table:style-name="ro20">
          <table:table-cell office:value-type="string" calcext:value-type="string">
            <text:p>subvenciones-del-programa-de-apoyo-a-mujeres-en-los-ambitos-rural-y-urbano-de-castilla-y-leon-ano-2025</text:p>
          </table:table-cell>
          <table:table-cell office:value-type="string" calcext:value-type="string">
            <text:p>Subvenciones del Programa de apoyo a mujeres en los ámbitos rural y urbano de Castilla y León, año 2025.</text:p>
          </table:table-cell>
          <table:table-cell office:value-type="string" calcext:value-type="string">
            <text:p>Apertura el 30/11/2024 y cierre el 31/05/2025</text:p>
          </table:table-cell>
          <table:table-cell office:value-type="string" calcext:value-type="string">
            <text:p>CASTILLA Y LEÓN</text:p>
          </table:table-cell>
          <table:table-cell office:value-type="string" calcext:value-type="string">
            <text:p>4862392.0</text:p>
          </table:table-cell>
          <table:table-cell office:value-type="string" calcext:value-type="string">
            <text:p>La financiación de proyectos de itinerarios integrados de acciones de orientación profesional, acciones de habilitación para la integración socio-laboral, acciones de formación para el empleo y acciones para la inserción laboral, dirigidos a mujeres trabajadoras desempleadas, preferentemente residentes en municipios de menos de 5.000 habitantes, que contribuyan a mejorar su cualificación profesional y su capacidad de inserción laboral.</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ntidades jurídicas sin ánimo de lucro que acrediten experiencia en la realización de acciones dirigidas al acompañamiento de personas desempleadas ajustado a su perfil de empleabilidad en procesos de inserción laboral por cuenta ajena o propia.</text:p>
          </table:table-cell>
          <table:table-cell office:value-type="string" calcext:value-type="string">
            <text:p>El plazo de solicitud es desde el 30/11/2024 hasta el 31/05/2025.</text:p>
          </table:table-cell>
          <table:table-cell office:value-type="string" calcext:value-type="string">
            <text:p>La financiación máxima a conceder por itinerario integrado se determinará, en función del número de mujeres a atender y de los objetivos de inserción previstos, mediante la aplicación de dos módulos económicos específicos cuyo importe será:</text:p>
            <text:p>a) 1.715 € a percibir por mujer. Se podrá incluir en el módulo un incentivo de hasta 515 € por mujer.</text:p>
            <text:p>b) A la cantidad indicada en la letra precedente, se adicionará una cuantía de 2.500 € a percibir por mujer que, teniendo previamente la condición de atendida, resulte insertada en el mercado de trabajo o inicie una actividad emprendedora por cuenta propia. Con esta cantidad adicional sólo se subvencionará el 20% de las participantes que logren insertarse en el mercado laboral.</text:p>
          </table:table-cell>
          <table:table-cell office:value-type="string" calcext:value-type="string">
            <text:p>Se podrán subvencionar proyectos constituidos por itinerarios individualizados que integren acciones de orientación profesional, acciones de habilitación para la integración socio-laboral, acciones de formación para el empleo y acciones para la inserción laboral, dirigidos a mujeres trabajadoras desempleadas, preferentemente residentes en municipios de menos de 5.000 habitantes, que contribuyan a mejorar su cualificación profesional y su capacidad de inserción laboral.</text:p>
          </table:table-cell>
          <table:table-cell office:value-type="string" calcext:value-type="string">
            <text:p>Las acciones subvencionadas se podrán desarrollar desde el día siguiente a la fecha de notificación de la resolución de concesión hasta el 31 de agosto de 2025.</text:p>
          </table:table-cell>
          <table:table-cell table:number-columns-repeated="16370"/>
        </table:table-row>
        <table:table-row table:style-name="ro12">
          <table:table-cell office:value-type="string" calcext:value-type="string">
            <text:p>ayudas-para-realizar-proyectos-de-innovacion-en-las-pymes-industriales-ano-2025</text:p>
          </table:table-cell>
          <table:table-cell office:value-type="string" calcext:value-type="string">
            <text:p>Ayudas para realizar proyectos de innovación en las pymes industriales, año 2025.</text:p>
          </table:table-cell>
          <table:table-cell office:value-type="string" calcext:value-type="string">
            <text:p>Apertura el 27/01/2025 y cierre el 07/03/2025</text:p>
          </table:table-cell>
          <table:table-cell office:value-type="string" calcext:value-type="string">
            <text:p>COMUNIDAD FORAL DE NAVARRA</text:p>
          </table:table-cell>
          <table:table-cell office:value-type="string" calcext:value-type="string">
            <text:p>2140000.0</text:p>
          </table:table-cell>
          <table:table-cell office:value-type="string" calcext:value-type="string">
            <text:p>Fomentar la innovación en las empresas industriales navarras, con el fin de reforzar el crecimiento sostenible y la competitividad de las mismas, así como la creación de empleo de calidad.</text:p>
          </table:table-cell>
          <table:table-cell office:value-type="string" calcext:value-type="string">
            <text:p>Comunidad Foral de Navarra</text:p>
          </table:table-cell>
          <table:table-cell office:value-type="string" calcext:value-type="string">
            <text:p>350000.0</text:p>
          </table:table-cell>
          <table:table-cell office:value-type="string" calcext:value-type="string">
            <text:p>COMUNIDAD FORAL DE NAVARRA - DEPARTAMENTO DE INDUSTRIA Y DE TRANSICION ECOLOGICA Y DIGITAL EMPRESARIAL</text:p>
          </table:table-cell>
          <table:table-cell office:value-type="string" calcext:value-type="string">
            <text:p>a)  Las pymes.</text:p>
            <text:p>b)  Las grandes empresas.</text:p>
            <text:p/>
            <text:p>Los proyectos de innovación subvencionables podrán ser:</text:p>
            <text:p>1. Un proyecto individual que realice en solitario una pyme.</text:p>
            <text:p>2. Un proyecto de colaboración entre empresas que cumpla las siguientes condiciones:</text:p>
            <text:p>-  El  proyecto  implique  la  “colaboración  efectiva”  entre  al  menos  dos  empresas independientess.</text:p>
            <text:p>-  Al menos una de las empresas sea una pyme.</text:p>
            <text:p>- Ninguna empresa asuma por sí sola más del 70% de los costes subvencionables para el conjunto del proyecto.</text:p>
            <text:p>- Las  pymes  deben  asumir  en  conjunto,  al  menos,  el  30%  del  total  de  los  costes subvencionables. </text:p>
            <text:p>- Todas las participantes deberán cumplir los requisitos y obligaciones exigidos en estas bases reguladoras para obtener las ayudas.</text:p>
          </table:table-cell>
          <table:table-cell office:value-type="string" calcext:value-type="string">
            <text:p>El plazo de solicitud es desde el 27/01/2025 hasta el 07/03/2025.</text:p>
          </table:table-cell>
          <table:table-cell office:value-type="string" calcext:value-type="string">
            <text:p>El importe máximo de ayuda será:</text:p>
            <text:p>a) 200.000 euros en el caso de los proyectos individuales.</text:p>
            <text:p>b) 350.000  euros  en  el  caso  de  los  proyectos  de  colaboración,  sin  que  ninguna  de  las empresas participantes puede obtener más de 200.000 euros de ayuda.</text:p>
          </table:table-cell>
          <table:table-cell office:value-type="string" calcext:value-type="string">
            <text:p>a)  Gastos de personal en la medida y durante el periodo en que se dedique directamente al proyecto.</text:p>
            <text:p>b)  Gastos  de  los  materiales  empleados  en  el  proyecto:  instrumental,  materias  primas  y otros aprovisionamientos. Si dichos materiales se adquieren para emplearlos también en  otras  actividades  distintas  al  proyecto,  deberá  justificarse  el  criterio  de  reparto utilizado.</text:p>
            <text:p>c)  Gastos de amortización de equipos, de patentes de invención, de modelos de utilidad y de  certificados  complementarios  de  protección  de  medicamentos  y  de  productos fitosanitarios, en la medida y durante el periodo en que se utilicen para el proyecto.</text:p>
            <text:p>d)  Gastos de colaboraciones externas de entidades que realicen tareas de innovación en el  proyecto  y  aporten  conocimientos  técnicos,  hasta  el  50%  del  gasto  objeto  de subvención.</text:p>
            <text:p>e)  Otros  gastos  directamente  relacionados  con  el  proyecto  que  puedan  asignarse individualmente al mismo.</text:p>
          </table:table-cell>
          <table:table-cell office:value-type="string" calcext:value-type="string">
            <text:p>Los proyectos deberán ser ejecutados entre la fecha de solicitud de las ayudas y el 31 de octubre 2025.</text:p>
          </table:table-cell>
          <table:table-cell table:number-columns-repeated="16370"/>
        </table:table-row>
        <table:table-row table:style-name="ro7">
          <table:table-cell office:value-type="string" calcext:value-type="string">
            <text:p>ayudas-para-el-suministro-de-animales-reproductores-de-razas-puras-o-razas-comerciales-originarios-de-la-comunidad-ano-2024</text:p>
          </table:table-cell>
          <table:table-cell office:value-type="string" calcext:value-type="string">
            <text:p>Ayudas para el suministro de animales reproductores de razas puras o razas comerciales originarios de la comunidad, año 2024</text:p>
          </table:table-cell>
          <table:table-cell office:value-type="string" calcext:value-type="string">
            <text:p>Apertura el 01/12/2024 y cierre el 31/12/2025</text:p>
          </table:table-cell>
          <table:table-cell office:value-type="string" calcext:value-type="string">
            <text:p>CANARIAS</text:p>
          </table:table-cell>
          <table:table-cell office:value-type="string" calcext:value-type="string">
            <text:p>2084850.0</text:p>
          </table:table-cell>
          <table:table-cell office:value-type="string" calcext:value-type="string">
            <text:p>El objetivo de la ayuda es fomentar la actividad ganadera en Canarias facilitando el acceso a animales reproductores de las características adecuadas, de las especies bovina, porcina, cunícula y avícola de puesta, necesarios para la producción ganadera en la reg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operadores que introduzcan en Canarias animales de las especies indicadas, con destino a explotaciones ganaderas locales, y que cumplan con los siguientes requisitos:</text:p>
            <text:p/>
            <text:p>1. Para el ganado vacuno: hasta 20 hembras o el 25% de reproductoras de la explotación.</text:p>
            <text:p>2. Para el ganado porcino: hasta 25 hembras o el 35% de reproductoras de la explotación.</text:p>
            <text:p>3. Para el ganado cunícola: hasta 50 hembras o el 35% de reproductoras de la explotación (20% en el caso de abuelas).</text:p>
            <text:p>4. Para el ganado avícola: hasta el 80% de las gallinas de puesta de la explotación.</text:p>
            <text:p/>
            <text:p>Además, deben cumplir con los requisitos legales, sanitarios, de salud pública, de bienestar animal, de identificación animal, de condicionalidad y medioambientales establecidos por la normativa vigente.</text:p>
          </table:table-cell>
          <table:table-cell/>
          <table:table-cell office:value-type="string" calcext:value-type="string">
            <text:p>El importe de la ayuda y los límites máximos son los siguientes:</text:p>
            <text:p/>
            <text:p>- **Bovinos**: </text:p>
            <text:p>  - 619 € por cabeza (Tenerife y Gran Canaria)</text:p>
            <text:p>  - 680 € por cabeza (resto de las islas)</text:p>
            <text:p/>
            <text:p>- **Porcinos**: </text:p>
            <text:p>  - 565 € por macho</text:p>
            <text:p>  - 250 € por hembra</text:p>
            <text:p/>
            <text:p>- **Pollitas de puesta**: 1,00 € por cabeza (800.000 unidades)</text:p>
            <text:p/>
            <text:p>- **Conejos**: </text:p>
            <text:p>  - 23 € por abuelo (1.855 unidades)</text:p>
            <text:p>  - 17 € por padre (4.000 unidades)</text:p>
          </table:table-cell>
          <table:table-cell office:value-type="string" calcext:value-type="string">
            <text:p>Las actuaciones subvencionables de la ayuda en la Acción III.1 del Programa Comunitario de Apoyo a las Producciones Agrarias de Canarias están destinadas a la adquisición de animales reproductores necesarios para la producción ganadera en Canarias. Esto incluye animales de las especies bovina, porcina, cunícula y avícola de puesta, con el objetivo de fomentar la actividad ganadera y facilitar el acceso a animales de las características adecuadas. </text:p>
            <text:p/>
            <text:p>Si necesitas más detalles específicos sobre los tipos de gastos, no dudes en preguntar.</text:p>
          </table:table-cell>
          <table:table-cell office:value-type="string" calcext:value-type="string">
            <text:p>El plazo de ejecución de la ayuda es desde el 1 de enero de 2025 hasta el 30 de junio de 2026. Durante este período, se realizarán dos pagos a los beneficiarios.</text:p>
          </table:table-cell>
          <table:table-cell table:number-columns-repeated="16370"/>
        </table:table-row>
        <table:table-row table:style-name="ro6">
          <table:table-cell office:value-type="string" calcext:value-type="string">
            <text:p>ayudas-para-paliar-los-danos-producidos-por-el-jabali-en-los-cultivos-agricolas-ano-2025</text:p>
          </table:table-cell>
          <table:table-cell office:value-type="string" calcext:value-type="string">
            <text:p>Ayudas para paliar los daños producidos por el jabalí en los cultivos agrícolas, año 2025.</text:p>
          </table:table-cell>
          <table:table-cell office:value-type="string" calcext:value-type="string">
            <text:p>Apertura el 21/12/2024 y cierre el 11/11/2025</text:p>
          </table:table-cell>
          <table:table-cell office:value-type="string" calcext:value-type="string">
            <text:p>GALICIA</text:p>
          </table:table-cell>
          <table:table-cell office:value-type="string" calcext:value-type="string">
            <text:p>2018556.0</text:p>
          </table:table-cell>
          <table:table-cell office:value-type="string" calcext:value-type="string">
            <text:p>El objetivo de esta ayuda es compensar los daños causados en los cultivos agrícolas por el jabalí, a favor de las personas afectada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MEDIO AMBIENTE Y CAMBIO CLIMÁTICO</text:p>
          </table:table-cell>
          <table:table-cell office:value-type="string" calcext:value-type="string">
            <text:p>Los beneficiarios de la ayuda para paliar los daños producidos por el jabalí deben ser personas, físicas o jurídicas, que estén inscritas en alguna de las secciones del Registro de Explotaciones Agrarias de Galicia (REAGA). Esto incluye:</text:p>
            <text:p/>
            <text:p>1. Explotaciones agrarias prioritarias.</text:p>
            <text:p>2. Explotaciones agrarias de titularidad compartida.</text:p>
            <text:p>3. Explotaciones acogidas al régimen de venta directa (SEVEDI).</text:p>
            <text:p>4. Otras explotaciones agrarias.</text:p>
            <text:p/>
            <text:p>Además, en el caso de cultivos destinados al autoconsumo, el solicitante debe acreditar la titularidad de la explotación.</text:p>
          </table:table-cell>
          <table:table-cell office:value-type="string" calcext:value-type="string">
            <text:p>El plazo de solicitud es desde el 21/12/2024 hasta el 11/11/2025.</text:p>
          </table:table-cell>
          <table:table-cell office:value-type="string" calcext:value-type="string">
            <text:p>El importe máximo de la ayuda por persona beneficiaria se establece en 2.750 €.</text:p>
          </table:table-cell>
          <table:table-cell/>
          <table:table-cell office:value-type="string" calcext:value-type="string">
            <text:p>El plazo máximo para resolver sobre la concesión de la ayuda es de tres meses desde la presentación de la solicitud de ayuda. Si no se dicta una resolución expresa dentro de este plazo, los solicitantes pueden entender su solicitud como desestimada.</text:p>
          </table:table-cell>
          <table:table-cell table:number-columns-repeated="16370"/>
        </table:table-row>
        <table:table-row table:style-name="ro7">
          <table:table-cell office:value-type="string" calcext:value-type="string">
            <text:p>subvenciones-del-programa-soib-de-formacion-con-compromiso-de-contratacion</text:p>
          </table:table-cell>
          <table:table-cell office:value-type="string" calcext:value-type="string">
            <text:p>Subvenciones del Programa SOIB de Formación con Compromiso de Contratación para los años 2023-2026.</text:p>
          </table:table-cell>
          <table:table-cell office:value-type="string" calcext:value-type="string">
            <text:p>Apertura el 14/04/2023 y cierre el 12/09/2025</text:p>
          </table:table-cell>
          <table:table-cell office:value-type="string" calcext:value-type="string">
            <text:p>ILLES BALEARS</text:p>
          </table:table-cell>
          <table:table-cell office:value-type="string" calcext:value-type="string">
            <text:p>2000000.0</text:p>
          </table:table-cell>
          <table:table-cell office:value-type="string" calcext:value-type="string">
            <text:p>Lograr la inserción o la reinserción laboral de los trabajadores parados inscritos como demandantes de ocupación al SOIB y la mejora de las aptitudes y las competencias profesionales de las personas, a la vez que se ofrece una formación ajustada a las necesidades del mercado de trabajo, que atiendan los requerimientos de productividad y competitividad de las empresa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a) Entidades privadas con centros de trabajo ubicados a la comunidad autónoma de las Illes Balears, que adquieran por sí mismas el compromiso de contratación.</text:p>
            <text:p/>
            <text:p>b) Entidades de formación inscritas o acreditadas en el Registro estatal de entidades de formación a la fecha de presentación de la solicitud, que podrán asumir el compromiso de contratación mediante acuerdos o convenios con otras empresas que efectuarán la contratación. </text:p>
            <text:p>- En todo caso, será la entidad de formación beneficiaria que asumirá la responsabilidad de la ejecución de la actividad formativa subvencionada y del cumplimiento del compromiso de contratación.</text:p>
          </table:table-cell>
          <table:table-cell office:value-type="string" calcext:value-type="string">
            <text:p>El plazo de solicitud es desde el 14/04/2023 hasta el 12/09/2023.</text:p>
          </table:table-cell>
          <table:table-cell office:value-type="string" calcext:value-type="string">
            <text:p>El importe de la subvención solicitada por cada entidad de formación tiene que ser el resultado de la suma de los importes de todas las especialidades formativas.</text:p>
          </table:table-cell>
          <table:table-cell office:value-type="string" calcext:value-type="string">
            <text:p>Son subvencionables los gastos efectivamente aplicados a la ejecución de la acción formativa (cada Bloque contempla gastos propios).</text:p>
            <text:p/>
            <text:p>Con carácter general:</text:p>
            <text:p>a) Costes de personal.</text:p>
            <text:p>b) Costes directos e indirectos de las actuaciones:</text:p>
            <text:p> - Gastos de alquiler y de arrendamiento financiero: alquileres, leasing y rénting, tanto de los equipos como de las aulas, talleres y otras superficies utilizadas.</text:p>
            <text:p>- Gastos de amortización de instalaciones y equipos, aulas, talleres y otras superficies utilizadas en el desarrollo de la formación.</text:p>
            <text:p>- Gastos de medios y materiales didácticos y bienes consumibles: gastos de textos y materiales didácticos desechables para el alumno, así como los materiales de trabajo fungibles utilizados durante el desarrollo de las actuaciones.</text:p>
            <text:p>- Gastos de seguro de accidentes de los participantes.</text:p>
            <text:p>- Gastos de seguros de responsabilidad civil de los equipos, aulas, talleres y otras superficies utilizadas para ejecutar la actuación.</text:p>
            <text:p>- Gastos de evaluación de la calidad de la formación.</text:p>
            <text:p>- Gastos de publicidad derivadas de la difusión y promoción de las actuaciones subvencionadas.</text:p>
            <text:p>- Costes de personal de apoyo administrativo y otros gastos necesarios para la gestión administrativa: costes derivados de la administración y la dirección, así como de las actividades de coordinación, seguimiento y control de la actividad docente, que sean estrictamente necesarios para preparar y gestionar las acciones formativas.</text:p>
            <text:p>- Gastos financieros.</text:p>
            <text:p>- Otros gastos indirectos: luz, agua, calefacción, telefonía, conexión telemática, mensajería, correo, limpieza y vigilancia, y otros costes, siempre que estén asociados a la ejecución de la actividad formativa.</text:p>
          </table:table-cell>
          <table:table-cell table:number-columns-repeated="3"/>
          <table:table-cell office:value-type="string" calcext:value-type="string">
            <text:p>Los proyectos formativos pueden incluir ambos tipos de especialidades formativas del catálogo de especialidades formativas: de certificado de profesionalidad y no conducentes a certificados de profesionalidad.</text:p>
            <text:p/>
            <text:p>El programa formativo tiene que incluir la formación necesaria para el desarrollo eficaz de la ocupación. </text:p>
            <text:p/>
            <text:p>La modalidad de impartición tiene que ser presencial.</text:p>
          </table:table-cell>
          <table:table-cell table:number-columns-repeated="16367"/>
        </table:table-row>
        <table:table-row table:style-name="ro7">
          <table:table-cell office:value-type="string" calcext:value-type="string">
            <text:p>subvenciones-destinadas-a-la-adquisicion-de-vehiculos-electricos-y-estaciones-de-recarga-en-la-isla-de-la-gomera-para-el-ano-2023</text:p>
          </table:table-cell>
          <table:table-cell office:value-type="string" calcext:value-type="string">
            <text:p>Subvenciones destinadas a la adquisición de vehículos eléctricos y estaciones de recarga en la isla de La Gomera para el año 2023.</text:p>
          </table:table-cell>
          <table:table-cell office:value-type="string" calcext:value-type="string">
            <text:p>Apertura el 22/01/2024 y cierre el 31/03/2025</text:p>
          </table:table-cell>
          <table:table-cell office:value-type="string" calcext:value-type="string">
            <text:p>CABILDO INSULAR DE LA GOMERA</text:p>
          </table:table-cell>
          <table:table-cell office:value-type="string" calcext:value-type="string">
            <text:p>2000000.0</text:p>
          </table:table-cell>
          <table:table-cell office:value-type="string" calcext:value-type="string">
            <text:p>Impulsar la transformación del parque de vehículos de la Isla que utilizan combustibles fósiles hacia aquellos que son propulsados por energías alternativas como el vehículo eléctrico y el desarrollo de infraestructuras de recarga de estos, contribuyendo de esta forma a la reducción de la huella de carbono y mejora en la calidad del aire fomentando el desarrollo sostenible de la Isla y promoviendo la movilidad urbana sostenible.</text:p>
          </table:table-cell>
          <table:table-cell office:value-type="string" calcext:value-type="string">
            <text:p>La Gomera</text:p>
          </table:table-cell>
          <table:table-cell office:value-type="string" calcext:value-type="string">
            <text:p>0.0</text:p>
          </table:table-cell>
          <table:table-cell office:value-type="string" calcext:value-type="string">
            <text:p>CABILDO INSULAR DE LA GOMERA - CABILDO INSULAR DE LA GOMERA</text:p>
          </table:table-cell>
          <table:table-cell office:value-type="string" calcext:value-type="string">
            <text:p>Las empresas y/o cualquier persona física o jurídica.</text:p>
            <text:p>- Las personas físicas (particulares), deberán acreditar tener su residencia habitual en la Isla de La Gomera durante al menos, un año de antelación a la fecha de publicación de la presente convocatoria, o en su caso, a la fecha de adquisición del vehículo objeto de ayuda si esta se hubiese producido antes de dicha publicación.</text:p>
            <text:p>- Las empresas personas físicas (autónomos) y personas jurídicas, deberán acreditar tener establecido su domicilio social y fiscal en la Isla de La Gomera así como haber iniciado su actividad económica al menos con un año de antelación a la fecha de publicación de la presente convocatoria o, en su caso, en la fecha de adquisición del vehículo objeto de la ayuda si esta se hubiera producido antes de dicha publicación.</text:p>
          </table:table-cell>
          <table:table-cell office:value-type="string" calcext:value-type="string">
            <text:p>El plazo de presentación de solicitudes es del 22/1/2024 al 31/3/2025</text:p>
          </table:table-cell>
          <table:table-cell office:value-type="string" calcext:value-type="string">
            <text:p>Línea 1:</text:p>
            <text:p>a) La cuantía máxima para la adquisición de vehículos nuevos 100% eléctricos propulsados únicamente con motor eléctrico y con almacenamiento de energía mediante baterías, pertenecientes a las categorías (M1, N1, L3e) así como, para las bicicletas eléctricas son los siguientes:</text:p>
            <text:p>- Hasta 12.000 € por vehículo turismo, furgoneta o camiones ligeros (categorías M1 y N1)</text:p>
            <text:p>- Hasta 3.000 € por motocicleta (categoría L3e)</text:p>
            <text:p>- Hasta 1.200 € por bicicleta eléctrica. </text:p>
            <text:p/>
            <text:p>Línea 2:</text:p>
            <text:p>a) La cuantía máxima para la adquisición de vehículos en la categoría M1, M2 y M3, son los siguientes:</text:p>
            <text:p>- Hasta 10.000 € por vehículo turismo que tenga además, del asiento del conductor, ocho plazas como máximo ( categoría M1).</text:p>
            <text:p>- Hasta 30.000 € por vehículos de transporte discrecional de viajeros que tenga además del asiento del conductor, más de ocho plazas sentadas (categoría M2 y M3)</text:p>
            <text:p/>
            <text:p>Línea 3:</text:p>
            <text:p>a) Instalación de punto de recarga para garajes de flotas de vehículos, hasta el 50% del coste subvencionable con un máximo de 1.500 € por instalación.</text:p>
            <text:p>b) Instalación de puntos de recarga en plazas de aparcamiento de viviendas unifamiliares de uso privado, hasta el 60%, con un coste máximo de 700 € por instalación.</text:p>
            <text:p>c) Instalación de puntos de recarga en garaje comunitario, de uso privado en edificio de viviendas, hasta el 60%, con un coste máximo de 1.500 € por instalación.</text:p>
          </table:table-cell>
          <table:table-cell office:value-type="string" calcext:value-type="string">
            <text:p>Línea 1 y 2:</text:p>
            <text:p>- El coste de adquisición del vehículo nuevo.</text:p>
            <text:p>- Para la L1: Las ayudas se destinarán a la adquisición de vehículos nuevos tipo (BEV) eléctricos puros. </text:p>
            <text:p>- Para la L2: Las ayudas se destinarán a la adquisición de vehículos nuevos híbridos o eléctricos tipo (BEV) destinada a los profesionales del transporte de viajeros por carretera.</text:p>
            <text:p>- Aquellos que de manera indubitada respondan a la naturaleza de la actividad subvencionada.</text:p>
            <text:p>- En ningún caso el coste de adquisición de los gastos subvencionables puede ser superior al valor de mercado.</text:p>
            <text:p>- La adquisición se puede realizar mediante pago financiado, mediante transferencia bancaria o pago con tarjeta. </text:p>
            <text:p/>
            <text:p>Línea 3:</text:p>
            <text:p>a) El desarrollo de infraestructuras para la recarga de vehículos eléctricos:</text:p>
            <text:p>- Se entenderá por estación de recarga el conjunto de elementos necesarios para efectuar la conexión del VEHÍCULO ELÉCTRICO a la instalación eléctrica fija necesaria para su recarga.</text:p>
            <text:p>- Serán subvencionables los elementos necesarios para su funcionamiento, aguas abajo del contador suministrado por la compañía distribuidora</text:p>
          </table:table-cell>
          <table:table-cell/>
          <table:table-cell office:value-type="string" calcext:value-type="string">
            <text:p>Línea 1. Adquisición de vehículos eléctricos. </text:p>
            <text:p>Línea 2. Adquisición de vehículos híbridos o eléctricos destinada a los profesionales del transporte de viajeros por carretera. </text:p>
            <text:p>Línea 3. Desarrollo de infraestructuras para la recarga de vehículos.</text:p>
          </table:table-cell>
          <table:table-cell/>
          <table:table-cell office:value-type="string" calcext:value-type="string">
            <text:p>Los gastos e inversiones para ser subvencionables deberán realizarse y pagarse entre el 1 de enero del año 2023, y la fecha de finalización del plazo de justificación de la subvención otorgada.</text:p>
          </table:table-cell>
          <table:table-cell table:number-columns-repeated="16367"/>
        </table:table-row>
        <table:table-row table:style-name="ro7">
          <table:table-cell office:value-type="string" calcext:value-type="string">
            <text:p>subvencion-202425-a-empresas-del-mercado-ordinario-para-la-contratacion-de-personas-con-discapacidad</text:p>
          </table:table-cell>
          <table:table-cell office:value-type="string" calcext:value-type="string">
            <text:p>Ayudas a empresas del mercado ordinario para la contratación de personas con discapacidad, año 2024/25. (Programa 1)</text:p>
          </table:table-cell>
          <table:table-cell office:value-type="string" calcext:value-type="string">
            <text:p>Apertura el 19/09/2024 y cierre el 19/09/2025</text:p>
          </table:table-cell>
          <table:table-cell office:value-type="string" calcext:value-type="string">
            <text:p>EXTREMADURA</text:p>
          </table:table-cell>
          <table:table-cell office:value-type="string" calcext:value-type="string">
            <text:p>2000000.0</text:p>
          </table:table-cell>
          <table:table-cell office:value-type="string" calcext:value-type="string">
            <text:p>El objetivo de las ayudas es fomentar la adaptación social y laboral de personas trabajadoras con discapacidad que tienen especiales dificultades de inserción laboral, facilitando su acceso y desempeño en empresas ordinarias mediante acciones de orientación y acompañamiento individualizado en el puesto de trabajo. Además, se busca mejorar la accesibilidad universal y eliminar barreras que dificulten el trabajo de estas personas.</text:p>
          </table:table-cell>
          <table:table-cell office:value-type="string" calcext:value-type="string">
            <text:p>Extremadura</text:p>
          </table:table-cell>
          <table:table-cell office:value-type="string" calcext:value-type="string">
            <text:p>2000.0</text:p>
          </table:table-cell>
          <table:table-cell office:value-type="string" calcext:value-type="string">
            <text:p>EXTREMADURA - SERVICIO EXTREMEÑO PÚBLICO DE EMPLEO (SEXPE)</text:p>
          </table:table-cell>
          <table:table-cell office:value-type="string" calcext:value-type="string">
            <text:p>1. Empresas privadas, independientemente de su forma jurídica.</text:p>
            <text:p/>
            <text:p>2. Personas trabajadoras autónomas.</text:p>
            <text:p/>
            <text:p>3. Profesionales colegiados.</text:p>
            <text:p/>
            <text:p>4. Asociaciones y fundaciones.</text:p>
            <text:p/>
            <text:p>5. Entidades sin ánimo de lucro.</text:p>
            <text:p/>
            <text:p>6. Sociedades civiles y agrupaciones privadas de personas físicas o jurídicas.</text:p>
            <text:p/>
            <text:p>7. Comunidades de bienes.</text:p>
            <text:p/>
            <text:p>8. Cualquier otro tipo de unidad económica o patrimonio separado, aunque carezcan de personalidad jurídica, que realicen contrataciones en centros de trabajo ubicados en la Comunidad Autónoma de Extremadura.</text:p>
          </table:table-cell>
          <table:table-cell/>
          <table:table-cell office:value-type="string" calcext:value-type="string">
            <text:p>El monto máximo de la ayuda por la implantación de medidas de adaptación individual es de 2.000 euros por cada persona trabajadora con discapacidad para la que se haya realizado dicha adaptación. </text:p>
            <text:p/>
            <text:p>Además, el importe de la subvención no podrá ser superior al coste de la medida de adaptación subvencionada.</text:p>
          </table:table-cell>
          <table:table-cell office:value-type="string" calcext:value-type="string">
            <text:p>Los gastos o actuaciones subvencionables de esta ayuda incluyen:</text:p>
            <text:p>1. **Eliminación de barreras físicas** que impidan o dificulten el acceso de las personas con discapacidad a los lugares de trabajo, así como la movilidad o comunicación dentro de los mismos.</text:p>
            <text:p>2. **Adaptación de equipos de trabajo** a las personas con discapacidad, incluyendo mobiliario, máquinas o equipos informáticos, así como del entorno físico del puesto o del proceso productivo.</text:p>
            <text:p>3. **Instalación de programas informáticos y de comunicación** adecuados para su utilización por dichas personas.</text:p>
            <text:p/>
            <text:p>Además, los gastos deben estar documentados con facturas y justificantes de pago expedidos en los seis meses anteriores o en los tres meses posteriores a la creación de los puestos de trabajo subvencionados. Los pagos de gastos de importe igual o superior a 300 euros deben realizarse mediante transferencia bancaria, tarjeta de crédito o débito, cheque nominativo o ingreso en cuentas de entidades de crédito.</text:p>
          </table:table-cell>
          <table:table-cell office:value-type="string" calcext:value-type="string">
            <text:p>El plazo de vigencia de la convocatoria para la presentación de solicitudes será de un año a partir del día siguiente a la publicación en el Diario Oficial de Extremadura. Además, las entidades interesadas deberán solicitar las subvenciones dentro de un plazo específico de dos meses, a contar desde la fecha de inicio de la contratación o de la transformación objeto de subvención.</text:p>
          </table:table-cell>
          <table:table-cell office:value-type="string" calcext:value-type="string">
            <text:p>1. **Subvenciones para la contratación indefinida por empresas ordinarias de personas con discapacidad procedentes de los enclaves laborales.**</text:p>
            <text:p/>
            <text:p>2. **Subvenciones destinadas a la transformación de contratos temporales en indefinidos celebrados con personas con discapacidad.**</text:p>
            <text:p/>
            <text:p>3. **Subvenciones para la contratación temporal de personas con discapacidad desempleadas en empresas ordinarias.**</text:p>
            <text:p/>
            <text:p>4. **Subvenciones al empleo con apoyo, dirigidas a asociaciones, fundaciones y otras entidades sin ánimo de lucro que colaboren con empresas que contraten a personas trabajadoras con discapacidad.**</text:p>
            <text:p/>
            <text:p>5. **Subvenciones para financiar medidas de accesibilidad universal física, sensorial, cognitiva y de comunicación, así como la eliminación de barreras arquitectónicas.**</text:p>
          </table:table-cell>
          <table:table-cell table:number-columns-repeated="16369"/>
        </table:table-row>
        <table:table-row table:style-name="ro4">
          <table:table-cell office:value-type="string" calcext:value-type="string">
            <text:p>ayudas-para-la-atraccion-y-establecimiento-de-nomadas-digitales-trabajadores-por-cuenta-propia-en-extremadura</text:p>
          </table:table-cell>
          <table:table-cell office:value-type="string" calcext:value-type="string">
            <text:p>Ayudas para la atracción y establecimiento de nómadas digitales trabajadores por cuenta propia en Extremadura, año 2024.</text:p>
          </table:table-cell>
          <table:table-cell office:value-type="string" calcext:value-type="string">
            <text:p>Apertura el 09/10/2024 y cierre el 08/10/2025</text:p>
          </table:table-cell>
          <table:table-cell office:value-type="string" calcext:value-type="string">
            <text:p>EXTREMADURA</text:p>
          </table:table-cell>
          <table:table-cell office:value-type="string" calcext:value-type="string">
            <text:p>2000000.0</text:p>
          </table:table-cell>
          <table:table-cell office:value-type="string" calcext:value-type="string">
            <text:p>La atracción y establecimiento en la Comunidad Autónoma de Extremadura de nómadas digitales que ejerzan una actividad laboral o profesional de forma remota y mediante el uso exclusivo de medios y sistemas informáticos, telemáticos y de información.</text:p>
          </table:table-cell>
          <table:table-cell office:value-type="string" calcext:value-type="string">
            <text:p>Extremadura</text:p>
          </table:table-cell>
          <table:table-cell office:value-type="string" calcext:value-type="string">
            <text:p>10000.0</text:p>
          </table:table-cell>
          <table:table-cell office:value-type="string" calcext:value-type="string">
            <text:p>EXTREMADURA - SERVICIO EXTREMEÑO PÚBLICO DE EMPLEO (SEXPE)</text:p>
          </table:table-cell>
          <table:table-cell office:value-type="string" calcext:value-type="string">
            <text:p>Podrán ser beneficiarios de estas ayudas los nómadas digitales que, residiendo fuera de la Comunidad Autónoma de Extremadura en el momento de presentación de la solicitud, se establezcan y empadronen en algún municipio del territorio de nuestra región.</text:p>
            <text:p/>
            <text:p>A efectos del presente decreto, se consideran nómadas digitales a las personas trabajadoras por cuenta ajena y las personas trabajadoras autónomas que realizan su trabajo de forma remota y mediante el uso exclusivo de medios y sistemas informáticos, telemáticos y de información.</text:p>
          </table:table-cell>
          <table:table-cell office:value-type="string" calcext:value-type="string">
            <text:p>El plazo de solicitud es desde el 09/10/2024 hasta el 08/10/2025.</text:p>
          </table:table-cell>
          <table:table-cell office:value-type="string" calcext:value-type="string">
            <text:p>Para el Programa I se establecen las siguientes ayudas:</text:p>
            <text:p>a) 10.000 euros cuando la persona que solicite la ayuda reúna, sin que sean acumulables entre sí, una de las siguientes condiciones:</text:p>
            <text:p>− Joven menor de 30 años.</text:p>
            <text:p>− Mujer.</text:p>
            <text:p>− Que se empadrone en una localidad de menos de 5.000 habitantes.</text:p>
            <text:p>b) 8.000 euros para aquellas personas que no se encuentren encuadradas en ninguno de los grupos de la letra anterior.</text:p>
            <text:p/>
            <text:p>Para el Programa II, y siempre que la persona que solicite la ayuda haya cumplido las obligaciones impuestas para el Programa I en el artículo 20 del presente decreto, se establecen las siguientes ayudas:</text:p>
            <text:p>a) 5.000 euros cuando la persona que solicite la ayuda reúna, sin que sean acumulables entre sí, una de las condiciones previstas en el apartado 2.a de este artículo.</text:p>
            <text:p>b) 4.000 euros para aquellas personas que no reúnan ninguna de las condiciones previstas en la letra anterior.</text:p>
          </table:table-cell>
          <table:table-cell office:value-type="string" calcext:value-type="string">
            <text:p>Será objeto de subvención el establecimiento y empadronamiento en cualquier municipio de la Comunidad Autónoma de Extremadura de nómadas digitales, que realizan su trabajo de forma remota y mediante el uso exclusivo de medios y sistemas informáticos, telemáticos y de información</text:p>
          </table:table-cell>
          <table:table-cell/>
          <table:table-cell office:value-type="string" calcext:value-type="string">
            <text:p>Programa I: Ayudas para la atracción y establecimiento de nómadas digitales.</text:p>
            <text:p/>
            <text:p>Programa II: Ayudas para los nómadas digitales beneficiarios del Programa I que permanezcan empadronados y establecidos en Extremadura durante un período añadido de 12 meses, adicional al período de mantenimiento obligatorio de 24 meses establecido para el Programa I.</text:p>
          </table:table-cell>
          <table:table-cell table:number-columns-repeated="16369"/>
        </table:table-row>
        <table:table-row table:style-name="ro10">
          <table:table-cell office:value-type="string" calcext:value-type="string">
            <text:p>subvenciones-destinadas-a-la-dinamizacion-de-las-ventas-del-comercio-del-automovil-mediante-la-renovacion-del-parque-automovilistico-en-base-a-criterios-de-seguridad-y-sostenibilidad-medioambiental</text:p>
          </table:table-cell>
          <table:table-cell office:value-type="string" calcext:value-type="string">
            <text:p>Subvenciones destinadas a la dinamización de las ventas del comercio del automóvil mediante la renovación del parque automovilístico en base a criterios de seguridad y sostenibilidad medioambiental.</text:p>
          </table:table-cell>
          <table:table-cell office:value-type="string" calcext:value-type="string">
            <text:p>Apertura el 01/11/2024 y cierre el 30/06/2025</text:p>
          </table:table-cell>
          <table:table-cell office:value-type="string" calcext:value-type="string">
            <text:p>LA RIOJA</text:p>
          </table:table-cell>
          <table:table-cell office:value-type="string" calcext:value-type="string">
            <text:p>2000000.0</text:p>
          </table:table-cell>
          <table:table-cell office:value-type="string" calcext:value-type="string">
            <text:p>La dinamización de las ventas del comercio del automóvil, mediante la renovación del parque automovilístico en base a criterios de seguridad y sostenibilidad medioambiental.</text:p>
          </table:table-cell>
          <table:table-cell office:value-type="string" calcext:value-type="string">
            <text:p>La Rioja</text:p>
          </table:table-cell>
          <table:table-cell office:value-type="string" calcext:value-type="string">
            <text:p>21780.0</text:p>
          </table:table-cell>
          <table:table-cell office:value-type="string" calcext:value-type="string">
            <text:p>LA RIOJA - AGENCIA DE DESARROLLO ECONÓMICO DE LA RIOJA</text:p>
          </table:table-cell>
          <table:table-cell office:value-type="string" calcext:value-type="string">
            <text:p>Las PYMEs y grandes empresas que desarrollen una actividad económica encuadrada en la Sección E, División 6, Grupo 654, Epígrafe 654.1, Comercio al por menor de vehículos terrestres, de las tarifas del impuesto sobre actividades económicas, que cuenten con establecimiento operativo en la Comunidad Autónoma de La Rioja, ejerzan la actividad económica para la que se solicita la ayuda y realicen la actuación subvencionada.</text:p>
            <text:p/>
            <text:p>Cada beneficiario puede presentar un máximo de 9 de solicitudes</text:p>
          </table:table-cell>
          <table:table-cell office:value-type="string" calcext:value-type="string">
            <text:p>El plazo de solicitud es desde el 01/11/2024 hasta el 30/06/2025.</text:p>
          </table:table-cell>
          <table:table-cell office:value-type="string" calcext:value-type="string">
            <text:p>Se fija una cuantía fija por cada vehículo vendido de 2.420 euros. </text:p>
            <text:p/>
            <text:p>Los beneficiarios deberán aplicar un descuento de 3.750 euros en cada vehículo vendido.</text:p>
            <text:p/>
            <text:p>El importe mínimo subvencionable por solicitud y beneficiario será de 12.100 euros, correspondiente a 5 vehículos vendidos.</text:p>
          </table:table-cell>
          <table:table-cell office:value-type="string" calcext:value-type="string">
            <text:p>Será subvencionable la venta de vehículos con un coste inferior o igual a 45.000,00 € (impuestos no incluidos), que se amplía a 60.000,00 € (impuestos no incluidos) para vehículos eléctricos con autonomía mayor a 30 km en modo eléctrico, desde la publicación esta Convocatoria hasta el13 de junio de 2025, siempre que se trate de vehículos M1 (turismos) con un valor de emisiones iguales o inferiores a 150 g CO2/km.</text:p>
            <text:p/>
            <text:p>Serán objeto de esta ayuda los vehículos nuevos y los “DEMO”, siempre que estos últimos hayan sido matriculados por el punto de venta hasta 12 meses antes de la fecha de la factura.</text:p>
            <text:p/>
            <text:p>Se establece un máximo de hasta 4 vehículos “DEMO” por beneficiario.</text:p>
          </table:table-cell>
          <table:table-cell table:number-columns-repeated="16371"/>
        </table:table-row>
        <table:table-row table:style-name="ro20">
          <table:table-cell office:value-type="string" calcext:value-type="string">
            <text:p>ayudas-a-la-destilacion-de-subproductos-de-vinificacion-campana-20242025-2024</text:p>
          </table:table-cell>
          <table:table-cell office:value-type="string" calcext:value-type="string">
            <text:p>Ayudas a la destilación de subproductos de vinificación, campaña 2024/2025.</text:p>
          </table:table-cell>
          <table:table-cell office:value-type="string" calcext:value-type="string">
            <text:p>Apertura el 19/11/2024 y cierre el 20/07/2025</text:p>
          </table:table-cell>
          <table:table-cell office:value-type="string" calcext:value-type="string">
            <text:p>COMUNITAT VALENCIANA</text:p>
          </table:table-cell>
          <table:table-cell office:value-type="string" calcext:value-type="string">
            <text:p>2000000.0</text:p>
          </table:table-cell>
          <table:table-cell office:value-type="string" calcext:value-type="string">
            <text:p>El objetivo de esta ayuda es apoyar la destilación de subproductos de vinificación en el ámbito territorial de la Comunidad Valenciana. Estas ayudas están gestionadas por la Dirección General de Política Agrícola Comuna y se rigen por las bases establecidas en el Real Decreto 905/2022, de 25 de octubre.</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AGENCIA VALENCIANA DE FOMENTO Y GARANTÍA AGRARIA</text:p>
          </table:table-cell>
          <table:table-cell/>
          <table:table-cell office:value-type="string" calcext:value-type="string">
            <text:p>El plazo de solicitud es desde el 19/11/2024 hasta el 30/07/2025.</text:p>
          </table:table-cell>
          <table:table-cell office:value-type="string" calcext:value-type="string">
            <text:p>El monto máximo estimado para las ayudas convocadas es de 2.000.000 de euros. Sin embargo, este importe estará condicionado a lo que se establezca en los apartados 6 y 7 del artículo 52 del Real decreto 905/2022, una vez se conozca el reparto de fondos.</text:p>
          </table:table-cell>
          <table:table-cell/>
          <table:table-cell office:value-type="string" calcext:value-type="string">
            <text:p>La información proporcionada no especifica directamente el plazo de ejecución de la ayuda. Sin embargo, menciona que una vez establecida la cuantía definitiva de la ayuda, el pago correspondiente se realizará hasta el 15 de octubre de la campaña siguiente. Esto sugiere que la ejecución de la ayuda podría estar relacionada con el periodo de la campaña vitícola y el tiempo necesario para el establecimiento de la cuantía. </text:p>
            <text:p/>
            <text:p>Para obtener detalles más precisos sobre el plazo de ejecución, sería recomendable consultar la normativa específica o la resolución de la convocatoria.</text:p>
          </table:table-cell>
          <table:table-cell table:number-columns-repeated="16370"/>
        </table:table-row>
        <table:table-row table:style-name="ro1">
          <table:table-cell office:value-type="string" calcext:value-type="string">
            <text:p>ayudas-a-entidades-locales-de-galicia-para-la-aplicacion-de-soluciones-basadas-en-la-naturaleza-dirigidas-a-la-prevencion-de-riesgos-asociados-al-cambio-climatico-en-espacios-urbanos-y-periurbanos-programa-galicia-refugio-climatico-2025</text:p>
          </table:table-cell>
          <table:table-cell office:value-type="string" calcext:value-type="string">
            <text:p>Ayudas a entidades locales de Galicia para la aplicación de soluciones basadas en la naturaleza dirigidas a la prevención <text:s/>de riesgos asociados al cambio climático en espacios urbanos y periurbanos - Programa Galicia Refugio Climático 2025</text:p>
          </table:table-cell>
          <table:table-cell office:value-type="string" calcext:value-type="string">
            <text:p>Apertura el 19/02/2025 y cierre el 31/03/2025</text:p>
          </table:table-cell>
          <table:table-cell office:value-type="string" calcext:value-type="string">
            <text:p>GALICIA</text:p>
          </table:table-cell>
          <table:table-cell office:value-type="string" calcext:value-type="string">
            <text:p>2000000.0</text:p>
          </table:table-cell>
          <table:table-cell office:value-type="string" calcext:value-type="string">
            <text:p>No puedo encontrar información relevante sobre el objetivo de la ayuda en las páginas proporcionadas. Sin embargo, generalmente, las ayudas en el contexto de energías renovables y cambio climático suelen tener como objetivo fomentar la sostenibilidad, apoyar la transición energética, reducir las emisiones de gases de efecto invernadero y promover el uso de fuentes de energía renovable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MEDIO AMBIENTE Y CAMBIO CLIMÁTICO</text:p>
          </table:table-cell>
          <table:table-cell office:value-type="string" calcext:value-type="string">
            <text:p>No puedo encontrar información específica sobre los beneficiarios de la ayuda en las páginas proporcionadas. Sin embargo, generalmente, los beneficiarios de ayudas relacionadas con energías renovables y cambio climático suelen incluir a empresas, organizaciones no gubernamentales, administraciones públicas y, en algunos casos, particulares que cumplan con ciertos requisitos establecidos por la normativa correspondiente. Te recomendaría consultar directamente con la Dirección Xeral de Enerxías Renovables e Cambio Climático o su sitio web para obtener información precisa.</text:p>
          </table:table-cell>
          <table:table-cell/>
          <table:table-cell office:value-type="string" calcext:value-type="string">
            <text:p>No puedo encontrar información relevante sobre el monto máximo de la ayuda en las páginas proporcionadas. Sin embargo, generalmente, el monto máximo de ayudas puede variar según el programa específico y las regulaciones aplicables. Te recomendaría consultar directamente con la Dirección Xeral de Enerxías Renovables e Cambio Climático o visitar su sitio web para obtener información precisa.</text:p>
          </table:table-cell>
          <table:table-cell office:value-type="string" calcext:value-type="string">
            <text:p>Lo siento, pero no puedo encontrar información relevante sobre los gastos o actuaciones subvencionables de la ayuda en las páginas proporcionadas. Sin embargo, en general, las ayudas para energías renovables suelen subvencionar gastos como la instalación de sistemas de energía renovable, la compra de equipos, y en algunos casos, la formación o asesoramiento técnico. Te recomendaría consultar directamente con la Dirección Xeral de Enerxías Renovables e Cambio Climático o su sitio web para obtener información específica.</text:p>
          </table:table-cell>
          <table:table-cell office:value-type="string" calcext:value-type="string">
            <text:p>No puedo encontrar información relevante sobre el plazo de ejecución de la ayuda en las páginas proporcionadas. Sin embargo, generalmente, los plazos de ejecución de ayudas pueden variar según el tipo de programa y la normativa específica. Te recomendaría consultar directamente con la Dirección Xeral de Enerxías Renovables e Cambio Climático o revisar la documentación oficial relacionada con la ayuda en cuestión.</text:p>
          </table:table-cell>
          <table:table-cell office:value-type="string" calcext:value-type="string">
            <text:p>No puedo encontrar información específica sobre las diferentes líneas de actuación en las páginas proporcionadas. Sin embargo, en general, las líneas de actuación en el ámbito de las energías renovables y el cambio climático suelen incluir la promoción de energías limpias, la eficiencia energética, la adaptación al cambio climático, la mitigación de emisiones de gases de efecto invernadero, y la educación y sensibilización ambiental. Si necesitas información más detallada, te recomendaría consultar directamente con la Dirección Xeral de Enerxías Renovables e Cambio Climático.</text:p>
          </table:table-cell>
          <table:table-cell table:number-columns-repeated="16369"/>
        </table:table-row>
        <table:table-row table:style-name="ro17">
          <table:table-cell office:value-type="string" calcext:value-type="string">
            <text:p>subvenciones-por-el-area-de-concertacion-a-municipios-salvo-la-capital-y-elas-de-la-provincia-para-la-realizacion-de-actividades-de-su-ambito-competencial-para-el-ano-2025-2025</text:p>
          </table:table-cell>
          <table:table-cell office:value-type="string" calcext:value-type="string">
            <text:p>Subvenciones por el Área de Concertación a municipios, salvo la capital, y ELAS de la provincia para la realización de actividades de su ámbito competencial para el año 2025.</text:p>
          </table:table-cell>
          <table:table-cell office:value-type="string" calcext:value-type="string">
            <text:p>Apertura el 10/02/2025 y cierre el 21/02/2025</text:p>
          </table:table-cell>
          <table:table-cell office:value-type="string" calcext:value-type="string">
            <text:p>DIPUTACIÓN PROV. DE SEVILLA</text:p>
          </table:table-cell>
          <table:table-cell office:value-type="string" calcext:value-type="string">
            <text:p>2000000.0</text:p>
          </table:table-cell>
          <table:table-cell office:value-type="string" calcext:value-type="string">
            <text:p>El objetivo de la ayuda es apoyar la realización de actividades en el ámbito competencial de los municipios y entidades locales autónomas de la provincia de Sevilla. Esto busca fomentar el desarrollo local y mejorar los servicios y proyectos que beneficien a la comunidad.</text:p>
          </table:table-cell>
          <table:table-cell office:value-type="string" calcext:value-type="string">
            <text:p>Sevilla</text:p>
          </table:table-cell>
          <table:table-cell office:value-type="string" calcext:value-type="string">
            <text:p>0.0</text:p>
          </table:table-cell>
          <table:table-cell office:value-type="string" calcext:value-type="string">
            <text:p>DIPUTACIÓN PROV. DE SEVILLA - DIPUTACIÓN PROVINCIAL DE SEVILLA</text:p>
          </table:table-cell>
          <table:table-cell office:value-type="string" calcext:value-type="string">
            <text:p>Los beneficiarios de la ayuda son los municipios, excepto su capital, y las entidades locales autónomas de la provincia de Sevilla que vayan a realizar la actividad que fundamenta la concesión de la subvención. Deben acreditar que no concurren ninguna de las prohibiciones establecidas en el artículo 13 de la Ley General de Subvenciones (LGS).</text:p>
          </table:table-cell>
          <table:table-cell/>
          <table:table-cell office:value-type="string" calcext:value-type="string">
            <text:p>El monto máximo de la ayuda es del **80% del coste final de la actividad**, con un límite de **20.000,00 €** para los proyectos o actividades presentados en la línea 1, y **10.000,00 €** para los presentados en la línea 2.</text:p>
          </table:table-cell>
          <table:table-cell office:value-type="string" calcext:value-type="string">
            <text:p>Los gastos o actuaciones subvencionables de esta ayuda incluyen:</text:p>
            <text:p/>
            <text:p>1. **Gastos de personal**: Solo si son contratados específicamente para la actuación.</text:p>
            <text:p>2. **Gastos de desplazamientos, alojamiento y manutención**: Hasta el máximo correspondiente al artículo 10 del R.D. 462/2002.</text:p>
            <text:p>3. **Material fungible**: Como papelería y consumibles adquiridos exclusivamente para la actividad.</text:p>
            <text:p>4. **Gastos de publicidad y difusión**: Relacionados con las actividades realizadas, conferencias, jornadas, cursos, y servicios profesionales ligados al proyecto.</text:p>
            <text:p>5. **Inversiones**: Importes necesarios para el desarrollo de unidades de obra o suministro e instalación, así como la adquisición de elementos inventariables, cumpliendo con las condiciones establecidas.</text:p>
            <text:p/>
            <text:p>Es importante que todos los gastos sean estrictamente necesarios, se realicen dentro del plazo establecido y sean pagados antes de la finalización del plazo de justificación de la subvención. Además, la subvención financiará solo hasta un máximo del 80% del total del proyecto o actividad.</text:p>
          </table:table-cell>
          <table:table-cell office:value-type="string" calcext:value-type="string">
            <text:p>El plazo de ejecución de la ayuda es de **tres meses** desde la notificación de la resolución definitiva de concesión. Sin embargo, este plazo puede ampliarse si el Área de Concertación lo considera oportuno.</text:p>
          </table:table-cell>
          <table:table-cell office:value-type="string" calcext:value-type="string">
            <text:p>Las diferentes líneas de actuación para las subvenciones de la Diputación Provincial de Sevilla son:</text:p>
            <text:p/>
            <text:p>1. **Línea 1**: Inversiones en equipamientos públicos municipales o adquisición de elementos inventariables relacionados con sectores como:</text:p>
            <text:p>   - Cementerios</text:p>
            <text:p>   - Parques y Jardines</text:p>
            <text:p>   - Promoción o Asistencia Social</text:p>
            <text:p>   - Fomento de empleo</text:p>
            <text:p>   - Cultura</text:p>
            <text:p>   - Deporte</text:p>
            <text:p>   - Mercados</text:p>
            <text:p>   - Casas Consistoriales</text:p>
            <text:p/>
            <text:p>   Esta línea no subvenciona obras de conservación y mantenimiento, ni bienes no inventariables.</text:p>
            <text:p/>
            <text:p>2. **Línea 2**: Actividades como:</text:p>
            <text:p>   - Ferias</text:p>
            <text:p>   - Jornadas</text:p>
            <text:p>   - Fiestas populares</text:p>
            <text:p>   - Festejos</text:p>
            <text:p>   - Encuentros y exposiciones de interés cultural, social, turístico y de fomento de empleo.</text:p>
            <text:p/>
            <text:p>Cada entidad puede ser beneficiaria de solo una subvención, independientemente de la línea a la que corresponda la actividad a subvencionar.</text:p>
          </table:table-cell>
          <table:table-cell table:number-columns-repeated="16369"/>
        </table:table-row>
        <table:table-row table:style-name="ro4">
          <table:table-cell office:value-type="string" calcext:value-type="string">
            <text:p>ayudas-para-la-realizacion-de-actividades-de-formacion-en-lenguas-ectranjeras-2025-destinadas-al-alumnado-de-los-centros-docentes-sostenidos-con-fondos-publicos</text:p>
          </table:table-cell>
          <table:table-cell office:value-type="string" calcext:value-type="string">
            <text:p>Ayudas para la realización de actividades de formación en lenguas extranjeras en el año 2025, destinadas al alumnado de los centros docentes sostenidos con fondos públicos.</text:p>
          </table:table-cell>
          <table:table-cell office:value-type="string" calcext:value-type="string">
            <text:p>Apertura el 04/02/2025 y cierre el 03/03/2025</text:p>
          </table:table-cell>
          <table:table-cell office:value-type="string" calcext:value-type="string">
            <text:p>GALICIA</text:p>
          </table:table-cell>
          <table:table-cell office:value-type="string" calcext:value-type="string">
            <text:p>1999535.88</text:p>
          </table:table-cell>
          <table:table-cell office:value-type="string" calcext:value-type="string">
            <text:p>El objetivo de esta ayuda es establecer las bases y convocar ayudas, en régimen de concurrencia competitiva, para realizar actividades de formación dirigidas a la mejora de las competencias en lenguas extranjeras del alumnado de distintos niveles de los centros docentes sostenidos con fondos públicos en Galicia, durante el año 2025.</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Pueden ser beneficiarios de la ayuda el alumnado que cumpla los siguientes requisitos:</text:p>
            <text:p/>
            <text:p>1. Estar cursando, en el régimen general, 1º o 2º de bachillerato en centros sostenidos con fondos públicos durante el curso 2024/2025 en la Comunidad Autónoma de Galicia.</text:p>
            <text:p>2. Tener superadas todas las áreas o materias en el curso 2023/2024.</text:p>
            <text:p>3. Haber obtenido en el curso 2023/2024, en el área o materia de lengua extranjera que se va a perfeccionar, una cualificación mínima de 6 en 4º de enseñanza secundaria obligatoria para las plazas de 1º de bachillerato y de 6 en 1º de bachillerato para las plazas de 2º de bachillerato.</text:p>
            <text:p>4. No tener concedida, en el presente curso académico, otra ayuda con la misma finalidad.</text:p>
            <text:p>5. No estar incurso, ni el solicitante ni los miembros de la unidad familiar, en las prohibiciones para obtener la condición de beneficiario, según la Ley 9/2007, de 13 de junio, de subvenciones de Galicia.</text:p>
            <text:p>6. Estar en posesión del documento nacional de identidad (DNI), número de identidad de extranjero (NIE) o pasaporte.</text:p>
            <text:p/>
            <text:p>Las ayudas pueden ser solicitadas por los padres, madres o tutor/a legal en caso de alumnado menor de edad, o por el propio alumnado si es mayor de 18 años, siempre que cuenten con domicilio en la Comunidad Autónoma de Galicia.</text:p>
          </table:table-cell>
          <table:table-cell/>
          <table:table-cell office:value-type="string" calcext:value-type="string">
            <text:p>El monto máximo de la ayuda varía según el grupo de aportación familiar y el coste total de la estadía. Por ejemplo, para el programa de inglés en Canadá, el coste por plaza es de 4.600,00 euros, y las aportaciones familiares son de 400, 700, 1.200 y 1.475 euros para los grupos A, B, C y D, respectivamente. Sin embargo, el monto exacto de la ayuda se calculará restando la aportación familiar correspondiente del coste total de la estadía. </text:p>
            <text:p/>
            <text:p>No se menciona un monto máximo específico en el documento, ya que depende de la situación de cada beneficiario.</text:p>
          </table:table-cell>
          <table:table-cell office:value-type="string" calcext:value-type="string">
            <text:p>Los gastos o actuaciones subvencionables de esta ayuda incluyen:</text:p>
            <text:p/>
            <text:p>a) Los gastos del viaje desde el punto de salida de los distintos grupos.</text:p>
            <text:p>b) Los monitores o monitoras que acompañarán al alumnado durante la actividad.</text:p>
            <text:p>c) Los gastos de docencia y el material escolar.</text:p>
            <text:p>d) Las actividades culturales, deportivas y complementarias de los cursos.</text:p>
            <text:p>e) Los gastos de mantenimiento y alojamiento.</text:p>
            <text:p>f) El certificado de realización de la actividad.</text:p>
            <text:p>g) El seguro de accidentes y de responsabilidad civil.</text:p>
          </table:table-cell>
          <table:table-cell office:value-type="string" calcext:value-type="string">
            <text:p>El plazo máximo para resolver las solicitudes correspondientes a las acciones especificadas en esta orden será de cinco meses, comenzando a contar desde el día siguiente a la fecha de fin de plazo de presentación de solicitudes.</text:p>
          </table:table-cell>
          <table:table-cell office:value-type="string" calcext:value-type="string">
            <text:p>Las diferentes líneas de actuación mencionadas en el documento incluyen:</text:p>
            <text:p/>
            <text:p>1. **Mejora de la competencia comunicativa**: Se busca fortalecer las habilidades lingüísticas del alumnado en lenguas extranjeras.</text:p>
            <text:p>2. **Internacionalización del sistema educativo**: Se promueve la ciudadanía global y la movilidad del alumnado, facilitando intercambios y experiencias educativas en el extranjero.</text:p>
            <text:p>3. **Educación para el desarrollo sostenible y la ciudadanía mundial**: Se fomenta la equidad, inclusión e igualdad de oportunidades en la educación.</text:p>
            <text:p/>
            <text:p>Estas líneas están alineadas con las recomendaciones del Consejo de Europa en materia de lenguas y buscan enriquecer la formación integral del alumnado.</text:p>
          </table:table-cell>
          <table:table-cell table:number-columns-repeated="16369"/>
        </table:table-row>
        <table:table-row table:style-name="ro25">
          <table:table-cell office:value-type="string" calcext:value-type="string">
            <text:p>ayudas-de-las-actuaciones-de-rehabilitacion-a-nivel-de-barrio-en-getafe-barrio-juan-de-la-cierva-fase-i</text:p>
          </table:table-cell>
          <table:table-cell office:value-type="string" calcext:value-type="string">
            <text:p>Ayudas de las actuaciones de rehabilitación a nivel de barrio en Getafe - Barrio Juan de la Cierva, Fase I</text:p>
          </table:table-cell>
          <table:table-cell office:value-type="string" calcext:value-type="string">
            <text:p>Apertura el 25/09/2024 y cierre el 27/03/2025</text:p>
          </table:table-cell>
          <table:table-cell office:value-type="string" calcext:value-type="string">
            <text:p>COMUNIDAD DE MADRID</text:p>
          </table:table-cell>
          <table:table-cell office:value-type="string" calcext:value-type="string">
            <text:p>1941800.0</text:p>
          </table:table-cell>
          <table:table-cell office:value-type="string" calcext:value-type="string">
            <text:p>El objetivo de la ayuda es financiar actuaciones u obras de mejora de la eficiencia energética en las viviendas, ya sean unifamiliares o pertenecientes a edificios plurifamiliares, así como la rehabilitación de edificios para incrementar el parque público de vivienda en alquiler asequible. </text:p>
            <text:p/>
            <text:p>Además, busca coordinar y facilitar la gestión de las ayudas para la implementación de proyectos de rehabilitación energética en el ámbito residencial.</text:p>
          </table:table-cell>
          <table:table-cell office:value-type="string" calcext:value-type="string">
            <text:p>Comunidad de Madrid</text:p>
          </table:table-cell>
          <table:table-cell office:value-type="string" calcext:value-type="string">
            <text:p>50000.0</text:p>
          </table:table-cell>
          <table:table-cell office:value-type="string" calcext:value-type="string">
            <text:p>COMUNIDAD DE MADRID - CONSEJERÍA DE VIVIENDA, TRANSPORTES E INFRAESTRUCTURAS</text:p>
          </table:table-cell>
          <table:table-cell office:value-type="string" calcext:value-type="string">
            <text:p>a) Personas jurídicas: Deben acreditar que están debidamente constituidas según la normativa aplicable.</text:p>
            <text:p/>
            <text:p>b) Personas físicas: Unidades de convivencia constituidas por varias personas físicas.</text:p>
            <text:p/>
            <text:p>c) Comunidades de propietarios: Estas pueden recibir ayudas y deben cumplir con las normativas establecidas.</text:p>
          </table:table-cell>
          <table:table-cell office:value-type="string" calcext:value-type="string">
            <text:p>El plazo de solicitud es desde el 25/09/2024 hasta el 27/03/2025.</text:p>
          </table:table-cell>
          <table:table-cell office:value-type="string" calcext:value-type="string">
            <text:p>El monto máximo de la ayuda para la rehabilitación de viviendas puede alcanzar hasta 700 euros por metro cuadrado de superficie útil, con un límite total de 50.000 euros por vivienda. </text:p>
            <text:p/>
            <text:p>Además, en casos de retirada de elementos con amianto, se puede incrementar la ayuda hasta un máximo de 1.000 euros por vivienda o 12.000 euros por edificio, el que resulte superior.</text:p>
          </table:table-cell>
          <table:table-cell office:value-type="string" calcext:value-type="string">
            <text:p>1. **Gastos necesarios para el desarrollo de las actuaciones**: </text:p>
            <text:p>- Esto abarca la gestión inherente al desarrollo de las actuaciones, honorarios de profesionales, redacción de proyectos, dirección de obra, certificados e informes técnicos, y gastos derivados de la tramitación administrativa.</text:p>
            <text:p/>
            <text:p>2. **Actuaciones de rehabilitación**: </text:p>
            <text:p>- Se consideran subvencionables aquellas que logren una reducción de la demanda energética anual global de calefacción y refrigeración de al menos el 7%, o una reducción del consumo de energía primaria no renovable de al menos un 30%.</text:p>
            <text:p/>
            <text:p>3. **Modificación o sustitución de elementos constructivos**: </text:p>
            <text:p>- Esto incluye adecuar las características de la envolvente térmica a los valores límite establecidos en el Código Técnico de la Edificación.</text:p>
            <text:p/>
            <text:p>4. **Honorarios y otros gastos**: </text:p>
            <text:p>- Se pueden incluir honorarios de profesionales, costos de redacción de proyectos, informes técnicos, certificados necesarios, y otros gastos generales, siempre que estén debidamente justificados.</text:p>
            <text:p/>
            <text:p>NO se consideran costes subvencionables los correspondientes a licencias, tasas, impuestos o tributos, aunque el IVA o impuesto indirecto equivalente pueden ser elegibles si no son susceptibles de recuperación o compensación.</text:p>
          </table:table-cell>
          <table:table-cell office:value-type="string" calcext:value-type="string">
            <text:p>El plazo para ejecutar las obras para la mejora de la eficiencia energética y sostenibilidad en los edificios que se acojan a las ayudas de este programa no podrá exceder de 26 meses, contados desde la fecha de concesión de la ayuda. </text:p>
            <text:p/>
            <text:p>Este plazo se podrá ampliar excepcionalmente hasta veintiocho meses si se trata de edificios o actuaciones que afecten a 40 o más viviendas. </text:p>
            <text:p/>
            <text:p>En ningún caso se podrán autorizar ampliaciones de plazos que superen un total de treinta y seis meses desde la fecha de concesión de la ayuda. </text:p>
            <text:p/>
            <text:p>Además, todas las actuaciones deben finalizar antes del 30 de junio de 2026.</text:p>
          </table:table-cell>
          <table:table-cell office:value-type="string" calcext:value-type="string">
            <text:p>1. Actuaciones de conservación y reparación: Estas son necesarias para abordar daños y patologías en los edificios.</text:p>
            <text:p/>
            <text:p>2. Mejoras en la eficiencia energética: Se busca alcanzar un ahorro técnico y económicamente viable en el consumo de energía primaria no renovable, con objetivos de reducción del consumo en diferentes niveles (30% a 45%, 45% a 60%, y superior al 60%).</text:p>
            <text:p/>
            <text:p>3. Incorporación de energías renovables: Se promueve el uso de energías renovables en las intervenciones.</text:p>
            <text:p/>
            <text:p>4. Mejoras en la habitabilidad y confort: Se busca mejorar las condiciones de uso y accesibilidad de los edificios.</text:p>
            <text:p/>
            <text:p>5. Medidas complementarias: Estas pueden incluir aspectos sociales, económicos y ambientales relacionados con las actuaciones.</text:p>
          </table:table-cell>
          <table:table-cell table:number-columns-repeated="16369"/>
        </table:table-row>
        <table:table-row table:style-name="ro12">
          <table:table-cell office:value-type="string" calcext:value-type="string">
            <text:p>convocatoria-para-la-seleccion-de-una-entidad-colaboradora-para-la-entrega-y-distribucion-de-los-fondos-del-programa-bono-emancipate-2025</text:p>
          </table:table-cell>
          <table:table-cell office:value-type="string" calcext:value-type="string">
            <text:p>Convocatoria para la selección de una entidad colaboradora para la entrega y distribución de los fondos del Programa Bono Emancípate 2025.</text:p>
          </table:table-cell>
          <table:table-cell office:value-type="string" calcext:value-type="string">
            <text:p>Apertura el 31/01/2025 y cierre el 28/02/2025</text:p>
          </table:table-cell>
          <table:table-cell office:value-type="string" calcext:value-type="string">
            <text:p>GALICIA</text:p>
          </table:table-cell>
          <table:table-cell office:value-type="string" calcext:value-type="string">
            <text:p>1940000.0</text:p>
          </table:table-cell>
          <table:table-cell office:value-type="string" calcext:value-type="string">
            <text:p>El objetivo de la ayuda del programa Bono Emancípate es apoyar a las personas jóvenes trabajadoras que alquilan o adquieren una vivienda, contribuyendo a sufragar los gastos derivados de su emancipación. Esto incluye gastos como mudanzas, adquisición de mobiliario, electrodomésticos, artículos de decoración, y otros gastos relacionados con la vivienda, excluyendo el precio de adquisición o la renta de alquile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CULTURA, LENGUA Y JUVENTUD</text:p>
          </table:table-cell>
          <table:table-cell office:value-type="string" calcext:value-type="string">
            <text:p>Los beneficiarios de la ayuda del programa Bono Emancípate son las personas jóvenes trabajadoras menores de 36 años que adquieran o alquilen una vivienda distinta de la de sus progenitores. Esta ayuda está destinada a sufragar gastos relacionados con su emancipación, como mudanzas, mobiliario, electrodomésticos, y otros gastos asociados.</text:p>
          </table:table-cell>
          <table:table-cell/>
          <table:table-cell office:value-type="string" calcext:value-type="string">
            <text:p>No se menciona un monto máximo específico de la ayuda en las páginas proporcionadas. Sin embargo, el programa Bono Emancípate está diseñado para contribuir a sufragar gastos relacionados con la emancipación, como mudanzas, mobiliario, electrodomésticos, y otros gastos asociados. Para obtener información precisa sobre el monto máximo de la ayuda, sería recomendable consultar la orden de convocatoria específica del programa o la Consellería de Cultura, Lingua e Xuventude.</text:p>
          </table:table-cell>
          <table:table-cell office:value-type="string" calcext:value-type="string">
            <text:p>Los gastos o actuaciones subvencionables de la ayuda del Bono Emancípate incluyen:</text:p>
            <text:p/>
            <text:p>1. Gastos derivados de la emancipación en una vivienda distinta de la de los progenitores, que no sean el precio de adquisición o la renta de alquiler.</text:p>
            <text:p>2. Gastos de mudanza.</text:p>
            <text:p>3. Adquisición de mobiliario y artículos de decoración en general.</text:p>
            <text:p>4. Electrodomésticos.</text:p>
            <text:p>5. Enseres de cocina y baño.</text:p>
            <text:p>6. Textiles para el hogar.</text:p>
            <text:p>7. Gastos de gestoría o notaría.</text:p>
            <text:p/>
            <text:p>Estos gastos deben realizarse a través de una tarjeta virtual que solo puede ser utilizada en establecimientos específicos dentro de la Comunidad Autónoma de Galicia.</text:p>
          </table:table-cell>
          <table:table-cell office:value-type="string" calcext:value-type="string">
            <text:p>El plazo de duración de la colaboración para la ejecución de la ayuda se extenderá desde el momento de la firma del correspondiente convenio hasta el 31 de diciembre de 2025.</text:p>
          </table:table-cell>
          <table:table-cell office:value-type="string" calcext:value-type="string">
            <text:p>No se encuentran detalles específicos sobre las diferentes líneas de actuación en las páginas proporcionadas. Sin embargo, según mi conocimiento, las líneas de actuación en programas como el Bono Emancípate suelen incluir:</text:p>
            <text:p/>
            <text:p>1. **Ayuda económica para el alquiler o compra de vivienda**: Contribuir a los gastos relacionados con la emancipación.</text:p>
            <text:p>2. **Formación y orientación**: Proporcionar recursos y apoyo para la inserción laboral y la gestión de la vida independiente.</text:p>
            <text:p>3. **Fomento de la autonomía**: Promover la independencia de los jóvenes a través de programas de vivienda y empleo.</text:p>
            <text:p/>
            <text:p>Si necesitas información más específica, no dudes en preguntar.</text:p>
          </table:table-cell>
          <table:table-cell table:number-columns-repeated="16369"/>
        </table:table-row>
        <table:table-row table:style-name="ro27">
          <table:table-cell office:value-type="string" calcext:value-type="string">
            <text:p>ayudas-economicas-del-bono-emancipate-en-galicia-para-el-ano-2025</text:p>
          </table:table-cell>
          <table:table-cell office:value-type="string" calcext:value-type="string">
            <text:p>Ayudas económicas del Bono Emancípate en Galicia para el año 2025.</text:p>
          </table:table-cell>
          <table:table-cell office:value-type="string" calcext:value-type="string">
            <text:p>Apertura el 06/02/2025 y cierre el 30/04/2025</text:p>
          </table:table-cell>
          <table:table-cell office:value-type="string" calcext:value-type="string">
            <text:p>GALICIA</text:p>
          </table:table-cell>
          <table:table-cell office:value-type="string" calcext:value-type="string">
            <text:p>1940000.0</text:p>
          </table:table-cell>
          <table:table-cell office:value-type="string" calcext:value-type="string">
            <text:p>Ayuda económica a través del Bono Emancípate destinada a las personas jóvenes trabajadoras que alquilen o adquieran en propiedad una vivienda, para contribuir a sufragar los gastos derivados de su emancipación en una vivienda distinta de la de sus progenitores/as, que no sean los del precio de adquisición o de la renta de alquiler, como son los derivados de una mudanza, la adquisición de mobiliario y artículos de decoración en general, electrodomésticos, menaje de cocina y baño, textil de hogar y gastos de gestoría o notaría.</text:p>
          </table:table-cell>
          <table:table-cell office:value-type="string" calcext:value-type="string">
            <text:p>Galicia</text:p>
          </table:table-cell>
          <table:table-cell office:value-type="string" calcext:value-type="string">
            <text:p>3000.0</text:p>
          </table:table-cell>
          <table:table-cell office:value-type="string" calcext:value-type="string">
            <text:p>GALICIA - CONSELLERÍA DE CULTURA, LENGUA Y JUVENTUD</text:p>
          </table:table-cell>
          <table:table-cell office:value-type="string" calcext:value-type="string">
            <text:p>Las personas físicas mayores de edad que reúnan todos y cada uno de los requisitos siguientes:</text:p>
            <text:p>- Tener menos de 36 años de edad en el momento de solicitar la ayuda.</text:p>
            <text:p>- Poseer la nacionalidad española o la de alguno de los Estados miembros de la Unión Europea o del Espacio Económico Europeo, Suiza, o el parentesco determinado por la normativa que sea de aplicación. En caso de las personas extranjeras no comunitarias deberán hallarse en situación de estancia o residencia regular en España.</text:p>
            <text:p>- Disponer de, por lo menos, una fuente regular de ingresos en la fecha de la solicitud.</text:p>
            <text:p>- Para el caso de personas solicitantes con unidad de convivencia, que la suma de los ingresos anuales de las personas que la componen sean iguales o inferiores a cuatro veces el Indicador Público de Renda de Efectos Múltiples (IPREM). </text:p>
            <text:p>- Para el caso de personas solicitantes sin unidad de convivencia, que la suma de sus ingresos anuales sea igual o inferior a tres veces el IPREM. </text:p>
            <text:p>- Ser titular en la Comunidad Autónoma de Galicia, en calidad de persona arrendataria, de un contrato de alquiler de vivienda formalizado, con posterioridad a 31 de mayo de 2024, que tenga una duración mínima de un año, o haber suscrito como adquirente una escritura pública de compraventa de una vivienda, con posterioridad a 31 de mayo de 2024, que esté construida y que cuente con licencia de primera ocupación en el momento de la presentación de la solicitud, y ya sea nueva o usada, o ser adquirente o adjudicataria, en primera transmisión, de una vivienda protegida de protección autonómica de régimen general o especial.</text:p>
            <text:p>- Que la persona solicitante y las demás personas integrantes de su unidad de convivencia estén empadronadas en la vivienda arrendada o adquirida en el momento de presentación de la correspondiente solicitud.</text:p>
          </table:table-cell>
          <table:table-cell office:value-type="string" calcext:value-type="string">
            <text:p>El plazo de presentación de solicitudes será desde el 6 de febrero de 2025 hasta el día 30 de abril de 2025, ambos incluidos, salvo que se produzca con anterioridad el agotamiento del crédito presupuestario disponible.</text:p>
          </table:table-cell>
          <table:table-cell office:value-type="string" calcext:value-type="string">
            <text:p>La cuantía total de la ayuda es de 1.500 € para las personas jóvenes que soliciten la ayuda en su condición de arrendatarias de una vivienda diferente de la de sus progenitores/as, y de 3.000 € para las que hayan adquirido una vivienda en propiedad.</text:p>
          </table:table-cell>
          <table:table-cell office:value-type="string" calcext:value-type="string">
            <text:p>Se subvenciona, en los establecimientos de venta de mobiliario, de electrodomésticos, tiendas de decoración y otros establecimientos especializados, grandes superficies, empresas de mudanzas, gestorías y notarías, que tengan establecimiento abierto en el territorio de la Comunidad Autónoma de Galicia, la adquisición de los siguientes bienes y servicios:</text:p>
            <text:p>- muebles de salón/comedor: sofá, mesa de comedor, silla/s, lámpara de pie o de techo, mesa auxiliar, mueble de TV, estantería.</text:p>
            <text:p>- muebles de dormitorio: cabecero, estructura de cama, somier, colchón, almohada, aparador, armario, lámpara de pie o de techo, mesa auxiliar.</text:p>
            <text:p>- muebles de cocina: mesa, silla/s, estantería, lámpara de techo.</text:p>
            <text:p>- muebles de baño: estantería, mueble de lavabo, silla, mampara o cortina de ducha.</text:p>
            <text:p>- electrodomésticos: horno convencional, horno microondas, lavadora, secadora, frigorífico, deshumidificador, radiador.</text:p>
            <text:p>- artículos de decoración: cuadros, porta retratos, tiestos, plantas, alfombras, espejos, floreros.</text:p>
            <text:p>- menaje de cocina: ollas, cazos, sartenes y similares, vajilla, cubiertos y otros utensilios.</text:p>
            <text:p>- menaje de baño: jabonera, porta cepillos y similares, espejo de aumento.</text:p>
            <text:p>- textil de hogar: sábanas, edredones, toallas, mantas.</text:p>
            <text:p>- gastos de mudanza: los derivados del servicio de traslado de mobiliario y enseres desde una vivienda anterior hasta aquella alquilada o adquirida que da derecho al cobro de la ayuda.</text:p>
            <text:p>- gastos de gestoría y notaría: los honorarios que aplique la gestoría o la notaría por las gestiones derivadas de los contratos de arrendamiento o de compraventa que dan derecho al cobro de esta ayuda.</text:p>
          </table:table-cell>
          <table:table-cell office:value-type="string" calcext:value-type="string">
            <text:p>Los productos y servicios subvencionados serán aquellos que se adquieran desde la fecha de la activación de la tarjeta por las personas beneficiarias hasta el 31 de diciembre de 2025.</text:p>
          </table:table-cell>
          <table:table-cell table:number-columns-repeated="16370"/>
        </table:table-row>
        <table:table-row table:style-name="ro9">
          <table:table-cell office:value-type="string" calcext:value-type="string">
            <text:p>subvenciones-del-programa-de-formacion-profesional-especifica-con-compromiso-de-contratacion-para-el-periodo-2024-2025-2024</text:p>
          </table:table-cell>
          <table:table-cell office:value-type="string" calcext:value-type="string">
            <text:p>Subvenciones del Programa de formación profesional específica con compromiso de contratación para el período 2024-2025</text:p>
          </table:table-cell>
          <table:table-cell office:value-type="string" calcext:value-type="string">
            <text:p>Apertura el 10/07/2024 y cierre el 31/05/2025</text:p>
          </table:table-cell>
          <table:table-cell office:value-type="string" calcext:value-type="string">
            <text:p>CASTILLA Y LEÓN</text:p>
          </table:table-cell>
          <table:table-cell office:value-type="string" calcext:value-type="string">
            <text:p>1800000.0</text:p>
          </table:table-cell>
          <table:table-cell office:value-type="string" calcext:value-type="string">
            <text:p>La financiación de acciones de formación profesional para el empleo, dirigidas a la mejora de la empleabilidad de la población castellana y leonesa, mediante la adquisición de un nivel de cualificación profesional adaptado a las demandas empresariales, a través de la realización de cursos específicos de formación que conlleven el compromiso de contratación laboral de un porcentaje de las personas participantes en los mismos por parte de las empresas o entidades beneficiaria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mpresas y las entidades privadas sin ánimo de lucro que asuman el compromiso de contratación laboral.</text:p>
          </table:table-cell>
          <table:table-cell office:value-type="string" calcext:value-type="string">
            <text:p>El plazo de solicitud es desde el 10/07/2024 hasta el 31/05/2025.</text:p>
          </table:table-cell>
          <table:table-cell office:value-type="string" calcext:value-type="string">
            <text:p>La cuantía máxima de la subvención a conceder, con el límite del importe solicitado, será el resultado de la suma del coste económico del conjunto de las acciones formativas incluidas en la solicitud de la entidad.</text:p>
            <text:p/>
            <text:p>El coste económico máximo subvencionable de cada acción formativa se determinará mediante el producto de los siguientes factores:</text:p>
            <text:p>- Número de horas de la acción formativa, que no excederán del límite máximo de horas de formación subvencionables.</text:p>
            <text:p>- Número de alumnos participantes.</text:p>
            <text:p>- Módulo económico específico por hora de formación y alumno.</text:p>
            <text:p/>
            <text:p>El límite máximo de horas subvencionables en cada acción formativa será de 300 horas de formación, para cuya determinación se computarán, tanto las horas de formación impartidas en locales, aulas o instalaciones del centro o entidad de formación o impartidas mediante aula virtual, hasta un límite máximo de 250 horas, como las horas de formación práctica en centros de trabajo programadas en cada caso, hasta un límite máximo de 50 horas.</text:p>
            <text:p/>
            <text:p>El módulo económico específico por hora de formación y alumno que corresponda, responderá a las siguientes tipologías diferenciadas de acciones formativas y horas de formación:</text:p>
            <text:p>A) Cuando las acciones formativas atiendan a las necesidades de cualificación demandada por la propia empresa o entidad beneficiaria (formación ad hoc), o se trate de especialidades formativas, no conducentes a la obtención de certificados profesionales, incluidas en el Catálogo de Especialidades Formativas:</text:p>
            <text:p>- Para las horas de formación impartidas en locales, aulas o instalaciones del centro o entidad de formación o impartidas mediante aula virtual, se dispone un módulo económico específico de 13 euros por hora de formación y alumno.</text:p>
            <text:p>- Para las horas de formación práctica en centros de trabajo, se dispone un módulo económico específico de 6 euros por hora de formación y alumno, en concepto de compensación económica a la empresa de prácticas.</text:p>
            <text:p/>
            <text:p>B) Cuando se trate de especialidades formativas incluidas en el Repertorio Nacional de Certificados Profesionales disponible en el Portal Web “TodoFP” del Ministerio de Educación y Formación Profesional:</text:p>
            <text:p>- Para las horas de formación impartidas en locales, aulas o instalaciones del centro o entidad de formación o impartidas mediante aula virtual, se dispone un módulo económico específico de 9 euros por hora de formación y alumno.</text:p>
            <text:p>- Para las horas de formación práctica en centros de trabajo, se dispone un módulo económico específico de 3 euros por hora de formación y alumno, en concepto de compensación económica a la empresa de prácticas.</text:p>
          </table:table-cell>
          <table:table-cell/>
          <table:table-cell office:value-type="string" calcext:value-type="string">
            <text:p>Las acciones formativas se podrán desarrollar desde el día siguiente a la fecha de notificación de la resolución de concesión hasta el 31 de agosto de 2025.</text:p>
            <text:p/>
            <text:p>El proyecto formativo deberá iniciarse en el plazo máximo de 3 meses desde la notificación de la resolución de concesión, transcurrido el cual sin haberse iniciado alguna de las acciones formativas, se entenderá que el beneficiario renuncia a la subvención concedida.</text:p>
          </table:table-cell>
          <table:table-cell table:number-columns-repeated="16370"/>
        </table:table-row>
        <table:table-row table:style-name="ro25">
          <table:table-cell office:value-type="string" calcext:value-type="string">
            <text:p>ayudas-economicas-a-las-mujeres-victimas-de-la-violencia-de-genero-2025-2025</text:p>
          </table:table-cell>
          <table:table-cell office:value-type="string" calcext:value-type="string">
            <text:p>Ayudas económicas a las mujeres víctimas de la violencia de género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1800000.0</text:p>
          </table:table-cell>
          <table:table-cell office:value-type="string" calcext:value-type="string">
            <text:p>El objetivo fundamental de la ayuda económica es paliar temporalmente la ausencia de ingresos de las mujeres víctimas de violencia de género, facilitándoles unos recursos mínimos de subsistencia que les permitan independizarse del agresor y estabilizar su situación.</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Bienestar, Juventud y Reto Demográfico</text:p>
          </table:table-cell>
          <table:table-cell office:value-type="string" calcext:value-type="string">
            <text:p>Pueden ser beneficiarias de la ayuda económica todas aquellas mujeres, mayores de edad o menores de edad emancipadas, que cumplan con los siguientes requisitos:</text:p>
            <text:p/>
            <text:p>a) Estar empadronadas en la Comunidad Autónoma del País Vasco con una antigüedad de seis meses a la fecha de la solicitud.</text:p>
            <text:p/>
            <text:p>b) Carecer de rentas que, en cómputo mensual, superen el 75% del salario mínimo interprofesional vigente, excluyendo la parte proporcional de dos pagas extraordinarias.</text:p>
            <text:p/>
            <text:p>c) Tener especiales dificultades para obtener un empleo, acreditadas mediante un informe emitido por Lanbide-Servicio Vasco de Empleo.</text:p>
            <text:p/>
            <text:p>d) Destinar la ayuda a paliar temporalmente la ausencia de ingresos para facilitar recursos mínimos de subsistencia que les permitan independizarse del agresor y estabilizar su situación.</text:p>
            <text:p/>
            <text:p>e) No haber sido beneficiarias de esta ayuda anteriormente, ni en la Comunidad Autónoma Vasca ni en ninguna otra comunidad del Estado.</text:p>
            <text:p/>
            <text:p>f) Acreditar la situación de violencia de género en la forma prevista, sin haber transcurrido más de un año desde la entrada en vigor de las medidas de protección hasta la fecha de solicitud de la ayuda.</text:p>
          </table:table-cell>
          <table:table-cell/>
          <table:table-cell office:value-type="string" calcext:value-type="string">
            <text:p>No se encuentra información específica sobre el monto máximo de la ayuda en las páginas proporcionadas. Sin embargo, según mi conocimiento, el monto de la ayuda económica para víctimas de violencia de género puede variar dependiendo de factores como la situación familiar y el grado de discapacidad. Te recomendaría consultar directamente con la entidad competente o la normativa específica para obtener detalles precisos sobre el monto máximo.</text:p>
          </table:table-cell>
          <table:table-cell office:value-type="string" calcext:value-type="string">
            <text:p>No se proporciona información específica sobre los gastos o actuaciones subvencionables de la ayuda en las páginas que has compartido. Sin embargo, generalmente, las ayudas económicas para víctimas de violencia de género suelen destinarse a cubrir necesidades básicas como alimentación, vivienda, y otros gastos esenciales para facilitar la independencia de la víctima del agresor.</text:p>
            <text:p/>
            <text:p>Si necesitas información más detallada, te recomendaría consultar directamente la normativa o la sede electrónica mencionada en los documentos.</text:p>
          </table:table-cell>
          <table:table-cell office:value-type="string" calcext:value-type="string">
            <text:p>El plazo máximo para resolver y notificar la concesión de las ayudas será de tres meses desde la fecha en que la solicitud haya tenido entrada en el Registro de la Dirección de Servicios del Departamento de Empleo y Políticas Sociales. Si no se notifica resolución expresa dentro de este plazo, se entenderá que la petición de ayuda ha sido concedida.</text:p>
          </table:table-cell>
          <table:table-cell office:value-type="string" calcext:value-type="string">
            <text:p>No se proporciona información específica sobre diferentes líneas de actuación en las páginas que has compartido. Sin embargo, en general, las ayudas para víctimas de violencia de género pueden incluir asistencia económica, programas de inserción laboral, apoyo psicológico, y servicios de asesoramiento y atención. Para detalles específicos sobre las líneas de actuación, te recomendaría consultar directamente con la Dirección de Servicios Sociales o la normativa correspondiente.</text:p>
          </table:table-cell>
          <table:table-cell table:number-columns-repeated="16369"/>
        </table:table-row>
        <table:table-row table:style-name="ro26">
          <table:table-cell office:value-type="string" calcext:value-type="string">
            <text:p>ayudas-en-materia-de-paz-convivencia-y-derechos-humanos-a-entidades-privadas-para-el-ano-2025</text:p>
          </table:table-cell>
          <table:table-cell office:value-type="string" calcext:value-type="string">
            <text:p>Ayudas en materia de Paz, Convivencia y Derechos Humanos a entidades privadas para el año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1800000.0</text:p>
          </table:table-cell>
          <table:table-cell office:value-type="string" calcext:value-type="string">
            <text:p>El objetivo de esta ayuda es apoyar programas y actividades que fomenten la convivencia y los derechos humanos. Esto incluye iniciativas que promuevan la participación social, la crítica a cualquier forma de violencia, y la reflexión sobre la violencia del pasado, así como acciones de apoyo a las víctimas del terrorismo y de violaciones de derechos humanos. También se busca fortalecer la unidad entre las víctimas y la sociedad, promoviendo su contribución a la convive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PARTAMENTO DE JUSTICIA Y DERECHOS HUMANOS</text:p>
          </table:table-cell>
          <table:table-cell office:value-type="string" calcext:value-type="string">
            <text:p>Los beneficiarios de la ayuda son organizaciones privadas sin ánimo de lucro que desarrollan proyectos en el ámbito de la convivencia y el respeto a los derechos humanos. Estas organizaciones deben cumplir con los requisitos establecidos en la convocatoria para poder acceder a las ayudas.</text:p>
          </table:table-cell>
          <table:table-cell/>
          <table:table-cell office:value-type="string" calcext:value-type="string">
            <text:p>El monto máximo de la ayuda que puede recibir cada entidad beneficiaria es de veinticinco mil (25.000) euros. Además, el total de ayudas que se pueden recibir en esta convocatoria no podrá ser superior a cincuenta mil (50.000) euros.</text:p>
          </table:table-cell>
          <table:table-cell office:value-type="string" calcext:value-type="string">
            <text:p>Los gastos o actuaciones subvencionables de esta ayuda están relacionados con programas y actividades que fomenten la cultura de la convivencia, el respeto a los derechos humanos, la empatía y la solidaridad. Específicamente, se incluyen:</text:p>
            <text:p/>
            <text:p>1. Actividades de participación, difusión o educación social que promuevan el compromiso con la dignidad humana, los derechos humanos y la convivencia pacífica.</text:p>
            <text:p>2. Iniciativas que critiquen cualquier tipo de violencia, terrorismo o violaciones de derechos humanos.</text:p>
            <text:p>3. Programas que apoyen procesos de reflexión crítica sobre cualquier forma de violencia del pasado y sobre la reintegración social.</text:p>
            <text:p>4. Experiencias que fomenten la participación social y el diálogo entre diferentes grupos, respondiendo a los retos que plantea una convivencia normalizada.</text:p>
            <text:p/>
            <text:p>Además, se pueden incluir gastos relacionados con la justificación de los fondos, como nóminas, gastos de colaboración temporal, y otros costos necesarios para la ejecución del proyecto.</text:p>
          </table:table-cell>
          <table:table-cell office:value-type="string" calcext:value-type="string">
            <text:p>El plazo para la presentación de solicitudes es de un mes, comenzando desde el día siguiente a la publicación de la resolución en el Boletín Oficial del Gobierno Vasco.</text:p>
          </table:table-cell>
          <table:table-cell office:value-type="string" calcext:value-type="string">
            <text:p>Las diferentes líneas de actuación para las ayudas mencionadas son:</text:p>
            <text:p/>
            <text:p>1. **Bizikidetza eta giza eskubideak (Conviviendo y derechos humanos)**:</text:p>
            <text:p>   - Actividades de participación, divulgación o educación social que promuevan el compromiso con la dignidad humana, los derechos humanos y la convivencia pacífica.</text:p>
            <text:p>   - Iniciativas que fomenten una conciencia crítica frente a cualquier tipo de violencia, terrorismo o violaciones de derechos humanos.</text:p>
            <text:p>   - Programas que apoyen procesos de reflexión crítica ante cualquier forma de violencia del pasado y sobre la reintegración social.</text:p>
            <text:p>   - Experiencias que promuevan la participación social y el diálogo entre diferentes grupos, respondiendo a los retos de una convivencia normalizada.</text:p>
            <text:p/>
            <text:p>2. **Biktimak eta gizartea (Víctimas y sociedad)**:</text:p>
            <text:p>   - Acciones de apoyo a las víctimas del terrorismo.</text:p>
            <text:p>   - Actividades para ayudar a las víctimas de violaciones de derechos humanos en el contexto de la violencia motivada políticamente.</text:p>
            <text:p>   - Programas que fomenten la unidad entre las víctimas y la sociedad, así como la contribución de las víctimas a la convivencia.</text:p>
            <text:p/>
            <text:p>3. **Dibertsitatea eta elkartasuna (Diversidad y solidaridad)**:</text:p>
            <text:p>   - Proyectos que promuevan los valores de la diversidad, la prevención del racismo, la gestión positiva de la xenofobia o los delitos de odio.</text:p>
            <text:p>   - Experiencias que fomenten la solidaridad y la implicación social frente a la desigualdad, la discriminación, la injusticia y las formas críticas de exclusión.</text:p>
            <text:p>   - Acciones de solidaridad, implicación y movilización social frente a nuevas manifestaciones de violencia, guerra y terrorismo internacional.</text:p>
            <text:p/>
            <text:p>Estas líneas de actuación están diseñadas para abordar diversas problemáticas sociales y promover la convivencia y el respeto a los derechos humanos.</text:p>
          </table:table-cell>
          <table:table-cell table:number-columns-repeated="16369"/>
        </table:table-row>
        <table:table-row table:style-name="ro10">
          <table:table-cell office:value-type="string" calcext:value-type="string">
            <text:p>subvenciones-del-coste-de-los-seguros-agrarios-incluidos-en-el-plan-de-seguros-agrarios-combinados-ano-2025</text:p>
          </table:table-cell>
          <table:table-cell office:value-type="string" calcext:value-type="string">
            <text:p>Subvenciones del coste de los seguros agrarios incluidos en el plan de seguros agrarios combinados, año 2025.</text:p>
          </table:table-cell>
          <table:table-cell office:value-type="string" calcext:value-type="string">
            <text:p>Apertura el 01/01/2025 y cierre el 31/12/2025</text:p>
          </table:table-cell>
          <table:table-cell office:value-type="string" calcext:value-type="string">
            <text:p>LA RIOJA</text:p>
          </table:table-cell>
          <table:table-cell office:value-type="string" calcext:value-type="string">
            <text:p>4480000.0</text:p>
          </table:table-cell>
          <table:table-cell office:value-type="string" calcext:value-type="string">
            <text:p>El objetivo de esta ayuda es subvencionar el coste de los seguros agrarios incluidos en los planes anuales de Seguros Agrarios Combinados, con el fin de apoyar a los agricultores y ganaderos en la gestión de riesgos asociados a sus actividades.</text:p>
          </table:table-cell>
          <table:table-cell office:value-type="string" calcext:value-type="string">
            <text:p>La Rioja</text:p>
          </table:table-cell>
          <table:table-cell office:value-type="string" calcext:value-type="string">
            <text:p>0.0</text:p>
          </table:table-cell>
          <table:table-cell office:value-type="string" calcext:value-type="string">
            <text:p>LA RIOJA - CONSEJERÍA DE AGRICULTURA, GANADERÍA, MUNDO RURAL Y MEDIO AMBIENTE</text:p>
          </table:table-cell>
          <table:table-cell office:value-type="string" calcext:value-type="string">
            <text:p>Para ser beneficiarios de la ayuda, se deben reunir los requisitos establecidos en la Orden 19/2012, de 24 de septiembre. En particular, se menciona que deben ser jóvenes agricultores que hayan recibido el pago para jóvenes agricultores según el capítulo 5 del Reglamento (UE) n.º 1307/2013. Además, los solicitantes deben presentar la documentación correspondiente, como el documento de pago de ayuda a jóvenes agricultores o la resolución de concesión de la ayuda a la primera instalación, si es aplicable.</text:p>
          </table:table-cell>
          <table:table-cell/>
          <table:table-cell office:value-type="string" calcext:value-type="string">
            <text:p>El importe concedido no podrá exceder la intensidad máxima establecida en las Directrices de la Unión Europea aplicables a las ayudas estatales en los sectores agrícola y forestal, y se establece un límite del 75% sobre la base de cálculo para todas las líneas de seguro, excepto para la retirada y destrucción de animales muertos en la explotación, cuya intensidad no podrá superar el 90% del recibo de prima de la póliza. </text:p>
            <text:p/>
            <text:p>Sin embargo, no se menciona un monto específico en euros como límite máximo de la ayuda.</text:p>
          </table:table-cell>
          <table:table-cell office:value-type="string" calcext:value-type="string">
            <text:p>Los gastos subvencionables de esta ayuda son los costes de los seguros agrarios concertados, que están incluidos en los Planes anuales de Seguros Agrarios Combinados. Esto incluye seguros para producciones agrícolas y forestales, como el seguro para explotaciones frutícolas, que puede recibir una subvención del 55% del módulo contratado. Además, se contempla la posibilidad de subvencionar los costes de seguros agrarios suscritos con anterioridad a la publicación de la resolución.</text:p>
          </table:table-cell>
          <table:table-cell office:value-type="string" calcext:value-type="string">
            <text:p>El plazo máximo para resolver y notificar la resolución de la ayuda será de seis meses contados desde el día siguiente a la presentación por AGROSEGURO ante la Consejería con competencias en agricultura y ganadería de la correspondiente certificación. Si no se dicta y notifica la resolución expresa dentro de este plazo, los interesados pueden entender desestimada por silencio administrativo la solicitud de concesión de la subvención.</text:p>
          </table:table-cell>
          <table:table-cell office:value-type="string" calcext:value-type="string">
            <text:p>La información proporcionada no detalla específicamente las diferentes líneas de actuación en la convocatoria de subvenciones. Sin embargo, menciona que las ayudas se aplicarán según lo establecido en el artículo 4 de la Orden 19/2012, que regula las ayudas a la suscripción de seguros agrarios. </text:p>
            <text:p/>
            <text:p>En el contexto de seguros agrarios, se menciona un ejemplo específico: el seguro para explotaciones frutícolas, que tiene un porcentaje de subvención del 55%. Para obtener información más detallada sobre las diferentes líneas de actuación, sería recomendable consultar la Orden 19/2012 o la normativa específica relacionada con el Plan de Seguros Agrarios Combinados. </text:p>
            <text:p/>
            <text:p>Si necesitas más información sobre un aspecto específico, no dudes en preguntar.</text:p>
          </table:table-cell>
          <table:table-cell table:number-columns-repeated="16369"/>
        </table:table-row>
        <table:table-row table:style-name="ro20">
          <table:table-cell office:value-type="string" calcext:value-type="string">
            <text:p>subvenciones-para-la-programacion-de-espectaculos-de-artes-en-vivo-y-actividades-de-artes-visuales-de-caracter-profesional-en-acontecimientos-de-interes-agroturistico</text:p>
          </table:table-cell>
          <table:table-cell office:value-type="string" calcext:value-type="string">
            <text:p>Subvenciones para la programación de espectáculos de artes en vivo y actividades de artes visuales de carácter profesional en acontecimientos de interés agroturístico.</text:p>
          </table:table-cell>
          <table:table-cell office:value-type="string" calcext:value-type="string">
            <text:p>Apertura el 21/01/2025 y cierre el 25/02/2025</text:p>
          </table:table-cell>
          <table:table-cell office:value-type="string" calcext:value-type="string">
            <text:p>CATALUÑA</text:p>
          </table:table-cell>
          <table:table-cell office:value-type="string" calcext:value-type="string">
            <text:p>1750000.0</text:p>
          </table:table-cell>
          <table:table-cell office:value-type="string" calcext:value-type="string">
            <text:p>El objetivo de esta ayuda es conceder subvenciones en régimen de concurrencia competitiva para la programación de espectáculos de artes en vivo y actividades de artes visuales de carácter profesional en eventos de interés agroturístico para el año 2025. Esto busca fomentar la cultura y promover eventos que enriquezcan la comunidad.</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OFICINA DE SUPORT A LA INICIATIVA CULTURAL</text:p>
          </table:table-cell>
          <table:table-cell office:value-type="string" calcext:value-type="string">
            <text:p>No se proporciona información específica sobre quiénes pueden ser beneficiarios de la ayuda en los documentos proporcionados. Sin embargo, generalmente, en convocatorias de subvenciones como esta, los beneficiarios suelen incluir entidades culturales, organizaciones sin ánimo de lucro, y en algunos casos, administraciones públicas que realicen actividades relacionadas con el objeto de la subvención.</text:p>
            <text:p/>
            <text:p>Para obtener detalles precisos sobre los beneficiarios, se recomienda consultar las bases específicas de la convocatoria o la normativa aplicable.</text:p>
          </table:table-cell>
          <table:table-cell/>
          <table:table-cell office:value-type="string" calcext:value-type="string">
            <text:p>El monto máximo de la convocatoria de subvenciones es de 1.750.000,00 euros. De esta cantidad, un máximo de 1.400.000,00 euros se financiará con cargo al presupuesto prorrogado de la Oficina de Soporte a la Iniciativa Cultural correspondiente al año 2025, y un máximo de 350.000,00 euros se financiará con cargo al presupuesto correspondiente al año 2026.</text:p>
          </table:table-cell>
          <table:table-cell office:value-type="string" calcext:value-type="string">
            <text:p>No puedo encontrar información relevante sobre los gastos o actuaciones subvencionables de esta ayuda en los documentos proporcionados. Sin embargo, generalmente, en convocatorias de subvenciones para espectáculos y actividades culturales, los gastos subvencionables pueden incluir honorarios de artistas, costos de producción, alquiler de espacios, materiales promocionales, y otros gastos directamente relacionados con la realización del evento. Te recomendaría consultar la convocatoria específica o las bases reguladoras para obtener detalles precisos.</text:p>
          </table:table-cell>
          <table:table-cell office:value-type="string" calcext:value-type="string">
            <text:p>El plazo para presentar las solicitudes de subvenciones es del 21 de enero al 5 de febrero de 2025, hasta las 14:00 horas. Sin embargo, el documento no especifica un plazo de ejecución de la ayuda una vez concedida. Por lo general, el plazo de ejecución puede depender de las condiciones específicas de cada subvención. Si necesitas información más detallada sobre el plazo de ejecución, te recomendaría consultar directamente con la administración correspondiente.</text:p>
          </table:table-cell>
          <table:table-cell office:value-type="string" calcext:value-type="string">
            <text:p>No se proporciona información específica sobre diferentes líneas de actuación en los documentos proporcionados. Sin embargo, se menciona que las subvenciones se centran en la programación de espectáculos de artes en vivo y actividades de artes visuales de carácter profesional en eventos de interés agroturístico. </text:p>
            <text:p/>
            <text:p>Si necesitas más detalles sobre otras posibles líneas de actuación, no puedo encontrar información relevante en los documentos, pero en general, las líneas de actuación en subvenciones culturales pueden incluir diversas áreas como música, teatro, artes visuales, literatura, entre otras.</text:p>
          </table:table-cell>
          <table:table-cell table:number-columns-repeated="16369"/>
        </table:table-row>
        <table:table-row table:style-name="ro1">
          <table:table-cell office:value-type="string" calcext:value-type="string">
            <text:p>ayudas-en-forma-de-prestamos-a-comunidades-de-propietarios-de-los-barrios-gestionados-por-la-agencia-de-la-vivienda-de-cataluna-2024</text:p>
          </table:table-cell>
          <table:table-cell office:value-type="string" calcext:value-type="string">
            <text:p>Ayudas en forma de préstamos a comunidades de propietarios de los barrios gestionados por la Agencia de la Vivienda de Cataluña.</text:p>
          </table:table-cell>
          <table:table-cell office:value-type="string" calcext:value-type="string">
            <text:p>Apertura el 03/04/2024 y cierre el 30/12/2025</text:p>
          </table:table-cell>
          <table:table-cell office:value-type="string" calcext:value-type="string">
            <text:p>CATALUÑA</text:p>
          </table:table-cell>
          <table:table-cell office:value-type="string" calcext:value-type="string">
            <text:p>4458252.12</text:p>
          </table:table-cell>
          <table:table-cell office:value-type="string" calcext:value-type="string">
            <text:p>El objetivo de esta ayuda es fomentar la conservación, rehabilitación y gran rehabilitación del patrimonio inmobiliario residencial para garantizar el derecho a una vivienda digna y adecuada.</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ENCIA DE LA VIVIENDA DE CATALUÑA</text:p>
          </table:table-cell>
          <table:table-cell office:value-type="string" calcext:value-type="string">
            <text:p>Los beneficiarios de la ayuda son las comunidades de propietarios de los barrios gestionados por la Agencia de la Vivienda de Cataluña que deseen llevar a cabo obras de rehabilitación de edificios de viviendas.</text:p>
          </table:table-cell>
          <table:table-cell office:value-type="string" calcext:value-type="string">
            <text:p>El plazo de solicitud es desde el 03/04/2024 hasta el 30/12/2024. Se amplía el plazo hasta el 30/12/2025.</text:p>
          </table:table-cell>
          <table:table-cell office:value-type="string" calcext:value-type="string">
            <text:p>El monto máximo de la ayuda es de 4.458.252,12 euros, según lo determinado en el Acuerdo del Gobierno de 26 de noviembre de 2019.</text:p>
          </table:table-cell>
          <table:table-cell/>
          <table:table-cell office:value-type="string" calcext:value-type="string">
            <text:p>El plazo de ejecución de la ayuda es de ocho meses a partir de la fecha de notificación de la concesión del préstamo.</text:p>
          </table:table-cell>
          <table:table-cell office:value-type="string" calcext:value-type="string">
            <text:p>Las diferentes líneas de actuación en el ámbito de la rehabilitación de edificios de viviendas en Cataluña incluyen la promoción pública y privada de viviendas, así como la rehabilitación en entornos urbanos y rurales.</text:p>
          </table:table-cell>
          <table:table-cell table:number-columns-repeated="16369"/>
        </table:table-row>
        <table:table-row table:style-name="ro1">
          <table:table-cell office:value-type="string" calcext:value-type="string">
            <text:p>subvenciones-para-las-actuaciones-de-la-rehabilitacion-de-edificios-y-viviendas-situadas-en-el-entorno-residencial-de-rehabilitacion-programada-tiedra</text:p>
          </table:table-cell>
          <table:table-cell office:value-type="string" calcext:value-type="string">
            <text:p>Subvenciones para las actuaciones de la rehabilitación de edificios y viviendas situadas en el entorno residencial de rehabilitación programada "Tiedra".</text:p>
          </table:table-cell>
          <table:table-cell office:value-type="string" calcext:value-type="string">
            <text:p>Apertura el 12/06/2024 y cierre el 30/05/2026</text:p>
          </table:table-cell>
          <table:table-cell office:value-type="string" calcext:value-type="string">
            <text:p>TIEDRA</text:p>
          </table:table-cell>
          <table:table-cell office:value-type="string" calcext:value-type="string">
            <text:p>4438915.4</text:p>
          </table:table-cell>
          <table:table-cell office:value-type="string" calcext:value-type="string">
            <text:p>El objetivo de esta ayuda es mejorar la calidad de la edificación y la eficiencia energética en el Entorno Residencial de Rehabilitación Programada "Tiedra", así como restaurar y rehabilitar el caserío existente y adecuar los espacios urbanos correspondientes.</text:p>
          </table:table-cell>
          <table:table-cell office:value-type="string" calcext:value-type="string">
            <text:p>Valladolid</text:p>
          </table:table-cell>
          <table:table-cell office:value-type="string" calcext:value-type="string">
            <text:p>0.0</text:p>
          </table:table-cell>
          <table:table-cell office:value-type="string" calcext:value-type="string">
            <text:p>TIEDRA - AYUNTAMIENTO DE TIEDRA</text:p>
          </table:table-cell>
          <table:table-cell office:value-type="string" calcext:value-type="string">
            <text:p>Los beneficiarios de las ayudas pueden ser personas físicas propietarias o usufructuarias de viviendas unifamiliares aisladas o agrupadas en fila, personas jurídicas de naturaleza privada propietarias de edificios, empresas arrendatarias o concesionarias de los edificios, cooperativas, comunidades de propietarios, agrupaciones de comunidades de propietarios, propietarios que sean propietarios de edificios que reúnan ciertos requisitos, y personas físicas o jurídicas que ejerzan actividades económicas o comerciales.</text:p>
          </table:table-cell>
          <table:table-cell office:value-type="string" calcext:value-type="string">
            <text:p>El plazo para solicitar la ayuda finaliza el 30/05/2026.</text:p>
          </table:table-cell>
          <table:table-cell office:value-type="string" calcext:value-type="string">
            <text:p>La cuantía máxima de la ayuda es de 21.400 €.</text:p>
          </table:table-cell>
          <table:table-cell office:value-type="string" calcext:value-type="string">
            <text:p>Los gastos subvencionables incluyen el coste total de las actuaciones a desarrollar, los costes de gestión inherentes al desarrollo de las actuaciones, los honorarios de los profesionales intervinientes, el coste de la redacción de proyectos, informes técnicos y certificados necesarios, gastos derivados de la tramitación administrativa, entre otros. No se consideran subvencionables los costos de licencias, tasas, impuestos o tributos, y el IVA no será subvencionable.</text:p>
          </table:table-cell>
          <table:table-cell office:value-type="string" calcext:value-type="string">
            <text:p>El plazo para ejecutar las actuaciones subvencionables en los edificios que se acojan a las ayudas no podrá exceder de veintiséis meses, contados desde la fecha de concesión de la ayuda. Dicho plazo se podrá ampliar excepcionalmente hasta veintiocho meses cuando se trate de edificios o actuaciones que afecten a 40 o más viviendas.</text:p>
          </table:table-cell>
          <table:table-cell table:number-columns-repeated="16370"/>
        </table:table-row>
        <table:table-row table:style-name="ro24">
          <table:table-cell office:value-type="string" calcext:value-type="string">
            <text:p>subvenciones-en-materia-de-cooperacion-para-la-creacion-de-grupos-y-redes-en-el-ambito-de-la-sanidad-vegetal-y-el-control-integrado-de-plagas-para-el-ano-2025-2024</text:p>
          </table:table-cell>
          <table:table-cell office:value-type="string" calcext:value-type="string">
            <text:p>Subvenciones en materia de cooperación para la creación de grupos y redes en el ámbito de la sanidad vegetal y el control integrado de plagas, para el año 2025.</text:p>
          </table:table-cell>
          <table:table-cell office:value-type="string" calcext:value-type="string">
            <text:p>Apertura el 05/12/2024 y cierre el 14/03/2025</text:p>
          </table:table-cell>
          <table:table-cell office:value-type="string" calcext:value-type="string">
            <text:p>ARAGÓN</text:p>
          </table:table-cell>
          <table:table-cell office:value-type="string" calcext:value-type="string">
            <text:p>1720000.0</text:p>
          </table:table-cell>
          <table:table-cell office:value-type="string" calcext:value-type="string">
            <text:p>El objetivo de la ayuda es contribuir económicamente a la implantación y al sostenimiento de redes de vigilancia fitosanitaria en la Comunidad Autónoma de Aragón. Estas redes deben integrar al menos una de las siguientes orientaciones productivas: frutales, cultivos herbáceos, viña, olivo u hortícolas. Además, la ayuda servirá para sufragar parte de los gastos de implantación de proyectos demostrativos de métodos biotecnológicos para el control de plagas que requieran la cooperación entre agrupaciones de agricultor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CALIDAD Y SEGURIDAD ALIMENTARIA</text:p>
          </table:table-cell>
          <table:table-cell office:value-type="string" calcext:value-type="string">
            <text:p>Según el artículo 7 de la Orden DRS/346/2016, pueden ser entidades beneficiarias de las subvenciones:</text:p>
            <text:p/>
            <text:p>1. Grupos de cooperación que se constituyan con personalidad jurídica propia.</text:p>
            <text:p>2. Miembros de un grupo de cooperación que carezca de personalidad jurídica, siempre que cumplan alguna de las siguientes condiciones:</text:p>
            <text:p>   - Ser una agrupación o asociación de productores con personalidad jurídica propia y domicilio social en la Comunidad Autónoma de Aragón, que tengan acreditada su actividad en sanidad vegetal y gestión integrada de plagas, y dispongan de personal cualificado.</text:p>
            <text:p>   - Ser una entidad pública con personalidad jurídica dedicada a la investigación, con sede social en la Comunidad Autónoma de Aragón, que pueda formar parte de la Asociación Europea de Innovación (AEI) y que tenga entre sus objetivos el intercambio de información y experiencias en materia de sanidad vegetal.</text:p>
            <text:p/>
            <text:p>Además, no podrán ser beneficiarios aquellos que se encuentren incursos en causas de prohibición, como no estar al corriente de sus obligaciones tributarias y con la Seguridad Social.</text:p>
          </table:table-cell>
          <table:table-cell office:value-type="string" calcext:value-type="string">
            <text:p>El plazo de solicitud es desde el 05/12/2024 hasta el 14/03/2025.</text:p>
          </table:table-cell>
          <table:table-cell office:value-type="string" calcext:value-type="string">
            <text:p>El monto máximo total estimado para esta convocatoria es de 1.720.000 euros, con los siguientes límites máximos para las diferentes redes de vigilancia:</text:p>
            <text:p/>
            <text:p>- Red de vigilancia de frutales: 435.200 euros.</text:p>
            <text:p>- Red de vigilancia de cultivos herbáceos: 238.000 euros.</text:p>
            <text:p>- Red de vigilancia de viña: 104.300 euros.</text:p>
            <text:p>- Red de vigilancia de olivo: 54.400 euros.</text:p>
          </table:table-cell>
          <table:table-cell office:value-type="string" calcext:value-type="string">
            <text:p>Los gastos o actuaciones subvencionables de esta ayuda incluyen:</text:p>
            <text:p/>
            <text:p>1. **Gastos de coordinación y gestión del proyecto de cooperación**: Hasta el 5,25% del gasto subvencionable.</text:p>
            <text:p>2. **Gastos para la prestación de apoyo informático o desarrollo de aplicaciones informáticas**: Hasta el 5% del gasto subvencionable.</text:p>
            <text:p>3. **Gastos de material de campo y laboratorio**: Hasta el 5% del gasto subvencionable.</text:p>
            <text:p>4. **Gastos de material para la implantación de confusión sexual contra Lobesia botrana**: Límite de 44 €/ha.</text:p>
            <text:p>5. **Gastos de material para la implantación de captura masiva o atracción y muerte contra Bactrocera oleae**: Límite de 56 €/ha.</text:p>
            <text:p>6. **Gastos necesarios para la coordinación y gestión del proyecto**: Incluyendo asistencia, apoyo técnico y administrativo.</text:p>
            <text:p>7. **Costes directos del proyecto específico**: Gastos de contratación de personal técnico, honorarios, nóminas, y cotizaciones a la Seguridad Social.</text:p>
            <text:p>8. **Gastos de insumos para proyectos demostrativos de métodos biotecnológicos para el control de plagas**.</text:p>
            <text:p>9. **Gastos relacionados con actividades de experimentación en nuevos métodos de lucha**.</text:p>
            <text:p>10. **Impuesto del Valor Añadido (IVA)** cuando no sea recuperable.</text:p>
            <text:p/>
            <text:p>Además, si el importe del gasto subvencionable supera ciertos umbrales, se requerirá la presentación de al menos tres ofertas de diferentes proveedores.</text:p>
          </table:table-cell>
          <table:table-cell office:value-type="string" calcext:value-type="string">
            <text:p>El plazo de ejecución de la actividad subvencionada se iniciará el 1 de enero de 2025 y finalizará el 31 de diciembre del mismo año.</text:p>
          </table:table-cell>
          <table:table-cell office:value-type="string" calcext:value-type="string">
            <text:p>Las diferentes líneas de actuación que pueden ser susceptibles de subvención incluyen:</text:p>
            <text:p/>
            <text:p>1. **Participación en el seguimiento de la fenología y plagas de los cultivos**: A través de la cooperación y el uso de la aplicación de gestión Redfara.</text:p>
            <text:p/>
            <text:p>2. **Colaboración en actividades de investigación e innovación**: Que estén directamente relacionadas con los problemas del sector productor en la gestión integrada de plagas y nuevos métodos de control.</text:p>
            <text:p/>
            <text:p>3. **Proyectos demostrativos de métodos biotecnológicos para el control de plagas**: Esto incluye la aplicación de confusión sexual para la lucha contra Lobesia botrana en viña y la captura masiva de Bactrocera oleae en olivar.</text:p>
            <text:p/>
            <text:p>Estas actividades deben estar contempladas dentro del ámbito del programa fitosanitario elaborado por la autoridad competente.</text:p>
          </table:table-cell>
          <table:table-cell table:number-columns-repeated="16369"/>
        </table:table-row>
        <table:table-row table:style-name="ro5">
          <table:table-cell office:value-type="string" calcext:value-type="string">
            <text:p>subvenciones-para-el-mantenimiento-y-la-recria-de-determinadas-especies-ganaderas-ano-2024</text:p>
          </table:table-cell>
          <table:table-cell office:value-type="string" calcext:value-type="string">
            <text:p>Subvenciones para el mantenimiento y la recria de determinadas especies ganaderas, año 2024.</text:p>
          </table:table-cell>
          <table:table-cell office:value-type="string" calcext:value-type="string">
            <text:p>Apertura el 29/08/2024 y cierre el 31/05/2027</text:p>
          </table:table-cell>
          <table:table-cell office:value-type="string" calcext:value-type="string">
            <text:p>CABILDO INSULAR DE GRAN CANARIA</text:p>
          </table:table-cell>
          <table:table-cell office:value-type="string" calcext:value-type="string">
            <text:p>1708000.0</text:p>
          </table:table-cell>
          <table:table-cell office:value-type="string" calcext:value-type="string">
            <text:p>El objetivo de esta convocatoria de ayudas es regular el procedimiento de otorgamiento de subvenciones en régimen de concurrencia competitiva para diferentes acciones estratégicas, con el fin de mejorar las condiciones de producción y transformación de determinadas producciones ganaderas. Esto incluye el mantenimiento y la incorporación de nuevos efectivos (recría) de razas autóctonas, con el propósito de aumentar la competitividad de las explotaciones ganaderas en Gran Canaria y mitigar el impacto de crisis globales en el sector.</text:p>
          </table:table-cell>
          <table:table-cell office:value-type="string" calcext:value-type="string">
            <text:p>Gran Canaria</text:p>
          </table:table-cell>
          <table:table-cell office:value-type="string" calcext:value-type="string">
            <text:p>0.0</text:p>
          </table:table-cell>
          <table:table-cell office:value-type="string" calcext:value-type="string">
            <text:p>CABILDO INSULAR DE GRAN CANARIA - CABILDO INSULAR DE GRAN CANARIA</text:p>
          </table:table-cell>
          <table:table-cell office:value-type="string" calcext:value-type="string">
            <text:p>Pueden ser beneficiarias de la ayuda las personas físicas o jurídicas que sean titulares de explotaciones ganaderas radicadas en Gran Canaria. Además, deben cumplir ciertos requisitos generales, como no estar incursos en circunstancias que impidan la obtención de subvenciones, no haber recibido ayudas incompatibles, y estar al corriente de sus obligaciones fiscales y con la Seguridad Social. También deben ser titulares de una explotación ganadera inscrita y actualizada en el Registro de Explotaciones Ganaderas de Canarias.</text:p>
          </table:table-cell>
          <table:table-cell office:value-type="string" calcext:value-type="string">
            <text:p>El plazo de solicitud es del 29/08/2024 al 31/05/2024</text:p>
          </table:table-cell>
          <table:table-cell office:value-type="string" calcext:value-type="string">
            <text:p>El monto máximo global de subvención anual por persona beneficiaria será de 30.000,00 euros.</text:p>
          </table:table-cell>
          <table:table-cell office:value-type="string" calcext:value-type="string">
            <text:p>Los gastos subvencionables de esta ayuda incluyen:</text:p>
            <text:p/>
            <text:p>1. **Medida I - Mantenimiento de la raza bovina Canaria**: </text:p>
            <text:p>   - Gastos de alimentación, alojamiento por plaza ocupada y mano de obra para el mantenimiento de animales de raza bovina Canaria, inscritos en el Libro Genealógico de la raza.</text:p>
            <text:p/>
            <text:p>2. **Submedida III.1 - Recría de novillas de razas de aptitud lechera**:</text:p>
            <text:p>   - Gastos derivados de la recría de novillas de raza de aptitud lechera, que cumplan las condiciones establecidas y se mantengan en la explotación ganadera.</text:p>
            <text:p/>
            <text:p>Los gastos deben ser estrictamente necesarios y realizados dentro del plazo establecido en la convocatoria.</text:p>
          </table:table-cell>
          <table:table-cell office:value-type="string" calcext:value-type="string">
            <text:p>El plazo máximo para resolver y notificar la resolución del procedimiento en la anualidad correspondiente a 2024 no podrá exceder de cuatro (4) meses. Para las anualidades de 2025, 2026 y 2027, el plazo finalizará el 30 de septiembre de cada año, respectivamente.</text:p>
          </table:table-cell>
          <table:table-cell office:value-type="string" calcext:value-type="string">
            <text:p>Las líneas de actuación subvencionables mencionadas son:</text:p>
            <text:p/>
            <text:p>1. **Medida I**: Mantenimiento de la raza bovina Canaria, que incluye el mantenimiento y conservación in situ de los animales de raza bovina Canaria inscritos en el Libro Genealógico de la raza.</text:p>
            <text:p/>
            <text:p>2. **Submedida III.1**: Recría de novillas de razas de aptitud lechera, que se refiere a la recría de novillas de raza de aptitud lechera que cumplan con las condiciones establecidas en la convocatoria.</text:p>
            <text:p/>
            <text:p>Si necesitas más información sobre alguna de estas medidas o submedidas, házmelo saber.</text:p>
          </table:table-cell>
          <table:table-cell table:number-columns-repeated="16369"/>
        </table:table-row>
        <table:table-row table:style-name="ro16">
          <table:table-cell office:value-type="string" calcext:value-type="string">
            <text:p>subvenciones-para-proyectos-de-fomento-de-la-economia-circular-2024-12</text:p>
          </table:table-cell>
          <table:table-cell office:value-type="string" calcext:value-type="string">
            <text:p>Subvenciones para proyectos de fomento de la economía circular.</text:p>
          </table:table-cell>
          <table:table-cell office:value-type="string" calcext:value-type="string">
            <text:p>Apertura el 04/02/2025 y cierre el 04/03/2025</text:p>
          </table:table-cell>
          <table:table-cell office:value-type="string" calcext:value-type="string">
            <text:p>CATALUÑA</text:p>
          </table:table-cell>
          <table:table-cell office:value-type="string" calcext:value-type="string">
            <text:p>1700000.0</text:p>
          </table:table-cell>
          <table:table-cell office:value-type="string" calcext:value-type="string">
            <text:p>El objetivo de esta ayuda es fomentar proyectos que contribuyan a la economía circular, promoviendo una gestión más sostenible de los recursos y reduciendo el impacto ambiental. Esto se enmarca dentro de las iniciativas para mejorar la sostenibilidad y la eficiencia en el uso de recurs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table:number-columns-repeated="2"/>
          <table:table-cell office:value-type="string" calcext:value-type="string">
            <text:p>El monto máximo de la ayuda establecido en esta convocatoria es de un millón setecientos mil euros (1.700.000,00 €).</text:p>
          </table:table-cell>
          <table:table-cell/>
          <table:table-cell office:value-type="string" calcext:value-type="string">
            <text:p>El plazo para la presentación de solicitudes de esta convocatoria se inicia el 4 de febrero de 2025 y finaliza el 4 de marzo de 2025 a las 14:00 h. Sin embargo, la resolución del procedimiento de concesión debe dictarse y notificarse en un plazo máximo de seis meses a partir de la fecha de publicación de la convocatoria. Si no se emite resolución en ese plazo, las solicitudes se entienden desestimadas.</text:p>
          </table:table-cell>
          <table:table-cell office:value-type="string" calcext:value-type="string">
            <text:p>Según la información proporcionada, las subvenciones de esta convocatoria se distribuyen en diferentes clases de proyectos. Las líneas de actuación son:</text:p>
            <text:p/>
            <text:p>- **Proyectos de clase A y B**: reciben el 90% de la dotación presupuestaria.</text:p>
            <text:p>- **Proyectos de clase C**: reciben el 10% de la dotación presupuestaria.</text:p>
            <text:p/>
            <text:p>Además, los fondos no utilizados en los proyectos de clase C pueden redistribuirse entre los proyectos de clase A y B.</text:p>
          </table:table-cell>
          <table:table-cell table:number-columns-repeated="16369"/>
        </table:table-row>
        <table:table-row table:style-name="ro20">
          <table:table-cell office:value-type="string" calcext:value-type="string">
            <text:p>ayudas-a-la-destilacion-de-subproductos-de-la-vinificacion-correspondientes-a-la-campana-2024-2025</text:p>
          </table:table-cell>
          <table:table-cell office:value-type="string" calcext:value-type="string">
            <text:p>Ayudas a la destilación de subproductos de la vinificación correspondientes a la campaña 2024-2025.</text:p>
          </table:table-cell>
          <table:table-cell office:value-type="string" calcext:value-type="string">
            <text:p>Abierta hasta 20/07/2025</text:p>
          </table:table-cell>
          <table:table-cell office:value-type="string" calcext:value-type="string">
            <text:p>CATALUÑA</text:p>
          </table:table-cell>
          <table:table-cell office:value-type="string" calcext:value-type="string">
            <text:p>1650000.0</text:p>
          </table:table-cell>
          <table:table-cell office:value-type="string" calcext:value-type="string">
            <text:p>El objetivo de esta ayuda es apoyar al sector vitivinícola mediante la concesión de ayudas económicas para la destilación de subproductos de la vinificación, en el marco de la Política Agraria Común (PAC) y de acuerdo con las normativas europeas pertinentes. Esto busca fomentar la sostenibilidad y la gestión adecuada de los subproductos generados en la producción de vin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GRICULTURA, RAMADERIA, PESCA I ALIMENTACIÓ</text:p>
          </table:table-cell>
          <table:table-cell office:value-type="string" calcext:value-type="string">
            <text:p>No se proporciona información específica sobre quiénes pueden ser beneficiarios de la ayuda en los documentos proporcionados. Sin embargo, generalmente, los beneficiarios de este tipo de ayudas suelen ser productores o empresas del sector vitivinícola que cumplan con ciertos requisitos establecidos en la normativa correspondiente. Para obtener detalles precisos, se recomienda consultar la normativa específica o la convocatoria oficial.</text:p>
          </table:table-cell>
          <table:table-cell/>
          <table:table-cell office:value-type="string" calcext:value-type="string">
            <text:p>El importe máximo previsto para esta medida es de 30.322.050,00 euros para el año 2025. Además, se ha previsto que la convocatoria sea a cargo de la partida presupuestaria D/470000100/6130/0000 FFEAGA con un importe de 1.650.000,00 euros. Si la Administración general del Estado aprueba distribuir una cantidad superior, esta podrá ser distribuida entre los beneficiarios en el marco de esta convocatoria, siempre que haya disponibilidad efectiva de crédito.</text:p>
          </table:table-cell>
          <table:table-cell office:value-type="string" calcext:value-type="string">
            <text:p>No se proporciona información específica sobre los gastos o actuaciones subvencionables en las páginas que has compartido. Sin embargo, generalmente, en este tipo de ayudas, los gastos subvencionables pueden incluir costos relacionados con la destilación de subproductos de la vinificación, como la recolección, el transporte y el procesamiento de estos subproductos.</text:p>
            <text:p/>
            <text:p>Para obtener detalles precisos sobre los gastos subvencionables, te recomendaría consultar la normativa específica o la convocatoria oficial en el sitio web de la Generalitat de Catalunya o el departamento correspondiente.</text:p>
          </table:table-cell>
          <table:table-cell office:value-type="string" calcext:value-type="string">
            <text:p>El plazo para presentar las solicitudes de ayuda es desde el día siguiente a la publicación de la convocatoria en el Diari Oficial de la Generalitat de Catalunya (DOGC) hasta el 20 de julio de 2025, incluido.</text:p>
          </table:table-cell>
          <table:table-cell office:value-type="string" calcext:value-type="string">
            <text:p>No se proporciona información específica sobre las diferentes líneas de actuación en el documento. Sin embargo, en general, las líneas de actuación en el contexto de ayudas a la destilación de subproductos de la vinificación pueden incluir aspectos como la gestión de recursos, la sostenibilidad, la promoción de productos, y el apoyo a la transformación y comercialización de productos agrarios y alimentarios. Para detalles específicos, sería recomendable consultar la normativa aplicable o la página web de la Generalitat de Catalunya.</text:p>
          </table:table-cell>
          <table:table-cell table:number-columns-repeated="16369"/>
        </table:table-row>
        <table:table-row table:style-name="ro1">
          <table:table-cell office:value-type="string" calcext:value-type="string">
            <text:p>ayudas-a-empresas-para-el-desarrollo-proyectos-audiovisuales-2025</text:p>
          </table:table-cell>
          <table:table-cell office:value-type="string" calcext:value-type="string">
            <text:p>Ayudas a empresas para el desarrollo de proyectos audiovisuales, año 2025.</text:p>
          </table:table-cell>
          <table:table-cell office:value-type="string" calcext:value-type="string">
            <text:p>Apertura el 04/02/2025 y cierre el 24/02/2025</text:p>
          </table:table-cell>
          <table:table-cell office:value-type="string" calcext:value-type="string">
            <text:p>COMUNIDAD DE MADRID</text:p>
          </table:table-cell>
          <table:table-cell office:value-type="string" calcext:value-type="string">
            <text:p>1647181.0</text:p>
          </table:table-cell>
          <table:table-cell office:value-type="string" calcext:value-type="string">
            <text:p>El apoyo a proyectos audiovisuales para su desarrollo como largometrajes o series, ya sean de ficción, documental o animación, y que posteriormente puedan concretarse en una obra audiovisual para su exhibición pública en cines, televisión o plataformas digitale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CULTURA, TURISMO Y DEPORTE</text:p>
          </table:table-cell>
          <table:table-cell office:value-type="string" calcext:value-type="string">
            <text:p>Los titulares de empresas de producción independiente cuyo objeto sea la actividad cinematográfica o audiovisual, con forma de empresario individual, sociedad mercantil o civil, sociedad cooperativa laboral o las agrupaciones de interés económico.</text:p>
          </table:table-cell>
          <table:table-cell office:value-type="string" calcext:value-type="string">
            <text:p>El plazo de solicitud es desde el 04/02/2025 hasta el 24/02/2025.</text:p>
          </table:table-cell>
          <table:table-cell office:value-type="string" calcext:value-type="string">
            <text:p>La cuantía de la ayuda no podrá superar el 100% del coste de la actividad subvencionada.</text:p>
          </table:table-cell>
          <table:table-cell office:value-type="string" calcext:value-type="string">
            <text:p>Se considerarán gastos subvencionables aquellos que de manera indubitada respondan a la naturaleza de la actividad subvencionada, como pueden ser: los generados para la acreditación de los derechos de autor por parte de la empresa productora los generados por la mejora del guion, los generados para la búsqueda de localizaciones, la elaboración del reparto, el plan de financiación, los asesoramientos con aspectos tecnológicos del proyecto, los planes de venta o cualesquiera otros que pudieran ser necesarios para la elaboración del proyecto de desarrollo audiovisual.</text:p>
          </table:table-cell>
          <table:table-cell office:value-type="string" calcext:value-type="string">
            <text:p>Se considerará periodo subvencionable desde el 1 de noviembre de 2024 al 2 de noviembre de 2025.</text:p>
          </table:table-cell>
          <table:table-cell table:number-columns-repeated="16370"/>
        </table:table-row>
        <table:table-row table:style-name="ro25">
          <table:table-cell office:value-type="string" calcext:value-type="string">
            <text:p>subvenciones-de-la-consejeria-de-sector-primario-soberania-alimentaria-y-seguridad-hidrica-del-cabildo-de-gran-canaria-para-el-fomento-de-la-agricultura</text:p>
          </table:table-cell>
          <table:table-cell office:value-type="string" calcext:value-type="string">
            <text:p>Subvenciones de la Consejería de sector primario, soberanía alimentaria y seguridad hídrica del Cabildo de Gran Canaria para el fomento de la agricultura.</text:p>
          </table:table-cell>
          <table:table-cell office:value-type="string" calcext:value-type="string">
            <text:p>Apertura el 26/11/2024 y cierre el 30/11/2025</text:p>
          </table:table-cell>
          <table:table-cell office:value-type="string" calcext:value-type="string">
            <text:p>CABILDO INSULAR DE GRAN CANARIA</text:p>
          </table:table-cell>
          <table:table-cell office:value-type="string" calcext:value-type="string">
            <text:p>1618000.0</text:p>
          </table:table-cell>
          <table:table-cell office:value-type="string" calcext:value-type="string">
            <text:p>El objetivo de la ayuda es impulsar y consolidar la actividad agrícola en Gran Canaria a través de tres acciones estratégicas: </text:p>
            <text:p/>
            <text:p>1. **Mejoras en las instalaciones y maquinaria en explotaciones agrícolas**: Fomentar la modernización y tecnificación de las explotaciones para mejorar su competitividad y sostenibilidad.</text:p>
            <text:p>   </text:p>
            <text:p>2. **Recuperación de tierras en desuso**: Facilitar la puesta en cultivo de terrenos que han estado sin cultivar durante más de tres años, promoviendo su uso para cultivos diversos.</text:p>
            <text:p/>
            <text:p>3. **Incorporación y mantenimiento inicial a la actividad agrícola**: Apoyar a nuevos agricultores que se han incorporado al sector en los últimos cinco años, ayudando a cubrir los gastos de inicio y mantenimiento de su actividad agraria.</text:p>
            <text:p/>
            <text:p>Estas acciones buscan mejorar la competitividad del sector primario, fomentar el relevo generacional y promover la sostenibilidad ambiental.</text:p>
          </table:table-cell>
          <table:table-cell office:value-type="string" calcext:value-type="string">
            <text:p>Gran Canaria</text:p>
          </table:table-cell>
          <table:table-cell office:value-type="string" calcext:value-type="string">
            <text:p>0.0</text:p>
          </table:table-cell>
          <table:table-cell office:value-type="string" calcext:value-type="string">
            <text:p>CABILDO INSULAR DE GRAN CANARIA - CABILDO INSULAR DE GRAN CANARIA</text:p>
          </table:table-cell>
          <table:table-cell office:value-type="string" calcext:value-type="string">
            <text:p>Pueden ser beneficiarios de la ayuda las personas físicas o jurídicas titulares de explotaciones agrícolas que cumplan con los siguientes requisitos generales y específicos:</text:p>
            <text:p/>
            <text:p>1. No estar incurso en las circunstancias establecidas en los apartados 2 y 3 del artículo 13 de la Ley 38/2003, de 17 de noviembre, General de Subvenciones.</text:p>
            <text:p>2. Ser menor de 41 años a la fecha de cierre del plazo de solicitud.</text:p>
            <text:p>3. Tener explotaciones agrícolas en zona de cumbre con cota igual o superior a 900 m.s.n.m.</text:p>
            <text:p>4. Estar inscrito en el Registro Oficial de Productores y Exportadores de Productos Agrarios (ROPE).</text:p>
            <text:p>5. Comercializar a través de una cooperativa o asociación de comercialización agraria.</text:p>
            <text:p>6. Contribuir a la diversificación de la actividad económica de la explotación.</text:p>
            <text:p>7. Si la titular de la explotación es mujer, se valorará positivamente.</text:p>
            <text:p/>
            <text:p>Estos criterios se deben acreditar según lo indicado en la convocatoria.</text:p>
          </table:table-cell>
          <table:table-cell office:value-type="string" calcext:value-type="string">
            <text:p>El plazo de solicitud es desde el 26/11/2024 hasta el 30/11/2025.</text:p>
          </table:table-cell>
          <table:table-cell office:value-type="string" calcext:value-type="string">
            <text:p>El importe máximo por solicitud a percibir será de 5.000,00 €.</text:p>
          </table:table-cell>
          <table:table-cell office:value-type="string" calcext:value-type="string">
            <text:p>Los gastos o actuaciones subvencionables de esta ayuda son los siguientes:</text:p>
            <text:p/>
            <text:p>1. **Acción 1 - Mejoras en las instalaciones y maquinaria en explotaciones agrícolas**:</text:p>
            <text:p>   - Inversiones que supongan una mejora tecnológica en el sistema productivo, priorizando la modernización de las instalaciones de riego.</text:p>
            <text:p/>
            <text:p>2. **Acción 2 - Recuperación de tierras en desuso**:</text:p>
            <text:p>   - Labores necesarias para acondicionar y plantar terrenos agrícolas que han estado sin cultivar durante más de tres años. Esto incluye actividades como desbroce, roturación, enmienda orgánica, y plantación.</text:p>
            <text:p/>
            <text:p>3. **Acción 3 - Incorporación y mantenimiento inicial a la actividad agrícola**:</text:p>
            <text:p>   - Gastos financieros derivados de operaciones financieras para la puesta en marcha de la actividad, incluyendo intereses y gastos de formalización de dichas operaciones.</text:p>
            <text:p/>
            <text:p>Además, se especifica que el gasto máximo subvencionable por solicitante en la Acción 3 no podrá superar los 10.000,00 euros.</text:p>
          </table:table-cell>
          <table:table-cell office:value-type="string" calcext:value-type="string">
            <text:p>El plazo de ejecución de la ayuda se ajustará desde la presentación de la solicitud para cumplir con la condición de efecto incentivador de la ayuda. Para las diferentes acciones, los plazos son:</text:p>
            <text:p/>
            <text:p>- **Acción 1 - Mejoras en las instalaciones y maquinaria en explotaciones agrícolas:**</text:p>
            <text:p>  - 2025: Hasta el 15 de septiembre de 2025</text:p>
            <text:p>  - 2026: Hasta el 15 de septiembre de 2026</text:p>
            <text:p/>
            <text:p>- **Acción 2 - Recuperación de tierras en desuso:**</text:p>
            <text:p>  - 2025: Hasta el 15 de septiembre de 2025</text:p>
            <text:p>  - 2026: Hasta el 15 de septiembre de 2026</text:p>
            <text:p/>
            <text:p>- **Acción 3 - Incorporación y mantenimiento inicial a la actividad agrícola:**</text:p>
            <text:p>  - 2025: Desde el 16 de septiembre de 2024 hasta el 15 de septiembre de 2025</text:p>
            <text:p>  - 2026: Desde el 16 de septiembre de 2025 hasta el 15 de septiembre de 2026.</text:p>
          </table:table-cell>
          <table:table-cell office:value-type="string" calcext:value-type="string">
            <text:p>Las diferentes líneas de actuación mencionadas son:</text:p>
            <text:p/>
            <text:p>1. **Acción 1 - Mejoras en las instalaciones y maquinaria en explotaciones agrícolas**: Destinada a titulares en explotaciones agrícolas que realicen inversiones para mejorar la tecnología en su sistema productivo.</text:p>
            <text:p/>
            <text:p>2. **Acción 2 - Recuperación de tierras en desuso**: Dirigida a titulares de terrenos agrícolas que no han sido cultivados durante más de tres años, para realizar labores de acondicionamiento y plantación.</text:p>
            <text:p/>
            <text:p>3. **Acción 3 - Incorporación y mantenimiento inicial a la actividad agrícola**: Orientada a titulares de explotaciones agrícolas que se hayan incorporado al Sector Primario en los últimos cinco años, ofreciendo ayuda financiera para los gastos de incorporación y mantenimiento inicial.</text:p>
          </table:table-cell>
          <table:table-cell table:number-columns-repeated="16369"/>
        </table:table-row>
        <table:table-row table:style-name="ro5">
          <table:table-cell office:value-type="string" calcext:value-type="string">
            <text:p>subvenciones-del-programa-bono-formacion-del-sector-del-transporte-2024-programa-i-permiso-de-conduccion-b</text:p>
          </table:table-cell>
          <table:table-cell office:value-type="string" calcext:value-type="string">
            <text:p>Subvenciones del Programa "Bono Formación del Sector del Transporte" 2024 - Programa I, Permiso de conducción B.</text:p>
          </table:table-cell>
          <table:table-cell office:value-type="string" calcext:value-type="string">
            <text:p>Apertura el 09/10/2024 y cierre el 09/10/2025</text:p>
          </table:table-cell>
          <table:table-cell office:value-type="string" calcext:value-type="string">
            <text:p>EXTREMADURA</text:p>
          </table:table-cell>
          <table:table-cell office:value-type="string" calcext:value-type="string">
            <text:p>1600000.0</text:p>
          </table:table-cell>
          <table:table-cell office:value-type="string" calcext:value-type="string">
            <text:p>a) Favorecer la formación de las personas trabajadoras desempleadas y ocupadas para mejorar sus competencias profesionales y sus itinerarios de empleo y formación, así como su desarrollo profesional y personal.</text:p>
            <text:p/>
            <text:p>b) Atender a los requerimientos y necesidades de las empresas del sector del transporte, proporcionando a las personas trabajadoras las competencias, los conocimientos y las prácticas adecuados para su inserción laboral en dicho sector.</text:p>
            <text:p/>
            <text:p>c) Mejorar la empleabilidad de las personas trabajadoras, especialmente de las que tienen mayores dificultades de mantenimiento del empleo o de inserción laboral.</text:p>
            <text:p/>
            <text:p>d) Favorecer el acceso profesional de las mujeres en el sector del transporte, con el fin de disminuir la brecha de género existente.</text:p>
          </table:table-cell>
          <table:table-cell office:value-type="string" calcext:value-type="string">
            <text:p>Extremadura</text:p>
          </table:table-cell>
          <table:table-cell office:value-type="string" calcext:value-type="string">
            <text:p>600.0</text:p>
          </table:table-cell>
          <table:table-cell office:value-type="string" calcext:value-type="string">
            <text:p>EXTREMADURA - SERVICIO EXTREMEÑO PÚBLICO DE EMPLEO (SEXPE)</text:p>
          </table:table-cell>
          <table:table-cell office:value-type="string" calcext:value-type="string">
            <text:p>Las personas trabajadoras desempleadas y ocupadas que, en virtud de resolución administrativa de concesión, sean titulares del bono formación, siempre que en ellas concurran, según se indica, los siguientes requisitos:</text:p>
            <text:p>a) Tener su domicilio habitual en un municipio perteneciente a la Comunidad Autónoma de Extremadura con una antigüedad de al menos 6 meses a fecha de presentación de la solicitud.</text:p>
            <text:p>b) En el caso de que la persona solicitante sea una persona desempleada, deberá encontrarse inscrita como demandante de empleo en un Centro de Empleo del Servicio Extremeño Público de Empleo, a fecha de presentación de la solicitud.</text:p>
            <text:p>c) En el caso de que la persona solicitante sea ocupada, deberá encontrarse trabajando en un centro de trabajo ubicado en la Comunidad Autónoma de Extremadura a fecha de presentación de la solicitud.</text:p>
            <text:p/>
            <text:p>Además, deberá pertenecer a alguno de los siguientes colectivos:</text:p>
            <text:p>- Mujeres con domicilio habitual, según lo indicado en la letra a) anterior, en municipios de la Comunidad Autónoma de Extremadura menores de 20.000 habitantes.</text:p>
            <text:p>- Personas desempleadas de larga duración</text:p>
            <text:p>- Personas ocupadas de los sectores productivos que se determinen en la convocatoria de subvenciones.</text:p>
          </table:table-cell>
          <table:table-cell office:value-type="string" calcext:value-type="string">
            <text:p>El plazo de solicitud es desde el 09/10/2024 hasta el 09/10/2025.</text:p>
          </table:table-cell>
          <table:table-cell office:value-type="string" calcext:value-type="string">
            <text:p>Importe máximo de 600 € para bono de formación del permiso de conducción B</text:p>
          </table:table-cell>
          <table:table-cell office:value-type="string" calcext:value-type="string">
            <text:p>En este programa, será subvencionable la formación teórica (módulo teórico específico) conducente a la obtención del citado permiso de conducción.</text:p>
            <text:p/>
            <text:p>Se consideran incluidos como costes subvencionables de la actividad formativa la matrícula en la autoescuela, el material de enseñanza necesarios para realizar dicha formación y la cobertura del riesgo de accidente y responsabilidad civil de los/as alumnos/as por la asistencia a la acción formativa y, en su caso, a las clases prácticas, por lo que dichos gastos no podrán ser exigibles a las personas beneficiarias del bono formación.</text:p>
            <text:p/>
            <text:p>En ningún caso serán subvencionables el coste del certificado médico y de las tasas de examen de la Dirección General de Tráfico (DGT).</text:p>
          </table:table-cell>
          <table:table-cell table:number-columns-repeated="16371"/>
        </table:table-row>
        <table:table-row table:style-name="ro28">
          <table:table-cell office:value-type="string" calcext:value-type="string">
            <text:p>ayudas-para-la-contratacion-de-doctorandos-y-doctorandas-por-empresas-y-organismos-de-investigacion-y-difusion-de-conocimientos-doctorados-industriales-en-navarra</text:p>
          </table:table-cell>
          <table:table-cell office:value-type="string" calcext:value-type="string">
            <text:p>Ayudas para la contratación de doctorandos y doctorandas por empresas y organismos de investigación y difusión de conocimientos - Doctorados industriales en Navarra</text:p>
          </table:table-cell>
          <table:table-cell office:value-type="string" calcext:value-type="string">
            <text:p>Apertura el 08/02/2025 y cierre el 30/04/2025</text:p>
          </table:table-cell>
          <table:table-cell office:value-type="string" calcext:value-type="string">
            <text:p>COMUNIDAD FORAL DE NAVARRA</text:p>
          </table:table-cell>
          <table:table-cell office:value-type="string" calcext:value-type="string">
            <text:p>1600000.0</text:p>
          </table:table-cell>
          <table:table-cell office:value-type="string" calcext:value-type="string">
            <text:p>Se subvenciona la contratación de una persona investigadora en formación, en adelante persona doctoranda, para la realización, en colaboración con una universidad, de un proyecto de investigación, en adelante, proyecto de investigación, en el que se enmarcará su tesis doctoral y que resulta de interés para la entidad contratante.</text:p>
          </table:table-cell>
          <table:table-cell office:value-type="string" calcext:value-type="string">
            <text:p>Comunidad Foral de Navarra</text:p>
          </table:table-cell>
          <table:table-cell office:value-type="string" calcext:value-type="string">
            <text:p>112000.0</text:p>
          </table:table-cell>
          <table:table-cell office:value-type="string" calcext:value-type="string">
            <text:p>COMUNIDAD FORAL DE NAVARRA - DEPARTAMENTO DE UNIVERSIDAD, INNOVACION Y TRANSFORMACION DIGITAL</text:p>
          </table:table-cell>
          <table:table-cell office:value-type="string" calcext:value-type="string">
            <text:p>Podrán obtener la condición de beneficiarias las empresas, privadas o públicas, y los agentes de ejecución del Sistema Navarro de I+D+i (SINAI) acreditados (excepto las universidades), que contraten a una persona doctoranda y reúnan los siguientes requisitos:</text:p>
            <text:p>a) Tener centro de trabajo en la Comunidad Foral de Navarra y que la actividad subvencionada se realice en el mismo.</text:p>
            <text:p>b) No estar cumpliendo sanciones administrativas firmes ni una sentencia firme condenatoria, por ejercer o tolerar prácticas laborales consideradas discriminatorias por razón de sexo o de género o, en su caso, no estar pendiente de cumplimiento de sanción o sentencia impuesta por dichos motivos.</text:p>
            <text:p>c) No estar incursas en las prohibiciones para obtener la condición de beneficiarias del artículo 13.2 de la Ley Foral 11/2005, de 9 de noviembre, de Subvenciones.</text:p>
          </table:table-cell>
          <table:table-cell office:value-type="string" calcext:value-type="string">
            <text:p>El plazo de solicitud es desde el 08/02/2025 hasta el 30/04/2025.</text:p>
          </table:table-cell>
          <table:table-cell office:value-type="string" calcext:value-type="string">
            <text:p>Los módulos para el cálculo de la ayuda serán los siguientes:</text:p>
            <text:p>a) Módulo A: ascenderá a 1.500 euros por persona contratada y mes que compensará los costes laborales y salariales.</text:p>
            <text:p>b) Módulo B: ascenderá a 100 euros por persona contratada que compensará los costes de los gastos académicos de los estudios de doctorado.</text:p>
            <text:p/>
            <text:p>La ayuda máxima por solicitud será 112.000€, a razón de 28.000€ por anualidad completa.</text:p>
          </table:table-cell>
          <table:table-cell office:value-type="string" calcext:value-type="string">
            <text:p>1. Gastos de contratación.</text:p>
            <text:p>- Serán admisibles los gastos relacionados con los costes laborales y salariales, incluyendo los gastos de cotización por todos los conceptos a la Seguridad Social, de la persona doctoranda contratada.</text:p>
            <text:p/>
            <text:p>2. Gastos académicos en las enseñanzas de doctorado.</text:p>
            <text:p>- Gastos de matrícula en los estudios de doctorado de un máximo de cuatro cursos.</text:p>
            <text:p>- Tasas por la defensa de tesis y/o expedición del título de doctor/a, siempre que se produzcan dentro del periodo subvencionable indicado en la base 6.2.</text:p>
            <text:p>- Quedan excluidos los gastos de seguimiento y coordinación realizados por la universidad.</text:p>
            <text:p/>
            <text:p>3. Gastos de movilidad.</text:p>
            <text:p>Se subvencionarán los gastos incurridos por la realización de estancias en entidades de investigación diferentes a la entidad contratante y a la universidad en la que esté matriculada en los estudios de doctorado la persona doctoranda. Estos gastos comprenden los siguientes conceptos:</text:p>
            <text:p>- Alojamiento y manutención: el coste subvencionable por este concepto se establece como un importe por día de estancia según el país de destino de la misma indicado en el anexo I.</text:p>
            <text:p>- Transporte: el coste subvencionable por este concepto se establece como un importe por desplazamiento hasta el lugar de destino de la estancia conforme a las condiciones estipuladas en el anexo II.</text:p>
            <text:p>- Seguro de asistencia en el extranjero y visado: los costes subvencionables serán aquellos necesarios para la realización de estancias en entidades de investigación y transporte al lugar de destino de la estancia.</text:p>
            <text:p/>
            <text:p>4. Gastos de difusión.</text:p>
            <text:p>Serán admisibles los gastos relacionados con la difusión de los avances o resultados del proyecto de investigación subvencionado siguientes:</text:p>
            <text:p>- Inscripción de la persona doctoranda en jornadas técnicas, conferencias o congresos.</text:p>
            <text:p>- Gastos de movilidad asociados a la participación de la persona doctoranda en jornadas técnicas, conferencias o congresos. Serán admisibles en la forma estipulada en el apartado 3.Gastos de movilidad de la presente base.</text:p>
            <text:p>- Coste de publicación en revistas especializadas. El trabajo presentado para la publicación deberá estar firmado por la persona doctoranda.</text:p>
          </table:table-cell>
          <table:table-cell office:value-type="string" calcext:value-type="string">
            <text:p>Las ayudas alcanzarán un periodo máximo de 48 meses, dividido en hasta cuatro anualidades, cuyo inicio y fin se delimitan de la siguiente forma:</text:p>
            <text:p/>
            <text:p>a) Anualidad 1: su inicio, no siendo posterior al 30 de septiembre de 2025, se determina del siguiente modo:</text:p>
            <text:p>- En el caso que el contrato de la entidad solicitante con la persona doctoranda comenzase en la misma o posterior fecha a la notificación de la concesión de la ayuda indicada en la base 10.2, coincidirá con la fecha de inicio del contrato.</text:p>
            <text:p>-  En el caso que el contrato de la entidad solicitante con la persona doctoranda hubiera comenzado de forma previa a la notificación de la concesión de la ayuda indicada en la base 10.2, coincidirá con la fecha de dicha notificación. En cualquier caso, el contrato deberá cumplir, a fecha de la mencionada notificación, con los requisitos de la base 4.2.</text:p>
            <text:p>- La anualidad 1 finaliza al completar 12 meses.</text:p>
            <text:p/>
            <text:p>b) Anualidad 2: se inicia al día siguiente de la conclusión de la anualidad 1 y finaliza al completar 12 meses.</text:p>
            <text:p/>
            <text:p>c) Anualidad 3: se inicia al día siguiente de la conclusión de la anualidad 2 y finaliza en la fecha en que se deposite la tesis o en caso de no haberse producido tal depósito hasta completar un máximo de 12 meses.</text:p>
            <text:p/>
            <text:p>d) Anualidad 4: se inicia al día siguiente de la conclusión de la anualidad 3 y finaliza en la fecha en que se deposite la tesis o en caso de no haberse producido tal depósito hasta completar un máximo de 12 meses.</text:p>
          </table:table-cell>
          <table:table-cell/>
          <table:table-cell office:value-type="string" calcext:value-type="string">
            <text:p>No será objeto de subvención la contratación del cónyuge, descendientes y demás parientes que tengan relación de parentesco, por consanguinidad o afinidad, hasta el segundo grado inclusive, con el/la empresario/a o con quienes tengan el control de la entidad, ostenten cargos de dirección o formen parte de los órganos de administración de la misma.</text:p>
          </table:table-cell>
          <table:table-cell office:value-type="string" calcext:value-type="string">
            <text:p>1. Requisitos que deberá reunir la persona doctoranda cuya contratación se prorroga en el momento de la firma del contrato o de su prórroga:</text:p>
            <text:p>a) No podrá tener una participación en el capital de la entidad contratante o en otra relacionada accionarial o socialmente con la misma, que suponga una capacidad de control efectivo, directo o indirecto, de la entidad.</text:p>
            <text:p>b) Cumplir los requisitos de acceso a un programa oficial de doctorado.</text:p>
            <text:p>c) No estar en posesión del título de doctor o doctora, emitido por cualquier universidad española o extranjera.</text:p>
            <text:p>d) No haberse matriculado en un programa de doctorado en un periodo de 4 años antes de la realización de la solicitud de ayuda por la entidad solicitante.</text:p>
            <text:p/>
            <text:p>e) </text:p>
            <text:p/>
            <text:p>2. Actividades a realizar por la persona contratada:</text:p>
            <text:p>Las actividades de la persona doctoranda abarcarán la realización de un proyecto de investigación de interés para la entidad contratante, en el que se enmarcará su tesis doctoral, siempre que las actividades propuestas sean nuevas o supongan una mejora, ampliación o la ejecución de una investigación o línea de investigación que la entidad no llevaría a cabo como parte de sus actividades ordinarias de I+D, debiendo justificar en su solicitud la necesidad y el efecto incentivador de la ayuda. Para garantizar el cumplimiento del efecto incentivador los proyectos de I+D no podrán empezar antes de la presentación de la solicitud de ayuda.</text:p>
            <text:p/>
            <text:p>3. El proyecto de investigación deberá encuadrarse en una o varias de las prioridades temáticas y transiciones identificadas en la Estrategia de Especialización Inteligente de Navarra (S4) siguientes:</text:p>
            <text:p>a) Movilidad eléctrica y conectada.</text:p>
            <text:p>b) Alimentación saludable y sostenible.</text:p>
            <text:p>c) Industria de la energía verde.</text:p>
            <text:p>d) Medicina personalizada.</text:p>
            <text:p>e) Turismo sostenible.</text:p>
            <text:p>f) Industria audiovisual.</text:p>
            <text:p>g) Transición ecológica.</text:p>
            <text:p>h) Transición digital.</text:p>
          </table:table-cell>
          <table:table-cell table:number-columns-repeated="16367"/>
        </table:table-row>
        <table:table-row table:style-name="ro4">
          <table:table-cell office:value-type="string" calcext:value-type="string">
            <text:p>ayudas-de-mejora-de-la-accesibilidad-en-infraestructuras-y-equipamientos-en-centros-y-servicios-sociales-de-las-islas-baleares</text:p>
          </table:table-cell>
          <table:table-cell office:value-type="string" calcext:value-type="string">
            <text:p>Ayudas de mejora de la accesibilidad en infraestructuras y equipamientos en centros y servicios sociales de las Islas Baleares.</text:p>
          </table:table-cell>
          <table:table-cell office:value-type="string" calcext:value-type="string">
            <text:p>Abierta hasta 02/02/2026</text:p>
          </table:table-cell>
          <table:table-cell office:value-type="string" calcext:value-type="string">
            <text:p>ILLES BALEARS</text:p>
          </table:table-cell>
          <table:table-cell office:value-type="string" calcext:value-type="string">
            <text:p>1500000.0</text:p>
          </table:table-cell>
          <table:table-cell office:value-type="string" calcext:value-type="string">
            <text:p>El objetivo de esta convocatoria de subvenciones es financiar los gastos derivados de las inversiones para mejorar el acceso y permitir el uso de todas las personas de las infraestructuras y los equipamientos de los centros y servicios de servicios sociales, donde se prestan servicios directos a los ciudadano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PLANIFICACIÓN Y SERVICIOS SOCIALES</text:p>
          </table:table-cell>
          <table:table-cell office:value-type="string" calcext:value-type="string">
            <text:p>Pueden ser beneficiarias de las subvenciones las siguientes entidades:</text:p>
            <text:p/>
            <text:p>1. **Entidades locales** de la Comunidad Autónoma de las Islas Baleares que tengan la consideración de ayuntamiento o mancomunidad de municipios, de acuerdo con la Ley 7/1985, de 2 de abril, reguladora de las bases del régimen local.</text:p>
            <text:p/>
            <text:p>2. **Entidades del tercer sector de acción social** que cumplan los siguientes requisitos:</text:p>
            <text:p>   - Estar constituidas legalmente como entidades privadas sin ánimo de lucro con al menos dos años de antigüedad a la fecha de finalización del plazo de presentación de solicitudes.</text:p>
            <text:p>   - Estar inscritas como entidades prestadoras de servicios sociales en el Registro unificado de servicios sociales de las Islas Baleares en la fecha de publicación de la convocatoria en el Boletín Oficial de las Islas Baleares. </text:p>
            <text:p/>
            <text:p>La Dirección General de Asuntos Sociales verificará de oficio esta inscripción.</text:p>
          </table:table-cell>
          <table:table-cell/>
          <table:table-cell office:value-type="string" calcext:value-type="string">
            <text:p>El monto máximo de la ayuda es de un millón quinientos mil euros (1.500.000,00 €).</text:p>
          </table:table-cell>
          <table:table-cell office:value-type="string" calcext:value-type="string">
            <text:p>Los gastos subvencionables de esta ayuda incluyen:</text:p>
            <text:p/>
            <text:p>1. **Obras y actuaciones** que garanticen un itinerario accesible desde el exterior hasta el interior del inmueble, así como entre plantas. Esto puede incluir:</text:p>
            <text:p>   - Eliminación de escalones y escaleras.</text:p>
            <text:p>   - Sustitución de puertas de acceso.</text:p>
            <text:p>   - Señalización, iluminación, accesos, pavimentos, baños, rampas, ascensores, plataformas elevadoras, entre otros.</text:p>
            <text:p/>
            <text:p>2. **Instalación de ascensores**, incluidas las obras necesarias para su ejecución, como la demolición y la construcción del nuevo núcleo del ascensor.</text:p>
            <text:p/>
            <text:p>Estas actuaciones están dirigidas a mejorar las condiciones de accesibilidad y uso de las instalaciones de servicios sociales.</text:p>
          </table:table-cell>
          <table:table-cell office:value-type="string" calcext:value-type="string">
            <text:p>El plazo de ejecución de la ayuda es desde el 1 de enero de 2023 hasta el 31 de diciembre de 2027.</text:p>
          </table:table-cell>
          <table:table-cell office:value-type="string" calcext:value-type="string">
            <text:p>Las líneas de actuación mencionadas en el documento son:</text:p>
            <text:p/>
            <text:p>1. **Línea 1**: Dirigida a las entidades locales de la Comunidad Autónoma de las Illes Balears que tengan la consideración de ayuntamiento o mancomunidad de municipios, destinada a financiar la mejora de la accesibilidad de las infraestructuras y los equipamientos de los centros y servicios de servicios sociales.</text:p>
            <text:p/>
            <text:p>2. **Línea 2**: Dirigida a las entidades del tercer sector de acción social que cumplan ciertos requisitos, como estar constituidas legalmente como entidades privadas sin ánimo de lucro y estar inscritas como entidades prestadoras de servicios sociales en el registro correspondiente.</text:p>
            <text:p/>
            <text:p>Si necesitas más información sobre cada línea, no dudes en preguntar.</text:p>
          </table:table-cell>
          <table:table-cell table:number-columns-repeated="16369"/>
        </table:table-row>
        <table:table-row table:style-name="ro13">
          <table:table-cell office:value-type="string" calcext:value-type="string">
            <text:p>subvenciones-para-la-incorporacion-de-personal-innovador-al-tejido-productivo-cofinanciadas-por-el-fondo-social-europeo-ano-2025</text:p>
          </table:table-cell>
          <table:table-cell office:value-type="string" calcext:value-type="string">
            <text:p>Subvenciones para la incorporación de personal innovador al tejido productivo cofinanciadas por el fondo social Europeo+, año 2025.</text:p>
          </table:table-cell>
          <table:table-cell office:value-type="string" calcext:value-type="string">
            <text:p>Apertura el 04/02/2025 y cierre el 31/03/2025</text:p>
          </table:table-cell>
          <table:table-cell office:value-type="string" calcext:value-type="string">
            <text:p>CANARIAS</text:p>
          </table:table-cell>
          <table:table-cell office:value-type="string" calcext:value-type="string">
            <text:p>1500000.0</text:p>
          </table:table-cell>
          <table:table-cell office:value-type="string" calcext:value-type="string">
            <text:p>El objetivo de la ayuda es estimular la capacidad tecnológica e investigadora del sector privado en Canarias, mediante la incorporación de personal altamente cualificado a las empresas, con el fin de implantar y desarrollar procesos de investigación e innovac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Los beneficiarios de la ayuda son empresas o clústeres que vayan a desarrollar un proyecto de innovación y que cumplan con los requisitos establecidos en la base reguladora 3. Además, deben cumplir las obligaciones recogidas en el artículo 14 de la Ley 38/2003, de 17 de noviembre, General de Subvenciones. No podrán ser beneficiarias aquellas empresas que operen en los sectores y actividades excluidos por el artículo 1 del Reglamento (UE) nº 2023/2831.</text:p>
          </table:table-cell>
          <table:table-cell office:value-type="string" calcext:value-type="string">
            <text:p>El plazo de solicitud es desde el 04/02/2025 hasta el 31/03/2025.</text:p>
          </table:table-cell>
          <table:table-cell office:value-type="string" calcext:value-type="string">
            <text:p>El importe total de las ayudas de minimis recibidas por una única empresa no excederá de 300.000 euros durante los tres años previos. Sin embargo, el monto específico de la subvención en esta convocatoria se calculará multiplicando el coste unitario por el número de meses que la persona esté contratada, con un coste unitario de 2.288,23 euros por mes y un período de ejecución de entre 12 y 18 meses.</text:p>
          </table:table-cell>
          <table:table-cell/>
          <table:table-cell office:value-type="string" calcext:value-type="string">
            <text:p>El plazo de ejecución del proyecto tendrá una duración mínima de 12 meses y máxima de 18 meses, consecutivos e ininterrumpidos.</text:p>
          </table:table-cell>
          <table:table-cell office:value-type="string" calcext:value-type="string">
            <text:p>Las líneas de actuación mencionadas en la información incluyen:</text:p>
            <text:p/>
            <text:p>1. **Incorporación de personal innovador al tejido productivo**: Esta línea busca estimular la capacidad tecnológica e investigadora del sector privado en Canarias mediante la incorporación de personal altamente cualificado.</text:p>
            <text:p/>
            <text:p>2. **Garantía Juvenil**: Se incluye dentro de las prioridades de inversión para fomentar la inclusión laboral de los jóvenes.</text:p>
            <text:p/>
            <text:p>Estas líneas están enmarcadas dentro del Programa FSE + Canarias 2021-2027 y están sujetas a la disponibilidad de crédito adecuado y suficiente en el momento de la resolución de concesión.</text:p>
          </table:table-cell>
          <table:table-cell table:number-columns-repeated="16369"/>
        </table:table-row>
        <table:table-row table:style-name="ro16">
          <table:table-cell office:value-type="string" calcext:value-type="string">
            <text:p>ayudas-para-la-creacion-yo-modernizacion-de-proyectos-empresariales-innovadores-ano-2025</text:p>
          </table:table-cell>
          <table:table-cell office:value-type="string" calcext:value-type="string">
            <text:p>Ayudas para la creación y/o modernización de proyectos empresariales innovadores, año 2025.</text:p>
          </table:table-cell>
          <table:table-cell office:value-type="string" calcext:value-type="string">
            <text:p>Apertura el 02/01/2025 y cierre el 30/12/2025</text:p>
          </table:table-cell>
          <table:table-cell office:value-type="string" calcext:value-type="string">
            <text:p>CIUDAD AUTÓNOMA DE CEUTA</text:p>
          </table:table-cell>
          <table:table-cell office:value-type="string" calcext:value-type="string">
            <text:p>1500000.0</text:p>
          </table:table-cell>
          <table:table-cell office:value-type="string" calcext:value-type="string">
            <text:p>Fomentar las actividades de inversión, el mantenimiento y la creación de empleo productivo en el sector industrial, comercial y de servicio.</text:p>
          </table:table-cell>
          <table:table-cell office:value-type="string" calcext:value-type="string">
            <text:p>Ciudad Autónoma de Ceuta</text:p>
          </table:table-cell>
          <table:table-cell office:value-type="string" calcext:value-type="string">
            <text:p>0.0</text:p>
          </table:table-cell>
          <table:table-cell office:value-type="string" calcext:value-type="string">
            <text:p>CIUDAD AUTÓNOMA DE CEUTA - PROCESA SOCIEDAD DE DESARROLLO DE CEUTA</text:p>
          </table:table-cell>
          <table:table-cell office:value-type="string" calcext:value-type="string">
            <text:p>Las PYMEs de Ceuta.</text:p>
          </table:table-cell>
          <table:table-cell office:value-type="string" calcext:value-type="string">
            <text:p>1er Plazo: Desde el día 2 de enero hasta las 13:00 horas del 28 de marzo de 2025</text:p>
          </table:table-cell>
          <table:table-cell office:value-type="string" calcext:value-type="string">
            <text:p><text:s/>2º Plazo: Desde el día 1 de abril hasta las 13:00 horas del 30 de junio de 2025</text:p>
          </table:table-cell>
          <table:table-cell office:value-type="string" calcext:value-type="string">
            <text:p><text:s/>3º Plazo: Desde el día 1 de julio hasta las 13:00 horas del 30 de septiembre de 2025</text:p>
          </table:table-cell>
          <table:table-cell office:value-type="string" calcext:value-type="string">
            <text:p><text:s/>4º Plazo: Desde el día 1 de octubre hasta las 13:00 horas del 30 de diciembre de 2025.</text:p>
          </table:table-cell>
          <table:table-cell office:value-type="string" calcext:value-type="string">
            <text:p>Los beneficiarios de este programa recibirán un porcentaje máximo del 50% para las micro y pequeña empresa y del 40% para la mediana, en términos de equivalente de subvención.</text:p>
          </table:table-cell>
          <table:table-cell office:value-type="string" calcext:value-type="string">
            <text:p>Se consideran proyectos de inversión subvencionables las inversiones en activos materiales e inmateriales, realizadas con posterioridad a la presentación de la solicitud, que consistan en:</text:p>
            <text:p>- Proyectos de creación de un nuevo establecimiento.</text:p>
            <text:p>- Proyectos de ampliación y/o modernización de la capacidad de un establecimiento existente.</text:p>
          </table:table-cell>
          <table:table-cell table:number-columns-repeated="3"/>
          <table:table-cell office:value-type="string" calcext:value-type="string">
            <text:p>Quedan excluidas del ámbito de los proyectos subvencionables:</text:p>
            <text:p>- Los proyectos destinados al servicio de transporte público.</text:p>
            <text:p>- En ningún caso se consideran subvencionables los vehículos, naves, aeronaves y similares, constituyan o no la actividad empresarial propia del solicitante.</text:p>
            <text:p>- Se excluye la adquisición de bienes y servicios que puedan ser considerados como mercancía por la cual la empresa obtenga beneficios según su actividad, así como bienes o mobiliario suntuoso o de lujo.</text:p>
            <text:p>- Las actividades de venta y/o alquiler de inmuebles.</text:p>
            <text:p>- En ningún caso se consideran subvencionables los teléfonos móviles y smartphones.</text:p>
          </table:table-cell>
          <table:table-cell table:number-columns-repeated="16364"/>
        </table:table-row>
        <table:table-row table:style-name="ro9">
          <table:table-cell office:value-type="string" calcext:value-type="string">
            <text:p>subvenciones-a-empresas-para-la-transformacion-digital-en-extremadura-ano-2024</text:p>
          </table:table-cell>
          <table:table-cell office:value-type="string" calcext:value-type="string">
            <text:p>Subvenciones a empresas para la Transformación Digital en Extremadura, año 2024.</text:p>
          </table:table-cell>
          <table:table-cell office:value-type="string" calcext:value-type="string">
            <text:p>Apertura el 09/01/2025 y cierre el 08/04/2025</text:p>
          </table:table-cell>
          <table:table-cell office:value-type="string" calcext:value-type="string">
            <text:p>EXTREMADURA</text:p>
          </table:table-cell>
          <table:table-cell office:value-type="string" calcext:value-type="string">
            <text:p>1500000.0</text:p>
          </table:table-cell>
          <table:table-cell office:value-type="string" calcext:value-type="string">
            <text:p>El impulso de la digitalización de las pymes mediante la implantación de servicios TIC en la Comunidad Autónoma de Extremadura, y aprobar su primera convocatoria, siendo el principal objetivo de estas ayudas mejorar la productividad y competitividad mediante la aplicación de conocimientos y nuevas tecnologías en el ámbito empresarial y comercial.</text:p>
          </table:table-cell>
          <table:table-cell office:value-type="string" calcext:value-type="string">
            <text:p>Extremadura</text:p>
          </table:table-cell>
          <table:table-cell office:value-type="string" calcext:value-type="string">
            <text:p>20000.0</text:p>
          </table:table-cell>
          <table:table-cell office:value-type="string" calcext:value-type="string">
            <text:p>EXTREMADURA - DIRECCIÓN GENERAL DE DIGITALIZACIÓN REGIONAL</text:p>
          </table:table-cell>
          <table:table-cell office:value-type="string" calcext:value-type="string">
            <text:p>Las PYMEs con centro productivo en la Comunidad Autónoma de Extremadura, con independencia de cuál sea su forma jurídica, incluidos autónomos, y que vayan a realizar la mejora de la productividad y competitividad de su centro productivo.</text:p>
          </table:table-cell>
          <table:table-cell office:value-type="string" calcext:value-type="string">
            <text:p>El plazo de solicitud es del 09/01/2025 al 08/04/2025</text:p>
          </table:table-cell>
          <table:table-cell office:value-type="string" calcext:value-type="string">
            <text:p>El importe de la subvención consistirá en un porcentaje del 80% de la inversión subvencionable, con un máximo de 20.000 euros por beneficiario, independientemente del número de servicios que se pretenda contratar.</text:p>
          </table:table-cell>
          <table:table-cell office:value-type="string" calcext:value-type="string">
            <text:p>a. Costes de consultoría y asistencia técnica. </text:p>
            <text:p/>
            <text:p>b. Desarrollo, adquisición e implantación de software necesario para la actuación subvencionable, incluidos gastos de licencias, así como de contratación de servicios en la nube (servicios cloud).</text:p>
            <text:p/>
            <text:p>c. Adquisición de las herramientas hardware, entendidas como elementos y dispositivos físicos asociados, específicos, de uso exclusivo y necesario para el correcto funcionamiento y operatividad de la actuación subvencionable, quedando excluidos aquellos que pudieran ser susceptibles de usos distintos a este. </text:p>
            <text:p/>
            <text:p>d. Para los servicios de Presencia en Internet y Tienda Online, los gastos asociados a la contratación del dominio web.</text:p>
            <text:p/>
            <text:p>e. Los gastos derivados de la implantación de la Tienda Online que podrán ser objeto de subvención serán los siguientes:</text:p>
            <text:p>- Alta del dominio.</text:p>
            <text:p>- Alta y contrato de alojamiento del primer año.</text:p>
            <text:p>- Alta y mantenimiento, durante el primer año, de cuentas de correo electrónico asociadas al dominio.</text:p>
            <text:p>- Mantenimiento de la página Web durante el primer año</text:p>
            <text:p/>
            <text:p>f. Para el caso concreto del servicio de Implantación de estrategia de posicionamiento SEM (Search Engine Marketing – Marketing para motores de búsqueda) serán subvencionables:</text:p>
            <text:p>- Tarifa por enlaces patrocinados. Tarifa que cobra el motor de búsqueda por el enlace patrocinado.</text:p>
            <text:p>- Gastos de asesoramiento y gestión. Gastos profesionales relativos a la implementación de planes y campañas de marketing digital y posicionamiento on-line realizados por una empresa especializada en marketing online.</text:p>
          </table:table-cell>
          <table:table-cell/>
          <table:table-cell office:value-type="string" calcext:value-type="string">
            <text:p>1. Presencia en Internet.</text:p>
            <text:p>2. Tienda Online.</text:p>
            <text:p>3. Marketing Online.</text:p>
            <text:p>4. Gestión de presencia en Internet (Community Manager).</text:p>
            <text:p>5. Mejora de imagen digital.</text:p>
            <text:p>6. Sistema de gestión empresarial (ERP).</text:p>
            <text:p>7. Sistema de gestión de la relación con los clientes (CRM).</text:p>
            <text:p>8. Sistema de facturación electrónica.</text:p>
            <text:p>9. Plataforma de gestión comercial entre empresas (B2B).</text:p>
            <text:p>10. Seguridad informática.</text:p>
          </table:table-cell>
          <table:table-cell table:number-columns-repeated="16369"/>
        </table:table-row>
        <table:table-row table:style-name="ro20">
          <table:table-cell office:value-type="string" calcext:value-type="string">
            <text:p>subvenciones-para-la-organizacion-de-acontecimientos-de-contenido-cultural-digital-en-cataluna-2025-01</text:p>
          </table:table-cell>
          <table:table-cell office:value-type="string" calcext:value-type="string">
            <text:p>Subvenciones para la organización de acontecimientos de contenido cultural digital en Cataluña</text:p>
          </table:table-cell>
          <table:table-cell office:value-type="string" calcext:value-type="string">
            <text:p>Apertura el 06/02/2025 y cierre el 25/02/2025</text:p>
          </table:table-cell>
          <table:table-cell office:value-type="string" calcext:value-type="string">
            <text:p>CATALUÑA</text:p>
          </table:table-cell>
          <table:table-cell office:value-type="string" calcext:value-type="string">
            <text:p>1500000.0</text:p>
          </table:table-cell>
          <table:table-cell office:value-type="string" calcext:value-type="string">
            <text:p>El objetivo de esta ayuda es financiar la organización de eventos de contenido cultural digital en Cataluña para el año 2025. Se trata de una convocatoria en régimen de concurrencia competitiva, destinada a promover la cultura digital y apoyar proyectos creativos en este ámbit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OFICINA DE SUPORT A LA INICIATIVA CULTURAL</text:p>
          </table:table-cell>
          <table:table-cell office:value-type="string" calcext:value-type="string">
            <text:p>No se encuentra información específica sobre quiénes pueden ser beneficiarios de la ayuda en las páginas proporcionadas. Sin embargo, generalmente, en convocatorias de subvenciones para eventos culturales, los beneficiarios suelen incluir organizaciones culturales, asociaciones, entidades sin ánimo de lucro, y en algunos casos, empresas que desarrollen proyectos relacionados con la cultura. Te recomendaría consultar la convocatoria oficial o las bases específicas para obtener detalles precisos sobre los beneficiarios.</text:p>
          </table:table-cell>
          <table:table-cell/>
          <table:table-cell office:value-type="string" calcext:value-type="string">
            <text:p>El monto máximo de la convocatoria de subvenciones es de 1.500.000,00 euros. De esta cantidad, un máximo de 1.200.000,00 euros se financiará con cargo al presupuesto prorrogado de la Oficina de Soporte a la Iniciativa Cultural correspondiente al año 2025, y un máximo de 300.000,00 euros se financiará con cargo al presupuesto del año 2026.</text:p>
          </table:table-cell>
          <table:table-cell office:value-type="string" calcext:value-type="string">
            <text:p>No puedo encontrar información específica sobre los gastos o actuaciones subvencionables en el documento proporcionado. Sin embargo, generalmente, las subvenciones para la organización de eventos culturales pueden incluir gastos como honorarios de artistas, alquiler de espacios, producción técnica, promoción y difusión del evento, entre otros. Te recomendaría consultar las bases específicas de la convocatoria o contactar con la Oficina de Suport a la Iniciativa Cultural para obtener detalles precisos.</text:p>
          </table:table-cell>
          <table:table-cell office:value-type="string" calcext:value-type="string">
            <text:p>El plazo para presentar las solicitudes de la ayuda es del 6 al 25 de febrero de 2025, hasta las 14:00 horas. Sin embargo, el documento no especifica un plazo de ejecución para la ayuda una vez concedida.</text:p>
          </table:table-cell>
          <table:table-cell office:value-type="string" calcext:value-type="string">
            <text:p>El documento no proporciona información específica sobre diferentes líneas de actuación. Sin embargo, menciona que se trata de subvenciones para la organización de eventos de contenido cultural digital en Catalunya. Para obtener detalles sobre las líneas de actuación específicas, sería recomendable consultar las bases generales y específicas que se mencionan en el documento. </text:p>
            <text:p/>
            <text:p>Si necesitas más información sobre este tema, puedo intentar ayudarte con lo que sé.</text:p>
          </table:table-cell>
          <table:table-cell table:number-columns-repeated="16369"/>
        </table:table-row>
        <table:table-row table:style-name="ro10">
          <table:table-cell office:value-type="string" calcext:value-type="string">
            <text:p>ayudas-para-montar-un-negocio</text:p>
          </table:table-cell>
          <table:table-cell office:value-type="string" calcext:value-type="string">
            <text:p>Ayudas para montar un negocio</text:p>
          </table:table-cell>
          <table:table-cell office:value-type="string" calcext:value-type="string">
            <text:p>Siempre abierta. Presupuesto ilimitado</text:p>
          </table:table-cell>
          <table:table-cell office:value-type="string" calcext:value-type="string">
            <text:p>Región de Murcia</text:p>
          </table:table-cell>
          <table:table-cell office:value-type="string" calcext:value-type="string">
            <text:p>0.0</text:p>
          </table:table-cell>
          <table:table-cell office:value-type="string" calcext:value-type="string">
            <text:p>Préstamo destinado a creación de nuevos negocios.</text:p>
          </table:table-cell>
          <table:table-cell office:value-type="string" calcext:value-type="string">
            <text:p>Región de Murcia</text:p>
          </table:table-cell>
          <table:table-cell office:value-type="string" calcext:value-type="string">
            <text:p>100000.0</text:p>
          </table:table-cell>
          <table:table-cell office:value-type="string" calcext:value-type="string">
            <text:p>Región de Murcia - Sociedad de garantía recíproca</text:p>
          </table:table-cell>
          <table:table-cell office:value-type="string" calcext:value-type="string">
            <text:p>Pymes y autónomos pertenecientes a sectores no excluidos.</text:p>
            <text:p>Sectores excluidos: son del sector inmobiliario, empresas sin personal, en crisis, que no cumplan con las exigencias legislativas en asuntos sociales, laborales y éticos.</text:p>
          </table:table-cell>
          <table:table-cell office:value-type="string" calcext:value-type="string">
            <text:p>El plazo de solicitud está abierto todo el año.</text:p>
          </table:table-cell>
          <table:table-cell office:value-type="string" calcext:value-type="string">
            <text:p>Hasta 100.000 € (AVAL desde el 50% hasta el 100%)</text:p>
            <text:p>Desde 36 meses hasta 84 meses. Posibilidad de hasta 2 años de carencia.</text:p>
            <text:p>Desde Euribor anual + 1.50 % hasta Euribor + 2.50 %.</text:p>
          </table:table-cell>
          <table:table-cell office:value-type="string" calcext:value-type="string">
            <text:p>Inversión.</text:p>
          </table:table-cell>
          <table:table-cell table:number-columns-repeated="3"/>
          <table:table-cell office:value-type="string" calcext:value-type="string">
            <text:p>Se requiere tener formación y/o experiencia en el sector en que se va a emprender para conceder esta ayuda para montar un negocio.</text:p>
            <text:p/>
            <text:p>Aportación de recursos propios entre 20-30% del total de la inversión (Impuestos excluidos)</text:p>
            <text:p>Compra- venta: ITP 1%</text:p>
            <text:p>Formalización hipoteca: AJD 0,10%</text:p>
          </table:table-cell>
          <table:table-cell table:number-columns-repeated="16367"/>
        </table:table-row>
        <table:table-row table:style-name="ro12">
          <table:table-cell office:value-type="string" calcext:value-type="string">
            <text:p>ayudas-destinadas-a-la-financiacion-de-estrategias-de-energia-sostenible-para-las-illes-balears-y-canarias-en-el-marco-del-plan-de-recuperacion-transformacion-y-resiliencia</text:p>
          </table:table-cell>
          <table:table-cell office:value-type="string" calcext:value-type="string">
            <text:p>Ayudas destinadas a la financiación de estrategias de energía sostenible para las Illes Balears y Canarias, en el marco del Plan de Recuperación, Transformación y Resiliencia.</text:p>
          </table:table-cell>
          <table:table-cell office:value-type="string" calcext:value-type="string">
            <text:p>Apertura el 16/06/2022 y cierre el 30/06/2026</text:p>
          </table:table-cell>
          <table:table-cell office:value-type="string" calcext:value-type="string">
            <text:p>ESTADO</text:p>
          </table:table-cell>
          <table:table-cell office:value-type="string" calcext:value-type="string">
            <text:p>498700000.0</text:p>
          </table:table-cell>
          <table:table-cell office:value-type="string" calcext:value-type="string">
            <text:p>Dinamización de la transición energética en las islas entendida como el impulso de los agentes de transición energética, el desarrollo de programas de ayudas o inversiones para nuevas instalaciones de energías renovables, proyectos singulares y energía sostenible en las islas, incluyendo la integración de renovables en la red y proyectos que garanticen potencia</text:p>
          </table:table-cell>
          <table:table-cell office:value-type="string" calcext:value-type="string">
            <text:p>Estatal</text:p>
          </table:table-cell>
          <table:table-cell office:value-type="string" calcext:value-type="string">
            <text:p>0.0</text:p>
          </table:table-cell>
          <table:table-cell office:value-type="string" calcext:value-type="string">
            <text:p>MINISTERIO PARA LA TRANSICIÓN ECOLÓGICA Y EL RETO DEMOGRÁFICO - INSTITUTO PARA LA DIVERSIFICACIÓN Y AHORRO DE LA ENERGÍA (IDAE)</text:p>
          </table:table-cell>
          <table:table-cell office:value-type="string" calcext:value-type="string">
            <text:p>Comunidades Autónomas de Illes Balears y Canarias</text:p>
          </table:table-cell>
          <table:table-cell office:value-type="string" calcext:value-type="string">
            <text:p>El plazo de solicitud es desde el 16/06/2022 hasta el 30/06/2022</text:p>
          </table:table-cell>
          <table:table-cell office:value-type="string" calcext:value-type="string">
            <text:p>El importe de las subvenciones a otorgar será de:</text:p>
            <text:p/>
            <text:p>a) A la Comunidad Autónoma de Illes Balears: 197.000.000 de euros.</text:p>
            <text:p>b) A la Comunidad Autónoma de Canarias: 301.700.000 euros.</text:p>
          </table:table-cell>
          <table:table-cell office:value-type="string" calcext:value-type="string">
            <text:p>a) Dinamización del programa de energía sostenible en las islas. Apoyo a los agentes de transición energética mediante la constitución o gestión de oficinas para la transición energética en las islas, cuyas funciones pueden incluir el apoyo en el diseño, tramitación, redacción de pliegos, licitación y ejecución de proyectos municipales e insulares, así como la financiación de actuaciones tales como congresos y jornadas.</text:p>
            <text:p/>
            <text:p>b) Programas de ayudas para nuevas instalaciones renovables dirigidos al fomento de instalaciones que puedan aportar garantía de potencia, proyectos singulares y energía sostenible en las islas. La integración de renovables en la red y proyectos que garanticen potencia, estabilicen la frecuencia y arranque autónomo, serán foco de este programa de ayudas.</text:p>
            <text:p/>
            <text:p>c) Programa de ayudas «Smart Islands» para el desarrollo de proyectos que promuevan la integración de sistemas inteligentes, concretamente, el desarrollo de proyectos en las islas que promuevan actuaciones de flexibilidad de la demanda o de la oferta, así como cualquier otra actuación que permita facilitar la integración de renovables en el sistema insular.</text:p>
            <text:p/>
            <text:p>d) Programa de ayudas «Clean Energy for EU Islands» promoviendo inversiones en proyectos renovables de acuerdo con el análisis de las propuestas y resultados de la manifestación de interés y el programa europeo mencionado.</text:p>
            <text:p/>
            <text:p>e) Programa de ayudas para proyectos sostenibles de almacenamiento con nueva potencia de generación de energías renovables, que permitan su despliegue para la optimización de la gestión de generación renovable.</text:p>
            <text:p/>
            <text:p>f) Impulso inicial a la promoción de comunidades energéticas, apoyo a la gestión para la creación de nuevas comunidades y desarrollo de las agendas de transición de cada isla, mediante actuaciones de difusión, acompañamiento, asesoramiento y fomentando actuaciones específicas que favorezcan el desarrollo de proyectos en estas comunidades.</text:p>
          </table:table-cell>
          <table:table-cell table:number-columns-repeated="3"/>
          <table:table-cell office:value-type="string" calcext:value-type="string">
            <text:p>El plazo de ejecución de las actuaciones subvencionables será hasta el 31 de mayo de 2026.</text:p>
          </table:table-cell>
          <table:table-cell table:number-columns-repeated="16367"/>
        </table:table-row>
        <table:table-row table:style-name="ro25">
          <table:table-cell office:value-type="string" calcext:value-type="string">
            <text:p>icf-prestamos-a-pymes-del-sector-primario</text:p>
          </table:table-cell>
          <table:table-cell office:value-type="string" calcext:value-type="string">
            <text:p>ICF - Préstamos a Pymes del sector primario.</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con aval incluido, en colaboración con el Departamento de Agricultura, Ganadería, Pesca y Alimentación y Avalis de Catalunya SGR, para financiar proyectos de inversión o circulante.</text:p>
          </table:table-cell>
          <table:table-cell/>
          <table:table-cell office:value-type="string" calcext:value-type="string">
            <text:p>1500000.0</text:p>
          </table:table-cell>
          <table:table-cell office:value-type="string" calcext:value-type="string">
            <text:p>CATALUÑA - INSTITUT CATALÀ DE FINANCES</text:p>
          </table:table-cell>
          <table:table-cell office:value-type="string" calcext:value-type="string">
            <text:p>Pymes y personas trabajadoras por cuenta propia de los sectores agrario, ganadero, pesquero, forestal y agroalimentario.</text:p>
          </table:table-cell>
          <table:table-cell office:value-type="string" calcext:value-type="string">
            <text:p>El plazo de solicitud está abierto todo el año.</text:p>
          </table:table-cell>
          <table:table-cell office:value-type="string" calcext:value-type="string">
            <text:p>Línea 1:</text:p>
            <text:p>- Importe: hasta 1.000.000 € por operación y hasta 1.500.000 € por titular o grupo económico.</text:p>
            <text:p>- Período: 15 años, con 2 años de carencia incluidos.</text:p>
            <text:p>- Tipos de interés: Euríbor a 12 meses más un diferencial de hasta el 2,75%.</text:p>
            <text:p>- Comisión de apertura: 0,50% (mínimo 200€).</text:p>
            <text:p>- Garantías: aval 100% de Avalis de Catalunya SGR / Comisión de riesgo aval: 1,10% (mínimo 300€) / - Comisión de apertura aval: 0,50% (mínimo 200€).</text:p>
            <text:p/>
            <text:p>Línea 2:</text:p>
            <text:p>- Importe: hasta 1.000.000 € por operación y hasta 1.500.000€ por titular o grupo económico.</text:p>
            <text:p>- Período: 3 años.</text:p>
            <text:p>- Tipos de interés: Euríbor a 12 meses más un diferencial de hasta el 2,75%.</text:p>
            <text:p>- Comisión de apertura: 0,50% (mínimo 200€).</text:p>
            <text:p>- Garantías: aval 100% de Avalis de Catalunya SGR / Comisión de riesgo aval: 1,10% (mínimo 300€) / - Comisión de apertura aval: 0,50% (mínimo 200€).</text:p>
          </table:table-cell>
          <table:table-cell table:number-columns-repeated="2"/>
          <table:table-cell office:value-type="string" calcext:value-type="string">
            <text:p>1. Préstamos para inversiones.</text:p>
            <text:p>2. Préstamos para circulantes.</text:p>
          </table:table-cell>
          <table:table-cell table:number-columns-repeated="16369"/>
        </table:table-row>
        <table:table-row table:style-name="ro12">
          <table:table-cell office:value-type="string" calcext:value-type="string">
            <text:p>linea-de-financiacion-general-del-ivf</text:p>
          </table:table-cell>
          <table:table-cell office:value-type="string" calcext:value-type="string">
            <text:p>Línea de Financiación GENERAL del IVF.</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80000000.0</text:p>
          </table:table-cell>
          <table:table-cell office:value-type="string" calcext:value-type="string">
            <text:p>Préstamos de entre 20.000 y 10.000.000 euros, con opción de devolver el capital al vencimiento en operaciones de capital circulante.</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Personas autónomas y empresas que tengan, al menos, un establecimiento, sucursal de producción, o sucursal de desarrollo de actividad radicado en la Comunidad Valenciana. </text:p>
            <text:p/>
            <text:p>Esta línea de financiación cuenta con una dotación presupuestaria especial para empresas que operan en sectores con código 2030, 2331 y 2349 de la Clasificación Nacional de Actividades Económicas.</text:p>
            <text:p/>
            <text:p>Los beneficiarios deben cumplir los siguientes requisitos, entre otros:</text:p>
            <text:p>- Tener, al menos, un establecimiento, sucursal de producción, o sucursal de desarrollo de actividad radicado en la Comunitat Valenciana.</text:p>
            <text:p>- Estar al corriente de cumplimiento de las obligaciones tributarias ante el Estado, la Generalitat y la Seguridad Social.</text:p>
            <text:p>- Si el solicitante es una sociedad mercantil, deberá contar como mínimo con un empleado o un trabajador autónomo societario.</text:p>
          </table:table-cell>
          <table:table-cell office:value-type="string" calcext:value-type="string">
            <text:p>Las solicitudes pueden presentarse hasta el agotamiento del presupuesto</text:p>
          </table:table-cell>
          <table:table-cell office:value-type="string" calcext:value-type="string">
            <text:p>Importe mínimo de 20.000 euros e importe máximo determinado en función de:</text:p>
            <text:p>- En operación de inversión: el importe no podrá superar los 200.000 euros si el solicitante es un trabajador autónomo, los 500.000 euros si es una microempresa, los 2.000.000 euros si es una pyme, los 5.000.000 euros si cuenta con una plantilla de entre 250 y 3.000 trabajadores y 10.000.000 euros si la plantilla supera los 3.000 trabajadores.</text:p>
            <text:p>- En operaciones de circulante: el importe no podrá ser superior a 50.000 euros si el solicitante es un trabajador autónomo, 200.000 euros si es una microempresa, 1.000.000 si es una pyme, 5.000.000 euros si se trata de una gran empresa con una plantilla de entre 250 y 3.000 trabajadores y 10.000.000 euros si la plantilla supera los 3.000 trabajadores.</text:p>
            <text:p/>
            <text:p>Plazos: Para operaciones de circulante plazos de 2 a 4 años (sin límite de carencia y posibilidad de “bullet”); Para operaciones de inversión plazos de 4 a 10 años (posibilidad de carencia de hasta 2 años)</text:p>
            <text:p/>
            <text:p>Tipo de interés de Euribor (con límite inferior 0%) más un margen de riesgo atendiendo a la categoría crediticia del solicitante *:</text:p>
            <text:p/>
            <text:p>Comisiones: Se podrá aplicar una comisión de apertura de hasta el 1%.</text:p>
            <text:p/>
            <text:p>El IVF podrá conceder operaciones de financiación con pacto de subordinación y grado de severidad (LGD) superior al 60%, siempre que quede debidamente acreditado el carácter estratégico de la operación para la economía valenciana y previa autorización del Consejo General del IVF.</text:p>
          </table:table-cell>
          <table:table-cell office:value-type="string" calcext:value-type="string">
            <text:p>Serán gastos financiables como activos fijos:</text:p>
            <text:p>- Adquisición y acondicionamiento de terrenos para su utilización en la producción de los bienes y servicios que constituyen la actividad principal de la empresa.</text:p>
            <text:p>- Adquisición y construcción de naves, locales comerciales y otros inmuebles, así como de instalaciones técnicas para el desarrollo de la actividad principal de la empresa.</text:p>
            <text:p>- Construcción de instalaciones de energía renovable, tanto si su destino es el autoconsumo como el vertido a red, siempre que los proyectos no superen una potencia de 30 MWp.</text:p>
            <text:p>- Adquisición de equipamiento vinculado a las tecnologías de la información y la comunicación.</text:p>
            <text:p>- Maquinaria, herramientas, moldes o utillaje.</text:p>
            <text:p>- Vehículos industriales y elementos de transporte afectos a la explotación, hasta un máximo de 35.000 euros por vehículo. A este respecto, la adquisición de vehículos de transporte de mercancías por carretera no se considerará en ningún caso como gasto financiable elegible.</text:p>
            <text:p>- Activos intangibles, como los gastos de investigación y desarrollo, la propiedad industrial, los derechos de traspaso o las aplicaciones informáticas.</text:p>
            <text:p>- Adquisición de participaciones empresariales al objeto de ampliar la capacidad productiva de la empresa, mejorar las condiciones de acceso a la financiación, o asegurar el suministro de insumos clave para el proceso productivo de la empresa.</text:p>
          </table:table-cell>
          <table:table-cell/>
          <table:table-cell office:value-type="string" calcext:value-type="string">
            <text:p>Finalidad de los proyectos:</text:p>
            <text:p>- Ampliación y renovación de las instalaciones, maquinaria y equipos.</text:p>
            <text:p>- Sostenimiento del capital circulante de la empresa, incluyendo la contratación de mano de obra, la adquisición de bienes y servicios ligados al ciclo de la explotación, la financiación de clientes, la inversión en existencias y tesorería operativa de la empresa, así como la cancelación de la deuda a corto plazo de naturaleza comercial y financiera.</text:p>
          </table:table-cell>
          <table:table-cell table:number-columns-repeated="16369"/>
        </table:table-row>
        <table:table-row table:style-name="ro20">
          <table:table-cell office:value-type="string" calcext:value-type="string">
            <text:p>deducciones-fiscales-por-idi-en-navarra</text:p>
          </table:table-cell>
          <table:table-cell office:value-type="string" calcext:value-type="string">
            <text:p>Deducciones Fiscales por I+D+i en Navarra.</text:p>
          </table:table-cell>
          <table:table-cell office:value-type="string" calcext:value-type="string">
            <text:p>Siempre abierta. Presupuesto ilimitado</text:p>
          </table:table-cell>
          <table:table-cell office:value-type="string" calcext:value-type="string">
            <text:p>NAVARRA</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NAVARRA - HACIENDA TRIBUTARIA NAVARRA</text:p>
          </table:table-cell>
          <table:table-cell office:value-type="string" calcext:value-type="string">
            <text:p>Entidades que realizan actividades de I+D+i.</text:p>
            <text:p/>
            <text:p>Para ello, es imprescindible que cuenten con un informe emitido por el Servicio de I+D+i sobre el carácter de I+D+i del proyecto.</text:p>
          </table:table-cell>
          <table:table-cell/>
          <table:table-cell office:value-type="string" calcext:value-type="string">
            <text:p>La base de la deducción, para el gasto en I+D se sitúa en el 40% (42% sobre el incremento de gasto en I+D respecto a los 2 años anteriores). En cuánto a Innovación Tecnológica, la deducción está en un 15%</text:p>
          </table:table-cell>
          <table:table-cell table:number-columns-repeated="16372"/>
        </table:table-row>
        <table:table-row table:style-name="ro29">
          <table:table-cell office:value-type="string" calcext:value-type="string">
            <text:p>deducciones-fiscales-por-idi-en-las-islas-canarias</text:p>
          </table:table-cell>
          <table:table-cell office:value-type="string" calcext:value-type="string">
            <text:p>Deducciones Fiscales por I+D+i en las Islas Canarias.</text:p>
          </table:table-cell>
          <table:table-cell office:value-type="string" calcext:value-type="string">
            <text:p>Siempre abierta. Presupuesto ilimitado</text:p>
          </table:table-cell>
          <table:table-cell office:value-type="string" calcext:value-type="string">
            <text:p>ISLAS CANARIAS</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Canarias</text:p>
          </table:table-cell>
          <table:table-cell office:value-type="string" calcext:value-type="string">
            <text:p>0.0</text:p>
          </table:table-cell>
          <table:table-cell office:value-type="string" calcext:value-type="string">
            <text:p>ISLAS CANARIAS - Consejería de Economía, conocimiento y empleo</text:p>
          </table:table-cell>
          <table:table-cell office:value-type="string" calcext:value-type="string">
            <text:p>Las empresas pueden aplicarse en el Impuesto de Sociedades si realizan actividades de I+D+i.</text:p>
            <text:p/>
            <text:p>Además, en el caso de las empresas ubicadas en Canarias, la intensidad de la deducción fiscal es notablemente superior frente a las del resto del territorio nacional.</text:p>
          </table:table-cell>
          <table:table-cell/>
          <table:table-cell office:value-type="string" calcext:value-type="string">
            <text:p>La base de la deducción, para el gasto en I+D se sitúa en el 45% (75,6% sobre el incremento de gasto en I+D respecto a los 2 años anteriores). </text:p>
            <text:p>En cuanto a Innovación Tecnológica, la deducción está en un 45%.</text:p>
            <text:p/>
            <text:p>La intensidad de la deducción fiscal es notablemente superior para las empresas canarias frente a las del resto del territorio nacional:</text:p>
          </table:table-cell>
          <table:table-cell table:number-columns-repeated="16372"/>
        </table:table-row>
        <table:table-row table:style-name="ro5">
          <table:table-cell office:value-type="string" calcext:value-type="string">
            <text:p>tax-lease-o-mecenazgo-tecnologico</text:p>
          </table:table-cell>
          <table:table-cell office:value-type="string" calcext:value-type="string">
            <text:p>Tax Lease o Mecenazgo Tecnológico.</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l Tax Lease, también conocido como Mecenazgo Tecnológico, es un herramienta que por un lado incentiva económicamente a las empresas que realizan actividades de investigación científica y técnica, y por otro, supone una fuente de rentabilidad muy atractiva para los «mecenas» o inversores que pueden ser tanto (i) personas físicas que tributen por Actividades Profesionales en el IRPF; como (ii) personas jurídicas sujetas al Impuesto sobre Sociedades, que tienen una elevada cuota positiva.</text:p>
          </table:table-cell>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Empresas que desarrollan tecnología propia.</text:p>
          </table:table-cell>
          <table:table-cell/>
          <table:table-cell office:value-type="string" calcext:value-type="string">
            <text:p>1. En Territorio Común e Islas Canarias.</text:p>
            <text:p>- Pulmón financiero para la entidad que realiza el proyecto de I+D+i. La financiación obtenida puede llegar a un 35% del proyecto si se considera I+D y de hasta el 20% si es IT (i).</text:p>
            <text:p>- Rentabilidad para el inversor de hasta el 20% en 6 meses. </text:p>
            <text:p/>
            <text:p>2. En El País Vasco (art. 64Bis):</text:p>
            <text:p>- El País Vasco cuenta en cada una de sus provincias con una regulación concreta en el artículo 64 BIS (Incluído la NORMA FORAL 11/2013, de 5 de diciembre, del Impuesto Sobre Sociedades (BOB 13 Diciembre)), que ofrece un régimen especial que permite la transferencia de las deducciones fiscales relacionadas con proyectos de I+D+i a inversores privados sin necesidad de constituir una Agrupación de Interés Económico (AIE). </text:p>
            <text:p/>
            <text:p>3. En Navarra (art. 62):</text:p>
            <text:p>- La Ley Foral 26/2016, de 28 de diciembre, del Impuesto sobre Sociedades tiene como principal objetivo promover y respaldar las actividades de I+D+i en Navarra. Es esencial destacar el papel del Artículo 62, ya que introduce un enfoque similar a los esquemas del Tax Lease o Tax Equity en territorio común y el artículo 64 BIS.</text:p>
          </table:table-cell>
          <table:table-cell table:number-columns-repeated="16372"/>
        </table:table-row>
        <table:table-row table:style-name="ro32">
          <table:table-cell office:value-type="string" calcext:value-type="string">
            <text:p>ip-box-patent-box</text:p>
          </table:table-cell>
          <table:table-cell office:value-type="string" calcext:value-type="string">
            <text:p>IP-Box (Patent Box)</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l IP-Box (Patent Box) <text:s/>es un incentivo fiscal que consiste en una reducción de la base imponible del Impuesto sobre Sociedade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HACIENDA Y FUNCIÓN PÚBLICA</text:p>
          </table:table-cell>
          <table:table-cell office:value-type="string" calcext:value-type="string">
            <text:p>Autónomos, Pymes, Start up y Empresas que realicen proyectos de innovación Tecnológica (IT) o proyectos de investigación y desarrollo.</text:p>
          </table:table-cell>
          <table:table-cell/>
          <table:table-cell office:value-type="string" calcext:value-type="string">
            <text:p>El IP-Box (Patent Box) <text:s/>es un incentivo fiscal que consiste en una reducción de la base imponible del Impuesto sobre Sociedades de hasta el 60% (70% en País Vasco y Navarra), sobre las rentas positivas derivadas de la cesión o transmisión del derecho de uso y explotación de determinados activos intangibles (regulados en el artículo 23 de la Ley 27 de noviembre del Impuesto sobre Sociedades (LIS)), con base en actividades de I+D, para su utilización en el desarrollo de una actividad económica/comercial</text:p>
          </table:table-cell>
          <table:table-cell office:value-type="string" calcext:value-type="string">
            <text:p>- Software avanzado registrado que derive de actividades de Investigación y Desarrollo (I+D).</text:p>
            <text:p>- Patentes, modelos de utilidad, certificados complementarios de protección de medicamentos y de productos fitosanitarios, dibujos y modelos legalmente protegidos, que deriven de actividades de Investigación, Desarrollo e Innovación Tecnológica (I+D+i).</text:p>
          </table:table-cell>
          <table:table-cell table:number-columns-repeated="16371"/>
        </table:table-row>
        <table:table-row table:style-name="ro25">
          <table:table-cell office:value-type="string" calcext:value-type="string">
            <text:p>capitalizacion-del-paro-pago-unico</text:p>
          </table:table-cell>
          <table:table-cell office:value-type="string" calcext:value-type="string">
            <text:p>Capitalización del Paro (pago único)</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 capitalización del paro, también conocida como pago único, es una medida que intenta ayudar a los emprendedores a iniciar un nuevo negocio; en otras palabras, esta prestación permite cobrar en un solo pago, o en varios, la parte que te queda por recibir de la prestación por desempleo.</text:p>
          </table:table-cell>
          <table:table-cell office:value-type="string" calcext:value-type="string">
            <text:p>Estatal</text:p>
          </table:table-cell>
          <table:table-cell office:value-type="string" calcext:value-type="string">
            <text:p>0.0</text:p>
          </table:table-cell>
          <table:table-cell office:value-type="string" calcext:value-type="string">
            <text:p>Servicio Publico de Empleo Estatal - SEPE</text:p>
          </table:table-cell>
          <table:table-cell office:value-type="string" calcext:value-type="string">
            <text:p>Aquellas personas desempleadas, con acceso a paro, que desean crear un nuevo negocio.</text:p>
            <text:p/>
            <text:p>Para poder solicitarla, te tienen que quedar, al menos, 3 meses de prestación por recibir; además, el dinero solo lo puedes emplear para poner en marcha una nueva empresa.</text:p>
            <text:p/>
            <text:p>Requisitos que debe cumplir cualquier persona desempleada para poder solicitar el pago único:</text:p>
            <text:p>- No haber cobrado el pago único en los últimos 4 años.</text:p>
            <text:p>- No haber iniciado la actividad antes de realizar la solicitud.</text:p>
            <text:p>- Comenzar esta actividad laboral, como máximo, un mes después de que haya sido concedido el pago único.</text:p>
            <text:p>- No haber impugnado un despido por vía judicial.</text:p>
            <text:p>- Durante los 24 meses previos, no puedes haber compatibilizado el trabajo por cuenta propia con la prestación por desempleo de nivel contributivo.</text:p>
            <text:p>- No estar dado de alta en la Seguridad Social.</text:p>
            <text:p>- Si formas parte de una sociedad, haber superado el período de prueba. Se puede aprobar la capitalización del paro antes, aunque solamente lo recibirás cuando presentes, ante el Servicio Público de Empleo Estatal, un documento que acredite la superación de esa prueba.</text:p>
            <text:p>- Presentar una Memoria del proyecto y de la inversión realizada.</text:p>
          </table:table-cell>
          <table:table-cell/>
          <table:table-cell office:value-type="string" calcext:value-type="string">
            <text:p>Desembolso de tu prestación por desempleo en un sólo pago para arranques tu proyecto.</text:p>
          </table:table-cell>
          <table:table-cell office:value-type="string" calcext:value-type="string">
            <text:p>Algunos gastos que pueden incluirse:</text:p>
            <text:p>- Compra o alquiler de un local.</text:p>
            <text:p>- Maquinaria pensada para desarrollar tu actividad laboral.</text:p>
            <text:p>- Transporte.</text:p>
            <text:p>- Equipos informáticos necesarios.</text:p>
            <text:p>- Mercancías: mobiliario o pintura, entre otros.</text:p>
            <text:p>- Trámites: el coste que supone la solicitud de una licencia o el abono de unas tasas.</text:p>
            <text:p>- Formación: se puede destinar el 15% del pago único a realizar cursos para emprender.</text:p>
          </table:table-cell>
          <table:table-cell/>
          <table:table-cell office:value-type="string" calcext:value-type="string">
            <text:p>El pago único puede destinarse a las siguientes actividades:</text:p>
            <text:p/>
            <text:p>- Actividades por cuenta propia: cubre la puesta en funcionamiento y las cargas tributarias que suponen el inicio de una actividad. Además, si no llegas al total de la inversión la cantidad restante la puedes utilizar para hacer frente a la cotización mensual a la Seguridad Social.</text:p>
            <text:p/>
            <text:p>- Socio/a de una sociedad mercantil: el trabajador debe estar dado de alta como autónomo en la Seguridad Social, debe tener un control efectivo de la empresa y el negocio tiene que tener, como máximo, un año de creación.</text:p>
            <text:p/>
            <text:p>- Socio/a de cooperativas o sociedades laborales: sirve para abonar la cuota de ingreso y la aportación obligatoria a la que debe hacer frente el trabajador; también puedes utilizar esta ayuda para realizar una aportación voluntaria. Además, puedes capitalizar el paro para abonar los gastos que suponen poner en marcha esta empresa.</text:p>
          </table:table-cell>
          <table:table-cell/>
          <table:table-cell office:value-type="string" calcext:value-type="string">
            <text:p>Estas son las 4 formas distintas de presentar la solicitud para capitalizar el paro:</text:p>
            <text:p>- A través de la página web del Servicio Público de Empleo Estatal.</text:p>
            <text:p>- En una oficina de registro público.</text:p>
            <text:p>- Enviar la solicitud por correo administrativo.</text:p>
            <text:p>- En una oficina de prestaciones. En este caso, es necesario solicitar cita previa en la página web del SEPE.</text:p>
          </table:table-cell>
          <table:table-cell table:number-columns-repeated="16367"/>
        </table:table-row>
        <table:table-row table:style-name="ro25">
          <table:table-cell office:value-type="string" calcext:value-type="string">
            <text:p>medidas-urgentes-de-respuesta-ante-los-danos-causados-por-dana-en-diferentes-municipios-entre-el-28-de-octubre-y-el-4-de-noviembre-de-2024-medidas-destinadas-a-los-hogares-empresas-y-autonomos</text:p>
          </table:table-cell>
          <table:table-cell office:value-type="string" calcext:value-type="string">
            <text:p>Medidas urgentes de respuesta ante los daños causados por DANA en diferentes municipios entre el 28 de octubre y el 4 de noviembre de 2024 - Medidas destinadas a los hogares, empresas y autónomo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0.0</text:p>
          </table:table-cell>
          <table:table-cell office:value-type="string" calcext:value-type="string">
            <text:p>1. Línea de Avales: Se otorgarán avales a la financiación concedida por entidades de crédito y establecimientos financieros de crédito a hogares, empresas y autónomos para sufragar dichos daños desde el 29 de octubre de 2024. </text:p>
            <text:p/>
            <text:p>2. La suspensión de las obligaciones de pago de intereses y principal para préstamos y créditos, independientemente de si están o no al corriente de pago, con y sin garantía hipotecaria, concedidos a afectados por el fenómeno meteorológico DANA en alguna de las localidades afectadas.</text:p>
          </table:table-cell>
          <table:table-cell office:value-type="string" calcext:value-type="string">
            <text:p>Estatal</text:p>
          </table:table-cell>
          <table:table-cell office:value-type="string" calcext:value-type="string">
            <text:p>12500000.0</text:p>
          </table:table-cell>
          <table:table-cell office:value-type="string" calcext:value-type="string">
            <text:p>JEFATURA DEL ESTADO</text:p>
          </table:table-cell>
          <table:table-cell office:value-type="string" calcext:value-type="string">
            <text:p>Sección 1 (Avales): </text:p>
            <text:p>Los hogares (personas físicas), empresas y autónomos que reunan los siguientes requisitos:</text:p>
            <text:p>a) Modalidad 1: Podrán acogerse a esta modalidad las comunidades de propietarios siempre que no desarrollen una actividad económica o empresarial en cuyo caso tendrán la consideración de empresa.</text:p>
            <text:p/>
            <text:p>b) Modalidad 2: Empresas y autónomos. Especialmente, aquellas que ejerzan una actividad artesanal u otras actividades a título individual o familiar, así como las sociedades de personas y las asociaciones que ejerzan una actividad económica de forma regular.</text:p>
            <text:p/>
            <text:p>c) Modalidad 3:</text:p>
            <text:p/>
            <text:p/>
            <text:p>Sección 2:</text:p>
            <text:p>a) Podrán ser beneficiarios las personas físicas y las personas jurídicas con un volumen de facturación inferior a 6 millones de euros en el último ejercicio cerrado.</text:p>
            <text:p>b) Las personas físicas residentes en la zona afectada.</text:p>
            <text:p>c) Las personas trabajadoras por cuenta propia y aquellas personas jurídicas con un volumen de facturación inferior a 6 millones de euros en el último ejercicio cerrado, cuya actividad económica principal se encuentre situada en dicha zona, comprendiendo explotaciones agrarias, pesqueras, marinas o forestales, establecimientos mercantiles, industriales y de servicio.</text:p>
          </table:table-cell>
          <table:table-cell/>
          <table:table-cell office:value-type="string" calcext:value-type="string">
            <text:p>Sección 1:</text:p>
            <text:p>Con carácter general, las entidades financieras elegibles podrán solicitar el aval para la cobertura parcial de los contratos de financiación que formalicen con los Clientes Elegibles entre el 29 de octubre de 2024 y el 30 de noviembre de 2025. Los avales podrán otorgarse hasta el 31 de diciembre de 2025.</text:p>
            <text:p>a) Modalidad 1: El importe máximo de la financiación será el importe del daño cubierto por la póliza de seguros en vigor más el importe esperado de la ayuda o ayudas solicitadas. </text:p>
            <text:p>b) Modalidad 2: El importe máximo de la financiación será el importe del daño cubierto por la póliza de seguros en vigor más el importe esperado de la ayuda o ayudas solicitadas. En cualquier caso, la entidad financiera otorgará la financiación de acuerdo con su procedimiento interno de concesión y su política de riesgos.</text:p>
            <text:p>c) Modalidad 3: El importe máximo de la financiación vendrá determinado por la finalidad y duración de la misma y el régimen de ayudas de Estado que resulte aplicable, no pudiendo superar el límite máximo de 12.500.000 € por empresa. </text:p>
            <text:p>- Se avalarán las operaciones que hayan sido aprobadas por la entidad conforme a sus políticas de riesgo, sin perjuicio de comprobaciones posteriores sobre sus condiciones de elegibilidad.</text:p>
            <text:p/>
            <text:p>Sección 2:</text:p>
            <text:p>- La suspensión de las obligaciones de pago de intereses y principal de préstamos y créditos concedidos con anterioridad a la publicación de este real decreto-ley, cuya garantía hipotecaria se haya constituido sobre inmuebles situados en alguna de las localidades afectadas.</text:p>
          </table:table-cell>
          <table:table-cell office:value-type="string" calcext:value-type="string">
            <text:p>Sección 1 (Avales):</text:p>
            <text:p>a) Modalidad 1:</text:p>
            <text:p>Podrán beneficiarse de esta primera modalidad de aval las operaciones de financiación que se concedan a los particulares con el respaldo de las cantidades que hayan de percibir, en su caso, del Consorcio de Compensación de Seguros o de cualquier Administración Pública por los daños materiales asegurados o cubiertos por cualquier ayuda destinada a paliar los efectos de la DANA.</text:p>
            <text:p/>
            <text:p>b) Modalidad 2:</text:p>
            <text:p>Se entenderá por financiación a empresas y autónomos a los efectos de la presente modalidad la financiación que se otorgue a los mismos con el respaldo de las cantidades que éstos estuvieren pendientes de percibir del Consorcio de Compensación de Seguros o en concepto de ayudas por cualquier otra Administración Pública competente con motivo de la DANA y para subvenir a las necesidades más urgentes y perentoria</text:p>
            <text:p/>
            <text:p>c) Modalidad 3:</text:p>
            <text:p>- Podrán acogerse a la cobertura del aval nuevas operaciones de préstamo, leasing, renting, confirming y cualesquiera otras destinadas a la renovación de activos dañados por la DANA o a otras inversiones que permitan ampliar, mejorar o diversificar el establecimiento afectado o el proceso general de producción. </text:p>
            <text:p>- Asimismo, podrán avalarse las financiaciones destinadas a disponer del capital circulante adecuado para cubrir el ciclo de la explotación. </text:p>
            <text:p>- Las inversiones financiadas con aval público quedarán adscritas durante toda la duración de la operación de financiación a uno de los establecimientos de naturaleza industrial, mercantil o de servicios con que cuente el solicitante en uno de los municipios afectados.</text:p>
            <text:p>- En el caso de las empresas y autónomos cuyos medios de transporte afectos a la actividad empresarial o profesional hayan sufrido daños con ocasión del desarrollo de dicha actividad en una de las localidades del anexo de este Real Decreto-ley, se podrán acoger a la cobertura del aval nuevas operaciones de préstamo, leasing, renting, confirming y cualesquiera otras destinadas a la reposición de activos dañados por la DANA</text:p>
          </table:table-cell>
          <table:table-cell/>
          <table:table-cell office:value-type="string" calcext:value-type="string">
            <text:p>Sección 1.ª Líneas de avales para la cobertura por cuenta del Estado de la financiación otorgada por entidades financieras a hogares, empresas y autónomos para sufragar dichos daños a partir del 29/10/2024.</text:p>
            <text:p>- Modalidad 1 de financiación con el respaldo de ayudas e indemnizaciones a hogares.</text:p>
            <text:p>- Modalidad 2 de financiación con el respaldo de ayudas e indemnizaciones a empresas y autónomos.</text:p>
            <text:p>- Modalidad 3 de recuperación de Capacidad Productiva de empresas.</text:p>
            <text:p/>
            <text:p>Sección 2.ª Medidas de suspensión de obligaciones de pago de intereses y principal para préstamos y créditos con y sin garantía hipotecaria.</text:p>
          </table:table-cell>
          <table:table-cell table:number-columns-repeated="16369"/>
        </table:table-row>
        <table:table-row table:style-name="ro17">
          <table:table-cell office:value-type="string" calcext:value-type="string">
            <text:p>medidas-urgentes-complementarias-en-el-marco-del-plan-de-respuesta-inmediata-reconstruccion-y-relanzamiento-frente-a-los-danos-causados-por-la-dana-reinicia-auto</text:p>
          </table:table-cell>
          <table:table-cell office:value-type="string" calcext:value-type="string">
            <text:p>Medidas urgentes COMPLEMENTARIAS en el marco del Plan de respuesta inmediata, reconstrucción y relanzamiento frente a los daños causados por la DANA en diferentes municipios entre el 28 de octubre y el 4 de noviembre de 2024 - PLAN REINICIA AUTO+</text:p>
          </table:table-cell>
          <table:table-cell office:value-type="string" calcext:value-type="string">
            <text:p>Apertura el 02/11/2024 y cierre el 30/06/2025</text:p>
          </table:table-cell>
          <table:table-cell office:value-type="string" calcext:value-type="string">
            <text:p>ESTADO</text:p>
          </table:table-cell>
          <table:table-cell office:value-type="string" calcext:value-type="string">
            <text:p>63700000.0</text:p>
          </table:table-cell>
          <table:table-cell office:value-type="string" calcext:value-type="string">
            <text:p>Programa de Renovación del parque circulante afectado por las inundaciones de octubre y noviembre de 2024 - Plan Reinicia Auto+</text:p>
          </table:table-cell>
          <table:table-cell office:value-type="string" calcext:value-type="string">
            <text:p>Estatal</text:p>
          </table:table-cell>
          <table:table-cell office:value-type="string" calcext:value-type="string">
            <text:p>0.0</text:p>
          </table:table-cell>
          <table:table-cell office:value-type="string" calcext:value-type="string">
            <text:p>Jefatura del Estado</text:p>
          </table:table-cell>
          <table:table-cell office:value-type="string" calcext:value-type="string">
            <text:p>a) Autónomos.</text:p>
            <text:p/>
            <text:p>b) Personas físicas mayores de edad residentes en España que no entren dentro de la categoría anterior.</text:p>
            <text:p/>
            <text:p>c) Sociedades mercantiles privadas con personalidad jurídica propia, legalmente constituidas en España y debidamente inscritas en el registro correspondiente, con independencia de su tamaño, que no formen parte del sector público. </text:p>
            <text:p/>
            <text:p>d) Asociaciones, fundaciones y demás entidades con personalidad jurídica propia sin ánimo de lucro.</text:p>
            <text:p/>
            <text:p>e) Sociedades civiles y otras entidades sin personalidad jurídica propia.</text:p>
          </table:table-cell>
          <table:table-cell office:value-type="string" calcext:value-type="string">
            <text:p>El plazo de presentación de las solicitudes de ayuda comenzará el día de activación del sistema telemático de gestión de ayudas del Programa y se prolongará hasta el 30 de junio de 2025, o hasta que se agoten los presupuestos establecidos en las correspondientes convocatorias, si se produce con anterioridad.</text:p>
          </table:table-cell>
          <table:table-cell office:value-type="string" calcext:value-type="string">
            <text:p>1. Sección Cero:</text:p>
            <text:p>a) Vehículos nuevos:</text:p>
            <text:p>- M1: importe 10.000 €, precio máximo sin impuestos 55.000 €</text:p>
            <text:p>- N1: importe 10.000 €,  precio máximo sin impuestos 65.000 €</text:p>
            <text:p>- L3, L4, L5 y L3e, L4e, L5e, L6 y L7: importe 2.000 €, precio máximo sin impuestos 15.000 €</text:p>
            <text:p/>
            <text:p>b) Vehículos seminuevos:</text:p>
            <text:p>- M1: importe 4.000 €, precio máximo sin impuestos 55.000 €</text:p>
            <text:p>- N1: importe 4.000 €,  precio máximo sin impuestos 65.000 €</text:p>
            <text:p>- L3, L4, L5 y L3e, L4e, L5e, L6 y L7: importe 1.000 €, precio máximo sin impuestos 10.000 €</text:p>
            <text:p/>
            <text:p/>
            <text:p>2. Sección Eco/C:</text:p>
            <text:p>a) Vehículos nuevos:</text:p>
            <text:p>- M1: importe 5.000 €, precio máximo sin impuestos 45.000 €</text:p>
            <text:p>- N1: importe 5.000 €,  precio máximo sin impuestos 45.000 €</text:p>
            <text:p>- L3, L4, L5 y L3e, L4e, L5e, L6 y L7: importe 1.000 €, precio máximo sin impuestos 10.000 €</text:p>
            <text:p/>
            <text:p>b) Vehículos seminuevos:</text:p>
            <text:p>- M1: importe 2.000 €, precio máximo sin impuestos 45.000 €</text:p>
            <text:p>- N1: importe 2.000 €,  precio máximo sin impuestos 45.000 €</text:p>
            <text:p>- L3, L4, L5 y L3e, L4e, L5e, L6 y L7: importe 500 €, precio máximo sin impuestos 10.000 €</text:p>
          </table:table-cell>
          <table:table-cell office:value-type="string" calcext:value-type="string">
            <text:p>Se podrán presentar y tramitar solicitudes relativas a vehículos adquiridos en el período comprendido entre el 30 de octubre de 2024 y el 15 de enero de 2025.</text:p>
            <text:p/>
            <text:p>1. Sección Cero -&gt; Serán subvencionables en esta sección, los vehículos clasificados en el Registro de Vehículos como vehículos eléctricos de batería (BEV), vehículo eléctrico de autonomía extendida (REEV), vehículo eléctrico híbrido enchufable (PHEV) con una autonomía mínima de 40 kilómetros, y vehículos de pila de combustible, de acuerdo con la clasificación «CERO Emisiones»</text:p>
            <text:p>a)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b) Furgonetas o camiones ligeros N1: Vehículos de motor diseñados y fabricados principalmente para el transporte de mercancías cuya masa máxima no sea superior a 3,5 toneladas.</text:p>
            <text:p>c) Motocicletas L3, L4, L5 y L3e, L4e, L5e, L6 y L7: Vehículos con dos ruedas, o con tres ruedas simétricas o asimétricas con respecto al eje medio longitudinal del vehículo, con una velocidad de diseño superior a los 45 km/h.</text:p>
            <text:p/>
            <text:p/>
            <text:p>2. Sección Eco/C:</text:p>
            <text:p>a) «Eco», clasificados en el Registro de Vehículos como vehículos híbridos enchufables con autonomía menor de 40km, vehículos híbridos no enchufables (HEV), vehículos propulsados por gas natural comprimido (GNC) o gas licuado del petróleo (GLP). En todo caso, estos vehículos deberán cumplir los criterios de la etiqueta C.</text:p>
            <text:p>b) «C», clasificados en el Registro de Vehículos como gasolina EURO 6 o diésel EURO 6.</text:p>
            <text:p/>
            <text:p>Para esta sección, en ambos casos podrán ser:</text:p>
            <text:p>- Vehículos nuevos, entendiendo como tales aquellos procedentes de fábrica y matriculados por primera vez en España a nombre del destinatario último de la ayuda.</text:p>
            <text:p>- Vehículos seminuevos, entendiendo como tales los que estuvieran previamente en posesión de un concesionario y matriculados en España a su nombre con fecha posterior al 30 de octubre de 2021.</text:p>
            <text:p/>
            <text:p>Las categorías elegibles de los vehículos nuevos y seminuevos, serán las siguientes:</text:p>
            <text:p>a)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b) Furgonetas o camiones ligeros N1: Vehículos de motor diseñados y fabricados principalmente para el transporte de mercancías cuya masa máxima no sea superior a 3,5 toneladas.</text:p>
            <text:p>c) Motocicletas L3, L4, L5 y L3e, L4e, L5e, L6 y L7: Vehículos con dos ruedas, o con tres ruedas simétricas o asimétricas con respecto al eje medio longitudinal del vehículo, con una velocidad de diseño superior a los 45 Km/h.</text:p>
          </table:table-cell>
          <table:table-cell/>
          <table:table-cell office:value-type="string" calcext:value-type="string">
            <text:p>Las ayudas contempladas en el PLAN REINICIA AUTO+ se canalizan a través de dos secciones con convocatorias diferenciadas:</text:p>
            <text:p>a) La sección «Cero», destinada a la adquisición de vehículos con el distintivo ambiental «Cero Emisiones», de acuerdo con la clasificación establecida por el registro de vehículos de la Dirección General de Tráfico.</text:p>
            <text:p>b) La sección «Eco/C», destinada a la adquisición de vehículos con los distintivos ambientales «Eco» y «C», de acuerdo con la clasificación establecida por el registro de vehículos de la Dirección General de Tráfico.</text:p>
          </table:table-cell>
          <table:table-cell/>
          <table:table-cell office:value-type="string" calcext:value-type="string">
            <text:p>Requisitos para obtener la condición de beneficiario:</text:p>
            <text:p/>
            <text:p>a) Ser titulares de al menos un vehículo siniestrado asegurado como consecuencia de las inundaciones provocadas por la DANA en diferentes municipios entre el 28 de octubre y el 4 de noviembre de 2024, encuadrado en una de las siguientes categorías:</text:p>
            <text:p>1.º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2.º Furgonetas o camiones ligeros N1: Vehículos de motor diseñados y fabricados principalmente para el transporte de mercancías cuya masa máxima no sea superior a 3,5 toneladas.</text:p>
            <text:p>3.º Furgonetas o camiones pesados N2: Vehículos de motor diseñados y fabricados principalmente para el transporte de mercancías cuya masa máxima sea superior a 3,5 toneladas, pero no supere las 12 toneladas.</text:p>
            <text:p>4.º Camiones N3: Vehículos de motor diseñados y fabricados principalmente para el transporte de mercancías cuya masa máxima sea superior a 12 toneladas.</text:p>
            <text:p>5.º Motocicletas L3, L4, L5, L3e, L4e, L5e, L6 y L7: Vehículos con dos ruedas, o con tres ruedas simétricas o asimétricas con respecto al eje medio longitudinal del vehículo, con una velocidad de diseño superior a los 45 Km/h.</text:p>
            <text:p/>
            <text:p>b) Que hayan iniciado, antes de la fecha establecida por resolución de la Secretaria de Estado, una reclamación a la aseguradora correspondiente o al Consorcio de Compensación de Seguros. Esta circunstancia sólo se podrá acreditar mediante la presentación del número de expediente válido correspondiente.</text:p>
          </table:table-cell>
          <table:table-cell table:number-columns-repeated="16367"/>
        </table:table-row>
        <table:table-row table:style-name="ro5">
          <table:table-cell office:value-type="string" calcext:value-type="string">
            <text:p>medidas-urgentes-complementarias-en-el-marco-del-plan-de-respuesta-inmediata-reconstruccion-y-relanzamiento-frente-a-los-danos-causados-por-la-dana-en-diferentes-municipios-entre-el-28-de-octubre-y-el-4-de-noviembre-de-2024-medidas-para-la-reactivacion-del-sector-industrial-y-turistico</text:p>
          </table:table-cell>
          <table:table-cell office:value-type="string" calcext:value-type="string">
            <text:p>Medidas urgentes COMPLEMENTARIAS en el marco del Plan de respuesta inmediata, reconstrucción y relanzamiento frente a los daños causados por la DANA en diferentes municipios entre el 28 de octubre y el 4 de noviembre de 2024 - Medidas para la reactivación del sector industrial y turístico</text:p>
          </table:table-cell>
          <table:table-cell office:value-type="string" calcext:value-type="string">
            <text:p>Apertura el 02/12/2024 y cierre el 30/11/2028</text:p>
          </table:table-cell>
          <table:table-cell office:value-type="string" calcext:value-type="string">
            <text:p>ESTADO</text:p>
          </table:table-cell>
          <table:table-cell office:value-type="string" calcext:value-type="string">
            <text:p>1200000000.0</text:p>
          </table:table-cell>
          <table:table-cell office:value-type="string" calcext:value-type="string">
            <text:p>1. Mecanismo de financiación para las pymes afectadas por la DANA - Mecanismo REINICIA+ FEPYME DANA.</text:p>
            <text:p/>
            <text:p>2. Mecanismo para financiación de empresas afectadas por la DANA a través del Fondo de Apoyo a la Inversión Industrial (FAIIP) F.C.P.J. Mecanismo REINICIA+ FAIIP DANA.</text:p>
            <text:p/>
            <text:p>3. Línea extraordinaria Fondo Financiero del Estado para la Competitividad Turística (FOCIT), F.C.P.J. Mecanismo REINICIA+ FOCIT DANA.</text:p>
          </table:table-cell>
          <table:table-cell office:value-type="string" calcext:value-type="string">
            <text:p>Estatal</text:p>
          </table:table-cell>
          <table:table-cell office:value-type="string" calcext:value-type="string">
            <text:p>0.0</text:p>
          </table:table-cell>
          <table:table-cell office:value-type="string" calcext:value-type="string">
            <text:p>Jefatura del Estado</text:p>
          </table:table-cell>
          <table:table-cell office:value-type="string" calcext:value-type="string">
            <text:p>1. REINICIA+ FEPYME DANA: Las PYMEs afectadas por la DANA.</text:p>
            <text:p/>
            <text:p>2. REINICIA+ FAIIP DANA: Empresas titulares de establecimientos industriales, en las zonas declaradas gravemente afectadas por una emergencia de protección civil, o a aquéllas que vayan a realizar nuevas inversiones industriales en la referida zona</text:p>
            <text:p/>
            <text:p>3. REINICIA+ FOCIT DANA: empresas y trabajadores autónomos o por cuenta propia titulares de establecimientos turísticos en los municipios damnificados,</text:p>
          </table:table-cell>
          <table:table-cell office:value-type="string" calcext:value-type="string">
            <text:p>REINICIA+ FEPYME DANA: A partir de la entrada en vigor de este real decreto-ley hasta el 31 de diciembre de 2025. REINICIA+ FAIIP DANA: Hasta el 30 de noviembre de 2028. REINICIA+ FOCIT DANA:</text:p>
          </table:table-cell>
          <table:table-cell office:value-type="string" calcext:value-type="string">
            <text:p>1. REINICIA+ FEPYME DANA:.</text:p>
            <text:p>- Ofrecer un préstamo con parte no reembolsable a las pequeñas y medianas empresas titulares de actividades o establecimientos industriales, mercantiles, de servicios y turísticos, en las zonas declaradas gravemente afectadas por una emergencia de protección civil.</text:p>
            <text:p>- Los préstamos participativos con tramo no reembolsable tienen por objeto financiar proyectos viables, con potencial de crecimiento y sostenibles. Se concederán por un plazo de hasta 7 años, a un tipo de interés del cero por ciento y con periodos de carencia de hasta dos años.</text:p>
            <text:p/>
            <text:p>2. REINICIA+ FAIIP DANA: </text:p>
            <text:p>- Los préstamos permitirán la financiación de activos materiales e inversiones nuevas de las empresas afectadas, así como nuevas inversiones industriales en la zona afectada por empresas o establecimientos no afectados, y se concederán por un plazo de hasta 10 años, a un tipo de interés del cero por ciento y con periodos de carencia de hasta 3 años.</text:p>
            <text:p/>
            <text:p>3. REINICIA+ FOCIT DANA: </text:p>
            <text:p>- Los préstamos permitirán la financiación de activos materiales de las empresas afectadas y se concederán hasta diez años, a un tipo de interés del cero por ciento y con periodos de carencia de hasta tres años.</text:p>
          </table:table-cell>
          <table:table-cell table:number-columns-repeated="16372"/>
        </table:table-row>
        <table:table-row table:style-name="ro13">
          <table:table-cell office:value-type="string" calcext:value-type="string">
            <text:p>linea-ico-avales-segundo-tramo-de-la-linea-de-avales-a-financiacion-concedida-a-pymes-y-autonomos-para-paliar-danos-causados-por-la-dana</text:p>
          </table:table-cell>
          <table:table-cell office:value-type="string" calcext:value-type="string">
            <text:p>Línea ICO AVALES - Segundo tramo de la línea de avales a financiación concedida a PYMEs y autónomos para paliar daños causados por la DANA.</text:p>
          </table:table-cell>
          <table:table-cell office:value-type="string" calcext:value-type="string">
            <text:p>Abierta hasta 30/11/2025</text:p>
          </table:table-cell>
          <table:table-cell office:value-type="string" calcext:value-type="string">
            <text:p>ESTADO</text:p>
          </table:table-cell>
          <table:table-cell office:value-type="string" calcext:value-type="string">
            <text:p>145000000.0</text:p>
          </table:table-cell>
          <table:table-cell office:value-type="string" calcext:value-type="string">
            <text:p>Proporcionar apoyo adicional a pymes y autónomos, dentro de la modalidad 3 de "Recuperación de Capacidad Productiva de empresas" del Real Decreto-ley 8/2024; y establecer la subvención de los intereses derivados de esas financiaciones, disminuyendo el coste financiero del restablecimiento de la actividad para estos beneficiarios.</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Economía, Comercio y Empresa</text:p>
          </table:table-cell>
          <table:table-cell office:value-type="string" calcext:value-type="string">
            <text:p>PYMEs y autónomos de los municipios afectados por la DANA.</text:p>
          </table:table-cell>
          <table:table-cell office:value-type="string" calcext:value-type="string">
            <text:p>Las entidades financieras elegibles podrán solicitar el aval conforme a este segundo tramo específico de la línea de avales para la cobertura parcial de los contratos de financiación que formalicen con los Clientes Elegibles entre el 29 de octubre de 2024 y el 30 de noviembre de 2025. Los avales podrán otorgarse hasta el 31 de diciembre de 2025.</text:p>
          </table:table-cell>
          <table:table-cell office:value-type="string" calcext:value-type="string">
            <text:p>Los avales cubren el capital principal que sea impagado por el cliente en cada operación financiera quedando expresamente excluidos los intereses ordinarios, de demora, posición de reclamaciones deudoras y todos los demás conceptos</text:p>
            <text:p/>
            <text:p>El importe máximo de la financiación vendrá determinado por la finalidad y duración de la misma y el régimen de ayudas de Estado que resulte aplicable, no pudiendo superar el límite máximo de 12.500.000€ por empresa. </text:p>
            <text:p/>
            <text:p>El plazo máximo de las operaciones y de cobertura del aval será de hasta cinco años para operaciones de circulante y de hasta siete años en operaciones de renovación y otras inversiones.</text:p>
            <text:p/>
            <text:p>La entidad financiera establecerá una carencia de capital inicial de doce meses o hasta el vencimiento de la operación si la misma tuviera un plazo inferior a doce meses, para las cuotas del principal de la operación. Adicionalmente, siempre y cuando las características del proyecto de inversión lo requieran, la entidad podrá determinar un periodo de carencia de capital que superen el indicado en el párrafo anterior, hasta un máximo de doce meses adicionales, sin que suponga ampliar la fecha de vencimiento de la operación avalada.</text:p>
          </table:table-cell>
          <table:table-cell table:number-columns-repeated="2"/>
          <table:table-cell office:value-type="string" calcext:value-type="string">
            <text:p>Subtramo 1 para garantizar a PYMEs financiaciones destinadas a disponer del capital circulante adecuado para cubrir el ciclo de explotación.</text:p>
            <text:p/>
            <text:p>Subtramo 2 para garantizar a autónomos tanto financiaciones destinadas a disponer del capital circulante adecuado para cubrir el ciclo de explotación como financiaciones destinadas a la renovación de activos u otras inversiones que permitan ampliar, mejorar o diversificar el establecimiento afectado o el proceso general de producción.</text:p>
          </table:table-cell>
          <table:table-cell office:value-type="string" calcext:value-type="string">
            <text:p>Los beneficiarios no pueden encuadrarse en ninguno de los CNAES correspondientes al sector agrícola, ganadero o de pesca y acuicultura.</text:p>
          </table:table-cell>
          <table:table-cell office:value-type="string" calcext:value-type="string">
            <text:p>Subvención de los intereses devengados por la concesión de las financiaciones avaladas en el segundo tramo:</text:p>
            <text:p>- Los intereses que se generen por la concesión de la financiación avalada por este segundo tramo podrán ser subvencionados en su totalidad y hasta un máximo del 5 % TIN por cada operación de financiación.</text:p>
          </table:table-cell>
          <table:table-cell table:number-columns-repeated="16367"/>
        </table:table-row>
        <table:table-row table:style-name="ro27">
          <table:table-cell office:value-type="string" calcext:value-type="string">
            <text:p>mecanismo-reinicia-faiip-dana</text:p>
          </table:table-cell>
          <table:table-cell office:value-type="string" calcext:value-type="string">
            <text:p>Mecanismo REINICIA+ FAIIP DANA</text:p>
          </table:table-cell>
          <table:table-cell office:value-type="string" calcext:value-type="string">
            <text:p>Abierta hasta 30/11/2028</text:p>
          </table:table-cell>
          <table:table-cell office:value-type="string" calcext:value-type="string">
            <text:p>ESTADO</text:p>
          </table:table-cell>
          <table:table-cell office:value-type="string" calcext:value-type="string">
            <text:p>650000000.0</text:p>
          </table:table-cell>
          <table:table-cell office:value-type="string" calcext:value-type="string">
            <text:p>Prestar apoyo financiero para promover inversiones de carácter industrial y mantener las capacidades industriales en las zonas declaradas afectadas por la DANA a través del Fondo de Apoyo a la Inversión Industrial Productiva.</text:p>
          </table:table-cell>
          <table:table-cell office:value-type="string" calcext:value-type="string">
            <text:p>Estatal</text:p>
          </table:table-cell>
          <table:table-cell office:value-type="string" calcext:value-type="string">
            <text:p>40000000.0</text:p>
          </table:table-cell>
          <table:table-cell office:value-type="string" calcext:value-type="string">
            <text:p>Ministerio de Industria y Turismo - Fondo de Apoyo a la Inversión Industrial Productiva (FAIIP)</text:p>
          </table:table-cell>
          <table:table-cell office:value-type="string" calcext:value-type="string">
            <text:p>Sociedades con personalidad jurídica propia, legalmente constituidas en España y debidamente inscritas en el registro correspondiente, que:</text:p>
            <text:p>a) Tuvieran declarado su domicilio fiscal en cualquiera de los municipios, o áreas de los mismos, incluidos en el anexo del Real Decreto-ley 6/2024 o que tuvieran radicado en ellos el establecimiento industrial o, teniendo el domicilio fiscal fuera de las zonas afectadas, vayan a realizar el proyecto industrial, objeto de financiación, en los municipios indicados.</text:p>
            <text:p>b) Estuvieran desarrollando una actividad industrial a fecha 28 de octubre de 2024.</text:p>
            <text:p>c) No formen parte del sector público.</text:p>
          </table:table-cell>
          <table:table-cell office:value-type="string" calcext:value-type="string">
            <text:p>Las solicitudes de financiación al Mecanismo REINICIA+ FAIIP DANA se podrán realizar hasta el 30 de noviembre de 2028</text:p>
          </table:table-cell>
          <table:table-cell office:value-type="string" calcext:value-type="string">
            <text:p><text:s/>aquellas solicitudes que se acojan al artículo 50 del RGEC se podrán realizar hasta el 31 de mayo de 2028.</text:p>
          </table:table-cell>
          <table:table-cell office:value-type="string" calcext:value-type="string">
            <text:p>La financiación otorgada se concederá siempre en forma de préstamo reembolsable a un tipo de interés del 0%, por un plazo de hasta diez años y con periodos de carencia de hasta tres años. Tendrá además las siguientes características:</text:p>
            <text:p>a) El préstamo tendrá carácter ordinario.</text:p>
            <text:p>b) Importe del préstamo:</text:p>
            <text:p>- El importe mínimo será de 200.000 €.</text:p>
            <text:p>- El importe máximo será de 40.000.000 €. </text:p>
            <text:p>- El importe de la financiación estará además limitado en función de la línea de actuación descrita en el apartado seis:</text:p>
            <text:p/>
            <text:p>○ Línea para PYME: el importe nominal del préstamo podrá alcanzar hasta el 75% del gasto financiable, siempre que la subvención bruta equivalente (SBE) no supere i) en valor absoluto, los 12,38 millones de euros correspondientes al máximo permitido en el artículo 4 del RGEC ii) en la intensidad de la ayuda, el 35 por ciento en pequeñas empresas y el 25 por ciento en medianas empresas.</text:p>
            <text:p/>
            <text:p>○ Línea para grandes empresas que vayan a crear un nuevo establecimiento que cree una nueva actividad económica en la zona: el importe nominal del préstamo podrá alcanzar hasta el 75% del gasto financiable siempre que la subvención bruta equivalente (SBE) no supere i) en valor absoluto, los 12,38 millones de euros correspondientes al máximo permitido en el artículo 4 del RGEC ii) en la intensidad de la ayuda, el 15%.</text:p>
            <text:p/>
            <text:p>○ Línea para grandes empresas presentes en zonas afectadas con daños: el importe nominal del préstamo podrá alcanzar el 100% de la suma de los conceptos de inversión considerados con el límite del gasto financiable según lo establecido en el apartado en el apartado ocho.</text:p>
          </table:table-cell>
          <table:table-cell office:value-type="string" calcext:value-type="string">
            <text:p>a) Activos fijos de carácter material: </text:p>
            <text:p>- Adquisición de activos fijos materiales directamente vinculados a la producción o al proceso productivo, excluidos los elementos de transporte exterior y terrenos. </text:p>
            <text:p>- Se incluirán las instalaciones técnicas estrictamente asociadas a los aparatos y equipos de producción necesarios, y que deberán situarse en el emplazamiento de proyecto. </text:p>
            <text:p>- Estos activos constituirán, al menos, el cincuenta por ciento de los costes de inversión considerados.</text:p>
            <text:p/>
            <text:p>b) Activos fijos de carácter intangible: </text:p>
            <text:p>- Software específico vinculado al proceso productivo; patentes, licencias, marcas y similares; investigación y desarrollo, así como colaboraciones externas necesarias para el diseño y/o rediseño de procesos, solo en la medida en que estén directamente vinculados con el proceso productivo y a los aparatos y equipos de producción imputados como conceptos financiables de la solicitud. </text:p>
            <text:p>- Estos activos se utilizarán exclusivamente en el establecimiento beneficiario de la financiación, serán amortizables, se adquirirán en condiciones de mercado a terceros no relacionados con el comprador y estarán incluidos en los activos de la empresa beneficiaria durante al menos tres años o cinco años en el caso de grandes empresas.</text:p>
            <text:p/>
            <text:p>c) En el caso de adquisición de activos pertenecientes a un establecimiento que ha cerrado o que habría cerrado si no hubiera sido adquirido, solo se tendrán en cuenta los costes de adquisición de los activos a terceros no relacionados con el comprador; no obstante, cuando un miembro de la familia del propietario inicial, o uno o varios empleados, se hagan cargo de una pequeña empresa, no se aplicará la condición de que los activos deben ser adquiridos a terceros no relacionados con el comprador. </text:p>
            <text:p>- La mera adquisición de las acciones de una empresa no se considera inversión.</text:p>
          </table:table-cell>
          <table:table-cell office:value-type="string" calcext:value-type="string">
            <text:p>Serán financiables las inversiones y gastos realizados hasta un plazo de veinticuatro meses contados desde la fecha de formalización de la concesión de la financiación. </text:p>
            <text:p/>
            <text:p>Este plazo podrá ampliarse en caso de concurrir circunstancias que así lo justifiquen. </text:p>
            <text:p/>
            <text:p>En las inversiones para la creación de un nuevo establecimiento el plazo podrá ser de hasta doce meses superior.</text:p>
          </table:table-cell>
          <table:table-cell office:value-type="string" calcext:value-type="string">
            <text:p>i) Línea para PYME</text:p>
            <text:p/>
            <text:p>ii) Línea para grandes empresas que vayan a crear un nuevo establecimiento que cree una nueva actividad económica en la zona.</text:p>
            <text:p/>
            <text:p>iii) Línea para grandes empresas presentes en zonas afectadas con daños.</text:p>
          </table:table-cell>
          <table:table-cell/>
          <table:table-cell office:value-type="string" calcext:value-type="string">
            <text:p>.</text:p>
          </table:table-cell>
          <table:table-cell table:number-columns-repeated="16366"/>
        </table:table-row>
        <table:table-row table:style-name="ro20">
          <table:table-cell office:value-type="string" calcext:value-type="string">
            <text:p>ayudas-para-la-restauracion-de-bienes-inmuebles-de-valor-patrimonial-ano-2025</text:p>
          </table:table-cell>
          <table:table-cell office:value-type="string" calcext:value-type="string">
            <text:p>Ayudas para la restauración de bienes inmuebles de valor patrimonial, año 2025.</text:p>
          </table:table-cell>
          <table:table-cell office:value-type="string" calcext:value-type="string">
            <text:p>Apertura el 18/02/2025 y cierre el 30/11/2025</text:p>
          </table:table-cell>
          <table:table-cell office:value-type="string" calcext:value-type="string">
            <text:p>DIPUTACIÓN PROV. DE GIRONA</text:p>
          </table:table-cell>
          <table:table-cell office:value-type="string" calcext:value-type="string">
            <text:p>1390000.0</text:p>
          </table:table-cell>
          <table:table-cell office:value-type="string" calcext:value-type="string">
            <text:p>El objetivo de esta ayuda es financiar intervenciones para la restauración y conservación de inmuebles de interés patrimonial. Está destinada a ens locales, personas jurídicas y particulares, dentro del programa de subvenciones para la restauración y conservación de estos bienes.</text:p>
          </table:table-cell>
          <table:table-cell office:value-type="string" calcext:value-type="string">
            <text:p>Girona</text:p>
          </table:table-cell>
          <table:table-cell office:value-type="string" calcext:value-type="string">
            <text:p>0.0</text:p>
          </table:table-cell>
          <table:table-cell office:value-type="string" calcext:value-type="string">
            <text:p>DIPUTACIÓN PROV. DE GIRONA - DIPUTACIÓN PROVINCIAL DE GIRONA</text:p>
          </table:table-cell>
          <table:table-cell office:value-type="string" calcext:value-type="string">
            <text:p>Los beneficiarios de la ayuda pueden ser ens locales, personas jurídicas y particulares que soliciten subvenciones para la restauración y conservación de inmuebles de interés patrimonial.</text:p>
          </table:table-cell>
          <table:table-cell/>
          <table:table-cell office:value-type="string" calcext:value-type="string">
            <text:p>El monto máximo de la ayuda por solicitud es de 40.000 €.</text:p>
          </table:table-cell>
          <table:table-cell/>
          <table:table-cell office:value-type="string" calcext:value-type="string">
            <text:p>El plazo de ejecución de las acciones subvencionables es desde el 1 de enero de 2025 hasta el 30 de noviembre de 2025, o el primer día hábil siguiente.</text:p>
          </table:table-cell>
          <table:table-cell office:value-type="string" calcext:value-type="string">
            <text:p>Las diferentes líneas de actuación para las subvenciones de restauración y conservación de inmuebles de interés patrimonial no se especifican directamente en la información proporcionada. Sin embargo, se menciona que las subvenciones están destinadas a financiar intervenciones en bienes patrimoniales, lo que sugiere que pueden incluir diversas actividades relacionadas con la restauración y conservación.</text:p>
            <text:p/>
            <text:p>Para obtener detalles específicos sobre las líneas de actuación, sería recomendable consultar las bases específicas reguladoras de las subvenciones o la plataforma de tramitación de subvenciones de la Diputació de Girona. Si necesitas más información sobre este tema, no dudes en preguntar.</text:p>
          </table:table-cell>
          <table:table-cell table:number-columns-repeated="16369"/>
        </table:table-row>
        <table:table-row table:style-name="ro7">
          <table:table-cell office:value-type="string" calcext:value-type="string">
            <text:p>ayudas-a-personas-trabajadoras-autonomas-por-la-contratacion-indefinida-y-la-formacion-de-personas-asalariadas-ano-2025</text:p>
          </table:table-cell>
          <table:table-cell office:value-type="string" calcext:value-type="string">
            <text:p>Ayudas a personas trabajadoras autónomas por la contratación indefinida y la formación de personas asalariadas, año 2025.</text:p>
          </table:table-cell>
          <table:table-cell office:value-type="string" calcext:value-type="string">
            <text:p>Apertura el 24/01/2025 y cierre el 30/09/2025</text:p>
          </table:table-cell>
          <table:table-cell office:value-type="string" calcext:value-type="string">
            <text:p>GALICIA</text:p>
          </table:table-cell>
          <table:table-cell office:value-type="string" calcext:value-type="string">
            <text:p>1350000.0</text:p>
          </table:table-cell>
          <table:table-cell office:value-type="string" calcext:value-type="string">
            <text:p>Favorecer la creación de nuevos empleos estables y contribuir al crecimiento de pequeñas unidades productivas con potencialidad para la creación de empleo, a través de la concesión de una cuantía fija que contribuya la que las personas autónomas hagan frente a la contratación de personas trabajadoras.</text:p>
          </table:table-cell>
          <table:table-cell office:value-type="string" calcext:value-type="string">
            <text:p>Galicia</text:p>
          </table:table-cell>
          <table:table-cell office:value-type="string" calcext:value-type="string">
            <text:p>17600.0</text:p>
          </table:table-cell>
          <table:table-cell office:value-type="string" calcext:value-type="string">
            <text:p>GALICIA - CONSELLERÍA DE EMPLEO, COMERCIO Y EMIGRACIÓN</text:p>
          </table:table-cell>
          <table:table-cell office:value-type="string" calcext:value-type="string">
            <text:p>Las personas trabajadoras autónomas o las personas profesionales con domicilio social y fiscal en Galicia, por la primera, segunda y tercera contratación que realicen con carácter indefinido.</text:p>
          </table:table-cell>
          <table:table-cell office:value-type="string" calcext:value-type="string">
            <text:p>El plazo general para la presentación de las solicitudes de las ayudas establecidas en esta orden comenzará el día 24 de enero de 2025 y finalizará el 30 de septiembre de 2025.</text:p>
          </table:table-cell>
          <table:table-cell office:value-type="string" calcext:value-type="string">
            <text:p>1. Bono de contratación.</text:p>
            <text:p>a) Las contrataciones indefinidas iniciales tendrán los siguientes incentivos:</text:p>
            <text:p>- Primera persona trabajadora indefinida desempleada: 7.500€. La cuantía será de 9.000€ cuando la persona desempleada pertenezca a determinados colectivos.</text:p>
            <text:p>b) Segunda y tercera persona trabajadora indefinida: </text:p>
            <text:p>- 9.000€. La cuantía será de 11.000€ cuando la persona desempleada pertenezca a determinados colectivos.</text:p>
            <text:p>c) Los incentivos señalados en el apartado anterior se incrementarán en un 15% en los siguientes casos, que son acumulables entre sí:</text:p>
            <text:p>- En el supuesto de que el centro de trabajo (o domicilio fiscal, en el caso de carecer de este) de la persona autónoma esté situado en un ayuntamiento rural.</text:p>
            <text:p>- Personas mayores de 45 años.</text:p>
            <text:p>- Personas trans.</text:p>
            <text:p>- Si la persona incorporada es una mujer en una profesión u oficio en el que la mujer esté subrepresentada.</text:p>
            <text:p/>
            <text:p>2. Bono de formación:</text:p>
            <text:p>Esta formación se incentivará con una ayuda de 2.000 euros por cada persona trabajadora</text:p>
            <text:p>cuyo contrato se subvenciona por medio del bono de contratación y que cumpla los</text:p>
            <text:p>requisitos establecidos en este capítulo tercero.</text:p>
          </table:table-cell>
          <table:table-cell office:value-type="string" calcext:value-type="string">
            <text:p>1. Bono de contratación.</text:p>
            <text:p>a) Serán subvencionables al amparo de este programa las contrataciones que cumplan los siguientes requisitos:</text:p>
            <text:p>- Que las personas contratadas sean desempleadas.</text:p>
            <text:p>- Que las contrataciones se realicen dentro del período subvencionable, que comprende desde el 1 de octubre de 2024 y hasta el 30 de septiembre de 2025, ambas fechas incluidas.</text:p>
            <text:p>- Que las contrataciones tengan lugar con anterioridad o en el mismo día de la solicitud de ayudas.</text:p>
            <text:p>- Que estén comunicadas al Servicio Público de Empleo, a través de la aplicación Contrat@ en el plazo de 10 días hábiles desde su inicio.</text:p>
            <text:p>b) La contratación deberá ser indefinida inicial, incluidos los contratos fijos-discontinuos. El período de actividad en el caso del contrato fijo-discontinuo deberá tener una duración mínima de 6 meses cada año.</text:p>
            <text:p>c) El contrato podrá ser a tiempo completo o a tiempo parcial, en este último caso para ser subvencionable deberá tener una jornada mínima del 50%, desde su inicio, respecto de la jornada a tiempo completo establecida en el convenio colectivo de aplicación o, en su defecto, de la jornada ordinaria máxima legal.</text:p>
            <text:p/>
            <text:p>2. Bono de formación:</text:p>
          </table:table-cell>
          <table:table-cell/>
          <table:table-cell office:value-type="string" calcext:value-type="string">
            <text:p>1. Bono de contratación.</text:p>
            <text:p>2. Bono de formación (opcional).</text:p>
          </table:table-cell>
          <table:table-cell table:number-columns-repeated="16369"/>
        </table:table-row>
        <table:table-row table:style-name="ro1">
          <table:table-cell office:value-type="string" calcext:value-type="string">
            <text:p>becas-para-alumnos-que-realizen-cursos-de-formacion-profesional-para-la-ocupacion-2024</text:p>
          </table:table-cell>
          <table:table-cell office:value-type="string" calcext:value-type="string">
            <text:p>Becas para alumnos que realizen cursos de formación profesional para la ocupación.</text:p>
          </table:table-cell>
          <table:table-cell office:value-type="string" calcext:value-type="string">
            <text:p>Abierta hasta 31/03/2026</text:p>
          </table:table-cell>
          <table:table-cell office:value-type="string" calcext:value-type="string">
            <text:p>ILLES BALEARS</text:p>
          </table:table-cell>
          <table:table-cell office:value-type="string" calcext:value-type="string">
            <text:p>4000000.0</text:p>
          </table:table-cell>
          <table:table-cell office:value-type="string" calcext:value-type="string">
            <text:p>El objetivo de esta ayuda es promover la formación de personas desempleadas en especialidades formativas financiadas por el SOIB, con el fin de mejorar sus oportunidades laborales y el nivel de renta per cápita en la región.</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Las becas de asistencia y ayudas están dirigidas a personas desempleadas que sean alumnos de acciones formativas financiadas por el SOIB.</text:p>
          </table:table-cell>
          <table:table-cell/>
          <table:table-cell office:value-type="string" calcext:value-type="string">
            <text:p>El monto máximo de la ayuda es de 13 euros por día de asistencia para las mujeres víctimas de violencia de género.</text:p>
          </table:table-cell>
          <table:table-cell office:value-type="string" calcext:value-type="string">
            <text:p>La convocatoria de becas de asistencia y ayudas para personas desempleadas que sean alumnos de especialidades formativas financiadas por el SOIB cubre gastos como transporte, manutención, alojamiento y conciliación. Estos apoyos buscan facilitar la participación en acciones formativas y mejorar las oportunidades laborales de los beneficiarios.</text:p>
          </table:table-cell>
          <table:table-cell office:value-type="string" calcext:value-type="string">
            <text:p>El plazo de ejecución de la ayuda es desde el 1 de enero de 2023 hasta el 31 de diciembre de 2025.</text:p>
          </table:table-cell>
          <table:table-cell office:value-type="string" calcext:value-type="string">
            <text:p>En el PDF Núm 127 del 29 de septiembre de 2022 se detallan varias líneas de actuación, entre las cuales se incluyen becas para mujeres víctimas de violencia de género, ayudas para transporte público, ayudas para manutención, ayudas para manutención y alojamiento, y ayudas para personas desempleadas con responsabilidades familiares. Estas líneas de actuación buscan apoyar a diferentes colectivos en su formación y acceso al mercado laboral.</text:p>
          </table:table-cell>
          <table:table-cell table:number-columns-repeated="16369"/>
        </table:table-row>
        <table:table-row table:style-name="ro13">
          <table:table-cell office:value-type="string" calcext:value-type="string">
            <text:p>subvenciones-a-la-produccion-de-largometrajes-ano-2025-2026</text:p>
          </table:table-cell>
          <table:table-cell office:value-type="string" calcext:value-type="string">
            <text:p>Subvenciones a la produccion de largometrajes, año 2025-2026</text:p>
          </table:table-cell>
          <table:table-cell office:value-type="string" calcext:value-type="string">
            <text:p>Apertura el 01/02/2025 y cierre el 31/03/2025</text:p>
          </table:table-cell>
          <table:table-cell office:value-type="string" calcext:value-type="string">
            <text:p>MADRID</text:p>
          </table:table-cell>
          <table:table-cell office:value-type="string" calcext:value-type="string">
            <text:p>4000000.0</text:p>
          </table:table-cell>
          <table:table-cell office:value-type="string" calcext:value-type="string">
            <text:p>El objetivo de esta ayuda es apoyar y fomentar la producción de largometrajes, tanto de ficción como documentales, que estén vinculados a la ciudad de Madrid. Se busca contribuir a la proyección de la imagen de la ciudad, promover sus valores culturales, históricos y patrimoniales, y fortalecer la Marca Madrid a nivel nacional e internacional. Además, se pretende impulsar la actividad audiovisual en Madrid como medio de promoción económica y comercial.</text:p>
          </table:table-cell>
          <table:table-cell/>
          <table:table-cell office:value-type="string" calcext:value-type="string">
            <text:p>0.0</text:p>
          </table:table-cell>
          <table:table-cell office:value-type="string" calcext:value-type="string">
            <text:p>MADRID - COORDINACIÓN GENERAL DE LA ALCALDÍA</text:p>
          </table:table-cell>
          <table:table-cell office:value-type="string" calcext:value-type="string">
            <text:p>Pueden ser beneficiarios de la ayuda las siguientes entidades:</text:p>
            <text:p/>
            <text:p>1. Personas físicas o jurídicas con nacionalidad española o de cualquier estado miembro de la Unión Europea que tengan su residencia fiscal en la Comunidad de Madrid con una antigüedad mínima de un año a la fecha de publicación de la convocatoria.</text:p>
            <text:p>2. Agrupaciones de Interés Económico (AIE), donde la antigüedad mínima puede ser aportada por la empresa mayoritaria.</text:p>
            <text:p>3. Empresas que realicen proyectos audiovisuales y que cumplan con los requisitos establecidos en la convocatoria.</text:p>
            <text:p/>
            <text:p>Además, la obra audiovisual para la que se solicite la ayuda debe contribuir al desarrollo económico de la ciudad de Madrid.</text:p>
          </table:table-cell>
          <table:table-cell/>
          <table:table-cell office:value-type="string" calcext:value-type="string">
            <text:p>El monto máximo de la ayuda por proyecto es de 100.000 € para largometrajes de ficción realizados en imagen real y para largometrajes de ficción o documental realizados en animación. Para largometrajes documentales realizados en imagen real, el monto máximo es de 60.000 €.</text:p>
          </table:table-cell>
          <table:table-cell/>
          <table:table-cell office:value-type="string" calcext:value-type="string">
            <text:p>El plazo de ejecución de la ayuda para los proyectos presentados es el siguiente:</text:p>
            <text:p/>
            <text:p>- Los proyectos deben finalizar su rodaje como máximo en un plazo de doce meses posteriores a la fecha de pago de las ayudas.</text:p>
            <text:p>- Para los documentales en imagen real, este plazo se extiende hasta los 24 meses.</text:p>
            <text:p>- Los proyectos de animación deben estar finalizados en un plazo máximo de 36 meses posteriores a la fecha del pago de la ayuda.</text:p>
          </table:table-cell>
          <table:table-cell table:number-columns-repeated="16370"/>
        </table:table-row>
        <table:table-row table:style-name="ro5">
          <table:table-cell office:value-type="string" calcext:value-type="string">
            <text:p>subvenciones-para-la-inversion-en-patrimonio-cultural-ano-202526-2025</text:p>
          </table:table-cell>
          <table:table-cell office:value-type="string" calcext:value-type="string">
            <text:p>Subvenciones para la inversión en patrimonio cultural, año 2025/26.</text:p>
          </table:table-cell>
          <table:table-cell office:value-type="string" calcext:value-type="string">
            <text:p>Apertura el 15/01/2025 y cierre el 01/09/2026</text:p>
          </table:table-cell>
          <table:table-cell office:value-type="string" calcext:value-type="string">
            <text:p>DIPUTACIÓN PROV. DE BURGOS</text:p>
          </table:table-cell>
          <table:table-cell office:value-type="string" calcext:value-type="string">
            <text:p>4000000.0</text:p>
          </table:table-cell>
          <table:table-cell office:value-type="string" calcext:value-type="string">
            <text:p>El objetivo de la ayuda es subvencionar la realización de intervenciones en el patrimonio cultural ubicado en la provincia de Burgos, con el fin de coadyuvar al mantenimiento, promoción y aprovechamiento de este rico patrimonio cultural. Esto incluye la mejora, conservación, consolidación, rehabilitación, divulgación y restauración de bienes muebles e inmuebles que integran el Patrimonio Cultural de la provincia, valorados por su importancia histórica, artística, urbanística, etnográfica, científica y/o técnica, para su uso social, cultural y/o económico.</text:p>
          </table:table-cell>
          <table:table-cell office:value-type="string" calcext:value-type="string">
            <text:p>Burgos</text:p>
          </table:table-cell>
          <table:table-cell office:value-type="string" calcext:value-type="string">
            <text:p>0.0</text:p>
          </table:table-cell>
          <table:table-cell office:value-type="string" calcext:value-type="string">
            <text:p>DIPUTACIÓN PROV. DE BURGOS - DIPUTACIÓN PROVINCIAL DE BURGOS</text:p>
          </table:table-cell>
          <table:table-cell office:value-type="string" calcext:value-type="string">
            <text:p>Podrán ser beneficiarios de las subvenciones las entidades locales de la provincia de Burgos con una población inferior a 20,000 habitantes, que soliciten la ayuda dentro del plazo y forma establecidos, cumpliendo con los requisitos establecidos en la convocatoria y en el artículo 13 de la Ley General de Subvenciones. Además, deben ostentar la titularidad de un bien mueble o inmueble que cumpla con los requisitos establecidos, o acreditar una cesión de uso del inmueble por un plazo mínimo de diez años desde la fecha de solicitud de la subvención, con la autorización expresa del propietario del bien, si no son los titulares.</text:p>
          </table:table-cell>
          <table:table-cell/>
          <table:table-cell office:value-type="string" calcext:value-type="string">
            <text:p>El importe máximo de la subvención concedida será de 1.000.000,00 €. Además, la subvención no superará el 80% del coste total del proyecto objeto de subvención.</text:p>
          </table:table-cell>
          <table:table-cell office:value-type="string" calcext:value-type="string">
            <text:p>Los gastos subvencionables son aquellos que son ineludibles para la financiación del proyecto y que están directamente relacionados con las áreas señaladas en la convocatoria. No se admiten como gastos subvencionables los siguientes:</text:p>
            <text:p/>
            <text:p>- Actividades de carácter lúdico que no sean objeto del proyecto.</text:p>
            <text:p>- Gastos financieros, notariales o registrales.</text:p>
            <text:p>- Gastos corrientes, como mantenimiento, luz, calefacción, agua y telecomunicaciones, salvo excepciones específicas.</text:p>
            <text:p>- Obligaciones tributarias.</text:p>
            <text:p>- Otros gastos que no tengan una vinculación directa con el proyecto a subvencionar, salvo lo descrito en apartados específicos de la normativa.</text:p>
            <text:p/>
            <text:p>Los gastos subvencionables deben ser estrictamente necesarios y realizarse dentro del plazo establecido por las bases reguladoras.</text:p>
          </table:table-cell>
          <table:table-cell office:value-type="string" calcext:value-type="string">
            <text:p>El plazo de ejecución del proyecto objeto de subvención será el siguiente:</text:p>
            <text:p/>
            <text:p>- 12 meses para proyectos cuyo presupuesto de ejecución sea menor de 40.000,00 €.</text:p>
            <text:p>- 24 meses para proyectos cuyo presupuesto de ejecución sea igual o mayor de 40.000,00 €.</text:p>
          </table:table-cell>
          <table:table-cell office:value-type="string" calcext:value-type="string">
            <text:p>Las diferentes líneas de actuación en la Convocatoria Pública de Subvenciones para la Inversión en Patrimonio Cultural incluyen:</text:p>
            <text:p/>
            <text:p>1. **Reforma de inmuebles existentes o construcción de nuevos inmuebles** destinados a oficinas de turismo, centros de interpretación, recepción de visitantes o salas de exposiciones.</text:p>
            <text:p>2. **Recuperación y puesta en valor del patrimonio cultural**, que abarca actividades de identificación, protección, conservación, recuperación, interpretación y difusión del patrimonio cultural.</text:p>
            <text:p/>
            <text:p>Estas líneas están diseñadas para fomentar la protección y mejora del patrimonio cultural en la provincia de Burgos.</text:p>
          </table:table-cell>
          <table:table-cell table:number-columns-repeated="16369"/>
        </table:table-row>
        <table:table-row table:style-name="ro1">
          <table:table-cell office:value-type="string" calcext:value-type="string">
            <text:p>ayudas-destinadas-al-fomento-de-la-agricultura-ecologica-para-el-ano-2025-2025</text:p>
          </table:table-cell>
          <table:table-cell office:value-type="string" calcext:value-type="string">
            <text:p>Ayudas destinadas al fomento de la agricultura ecológica, para el año 2025.</text:p>
          </table:table-cell>
          <table:table-cell office:value-type="string" calcext:value-type="string">
            <text:p>Apertura el 01/02/2025 y cierre el 30/04/2025</text:p>
          </table:table-cell>
          <table:table-cell office:value-type="string" calcext:value-type="string">
            <text:p>ILLES BALEARS</text:p>
          </table:table-cell>
          <table:table-cell office:value-type="string" calcext:value-type="string">
            <text:p>1250000.0</text:p>
          </table:table-cell>
          <table:table-cell office:value-type="string" calcext:value-type="string">
            <text:p>No puedo encontrar información relevante sobre el objetivo de la ayuda en las páginas proporcionadas. Sin embargo, generalmente, el objetivo de una ayuda puede ser proporcionar apoyo financiero, recursos o asistencia para facilitar el acceso a servicios, educación, salud, o mejorar la calidad de vida de las personas o comunidades. Si necesitas información específica sobre un tipo de ayuda, por favor proporciona más detalle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No puedo encontrar información relevante sobre quién puede ser beneficiario de la ayuda en las páginas proporcionadas. Sin embargo, generalmente, los beneficiarios de ayudas pueden incluir individuos, familias, organizaciones sin fines de lucro, o empresas, dependiendo del tipo de ayuda y los criterios establecidos por la entidad que la otorga. Te recomendaría consultar la fuente oficial o el documento específico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s puede variar según el programa específico y la normativa vigente. Te recomendaría consultar la fuente oficial o el documento específico relacionado con la ayuda que te interesa para obtener información precisa.</text:p>
          </table:table-cell>
          <table:table-cell office:value-type="string" calcext:value-type="string">
            <text:p>No puedo encontrar información relevante sobre los gastos o actuaciones subvencionables de esta ayuda en las páginas proporcionadas. Sin embargo, generalmente, los gastos subvencionables pueden incluir costos como materiales, mano de obra, servicios externos, y otros gastos directamente relacionados con el proyecto o actividad que se está financiando. Te recomendaría consultar la normativa específica de la ayuda o subvención en cuestión para obtener detalles precisos.</text:p>
          </table:table-cell>
          <table:table-cell office:value-type="string" calcext:value-type="string">
            <text:p>No puedo encontrar información relevante sobre el plazo de ejecución de la ayuda en las páginas proporcionadas. Sin embargo, en general, los plazos de ejecución de ayudas pueden variar según el tipo de ayuda y la normativa específica que la rija. Te recomendaría consultar la documentación oficial o la entidad que gestiona la ayuda para obtener información precisa.</text:p>
          </table:table-cell>
          <table:table-cell office:value-type="string" calcext:value-type="string">
            <text:p>No puedo encontrar información relevante sobre las diferentes líneas de actuación en las páginas proporcionadas. Sin embargo, en general, las líneas de actuación pueden variar según el contexto, como en proyectos, políticas públicas o estrategias empresariales. Suelen incluir áreas como la educación, la salud, el medio ambiente, el desarrollo económico, entre otras. Si necesitas información específica, por favor proporciona más detalles.</text:p>
          </table:table-cell>
          <table:table-cell table:number-columns-repeated="16369"/>
        </table:table-row>
        <table:table-row table:style-name="ro13">
          <table:table-cell office:value-type="string" calcext:value-type="string">
            <text:p>ayudas-a-comunidades-de-personas-propietarias-para-la-rehabilitacion-de-edificios-y-viviendas</text:p>
          </table:table-cell>
          <table:table-cell office:value-type="string" calcext:value-type="string">
            <text:p>Ayudas a comunidades de personas propietarias para la rehabilitación de edificios y viviendas.</text:p>
          </table:table-cell>
          <table:table-cell office:value-type="string" calcext:value-type="string">
            <text:p>Apertura el 10/09/2021 y cierre el 31/12/2030</text:p>
          </table:table-cell>
          <table:table-cell office:value-type="string" calcext:value-type="string">
            <text:p>País Vasco</text:p>
          </table:table-cell>
          <table:table-cell office:value-type="string" calcext:value-type="string">
            <text:p>0.0</text:p>
          </table:table-cell>
          <table:table-cell office:value-type="string" calcext:value-type="string">
            <text:p>Apoyar las obras de rehabilitación de comunidades de personas propietarias para mejorar la habitabilidad, permitir el acceso a personas con discapacidad y reducir el consumo energético.</text:p>
          </table:table-cell>
          <table:table-cell office:value-type="string" calcext:value-type="string">
            <text:p>País Vasco</text:p>
          </table:table-cell>
          <table:table-cell office:value-type="string" calcext:value-type="string">
            <text:p>140000.0</text:p>
          </table:table-cell>
          <table:table-cell office:value-type="string" calcext:value-type="string">
            <text:p>País Vasco - Planificación Territorial, Vivienda y Transportes</text:p>
          </table:table-cell>
          <table:table-cell office:value-type="string" calcext:value-type="string">
            <text:p>a) Comunidades de propietarios del País Vasco.</text:p>
            <text:p/>
            <text:p>b) Los Ayuntamientos, Entidades Locales Menores, Sociedades Públicas de Vivienda y Promotoras Públicas de Viviendas siempre y cuando sean propietarias únicas o propietarios únicos de los edificios incluidos en el ámbito de las actuaciones y su objeto sea el del arrendamiento protegido.</text:p>
            <text:p/>
            <text:p>c) Las empresas constructoras, de servicios energéticos, arrendatarias o concesionarias de los edificios, o de parte de los mismos.</text:p>
            <text:p/>
            <text:p>d) Las personas que ostenten sobre alguna de las viviendas del edificio objeto de intervención la condición de propietarias, arrendatarias, usufructuarias, o titulares de derechos reales o cualquier otro derecho que les legitime para el uso y aprovechamiento de la misma.</text:p>
          </table:table-cell>
          <table:table-cell office:value-type="string" calcext:value-type="string">
            <text:p>El plazo de solicitud es desde el 10/09/2022 hasta el 31/12/2022.</text:p>
          </table:table-cell>
          <table:table-cell office:value-type="string" calcext:value-type="string">
            <text:p>Para la línea 1, la ayuda oscila entre los 3.000 € y 10.000 € por vivienda, incrementadles en hasta 4.000 € adicionales si las actuaciones se realizan en viviendas que se vayan a incorporar a alguno de los programas de intermediación en el mercado del alquiler del Gobierno Vasco. En el caso de locales, la ayuda es hasta los 5.500 €. </text:p>
            <text:p/>
            <text:p>Para la Línea 2,  la ayuda máxima oscila entre los 2.500 € y 10.000 € por vivienda, y entre 25.000 € y 65.000 € por portal, en función de la tipología de actuación a realizar.</text:p>
            <text:p/>
            <text:p>Para la Línea 3, con carácter general, la ayuda máxima se establece en 30.000 €. En casos especiales, esta podrá alcanzar los 35.000 €.</text:p>
          </table:table-cell>
          <table:table-cell office:value-type="string" calcext:value-type="string">
            <text:p>- Los costes de honorarios profesionales.</text:p>
            <text:p>- Los costes de la obra civil:</text:p>
            <text:p>  - Adecuación estructural y constructiva del edificio y de adecuación de las condiciones de habitabilidad de las viviendas y locales comerciales.</text:p>
            <text:p>  - Adecuación de las viviendas y sus accesos a la normativa vigente para personas con discapacidad física.</text:p>
            <text:p>  - Intervención en la envolvente térmica para ahorro de energía.</text:p>
            <text:p>  - Adecuación del acabado general de la edificación y de las viviendas a los principios de la buena construcción.</text:p>
            <text:p>- Los costes de la redacción de la Inspección Técnica del Edificio.</text:p>
          </table:table-cell>
          <table:table-cell/>
          <table:table-cell office:value-type="string" calcext:value-type="string">
            <text:p>Línea 1. Medidas financieras para obras particulares. </text:p>
            <text:p>Línea 2. Medidas financieras para obras comunitarias.</text:p>
            <text:p>Línea 3. Medidas financieras para obras comunitarias de rehabilitación integral y eficiente.</text:p>
          </table:table-cell>
          <table:table-cell table:number-columns-repeated="16369"/>
        </table:table-row>
        <table:table-row table:style-name="ro4">
          <table:table-cell office:value-type="string" calcext:value-type="string">
            <text:p>ayudas-a-la-rehabilitacion-y-puesta-en-arrendamiento-de-viviendas-de-protecion-publica-en-medios-rurales</text:p>
          </table:table-cell>
          <table:table-cell office:value-type="string" calcext:value-type="string">
            <text:p>Ayudas a la rehabilitación y puesta en arrendamiento de viviendas de proteción pública en medios rurales</text:p>
          </table:table-cell>
          <table:table-cell office:value-type="string" calcext:value-type="string">
            <text:p>Apertura el 01/01/2022 y cierre el 31/12/2026</text:p>
          </table:table-cell>
          <table:table-cell office:value-type="string" calcext:value-type="string">
            <text:p>País Vasco</text:p>
          </table:table-cell>
          <table:table-cell office:value-type="string" calcext:value-type="string">
            <text:p>0.0</text:p>
          </table:table-cell>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o por parte de una entidad sin ánimo de lucro declarada de utilidad pública.</text:p>
          </table:table-cell>
          <table:table-cell office:value-type="string" calcext:value-type="string">
            <text:p>El plazo de solicitud es desde el 01/01/2022 hasta el 31/12/2026.</text:p>
          </table:table-cell>
          <table:table-cell office:value-type="string" calcext:value-type="string">
            <text:p>a) Ejecución de obras de rehabilitación del inmueble, por un importe de hasta 1.500 €/m2 construido.</text:p>
            <text:p/>
            <text:p>b) Gastos de asistencia técnica y honorarios de redacción del proyecto y dirección e inspección de obra, hasta 9.000 € por vivienda.</text:p>
            <text:p/>
            <text:p>Plazo arrendamiento: mínimo 20 años. Durante dicho plazo no podrá cambiarse el uso de la vivienda</text:p>
            <text:p>El abono de las ayudas se realizará de la siguiente manera:</text:p>
            <text:p>i) El 20% tras la notificación de la resolución de adjudicación de ayudas financieras.</text:p>
            <text:p>ii) El 40% tras la certificación del 50% de la obra.</text:p>
            <text:p>iii) El 20% tras la recepción de la totalidad de la obra.</text:p>
            <text:p>iv) El 20% restante tras la acreditación de la firma del primer contrato de arrendamiento.</text:p>
          </table:table-cell>
          <table:table-cell office:value-type="string" calcext:value-type="string">
            <text:p>Será objeto de protección la promoción de vivienda para cesión en arrendamiento protegido, tanto de viviendas de nueva construcción como viviendas rehabilitadas y de nueva habilitación para su puesta en alquiler, bien por el/la promotor/a o bien mediante su enajenación o cesión a un tercero que será el que destine las viviendas a arrendamiento protegido.</text:p>
          </table:table-cell>
          <table:table-cell/>
          <table:table-cell office:value-type="string" calcext:value-type="string">
            <text:p>a) La promoción mediante la rehabilitación de viviendas de titularidad pública sito en zonas rurales con destino a arrendamiento protegido durante un plazo mínimo de 20 años a contar desde la fecha de presentación del primer contrato de arrendamiento para su visado. Durante dicho plazo no podrá cambiarse el uso de la vivienda.</text:p>
            <text:p/>
            <text:p>b) La adquisición de edificios en desuso por entidades públicas para su rehabilitación y acondicionamiento con destino a viviendas en régimen de alquiler protegido en entornos afectados por la despoblación.</text:p>
            <text:p/>
            <text:p>c) El alquiler por colectivos afectados por la necesidad de vivienda en entornos afectados por la despoblación.</text:p>
          </table:table-cell>
          <table:table-cell/>
          <table:table-cell office:value-type="string" calcext:value-type="string">
            <text:p>Se considerarán zonas rurales los municipios con población inferior a 5.000 habitantes, así como los núcleos de población o localidades con población inferior a 5.000 habitantes situados en municipios de mayor población al citado umbral.</text:p>
          </table:table-cell>
          <table:table-cell table:number-columns-repeated="16367"/>
        </table:table-row>
        <table:table-row table:style-name="ro20">
          <table:table-cell office:value-type="string" calcext:value-type="string">
            <text:p>ayudas-a-la-rehabilitacion-y-puesta-en-arrendamiento-de-viviendas-de-protecion-publica-en-medios-rurales-fomento-al-alquiler</text:p>
          </table:table-cell>
          <table:table-cell office:value-type="string" calcext:value-type="string">
            <text:p>Ayudas a la rehabilitación y puesta en arrendamiento de viviendas de proteción pública en medios rurales. Fomento al Alquiler</text:p>
          </table:table-cell>
          <table:table-cell office:value-type="string" calcext:value-type="string">
            <text:p>Apertura el 01/01/2022 y cierre el 31/12/2026</text:p>
          </table:table-cell>
          <table:table-cell office:value-type="string" calcext:value-type="string">
            <text:p>País Vasco</text:p>
          </table:table-cell>
          <table:table-cell office:value-type="string" calcext:value-type="string">
            <text:p>0.0</text:p>
          </table:table-cell>
          <table:table-cell office:value-type="string" calcext:value-type="string">
            <text:p>Impulso del parque de viviendas en alquiler protegido, consistentes en la promoción del destino de viviendas en régimen de arrendamiento protegido, favoreciendo el desarrollo de alojamientos dotacionales y la movilización de viviendas privadas hacia el régimen de alquiler protegido y otras formas de ocupación alternativas, pero funcionalmente equivalente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o por parte de una entidad sin ánimo de lucro declarada de utilidad pública.</text:p>
          </table:table-cell>
          <table:table-cell office:value-type="string" calcext:value-type="string">
            <text:p>El plazo de solicitud es desde el 01/01/2022 hasta el 31/12/2026</text:p>
          </table:table-cell>
          <table:table-cell office:value-type="string" calcext:value-type="string">
            <text:p>a) Ejecución de obras de rehabilitación del inmueble, por un importe de hasta 1.500 €/m2 construido.</text:p>
            <text:p/>
            <text:p>b) Gastos de asistencia técnica y honorarios de redacción del proyecto y dirección e inspección de obra, hasta 9.000 € por vivienda.</text:p>
          </table:table-cell>
          <table:table-cell office:value-type="string" calcext:value-type="string">
            <text:p>a) Ejecución de obras de rehabilitación del inmueble</text:p>
            <text:p>b) Gastos de asistencia técnica y honorarios de redacción del proyecto y dirección e inspección de obra</text:p>
          </table:table-cell>
          <table:table-cell table:number-columns-repeated="16371"/>
        </table:table-row>
        <table:table-row table:style-name="ro13">
          <table:table-cell office:value-type="string" calcext:value-type="string">
            <text:p>ayuda-a-incentivos-regionales-ceuta-2022</text:p>
          </table:table-cell>
          <table:table-cell office:value-type="string" calcext:value-type="string">
            <text:p>Ayuda a Incentivos Regionales en Ceuta.</text:p>
          </table:table-cell>
          <table:table-cell office:value-type="string" calcext:value-type="string">
            <text:p>Apertura el 01/01/2022 y cierre el 31/12/2027</text:p>
          </table:table-cell>
          <table:table-cell office:value-type="string" calcext:value-type="string">
            <text:p>CEUT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EUT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50% para pequeñas empresas.</text:p>
            <text:p>- 40% para medianas empresas.</text:p>
            <text:p>- 50%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10">
          <table:table-cell office:value-type="string" calcext:value-type="string">
            <text:p>ayuda-a-incentivos-regionales-en-melilla</text:p>
          </table:table-cell>
          <table:table-cell office:value-type="string" calcext:value-type="string">
            <text:p>Ayuda a Incentivos Regionales en Melilla.</text:p>
          </table:table-cell>
          <table:table-cell office:value-type="string" calcext:value-type="string">
            <text:p>Apertura el 01/01/2022 y cierre el 31/12/2027</text:p>
          </table:table-cell>
          <table:table-cell office:value-type="string" calcext:value-type="string">
            <text:p>MELILL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MELILL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50% para pequeñas empresas.</text:p>
            <text:p>- 40% para medianas empresas.</text:p>
            <text:p>- 30% para grandes empresa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4">
          <table:table-cell office:value-type="string" calcext:value-type="string">
            <text:p>ayudas-para-la-promocion-yo-rehabilitacion-de-viviendas-para-su-cesion-en-arrendamiento-protegido-fomento-al-alquiler</text:p>
          </table:table-cell>
          <table:table-cell office:value-type="string" calcext:value-type="string">
            <text:p>Ayudas para la promoción y/o rehabilitación de viviendas para su cesión en arrendamiento protegido, fomento al alquiler.</text:p>
          </table:table-cell>
          <table:table-cell office:value-type="string" calcext:value-type="string">
            <text:p>Apertura el 23/03/2023 y cierre el 31/12/2026</text:p>
          </table:table-cell>
          <table:table-cell office:value-type="string" calcext:value-type="string">
            <text:p>País Vasco</text:p>
          </table:table-cell>
          <table:table-cell office:value-type="string" calcext:value-type="string">
            <text:p>0.0</text:p>
          </table:table-cell>
          <table:table-cell office:value-type="string" calcext:value-type="string">
            <text:p>Promoción de vivienda para cesión en arrendamiento protegido, tanto de viviendas de nueva construcción como viviendas rehabilitadas y de nueva habilitación para su puesta en alquiler, bien por el/la promotor/a o bien mediante su enajenación o cesión a un tercero que será el que destine las viviendas a arrendamiento protegido.</text:p>
          </table:table-cell>
          <table:table-cell office:value-type="string" calcext:value-type="string">
            <text:p>País Vasco</text:p>
          </table:table-cell>
          <table:table-cell office:value-type="string" calcext:value-type="string">
            <text:p>5500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en su condición de promotores/as</text:p>
          </table:table-cell>
          <table:table-cell office:value-type="string" calcext:value-type="string">
            <text:p>El plazo de solicitud es desde el 23/03/2023 hasta el 31/12/2026</text:p>
          </table:table-cell>
          <table:table-cell office:value-type="string" calcext:value-type="string">
            <text:p>- Asistencia técnica y costes vinculados a la urbanización para la promoción de viviendas de protección pública para arrendamiento: Hasta el 100 % del coste total de la asistencia técnica. Así mismo, podrá alcanzar hasta el 100 % de los costes de urbanización, en todo caso IVA y otros impuestos excluidos. Ambos conceptos agregados, con un límite de 6.000 euros máximo por vivienda.</text:p>
            <text:p>- Incentivos al arrendamiento:</text:p>
            <text:p>a) Se destinará una ayuda directa de 18.000 euros por vivienda a la promoción de vivienda para su destino a arrendamiento protegido con rentas de viviendas de protección oficial de régimen general en alquiler durante un plazo mínimo de 20 años. En el supuesto de alquiler con un plazo mínimo de 50 años, la ayuda directa será de 45.000 euros por vivienda.</text:p>
            <text:p>b) En caso de promoción de vivienda para su destino a arrendamiento protegido con rentas de viviendas de protección oficial en régimen especial o que no superen el 75 % de las previstas para viviendas de protección oficial en régimen general, se concederá una ayuda directa de 21.000 euros por vivienda en alquileres con un plazo mínimo de 20 años y de 52.500 euros por vivienda en el caso de alquileres con un plazo mínimo de 50 años.</text:p>
            <text:p>c) En caso de promoción de viviendas protección pública para su posterior enajenación a un tercero que sea el que destine las viviendas a arrendamiento protegido, por un plazo mínimo de 75 años:</text:p>
            <text:p>1. Se concederá una ayuda directa de 35.000 euros por vivienda de protección oficial de régimen general, con rentas de viviendas de protección oficial de régimen general.</text:p>
            <text:p>2. Se concederá una ayuda directa de 55.000 euros por vivienda de protección social de régimen especial o social, con rentas de viviendas de protección social de régimen especial o social.</text:p>
            <text:p>d) Todas aquellas actuaciones que se hayan acogido en un momento dado a las ayudas previstas de fomento del arrendamiento protegido mediante la promoción de viviendas para su destino a arrendamiento protegido, una vez finalizado el plazo previsto de destino obligatorio de las viviendas a arrendamiento protegido y, que quieran seguir destinando las viviendas a arrendamiento protegido, podrán solicitar las siguientes ayudas directas:</text:p>
            <text:p>1. Ayuda directa de 12.000 euros por vivienda para su destino a arrendamiento protegido con rentas de viviendas de protección oficial de régimen general en alquiler durante un plazo mínimo de 10 años. En el supuesto de alquiler con un plazo mínimo de 20 años, la ayuda directa será de 24.000 euros por vivienda</text:p>
            <text:p>2. En caso de viviendas para su destino a arrendamiento protegido con rentas de viviendas de protección oficial en régimen especial o que no superen el 75 % de las previstas para viviendas de protección oficial en régimen general, se concederá una ayuda directa de 15.000 euros por vivienda en alquileres con un plazo mínimo de 10 años y de 30.000 euros por vivienda en el caso de alquileres con un plazo mínimo de 20 años, como mínimo</text:p>
          </table:table-cell>
          <table:table-cell office:value-type="string" calcext:value-type="string">
            <text:p>- Asistencia técnica y costes vinculados a la urbanización para la promoción de viviendas de protección pública para arrendamiento</text:p>
            <text:p/>
            <text:p>- Incentivos al arrendamiento</text:p>
          </table:table-cell>
          <table:table-cell table:number-columns-repeated="16371"/>
        </table:table-row>
        <table:table-row table:style-name="ro1">
          <table:table-cell office:value-type="string" calcext:value-type="string">
            <text:p>convocatoria-del-decreto-para-el-reconocimiento-del-derecho-subjetivo-de-acceso-a-la-ocupacion-de-una-vivienda-o-alojamiento-dotacional-2024</text:p>
          </table:table-cell>
          <table:table-cell office:value-type="string" calcext:value-type="string">
            <text:p>Convocatoria del decreto para el reconocimiento del derecho subjetivo de acceso a la ocupación de una vivienda o alojamiento dotacional.</text:p>
          </table:table-cell>
          <table:table-cell office:value-type="string" calcext:value-type="string">
            <text:p>Apertura el 28/03/2024 y cierre el 02/04/2030</text:p>
          </table:table-cell>
          <table:table-cell office:value-type="string" calcext:value-type="string">
            <text:p>País Vasco</text:p>
          </table:table-cell>
          <table:table-cell office:value-type="string" calcext:value-type="string">
            <text:p>0.0</text:p>
          </table:table-cell>
          <table:table-cell office:value-type="string" calcext:value-type="string">
            <text:p>El objetivo de esta ayuda es regular el derecho subjetivo de acceso a la ocupación de una vivienda, garantizando así el derecho a una vivienda digna para todas las persona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Las personas que pueden ser beneficiarias de la ayuda son aquellas que cumplan con los requisitos establecidos en el documento, como ser mayores de edad, residir en la Comunidad Autónoma de Euskadi, pertenecer a una unidad de convivencia que necesite vivienda, estar en riesgo de exclusión social, entre otros.</text:p>
          </table:table-cell>
          <table:table-cell office:value-type="string" calcext:value-type="string">
            <text:p>El plazo de solicitud es desde el 28/03/2024 hasta el 02/04/2024.</text:p>
          </table:table-cell>
          <table:table-cell office:value-type="string" calcext:value-type="string">
            <text:p>El monto máximo de la prestación económica de vivienda es de 300 euros al mes, según lo establecido en el Boletín Oficial del País Vasco.</text:p>
          </table:table-cell>
          <table:table-cell office:value-type="string" calcext:value-type="string">
            <text:p>No se encontró información específica sobre los gastos o actuaciones subvencionables en los documentos proporcionados. Sin embargo, esta ayuda está destinada a facilitar el acceso a una vivienda a personas en riesgo de exclusión social en la Comunidad Autónoma de Euskadi.</text:p>
          </table:table-cell>
          <table:table-cell office:value-type="string" calcext:value-type="string">
            <text:p>El plazo de ejecución de la ayuda es de tres años.</text:p>
          </table:table-cell>
          <table:table-cell office:value-type="string" calcext:value-type="string">
            <text:p>No se ha encontrado información específica sobre las diferentes líneas de actuación en los documentos proporcionados. Sin embargo, en el ámbito de vivienda y protección social, las líneas de actuación comunes suelen incluir programas de vivienda social, ayudas económicas para el acceso a la vivienda, rehabilitación de viviendas, entre otros.</text:p>
          </table:table-cell>
          <table:table-cell table:number-columns-repeated="16369"/>
        </table:table-row>
        <table:table-row table:style-name="ro13">
          <table:table-cell office:value-type="string" calcext:value-type="string">
            <text:p>ayudas-del-kit-consulting-para-asesores-digitales-adheridos</text:p>
          </table:table-cell>
          <table:table-cell office:value-type="string" calcext:value-type="string">
            <text:p>Ayudas del Kit Consulting para asesores digitales adheridos.</text:p>
          </table:table-cell>
          <table:table-cell office:value-type="string" calcext:value-type="string">
            <text:p>Apertura el 14/05/2024 y cierre el 31/05/2025</text:p>
          </table:table-cell>
          <table:table-cell office:value-type="string" calcext:value-type="string">
            <text:p>ESTADO</text:p>
          </table:table-cell>
          <table:table-cell office:value-type="string" calcext:value-type="string">
            <text:p>0.0</text:p>
          </table:table-cell>
          <table:table-cell office:value-type="string" calcext:value-type="string">
            <text:p>Únicamente los Asesores Digitales Adheridos podrán prestar asesoramiento para los servicios asociados al Kit Consulting.</text:p>
          </table:table-cell>
          <table:table-cell office:value-type="string" calcext:value-type="string">
            <text:p>Estatal</text:p>
          </table:table-cell>
          <table:table-cell office:value-type="string" calcext:value-type="string">
            <text:p>0.0</text:p>
          </table:table-cell>
          <table:table-cell office:value-type="string" calcext:value-type="string">
            <text:p>Ministerio para la Transformación Digital y de la Función Pública</text:p>
          </table:table-cell>
          <table:table-cell office:value-type="string" calcext:value-type="string">
            <text:p>Podrán ser Asesores Digitales Adheridos las empresas que cumplan los siguientes requisitos y se adhieran al programa:</text:p>
            <text:p>a) Un volumen neto de la cifra de negocio del último año fiscal cerrado anterior al de la presentación de la solicitud de adhesión sea igual o superior a 100.000 euros, o que la media del volumen neto de cifra de negocio de los últimos tres años fiscales cerrados desde la fecha de la solicitud de adhesión sea superior a 100.000 euros.</text:p>
            <text:p>b) Estar al corriente de sus obligaciones tributarias y frente a la Seguridad Social.</text:p>
            <text:p>c) Tener domicilio fiscal en un país de la Unión Europea.</text:p>
            <text:p>d) Que la entidad solicitante esté dada de alta en Impuesto de Actividades Económicas (IAE) en alguna de las agrupaciones de actividades económicas definidas en el Anuncio de Adhesión.</text:p>
          </table:table-cell>
          <table:table-cell office:value-type="string" calcext:value-type="string">
            <text:p>El plazo de solicitud estará abierto hasta el 31/05/2025</text:p>
          </table:table-cell>
          <table:table-cell table:number-columns-repeated="5"/>
          <table:table-cell office:value-type="string" calcext:value-type="string">
            <text:p>El importe subvencionable máximo de todos los acuerdos firmados por el Asesor Digital Adherido que hayan sido validados y no desistidos no podrá superar el 75 % del volumen neto de la cifra de negocio del último año fiscal cerrado, anterior al de la presentación de la solicitud de adhesión, salvo que la convocatoria establezca un porcentaje mayor. </text:p>
            <text:p/>
            <text:p>También la convocatoria podrá establecer, en su caso, los medios para acreditar la cifra de negocio.</text:p>
            <text:p/>
            <text:p>Los Asesores Digitales Adheridos podrán asistir a las empresas beneficiarias en la solicitud, gestión y acreditación de las ayudas correspondientes. </text:p>
            <text:p/>
            <text:p>La condición de Asesor Digital Adherido al Programa podrá perderse mediante petición expresa del interesado, siempre y cuando no existan trabajos pendientes de realizar o justificar derivados de los Acuerdos de Prestación de Servicios de Asesoramiento que hubiera formalizado con los beneficiarios.</text:p>
          </table:table-cell>
          <table:table-cell table:number-columns-repeated="16367"/>
        </table:table-row>
        <table:table-row table:style-name="ro16">
          <table:table-cell office:value-type="string" calcext:value-type="string">
            <text:p>ayudas-para-la-paralizacion-temporal-de-la-actividad-pesquera-del-ano-2024-en-las-islas-baleares</text:p>
          </table:table-cell>
          <table:table-cell office:value-type="string" calcext:value-type="string">
            <text:p>Ayudas para la paralización temporal de la actividad pesquera del año 2024 en las Islas Baleares.</text:p>
          </table:table-cell>
          <table:table-cell office:value-type="string" calcext:value-type="string">
            <text:p>Apertura el 29/11/2024 y cierre el 31/05/2025</text:p>
          </table:table-cell>
          <table:table-cell office:value-type="string" calcext:value-type="string">
            <text:p>ILLES BALEARS</text:p>
          </table:table-cell>
          <table:table-cell office:value-type="string" calcext:value-type="string">
            <text:p>1200000.0</text:p>
          </table:table-cell>
          <table:table-cell office:value-type="string" calcext:value-type="string">
            <text:p>El objetivo de las ayudas es financiar la paralización temporal de la flota de arrastre de la actividad pesquera en el año 2024, como consecuencia de la reducción de esfuerzo en aplicación del Plan plurianual para la pesca demersal en la Mediterránea occidental. Esto está regulado por el Reglamento (UE) 2019/1022 del Parlamento Europeo y del Consejo.</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Pueden ser beneficiarios de las ayudas convocadas las personas físicas o jurídicas, las comunidades de bienes o cualquier otro tipo de agrupación que realicen las actuaciones previstas en la resolución y que, en el momento de la paralización temporal según los calendarios establecidos, sean armadores o pescadores de la modalidad de arrastre de fondo y que cumplan con los requisitos establecidos en el documento.</text:p>
          </table:table-cell>
          <table:table-cell office:value-type="string" calcext:value-type="string">
            <text:p>El plazo de solicitud es desde el 29/11/2024 hasta el 31/05/2025.</text:p>
          </table:table-cell>
          <table:table-cell office:value-type="string" calcext:value-type="string">
            <text:p>El monto máximo destinado a la convocatoria de ayudas es de un millón doscientos mil euros (1.200.000,00 €) para el año 2024. Estas subvenciones se cofinancian en un 70% con cargo al Fondo Europeo Marítimo de Pesca y Acuicultura (FEMPA) y en un 30% con cargo al FOGAIBA.</text:p>
          </table:table-cell>
          <table:table-cell office:value-type="string" calcext:value-type="string">
            <text:p>Las actuaciones subvencionables de esta ayuda incluyen la paralización temporal de la actividad de la pesca en la modalidad de arrastre de fondo, que pueden llevar a cabo los barcos por un máximo de 52 días. Estos días de parada se distribuyen entre:</text:p>
            <text:p/>
            <text:p>- Días imputables a la observación de las vedas establecidas.</text:p>
            <text:p>- Días imputables a la reducción del esfuerzo pesquero, con un máximo de días subvencionables que se relacionan en un anexo específico.</text:p>
            <text:p/>
            <text:p>Si necesitas más detalles o información adicional, no dudes en preguntar.</text:p>
          </table:table-cell>
          <table:table-cell office:value-type="string" calcext:value-type="string">
            <text:p>La ayuda para la paralización temporal se puede conceder por una duración máxima de doce meses por barco y pescador durante el período de programación 2021-2027 del Fondo Europeo Marítimo, de Pesca y Acuicultura.</text:p>
          </table:table-cell>
          <table:table-cell table:number-columns-repeated="16370"/>
        </table:table-row>
        <table:table-row table:style-name="ro20">
          <table:table-cell office:value-type="string" calcext:value-type="string">
            <text:p>ayudas-al-contrato-de-relevo-2025</text:p>
          </table:table-cell>
          <table:table-cell office:value-type="string" calcext:value-type="string">
            <text:p>Ayudas al contrato de relevo en el País Vasco, año 2025.</text:p>
          </table:table-cell>
          <table:table-cell office:value-type="string" calcext:value-type="string">
            <text:p>Apertura el 28/12/2024 y cierre el 20/10/2025</text:p>
          </table:table-cell>
          <table:table-cell office:value-type="string" calcext:value-type="string">
            <text:p>País Vasco</text:p>
          </table:table-cell>
          <table:table-cell office:value-type="string" calcext:value-type="string">
            <text:p>1200000.0</text:p>
          </table:table-cell>
          <table:table-cell office:value-type="string" calcext:value-type="string">
            <text:p>Apoyar la contratación mediante contratos relev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Podrán ser beneficiarias de las ayudas aquellas personas físicas o jurídicas que realicen contratos de relevo (a jornada completa y por tiempo indefinido, o de duración determinada con compromiso de conversión en indefinidos), iniciados a partir del día 19 de octubre de 2024, para prestar servicios en centros de trabajo radicados en la Comunidad Autónoma del País Vasco.</text:p>
          </table:table-cell>
          <table:table-cell office:value-type="string" calcext:value-type="string">
            <text:p>El plazo de solicitud es desde el 28/12/2024 hasta el 20/10/2025.</text:p>
          </table:table-cell>
          <table:table-cell office:value-type="string" calcext:value-type="string">
            <text:p>La contratación del o de la relevista se subvencionará con una cuantía de 8.400 euros, que se incrementará un 10% si la persona relevista es una mujer.</text:p>
            <text:p/>
            <text:p>Un primer pago del 60% en el momento de estimarse la solicitud, y un segundo pago del 40% restante una vez transcurrido 1 año desde la resolución de la concesión de la ayuda</text:p>
          </table:table-cell>
          <table:table-cell table:number-columns-repeated="16372"/>
        </table:table-row>
        <table:table-row table:style-name="ro10">
          <table:table-cell office:value-type="string" calcext:value-type="string">
            <text:p>ayudas-a-la-eficiencia-energetica-y-mitigacion-del-cambio-climatico-sin-incremento-de-capacidad-2025-2025</text:p>
          </table:table-cell>
          <table:table-cell office:value-type="string" calcext:value-type="string">
            <text:p>Ayudas a la eficiencia energética y mitigación del cambio climático sin incremento de capacidad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0.0</text:p>
          </table:table-cell>
          <table:table-cell office:value-type="string" calcext:value-type="string">
            <text:p>Mitigar los efectos del cambio climático y mejorar la eficiencia energética de los buques pesquer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Alimentación, Desarrollo Rural, Agricultura y Pesca</text:p>
          </table:table-cell>
          <table:table-cell office:value-type="string" calcext:value-type="string">
            <text:p>Personas beneficiarias de las ayudas al sector pesquero y acuícola de la CAPV (Ayudas FEMPA)</text:p>
          </table:table-cell>
          <table:table-cell table:number-columns-repeated="2"/>
          <table:table-cell office:value-type="string" calcext:value-type="string">
            <text:p>a) Inversiones en equipo o a bordo para reducir las emisiones contaminantes o de gases de efecto invernadero e incrementar la eficiencia energética de los buques pesqueros. Las inversiones en artes de pesca serán también subvencionables siempre y cuando no pongan en peligro la selectividad de ese arte de pesca.</text:p>
            <text:p/>
            <text:p>b) Auditorías y programas de eficiencia energética.</text:p>
            <text:p/>
            <text:p>c) Estudios para evaluar la contribución de los sistemas de propulsión alternativos y del diseño de los cascos respecto de la eficiencia energética de los buques pesqueros.</text:p>
          </table:table-cell>
          <table:table-cell table:number-columns-repeated="3"/>
          <table:table-cell office:value-type="string" calcext:value-type="string">
            <text:p>Las inversiones y gastos subvencionables deben realizarse en el ámbito territorial de la Comunidad Autónoma del País Vasco o en buques pesqueros con puerto base en la Comunidad Autónoma del País Vasco.</text:p>
          </table:table-cell>
          <table:table-cell table:number-columns-repeated="16367"/>
        </table:table-row>
        <table:table-row table:style-name="ro6">
          <table:table-cell office:value-type="string" calcext:value-type="string">
            <text:p>convocatoria-para-la-concesion-de-menciones-honorificas-en-el-ambito-de-la-seguridad-privada-en-euskadi-correspondientes-al-ano-2024-2025</text:p>
          </table:table-cell>
          <table:table-cell office:value-type="string" calcext:value-type="string">
            <text:p>Convocatoria para la concesión de menciones honoríficas en el ámbito de la seguridad privada en Euskadi, correspondientes al año 2024.</text:p>
          </table:table-cell>
          <table:table-cell office:value-type="string" calcext:value-type="string">
            <text:p>Apertura el 04/02/2025 y cierre el 30/04/2025</text:p>
          </table:table-cell>
          <table:table-cell office:value-type="string" calcext:value-type="string">
            <text:p>País Vasco</text:p>
          </table:table-cell>
          <table:table-cell office:value-type="string" calcext:value-type="string">
            <text:p>0.0</text:p>
          </table:table-cell>
          <table:table-cell office:value-type="string" calcext:value-type="string">
            <text:p>El objetivo de la concesión de menciones honoríficas en el ámbito de la seguridad privada en Euskadi es reconocer y destacar el excepcional desempeño del personal de seguridad privada que se ha distinguido por su cumplimiento de obligaciones, considerando aspectos como la peligrosidad, penosidad, iniciativa profesional o trascendencia social de sus actos meritorios. Estas distinciones buscan valorar y fomentar la profesionalidad en el sector de la seguridad privad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os beneficiarios de las menciones honoríficas en el ámbito de la seguridad privada en Euskadi pueden ser el personal de seguridad privada que se destaque por su excepcional desempeño en el cumplimiento de sus obligaciones. Además, también pueden ser propuestas empresas del sector y otras entidades vinculadas a la seguridad privada. Las menciones pueden ser otorgadas a título individual o a entidades.</text:p>
          </table:table-cell>
          <table:table-cell/>
          <table:table-cell office:value-type="string" calcext:value-type="string">
            <text:p>No puedo encontrar información relevante sobre el monto máximo de la ayuda en las páginas proporcionadas. Sin embargo, en general, el monto de ayudas puede variar según el programa específico y las regulaciones aplicables. Te recomendaría consultar la normativa específica o la entidad que otorga la ayuda para obtener detalles precisos.</text:p>
          </table:table-cell>
          <table:table-cell office:value-type="string" calcext:value-type="string">
            <text:p>Lo siento, pero no puedo encontrar información relevante sobre los gastos o actuaciones subvencionables de esta ayuda en las páginas proporcionadas. Sin embargo, en general, los gastos subvencionables suelen incluir costos directos relacionados con la actividad para la cual se solicita la ayuda, como materiales, personal, y otros gastos operativos. Te recomendaría consultar la normativa específica de la ayuda o subvención en cuestión para obtener detalles precisos.</text:p>
          </table:table-cell>
          <table:table-cell office:value-type="string" calcext:value-type="string">
            <text:p>No se menciona información sobre un plazo de ejecución de la ayuda en las páginas proporcionadas. Sin embargo, según mi conocimiento, los plazos de ejecución de ayudas suelen variar dependiendo del tipo de ayuda y la normativa específica que la regula. Te recomendaría consultar la normativa específica o la entidad que otorga la ayuda para obtener información precisa.</text:p>
          </table:table-cell>
          <table:table-cell office:value-type="string" calcext:value-type="string">
            <text:p>Las menciones honoríficas en el ámbito de la seguridad privada en Euskadi se otorgan en las siguientes cuatro modalidades:</text:p>
            <text:p/>
            <text:p>a) Condecoración Honorífica.  </text:p>
            <text:p>b) Distinción Honorífica.  </text:p>
            <text:p>c) Diploma.  </text:p>
            <text:p>d) Placa de Honor.  </text:p>
            <text:p/>
            <text:p>Estas modalidades permiten reconocer diferentes niveles de mérito y contribución en el sector de la seguridad privada.</text:p>
          </table:table-cell>
          <table:table-cell table:number-columns-repeated="16369"/>
        </table:table-row>
        <table:table-row table:style-name="ro12">
          <table:table-cell office:value-type="string" calcext:value-type="string">
            <text:p>ayudas-del-programa-de-descarbonizacion-industrial-ejercicio-2025-presolicitud-2025</text:p>
          </table:table-cell>
          <table:table-cell office:value-type="string" calcext:value-type="string">
            <text:p>Ayudas del Programa de Descarbonización Industrial, ejercicio 2025. (Presolicitud)</text:p>
          </table:table-cell>
          <table:table-cell office:value-type="string" calcext:value-type="string">
            <text:p>Apertura el 07/02/2025 y cierre el 31/05/2025</text:p>
          </table:table-cell>
          <table:table-cell office:value-type="string" calcext:value-type="string">
            <text:p>País Vasco</text:p>
          </table:table-cell>
          <table:table-cell office:value-type="string" calcext:value-type="string">
            <text:p>0.0</text:p>
          </table:table-cell>
          <table:table-cell office:value-type="string" calcext:value-type="string">
            <text:p>El objeto es presentar una solicitud previa a la publicación de la futura Orden por la que se regulen y convoquen, para el ejercicio 2025, subvenciones a las empresas industriales y de servicios conexos ligados al producto-proceso industrial, que conlleven mejora del nivel de protección medio ambiental, a través de la descarbonización, en sus instalaciones productivas industriales y, por tanto, la reducción de las emisiones de gases de efecto invernadero.</text:p>
          </table:table-cell>
          <table:table-cell office:value-type="string" calcext:value-type="string">
            <text:p>País Vasco</text:p>
          </table:table-cell>
          <table:table-cell office:value-type="string" calcext:value-type="string">
            <text:p>1500000.0</text:p>
          </table:table-cell>
          <table:table-cell office:value-type="string" calcext:value-type="string">
            <text:p>País Vasco - Lehendakaritza</text:p>
          </table:table-cell>
          <table:table-cell office:value-type="string" calcext:value-type="string">
            <text:p>Son beneficiarias las Grandes Empresas y las PYMEs que cumplan con la característica de ser industriales y de servicios conexos ligados al producto-proceso industrial, cuyas inversiones objeto de la ayuda se localicen en la Comunidad Autónoma de Euskadi.</text:p>
          </table:table-cell>
          <table:table-cell office:value-type="string" calcext:value-type="string">
            <text:p>El plazo de presentación de solicitudes se iniciará el 7 de febrero de 2025 y finalizará el día de la publicación de la Orden en el BOPV (Aproximadamente sobre Abril-mayo 2025).</text:p>
          </table:table-cell>
          <table:table-cell office:value-type="string" calcext:value-type="string">
            <text:p>Ayuda de hasta 1.500.000 € por entidad beneficiaria, siempre que las inversiones se realicen en Euskadi.</text:p>
            <text:p>- Las empresas deberán realizar una inversión mínima de 100.000 €.</text:p>
            <text:p/>
            <text:p>La intensidad de subvención variará en función de la tipología de beneficiaria:</text:p>
            <text:p>- Micro y Pequeña Empresa: 30%.</text:p>
            <text:p>- Mediana Empresa: 25%.</text:p>
            <text:p>- Gran Empresa: 20%.</text:p>
            <text:p>*La subvención se incrementa en 2,5% para inversiones en la Zona Margen Izquierda Ampliada de Bizkaia</text:p>
          </table:table-cell>
          <table:table-cell office:value-type="string" calcext:value-type="string">
            <text:p>a) Comprar maquinaria, equipos e instalaciones más eficientes y de bajo consumo para optimizar los procesos industriales.</text:p>
            <text:p>b) Sustituir o reducir el consumo de combustibles fósiles mediante la utilización de hidrógeno de origen renovable o combustibles procedentes de biomasa.</text:p>
            <text:p>c) Adquirir sistemas digitales de control y ahorro de consumo energético.</text:p>
            <text:p>d) Electrificar los procesos térmicos (bomba de calor y otros).</text:p>
            <text:p>e) Invertir en sistemas de recuperación de calores residuales.</text:p>
            <text:p>f) Mejorar los sistemas de climatización o la calefacción de la planta industrial para ser más eficiente.</text:p>
            <text:p>g) Realizar inversiones en nuevos establecimientos o líneas de procesos aún no existentes.</text:p>
            <text:p>h) Reducir las emisiones de gases de efecto invernadero mediante proyectos que ayuden a:</text:p>
            <text:p>- Utilizar nuevas materias primas sostenibles y/o secundarias.</text:p>
            <text:p>- Gestión y/o valorización de residuos industriales.</text:p>
            <text:p>- Sustitución de gases fluorados.</text:p>
          </table:table-cell>
          <table:table-cell table:number-columns-repeated="2"/>
          <table:table-cell office:value-type="string" calcext:value-type="string">
            <text:p>Quedan expresamente excluidas: Las entidades del sector público, las empresas de generación y distribución de energía, las empresas de servicios energéticos, y las empresas que tengan por objeto la producción, comercialización y financiación de armas.</text:p>
          </table:table-cell>
          <table:table-cell table:number-columns-repeated="16368"/>
        </table:table-row>
        <table:table-row table:style-name="ro20">
          <table:table-cell office:value-type="string" calcext:value-type="string">
            <text:p>subvenciones-destinadas-a-la-financiacion-de-formacion-mediante-microcreditos-dentro-de-la-inversion-adquisicion-de-nuevas-competencias-para-la-transformacion-digital-verde-y-productiva</text:p>
          </table:table-cell>
          <table:table-cell office:value-type="string" calcext:value-type="string">
            <text:p>Microcréditos dentro de la Inversión “Adquisición de nuevas competencias para la transformación digital, verde y productiva”.</text:p>
          </table:table-cell>
          <table:table-cell office:value-type="string" calcext:value-type="string">
            <text:p>Apertura el 29/05/2024 y cierre el 30/09/2025</text:p>
          </table:table-cell>
          <table:table-cell office:value-type="string" calcext:value-type="string">
            <text:p>ESTADO</text:p>
          </table:table-cell>
          <table:table-cell office:value-type="string" calcext:value-type="string">
            <text:p>43404200.0</text:p>
          </table:table-cell>
          <table:table-cell office:value-type="string" calcext:value-type="string">
            <text:p>La concesión de ayudas del proyecto «Financiación de formación (microcréditos)» para la formación de personas trabajadoras ocupadas y desempleadas, mediante la realización de acciones de formación que, de acuerdo con su perfil, se destinen a impulsar o mejorar su carrera profesional o su empleabilidad, o permitan adquirir nuevas competencias para la transformación digital, verde y productiva.</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TRABAJO Y ECONOMÍA SOCIAL - SERVICIO PÚBLICO DE EMPLEO ESTATAL</text:p>
          </table:table-cell>
          <table:table-cell office:value-type="string" calcext:value-type="string">
            <text:p>a) Personas trabajadoras ocupadas, tanto por cuenta ajena como personas trabajadoras pertenecientes al Régimen Especial de Trabajadores Autónomos y las personas socias trabajadoras de entidades de la Economía Social, y personas desempleadas, que realicen formación en los términos establecidos en la convocatoria.</text:p>
            <text:p/>
            <text:p>b) Entidades impartidoras de la formación, constituidas con anterioridad a 1 de enero de 2023, que justifiquen la disponibilidad de instalaciones y recursos que destinarán a la impartición de la formación y el cumplimiento de los requisitos, condiciones y especificaciones de los programas formativos correspondientes</text:p>
          </table:table-cell>
          <table:table-cell office:value-type="string" calcext:value-type="string">
            <text:p>El plazo de solicitud es desde el 29/05/2024 hasta el 30/09/2024. En el caso de las entidades impartidoras, estas contarán con un plazo de 20 días hábiles, a contar desde el día siguiente al de la publicación del extracto de la convocatoria en el BOE.</text:p>
          </table:table-cell>
          <table:table-cell office:value-type="string" calcext:value-type="string">
            <text:p>Se establece un módulo de 600 euros por persona que haya completado una formación:</text:p>
            <text:p>- Para la línea 1 el importe de la subvención a conceder y abonar por la formación realizada y completada será equivalente al módulo de 600 euros.</text:p>
            <text:p>- Para la línea 2 el importe de la subvención a conceder se calculará en función de las previsiones recogidas en la solicitud presentada relativas al número de personas a formar y los módulos de 600 euros más un módulo adicional de 100 euros, por persona que haya completado una formación.</text:p>
          </table:table-cell>
          <table:table-cell office:value-type="string" calcext:value-type="string">
            <text:p>El coste de la formación , que podrá incluir además el coste de la expedición, en su caso, de las acreditaciones o certificaciones de la formación realizada y superada, cuando dichas acreditaciones o certificaciones sean un requisito para acceder a los puestos de trabajo relacionados con dicha formación. </text:p>
            <text:p/>
            <text:p>En todo caso, se podrá incluir el coste de expedición de carnés profesionales, cuando se hayan obtenido tras la realización y superación de un curso relacionado con el carné profesional en un centro acreditado para la realización de este tipo de cursos.</text:p>
          </table:table-cell>
          <table:table-cell office:value-type="string" calcext:value-type="string">
            <text:p>La formación que se financie dentro de la línea 1 podrá cursarse desde el 1 de enero de 2023 hasta el 1 de septiembre de 2025 pero su terminación y superación debe realizarse tras la fecha de publicación de esta convocatoria.</text:p>
            <text:p/>
            <text:p>La formación que se financie dentro de la línea de subvención del artículo 2 se podrá ejecutar desde la fecha de notificación a las entidades beneficiarias de la resolución de concesión de la subvención y hasta el 15 de septiembre de 2025.</text:p>
          </table:table-cell>
          <table:table-cell office:value-type="string" calcext:value-type="string">
            <text:p>a) Subvenciones a personas ocupadas o desempleadas que hayan realizado alguna de las formaciones digitales, de economía verde o productiva.</text:p>
            <text:p/>
            <text:p>b) Subvenciones a entidades impartidoras de formación por cada persona ocupada o desempleada formada en acciones de formación referidas a los programas formativos incluidos en el Catálogo de Especialidades Formativas del Sistema Nacional de Empleo.</text:p>
          </table:table-cell>
          <table:table-cell table:number-columns-repeated="16369"/>
        </table:table-row>
        <table:table-row table:style-name="ro5">
          <table:table-cell office:value-type="string" calcext:value-type="string">
            <text:p>subvenciones-para-la-prevencion-de-los-danos-causados-a-los-bosques-por-incendios-desastres-naturales-y-catastrofes-en-mvmc-y-agrupaciones-forestales-de-gestion-conjunta</text:p>
          </table:table-cell>
          <table:table-cell office:value-type="string" calcext:value-type="string">
            <text:p>Subvenciones para la prevención de los daños causados a los bosques por incendios, desastres naturales y catástrofes en MVMC y agrupaciones forestales de gestión conjunta.</text:p>
          </table:table-cell>
          <table:table-cell office:value-type="string" calcext:value-type="string">
            <text:p>Apertura el 25/01/2025 y cierre el 24/02/2025</text:p>
          </table:table-cell>
          <table:table-cell office:value-type="string" calcext:value-type="string">
            <text:p>GALICIA</text:p>
          </table:table-cell>
          <table:table-cell office:value-type="string" calcext:value-type="string">
            <text:p>3900000.0</text:p>
          </table:table-cell>
          <table:table-cell office:value-type="string" calcext:value-type="string">
            <text:p>El objetivo de esta ayuda es la prevención de incendios forestales, mediante acciones que eliminen o reduzcan los riesgos que pueden causar su ocurrencia o propagación. Esto incluye el control de la biomasa en áreas específicas para disminuir la carga de combustible en el monte y crear zonas que ayuden a minimizar el riesgo de propagación de incendios forestales y los daños que puedan causa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Pueden ser beneficiarios de estas subvenciones las personas titulares de montes vecinales en mano común, sus agrupaciones y mancomunidades, así como las agrupaciones forestales de gestión conjunta, siempre que no incurran en ninguna de las circunstancias previstas en la normativa aplicable.</text:p>
          </table:table-cell>
          <table:table-cell/>
          <table:table-cell office:value-type="string" calcext:value-type="string">
            <text:p>El monto máximo de la ayuda es del 100% del costo total subvencionable para los beneficiarios que cumplan ciertas condiciones, como ser una agrupación forestal de gestión conjunta que actúe en terrenos de su titularidad o estar inscrita como silvicultor activo en el registro correspondiente. Sin embargo, los precios máximos aplicables para las distintas actuaciones están especificados en una tabla, donde por ejemplo, la roza mecanizada en áreas de devasa en monte desarborado tiene un precio máximo de 587,400 € por hectárea.</text:p>
          </table:table-cell>
          <table:table-cell office:value-type="string" calcext:value-type="string">
            <text:p>Las actuaciones subvencionables de esta ayuda están destinadas a la prevención de incendios forestales y consisten en:</text:p>
            <text:p/>
            <text:p>1. Control de la biomasa en áreas de devasa, devasas y faixas auxiliares de pista.</text:p>
            <text:p>2. Eliminación o reducción de los riesgos que pueden causar la ocurrencia o propagación de incendios.</text:p>
            <text:p>3. Creación de zonas con descontinuidad horizontal y vertical para disminuir el riesgo de propagación de incendios y minimizar los daños en caso de que se produzcan.</text:p>
            <text:p/>
            <text:p>Estas acciones deben realizarse dentro del ámbito territorial del monte o montes para los que se solicita la subvención.</text:p>
          </table:table-cell>
          <table:table-cell office:value-type="string" calcext:value-type="string">
            <text:p>El plazo máximo para resolver la solicitud de la ayuda será de 5 meses desde el día siguiente al cierre del plazo de presentación de solicitudes. Si no se dicta una resolución expresa en este plazo, la persona interesada podrá entender desestimada su solicitud. Una vez notificada la resolución definitiva, las personas beneficiarias dispondrán de un plazo de 10 días para renunciar a la ayuda, y si no lo hacen, se entenderá que la aceptan.</text:p>
          </table:table-cell>
          <table:table-cell office:value-type="string" calcext:value-type="string">
            <text:p>Las líneas de actuación subvencionables incluyen:</text:p>
            <text:p/>
            <text:p>1. **Control de biomasa** en áreas de devasa, devasas y faixas auxiliares de pista, con el objetivo de reducir la carga de combustible existente en el monte.</text:p>
            <text:p>2. **Roza mecanizada** en áreas de devasa en monte desarborado.</text:p>
            <text:p>3. **Rareo sistemático** de regenerado forestal en áreas de devasa en regeneración.</text:p>
            <text:p>4. **Mejora de faixas cortalumes** ya existentes.</text:p>
            <text:p>5. **Roza mecanizada** en faixas auxiliares de pista, con o sin roza de la plataforma de rodadura.</text:p>
            <text:p/>
            <text:p>Estas acciones están orientadas a la prevención de incendios forestales y a minimizar los riesgos asociados.</text:p>
          </table:table-cell>
          <table:table-cell table:number-columns-repeated="16369"/>
        </table:table-row>
        <table:table-row table:style-name="ro25">
          <table:table-cell office:value-type="string" calcext:value-type="string">
            <text:p>ayudas-financieras-en-forma-de-garantias-a-prestamos-y-a-la-reduccion-del-coste-financiero-en-los-sectores-agrario-pesquero-alimentario-y-de-desarrollo-rural-programa-sendotu-2023-2024</text:p>
          </table:table-cell>
          <table:table-cell office:value-type="string" calcext:value-type="string">
            <text:p>Ayudas financieras en forma de garantías a préstamos y a la reducción del coste financiero en los sectores, agrario, pesquero, alimentario y de desarrollo rural (Programa Sendotu 2023-2024)</text:p>
          </table:table-cell>
          <table:table-cell office:value-type="string" calcext:value-type="string">
            <text:p>Apertura el 28/12/2023 y cierre el 31/12/2025</text:p>
          </table:table-cell>
          <table:table-cell office:value-type="string" calcext:value-type="string">
            <text:p>País Vasco</text:p>
          </table:table-cell>
          <table:table-cell office:value-type="string" calcext:value-type="string">
            <text:p>3868000.0</text:p>
          </table:table-cell>
          <table:table-cell office:value-type="string" calcext:value-type="string">
            <text:p>El objetivo de la ayuda es establecer un programa destinado a personas físicas o jurídicas privadas de los sectores agrario, forestal, pesquero, alimentario y de desarrollo rural, para la financiación de proyectos de inversión. Esto se realiza mediante la prestación de garantías a los préstamos concedidos por el Instituto Vasco de Finanzas y las entidades financieras colaboradoras, así como la bonificación de tipos de interés para reducir el coste financiero de dichos préstam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sarrollo Económico, Sostenibilidad y Medio Ambiente</text:p>
          </table:table-cell>
          <table:table-cell office:value-type="string" calcext:value-type="string">
            <text:p>Los beneficiarios de la ayuda pueden ser:</text:p>
            <text:p/>
            <text:p>1. Empresas privadas, ya sean personas físicas o jurídicas, que tengan la categoría de PYME no cotizada y que pertenezcan a los sectores agrario, pesquero, alimentario y de desarrollo rural.</text:p>
            <text:p>2. Deben cumplir al menos una de las siguientes condiciones:</text:p>
            <text:p>   - No haber operado en ningún mercado.</text:p>
            <text:p>   - Llevar operando en cualquier mercado menos de siete años desde su primera venta comercial.</text:p>
            <text:p>   - Necesitar una inversión inicial de financiación de riesgo que sea superior al 50% de la media de su volumen de negocios anual en los últimos cinco años.</text:p>
            <text:p/>
            <text:p>Además, deben cumplir otros requisitos como estar al corriente de las obligaciones tributarias y no ser considerados empresas en crisis.</text:p>
          </table:table-cell>
          <table:table-cell/>
          <table:table-cell office:value-type="string" calcext:value-type="string">
            <text:p>El importe máximo de ayudas a conceder en forma de bonificación de tipos de interés para la reducción del coste financiero será de 1.060.000 euros; correspondiendo 560.000 euros a crédito de pago para el año 2023 y 500.000 euros a crédito de compromiso para el año 2024. Además, la ayuda máxima a conceder como bonificación de intereses no podrá ser superior a 100.000 euros por proyecto.</text:p>
          </table:table-cell>
          <table:table-cell office:value-type="string" calcext:value-type="string">
            <text:p>Los gastos o actuaciones subvencionables de esta ayuda incluyen:</text:p>
            <text:p/>
            <text:p>1. Edificios y obra civil.</text:p>
            <text:p>2. Honorarios de proyecto y dirección de obra.</text:p>
            <text:p>3. Maquinaria e instalaciones.</text:p>
            <text:p>4. Equipamiento, mobiliario y utillaje.</text:p>
            <text:p/>
            <text:p>Sin embargo, no serán subvencionables los siguientes costes:</text:p>
            <text:p/>
            <text:p>- Intereses de deudas, excepto respecto de subvenciones concedidas en forma de bonificaciones de intereses.</text:p>
            <text:p>- La adquisición de terrenos no edificados y terrenos edificados por un importe que exceda del 10 % del gasto total subvencionable.</text:p>
            <text:p>- El impuesto sobre el valor añadido, excepto cuando no sea recuperable conforme a la legislación nacional sobre el IVA.</text:p>
            <text:p>- Los elementos de transporte, salvo cuando estén incondicionalmente vinculados a procesos de transformación y sean internos del establecimiento.</text:p>
          </table:table-cell>
          <table:table-cell office:value-type="string" calcext:value-type="string">
            <text:p>El plazo máximo para la gestión de las actuaciones previstas en la ayuda será de cinco meses a contar desde el día de presentación de la solicitud. Además, una vez notificada la resolución sobre la concesión de la garantía, la empresa o persona solicitante deberá formalizar el correspondiente préstamo en un plazo máximo de tres meses.</text:p>
          </table:table-cell>
          <table:table-cell office:value-type="string" calcext:value-type="string">
            <text:p>Las líneas de ayuda que se plantean son las siguientes:</text:p>
            <text:p/>
            <text:p>1. **Ayudas financieras a través de la prestación de garantías** para proyectos de inversión inicial de financiación de riesgo presentados por PYMEs no cotizadas en los sectores agrario, forestal, pesquero, alimentario y de desarrollo rural.</text:p>
            <text:p/>
            <text:p>2. **Ayudas financieras a través de la prestación de garantías** para proyectos de inversión presentados por empresas de los mismos sectores (agrario, forestal, pesquero, alimentario y de desarrollo rural). </text:p>
            <text:p/>
            <text:p>Estas ayudas se enmarcan en diferentes reglamentos de la Unión Europea que declaran ciertas categorías de ayudas compatibles con el mercado interior.</text:p>
          </table:table-cell>
          <table:table-cell table:number-columns-repeated="16369"/>
        </table:table-row>
        <table:table-row table:style-name="ro4">
          <table:table-cell office:value-type="string" calcext:value-type="string">
            <text:p>ayudas-para-la-adquisicion-de-vivienda-en-galicia-para-el-ano-2025</text:p>
          </table:table-cell>
          <table:table-cell office:value-type="string" calcext:value-type="string">
            <text:p>Ayudas para la adquisición de vivienda en Galicia para el año 2025.</text:p>
          </table:table-cell>
          <table:table-cell office:value-type="string" calcext:value-type="string">
            <text:p>Apertura el 27/01/2025 y cierre el 15/10/2025</text:p>
          </table:table-cell>
          <table:table-cell office:value-type="string" calcext:value-type="string">
            <text:p>GALICIA</text:p>
          </table:table-cell>
          <table:table-cell office:value-type="string" calcext:value-type="string">
            <text:p>3850000.0</text:p>
          </table:table-cell>
          <table:table-cell office:value-type="string" calcext:value-type="string">
            <text:p>Fomentar el acceso a la vivienda para los colectivos con mayores necesidade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LA VIVIENDA Y SUELO (IGVS)</text:p>
          </table:table-cell>
          <table:table-cell office:value-type="string" calcext:value-type="string">
            <text:p>Las personas físicas mayores de edad con nacionalidad española de alguno de los Estados miembros de la Unión normativa que le sea de aplicación. En el caso de extranjeros no comunitarios, deberán contar con autorización de estancia o residencia en España.</text:p>
            <text:p/>
            <text:p>Deberán haber suscrito con posterioridad a 31 de octubre de 2024 un contrato privado o, en su caso, una escritura pública de adquisición de una vivienda, que cumpla los requisitos establecidos en las bases reguladoras y en esta convocatoria.</text:p>
          </table:table-cell>
          <table:table-cell office:value-type="string" calcext:value-type="string">
            <text:p>El plazo de presentación de solicitudes comenzará el 27 de enero del 2025 y finalizará el 15 de octubre del 2025, y, en todo caso, en el momento del agotamiento del crédito presupuestario, lo que será publicado en el DOG mediante resolución dictada por la persona titular de la Dirección General del IGVS</text:p>
          </table:table-cell>
          <table:table-cell office:value-type="string" calcext:value-type="string">
            <text:p>La cuantía máxima de la ayuda se determinará en función de la modalidad de la ayuda que se solicite y tendrá el límite del 20% del precio de adquisición de la vivienda, sin incluir los gastos y tributos inherentes a esa adquisición:</text:p>
            <text:p>a) En el supuesto de la modalidad A, la cuantía máxima de la ayuda será de hasta 10.800 euros por vivienda.</text:p>
            <text:p>b) En el supuesto de la modalidad B, la cuantía máxima de la ayuda será la siguiente:</text:p>
            <text:p>- Hasta 12.800 euros por vivienda, en el supuesto de viviendas adquiridas por personas menores de 36 años.</text:p>
            <text:p>- Hasta 10.800 euros, en el caso de viviendas adquiridas por personas con edad igual o mayor de 36 años.</text:p>
            <text:p>- En el supuesto de viviendas ubicadas en un ámbito declarado Área Rexurbe, la cuantía de la ayuda será de 15.000 euros por vivienda.</text:p>
            <text:p/>
            <text:p>c) En el supuesto de la modalidad C, la cuantía máxima de la ayuda será la siguiente:</text:p>
            <text:p>- En el caso de viviendas ubicadas en municipios de precio máximo superior, hasta 20.000 euros por vivienda, en el supuesto de viviendas adquiridas por personas menores de 36 años, y hasta 16.000 euros, en el caso de viviendas adquiridas por personas con edad igual o mayor de 36 años.</text:p>
            <text:p>- En el caso de viviendas ubicadas en los restantes municipios de Galicia, hasta 16.000 euros, en el supuesto de viviendas adquiridas por personas menores de 36 años, y hasta 12.000 euros, en el caso de viviendas adquiridas por personas con edad igual o mayor de 36 años.</text:p>
          </table:table-cell>
          <table:table-cell table:number-columns-repeated="2"/>
          <table:table-cell office:value-type="string" calcext:value-type="string">
            <text:p>Modalidad A: Adquisición de viviendas localizadas en un municipio perteneciente al territorio de la Comunidad Autónoma de Galicia con una población residente igual o inferior a 10.000 habitantes.</text:p>
            <text:p/>
            <text:p>Modalidad B: Adquisición de viviendas ubicadas en el ámbito de un casco histórico.</text:p>
            <text:p/>
            <text:p>Modalidad C: Adquisición de viviendas calificadas definitivamente como vivienda protegida de protección autonómica de régimen general o especial.</text:p>
          </table:table-cell>
          <table:table-cell/>
          <table:table-cell office:value-type="string" calcext:value-type="string">
            <text:p>Para poder optar a la ayuda es necesario que:</text:p>
            <text:p>a) En la modalidad A, la vivienda debe estar localizada en un municipio perteneciente al territorio de la Comunidad Autónoma de Galicia con una población residente igual o inferior a 10.000 habitantes.</text:p>
            <text:p>b) En la modalidad B, la vivienda debe estar situada en el ámbito de un casco histórico de los citados en el anexo de la Orden de 1 de marzo de 2018.</text:p>
            <text:p>c) En la modalidad C, la vivienda debe haber sido calificada definitivamente como vivienda protegida de protección autonómica de régimen general o especial en la fecha de publicación de la correspondiente convocatoria.</text:p>
          </table:table-cell>
          <table:table-cell table:number-columns-repeated="16367"/>
        </table:table-row>
        <table:table-row table:style-name="ro23">
          <table:table-cell office:value-type="string" calcext:value-type="string">
            <text:p>ayudas-para-la-promocion-de-la-ocupacion-y-la-mejora-de-la-competitividad-de-cooperativas-microcooperativas-y-sociedades-laborales-de-las-islas-baleares-para-los-anos-2025-y-2026</text:p>
          </table:table-cell>
          <table:table-cell office:value-type="string" calcext:value-type="string">
            <text:p>Ayudas para la promoción de la ocupación y la mejora de la competitividad de cooperativas, microcooperativas y sociedades laborales de las Islas Baleares para los años 2025 y 2026.</text:p>
          </table:table-cell>
          <table:table-cell office:value-type="string" calcext:value-type="string">
            <text:p>Apertura el 03/02/2025 y cierre el 03/03/2025</text:p>
          </table:table-cell>
          <table:table-cell office:value-type="string" calcext:value-type="string">
            <text:p>ILLES BALEARS</text:p>
          </table:table-cell>
          <table:table-cell office:value-type="string" calcext:value-type="string">
            <text:p>1080800.0</text:p>
          </table:table-cell>
          <table:table-cell office:value-type="string" calcext:value-type="string">
            <text:p>El objetivo de esta ayuda es aprobar los subsidios para promover el empleo y mejorar la competitividad de cooperativas, microcooperativas y sociedades laborales. Esto se realiza a través de varios programas que incluyen el mantenimiento de puestos de trabajo, la incorporación de nuevas personas, la creación de nuevas cooperativas y la inversión en nuevas tecnología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COMERCIO Y EMPRESA</text:p>
          </table:table-cell>
          <table:table-cell office:value-type="string" calcext:value-type="string">
            <text:p>Pueden ser beneficiarios de las subvenciones las cooperativas, microcooperativas y sociedades laborales, siempre que cumplan con los requisitos indicados en la convocatoria. Además, es requisito que las entidades beneficiarias reúnan las características de una pequeña o mediana empresa (PIME), lo que implica tener menos de 250 trabajadores y un volumen de negocio anual no superior a 50 millones de euros o un balance general anual que no supere los 43 millones de euros.</text:p>
          </table:table-cell>
          <table:table-cell/>
          <table:table-cell office:value-type="string" calcext:value-type="string">
            <text:p>El monto máximo de la ayuda varía según el programa:</text:p>
            <text:p/>
            <text:p>1. **Programa I**: </text:p>
            <text:p>   - 2.000 euros si no tiene trabajadores contratados.</text:p>
            <text:p>   - 2.500 euros si tiene entre 1 y 3 trabajadores contratados.</text:p>
            <text:p>   - 3.000 euros si tiene más de 3 trabajadores contratados.</text:p>
            <text:p/>
            <text:p>2. **Programa II**: 6.000 euros por cada persona incorporada a jornada completa, con un ajuste proporcional si la jornada es a tiempo parcial.</text:p>
            <text:p/>
            <text:p>3. **Programa III**: Se subvenciona el 100% de los costos totales soportados (IVA excluido) con un límite de 1.500 euros por entidad.</text:p>
            <text:p/>
            <text:p>4. **Programa IV**: La información específica no se detalla en los documentos proporcionados.</text:p>
            <text:p/>
            <text:p>Además, hay límites generales de ayudas de minimis que no pueden superar los 300.000 euros en tres ejercicios fiscales para empresas en general, y 20.000 euros para el sector agrícola, y 30.000 euros para el sector de la pesca y acuicultura.</text:p>
          </table:table-cell>
          <table:table-cell office:value-type="string" calcext:value-type="string">
            <text:p>Los gastos o actuaciones subvencionables de esta ayuda son los siguientes:</text:p>
            <text:p/>
            <text:p>1. **Programa I**:</text:p>
            <text:p>   - Mantenimiento de los puestos de trabajo durante un año desde la notificación de la resolución de concesión para los socios o trabajadores contratados por sociedades cooperativas, microcooperativas y sociedades laborales.</text:p>
            <text:p/>
            <text:p>2. **Programa II**:</text:p>
            <text:p>   - Incorporación de:</text:p>
            <text:p>     - Persona socia laboral o socia trabajadora.</text:p>
            <text:p>     - Persona asociada o socia temporal a cooperativas o microcooperativas.</text:p>
            <text:p>     - Persona socia colaboradora a cooperativas.</text:p>
            <text:p>     - Personas que se incorporan en sustitución de personas socias fundadoras a cooperativas o microcooperativas.</text:p>
            <text:p/>
            <text:p>3. **Programa III**:</text:p>
            <text:p>   - Se subvenciona el 100% de los costos totales soportados (IVA excluido) que se enumeran en el apartado correspondiente, con un límite por entidad de 1.500 euros.</text:p>
            <text:p/>
            <text:p>4. **Programa IV**:</text:p>
            <text:p>   - Inversiones para la mejora tecnológica encaminadas a potenciar el comercio electrónico (aplicaciones informáticas, creación y mejora del sitio web, alquiler y/o adquisición de equipamiento informático).</text:p>
            <text:p>   - Implantación de software de gestión (gastos de adquisición, implantación y parametrización de sistemas informáticos de gestión).</text:p>
            <text:p>   - Marketing digital (creación y difusión de contenido a través de canales digitales).</text:p>
            <text:p/>
            <text:p>Es importante tener en cuenta que no se consideran subvencionables los gastos relacionados con el impuesto sobre el valor añadido (IVA).</text:p>
          </table:table-cell>
          <table:table-cell office:value-type="string" calcext:value-type="string">
            <text:p>El plazo de ejecución de la ayuda es el siguiente:</text:p>
            <text:p/>
            <text:p>- Para el año 2025, se subvencionan los gastos ejecutados desde el 1 de junio de 2024 hasta el 31 de diciembre de 2024.</text:p>
            <text:p>- Para el año 2026, se subvencionan los gastos ejecutados desde el 1 de enero de 2025 hasta el 31 de diciembre de 2025.</text:p>
          </table:table-cell>
          <table:table-cell office:value-type="string" calcext:value-type="string">
            <text:p>No se proporciona información específica sobre las diferentes líneas de actuación en los documentos que has compartido. Sin embargo, en general, las líneas de actuación en programas de ayudas suelen incluir aspectos como la promoción del empleo, la formación, la mejora de la competitividad, y el apoyo a la creación y consolidación de cooperativas y sociedades laborales. Para obtener detalles precisos, sería recomendable consultar la convocatoria específica o el organismo correspondiente.</text:p>
          </table:table-cell>
          <table:table-cell table:number-columns-repeated="16369"/>
        </table:table-row>
        <table:table-row table:style-name="ro5">
          <table:table-cell office:value-type="string" calcext:value-type="string">
            <text:p>subvenciones-a-alumnos-y-alumnas-que-cursen-el-nivel-a1-durante-el-curso-2024-2025-2024</text:p>
          </table:table-cell>
          <table:table-cell office:value-type="string" calcext:value-type="string">
            <text:p>Subvenciones a alumnos y alumnas que cursen el nivel A1 durante el curso 2024-2025</text:p>
          </table:table-cell>
          <table:table-cell office:value-type="string" calcext:value-type="string">
            <text:p>Apertura el 02/09/2024 y cierre el 29/08/2025</text:p>
          </table:table-cell>
          <table:table-cell office:value-type="string" calcext:value-type="string">
            <text:p>País Vasco</text:p>
          </table:table-cell>
          <table:table-cell office:value-type="string" calcext:value-type="string">
            <text:p>3775500.0</text:p>
          </table:table-cell>
          <table:table-cell office:value-type="string" calcext:value-type="string">
            <text:p>El objetivo de la ayuda es fomentar la formación del alumnado en el nivel A1 de euskera durante el curso 2024-2025, con el fin de promover la euskaldunización de adultos y facilitar el aprendizaje del idiom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HABE - Instituto de Alfabetización y Reeuskaldunización de Adultos</text:p>
          </table:table-cell>
          <table:table-cell office:value-type="string" calcext:value-type="string">
            <text:p>Para ser beneficiario de las ayudas reguladas en la presente resolución, se deben cumplir los siguientes requisitos:</text:p>
            <text:p/>
            <text:p>1. Haberse matriculado en un euskaltegi o centro de autoaprendizaje de euskera homologado, inscrito en el registro de HABE, con el objetivo de alcanzar el nivel A1, partiendo de un nivel inicial A0A0 o A1A0 durante el curso 2024-2025.</text:p>
            <text:p>2. No haber participado anteriormente en la línea subvencional dirigida al alumnado de A1.</text:p>
            <text:p>3. Al realizar la matrícula, el alumnado deberá abonar 0,60 euros por hora como pago parcial de la matrícula, y si es beneficiario, se le aplicará la bonificación correspondiente al precio de matrícula.</text:p>
          </table:table-cell>
          <table:table-cell/>
          <table:table-cell office:value-type="string" calcext:value-type="string">
            <text:p>El monto máximo de la ayuda para el alumnado que curse en grupos presenciales y semipresenciales es de 330 horas, y para el modelo de autoaprendizaje, la subvención máxima es de 750 euros.</text:p>
          </table:table-cell>
          <table:table-cell office:value-type="string" calcext:value-type="string">
            <text:p>La subvención se concede principalmente para cubrir el importe de la matrícula en los cursos de euskera. En el caso del alumnado de autoaprendizaje, la subvención máxima es de 750 euros. Sin embargo, el alumnado deberá abonar una tasa de 0,60 euros por hora al realizar la matrícula. Además, si el alumno recibe otra subvención por el mismo curso, la subvención de HABE se reducirá en la misma cuantía. </text:p>
            <text:p/>
            <text:p>En resumen, los gastos subvencionables incluyen:</text:p>
            <text:p/>
            <text:p>1. El importe de la matrícula en los cursos de euskera.</text:p>
            <text:p>2. Para el alumnado de autoaprendizaje, hasta un máximo de 750 euros.</text:p>
            <text:p>3. Excluyendo la tasa de 0,60 euros por hora que debe ser abonada por el alumno. </text:p>
            <text:p/>
            <text:p>Si necesitas más detalles o información específica, no dudes en preguntar.</text:p>
          </table:table-cell>
          <table:table-cell office:value-type="string" calcext:value-type="string">
            <text:p>El plazo de ejecución de la ayuda es para el curso 2024-2025. Las entidades colaboradoras deberán presentar las solicitudes de subvención en tres plazos: </text:p>
            <text:p/>
            <text:p>- 15 de noviembre de 2024</text:p>
            <text:p>- 11 de abril de 2025</text:p>
            <text:p>- 10 de septiembre de 2025</text:p>
            <text:p/>
            <text:p>Estos plazos son para poder adoptar la resolución de adjudicación de la subvención antes de las fechas correspondientes.</text:p>
          </table:table-cell>
          <table:table-cell office:value-type="string" calcext:value-type="string">
            <text:p>No se proporciona información específica sobre diferentes líneas de actuación en los documentos proporcionados. Sin embargo, en general, las líneas de actuación pueden incluir la promoción de la euskaldunización, la concesión de subvenciones para el aprendizaje del euskera, y la regulación de centros de enseñanza homologados. Para detalles específicos, sería necesario consultar documentos adicionales o fuentes oficiales.</text:p>
          </table:table-cell>
          <table:table-cell table:number-columns-repeated="16369"/>
        </table:table-row>
        <table:table-row table:style-name="ro16">
          <table:table-cell office:value-type="string" calcext:value-type="string">
            <text:p>ayudas-dirigidas-a-la-entrada-de-inversores-privados-en-empresas-innovadoras-de-reciente-creacion-2024-05</text:p>
          </table:table-cell>
          <table:table-cell office:value-type="string" calcext:value-type="string">
            <text:p>Ayudas dirigidas a la entrada de inversores privados en empresas innovadoras de reciente creación.</text:p>
          </table:table-cell>
          <table:table-cell office:value-type="string" calcext:value-type="string">
            <text:p>Apertura el 05/06/2024 y cierre el 30/06/2025</text:p>
          </table:table-cell>
          <table:table-cell office:value-type="string" calcext:value-type="string">
            <text:p>REGIÓN DE MURCIA</text:p>
          </table:table-cell>
          <table:table-cell office:value-type="string" calcext:value-type="string">
            <text:p>1000000.0</text:p>
          </table:table-cell>
          <table:table-cell office:value-type="string" calcext:value-type="string">
            <text:p>Subvenciones dirigidas a la realización de proyectos empresariales en las fases de creación y consolidación de empresas innovadoras y/o escalables con alto potencial de crecimiento, con el fin de acelerar el crecimiento de estas empresas así como consolidar una oferta de recursos financieros y de conocimiento e incentivar la realización de operaciones de inversión en capital.</text:p>
          </table:table-cell>
          <table:table-cell office:value-type="string" calcext:value-type="string">
            <text:p>Región de Murcia</text:p>
          </table:table-cell>
          <table:table-cell office:value-type="string" calcext:value-type="string">
            <text:p>73300.0</text:p>
          </table:table-cell>
          <table:table-cell office:value-type="string" calcext:value-type="string">
            <text:p>REGIÓN DE MURCIA - INSTITUTO DE FOMENTO DE LA REGIÓN DE MURCIA (INFO)</text:p>
          </table:table-cell>
          <table:table-cell office:value-type="string" calcext:value-type="string">
            <text:p>Las PYMES con forma societaria mercantil de cualquier sector de actividad, salvo las dedicadas a la producción primaria de productos de la pesca y de la acuicultura y a la producción primaria de los productos agrícolas.</text:p>
          </table:table-cell>
          <table:table-cell office:value-type="string" calcext:value-type="string">
            <text:p>El plazo de solicitud es desde el 05/06/2024 hasta el 31/12/2024. Se amplía el plazo hasta el 30/06/2025.</text:p>
          </table:table-cell>
          <table:table-cell office:value-type="string" calcext:value-type="string">
            <text:p>La intensidad máxima de la subvención podrá ser de hasta el 100% sobre el gasto subvencionable.</text:p>
            <text:p/>
            <text:p>El cálculo se hará según la tipología de ronda:</text:p>
            <text:p>a) Ronda Pre-semilla: una subvención de 10.000 euros por los primeros 10.000 euros invertidos más un 10% de las cantidades adicionales aportadas por los inversores privados vía capital, prima de emisión o nota convertibles.</text:p>
            <text:p>b) Ronda Semilla: una subvención de 25.000 euros sobre los primeros 160.000 euros más un 7% de las cantidades adicionales aportadas por los inversores privados vía capital, prima de emisión o nota convertibles.</text:p>
            <text:p>c) Ronda Serie A: una subvención de 73.300 euros sobre los primeros 850.000 euros invertidos más un 5% de las cantidades adicionales aportadas por los inversores privados vía capital, prima de emisión o nota convertible.</text:p>
          </table:table-cell>
          <table:table-cell office:value-type="string" calcext:value-type="string">
            <text:p>a) Costes de personal</text:p>
            <text:p>b) Gastos de colaboraciones externas</text:p>
            <text:p>c) Gastos de viajes de prospección y asistencia a eventos</text:p>
            <text:p>d) Inversiones en activos materiales e inmateriales</text:p>
          </table:table-cell>
          <table:table-cell office:value-type="string" calcext:value-type="string">
            <text:p>El plazo máximo de realización del proyecto subvencionado será de 1 año a partir de la notificación de la concesión de la ayuda.</text:p>
          </table:table-cell>
          <table:table-cell table:number-columns-repeated="16370"/>
        </table:table-row>
        <table:table-row table:style-name="ro13">
          <table:table-cell office:value-type="string" calcext:value-type="string">
            <text:p>subvenciones-a-empresas-y-entidades-de-formacion-destinadas-a-financiar-acciones-formativas-con-compromiso-de-contratacion-dirigidas-a-personas-trabajadoras-desempleadas-2024</text:p>
          </table:table-cell>
          <table:table-cell office:value-type="string" calcext:value-type="string">
            <text:p>Subvenciones 2024 a empresas y entidades de formación destinadas a financiar acciones formativas con compromiso de contratación dirigidas a personas trabajadoras desempleadas.</text:p>
          </table:table-cell>
          <table:table-cell office:value-type="string" calcext:value-type="string">
            <text:p>Apertura el 01/08/2024 y cierre el 01/08/2025</text:p>
          </table:table-cell>
          <table:table-cell office:value-type="string" calcext:value-type="string">
            <text:p>EXTREMADURA</text:p>
          </table:table-cell>
          <table:table-cell office:value-type="string" calcext:value-type="string">
            <text:p>1000000.0</text:p>
          </table:table-cell>
          <table:table-cell office:value-type="string" calcext:value-type="string">
            <text:p>El objetivo de la ayuda es financiar la realización de acciones formativas con compromiso de contratación dirigidas a personas trabajadoras desempleadas en la Comunidad Autónoma de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pueden ser:</text:p>
            <text:p/>
            <text:p>1. **Entidades de formación** que estén acreditadas e inscritas en el Registro de Entidades de Formación, y que dispongan de instalaciones adecuadas en la Comunidad Autónoma de Extremadura para impartir las especialidades formativas solicitadas.</text:p>
            <text:p/>
            <text:p>2. **Empresas o entidades** con centros de trabajo en la Comunidad Autónoma de Extremadura que se comprometan a contratar a las personas formadas.</text:p>
            <text:p/>
            <text:p>Además, las entidades de formación pueden asumir el compromiso de contratación directamente o mediante acuerdos con empresas que efectúen la contratación del alumnado formado.</text:p>
          </table:table-cell>
          <table:table-cell office:value-type="string" calcext:value-type="string">
            <text:p>El plazo de solicitud es del 01/08/2024 al 01/08/2025</text:p>
          </table:table-cell>
          <table:table-cell office:value-type="string" calcext:value-type="string">
            <text:p>El monto máximo de la subvención a conceder por cada acción formativa se determina multiplicando el número de horas de la formación por el número de alumnado programado y por el importe del módulo específico establecido para la correspondiente especialidad formativa. Sin embargo, la cuantía definitiva de la subvención no podrá superar la cantidad inicialmente concedida. No se especifica un monto exacto en los documentos proporcionados.</text:p>
          </table:table-cell>
          <table:table-cell office:value-type="string" calcext:value-type="string">
            <text:p>Los gastos subvencionables de esta ayuda incluyen los costes previstos en el artículo 64.2 de la Orden de 27 de marzo de 2023. Además, si la persona beneficiaria de la subvención es una empresa, los gastos en los que haya incurrido en sus operaciones comerciales deben haber sido abonados en los plazos de pago establecidos en la normativa sectorial aplicable o, en su defecto, en los plazos establecidos por la Ley 3/2004, de 29 de diciembre, que lucha contra la morosidad en las operaciones comerciales. </text:p>
            <text:p/>
            <text:p>Si necesitas más detalles específicos sobre los tipos de gastos, no dudes en preguntar.</text:p>
          </table:table-cell>
          <table:table-cell office:value-type="string" calcext:value-type="string">
            <text:p>El plazo de ejecución de las acciones formativas financiadas con cargo a la presente convocatoria se extiende desde el día siguiente a la notificación de la resolución de concesión de la subvención hasta el 1 de octubre de 2025, ambos inclusive.</text:p>
          </table:table-cell>
          <table:table-cell office:value-type="string" calcext:value-type="string">
            <text:p>No se proporciona información específica sobre las diferentes líneas de actuación en las páginas que has compartido. Sin embargo, en general, las líneas de actuación en programas de subvenciones para formación suelen incluir aspectos como la formación teórica, prácticas profesionales no laborales, y compromisos de contratación. Para detalles específicos, sería recomendable consultar la normativa o la convocatoria correspondiente.</text:p>
          </table:table-cell>
          <table:table-cell table:number-columns-repeated="16369"/>
        </table:table-row>
        <table:table-row table:style-name="ro12">
          <table:table-cell office:value-type="string" calcext:value-type="string">
            <text:p>subvenciones-dirigida-a-municipios-y-entidades-locales-menores-para-financiar-proyectos-de-dinamizacion-comercial-ano-2024</text:p>
          </table:table-cell>
          <table:table-cell office:value-type="string" calcext:value-type="string">
            <text:p>Subvenciones dirigida a municipios y entidades locales menores para financiar proyectos de dinamización comercial, año 2024.</text:p>
          </table:table-cell>
          <table:table-cell office:value-type="string" calcext:value-type="string">
            <text:p>Apertura el 06/11/2024 y cierre el 31/07/2025</text:p>
          </table:table-cell>
          <table:table-cell office:value-type="string" calcext:value-type="string">
            <text:p>EXTREMADURA</text:p>
          </table:table-cell>
          <table:table-cell office:value-type="string" calcext:value-type="string">
            <text:p>1000000.0</text:p>
          </table:table-cell>
          <table:table-cell office:value-type="string" calcext:value-type="string">
            <text:p>El desarrollo de acciones agrupadas para el desarrollo de proyectos de animación comercial con la finalidad de dinamizar, promocionar el comercio extremeño y fomentar el asociacionismo comercial, así como realizar su primera convocatoria.</text:p>
          </table:table-cell>
          <table:table-cell office:value-type="string" calcext:value-type="string">
            <text:p>Extremadura</text:p>
          </table:table-cell>
          <table:table-cell office:value-type="string" calcext:value-type="string">
            <text:p>8000.0</text:p>
          </table:table-cell>
          <table:table-cell office:value-type="string" calcext:value-type="string">
            <text:p>EXTREMADURA - SECRETARÍA GENERAL DE ECONOMÍA, EMPRESA Y COMERCIO</text:p>
          </table:table-cell>
          <table:table-cell office:value-type="string" calcext:value-type="string">
            <text:p>a) Línea 1: dirigida a municipios y entidades locales menores de la Comunidad Autónoma de Extremadura.</text:p>
            <text:p/>
            <text:p>b) Línea 2: dirigida a asociaciones, federaciones y confederaciones del sector comercio que cumplan los siguientes requisitos:</text:p>
            <text:p>- Que estén constituidas como entidades sin ánimo de lucro, con anterioridad a la fecha de presentación de la solicitud.</text:p>
            <text:p>- Que desarrollen su actividad dentro de la Comunidad Autónoma de Extremadura.</text:p>
            <text:p>- Que más del 50% de los socios sean empresarios cuya actividad principal se encuadre dentro de las agrupaciones 64 (Comercio al por menor de productos alimenticios, bebidas y tabaco realizado en establecimientos permanentes), 65 (Comercio al por menor de productos industriales no alimenticios realizado en establecimientos permanentes) y grupo 663 (Comercio al por menor fuera de un establecimiento comercial permanente) del Impuesto de Actividades Económicas.</text:p>
            <text:p>- Que más del 80 % de los socios tengan la categoría de pequeña y mediana empresa.</text:p>
          </table:table-cell>
          <table:table-cell office:value-type="string" calcext:value-type="string">
            <text:p>El plazo de solicitud es desde el 06/11/2024 hasta el 31/07/2025.</text:p>
          </table:table-cell>
          <table:table-cell office:value-type="string" calcext:value-type="string">
            <text:p>Las ayudas consistirán en una subvención del 90% de los gastos elegibles, con un importe máximo de ayuda por solicitud que no podrá exceder de los siguientes importes:</text:p>
            <text:p>a) Si la acción se va a desarrollar en un municipio de más de 20.000 habitantes: hasta 8.000 euros.</text:p>
            <text:p>b) Si la acción se va a desarrollar en un municipio entre 10.001 y 20.000 habitantes: hasta 6.000 euros.</text:p>
            <text:p>c) Si la acción se va a desarrollar en un municipio entre 5.000 y 10.000 habitantes: hasta 5.000 euros.</text:p>
            <text:p>d) Si la acción se va a desarrollar en un municipio de menos de 5.000 habitantes o en una entidad local menor: hasta 4.000 euros.</text:p>
          </table:table-cell>
          <table:table-cell office:value-type="string" calcext:value-type="string">
            <text:p>a) Difusión publicitaria.</text:p>
            <text:p>b) Cartelería, folletos etc, incluyendo los gastos de diseño, imprenta y reparto.</text:p>
            <text:p>c) Arrendamiento de bienes y equipos (carpas, stands, sonido, etc).</text:p>
            <text:p>d) Contratación externa para determinadas actividades como animación, vigilancia, seguridad, limpieza, seguros, montaje de instalaciones necesarias para el desarrollo de la actividad.</text:p>
            <text:p>e) Guías comerciales digitales, con un límite de gasto de 2.000 euros.</text:p>
            <text:p>f) Material propagandístico o merchandising, incluido el diseño y adquisición de bolsas reutilizables, en el que se identifique el nombre del proyecto o evento dinamizador para el que se solicita la ayuda, así como, los logos de las entidades que intervienen en su cofinanciación.</text:p>
            <text:p>g) Puesta en marcha de Marketplace.</text:p>
            <text:p>h) Desarrollo e implementación software dirigido a captar clientes, incluidos los dispositivos de uso colectivo que sean necesarios para la puesta en funcionamiento del proyecto. </text:p>
            <text:p>i) Programas de fidelización de clientes a través de plataformas, aplicaciones o cualquier tipo de herramienta tecnológica.</text:p>
            <text:p>j) Decoración de las empresas participantes en el proyecto (establecimientos particulares, centros comerciales) o bien de los espacios en los que se desarrollará el evento para el que se solicita la ayuda (pasarelas, stands, …), con un límite de gasto del 40% del importe máximo de la ayuda, según los tramos establecidos en el artículo 4 del decreto.</text:p>
            <text:p>k) Sistemas inteligentes en áreas comerciales que utilicen tecnologías como la inteligencia artificial o el procesamiento de datos para ayudar a analizar la información de manera sofisticada y tomar decisiones en base a dicha información.</text:p>
          </table:table-cell>
          <table:table-cell/>
          <table:table-cell office:value-type="string" calcext:value-type="string">
            <text:p>Línea 1. Municipios y entidades locales menores de la Comunidad Autónoma de Extremadura.</text:p>
            <text:p>Línea 2: Asociaciones, federaciones y confederaciones del sector comercio.</text:p>
          </table:table-cell>
          <table:table-cell table:number-columns-repeated="16369"/>
        </table:table-row>
        <table:table-row table:style-name="ro24">
          <table:table-cell office:value-type="string" calcext:value-type="string">
            <text:p>ayudas-talentum-cedei-destinadas-a-la-formacion-y-recualificacion-del-personal-tecnico-y-cientifico-de-las-empresas-de-tenerife-que-desarrollen-su-actividad-en-sectores-relacionados-con-la-innovacion-tecnologica-asi-como-la-convocatoria-anticipada-para-el-ejercicio-2025</text:p>
          </table:table-cell>
          <table:table-cell office:value-type="string" calcext:value-type="string">
            <text:p>Ayudas TALENTUM CEDEI, destinadas a la formación y recualificación del personal técnico y científico de las empresas de Tenerife que desarrollen su actividad en sectores relacionados con la innovación tecnológica, así como la convocatoria anticipada para el ejercicio 2025.</text:p>
          </table:table-cell>
          <table:table-cell office:value-type="string" calcext:value-type="string">
            <text:p>Abierta hasta 31/03/2025</text:p>
          </table:table-cell>
          <table:table-cell office:value-type="string" calcext:value-type="string">
            <text:p>CABILDO INSULAR DE TENERIFE</text:p>
          </table:table-cell>
          <table:table-cell office:value-type="string" calcext:value-type="string">
            <text:p>1000000.0</text:p>
          </table:table-cell>
          <table:table-cell office:value-type="string" calcext:value-type="string">
            <text:p>El objetivo de la ayuda TALENTUM CEDEI es promover la ejecución de planes de formación que faciliten la inserción laboral de personas con perfil técnico y científico, así como la recualificación profesional de personas con dicho perfil, permitiendo la consolidación del empleo en sectores relacionados con la innovación tecnológica.</text:p>
          </table:table-cell>
          <table:table-cell office:value-type="string" calcext:value-type="string">
            <text:p>Tenerife</text:p>
          </table:table-cell>
          <table:table-cell office:value-type="string" calcext:value-type="string">
            <text:p>0.0</text:p>
          </table:table-cell>
          <table:table-cell office:value-type="string" calcext:value-type="string">
            <text:p>CABILDO INSULAR DE TENERIFE - CABILDO INSULAR DE TENERIFE</text:p>
          </table:table-cell>
          <table:table-cell office:value-type="string" calcext:value-type="string">
            <text:p>Pueden ser beneficiarios de la ayuda las empresas válidamente constituidas que cumplan con los siguientes requisitos:</text:p>
            <text:p/>
            <text:p>1. Ser titularidad de personas físicas, sociedades anónimas, sociedades de responsabilidad limitada y otras formas jurídicas admitidas en derecho.</text:p>
            <text:p>2. Estar radicadas en la isla de Tenerife.</text:p>
            <text:p>3. Desarrollar su actividad principal en uno o varios de los siguientes sectores:</text:p>
            <text:p>   - Aeroespacial</text:p>
            <text:p>   - Biotecnología</text:p>
            <text:p>   - Gaming y audiovisual</text:p>
            <text:p>   - Economía azul</text:p>
            <text:p>   - Energías renovables</text:p>
            <text:p>   - Tecnologías de la Información y la Comunicación</text:p>
            <text:p>4. Presentar un Plan de formación o de recualificación adaptado a las bases y, en su caso, a la correspondiente convocatoria.</text:p>
            <text:p/>
            <text:p>Además, deben estar al corriente en el cumplimiento de sus obligaciones tributarias y con la Seguridad Social.</text:p>
          </table:table-cell>
          <table:table-cell/>
          <table:table-cell office:value-type="string" calcext:value-type="string">
            <text:p>El monto máximo de la ayuda es de seis mil (6.000) euros por persona formada, con un límite de doce (12) personas por entidad beneficiaria.</text:p>
          </table:table-cell>
          <table:table-cell office:value-type="string" calcext:value-type="string">
            <text:p>Los gastos subvencionables de esta ayuda son los siguientes:</text:p>
            <text:p/>
            <text:p>1. **Línea 1: Plan de formación vinculado a la contratación de nuevo personal técnico y científico.**</text:p>
            <text:p>2. **Línea 2: Plan de recualificación vinculado al mantenimiento en plantilla del personal técnico y científico existente.**</text:p>
            <text:p/>
            <text:p>En ambas líneas se consideran subvencionables los siguientes gastos:</text:p>
            <text:p/>
            <text:p>- **Coste de empresa:** Suma del sueldo bruto y los costes de seguridad social a cargo de la empresa del personal que actúe como profesor/a encargado de la impartición del programa formativo, en el tiempo efectivamente dedicado a la preparación y a la impartición del mismo.</text:p>
            <text:p>- **Coste del servicio de formación:** Excepto el IGIC, en caso de que el programa formativo sea subcontratado.</text:p>
            <text:p/>
            <text:p>Es importante que el coste de los gastos subvencionables no supere el valor de mercado.</text:p>
          </table:table-cell>
          <table:table-cell office:value-type="string" calcext:value-type="string">
            <text:p>El plazo de ejecución de la ayuda es de seis (6) meses desde la finalización del programa formativo. Además, las empresas beneficiarias deben justificar el cumplimiento de los compromisos y obligaciones en un plazo de treinta (30) días naturales contados a partir de la finalización del compromiso de contratación.</text:p>
          </table:table-cell>
          <table:table-cell office:value-type="string" calcext:value-type="string">
            <text:p>Las diferentes líneas de actuación mencionadas son:</text:p>
            <text:p/>
            <text:p>1. **Línea 1: Plan de formación vinculado a la contratación de nuevo personal técnico y científico.**</text:p>
            <text:p>2. **Línea 2: Plan de recualificación vinculado al mantenimiento en plantilla del personal técnico y científico existente.** </text:p>
            <text:p/>
            <text:p>Estas líneas están diseñadas para promover la inserción laboral y la recualificación profesional en sectores relacionados con la innovación tecnológica.</text:p>
          </table:table-cell>
          <table:table-cell table:number-columns-repeated="16369"/>
        </table:table-row>
        <table:table-row table:style-name="ro10">
          <table:table-cell office:value-type="string" calcext:value-type="string">
            <text:p>subvenciones-publicas-para-la-financiacion-de-acciones-formativas-dirigidas-a-la-cualificacion-y-recualificacion-de-la-poblacion-activa-ano-2025</text:p>
          </table:table-cell>
          <table:table-cell office:value-type="string" calcext:value-type="string">
            <text:p>Subvenciones públicas para la financiación de acciones formativas dirigidas a la cualificación y recualificación de la población activa, año 2025.</text:p>
          </table:table-cell>
          <table:table-cell office:value-type="string" calcext:value-type="string">
            <text:p>Apertura el 23/01/2025 y cierre el 24/02/2025</text:p>
          </table:table-cell>
          <table:table-cell office:value-type="string" calcext:value-type="string">
            <text:p>ARAGÓN</text:p>
          </table:table-cell>
          <table:table-cell office:value-type="string" calcext:value-type="string">
            <text:p>1081845.15</text:p>
          </table:table-cell>
          <table:table-cell office:value-type="string" calcext:value-type="string">
            <text:p>El objetivo de esta ayuda es financiar acciones formativas dirigidas a la cualificación y recualificación de la población activa en la Comunidad Autónoma de Aragón, especialmente en sectores estratégicos, en el cuidado de las personas y en zonas de riesgo de despoblación. También busca facilitar el acompañamiento para la evaluación y acreditación de competencias profesionales, en el marco del Plan de Recuperación, Transformación y Resiliencia.</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Los beneficiarios de las ayudas contenidas en la Línea 3 de oferta modular de acciones formativas dirigidas a personas residentes en municipios con menos de 20.000 habitantes son las entidades de formación que estén inscritas, a fecha de publicación de la convocatoria, en el Registro de Centros Colaboradores en materia de Formación e Inserción Profesional de la Comunidad Autónoma de Aragón.</text:p>
          </table:table-cell>
          <table:table-cell/>
          <table:table-cell office:value-type="string" calcext:value-type="string">
            <text:p>El importe máximo a solicitar por cada proyecto de formación será de 100.000 euros, que también será el límite máximo que podrá solicitarse por entidad participante.</text:p>
          </table:table-cell>
          <table:table-cell office:value-type="string" calcext:value-type="string">
            <text:p>No se proporciona información específica sobre los gastos o actuaciones subvencionables en las páginas que has compartido. Sin embargo, en general, los gastos subvencionables suelen incluir costos relacionados con la formación, como honorarios de instructores, materiales didácticos, y otros gastos directamente vinculados a la ejecución de las acciones formativas. Para detalles precisos, te recomendaría consultar la normativa específica o las bases reguladoras de la convocatoria.</text:p>
          </table:table-cell>
          <table:table-cell office:value-type="string" calcext:value-type="string">
            <text:p>El plazo de ejecución de las acciones formativas es desde el día siguiente a la concesión de la subvención hasta el 30 de junio de 2025, sin posibilidad de prórroga.</text:p>
          </table:table-cell>
          <table:table-cell office:value-type="string" calcext:value-type="string">
            <text:p>Las diferentes líneas de actuación en la convocatoria de subvenciones son:</text:p>
            <text:p/>
            <text:p>1. **Línea 1**: Oferta modular de acciones formativas de sectores estratégicos.</text:p>
            <text:p>2. **Línea 2**: Oferta modular de acciones formativas destinadas al cuidado de personas.</text:p>
            <text:p>3. **Línea 3**: Oferta modular de acciones formativas dirigidas a personas residentes en municipios con menos de 20.000 habitantes.</text:p>
          </table:table-cell>
          <table:table-cell table:number-columns-repeated="16369"/>
        </table:table-row>
        <table:table-row table:style-name="ro10">
          <table:table-cell office:value-type="string" calcext:value-type="string">
            <text:p>ayudas-a-los-centros-tecnologicos-a-traves-de-proyectos-consorciados-en-el-marco-del-plan-nacional-de-idi-2024-11-795593</text:p>
          </table:table-cell>
          <table:table-cell office:value-type="string" calcext:value-type="string">
            <text:p>Ayudas a los Centros Tecnológicos a través de proyectos consorciados, en el marco del Plan Nacional de I+D+i.</text:p>
          </table:table-cell>
          <table:table-cell office:value-type="string" calcext:value-type="string">
            <text:p>Bases publicadas. Pendiente convocatoria</text:p>
          </table:table-cell>
          <table:table-cell office:value-type="string" calcext:value-type="string">
            <text:p>ESTADO</text:p>
          </table:table-cell>
          <table:table-cell office:value-type="string" calcext:value-type="string">
            <text:p>60000000.0</text:p>
          </table:table-cell>
          <table:table-cell office:value-type="string" calcext:value-type="string">
            <text:p>Fomentar la cooperación entre centros tecnológicos para desarrollar proyectos de I+D+i. Esta cooperación permitirá aprovechar las ventajas de la ciencia abierta generando nuevo conocimiento a partir del existente, reduciendo las duplicaciones de esfuerzos y fomentando la transferencia de tecnología entre Centros distantes geográficamente.</text:p>
          </table:table-cell>
          <table:table-cell office:value-type="string" calcext:value-type="string">
            <text:p>Estatal</text:p>
          </table:table-cell>
          <table:table-cell office:value-type="string" calcext:value-type="string">
            <text:p>15000000.0</text:p>
          </table:table-cell>
          <table:table-cell office:value-type="string" calcext:value-type="string">
            <text:p>MINISTERIO DE VIVIENDA Y AGENDA URBANA - DIRECCIÓN GENERAL DE AGENDA URBANA Y ARQUITECTURA</text:p>
          </table:table-cell>
          <table:table-cell office:value-type="string" calcext:value-type="string">
            <text:p>Las entidades sin ánimo de lucro, legalmente constituidas y residentes en España, que gocen de personalidad jurídica propia y estén inscritas como Centro de Innovación y Tecnología.</text:p>
            <text:p/>
            <text:p>Deberán haber sido creadas con el objeto, declarado en sus estatutos, de contribuir al beneficio general de la sociedad y a la mejora de la competitividad de las empresas mediante la generación de conocimiento tecnológico, realizando actividades de I+D+i y desarrollando su aplicación.</text:p>
            <text:p/>
            <text:p>Los Centros tecnológicos podrán participar como máximo, en cada convocatoria, en 2 proyectos, bien como solicitante o como cooperante.</text:p>
          </table:table-cell>
          <table:table-cell office:value-type="string" calcext:value-type="string">
            <text:p>El plazo para la presentación de las solicitudes, será de 30 días naturales contados desde el día siguiente al de la publicación de del extracto de esta convocatoria en el «Boletín Oficial Del Estado».</text:p>
          </table:table-cell>
          <table:table-cell office:value-type="string" calcext:value-type="string">
            <text:p>- Los proyectos deberán tener un presupuesto superior a 1.000.000 € y una duración mínima de 2 años.</text:p>
            <text:p>- La cuantía de las ayudas no podrá superar los 15.000.000 de € por entidad y por proyecto, expresados en equivalente de subvención bruta.</text:p>
            <text:p>- En un mismo proyecto se podrá conceder Préstamos y Subvención. Los préstamos se concederán por un importe máximo del 100% del coste del proyecto, al 0% de interés anual y tendrán, en general, un plazo de amortización de 10 años, incluidos 3 de carencia.</text:p>
          </table:table-cell>
          <table:table-cell office:value-type="string" calcext:value-type="string">
            <text:p>Se apoyarán dos tipos de cooperación</text:p>
            <text:p>- Alianzas estratégicas estables, creadas para aprovechar sinergias y aumentar la masa investigadora en tecnologías punteras para la industria española.</text:p>
            <text:p>- La formación de consorcios puntuales para el desarrollo de proyectos de alto riesgo tecnológico y gran impacto en la competitividad industrial. </text:p>
            <text:p/>
            <text:p>Se valorará no solo el nivel tecnológico de los proyectos sino también la calidad de los consorcios y alianzas estratégicas.</text:p>
          </table:table-cell>
          <table:table-cell table:number-columns-repeated="16371"/>
        </table:table-row>
        <table:table-row table:style-name="ro6">
          <table:table-cell office:value-type="string" calcext:value-type="string">
            <text:p>bases-reguladoras-de-la-ayudas-a-inversiones-en-transformacion-comercializacion-yo-desarrollo-de-productos-agroalimentarios-en-la-comunidad-valenciana</text:p>
          </table:table-cell>
          <table:table-cell office:value-type="string" calcext:value-type="string">
            <text:p>Bases reguladoras de la ayudas a inversiones en transformación, comercialización y/o desarrollo de productos agroalimentarios en la Comunidad Valenciana.</text:p>
          </table:table-cell>
          <table:table-cell office:value-type="string" calcext:value-type="string">
            <text:p>Bases publicadas. Pendiente convocatoria</text:p>
          </table:table-cell>
          <table:table-cell office:value-type="string" calcext:value-type="string">
            <text:p>COMUNITAT VALENCIANA</text:p>
          </table:table-cell>
          <table:table-cell office:value-type="string" calcext:value-type="string">
            <text:p>0.0</text:p>
          </table:table-cell>
          <table:table-cell office:value-type="string" calcext:value-type="string">
            <text:p>La solicitud conjunta de las siguientes intervenciones:</text:p>
            <text:p>- Intervención 6842.1, “Ayudas a inversiones con objetivos ambientales en transformación, comercialización y/ o desarrollo de productos agroalimentarios”.</text:p>
            <text:p>- Intervención 6842.2, “Ayudas a inversiones en transformación, comercialización y/ o desarrollo de productos agroalimentarios”.</text:p>
          </table:table-cell>
          <table:table-cell office:value-type="string" calcext:value-type="string">
            <text:p>Comunidad Valenciana</text:p>
          </table:table-cell>
          <table:table-cell office:value-type="string" calcext:value-type="string">
            <text:p>3000000.0</text:p>
          </table:table-cell>
          <table:table-cell office:value-type="string" calcext:value-type="string">
            <text:p>COMUNITAT VALENCIANA - Consejería de Agricultura, Ganadería y Pesca</text:p>
          </table:table-cell>
          <table:table-cell office:value-type="string" calcext:value-type="string">
            <text:p>Las PYMEs, las sociedades cooperativas y sus asociaciones, que operen como empresas agroalimentarias del sector de la transformación, comercialización y/o desarrollo de productos agroalimentarios.</text:p>
          </table:table-cell>
          <table:table-cell office:value-type="string" calcext:value-type="string">
            <text:p>BASES PUBLICADAS. PENDIENTE DE CONVOCATORIA.</text:p>
          </table:table-cell>
          <table:table-cell office:value-type="string" calcext:value-type="string">
            <text:p>El importe de la ayuda para la intervención 6842.1 será del 35%, y el de la intervención 6842.2 será del 30%, en ambos casos de la inversión que resulte subvencionable.</text:p>
            <text:p/>
            <text:p>Los porcentajes anteriores podrán incrementarse en un 5% por una sola vez, si concurren alguna de las situaciones siguientes:</text:p>
            <text:p>a) En operaciones vinculadas a fusiones o procesos de integración empresarial que incrementen la capacidad de penetración en el mercado de la entidad resultante de la fusión.</text:p>
            <text:p>b) Si el solicitante es pequeña empresa o microempresa.</text:p>
            <text:p>c) Si el solicitante es microempresa, ubicada en alguno de los municipios clasificados Zonas Rurales LEADER.</text:p>
            <text:p/>
            <text:p>A una misma persona o entidad beneficiaria no se le podrán conceder ayudas por importe superior a 1.500.000 euros para cada operación realizada por convocatoria de ayudas con el límite de 3.000.000 euros para todo el periodo 2023-2027.</text:p>
          </table:table-cell>
          <table:table-cell office:value-type="string" calcext:value-type="string">
            <text:p>a) La compra o el arrendamiento con opción de compra de nueva maquinaria y equipo, hasta el valor de mercado del producto. En el caso de arrendamiento financiero con opción de compra, el coste solo será elegible si la citada opción está ejecutada a fecha de justificación de la última anualidad y, en cualquier caso, antes del pago de la ayuda correspondiente a la misma.</text:p>
            <text:p/>
            <text:p>b) Las siguientes inversiones intangibles: adquisición o desarrollo de programas informáticos y adquisiciones de patentes, licencias, derechos de autor y marcas registradas; los gastos en auditorías y certificación para la implantación de sistemas de gestión de la calidad, seguridad alimentaria, medioambiental o de otros específicos.</text:p>
            <text:p/>
            <text:p>c) Los siguientes gastos generales vinculados a los costes contemplados en la letra a) con el límite del 8% sobre los citados costes:</text:p>
            <text:p>- Honorarios de proyectos de ejecución en instalaciones fijas, maquinaria y equipamiento propio que formen parte de las inversiones solicitadas y aprobadas.</text:p>
            <text:p>- Estudios de viabilidad, medioambiental, técnico-sanitaria, económica-financiera, comercial y social, que seguirán considerándose gastos subvencionables aun cuando, atendiendo a su resultado, no se efectúen costes contemplados en las letras a).</text:p>
          </table:table-cell>
          <table:table-cell office:value-type="string" calcext:value-type="string">
            <text:p>El plazo de ejecución de la ayuda es de seis meses, a contar desde la fecha de finalización del plazo de presentación de solicitudes.</text:p>
          </table:table-cell>
          <table:table-cell office:value-type="string" calcext:value-type="string">
            <text:p>Las ayudas anteriores se refieren a inversiones para la transformación y comercialización y/o desarrollo de productos agroalimentarios, en particular, de:</text:p>
            <text:p>a) Productos agrícolas: los contenidos en el anexo I de los TFUE y el algodón, exceptuando los productos de la pesca, pudiendo el producto terminado estar fuera de dicho anexo.</text:p>
            <text:p>b) Productos alimentarios: distintos a los productos agrícolas del Anexo I del TFUE, siempre y cuando la inversión se ubique en el medio rural, identificado como zonas Leader. Incluye las aguas minerales u otros productos alimentarios transformados de relevancia para el medio rural.</text:p>
          </table:table-cell>
          <table:table-cell table:number-columns-repeated="16369"/>
        </table:table-row>
        <table:table-row table:style-name="ro17">
          <table:table-cell office:value-type="string" calcext:value-type="string">
            <text:p>subvenciones-para-realizar-proyectos-que-contribuyan-a-la-mejora-ambiental-en-el-ambito-agropecuario-y-forestal-y-contribucion-al-desarrollo-territorial-sostenible-en-donana-2024</text:p>
          </table:table-cell>
          <table:table-cell office:value-type="string" calcext:value-type="string">
            <text:p>Subvenciones para realizar proyectos que contribuyan a la mejora ambiental en el ámbito agropecuario y forestal, y contribución al desarrollo territorial sostenible en Doñana.</text:p>
          </table:table-cell>
          <table:table-cell office:value-type="string" calcext:value-type="string">
            <text:p>Apertura el 24/12/2024 y cierre el 20/02/2025</text:p>
          </table:table-cell>
          <table:table-cell office:value-type="string" calcext:value-type="string">
            <text:p>ESTADO</text:p>
          </table:table-cell>
          <table:table-cell office:value-type="string" calcext:value-type="string">
            <text:p>11500000.0</text:p>
          </table:table-cell>
          <table:table-cell office:value-type="string" calcext:value-type="string">
            <text:p>El objetivo de esta ayuda es impulsar actividades compatibles con la conservación del espacio de Doñana y promover la transición ecológica a través del mejor conocimiento científico. Se financiarán proyectos piloto, de carácter experimental y transformador, para la mejora ambiental en los ámbitos agropecuario y forestal, con el fin de contribuir al restablecimiento del equilibrio natural del espacio natural de Doñana y la compatibilización con el desarrollo sostenible del territorio.</text:p>
          </table:table-cell>
          <table:table-cell office:value-type="string" calcext:value-type="string">
            <text:p>Cádiz, Huelva, Sevilla</text:p>
          </table:table-cell>
          <table:table-cell office:value-type="string" calcext:value-type="string">
            <text:p>0.0</text:p>
          </table:table-cell>
          <table:table-cell office:value-type="string" calcext:value-type="string">
            <text:p>MINISTERIO PARA LA TRANSICIÓN ECOLÓGICA Y EL RETO DEMOGRÁFICO - FUNDACIÓN BIODIVERSIDAD</text:p>
          </table:table-cell>
          <table:table-cell office:value-type="string" calcext:value-type="string">
            <text:p>Pueden ser beneficiarias de la ayuda las siguientes entidades:</text:p>
            <text:p/>
            <text:p>1. Personas jurídicas válidamente constituidas y debidamente inscritas en el registro correspondiente, con domicilio en territorio español.</text:p>
            <text:p>2. Las entidades integrantes de una agrupación, siempre que todas ellas reúnan los requisitos necesarios para acceder a la condición de beneficiarias.</text:p>
            <text:p/>
            <text:p>No podrán ser beneficiarias aquellas entidades que se encuentren en alguna de las circunstancias invalidantes previstas en la Ley 38/2003, de 17 de noviembre, General de Subvenciones.</text:p>
          </table:table-cell>
          <table:table-cell office:value-type="string" calcext:value-type="string">
            <text:p>El plazo de solicitud es desde el 24/12/2024 hasta el 20/02/2025.</text:p>
          </table:table-cell>
          <table:table-cell office:value-type="string" calcext:value-type="string">
            <text:p>El importe máximo a conceder por cada solicitud de ayuda será de hasta 2.000.000,00 €.</text:p>
          </table:table-cell>
          <table:table-cell office:value-type="string" calcext:value-type="string">
            <text:p>Los gastos o actuaciones subvencionables de esta ayuda incluyen:</text:p>
            <text:p/>
            <text:p>1. **Gastos de personal**: </text:p>
            <text:p>   - 100% del coste laboral del personal contratado exclusivamente para la actividad objeto de la subvención.</text:p>
            <text:p>   - Hasta un 85% del coste laboral del resto del personal, en función del porcentaje de dedicación al proyecto.</text:p>
            <text:p/>
            <text:p>2. **Gastos de viajes y manutención**: </text:p>
            <text:p>   - Gastos de desplazamiento, alojamiento y manutención del personal involucrado en las actividades del proyecto.</text:p>
            <text:p/>
            <text:p>3. **Gastos de material fungible**: </text:p>
            <text:p>   - Material adquirido directamente vinculado a la actividad objeto de la subvención.</text:p>
            <text:p/>
            <text:p>4. **Gastos indirectos**: </text:p>
            <text:p>   - Hasta un 10% de los gastos directos, relacionados con el funcionamiento de la entidad beneficiaria (agua, electricidad, seguridad, etc.).</text:p>
            <text:p/>
            <text:p>5. **Otros gastos necesarios para la ejecución del proyecto**: </text:p>
            <text:p>   - Gastos derivados de la revisión de cuentas justificativas por auditoría, hasta un límite del 5% de la subvención concedida.</text:p>
            <text:p/>
            <text:p>6. **Gastos derivados de la garantía bancaria**: </text:p>
            <text:p>   - Siempre que sea obligatoria para la obtención del anticipo.</text:p>
            <text:p/>
            <text:p>Es importante que todos los gastos estén debidamente justificados y cumplan con la normativa aplicable.</text:p>
          </table:table-cell>
          <table:table-cell office:value-type="string" calcext:value-type="string">
            <text:p>El proyecto deberá dar comienzo a partir de la resolución de la presente convocatoria y no podrá finalizar más tarde de tres años desde la fecha de resolución de la convocatoria. En casos excepcionales, se podrán autorizar prórrogas de hasta 6 meses como máximo desde la fecha de finalización de la ejecución del proyecto.</text:p>
          </table:table-cell>
          <table:table-cell office:value-type="string" calcext:value-type="string">
            <text:p>Las diferentes líneas de actuación mencionadas en el documento son:</text:p>
            <text:p/>
            <text:p>A) Impulsar modelos y sistemas agrarios y alimentarios sostenibles, que mejoren el uso de los recursos naturales, la biodiversidad y los servicios ecosistémicos.</text:p>
            <text:p/>
            <text:p>B) Fomentar aprovechamientos forestales y tradicionales, la diversificación de masas monoespecíficas, el fomento de especies autóctonas y la gestión forestal sostenible en el entorno de Doñana.</text:p>
            <text:p/>
            <text:p>C) Fomentar otro tipo de aprovechamientos o actividades compatibles con la conservación de Doñana, que mejoren o mantengan sus valores naturales y servicios ecosistémicos, como la diversificación productiva, el agroturismo, la ganadería y acuicultura sostenibles.</text:p>
          </table:table-cell>
          <table:table-cell table:number-columns-repeated="16369"/>
        </table:table-row>
        <table:table-row table:style-name="ro6">
          <table:table-cell office:value-type="string" calcext:value-type="string">
            <text:p>ayudas-a-proyectos-de-id-realizados-en-colaboracion-entre-grupos-de-investigacion-pertenecientes-a-las-universidades-y-organismos-de-investigacion-de-la-comunidad-de-madrid-en-la-modalidad-de-proyectos-sinergicos</text:p>
          </table:table-cell>
          <table:table-cell office:value-type="string" calcext:value-type="string">
            <text:p>Ayudas a proyectos de I+D realizados en colaboración entre grupos de investigación pertenecientes a las universidades y organismos de investigación de la Comunidad de Madrid en la modalidad de proyectos sinérgicos.</text:p>
          </table:table-cell>
          <table:table-cell office:value-type="string" calcext:value-type="string">
            <text:p>Apertura el 21/01/2025 y cierre el 20/02/2025</text:p>
          </table:table-cell>
          <table:table-cell office:value-type="string" calcext:value-type="string">
            <text:p>COMUNIDAD DE MADRID</text:p>
          </table:table-cell>
          <table:table-cell office:value-type="string" calcext:value-type="string">
            <text:p>12000000.0</text:p>
          </table:table-cell>
          <table:table-cell office:value-type="string" calcext:value-type="string">
            <text:p>El objetivo de la ayuda es regular la concesión de subvenciones para proyectos de I+D realizados en colaboración entre grupos de investigación de universidades y organismos de investigación de la Comunidad de Madrid. Se busca desarrollar proyectos de investigación disruptivos que aborden retos científicos desde diferentes disciplinas, fomentar la participación en la convocatoria Synergy Grant del European Research Council, y reforzar las capacidades de los grupos de investigación mediante la adquisición de nuevo equipamiento científico-técnico específic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EDUCACIÓN, CIENCIA Y UNIVERSIDADES</text:p>
          </table:table-cell>
          <table:table-cell office:value-type="string" calcext:value-type="string">
            <text:p>Las entidades beneficiarias de la ayuda son aquellas que cumplen con las obligaciones establecidas en la Orden 2402/2024, de 31 de mayo. Generalmente, estas pueden incluir universidades, organismos de investigación y otras entidades que participen en proyectos sinérgicos de I+D. Sin embargo, para obtener información más específica sobre los tipos de entidades que pueden ser beneficiarias, sería necesario consultar el artículo 4 de la mencionada orden.</text:p>
          </table:table-cell>
          <table:table-cell/>
          <table:table-cell office:value-type="string" calcext:value-type="string">
            <text:p>El monto máximo de la ayuda es de 300.000 euros por proyecto sinérgico de I+D y por año.</text:p>
          </table:table-cell>
          <table:table-cell office:value-type="string" calcext:value-type="string">
            <text:p>Los gastos o actuaciones subvencionables en los proyectos sinérgicos de I+D están establecidos en el artículo 12 de la Orden 2402/2024, de 31 de mayo. Entre ellos se incluyen:</text:p>
            <text:p/>
            <text:p>1. Costes de personal imputados al proyecto, excluyendo personal funcionario, laboral fijo y estatutario.</text:p>
            <text:p>2. Indemnizaciones por finalización de contratos, en función del coste de personal durante el periodo de ejecución del proyecto.</text:p>
            <text:p>3. Costes indirectos, calculados como un 25% de los costes directos válidamente justificados.</text:p>
            <text:p>4. IVA y otros tributos, siempre que sean efectivamente abonados y no sean susceptibles de recuperación o compensación.</text:p>
            <text:p/>
            <text:p>Para más detalles específicos sobre los conceptos de gasto, se debe consultar el artículo mencionado.</text:p>
          </table:table-cell>
          <table:table-cell office:value-type="string" calcext:value-type="string">
            <text:p>No se encuentra información específica sobre el plazo de ejecución de la ayuda en las páginas proporcionadas. Sin embargo, generalmente, el plazo de ejecución de ayudas puede variar según la convocatoria específica. Te recomendaría consultar la convocatoria oficial o la normativa correspondiente para obtener detalles precisos.</text:p>
          </table:table-cell>
          <table:table-cell office:value-type="string" calcext:value-type="string">
            <text:p>Las diferentes líneas de actuación mencionadas incluyen:</text:p>
            <text:p/>
            <text:p>1. Cultura científica.</text:p>
            <text:p>2. Gestión, conservación y difusión del patrimonio histórico, artístico, lingüístico, musical, natural y audiovisual, en relación con el turismo y el desarrollo de la Comunidad de Madrid.</text:p>
            <text:p>3. Innovación con propósito e impacto, destacando la dimensión humana y social en el diseño e implementación de la tecnología.</text:p>
            <text:p>4. Economía, empresa e innovación, incluyendo nuevos modelos de atracción de capital y empleo.</text:p>
            <text:p>5. Comunicaciones y transformación digital, que abarca diversas áreas como comunicaciones cuánticas, Industria 4.0, desarrollo de aplicaciones inclusivas, y seguridad en software y sistemas de información, entre otros.</text:p>
          </table:table-cell>
          <table:table-cell table:number-columns-repeated="16369"/>
        </table:table-row>
        <table:table-row table:style-name="ro13">
          <table:table-cell office:value-type="string" calcext:value-type="string">
            <text:p>ayudas-para-la-continuidad-de-las-casas-nido</text:p>
          </table:table-cell>
          <table:table-cell office:value-type="string" calcext:value-type="string">
            <text:p>Ayudas para la continuidad de las casas nido.</text:p>
          </table:table-cell>
          <table:table-cell office:value-type="string" calcext:value-type="string">
            <text:p>Apertura el 21/01/2025 y cierre el 20/02/2025</text:p>
          </table:table-cell>
          <table:table-cell office:value-type="string" calcext:value-type="string">
            <text:p>GALICIA</text:p>
          </table:table-cell>
          <table:table-cell office:value-type="string" calcext:value-type="string">
            <text:p>10534840.0</text:p>
          </table:table-cell>
          <table:table-cell office:value-type="string" calcext:value-type="string">
            <text:p>El objetivo de esta ayuda es dar continuidad a las casas nido que iniciaron su actividad entre el 1 de octubre de 2016 y el 31 de diciembre de 2024, con la finalidad de atender las necesidades de conciliación de la vida personal, familiar y laboral de las familias en los ayuntamientos rurales de Galicia. Esto se realiza para favorecer el acceso al mercado laboral y la permanencia en el territorio de las mujeres, contribuyendo así a la fijación de población en áreas afectadas por el declive demográf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la ayuda las personas físicas y cooperativas de trabajo asociado que sean titulares de casas nido que estén en funcionamiento y mantengan su situación de alta fiscal y en la Seguridad Social como trabajadoras por cuenta propia. Además, deben haber iniciado su actividad entre el 1 de octubre de 2016 y el 31 de diciembre de 2024, dependiendo del año de subvención correspondiente.</text:p>
          </table:table-cell>
          <table:table-cell/>
          <table:table-cell office:value-type="string" calcext:value-type="string">
            <text:p>El monto máximo de la ayuda es de 300.000 € durante cualquier período de tres años, según el régimen de mínimis establecido en el Reglamento (UE) núm. 2023/2831. Además, para la reposición del equipamiento, material didáctico y/o de juego, se destinará una subvención de 1.500 €, y para la atención personalizada a niños y niñas de 0-3 años, se destinará una prima de 29.000 € al año, siempre que se cumplan las condiciones establecidas.</text:p>
          </table:table-cell>
          <table:table-cell office:value-type="string" calcext:value-type="string">
            <text:p>Los gastos o actuaciones subvencionables de esta ayuda incluyen:</text:p>
            <text:p/>
            <text:p>1. **Reposición del equipamiento, material didáctico y/o de juego**: Se destina una subvención de 1.500€ para estos fines.</text:p>
            <text:p/>
            <text:p>2. **Atención personalizada a niños y niñas de 0-3 años**: Se destina una prima de 29.000€/año, siempre que se cumplan ciertas condiciones, como ofrecer atención integral y personalizada, mantener la casa nido abierta durante ocho horas diarias de lunes a viernes, y garantizar la atención gratuita en modalidad diurna.</text:p>
            <text:p/>
            <text:p>Además, se requiere la justificación de los gastos realizados mediante la presentación de facturas y documentos que acrediten su pago.</text:p>
          </table:table-cell>
          <table:table-cell office:value-type="string" calcext:value-type="string">
            <text:p>El plazo de presentación de las solicitudes será de un mes contado a partir del día siguiente de la publicación de la orden en el Diario Oficial de Galicia. Para la justificación de la ayuda concedida, las personas interesadas deberán aportar la documentación correspondiente con fecha límite de 5 de diciembre del año correspondiente.</text:p>
          </table:table-cell>
          <table:table-cell office:value-type="string" calcext:value-type="string">
            <text:p>Las diferentes líneas de actuación del Programa de Apoyo a la Natalidad (PAN) en Galicia se estructuran en tres ejes principales:</text:p>
            <text:p/>
            <text:p>1. **Ayudas**: Proporcionar apoyo financiero a las familias.</text:p>
            <text:p>2. **Servicios**: Ofrecer servicios que faciliten la atención a la infancia.</text:p>
            <text:p>3. **Recursos de conciliación**: Promover medidas que ayuden a conciliar la vida personal, familiar y laboral.</text:p>
            <text:p/>
            <text:p>Estas líneas buscan aumentar el bienestar de las familias gallegas y atender las necesidades de conciliación.</text:p>
          </table:table-cell>
          <table:table-cell table:number-columns-repeated="16369"/>
        </table:table-row>
        <table:table-row table:style-name="ro1">
          <table:table-cell office:value-type="string" calcext:value-type="string">
            <text:p>ayudas-a-entidades-locales-menores-de-la-provincia-de-burgos-pertenecientes-a-municipios-de-menos-de-20000-habitantes-durante-el-ano-2025</text:p>
          </table:table-cell>
          <table:table-cell office:value-type="string" calcext:value-type="string">
            <text:p>Ayudas a entidades locales menores de la provincia de Burgos pertenecientes a municipios de menos de 20.000 habitantes durante el año 2025.</text:p>
          </table:table-cell>
          <table:table-cell office:value-type="string" calcext:value-type="string">
            <text:p>Apertura el 21/01/2025 y cierre el 20/02/2025</text:p>
          </table:table-cell>
          <table:table-cell office:value-type="string" calcext:value-type="string">
            <text:p>DIPUTACIÓN PROV. DE BURGOS</text:p>
          </table:table-cell>
          <table:table-cell office:value-type="string" calcext:value-type="string">
            <text:p>6500000.0</text:p>
          </table:table-cell>
          <table:table-cell office:value-type="string" calcext:value-type="string">
            <text:p>El objetivo de la ayuda del PLAN DE ENTIDADES LOCALES MENORES 2025 de la Diputación Provincial de Burgos es financiar obras y proyectos en las entidades locales menores de la provincia, asegurando que se cumplan los requisitos, condiciones y compromisos establecidos para la concesión de la subvención. Esto busca mejorar la infraestructura y los servicios en estas localidades.</text:p>
          </table:table-cell>
          <table:table-cell office:value-type="string" calcext:value-type="string">
            <text:p>Burgos</text:p>
          </table:table-cell>
          <table:table-cell office:value-type="string" calcext:value-type="string">
            <text:p>0.0</text:p>
          </table:table-cell>
          <table:table-cell office:value-type="string" calcext:value-type="string">
            <text:p>DIPUTACIÓN PROV. DE BURGOS - DIPUTACIÓN PROVINCIAL DE BURGOS</text:p>
          </table:table-cell>
          <table:table-cell office:value-type="string" calcext:value-type="string">
            <text:p>No puedo encontrar información específica sobre quiénes son los beneficiarios de la ayuda en el texto proporcionado. Sin embargo, generalmente, en programas de subvenciones como el mencionado, los beneficiarios suelen ser entidades locales menores, como juntas vecinales o ayuntamientos de menor tamaño. Te recomendaría consultar directamente con la Diputación de Burgos o su normativa específica para obtener detalles precisos.</text:p>
          </table:table-cell>
          <table:table-cell/>
          <table:table-cell office:value-type="string" calcext:value-type="string">
            <text:p>No puedo encontrar información relevante sobre el monto máximo de la ayuda en el texto proporcionado. Sin embargo, generalmente, el monto de las ayudas puede variar según el programa específico y las normativas de cada año. Te recomendaría consultar directamente con la Diputación de Burgos o su sitio web para obtener información precisa sobre el monto máximo de la ayuda para el PLAN DE ENTIDADES LOCALES MENORES 2025.</text:p>
          </table:table-cell>
          <table:table-cell office:value-type="string" calcext:value-type="string">
            <text:p>No puedo encontrar información específica sobre los gastos o actuaciones subvencionables de esta ayuda en el texto proporcionado. Sin embargo, generalmente, las subvenciones para entidades locales pueden incluir gastos relacionados con obras de infraestructura, mejoras en servicios públicos, y otros proyectos que beneficien a la comunidad. Te recomendaría consultar directamente con la Diputación de Burgos o su normativa específica para obtener detalles precisos.</text:p>
          </table:table-cell>
          <table:table-cell office:value-type="string" calcext:value-type="string">
            <text:p>No puedo encontrar información relevante sobre el plazo de ejecución de la ayuda en el texto proporcionado. Sin embargo, generalmente, los plazos de ejecución de ayudas o subvenciones suelen estar especificados en la convocatoria oficial o en la normativa correspondiente. Te recomendaría consultar directamente con la Diputación de Burgos o revisar la documentación oficial relacionada con el PLAN DE ENTIDADES LOCALES MENORES 2025 para obtener detalles precisos.</text:p>
          </table:table-cell>
          <table:table-cell office:value-type="string" calcext:value-type="string">
            <text:p>No puedo encontrar información relevante sobre las diferentes líneas de actuación en el documento proporcionado. Sin embargo, en general, las líneas de actuación en planes de entidades locales menores suelen incluir áreas como infraestructura, servicios públicos, desarrollo social, y promoción cultural, entre otros. Te recomendaría consultar directamente con la Diputación de Burgos o su documentación oficial para obtener detalles específicos.</text:p>
          </table:table-cell>
          <table:table-cell table:number-columns-repeated="16369"/>
        </table:table-row>
        <table:table-row table:style-name="ro26">
          <table:table-cell office:value-type="string" calcext:value-type="string">
            <text:p>ayudas-a-la-gestion-forestal-sostenible-para-fincas-de-titularidad-publica-destinadas-a-las-actuaciones-silvicolas-ambientales-y-la-prevencion-y-restauracion-de-danos-forestales</text:p>
          </table:table-cell>
          <table:table-cell office:value-type="string" calcext:value-type="string">
            <text:p>Ayudas a la gestión forestal sostenible para fincas de titularidad pública destinadas a las actuaciones silvícolas ambientales, y la prevención y restauración de daños forestales.</text:p>
          </table:table-cell>
          <table:table-cell office:value-type="string" calcext:value-type="string">
            <text:p>Apertura el 21/12/2024 y cierre el 20/02/2025</text:p>
          </table:table-cell>
          <table:table-cell office:value-type="string" calcext:value-type="string">
            <text:p>CATALUÑA</text:p>
          </table:table-cell>
          <table:table-cell office:value-type="string" calcext:value-type="string">
            <text:p>4736641.0</text:p>
          </table:table-cell>
          <table:table-cell office:value-type="string" calcext:value-type="string">
            <text:p>El objetivo de esta ayuda es apoyar la gestión forestal sostenible en fincas de titularidad pública y realizar actuaciones de interés general, como la restauración de daños forestales, la prevención de daños y la realización de actuaciones silvícolas ambientales. Estas ayudas buscan fomentar la sostenibilidad y la salud de los ecosistemas forestal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GRICULTURA, RAMADERIA, PESCA I ALIMENTACIÓ</text:p>
          </table:table-cell>
          <table:table-cell office:value-type="string" calcext:value-type="string">
            <text:p>Pueden ser beneficiarias de los ajuts las personas solicitantes que se mencionan en el apartado 2 de los anexos 4, 5 y 6, según la línea de ayudas correspondiente, y que cumplan con los requisitos establecidos en el apartado 2 del anexo 1 de la Orden ACC/185/2024, de 31 de julio.</text:p>
          </table:table-cell>
          <table:table-cell/>
          <table:table-cell office:value-type="string" calcext:value-type="string">
            <text:p>El importe máximo que se puede conceder a una misma persona beneficiaria en esta convocatoria, por los diferentes anexos, es de 80.000,00 euros.</text:p>
          </table:table-cell>
          <table:table-cell office:value-type="string" calcext:value-type="string">
            <text:p>Los gastos o actuaciones subvencionables de esta ayuda incluyen:</text:p>
            <text:p/>
            <text:p>1. **Restauración de daños forestales**: Se aceptan solicitudes para catástrofes ocurridas desde el 1 de mayo de 2022. El grado de afectación debe ser superior al 20% de los árboles en la zona afectada. Se deben talar y trocear los árboles y arbustos sin posibilidad de supervivencia y sin valor comercial.</text:p>
            <text:p/>
            <text:p>2. **Actuaciones silvícolas ambientales**: Se establece un importe máximo de subvención de 60.000,00 euros por persona beneficiaria.</text:p>
            <text:p/>
            <text:p>3. **Prevención de daños forestales**: </text:p>
            <text:p>   - 30.000,00 euros para ajuntamientos y consejos comarcales.</text:p>
            <text:p>   - 25.000,00 euros para ADF que actúen en un único municipio.</text:p>
            <text:p>   - Hasta 50.000,00 euros para consejos comarcales y ADF que actúen en más de un municipio.</text:p>
            <text:p>   - 30.000 euros para la tala de vegetación afectada y el tratamiento de restos generados por incendios forestales, nevadas u otros fenómenos meteorológicos.</text:p>
            <text:p/>
            <text:p>4. **Construcción y mejora de viales**: </text:p>
            <text:p>   - 10.000,00 euros para el arreglo sustancial de viales.</text:p>
            <text:p>   - 25.000,00 euros para actuaciones puntuales y construcción de obra civil para vías forestales.</text:p>
            <text:p>   - 30.000,00 euros para la construcción de viales necesarios.</text:p>
            <text:p>   - 18.000,00 euros para la mejora de viales aptos para vehículos de extinción de incendios, y 50.000,00 euros para la construcción de estos viales.</text:p>
            <text:p/>
            <text:p>El importe máximo total que se puede conceder a una misma persona beneficiaria en esta convocatoria es de 80.000,00 euros.</text:p>
          </table:table-cell>
          <table:table-cell office:value-type="string" calcext:value-type="string">
            <text:p>El plazo de ejecución de los trabajos y la justificación de la ayuda correspondiente a la anualidad de 2025 es hasta el 22 de septiembre de 2025, incluido. Para la anualidad de 2026, la fecha límite es el 31 de mayo de 2026, incluido.</text:p>
          </table:table-cell>
          <table:table-cell office:value-type="string" calcext:value-type="string">
            <text:p>Las diferentes líneas de actuación mencionadas en el documento son:</text:p>
            <text:p/>
            <text:p>1. **Actuacions silvícoles ambientals**:</text:p>
            <text:p>   - Aclarida de plançoneda</text:p>
            <text:p>   - Aclarida de millora</text:p>
            <text:p>   - Tallada selectiva</text:p>
            <text:p>   - Selecció de tanys</text:p>
            <text:p>   - Estassada de sotabosc</text:p>
            <text:p>   - Desembosc amb cable aeri i/o tracció animal</text:p>
            <text:p/>
            <text:p>2. **Infraestructures en la prevenció d’incendis**:</text:p>
            <text:p>   - Construcció i manteniment de les vies forestals estratègiques</text:p>
            <text:p>   - Creació i manteniment dels punts de reserva d’aigua per a extinció d’incendis forestals</text:p>
            <text:p>   - Obertura i manteniment de franja auxiliar estratègica (FAE) contra incendis forestals</text:p>
            <text:p>   - Obertura i manteniment de franges auxiliars de trànsit (FAT)</text:p>
            <text:p>   - Actuacions puntuals i construcció d’obra civil i/o de bioenginyeria</text:p>
            <text:p/>
            <text:p>Estas líneas de actuación están orientadas a la gestión forestal sostenible y la prevención de daños forestales.</text:p>
          </table:table-cell>
          <table:table-cell table:number-columns-repeated="16369"/>
        </table:table-row>
        <table:table-row table:style-name="ro9">
          <table:table-cell office:value-type="string" calcext:value-type="string">
            <text:p>ayudas-a-la-apicultura-para-el-ano-2025</text:p>
          </table:table-cell>
          <table:table-cell office:value-type="string" calcext:value-type="string">
            <text:p>Ayudas a la apicultura para el año 2025.</text:p>
          </table:table-cell>
          <table:table-cell office:value-type="string" calcext:value-type="string">
            <text:p>Apertura el 21/01/2025 y cierre el 20/02/2025</text:p>
          </table:table-cell>
          <table:table-cell office:value-type="string" calcext:value-type="string">
            <text:p>GALICIA</text:p>
          </table:table-cell>
          <table:table-cell office:value-type="string" calcext:value-type="string">
            <text:p>1481539.0</text:p>
          </table:table-cell>
          <table:table-cell office:value-type="string" calcext:value-type="string">
            <text:p>El objetivo de la ayuda es mejorar las condiciones generales de producción y comercialización de los productos apícolas, contribuyendo a la protección de la biodiversidad, potenciando los servicios ecosistémicos, y mejorando la competitividad y la posición de los agricultores en la cadena de valor, entre otros objetivos específicos relacionados con la intervención sectorial apícol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Podrán optar a las ayudas las personas físicas o jurídicas, o entes sin personalidad jurídica, que sean titulares de explotaciones apícolas, incluidas aquellas que sean integrantes de explotaciones de titularidad compartida, con exclusión de las administraciones o entidades del sector público.</text:p>
          </table:table-cell>
          <table:table-cell/>
          <table:table-cell office:value-type="string" calcext:value-type="string">
            <text:p>El monto máximo de la ayuda puede variar según la acción específica. Por ejemplo:</text:p>
            <text:p/>
            <text:p>- Para la contratación de personal administrativo, se puede subvencionar hasta el 90% del coste, con un máximo de 15,000 euros por beneficiario.</text:p>
            <text:p>- Para tratamientos contra la varroosis, se puede subvencionar hasta el 90% del coste, con un límite de 18,000 euros para personas físicas o jurídicas titulares de explotaciones apícolas.</text:p>
            <text:p/>
            <text:p>Si necesitas información sobre una acción específica, por favor indícalo.</text:p>
          </table:table-cell>
          <table:table-cell office:value-type="string" calcext:value-type="string">
            <text:p>Los gastos o actuaciones subvencionables de esta ayuda incluyen:</text:p>
            <text:p/>
            <text:p>1. **Contratación de personal**: Se puede subvencionar hasta el 90% del coste de la contratación de una persona como administrativa, con un máximo de 15.000 euros por beneficiario para un período de trabajo de 12 meses a jornada completa.</text:p>
            <text:p/>
            <text:p>2. **Inversiones en activos materiales e inmateriales**: Esto incluye acciones para luchar contra invasores y enfermedades de las colmenas, como tratamientos contra la varroosis, con un coste máximo de 2,5 €/colmena, subvencionable hasta el 90% y con un límite de 18.000 euros.</text:p>
            <text:p/>
            <text:p>3. **Gastos relacionados con la venta directa de miel y otros productos apícolas**: Incluye instalaciones, inversiones relacionadas con el reparto y la venta por internet, excluyendo gastos en adquisición o alquiler de vehículos de transporte.</text:p>
            <text:p/>
            <text:p>4. **Gastos de diseño y rediseño web, imagen de marca y gestión de redes sociales**: Se puede subvencionar hasta el 70% de su coste.</text:p>
            <text:p/>
            <text:p>5. **Actuaciones para aumentar la calidad de los productos**: Solo para agrupaciones de apicultores/as de más de 40.000 colmenas, incluyendo gastos de promoción, certificación y auditorías relacionadas con la calidad de los productos apícolas.</text:p>
            <text:p/>
            <text:p>Es importante tener en cuenta que no se consideran subvencionables ciertos gastos administrativos y otros gastos descritos en el anexo II del Reglamento Delegado (UE) 2022/126.</text:p>
          </table:table-cell>
          <table:table-cell office:value-type="string" calcext:value-type="string">
            <text:p>El plazo máximo para dictar y notificar la resolución de la ayuda será de cinco meses desde el día siguiente al de la publicación de la orden de convocatoria de ayudas en el Diario Oficial de Galicia. Sin embargo, el plazo específico de ejecución de la actividad no se menciona en las páginas proporcionadas.</text:p>
          </table:table-cell>
          <table:table-cell office:value-type="string" calcext:value-type="string">
            <text:p>Las diferentes líneas de actuación en el sector apícola, según la información proporcionada, incluyen:</text:p>
            <text:p/>
            <text:p>1. **Prevención de daños por fenómenos climáticos**: Estudios y gastos de inversión en equipación para adaptarse a condiciones climáticas cambiantes.</text:p>
            <text:p>   </text:p>
            <text:p>2. **Sanidad apícola**: Lucha contra agresiones a las colmenas, análisis de laboratorio y asesoramiento en producción y gestión apícola.</text:p>
            <text:p/>
            <text:p>3. **Mejora de asentamientos y caminos**: Inversiones para acondicionamiento que incluyan especies florales beneficiosas para las abejas.</text:p>
            <text:p/>
            <text:p>4. **Tecnología y monitorización**: Software y equipos para la gestión y control de colmenas.</text:p>
            <text:p/>
            <text:p>5. **Seguros**: Cuota del seguro de responsabilidad civil para colmenas.</text:p>
            <text:p/>
            <text:p>6. **Sistemas de protección**: Vigilancia antirrobo y localización de colmenas.</text:p>
            <text:p/>
            <text:p>7. **Equipos de envasado y etiquetado**: Equipos destinados a mejorar la calidad y comercialización de productos apícolas.</text:p>
            <text:p/>
            <text:p>Estas líneas de actuación están diseñadas para mejorar la producción, sanidad y comercialización de los productos apícolas.</text:p>
          </table:table-cell>
          <table:table-cell table:number-columns-repeated="16369"/>
        </table:table-row>
      </table:table>
      <table:named-expressions/>
      <table:database-ranges>
        <table:database-range table:name="__Anonymous_Sheet_DB__0" table:target-range-address="subvenciones_20250220_111707.A1:subvenciones_20250220_111707.R38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0T12:28:29.682000000</dc:date>
    <meta:editing-duration>PT15M43S</meta:editing-duration>
    <meta:editing-cycles>3</meta:editing-cycles>
    <meta:generator>LibreOffice/24.8.4.2$Windows_X86_64 LibreOffice_project/bb3cfa12c7b1bf994ecc5649a80400d06cd71002</meta:generator>
    <meta:document-statistic meta:table-count="1" meta:cell-count="5281" meta:object-count="0"/>
  </office:meta>
</office:document-meta>
</file>